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Narkisim" svg:font-family="Narkisim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style:language-asian="en" style:country-asian="US" style:font-style-complex="italic"/>
    </style:style>
    <style:style style:name="P7" style:family="paragraph" style:parent-style-name="Standard">
      <style:paragraph-properties fo:text-align="end" style:justify-single-word="false" style:punctuation-wrap="hanging" style:vertical-align="auto"/>
      <style:text-properties style:language-asian="en" style:country-asian="US" style:font-size-complex="10pt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 style:font-name-complex="Miriam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fo:font-size="12pt" style:font-size-asian="12pt" style:font-name-complex="Miriam" style:font-size-complex="8pt"/>
    </style:style>
    <style:style style:name="P11" style:family="paragraph" style:parent-style-name="Standard">
      <style:paragraph-properties fo:text-align="end" style:justify-single-word="false"/>
      <style:text-properties fo:font-size="12pt" style:font-size-asian="12pt" style:font-name-complex="Miriam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8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/>
    </style:style>
    <style:style style:name="P15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Times New Roman" style:font-size-complex="10pt"/>
    </style:style>
    <style:style style:name="P17" style:family="paragraph" style:parent-style-name="Standard">
      <style:paragraph-properties fo:text-align="end" style:justify-single-word="false"/>
      <style:text-properties style:font-style-complex="italic"/>
    </style:style>
    <style:style style:name="P1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end" style:justify-single-word="false"/>
      <style:text-properties fo:font-style="italic" style:language-asian="en" style:country-asian="US" style:font-style-asian="italic" style:font-style-complex="italic"/>
    </style:style>
    <style:style style:name="P20" style:family="paragraph" style:parent-style-name="Standard">
      <style:paragraph-properties fo:text-align="end" style:justify-single-word="false"/>
      <style:text-properties style:font-name="Courier New" fo:font-size="8pt" style:font-size-asian="8pt" style:language-asian="en" style:country-asian="US" style:font-name-complex="Courier New"/>
    </style:style>
    <style:style style:name="P21" style:family="paragraph" style:parent-style-name="Standard">
      <style:paragraph-properties fo:text-align="end" style:justify-single-word="false"/>
      <style:text-properties style:font-name="Courier New" fo:font-size="8pt" style:font-size-asian="8pt" style:language-asian="en" style:country-asian="US" style:font-name-complex="Courier New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Courier New" fo:font-size="8pt" style:font-size-asian="8pt" style:font-name-complex="Courier New" style:font-size-complex="10pt"/>
    </style:style>
    <style:style style:name="P23" style:family="paragraph" style:parent-style-name="Standard">
      <style:paragraph-properties fo:text-align="end" style:justify-single-word="false"/>
      <style:text-properties style:font-name="Courier"/>
    </style:style>
    <style:style style:name="P24" style:family="paragraph" style:parent-style-name="Standard">
      <style:paragraph-properties fo:text-align="end" style:justify-single-word="false"/>
      <style:text-properties style:font-name="Courier" style:font-name-complex="Courier"/>
    </style:style>
    <style:style style:name="P25" style:family="paragraph" style:parent-style-name="Standard">
      <style:paragraph-properties fo:text-align="end" style:justify-single-word="false"/>
      <style:text-properties style:font-name="Courier" style:font-name-complex="Miriam" style:font-size-complex="10pt"/>
    </style:style>
    <style:style style:name="P26" style:family="paragraph" style:parent-style-name="Standard">
      <style:paragraph-properties fo:text-align="end" style:justify-single-word="false" style:punctuation-wrap="hanging" style:vertical-align="auto"/>
      <style:text-properties fo:color="#000000" style:language-asian="en" style:country-asian="US" style:font-size-complex="10pt"/>
    </style:style>
    <style:style style:name="P27" style:family="paragraph" style:parent-style-name="Standard">
      <style:paragraph-properties fo:text-align="end" style:justify-single-word="false" style:punctuation-wrap="hanging" style:vertical-align="auto"/>
      <style:text-properties fo:color="#000000" style:language-asian="en" style:country-asian="US" style:font-name-complex="Miriam" style:font-size-complex="10pt"/>
    </style:style>
    <style:style style:name="P28" style:family="paragraph" style:parent-style-name="Standard">
      <style:paragraph-properties fo:text-align="end" style:justify-single-word="false"/>
      <style:text-properties style:font-name-complex="Miriam" style:font-size-complex="10pt"/>
    </style:style>
    <style:style style:name="P29" style:family="paragraph" style:parent-style-name="Standard">
      <style:paragraph-properties fo:text-align="end" style:justify-single-word="false"/>
      <style:text-properties style:font-name-complex="Miriam" style:font-size-complex="8pt"/>
    </style:style>
    <style:style style:name="P30" style:family="paragraph" style:parent-style-name="Standard">
      <style:paragraph-properties fo:text-align="end" style:justify-single-word="false"/>
      <style:text-properties style:font-name-complex="Times New Roman"/>
    </style:style>
    <style:style style:name="P31" style:family="paragraph" style:parent-style-name="Standard">
      <style:paragraph-properties fo:text-align="end" style:justify-single-word="false"/>
      <style:text-properties style:font-name-complex="Courier New" style:font-size-complex="10pt"/>
    </style:style>
    <style:style style:name="P32" style:family="paragraph" style:parent-style-name="Standard">
      <style:paragraph-properties fo:margin-left="1.27cm" fo:margin-right="0cm" fo:text-align="end" style:justify-single-word="false" fo:text-indent="0cm" style:auto-text-indent="false"/>
    </style:style>
    <style:style style:name="P33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tyle="italic" style:language-asian="en" style:country-asian="US" style:font-style-asian="italic" style:font-style-complex="italic"/>
    </style:style>
    <style:style style:name="P34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language-asian="en" style:country-asian="US"/>
    </style:style>
    <style:style style:name="P35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font-name="Miriam" style:font-name-complex="Miriam" style:font-size-complex="10pt"/>
    </style:style>
    <style:style style:name="P36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font-name="Miriam"/>
    </style:style>
    <style:style style:name="P37" style:family="paragraph" style:parent-style-name="Standard">
      <style:paragraph-properties fo:margin-left="2.54cm" fo:margin-right="0cm" fo:text-align="end" style:justify-single-word="false" fo:text-indent="0cm" style:auto-text-indent="false"/>
    </style:style>
    <style:style style:name="P38" style:family="paragraph" style:parent-style-name="Text_20_body">
      <style:paragraph-properties fo:text-align="end" style:justify-single-word="false"/>
    </style:style>
    <style:style style:name="P39" style:family="paragraph" style:parent-style-name="Text_20_body_20_indent">
      <style:paragraph-properties fo:text-align="end" style:justify-single-word="false"/>
    </style:style>
    <style:style style:name="P40" style:family="paragraph" style:parent-style-name="טקסט_20_הערה">
      <style:paragraph-properties fo:text-align="end" style:justify-single-word="false"/>
    </style:style>
    <style:style style:name="P41" style:family="paragraph" style:parent-style-name="טקסט_20_הערה">
      <style:paragraph-properties fo:text-align="end" style:justify-single-word="false"/>
      <style:text-properties style:font-size-complex="10pt"/>
    </style:style>
    <style:style style:name="P42" style:family="paragraph" style:parent-style-name="גוף_20_טקסט_20_2">
      <style:paragraph-properties fo:text-align="end" style:justify-single-word="false"/>
    </style:style>
    <style:style style:name="P43" style:family="paragraph" style:parent-style-name="Footnote">
      <style:paragraph-properties fo:text-align="end" style:justify-single-word="false"/>
    </style:style>
    <style:style style:name="P44" style:family="paragraph" style:parent-style-name="Header">
      <style:paragraph-properties fo:text-align="end" style:justify-single-word="false">
        <style:tab-stops/>
      </style:paragraph-properties>
    </style:style>
    <style:style style:name="P45" style:family="paragraph" style:parent-style-name="Header">
      <style:paragraph-properties fo:text-align="end" style:justify-single-word="false">
        <style:tab-stops/>
      </style:paragraph-properties>
      <style:text-properties style:font-name-complex="Rod"/>
    </style:style>
    <style:style style:name="P46" style:family="paragraph" style:parent-style-name="Standard" style:master-page-name="First_20_Page">
      <style:paragraph-properties fo:text-align="center" style:justify-single-word="false" style:page-number="auto"/>
      <style:text-properties style:language-asian="en" style:country-asian="US"/>
    </style:style>
    <style:style style:name="P47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48" style:family="paragraph" style:parent-style-name="Text_20_body">
      <style:text-properties fo:font-size="10pt" style:font-size-asian="10pt" style:font-size-complex="10pt"/>
    </style:style>
    <style:style style:name="P49" style:family="paragraph" style:parent-style-name="Heading_20_1">
      <style:paragraph-properties fo:text-align="end" style:justify-single-word="false"/>
      <style:text-properties style:font-name-complex="Miriam" style:font-size-complex="10pt" style:font-style-complex="normal"/>
    </style:style>
    <style:style style:name="P50" style:family="paragraph" style:parent-style-name="Heading_20_1">
      <style:paragraph-properties fo:text-align="end" style:justify-single-word="false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ize-complex="10pt"/>
    </style:style>
    <style:style style:name="T3" style:family="text">
      <style:text-properties style:font-name-complex="Times New Roman" style:font-style-complex="italic"/>
    </style:style>
    <style:style style:name="T4" style:family="text">
      <style:text-properties style:font-name-complex="Times New Roman" style:font-size-complex="8pt"/>
    </style:style>
    <style:style style:name="T5" style:family="text">
      <style:text-properties style:font-name-complex="Times New Roman" style:font-size-complex="11pt"/>
    </style:style>
    <style:style style:name="T6" style:family="text">
      <style:text-properties style:font-name-complex="Miriam"/>
    </style:style>
    <style:style style:name="T7" style:family="text">
      <style:text-properties style:font-name-complex="Miriam" style:font-size-complex="10pt"/>
    </style:style>
    <style:style style:name="T8" style:family="text">
      <style:text-properties style:font-name-complex="Miriam" style:font-size-complex="8pt"/>
    </style:style>
    <style:style style:name="T9" style:family="text">
      <style:text-properties style:font-size-complex="10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name-complex="Miriam"/>
    </style:style>
    <style:style style:name="T12" style:family="text">
      <style:text-properties fo:font-size="12pt" style:font-size-asian="12pt" style:font-name-complex="Miriam" style:font-size-complex="10pt"/>
    </style:style>
    <style:style style:name="T13" style:family="text">
      <style:text-properties fo:font-size="12pt" style:font-size-asian="12pt" style:font-name-complex="Miriam" style:font-size-complex="8pt"/>
    </style:style>
    <style:style style:name="T14" style:family="text">
      <style:text-properties fo:font-size="12pt" style:font-size-asian="12pt" style:font-name-complex="Times New Roman"/>
    </style:style>
    <style:style style:name="T15" style:family="text">
      <style:text-properties fo:font-size="12pt" style:font-size-asian="12pt" style:font-name-complex="Times New Roman" style:font-size-complex="10pt"/>
    </style:style>
    <style:style style:name="T16" style:family="text">
      <style:text-properties fo:font-size="12pt" style:font-size-asian="12pt" style:font-name-complex="Times New Roman" style:font-size-complex="8pt"/>
    </style:style>
    <style:style style:name="T17" style:family="text">
      <style:text-properties fo:font-size="12pt" style:font-size-asian="12pt" style:font-name-complex="Times New Roman" style:font-size-complex="9pt"/>
    </style:style>
    <style:style style:name="T18" style:family="text">
      <style:text-properties fo:font-size="12pt" style:font-size-asian="12pt" style:font-name-complex="Narkisim" style:font-size-complex="10pt"/>
    </style:style>
    <style:style style:name="T19" style:family="text">
      <style:text-properties fo:font-size="12pt" style:font-size-asian="12pt" style:font-name-complex="Narkisim" style:font-size-complex="9pt"/>
    </style:style>
    <style:style style:name="T20" style:family="text">
      <style:text-properties fo:font-size="12pt" style:font-size-asian="12pt" style:font-style-complex="italic"/>
    </style:style>
    <style:style style:name="T21" style:family="text">
      <style:text-properties fo:font-size="12pt" style:font-size-asian="12pt" style:language-asian="en" style:country-asian="US" style:font-name-complex="Miriam" style:font-size-complex="8pt"/>
    </style:style>
    <style:style style:name="T22" style:family="text">
      <style:text-properties fo:font-size="12pt" style:font-size-asian="12pt" style:language-asian="en" style:country-asian="US" style:font-name-complex="Miriam" style:font-size-complex="10pt"/>
    </style:style>
    <style:style style:name="T23" style:family="text">
      <style:text-properties fo:font-size="12pt" style:font-size-asian="12pt" style:language-asian="en" style:country-asian="US" style:font-name-complex="Times New Roman" style:font-size-complex="8pt"/>
    </style:style>
    <style:style style:name="T24" style:family="text">
      <style:text-properties fo:font-size="12pt" style:font-size-asian="12pt" style:language-asian="en" style:country-asian="US" style:font-name-complex="Times New Roman" style:font-size-complex="10pt"/>
    </style:style>
    <style:style style:name="T25" style:family="text">
      <style:text-properties fo:font-size="12pt" style:font-size-asian="12pt" style:font-name-complex="Courier New" style:font-size-complex="8pt"/>
    </style:style>
    <style:style style:name="T26" style:family="text">
      <style:text-properties fo:font-size="12pt" style:font-size-asian="12pt" style:font-name-complex="Courier New" style:font-size-complex="10pt"/>
    </style:style>
    <style:style style:name="T27" style:family="text">
      <style:text-properties fo:font-size="12pt" fo:font-style="italic" style:font-size-asian="12pt" style:font-style-asian="italic" style:font-name-complex="Miriam" style:font-size-complex="10pt" style:font-style-complex="italic"/>
    </style:style>
    <style:style style:name="T28" style:family="text">
      <style:text-properties fo:font-size="12pt" fo:font-style="italic" style:font-size-asian="12pt" style:font-style-asian="italic" style:font-name-complex="Times New Roman" style:font-size-complex="10pt" style:font-style-complex="italic"/>
    </style:style>
    <style:style style:name="T29" style:family="text">
      <style:text-properties fo:font-size="12pt" fo:font-style="italic" style:text-underline-style="solid" style:text-underline-width="auto" style:text-underline-color="font-color" style:font-size-asian="12pt" style:font-style-asian="italic" style:font-name-complex="Miriam" style:font-size-complex="10pt" style:font-style-complex="italic"/>
    </style:style>
    <style:style style:name="T30" style:family="text">
      <style:text-properties fo:font-size="12pt" fo:font-weight="bold" style:font-size-asian="12pt" style:font-weight-asian="bold" style:font-name-complex="Miriam" style:font-size-complex="10pt" style:font-weight-complex="bold"/>
    </style:style>
    <style:style style:name="T31" style:family="text">
      <style:text-properties fo:font-size="12pt" fo:font-weight="bold" style:font-size-asian="12pt" style:font-weight-asian="bold" style:font-name-complex="Times New Roman" style:font-size-complex="10pt" style:font-weight-complex="bold"/>
    </style:style>
    <style:style style:name="T32" style:family="text">
      <style:text-properties fo:font-size="12pt" style:text-underline-style="solid" style:text-underline-width="auto" style:text-underline-color="font-color" style:font-size-asian="12pt" style:font-name-complex="Narkisim" style:font-size-complex="10pt"/>
    </style:style>
    <style:style style:name="T33" style:family="text">
      <style:text-properties fo:font-size="12pt" style:text-underline-style="solid" style:text-underline-width="auto" style:text-underline-color="font-color" style:font-size-asian="12pt" style:font-name-complex="Miriam" style:font-size-complex="10pt"/>
    </style:style>
    <style:style style:name="T34" style:family="text">
      <style:text-properties fo:font-size="12pt" style:text-underline-style="solid" style:text-underline-width="auto" style:text-underline-color="font-color" style:font-size-asian="12pt" style:font-name-complex="Times New Roman" style:font-size-complex="10pt"/>
    </style:style>
    <style:style style:name="T35" style:family="text">
      <style:text-properties style:font-name-complex="Narkisim"/>
    </style:style>
    <style:style style:name="T36" style:family="text">
      <style:text-properties style:font-name-complex="Narkisim" style:font-size-complex="10pt"/>
    </style:style>
    <style:style style:name="T37" style:family="text">
      <style:text-properties style:font-name-complex="Narkisim" style:font-style-complex="italic"/>
    </style:style>
    <style:style style:name="T38" style:family="text">
      <style:text-properties style:font-name-complex="Narkisim" style:font-size-complex="11pt"/>
    </style:style>
    <style:style style:name="T39" style:family="text">
      <style:text-properties style:font-name-complex="Narkisim" style:font-size-complex="8pt"/>
    </style:style>
    <style:style style:name="T40" style:family="text">
      <style:text-properties style:font-name-complex="Narkisim" style:font-size-complex="14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Times New Roman" style:font-style-complex="italic"/>
    </style:style>
    <style:style style:name="T43" style:family="text">
      <style:text-properties fo:font-style="italic" style:font-style-asian="italic" style:font-name-complex="Times New Roman" style:font-size-complex="10pt" style:font-style-complex="italic"/>
    </style:style>
    <style:style style:name="T44" style:family="text">
      <style:text-properties fo:font-style="italic" style:font-style-asian="italic" style:font-name-complex="Times New Roman" style:font-size-complex="8pt" style:font-style-complex="italic"/>
    </style:style>
    <style:style style:name="T45" style:family="text">
      <style:text-properties fo:font-style="italic" style:font-style-asian="italic" style:font-name-complex="Narkisim" style:font-style-complex="italic"/>
    </style:style>
    <style:style style:name="T46" style:family="text">
      <style:text-properties fo:font-style="italic" style:font-style-asian="italic" style:font-name-complex="Courier" style:font-style-complex="italic"/>
    </style:style>
    <style:style style:name="T47" style:family="text">
      <style:text-properties fo:font-style="italic" style:font-style-asian="italic" style:font-name-complex="Miriam" style:font-size-complex="10pt" style:font-style-complex="italic"/>
    </style:style>
    <style:style style:name="T48" style:family="text">
      <style:text-properties fo:font-style="italic" style:font-style-asian="italic" style:font-name-complex="Miriam" style:font-size-complex="8pt" style:font-style-complex="italic"/>
    </style:style>
    <style:style style:name="T49" style:family="text">
      <style:text-properties fo:font-style="italic" style:font-style-asian="italic" style:font-size-complex="10pt" style:font-style-complex="italic"/>
    </style:style>
    <style:style style:name="T5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1" style:family="text">
      <style:text-properties fo:font-style="italic" style:text-underline-style="solid" style:text-underline-width="auto" style:text-underline-color="font-color" style:font-style-asian="italic" style:font-name-complex="Times New Roman" style:font-style-complex="italic"/>
    </style:style>
    <style:style style:name="T52" style:family="text">
      <style:text-properties fo:font-style="italic" style:text-underline-style="solid" style:text-underline-width="auto" style:text-underline-color="font-color" style:font-style-asian="italic" style:font-name-complex="Miriam" style:font-size-complex="10pt" style:font-style-complex="italic"/>
    </style:style>
    <style:style style:name="T53" style:family="text">
      <style:text-properties fo:font-style="italic" style:text-underline-style="solid" style:text-underline-width="auto" style:text-underline-color="font-color" style:font-name-asian="Courier" style:font-style-asian="italic" style:font-name-complex="Courier" style:font-size-complex="10pt" style:font-style-complex="italic"/>
    </style:style>
    <style:style style:name="T54" style:family="text">
      <style:text-properties fo:font-style="italic" style:font-name-asian="Courier" style:font-style-asian="italic" style:font-name-complex="Courier" style:font-style-complex="italic"/>
    </style:style>
    <style:style style:name="T55" style:family="text">
      <style:text-properties fo:font-style="italic" style:font-name-asian="Courier" style:font-style-asian="italic" style:font-style-complex="italic"/>
    </style:style>
    <style:style style:name="T56" style:family="text">
      <style:text-properties fo:font-style="italic" style:language-asian="en" style:country-asian="US" style:font-style-asian="italic" style:font-style-complex="italic"/>
    </style:style>
    <style:style style:name="T57" style:family="text">
      <style:text-properties fo:font-style="italic" style:language-asian="en" style:country-asian="US" style:font-style-asian="italic" style:font-name-complex="Times New Roman" style:font-style-complex="italic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style:font-style-complex="italic"/>
    </style:style>
    <style:style style:name="T60" style:family="text">
      <style:text-properties style:language-asian="en" style:country-asian="US"/>
    </style:style>
    <style:style style:name="T61" style:family="text">
      <style:text-properties style:language-asian="en" style:country-asian="US" style:font-name-complex="Times New Roman"/>
    </style:style>
    <style:style style:name="T62" style:family="text">
      <style:text-properties style:language-asian="en" style:country-asian="US" style:font-size-complex="10pt"/>
    </style:style>
    <style:style style:name="T63" style:family="text">
      <style:text-properties fo:font-size="8pt" style:font-size-asian="8pt" style:font-name-complex="Miriam" style:font-size-complex="8pt"/>
    </style:style>
    <style:style style:name="T64" style:family="text">
      <style:text-properties fo:font-size="8pt" style:font-size-asian="8pt" style:font-name-complex="Times New Roman" style:font-size-complex="8pt"/>
    </style:style>
    <style:style style:name="T65" style:family="text">
      <style:text-properties fo:font-size="8pt" style:font-name-asian="Miriam" style:font-size-asian="8pt" style:font-name-complex="Miriam" style:font-size-complex="8pt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style:font-name-complex="Narkisim"/>
    </style:style>
    <style:style style:name="T68" style:family="text">
      <style:text-properties style:text-underline-style="solid" style:text-underline-width="auto" style:text-underline-color="font-color" style:font-name-complex="Narkisim" style:font-size-complex="10pt"/>
    </style:style>
    <style:style style:name="T69" style:family="text">
      <style:text-properties style:text-underline-style="solid" style:text-underline-width="auto" style:text-underline-color="font-color" style:font-name-complex="Times New Roman"/>
    </style:style>
    <style:style style:name="T70" style:family="text">
      <style:text-properties style:text-underline-style="solid" style:text-underline-width="auto" style:text-underline-color="font-color" style:font-name-complex="Times New Roman" style:font-size-complex="10pt"/>
    </style:style>
    <style:style style:name="T71" style:family="text">
      <style:text-properties style:text-underline-style="solid" style:text-underline-width="auto" style:text-underline-color="font-color" style:font-name-complex="Times New Roman" style:font-style-complex="italic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size-complex="10pt" style:font-weight-complex="bold"/>
    </style:style>
    <style:style style:name="T73" style:family="text">
      <style:text-properties style:text-underline-style="solid" style:text-underline-width="auto" style:text-underline-color="font-color" fo:font-weight="bold" style:font-weight-asian="bold" style:font-name-complex="Times New Roman" style:font-size-complex="10pt" style:font-weight-complex="bold"/>
    </style:style>
    <style:style style:name="T74" style:family="text">
      <style:text-properties style:text-underline-style="solid" style:text-underline-width="auto" style:text-underline-color="font-color" style:font-name-complex="Courier"/>
    </style:style>
    <style:style style:name="T75" style:family="text">
      <style:text-properties style:text-underline-style="solid" style:text-underline-width="auto" style:text-underline-color="font-color" style:font-name-complex="Miriam" style:font-size-complex="10pt"/>
    </style:style>
    <style:style style:name="T76" style:family="text">
      <style:text-properties style:text-underline-style="solid" style:text-underline-width="auto" style:text-underline-color="font-color" style:font-name-asian="Courier" style:font-name-complex="Courier" style:font-size-complex="10pt"/>
    </style:style>
    <style:style style:name="T77" style:family="text">
      <style:text-properties style:text-underline-style="solid" style:text-underline-width="auto" style:text-underline-color="font-color" style:font-style-complex="italic"/>
    </style:style>
    <style:style style:name="T78" style:family="text">
      <style:text-properties fo:font-weight="bold" style:font-weight-asian="bold" style:font-name-complex="Miriam" style:font-size-complex="10pt" style:font-weight-complex="bold"/>
    </style:style>
    <style:style style:name="T79" style:family="text">
      <style:text-properties fo:font-weight="bold" style:font-weight-asian="bold" style:font-name-complex="Narkisim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name-complex="Times New Roman" style:font-size-complex="10pt" style:font-weight-complex="bold"/>
    </style:style>
    <style:style style:name="T82" style:family="text">
      <style:text-properties fo:font-weight="bold" style:font-name-asian="Courier" style:font-weight-asian="bold" style:font-name-complex="Courier" style:font-size-complex="10pt" style:font-weight-complex="bold"/>
    </style:style>
    <style:style style:name="T83" style:family="text">
      <style:text-properties style:font-name="Courier New" fo:font-size="8pt" style:font-size-asian="8pt" style:font-name-complex="Courier New"/>
    </style:style>
    <style:style style:name="T84" style:family="text">
      <style:text-properties style:font-name="Courier New" fo:font-size="8pt" style:font-size-asian="8pt" style:font-name-complex="Courier New" style:font-size-complex="10pt"/>
    </style:style>
    <style:style style:name="T85" style:family="text">
      <style:text-properties style:font-name="Courier New" fo:font-size="8pt" style:font-size-asian="8pt" style:font-name-complex="Courier New" style:font-size-complex="8pt"/>
    </style:style>
    <style:style style:name="T86" style:family="text">
      <style:text-properties style:font-name="Courier New" fo:font-size="8pt" style:font-size-asian="8pt" style:font-name-complex="Narkisim" style:font-size-complex="8pt"/>
    </style:style>
    <style:style style:name="T87" style:family="text">
      <style:text-properties style:font-name="Courier New" fo:font-size="8pt" style:font-size-asian="8pt" style:font-name-complex="Narkisim" style:font-size-complex="10pt"/>
    </style:style>
    <style:style style:name="T88" style:family="text">
      <style:text-properties style:font-name="Courier New" fo:font-size="8pt" style:font-name-asian="Courier New" style:font-size-asian="8pt" style:font-name-complex="Courier New" style:font-size-complex="10pt"/>
    </style:style>
    <style:style style:name="T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90" style:family="text">
      <style:text-properties style:font-name="Courier New" fo:font-size="8pt" style:text-underline-style="solid" style:text-underline-width="auto" style:text-underline-color="font-color" style:font-size-asian="8pt" style:font-name-complex="Courier New" style:font-size-complex="8pt"/>
    </style:style>
    <style:style style:name="T91" style:family="text">
      <style:text-properties style:font-name="Courier New" fo:font-size="8pt" fo:font-weight="bold" style:font-size-asian="8pt" style:font-weight-asian="bold" style:font-name-complex="Courier New" style:font-size-complex="10pt" style:font-weight-complex="bold"/>
    </style:style>
    <style:style style:name="T92" style:family="text">
      <style:text-properties style:font-name="Courier New" fo:font-size="8pt" fo:font-weight="bold" style:font-name-asian="Courier New" style:font-size-asian="8pt" style:font-weight-asian="bold" style:font-name-complex="Courier New" style:font-size-complex="10pt" style:font-weight-complex="bold"/>
    </style:style>
    <style:style style:name="T93" style:family="text">
      <style:text-properties style:font-name="Courier New" style:font-name-complex="Courier New" style:font-size-complex="10pt"/>
    </style:style>
    <style:style style:name="T94" style:family="text">
      <style:text-properties style:font-name="Courier New" style:font-name-asian="Courier New" style:font-name-complex="Courier New" style:font-size-complex="10pt"/>
    </style:style>
    <style:style style:name="T95" style:family="text">
      <style:text-properties style:font-name-complex="Courier New" style:font-size-complex="8pt"/>
    </style:style>
    <style:style style:name="T96" style:family="text">
      <style:text-properties style:font-name-complex="Courier New" style:font-size-complex="10pt"/>
    </style:style>
    <style:style style:name="T97" style:family="text">
      <style:text-properties style:font-name-asian="Courier New"/>
    </style:style>
    <style:style style:name="T98" style:family="text">
      <style:text-properties fo:font-size="14pt" style:font-size-asian="14pt" style:font-size-complex="14pt"/>
    </style:style>
    <style:style style:name="T99" style:family="text">
      <style:text-properties style:font-size-complex="14pt"/>
    </style:style>
    <style:style style:name="T100" style:family="text">
      <style:text-properties style:font-name="Courier" style:font-name-complex="Courier"/>
    </style:style>
    <style:style style:name="T101" style:family="text">
      <style:text-properties style:font-name="Courier" style:font-name-complex="Courier" style:font-style-complex="italic"/>
    </style:style>
    <style:style style:name="T102" style:family="text">
      <style:text-properties style:font-name="Courier" style:font-name-asian="Courier" style:font-name-complex="Courier"/>
    </style:style>
    <style:style style:name="T103" style:family="text">
      <style:text-properties style:font-name="Courier" style:font-name-asian="Courier" style:font-name-complex="Courier" style:font-size-complex="10pt"/>
    </style:style>
    <style:style style:name="T104" style:family="text">
      <style:text-properties style:font-name="Courier" style:font-name-asian="Courier" style:font-name-complex="Courier" style:font-size-complex="8pt"/>
    </style:style>
    <style:style style:name="T105" style:family="text">
      <style:text-properties style:font-name="Courier" style:font-name-asian="Courier" style:font-name-complex="Courier" style:font-style-complex="italic"/>
    </style:style>
    <style:style style:name="T106" style:family="text">
      <style:text-properties style:font-name="Courier" fo:font-style="italic" style:font-style-asian="italic" style:font-name-complex="Courier" style:font-style-complex="italic"/>
    </style:style>
    <style:style style:name="T107" style:family="text">
      <style:text-properties style:font-name="Courier" fo:font-style="italic" style:font-style-asian="italic" style:font-name-complex="Courier" style:font-size-complex="10pt" style:font-style-complex="italic"/>
    </style:style>
    <style:style style:name="T108" style:family="text">
      <style:text-properties style:font-name="Courier" fo:font-style="italic" style:font-style-asian="italic" style:font-name-complex="Miriam" style:font-size-complex="10pt" style:font-style-complex="italic"/>
    </style:style>
    <style:style style:name="T109" style:family="text">
      <style:text-properties style:font-name="Courier" fo:font-style="italic" style:font-name-asian="Courier" style:font-style-asian="italic" style:font-name-complex="Courier" style:font-style-complex="italic"/>
    </style:style>
    <style:style style:name="T110" style:family="text">
      <style:text-properties style:font-name="Courier" fo:font-style="italic" style:font-name-asian="Courier" style:font-style-asian="italic" style:font-name-complex="Courier" style:font-size-complex="10pt" style:font-style-complex="italic"/>
    </style:style>
    <style:style style:name="T111" style:family="text">
      <style:text-properties style:font-name="Courier" fo:font-style="italic" style:text-underline-style="solid" style:text-underline-width="auto" style:text-underline-color="font-color" style:font-style-asian="italic" style:font-name-complex="Miriam" style:font-size-complex="10pt" style:font-style-complex="italic"/>
    </style:style>
    <style:style style:name="T112" style:family="text">
      <style:text-properties style:font-name="Courier" fo:font-style="italic" style:text-underline-style="solid" style:text-underline-width="auto" style:text-underline-color="font-color" style:font-name-asian="Courier" style:font-style-asian="italic" style:font-name-complex="Courier" style:font-size-complex="10pt" style:font-style-complex="italic"/>
    </style:style>
    <style:style style:name="T113" style:family="text">
      <style:text-properties style:font-name="Courier" style:font-name-complex="Miriam" style:font-size-complex="10pt"/>
    </style:style>
    <style:style style:name="T114" style:family="text">
      <style:text-properties style:font-name="Courier" style:font-name-complex="Courier New" style:font-size-complex="8pt"/>
    </style:style>
    <style:style style:name="T115" style:family="text">
      <style:text-properties style:font-name="Courier" style:text-underline-style="solid" style:text-underline-width="auto" style:text-underline-color="font-color" style:font-name-complex="Miriam" style:font-size-complex="10pt"/>
    </style:style>
    <style:style style:name="T116" style:family="text">
      <style:text-properties style:font-name="Courier" style:text-underline-style="solid" style:text-underline-width="auto" style:text-underline-color="font-color" style:font-name-asian="Courier" style:font-name-complex="Courier" style:font-size-complex="10pt"/>
    </style:style>
    <style:style style:name="T117" style:family="text">
      <style:text-properties style:font-name="Courier" style:text-underline-style="solid" style:text-underline-width="auto" style:text-underline-color="font-color" style:font-name-complex="Courier" style:font-style-complex="italic"/>
    </style:style>
    <style:style style:name="T118" style:family="text">
      <style:text-properties style:font-name-complex="Courier"/>
    </style:style>
    <style:style style:name="T119" style:family="text">
      <style:text-properties style:font-name-complex="Courier" style:font-style-complex="italic"/>
    </style:style>
    <style:style style:name="T120" style:family="text">
      <style:text-properties style:font-name-asian="Courier"/>
    </style:style>
    <style:style style:name="T121" style:family="text">
      <style:text-properties style:font-name-asian="Courier" style:font-name-complex="Courier"/>
    </style:style>
    <style:style style:name="T122" style:family="text">
      <style:text-properties style:font-name-asian="Courier" style:font-name-complex="Courier" style:font-size-complex="10pt"/>
    </style:style>
    <style:style style:name="T123" style:family="text">
      <style:text-properties style:font-name-asian="Courier" style:font-name-complex="Courier" style:font-size-complex="8pt"/>
    </style:style>
    <style:style style:name="T124" style:family="text">
      <style:text-properties style:font-name-asian="Courier" style:font-name-complex="Courier" style:font-style-complex="italic"/>
    </style:style>
    <style:style style:name="T125" style:family="text">
      <style:text-properties style:font-name-asian="Courier" style:font-style-complex="italic"/>
    </style:style>
    <style:style style:name="T126" style:family="text">
      <style:text-properties style:font-name="Miriam" fo:font-size="8pt" style:font-size-asian="8pt" style:font-name-complex="Miriam" style:font-size-complex="8pt"/>
    </style:style>
    <style:style style:name="T127" style:family="text">
      <style:text-properties style:font-name="Miriam" fo:font-size="8pt" style:font-name-asian="Miriam" style:font-size-asian="8pt" style:font-name-complex="Miriam" style:font-size-complex="8pt"/>
    </style:style>
    <style:style style:name="T128" style:family="text">
      <style:text-properties style:font-name="Miriam" style:font-name-complex="Miriam" style:font-size-complex="10pt"/>
    </style:style>
    <style:style style:name="T129" style:family="text">
      <style:text-properties style:font-name-asian="Miriam"/>
    </style:style>
    <style:style style:name="T130" style:family="text">
      <style:text-properties style:font-name-asian="Miriam" style:font-name-complex="Miriam" style:font-size-complex="10pt"/>
    </style:style>
    <style:style style:name="T131" style:family="text">
      <style:text-properties style:font-name-asian="Miriam" style:font-name-complex="Miriam" style:font-size-complex="8pt"/>
    </style:style>
    <style:style style:name="T132" style:family="text">
      <style:text-properties style:text-line-through-style="solid" style:font-size-complex="10pt"/>
    </style:style>
    <style:style style:name="T133" style:family="text">
      <style:text-properties fo:color="#00ffff" style:font-name-complex="Times New Roman"/>
    </style:style>
    <style:style style:name="T134" style:family="text">
      <style:text-properties fo:color="#000000" style:font-name-complex="Miriam"/>
    </style:style>
    <style:style style:name="T135" style:family="text">
      <style:text-properties fo:color="#000000" style:font-name-complex="Times New Roman"/>
    </style:style>
    <style:style style:name="T136" style:family="text">
      <style:text-properties fo:color="#000000" fo:font-size="12pt" style:font-size-asian="12pt" style:font-name-complex="Miriam"/>
    </style:style>
    <style:style style:name="T137" style:family="text">
      <style:text-properties fo:color="#000000" fo:font-size="12pt" style:font-size-asian="12pt" style:font-name-complex="Times New Roman"/>
    </style:style>
    <style:style style:name="T138" style:family="text">
      <style:text-properties fo:background-color="#00ffff" style:font-name-complex="Narkisim"/>
    </style:style>
    <style:style style:name="T139" style:family="text">
      <style:text-properties fo:background-color="#00ffff" style:font-name-complex="Times New Roman"/>
    </style:style>
    <style:style style:name="T140" style:family="text">
      <style:text-properties style:font-name-complex="Rod"/>
    </style:style>
    <style:style style:name="T141" style:family="text">
      <style:text-properties fo:language="el" fo:country="GR"/>
    </style:style>
    <style:style style:name="T142" style:family="text">
      <style:text-properties fo:language="el" fo:country="GR" style:font-name-complex="Times New Roman"/>
    </style:style>
    <style:style style:name="T14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מסכת<text:span text:style-name="T1"> </text:span>מועד<text:span text:style-name="T1"> </text:span>קטן<text:span text:style-name="T1"> </text:span></text:p>
      <text:p text:style-name="P4"><text:span text:style-name="T1">גמרא נוחה</text:span></text:p>
      <text:p text:style-name="P4"><text:span text:style-name="T1"/></text:p>
      <text:p text:style-name="P4">פרק<text:span text:style-name="T1"> </text:span>ראשון<text:span text:style-name="T1"> </text:span>משקין<text:span text:style-name="T1"> </text:span>בית<text:span text:style-name="T1"> </text:span>השלחין</text:p>
      <text:p text:style-name="P5"/>
      <text:p text:style-name="P5">(מועד<text:span text:style-name="T1"> </text:span>קטן<text:span text:style-name="T1"> </text:span>ב,א)</text:p>
      <text:p text:style-name="P5">משנה:</text:p>
      <text:p text:style-name="P5">משקין<text:span text:style-name="T1"> </text:span>בית<text:span text:style-name="T1"> </text:span>השלחין<text:span text:style-name="T1"> </text:span>במועד<text:span text:style-name="T1"> </text:span><text:span text:style-name="T7">(</text:span><text:span text:style-name="T12">שדה</text:span><text:span text:style-name="T15"> </text:span><text:span text:style-name="T12">שהיא</text:span><text:span text:style-name="T15"> </text:span><text:span text:style-name="T12">עומדת</text:span><text:span text:style-name="T15"> </text:span><text:span text:style-name="T12">בהר</text:span><text:span text:style-name="T15"> </text:span><text:span text:style-name="T12">וצריך</text:span><text:span text:style-name="T15"> </text:span><text:span text:style-name="T12">להשקותה</text:span><text:span text:style-name="T15"> </text:span><text:span text:style-name="T12">תמיד</text:span><text:span text:style-name="T15"> </text:span><text:span text:style-name="T12">- משקין</text:span><text:span text:style-name="T15"> </text:span><text:span text:style-name="T12">אותה</text:span><text:span text:style-name="T15"> </text:span><text:span text:style-name="T12">אפילו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*</text:span><text:span text:style-name="T7">)</text:span> ובשביעית<text:span text:style-name="T1"> </text:span><text:span text:style-name="T7">(</text:span><text:span text:style-name="T12">מפרש</text:span><text:span text:style-name="T15"> </text:span><text:span text:style-name="T12">בגמרא</text:span><text:span text:style-name="T7">)</text:span>, בין<text:span text:style-name="T1"> </text:span>ממעיין<text:span text:style-name="T1"> </text:span>שיצא<text:span text:style-name="T1"> </text:span>בתחילה<text:span text:style-name="T1"> </text:span><text:span text:style-name="T7">(</text:span><text:span text:style-name="T12">דעכשיו</text:span><text:span text:style-name="T15"> </text:span><text:span text:style-name="T12">מתחיל</text:span><text:span text:style-name="T15"> </text:span><text:span text:style-name="T12">לנבוע, שעדיין</text:span><text:span text:style-name="T15"> </text:span><text:span text:style-name="T12">לא</text:span><text:span text:style-name="T15"> </text:span><text:span text:style-name="T12">החזיקה</text:span><text:span text:style-name="T15"> </text:span><text:span text:style-name="T12">דרכה</text:span><text:span text:style-name="T7">)</text:span> בין<text:span text:style-name="T1"> </text:span>ממעיין<text:span text:style-name="T1"> </text:span>שלא<text:span text:style-name="T1"> </text:span>יצא<text:span text:style-name="T1"> </text:span>בתחילה<text:span text:style-name="T1"> </text:span><text:span text:style-name="T7">(</text:span><text:span text:style-name="T12">מעיין</text:span><text:span text:style-name="T15"> </text:span><text:span text:style-name="T12">נובע</text:span><text:span text:style-name="T15"> </text:span><text:span text:style-name="T12">מזמן</text:span><text:span text:style-name="T15"> </text:span><text:span text:style-name="T12">מרובה</text:span><text:span text:style-name="T7">)</text:span>;</text:p>
      <text:p text:style-name="P5"><text:span text:style-name="T7">(</text:span><text:span text:style-name="T12">*לפי</text:span><text:span text:style-name="T15"> </text:span><text:span text:style-name="T12">שהוא</text:span><text:span text:style-name="T15"> </text:span><text:span text:style-name="T12">לו</text:span><text:span text:style-name="T15"> </text:span><text:span text:style-name="T12">הפסד</text:span><text:span text:style-name="T15"> </text:span><text:span text:style-name="T12">גדול</text:span><text:span text:style-name="T15"> </text:span><text:span text:style-name="T12">אם</text:span><text:span text:style-name="T15"> </text:span><text:span text:style-name="T12">אינו</text:span><text:span text:style-name="T15"> </text:span><text:span text:style-name="T12">משקה</text:span><text:span text:style-name="T15"> </text:span><text:span text:style-name="T12">אותה, ודבר</text:span><text:span text:style-name="T15"> </text:span><text:span text:style-name="T12">של</text:span><text:span text:style-name="T15"> </text:span><text:span text:style-name="T12">הפסד</text:span><text:span text:style-name="T15"> </text:span><text:span text:style-name="T12">התירו</text:span><text:span text:style-name="T15"> </text:span><text:span text:style-name="T12">חכמים</text:span><text:span text:style-name="T15"> </text:span><text:span text:style-name="T12">לטרוח</text:span><text:span text:style-name="T15"> </text:span><text:span text:style-name="T12">בו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, כמו</text:span><text:span text:style-name="T15"> </text:span><text:span text:style-name="T12">שאנו</text:span><text:span text:style-name="T15"> </text:span><text:span text:style-name="T12">מוצאין</text:span><text:span text:style-name="T15"> </text:span><text:span text:style-name="T12">במסכת</text:span><text:span text:style-name="T15"> </text:span><text:span text:style-name="T12">חגיגה</text:span><text:span text:style-name="T15"> </text:span><text:span text:style-name="T13">(דף</text:span><text:span text:style-name="T16"> </text:span><text:span text:style-name="T13">יח.)</text:span><text:span text:style-name="T12"> דכתיב</text:span><text:span text:style-name="T15"> </text:span><text:span text:style-name="T13">(דברים</text:span><text:span text:style-name="T16"> </text:span><text:span text:style-name="T13">טז,ח)</text:span><text:span text:style-name="T18"> ששת</text:span><text:span text:style-name="T15"> </text:span><text:span text:style-name="T18">ימים</text:span><text:span text:style-name="T15"> </text:span><text:span text:style-name="T18">תאכל</text:span><text:span text:style-name="T15"> </text:span><text:span text:style-name="T18">מצות</text:span><text:span text:style-name="T15"> </text:span><text:span text:style-name="T18">וביום</text:span><text:span text:style-name="T15"> </text:span><text:span text:style-name="T18">השביעי</text:span><text:span text:style-name="T15"> </text:span><text:span text:style-name="T18">עצרת</text:span><text:span text:style-name="T15"> </text:span><text:span text:style-name="T18">לה' אלהיך</text:span><text:span text:style-name="T12">: מה</text:span><text:span text:style-name="T15"> </text:span><text:span text:style-name="T12">שביעי</text:span><text:span text:style-name="T15"> </text:span><text:span text:style-name="T12">עצור</text:span><text:span text:style-name="T15"> </text:span><text:span text:style-name="T12">בעשיית</text:span><text:span text:style-name="T15"> </text:span><text:span text:style-name="T12">מלאכה</text:span><text:span text:style-name="T15"> </text:span><text:span text:style-name="T12">- אף</text:span><text:span text:style-name="T15"> </text:span><text:span text:style-name="T12">ששה</text:span><text:span text:style-name="T15"> </text:span><text:span text:style-name="T12">עצורים</text:span><text:span text:style-name="T15"> </text:span><text:span text:style-name="T12">בעשיית</text:span><text:span text:style-name="T15"> </text:span><text:span text:style-name="T12">מלאכה; אי</text:span><text:span text:style-name="T15"> </text:span><text:span text:style-name="T12">מה</text:span><text:span text:style-name="T15"> </text:span><text:span text:style-name="T12">שביעי</text:span><text:span text:style-name="T15"> </text:span><text:span text:style-name="T12">עצור</text:span><text:span text:style-name="T15"> </text:span><text:span text:style-name="T12">בכל</text:span><text:span text:style-name="T15"> </text:span><text:span text:style-name="T12">מלאכה</text:span><text:span text:style-name="T15"> </text:span><text:span text:style-name="T12">אף</text:span><text:span text:style-name="T15"> </text:span><text:span text:style-name="T12">ששה</text:span><text:span text:style-name="T15"> </text:span><text:span text:style-name="T12">עצורין</text:span><text:span text:style-name="T15"> </text:span><text:span text:style-name="T12">בכל</text:span><text:span text:style-name="T15"> </text:span><text:span text:style-name="T12">מלאכה? - תלמוד</text:span><text:span text:style-name="T15"> </text:span><text:span text:style-name="T12">לומר</text:span><text:span text:style-name="T15"> </text:span><text:span text:style-name="T18">השביעי</text:span><text:span text:style-name="T12">: שביעי</text:span><text:span text:style-name="T15"> </text:span><text:span text:style-name="T12">עצור</text:span><text:span text:style-name="T15"> </text:span><text:span text:style-name="T12">בכל</text:span><text:span text:style-name="T15"> </text:span><text:span text:style-name="T12">מלאכה, ואין</text:span><text:span text:style-name="T15"> </text:span><text:span text:style-name="T12">ששה</text:span><text:span text:style-name="T15"> </text:span><text:span text:style-name="T12">עצורין</text:span><text:span text:style-name="T15"> </text:span><text:span text:style-name="T12">בכל</text:span><text:span text:style-name="T15"> </text:span><text:span text:style-name="T12">מלאכה; הא</text:span><text:span text:style-name="T15"> </text:span><text:span text:style-name="T12">לא</text:span><text:span text:style-name="T15"> </text:span><text:span text:style-name="T12">מסרן</text:span><text:span text:style-name="T15"> </text:span><text:span text:style-name="T12">הכתוב</text:span><text:span text:style-name="T15"> </text:span><text:span text:style-name="T12">אלא</text:span><text:span text:style-name="T15"> </text:span><text:span text:style-name="T12">לחכמים</text:span><text:span text:style-name="T15"> </text:span><text:span text:style-name="T12">לומר</text:span><text:span text:style-name="T15"> </text:span><text:span text:style-name="T12">לך</text:span><text:span text:style-name="T15"> </text:span><text:span text:style-name="T12">איזו</text:span><text:span text:style-name="T15"> </text:span><text:span text:style-name="T12">מלאכה</text:span><text:span text:style-name="T15"> </text:span><text:span text:style-name="T12">אסורה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ואי</text:span><text:span text:style-name="T15"> </text:span><text:span text:style-name="T12">זו</text:span><text:span text:style-name="T15"> </text:span><text:span text:style-name="T12">מותרת; ומלאכה</text:span><text:span text:style-name="T15"> </text:span><text:span text:style-name="T12">שיש</text:span><text:span text:style-name="T15"> </text:span><text:span text:style-name="T12">בה</text:span><text:span text:style-name="T15"> </text:span><text:span text:style-name="T12">הפסד</text:span><text:span text:style-name="T15"> </text:span><text:span text:style-name="T12">אם</text:span><text:span text:style-name="T15"> </text:span><text:span text:style-name="T12">אינו</text:span><text:span text:style-name="T15"> </text:span><text:span text:style-name="T12">עושה</text:span><text:span text:style-name="T15"> </text:span><text:span text:style-name="T12">אותה, כגון</text:span><text:span text:style-name="T15"> </text:span><text:span text:style-name="T12">להשקות</text:span><text:span text:style-name="T15"> </text:span><text:span text:style-name="T12">בית</text:span><text:span text:style-name="T15"> </text:span><text:span text:style-name="T12">השלחין</text:span><text:span text:style-name="T15"> </text:span><text:span text:style-name="T12">- התירו</text:span><text:span text:style-name="T15"> </text:span><text:span text:style-name="T12">חכמים.</text:span><text:span text:style-name="T7">)</text:span> </text:p>
      <text:p text:style-name="P5">אבל<text:span text:style-name="T1"> </text:span>אין<text:span text:style-name="T1"> </text:span>משקין<text:span text:style-name="T1"> </text:span>לא<text:span text:style-name="T1"> </text:span>ממי<text:span text:style-name="T1"> </text:span>הגשמים<text:span text:style-name="T1"> </text:span><text:span text:style-name="T7">(</text:span><text:span text:style-name="T12">משום</text:span><text:span text:style-name="T15"> </text:span><text:span text:style-name="T12">דאית</text:span><text:span text:style-name="T15"> </text:span><text:span text:style-name="T12">ביה</text:span><text:span text:style-name="T15"> </text:span><text:span text:style-name="T12">טירחא</text:span><text:span text:style-name="T15"> </text:span><text:span text:style-name="T12">יתירא, כדמפרש</text:span><text:span text:style-name="T15"> </text:span><text:span text:style-name="T12">בגמרא</text:span><text:span text:style-name="T7">)</text:span> ולא<text:span text:style-name="T1"> </text:span>ממי<text:span text:style-name="T1"> </text:span>הקילון;</text:p>
      <text:p text:style-name="P5">ואין<text:span text:style-name="T1"> </text:span>עושין<text:span text:style-name="T1"> </text:span>עוגיות<text:span text:style-name="T1"> </text:span>לגפנים.</text:p>
      <text:p text:style-name="P5">רבי<text:span text:style-name="T1"> </text:span>אלעזר<text:span text:style-name="T1"> </text:span>בן<text:span text:style-name="T1"> </text:span>עזריה<text:span text:style-name="T1"> </text:span>אומר: אין<text:span text:style-name="T1"> </text:span>עושין<text:span text:style-name="T1"> </text:span>את<text:span text:style-name="T1"> </text:span>האמה<text:span text:style-name="T1"> </text:span>בתחילה<text:span text:style-name="T1"> </text:span>במועד<text:span text:style-name="T1"> </text:span>ובשביעית, וחכמים<text:span text:style-name="T1"> </text:span>אומרים<text:span text:style-name="T1"> </text:span>עושין<text:span text:style-name="T1"> </text:span>את<text:span text:style-name="T1"> </text:span>האמה<text:span text:style-name="T1"> </text:span>בתחילה<text:span text:style-name="T1"> </text:span>בשביעית;</text:p>
      <text:p text:style-name="P5">ומתקנין<text:span text:style-name="T1"> </text:span>את<text:span text:style-name="T1"> </text:span>המקולקלות<text:span text:style-name="T1"> </text:span>במועד, ומתקנין<text:span text:style-name="T1"> </text:span>את<text:span text:style-name="T1"> </text:span>קלקולי<text:span text:style-name="T1"> </text:span>המים<text:span text:style-name="T1"> </text:span>שברשות<text:span text:style-name="T1"> </text:span>הרבים, וחוטטין<text:span text:style-name="T1"> </text:span>אותן, ומתקנין<text:span text:style-name="T1"> </text:span>את<text:span text:style-name="T1"> </text:span>הדרכים<text:span text:style-name="T1"> </text:span>ואת<text:span text:style-name="T1"> </text:span>הרחובות<text:span text:style-name="T1"> </text:span>ואת<text:span text:style-name="T1"> </text:span>מקוות<text:span text:style-name="T1"> </text:span>המים, ועושין<text:span text:style-name="T1"> </text:span>כל<text:span text:style-name="T1"> </text:span>צורכי<text:span text:style-name="T1"> </text:span>הרבים, ומציינין<text:span text:style-name="T1"> </text:span>את<text:span text:style-name="T1"> </text:span>הקברות<text:span text:style-name="T1"> </text:span>ויוצאין<text:span text:style-name="T1"> </text:span>אף<text:span text:style-name="T1"> </text:span>על<text:span text:style-name="T1"> </text:span>הכלאים.<text:span text:style-name="T12"> </text:span></text:p>
      <text:p text:style-name="P5"/>
      <text:p text:style-name="P5">גמרא:</text:p>
      <text:p text:style-name="P5">השתא<text:span text:style-name="T1"> </text:span>יש<text:span text:style-name="T1"> </text:span>לומר<text:span text:style-name="T1"> </text:span>ממעיין<text:span text:style-name="T1"> </text:span>שיצא<text:span text:style-name="T1"> </text:span>בתחילה, דאתי<text:span text:style-name="T1"> </text:span>לאינפולי<text:span text:style-name="T1"> </text:span><text:span text:style-name="T7">(</text:span><text:span text:style-name="T12">הקרקע</text:span><text:span text:style-name="T15"> </text:span><text:span text:style-name="T12">שסביבה, דעדיין</text:span><text:span text:style-name="T15"> </text:span><text:span text:style-name="T12">לא</text:span><text:span text:style-name="T15"> </text:span><text:span text:style-name="T12">החזיקה</text:span><text:span text:style-name="T15"> </text:span><text:span text:style-name="T12">דרכה</text:span><text:span text:style-name="T7">)</text:span> - משקין<text:span text:style-name="T1"> </text:span><text:span text:style-name="T7">(</text:span><text:span text:style-name="T12">בחולו</text:span><text:span text:style-name="T15"> </text:span><text:span text:style-name="T12">של</text:span><text:span text:style-name="T15"> </text:span><text:span text:style-name="T12">מועד, ולא</text:span><text:span text:style-name="T15"> </text:span><text:span text:style-name="T12">חיישינן</text:span><text:span text:style-name="T15"> </text:span><text:span text:style-name="T12">דלמא</text:span><text:span text:style-name="T15"> </text:span><text:span text:style-name="T12">נפיל</text:span><text:span text:style-name="T15"> </text:span><text:span text:style-name="T12">ואזיל</text:span><text:span text:style-name="T15"> </text:span><text:span text:style-name="T12">וטרח</text:span><text:span text:style-name="T15"> </text:span><text:span text:style-name="T12">טירחא</text:span><text:span text:style-name="T15"> </text:span><text:span text:style-name="T12">יתירא</text:span><text:span text:style-name="T7">)</text:span>, ממעיין<text:span text:style-name="T1"> </text:span>שלא<text:span text:style-name="T1"> </text:span>יצא<text:span text:style-name="T1"> </text:span>בתחילה, <text:span text:style-name="T7">(</text:span><text:span text:style-name="T12">שכבר</text:span><text:span text:style-name="T15"> </text:span><text:span text:style-name="T12">החזיק</text:span><text:span text:style-name="T15"> </text:span><text:span text:style-name="T12">דרכו</text:span><text:span text:style-name="T7">)</text:span> דלא<text:span text:style-name="T1"> </text:span>אתי<text:span text:style-name="T1"> </text:span>לאינפולי<text:span text:style-name="T1"> </text:span>- מיבעיא<text:span text:style-name="T1"> </text:span><text:span text:style-name="T7">(</text:span><text:span text:style-name="T12">דמשקה</text:span><text:span text:style-name="T15"> </text:span><text:span text:style-name="T12">ממנו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?</text:p>
      <text:p text:style-name="P5">אמרי: אצטריך: אי<text:span text:style-name="T1"> </text:span>תנא<text:span text:style-name="T1"> </text:span>מעיין<text:span text:style-name="T1"> </text:span>שיצא<text:span text:style-name="T1"> </text:span>בתחילה, הוה<text:span text:style-name="T1"> </text:span>אמינא<text:span text:style-name="T1"> </text:span>'הכא<text:span text:style-name="T1"> </text:span>הוא, דבית<text:span text:style-name="T1"> </text:span>השלחין<text:span text:style-name="T1"> – </text:span>אִין, בית<text:span text:style-name="T1"> </text:span>הבעל<text:span text:style-name="T1"> </text:span><text:span text:style-name="T7">(</text:span><text:span text:style-name="T12">שדה</text:span><text:span text:style-name="T15"> </text:span><text:span text:style-name="T12">הוא</text:span><text:span text:style-name="T15"> </text:span><text:span text:style-name="T12">בעמק</text:span><text:span text:style-name="T15"> </text:span><text:span text:style-name="T12">ואינו</text:span><text:span text:style-name="T15"> </text:span><text:span text:style-name="T12">צריך</text:span><text:span text:style-name="T15"> </text:span><text:span text:style-name="T12">להשקותה</text:span><text:span text:style-name="T15"> </text:span><text:span text:style-name="T12">ואין</text:span><text:span text:style-name="T15"> </text:span><text:span text:style-name="T12">בה</text:span><text:span text:style-name="T15"> </text:span><text:span text:style-name="T12">הפסד</text:span><text:span text:style-name="T15"> </text:span><text:span text:style-name="T12">אם</text:span><text:span text:style-name="T15"> </text:span><text:span text:style-name="T12">אין</text:span><text:span text:style-name="T15"> </text:span><text:span text:style-name="T12">משקה</text:span><text:span text:style-name="T15"> </text:span><text:span text:style-name="T12">אותה</text:span><text:span text:style-name="T7">)</text:span> – לא, משום<text:span text:style-name="T1"> </text:span>דאתי<text:span text:style-name="T1"> </text:span>לאינפולי; אבל<text:span text:style-name="T1"> </text:span>מעיין<text:span text:style-name="T1"> </text:span>שלא<text:span text:style-name="T1"> </text:span>יצא<text:span text:style-name="T1"> </text:span>בתחילה<text:span text:style-name="T1"> </text:span>- דלא<text:span text:style-name="T1"> </text:span>אתי<text:span text:style-name="T1"> </text:span>לאינפולי<text:span text:style-name="T1"> </text:span>- אימא<text:span text:style-name="T1"> </text:span>אפילו<text:span text:style-name="T1"> </text:span>בית<text:span text:style-name="T1"> </text:span>הבעל<text:span text:style-name="T1"> </text:span>נמי?' - קא<text:span text:style-name="T1"> </text:span>משמע<text:span text:style-name="T1"> </text:span>לן<text:span text:style-name="T1"> </text:span><text:span text:style-name="T7">(</text:span><text:span text:style-name="T12">מתניתין, דתני</text:span><text:span text:style-name="T15"> </text:span><text:span text:style-name="T12">'בין</text:span><text:span text:style-name="T15"> </text:span><text:span text:style-name="T12">ממעיין</text:span><text:span text:style-name="T15"> </text:span><text:span text:style-name="T12">שלא</text:span><text:span text:style-name="T15"> </text:span><text:span text:style-name="T12">יצא</text:span><text:span text:style-name="T15"> </text:span><text:span text:style-name="T12">בתחילה'</text:span><text:span text:style-name="T7">)</text:span>: לא<text:span text:style-name="T1"> </text:span>שנא<text:span text:style-name="T1"> </text:span>מעיין<text:span text:style-name="T1"> </text:span>שיצא<text:span text:style-name="T1"> </text:span>בתחילה, ולא<text:span text:style-name="T1"> </text:span>שנא<text:span text:style-name="T1"> </text:span>מעיין<text:span text:style-name="T1"> </text:span>שלא<text:span text:style-name="T1"> </text:span>יצא<text:span text:style-name="T1"> </text:span>בתחילה: בית<text:span text:style-name="T1"> </text:span>השלחין<text:span text:style-name="T1"> – </text:span>אִין, בית<text:span text:style-name="T1"> </text:span>הבעל<text:span text:style-name="T1"> </text:span><text:span text:style-name="T7">(</text:span><text:span text:style-name="T12">אפילו</text:span><text:span text:style-name="T15"> </text:span><text:span text:style-name="T12">ממעיין</text:span><text:span text:style-name="T15"> </text:span><text:span text:style-name="T12">שלא</text:span><text:span text:style-name="T15"> </text:span><text:span text:style-name="T12">יצא</text:span><text:span text:style-name="T15"> </text:span><text:span text:style-name="T12">בתחילה</text:span><text:span text:style-name="T7">)</text:span> – לא!</text:p>
      <text:p text:style-name="P5">ומאי<text:span text:style-name="T1"> </text:span>משמע<text:span text:style-name="T1"> </text:span>דהאי<text:span text:style-name="T1"> </text:span>'בית<text:span text:style-name="T1"> </text:span>השלחין' לישנא<text:span text:style-name="T1"> </text:span>דצחותא<text:span text:style-name="T1"> </text:span>היא?</text:p>
      <text:p text:style-name="P5">דכתיב<text:span text:style-name="T1"> </text:span><text:span text:style-name="T13">(דברים</text:span><text:span text:style-name="T16"> </text:span><text:span text:style-name="T13">כה,יח)</text:span><text:span text:style-name="T35"> </text:span><text:span text:style-name="T36">[אשר</text:span><text:span text:style-name="T2"> </text:span><text:span text:style-name="T36">קרך</text:span><text:span text:style-name="T2"> </text:span><text:span text:style-name="T36">בדרך</text:span><text:span text:style-name="T2"> </text:span><text:span text:style-name="T36">ויזנב</text:span><text:span text:style-name="T2"> </text:span><text:span text:style-name="T36">בך</text:span><text:span text:style-name="T2"> </text:span><text:span text:style-name="T36">כל</text:span><text:span text:style-name="T2"> </text:span><text:span text:style-name="T36">הנחשלים</text:span><text:span text:style-name="T2"> </text:span><text:span text:style-name="T36">אחריך]</text:span><text:span text:style-name="T35"> ואתה</text:span><text:span text:style-name="T1"> </text:span><text:span text:style-name="T35">עיף</text:span><text:span text:style-name="T1"> </text:span><text:span text:style-name="T35">ויגע</text:span><text:span text:style-name="T1"> </text:span><text:span text:style-name="T36">[ולא</text:span><text:span text:style-name="T2"> </text:span><text:span text:style-name="T36">ירא</text:span><text:span text:style-name="T2"> </text:span><text:span text:style-name="T36">אלקים]</text:span> ומתרגמינן<text:span text:style-name="T1"> </text:span>'ואת<text:span text:style-name="T1"> </text:span>משלהי<text:span text:style-name="T1"> </text:span><text:span text:style-name="T7">(</text:span><text:span text:style-name="T12">וה"א</text:span><text:span text:style-name="T15"> </text:span><text:span text:style-name="T12">מתחלף</text:span><text:span text:style-name="T15"> </text:span><text:span text:style-name="T12">בחי"ת</text:span><text:span text:style-name="T7">)</text:span> ולאי'.</text:p>
      <text:p text:style-name="P5">ומאי<text:span text:style-name="T1"> </text:span>משמע<text:span text:style-name="T1"> </text:span>דהאי<text:span text:style-name="T1"> </text:span>'בית<text:span text:style-name="T1"> </text:span>הבעל' לישנא<text:span text:style-name="T1"> </text:span>דמייתבותא<text:span text:style-name="T1"> </text:span>היא?</text:p>
      <text:p text:style-name="P5">דכתיב<text:span text:style-name="T1"> </text:span><text:span text:style-name="T13">(ישעיהו</text:span><text:span text:style-name="T16"> </text:span><text:span text:style-name="T13">סב,ה)</text:span><text:span text:style-name="T35"> כי</text:span><text:span text:style-name="T1"> </text:span><text:span text:style-name="T35">יבעל</text:span><text:span text:style-name="T1"> </text:span><text:span text:style-name="T35">בחור</text:span><text:span text:style-name="T1"> </text:span><text:span text:style-name="T35">בתולה</text:span><text:span text:style-name="T1"> </text:span><text:span text:style-name="T36">[יבעלוך</text:span><text:span text:style-name="T2"> </text:span><text:span text:style-name="T36">בניך</text:span><text:span text:style-name="T2"> </text:span><text:span text:style-name="T36">ומשוש</text:span><text:span text:style-name="T2"> </text:span><text:span text:style-name="T36">חתן</text:span><text:span text:style-name="T2"> </text:span><text:span text:style-name="T36">על</text:span><text:span text:style-name="T2"> </text:span><text:span text:style-name="T36">כלה</text:span><text:span text:style-name="T2"> </text:span><text:span text:style-name="T36">ישיש</text:span><text:span text:style-name="T2"> </text:span><text:span text:style-name="T36">עליך</text:span><text:span text:style-name="T2"> </text:span><text:span text:style-name="T36">אלקיך]</text:span> ומתרגמינן<text:span text:style-name="T1"> </text:span>'ארי<text:span text:style-name="T1"> </text:span>כמה<text:span text:style-name="T1"> </text:span>דמיתותב<text:span text:style-name="T1"> </text:span>עולם<text:span text:style-name="T1"> </text:span>עם<text:span text:style-name="T1"> </text:span>בתולתא<text:span text:style-name="T1"> </text:span>יתייתבון<text:span text:style-name="T1"> </text:span>בגויך<text:span text:style-name="T1"> </text:span>בנייך'.</text:p>
      <text:p text:style-name="P5">מאן<text:span text:style-name="T1"> </text:span>תנא<text:span text:style-name="T1"> </text:span><text:span text:style-name="T7">(</text:span><text:span text:style-name="T12">דמתניתין</text:span><text:span text:style-name="T7">)</text:span> דפסידא<text:span text:style-name="T1"> – </text:span>אִין<text:span text:style-name="T1"> </text:span><text:span text:style-name="T7">(</text:span><text:span text:style-name="T12">דפסידא</text:span><text:span text:style-name="T15"> </text:span><text:span text:style-name="T12">שרי</text:span><text:span text:style-name="T15"> </text:span><text:span text:style-name="T12">למיטרח</text:span><text:span text:style-name="T15"> </text:span><text:span text:style-name="T12">בה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, כגון</text:span><text:span text:style-name="T15"> </text:span><text:span text:style-name="T12">בית</text:span><text:span text:style-name="T15"> </text:span><text:span text:style-name="T12">השלחין</text:span><text:span text:style-name="T7">)</text:span>, הרווחה<text:span text:style-name="T1"> – </text:span>לא<text:span text:style-name="T1"> </text:span><text:span text:style-name="T7">(</text:span><text:span text:style-name="T12">כגון</text:span><text:span text:style-name="T15"> </text:span><text:span text:style-name="T12">דבית</text:span><text:span text:style-name="T15"> </text:span><text:span text:style-name="T12">הבעל: דאסור</text:span><text:span text:style-name="T15"> </text:span><text:span text:style-name="T12">להשקותה</text:span><text:span text:style-name="T15"> </text:span><text:span text:style-name="T12">מאחר</text:span><text:span text:style-name="T15"> </text:span><text:span text:style-name="T12">שאין</text:span><text:span text:style-name="T15"> </text:span><text:span text:style-name="T12">בה</text:span><text:span text:style-name="T15"> </text:span><text:span text:style-name="T12">הפסד, שאין</text:span><text:span text:style-name="T15"> </text:span><text:span text:style-name="T12">צריך</text:span><text:span text:style-name="T15"> </text:span><text:span text:style-name="T12">להשקותה</text:span><text:span text:style-name="T15"> </text:span><text:span text:style-name="T12">אלא</text:span><text:span text:style-name="T15"> </text:span><text:span text:style-name="T12">להרווחה</text:span><text:span text:style-name="T15"> </text:span><text:span text:style-name="T12">דמילתא: לשוויה</text:span><text:span text:style-name="T15"> </text:span><text:span text:style-name="T12">אפלי</text:span><text:span text:style-name="T15"> </text:span><text:span text:style-name="T12">חרפי</text:span><text:span text:style-name="T7">)</text:span>, ואפילו<text:span text:style-name="T1"> </text:span>במקום<text:span text:style-name="T1"> </text:span>פסידא<text:span text:style-name="T1"> </text:span>מיטרח<text:span text:style-name="T1"> </text:span>נמי<text:span text:style-name="T1"> </text:span>לא<text:span text:style-name="T1"> </text:span>טרחינן<text:span text:style-name="T1"> </text:span><text:span text:style-name="T7">(</text:span><text:span text:style-name="T12">דקתני</text:span><text:span text:style-name="T15"> </text:span><text:span text:style-name="T12">מתניתין</text:span><text:span text:style-name="T15"> </text:span><text:span text:style-name="T12">'</text:span><text:span text:style-name="T27">אבל</text:span><text:span text:style-name="T28"> </text:span><text:span text:style-name="T27">לא</text:span><text:span text:style-name="T28"> </text:span><text:span text:style-name="T27">ממי</text:span><text:span text:style-name="T28"> </text:span><text:span text:style-name="T27">גשמים</text:span><text:span text:style-name="T15"> </text:span><text:span text:style-name="T12">כו' משום</text:span><text:span text:style-name="T15"> </text:span><text:span text:style-name="T12">דאית</text:span><text:span text:style-name="T15"> </text:span><text:span text:style-name="T12">ביה</text:span><text:span text:style-name="T15"> </text:span><text:span text:style-name="T12">טירחא</text:span><text:span text:style-name="T7">)</text:span>?</text:p>
      <text:p text:style-name="P5">אמר<text:span text:style-name="T1"> </text:span>רב<text:span text:style-name="T1"> </text:span>הונא: רבי<text:span text:style-name="T1"> </text:span>אליעזר<text:span text:style-name="T1"> </text:span>בן<text:span text:style-name="T1"> </text:span>יעקב<text:span text:style-name="T1"> </text:span>היא, דתנן<text:span text:style-name="T1"> </text:span><text:span text:style-name="T13">[להלן</text:span><text:span text:style-name="T16"> </text:span><text:span text:style-name="T13">ו,ב]</text:span>: '<text:span text:style-name="T41">רבי</text:span><text:span text:style-name="T42"> </text:span><text:span text:style-name="T41">אליעזר</text:span><text:span text:style-name="T42"> </text:span><text:span text:style-name="T41">בן</text:span><text:span text:style-name="T42"> </text:span><text:span text:style-name="T41">יעקב</text:span><text:span text:style-name="T42"> </text:span><text:span text:style-name="T41">אומר: מושכין</text:span><text:span text:style-name="T42"> </text:span><text:span text:style-name="T41">את</text:span><text:span text:style-name="T42"> </text:span><text:span text:style-name="T41">המים</text:span><text:span text:style-name="T42"> </text:span><text:span text:style-name="T41">מאילן</text:span><text:span text:style-name="T42"> </text:span><text:span text:style-name="T41">לאילן</text:span><text:span text:style-name="T42"> </text:span><text:span text:style-name="T12">(בחולו</text:span><text:span text:style-name="T15"> </text:span><text:span text:style-name="T12">של</text:span><text:span text:style-name="T15"> </text:span><text:span text:style-name="T12">מועד, אם</text:span><text:span text:style-name="T15"> </text:span><text:span text:style-name="T12">יש</text:span><text:span text:style-name="T15"> </text:span><text:span text:style-name="T12">מים</text:span><text:span text:style-name="T15"> </text:span><text:span text:style-name="T12">תחת</text:span><text:span text:style-name="T15"> </text:span><text:span text:style-name="T12">אילן</text:span><text:span text:style-name="T15"> </text:span><text:span text:style-name="T12">אחד</text:span><text:span text:style-name="T15"> </text:span><text:span text:style-name="T12">- עושין</text:span><text:span text:style-name="T15"> </text:span><text:span text:style-name="T12">דרך</text:span><text:span text:style-name="T15"> </text:span><text:span text:style-name="T12">קטן</text:span><text:span text:style-name="T15"> </text:span><text:span text:style-name="T12">מאילן</text:span><text:span text:style-name="T15"> </text:span><text:span text:style-name="T12">לאילן</text:span><text:span text:style-name="T15"> </text:span><text:span text:style-name="T12">כדי</text:span><text:span text:style-name="T15"> </text:span><text:span text:style-name="T12">שימשכו</text:span><text:span text:style-name="T15"> </text:span><text:span text:style-name="T12">המים</text:span><text:span text:style-name="T15"> </text:span><text:span text:style-name="T12">מאילן</text:span><text:span text:style-name="T15"> </text:span><text:span text:style-name="T12">זה</text:span><text:span text:style-name="T15"> </text:span><text:span text:style-name="T12">לאילן</text:span><text:span text:style-name="T15"> </text:span><text:span text:style-name="T12">אחר)</text:span><text:span text:style-name="T41"> ובלבד</text:span><text:span text:style-name="T42"> </text:span><text:span text:style-name="T41">שלא</text:span><text:span text:style-name="T42"> </text:span><text:span text:style-name="T41">ישקה</text:span><text:span text:style-name="T42"> </text:span><text:span text:style-name="T41">את</text:span><text:span text:style-name="T42"> </text:span><text:span text:style-name="T41">השדה</text:span><text:span text:style-name="T42"> </text:span><text:span text:style-name="T41">כולה</text:span>' <text:span text:style-name="T7">(</text:span><text:span text:style-name="T12">בבית</text:span><text:span text:style-name="T15"> </text:span><text:span text:style-name="T12">הבעל</text:span><text:span text:style-name="T15"> </text:span><text:span text:style-name="T12">קמיירי, דהרווחה</text:span><text:span text:style-name="T15"> </text:span><text:span text:style-name="T12">היא; אלמא</text:span><text:span text:style-name="T15"> </text:span><text:span text:style-name="T12">דהרווחה</text:span><text:span text:style-name="T15"> </text:span><text:span text:style-name="T12">דמילתא</text:span><text:span text:style-name="T15"> </text:span><text:span text:style-name="T12">אסר</text:span><text:span text:style-name="T15"> </text:span><text:span text:style-name="T12">רבי</text:span><text:span text:style-name="T15"> </text:span><text:span text:style-name="T12">אליעזר</text:span><text:span text:style-name="T15"> </text:span><text:span text:style-name="T12">[בן</text:span><text:span text:style-name="T15"> </text:span><text:span text:style-name="T12">יעקב]</text:span><text:span text:style-name="T7">)</text:span>. </text:p>
      <text:p text:style-name="P5"><text:soft-page-break/>אימור<text:span text:style-name="T1"> </text:span>דשמעת<text:span text:style-name="T1"> </text:span>ליה<text:span text:style-name="T1"> </text:span>לרבי<text:span text:style-name="T1"> </text:span>אליעזר<text:span text:style-name="T1"> </text:span>הרווחה<text:span text:style-name="T1"> </text:span>דלא, טירחא<text:span text:style-name="T1"> </text:span>במקום<text:span text:style-name="T1"> </text:span>פסידא<text:span text:style-name="T1"> </text:span>מי<text:span text:style-name="T1"> </text:span>שמעת<text:span text:style-name="T1"> </text:span>ליה?</text:p>
      <text:p text:style-name="P9"><text:span text:style-name="T60">אלא</text:span><text:span text:style-name="T61"> </text:span><text:span text:style-name="T60">אמר</text:span><text:span text:style-name="T61"> </text:span><text:span text:style-name="T60">רב</text:span><text:span text:style-name="T61"> </text:span><text:span text:style-name="T60">פפא: הא</text:span><text:span text:style-name="T61"> </text:span><text:span text:style-name="T60">מני? - רבי</text:span><text:span text:style-name="T61"> </text:span><text:span text:style-name="T60">יהודה</text:span><text:span text:style-name="T61"> </text:span><text:span text:style-name="T60">היא, דתניא</text:span><text:span text:style-name="T61"> </text:span><text:span text:style-name="T63">[תוספתא</text:span><text:span text:style-name="T64"> </text:span><text:span text:style-name="T63">מועד</text:span><text:span text:style-name="T64"> </text:span><text:span text:style-name="T63">קטן</text:span><text:span text:style-name="T64"> </text:span><text:span text:style-name="T63">פ"א</text:span><text:span text:style-name="T64"> </text:span><text:span text:style-name="T63">ה"א</text:span><text:span text:style-name="T64"> </text:span><text:span text:style-name="T63">[ליברמן]]</text:span><text:span text:style-name="T60">: </text:span></text:p>
      <text:p text:style-name="P39">'<text:span text:style-name="T41">מעיין</text:span><text:span text:style-name="T42"> </text:span><text:span text:style-name="T41">היוצא</text:span><text:span text:style-name="T42"> </text:span><text:span text:style-name="T41">בתחילה</text:span><text:span text:style-name="T42"> </text:span><text:span text:style-name="T41">- משקין</text:span><text:span text:style-name="T42"> </text:span><text:span text:style-name="T41">ממנו</text:span><text:span text:style-name="T42"> </text:span><text:span text:style-name="T41">אפילו</text:span><text:span text:style-name="T42"> </text:span><text:span text:style-name="T41">שדה</text:span><text:span text:style-name="T42"> </text:span><text:span text:style-name="T41">בית</text:span><text:span text:style-name="T42"> </text:span><text:span text:style-name="T41">הבעל, דברי</text:span><text:span text:style-name="T42"> </text:span><text:span text:style-name="T41">רבי</text:span><text:span text:style-name="T42"> </text:span><text:span text:style-name="T41">מאיר; </text:span></text:p>
      <text:p text:style-name="P33">רבי<text:span text:style-name="T1"> </text:span>יהודה<text:span text:style-name="T1"> </text:span>אומר: אין<text:span text:style-name="T1"> </text:span>משקין<text:span text:style-name="T1"> </text:span>אלא<text:span text:style-name="T1"> </text:span>שדה<text:span text:style-name="T1"> </text:span>בית<text:span text:style-name="T1"> </text:span>השלחין<text:span text:style-name="T1"> </text:span>שחרבה. </text:p>
      <text:p text:style-name="P33">רבי<text:span text:style-name="T1"> </text:span>אלעזר<text:span text:style-name="T1"> </text:span>בן<text:span text:style-name="T1"> </text:span>עזריה<text:span text:style-name="T1"> </text:span>אומר: לא<text:span text:style-name="T1"> </text:span>כך<text:span text:style-name="T1"> </text:span>ולא<text:span text:style-name="T1"> </text:span>כך. </text:p>
      <text:p text:style-name="P34"><text:span text:style-name="T41">יתר</text:span><text:span text:style-name="T42"> </text:span><text:span text:style-name="T41">על</text:span><text:span text:style-name="T42"> </text:span><text:span text:style-name="T41">כן</text:span><text:span text:style-name="T42"> </text:span><text:span text:style-name="T41">אמר</text:span><text:span text:style-name="T42"> </text:span><text:span text:style-name="T41">רבי</text:span><text:span text:style-name="T42"> </text:span><text:span text:style-name="T41">יהודה: לא</text:span><text:span text:style-name="T42"> </text:span><text:span text:style-name="T41">יפנה</text:span><text:span text:style-name="T42"> </text:span><text:span text:style-name="T41">אדם</text:span><text:span text:style-name="T42"> </text:span><text:span text:style-name="T41">אמת</text:span><text:span text:style-name="T42"> </text:span><text:span text:style-name="T41">המים</text:span><text:span text:style-name="T42"> </text:span><text:span text:style-name="T41">וישקה</text:span><text:span text:style-name="T42"> </text:span><text:span text:style-name="T41">לגינתו</text:span><text:span text:style-name="T42"> </text:span><text:span text:style-name="T41">ולחורבתו</text:span><text:span text:style-name="T42"> </text:span><text:span text:style-name="T41">בחולו</text:span><text:span text:style-name="T42"> </text:span><text:span text:style-name="T41">של</text:span><text:span text:style-name="T42"> </text:span><text:span text:style-name="T41">מועד.</text:span>'</text:p>
      <text:p text:style-name="P5">מאי<text:span text:style-name="T1"> </text:span>חרבה<text:span text:style-name="T1"> </text:span>אילימא<text:span text:style-name="T1"> </text:span>חרבה<text:span text:style-name="T1"> </text:span>ממש<text:span text:style-name="T1"> </text:span><text:span text:style-name="T7">(</text:span><text:span text:style-name="T12">שנעשה</text:span><text:span text:style-name="T15"> </text:span><text:span text:style-name="T12">בור</text:span><text:span text:style-name="T7">)</text:span>, למה<text:span text:style-name="T1"> </text:span>לי<text:span text:style-name="T1"> </text:span>דמשקי<text:span text:style-name="T1"> </text:span>לה<text:span text:style-name="T1"> </text:span><text:span text:style-name="T7">(</text:span><text:span text:style-name="T12">דהא</text:span><text:span text:style-name="T15"> </text:span><text:span text:style-name="T12">אין</text:span><text:span text:style-name="T15"> </text:span><text:span text:style-name="T12">לה</text:span><text:span text:style-name="T15"> </text:span><text:span text:style-name="T12">תקנה</text:span><text:span text:style-name="T15"> </text:span><text:span text:style-name="T12">לעולם</text:span><text:span text:style-name="T7">)</text:span>?</text:p>
      <text:p text:style-name="P5">אמר<text:span text:style-name="T1"> </text:span>אביי: שחרבה<text:span text:style-name="T1"> </text:span>ממעיין<text:span text:style-name="T1"> </text:span>זה<text:span text:style-name="T1"> </text:span>ויצא<text:span text:style-name="T1"> </text:span>לה<text:span text:style-name="T1"> </text:span>מעיין<text:span text:style-name="T1"> </text:span>אחר<text:span text:style-name="T1"> </text:span><text:span text:style-name="T7">(</text:span><text:span text:style-name="T12">שחרב</text:span><text:span text:style-name="T15"> </text:span><text:span text:style-name="T12">מעיינה</text:span><text:span text:style-name="T15"> </text:span><text:span text:style-name="T12">שרגילה</text:span><text:span text:style-name="T15"> </text:span><text:span text:style-name="T12">לשתות</text:span><text:span text:style-name="T15"> </text:span><text:span text:style-name="T12">ממנו: דכיון</text:span><text:span text:style-name="T15"> </text:span><text:span text:style-name="T12">שרגילה</text:span><text:span text:style-name="T15"> </text:span><text:span text:style-name="T12">לשתות, אי</text:span><text:span text:style-name="T15"> </text:span><text:span text:style-name="T12">לא</text:span><text:span text:style-name="T15"> </text:span><text:span text:style-name="T12">משקה</text:span><text:span text:style-name="T15"> </text:span><text:span text:style-name="T12">לה</text:span><text:span text:style-name="T15"> </text:span><text:span text:style-name="T12">עכשיו</text:span><text:span text:style-name="T15"> </text:span><text:span text:style-name="T12">אית</text:span><text:span text:style-name="T15"> </text:span><text:span text:style-name="T12">ליה</text:span><text:span text:style-name="T15"> </text:span><text:span text:style-name="T12">פסידא</text:span><text:span text:style-name="T15"> </text:span><text:span text:style-name="T12">יתירא</text:span><text:span text:style-name="T15"> </text:span><text:span text:style-name="T12">- אפילו</text:span><text:span text:style-name="T15"> </text:span><text:span text:style-name="T12">הכי</text:span><text:span text:style-name="T15"> </text:span><text:span text:style-name="T12">לא</text:span><text:span text:style-name="T15"> </text:span><text:span text:style-name="T12">שרי</text:span><text:span text:style-name="T15"> </text:span><text:span text:style-name="T12">רבי</text:span><text:span text:style-name="T15"> </text:span><text:span text:style-name="T12">יהודה</text:span><text:span text:style-name="T15"> </text:span><text:span text:style-name="T12">אלא</text:span><text:span text:style-name="T15"> </text:span><text:span text:style-name="T12">ממעיין</text:span><text:span text:style-name="T15"> </text:span><text:span text:style-name="T12">שיצא</text:span><text:span text:style-name="T15"> </text:span><text:span text:style-name="T12">לה, דלאו</text:span><text:span text:style-name="T15"> </text:span><text:span text:style-name="T12">טירחא</text:span><text:span text:style-name="T15"> </text:span><text:span text:style-name="T12">הוא, אבל</text:span><text:span text:style-name="T15"> </text:span><text:span text:style-name="T12">מי</text:span><text:span text:style-name="T15"> </text:span><text:span text:style-name="T12">גשמים</text:span><text:span text:style-name="T15"> </text:span><text:span text:style-name="T12">ומי</text:span><text:span text:style-name="T15"> </text:span><text:span text:style-name="T12">קילון</text:span><text:span text:style-name="T15"> </text:span><text:span text:style-name="T12">- דטירחא</text:span><text:span text:style-name="T15"> </text:span><text:span text:style-name="T12">הוא</text:span><text:span text:style-name="T15"> </text:span><text:span text:style-name="T12">- לא</text:span><text:span text:style-name="T15"> </text:span><text:span text:style-name="T12">שרי</text:span><text:span text:style-name="T15"> </text:span><text:span text:style-name="T12">אפילו</text:span><text:span text:style-name="T15"> </text:span><text:span text:style-name="T12">לבית</text:span><text:span text:style-name="T15"> </text:span><text:span text:style-name="T12">השלחין; ועוד</text:span><text:span text:style-name="T15"> </text:span><text:span text:style-name="T12">חזינן</text:span><text:span text:style-name="T15"> </text:span><text:span text:style-name="T12">דקאמר</text:span><text:span text:style-name="T15"> </text:span><text:span text:style-name="T12">רבי</text:span><text:span text:style-name="T15"> </text:span><text:span text:style-name="T12">יהודה</text:span><text:span text:style-name="T15"> </text:span><text:span text:style-name="T12">'</text:span><text:span text:style-name="T27">לא</text:span><text:span text:style-name="T28"> </text:span><text:span text:style-name="T27">יפנה</text:span><text:span text:style-name="T28"> </text:span><text:span text:style-name="T27">מים</text:span><text:span text:style-name="T28"> </text:span><text:span text:style-name="T12">כו', אלמא</text:span><text:span text:style-name="T15"> </text:span><text:span text:style-name="T12">דלא</text:span><text:span text:style-name="T15"> </text:span><text:span text:style-name="T12">שרי</text:span><text:span text:style-name="T15"> </text:span><text:span text:style-name="T12">רבי</text:span><text:span text:style-name="T15"> </text:span><text:span text:style-name="T12">יהודה</text:span><text:span text:style-name="T15"> </text:span><text:span text:style-name="T12">טירחא</text:span><text:span text:style-name="T15"> </text:span><text:span text:style-name="T12">יתירא; אלמא</text:span><text:span text:style-name="T15"> </text:span><text:span text:style-name="T12">מתניתין</text:span><text:span text:style-name="T15"> </text:span><text:span text:style-name="T12">- רבי</text:span><text:span text:style-name="T15"> </text:span><text:span text:style-name="T12">יהודה</text:span><text:span text:style-name="T15"> </text:span><text:span text:style-name="T12">היא, דהא</text:span><text:span text:style-name="T15"> </text:span><text:span text:style-name="T12">רבי</text:span><text:span text:style-name="T15"> </text:span><text:span text:style-name="T12">אלעזר</text:span><text:span text:style-name="T15"> </text:span><text:span text:style-name="T12">בן</text:span><text:span text:style-name="T15"> </text:span><text:span text:style-name="T12">עזריה</text:span><text:span text:style-name="T15"> </text:span><text:span text:style-name="T12">לא</text:span><text:span text:style-name="T15"> </text:span><text:span text:style-name="T12">שנא</text:span><text:span text:style-name="T15"> </text:span><text:span text:style-name="T12">חרב</text:span><text:span text:style-name="T15"> </text:span><text:span text:style-name="T12">מעיינה</text:span><text:span text:style-name="T15"> </text:span><text:span text:style-name="T12">ממעיין</text:span><text:span text:style-name="T15"> </text:span><text:span text:style-name="T12">שיצא</text:span><text:span text:style-name="T15"> </text:span><text:span text:style-name="T12">לה</text:span><text:span text:style-name="T15"> </text:span><text:span text:style-name="T12">בתחילה, ולא</text:span><text:span text:style-name="T15"> </text:span><text:span text:style-name="T12">שנא</text:span><text:span text:style-name="T15"> </text:span><text:span text:style-name="T12">לא</text:span><text:span text:style-name="T15"> </text:span><text:span text:style-name="T12">חרב</text:span><text:span text:style-name="T15"> </text:span><text:span text:style-name="T12">- תרוייהו</text:span><text:span text:style-name="T15"> </text:span><text:span text:style-name="T12">אסר</text:span><text:span text:style-name="T7">)</text:span>.</text:p>
      <text:p text:style-name="P5">'<text:span text:style-name="T41">רבי</text:span><text:span text:style-name="T42"> </text:span><text:span text:style-name="T41">אלעזר</text:span><text:span text:style-name="T42"> </text:span><text:span text:style-name="T41">בן</text:span><text:span text:style-name="T42"> </text:span><text:span text:style-name="T41">עזריה</text:span><text:span text:style-name="T42"> </text:span><text:span text:style-name="T41">אומר: לא</text:span><text:span text:style-name="T42"> </text:span><text:span text:style-name="T41">כך</text:span><text:span text:style-name="T42"> </text:span><text:span text:style-name="T41">ולא</text:span><text:span text:style-name="T42"> </text:span><text:span text:style-name="T41">כך</text:span>': לא<text:span text:style-name="T1"> </text:span>שנא<text:span text:style-name="T1"> </text:span>חרב<text:span text:style-name="T1"> </text:span>מעיינה<text:span text:style-name="T1"> </text:span>ולא<text:span text:style-name="T1"> </text:span>שנא<text:span text:style-name="T1"> </text:span>לא<text:span text:style-name="T1"> </text:span>חרב<text:span text:style-name="T1"> </text:span>מעיינה, מעיין<text:span text:style-name="T1"> </text:span>שיצא<text:span text:style-name="T1"> </text:span>בתחילה<text:span text:style-name="T1"> – </text:span>לא; וממאי? דלמא<text:span text:style-name="T1"> </text:span>עד<text:span text:style-name="T1"> </text:span>כאן<text:span text:style-name="T1"> </text:span>לא<text:span text:style-name="T1"> </text:span>קאמר<text:span text:style-name="T1"> </text:span>רבי<text:span text:style-name="T1"> </text:span>יהודה<text:span text:style-name="T1"> </text:span>'בית<text:span text:style-name="T1"> </text:span>השלחין<text:span text:style-name="T1"> – </text:span>אִין, בית<text:span text:style-name="T1"> </text:span>הבעל<text:span text:style-name="T1"> – </text:span>לא' אלא<text:span text:style-name="T1"> </text:span>מעיין<text:span text:style-name="T1"> </text:span>שיצא<text:span text:style-name="T1"> </text:span>בתחילה,</text:p>
      <text:p text:style-name="P5"/>
      <text:p text:style-name="P5">(מועד<text:span text:style-name="T1"> </text:span>קטן<text:span text:style-name="T1"> </text:span>ב,ב)</text:p>
      <text:p text:style-name="P5">דלמא<text:span text:style-name="T1"> </text:span>אתי<text:span text:style-name="T1"> </text:span>לאינפולי, אבל<text:span text:style-name="T1"> </text:span>מעיין<text:span text:style-name="T1"> </text:span>שלא<text:span text:style-name="T1"> </text:span>יצא<text:span text:style-name="T1"> </text:span>בתחילה<text:span text:style-name="T1"> </text:span>- דלא<text:span text:style-name="T1"> </text:span>אתי<text:span text:style-name="T1"> </text:span>לאינפולי<text:span text:style-name="T1"> </text:span>- אפילו<text:span text:style-name="T1"> </text:span>בית<text:span text:style-name="T1"> </text:span>הבעל<text:span text:style-name="T1"> </text:span>נמי<text:span text:style-name="T1"> </text:span><text:span text:style-name="T7">(</text:span><text:span text:style-name="T12">רבי</text:span><text:span text:style-name="T15"> </text:span><text:span text:style-name="T12">יהודה, ומתניתין, דקתני</text:span><text:span text:style-name="T15"> </text:span><text:span text:style-name="T12">נמי</text:span><text:span text:style-name="T15"> </text:span><text:span text:style-name="T12">ממעיין</text:span><text:span text:style-name="T15"> </text:span><text:span text:style-name="T12">שלא</text:span><text:span text:style-name="T15"> </text:span><text:span text:style-name="T12">יצא</text:span><text:span text:style-name="T15"> </text:span><text:span text:style-name="T12">בתחילה</text:span><text:span text:style-name="T15"> </text:span><text:span text:style-name="T12">'בית</text:span><text:span text:style-name="T15"> </text:span><text:span text:style-name="T12">השלחין</text:span><text:span text:style-name="T15"> </text:span><text:span text:style-name="T12">אִין, בית</text:span><text:span text:style-name="T15"> </text:span><text:span text:style-name="T12">הבעל</text:span><text:span text:style-name="T15"> </text:span><text:span text:style-name="T12">לא' - לאו</text:span><text:span text:style-name="T15"> </text:span><text:span text:style-name="T12">רבי</text:span><text:span text:style-name="T15"> </text:span><text:span text:style-name="T12">יהודה</text:span><text:span text:style-name="T15"> </text:span><text:span text:style-name="T12">היא</text:span><text:span text:style-name="T7">)</text:span>?</text:p>
      <text:p text:style-name="P5">אם<text:span text:style-name="T1"> </text:span>כן<text:span text:style-name="T1"> </text:span>מתניתין<text:span text:style-name="T1"> </text:span>אמאן<text:span text:style-name="T1"> </text:span>תרמייה<text:span text:style-name="T1"> </text:span><text:span text:style-name="T7">(</text:span><text:span text:style-name="T12">לא</text:span><text:span text:style-name="T15"> </text:span><text:span text:style-name="T12">רבי</text:span><text:span text:style-name="T15"> </text:span><text:span text:style-name="T12">אליעזר</text:span><text:span text:style-name="T15"> </text:span><text:span text:style-name="T12">בן</text:span><text:span text:style-name="T15"> </text:span><text:span text:style-name="T12">יעקב, כדאמרן; ולא</text:span><text:span text:style-name="T15"> </text:span><text:span text:style-name="T12">כרבי</text:span><text:span text:style-name="T15"> </text:span><text:span text:style-name="T12">מאיר, דשרי</text:span><text:span text:style-name="T15"> </text:span><text:span text:style-name="T12">אפילו</text:span><text:span text:style-name="T15"> </text:span><text:span text:style-name="T12">בית</text:span><text:span text:style-name="T15"> </text:span><text:span text:style-name="T12">הבעל; ולא</text:span><text:span text:style-name="T15"> </text:span><text:span text:style-name="T12">כרבי</text:span><text:span text:style-name="T15"> </text:span><text:span text:style-name="T12">אלעזר</text:span><text:span text:style-name="T15"> </text:span><text:span text:style-name="T12">בן</text:span><text:span text:style-name="T15"> </text:span><text:span text:style-name="T12">עזריה, דאפילו</text:span><text:span text:style-name="T15"> </text:span><text:span text:style-name="T12">בית</text:span><text:span text:style-name="T15"> </text:span><text:span text:style-name="T12">השלחין</text:span><text:span text:style-name="T15"> </text:span><text:span text:style-name="T12">לא</text:span><text:span text:style-name="T15"> </text:span><text:span text:style-name="T12">שרי</text:span><text:span text:style-name="T15"> </text:span><text:span text:style-name="T12">ממעיין</text:span><text:span text:style-name="T15"> </text:span><text:span text:style-name="T12">שיצא</text:span><text:span text:style-name="T15"> </text:span><text:span text:style-name="T12">בתחילה</text:span><text:span text:style-name="T7">)</text:span>? אלא<text:span text:style-name="T1"> </text:span>לרבי<text:span text:style-name="T1"> </text:span>יהודה<text:span text:style-name="T1"> </text:span>לא<text:span text:style-name="T1"> </text:span>שנא<text:span text:style-name="T1"> </text:span>מעיין<text:span text:style-name="T1"> </text:span>שיצא<text:span text:style-name="T1"> </text:span>בתחילה<text:span text:style-name="T1"> </text:span>ולא<text:span text:style-name="T1"> </text:span>שנא<text:span text:style-name="T1"> </text:span>מעיין<text:span text:style-name="T1"> </text:span>שלא<text:span text:style-name="T1"> </text:span>יצא<text:span text:style-name="T1"> </text:span>בתחילה, בית<text:span text:style-name="T1"> </text:span>השלחין<text:span text:style-name="T1"> – </text:span>אִין, בית<text:span text:style-name="T1"> </text:span>הבעל<text:span text:style-name="T1"> – </text:span>לא<text:span text:style-name="T1"> </text:span><text:span text:style-name="T7">(</text:span><text:span text:style-name="T12">ומתניתין</text:span><text:span text:style-name="T15"> </text:span><text:span text:style-name="T12">- רבי</text:span><text:span text:style-name="T15"> </text:span><text:span text:style-name="T12">יהודה</text:span><text:span text:style-name="T15"> </text:span><text:span text:style-name="T12">היא</text:span><text:span text:style-name="T7">)</text:span>; והאי<text:span text:style-name="T1"> </text:span>דקתני<text:span text:style-name="T1"> </text:span>'מעיין<text:span text:style-name="T1"> </text:span>שיצא<text:span text:style-name="T1"> </text:span>בתחילה' - להודיעך<text:span text:style-name="T1"> </text:span>כחו<text:span text:style-name="T1"> </text:span>דרבי<text:span text:style-name="T1"> </text:span>מאיר, דאפילו<text:span text:style-name="T1"> </text:span>מעיין<text:span text:style-name="T1"> </text:span>היוצא<text:span text:style-name="T1"> </text:span>בתחילה<text:span text:style-name="T1"> </text:span>משקין<text:span text:style-name="T1"> </text:span>ממנו<text:span text:style-name="T1"> </text:span>אפילו<text:span text:style-name="T1"> </text:span>שדה<text:span text:style-name="T1"> </text:span>הבעל<text:span text:style-name="T1"> </text:span><text:span text:style-name="T7">(</text:span><text:span text:style-name="T12">שרי</text:span><text:span text:style-name="T7">)</text:span>.</text:p>
      <text:p text:style-name="P5"/>
      <text:p text:style-name="P5">אתמר: המנכש<text:span text:style-name="T1"> </text:span><text:span text:style-name="T7">(</text:span><text:span text:style-name="T12">תולש</text:span><text:span text:style-name="T15"> </text:span><text:span text:style-name="T12">עשבים</text:span><text:span text:style-name="T15"> </text:span><text:span text:style-name="T12">רעים</text:span><text:span text:style-name="T15"> </text:span><text:span text:style-name="T12">מתוך</text:span><text:span text:style-name="T15"> </text:span><text:span text:style-name="T12">הטובים, וכי</text:span><text:span text:style-name="T15"> </text:span><text:span text:style-name="T12">עקרי</text:span><text:span text:style-name="T15"> </text:span><text:span text:style-name="T12">להו</text:span><text:span text:style-name="T15"> </text:span><text:span text:style-name="T12">- צמחי</text:span><text:span text:style-name="T15"> </text:span><text:span text:style-name="T12">הני</text:span><text:span text:style-name="T15"> </text:span><text:span text:style-name="T12">טפי</text:span><text:span text:style-name="T7">)</text:span> והמשקה<text:span text:style-name="T1"> </text:span>מים<text:span text:style-name="T1"> </text:span>לזרעים<text:span text:style-name="T1"> </text:span>בשבת<text:span text:style-name="T1"> </text:span><text:span text:style-name="T7">(</text:span><text:span text:style-name="T12">שזורק</text:span><text:span text:style-name="T15"> </text:span><text:span text:style-name="T12">מים</text:span><text:span text:style-name="T15"> </text:span><text:span text:style-name="T12">בעיקרי</text:span><text:span text:style-name="T15"> </text:span><text:span text:style-name="T12">העשבים</text:span><text:span text:style-name="T7">)</text:span>, משום<text:span text:style-name="T1"> </text:span>מאי<text:span text:style-name="T1"> </text:span>מתרינן<text:span text:style-name="T1"> </text:span>ביה<text:span text:style-name="T1"> </text:span><text:span text:style-name="T7">(</text:span><text:span text:style-name="T12">דמאי</text:span><text:span text:style-name="T15"> </text:span><text:span text:style-name="T12">מלאכה</text:span><text:span text:style-name="T15"> </text:span><text:span text:style-name="T12">קא</text:span><text:span text:style-name="T15"> </text:span><text:span text:style-name="T12">חשבינן</text:span><text:span text:style-name="T15"> </text:span><text:span text:style-name="T12">ליה? דודאי</text:span><text:span text:style-name="T15"> </text:span><text:span text:style-name="T12">קוצר</text:span><text:span text:style-name="T15"> </text:span><text:span text:style-name="T12">לא</text:span><text:span text:style-name="T15"> </text:span><text:span text:style-name="T12">חשבינן, שאינו</text:span><text:span text:style-name="T15"> </text:span><text:span text:style-name="T12">מתכוין</text:span><text:span text:style-name="T15"> </text:span><text:span text:style-name="T12">ליטול</text:span><text:span text:style-name="T15"> </text:span><text:span text:style-name="T12">העשבים</text:span><text:span text:style-name="T15"> </text:span><text:span text:style-name="T12">אלא</text:span><text:span text:style-name="T15"> </text:span><text:span text:style-name="T12">לתקן</text:span><text:span text:style-name="T15"> </text:span><text:span text:style-name="T12">עשבים</text:span><text:span text:style-name="T15"> </text:span><text:span text:style-name="T12">הטובים</text:span><text:span text:style-name="T15"> </text:span><text:span text:style-name="T12">שבשדה</text:span><text:span text:style-name="T7">)</text:span>?</text:p>
      <text:p text:style-name="P5">רבה<text:span text:style-name="T1"> </text:span>אמר: משום<text:span text:style-name="T1"> </text:span>חורש.</text:p>
      <text:p text:style-name="P5">רב<text:span text:style-name="T1"> </text:span>יוסף<text:span text:style-name="T1"> </text:span>אמר: משום<text:span text:style-name="T1"> </text:span>זורע. </text:p>
      <text:p text:style-name="P5"><text:span text:style-name="T7">(</text:span><text:span text:style-name="T12">חורש</text:span><text:span text:style-name="T15"> </text:span><text:span text:style-name="T12">וזורע</text:span><text:span text:style-name="T15"> </text:span><text:span text:style-name="T12">וקוצר</text:span><text:span text:style-name="T15"> </text:span><text:span text:style-name="T12">- אבות</text:span><text:span text:style-name="T15"> </text:span><text:span text:style-name="T12">מלאכות</text:span><text:span text:style-name="T15"> </text:span><text:span text:style-name="T12">הן, בפרק</text:span><text:span text:style-name="T15"> </text:span><text:span text:style-name="T12">כלל</text:span><text:span text:style-name="T15"> </text:span><text:span text:style-name="T12">גדול</text:span><text:span text:style-name="T15"> </text:span><text:span text:style-name="T13">(שבת</text:span><text:span text:style-name="T16"> </text:span><text:span text:style-name="T13">דף</text:span><text:span text:style-name="T16"> </text:span><text:span text:style-name="T13">עג.)</text:span><text:span text:style-name="T7">)</text:span> </text:p>
      <text:p text:style-name="P5">אמר<text:span text:style-name="T1"> </text:span>רבה: כוותי<text:span text:style-name="T1"> </text:span>דידי<text:span text:style-name="T1"> </text:span>מסתברא: מה<text:span text:style-name="T1"> </text:span>דרכו<text:span text:style-name="T1"> </text:span>של<text:span text:style-name="T1"> </text:span>חורש<text:span text:style-name="T1"> </text:span>לרפויי<text:span text:style-name="T1"> </text:span><text:span text:style-name="T7">(</text:span><text:span text:style-name="T12">לרכך</text:span><text:span text:style-name="T7">)</text:span> ארעא<text:span text:style-name="T1"> </text:span>- האי<text:span text:style-name="T1"> </text:span>נמי<text:span text:style-name="T1"> </text:span>מרפויי<text:span text:style-name="T1"> </text:span>ארעא.</text:p>
      <text:p text:style-name="P5">אמר<text:span text:style-name="T1"> </text:span>רב<text:span text:style-name="T1"> </text:span>יוסף: כוותי<text:span text:style-name="T1"> </text:span>דידי<text:span text:style-name="T1"> </text:span>מסתברא: מה<text:span text:style-name="T1"> </text:span>דרכו<text:span text:style-name="T1"> </text:span>של<text:span text:style-name="T1"> </text:span>זורע<text:span text:style-name="T1"> </text:span>לצמוחי<text:span text:style-name="T1"> </text:span>פירא<text:span text:style-name="T1"> </text:span>- הכא<text:span text:style-name="T1"> </text:span>נמי<text:span text:style-name="T1"> </text:span>מצמח<text:span text:style-name="T1"> </text:span>פירא.</text:p>
      <text:p text:style-name="P5">אמר<text:span text:style-name="T1"> </text:span>ליה<text:span text:style-name="T1"> </text:span>אביי<text:span text:style-name="T1"> </text:span>לרבה: לדידך<text:span text:style-name="T1"> </text:span>קשיא<text:span text:style-name="T1"> </text:span>ולרב<text:span text:style-name="T1"> </text:span>יוסף<text:span text:style-name="T1"> </text:span>קשיא: לדידך<text:span text:style-name="T1"> </text:span>קשיא: משום<text:span text:style-name="T1"> </text:span>חורש<text:span text:style-name="T1"> </text:span>אִין, משום<text:span text:style-name="T1"> </text:span>זורע<text:span text:style-name="T1"> </text:span>לא<text:span text:style-name="T1"> </text:span><text:span text:style-name="T7">(</text:span><text:span text:style-name="T12">אמאי</text:span><text:span text:style-name="T15"> </text:span><text:span text:style-name="T12">לא</text:span><text:span text:style-name="T15"> </text:span><text:span text:style-name="T12">מיחייב</text:span><text:span text:style-name="T15"> </text:span><text:span text:style-name="T12">בתרווייהו? הא</text:span><text:span text:style-name="T15"> </text:span><text:span text:style-name="T12">עביד</text:span><text:span text:style-name="T15"> </text:span><text:span text:style-name="T12">תרווייהו, ואשכחינן</text:span><text:span text:style-name="T15"> </text:span><text:span text:style-name="T12">במלאכה</text:span><text:span text:style-name="T15"> </text:span><text:span text:style-name="T12">דמיחייב</text:span><text:span text:style-name="T15"> </text:span><text:span text:style-name="T12">תרתי</text:span><text:span text:style-name="T7">)</text:span>? לרב<text:span text:style-name="T1"> </text:span>יוסף<text:span text:style-name="T1"> </text:span>קשיא: משום<text:span text:style-name="T1"> </text:span>זורע<text:span text:style-name="T1"> </text:span>אִין<text:span text:style-name="T1"> </text:span>משום<text:span text:style-name="T1"> </text:span>חורש<text:span text:style-name="T1"> </text:span>לא? וכי<text:span text:style-name="T1"> </text:span>תימא<text:span text:style-name="T1"> </text:span>כל<text:span text:style-name="T1"> </text:span>היכא<text:span text:style-name="T1"> </text:span>דאיכא<text:span text:style-name="T1"> </text:span>תרתי<text:span text:style-name="T1"> </text:span>לא<text:span text:style-name="T1"> </text:span>מיחייב<text:span text:style-name="T1"> </text:span>אלא<text:span text:style-name="T1"> </text:span>חדא, והאמר<text:span text:style-name="T1"> </text:span>רב<text:span text:style-name="T1"> </text:span>כהנא: זומר<text:span text:style-name="T1"> </text:span>וצריך<text:span text:style-name="T1"> </text:span>לעצים<text:span text:style-name="T1"> </text:span><text:span text:style-name="T7">(</text:span><text:span text:style-name="T12">בשבת</text:span><text:span text:style-name="T7">)</text:span> חייב<text:span text:style-name="T1"> </text:span>שתים: אחת<text:span text:style-name="T1"> </text:span>משום<text:span text:style-name="T1"> </text:span>נוטע<text:span text:style-name="T1"> </text:span><text:span text:style-name="T7">(</text:span><text:span text:style-name="T12">דמשום</text:span><text:span text:style-name="T15"> </text:span><text:span text:style-name="T12">הזימור</text:span><text:span text:style-name="T15"> </text:span><text:span text:style-name="T12">גדלי</text:span><text:span text:style-name="T15"> </text:span><text:span text:style-name="T12">טפי</text:span><text:span text:style-name="T7">)</text:span> ואחת<text:span text:style-name="T1"> </text:span>משום<text:span text:style-name="T1"> </text:span>קוצר<text:span text:style-name="T1"> </text:span><text:span text:style-name="T7">(</text:span><text:span text:style-name="T12">שהרי</text:span><text:span text:style-name="T15"> </text:span><text:span text:style-name="T12">צריך</text:span><text:span text:style-name="T15"> </text:span><text:span text:style-name="T12">לעצים</text:span><text:span text:style-name="T7">)</text:span>?</text:p>
      <text:p text:style-name="P5">קשיא. </text:p>
      <text:p text:style-name="P5">איתיביה<text:span text:style-name="T1"> </text:span>רב<text:span text:style-name="T1"> </text:span>יוסף<text:span text:style-name="T1"> </text:span>לרבה: '<text:span text:style-name="T41">המנכש</text:span><text:span text:style-name="T42"> </text:span><text:span text:style-name="T41">והמחפה</text:span><text:span text:style-name="T42"> </text:span><text:span text:style-name="T7">(</text:span><text:span text:style-name="T12">שמכסה</text:span><text:span text:style-name="T15"> </text:span><text:span text:style-name="T12">את</text:span><text:span text:style-name="T15"> </text:span><text:span text:style-name="T12">הזרעים</text:span><text:span text:style-name="T15"> </text:span><text:span text:style-name="T12">בעפר</text:span><text:span text:style-name="T7">)</text:span><text:span text:style-name="T41"> לכלאים</text:span><text:span text:style-name="T42"> – </text:span><text:span text:style-name="T41">לוקה</text:span><text:span text:style-name="T42"> </text:span><text:span text:style-name="T7">(</text:span><text:span text:style-name="T12">משום</text:span><text:span text:style-name="T15"> </text:span><text:span text:style-name="T18">לא</text:span><text:span text:style-name="T15"> </text:span><text:span text:style-name="T18">תזרע</text:span><text:span text:style-name="T15"> </text:span><text:span text:style-name="T18">כלאים</text:span><text:span text:style-name="T15"> </text:span><text:span text:style-name="T13">(ויקרא</text:span><text:span text:style-name="T16"> </text:span><text:span text:style-name="T13">יט,יט)</text:span><text:span text:style-name="T7">)</text:span><text:span text:style-name="T41">; רבי</text:span><text:span text:style-name="T42"> </text:span><text:span text:style-name="T41">עקיבא</text:span><text:span text:style-name="T42"> </text:span><text:span text:style-name="T41">אומר: אף</text:span><text:span text:style-name="T42"> </text:span><text:span text:style-name="T41">המקיים</text:span><text:span text:style-name="T42"> </text:span><text:span text:style-name="T7">(</text:span><text:span text:style-name="T12">שרואה</text:span><text:span text:style-name="T15"> </text:span><text:span text:style-name="T12">כלאים</text:span><text:span text:style-name="T15"> </text:span><text:span text:style-name="T12">זרוע</text:span><text:span text:style-name="T15"> </text:span><text:span text:style-name="T12">ואינו</text:span><text:span text:style-name="T15"> </text:span><text:span text:style-name="T12">מבטלו</text:span><text:span text:style-name="T7">)</text:span>'; בשלמא<text:span text:style-name="T1"> </text:span>לדידי, דאמינא<text:span text:style-name="T1"> </text:span><text:span text:style-name="T7">(</text:span><text:span text:style-name="T12">דמנכש</text:span><text:span text:style-name="T15"> </text:span><text:span text:style-name="T12">הוי</text:span><text:span text:style-name="T7">)</text:span> משום<text:span text:style-name="T1"> </text:span>זורע<text:span text:style-name="T1"> </text:span>- היינו<text:span text:style-name="T1"> </text:span>דאסירא<text:span text:style-name="T1"> </text:span>זריעה<text:span text:style-name="T1"> </text:span>בכלאים<text:span text:style-name="T1"> </text:span><text:span text:style-name="T7">(</text:span><text:span text:style-name="T12">משום</text:span><text:span text:style-name="T15"> </text:span><text:span text:style-name="T12">הכי</text:span><text:span text:style-name="T15"> </text:span><text:span text:style-name="T12">מנכש</text:span><text:span text:style-name="T15"> </text:span><text:span text:style-name="T12">בכלאים</text:span><text:span text:style-name="T15"> </text:span><text:span text:style-name="T12">לוקה: דהא</text:span><text:span text:style-name="T15"> </text:span><text:span text:style-name="T12">אסירא</text:span><text:span text:style-name="T15"> </text:span><text:span text:style-name="T12">זריעה</text:span><text:span text:style-name="T15"> </text:span><text:span text:style-name="T12">בכלאים, דכתיב</text:span><text:span text:style-name="T15"> </text:span><text:span text:style-name="T18">לא</text:span><text:span text:style-name="T15"> </text:span><text:span text:style-name="T18">תזרע</text:span><text:span text:style-name="T7">)</text:span>, אלא<text:span text:style-name="T1"> </text:span>לדידך, דאמרת<text:span text:style-name="T1"> </text:span>משום<text:span text:style-name="T1"> </text:span>חורש<text:span text:style-name="T1"> </text:span>- חרישה<text:span text:style-name="T1"> </text:span>בכלאים<text:span text:style-name="T1"> </text:span><text:span text:style-name="T7">(</text:span><text:span text:style-name="T12">לצורך</text:span><text:span text:style-name="T15"> </text:span><text:span text:style-name="T12">זריעת</text:span><text:span text:style-name="T15"> </text:span><text:span text:style-name="T12">כלאים</text:span><text:span text:style-name="T7">)</text:span> מי<text:span text:style-name="T1"> </text:span>אסירא<text:span text:style-name="T1"> </text:span><text:span text:style-name="T7">(</text:span><text:span text:style-name="T12">דבשעת</text:span><text:span text:style-name="T15"> </text:span><text:span text:style-name="T12">חרישה</text:span><text:span text:style-name="T15"> </text:span><text:span text:style-name="T12">ליכא</text:span><text:span text:style-name="T15"> </text:span><text:span text:style-name="T12">כלאים</text:span><text:span text:style-name="T15"> </text:span><text:span text:style-name="T12">כלל</text:span><text:span text:style-name="T7">)</text:span>?</text:p>
      <text:p text:style-name="P5">אמר<text:span text:style-name="T1"> </text:span>ליה: <text:span text:style-name="T7">(</text:span><text:span text:style-name="T12">מנכש</text:span><text:span text:style-name="T15"> </text:span><text:span text:style-name="T12">אינו</text:span><text:span text:style-name="T15"> </text:span><text:span text:style-name="T12">לוקה</text:span><text:span text:style-name="T15"> </text:span><text:span text:style-name="T12">אלא</text:span><text:span text:style-name="T7">)</text:span> משום<text:span text:style-name="T1"> </text:span>מקיים. </text:p>
      <text:p text:style-name="P5"><text:soft-page-break/>והא<text:span text:style-name="T1"> </text:span>מדקתני<text:span text:style-name="T1"> </text:span>סיפא<text:span text:style-name="T1"> </text:span>'<text:span text:style-name="T41">רבי</text:span><text:span text:style-name="T42"> </text:span><text:span text:style-name="T41">עקיבא</text:span><text:span text:style-name="T42"> </text:span><text:span text:style-name="T41">אומר: אף</text:span><text:span text:style-name="T42"> </text:span><text:span text:style-name="T41">המקיים</text:span>' מכלל<text:span text:style-name="T1"> </text:span>דתנא<text:span text:style-name="T1"> </text:span>קמא<text:span text:style-name="T1"> </text:span>לאו<text:span text:style-name="T1"> </text:span>משום<text:span text:style-name="T1"> </text:span>מקיים<text:span text:style-name="T1"> </text:span>הוא?</text:p>
      <text:p text:style-name="P5">כולה<text:span text:style-name="T1"> </text:span>רבי<text:span text:style-name="T1"> </text:span>עקיבא<text:span text:style-name="T1"> </text:span>היא, ו'מאי<text:span text:style-name="T1"> </text:span>טעם' קאמר: מאי<text:span text:style-name="T1"> </text:span>טעם<text:span text:style-name="T1"> </text:span>המנכש<text:span text:style-name="T1"> </text:span>והמחפה<text:span text:style-name="T1"> </text:span>בכלאים<text:span text:style-name="T1"> </text:span>לוקה? - משום<text:span text:style-name="T1"> </text:span>מקיים, שרבי<text:span text:style-name="T1"> </text:span>עקיבא<text:span text:style-name="T1"> </text:span>אומר: אף<text:span text:style-name="T1"> </text:span>המקיים'.</text:p>
      <text:p text:style-name="P12"/>
      <text:p text:style-name="P5">מאי<text:span text:style-name="T1"> </text:span>טעמא<text:span text:style-name="T1"> </text:span>דרבי<text:span text:style-name="T1"> </text:span>עקיבא?</text:p>
      <text:p text:style-name="P5">דתניא<text:span text:style-name="T1"> </text:span><text:span text:style-name="T13">(ויקרא</text:span><text:span text:style-name="T16"> </text:span><text:span text:style-name="T13">יט,יט)</text:span><text:span text:style-name="T35"> </text:span><text:span text:style-name="T36">[את</text:span><text:span text:style-name="T2"> </text:span><text:span text:style-name="T36">חקתי</text:span><text:span text:style-name="T2"> </text:span><text:span text:style-name="T36">תשמרו</text:span><text:span text:style-name="T2"> </text:span><text:span text:style-name="T36">בהמתך</text:span><text:span text:style-name="T2"> </text:span><text:span text:style-name="T36">לא</text:span><text:span text:style-name="T2"> </text:span><text:span text:style-name="T36">תרביע</text:span><text:span text:style-name="T2"> </text:span><text:span text:style-name="T68">כלאים</text:span><text:span text:style-name="T70"> </text:span><text:span text:style-name="T68">שדך</text:span><text:span text:style-name="T70"> </text:span><text:span text:style-name="T68">לא</text:span><text:span text:style-name="T2"> </text:span><text:span text:style-name="T36">תזרע</text:span><text:span text:style-name="T2"> </text:span><text:span text:style-name="T36">כלאים</text:span><text:span text:style-name="T2"> </text:span><text:span text:style-name="T36">ובגד</text:span><text:span text:style-name="T2"> </text:span><text:span text:style-name="T36">כלאים</text:span><text:span text:style-name="T2"> </text:span><text:span text:style-name="T36">שעטנז</text:span><text:span text:style-name="T2"> </text:span><text:span text:style-name="T36">לא</text:span><text:span text:style-name="T2"> </text:span><text:span text:style-name="T36">יעלה</text:span><text:span text:style-name="T2"> </text:span><text:span text:style-name="T36">עליך]</text:span> '<text:span text:style-name="T35">שדך</text:span><text:span text:style-name="T1"> </text:span><text:span text:style-name="T35">לא</text:span><text:span text:style-name="T1"> </text:span><text:span text:style-name="T35">תזרע</text:span><text:span text:style-name="T1"> </text:span><text:span text:style-name="T35">כלאים</text:span>'<text:span text:style-name="T41">; אין</text:span><text:span text:style-name="T42"> </text:span><text:span text:style-name="T41">לי</text:span><text:span text:style-name="T42"> </text:span><text:span text:style-name="T41">אלא</text:span><text:span text:style-name="T42"> </text:span><text:span text:style-name="T41">זורע, מקיים</text:span><text:span text:style-name="T42"> </text:span><text:span text:style-name="T41">מניין?</text:span></text:p>
      <text:p text:style-name="P5"><text:span text:style-name="T41">תלמוד</text:span><text:span text:style-name="T42"> </text:span><text:span text:style-name="T41">לומר</text:span><text:span text:style-name="T42"> </text:span><text:span text:style-name="T41">'</text:span><text:span text:style-name="T45">כלאים</text:span><text:span text:style-name="T42"> </text:span><text:span text:style-name="T45">שדך</text:span><text:span text:style-name="T42"> </text:span><text:span text:style-name="T45">לא</text:span>' <text:span text:style-name="T7">(</text:span><text:span text:style-name="T12">ו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כתיב</text:span><text:span text:style-name="T15"> </text:span><text:span text:style-name="T18">לא</text:span><text:span text:style-name="T15"> </text:span><text:span text:style-name="T18">תזרע</text:span><text:span text:style-name="T15"> </text:span><text:span text:style-name="T18">כלאים</text:span><text:span text:style-name="T15"> </text:span><text:span text:style-name="T12">- גורעין</text:span><text:span text:style-name="T15"> </text:span><text:span text:style-name="T12">ודורשין: </text:span><text:span text:style-name="T18">לא</text:span><text:span text:style-name="T15"> </text:span><text:span text:style-name="T18">כלאים</text:span><text:span text:style-name="T15"> </text:span><text:span text:style-name="T18">- </text:span><text:span text:style-name="T12"><text:s/>לא</text:span><text:span text:style-name="T15"> </text:span><text:span text:style-name="T12">יהא</text:span><text:span text:style-name="T15"> </text:span><text:span text:style-name="T12">כלאים</text:span><text:span text:style-name="T15"> </text:span><text:span text:style-name="T12">מכל</text:span><text:span text:style-name="T15"> </text:span><text:span text:style-name="T12">מקום: שחייב</text:span><text:span text:style-name="T15"> </text:span><text:span text:style-name="T12">אתה</text:span><text:span text:style-name="T15"> </text:span><text:span text:style-name="T12">לבטלו</text:span><text:span text:style-name="T7">)</text:span>!</text:p>
      <text:p text:style-name="P13"/>
      <text:p text:style-name="P5">תנן: '<text:span text:style-name="T41">משקין</text:span><text:span text:style-name="T42"> </text:span><text:span text:style-name="T41">בית</text:span><text:span text:style-name="T42"> </text:span><text:span text:style-name="T41">השלחין</text:span><text:span text:style-name="T42"> </text:span><text:span text:style-name="T41">במועד</text:span><text:span text:style-name="T42"> </text:span><text:span text:style-name="T41">ובשביעית</text:span>'; בשלמא<text:span text:style-name="T1"> </text:span>מועד<text:span text:style-name="T1"> </text:span><text:span text:style-name="T7">(</text:span><text:span text:style-name="T12">משום</text:span><text:span text:style-name="T15"> </text:span><text:span text:style-name="T12">הכי</text:span><text:span text:style-name="T15"> </text:span><text:span text:style-name="T12">שרי</text:span><text:span text:style-name="T7">)</text:span>: משום<text:span text:style-name="T1"> </text:span>טירחא<text:span text:style-name="T1"> </text:span>הוא<text:span text:style-name="T1"> </text:span><text:span text:style-name="T7">(</text:span><text:span text:style-name="T12">דלא</text:span><text:span text:style-name="T15"> </text:span><text:span text:style-name="T12">אסיר</text:span><text:span text:style-name="T15"> </text:span><text:span text:style-name="T12">בשום</text:span><text:span text:style-name="T15"> </text:span><text:span text:style-name="T12">מלאכה</text:span><text:span text:style-name="T15"> </text:span><text:span text:style-name="T12">אלא</text:span><text:span text:style-name="T15"> </text:span><text:span text:style-name="T12">משום</text:span><text:span text:style-name="T15"> </text:span><text:span text:style-name="T12">טירחא</text:span><text:span text:style-name="T7">)</text:span>, ובמקום<text:span text:style-name="T1"> </text:span>פסידא<text:span text:style-name="T1"> </text:span>שרו<text:span text:style-name="T1"> </text:span>רבנן<text:span text:style-name="T1"> </text:span><text:span text:style-name="T7">(</text:span><text:span text:style-name="T12">גירסת</text:span><text:span text:style-name="T15"> </text:span><text:span text:style-name="T12">רש"י: </text:span><text:span text:style-name="T30">וכל</text:span><text:span text:style-name="T31"> </text:span><text:span text:style-name="T30">מקום</text:span><text:span text:style-name="T31"> </text:span><text:span text:style-name="T30">פסידא</text:span><text:span text:style-name="T31"> </text:span><text:span text:style-name="T30">שרו</text:span><text:span text:style-name="T31"> </text:span><text:span text:style-name="T30">רבנן</text:span><text:span text:style-name="T15"> </text:span><text:span text:style-name="T12">למיטרח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במקום</text:span><text:span text:style-name="T15"> </text:span><text:span text:style-name="T12">פסידא, כדפרשינן</text:span><text:span text:style-name="T15"> </text:span><text:span text:style-name="T12">לעיל</text:span><text:span text:style-name="T7">)</text:span>, אלא<text:span text:style-name="T1"> </text:span>שביעית<text:span text:style-name="T1"> </text:span>בין<text:span text:style-name="T1"> </text:span>למאן<text:span text:style-name="T1"> </text:span>דאמר<text:span text:style-name="T1"> </text:span>משום<text:span text:style-name="T1"> </text:span>זורע<text:span text:style-name="T1"> </text:span>ובין<text:span text:style-name="T1"> </text:span>למאן<text:span text:style-name="T1"> </text:span>דאמר<text:span text:style-name="T1"> </text:span>משום<text:span text:style-name="T1"> </text:span>חורש<text:span text:style-name="T1"> </text:span><text:span text:style-name="T7">(</text:span><text:span text:style-name="T12">דפליגי</text:span><text:span text:style-name="T15"> </text:span><text:span text:style-name="T12">רבה</text:span><text:span text:style-name="T15"> </text:span><text:span text:style-name="T12">ורב</text:span><text:span text:style-name="T15"> </text:span><text:span text:style-name="T12">יוסף</text:span><text:span text:style-name="T15"> </text:span><text:span text:style-name="T12">לעיל</text:span><text:span text:style-name="T15"> </text:span><text:span text:style-name="T12">במשקה</text:span><text:span text:style-name="T15"> </text:span><text:span text:style-name="T12">מים</text:span><text:span text:style-name="T15"> </text:span><text:span text:style-name="T12">לזרעים, דחד</text:span><text:span text:style-name="T15"> </text:span><text:span text:style-name="T12">אמר</text:span><text:span text:style-name="T15"> </text:span><text:span text:style-name="T12">משום</text:span><text:span text:style-name="T15"> </text:span><text:span text:style-name="T12">חורש</text:span><text:span text:style-name="T15"> </text:span><text:span text:style-name="T12">וחד</text:span><text:span text:style-name="T15"> </text:span><text:span text:style-name="T12">אמר</text:span><text:span text:style-name="T15"> </text:span><text:span text:style-name="T12">משום</text:span><text:span text:style-name="T15"> </text:span><text:span text:style-name="T12">זורע</text:span><text:span text:style-name="T7">)</text:span> - זריעה<text:span text:style-name="T1"> </text:span>וחרישה<text:span text:style-name="T1"> </text:span>בשביעית<text:span text:style-name="T1"> </text:span>מי<text:span text:style-name="T1"> </text:span>שרי<text:span text:style-name="T1"> </text:span><text:span text:style-name="T7">(</text:span><text:span text:style-name="T12">חרישה</text:span><text:span text:style-name="T15"> </text:span><text:span text:style-name="T12">בשביעית</text:span><text:span text:style-name="T15"> </text:span><text:span text:style-name="T12">מי</text:span><text:span text:style-name="T15"> </text:span><text:span text:style-name="T12">שרי? הא</text:span><text:span text:style-name="T15"> </text:span><text:span text:style-name="T12">נפקא</text:span><text:span text:style-name="T15"> </text:span><text:span text:style-name="T12">מ'</text:span><text:span text:style-name="T18">בחריש</text:span><text:span text:style-name="T15"> </text:span><text:span text:style-name="T18">ובקציר</text:span><text:span text:style-name="T15"> </text:span><text:span text:style-name="T18">תשבות</text:span><text:span text:style-name="T12">' </text:span><text:span text:style-name="T13">[שמות</text:span><text:span text:style-name="T16"> </text:span><text:span text:style-name="T13">לד,כא]</text:span><text:span text:style-name="T12">, דאמרינן: אם</text:span><text:span text:style-name="T15"> </text:span><text:span text:style-name="T12">אינו</text:span><text:span text:style-name="T15"> </text:span><text:span text:style-name="T12">ענין</text:span><text:span text:style-name="T15"> </text:span><text:span text:style-name="T12">לשבת</text:span><text:span text:style-name="T15"> </text:span><text:span text:style-name="T12">- שאינו</text:span><text:span text:style-name="T15"> </text:span><text:span text:style-name="T12">צריך, שהרי</text:span><text:span text:style-name="T15"> </text:span><text:span text:style-name="T12">כבר</text:span><text:span text:style-name="T15"> </text:span><text:span text:style-name="T12">נאמר</text:span><text:span text:style-name="T15"> </text:span><text:span text:style-name="T19">[לא</text:span><text:span text:style-name="T17"> </text:span><text:span text:style-name="T19">תעשה] </text:span><text:span text:style-name="T18">כל</text:span><text:span text:style-name="T15"> </text:span><text:span text:style-name="T18">מלאכה</text:span><text:span text:style-name="T15"> </text:span><text:span text:style-name="T13">[שמות</text:span><text:span text:style-name="T16"> </text:span><text:span text:style-name="T13">כ,י]</text:span><text:span text:style-name="T12"> - תנהו</text:span><text:span text:style-name="T15"> </text:span><text:span text:style-name="T12">ענין</text:span><text:span text:style-name="T15"> </text:span><text:span text:style-name="T12">לשביעית</text:span><text:span text:style-name="T7">)</text:span>?</text:p>
      <text:p text:style-name="P5">אמר<text:span text:style-name="T1"> </text:span>אביי: בשביעית<text:span text:style-name="T1"> </text:span>בזמן<text:span text:style-name="T1"> </text:span>הזה<text:span text:style-name="T1"> </text:span><text:span text:style-name="T7">(</text:span><text:span text:style-name="T12">דרבנן</text:span><text:span text:style-name="T7">)</text:span>, ורבי<text:span text:style-name="T1"> </text:span>היא<text:span text:style-name="T1"> </text:span><text:span text:style-name="T7">(</text:span><text:span text:style-name="T12">דאמר</text:span><text:span text:style-name="T15"> </text:span><text:span text:style-name="T12">דהוא</text:span><text:span text:style-name="T15"> </text:span><text:span text:style-name="T12">מדרבנן, ומילתא</text:span><text:span text:style-name="T15"> </text:span><text:span text:style-name="T12">דפסידא</text:span><text:span text:style-name="T15"> </text:span><text:span text:style-name="T12">שרו</text:span><text:span text:style-name="T15"> </text:span><text:span text:style-name="T12">רבנן</text:span><text:span text:style-name="T7">)</text:span>, דתניא: '<text:span text:style-name="T41">רבי</text:span><text:span text:style-name="T42"> </text:span><text:span text:style-name="T41">אומר</text:span><text:span text:style-name="T42"> </text:span><text:span text:style-name="T13">(דברים</text:span><text:span text:style-name="T16"> </text:span><text:span text:style-name="T13">טו,ב)</text:span><text:span text:style-name="T45"> וזה</text:span><text:span text:style-name="T42"> </text:span><text:span text:style-name="T45">דבר</text:span><text:span text:style-name="T42"> </text:span><text:span text:style-name="T45">השמטה</text:span><text:span text:style-name="T42"> </text:span><text:span text:style-name="T45">שמוט</text:span><text:span text:style-name="T42"> </text:span><text:span text:style-name="T36">[כל</text:span><text:span text:style-name="T2"> </text:span><text:span text:style-name="T36">בעל</text:span><text:span text:style-name="T2"> </text:span><text:span text:style-name="T36">משה</text:span><text:span text:style-name="T2"> </text:span><text:span text:style-name="T36">ידו</text:span><text:span text:style-name="T2"> </text:span><text:span text:style-name="T36">אשר</text:span><text:span text:style-name="T2"> </text:span><text:span text:style-name="T36">ישה</text:span><text:span text:style-name="T2"> </text:span><text:span text:style-name="T36">ברעהו</text:span><text:span text:style-name="T2"> </text:span><text:span text:style-name="T36">לא</text:span><text:span text:style-name="T2"> </text:span><text:span text:style-name="T36">יגש</text:span><text:span text:style-name="T2"> </text:span><text:span text:style-name="T36">את</text:span><text:span text:style-name="T2"> </text:span><text:span text:style-name="T36">רעהו</text:span><text:span text:style-name="T2"> </text:span><text:span text:style-name="T36">ואת</text:span><text:span text:style-name="T2"> </text:span><text:span text:style-name="T36">אחיו</text:span><text:span text:style-name="T2"> </text:span><text:span text:style-name="T36">כי</text:span><text:span text:style-name="T2"> </text:span><text:span text:style-name="T36">קרא</text:span><text:span text:style-name="T2"> </text:span><text:span text:style-name="T36">שמטה</text:span><text:span text:style-name="T2"> </text:span><text:span text:style-name="T36">לה']</text:span><text:span text:style-name="T41"> </text:span><text:span text:style-name="T12">(כתיב</text:span><text:span text:style-name="T15"> </text:span><text:span text:style-name="T12">בהשמטת</text:span><text:span text:style-name="T15"> </text:span><text:span text:style-name="T12">כספים; אמאי</text:span><text:span text:style-name="T15"> </text:span><text:span text:style-name="T12">כתיב</text:span><text:span text:style-name="T15"> </text:span><text:span text:style-name="T12">תרי</text:span><text:span text:style-name="T15"> </text:span><text:span text:style-name="T12">זימני</text:span><text:span text:style-name="T15"> </text:span><text:span text:style-name="T12">'</text:span><text:span text:style-name="T18">שמטה</text:span><text:span text:style-name="T12">' '</text:span><text:span text:style-name="T18">שמוט</text:span><text:span text:style-name="T12">')</text:span><text:span text:style-name="T41"> - בשתי</text:span><text:span text:style-name="T42"> </text:span><text:span text:style-name="T41">שמיטות</text:span><text:span text:style-name="T42"> </text:span><text:span text:style-name="T41">הכתוב</text:span><text:span text:style-name="T42"> </text:span><text:span text:style-name="T41">מדבר: אחת</text:span><text:span text:style-name="T42"> </text:span><text:span text:style-name="T41">שמיטת</text:span><text:span text:style-name="T42"> </text:span><text:span text:style-name="T41">קרקע</text:span><text:span text:style-name="T42"> </text:span><text:span text:style-name="T41">ואחת</text:span><text:span text:style-name="T42"> </text:span><text:span text:style-name="T41">שמיטת</text:span><text:span text:style-name="T42"> </text:span><text:span text:style-name="T41">כספים: בזמן</text:span><text:span text:style-name="T42"> </text:span><text:span text:style-name="T41">שאתה</text:span><text:span text:style-name="T42"> </text:span><text:span text:style-name="T41">משמט</text:span><text:span text:style-name="T42"> </text:span><text:span text:style-name="T41">קרקע</text:span><text:span text:style-name="T42"> </text:span><text:span text:style-name="T41">- אתה</text:span><text:span text:style-name="T42"> </text:span><text:span text:style-name="T41">משמט</text:span><text:span text:style-name="T42"> </text:span><text:span text:style-name="T41">כספים, ובזמן</text:span><text:span text:style-name="T42"> </text:span><text:span text:style-name="T41">שאי</text:span><text:span text:style-name="T42"> </text:span><text:span text:style-name="T41">אתה</text:span><text:span text:style-name="T42"> </text:span><text:span text:style-name="T41">משמט</text:span><text:span text:style-name="T42"> </text:span><text:span text:style-name="T41">קרקע</text:span><text:span text:style-name="T42"> </text:span><text:span text:style-name="T12">(מכלל</text:span><text:span text:style-name="T15"> </text:span><text:span text:style-name="T12">דאיכא</text:span><text:span text:style-name="T15"> </text:span><text:span text:style-name="T12">זמן</text:span><text:span text:style-name="T15"> </text:span><text:span text:style-name="T12">דלא</text:span><text:span text:style-name="T15"> </text:span><text:span text:style-name="T12">משמט</text:span><text:span text:style-name="T15"> </text:span><text:span text:style-name="T12">קרקע, ואיזה</text:span><text:span text:style-name="T15"> </text:span><text:span text:style-name="T12">זה? - בזמן</text:span><text:span text:style-name="T15"> </text:span><text:span text:style-name="T12">הזה)</text:span><text:span text:style-name="T41"> - אי</text:span><text:span text:style-name="T42"> </text:span><text:span text:style-name="T41">אתה</text:span><text:span text:style-name="T42"> </text:span><text:span text:style-name="T41">משמט</text:span><text:span text:style-name="T42"> </text:span><text:span text:style-name="T41">כספים.</text:span>'</text:p>
      <text:p text:style-name="P5">רבא<text:span text:style-name="T1"> </text:span>אמר: אפילו<text:span text:style-name="T1"> </text:span>תימא<text:span text:style-name="T1"> </text:span>רבנן<text:span text:style-name="T1"> </text:span><text:span text:style-name="T7">(</text:span><text:span text:style-name="T12">דפליגי</text:span><text:span text:style-name="T15"> </text:span><text:span text:style-name="T12">עליה</text:span><text:span text:style-name="T15"> </text:span><text:span text:style-name="T12">דרבי, ואמרי</text:span><text:span text:style-name="T15"> </text:span><text:span text:style-name="T12">דשביעית</text:span><text:span text:style-name="T15"> </text:span><text:span text:style-name="T12">בזמן</text:span><text:span text:style-name="T15"> </text:span><text:span text:style-name="T12">הזה</text:span><text:span text:style-name="T15"> </text:span><text:span text:style-name="T12">דאורייתא</text:span><text:span text:style-name="T7">)</text:span>, אבות<text:span text:style-name="T1"> </text:span>אסר<text:span text:style-name="T1"> </text:span>רחמנא<text:span text:style-name="T1"> </text:span><text:span text:style-name="T7">(</text:span><text:span text:style-name="T12">בשביעית</text:span><text:span text:style-name="T7">)</text:span>,</text:p>
      <text:p text:style-name="P5"/>
      <text:p text:style-name="P5">(מועד<text:span text:style-name="T1"> </text:span>קטן<text:span text:style-name="T1"> </text:span>ג,א)</text:p>
      <text:p text:style-name="P5">תולדות<text:span text:style-name="T1"> </text:span><text:span text:style-name="T7">(</text:span><text:span text:style-name="T12">כגון</text:span><text:span text:style-name="T15"> </text:span><text:span text:style-name="T12">משקה</text:span><text:span text:style-name="T15"> </text:span><text:span text:style-name="T12">זרעים, שלא</text:span><text:span text:style-name="T15"> </text:span><text:span text:style-name="T12">היה</text:span><text:span text:style-name="T15"> </text:span><text:span text:style-name="T12">במשכן</text:span><text:span text:style-name="T7">)</text:span> לא<text:span text:style-name="T1"> </text:span>אסר<text:span text:style-name="T1"> </text:span>רחמנא, דכתיב<text:span text:style-name="T1"> </text:span><text:span text:style-name="T13">(ויקרא</text:span><text:span text:style-name="T16"> </text:span><text:span text:style-name="T13">כה,ד)</text:span><text:span text:style-name="T35"> ובשנה</text:span><text:span text:style-name="T1"> </text:span><text:span text:style-name="T35">השביעית</text:span><text:span text:style-name="T1"> </text:span><text:span text:style-name="T35">שבת</text:span><text:span text:style-name="T1"> </text:span><text:span text:style-name="T35">שבתון</text:span><text:span text:style-name="T1"> </text:span><text:span text:style-name="T35">יהיה</text:span><text:span text:style-name="T1"> </text:span><text:span text:style-name="T35">לארץ</text:span><text:span text:style-name="T1"> </text:span><text:span text:style-name="T36">[שבת</text:span><text:span text:style-name="T2"> </text:span><text:span text:style-name="T36">לה']</text:span><text:span text:style-name="T35"> שדך</text:span><text:span text:style-name="T1"> </text:span><text:span text:style-name="T35">לא</text:span><text:span text:style-name="T1"> </text:span><text:span text:style-name="T35">תזרע</text:span><text:span text:style-name="T1"> </text:span><text:span text:style-name="T36">[וכרמך</text:span><text:span text:style-name="T2"> </text:span><text:span text:style-name="T36">לא</text:span><text:span text:style-name="T2"> </text:span><text:span text:style-name="T36">תזמר</text:span><text:span text:style-name="T2"> </text:span><text:span text:style-name="T13">[פסוק</text:span><text:span text:style-name="T16"> </text:span><text:span text:style-name="T13">ה]</text:span><text:span text:style-name="T36"> את</text:span><text:span text:style-name="T2"> </text:span><text:span text:style-name="T36">ספיח</text:span><text:span text:style-name="T2"> </text:span><text:span text:style-name="T36">קצירך</text:span><text:span text:style-name="T2"> </text:span><text:span text:style-name="T36">לא</text:span><text:span text:style-name="T2"> </text:span><text:span text:style-name="T36">תקצור</text:span><text:span text:style-name="T2"> </text:span><text:span text:style-name="T36">ואת</text:span><text:span text:style-name="T2"> </text:span><text:span text:style-name="T36">ענבי</text:span><text:span text:style-name="T2"> </text:span><text:span text:style-name="T36">נזירך</text:span><text:span text:style-name="T2"> </text:span><text:span text:style-name="T36">לא</text:span><text:span text:style-name="T2"> </text:span><text:span text:style-name="T36">תבצר</text:span><text:span text:style-name="T2"> </text:span><text:span text:style-name="T36">שנת</text:span><text:span text:style-name="T2"> </text:span><text:span text:style-name="T36">שבתון</text:span><text:span text:style-name="T2"> </text:span><text:span text:style-name="T36">יהיה</text:span><text:span text:style-name="T2"> </text:span><text:span text:style-name="T36">לארץ]</text:span>; מכדי<text:span text:style-name="T1"> </text:span>זמירה<text:span text:style-name="T1"> </text:span>בכלל<text:span text:style-name="T1"> </text:span>זריעה<text:span text:style-name="T1"> </text:span><text:span text:style-name="T7">(</text:span><text:span text:style-name="T12">שדרכו</text:span><text:span text:style-name="T15"> </text:span><text:span text:style-name="T12">של</text:span><text:span text:style-name="T15"> </text:span><text:span text:style-name="T12">זומר</text:span><text:span text:style-name="T15"> </text:span><text:span text:style-name="T12">לצמוחי</text:span><text:span text:style-name="T15"> </text:span><text:span text:style-name="T12">פירי</text:span><text:span text:style-name="T15"> </text:span><text:span text:style-name="T12">כזורע</text:span><text:span text:style-name="T7">)</text:span>, ובצירה<text:span text:style-name="T1"> </text:span>בכלל<text:span text:style-name="T1"> </text:span>קצירה<text:span text:style-name="T1"> </text:span><text:span text:style-name="T7">(</text:span><text:span text:style-name="T12">בצירה</text:span><text:span text:style-name="T15"> </text:span><text:span text:style-name="T12">בענבים</text:span><text:span text:style-name="T15"> </text:span><text:span text:style-name="T12">כקצירה</text:span><text:span text:style-name="T15"> </text:span><text:span text:style-name="T12">בתבואה, וקצירה</text:span><text:span text:style-name="T15"> </text:span><text:span text:style-name="T12">- אב</text:span><text:span text:style-name="T15"> </text:span><text:span text:style-name="T12">מלאכה</text:span><text:span text:style-name="T15"> </text:span><text:span text:style-name="T12">היא, בפרק</text:span><text:span text:style-name="T15"> </text:span><text:span text:style-name="T12">'כלל</text:span><text:span text:style-name="T15"> </text:span><text:span text:style-name="T12">גדול' </text:span><text:span text:style-name="T13">(שבת</text:span><text:span text:style-name="T16"> </text:span><text:span text:style-name="T13">דף</text:span><text:span text:style-name="T16"> </text:span><text:span text:style-name="T13">עג.)</text:span><text:span text:style-name="T12">; בצירה</text:span><text:span text:style-name="T15"> </text:span><text:span text:style-name="T12">בכלל</text:span><text:span text:style-name="T15"> </text:span><text:span text:style-name="T12">קצירה, דשניהן</text:span><text:span text:style-name="T15"> </text:span><text:span text:style-name="T12">חותכין</text:span><text:span text:style-name="T7">)</text:span>; למאי<text:span text:style-name="T1"> </text:span>הלכתא<text:span text:style-name="T1"> </text:span>כתבינהו<text:span text:style-name="T1"> </text:span>רחמנא? – למימרא: דאהני<text:span text:style-name="T1"> </text:span>תולדות<text:span text:style-name="T1"> </text:span>מיחייב, אאחרנייתא<text:span text:style-name="T1"> </text:span>לא<text:span text:style-name="T1"> </text:span>מיחייב.</text:p>
      <text:p text:style-name="P5">ולא? והתניא<text:span text:style-name="T1"> </text:span><text:span text:style-name="T63">[דומה</text:span><text:span text:style-name="T64"> </text:span><text:span text:style-name="T63">לספרא</text:span><text:span text:style-name="T64"> </text:span><text:span text:style-name="T63">בהר</text:span><text:span text:style-name="T64"> </text:span><text:span text:style-name="T63">פרשתא</text:span><text:span text:style-name="T64"> </text:span><text:span text:style-name="T63">א</text:span><text:span text:style-name="T64"> </text:span><text:span text:style-name="T63">הלכה</text:span><text:span text:style-name="T64"> </text:span><text:span text:style-name="T63">ד-ה]</text:span>: '<text:span text:style-name="T13">(ויקרא</text:span><text:span text:style-name="T16"> </text:span><text:span text:style-name="T13">כה,ד)</text:span><text:span text:style-name="T35"> </text:span><text:span text:style-name="T36">[ובשנה</text:span><text:span text:style-name="T2"> </text:span><text:span text:style-name="T36">השביעית</text:span><text:span text:style-name="T2"> </text:span><text:span text:style-name="T36">שבת</text:span><text:span text:style-name="T2"> </text:span><text:span text:style-name="T36">שבתון</text:span><text:span text:style-name="T2"> </text:span><text:span text:style-name="T36">יהיה</text:span><text:span text:style-name="T2"> </text:span><text:span text:style-name="T36">לארץ</text:span><text:span text:style-name="T2"> </text:span><text:span text:style-name="T36">שבת</text:span><text:span text:style-name="T2"> </text:span><text:span text:style-name="T36">לה']</text:span><text:span text:style-name="T37"> שדך</text:span><text:span text:style-name="T3"> </text:span><text:span text:style-name="T37">לא</text:span><text:span text:style-name="T3"> </text:span><text:span text:style-name="T37">תזרע</text:span><text:span text:style-name="T3"> </text:span><text:span text:style-name="T37">וכרמך</text:span><text:span text:style-name="T3"> </text:span><text:span text:style-name="T37">לא</text:span><text:span text:style-name="T3"> </text:span><text:span text:style-name="T37">תזמור</text:span><text:span text:style-name="T59">; אין</text:span><text:span text:style-name="T3"> </text:span><text:span text:style-name="T59">לי</text:span><text:span text:style-name="T3"> </text:span><text:span text:style-name="T59">אלא</text:span><text:span text:style-name="T3"> </text:span><text:span text:style-name="T59">זירוע</text:span><text:span text:style-name="T3"> </text:span><text:span text:style-name="T59">וזימור</text:span><text:span text:style-name="T3"> </text:span><text:span text:style-name="T7">(</text:span><text:span text:style-name="T12">מחתך</text:span><text:span text:style-name="T15"> </text:span><text:span text:style-name="T12">ענפים</text:span><text:span text:style-name="T15"> </text:span><text:span text:style-name="T12">יבשין</text:span><text:span text:style-name="T15"> </text:span><text:span text:style-name="T12">של</text:span><text:span text:style-name="T15"> </text:span><text:span text:style-name="T12">גפן</text:span><text:span text:style-name="T7">)</text:span><text:span text:style-name="T59">, מנין</text:span><text:span text:style-name="T3"> </text:span><text:span text:style-name="T59">לניכוש</text:span><text:span text:style-name="T3"> </text:span><text:span text:style-name="T59">ולעידור</text:span><text:span text:style-name="T3"> </text:span><text:span text:style-name="T7">(</text:span><text:span text:style-name="T12">שחופר</text:span><text:span text:style-name="T15"> </text:span><text:span text:style-name="T12">תחת</text:span><text:span text:style-name="T15"> </text:span><text:span text:style-name="T12">הגפנים</text:span><text:span text:style-name="T15"> </text:span><text:span text:style-name="T12">לרפויי</text:span><text:span text:style-name="T15"> </text:span><text:span text:style-name="T12">ארעא</text:span><text:span text:style-name="T7">)</text:span><text:span text:style-name="T59"> ולכיסוח</text:span><text:span text:style-name="T3"> </text:span><text:span text:style-name="T7">(</text:span><text:span text:style-name="T12">בעשבים, שחותך</text:span><text:span text:style-name="T15"> </text:span><text:span text:style-name="T12">הרעים</text:span><text:span text:style-name="T15"> </text:span><text:span text:style-name="T12">מן</text:span><text:span text:style-name="T15"> </text:span><text:span text:style-name="T12">הטובים; ולא</text:span><text:span text:style-name="T15"> </text:span><text:span text:style-name="T12">היינו</text:span><text:span text:style-name="T15"> </text:span><text:span text:style-name="T12">'ניכוש', דמעקר</text:span><text:span text:style-name="T15"> </text:span><text:span text:style-name="T12">העיקרים</text:span><text:span text:style-name="T15"> </text:span><text:span text:style-name="T12">מן</text:span><text:span text:style-name="T15"> </text:span><text:span text:style-name="T12">הקרקע; דלזה</text:span><text:span text:style-name="T15"> </text:span><text:span text:style-name="T12">אין</text:span><text:span text:style-name="T15"> </text:span><text:span text:style-name="T12">עוקרין</text:span><text:span text:style-name="T15"> </text:span><text:span text:style-name="T12">אלא</text:span><text:span text:style-name="T15"> </text:span><text:span text:style-name="T12">חותכין</text:span><text:span text:style-name="T15"> </text:span><text:span text:style-name="T12">למעלה</text:span><text:span text:style-name="T7">)</text:span><text:span text:style-name="T59">?</text:span></text:p>
      <text:p text:style-name="P5"><text:span text:style-name="T59">תלמוד</text:span><text:span text:style-name="T3"> </text:span><text:span text:style-name="T59">לומר: '</text:span><text:span text:style-name="T37">שדך</text:span><text:span text:style-name="T3"> </text:span><text:span text:style-name="T37">לא</text:span><text:span text:style-name="T59">' '</text:span><text:span text:style-name="T37">כרמך</text:span><text:span text:style-name="T3"> </text:span><text:span text:style-name="T37">לא</text:span><text:span text:style-name="T59">' </text:span><text:span text:style-name="T7">(</text:span><text:span text:style-name="T12">מדלא</text:span><text:span text:style-name="T15"> </text:span><text:span text:style-name="T12">כתיב</text:span><text:span text:style-name="T15"> </text:span><text:span text:style-name="T12">'לא</text:span><text:span text:style-name="T15"> </text:span><text:span text:style-name="T12">תזרע</text:span><text:span text:style-name="T15"> </text:span><text:span text:style-name="T12">שדך</text:span><text:span text:style-name="T15"> </text:span><text:span text:style-name="T12">לא</text:span><text:span text:style-name="T15"> </text:span><text:span text:style-name="T12">תזמור</text:span><text:span text:style-name="T15"> </text:span><text:span text:style-name="T12">כרמך', אלא</text:span><text:span text:style-name="T15"> </text:span><text:span text:style-name="T18">שדך</text:span><text:span text:style-name="T15"> </text:span><text:span text:style-name="T18">לא</text:span><text:span text:style-name="T15"> </text:span><text:span text:style-name="T18">תזרע</text:span><text:span text:style-name="T15"> </text:span><text:span text:style-name="T18">כרמך</text:span><text:span text:style-name="T15"> </text:span><text:span text:style-name="T18">לא</text:span><text:span text:style-name="T15"> </text:span><text:span text:style-name="T18">תזמור</text:span><text:span text:style-name="T15"> </text:span><text:span text:style-name="T12">- משמע</text:span><text:span text:style-name="T15"> </text:span><text:span text:style-name="T12">שדך</text:span><text:span text:style-name="T15"> </text:span><text:span text:style-name="T12">לא</text:span><text:span text:style-name="T15"> </text:span><text:span text:style-name="T12">כרמך</text:span><text:span text:style-name="T15"> </text:span><text:span text:style-name="T12">לא</text:span><text:span text:style-name="T7">)</text:span><text:span text:style-name="T59">: לא</text:span><text:span text:style-name="T3"> </text:span><text:span text:style-name="T59">כל</text:span><text:span text:style-name="T3"> </text:span><text:span text:style-name="T59">מלאכה</text:span><text:span text:style-name="T3"> </text:span><text:span text:style-name="T59">שבשדך</text:span><text:span text:style-name="T3"> </text:span><text:span text:style-name="T59">ולא</text:span><text:span text:style-name="T3"> </text:span><text:span text:style-name="T59">כל</text:span><text:span text:style-name="T3"> </text:span><text:span text:style-name="T59">מלאכה</text:span><text:span text:style-name="T3"> </text:span><text:span text:style-name="T59">שבכרמך;</text:span></text:p>
      <text:p text:style-name="P5"><text:span text:style-name="T59">מנין</text:span><text:span text:style-name="T3"> </text:span><text:span text:style-name="T59">שאין</text:span><text:span text:style-name="T3"> </text:span><text:span text:style-name="T59">מקרסמין</text:span><text:span text:style-name="T3"> </text:span><text:span text:style-name="T7">(</text:span><text:span text:style-name="T12">היינו</text:span><text:span text:style-name="T15"> </text:span><text:span text:style-name="T12">זימור, אלא</text:span><text:span text:style-name="T15"> </text:span><text:span text:style-name="T12">שקירסום</text:span><text:span text:style-name="T15"> </text:span><text:span text:style-name="T12">שייך</text:span><text:span text:style-name="T15"> </text:span><text:span text:style-name="T12">באילנות</text:span><text:span text:style-name="T7">)</text:span><text:span text:style-name="T59">, ואין</text:span><text:span text:style-name="T3"> </text:span><text:span text:style-name="T59">מזרדין</text:span><text:span text:style-name="T3"> </text:span><text:span text:style-name="T7">(</text:span><text:span text:style-name="T12">מחתך</text:span><text:span text:style-name="T15"> </text:span><text:span text:style-name="T12">ענפים</text:span><text:span text:style-name="T15"> </text:span><text:span text:style-name="T12">יבשים</text:span><text:span text:style-name="T15"> </text:span><text:span text:style-name="T12">ולחים</text:span><text:span text:style-name="T15"> </text:span><text:span text:style-name="T12">לפי</text:span><text:span text:style-name="T15"> </text:span><text:span text:style-name="T12">שיש</text:span><text:span text:style-name="T15"> </text:span><text:span text:style-name="T12">לאילן</text:span><text:span text:style-name="T15"> </text:span><text:span text:style-name="T12">ענפים</text:span><text:span text:style-name="T15"> </text:span><text:span text:style-name="T12">יותר</text:span><text:span text:style-name="T15"> </text:span><text:span text:style-name="T12">מדאי</text:span><text:span text:style-name="T7">)</text:span><text:span text:style-name="T59"> , ואין</text:span><text:span text:style-name="T3"> </text:span><text:span text:style-name="T59">מפסגין</text:span><text:span text:style-name="T3"> </text:span><text:span text:style-name="T7">(</text:span><text:span text:style-name="T12">סומכים</text:span><text:span text:style-name="T15"> </text:span><text:span text:style-name="T12">האילן</text:span><text:span text:style-name="T15"> </text:span><text:span text:style-name="T12">שהוא</text:span><text:span text:style-name="T15"> </text:span><text:span text:style-name="T12">רענן</text:span><text:span text:style-name="T15"> </text:span><text:span text:style-name="T12">יותר</text:span><text:span text:style-name="T15"> </text:span><text:span text:style-name="T12">מדאי</text:span><text:span text:style-name="T7">)</text:span><text:span text:style-name="T59"> באילן?</text:span></text:p>
      <text:p text:style-name="P6">תלמוד<text:span text:style-name="T1"> </text:span>לומר: '<text:span text:style-name="T35">שדך</text:span><text:span text:style-name="T1"> </text:span><text:span text:style-name="T35">לא</text:span>' '<text:span text:style-name="T35">כרמך</text:span><text:span text:style-name="T1"> </text:span><text:span text:style-name="T35">לא</text:span>' לא<text:span text:style-name="T1"> </text:span>כל<text:span text:style-name="T1"> </text:span>מלאכה<text:span text:style-name="T1"> </text:span>שבשדך, ולא<text:span text:style-name="T1"> </text:span>כל<text:span text:style-name="T1"> </text:span>מלאכה<text:span text:style-name="T1"> </text:span>שבכרמך;</text:p>
      <text:p text:style-name="P5"><text:span text:style-name="T59">מנין</text:span><text:span text:style-name="T3"> </text:span><text:span text:style-name="T59">שאין</text:span><text:span text:style-name="T3"> </text:span><text:span text:style-name="T59">מזבלין</text:span><text:span text:style-name="T3"> </text:span><text:span text:style-name="T7">(</text:span><text:span text:style-name="T12">מניחים</text:span><text:span text:style-name="T15"> </text:span><text:span text:style-name="T12">זבל</text:span><text:span text:style-name="T15"> </text:span><text:span text:style-name="T12">בעיקרי</text:span><text:span text:style-name="T15"> </text:span><text:span text:style-name="T12">האילן</text:span><text:span text:style-name="T7">)</text:span><text:span text:style-name="T59"> ואין</text:span><text:span text:style-name="T3"> </text:span><text:span text:style-name="T59">מפרקין</text:span><text:span text:style-name="T3"> </text:span><text:span text:style-name="T7">(</text:span><text:span text:style-name="T12">אבנים</text:span><text:span text:style-name="T15"> </text:span><text:span text:style-name="T12">שעל</text:span><text:span text:style-name="T15"> </text:span><text:span text:style-name="T12">עיקרי</text:span><text:span text:style-name="T15"> </text:span><text:span text:style-name="T12">האילן</text:span><text:span text:style-name="T7">)</text:span><text:span text:style-name="T59"> ואין</text:span><text:span text:style-name="T3"> </text:span><text:span text:style-name="T59">מאבקין</text:span><text:span text:style-name="T3"> </text:span><text:span text:style-name="T7">(</text:span><text:span text:style-name="T12">ששרשיו</text:span><text:span text:style-name="T15"> </text:span><text:span text:style-name="T12">נראין, ומכסין</text:span><text:span text:style-name="T15"> </text:span><text:span text:style-name="T12">אותו</text:span><text:span text:style-name="T15"> </text:span><text:span text:style-name="T12">באבק</text:span><text:span text:style-name="T7">)</text:span><text:span text:style-name="T59"> ואין</text:span><text:span text:style-name="T3"> </text:span><text:span text:style-name="T59">מעשנין</text:span><text:span text:style-name="T3"> </text:span><text:span text:style-name="T7">(</text:span><text:span text:style-name="T12">עושין</text:span><text:span text:style-name="T15"> </text:span><text:span text:style-name="T12">עשן</text:span><text:span text:style-name="T15"> </text:span><text:span text:style-name="T12">תחת</text:span><text:span text:style-name="T15"> </text:span><text:span text:style-name="T12">האילן</text:span><text:span text:style-name="T15"> </text:span><text:span text:style-name="T12">כדי</text:span><text:span text:style-name="T15"> </text:span><text:span text:style-name="T12">שינשרו</text:span><text:span text:style-name="T15"> </text:span><text:span text:style-name="T12">התולעים</text:span><text:span text:style-name="T15"> </text:span><text:span text:style-name="T12">שעליו</text:span><text:span text:style-name="T7">)</text:span><text:span text:style-name="T59"> באילן?</text:span></text:p>
      <text:p text:style-name="P6">תלמוד<text:span text:style-name="T1"> </text:span>לומר: '<text:span text:style-name="T35">שדך</text:span><text:span text:style-name="T1"> </text:span><text:span text:style-name="T35">לא</text:span>' '<text:span text:style-name="T35">כרמך</text:span><text:span text:style-name="T1"> </text:span><text:span text:style-name="T35">לא</text:span>' כל<text:span text:style-name="T1"> </text:span>מלאכה<text:span text:style-name="T1"> </text:span>שבשדך<text:span text:style-name="T1"> </text:span>לא, וכל<text:span text:style-name="T1"> </text:span>מלאכה<text:span text:style-name="T1"> </text:span>שבכרמך<text:span text:style-name="T1"> </text:span>לא;</text:p>
      <text:p text:style-name="P5"><text:soft-page-break/><text:span text:style-name="T59">יכול</text:span><text:span text:style-name="T3"> </text:span><text:span text:style-name="T59">לא</text:span><text:span text:style-name="T3"> </text:span><text:span text:style-name="T59">יקשקש</text:span><text:span text:style-name="T3"> </text:span><text:span text:style-name="T59">תחת</text:span><text:span text:style-name="T3"> </text:span><text:span text:style-name="T59">הזיתים</text:span><text:span text:style-name="T3"> </text:span><text:span text:style-name="T7">(</text:span><text:span text:style-name="T12">היינו</text:span><text:span text:style-name="T15"> </text:span><text:span text:style-name="T12">עידור, אלא</text:span><text:span text:style-name="T15"> </text:span><text:span text:style-name="T12">שעידור</text:span><text:span text:style-name="T15"> </text:span><text:span text:style-name="T12">בגפנים</text:span><text:span text:style-name="T15"> </text:span><text:span text:style-name="T12">וקשקוש</text:span><text:span text:style-name="T15"> </text:span><text:span text:style-name="T12">בזיתים</text:span><text:span text:style-name="T7">)</text:span><text:span text:style-name="T59">, ולא</text:span><text:span text:style-name="T3"> </text:span><text:span text:style-name="T59">יעדר</text:span><text:span text:style-name="T3"> </text:span><text:span text:style-name="T59">תחת</text:span><text:span text:style-name="T3"> </text:span><text:span text:style-name="T59">הגפנים, ולא</text:span><text:span text:style-name="T3"> </text:span><text:span text:style-name="T59">ימלא</text:span><text:span text:style-name="T3"> </text:span><text:span text:style-name="T59">נקעים</text:span><text:span text:style-name="T3"> </text:span><text:span text:style-name="T59">מים, ולא</text:span><text:span text:style-name="T3"> </text:span><text:span text:style-name="T59">יעשה</text:span><text:span text:style-name="T3"> </text:span><text:span text:style-name="T59">עוגיות</text:span><text:span text:style-name="T3"> </text:span><text:span text:style-name="T59">לגפנים</text:span><text:span text:style-name="T3"> </text:span><text:span text:style-name="T7">(</text:span><text:span text:style-name="T12">חופר</text:span><text:span text:style-name="T15"> </text:span><text:span text:style-name="T12">גומא</text:span><text:span text:style-name="T15"> </text:span><text:span text:style-name="T12">תחת</text:span><text:span text:style-name="T15"> </text:span><text:span text:style-name="T12">הגפן</text:span><text:span text:style-name="T15"> </text:span><text:span text:style-name="T12">ליתן</text:span><text:span text:style-name="T15"> </text:span><text:span text:style-name="T12">בו</text:span><text:span text:style-name="T15"> </text:span><text:span text:style-name="T12">מים</text:span><text:span text:style-name="T7">)</text:span><text:span text:style-name="T59">?</text:span></text:p>
      <text:p text:style-name="P5"><text:span text:style-name="T59">תלמוד</text:span><text:span text:style-name="T3"> </text:span><text:span text:style-name="T59">לומר: '</text:span><text:span text:style-name="T37">שדך</text:span><text:span text:style-name="T3"> </text:span><text:span text:style-name="T37">לא</text:span><text:span text:style-name="T3"> </text:span><text:span text:style-name="T37">תזרע</text:span><text:span text:style-name="T59">' זריעה</text:span><text:span text:style-name="T3"> </text:span><text:span text:style-name="T59">בכלל</text:span><text:span text:style-name="T3"> </text:span><text:span text:style-name="T59">היתה</text:span><text:span text:style-name="T3"> </text:span><text:span text:style-name="T7">(</text:span><text:span text:style-name="T13">ויקרא</text:span><text:span text:style-name="T16"> </text:span><text:span text:style-name="T13">כה,ד: </text:span><text:span text:style-name="T18">ובשנה</text:span><text:span text:style-name="T15"> </text:span><text:span text:style-name="T18">השביעית</text:span><text:span text:style-name="T15"> </text:span><text:span text:style-name="T18">שבת</text:span><text:span text:style-name="T15"> </text:span><text:span text:style-name="T18">שבתון</text:span><text:span text:style-name="T15"> </text:span><text:span text:style-name="T18">יהיה</text:span><text:span text:style-name="T15"> </text:span><text:span text:style-name="T18">לארץ</text:span><text:span text:style-name="T7">)</text:span><text:span text:style-name="T59">, ולמה</text:span><text:span text:style-name="T3"> </text:span><text:span text:style-name="T59">יצתה? להקיש</text:span><text:span text:style-name="T3"> </text:span><text:span text:style-name="T59">אליה</text:span><text:span text:style-name="T3"> </text:span><text:span text:style-name="T59">לומר</text:span><text:span text:style-name="T3"> </text:span><text:span text:style-name="T59">לך: מה</text:span><text:span text:style-name="T3"> </text:span><text:span text:style-name="T59">זריעה</text:span><text:span text:style-name="T3"> </text:span><text:span text:style-name="T59">מיוחדת</text:span><text:span text:style-name="T3"> </text:span><text:span text:style-name="T59">עבודה</text:span><text:span text:style-name="T3"> </text:span><text:span text:style-name="T59">שבשדה</text:span><text:span text:style-name="T3"> </text:span><text:span text:style-name="T59">ושבכרם</text:span><text:span text:style-name="T3"> </text:span><text:span text:style-name="T59">- אף</text:span><text:span text:style-name="T3"> </text:span><text:span text:style-name="T59">כל</text:span><text:span text:style-name="T3"> </text:span><text:span text:style-name="T59">שהיא</text:span><text:span text:style-name="T3"> </text:span><text:span text:style-name="T59">עבודה</text:span><text:span text:style-name="T3"> </text:span><text:span text:style-name="T59">שבשדה</text:span><text:span text:style-name="T3"> </text:span><text:span text:style-name="T59">ושבכרם</text:span><text:span text:style-name="T3"> </text:span><text:span text:style-name="T7">(</text:span><text:span text:style-name="T12">כגון</text:span><text:span text:style-name="T15"> </text:span><text:span text:style-name="T12">כל</text:span><text:span text:style-name="T15"> </text:span><text:span text:style-name="T12">הני</text:span><text:span text:style-name="T15"> </text:span><text:span text:style-name="T12">פרטי, יצא</text:span><text:span text:style-name="T15"> </text:span><text:span text:style-name="T12">קשקוש</text:span><text:span text:style-name="T15"> </text:span><text:span text:style-name="T12">ועידור</text:span><text:span text:style-name="T15"> </text:span><text:span text:style-name="T12">ומים</text:span><text:span text:style-name="T15"> </text:span><text:span text:style-name="T12">בנקעים</text:span><text:span text:style-name="T15"> </text:span><text:span text:style-name="T12">ועוגיות</text:span><text:span text:style-name="T15"> </text:span><text:span text:style-name="T12">שאינן</text:span><text:span text:style-name="T15"> </text:span><text:span text:style-name="T12">בשניהן</text:span><text:span text:style-name="T7">)</text:span>'! <text:span text:style-name="T7">(</text:span><text:span text:style-name="T12">ואם</text:span><text:span text:style-name="T15"> </text:span><text:span text:style-name="T12">תקשי: הא</text:span><text:span text:style-name="T15"> </text:span><text:span text:style-name="T12">אסר</text:span><text:span text:style-name="T15"> </text:span><text:span text:style-name="T12">עידור</text:span><text:span text:style-name="T15"> </text:span><text:span text:style-name="T12">לעיל? - קא</text:span><text:span text:style-name="T15"> </text:span><text:span text:style-name="T12">תריץ</text:span><text:span text:style-name="T15"> </text:span><text:span text:style-name="T12">לקמן</text:span><text:span text:style-name="T15"> </text:span><text:span text:style-name="T12">בעוגיות: הא</text:span><text:span text:style-name="T15"> </text:span><text:span text:style-name="T12">בחדתי</text:span><text:span text:style-name="T15"> </text:span><text:span text:style-name="T12">והא</text:span><text:span text:style-name="T15"> </text:span><text:span text:style-name="T12">בעתיקי, והוא</text:span><text:span text:style-name="T15"> </text:span><text:span text:style-name="T12">הדין</text:span><text:span text:style-name="T15"> </text:span><text:span text:style-name="T12">לעידור.</text:span><text:span text:style-name="T7">)</text:span> </text:p>
      <text:p text:style-name="P5"><text:span text:style-name="T7">(</text:span><text:span text:style-name="T12">כל</text:span><text:span text:style-name="T15"> </text:span><text:span text:style-name="T12">הני</text:span><text:span text:style-name="T7">)</text:span> מדרבנן<text:span text:style-name="T1"> </text:span><text:span text:style-name="T7">(</text:span><text:span text:style-name="T12">אבל</text:span><text:span text:style-name="T15"> </text:span><text:span text:style-name="T12">מדאורייתא</text:span><text:span text:style-name="T15"> </text:span><text:span text:style-name="T12">לא</text:span><text:span text:style-name="T15"> </text:span><text:span text:style-name="T12">הוי</text:span><text:span text:style-name="T15"> </text:span><text:span text:style-name="T12">אלא</text:span><text:span text:style-name="T15"> </text:span><text:span text:style-name="T12">זמירה</text:span><text:span text:style-name="T15"> </text:span><text:span text:style-name="T12">ובצירה, כדאמרינן</text:span><text:span text:style-name="T15"> </text:span><text:span text:style-name="T12">לעיל: הני</text:span><text:span text:style-name="T15"> – </text:span><text:span text:style-name="T12">אִין, מידי</text:span><text:span text:style-name="T15"> </text:span><text:span text:style-name="T12">אחרינא</text:span><text:span text:style-name="T15"> </text:span><text:span text:style-name="T12">- לא</text:span><text:span text:style-name="T7">)</text:span>, וקרא<text:span text:style-name="T1"> </text:span>אסמכתא<text:span text:style-name="T1"> </text:span>בעלמא.<text:span text:style-name="T12"> </text:span></text:p>
      <text:p text:style-name="P5">וקשקוש<text:span text:style-name="T1"> </text:span>בשביעית<text:span text:style-name="T1"> </text:span>מי<text:span text:style-name="T1"> </text:span>שרי? והא<text:span text:style-name="T1"> </text:span>כתיב<text:span text:style-name="T1"> </text:span><text:span text:style-name="T13">(שמות</text:span><text:span text:style-name="T16"> </text:span><text:span text:style-name="T13">כג,יא)</text:span><text:span text:style-name="T35"> והשביעית</text:span><text:span text:style-name="T1"> </text:span><text:span text:style-name="T35">תשמטנה</text:span><text:span text:style-name="T1"> </text:span><text:span text:style-name="T35">ונטשתה</text:span><text:span text:style-name="T1"> </text:span><text:span text:style-name="T36">[ואכלו</text:span><text:span text:style-name="T2"> </text:span><text:span text:style-name="T36">אביני</text:span><text:span text:style-name="T2"> </text:span><text:span text:style-name="T36">עמך</text:span><text:span text:style-name="T2"> </text:span><text:span text:style-name="T36">ויתרם</text:span><text:span text:style-name="T2"> </text:span><text:span text:style-name="T36">תאכל</text:span><text:span text:style-name="T2"> </text:span><text:span text:style-name="T36">חית</text:span><text:span text:style-name="T2"> </text:span><text:span text:style-name="T36">השדה</text:span><text:span text:style-name="T2"> </text:span><text:span text:style-name="T36">כן</text:span><text:span text:style-name="T2"> </text:span><text:span text:style-name="T36">תעשה</text:span><text:span text:style-name="T2"> </text:span><text:span text:style-name="T36">לכרמך</text:span><text:span text:style-name="T2"> </text:span><text:span text:style-name="T36">לזיתך]</text:span>: '<text:span text:style-name="T35">תשמטנה</text:span>' מלקשקש, '<text:span text:style-name="T35">ונטשתה</text:span>' מלסקל<text:span text:style-name="T1"> </text:span><text:span text:style-name="T7">(</text:span><text:span text:style-name="T12">להוציא</text:span><text:span text:style-name="T15"> </text:span><text:span text:style-name="T12">אבנים</text:span><text:span text:style-name="T15"> </text:span><text:span text:style-name="T12">מן</text:span><text:span text:style-name="T15"> </text:span><text:span text:style-name="T12">הכרם</text:span><text:span text:style-name="T7">)</text:span>!?</text:p>
      <text:p text:style-name="P5">אמר<text:span text:style-name="T1"> </text:span>רב<text:span text:style-name="T1"> </text:span>עוקבא<text:span text:style-name="T1"> </text:span>בר<text:span text:style-name="T1"> </text:span>חמא: תרי<text:span text:style-name="T1"> </text:span>'קשקושי' הוו: חד<text:span text:style-name="T1"> </text:span>אברויי<text:span text:style-name="T1"> </text:span>אילני, וחד<text:span text:style-name="T1"> </text:span>סתומי<text:span text:style-name="T1"> </text:span>פילי<text:span text:style-name="T1"> </text:span><text:span text:style-name="T7">(</text:span><text:span text:style-name="T12">שמסתם</text:span><text:span text:style-name="T15"> </text:span><text:span text:style-name="T12">בקעים</text:span><text:span text:style-name="T15"> </text:span><text:span text:style-name="T12">של</text:span><text:span text:style-name="T15"> </text:span><text:span text:style-name="T12">אילן</text:span><text:span text:style-name="T7">)</text:span>; אברויי<text:span text:style-name="T1"> </text:span>אילן<text:span text:style-name="T1"> – </text:span>אסור<text:span text:style-name="T1"> </text:span><text:span text:style-name="T7">(</text:span><text:span text:style-name="T12">דהוי</text:span><text:span text:style-name="T15"> </text:span><text:span text:style-name="T12">משום</text:span><text:span text:style-name="T15"> </text:span><text:span text:style-name="T12">רווחא; והאי</text:span><text:span text:style-name="T15"> </text:span><text:span text:style-name="T12">דשרי</text:span><text:span text:style-name="T15"> </text:span><text:span text:style-name="T12">קשקוש</text:span><text:span text:style-name="T15"> </text:span><text:span text:style-name="T12">- היינו</text:span><text:span text:style-name="T15"> </text:span><text:span text:style-name="T12">סתומי</text:span><text:span text:style-name="T15"> </text:span><text:span text:style-name="T12">פילי, והאי</text:span><text:span text:style-name="T15"> </text:span><text:span text:style-name="T12">דאסיר</text:span><text:span text:style-name="T15"> </text:span><text:span text:style-name="T12">- היינו</text:span><text:span text:style-name="T15"> </text:span><text:span text:style-name="T12">אברויי</text:span><text:span text:style-name="T15"> </text:span><text:span text:style-name="T12">אילני</text:span><text:span text:style-name="T7">)</text:span>; סתומי<text:span text:style-name="T1"> </text:span>פילי<text:span text:style-name="T1"> – </text:span>שרי<text:span text:style-name="T1"> </text:span><text:span text:style-name="T7">(</text:span><text:span text:style-name="T12">דאית</text:span><text:span text:style-name="T15"> </text:span><text:span text:style-name="T12">ביה</text:span><text:span text:style-name="T15"> </text:span><text:span text:style-name="T12">משום</text:span><text:span text:style-name="T15"> </text:span><text:span text:style-name="T12">פסידא</text:span><text:span text:style-name="T7">)</text:span>.<text:span text:style-name="T12"> </text:span></text:p>
      <text:p text:style-name="P14"/>
      <text:p text:style-name="P5">איתמר: החורש<text:span text:style-name="T1"> </text:span>בשביעית: רבי<text:span text:style-name="T1"> </text:span>יוחנן<text:span text:style-name="T1"> </text:span>ורבי<text:span text:style-name="T1"> </text:span>אלעזר, חד<text:span text:style-name="T1"> </text:span>אמר<text:span text:style-name="T1"> </text:span>לוקה<text:span text:style-name="T1"> </text:span>וחד<text:span text:style-name="T1"> </text:span>אמר<text:span text:style-name="T1"> </text:span>אינו<text:span text:style-name="T1"> </text:span>לוקה.</text:p>
      <text:p text:style-name="P5">לימא<text:span text:style-name="T1"> </text:span>בדרבי<text:span text:style-name="T1"> </text:span>אבין<text:span text:style-name="T1"> </text:span>אמר<text:span text:style-name="T1"> </text:span>רבי<text:span text:style-name="T1"> </text:span>אילעא<text:span text:style-name="T1"> </text:span>קמיפלגי, דאמר<text:span text:style-name="T1"> </text:span>רבי<text:span text:style-name="T1"> </text:span>אבין<text:span text:style-name="T1"> </text:span>אמר<text:span text:style-name="T1"> </text:span>רבי<text:span text:style-name="T1"> </text:span>אילעא: כל<text:span text:style-name="T1"> </text:span>מקום<text:span text:style-name="T1"> </text:span>שנאמר<text:span text:style-name="T1"> </text:span>כלל<text:span text:style-name="T1"> </text:span>בעשה<text:span text:style-name="T1"> </text:span>ופרט<text:span text:style-name="T1"> </text:span>בלא<text:span text:style-name="T1"> </text:span>תעשה<text:span text:style-name="T1"> </text:span><text:span text:style-name="T7">(</text:span><text:span text:style-name="T12">כגון</text:span><text:span text:style-name="T15"> </text:span><text:span text:style-name="T12">הכא, דכתיב</text:span><text:span text:style-name="T15"> </text:span><text:span text:style-name="T13">(ויקרא</text:span><text:span text:style-name="T16"> </text:span><text:span text:style-name="T13">כה,ד)</text:span><text:span text:style-name="T18"> ובשנה</text:span><text:span text:style-name="T15"> </text:span><text:span text:style-name="T18">השביעית</text:span><text:span text:style-name="T15"> </text:span><text:span text:style-name="T18">שבת</text:span><text:span text:style-name="T15"> </text:span><text:span text:style-name="T18">שבתון</text:span><text:span text:style-name="T15"> </text:span><text:span text:style-name="T32">יהיה</text:span><text:span text:style-name="T15"> </text:span><text:span text:style-name="T18">לארץ</text:span><text:span text:style-name="T15"> </text:span><text:span text:style-name="T19">[שבת</text:span><text:span text:style-name="T17"> </text:span><text:span text:style-name="T19">לה']</text:span><text:span text:style-name="T12"> – כלל, היינו</text:span><text:span text:style-name="T15"> </text:span><text:span text:style-name="T12">'עשה'; </text:span><text:span text:style-name="T18">שדך</text:span><text:span text:style-name="T15"> </text:span><text:span text:style-name="T32">לא</text:span><text:span text:style-name="T15"> </text:span><text:span text:style-name="T18">תזרע</text:span><text:span text:style-name="T15"> </text:span><text:span text:style-name="T18">וכרמך</text:span><text:span text:style-name="T15"> </text:span><text:span text:style-name="T32">לא</text:span><text:span text:style-name="T15"> </text:span><text:span text:style-name="T18">תזמור</text:span><text:span text:style-name="T15"> – </text:span><text:span text:style-name="T12">פרט, היינו</text:span><text:span text:style-name="T15"> </text:span><text:span text:style-name="T12">'לא</text:span><text:span text:style-name="T15"> </text:span><text:span text:style-name="T12">תעשה'</text:span><text:span text:style-name="T7">)</text:span> - אין<text:span text:style-name="T1"> </text:span>דנין<text:span text:style-name="T1"> </text:span>אותו<text:span text:style-name="T1"> </text:span>בכלל<text:span text:style-name="T1"> </text:span>ופרט<text:span text:style-name="T1"> </text:span>וכלל<text:span text:style-name="T1"> </text:span><text:span text:style-name="T7">(</text:span><text:span text:style-name="T12">ו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כתיב</text:span><text:span text:style-name="T15"> </text:span><text:span text:style-name="T12">כלל</text:span><text:span text:style-name="T15"> </text:span><text:span text:style-name="T12">בתריה, כגון</text:span><text:span text:style-name="T15"> </text:span><text:span text:style-name="T12">הכא, דכתיב</text:span><text:span text:style-name="T15"> </text:span><text:span text:style-name="T12">בתריה</text:span><text:span text:style-name="T15"> </text:span><text:span text:style-name="T13">[פסוק</text:span><text:span text:style-name="T16"> </text:span><text:span text:style-name="T13">ה]</text:span><text:span text:style-name="T12"> </text:span><text:span text:style-name="T18">שנת</text:span><text:span text:style-name="T15"> </text:span><text:span text:style-name="T18">שבתון</text:span><text:span text:style-name="T15"> </text:span><text:span text:style-name="T19">[יהיה</text:span><text:span text:style-name="T17"> </text:span><text:span text:style-name="T19">לארץ]</text:span><text:span text:style-name="T12">; כלומר: אין</text:span><text:span text:style-name="T15"> </text:span><text:span text:style-name="T12">לו</text:span><text:span text:style-name="T15"> </text:span><text:span text:style-name="T12">דין</text:span><text:span text:style-name="T15"> </text:span><text:span text:style-name="T12">דשאר</text:span><text:span text:style-name="T15"> </text:span><text:span text:style-name="T12">כלל</text:span><text:span text:style-name="T15"> </text:span><text:span text:style-name="T12">ופרט</text:span><text:span text:style-name="T15"> </text:span><text:span text:style-name="T12">וכלל</text:span><text:span text:style-name="T15"> </text:span><text:span text:style-name="T12">שכתובין</text:span><text:span text:style-name="T15"> </text:span><text:span text:style-name="T12">כולו</text:span><text:span text:style-name="T15"> </text:span><text:span text:style-name="T12">בעשה</text:span><text:span text:style-name="T15"> </text:span><text:span text:style-name="T12">או</text:span><text:span text:style-name="T15"> </text:span><text:span text:style-name="T12">בלאו, דאמר</text:span><text:span text:style-name="T15"> </text:span><text:span text:style-name="T12">'כלל</text:span><text:span text:style-name="T15"> </text:span><text:span text:style-name="T12">ופרט</text:span><text:span text:style-name="T15"> </text:span><text:span text:style-name="T12">וכלל</text:span><text:span text:style-name="T15"> </text:span><text:span text:style-name="T12">אי</text:span><text:span text:style-name="T15"> </text:span><text:span text:style-name="T12">אתה</text:span><text:span text:style-name="T15"> </text:span><text:span text:style-name="T12">דן</text:span><text:span text:style-name="T15"> </text:span><text:span text:style-name="T12">אלא</text:span><text:span text:style-name="T15"> </text:span><text:span text:style-name="T12">כעין</text:span><text:span text:style-name="T15"> </text:span><text:span text:style-name="T12">הפרט': דמרבי</text:span><text:span text:style-name="T15"> </text:span><text:span text:style-name="T12">כל</text:span><text:span text:style-name="T15"> </text:span><text:span text:style-name="T12">מידי</text:span><text:span text:style-name="T15"> </text:span><text:span text:style-name="T12">דדמי</text:span><text:span text:style-name="T15"> </text:span><text:span text:style-name="T12">לפרט, אלא</text:span><text:span text:style-name="T15"> </text:span><text:span text:style-name="T12">דיינינן</text:span><text:span text:style-name="T15"> </text:span><text:span text:style-name="T12">ליה</text:span><text:span text:style-name="T15"> </text:span><text:span text:style-name="T12">בכלל</text:span><text:span text:style-name="T15"> </text:span><text:span text:style-name="T12">ופרט: הואיל</text:span><text:span text:style-name="T15"> </text:span><text:span text:style-name="T12">דנשתנה</text:span><text:span text:style-name="T15"> </text:span><text:span text:style-name="T12">משאר</text:span><text:span text:style-name="T15"> </text:span><text:span text:style-name="T12">כלל</text:span><text:span text:style-name="T15"> </text:span><text:span text:style-name="T12">ופרט</text:span><text:span text:style-name="T15"> </text:span><text:span text:style-name="T12">וכלל</text:span><text:span text:style-name="T15"> </text:span><text:span text:style-name="T12">- אמרינן</text:span><text:span text:style-name="T15"> </text:span><text:span text:style-name="T12">'אין</text:span><text:span text:style-name="T15"> </text:span><text:span text:style-name="T12">בכלל</text:span><text:span text:style-name="T15"> </text:span><text:span text:style-name="T12">אלא</text:span><text:span text:style-name="T15"> </text:span><text:span text:style-name="T12">מה</text:span><text:span text:style-name="T15"> </text:span><text:span text:style-name="T12">שבפרט: הני</text:span><text:span text:style-name="T15"> – </text:span><text:span text:style-name="T12">אִין, מידי</text:span><text:span text:style-name="T15"> </text:span><text:span text:style-name="T12">אחרינא</text:span><text:span text:style-name="T15"> – </text:span><text:span text:style-name="T12">לא'</text:span><text:span text:style-name="T7">)</text:span>; מאן<text:span text:style-name="T1"> </text:span>דאמר<text:span text:style-name="T1"> </text:span>'לוקה' לית<text:span text:style-name="T1"> </text:span>ליה<text:span text:style-name="T1"> </text:span>דרבי<text:span text:style-name="T1"> </text:span>אבין<text:span text:style-name="T1"> </text:span>אמר<text:span text:style-name="T1"> </text:span>רבי<text:span text:style-name="T1"> </text:span>אילעא, ומאן<text:span text:style-name="T1"> </text:span>דאמר<text:span text:style-name="T1"> </text:span>'אינו<text:span text:style-name="T1"> </text:span>לוקה' אית<text:span text:style-name="T1"> </text:span>ליה<text:span text:style-name="T1"> </text:span>דרבי<text:span text:style-name="T1"> </text:span>אבין?</text:p>
      <text:p text:style-name="P5">לא! דכולי<text:span text:style-name="T1"> </text:span>עלמא<text:span text:style-name="T1"> </text:span>לית<text:span text:style-name="T1"> </text:span>ליה<text:span text:style-name="T1"> </text:span>דרבי<text:span text:style-name="T1"> </text:span>אבין<text:span text:style-name="T1"> </text:span>אמר<text:span text:style-name="T1"> </text:span>רבי<text:span text:style-name="T1"> </text:span>אילעא; מאן<text:span text:style-name="T1"> </text:span>דאמר<text:span text:style-name="T1"> </text:span>'לוקה' – שפיר<text:span text:style-name="T1"> </text:span><text:span text:style-name="T7">(</text:span><text:span text:style-name="T12">כדאמר</text:span><text:span text:style-name="T15"> </text:span><text:span text:style-name="T12">דדרשינן</text:span><text:span text:style-name="T15"> </text:span><text:span text:style-name="T12">בכלל</text:span><text:span text:style-name="T15"> </text:span><text:span text:style-name="T12">ופרט</text:span><text:span text:style-name="T15"> </text:span><text:span text:style-name="T12">וכלל</text:span><text:span text:style-name="T7">)</text:span>; ומאן<text:span text:style-name="T1"> </text:span>דאמר<text:span text:style-name="T1"> </text:span>'אינו<text:span text:style-name="T1"> </text:span>לוקה', אמר<text:span text:style-name="T1"> </text:span>לך: מכדי<text:span text:style-name="T1"> </text:span>זמירה<text:span text:style-name="T1"> </text:span>בכלל<text:span text:style-name="T1"> </text:span>זריעה<text:span text:style-name="T1"> </text:span>ובצירה<text:span text:style-name="T1"> </text:span>בכלל<text:span text:style-name="T1"> </text:span>קצירה; למאי<text:span text:style-name="T1"> </text:span>הלכתא<text:span text:style-name="T1"> </text:span>כתבינהו<text:span text:style-name="T1"> </text:span>רחמנא? - למימר<text:span text:style-name="T1"> </text:span>דאהני<text:span text:style-name="T1"> </text:span>תולדות<text:span text:style-name="T1"> </text:span>- <text:span text:style-name="T66">הוא</text:span><text:span text:style-name="T1"> </text:span>דמיחייב, אתולדה<text:span text:style-name="T1"> </text:span>אחרינא<text:span text:style-name="T1"> </text:span>לא<text:span text:style-name="T1"> </text:span>מיחייב<text:span text:style-name="T1"> </text:span><text:span text:style-name="T7">(</text:span><text:span text:style-name="T12">להכי</text:span><text:span text:style-name="T15"> </text:span><text:span text:style-name="T12">חורש</text:span><text:span text:style-name="T15"> </text:span><text:span text:style-name="T12">אינו</text:span><text:span text:style-name="T15"> </text:span><text:span text:style-name="T12">לוקה</text:span><text:span text:style-name="T7">)</text:span>.</text:p>
      <text:p text:style-name="P5">ולא? והתניא<text:span text:style-name="T1"> </text:span><text:span text:style-name="T13">[דומה</text:span><text:span text:style-name="T16"> </text:span><text:span text:style-name="T13">ולא</text:span><text:span text:style-name="T16"> </text:span><text:span text:style-name="T13">זהה</text:span><text:span text:style-name="T16"> </text:span><text:span text:style-name="T13">לספרא</text:span><text:span text:style-name="T16"> </text:span><text:span text:style-name="T13">בהר</text:span><text:span text:style-name="T16"> </text:span><text:span text:style-name="T13">פרשתא</text:span><text:span text:style-name="T16"> </text:span><text:span text:style-name="T13">א</text:span><text:span text:style-name="T16"> </text:span><text:span text:style-name="T13">משניות</text:span><text:span text:style-name="T16"> </text:span><text:span text:style-name="T13">ד-ו]</text:span>: <text:span text:style-name="T36">[</text:span><text:span text:style-name="T13">ויקרא</text:span><text:span text:style-name="T16"> </text:span><text:span text:style-name="T13">כה,ד:</text:span><text:span text:style-name="T36"> ובשנה</text:span><text:span text:style-name="T2"> </text:span><text:span text:style-name="T36">השביעת</text:span><text:span text:style-name="T2"> </text:span><text:span text:style-name="T36">שבת</text:span><text:span text:style-name="T2"> </text:span><text:span text:style-name="T36">שבתון</text:span><text:span text:style-name="T2"> </text:span><text:span text:style-name="T36">יהיה</text:span><text:span text:style-name="T2"> </text:span><text:span text:style-name="T36">לארץ</text:span><text:span text:style-name="T2"> </text:span><text:span text:style-name="T36">שבת</text:span><text:span text:style-name="T2"> </text:span><text:span text:style-name="T36">לה']</text:span><text:span text:style-name="T45"> שדך</text:span><text:span text:style-name="T42"> </text:span><text:span text:style-name="T45">לא</text:span><text:span text:style-name="T42"> </text:span><text:span text:style-name="T45">תזרע</text:span><text:span text:style-name="T42"> </text:span><text:span text:style-name="T45">וכרמך</text:span><text:span text:style-name="T42"> </text:span><text:span text:style-name="T45">לא</text:span><text:span text:style-name="T42"> </text:span><text:span text:style-name="T45">תזמור</text:span><text:span text:style-name="T42"> </text:span><text:span text:style-name="T41">אין</text:span><text:span text:style-name="T42"> </text:span><text:span text:style-name="T41">לי</text:span><text:span text:style-name="T42"> </text:span><text:span text:style-name="T41">אלא</text:span><text:span text:style-name="T42"> </text:span><text:span text:style-name="T41">זירוע</text:span><text:span text:style-name="T42"> </text:span><text:span text:style-name="T41">וזימור, מנין</text:span><text:span text:style-name="T42"> </text:span><text:span text:style-name="T41">לעידור</text:span><text:span text:style-name="T42"> </text:span><text:span text:style-name="T41">ולקישקוש</text:span><text:span text:style-name="T42"> </text:span><text:span text:style-name="T41">ולכיסוח? </text:span></text:p>
      <text:p text:style-name="P19">תלמוד<text:span text:style-name="T1"> </text:span>לומר: '<text:span text:style-name="T35">שדך</text:span><text:span text:style-name="T1"> </text:span><text:span text:style-name="T35">לא</text:span>' '<text:span text:style-name="T35">כרמך</text:span><text:span text:style-name="T1"> </text:span><text:span text:style-name="T35">לא</text:span>': לא<text:span text:style-name="T1"> </text:span>כל<text:span text:style-name="T1"> </text:span>מלאכה<text:span text:style-name="T1"> </text:span>שבשדך<text:span text:style-name="T1"> </text:span>ולא<text:span text:style-name="T1"> </text:span>כל<text:span text:style-name="T1"> </text:span>מלאכה<text:span text:style-name="T1"> </text:span>שבכרמך!</text:p>
      <text:p text:style-name="P19">ומנין<text:span text:style-name="T1"> </text:span>שאין<text:span text:style-name="T1"> </text:span>מקרסמין<text:span text:style-name="T1"> </text:span>ואין<text:span text:style-name="T1"> </text:span>מזרדין<text:span text:style-name="T1"> </text:span>ואין<text:span text:style-name="T1"> </text:span>מפסגין<text:span text:style-name="T1"> </text:span>באילן?</text:p>
      <text:p text:style-name="P19">תלמוד<text:span text:style-name="T1"> </text:span>לומר: <text:s/>'<text:span text:style-name="T35">שדך</text:span><text:span text:style-name="T1"> </text:span><text:span text:style-name="T35">לא</text:span>' '<text:span text:style-name="T35">כרמך</text:span><text:span text:style-name="T1"> </text:span><text:span text:style-name="T35">לא</text:span>': כל<text:span text:style-name="T1"> </text:span>מלאכה<text:span text:style-name="T1"> </text:span>שבשדך<text:span text:style-name="T1"> </text:span>לא, כל<text:span text:style-name="T1"> </text:span>מלאכה<text:span text:style-name="T1"> </text:span>שבכרמך<text:span text:style-name="T1"> </text:span>לא;</text:p>
      <text:p text:style-name="P19">מנין<text:span text:style-name="T1"> </text:span>שאין<text:span text:style-name="T1"> </text:span>מזבלין<text:span text:style-name="T1"> </text:span>ואין<text:span text:style-name="T1"> </text:span>מפרקין<text:span text:style-name="T1"> </text:span>ואין<text:span text:style-name="T1"> </text:span>מעשנין<text:span text:style-name="T1"> </text:span>באילן?</text:p>
      <text:p text:style-name="P19">תלמוד<text:span text:style-name="T1"> </text:span>לומר: '<text:span text:style-name="T35">שדך</text:span><text:span text:style-name="T1"> </text:span><text:span text:style-name="T35">לא</text:span>' '<text:span text:style-name="T35">כרמך</text:span><text:span text:style-name="T1"> </text:span><text:span text:style-name="T35">לא</text:span>': כל<text:span text:style-name="T1"> </text:span>מלאכה<text:span text:style-name="T1"> </text:span>שבשדך<text:span text:style-name="T1"> </text:span>לא, וכל<text:span text:style-name="T1"> </text:span>מלאכה<text:span text:style-name="T1"> </text:span>שבכרמך<text:span text:style-name="T1"> </text:span>לא!</text:p>
      <text:p text:style-name="P19">יכול<text:span text:style-name="T1"> </text:span>לא<text:span text:style-name="T1"> </text:span>יקשקש<text:span text:style-name="T1"> </text:span>תחת<text:span text:style-name="T1"> </text:span>הזיתים<text:span text:style-name="T1"> </text:span>ולא<text:span text:style-name="T1"> </text:span>יעדר<text:span text:style-name="T1"> </text:span>תחת<text:span text:style-name="T1"> </text:span>הגפנים<text:span text:style-name="T1"> </text:span>ולא<text:span text:style-name="T1"> </text:span>ימלא<text:span text:style-name="T1"> </text:span>נקעים<text:span text:style-name="T1"> </text:span>מים<text:span text:style-name="T1"> </text:span>ולא<text:span text:style-name="T1"> </text:span>יעשה<text:span text:style-name="T1"> </text:span>עוגיות<text:span text:style-name="T1"> </text:span>לגפנים?</text:p>
      <text:p text:style-name="P5"><text:span text:style-name="T41">תלמוד</text:span><text:span text:style-name="T42"> </text:span><text:span text:style-name="T41">לומר: '</text:span><text:span text:style-name="T45">שדך</text:span><text:span text:style-name="T42"> </text:span><text:span text:style-name="T45">לא</text:span><text:span text:style-name="T42"> </text:span><text:span text:style-name="T45">תזרע</text:span><text:span text:style-name="T41">'; זריעה</text:span><text:span text:style-name="T42"> </text:span><text:span text:style-name="T41">בכלל</text:span><text:span text:style-name="T42"> </text:span><text:span text:style-name="T41">היתה, ולמה</text:span><text:span text:style-name="T42"> </text:span><text:span text:style-name="T41">יצתה? - להקיש</text:span><text:span text:style-name="T42"> </text:span><text:span text:style-name="T41">אליה</text:span><text:span text:style-name="T42"> </text:span><text:span text:style-name="T41">לומר</text:span><text:span text:style-name="T42"> </text:span><text:span text:style-name="T41">לך: מה</text:span><text:span text:style-name="T42"> </text:span><text:span text:style-name="T41">זריעה</text:span><text:span text:style-name="T42"> </text:span><text:span text:style-name="T41">מיוחדת</text:span><text:span text:style-name="T42"> </text:span><text:span text:style-name="T41">עבודה</text:span><text:span text:style-name="T42"> </text:span><text:span text:style-name="T41">שבשדה</text:span><text:span text:style-name="T42"> </text:span><text:span text:style-name="T41">ושבכרם</text:span><text:span text:style-name="T42"> </text:span><text:span text:style-name="T41">- אף</text:span><text:span text:style-name="T42"> </text:span><text:span text:style-name="T41">כל</text:span><text:span text:style-name="T42"> </text:span><text:span text:style-name="T41">שהיא</text:span><text:span text:style-name="T42"> </text:span><text:span text:style-name="T41">עבודה</text:span><text:span text:style-name="T42"> </text:span><text:span text:style-name="T41">שבשדה</text:span><text:span text:style-name="T42"> </text:span><text:span text:style-name="T41">ושבכרם!</text:span>'?</text:p>
      <text:p text:style-name="P5">מדרבנן, וקרא<text:span text:style-name="T1"> </text:span>אסמכתא<text:span text:style-name="T1"> </text:span>בעלמא.</text:p>
      <text:p text:style-name="P5"/>
      <text:p text:style-name="P5">(מועד<text:span text:style-name="T1"> </text:span>קטן<text:span text:style-name="T1"> </text:span>ג,ב)</text:p>
      <text:p text:style-name="P5"><text:soft-page-break/>כי<text:span text:style-name="T1"> </text:span>אתא<text:span text:style-name="T1"> </text:span>רב<text:span text:style-name="T1"> </text:span>דימי<text:span text:style-name="T1"> </text:span><text:span text:style-name="T7">(</text:span><text:span text:style-name="T12">מארץ</text:span><text:span text:style-name="T15"> </text:span><text:span text:style-name="T12">ישראל</text:span><text:span text:style-name="T15"> </text:span><text:span text:style-name="T12">לבבל</text:span><text:span text:style-name="T7">)</text:span>, אמר<text:span text:style-name="T1"> </text:span><text:span text:style-name="T7">(</text:span><text:span text:style-name="T12">שמעית</text:span><text:span text:style-name="T15"> </text:span><text:span text:style-name="T12">דאמרי</text:span><text:span text:style-name="T15"> </text:span><text:span text:style-name="T12">בארץ</text:span><text:span text:style-name="T15"> </text:span><text:span text:style-name="T12">ישראל</text:span><text:span text:style-name="T7">)</text:span>: '<text:span text:style-name="T41">יכול</text:span><text:span text:style-name="T42"> </text:span><text:span text:style-name="T41">ילקה</text:span><text:span text:style-name="T42"> </text:span><text:span text:style-name="T41">על</text:span><text:span text:style-name="T42"> </text:span><text:span text:style-name="T41">התוספת? ונסיב</text:span><text:span text:style-name="T42"> </text:span><text:span text:style-name="T41">לה</text:span><text:span text:style-name="T42"> </text:span><text:span text:style-name="T41">תלמודא</text:span><text:span text:style-name="T42"> </text:span><text:span text:style-name="T41">לפטורא</text:span>', ולא<text:span text:style-name="T1"> </text:span>ידענא<text:span text:style-name="T1"> </text:span>מאי<text:span text:style-name="T1"> </text:span>תלמודא<text:span text:style-name="T1"> </text:span>ומאי<text:span text:style-name="T1"> </text:span>תוספת<text:span text:style-name="T1"> </text:span><text:span text:style-name="T7">(</text:span><text:span text:style-name="T12">ולא</text:span><text:span text:style-name="T15"> </text:span><text:span text:style-name="T12">ידענא</text:span><text:span text:style-name="T15"> </text:span><text:span text:style-name="T12">מאי</text:span><text:span text:style-name="T15"> </text:span><text:span text:style-name="T12">תוספת</text:span><text:span text:style-name="T15"> </text:span><text:span text:style-name="T12">ולא</text:span><text:span text:style-name="T15"> </text:span><text:span text:style-name="T12">פטור</text:span><text:span text:style-name="T7">)</text:span>; רבי<text:span text:style-name="T1"> </text:span>אלעזר<text:span text:style-name="T1"> </text:span>אמר<text:span text:style-name="T1"> </text:span><text:span text:style-name="T84">[לפרש</text:span><text:span text:style-name="T88"> </text:span><text:span text:style-name="T84">את</text:span><text:span text:style-name="T88"> </text:span><text:span text:style-name="T84">המימרא]</text:span>: <text:span text:style-name="T84">[התוספת</text:span><text:span text:style-name="T88"> </text:span><text:span text:style-name="T84">היא]</text:span> חרישה<text:span text:style-name="T1"> </text:span><text:span text:style-name="T7">(</text:span><text:span text:style-name="T12">בשביעית; להכי</text:span><text:span text:style-name="T15"> </text:span><text:span text:style-name="T12">קרי</text:span><text:span text:style-name="T15"> </text:span><text:span text:style-name="T12">ליה</text:span><text:span text:style-name="T15"> </text:span><text:span text:style-name="T12">'תוספת': דלא</text:span><text:span text:style-name="T15"> </text:span><text:span text:style-name="T12">נפיק</text:span><text:span text:style-name="T15"> </text:span><text:span text:style-name="T12">עיקרו</text:span><text:span text:style-name="T15"> </text:span><text:span text:style-name="T12">מן</text:span><text:span text:style-name="T15"> </text:span><text:span text:style-name="T12">התורה</text:span><text:span text:style-name="T15"> </text:span><text:span text:style-name="T12">אלא</text:span><text:span text:style-name="T15"> </text:span><text:span text:style-name="T12">מכלל</text:span><text:span text:style-name="T15"> </text:span><text:span text:style-name="T12">ופרט</text:span><text:span text:style-name="T15"> </text:span><text:span text:style-name="T12">וכלל, כדאמרינן</text:span><text:span text:style-name="T15"> </text:span><text:span text:style-name="T12">לעיל</text:span><text:span text:style-name="T7">)</text:span>, והכי<text:span text:style-name="T1"> </text:span>קאמר: '<text:span text:style-name="T41">יכול</text:span><text:span text:style-name="T42"> </text:span><text:span text:style-name="T41">ילקה</text:span><text:span text:style-name="T42"> </text:span><text:span text:style-name="T41">על</text:span><text:span text:style-name="T42"> </text:span><text:span text:style-name="T41">חרישה</text:span><text:span text:style-name="T1"> </text:span>- דאתיא<text:span text:style-name="T1"> </text:span>מכלל<text:span text:style-name="T1"> </text:span>ופרט<text:span text:style-name="T1"> </text:span>וכלל? - <text:span text:style-name="T41">ונסיב</text:span><text:span text:style-name="T42"> </text:span><text:span text:style-name="T41">ליה</text:span><text:span text:style-name="T42"> </text:span><text:span text:style-name="T41">תלמודא</text:span><text:span text:style-name="T42"> </text:span><text:span text:style-name="T41">לפטורא</text:span><text:span text:style-name="T1"> </text:span><text:span text:style-name="T7">(</text:span><text:span text:style-name="T12">כדאמרינן</text:span><text:span text:style-name="T15"> </text:span><text:span text:style-name="T12">'הני</text:span><text:span text:style-name="T15"> </text:span><text:span text:style-name="T12">- אִין'</text:span><text:span text:style-name="T7">)</text:span>: דאם<text:span text:style-name="T1"> </text:span>כן<text:span text:style-name="T1"> </text:span><text:span text:style-name="T7">(</text:span><text:span text:style-name="T12">דהוי</text:span><text:span text:style-name="T15"> </text:span><text:span text:style-name="T12">לקי</text:span><text:span text:style-name="T7">)</text:span>, כל<text:span text:style-name="T1"> </text:span>הני<text:span text:style-name="T1"> </text:span>פרטי<text:span text:style-name="T1"> </text:span><text:span text:style-name="T7">(</text:span><text:span text:style-name="T12">דפריט</text:span><text:span text:style-name="T15"> </text:span><text:span text:style-name="T12">בהדיא</text:span><text:span text:style-name="T15"> </text:span><text:span text:style-name="T12">דאסור</text:span><text:span text:style-name="T15"> </text:span><text:span text:style-name="T12">בשביעית: זריעה</text:span><text:span text:style-name="T15"> </text:span><text:span text:style-name="T12">וזימור, קצירה</text:span><text:span text:style-name="T15"> </text:span><text:span text:style-name="T12">ובצירה</text:span><text:span text:style-name="T7">)</text:span> למה<text:span text:style-name="T1"> </text:span>לי<text:span text:style-name="T1"> </text:span><text:span text:style-name="T7">(</text:span><text:span text:style-name="T12">למה</text:span><text:span text:style-name="T15"> </text:span><text:span text:style-name="T12">לי</text:span><text:span text:style-name="T15"> </text:span><text:span text:style-name="T12">דכתב</text:span><text:span text:style-name="T15"> </text:span><text:span text:style-name="T12">רחמנא? - אלא</text:span><text:span text:style-name="T15"> </text:span><text:span text:style-name="T12">למימרא</text:span><text:span text:style-name="T15"> </text:span><text:span text:style-name="T12">דאהנך</text:span><text:span text:style-name="T15"> </text:span><text:span text:style-name="T12">הוא</text:span><text:span text:style-name="T15"> </text:span><text:span text:style-name="T12">דלוקה</text:span><text:span text:style-name="T15"> </text:span><text:span text:style-name="T12">וכו'; שמע</text:span><text:span text:style-name="T15"> </text:span><text:span text:style-name="T12">מינה</text:span><text:span text:style-name="T15"> </text:span><text:span text:style-name="T12">אחרישה</text:span><text:span text:style-name="T15"> </text:span><text:span text:style-name="T12">לא</text:span><text:span text:style-name="T15"> </text:span><text:span text:style-name="T12">לקי</text:span><text:span text:style-name="T7">)</text:span>?</text:p>
      <text:p text:style-name="P5">ורבי<text:span text:style-name="T1"> </text:span>יוחנן<text:span text:style-name="T1"> </text:span>אמר: ימים<text:span text:style-name="T1"> </text:span>שהוסיפו<text:span text:style-name="T1"> </text:span>חכמים<text:span text:style-name="T1"> </text:span>לפני<text:span text:style-name="T1"> </text:span>ראש<text:span text:style-name="T1"> </text:span>השנה<text:span text:style-name="T1"> </text:span><text:span text:style-name="T7">(</text:span><text:span text:style-name="T12">של</text:span><text:span text:style-name="T15"> </text:span><text:span text:style-name="T12">שביעית</text:span><text:span text:style-name="T15"> </text:span><text:span text:style-name="T12">שהוא</text:span><text:span text:style-name="T15"> </text:span><text:span text:style-name="T12">'תוספת' על</text:span><text:span text:style-name="T15"> </text:span><text:span text:style-name="T12">השביעית</text:span><text:span text:style-name="T7">)</text:span>, והכי<text:span text:style-name="T1"> </text:span>קאמר: '<text:span text:style-name="T41">יכול</text:span><text:span text:style-name="T42"> </text:span><text:span text:style-name="T41">ילקה</text:span><text:span text:style-name="T42"> </text:span><text:span text:style-name="T41">על</text:span><text:span text:style-name="T42"> </text:span><text:span text:style-name="T41">תוספת</text:span><text:span text:style-name="T42"> </text:span><text:span text:style-name="T84">[הזמן</text:span><text:span text:style-name="T88"> </text:span><text:span text:style-name="T84">שלפני]</text:span> ראש<text:span text:style-name="T1"> </text:span>השנה, דאתיא<text:span text:style-name="T1"> </text:span>מ'<text:span text:style-name="T36">[ששת</text:span><text:span text:style-name="T2"> </text:span><text:span text:style-name="T36">ימים</text:span><text:span text:style-name="T2"> </text:span><text:span text:style-name="T36">תעבד</text:span><text:span text:style-name="T2"> </text:span><text:span text:style-name="T36">וביום</text:span><text:span text:style-name="T2"> </text:span><text:span text:style-name="T36">השביעי</text:span><text:span text:style-name="T2"> </text:span><text:span text:style-name="T36">תשבת]</text:span><text:span text:style-name="T35"> בחריש</text:span><text:span text:style-name="T1"> </text:span><text:span text:style-name="T35">ובקציר</text:span><text:span text:style-name="T1"> </text:span><text:span text:style-name="T35">תשבות</text:span><text:span text:style-name="T1"> </text:span><text:span text:style-name="T13">(שמות</text:span><text:span text:style-name="T16"> </text:span><text:span text:style-name="T13">לד,כא)</text:span>' <text:span text:style-name="T7">(</text:span><text:span text:style-name="T12">כדאמר</text:span><text:span text:style-name="T15"> </text:span><text:span text:style-name="T12">לקמן: אם</text:span><text:span text:style-name="T15"> </text:span><text:span text:style-name="T12">אינו</text:span><text:span text:style-name="T15"> </text:span><text:span text:style-name="T12">ענין</text:span><text:span text:style-name="T15"> </text:span><text:span text:style-name="T12">לשביעית, שהרי</text:span><text:span text:style-name="T15"> </text:span><text:span text:style-name="T12">כתיב</text:span><text:span text:style-name="T15"> </text:span><text:span text:style-name="T18">שדך</text:span><text:span text:style-name="T15"> </text:span><text:span text:style-name="T18">לא</text:span><text:span text:style-name="T15"> </text:span><text:span text:style-name="T18">תזרע</text:span><text:span text:style-name="T15"> </text:span><text:span text:style-name="T18">וכרמך</text:span><text:span text:style-name="T15"> </text:span><text:span text:style-name="T18">לא</text:span><text:span text:style-name="T15"> </text:span><text:span text:style-name="T18">תזמור</text:span><text:span text:style-name="T15"> </text:span><text:span text:style-name="T12">- תנהו</text:span><text:span text:style-name="T15"> </text:span><text:span text:style-name="T12">לענין</text:span><text:span text:style-name="T15"> </text:span><text:span text:style-name="T12">ששית</text:span><text:span text:style-name="T15"> </text:span><text:span text:style-name="T12">שנכנס</text:span><text:span text:style-name="T15"> </text:span><text:span text:style-name="T12">לשביעית; דבשביעית</text:span><text:span text:style-name="T15"> </text:span><text:span text:style-name="T12">נמי</text:span><text:span text:style-name="T15"> </text:span><text:span text:style-name="T12">אסור</text:span><text:span text:style-name="T7">)</text:span>, <text:span text:style-name="T41">ונסיב</text:span><text:span text:style-name="T42"> </text:span><text:span text:style-name="T41">לה</text:span><text:span text:style-name="T42"> </text:span><text:span text:style-name="T41">תלמודא</text:span><text:span text:style-name="T42"> </text:span><text:span text:style-name="T41">לפטורא</text:span>, כדבעינן<text:span text:style-name="T1"> </text:span>למימר<text:span text:style-name="T1"> </text:span>לקמן<text:span text:style-name="T1"> </text:span><text:span text:style-name="T7">(</text:span><text:span text:style-name="T12">גמר</text:span><text:span text:style-name="T15"> </text:span><text:span text:style-name="T12">שבת</text:span><text:span text:style-name="T15"> </text:span><text:span text:style-name="T12">שבתון</text:span><text:span text:style-name="T15"> </text:span><text:span text:style-name="T12">משבת</text:span><text:span text:style-name="T15"> </text:span><text:span text:style-name="T12">בראשית</text:span><text:span text:style-name="T7">)</text:span>.</text:p>
      <text:p text:style-name="P16"><text:s/></text:p>
      <text:p text:style-name="P5">מאי<text:span text:style-name="T1"> </text:span>'ימים<text:span text:style-name="T1"> </text:span>שלפני<text:span text:style-name="T1"> </text:span>ראש<text:span text:style-name="T1"> </text:span>השנה'?</text:p>
      <text:p text:style-name="P5">כדתנן<text:span text:style-name="T1"> </text:span><text:span text:style-name="T8">[שביעית</text:span><text:span text:style-name="T4"> </text:span><text:span text:style-name="T8">פ"א</text:span><text:span text:style-name="T4"> </text:span><text:span text:style-name="T8">מ"א]</text:span>: '<text:span text:style-name="T59">עד</text:span><text:span text:style-name="T3"> </text:span><text:span text:style-name="T59">מתי</text:span><text:span text:style-name="T3"> </text:span><text:span text:style-name="T59">חורשין</text:span><text:span text:style-name="T3"> </text:span><text:span text:style-name="T59">בשדה</text:span><text:span text:style-name="T3"> </text:span><text:span text:style-name="T59">אילן</text:span><text:span text:style-name="T3"> </text:span><text:span text:style-name="T59">ערב</text:span><text:span text:style-name="T3"> </text:span><text:span text:style-name="T59">שביעית? בית</text:span><text:span text:style-name="T3"> </text:span><text:span text:style-name="T59">שמאי</text:span><text:span text:style-name="T3"> </text:span><text:span text:style-name="T59">אומרים: כל</text:span><text:span text:style-name="T3"> </text:span><text:span text:style-name="T59">זמן</text:span><text:span text:style-name="T3"> </text:span><text:span text:style-name="T59">שיפה</text:span><text:span text:style-name="T3"> </text:span><text:span text:style-name="T59">לפרי</text:span><text:span text:style-name="T3"> </text:span><text:span text:style-name="T7">(</text:span><text:span text:style-name="T12">כלומר: כל</text:span><text:span text:style-name="T15"> </text:span><text:span text:style-name="T12">זמן</text:span><text:span text:style-name="T15"> </text:span><text:span text:style-name="T12">שחרישה</text:span><text:span text:style-name="T15"> </text:span><text:span text:style-name="T12">יפה</text:span><text:span text:style-name="T15"> </text:span><text:span text:style-name="T12">לפירות</text:span><text:span text:style-name="T15"> </text:span><text:span text:style-name="T12">שגדלו</text:span><text:span text:style-name="T15"> </text:span><text:span text:style-name="T12">בששית, דהיינו</text:span><text:span text:style-name="T15"> </text:span><text:span text:style-name="T12">נמי</text:span><text:span text:style-name="T15"> </text:span><text:span text:style-name="T12">קרוב</text:span><text:span text:style-name="T15"> </text:span><text:span text:style-name="T12">לעצרת; אבל</text:span><text:span text:style-name="T15"> </text:span><text:span text:style-name="T12">מכאן</text:span><text:span text:style-name="T15"> </text:span><text:span text:style-name="T12">ואילך</text:span><text:span text:style-name="T15"> – </text:span><text:span text:style-name="T12">לא, דהוי</text:span><text:span text:style-name="T15"> </text:span><text:span text:style-name="T12">כמתקן</text:span><text:span text:style-name="T15"> </text:span><text:span text:style-name="T12">פירות</text:span><text:span text:style-name="T15"> </text:span><text:span text:style-name="T12">שביעית</text:span><text:span text:style-name="T7">)</text:span><text:span text:style-name="T59">; ובית</text:span><text:span text:style-name="T3"> </text:span><text:span text:style-name="T59">הלל</text:span><text:span text:style-name="T3"> </text:span><text:span text:style-name="T59">אומרים: עד</text:span><text:span text:style-name="T3"> </text:span><text:span text:style-name="T59">העצרת; וקרובין</text:span><text:span text:style-name="T3"> </text:span><text:span text:style-name="T59">דברי</text:span><text:span text:style-name="T3"> </text:span><text:span text:style-name="T59">אלו</text:span><text:span text:style-name="T3"> </text:span><text:span text:style-name="T59">להיות</text:span><text:span text:style-name="T3"> </text:span><text:span text:style-name="T59">כדברי</text:span><text:span text:style-name="T3"> </text:span><text:span text:style-name="T59">אלו; </text:span><text:span text:style-name="T8">[שביעית</text:span><text:span text:style-name="T4"> </text:span><text:span text:style-name="T8">פ"ב</text:span><text:span text:style-name="T4"> </text:span><text:span text:style-name="T8">מ"א]</text:span><text:span text:style-name="T20"> </text:span><text:span text:style-name="T59">ועד</text:span><text:span text:style-name="T3"> </text:span><text:span text:style-name="T59">מתי</text:span><text:span text:style-name="T3"> </text:span><text:span text:style-name="T59">חורשין</text:span><text:span text:style-name="T3"> </text:span><text:span text:style-name="T59">שדה</text:span><text:span text:style-name="T3"> </text:span><text:span text:style-name="T59">הלבן</text:span><text:span text:style-name="T3"> </text:span><text:span text:style-name="T7">(</text:span><text:span text:style-name="T12">של</text:span><text:span text:style-name="T15"> </text:span><text:span text:style-name="T12">תבואה</text:span><text:span text:style-name="T7">)</text:span><text:span text:style-name="T59"> ערב</text:span><text:span text:style-name="T3"> </text:span><text:span text:style-name="T59">שביעית? - משתכלה</text:span><text:span text:style-name="T3"> </text:span><text:span text:style-name="T59">הלחה</text:span><text:span text:style-name="T3"> </text:span><text:span text:style-name="T59">וכל</text:span><text:span text:style-name="T3"> </text:span><text:span text:style-name="T59">זמן</text:span><text:span text:style-name="T3"> </text:span><text:span text:style-name="T59">שבני</text:span><text:span text:style-name="T3"> </text:span><text:span text:style-name="T59">אדם</text:span><text:span text:style-name="T3"> </text:span><text:span text:style-name="T59">חורשים</text:span><text:span text:style-name="T3"> </text:span><text:span text:style-name="T59">ליטע</text:span><text:span text:style-name="T3"> </text:span><text:span text:style-name="T59">מקשאות</text:span><text:span text:style-name="T3"> </text:span><text:span text:style-name="T59">ומדלעות</text:span><text:span text:style-name="T3"> </text:span><text:span text:style-name="T7">(</text:span><text:span text:style-name="T12">'</text:span><text:span text:style-name="T30">שתכלה</text:span><text:span text:style-name="T31"> </text:span><text:span text:style-name="T30">הלחה</text:span><text:span text:style-name="T12">' = שכלין</text:span><text:span text:style-name="T15"> </text:span><text:span text:style-name="T12">הגשמים</text:span><text:span text:style-name="T15"> </text:span><text:span text:style-name="T12">של</text:span><text:span text:style-name="T15"> </text:span><text:span text:style-name="T12">שנה</text:span><text:span text:style-name="T15"> </text:span><text:span text:style-name="T12">ששית; דעד</text:span><text:span text:style-name="T15"> </text:span><text:span text:style-name="T12">ההיא</text:span><text:span text:style-name="T15"> </text:span><text:span text:style-name="T12">שעתא</text:span><text:span text:style-name="T15"> </text:span><text:span text:style-name="T12">מהני</text:span><text:span text:style-name="T15"> </text:span><text:span text:style-name="T12">חרישה</text:span><text:span text:style-name="T15"> </text:span><text:span text:style-name="T12">לזריעה</text:span><text:span text:style-name="T15"> </text:span><text:span text:style-name="T12">דשנה</text:span><text:span text:style-name="T15"> </text:span><text:span text:style-name="T12">זו, אבל</text:span><text:span text:style-name="T15"> </text:span><text:span text:style-name="T12">משתכלה</text:span><text:span text:style-name="T15"> </text:span><text:span text:style-name="T12">הלחה</text:span><text:span text:style-name="T15"> </text:span><text:span text:style-name="T12">- אינו</text:span><text:span text:style-name="T15"> </text:span><text:span text:style-name="T12">יכול</text:span><text:span text:style-name="T15"> </text:span><text:span text:style-name="T12">לחרוש, דמחזי</text:span><text:span text:style-name="T15"> </text:span><text:span text:style-name="T12">כחורש</text:span><text:span text:style-name="T15"> </text:span><text:span text:style-name="T12">לצורך</text:span><text:span text:style-name="T15"> </text:span><text:span text:style-name="T12">שביעית, דהיינו</text:span><text:span text:style-name="T15"> </text:span><text:span text:style-name="T30">כל</text:span><text:span text:style-name="T31"> </text:span><text:span text:style-name="T30">זמן</text:span><text:span text:style-name="T31"> </text:span><text:span text:style-name="T30">שבני</text:span><text:span text:style-name="T31"> </text:span><text:span text:style-name="T30">אדם</text:span><text:span text:style-name="T31"> </text:span><text:span text:style-name="T30">חורשין</text:span><text:span text:style-name="T31"> </text:span><text:span text:style-name="T30">ליטע</text:span><text:span text:style-name="T31"> </text:span><text:span text:style-name="T30">מקשאות</text:span><text:span text:style-name="T7">)</text:span><text:span text:style-name="T59">; רבי</text:span><text:span text:style-name="T3"> </text:span><text:span text:style-name="T59">שמעון</text:span><text:span text:style-name="T3"> </text:span><text:span text:style-name="T59">אומר: אם</text:span><text:span text:style-name="T3"> </text:span><text:span text:style-name="T59">כן</text:span><text:span text:style-name="T3"> </text:span><text:span text:style-name="T59">נתנה</text:span><text:span text:style-name="T3"> </text:span><text:span text:style-name="T59">תורה</text:span><text:span text:style-name="T3"> </text:span><text:span text:style-name="T59">שיעור</text:span><text:span text:style-name="T3"> </text:span><text:span text:style-name="T59">לכל</text:span><text:span text:style-name="T3"> </text:span><text:span text:style-name="T59">אחד</text:span><text:span text:style-name="T3"> </text:span><text:span text:style-name="T59">ואחד</text:span><text:span text:style-name="T3"> </text:span><text:span text:style-name="T59">בידו</text:span><text:span text:style-name="T3"> </text:span><text:span text:style-name="T7">(</text:span><text:span text:style-name="T12">כלומר: נתת</text:span><text:span text:style-name="T15"> </text:span><text:span text:style-name="T12">דבריך</text:span><text:span text:style-name="T15"> </text:span><text:span text:style-name="T12">לשיעורין, שפעמים</text:span><text:span text:style-name="T15"> </text:span><text:span text:style-name="T12">זה</text:span><text:span text:style-name="T15"> </text:span><text:span text:style-name="T12">חורש</text:span><text:span text:style-name="T15"> </text:span><text:span text:style-name="T12">קודם</text:span><text:span text:style-name="T15"> </text:span><text:span text:style-name="T12">חבירו</text:span><text:span text:style-name="T15"> </text:span><text:span text:style-name="T12">ליטע</text:span><text:span text:style-name="T15"> </text:span><text:span text:style-name="T12">מקשאות</text:span><text:span text:style-name="T7">)</text:span><text:span text:style-name="T59">! אלא</text:span><text:span text:style-name="T3"> </text:span><text:span text:style-name="T59">בשדה</text:span><text:span text:style-name="T3"> </text:span><text:span text:style-name="T59">הלבן</text:span><text:span text:style-name="T3"> </text:span><text:span text:style-name="T59">עד</text:span><text:span text:style-name="T3"> </text:span><text:span text:style-name="T59">הפסח, ובשדה</text:span><text:span text:style-name="T3"> </text:span><text:span text:style-name="T59">האילן</text:span><text:span text:style-name="T3"> </text:span><text:span text:style-name="T59">עד</text:span><text:span text:style-name="T3"> </text:span><text:span text:style-name="T59">העצרת</text:span>'; ואמר<text:span text:style-name="T1"> </text:span>רבי<text:span text:style-name="T1"> </text:span>שמעון<text:span text:style-name="T1"> </text:span>בן<text:span text:style-name="T1"> </text:span>פזי<text:span text:style-name="T1"> </text:span>אמר<text:span text:style-name="T1"> </text:span>רבי<text:span text:style-name="T1"> </text:span>יהושע<text:span text:style-name="T1"> </text:span>בן<text:span text:style-name="T1"> </text:span>לוי<text:span text:style-name="T1"> </text:span>משום<text:span text:style-name="T1"> </text:span>בר<text:span text:style-name="T1"> </text:span>קפרא: רבן<text:span text:style-name="T1"> </text:span>גמליאל<text:span text:style-name="T1"> </text:span>ובית<text:span text:style-name="T1"> </text:span>דינו<text:span text:style-name="T1"> </text:span>נמנו<text:span text:style-name="T1"> </text:span>על<text:span text:style-name="T1"> </text:span>שני<text:span text:style-name="T1"> </text:span>פרקים<text:span text:style-name="T1"> </text:span>הללו<text:span text:style-name="T1"> </text:span><text:span text:style-name="T7">(</text:span><text:span text:style-name="T12">דפסח</text:span><text:span text:style-name="T15"> </text:span><text:span text:style-name="T12">ועצרת</text:span><text:span text:style-name="T7">)</text:span> ובטלום<text:span text:style-name="T1"> </text:span><text:span text:style-name="T7">(</text:span><text:span text:style-name="T12">דחורשין</text:span><text:span text:style-name="T15"> </text:span><text:span text:style-name="T12">עד</text:span><text:span text:style-name="T15"> </text:span><text:span text:style-name="T12">ראש</text:span><text:span text:style-name="T15"> </text:span><text:span text:style-name="T12">השנה</text:span><text:span text:style-name="T7">)</text:span>.</text:p>
      <text:p text:style-name="P21">[לא<text:span text:style-name="T97"> </text:span>ברור<text:span text:style-name="T97"> </text:span>פה<text:span text:style-name="T97"> </text:span>סדר<text:span text:style-name="T97"> </text:span>הדורות: רבי<text:span text:style-name="T97"> </text:span>שמעון<text:span text:style-name="T97"> </text:span>אומר<text:span text:style-name="T97"> </text:span>בשדה<text:span text:style-name="T97"> </text:span>הלבן<text:span text:style-name="T97"> </text:span>חורשים<text:span text:style-name="T97"> </text:span>עד<text:span text:style-name="T97"> </text:span>העצרת, כמו<text:span text:style-name="T97"> </text:span>בית<text:span text:style-name="T97"> </text:span>הלל<text:span text:style-name="T97"> </text:span>ובית<text:span text:style-name="T97"> </text:span>שמאי<text:span text:style-name="T97"> </text:span>בשדה<text:span text:style-name="T97"> </text:span>האילן; ורבן<text:span text:style-name="T97"> </text:span>גמליאל<text:span text:style-name="T97"> </text:span>שביטל<text:span text:style-name="T97"> </text:span>את<text:span text:style-name="T97"> </text:span>ההקדמה<text:span text:style-name="T97"> </text:span>עד<text:span text:style-name="T97"> </text:span>העצרת<text:span text:style-name="T97"> </text:span>- איזה<text:span text:style-name="T97"> </text:span>רבן<text:span text:style-name="T97"> </text:span>גמליאל<text:span text:style-name="T97"> </text:span>היה? אם<text:span text:style-name="T97"> </text:span>רבי<text:span text:style-name="T97"> </text:span>שמעון<text:span text:style-name="T97"> </text:span>הוא<text:span text:style-name="T97"> </text:span>רבי<text:span text:style-name="T97"> </text:span>שמעון<text:span text:style-name="T97"> </text:span>בר<text:span text:style-name="T97"> </text:span>יוחאי, הרי<text:span text:style-name="T97"> </text:span>רבן<text:span text:style-name="T97"> </text:span>גמליאל<text:span text:style-name="T97"> </text:span>היה<text:span text:style-name="T97"> </text:span>לפני<text:span text:style-name="T97"> </text:span>זמנו, ומה<text:span text:style-name="T97"> </text:span>היה<text:span text:style-name="T97"> </text:span>לו<text:span text:style-name="T97"> </text:span>לבטל? האם<text:span text:style-name="T97"> </text:span>לבטל<text:span text:style-name="T97"> </text:span>את<text:span text:style-name="T97"> </text:span>דברי<text:span text:style-name="T97"> </text:span>בית<text:span text:style-name="T97"> </text:span>הלל<text:span text:style-name="T97"> </text:span>ובית<text:span text:style-name="T97"> </text:span>שמאי<text:span text:style-name="T97"> </text:span>בשדה<text:span text:style-name="T97"> </text:span>האילן? אם<text:span text:style-name="T97"> </text:span>כך, כיצד<text:span text:style-name="T97"> </text:span>רצה<text:span text:style-name="T97"> </text:span>רבי<text:span text:style-name="T97"> </text:span>שמעון<text:span text:style-name="T97"> </text:span>לחדש<text:span text:style-name="T97"> </text:span>את<text:span text:style-name="T97"> </text:span>מה<text:span text:style-name="T97"> </text:span>שרבן<text:span text:style-name="T97"> </text:span>גמליאל<text:span text:style-name="T97"> </text:span>ביטל? אלא<text:span text:style-name="T97"> </text:span>אולי<text:span text:style-name="T97"> </text:span>זהו<text:span text:style-name="T97"> </text:span>רבן<text:span text:style-name="T97"> </text:span>גמליאל<text:span text:style-name="T97"> </text:span>בן<text:span text:style-name="T97"> </text:span>רבי<text:span text:style-name="T97"> </text:span>יהודה<text:span text:style-name="T97"> </text:span>הנשיא, וכן<text:span text:style-name="T97"> </text:span>מסתבר, שהרי<text:span text:style-name="T97"> </text:span>אין<text:span text:style-name="T97"> </text:span>מסורת<text:span text:style-name="T97"> </text:span>זו<text:span text:style-name="T97"> </text:span>מופעיה<text:span text:style-name="T97"> </text:span>אלא<text:span text:style-name="T97"> </text:span>במימרא<text:span text:style-name="T97"> </text:span>של<text:span text:style-name="T97"> </text:span>בר<text:span text:style-name="T97"> </text:span>קפרא, שאמנם<text:span text:style-name="T97"> </text:span>חי<text:span text:style-name="T97"> </text:span>בזמן<text:span text:style-name="T97"> </text:span>רבי<text:span text:style-name="T97"> </text:span>אך<text:span text:style-name="T97"> </text:span>לא<text:span text:style-name="T97"> </text:span>קבל<text:span text:style-name="T97"> </text:span>סמיכה<text:span text:style-name="T97"> </text:span>מרבי, ולפי<text:span text:style-name="T97"> </text:span>זה<text:span text:style-name="T97"> </text:span>נראה<text:span text:style-name="T97"> </text:span>שחי<text:span text:style-name="T97"> </text:span>בזמן<text:span text:style-name="T97"> </text:span>רבן<text:span text:style-name="T97"> </text:span>גמליאל<text:span text:style-name="T97"> </text:span>לאחר<text:span text:style-name="T97"> </text:span>רבי<text:span text:style-name="T97"> </text:span>יהודה<text:span text:style-name="T97"> </text:span>הנשיא. ועוד<text:span text:style-name="T97"> </text:span>מסתבר<text:span text:style-name="T97"> </text:span>שכך, לפי<text:span text:style-name="T97"> </text:span>שרבי<text:span text:style-name="T97"> </text:span>יהודה<text:span text:style-name="T97"> </text:span>שביטל<text:span text:style-name="T97"> </text:span>איסור<text:span text:style-name="T97"> </text:span>שמן<text:span text:style-name="T97"> </text:span>כנראה<text:span text:style-name="T97"> </text:span>גם<text:span text:style-name="T97"> </text:span>הוא<text:span text:style-name="T97"> </text:span>בנו<text:span text:style-name="T97"> </text:span>של<text:span text:style-name="T97"> </text:span>רבן<text:span text:style-name="T97"> </text:span>גמליאל<text:span text:style-name="T97"> </text:span>בן<text:span text:style-name="T97"> </text:span>ר' יהודה<text:span text:style-name="T97"> </text:span>הנשיא, ונראה<text:span text:style-name="T97"> </text:span>שנשייאים<text:span text:style-name="T97"> </text:span>אלול<text:span text:style-name="T97"> </text:span>ראו<text:span text:style-name="T97"> </text:span>צורך<text:span text:style-name="T97"> </text:span>לבטל<text:span text:style-name="T97"> </text:span>גזירת<text:span text:style-name="T97"> </text:span>מדורות<text:span text:style-name="T97"> </text:span>קודמים<text:span text:style-name="T97"> </text:span>שאין<text:span text:style-name="T97"> </text:span>הצבור<text:span text:style-name="T97"> </text:span>יכול<text:span text:style-name="T97"> </text:span>לעמוד<text:span text:style-name="T97"> </text:span>בהם, כמו<text:span text:style-name="T97"> </text:span>שראינו<text:span text:style-name="T97"> </text:span>שרבי<text:span text:style-name="T97"> </text:span>ינאי<text:span text:style-name="T97"> </text:span>גם<text:span text:style-name="T97"> </text:span>ביטל<text:span text:style-name="T97"> </text:span>איסורי<text:span text:style-name="T97"> </text:span>שביעית<text:span text:style-name="T97"> </text:span>בגלל<text:span text:style-name="T97"> </text:span>גזירות<text:span text:style-name="T97"> </text:span>של<text:span text:style-name="T97"> </text:span>הרומאים<text:span text:style-name="T97"> </text:span>שישלמו<text:span text:style-name="T97"> </text:span>מיסים<text:span text:style-name="T97"> </text:span>גם<text:span text:style-name="T97"> </text:span>בשנת<text:span text:style-name="T97"> </text:span>שמיטה.</text:p>
      <text:p text:style-name="P21">לחילופין<text:span text:style-name="T97"> </text:span>אולי<text:span text:style-name="T97"> </text:span>רבישמעון<text:span text:style-name="T97"> </text:span>כאן<text:span text:style-name="T97"> </text:span>הוא<text:span text:style-name="T97"> </text:span>רבי<text:span text:style-name="T97"> </text:span>שמעון<text:span text:style-name="T97"> </text:span>בן<text:span text:style-name="T97"> </text:span>גמליאל<text:span text:style-name="T97"> </text:span>הראשון, ובנו, רבן<text:span text:style-name="T97"> </text:span>גמליאל<text:span text:style-name="T97"> </text:span>ביטל<text:span text:style-name="T97"> </text:span>את<text:span text:style-name="T97"> </text:span>הגזירה<text:span text:style-name="T97"> </text:span>שגזר<text:span text:style-name="T97"> </text:span>אביו<text:span text:style-name="T97"> </text:span>לפני<text:span text:style-name="T97"> </text:span>החורבן. פירוש<text:span text:style-name="T97"> </text:span>זה<text:span text:style-name="T97"> </text:span>קשה, משום<text:span text:style-name="T97"> </text:span>שסתם<text:span text:style-name="T97"> </text:span>רבי<text:span text:style-name="T97"> </text:span>שמעון<text:span text:style-name="T97"> </text:span>הוא<text:span text:style-name="T97"> </text:span>רבי<text:span text:style-name="T97"> </text:span>שמעון<text:span text:style-name="T97"> <text:s/></text:span>בר<text:span text:style-name="T97"> </text:span>יוחאי, ומשום<text:span text:style-name="T97"> </text:span>שלא<text:span text:style-name="T97"> </text:span>שמענו<text:span text:style-name="T97"> </text:span>על<text:span text:style-name="T97"> </text:span>גזירות<text:span text:style-name="T97"> </text:span>שגזר<text:span text:style-name="T97"> </text:span>רבי<text:span text:style-name="T97"> </text:span>שמעון<text:span text:style-name="T97"> </text:span>בן<text:span text:style-name="T97"> </text:span>גמליאל<text:span text:style-name="T97"> </text:span>הראשון.]</text:p>
      <text:p text:style-name="P5">אמר<text:span text:style-name="T1"> </text:span>ליה<text:span text:style-name="T1"> </text:span>רבי<text:span text:style-name="T1"> </text:span>זירא<text:span text:style-name="T1"> </text:span>לרבי<text:span text:style-name="T1"> </text:span>אבהו, ואמרי<text:span text:style-name="T1"> </text:span>לה<text:span text:style-name="T1"> </text:span>ריש<text:span text:style-name="T1"> </text:span>לקיש<text:span text:style-name="T1"> </text:span>לרבי<text:span text:style-name="T1"> </text:span>יוחנן: רבן<text:span text:style-name="T1"> </text:span>גמליאל<text:span text:style-name="T1"> </text:span>ובית<text:span text:style-name="T1"> </text:span>דינו<text:span text:style-name="T1"> </text:span>היכי<text:span text:style-name="T1"> </text:span>מצו<text:span text:style-name="T1"> </text:span>מבטלי<text:span text:style-name="T1"> </text:span>תקנתא<text:span text:style-name="T1"> </text:span>דבית<text:span text:style-name="T1"> </text:span>שמאי<text:span text:style-name="T1"> </text:span>ובית<text:span text:style-name="T1"> </text:span>הלל<text:span text:style-name="T1"> </text:span><text:span text:style-name="T7">(</text:span><text:span text:style-name="T12">דרבי</text:span><text:span text:style-name="T15"> </text:span><text:span text:style-name="T12">שמעון, דאמר</text:span><text:span text:style-name="T15"> </text:span><text:span text:style-name="T12">'עד</text:span><text:span text:style-name="T15"> </text:span><text:span text:style-name="T12">פסח' ו'עד</text:span><text:span text:style-name="T15"> </text:span><text:span text:style-name="T12">עצרת' - והיינו</text:span><text:span text:style-name="T15"> </text:span><text:span text:style-name="T12">אליבא</text:span><text:span text:style-name="T15"> </text:span><text:span text:style-name="T12">דבית</text:span><text:span text:style-name="T15"> </text:span><text:span text:style-name="T12">שמאי</text:span><text:span text:style-name="T15"> </text:span><text:span text:style-name="T12">ובית</text:span><text:span text:style-name="T15"> </text:span><text:span text:style-name="T12">הלל</text:span><text:span text:style-name="T7">)</text:span>? והא<text:span text:style-name="T1"> </text:span>תנן<text:span text:style-name="T1"> </text:span><text:span text:style-name="T8">[עדויות</text:span><text:span text:style-name="T4"> </text:span><text:span text:style-name="T8">פ"א</text:span><text:span text:style-name="T4"> </text:span><text:span text:style-name="T8">מ"ה]</text:span>: '<text:span text:style-name="T41">אין</text:span><text:span text:style-name="T42"> </text:span><text:span text:style-name="T41">בית</text:span><text:span text:style-name="T42"> </text:span><text:span text:style-name="T41">דין</text:span><text:span text:style-name="T42"> </text:span><text:span text:style-name="T41">יכול</text:span><text:span text:style-name="T42"> </text:span><text:span text:style-name="T41">לבטל</text:span><text:span text:style-name="T42"> </text:span><text:span text:style-name="T41">דברי</text:span><text:span text:style-name="T42"> </text:span><text:span text:style-name="T41">בית</text:span><text:span text:style-name="T42"> </text:span><text:span text:style-name="T41">דין</text:span><text:span text:style-name="T42"> </text:span><text:span text:style-name="T41">חבירו</text:span><text:span text:style-name="T42"> </text:span><text:span text:style-name="T41">אלא</text:span><text:span text:style-name="T42"> </text:span><text:span text:style-name="T41">אם</text:span><text:span text:style-name="T42"> </text:span><text:span text:style-name="T41">כן</text:span><text:span text:style-name="T42"> </text:span><text:span text:style-name="T41">גדול</text:span><text:span text:style-name="T42"> </text:span><text:span text:style-name="T41">ממנו</text:span><text:span text:style-name="T42"> </text:span><text:span text:style-name="T41">בחכמה</text:span><text:span text:style-name="T42"> </text:span><text:span text:style-name="T41">ובמנין</text:span>'!, אשתומם<text:span text:style-name="T1"> </text:span>כשעה<text:span text:style-name="T1"> </text:span>חדא! </text:p>
      <text:p text:style-name="P5"><text:span text:style-name="T36">[</text:span><text:span text:style-name="T85">בטוי</text:span><text:span text:style-name="T89"> </text:span><text:span text:style-name="T85">מ</text:span><text:span text:style-name="T13">דניאל</text:span><text:span text:style-name="T16"> </text:span><text:span text:style-name="T13">ד,טז</text:span><text:span text:style-name="T2"> </text:span><text:span text:style-name="T36">: אדין</text:span><text:span text:style-name="T2"> </text:span><text:span text:style-name="T36">דניאל</text:span><text:span text:style-name="T2"> </text:span><text:span text:style-name="T36">די</text:span><text:span text:style-name="T2"> </text:span><text:span text:style-name="T36">שמה</text:span><text:span text:style-name="T2"> </text:span><text:span text:style-name="T36">בלטשאצר</text:span><text:span text:style-name="T2"> </text:span><text:span text:style-name="T68">אשתומם</text:span><text:span text:style-name="T70"> </text:span><text:span text:style-name="T68">כשעה</text:span><text:span text:style-name="T70"> </text:span><text:span text:style-name="T68">חדה</text:span><text:span text:style-name="T2"> </text:span><text:span text:style-name="T36">ורעינהי</text:span><text:span text:style-name="T2"> </text:span><text:span text:style-name="T36">יבהלנה</text:span><text:span text:style-name="T2"> </text:span><text:span text:style-name="T36">ענה</text:span><text:span text:style-name="T2"> </text:span><text:span text:style-name="T36">מלכא</text:span><text:span text:style-name="T2"> </text:span><text:span text:style-name="T36">ואמר</text:span><text:span text:style-name="T2"> </text:span><text:span text:style-name="T36">בלטשאצר</text:span><text:span text:style-name="T2"> </text:span><text:span text:style-name="T36">חלמא</text:span><text:span text:style-name="T2"> </text:span><text:span text:style-name="T36">ופשרא</text:span><text:span text:style-name="T2"> </text:span><text:span text:style-name="T36">אל</text:span><text:span text:style-name="T2"> </text:span><text:span text:style-name="T36">יבהלך</text:span><text:span text:style-name="T2"> </text:span><text:span text:style-name="T36">ענה</text:span><text:span text:style-name="T2"> </text:span><text:span text:style-name="T36">בלטשאצר</text:span><text:span text:style-name="T2"> </text:span><text:span text:style-name="T36">ואמר</text:span><text:span text:style-name="T2"> </text:span><text:span text:style-name="T36">מראי</text:span><text:span text:style-name="T2"> </text:span><text:span text:style-name="T36">חלמא</text:span><text:span text:style-name="T2"> </text:span><text:span text:style-name="T36">לשנאיך</text:span><text:span text:style-name="T2"> </text:span><text:span text:style-name="T36">ופשרה</text:span><text:span text:style-name="T2"> </text:span><text:span text:style-name="T36">לעריך]</text:span> </text:p>
      <text:p text:style-name="P5">אמר<text:span text:style-name="T1"> </text:span>ליה: אימור: כך<text:span text:style-name="T1"> </text:span>התנו<text:span text:style-name="T1"> </text:span><text:span text:style-name="T7">(</text:span><text:span text:style-name="T12">שמאי</text:span><text:span text:style-name="T15"> </text:span><text:span text:style-name="T12">והלל</text:span><text:span text:style-name="T15"> </text:span><text:span text:style-name="T12">בשעת</text:span><text:span text:style-name="T15"> </text:span><text:span text:style-name="T12">תקנתם</text:span><text:span text:style-name="T7">)</text:span> ביניהן: כל<text:span text:style-name="T1"> </text:span>הרוצה<text:span text:style-name="T1"> </text:span>לבטל<text:span text:style-name="T1"> </text:span>- יבוא<text:span text:style-name="T1"> </text:span>ויבטל.</text:p>
      <text:p text:style-name="P5">דידהו<text:span text:style-name="T1"> </text:span>היא<text:span text:style-name="T1"> </text:span><text:span text:style-name="T7">(</text:span><text:span text:style-name="T12">תקנתם</text:span><text:span text:style-name="T15"> </text:span><text:span text:style-name="T12">היא</text:span><text:span text:style-name="T7">)</text:span>? הלכה<text:span text:style-name="T1"> </text:span>למשה<text:span text:style-name="T1"> </text:span>מסיני<text:span text:style-name="T1"> </text:span>היא, דאמר<text:span text:style-name="T1"> </text:span>רבי<text:span text:style-name="T1"> </text:span>אסי<text:span text:style-name="T1"> </text:span>אמר<text:span text:style-name="T1"> </text:span>רבי<text:span text:style-name="T1"> </text:span>יוחנן<text:span text:style-name="T1"> </text:span>משום<text:span text:style-name="T1"> </text:span>רבי<text:span text:style-name="T1"> </text:span>נחוניא<text:span text:style-name="T1"> </text:span>איש<text:span text:style-name="T1"> </text:span>בקעת<text:span text:style-name="T1"> </text:span>בית<text:span text:style-name="T1"> </text:span>חורתן<text:span text:style-name="T1"> </text:span><text:span text:style-name="T7">(</text:span><text:span text:style-name="T12">מקום</text:span><text:span text:style-name="T7">)</text:span>: '<text:span text:style-name="T41">עשר</text:span><text:span text:style-name="T42"> </text:span><text:span text:style-name="T41">נטיעות</text:span><text:span text:style-name="T42"> </text:span><text:span text:style-name="T7">(</text:span><text:span text:style-name="T12">המפוזרות</text:span><text:span text:style-name="T15"> </text:span><text:span text:style-name="T12">בתוך</text:span><text:span text:style-name="T15"> </text:span><text:span text:style-name="T12">בית</text:span><text:span text:style-name="T15"> </text:span><text:span text:style-name="T12">סאה, שהוא</text:span><text:span text:style-name="T15"> </text:span><text:span text:style-name="T12">חמישים</text:span><text:span text:style-name="T15"> </text:span><text:soft-page-break/><text:span text:style-name="T12">על</text:span><text:span text:style-name="T15"> </text:span><text:span text:style-name="T12">חמישים</text:span><text:span text:style-name="T15"> </text:span><text:span text:style-name="T12">- חורשין</text:span><text:span text:style-name="T15"> </text:span><text:span text:style-name="T12">כל</text:span><text:span text:style-name="T15"> </text:span><text:span text:style-name="T12">השדה</text:span><text:span text:style-name="T15"> </text:span><text:span text:style-name="T12">שלה</text:span><text:span text:style-name="T15"> </text:span><text:span text:style-name="T12">בשבילן</text:span><text:span text:style-name="T15"> </text:span><text:span text:style-name="T12">בערב</text:span><text:span text:style-name="T15"> </text:span><text:span text:style-name="T12">שביעית</text:span><text:span text:style-name="T15"> </text:span><text:span text:style-name="T12">עד</text:span><text:span text:style-name="T15"> </text:span><text:span text:style-name="T12">ראש</text:span><text:span text:style-name="T15"> </text:span><text:span text:style-name="T12">השנה, ואמרי: הני, הואיל</text:span><text:span text:style-name="T15"> </text:span><text:span text:style-name="T12">וילדות</text:span><text:span text:style-name="T15"> </text:span><text:span text:style-name="T12">הן</text:span><text:span text:style-name="T15"> </text:span><text:span text:style-name="T12">- איכא</text:span><text:span text:style-name="T15"> </text:span><text:span text:style-name="T12">פסידא</text:span><text:span text:style-name="T15"> </text:span><text:span text:style-name="T12">יתירא, לכך</text:span><text:span text:style-name="T15"> </text:span><text:span text:style-name="T12">חורשין</text:span><text:span text:style-name="T15"> </text:span><text:span text:style-name="T12">עד</text:span><text:span text:style-name="T15"> </text:span><text:span text:style-name="T12">ראש</text:span><text:span text:style-name="T15"> </text:span><text:span text:style-name="T12">השנה; אבל</text:span><text:span text:style-name="T15"> </text:span><text:span text:style-name="T12">זקינה</text:span><text:span text:style-name="T15"> </text:span><text:span text:style-name="T12">אין</text:span><text:span text:style-name="T15"> </text:span><text:span text:style-name="T12">חורשין</text:span><text:span text:style-name="T15"> </text:span><text:span text:style-name="T12">עד</text:span><text:span text:style-name="T15"> </text:span><text:span text:style-name="T12">ראש</text:span><text:span text:style-name="T15"> </text:span><text:span text:style-name="T12">השנה; אלמא</text:span><text:span text:style-name="T15"> </text:span><text:span text:style-name="T12">דהלכה</text:span><text:span text:style-name="T15"> </text:span><text:span text:style-name="T12">למשה</text:span><text:span text:style-name="T15"> </text:span><text:span text:style-name="T12">מסיני</text:span><text:span text:style-name="T15"> </text:span><text:span text:style-name="T12">הן</text:span><text:span text:style-name="T7">)</text:span><text:span text:style-name="T41">, ערבה</text:span><text:span text:style-name="T42"> </text:span><text:span text:style-name="T7">(</text:span><text:span text:style-name="T12">להקיף</text:span><text:span text:style-name="T15"> </text:span><text:span text:style-name="T12">המזבח</text:span><text:span text:style-name="T7">)</text:span><text:span text:style-name="T41">, וניסוך</text:span><text:span text:style-name="T42"> </text:span><text:span text:style-name="T41">המים</text:span><text:span text:style-name="T42"> </text:span><text:span text:style-name="T41">- הלכה</text:span><text:span text:style-name="T42"> </text:span><text:span text:style-name="T41">למשה</text:span><text:span text:style-name="T42"> </text:span><text:span text:style-name="T41">מסיני</text:span>'!?</text:p>
      <text:p text:style-name="P5">אמר<text:span text:style-name="T1"> </text:span>רבי<text:span text:style-name="T1"> </text:span>יצחק: כי<text:span text:style-name="T1"> </text:span>גמירי<text:span text:style-name="T1"> </text:span>הלכתא<text:span text:style-name="T1"> </text:span><text:span text:style-name="T7">(</text:span><text:span text:style-name="T12">דאין</text:span><text:span text:style-name="T15"> </text:span><text:span text:style-name="T12">חורשין</text:span><text:span text:style-name="T7">)</text:span> - שלשים<text:span text:style-name="T1"> </text:span>יום<text:span text:style-name="T1"> </text:span>לפני<text:span text:style-name="T1"> </text:span>ראש<text:span text:style-name="T1"> </text:span>השנה<text:span text:style-name="T1"> </text:span><text:span text:style-name="T7">(</text:span><text:span text:style-name="T12">לזקינה</text:span><text:span text:style-name="T15"> </text:span><text:span text:style-name="T12">עד</text:span><text:span text:style-name="T15"> </text:span><text:span text:style-name="T12">ראש</text:span><text:span text:style-name="T15"> </text:span><text:span text:style-name="T12">השנה, אבל</text:span><text:span text:style-name="T15"> </text:span><text:span text:style-name="T12">חורשין</text:span><text:span text:style-name="T15"> </text:span><text:span text:style-name="T12">עד</text:span><text:span text:style-name="T15"> </text:span><text:span text:style-name="T12">שלשים</text:span><text:span text:style-name="T15"> </text:span><text:span text:style-name="T12">יום</text:span><text:span text:style-name="T15"> </text:span><text:span text:style-name="T12">לפני</text:span><text:span text:style-name="T15"> </text:span><text:span text:style-name="T12">ראש</text:span><text:span text:style-name="T15"> </text:span><text:span text:style-name="T12">השנה</text:span><text:span text:style-name="T7">)</text:span>, ואתו<text:span text:style-name="T1"> </text:span>הני<text:span text:style-name="T1"> </text:span><text:span text:style-name="T7">(</text:span><text:span text:style-name="T12">בתקנה</text:span><text:span text:style-name="T15"> </text:span><text:span text:style-name="T12">דידהו</text:span><text:span text:style-name="T7">)</text:span> תקון<text:span text:style-name="T1"> </text:span>מפסח<text:span text:style-name="T1"> </text:span>ומעצרת<text:span text:style-name="T1"> </text:span><text:span text:style-name="T7">(</text:span><text:span text:style-name="T12">דהרחיקו</text:span><text:span text:style-name="T15"> </text:span><text:span text:style-name="T12">עד</text:span><text:span text:style-name="T15"> </text:span><text:span text:style-name="T12">הפסח</text:span><text:span text:style-name="T15"> </text:span><text:span text:style-name="T12">ועד</text:span><text:span text:style-name="T15"> </text:span><text:span text:style-name="T12">העצרת</text:span><text:span text:style-name="T7">)</text:span>, ואתנו<text:span text:style-name="T1"> </text:span>בדידהו: כל<text:span text:style-name="T1"> </text:span>הרוצה<text:span text:style-name="T1"> </text:span>לבטל<text:span text:style-name="T1"> </text:span>יבוא<text:span text:style-name="T1"> </text:span>ויבטל<text:span text:style-name="T1"> </text:span><text:span text:style-name="T7">(</text:span><text:span text:style-name="T12">ורבן</text:span><text:span text:style-name="T15"> </text:span><text:span text:style-name="T12">גמליאל, דבטל, לא</text:span><text:span text:style-name="T15"> </text:span><text:span text:style-name="T12">בטל</text:span><text:span text:style-name="T15"> </text:span><text:span text:style-name="T12">אלא</text:span><text:span text:style-name="T15"> </text:span><text:span text:style-name="T12">מפסח</text:span><text:span text:style-name="T15"> </text:span><text:span text:style-name="T12">ומעצרת</text:span><text:span text:style-name="T15"> </text:span><text:span text:style-name="T12">עד</text:span><text:span text:style-name="T15"> </text:span><text:span text:style-name="T12">שלשים</text:span><text:span text:style-name="T15"> </text:span><text:span text:style-name="T12">יום</text:span><text:span text:style-name="T15"> </text:span><text:span text:style-name="T12">לפני</text:span><text:span text:style-name="T15"> </text:span><text:span text:style-name="T12">ראש</text:span><text:span text:style-name="T15"> </text:span><text:span text:style-name="T12">השנה</text:span><text:span text:style-name="T7">)</text:span>.</text:p>
      <text:p text:style-name="P5">והני, הלכתא<text:span text:style-name="T1"> </text:span>נינהו? קראי<text:span text:style-name="T1"> </text:span>נינהו! דתניא<text:span text:style-name="T1"> </text:span><text:span text:style-name="T13">(שמות</text:span><text:span text:style-name="T16"> </text:span><text:span text:style-name="T13">לד,כא)</text:span><text:span text:style-name="T35"> </text:span><text:span text:style-name="T36">[ששת</text:span><text:span text:style-name="T2"> </text:span><text:span text:style-name="T36">ימים</text:span><text:span text:style-name="T2"> </text:span><text:span text:style-name="T36">תעבד</text:span><text:span text:style-name="T2"> </text:span><text:span text:style-name="T36">וביום</text:span><text:span text:style-name="T2"> </text:span><text:span text:style-name="T36">השביעי</text:span><text:span text:style-name="T2"> </text:span><text:span text:style-name="T36">תשבת]</text:span><text:span text:style-name="T37"> בחריש</text:span><text:span text:style-name="T3"> </text:span><text:span text:style-name="T37">ובקציר</text:span><text:span text:style-name="T3"> </text:span><text:span text:style-name="T37">תשבות</text:span><text:span text:style-name="T59">; רבי</text:span><text:span text:style-name="T3"> </text:span><text:span text:style-name="T59">עקיבא</text:span><text:span text:style-name="T3"> </text:span><text:span text:style-name="T59">אומר: אין</text:span><text:span text:style-name="T3"> </text:span><text:span text:style-name="T59">צריך</text:span><text:span text:style-name="T3"> </text:span><text:span text:style-name="T59">לומר</text:span><text:span text:style-name="T3"> </text:span><text:span text:style-name="T59">חריש</text:span><text:span text:style-name="T3"> </text:span><text:span text:style-name="T59">וקציר</text:span><text:span text:style-name="T3"> </text:span><text:span text:style-name="T59">של</text:span><text:span text:style-name="T3"> </text:span><text:span text:style-name="T59">שביעית, שהרי</text:span><text:span text:style-name="T3"> </text:span><text:span text:style-name="T59">כבר</text:span><text:span text:style-name="T3"> </text:span><text:span text:style-name="T59">נאמר</text:span><text:span text:style-name="T3"> </text:span><text:span text:style-name="T36">[</text:span><text:span text:style-name="T13">ויקרא</text:span><text:span text:style-name="T16"> </text:span><text:span text:style-name="T13">כה,ד:</text:span><text:span text:style-name="T36"> ובשנה</text:span><text:span text:style-name="T2"> </text:span><text:span text:style-name="T36">השביעת</text:span><text:span text:style-name="T2"> </text:span><text:span text:style-name="T36">שבת</text:span><text:span text:style-name="T2"> </text:span><text:span text:style-name="T36">שבתון</text:span><text:span text:style-name="T2"> </text:span><text:span text:style-name="T36">יהיה</text:span><text:span text:style-name="T2"> </text:span><text:span text:style-name="T36">לארץ</text:span><text:span text:style-name="T2"> </text:span><text:span text:style-name="T36">שבת</text:span><text:span text:style-name="T2"> </text:span><text:span text:style-name="T36">לה']</text:span><text:span text:style-name="T45"> שדך</text:span><text:span text:style-name="T42"> </text:span><text:span text:style-name="T45">לא</text:span><text:span text:style-name="T42"> </text:span><text:span text:style-name="T45">תזרע</text:span><text:span text:style-name="T42"> </text:span><text:span text:style-name="T45">וכרמך</text:span><text:span text:style-name="T42"> </text:span><text:span text:style-name="T45">לא</text:span><text:span text:style-name="T42"> </text:span><text:span text:style-name="T45">תזמור</text:span><text:span text:style-name="T59">! אלא</text:span><text:span text:style-name="T3"> </text:span><text:span text:style-name="T59">חריש</text:span><text:span text:style-name="T3"> </text:span><text:span text:style-name="T59">של</text:span><text:span text:style-name="T3"> </text:span><text:span text:style-name="T59">ערב</text:span><text:span text:style-name="T3"> </text:span><text:span text:style-name="T59">שביעית</text:span></text:p>
      <text:p text:style-name="P6"/>
      <text:p text:style-name="P5">(מועד<text:span text:style-name="T1"> </text:span>קטן<text:span text:style-name="T1"> </text:span>ד,א)</text:p>
      <text:p text:style-name="P5"><text:span text:style-name="T59">שנכנס</text:span><text:span text:style-name="T3"> </text:span><text:span text:style-name="T59">לשביעית</text:span><text:span text:style-name="T3"> </text:span><text:span text:style-name="T7">(</text:span><text:span text:style-name="T12">כל</text:span><text:span text:style-name="T15"> </text:span><text:span text:style-name="T12">שיש</text:span><text:span text:style-name="T15"> </text:span><text:span text:style-name="T12">לו</text:span><text:span text:style-name="T15"> </text:span><text:span text:style-name="T12">ליכנס</text:span><text:span text:style-name="T15"> </text:span><text:span text:style-name="T12">לשביעית</text:span><text:span text:style-name="T15"> </text:span><text:span text:style-name="T12">שאסור</text:span><text:span text:style-name="T15"> </text:span><text:span text:style-name="T12">לחרוש</text:span><text:span text:style-name="T15"> </text:span><text:span text:style-name="T12">לפני</text:span><text:span text:style-name="T15"> </text:span><text:span text:style-name="T12">ראש</text:span><text:span text:style-name="T15"> </text:span><text:span text:style-name="T12">השנה</text:span><text:span text:style-name="T7">)</text:span><text:span text:style-name="T59"> וקציר</text:span><text:span text:style-name="T3"> </text:span><text:span text:style-name="T59">של</text:span><text:span text:style-name="T3"> </text:span><text:span text:style-name="T59">שביעית</text:span><text:span text:style-name="T3"> </text:span><text:span text:style-name="T59">שיצא</text:span><text:span text:style-name="T3"> </text:span><text:span text:style-name="T59">למוצאי</text:span><text:span text:style-name="T3"> </text:span><text:span text:style-name="T59">שביעית.</text:span></text:p>
      <text:p text:style-name="P5"><text:span text:style-name="T59">רבי</text:span><text:span text:style-name="T3"> </text:span><text:span text:style-name="T59">ישמעאל</text:span><text:span text:style-name="T3"> </text:span><text:span text:style-name="T59">אומר: מה</text:span><text:span text:style-name="T3"> </text:span><text:span text:style-name="T59">חריש</text:span><text:span text:style-name="T3"> </text:span><text:span text:style-name="T59">רשות</text:span><text:span text:style-name="T3"> </text:span><text:span text:style-name="T7">(</text:span><text:span text:style-name="T12">בכל</text:span><text:span text:style-name="T15"> </text:span><text:span text:style-name="T12">מקום</text:span><text:span text:style-name="T7">)</text:span><text:span text:style-name="T59"> - אף</text:span><text:span text:style-name="T3"> </text:span><text:span text:style-name="T59">קציר</text:span><text:span text:style-name="T3"> </text:span><text:span text:style-name="T59">רשות, יצא</text:span><text:span text:style-name="T3"> </text:span><text:span text:style-name="T59">קציר</text:span><text:span text:style-name="T3"> </text:span><text:span text:style-name="T59">העומר</text:span><text:span text:style-name="T3"> </text:span><text:span text:style-name="T7">(</text:span><text:span text:style-name="T12">קציר</text:span><text:span text:style-name="T15"> </text:span><text:span text:style-name="T12">העומר</text:span><text:span text:style-name="T15"> </text:span><text:span text:style-name="T12">מותר</text:span><text:span text:style-name="T15"> </text:span><text:span text:style-name="T12">לקצור</text:span><text:span text:style-name="T15"> </text:span><text:span text:style-name="T12">בשבת</text:span><text:span text:style-name="T7">)</text:span><text:span text:style-name="T59"> שהיא</text:span><text:span text:style-name="T3"> </text:span><text:span text:style-name="T59">מצוה</text:span><text:span text:style-name="T3"> </text:span><text:span text:style-name="T7">(</text:span><text:span text:style-name="T12">גירסת</text:span><text:span text:style-name="T15"> </text:span><text:span text:style-name="T12">רש"י: שהיא</text:span><text:span text:style-name="T15"> </text:span><text:span text:style-name="T33">של</text:span><text:span text:style-name="T15"> </text:span><text:span text:style-name="T12">מצוה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שמצא</text:span><text:span text:style-name="T15"> </text:span><text:span text:style-name="T12">קצור</text:span><text:span text:style-name="T15"> – </text:span><text:span text:style-name="T12">קוצר, דבעינן</text:span><text:span text:style-name="T15"> </text:span><text:span text:style-name="T12">קצירה</text:span><text:span text:style-name="T15"> </text:span><text:span text:style-name="T12">לשמה; אבל</text:span><text:span text:style-name="T15"> </text:span><text:span text:style-name="T12">אם</text:span><text:span text:style-name="T15"> </text:span><text:span text:style-name="T12">מצא</text:span><text:span text:style-name="T15"> </text:span><text:span text:style-name="T12">חרוש</text:span><text:span text:style-name="T15"> </text:span><text:span text:style-name="T12">- אינו</text:span><text:span text:style-name="T15"> </text:span><text:span text:style-name="T12">חורש</text:span><text:span text:style-name="T7">)</text:span><text:span text:style-name="T59">!</text:span>'</text:p>
      <text:p text:style-name="P5">אלא<text:span text:style-name="T1"> </text:span>אמר<text:span text:style-name="T1"> </text:span>רב<text:span text:style-name="T1"> </text:span>נחמן<text:span text:style-name="T1"> </text:span>בר<text:span text:style-name="T1"> </text:span>יצחק: כי<text:span text:style-name="T1"> </text:span>גמירי<text:span text:style-name="T1"> </text:span>הלכתא<text:span text:style-name="T1"> </text:span>- למישרי<text:span text:style-name="T1"> </text:span>ילדה<text:span text:style-name="T1"> </text:span><text:span text:style-name="T7">(</text:span><text:span text:style-name="T12">עשר</text:span><text:span text:style-name="T15"> </text:span><text:span text:style-name="T12">נטיעות</text:span><text:span text:style-name="T15"> </text:span><text:span text:style-name="T12">עד</text:span><text:span text:style-name="T15"> </text:span><text:span text:style-name="T12">ראש</text:span><text:span text:style-name="T15"> </text:span><text:span text:style-name="T12">השנה</text:span><text:span text:style-name="T7">)</text:span>; קראי<text:span text:style-name="T1"> </text:span>- למיסר<text:span text:style-name="T1"> </text:span>זקינה<text:span text:style-name="T1"> </text:span><text:span text:style-name="T7">(</text:span><text:span text:style-name="T12">שלשים</text:span><text:span text:style-name="T15"> </text:span><text:span text:style-name="T12">יום</text:span><text:span text:style-name="T15"> </text:span><text:span text:style-name="T12">קודם</text:span><text:span text:style-name="T15"> </text:span><text:span text:style-name="T12">ראש</text:span><text:span text:style-name="T15"> </text:span><text:span text:style-name="T12">השנה, ואתו</text:span><text:span text:style-name="T15"> </text:span><text:span text:style-name="T12">בית</text:span><text:span text:style-name="T15"> </text:span><text:span text:style-name="T12">שמאי</text:span><text:span text:style-name="T15"> </text:span><text:span text:style-name="T12">והלל</text:span><text:span text:style-name="T15"> </text:span><text:span text:style-name="T12">וגזרו</text:span><text:span text:style-name="T15"> </text:span><text:span text:style-name="T12">מפסח</text:span><text:span text:style-name="T15"> </text:span><text:span text:style-name="T12">ועד</text:span><text:span text:style-name="T15"> </text:span><text:span text:style-name="T12">עצרת</text:span><text:span text:style-name="T7">)</text:span>.</text:p>
      <text:p text:style-name="P5">וכיון<text:span text:style-name="T1"> </text:span>דהלכתא<text:span text:style-name="T1"> </text:span>למשרי<text:span text:style-name="T1"> </text:span>ילדה<text:span text:style-name="T1"> </text:span>- לאו<text:span text:style-name="T1"> </text:span>ממילא<text:span text:style-name="T1"> </text:span><text:span text:style-name="T7">(</text:span><text:span text:style-name="T12">שמעת</text:span><text:span text:style-name="T15"> </text:span><text:span text:style-name="T12">מינה</text:span><text:span text:style-name="T15"> </text:span><text:span text:style-name="T12">ד</text:span><text:span text:style-name="T7">)</text:span>זקינה<text:span text:style-name="T1"> </text:span>אסירה<text:span text:style-name="T1"> </text:span><text:span text:style-name="T7">(</text:span><text:span text:style-name="T12">לחרוש</text:span><text:span text:style-name="T7">)</text:span>?</text:p>
      <text:p text:style-name="P5">אלא: הלכתא<text:span text:style-name="T1"> </text:span>לרבי<text:span text:style-name="T1"> </text:span>ישמעאל<text:span text:style-name="T1"> </text:span><text:span text:style-name="T7">(</text:span><text:span text:style-name="T12">דלא</text:span><text:span text:style-name="T15"> </text:span><text:span text:style-name="T12">נפיק</text:span><text:span text:style-name="T15"> </text:span><text:span text:style-name="T12">ליה</text:span><text:span text:style-name="T15"> </text:span><text:span text:style-name="T12">מקראי, דדריש</text:span><text:span text:style-name="T15"> </text:span><text:span text:style-name="T12">לקרא</text:span><text:span text:style-name="T15"> </text:span><text:span text:style-name="T12">לדרשה</text:span><text:span text:style-name="T15"> </text:span><text:span text:style-name="T12">אחרינא: להוציא</text:span><text:span text:style-name="T15"> </text:span><text:span text:style-name="T12">קציר</text:span><text:span text:style-name="T15"> </text:span><text:span text:style-name="T12">העומר</text:span><text:span text:style-name="T7">)</text:span> = קראי<text:span text:style-name="T1"> </text:span>לרבי<text:span text:style-name="T1"> </text:span>עקיבא.</text:p>
      <text:p text:style-name="P5">ורבי<text:span text:style-name="T1"> </text:span>יוחנן<text:span text:style-name="T1"> </text:span>אמר: רבן<text:span text:style-name="T1"> </text:span>גמליאל<text:span text:style-name="T1"> </text:span>ובית<text:span text:style-name="T1"> </text:span>דינו<text:span text:style-name="T1"> </text:span>- מדאורייתא<text:span text:style-name="T1"> </text:span>בטיל<text:span text:style-name="T1"> </text:span>להו<text:span text:style-name="T1"> </text:span><text:span text:style-name="T7">(</text:span><text:span text:style-name="T12">כלומר: אשכחו</text:span><text:span text:style-name="T15"> </text:span><text:span text:style-name="T12">סמך</text:span><text:span text:style-name="T15"> </text:span><text:span text:style-name="T12">מן</text:span><text:span text:style-name="T15"> </text:span><text:span text:style-name="T12">התורה, להכי</text:span><text:span text:style-name="T15"> </text:span><text:span text:style-name="T12">בטלו</text:span><text:span text:style-name="T15"> </text:span><text:span text:style-name="T12">הלכתא</text:span><text:span text:style-name="T7">)</text:span>; מאי<text:span text:style-name="T1"> </text:span>טעמא? - גמר<text:span text:style-name="T1"> </text:span>'<text:span text:style-name="T35">שבת</text:span>' '<text:span text:style-name="T35">שבת</text:span>' משבת<text:span text:style-name="T1"> </text:span>בראשית: מה<text:span text:style-name="T1"> </text:span>להלן<text:span text:style-name="T1"> </text:span>היא<text:span text:style-name="T1"> </text:span>אסורה<text:span text:style-name="T1"> </text:span>לפניה<text:span text:style-name="T1"> </text:span>ולאחריה<text:span text:style-name="T1"> </text:span>מותרין<text:span text:style-name="T1"> </text:span>- אף<text:span text:style-name="T1"> </text:span>כאן<text:span text:style-name="T1"> </text:span>היא<text:span text:style-name="T1"> </text:span>אסורה<text:span text:style-name="T1"> </text:span>לפניה<text:span text:style-name="T1"> </text:span>ולאחריה<text:span text:style-name="T1"> </text:span>מותרין.</text:p>
      <text:p text:style-name="P5">מתקיף<text:span text:style-name="T1"> </text:span>לה<text:span text:style-name="T1"> </text:span>רב<text:span text:style-name="T1"> </text:span>אשי: מאן<text:span text:style-name="T1"> </text:span>דאמר<text:span text:style-name="T1"> </text:span>הלכתא<text:span text:style-name="T1"> </text:span><text:span text:style-name="T7">(</text:span><text:span text:style-name="T12">דלפני</text:span><text:span text:style-name="T15"> </text:span><text:span text:style-name="T12">ראש</text:span><text:span text:style-name="T15"> </text:span><text:span text:style-name="T12">השנה</text:span><text:span text:style-name="T15"> </text:span><text:span text:style-name="T12">אסור</text:span><text:span text:style-name="T7">)</text:span>, אתיא<text:span text:style-name="T1"> </text:span>גזרה<text:span text:style-name="T1"> </text:span>שוה<text:span text:style-name="T1"> </text:span>עקרה<text:span text:style-name="T1"> </text:span>הלכתא<text:span text:style-name="T1"> </text:span><text:span text:style-name="T7">(</text:span><text:span text:style-name="T12">כלומר: משום</text:span><text:span text:style-name="T15"> </text:span><text:span text:style-name="T12">גזרה</text:span><text:span text:style-name="T15"> </text:span><text:span text:style-name="T12">שוה</text:span><text:span text:style-name="T15"> </text:span><text:span text:style-name="T12">דאינהו</text:span><text:span text:style-name="T15"> </text:span><text:span text:style-name="T12">גמירו</text:span><text:span text:style-name="T15"> </text:span><text:span text:style-name="T12">מנפשייהו</text:span><text:span text:style-name="T15"> </text:span><text:span text:style-name="T12">משבת</text:span><text:span text:style-name="T15"> </text:span><text:span text:style-name="T12">- בטלו</text:span><text:span text:style-name="T15"> </text:span><text:span text:style-name="T12">הלכתא? הא</text:span><text:span text:style-name="T15"> </text:span><text:span text:style-name="T12">אין</text:span><text:span text:style-name="T15"> </text:span><text:span text:style-name="T12">אדם</text:span><text:span text:style-name="T15"> </text:span><text:span text:style-name="T12">דן</text:span><text:span text:style-name="T15"> </text:span><text:span text:style-name="T12">גזירה</text:span><text:span text:style-name="T15"> </text:span><text:span text:style-name="T12">שוה</text:span><text:span text:style-name="T15"> </text:span><text:span text:style-name="T12">מעצמו</text:span><text:span text:style-name="T7">)</text:span>? ומאן<text:span text:style-name="T1"> </text:span>דאמר<text:span text:style-name="T1"> </text:span>קרא<text:span text:style-name="T1"> </text:span>- אתיא<text:span text:style-name="T1"> </text:span>גזרה<text:span text:style-name="T1"> </text:span>שוה<text:span text:style-name="T1"> </text:span>עקרה<text:span text:style-name="T1"> </text:span>קרא?</text:p>
      <text:p text:style-name="P5">אלא<text:span text:style-name="T1"> </text:span>אמר<text:span text:style-name="T1"> </text:span>רב<text:span text:style-name="T1"> </text:span>אשי: רבן<text:span text:style-name="T1"> </text:span>גמליאל<text:span text:style-name="T1"> </text:span>ובית<text:span text:style-name="T1"> </text:span>דינו<text:span text:style-name="T1"> </text:span>סברי<text:span text:style-name="T1"> </text:span>לה<text:span text:style-name="T1"> </text:span>כרבי<text:span text:style-name="T1"> </text:span>ישמעאל, דאמר<text:span text:style-name="T1"> </text:span>הלכתא<text:span text:style-name="T1"> </text:span>גמירי<text:span text:style-name="T1"> </text:span>לה, וכי<text:span text:style-name="T1"> </text:span>גמירי<text:span text:style-name="T1"> </text:span>הלכתא<text:span text:style-name="T1"> </text:span>- בזמן<text:span text:style-name="T1"> </text:span>שבית<text:span text:style-name="T1"> </text:span>המקדש<text:span text:style-name="T1"> </text:span>קיים, דומיא<text:span text:style-name="T1"> </text:span>דניסוך<text:span text:style-name="T1"> </text:span>המים; אבל<text:span text:style-name="T1"> </text:span>בזמן<text:span text:style-name="T1"> </text:span>שאין<text:span text:style-name="T1"> </text:span>בית<text:span text:style-name="T1"> </text:span>המקדש<text:span text:style-name="T1"> </text:span>קיים<text:span text:style-name="T1"> – </text:span>לא<text:span text:style-name="T1"> </text:span><text:span text:style-name="T7">(</text:span><text:span text:style-name="T12">וכי</text:span><text:span text:style-name="T15"> </text:span><text:span text:style-name="T12">שרו</text:span><text:span text:style-name="T15"> </text:span><text:span text:style-name="T12">רבן</text:span><text:span text:style-name="T15"> </text:span><text:span text:style-name="T12">גמליאל</text:span><text:span text:style-name="T15"> </text:span><text:span text:style-name="T12">ובית</text:span><text:span text:style-name="T15"> </text:span><text:span text:style-name="T12">דינו</text:span><text:span text:style-name="T15"> </text:span><text:span text:style-name="T12">- בזמן</text:span><text:span text:style-name="T15"> </text:span><text:span text:style-name="T12">שאין</text:span><text:span text:style-name="T15"> </text:span><text:span text:style-name="T12">בית</text:span><text:span text:style-name="T15"> </text:span><text:span text:style-name="T12">המקדש</text:span><text:span text:style-name="T15"> </text:span><text:span text:style-name="T12">קיים</text:span><text:span text:style-name="T7">)</text:span>.<text:span text:style-name="T12"> </text:span></text:p>
      <text:p text:style-name="P14"/>
      <text:p text:style-name="P5">אבל<text:span text:style-name="T1"> </text:span>לא<text:span text:style-name="T1"> </text:span>ממי<text:span text:style-name="T1"> </text:span>הגשמים<text:span text:style-name="T1"> </text:span>וממי<text:span text:style-name="T1"> </text:span>הקילון: <text:s/></text:p>
      <text:p text:style-name="P5">בשלמא<text:span text:style-name="T1"> </text:span>מי<text:span text:style-name="T1"> </text:span>קילון, איכא<text:span text:style-name="T1"> </text:span>טירחא<text:span text:style-name="T1"> </text:span>יתירא; אלא<text:span text:style-name="T1"> </text:span>מי<text:span text:style-name="T1"> </text:span>גשמים<text:span text:style-name="T1"> </text:span>מאי<text:span text:style-name="T1"> </text:span>טירחא<text:span text:style-name="T1"> </text:span>איכא?</text:p>
      <text:p text:style-name="P5">אמר<text:span text:style-name="T1"> </text:span>רבי<text:span text:style-name="T1"> </text:span>אילעא<text:span text:style-name="T1"> </text:span>אמר<text:span text:style-name="T1"> </text:span>רבי<text:span text:style-name="T1"> </text:span>יוחנן: גזירה<text:span text:style-name="T1"> </text:span>מי<text:span text:style-name="T1"> </text:span>גשמים<text:span text:style-name="T1"> </text:span>אטו<text:span text:style-name="T1"> </text:span>מי<text:span text:style-name="T1"> </text:span>קילון<text:span text:style-name="T1"> </text:span><text:span text:style-name="T7">(</text:span><text:span text:style-name="T12">דלמא</text:span><text:span text:style-name="T15"> </text:span><text:span text:style-name="T12">אתי</text:span><text:span text:style-name="T15"> </text:span><text:span text:style-name="T12">למעבד</text:span><text:span text:style-name="T15"> </text:span><text:span text:style-name="T12">מי</text:span><text:span text:style-name="T15"> </text:span><text:span text:style-name="T12">קילון</text:span><text:span text:style-name="T7">)</text:span>.</text:p>
      <text:p text:style-name="P5">רב<text:span text:style-name="T1"> </text:span>אשי<text:span text:style-name="T1"> </text:span>אמר: מי<text:span text:style-name="T1"> </text:span>גשמים<text:span text:style-name="T1"> </text:span>גופייהו<text:span text:style-name="T1"> </text:span>לידי<text:span text:style-name="T1"> </text:span>מי<text:span text:style-name="T1"> </text:span>קילון<text:span text:style-name="T1"> </text:span>אתו<text:span text:style-name="T1"> </text:span><text:span text:style-name="T7">(</text:span><text:span text:style-name="T12">כלומר: כי</text:span><text:span text:style-name="T15"> </text:span><text:span text:style-name="T12">מדלו</text:span><text:span text:style-name="T15"> </text:span><text:span text:style-name="T12">מינה, דלא</text:span><text:span text:style-name="T15"> </text:span><text:span text:style-name="T12">הויא</text:span><text:span text:style-name="T15"> </text:span><text:span text:style-name="T12">מליאה</text:span><text:span text:style-name="T15"> </text:span><text:span text:style-name="T12">- נעשית</text:span><text:span text:style-name="T15"> </text:span><text:span text:style-name="T12">ממילא</text:span><text:span text:style-name="T15"> </text:span><text:span text:style-name="T12">מי</text:span><text:span text:style-name="T15"> </text:span><text:span text:style-name="T12">קילון: שאינו</text:span><text:span text:style-name="T15"> </text:span><text:span text:style-name="T12">מלא, וטריחא</text:span><text:span text:style-name="T15"> </text:span><text:span text:style-name="T12">מלתא</text:span><text:span text:style-name="T7">)</text:span>.</text:p>
      <text:p text:style-name="P5">וקמיפלגי<text:span text:style-name="T1"> </text:span>בדרבי<text:span text:style-name="T1"> </text:span>זירא, דאמר<text:span text:style-name="T1"> </text:span>רבי<text:span text:style-name="T1"> </text:span>זירא<text:span text:style-name="T1"> </text:span>אמר<text:span text:style-name="T1"> </text:span>רבה<text:span text:style-name="T1"> </text:span>בר<text:span text:style-name="T1"> </text:span>ירמיה<text:span text:style-name="T1"> </text:span>אמר<text:span text:style-name="T1"> </text:span>שמואל: נהרות<text:span text:style-name="T1"> </text:span>המושכין<text:span text:style-name="T1"> </text:span>מים<text:span text:style-name="T1"> </text:span>מן<text:span text:style-name="T1"> </text:span>האגמים<text:span text:style-name="T1"> </text:span><text:span text:style-name="T7">(</text:span><text:span text:style-name="T12">השתא</text:span><text:span text:style-name="T15"> </text:span><text:span text:style-name="T12">משמע</text:span><text:span text:style-name="T15"> </text:span><text:span text:style-name="T12">ליה</text:span><text:span text:style-name="T15"> </text:span><text:span text:style-name="T12">מי</text:span><text:span text:style-name="T15"> </text:span><text:span text:style-name="T12">אגמים</text:span><text:span text:style-name="T15"> </text:span><text:span text:style-name="T12">עבידא</text:span><text:span text:style-name="T15"> </text:span><text:span text:style-name="T12">דפסקי</text:span><text:span text:style-name="T7">)</text:span> - מותר<text:span text:style-name="T1"> </text:span>להשקות<text:span text:style-name="T1"> </text:span>מהן<text:span text:style-name="T1"> </text:span>בחולו<text:span text:style-name="T1"> </text:span>של<text:span text:style-name="T1"> </text:span>מועד<text:span text:style-name="T1"> </text:span><text:span text:style-name="T7">(</text:span><text:span text:style-name="T12">ולא</text:span><text:span text:style-name="T15"> </text:span><text:span text:style-name="T12">גזרי</text:span><text:span text:style-name="T15"> </text:span><text:span text:style-name="T12">דלמא</text:span><text:span text:style-name="T15"> </text:span><text:span text:style-name="T12">פסיקא</text:span><text:span text:style-name="T15"> </text:span><text:span text:style-name="T12">מי</text:span><text:span text:style-name="T15"> </text:span><text:span text:style-name="T12">אגמים</text:span><text:span text:style-name="T15"> </text:span><text:span text:style-name="T12">ואזל</text:span><text:span text:style-name="T15"> </text:span><text:span text:style-name="T12">וטרח</text:span><text:span text:style-name="T15"> </text:span><text:span text:style-name="T12">ואייתי</text:span><text:span text:style-name="T15"> </text:span><text:span text:style-name="T12">מן</text:span><text:span text:style-name="T15"> </text:span><text:span text:style-name="T12">נהר</text:span><text:span text:style-name="T15"> </text:span><text:span text:style-name="T12">אחר</text:span><text:span text:style-name="T7">)</text:span>; מר<text:span text:style-name="T1"> </text:span>אית<text:span text:style-name="T1"> </text:span>ליה<text:span text:style-name="T1"> </text:span>דרבי<text:span text:style-name="T1"> </text:span>זירא, ומר<text:span text:style-name="T1"> </text:span><text:span text:style-name="T7">(</text:span><text:span text:style-name="T12">רבי</text:span><text:span text:style-name="T15"> </text:span><text:span text:style-name="T12">אילעא</text:span><text:span text:style-name="T15"> </text:span><text:span text:style-name="T12">אמר</text:span><text:span text:style-name="T15"> </text:span><text:span text:style-name="T12">רבי</text:span><text:span text:style-name="T15"> </text:span><text:span text:style-name="T12">יוחנן, דאמר</text:span><text:span text:style-name="T15"> </text:span><text:span text:style-name="T12">'גזרינן</text:span><text:span text:style-name="T15"> </text:span><text:span text:style-name="T12">מי</text:span><text:span text:style-name="T15"> </text:span><text:span text:style-name="T12">גשמים</text:span><text:span text:style-name="T15"> </text:span><text:span text:style-name="T12">אפילו</text:span><text:span text:style-name="T15"> </text:span><text:span text:style-name="T12">היכא</text:span><text:span text:style-name="T15"> </text:span><text:span text:style-name="T12">דלא</text:span><text:span text:style-name="T15"> </text:span><text:span text:style-name="T12">פסקי</text:span><text:span text:style-name="T15"> </text:span><text:span text:style-name="T12">אטו</text:span><text:span text:style-name="T15"> </text:span><text:span text:style-name="T12">מי</text:span><text:span text:style-name="T15"> </text:span><text:span text:style-name="T12">קילון'</text:span><text:span text:style-name="T7">)</text:span> לית<text:span text:style-name="T1"> </text:span>ליה<text:span text:style-name="T1"> </text:span>דרבי<text:span text:style-name="T1"> </text:span>זירא. <text:span text:style-name="T12">(מדקאמר</text:span><text:span text:style-name="T15"> </text:span><text:span text:style-name="T12">רב</text:span><text:span text:style-name="T15"> </text:span><text:span text:style-name="T12">אשי</text:span><text:span text:style-name="T15"> </text:span><text:span text:style-name="T12">'מי</text:span><text:span text:style-name="T15"> </text:span><text:span text:style-name="T12">גשמים</text:span><text:span text:style-name="T15"> </text:span><text:span text:style-name="T12">לידי</text:span><text:span text:style-name="T15"> </text:span><text:span text:style-name="T12">קילון</text:span><text:span text:style-name="T15"> </text:span><text:span text:style-name="T12">אתי' - מכלל</text:span><text:span text:style-name="T15"> </text:span><text:span text:style-name="T12">דרבי</text:span><text:span text:style-name="T15"> </text:span><text:span text:style-name="T12">יוחנן</text:span><text:span text:style-name="T15"> </text:span><text:span text:style-name="T12">אסר</text:span><text:span text:style-name="T15"> </text:span><text:span text:style-name="T12">אפילו</text:span><text:span text:style-name="T15"> </text:span><text:span text:style-name="T12">דלא</text:span><text:span text:style-name="T15"> </text:span><text:span text:style-name="T12">אתיא</text:span><text:span text:style-name="T15"> </text:span><text:span text:style-name="T12">לידי</text:span><text:span text:style-name="T15"> </text:span><text:span text:style-name="T12">מי</text:span><text:span text:style-name="T15"> </text:span><text:span text:style-name="T12">קילון</text:span><text:span text:style-name="T15"> </text:span><text:span text:style-name="T12">- לית</text:span><text:span text:style-name="T15"> </text:span><text:span text:style-name="T12">ליה</text:span><text:span text:style-name="T15"> </text:span><text:span text:style-name="T12">דרבי</text:span><text:span text:style-name="T15"> </text:span><text:span text:style-name="T12">זירא, דלא</text:span><text:span text:style-name="T15"> </text:span><text:span text:style-name="T12">גזר)</text:span><text:span text:style-name="T10">.</text:span></text:p>
      <text:p text:style-name="P5"/>
      <text:p text:style-name="P5">גופא: אמר<text:span text:style-name="T1"> </text:span>רבי<text:span text:style-name="T1"> </text:span>זירא<text:span text:style-name="T1"> </text:span>אמר<text:span text:style-name="T1"> </text:span>רבה<text:span text:style-name="T1"> </text:span>בר<text:span text:style-name="T1"> </text:span>ירמיה<text:span text:style-name="T1"> </text:span>אמר<text:span text:style-name="T1"> </text:span>שמואל: נהרות<text:span text:style-name="T1"> </text:span>המושכין<text:span text:style-name="T1"> </text:span>מים<text:span text:style-name="T1"> </text:span>מן<text:span text:style-name="T1"> </text:span>האגמים<text:span text:style-name="T1"> </text:span>- מותר<text:span text:style-name="T1"> </text:span>להשקות<text:span text:style-name="T1"> </text:span>מהן<text:span text:style-name="T1"> </text:span>בחולו<text:span text:style-name="T1"> </text:span>של<text:span text:style-name="T1"> </text:span>מועד.</text:p>
      <text:p text:style-name="P5">איתיביה<text:span text:style-name="T1"> </text:span>רבי<text:span text:style-name="T1"> </text:span>ירמיה<text:span text:style-name="T1"> </text:span>לרבי<text:span text:style-name="T1"> </text:span>זירא: '<text:span text:style-name="T41">אבל</text:span><text:span text:style-name="T42"> </text:span><text:span text:style-name="T41">לא</text:span><text:span text:style-name="T42"> </text:span><text:span text:style-name="T41">ממי</text:span><text:span text:style-name="T42"> </text:span><text:span text:style-name="T41">גשמים</text:span><text:span text:style-name="T42"> </text:span><text:span text:style-name="T41">ולא</text:span><text:span text:style-name="T42"> </text:span><text:span text:style-name="T41">ממי</text:span><text:span text:style-name="T42"> </text:span><text:span text:style-name="T41">קילון</text:span>' <text:span text:style-name="T7">(</text:span><text:span text:style-name="T12">דלמא</text:span><text:span text:style-name="T15"> </text:span><text:span text:style-name="T12">מפסקי</text:span><text:span text:style-name="T15"> </text:span><text:span text:style-name="T12">וטרח</text:span><text:span text:style-name="T15"> </text:span><text:span text:style-name="T12">להוציא</text:span><text:span text:style-name="T15"> </text:span><text:span text:style-name="T12">מן</text:span><text:span text:style-name="T15"> </text:span><text:span text:style-name="T12">העמוק</text:span><text:span text:style-name="T15"> </text:span><text:span text:style-name="T12">- הכא</text:span><text:span text:style-name="T15"> </text:span><text:span text:style-name="T12">נמי</text:span><text:span text:style-name="T15"> </text:span><text:span text:style-name="T12">אמאי</text:span><text:span text:style-name="T15"> </text:span><text:span text:style-name="T12">לא</text:span><text:span text:style-name="T15"> </text:span><text:span text:style-name="T12">ניחוש</text:span><text:span text:style-name="T15"> </text:span><text:span text:style-name="T12">דלמא</text:span><text:span text:style-name="T15"> </text:span><text:span text:style-name="T12">מפסקי</text:span><text:span text:style-name="T15"> </text:span><text:span text:style-name="T12">מי</text:span><text:span text:style-name="T15"> </text:span><text:span text:style-name="T12">אגמים</text:span><text:span text:style-name="T7">)</text:span>!?</text:p>
      <text:p text:style-name="P5">אמר<text:span text:style-name="T1"> </text:span>ליה: ירמיה<text:span text:style-name="T1"> </text:span>ברי! הני<text:span text:style-name="T1"> </text:span>אגמים<text:span text:style-name="T1"> </text:span>דבבל<text:span text:style-name="T1"> </text:span>- כמיא<text:span text:style-name="T1"> </text:span>דלא<text:span text:style-name="T1"> </text:span>פסקי<text:span text:style-name="T1"> </text:span>דמו<text:span text:style-name="T1"> </text:span><text:span text:style-name="T7">(</text:span><text:span text:style-name="T12">וליכא</text:span><text:span text:style-name="T15"> </text:span><text:span text:style-name="T12">למיחש</text:span><text:span text:style-name="T7">)</text:span>.</text:p>
      <text:p text:style-name="P5"><text:soft-page-break/></text:p>
      <text:p text:style-name="P5">תנו<text:span text:style-name="T1"> </text:span>רבנן: '<text:span text:style-name="T59">הפסיקות</text:span><text:span text:style-name="T3"> </text:span><text:span text:style-name="T59">והבריכות</text:span><text:span text:style-name="T3"> </text:span><text:span text:style-name="T7">(</text:span><text:span text:style-name="T12">'פסיקות' ו'בריכות' חדא</text:span><text:span text:style-name="T15"> </text:span><text:span text:style-name="T12">מילתא</text:span><text:span text:style-name="T15"> </text:span><text:span text:style-name="T12">היא</text:span><text:span text:style-name="T7">)</text:span><text:span text:style-name="T59"> שנתמלאו</text:span><text:span text:style-name="T3"> </text:span><text:span text:style-name="T59">מים</text:span><text:span text:style-name="T3"> </text:span><text:span text:style-name="T59">מערב</text:span><text:span text:style-name="T3"> </text:span><text:span text:style-name="T59">יום</text:span><text:span text:style-name="T3"> </text:span><text:span text:style-name="T59">טוב</text:span><text:span text:style-name="T3"> </text:span><text:span text:style-name="T59">- אסור</text:span><text:span text:style-name="T3"> </text:span><text:span text:style-name="T59">להשקות</text:span><text:span text:style-name="T3"> </text:span><text:span text:style-name="T59">מהן</text:span><text:span text:style-name="T3"> </text:span><text:span text:style-name="T59">בחולו</text:span><text:span text:style-name="T3"> </text:span><text:span text:style-name="T59">של</text:span><text:span text:style-name="T3"> </text:span><text:span text:style-name="T59">מועד, ואם</text:span><text:span text:style-name="T3"> </text:span><text:span text:style-name="T59">היתה</text:span><text:span text:style-name="T3"> </text:span><text:span text:style-name="T59">אמת</text:span><text:span text:style-name="T3"> </text:span><text:span text:style-name="T59">המים</text:span><text:span text:style-name="T3"> </text:span><text:span text:style-name="T59">עוברת</text:span><text:span text:style-name="T3"> </text:span><text:span text:style-name="T59">ביניהן</text:span><text:span text:style-name="T3"> </text:span><text:span text:style-name="T7">(</text:span><text:span text:style-name="T12">בין</text:span><text:span text:style-name="T15"> </text:span><text:span text:style-name="T12">הבריכות</text:span><text:span text:style-name="T15"> </text:span><text:span text:style-name="T12">הללו</text:span><text:span text:style-name="T7">)</text:span><text:span text:style-name="T59"> – מותר</text:span><text:span text:style-name="T3"> </text:span><text:span text:style-name="T7">(</text:span><text:span text:style-name="T12">להשקות</text:span><text:span text:style-name="T15"> </text:span><text:span text:style-name="T12">ממי</text:span><text:span text:style-name="T15"> </text:span><text:span text:style-name="T12">גשמים, דאי</text:span><text:span text:style-name="T15"> </text:span><text:span text:style-name="T12">פסקי</text:span><text:span text:style-name="T15"> </text:span><text:span text:style-name="T12">מי</text:span><text:span text:style-name="T15"> </text:span><text:span text:style-name="T12">גשמים</text:span><text:span text:style-name="T15"> </text:span><text:span text:style-name="T12">- משקה</text:span><text:span text:style-name="T15"> </text:span><text:span text:style-name="T12">מאמת</text:span><text:span text:style-name="T15"> </text:span><text:span text:style-name="T12">המים</text:span><text:span text:style-name="T7">)</text:span>.'</text:p>
      <text:p text:style-name="P5">אמר<text:span text:style-name="T1"> </text:span>רב<text:span text:style-name="T1"> </text:span>פפא: והוא<text:span text:style-name="T1"> </text:span>- שרובה<text:span text:style-name="T1"> </text:span>של<text:span text:style-name="T1"> </text:span>אותה<text:span text:style-name="T1"> </text:span>שדה<text:span text:style-name="T1"> </text:span>שותה<text:span text:style-name="T1"> </text:span>מאותה<text:span text:style-name="T1"> </text:span>אמת<text:span text:style-name="T1"> </text:span>המים<text:span text:style-name="T1"> </text:span><text:span text:style-name="T7">(</text:span><text:span text:style-name="T12">שיכול</text:span><text:span text:style-name="T15"> </text:span><text:span text:style-name="T12">להשקות</text:span><text:span text:style-name="T15"> </text:span><text:span text:style-name="T12">רוב</text:span><text:span text:style-name="T15"> </text:span><text:span text:style-name="T12">השדה</text:span><text:span text:style-name="T15"> </text:span><text:span text:style-name="T12">בפעם</text:span><text:span text:style-name="T15"> </text:span><text:span text:style-name="T12">אחת</text:span><text:span text:style-name="T15"> </text:span><text:span text:style-name="T12">מאותה</text:span><text:span text:style-name="T15"> </text:span><text:span text:style-name="T12">אמת</text:span><text:span text:style-name="T15"> </text:span><text:span text:style-name="T12">המים, אבל</text:span><text:span text:style-name="T15"> </text:span><text:span text:style-name="T12">אם</text:span><text:span text:style-name="T15"> </text:span><text:span text:style-name="T12">אינו</text:span><text:span text:style-name="T15"> </text:span><text:span text:style-name="T12">יכול</text:span><text:span text:style-name="T15"> </text:span><text:span text:style-name="T12">להשקות</text:span><text:span text:style-name="T15"> </text:span><text:span text:style-name="T12">בפעם</text:span><text:span text:style-name="T15"> </text:span><text:span text:style-name="T12">אחת</text:span><text:span text:style-name="T15"> </text:span><text:span text:style-name="T12">מאותה</text:span><text:span text:style-name="T15"> </text:span><text:span text:style-name="T12">אמת</text:span><text:span text:style-name="T15"> </text:span><text:span text:style-name="T12">המים</text:span><text:span text:style-name="T15"> </text:span><text:span text:style-name="T12">רוב</text:span><text:span text:style-name="T15"> </text:span><text:span text:style-name="T12">של</text:span><text:span text:style-name="T15"> </text:span><text:span text:style-name="T12">שדה</text:span><text:span text:style-name="T15"> </text:span><text:span text:style-name="T12">- אינו</text:span><text:span text:style-name="T15"> </text:span><text:span text:style-name="T12">משקה</text:span><text:span text:style-name="T15"> </text:span><text:span text:style-name="T12">מפסיקות</text:span><text:span text:style-name="T15"> </text:span><text:span text:style-name="T12">ובריכות, דלמא</text:span><text:span text:style-name="T15"> </text:span><text:span text:style-name="T12">מפסיק</text:span><text:span text:style-name="T15"> </text:span><text:span text:style-name="T12">ואזיל</text:span><text:span text:style-name="T7">)</text:span>.</text:p>
      <text:p text:style-name="P5">רב<text:span text:style-name="T1"> </text:span>אשי<text:span text:style-name="T1"> </text:span>אמר: אף<text:span text:style-name="T1"> </text:span>על<text:span text:style-name="T1"> </text:span>פי<text:span text:style-name="T1"> </text:span>שאין<text:span text:style-name="T1"> </text:span>רובה<text:span text:style-name="T1"> </text:span>של<text:span text:style-name="T1"> </text:span>אותה<text:span text:style-name="T1"> </text:span>שדה<text:span text:style-name="T1"> </text:span>שותה, כיון<text:span text:style-name="T1"> </text:span>דקא<text:span text:style-name="T1"> </text:span>משכא<text:span text:style-name="T1"> </text:span>ואתיא<text:span text:style-name="T1"> </text:span>- מימר<text:span text:style-name="T1"> </text:span>אמר<text:span text:style-name="T1"> </text:span>'אי<text:span text:style-name="T1"> </text:span>לא<text:span text:style-name="T1"> </text:span>שתיא<text:span text:style-name="T1"> </text:span>לחד<text:span text:style-name="T1"> </text:span>יומא<text:span text:style-name="T1"> </text:span>תשתי<text:span text:style-name="T1"> </text:span>לתרי<text:span text:style-name="T1"> </text:span>ותלתא<text:span text:style-name="T1"> </text:span>יומי<text:span text:style-name="T1"> </text:span><text:span text:style-name="T7">(</text:span><text:span text:style-name="T12">מההיא</text:span><text:span text:style-name="T15"> </text:span><text:span text:style-name="T12">אמת</text:span><text:span text:style-name="T15"> </text:span><text:span text:style-name="T12">המים, ולא</text:span><text:span text:style-name="T15"> </text:span><text:span text:style-name="T12">טרח</text:span><text:span text:style-name="T15"> </text:span><text:span text:style-name="T12">ומייתי</text:span><text:span text:style-name="T15"> </text:span><text:span text:style-name="T12">מאמת</text:span><text:span text:style-name="T15"> </text:span><text:span text:style-name="T12">המים</text:span><text:span text:style-name="T15"> </text:span><text:span text:style-name="T12">אחרינא</text:span><text:span text:style-name="T7">)</text:span>'.</text:p>
      <text:p text:style-name="P13"/>
      <text:p text:style-name="P5">תנו<text:span text:style-name="T1"> </text:span>רבנן<text:span text:style-name="T1"> </text:span><text:span text:style-name="T13">[דומה</text:span><text:span text:style-name="T16"> </text:span><text:span text:style-name="T13">לתוספתא</text:span><text:span text:style-name="T16"> </text:span><text:span text:style-name="T13">מועד</text:span><text:span text:style-name="T16"> </text:span><text:span text:style-name="T13">קטן</text:span><text:span text:style-name="T16"> </text:span><text:span text:style-name="T13">פ"א</text:span><text:span text:style-name="T16"> </text:span><text:span text:style-name="T13">מ"א, כאן</text:span><text:span text:style-name="T16"> </text:span><text:span text:style-name="T13">ברור</text:span><text:span text:style-name="T16"> </text:span><text:span text:style-name="T13">יותר]</text:span>: '<text:span text:style-name="T41">בריכה</text:span><text:span text:style-name="T42"> </text:span><text:span text:style-name="T41">שנוטפת</text:span><text:span text:style-name="T42"> </text:span><text:span text:style-name="T41">מים</text:span><text:span text:style-name="T42"> </text:span><text:span text:style-name="T41">משדה</text:span><text:span text:style-name="T42"> </text:span><text:span text:style-name="T41">בית</text:span><text:span text:style-name="T42"> </text:span><text:span text:style-name="T41">השלחין</text:span><text:span text:style-name="T42"> </text:span><text:span text:style-name="T41">זו</text:span><text:span text:style-name="T42"> </text:span><text:span text:style-name="T7">(</text:span><text:span text:style-name="T12">בית</text:span><text:span text:style-name="T15"> </text:span><text:span text:style-name="T12">השלחין</text:span><text:span text:style-name="T15"> </text:span><text:span text:style-name="T12">שהיה</text:span><text:span text:style-name="T15"> </text:span><text:span text:style-name="T12">גבוה</text:span><text:span text:style-name="T15"> </text:span><text:span text:style-name="T12">והיה</text:span><text:span text:style-name="T15"> </text:span><text:span text:style-name="T12">מעיין</text:span><text:span text:style-name="T15"> </text:span><text:span text:style-name="T12">נובע</text:span><text:span text:style-name="T15"> </text:span><text:span text:style-name="T12">מצדו, ובצד</text:span><text:span text:style-name="T15"> </text:span><text:span text:style-name="T12">אחד</text:span><text:span text:style-name="T15"> </text:span><text:span text:style-name="T12">היה</text:span><text:span text:style-name="T15"> </text:span><text:span text:style-name="T12">בית</text:span><text:span text:style-name="T15"> </text:span><text:span text:style-name="T12">השלחין</text:span><text:span text:style-name="T15"> </text:span><text:span text:style-name="T12">נמוך, ובין</text:span><text:span text:style-name="T15"> </text:span><text:span text:style-name="T12">אלו</text:span><text:span text:style-name="T15"> </text:span><text:span text:style-name="T12">בית</text:span><text:span text:style-name="T15"> </text:span><text:span text:style-name="T12">השלחין</text:span><text:span text:style-name="T15"> </text:span><text:span text:style-name="T12">היה</text:span><text:span text:style-name="T15"> </text:span><text:span text:style-name="T12">בצד</text:span><text:span text:style-name="T15"> </text:span><text:span text:style-name="T12">השלחין</text:span><text:span text:style-name="T15"> </text:span><text:span text:style-name="T12">הנמוך</text:span><text:span text:style-name="T15"> </text:span><text:span text:style-name="T12">בריכה</text:span><text:span text:style-name="T15"> </text:span><text:span text:style-name="T12">קטנה, וכשמשקים</text:span><text:span text:style-name="T15"> </text:span><text:span text:style-name="T12">בית</text:span><text:span text:style-name="T15"> </text:span><text:span text:style-name="T12">השלחין</text:span><text:span text:style-name="T15"> </text:span><text:span text:style-name="T12">הגבוה</text:span><text:span text:style-name="T15"> </text:span><text:span text:style-name="T12">מן</text:span><text:span text:style-name="T15"> </text:span><text:span text:style-name="T12">המעיין</text:span><text:span text:style-name="T15"> </text:span><text:span text:style-name="T12">נוטף</text:span><text:span text:style-name="T15"> </text:span><text:span text:style-name="T12">טיפין</text:span><text:span text:style-name="T15"> </text:span><text:span text:style-name="T12">מן</text:span><text:span text:style-name="T15"> </text:span><text:span text:style-name="T12">בית</text:span><text:span text:style-name="T15"> </text:span><text:span text:style-name="T12">השלחין</text:span><text:span text:style-name="T15"> </text:span><text:span text:style-name="T12">הגבוה</text:span><text:span text:style-name="T15"> </text:span><text:span text:style-name="T12">לבריכה</text:span><text:span text:style-name="T15"> </text:span><text:span text:style-name="T12">הנמוכה</text:span><text:span text:style-name="T7">)</text:span><text:span text:style-name="T41"> - מותר</text:span><text:span text:style-name="T42"> </text:span><text:span text:style-name="T41">להשקות</text:span><text:span text:style-name="T42"> </text:span><text:span text:style-name="T41">ממנה</text:span><text:span text:style-name="T42"> </text:span><text:span text:style-name="T41">שדה</text:span><text:span text:style-name="T42"> </text:span><text:span text:style-name="T41">בית</text:span><text:span text:style-name="T42"> </text:span><text:span text:style-name="T41">השלחין</text:span><text:span text:style-name="T42"> </text:span><text:span text:style-name="T41">אחרת</text:span>'. </text:p>
      <text:p text:style-name="P5">והא<text:span text:style-name="T1"> </text:span>עבידא<text:span text:style-name="T1"> </text:span>דפסקא<text:span text:style-name="T1"> </text:span><text:span text:style-name="T7">(</text:span><text:span text:style-name="T12">בריכה, ואזיל</text:span><text:span text:style-name="T15"> </text:span><text:span text:style-name="T12">ומייתי</text:span><text:span text:style-name="T7">)</text:span>?</text:p>
      <text:p text:style-name="P5">אמר<text:span text:style-name="T1"> </text:span>רבי<text:span text:style-name="T1"> </text:span>ירמיה: ועדיין<text:span text:style-name="T1"> </text:span>היא<text:span text:style-name="T1"> </text:span>מטפטפת<text:span text:style-name="T1"> </text:span><text:span text:style-name="T7">(</text:span><text:span text:style-name="T12">מבית</text:span><text:span text:style-name="T15"> </text:span><text:span text:style-name="T12">השלחין</text:span><text:span text:style-name="T15"> </text:span><text:span text:style-name="T12">גבוה</text:span><text:span text:style-name="T15"> </text:span><text:span text:style-name="T12">לתוך</text:span><text:span text:style-name="T15"> </text:span><text:span text:style-name="T12">הבריכה, דודאי</text:span><text:span text:style-name="T15"> </text:span><text:span text:style-name="T12">לא</text:span><text:span text:style-name="T15"> </text:span><text:span text:style-name="T12">פסקא</text:span><text:span text:style-name="T7">)</text:span>.</text:p>
      <text:p text:style-name="P5"><text:span text:style-name="T7">(</text:span><text:span text:style-name="T84">[בסיכום:]</text:span><text:span text:style-name="T12"> מותר</text:span><text:span text:style-name="T15"> </text:span><text:span text:style-name="T12">להשקות</text:span><text:span text:style-name="T15"> </text:span><text:span text:style-name="T12">אותו</text:span><text:span text:style-name="T15"> </text:span><text:span text:style-name="T12">בית</text:span><text:span text:style-name="T15"> </text:span><text:span text:style-name="T12">השלחין</text:span><text:span text:style-name="T15"> </text:span><text:span text:style-name="T12">הנמוך</text:span><text:span text:style-name="T15"> </text:span><text:span text:style-name="T12">מאותה</text:span><text:span text:style-name="T15"> </text:span><text:span text:style-name="T12">בריכה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בריכה</text:span><text:span text:style-name="T15"> </text:span><text:span text:style-name="T12">עבידא</text:span><text:span text:style-name="T15"> </text:span><text:span text:style-name="T12">דפסקא</text:span><text:span text:style-name="T15"> </text:span><text:span text:style-name="T12">הואיל</text:span><text:span text:style-name="T15"> </text:span><text:span text:style-name="T12">ומטפטף</text:span><text:span text:style-name="T15"> </text:span><text:span text:style-name="T12">בו</text:span><text:span text:style-name="T15"> </text:span><text:span text:style-name="T12">מבית</text:span><text:span text:style-name="T15"> </text:span><text:span text:style-name="T12">השלחין</text:span><text:span text:style-name="T15"> </text:span><text:span text:style-name="T12">הגבוה</text:span><text:span text:style-name="T15"> </text:span><text:span text:style-name="T12">מים</text:span><text:span text:style-name="T15"> </text:span><text:span text:style-name="T12">שבאו</text:span><text:span text:style-name="T15"> </text:span><text:span text:style-name="T12">לו</text:span><text:span text:style-name="T15"> </text:span><text:span text:style-name="T12">מחמת</text:span><text:span text:style-name="T15"> </text:span><text:span text:style-name="T12">המעיין.</text:span><text:span text:style-name="T7">)</text:span> </text:p>
      <text:p text:style-name="P5">אמר<text:span text:style-name="T1"> </text:span>אביי: והוא<text:span text:style-name="T1"> </text:span>שלא<text:span text:style-name="T1"> </text:span>פסק<text:span text:style-name="T1"> </text:span>מעיין<text:span text:style-name="T1"> </text:span>ראשון<text:span text:style-name="T1"> </text:span><text:span text:style-name="T7">(</text:span><text:span text:style-name="T12">המטפטף</text:span><text:span text:style-name="T15"> </text:span><text:span text:style-name="T12">מבית</text:span><text:span text:style-name="T15"> </text:span><text:span text:style-name="T12">השלחין</text:span><text:span text:style-name="T15"> </text:span><text:span text:style-name="T12">גבוה</text:span><text:span text:style-name="T15"> </text:span><text:span text:style-name="T12">לבריכה</text:span><text:span text:style-name="T15"> </text:span><text:span text:style-name="T12">- מותר</text:span><text:span text:style-name="T15"> </text:span><text:span text:style-name="T12">להשקות</text:span><text:span text:style-name="T15"> </text:span><text:span text:style-name="T12">מבריכה</text:span><text:span text:style-name="T15"> </text:span><text:span text:style-name="T12">לבית</text:span><text:span text:style-name="T15"> </text:span><text:span text:style-name="T12">השלחין</text:span><text:span text:style-name="T15"> </text:span><text:span text:style-name="T12">נמוך, אבל</text:span><text:span text:style-name="T15"> </text:span><text:span text:style-name="T12">אי</text:span><text:span text:style-name="T15"> </text:span><text:span text:style-name="T12">פסיק</text:span><text:span text:style-name="T15"> </text:span><text:span text:style-name="T12">מעיין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עדיין</text:span><text:span text:style-name="T15"> </text:span><text:span text:style-name="T12">מטפטף</text:span><text:span text:style-name="T15"> </text:span><text:span text:style-name="T12">מבית</text:span><text:span text:style-name="T15"> </text:span><text:span text:style-name="T12">השלחין</text:span><text:span text:style-name="T15"> </text:span><text:span text:style-name="T12">גבוה</text:span><text:span text:style-name="T15"> </text:span><text:span text:style-name="T12">לתוך</text:span><text:span text:style-name="T15"> </text:span><text:span text:style-name="T12">הבריכה</text:span><text:span text:style-name="T15"> </text:span><text:span text:style-name="T12">- אין</text:span><text:span text:style-name="T15"> </text:span><text:span text:style-name="T12">משקין</text:span><text:span text:style-name="T15"> </text:span><text:span text:style-name="T12">מן</text:span><text:span text:style-name="T15"> </text:span><text:span text:style-name="T12">הבריכה</text:span><text:span text:style-name="T15"> </text:span><text:span text:style-name="T12">לבית</text:span><text:span text:style-name="T15"> </text:span><text:span text:style-name="T12">השלחין</text:span><text:span text:style-name="T15"> </text:span><text:span text:style-name="T12">נמוך, דלמא</text:span><text:span text:style-name="T15"> </text:span><text:span text:style-name="T12">פסיק</text:span><text:span text:style-name="T15"> </text:span><text:span text:style-name="T12">ואזיל</text:span><text:span text:style-name="T15"> </text:span><text:span text:style-name="T12">וטרח</text:span><text:span text:style-name="T15"> </text:span><text:span text:style-name="T12">ומייתי</text:span><text:span text:style-name="T15"> </text:span><text:span text:style-name="T12">ממעיין</text:span><text:span text:style-name="T15"> </text:span><text:span text:style-name="T12">אחר</text:span><text:span text:style-name="T7">)</text:span>.</text:p>
      <text:p text:style-name="P13"/>
      <text:p text:style-name="P5">תניא<text:span text:style-name="T1"> </text:span><text:span text:style-name="T13">[דומה</text:span><text:span text:style-name="T16"> </text:span><text:span text:style-name="T13">לתוספתא</text:span><text:span text:style-name="T16"> </text:span><text:span text:style-name="T13">מועד</text:span><text:span text:style-name="T16"> </text:span><text:span text:style-name="T13">קטן</text:span><text:span text:style-name="T16"> </text:span><text:span text:style-name="T13">פ"א</text:span><text:span text:style-name="T16"> </text:span><text:span text:style-name="T13">מ"א, כאן</text:span><text:span text:style-name="T16"> </text:span><text:span text:style-name="T13">ברור</text:span><text:span text:style-name="T16"> </text:span><text:span text:style-name="T13">יותר]</text:span>: '<text:span text:style-name="T41">רבי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מנסיא</text:span><text:span text:style-name="T42"> </text:span><text:span text:style-name="T41">אומר: שתי</text:span><text:span text:style-name="T42"> </text:span><text:span text:style-name="T41">ערוגות</text:span><text:span text:style-name="T42"> </text:span><text:span text:style-name="T41">זו</text:span><text:span text:style-name="T42"> </text:span><text:span text:style-name="T41">למעלה</text:span><text:span text:style-name="T42"> </text:span><text:span text:style-name="T41">מזו, לא</text:span><text:span text:style-name="T42"> </text:span><text:span text:style-name="T41">ידלה</text:span><text:span text:style-name="T42"> </text:span><text:span text:style-name="T41">מן</text:span><text:span text:style-name="T42"> </text:span><text:span text:style-name="T41">התחתונה</text:span><text:span text:style-name="T42"> </text:span><text:span text:style-name="T41">וישקה</text:span><text:span text:style-name="T42"> </text:span><text:span text:style-name="T41">את</text:span><text:span text:style-name="T42"> </text:span><text:span text:style-name="T41">העליונה</text:span><text:span text:style-name="T42"> </text:span><text:span text:style-name="T7">(</text:span><text:span text:style-name="T12">דאיכא</text:span><text:span text:style-name="T15"> </text:span><text:span text:style-name="T12">טירחא</text:span><text:span text:style-name="T15"> </text:span><text:span text:style-name="T12">יתירא</text:span><text:span text:style-name="T7">)</text:span><text:span text:style-name="T41">; יותר</text:span><text:span text:style-name="T42"> </text:span><text:span text:style-name="T41">על</text:span><text:span text:style-name="T42"> </text:span><text:span text:style-name="T41">כן</text:span><text:span text:style-name="T42"> </text:span><text:span text:style-name="T41">אמר</text:span><text:span text:style-name="T42"> </text:span><text:span text:style-name="T41">רבי</text:span><text:span text:style-name="T42"> </text:span><text:span text:style-name="T41">אלעזר</text:span><text:span text:style-name="T42"> </text:span><text:span text:style-name="T41">בר</text:span><text:span text:style-name="T42"> </text:span><text:span text:style-name="T41">שמעון: אפילו</text:span><text:span text:style-name="T42"> </text:span><text:span text:style-name="T41">ערוגה</text:span><text:span text:style-name="T42"> </text:span><text:span text:style-name="T41">אחת, חציה</text:span><text:span text:style-name="T42"> </text:span><text:span text:style-name="T41">נמוך</text:span><text:span text:style-name="T42"> </text:span><text:span text:style-name="T41">וחציה</text:span><text:span text:style-name="T42"> </text:span><text:span text:style-name="T41">גבוה</text:span><text:span text:style-name="T42"> </text:span><text:span text:style-name="T41">- לא</text:span><text:span text:style-name="T42"> </text:span><text:span text:style-name="T41">ידלה</text:span><text:span text:style-name="T42"> </text:span><text:span text:style-name="T41">ממקום</text:span><text:span text:style-name="T42"> </text:span><text:span text:style-name="T41">נמוך</text:span><text:span text:style-name="T42"> </text:span><text:span text:style-name="T41">וישקה</text:span><text:span text:style-name="T42"> </text:span><text:span text:style-name="T41">למקום</text:span><text:span text:style-name="T42"> </text:span><text:span text:style-name="T41">גבוה.</text:span>'<text:span text:style-name="T12"> </text:span></text:p>
      <text:p text:style-name="P20">לחפש<text:span text:style-name="T97"> </text:span>מקורות</text:p>
      <text:p text:style-name="P5">תנו<text:span text:style-name="T1"> </text:span>רבנן: '<text:span text:style-name="T41">מדלין</text:span><text:span text:style-name="T42"> </text:span><text:span text:style-name="T41">לירקות</text:span><text:span text:style-name="T42"> </text:span><text:span text:style-name="T41">כדי</text:span><text:span text:style-name="T42"> </text:span><text:span text:style-name="T41">לאוכלן</text:span><text:span text:style-name="T42"> </text:span><text:span text:style-name="T7">(</text:span><text:span text:style-name="T12">משמע</text:span><text:span text:style-name="T15"> </text:span><text:span text:style-name="T12">שהוא</text:span><text:span text:style-name="T15"> </text:span><text:span text:style-name="T12">דולה</text:span><text:span text:style-name="T15"> </text:span><text:span text:style-name="T12">מים</text:span><text:span text:style-name="T15"> </text:span><text:span text:style-name="T12">ומשקה</text:span><text:span text:style-name="T15"> </text:span><text:span text:style-name="T12">לירקות</text:span><text:span text:style-name="T15"> </text:span><text:span text:style-name="T12">כדי</text:span><text:span text:style-name="T15"> </text:span><text:span text:style-name="T12">לאוכלן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<text:span text:style-name="T41">, ואם</text:span><text:span text:style-name="T42"> </text:span><text:span text:style-name="T41">בשביל</text:span><text:span text:style-name="T42"> </text:span><text:span text:style-name="T41">לייפותן</text:span><text:span text:style-name="T42"> </text:span><text:span text:style-name="T7">(</text:span><text:span text:style-name="T12">שיגדלו</text:span><text:span text:style-name="T15"> </text:span><text:span text:style-name="T12">הירקות</text:span><text:span text:style-name="T7">)</text:span><text:span text:style-name="T41"> – אסור</text:span><text:span text:style-name="T42"> </text:span><text:span text:style-name="T7">(</text:span><text:span text:style-name="T12">דהרווחה</text:span><text:span text:style-name="T15"> </text:span><text:span text:style-name="T12">היא</text:span><text:span text:style-name="T7">)</text:span>.' </text:p>
      <text:p text:style-name="P5">רבינא<text:span text:style-name="T1"> </text:span>ורבה<text:span text:style-name="T1"> </text:span>תוספאה<text:span text:style-name="T1"> </text:span>הוו<text:span text:style-name="T1"> </text:span>קא<text:span text:style-name="T1"> </text:span>אזלי<text:span text:style-name="T1"> </text:span>באורחא, חזו<text:span text:style-name="T1"> </text:span>לההוא<text:span text:style-name="T1"> </text:span>גברא<text:span text:style-name="T1"> </text:span>דהוה<text:span text:style-name="T1"> </text:span>דלי<text:span text:style-name="T1"> </text:span>דוולא<text:span text:style-name="T1"> </text:span><text:span text:style-name="T7">(</text:span><text:span text:style-name="T12">דולה</text:span><text:span text:style-name="T15"> </text:span><text:span text:style-name="T12">דליות</text:span><text:span text:style-name="T15"> </text:span><text:span text:style-name="T12">מים</text:span><text:span text:style-name="T15"> </text:span><text:span text:style-name="T12">לירקות, וחכמים</text:span><text:span text:style-name="T15"> </text:span><text:span text:style-name="T12">לא</text:span><text:span text:style-name="T15"> </text:span><text:span text:style-name="T12">התירו</text:span><text:span text:style-name="T15"> </text:span><text:span text:style-name="T12">כי</text:span><text:span text:style-name="T15"> </text:span><text:span text:style-name="T12">אם</text:span><text:span text:style-name="T15"> </text:span><text:span text:style-name="T12">לבית</text:span><text:span text:style-name="T15"> </text:span><text:span text:style-name="T12">השלחין</text:span><text:span text:style-name="T15"> </text:span><text:span text:style-name="T12">בלבד</text:span><text:span text:style-name="T7">)</text:span> בחולא<text:span text:style-name="T1"> </text:span>דמועדא, אמר<text:span text:style-name="T1"> </text:span>ליה<text:span text:style-name="T1"> </text:span>רבה<text:span text:style-name="T1"> </text:span>תוספאה<text:span text:style-name="T1"> </text:span>לרבינא: ליתי<text:span text:style-name="T1"> </text:span>מר<text:span text:style-name="T1"> </text:span>לשמתיה?</text:p>
      <text:p text:style-name="P5">אמר<text:span text:style-name="T1"> </text:span>ליה: והתניא: '<text:span text:style-name="T41">מדלין</text:span><text:span text:style-name="T42"> </text:span><text:span text:style-name="T41">לירקות</text:span><text:span text:style-name="T42"> </text:span><text:span text:style-name="T41">כדי</text:span><text:span text:style-name="T42"> </text:span><text:span text:style-name="T41">לאוכלן</text:span>'? </text:p>
      <text:p text:style-name="P5">אמר<text:span text:style-name="T1"> </text:span>ליה: מי<text:span text:style-name="T1"> </text:span>סברת<text:span text:style-name="T1"> </text:span>מאי<text:span text:style-name="T1"> </text:span>'<text:span text:style-name="T41">מדלין</text:span>' - מדלין<text:span text:style-name="T1"> </text:span>מיא? מאי</text:p>
      <text:p text:style-name="P5"/>
      <text:p text:style-name="P5">(מועד<text:span text:style-name="T1"> </text:span>קטן<text:span text:style-name="T1"> </text:span>ד,ב)</text:p>
      <text:p text:style-name="P5">'<text:span text:style-name="T41">מדלין</text:span>'? – שלופי<text:span text:style-name="T1"> </text:span><text:span text:style-name="T7">(</text:span><text:span text:style-name="T12">כשהירקות</text:span><text:span text:style-name="T15"> </text:span><text:span text:style-name="T12">רצופין</text:span><text:span text:style-name="T15"> </text:span><text:span text:style-name="T12">- נוטל</text:span><text:span text:style-name="T15"> </text:span><text:span text:style-name="T12">מהן</text:span><text:span text:style-name="T15"> </text:span><text:span text:style-name="T12">מבינתיים; '</text:span><text:span text:style-name="T27">לאוכלן</text:span><text:span text:style-name="T28"> – </text:span><text:span text:style-name="T27">מותר, ליפותן</text:span><text:span text:style-name="T28"> – </text:span><text:span text:style-name="T27">אסור</text:span><text:span text:style-name="T12">: בשביל</text:span><text:span text:style-name="T15"> </text:span><text:span text:style-name="T12">ליפותן</text:span><text:span text:style-name="T15"> </text:span><text:span text:style-name="T12">אותם</text:span><text:span text:style-name="T15"> </text:span><text:span text:style-name="T12">שנשארים</text:span><text:span text:style-name="T7">)</text:span>, כדתנן: '<text:span text:style-name="T41">המידל</text:span><text:span text:style-name="T42"> </text:span><text:span text:style-name="T41">בגפנים</text:span><text:span text:style-name="T42"> </text:span><text:span text:style-name="T7">(</text:span><text:span text:style-name="T12">תולש</text:span><text:span text:style-name="T15"> </text:span><text:span text:style-name="T12">בגפנים, שישנן</text:span><text:span text:style-name="T15"> </text:span><text:span text:style-name="T12">ביחד</text:span><text:span text:style-name="T15"> </text:span><text:span text:style-name="T12">יותר</text:span><text:span text:style-name="T15"> </text:span><text:span text:style-name="T12">מדאי</text:span><text:span text:style-name="T7">)</text:span><text:span text:style-name="T41">, כשם</text:span><text:span text:style-name="T42"> </text:span><text:span text:style-name="T41">שהוא</text:span><text:span text:style-name="T42"> </text:span><text:span text:style-name="T41">מידל</text:span><text:span text:style-name="T42"> </text:span><text:span text:style-name="T41">בשלו</text:span><text:span text:style-name="T42"> </text:span><text:span text:style-name="T41">- כך</text:span><text:span text:style-name="T42"> </text:span><text:span text:style-name="T41">הוא</text:span><text:span text:style-name="T42"> </text:span><text:span text:style-name="T41">מידל</text:span><text:span text:style-name="T42"> </text:span><text:span text:style-name="T41">בשל</text:span><text:span text:style-name="T42"> </text:span><text:span text:style-name="T41">עניים</text:span><text:span text:style-name="T42"> </text:span><text:span text:style-name="T7">(</text:span><text:span text:style-name="T12">בפאה; אי</text:span><text:span text:style-name="T15"> </text:span><text:span text:style-name="T12">נמי</text:span><text:span text:style-name="T15"> </text:span><text:span text:style-name="T12">עוללות: שאין</text:span><text:span text:style-name="T15"> </text:span><text:span text:style-name="T12">לו</text:span><text:span text:style-name="T15"> </text:span><text:span text:style-name="T12">לא</text:span><text:span text:style-name="T15"> </text:span><text:span text:style-name="T12">כתף</text:span><text:span text:style-name="T15"> </text:span><text:span text:style-name="T12">ולא</text:span><text:span text:style-name="T15"> </text:span><text:span text:style-name="T12">נטף</text:span><text:span text:style-name="T7">)</text:span><text:span text:style-name="T41">, דברי</text:span><text:span text:style-name="T42"> </text:span><text:span text:style-name="T41">רבי</text:span><text:span text:style-name="T42"> </text:span><text:span text:style-name="T41">יהודה; רבי</text:span><text:span text:style-name="T42"> </text:span><text:span text:style-name="T41">מאיר</text:span><text:span text:style-name="T42"> </text:span><text:span text:style-name="T41">אומר: בשלו</text:span><text:span text:style-name="T42"> </text:span><text:span text:style-name="T41">רשאי, ואינו</text:span><text:span text:style-name="T42"> </text:span><text:span text:style-name="T41">רשאי</text:span><text:span text:style-name="T42"> </text:span><text:span text:style-name="T41">בשל</text:span><text:span text:style-name="T42"> </text:span><text:span text:style-name="T41">עניים</text:span>'.</text:p>
      <text:p text:style-name="P5">אמר<text:span text:style-name="T1"> </text:span>ליה: והתניא<text:span text:style-name="T1"> </text:span>'<text:span text:style-name="T41">מדלין</text:span><text:span text:style-name="T42"> </text:span><text:span text:style-name="T41">מים</text:span><text:span text:style-name="T42"> </text:span><text:span text:style-name="T41">לירקות</text:span><text:span text:style-name="T42"> </text:span><text:span text:style-name="T41">כדי</text:span><text:span text:style-name="T42"> </text:span><text:span text:style-name="T41">לאוכלן</text:span>'?</text:p>
      <text:p text:style-name="P5">אמר<text:span text:style-name="T1"> </text:span>ליה: אי<text:span text:style-name="T1"> </text:span>תניא<text:span text:style-name="T1"> – </text:span>תניא.</text:p>
      <text:p text:style-name="P5"/>
      <text:p text:style-name="P5">ואין<text:span text:style-name="T1"> </text:span>עושין<text:span text:style-name="T1"> </text:span>עוגיות<text:span text:style-name="T1"> </text:span>לגפנים: <text:s/></text:p>
      <text:p text:style-name="P5">מאי<text:span text:style-name="T1"> </text:span>'<text:span text:style-name="T41">עוגיות</text:span>'?</text:p>
      <text:p text:style-name="P5">אמר<text:span text:style-name="T1"> </text:span>רב<text:span text:style-name="T1"> </text:span>יהודה: בנכי<text:span text:style-name="T1"> </text:span><text:span text:style-name="T7">(</text:span><text:span text:style-name="T12">בורות</text:span><text:span text:style-name="T15"> </text:span><text:span text:style-name="T12">תחת</text:span><text:span text:style-name="T15"> </text:span><text:span text:style-name="T12">הגפנים</text:span><text:span text:style-name="T15"> </text:span><text:span text:style-name="T12">וזיתים, ונותן</text:span><text:span text:style-name="T15"> </text:span><text:span text:style-name="T12">בהם</text:span><text:span text:style-name="T15"> </text:span><text:span text:style-name="T12">מים</text:span><text:span text:style-name="T7">)</text:span>.</text:p>
      <text:p text:style-name="P5">תניא<text:span text:style-name="T1"> </text:span>נמי<text:span text:style-name="T1"> </text:span>הכי: '<text:span text:style-name="T59">אלו</text:span><text:span text:style-name="T3"> </text:span><text:span text:style-name="T59">הן</text:span><text:span text:style-name="T3"> </text:span><text:span text:style-name="T59">עוגיות</text:span><text:span text:style-name="T3"> </text:span><text:span text:style-name="T7">(</text:span><text:span text:style-name="T12">עגול</text:span><text:span text:style-name="T15"> </text:span><text:span text:style-name="T12">סביב, כמו</text:span><text:span text:style-name="T15"> </text:span><text:span text:style-name="T12">'</text:span><text:span text:style-name="T27">עג</text:span><text:span text:style-name="T28"> </text:span><text:span text:style-name="T27">עוגה</text:span><text:span text:style-name="T28"> </text:span><text:span text:style-name="T27">ועמד</text:span><text:span text:style-name="T28"> </text:span><text:span text:style-name="T27">בתוכה</text:span><text:span text:style-name="T12">' </text:span><text:span text:style-name="T13">(תענית</text:span><text:span text:style-name="T16"> </text:span><text:span text:style-name="T13">דף</text:span><text:span text:style-name="T16"> </text:span><text:span text:style-name="T13">יט.)</text:span><text:span text:style-name="T7">)</text:span><text:span text:style-name="T59">: בדידין</text:span><text:span text:style-name="T3"> </text:span><text:span text:style-name="T7">(</text:span><text:span text:style-name="T12">בדידין</text:span><text:span text:style-name="T15"> </text:span><text:span text:style-name="T12">נמי</text:span><text:span text:style-name="T15"> </text:span><text:span text:style-name="T12">הן</text:span><text:span text:style-name="T15"> </text:span><text:span text:style-name="T12">גומות</text:span><text:span text:style-name="T7">)</text:span><text:span text:style-name="T59"> שבעיקרי</text:span><text:span text:style-name="T3"> </text:span><text:span text:style-name="T59">זיתים</text:span><text:span text:style-name="T3"> </text:span><text:span text:style-name="T59">ושבעיקרי</text:span><text:span text:style-name="T3"> </text:span><text:span text:style-name="T59">גפנים</text:span>'.</text:p>
      <text:p text:style-name="P5">איני! והא<text:span text:style-name="T1"> </text:span>רב<text:span text:style-name="T1"> </text:span>יהודה<text:span text:style-name="T1"> </text:span>שרא<text:span text:style-name="T1"> </text:span>לבני<text:span text:style-name="T1"> </text:span>בר<text:span text:style-name="T1"> </text:span>ציתאי<text:span text:style-name="T1"> </text:span><text:span text:style-name="T7">(</text:span><text:span text:style-name="T12">מקום</text:span><text:span text:style-name="T7">)</text:span> למעבד<text:span text:style-name="T1"> </text:span>בנכי<text:span text:style-name="T1"> </text:span><text:span text:style-name="T7">(</text:span><text:span text:style-name="T12">עוגיות</text:span><text:span text:style-name="T7">)</text:span> לכרמיהון<text:span text:style-name="T1"> </text:span><text:span text:style-name="T7">(</text:span><text:span text:style-name="T12">והיכי</text:span><text:span text:style-name="T15"> </text:span><text:span text:style-name="T12">שרי? והא</text:span><text:span text:style-name="T15"> </text:span><text:span text:style-name="T12">תנן</text:span><text:span text:style-name="T15"> </text:span><text:span text:style-name="T12">'</text:span><text:span text:style-name="T27">אין</text:span><text:span text:style-name="T28"> </text:span><text:span text:style-name="T27">עושין</text:span><text:span text:style-name="T28"> </text:span><text:span text:style-name="T27">עוגיות</text:span><text:span text:style-name="T12">'</text:span><text:span text:style-name="T7">)</text:span>?</text:p>
      <text:p text:style-name="P5"><text:soft-page-break/>לא<text:span text:style-name="T1"> </text:span>קשיא: הא<text:span text:style-name="T1"> </text:span>בחדתי<text:span text:style-name="T1"> </text:span><text:span text:style-name="T7">(</text:span><text:span text:style-name="T12">שמעולם</text:span><text:span text:style-name="T15"> </text:span><text:span text:style-name="T12">לא</text:span><text:span text:style-name="T15"> </text:span><text:span text:style-name="T12">היו</text:span><text:span text:style-name="T15"> </text:span><text:span text:style-name="T12">שם</text:span><text:span text:style-name="T15"> </text:span><text:span text:style-name="T12">עוגיות</text:span><text:span text:style-name="T15"> </text:span><text:span text:style-name="T12">אסור</text:span><text:span text:style-name="T15"> </text:span><text:span text:style-name="T12">לעשות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דאיכא</text:span><text:span text:style-name="T15"> </text:span><text:span text:style-name="T12">טירחא</text:span><text:span text:style-name="T15"> </text:span><text:span text:style-name="T12">יתירא</text:span><text:span text:style-name="T7">)</text:span>, הא<text:span text:style-name="T1"> </text:span>בעתיקי<text:span text:style-name="T1"> </text:span><text:span text:style-name="T7">(</text:span><text:span text:style-name="T12">שכבר</text:span><text:span text:style-name="T15"> </text:span><text:span text:style-name="T12">היו</text:span><text:span text:style-name="T15"> </text:span><text:span text:style-name="T12">לו</text:span><text:span text:style-name="T15"> </text:span><text:span text:style-name="T12">שם</text:span><text:span text:style-name="T15"> </text:span><text:span text:style-name="T12">עוגיות</text:span><text:span text:style-name="T15"> </text:span><text:span text:style-name="T12">ונסתמו</text:span><text:span text:style-name="T15"> </text:span><text:span text:style-name="T12">- מותר</text:span><text:span text:style-name="T15"> </text:span><text:span text:style-name="T12">לחזור</text:span><text:span text:style-name="T15"> </text:span><text:span text:style-name="T12">ולחופרן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. <text:s/></text:p>
      <text:p text:style-name="P13"/>
      <text:p text:style-name="P5">ר' אלעזר<text:span text:style-name="T1"> </text:span>בן<text:span text:style-name="T1"> </text:span>עזריה<text:span text:style-name="T1"> </text:span>אומר<text:span text:style-name="T1"> </text:span>אין<text:span text:style-name="T1"> </text:span>עושין<text:span text:style-name="T1"> </text:span>את<text:span text:style-name="T1"> </text:span>האמה: <text:s/></text:p>
      <text:p text:style-name="P5">בשלמא<text:span text:style-name="T1"> </text:span>מועד, משום<text:span text:style-name="T1"> </text:span>דקא<text:span text:style-name="T1"> </text:span>טרח, אלא<text:span text:style-name="T1"> </text:span>שביעית<text:span text:style-name="T1"> </text:span>מאי<text:span text:style-name="T1"> </text:span>טעמא?</text:p>
      <text:p text:style-name="P5">פליגו<text:span text:style-name="T1"> </text:span>בה<text:span text:style-name="T1"> </text:span>רבי<text:span text:style-name="T1"> </text:span>זירא<text:span text:style-name="T1"> </text:span>ורבי<text:span text:style-name="T1"> </text:span>אבא<text:span text:style-name="T1"> </text:span>בר<text:span text:style-name="T1"> </text:span>ממל: חד<text:span text:style-name="T1"> </text:span>אמר<text:span text:style-name="T1"> </text:span>מפני<text:span text:style-name="T1"> </text:span>שנראה<text:span text:style-name="T1"> </text:span>כעודר<text:span text:style-name="T1"> </text:span><text:span text:style-name="T7">(</text:span><text:span text:style-name="T12">לצורך</text:span><text:span text:style-name="T15"> </text:span><text:span text:style-name="T12">שביעית, שהרי</text:span><text:span text:style-name="T15"> </text:span><text:span text:style-name="T12">חופר</text:span><text:span text:style-name="T15"> </text:span><text:span text:style-name="T12">כעודר</text:span><text:span text:style-name="T7">)</text:span>, וחד<text:span text:style-name="T1"> </text:span>אמר<text:span text:style-name="T1"> </text:span>מפני<text:span text:style-name="T1"> </text:span>שמכשיר<text:span text:style-name="T1"> </text:span>אגפיה<text:span text:style-name="T1"> </text:span>לזריעה<text:span text:style-name="T1"> </text:span><text:span text:style-name="T7">(</text:span><text:span text:style-name="T12">כשחופר</text:span><text:span text:style-name="T15"> </text:span><text:span text:style-name="T12">האמה</text:span><text:span text:style-name="T15"> </text:span><text:span text:style-name="T12">ומניח</text:span><text:span text:style-name="T15"> </text:span><text:span text:style-name="T12">העפר</text:span><text:span text:style-name="T15"> </text:span><text:span text:style-name="T12">שבאמה</text:span><text:span text:style-name="T15"> </text:span><text:span text:style-name="T12">על</text:span><text:span text:style-name="T15"> </text:span><text:span text:style-name="T12">שפת</text:span><text:span text:style-name="T15"> </text:span><text:span text:style-name="T12">האמה</text:span><text:span text:style-name="T15"> </text:span><text:span text:style-name="T12">- מתקן</text:span><text:span text:style-name="T15"> </text:span><text:span text:style-name="T12">אגפיה</text:span><text:span text:style-name="T15"> </text:span><text:span text:style-name="T12">לזריעה: דעביד</text:span><text:span text:style-name="T15"> </text:span><text:span text:style-name="T12">לה</text:span><text:span text:style-name="T15"> </text:span><text:span text:style-name="T12">ארעא</text:span><text:span text:style-name="T15"> </text:span><text:span text:style-name="T12">רכיכא</text:span><text:span text:style-name="T7">)</text:span>.</text:p>
      <text:p text:style-name="P5">מאי<text:span text:style-name="T1"> </text:span>בינייהו? </text:p>
      <text:p text:style-name="P5">איכא<text:span text:style-name="T1"> </text:span>בינייהו<text:span text:style-name="T1"> </text:span>דקא<text:span text:style-name="T1"> </text:span>אתו<text:span text:style-name="T1"> </text:span>מיא<text:span text:style-name="T1"> </text:span>בתריה<text:span text:style-name="T1"> </text:span><text:span text:style-name="T7">(</text:span><text:span text:style-name="T12">דכי</text:span><text:span text:style-name="T15"> </text:span><text:span text:style-name="T12">חפר</text:span><text:span text:style-name="T15"> </text:span><text:span text:style-name="T12">באמה</text:span><text:span text:style-name="T15"> </text:span><text:span text:style-name="T12">אתו</text:span><text:span text:style-name="T15"> </text:span><text:span text:style-name="T12">לאלתר</text:span><text:span text:style-name="T15"> </text:span><text:span text:style-name="T12">מים</text:span><text:span text:style-name="T15"> </text:span><text:span text:style-name="T12">בהדי</text:span><text:span text:style-name="T15"> </text:span><text:span text:style-name="T12">חפירה</text:span><text:span text:style-name="T7">)</text:span>: מאן<text:span text:style-name="T1"> </text:span>דאמר<text:span text:style-name="T1"> </text:span>מפני<text:span text:style-name="T1"> </text:span>שמכשיר<text:span text:style-name="T1"> </text:span>אגפיה<text:span text:style-name="T1"> </text:span>לזריעה<text:span text:style-name="T1"> – </text:span>איכא<text:span text:style-name="T1"> </text:span><text:span text:style-name="T7">(</text:span><text:span text:style-name="T12">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אתי</text:span><text:span text:style-name="T15"> </text:span><text:span text:style-name="T12">מיא</text:span><text:span text:style-name="T15"> </text:span><text:span text:style-name="T12">בתריה, דהא</text:span><text:span text:style-name="T15"> </text:span><text:span text:style-name="T12">שדא</text:span><text:span text:style-name="T15"> </text:span><text:span text:style-name="T12">ארעא</text:span><text:span text:style-name="T15"> </text:span><text:span text:style-name="T12">רכיכא</text:span><text:span text:style-name="T15"> </text:span><text:span text:style-name="T12">אגפי</text:span><text:span text:style-name="T15"> </text:span><text:span text:style-name="T12">האמה</text:span><text:span text:style-name="T7">)</text:span>, ומאן<text:span text:style-name="T1"> </text:span>דאמר<text:span text:style-name="T1"> </text:span>מפני<text:span text:style-name="T1"> </text:span>שנראה<text:span text:style-name="T1"> </text:span>כעודר<text:span text:style-name="T1"> – </text:span>ליכא<text:span text:style-name="T1"> </text:span><text:span text:style-name="T7">(</text:span><text:span text:style-name="T12">דהא</text:span><text:span text:style-name="T15"> </text:span><text:span text:style-name="T12">אתי</text:span><text:span text:style-name="T15"> </text:span><text:span text:style-name="T12">מיא, ובעודר</text:span><text:span text:style-name="T15"> </text:span><text:span text:style-name="T12">ליכא</text:span><text:span text:style-name="T15"> </text:span><text:span text:style-name="T12">מים, ולכך</text:span><text:span text:style-name="T15"> </text:span><text:span text:style-name="T12">לא</text:span><text:span text:style-name="T15"> </text:span><text:span text:style-name="T12">דמי</text:span><text:span text:style-name="T15"> </text:span><text:span text:style-name="T12">לעודר</text:span><text:span text:style-name="T7">)</text:span>.</text:p>
      <text:p text:style-name="P5">ולמאן<text:span text:style-name="T1"> </text:span>דאמר<text:span text:style-name="T1"> </text:span>מפני<text:span text:style-name="T1"> </text:span>שנראה<text:span text:style-name="T1"> </text:span>כעודר, ליחוש<text:span text:style-name="T1"> </text:span>מפני<text:span text:style-name="T1"> </text:span>שמכשיר<text:span text:style-name="T1"> </text:span>אגפיה<text:span text:style-name="T1"> </text:span>לזריעה?</text:p>
      <text:p text:style-name="P5">אלא<text:span text:style-name="T1"> </text:span><text:span text:style-name="T7">(</text:span><text:span text:style-name="T12">לעולם</text:span><text:span text:style-name="T15"> </text:span><text:span text:style-name="T12">דלא</text:span><text:span text:style-name="T15"> </text:span><text:span text:style-name="T12">אתו</text:span><text:span text:style-name="T15"> </text:span><text:span text:style-name="T12">מיא</text:span><text:span text:style-name="T15"> </text:span><text:span text:style-name="T12">בתריה</text:span><text:span text:style-name="T15"> </text:span><text:span text:style-name="T12">ו</text:span><text:span text:style-name="T7">)</text:span>איכא<text:span text:style-name="T1"> </text:span>בינייהו<text:span text:style-name="T1"> </text:span>דקא<text:span text:style-name="T1"> </text:span>שקיל<text:span text:style-name="T1"> </text:span>מיניה<text:span text:style-name="T1"> </text:span>ושדי<text:span text:style-name="T1"> </text:span>לבראי<text:span text:style-name="T1"> </text:span><text:span text:style-name="T7">(</text:span><text:span text:style-name="T12">דחפיר</text:span><text:span text:style-name="T15"> </text:span><text:span text:style-name="T12">באמה</text:span><text:span text:style-name="T15"> </text:span><text:span text:style-name="T12">ושדי</text:span><text:span text:style-name="T15"> </text:span><text:span text:style-name="T12">עפר</text:span><text:span text:style-name="T15"> </text:span><text:span text:style-name="T12">לבראי</text:span><text:span text:style-name="T15"> </text:span><text:span text:style-name="T12">רחוק</text:span><text:span text:style-name="T15"> </text:span><text:span text:style-name="T12">מאגפי</text:span><text:span text:style-name="T15"> </text:span><text:span text:style-name="T12">אמה, דלא</text:span><text:span text:style-name="T15"> </text:span><text:span text:style-name="T12">מכשיר</text:span><text:span text:style-name="T15"> </text:span><text:span text:style-name="T12">אגפיה</text:span><text:span text:style-name="T15"> </text:span><text:span text:style-name="T12">לזריעה</text:span><text:span text:style-name="T7">)</text:span>: למאן<text:span text:style-name="T1"> </text:span>דאמר<text:span text:style-name="T1"> </text:span>מפני<text:span text:style-name="T1"> </text:span>שמכשיר<text:span text:style-name="T1"> </text:span>אגפיה<text:span text:style-name="T1"> </text:span>לזריעה<text:span text:style-name="T1"> </text:span>- ליכא, למאן<text:span text:style-name="T1"> </text:span>דאמר<text:span text:style-name="T1"> </text:span>מפני<text:span text:style-name="T1"> </text:span>שנראה<text:span text:style-name="T1"> </text:span>כעודר<text:span text:style-name="T1"> </text:span>איכא<text:span text:style-name="T1"> </text:span><text:span text:style-name="T7">(</text:span><text:span text:style-name="T12">דהא</text:span><text:span text:style-name="T15"> </text:span><text:span text:style-name="T12">חפיר, ולא</text:span><text:span text:style-name="T15"> </text:span><text:span text:style-name="T12">אתו</text:span><text:span text:style-name="T15"> </text:span><text:span text:style-name="T12">מיא</text:span><text:span text:style-name="T15"> </text:span><text:span text:style-name="T12">בתריה</text:span><text:span text:style-name="T7">)</text:span>.</text:p>
      <text:p text:style-name="P5">ולמאן<text:span text:style-name="T1"> </text:span>דאמר<text:span text:style-name="T1"> </text:span>מפני<text:span text:style-name="T1"> </text:span>שמכשיר<text:span text:style-name="T1"> </text:span>אגפיה<text:span text:style-name="T1"> </text:span>לזריעה, ליחוש<text:span text:style-name="T1"> </text:span>מפני<text:span text:style-name="T1"> </text:span>שנראה<text:span text:style-name="T1"> </text:span>כעודר?</text:p>
      <text:p text:style-name="P5">עודר<text:span text:style-name="T1"> </text:span>נמי<text:span text:style-name="T1"> </text:span>כי<text:span text:style-name="T1"> </text:span>קא<text:span text:style-name="T1"> </text:span>שקיל<text:span text:style-name="T1"> </text:span>- בדוכתיה<text:span text:style-name="T1"> </text:span>מנח<text:span text:style-name="T1"> </text:span>ליה<text:span text:style-name="T1"> </text:span><text:span text:style-name="T7">(</text:span><text:span text:style-name="T12">דלא</text:span><text:span text:style-name="T15"> </text:span><text:span text:style-name="T12">שדי</text:span><text:span text:style-name="T15"> </text:span><text:span text:style-name="T12">ארעא</text:span><text:span text:style-name="T15"> </text:span><text:span text:style-name="T12">לבראי, דלא</text:span><text:span text:style-name="T15"> </text:span><text:span text:style-name="T12">עביד</text:span><text:span text:style-name="T15"> </text:span><text:span text:style-name="T12">אלא</text:span><text:span text:style-name="T15"> </text:span><text:span text:style-name="T12">מרכך</text:span><text:span text:style-name="T15"> </text:span><text:span text:style-name="T12">ארעא; אבל</text:span><text:span text:style-name="T15"> </text:span><text:span text:style-name="T12">הכא</text:span><text:span text:style-name="T15"> </text:span><text:span text:style-name="T12">שדי</text:span><text:span text:style-name="T15"> </text:span><text:span text:style-name="T12">לבראי</text:span><text:span text:style-name="T15"> </text:span><text:span text:style-name="T12">- לכך</text:span><text:span text:style-name="T15"> </text:span><text:span text:style-name="T12">לא</text:span><text:span text:style-name="T15"> </text:span><text:span text:style-name="T12">דמי</text:span><text:span text:style-name="T15"> </text:span><text:span text:style-name="T12">לעודר</text:span><text:span text:style-name="T7">)</text:span>.</text:p>
      <text:p text:style-name="P5">אמימר<text:span text:style-name="T1"> </text:span>מתני<text:span text:style-name="T1"> </text:span>לה<text:span text:style-name="T1"> </text:span>'מפני<text:span text:style-name="T1"> </text:span>שנראה<text:span text:style-name="T1"> </text:span>כעודר' <text:span text:style-name="T7">(</text:span><text:span text:style-name="T12">אמימר</text:span><text:span text:style-name="T15"> </text:span><text:span text:style-name="T12">מתני</text:span><text:span text:style-name="T15"> </text:span><text:span text:style-name="T12">בהדיא</text:span><text:span text:style-name="T15"> </text:span><text:span text:style-name="T12">הא</text:span><text:span text:style-name="T15"> </text:span><text:span text:style-name="T12">דאמר</text:span><text:span text:style-name="T15"> </text:span><text:span text:style-name="T12">רבי</text:span><text:span text:style-name="T15"> </text:span><text:span text:style-name="T12">אלעזר</text:span><text:span text:style-name="T15"> </text:span><text:span text:style-name="T12">[בן</text:span><text:span text:style-name="T15"> </text:span><text:span text:style-name="T12">עזריה] 'אין</text:span><text:span text:style-name="T15"> </text:span><text:span text:style-name="T12">עושין</text:span><text:span text:style-name="T15"> </text:span><text:span text:style-name="T12">את</text:span><text:span text:style-name="T15"> </text:span><text:span text:style-name="T12">האמה</text:span><text:span text:style-name="T15"> </text:span><text:span text:style-name="T12">בשביעית</text:span><text:span text:style-name="T15"> </text:span><text:span text:style-name="T12">מפני</text:span><text:span text:style-name="T15"> </text:span><text:span text:style-name="T12">שנראה</text:span><text:span text:style-name="T15"> </text:span><text:span text:style-name="T12">כעודר'</text:span><text:span text:style-name="T7">)</text:span>, וקשיא<text:span text:style-name="T1"> </text:span>ליה<text:span text:style-name="T1"> </text:span>דרבי<text:span text:style-name="T1"> </text:span>אלעזר<text:span text:style-name="T1"> </text:span>בן<text:span text:style-name="T1"> </text:span>עזריה<text:span text:style-name="T1"> </text:span>אדרבי<text:span text:style-name="T1"> </text:span>אלעזר<text:span text:style-name="T1"> </text:span>בן<text:span text:style-name="T1"> </text:span>עזריה: ומי<text:span text:style-name="T1"> </text:span>אמר<text:span text:style-name="T1"> </text:span>רבי<text:span text:style-name="T1"> </text:span>אלעזר<text:span text:style-name="T1"> </text:span>בן<text:span text:style-name="T1"> </text:span>עזריה<text:span text:style-name="T1"> </text:span>כל<text:span text:style-name="T1"> </text:span>שנראה<text:span text:style-name="T1"> </text:span>כעודר<text:span text:style-name="T1"> </text:span>אסור? ורמינהי<text:span text:style-name="T1"> </text:span><text:span text:style-name="T8">[שביעית</text:span><text:span text:style-name="T4"> </text:span><text:span text:style-name="T8">פ"ג</text:span><text:span text:style-name="T4"> </text:span><text:span text:style-name="T8">מ"ג]</text:span>: '<text:span text:style-name="T59">עושה</text:span><text:span text:style-name="T3"> </text:span><text:span text:style-name="T59">אדם</text:span><text:span text:style-name="T3"> </text:span><text:span text:style-name="T59">את</text:span><text:span text:style-name="T3"> </text:span><text:span text:style-name="T59">זבלו</text:span><text:span text:style-name="T3"> </text:span><text:span text:style-name="T59">אוצר</text:span><text:span text:style-name="T3"> </text:span><text:span text:style-name="T7">(</text:span><text:span text:style-name="T12">שמכניס</text:span><text:span text:style-name="T15"> </text:span><text:span text:style-name="T12">כל</text:span><text:span text:style-name="T15"> </text:span><text:span text:style-name="T12">זבלו</text:span><text:span text:style-name="T15"> </text:span><text:span text:style-name="T12">בשביעית</text:span><text:span text:style-name="T15"> </text:span><text:span text:style-name="T12">בשדה, ולא</text:span><text:span text:style-name="T15"> </text:span><text:span text:style-name="T12">אמרינן</text:span><text:span text:style-name="T15"> </text:span><text:span text:style-name="T12">דנראה</text:span><text:span text:style-name="T15"> </text:span><text:span text:style-name="T12">כמזבל</text:span><text:span text:style-name="T15"> </text:span><text:span text:style-name="T12">שדהו</text:span><text:span text:style-name="T15"> </text:span><text:span text:style-name="T12">בשביעית</text:span><text:span text:style-name="T7">)</text:span><text:span text:style-name="T59">; רבי</text:span><text:span text:style-name="T3"> </text:span><text:span text:style-name="T59">מאיר</text:span><text:span text:style-name="T3"> </text:span><text:span text:style-name="T59">אוסר</text:span><text:span text:style-name="T3"> </text:span><text:span text:style-name="T59">עד</text:span><text:span text:style-name="T3"> </text:span><text:span text:style-name="T59">שיעמיק</text:span><text:span text:style-name="T3"> </text:span><text:span text:style-name="T59">שלשה</text:span><text:span text:style-name="T3"> </text:span><text:span text:style-name="T59">טפחים</text:span><text:span text:style-name="T3"> </text:span><text:span text:style-name="T7">(</text:span><text:span text:style-name="T12">ומכניס</text:span><text:span text:style-name="T15"> </text:span><text:span text:style-name="T12">הזבל</text:span><text:span text:style-name="T15"> </text:span><text:span text:style-name="T12">לשם, דמוכחא</text:span><text:span text:style-name="T15"> </text:span><text:span text:style-name="T12">מלתא</text:span><text:span text:style-name="T15"> </text:span><text:span text:style-name="T12">דלא</text:span><text:span text:style-name="T15"> </text:span><text:span text:style-name="T12">עביד</text:span><text:span text:style-name="T15"> </text:span><text:span text:style-name="T12">כדי</text:span><text:span text:style-name="T15"> </text:span><text:span text:style-name="T12">לזבל</text:span><text:span text:style-name="T15"> </text:span><text:span text:style-name="T12">שדהו</text:span><text:span text:style-name="T15"> </text:span><text:span text:style-name="T12">בשביעית</text:span><text:span text:style-name="T7">)</text:span><text:span text:style-name="T59"> או</text:span><text:span text:style-name="T3"> </text:span><text:span text:style-name="T59">עד</text:span><text:span text:style-name="T3"> </text:span><text:span text:style-name="T59">שיגביה</text:span><text:span text:style-name="T3"> </text:span><text:span text:style-name="T59">שלשה</text:span><text:span text:style-name="T3"> </text:span><text:span text:style-name="T59">טפחים; היה</text:span><text:span text:style-name="T3"> </text:span><text:span text:style-name="T59">לו</text:span><text:span text:style-name="T3"> </text:span><text:span text:style-name="T59">דבר</text:span><text:span text:style-name="T3"> </text:span><text:span text:style-name="T59">מועט</text:span><text:span text:style-name="T3"> </text:span><text:span text:style-name="T7">(</text:span><text:span text:style-name="T12">מעט</text:span><text:span text:style-name="T15"> </text:span><text:span text:style-name="T12">זבל</text:span><text:span text:style-name="T15"> </text:span><text:span text:style-name="T12">באותה</text:span><text:span text:style-name="T15"> </text:span><text:span text:style-name="T12">שדה</text:span><text:span text:style-name="T15"> </text:span><text:span text:style-name="T12">קודם</text:span><text:span text:style-name="T15"> </text:span><text:span text:style-name="T12">שביעית</text:span><text:span text:style-name="T7">)</text:span><text:span text:style-name="T59"> - מוסיף</text:span><text:span text:style-name="T3"> </text:span><text:span text:style-name="T59">עליו</text:span><text:span text:style-name="T3"> </text:span><text:span text:style-name="T7">(</text:span><text:span text:style-name="T12">בשביעית</text:span><text:span text:style-name="T15"> </text:span><text:span text:style-name="T12">זבל</text:span><text:span text:style-name="T7">)</text:span><text:span text:style-name="T59"> והולך</text:span><text:span text:style-name="T3"> </text:span><text:span text:style-name="T7">(</text:span><text:span text:style-name="T12">ואין</text:span><text:span text:style-name="T15"> </text:span><text:span text:style-name="T12">צריך</text:span><text:span text:style-name="T15"> </text:span><text:span text:style-name="T12">להעמיק</text:span><text:span text:style-name="T7">)</text:span><text:span text:style-name="T59">; רבי</text:span><text:span text:style-name="T3"> </text:span><text:span text:style-name="T59">אלעזר</text:span><text:span text:style-name="T3"> </text:span><text:span text:style-name="T59">בן</text:span><text:span text:style-name="T3"> </text:span><text:span text:style-name="T59">עזריה</text:span><text:span text:style-name="T3"> </text:span><text:span text:style-name="T59">אוסר</text:span><text:span text:style-name="T3"> </text:span><text:span text:style-name="T7">(</text:span><text:span text:style-name="T12">אפילו</text:span><text:span text:style-name="T15"> </text:span><text:span text:style-name="T12">אם</text:span><text:span text:style-name="T15"> </text:span><text:span text:style-name="T12">היה</text:span><text:span text:style-name="T15"> </text:span><text:span text:style-name="T12">שם</text:span><text:span text:style-name="T15"> </text:span><text:span text:style-name="T12">מעט</text:span><text:span text:style-name="T15"> </text:span><text:span text:style-name="T12">זבל</text:span><text:span text:style-name="T15"> </text:span><text:span text:style-name="T12">קודם</text:span><text:span text:style-name="T15"> </text:span><text:span text:style-name="T12">שביעית</text:span><text:span text:style-name="T15"> </text:span><text:span text:style-name="T12">להוסיף</text:span><text:span text:style-name="T15"> </text:span><text:span text:style-name="T12">עליו</text:span><text:span text:style-name="T15"> </text:span><text:span text:style-name="T12">בשביעית</text:span><text:span text:style-name="T7">)</text:span><text:span text:style-name="T59"> עד</text:span><text:span text:style-name="T3"> </text:span><text:span text:style-name="T59">שיעמיק</text:span><text:span text:style-name="T3"> </text:span><text:span text:style-name="T59">שלשה</text:span><text:span text:style-name="T3"> </text:span><text:span text:style-name="T59">או</text:span><text:span text:style-name="T3"> </text:span><text:span text:style-name="T59">עד</text:span><text:span text:style-name="T3"> </text:span><text:span text:style-name="T59">שיגביה</text:span><text:span text:style-name="T3"> </text:span><text:span text:style-name="T59">שלשה</text:span><text:span text:style-name="T3"> </text:span><text:span text:style-name="T59">או</text:span><text:span text:style-name="T3"> </text:span><text:span text:style-name="T59">עד</text:span><text:span text:style-name="T3"> </text:span><text:span text:style-name="T59">שיתן</text:span><text:span text:style-name="T3"> </text:span><text:span text:style-name="T59">על</text:span><text:span text:style-name="T3"> </text:span><text:span text:style-name="T59">הסלע</text:span><text:span text:style-name="T3"> </text:span><text:span text:style-name="T7">(</text:span><text:span text:style-name="T12">שבשדה, דלא</text:span><text:span text:style-name="T15"> </text:span><text:span text:style-name="T12">נראה</text:span><text:span text:style-name="T15"> </text:span><text:span text:style-name="T12">כמזבל</text:span><text:span text:style-name="T7">)</text:span>' <text:span text:style-name="T7">(</text:span><text:span text:style-name="T12">והיכי</text:span><text:span text:style-name="T15"> </text:span><text:span text:style-name="T12">שרי</text:span><text:span text:style-name="T15"> </text:span><text:span text:style-name="T12">רבי</text:span><text:span text:style-name="T15"> </text:span><text:span text:style-name="T12">אלעזר</text:span><text:span text:style-name="T15"> </text:span><text:span text:style-name="T12">לחפור</text:span><text:span text:style-name="T15"> </text:span><text:span text:style-name="T12">ולהעמיק</text:span><text:span text:style-name="T15"> </text:span><text:span text:style-name="T12">בשביעית</text:span><text:span text:style-name="T15"> </text:span><text:span text:style-name="T12">ולא</text:span><text:span text:style-name="T15"> </text:span><text:span text:style-name="T12">חייש</text:span><text:span text:style-name="T15"> </text:span><text:span text:style-name="T12">לנראה</text:span><text:span text:style-name="T15"> </text:span><text:span text:style-name="T12">כעודר</text:span><text:span text:style-name="T7">)</text:span>?</text:p>
      <text:p text:style-name="P5">רבי<text:span text:style-name="T1"> </text:span>זירא<text:span text:style-name="T1"> </text:span>ורבי<text:span text:style-name="T1"> </text:span>אבא<text:span text:style-name="T1"> </text:span>בר<text:span text:style-name="T1"> </text:span>ממל, חד<text:span text:style-name="T1"> </text:span>אמר: כגון<text:span text:style-name="T1"> </text:span>שהעמיק<text:span text:style-name="T1"> </text:span><text:span text:style-name="T7">(</text:span><text:span text:style-name="T12">קודם</text:span><text:span text:style-name="T15"> </text:span><text:span text:style-name="T12">לכן, כלומר: הא</text:span><text:span text:style-name="T15"> </text:span><text:span text:style-name="T12">דאמר</text:span><text:span text:style-name="T15"> </text:span><text:span text:style-name="T12">רבי</text:span><text:span text:style-name="T15"> </text:span><text:span text:style-name="T12">אלעזר</text:span><text:span text:style-name="T15"> </text:span><text:span text:style-name="T12">'עד</text:span><text:span text:style-name="T15"> </text:span><text:span text:style-name="T12">שיעמיק' - לא</text:span><text:span text:style-name="T15"> </text:span><text:span text:style-name="T12">אמר</text:span><text:span text:style-name="T15"> </text:span><text:span text:style-name="T12">עד</text:span><text:span text:style-name="T15"> </text:span><text:span text:style-name="T12">שיעמיק</text:span><text:span text:style-name="T15"> </text:span><text:span text:style-name="T33">בשביעית</text:span><text:span text:style-name="T12">, אלא</text:span><text:span text:style-name="T15"> </text:span><text:span text:style-name="T12">שהיה</text:span><text:span text:style-name="T15"> </text:span><text:span text:style-name="T12">עמוק</text:span><text:span text:style-name="T15"> </text:span><text:span text:style-name="T12">קודם</text:span><text:span text:style-name="T15"> </text:span><text:span text:style-name="T12">שביעית</text:span><text:span text:style-name="T7">)</text:span>, וחד<text:span text:style-name="T1"> </text:span>אמר: זיבלו<text:span text:style-name="T1"> </text:span>מוכיח<text:span text:style-name="T1"> </text:span>עליו<text:span text:style-name="T1"> </text:span><text:span text:style-name="T7">(</text:span><text:span text:style-name="T12">כלומר: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מעמיק</text:span><text:span text:style-name="T15"> </text:span><text:span text:style-name="T12">בשביעית</text:span><text:span text:style-name="T15"> </text:span><text:span text:style-name="T12">- הוא</text:span><text:span text:style-name="T15"> </text:span><text:span text:style-name="T12">נראה</text:span><text:span text:style-name="T15"> </text:span><text:span text:style-name="T12">כעודר, ואסור</text:span><text:span text:style-name="T15"> <text:s/></text:span><text:span text:style-name="T12">- הכא</text:span><text:span text:style-name="T15"> </text:span><text:span text:style-name="T12">מותר: שהרי</text:span><text:span text:style-name="T15"> </text:span><text:span text:style-name="T12">זבלו</text:span><text:span text:style-name="T15"> </text:span><text:span text:style-name="T12">שמניח</text:span><text:span text:style-name="T15"> </text:span><text:span text:style-name="T12">לשם</text:span><text:span text:style-name="T15"> </text:span><text:span text:style-name="T12">מוכיח</text:span><text:span text:style-name="T15"> </text:span><text:span text:style-name="T12">עליו</text:span><text:span text:style-name="T15"> </text:span><text:span text:style-name="T12">דלא</text:span><text:span text:style-name="T15"> </text:span><text:span text:style-name="T12">עביד</text:span><text:span text:style-name="T15"> </text:span><text:span text:style-name="T12">משום</text:span><text:span text:style-name="T15"> </text:span><text:span text:style-name="T12">עודר</text:span><text:span text:style-name="T7">)</text:span>.</text:p>
      <text:p text:style-name="P5"/>
      <text:p text:style-name="P5">ומתקנין<text:span text:style-name="T1"> </text:span>את<text:span text:style-name="T1"> </text:span>המקולקלת<text:span text:style-name="T1"> </text:span>במועד: <text:s/></text:p>
      <text:p text:style-name="P5">מאי<text:span text:style-name="T1"> </text:span>'מקולקלת'?</text:p>
      <text:p text:style-name="P5">אמר<text:span text:style-name="T1"> </text:span>רבי<text:span text:style-name="T1"> </text:span>אבא: שאם<text:span text:style-name="T1"> </text:span>היתה<text:span text:style-name="T1"> </text:span>עמוקה<text:span text:style-name="T1"> </text:span>טפח<text:span text:style-name="T1"> </text:span><text:span text:style-name="T7">(</text:span><text:span text:style-name="T12">כלומר: שלכתחילה</text:span><text:span text:style-name="T15"> </text:span><text:span text:style-name="T12">היה</text:span><text:span text:style-name="T15"> </text:span><text:span text:style-name="T12">שם</text:span><text:span text:style-name="T15"> </text:span><text:span text:style-name="T12">אמת</text:span><text:span text:style-name="T15"> </text:span><text:span text:style-name="T12">המים</text:span><text:span text:style-name="T15"> </text:span><text:span text:style-name="T12">בת</text:span><text:span text:style-name="T15"> </text:span><text:span text:style-name="T12">ששה</text:span><text:span text:style-name="T15"> </text:span><text:span text:style-name="T12">טפחים, ונסתמה</text:span><text:span text:style-name="T15"> </text:span><text:span text:style-name="T12">עד</text:span><text:span text:style-name="T15"> </text:span><text:span text:style-name="T12">טפח</text:span><text:span text:style-name="T7">)</text:span> - מעמידה<text:span text:style-name="T1"> </text:span>על<text:span text:style-name="T1"> </text:span>ששה<text:span text:style-name="T1"> </text:span>טפחים<text:span text:style-name="T1"> </text:span><text:span text:style-name="T7">(</text:span><text:span text:style-name="T12">כלומר: חוזר</text:span><text:span text:style-name="T15"> </text:span><text:span text:style-name="T12">ומעמיק</text:span><text:span text:style-name="T15"> </text:span><text:span text:style-name="T12">אותן</text:span><text:span text:style-name="T15"> </text:span><text:span text:style-name="T12">חמשה</text:span><text:span text:style-name="T15"> </text:span><text:span text:style-name="T12">טפחים</text:span><text:span text:style-name="T15"> </text:span><text:span text:style-name="T12">שנסתמה</text:span><text:span text:style-name="T7">)</text:span>.</text:p>
      <text:p text:style-name="P5">פשיטא<text:span text:style-name="T1"> </text:span>חצי<text:span text:style-name="T1"> </text:span>טפח<text:span text:style-name="T1"> </text:span>על<text:span text:style-name="T1"> </text:span>שלשה<text:span text:style-name="T1"> </text:span>טפחים<text:span text:style-name="T1"> </text:span><text:span text:style-name="T7">(</text:span><text:span text:style-name="T12">אם</text:span><text:span text:style-name="T15"> </text:span><text:span text:style-name="T12">היתה</text:span><text:span text:style-name="T15"> </text:span><text:span text:style-name="T12">בתחלה</text:span><text:span text:style-name="T15"> </text:span><text:span text:style-name="T12">בת</text:span><text:span text:style-name="T15"> </text:span><text:span text:style-name="T12">שלשה</text:span><text:span text:style-name="T15"> </text:span><text:span text:style-name="T12">טפחים</text:span><text:span text:style-name="T15"> </text:span><text:span text:style-name="T12">ונסתמה</text:span><text:span text:style-name="T15"> </text:span><text:span text:style-name="T12">עד</text:span><text:span text:style-name="T15"> </text:span><text:span text:style-name="T12">חצי</text:span><text:span text:style-name="T15"> </text:span><text:span text:style-name="T12">טפח: דודאי</text:span><text:span text:style-name="T15"> </text:span><text:span text:style-name="T12">אינו</text:span><text:span text:style-name="T15"> </text:span><text:span text:style-name="T12">חוזר</text:span><text:span text:style-name="T15"> </text:span><text:span text:style-name="T12">וחופר</text:span><text:span text:style-name="T15"> </text:span><text:span text:style-name="T12">אותן</text:span><text:span text:style-name="T15"> </text:span><text:span text:style-name="T12">שני</text:span><text:span text:style-name="T15"> </text:span><text:span text:style-name="T12">טפחים</text:span><text:span text:style-name="T15"> </text:span><text:span text:style-name="T12">ומחצה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הוי</text:span><text:span text:style-name="T15"> </text:span><text:span text:style-name="T12">דומיא</text:span><text:span text:style-name="T15"> </text:span><text:span text:style-name="T12">דהיתה</text:span><text:span text:style-name="T15"> </text:span><text:span text:style-name="T12">עמוקה</text:span><text:span text:style-name="T15"> </text:span><text:span text:style-name="T12">טפח</text:span><text:span text:style-name="T15"> </text:span><text:span text:style-name="T12">ומעמידה</text:span><text:span text:style-name="T15"> </text:span><text:span text:style-name="T12">על</text:span><text:span text:style-name="T15"> </text:span><text:span text:style-name="T12">ששה</text:span><text:span text:style-name="T15"> </text:span><text:span text:style-name="T12">טפחים</text:span><text:span text:style-name="T7">)</text:span>, כיון<text:span text:style-name="T1"> </text:span>דלא<text:span text:style-name="T1"> </text:span>עבר<text:span text:style-name="T1"> </text:span>מיא<text:span text:style-name="T1"> </text:span><text:span text:style-name="T7">(</text:span><text:span text:style-name="T12">כיון</text:span><text:span text:style-name="T15"> </text:span><text:span text:style-name="T12">דמעיקרא</text:span><text:span text:style-name="T15"> </text:span><text:span text:style-name="T12">לא</text:span><text:span text:style-name="T15"> </text:span><text:span text:style-name="T12">עברי</text:span><text:span text:style-name="T15"> </text:span><text:span text:style-name="T12">בה</text:span><text:span text:style-name="T15"> </text:span><text:span text:style-name="T12">מיא, כלומר: ודאי</text:span><text:span text:style-name="T15"> </text:span><text:span text:style-name="T12">באמה</text:span><text:span text:style-name="T15"> </text:span><text:span text:style-name="T12">בת</text:span><text:span text:style-name="T15"> </text:span><text:span text:style-name="T12">שלשה</text:span><text:span text:style-name="T15"> </text:span><text:span text:style-name="T12">טפחים</text:span><text:span text:style-name="T15"> </text:span><text:span text:style-name="T12">לא</text:span><text:span text:style-name="T15"> </text:span><text:span text:style-name="T12">עברי</text:span><text:span text:style-name="T15"> </text:span><text:span text:style-name="T12">בה</text:span><text:span text:style-name="T15"> </text:span><text:span text:style-name="T12">מיא</text:span><text:span text:style-name="T15"> </text:span><text:span text:style-name="T12">שפיר, לא</text:span><text:span text:style-name="T15"> </text:span><text:span text:style-name="T12">קודם</text:span><text:span text:style-name="T15"> </text:span><text:span text:style-name="T12">לכן</text:span><text:span text:style-name="T15"> </text:span><text:span text:style-name="T12">ולא</text:span><text:span text:style-name="T15"> </text:span><text:span text:style-name="T12">עכשיו</text:span><text:span text:style-name="T7">)</text:span> - לא<text:span text:style-name="T1"> </text:span>כלום<text:span text:style-name="T1"> </text:span>הוא<text:span text:style-name="T1"> </text:span><text:span text:style-name="T7">(</text:span><text:span text:style-name="T12">הוי</text:span><text:span text:style-name="T15"> </text:span><text:span text:style-name="T12">טירחא</text:span><text:span text:style-name="T15"> </text:span><text:span text:style-name="T12">דלא</text:span><text:span text:style-name="T15"> </text:span><text:span text:style-name="T12">צריך</text:span><text:span text:style-name="T7">)</text:span>; טפחיים<text:span text:style-name="T1"> </text:span>על<text:span text:style-name="T1"> </text:span>שנים<text:span text:style-name="T1"> </text:span>עשר<text:span text:style-name="T1"> </text:span><text:span text:style-name="T7">(</text:span><text:span text:style-name="T12">דלכתחילה</text:span><text:span text:style-name="T15"> </text:span><text:span text:style-name="T12">היתה</text:span><text:span text:style-name="T15"> </text:span><text:span text:style-name="T12">של</text:span><text:span text:style-name="T15"> </text:span><text:span text:style-name="T12">שנים</text:span><text:span text:style-name="T15"> </text:span><text:span text:style-name="T12">עשר</text:span><text:span text:style-name="T15"> </text:span><text:span text:style-name="T12">ונסתמה</text:span><text:span text:style-name="T15"> </text:span><text:span text:style-name="T12">עד</text:span><text:span text:style-name="T15"> </text:span><text:span text:style-name="T12">שני</text:span><text:span text:style-name="T15"> </text:span><text:span text:style-name="T12">טפחים</text:span><text:span text:style-name="T7">)</text:span> - דקא<text:span text:style-name="T1"> </text:span>טרח<text:span text:style-name="T1"> </text:span>טירחא<text:span text:style-name="T1"> </text:span>יתירא<text:span text:style-name="T1"> – </text:span>לא<text:span text:style-name="T1"> </text:span><text:span text:style-name="T7">(</text:span><text:span text:style-name="T12">אסור</text:span><text:span text:style-name="T15"> </text:span><text:span text:style-name="T12">להעמיק</text:span><text:span text:style-name="T15"> </text:span><text:span text:style-name="T12">עוד</text:span><text:span text:style-name="T15"> </text:span><text:span text:style-name="T12">עד</text:span><text:span text:style-name="T15"> </text:span><text:span text:style-name="T12">עשרה</text:span><text:span text:style-name="T15"> </text:span><text:span text:style-name="T12">טפחים</text:span><text:span text:style-name="T15"> </text:span><text:span text:style-name="T12">על</text:span><text:span text:style-name="T15"> </text:span><text:span text:style-name="T12">אותן</text:span><text:span text:style-name="T15"> </text:span><text:span text:style-name="T12">שנים</text:span><text:span text:style-name="T15"> </text:span><text:span text:style-name="T12">הראשונים</text:span><text:span text:style-name="T15"> </text:span><text:span text:style-name="T12">משום</text:span><text:span text:style-name="T15"> </text:span><text:span text:style-name="T12">דהוי</text:span><text:span text:style-name="T15"> </text:span><text:span text:style-name="T12">טירחא</text:span><text:span text:style-name="T15"> </text:span><text:span text:style-name="T12">יתירא: דקא</text:span><text:span text:style-name="T15"> </text:span><text:span text:style-name="T12">מעמיק</text:span><text:span text:style-name="T15"> </text:span><text:span text:style-name="T12">כל</text:span><text:span text:style-name="T15"> </text:span><text:span text:style-name="T12">כך, ולהגביה</text:span><text:span text:style-name="T15"> </text:span><text:span text:style-name="T12">קרקעית</text:span><text:span text:style-name="T15"> </text:span><text:span text:style-name="T12">הגומא</text:span><text:span text:style-name="T15"> </text:span><text:span text:style-name="T12">למעלה</text:span><text:span text:style-name="T15"> </text:span><text:span text:style-name="T12">מששה</text:span><text:span text:style-name="T15"> </text:span><text:span text:style-name="T12">טפחים</text:span><text:span text:style-name="T7">)</text:span>; טפחיים<text:span text:style-name="T1"> </text:span>על<text:span text:style-name="T1"> </text:span>שבעה<text:span text:style-name="T1"> </text:span><text:span text:style-name="T7">(</text:span><text:span text:style-name="T12">ונסתמה</text:span><text:span text:style-name="T15"> </text:span><text:span text:style-name="T12">עד</text:span><text:span text:style-name="T15"> </text:span><text:span text:style-name="T12">שני</text:span><text:span text:style-name="T15"> </text:span><text:span text:style-name="T12">טפחים</text:span><text:span text:style-name="T7">)</text:span> - מהו<text:span text:style-name="T2"> </text:span><text:span text:style-name="T7">(</text:span><text:span text:style-name="T12">להעמיק</text:span><text:span text:style-name="T15"> </text:span><text:span text:style-name="T12">אותן</text:span><text:span text:style-name="T15"> </text:span><text:span text:style-name="T12">חמשה</text:span><text:span text:style-name="T15"> </text:span><text:span text:style-name="T12">שנשתיירו</text:span><text:span text:style-name="T7">)</text:span>?: הכא<text:span text:style-name="T1"> </text:span>חמשה<text:span text:style-name="T1"> </text:span>קא<text:span text:style-name="T1"> </text:span>מעמיק<text:span text:style-name="T1"> </text:span><text:span text:style-name="T7">(</text:span><text:span text:style-name="T12">דהיתה</text:span><text:span text:style-name="T15"> </text:span><text:span text:style-name="T12">עמוקה</text:span><text:span text:style-name="T15"> </text:span><text:span text:style-name="T12">טפח</text:span><text:span text:style-name="T15"> </text:span><text:span text:style-name="T12">ומעמידה</text:span><text:span text:style-name="T15"> </text:span><text:span text:style-name="T12">על</text:span><text:span text:style-name="T15"> </text:span><text:span text:style-name="T12">ששה</text:span><text:span text:style-name="T15"> </text:span><text:span text:style-name="T12">ולא</text:span><text:span text:style-name="T15"> </text:span><text:span text:style-name="T12">הוי</text:span><text:span text:style-name="T15"> </text:span><text:span text:style-name="T12">טירחא</text:span><text:span text:style-name="T15"> </text:span><text:span text:style-name="T12">יתירא</text:span><text:span text:style-name="T15"> </text:span><text:span text:style-name="T12">להעמיק</text:span><text:span text:style-name="T15"> </text:span><text:span text:style-name="T12">כל</text:span><text:span text:style-name="T15"> </text:span><text:span text:style-name="T12">כך</text:span><text:span text:style-name="T15"> </text:span><text:span text:style-name="T12">בקרקע</text:span><text:span text:style-name="T7">)</text:span> והכא<text:span text:style-name="T1"> </text:span>חמשה<text:span text:style-name="T1"> </text:span>קא<text:span text:style-name="T1"> </text:span>מעמיק<text:span text:style-name="T1"> </text:span><text:span text:style-name="T7">(</text:span><text:span text:style-name="T12">והכא</text:span><text:span text:style-name="T15"> </text:span><text:span text:style-name="T12">נמי</text:span><text:span text:style-name="T15"> </text:span><text:span text:style-name="T12">לא</text:span><text:span text:style-name="T15"> </text:span><text:span text:style-name="T12">מעמיק</text:span><text:span text:style-name="T15"> </text:span><text:span text:style-name="T12">במועד</text:span><text:span text:style-name="T15"> </text:span><text:span text:style-name="T12">אלא</text:span><text:span text:style-name="T15"> </text:span><text:span text:style-name="T12">חמשה</text:span><text:span text:style-name="T15"> </text:span><text:span text:style-name="T12">טפחים</text:span><text:span text:style-name="T7">)</text:span>? או<text:span text:style-name="T1"> </text:span>דלמא<text:span text:style-name="T1"> </text:span>כיון<text:span text:style-name="T1"> </text:span>דאיכא<text:span text:style-name="T1"> </text:span>טפח<text:span text:style-name="T1"> </text:span>יתירא<text:span text:style-name="T1"> </text:span><text:span text:style-name="T7">(</text:span><text:span text:style-name="T12">דלא</text:span><text:span text:style-name="T15"> </text:span><text:span text:style-name="T12">צריך</text:span><text:span text:style-name="T15"> </text:span><text:span text:style-name="T12">כל</text:span><text:span text:style-name="T15"> </text:span><text:span text:style-name="T12">הטפח, דסגי</text:span><text:span text:style-name="T15"> </text:span><text:span text:style-name="T12">בארבעה</text:span><text:span text:style-name="T7">)</text:span> איכא<text:span text:style-name="T1"> </text:span>טירחא<text:span text:style-name="T1"> </text:span>טפי<text:span text:style-name="T1"> </text:span><text:span text:style-name="T7">(</text:span><text:span text:style-name="T12">ששוחה</text:span><text:span text:style-name="T15"> </text:span><text:span text:style-name="T12">עצמו</text:span><text:span text:style-name="T15"> </text:span><text:span text:style-name="T12">בשביל</text:span><text:span text:style-name="T15"> </text:span><text:span text:style-name="T12">אותו</text:span><text:span text:style-name="T15"> </text:span><text:span text:style-name="T12">טפח</text:span><text:span text:style-name="T15"> </text:span><text:span text:style-name="T12">יותר</text:span><text:span text:style-name="T15"> </text:span><text:span text:style-name="T12">מדאי</text:span><text:span text:style-name="T7">)</text:span>?</text:p>
      <text:p text:style-name="P5"><text:soft-page-break/>תיקו.</text:p>
      <text:p text:style-name="P5">אביי<text:span text:style-name="T1"> </text:span>שרא<text:span text:style-name="T1"> </text:span>לבני<text:span text:style-name="T1"> </text:span>בר<text:span text:style-name="T1"> </text:span>המדך<text:span text:style-name="T1"> </text:span>לשחופי<text:span text:style-name="T1"> </text:span>נהרא<text:span text:style-name="T1"> </text:span><text:span text:style-name="T7">(</text:span><text:span text:style-name="T12">לעקור</text:span><text:span text:style-name="T15"> </text:span><text:span text:style-name="T12">ענפי</text:span><text:span text:style-name="T15"> </text:span><text:span text:style-name="T12">אילנות</text:span><text:span text:style-name="T15"> </text:span><text:span text:style-name="T12">הגדלים</text:span><text:span text:style-name="T15"> </text:span><text:span text:style-name="T12">בנהר</text:span><text:span text:style-name="T7">)</text:span>;</text:p>
      <text:p text:style-name="P5">רבי<text:span text:style-name="T1"> </text:span>ירמיה<text:span text:style-name="T1"> </text:span>שרא<text:span text:style-name="T1"> </text:span>להו<text:span text:style-name="T1"> </text:span>לבני<text:span text:style-name="T1"> </text:span>סכותא<text:span text:style-name="T1"> </text:span>למיכרא<text:span text:style-name="T1"> </text:span>נהרא<text:span text:style-name="T1"> </text:span>טמימא<text:span text:style-name="T1"> </text:span><text:span text:style-name="T7">(</text:span><text:span text:style-name="T12">לפנות</text:span><text:span text:style-name="T15"> </text:span><text:span text:style-name="T12">מקור</text:span><text:span text:style-name="T15"> </text:span><text:span text:style-name="T12">המעיין</text:span><text:span text:style-name="T15"> </text:span><text:span text:style-name="T12">שנסתם</text:span><text:span text:style-name="T7">)</text:span>;</text:p>
      <text:p text:style-name="P5">רב<text:span text:style-name="T1"> </text:span>אשי<text:span text:style-name="T1"> </text:span>שרא<text:span text:style-name="T1"> </text:span>להו<text:span text:style-name="T1"> </text:span>לבני<text:span text:style-name="T1"> </text:span>מתא<text:span text:style-name="T1"> </text:span>מחסיא<text:span text:style-name="T1"> </text:span>לאקדוחי<text:span text:style-name="T1"> </text:span>נהר<text:span text:style-name="T1"> </text:span><text:span text:style-name="T7">(</text:span><text:span text:style-name="T12">לפנות</text:span><text:span text:style-name="T15"> </text:span><text:span text:style-name="T12">שירטון</text:span><text:span text:style-name="T15"> </text:span><text:span text:style-name="T12">שבאמצע</text:span><text:span text:style-name="T15"> </text:span><text:span text:style-name="T12">הנהר</text:span><text:span text:style-name="T7">)</text:span> בורניץ<text:span text:style-name="T1"> </text:span><text:span text:style-name="T7">(</text:span><text:span text:style-name="T12">שם</text:span><text:span text:style-name="T15"> </text:span><text:span text:style-name="T12">הנהר</text:span><text:span text:style-name="T7">)</text:span>, אמר: כיון<text:span text:style-name="T1"> </text:span>דשתו<text:span text:style-name="T1"> </text:span>מיניה<text:span text:style-name="T1"> </text:span>רבים<text:span text:style-name="T1"> </text:span>- כרבים<text:span text:style-name="T1"> </text:span>דמי, ותנן<text:span text:style-name="T1"> </text:span>'<text:span text:style-name="T41">עושין</text:span><text:span text:style-name="T42"> </text:span><text:span text:style-name="T41">כל</text:span><text:span text:style-name="T42"> </text:span><text:span text:style-name="T41">צורכי</text:span><text:span text:style-name="T42"> </text:span><text:span text:style-name="T41">רבים</text:span>'. <text:s/></text:p>
      <text:p text:style-name="P5"/>
      <text:p text:style-name="P5">ומתקנין<text:span text:style-name="T1"> </text:span>את</text:p>
      <text:p text:style-name="P5"/>
      <text:p text:style-name="P5">(מועד<text:span text:style-name="T1"> </text:span>קטן<text:span text:style-name="T1"> </text:span>ה,א)</text:p>
      <text:p text:style-name="P5">קילקולי<text:span text:style-name="T1"> </text:span>המים<text:span text:style-name="T1"> </text:span><text:span text:style-name="T7">(</text:span><text:span text:style-name="T12">כגון</text:span><text:span text:style-name="T15"> </text:span><text:span text:style-name="T12">אבנים</text:span><text:span text:style-name="T15"> </text:span><text:span text:style-name="T12">שנפלו</text:span><text:span text:style-name="T15"> </text:span><text:span text:style-name="T12">מחמת</text:span><text:span text:style-name="T15"> </text:span><text:span text:style-name="T12">הבור</text:span><text:span text:style-name="T7">)</text:span> שברשות<text:span text:style-name="T1"> </text:span>הרבים<text:span text:style-name="T1"> </text:span><text:span text:style-name="T9">[וחוטטין</text:span><text:span text:style-name="T2"> </text:span><text:span text:style-name="T9">אותן, ומתקנין</text:span><text:span text:style-name="T2"> </text:span><text:span text:style-name="T9">את</text:span><text:span text:style-name="T2"> </text:span><text:span text:style-name="T9">הדרכים</text:span><text:span text:style-name="T2"> </text:span><text:span text:style-name="T9">ואת</text:span><text:span text:style-name="T2"> </text:span><text:span text:style-name="T9">הרחובות</text:span><text:span text:style-name="T2"> </text:span><text:span text:style-name="T9">ואת</text:span><text:span text:style-name="T2"> </text:span><text:span text:style-name="T9">מקוות</text:span><text:span text:style-name="T2"> </text:span><text:span text:style-name="T9">המים, ועושין</text:span><text:span text:style-name="T2"> </text:span><text:span text:style-name="T9">כל</text:span><text:span text:style-name="T2"> </text:span><text:span text:style-name="T9">צורכי</text:span><text:span text:style-name="T2"> </text:span><text:span text:style-name="T9">הרבים]</text:span>: <text:s/></text:p>
      <text:p text:style-name="P5">חטיטה<text:span text:style-name="T1"> </text:span><text:span text:style-name="T7">(</text:span><text:span text:style-name="T12">נפלו</text:span><text:span text:style-name="T15"> </text:span><text:span text:style-name="T12">צרורות</text:span><text:span text:style-name="T15"> </text:span><text:span text:style-name="T12">בקרקעית</text:span><text:span text:style-name="T15"> </text:span><text:span text:style-name="T12">הבור</text:span><text:span text:style-name="T15"> </text:span><text:span text:style-name="T12">- מעלה</text:span><text:span text:style-name="T15"> </text:span><text:span text:style-name="T12">אותן</text:span><text:span text:style-name="T15"> </text:span><text:span text:style-name="T12">במועד</text:span><text:span text:style-name="T7">)</text:span> – אִין, חפירה<text:span text:style-name="T1"> </text:span>לא?</text:p>
      <text:p text:style-name="P5">אמר<text:span text:style-name="T1"> </text:span>רבי<text:span text:style-name="T1"> </text:span>יעקב<text:span text:style-name="T1"> </text:span>אמר<text:span text:style-name="T1"> </text:span>רבי<text:span text:style-name="T1"> </text:span>יוחנן: לא<text:span text:style-name="T1"> </text:span>שנו<text:span text:style-name="T1"> </text:span>אלא<text:span text:style-name="T1"> </text:span>שאין<text:span text:style-name="T1"> </text:span>רבים<text:span text:style-name="T1"> </text:span>צריכין<text:span text:style-name="T1"> </text:span>להם, אבל<text:span text:style-name="T1"> </text:span>רבים<text:span text:style-name="T1"> </text:span>צריכין<text:span text:style-name="T1"> </text:span>להם<text:span text:style-name="T1"> </text:span>- אפילו<text:span text:style-name="T1"> </text:span>חפירה<text:span text:style-name="T1"> </text:span>מותר.</text:p>
      <text:p text:style-name="P5">וכי<text:span text:style-name="T1"> </text:span>רבים<text:span text:style-name="T1"> </text:span>צריכין<text:span text:style-name="T1"> </text:span>להם<text:span text:style-name="T1"> </text:span>מי<text:span text:style-name="T1"> </text:span>שרי? והתניא<text:span text:style-name="T1"> </text:span>'<text:span text:style-name="T41">חוטטין</text:span><text:span text:style-name="T42"> </text:span><text:span text:style-name="T41">בורות</text:span><text:span text:style-name="T42"> </text:span><text:span text:style-name="T41">שיחין</text:span><text:span text:style-name="T42"> </text:span><text:span text:style-name="T41">ומערות</text:span><text:span text:style-name="T42"> </text:span><text:span text:style-name="T41">של</text:span><text:span text:style-name="T42"> </text:span><text:span text:style-name="T41">יחיד</text:span><text:span text:style-name="T42"> </text:span><text:span text:style-name="T41">ואין</text:span><text:span text:style-name="T42"> </text:span><text:span text:style-name="T41">צריך</text:span><text:span text:style-name="T42"> </text:span><text:span text:style-name="T41">לומר</text:span><text:span text:style-name="T42"> </text:span><text:span text:style-name="T41">של</text:span><text:span text:style-name="T42"> </text:span><text:span text:style-name="T41">רבים, ואין</text:span><text:span text:style-name="T42"> </text:span><text:span text:style-name="T41">חופרין</text:span><text:span text:style-name="T42"> </text:span><text:span text:style-name="T41">בורות</text:span><text:span text:style-name="T42"> </text:span><text:span text:style-name="T41">שיחין</text:span><text:span text:style-name="T42"> </text:span><text:span text:style-name="T41">ומערות</text:span><text:span text:style-name="T42"> </text:span><text:span text:style-name="T41">של</text:span><text:span text:style-name="T42"> </text:span><text:span text:style-name="T41">רבים</text:span><text:span text:style-name="T42"> </text:span><text:span text:style-name="T41">ואין</text:span><text:span text:style-name="T42"> </text:span><text:span text:style-name="T41">צריך</text:span><text:span text:style-name="T42"> </text:span><text:span text:style-name="T41">לומר</text:span><text:span text:style-name="T42"> </text:span><text:span text:style-name="T41">של</text:span><text:span text:style-name="T42"> </text:span><text:span text:style-name="T41">יחיד</text:span>', מאי<text:span text:style-name="T1"> </text:span>לאו<text:span text:style-name="T1"> </text:span>בשרבים<text:span text:style-name="T1"> </text:span>צריכין<text:span text:style-name="T1"> </text:span>להם?</text:p>
      <text:p text:style-name="P5">לא! בשאין<text:span text:style-name="T1"> </text:span>רבים<text:span text:style-name="T1"> </text:span>צריכין<text:span text:style-name="T1"> </text:span>להם.</text:p>
      <text:p text:style-name="P5">דכוותה<text:span text:style-name="T1"> </text:span>גבי<text:span text:style-name="T1"> </text:span>יחיד: שאין<text:span text:style-name="T1"> </text:span>יחיד<text:span text:style-name="T1"> </text:span>צריך<text:span text:style-name="T1"> </text:span>להם, חטיטה<text:span text:style-name="T1"> </text:span>מי<text:span text:style-name="T1"> </text:span>שרי? והתניא: '<text:span text:style-name="T41">בורות</text:span><text:span text:style-name="T42"> </text:span><text:span text:style-name="T41">שיחין</text:span><text:span text:style-name="T42"> </text:span><text:span text:style-name="T41">ומערות</text:span><text:span text:style-name="T42"> </text:span><text:span text:style-name="T41">של</text:span><text:span text:style-name="T42"> </text:span><text:span text:style-name="T41">יחיד</text:span><text:span text:style-name="T42"> </text:span><text:span text:style-name="T41">- כונסין</text:span><text:span text:style-name="T42"> </text:span><text:span text:style-name="T41">מים</text:span><text:span text:style-name="T42"> </text:span><text:span text:style-name="T41">לתוכן</text:span><text:span text:style-name="T42"> </text:span><text:span text:style-name="T50">אבל</text:span><text:span text:style-name="T51"> </text:span><text:span text:style-name="T50">לא</text:span><text:span text:style-name="T51"> </text:span><text:span text:style-name="T50">חוטטין</text:span><text:span text:style-name="T42"> </text:span><text:span text:style-name="T41">ולא</text:span><text:span text:style-name="T42"> </text:span><text:span text:style-name="T41">שפין</text:span><text:span text:style-name="T42"> </text:span><text:span text:style-name="T41">את</text:span><text:span text:style-name="T42"> </text:span><text:span text:style-name="T41">סדקיהן, ושל</text:span><text:span text:style-name="T42"> </text:span><text:span text:style-name="T41">רבים</text:span><text:span text:style-name="T42"> </text:span><text:span text:style-name="T41">חוטטין</text:span><text:span text:style-name="T42"> </text:span><text:span text:style-name="T41">אותן</text:span><text:span text:style-name="T42"> </text:span><text:span text:style-name="T41">ושפין</text:span><text:span text:style-name="T42"> </text:span><text:span text:style-name="T41">את</text:span><text:span text:style-name="T42"> </text:span><text:span text:style-name="T41">סדקיהן</text:span>' <text:span text:style-name="T7">(</text:span><text:span text:style-name="T12">אי</text:span><text:span text:style-name="T15"> </text:span><text:span text:style-name="T12">אמרת</text:span><text:span text:style-name="T15"> </text:span><text:span text:style-name="T12">בשלמא</text:span><text:span text:style-name="T15"> </text:span><text:span text:style-name="T12">הא</text:span><text:span text:style-name="T15"> </text:span><text:span text:style-name="T12">דקתני</text:span><text:span text:style-name="T15"> </text:span><text:span text:style-name="T12">ההיא</text:span><text:span text:style-name="T15"> </text:span><text:span text:style-name="T12">ברייתא</text:span><text:span text:style-name="T15"> </text:span><text:span text:style-name="T12">שלמעלה: 'של</text:span><text:span text:style-name="T15"> </text:span><text:span text:style-name="T12">יחיד' היינו</text:span><text:span text:style-name="T15"> </text:span><text:span text:style-name="T12">בשיחיד</text:span><text:span text:style-name="T15"> </text:span><text:span text:style-name="T12">צריך</text:span><text:span text:style-name="T15"> </text:span><text:span text:style-name="T12">לו, איכא</text:span><text:span text:style-name="T15"> </text:span><text:span text:style-name="T12">לאוקמי</text:span><text:span text:style-name="T15"> </text:span><text:span text:style-name="T12">האי</text:span><text:span text:style-name="T15"> </text:span><text:span text:style-name="T12">דקתני</text:span><text:span text:style-name="T15"> </text:span><text:span text:style-name="T12">האי</text:span><text:span text:style-name="T15"> </text:span><text:span text:style-name="T12">ברייתא</text:span><text:span text:style-name="T15"> </text:span><text:span text:style-name="T12">'אבל</text:span><text:span text:style-name="T15"> </text:span><text:span text:style-name="T12">לא</text:span><text:span text:style-name="T15"> </text:span><text:span text:style-name="T12">חוטטין' - בשאין</text:span><text:span text:style-name="T15"> </text:span><text:span text:style-name="T12">יחיד</text:span><text:span text:style-name="T15"> </text:span><text:span text:style-name="T12">צריך</text:span><text:span text:style-name="T15"> </text:span><text:span text:style-name="T12">לו; אלא</text:span><text:span text:style-name="T15"> </text:span><text:span text:style-name="T12">אי</text:span><text:span text:style-name="T15"> </text:span><text:span text:style-name="T12">אוקמת</text:span><text:span text:style-name="T15"> </text:span><text:span text:style-name="T12">לה</text:span><text:span text:style-name="T15"> </text:span><text:span text:style-name="T12">הא</text:span><text:span text:style-name="T15"> </text:span><text:span text:style-name="T12">דחוטטין</text:span><text:span text:style-name="T15"> </text:span><text:span text:style-name="T12">בשאין</text:span><text:span text:style-name="T15"> </text:span><text:span text:style-name="T12">יחיד</text:span><text:span text:style-name="T15"> </text:span><text:span text:style-name="T12">צריך</text:span><text:span text:style-name="T15"> </text:span><text:span text:style-name="T12">לו</text:span><text:span text:style-name="T15"> </text:span><text:span text:style-name="T12">- אם</text:span><text:span text:style-name="T15"> </text:span><text:span text:style-name="T12">כן</text:span><text:span text:style-name="T15"> </text:span><text:span text:style-name="T12">האי</text:span><text:span text:style-name="T15"> </text:span><text:span text:style-name="T12">דקתני</text:span><text:span text:style-name="T15"> </text:span><text:span text:style-name="T12">'אבל</text:span><text:span text:style-name="T15"> </text:span><text:span text:style-name="T12">לא</text:span><text:span text:style-name="T15"> </text:span><text:span text:style-name="T12">חוטטין' במאי</text:span><text:span text:style-name="T15"> </text:span><text:span text:style-name="T12">מוקמת</text:span><text:span text:style-name="T15"> </text:span><text:span text:style-name="T12">לה?</text:span><text:span text:style-name="T7">)</text:span>!</text:p>
      <text:p text:style-name="P5">ואלא<text:span text:style-name="T1"> </text:span>מאי, בשיחיד<text:span text:style-name="T1"> </text:span>צריך<text:span text:style-name="T1"> </text:span>להם, דכוותה<text:span text:style-name="T1"> </text:span>גבי<text:span text:style-name="T1"> </text:span>רבים<text:span text:style-name="T1"> </text:span>בשרבים<text:span text:style-name="T1"> </text:span>צריכין<text:span text:style-name="T1"> </text:span>להם<text:span text:style-name="T1"> </text:span><text:span text:style-name="T7">(</text:span><text:span text:style-name="T12">כלומר: במאי</text:span><text:span text:style-name="T15"> </text:span><text:span text:style-name="T12">מוקמת</text:span><text:span text:style-name="T15"> </text:span><text:span text:style-name="T12">האי</text:span><text:span text:style-name="T15"> </text:span><text:span text:style-name="T12">דקתני</text:span><text:span text:style-name="T15"> </text:span><text:span text:style-name="T12">'חוטטין'? - בשרבים</text:span><text:span text:style-name="T15"> </text:span><text:span text:style-name="T12">צריכים</text:span><text:span text:style-name="T15"> </text:span><text:span text:style-name="T12">להן?</text:span><text:span text:style-name="T7">)</text:span> - חפירה<text:span text:style-name="T1"> </text:span>מי<text:span text:style-name="T1"> </text:span>אסיר? והתניא: '<text:span text:style-name="T41">בורות</text:span><text:span text:style-name="T42"> </text:span><text:span text:style-name="T41">שיחין</text:span><text:span text:style-name="T42"> </text:span><text:span text:style-name="T41">ומערות</text:span><text:span text:style-name="T42"> </text:span><text:span text:style-name="T41">של</text:span><text:span text:style-name="T42"> </text:span><text:span text:style-name="T41">יחיד</text:span><text:span text:style-name="T42"> – </text:span><text:span text:style-name="T41">'כונסין</text:span><text:span text:style-name="T42"> </text:span><text:span text:style-name="T41">מים</text:span><text:span text:style-name="T42"> </text:span><text:span text:style-name="T41">לתוכן</text:span><text:span text:style-name="T42"> </text:span><text:span text:style-name="T41">וחוטטין</text:span><text:span text:style-name="T42"> </text:span><text:span text:style-name="T41">אותן</text:span><text:span text:style-name="T42"> </text:span><text:span text:style-name="T41">אבל</text:span><text:span text:style-name="T42"> </text:span><text:span text:style-name="T41">לא</text:span><text:span text:style-name="T42"> </text:span><text:span text:style-name="T41">שפין</text:span><text:span text:style-name="T42"> </text:span><text:span text:style-name="T41">את</text:span><text:span text:style-name="T42"> </text:span><text:span text:style-name="T41">סדקיהן</text:span><text:span text:style-name="T42"> </text:span><text:span text:style-name="T41">ולא</text:span><text:span text:style-name="T42"> </text:span><text:span text:style-name="T41">חוטטין</text:span><text:span text:style-name="T42"> </text:span><text:span text:style-name="T41">לתוכן</text:span><text:span text:style-name="T42"> </text:span><text:span text:style-name="T41">ולא</text:span><text:span text:style-name="T42"> </text:span><text:span text:style-name="T41">סדין</text:span><text:span text:style-name="T42"> </text:span><text:span text:style-name="T41">אותן</text:span><text:span text:style-name="T42"> </text:span><text:span text:style-name="T41">בסיד, ושל</text:span><text:span text:style-name="T42"> </text:span><text:span text:style-name="T41">רבים</text:span><text:span text:style-name="T42"> </text:span><text:span text:style-name="T41">- חופרין</text:span><text:span text:style-name="T42"> </text:span><text:span text:style-name="T41">אותן</text:span><text:span text:style-name="T42"> </text:span><text:span text:style-name="T41">וסדין</text:span><text:span text:style-name="T42"> </text:span><text:span text:style-name="T41">אותן</text:span><text:span text:style-name="T42"> </text:span><text:span text:style-name="T41">בסיד</text:span>'!</text:p>
      <text:p text:style-name="P5">אלא<text:span text:style-name="T1"> </text:span>קשיא<text:span text:style-name="T1"> </text:span>הך<text:span text:style-name="T1"> </text:span>קמייתא<text:span text:style-name="T1"> </text:span><text:span text:style-name="T7">(</text:span><text:span text:style-name="T12">דקתני</text:span><text:span text:style-name="T15"> </text:span><text:span text:style-name="T12">'אין</text:span><text:span text:style-name="T15"> </text:span><text:span text:style-name="T12">חופרין</text:span><text:span text:style-name="T15"> </text:span><text:span text:style-name="T12">בורות</text:span><text:span text:style-name="T15"> </text:span><text:span text:style-name="T12">של</text:span><text:span text:style-name="T15"> </text:span><text:span text:style-name="T12">רבים</text:span><text:span text:style-name="T15"> </text:span><text:span text:style-name="T12">בשרבים</text:span><text:span text:style-name="T15"> </text:span><text:span text:style-name="T12">צריכין</text:span><text:span text:style-name="T15"> </text:span><text:span text:style-name="T12">לו' - קשיא</text:span><text:span text:style-name="T15"> </text:span><text:span text:style-name="T12">להא</text:span><text:span text:style-name="T15"> </text:span><text:span text:style-name="T12">ברייתא</text:span><text:span text:style-name="T15"> </text:span><text:span text:style-name="T12">דקתני</text:span><text:span text:style-name="T15"> </text:span><text:span text:style-name="T12">הכא</text:span><text:span text:style-name="T15"> </text:span><text:span text:style-name="T12">'של</text:span><text:span text:style-name="T15"> </text:span><text:span text:style-name="T12">רבים</text:span><text:span text:style-name="T15"> </text:span><text:span text:style-name="T12">חופרין</text:span><text:span text:style-name="T15"> </text:span><text:span text:style-name="T12">אותן'</text:span><text:span text:style-name="T7">)</text:span>!? תריץ<text:span text:style-name="T1"> </text:span>הכי: 'חוטטין<text:span text:style-name="T1"> </text:span>בורות<text:span text:style-name="T1"> </text:span>של<text:span text:style-name="T1"> </text:span>יחיד<text:span text:style-name="T1"> </text:span>בשיחיד<text:span text:style-name="T1"> </text:span>צריך<text:span text:style-name="T1"> </text:span>להם, <text:span text:style-name="T66">ואין</text:span><text:span text:style-name="T69"> </text:span><text:span text:style-name="T66">צריך</text:span><text:span text:style-name="T69"> </text:span><text:span text:style-name="T66">לומר</text:span><text:span text:style-name="T69"> </text:span><text:span text:style-name="T66">בשל</text:span><text:span text:style-name="T69"> </text:span><text:span text:style-name="T66">רבים</text:span><text:span text:style-name="T69"> </text:span><text:span text:style-name="T66">כשרבים</text:span><text:span text:style-name="T69"> </text:span><text:span text:style-name="T66">צריכין</text:span><text:span text:style-name="T69"> </text:span><text:span text:style-name="T66">להם</text:span>: דאפילו<text:span text:style-name="T1"> </text:span>חפירה<text:span text:style-name="T1"> </text:span>מותר<text:span text:style-name="T1"> </text:span><text:span text:style-name="T7">(</text:span><text:span text:style-name="T12">ולא</text:span><text:span text:style-name="T15"> </text:span><text:span text:style-name="T12">קשיא</text:span><text:span text:style-name="T15"> </text:span><text:span text:style-name="T12">לרבי</text:span><text:span text:style-name="T15"> </text:span><text:span text:style-name="T12">יוחנן</text:span><text:span text:style-name="T15"> </text:span><text:span text:style-name="T12">דאמר: לא</text:span><text:span text:style-name="T15"> </text:span><text:span text:style-name="T12">שנו</text:span><text:span text:style-name="T15"> </text:span><text:span text:style-name="T12">כו'</text:span><text:span text:style-name="T7">)</text:span>; ואין<text:span text:style-name="T1"> </text:span>חופרין<text:span text:style-name="T1"> </text:span>בורות<text:span text:style-name="T1"> </text:span>שיחין<text:span text:style-name="T1"> </text:span>ומערות<text:span text:style-name="T1"> </text:span>של<text:span text:style-name="T1"> </text:span>רבים<text:span text:style-name="T1"> </text:span>בשאין<text:span text:style-name="T1"> </text:span>רבים<text:span text:style-name="T1"> </text:span>צריכין<text:span text:style-name="T1"> </text:span>להם, ואין<text:span text:style-name="T1"> </text:span>צריך<text:span text:style-name="T1"> </text:span>לומר<text:span text:style-name="T1"> </text:span>של<text:span text:style-name="T1"> </text:span>יחיד: דכי<text:span text:style-name="T1"> </text:span>אין<text:span text:style-name="T1"> </text:span>יחיד<text:span text:style-name="T1"> </text:span>צריך<text:span text:style-name="T1"> </text:span>להם<text:span text:style-name="T1"> </text:span>אפילו<text:span text:style-name="T1"> </text:span>חטיטה<text:span text:style-name="T1"> </text:span>נמי<text:span text:style-name="T1"> </text:span>אסור; </text:p>
      <text:p text:style-name="P5">אמר<text:span text:style-name="T1"> </text:span>רב<text:span text:style-name="T1"> </text:span>אשי: מתניתין<text:span text:style-name="T1"> </text:span>נמי<text:span text:style-name="T1"> </text:span>דיקא, דקתני<text:span text:style-name="T1"> </text:span>'<text:span text:style-name="T41">עושין</text:span><text:span text:style-name="T42"> </text:span><text:span text:style-name="T41">כל</text:span><text:span text:style-name="T42"> </text:span><text:span text:style-name="T41">צורכי</text:span><text:span text:style-name="T42"> </text:span><text:span text:style-name="T41">רבים</text:span>' <text:span text:style-name="T7">(</text:span><text:span text:style-name="T12">דבשרבים</text:span><text:span text:style-name="T15"> </text:span><text:span text:style-name="T12">צריכין</text:span><text:span text:style-name="T15"> </text:span><text:span text:style-name="T12">לו</text:span><text:span text:style-name="T15"> </text:span><text:span text:style-name="T12">דחפירה</text:span><text:span text:style-name="T15"> </text:span><text:span text:style-name="T12">נמי</text:span><text:span text:style-name="T15"> </text:span><text:span text:style-name="T12">מותר</text:span><text:span text:style-name="T7">)</text:span>; '<text:span text:style-name="T41">כל</text:span>' לאתויי<text:span text:style-name="T1"> </text:span>מאי? לאו<text:span text:style-name="T1"> </text:span>לאתויי<text:span text:style-name="T1"> </text:span>חפירה?</text:p>
      <text:p text:style-name="P5">לא! לאתויי<text:span text:style-name="T1"> </text:span>הא<text:span text:style-name="T1"> </text:span>דתניא: '<text:span text:style-name="T41">יוצאין</text:span><text:span text:style-name="T42"> </text:span><text:span text:style-name="T41">לקווץ</text:span><text:span text:style-name="T42"> </text:span><text:span text:style-name="T41">את</text:span><text:span text:style-name="T42"> </text:span><text:span text:style-name="T41">הדרכים</text:span><text:span text:style-name="T42"> </text:span><text:span text:style-name="T7">(</text:span><text:span text:style-name="T12">לפנות</text:span><text:span text:style-name="T15"> </text:span><text:span text:style-name="T12">קוצים</text:span><text:span text:style-name="T15"> </text:span><text:span text:style-name="T12">שבדרכים</text:span><text:span text:style-name="T7">)</text:span><text:span text:style-name="T41"> ולתקן</text:span><text:span text:style-name="T42"> </text:span><text:span text:style-name="T41">את</text:span><text:span text:style-name="T42"> </text:span><text:span text:style-name="T41">הרחובות</text:span><text:span text:style-name="T42"> </text:span><text:span text:style-name="T41">ואת</text:span><text:span text:style-name="T42"> </text:span><text:span text:style-name="T41">האסטרטאות</text:span><text:span text:style-name="T42"> </text:span><text:span text:style-name="T41">ולמוד</text:span><text:span text:style-name="T42"> </text:span><text:span text:style-name="T41">את</text:span><text:span text:style-name="T42"> </text:span><text:span text:style-name="T41">המקואות; וכל</text:span><text:span text:style-name="T42"> </text:span><text:span text:style-name="T41">מקוה</text:span><text:span text:style-name="T42"> </text:span><text:span text:style-name="T41">שאין</text:span><text:span text:style-name="T42"> </text:span><text:span text:style-name="T41">בו</text:span><text:span text:style-name="T42"> </text:span><text:span text:style-name="T41">ארבעים</text:span><text:span text:style-name="T42"> </text:span><text:span text:style-name="T41">סאה</text:span><text:span text:style-name="T42"> </text:span><text:span text:style-name="T41">- מרגילין</text:span><text:span text:style-name="T42"> </text:span><text:span text:style-name="T41">לתוכו</text:span><text:span text:style-name="T42"> </text:span><text:span text:style-name="T41">ארבעים</text:span><text:span text:style-name="T42"> </text:span><text:span text:style-name="T41">סאה</text:span><text:span text:style-name="T42"> </text:span><text:span text:style-name="T7">(</text:span><text:span text:style-name="T12">שמרגילין</text:span><text:span text:style-name="T15"> </text:span><text:span text:style-name="T12">שיהא</text:span><text:span text:style-name="T15"> </text:span><text:span text:style-name="T12">נוגע</text:span><text:span text:style-name="T15"> </text:span><text:span text:style-name="T12">במקוה</text:span><text:span text:style-name="T15"> </text:span><text:span text:style-name="T12">אמת</text:span><text:span text:style-name="T15"> </text:span><text:span text:style-name="T12">המים</text:span><text:span text:style-name="T15"> </text:span><text:span text:style-name="T12">כדי</text:span><text:span text:style-name="T15"> </text:span><text:span text:style-name="T12">שיהא</text:span><text:span text:style-name="T15"> </text:span><text:span text:style-name="T12">בו</text:span><text:span text:style-name="T15"> </text:span><text:span text:style-name="T12">ארבעים</text:span><text:span text:style-name="T15"> </text:span><text:span text:style-name="T12">סאה</text:span><text:span text:style-name="T7">)</text:span><text:span text:style-name="T41">; ומנין</text:span><text:span text:style-name="T42"> </text:span><text:span text:style-name="T41">שאם</text:span><text:span text:style-name="T42"> </text:span><text:span text:style-name="T41">לא</text:span><text:span text:style-name="T42"> </text:span><text:span text:style-name="T41">יצאו</text:span><text:span text:style-name="T42"> </text:span><text:span text:style-name="T41">ועשו</text:span><text:span text:style-name="T42"> </text:span><text:span text:style-name="T41">כל</text:span><text:span text:style-name="T42"> </text:span><text:span text:style-name="T41">אלו</text:span><text:span text:style-name="T42"> </text:span><text:span text:style-name="T41">שכל</text:span><text:span text:style-name="T42"> </text:span><text:span text:style-name="T41">דמים</text:span><text:span text:style-name="T42"> </text:span><text:span text:style-name="T41">שנשפכו</text:span><text:span text:style-name="T42"> </text:span><text:span text:style-name="T41">שם</text:span><text:span text:style-name="T42"> </text:span><text:span text:style-name="T7">(</text:span><text:span text:style-name="T12">כגון</text:span><text:span text:style-name="T15"> </text:span><text:span text:style-name="T12">בקוצים</text:span><text:span text:style-name="T15"> </text:span><text:span text:style-name="T12">שבדרכים</text:span><text:span text:style-name="T7">)</text:span> מעלה<text:span text:style-name="T1"> </text:span>עליהם<text:span text:style-name="T1"> </text:span>הכתוב<text:span text:style-name="T1"> </text:span>כאילו<text:span text:style-name="T1"> </text:span>הם<text:span text:style-name="T1"> </text:span>שפכום? תלמוד<text:span text:style-name="T1"> </text:span>לומר: <text:span text:style-name="T36">[</text:span><text:span text:style-name="T13">דברים</text:span><text:span text:style-name="T16"> </text:span><text:span text:style-name="T13">יט,י: </text:span><text:span text:style-name="T36">ולא</text:span><text:span text:style-name="T2"> </text:span><text:span text:style-name="T36">ישפך</text:span><text:span text:style-name="T2"> </text:span><text:span text:style-name="T36">דם</text:span><text:span text:style-name="T2"> </text:span><text:span text:style-name="T36">נקי</text:span><text:span text:style-name="T2"> </text:span><text:span text:style-name="T36">בקרב</text:span><text:span text:style-name="T2"> </text:span><text:span text:style-name="T36">ארצך</text:span><text:span text:style-name="T2"> </text:span><text:span text:style-name="T36">אשר</text:span><text:span text:style-name="T2"> </text:span><text:span text:style-name="T36">ידוד</text:span><text:span text:style-name="T2"> </text:span><text:span text:style-name="T36">אלקיך</text:span><text:span text:style-name="T2"> </text:span><text:span text:style-name="T36">נתן</text:span><text:span text:style-name="T2"> </text:span><text:span text:style-name="T36">לך</text:span><text:span text:style-name="T2"> </text:span><text:span text:style-name="T36">נחלה]</text:span><text:span text:style-name="T35"> והיה</text:span><text:span text:style-name="T1"> </text:span><text:span text:style-name="T35">עליך</text:span><text:span text:style-name="T1"> </text:span><text:span text:style-name="T35">דמים</text:span>'!</text:p>
      <text:p text:style-name="P5">הא<text:span text:style-name="T1"> </text:span><text:span text:style-name="T7">(</text:span><text:span text:style-name="T12">דקאמרת</text:span><text:span text:style-name="T15"> </text:span><text:span text:style-name="T12">דלאתויי</text:span><text:span text:style-name="T15"> </text:span><text:span text:style-name="T12">הני</text:span><text:span text:style-name="T15"> </text:span><text:span text:style-name="T12">נמי</text:span><text:span text:style-name="T7">)</text:span> - בהדיא<text:span text:style-name="T1"> </text:span>קתני<text:span text:style-name="T1"> </text:span>לה<text:span text:style-name="T1"> </text:span><text:span text:style-name="T7">(</text:span><text:span text:style-name="T12">במתניתין</text:span><text:span text:style-name="T7">)</text:span> '<text:span text:style-name="T41">ומתקנין</text:span><text:span text:style-name="T42"> </text:span><text:span text:style-name="T41">את</text:span><text:span text:style-name="T42"> </text:span><text:span text:style-name="T41">הדרכים</text:span><text:span text:style-name="T42"> </text:span><text:span text:style-name="T41">ואת</text:span><text:span text:style-name="T42"> </text:span><text:span text:style-name="T41">הרחובות</text:span><text:span text:style-name="T42"> </text:span><text:span text:style-name="T41">ואת</text:span><text:span text:style-name="T42"> </text:span><text:span text:style-name="T41">המקואות</text:span><text:span text:style-name="T42"> </text:span><text:span text:style-name="T41">ועושין</text:span><text:span text:style-name="T42"> </text:span><text:span text:style-name="T41">כל</text:span><text:span text:style-name="T42"> </text:span><text:span text:style-name="T41">צורכי</text:span><text:span text:style-name="T42"> </text:span><text:span text:style-name="T41">רבים</text:span>' - <text:span text:style-name="T7">(</text:span><text:span text:style-name="T12">אלא</text:span><text:span text:style-name="T15"> </text:span><text:span text:style-name="T12">ודאי</text:span><text:span text:style-name="T15"> </text:span><text:span text:style-name="T12">הא</text:span><text:span text:style-name="T15"> </text:span><text:span text:style-name="T12">דקתני</text:span><text:span text:style-name="T15"> </text:span><text:span text:style-name="T12">'</text:span><text:span text:style-name="T27">ועושין</text:span><text:span text:style-name="T28"> </text:span><text:span text:style-name="T27">כל</text:span><text:span text:style-name="T28"> </text:span><text:span text:style-name="T27">צורכי</text:span><text:span text:style-name="T28"> </text:span><text:span text:style-name="T27">רבים</text:span><text:span text:style-name="T12">'</text:span><text:span text:style-name="T7">)</text:span> לאתויי<text:span text:style-name="T1"> </text:span>מאי? לאו<text:span text:style-name="T1"> </text:span>לאתויי<text:span text:style-name="T1"> </text:span>חפירה?</text:p>
      <text:p text:style-name="P5">שמע<text:span text:style-name="T1"> </text:span>מינה.<text:span text:style-name="T12"> </text:span></text:p>
      <text:p text:style-name="P5"/>
      <text:p text:style-name="P5">מציינין<text:span text:style-name="T1"> </text:span>את<text:span text:style-name="T1"> </text:span>הקברות<text:span text:style-name="T1"> </text:span><text:span text:style-name="T7">(</text:span><text:span text:style-name="T12">שעושין</text:span><text:span text:style-name="T15"> </text:span><text:span text:style-name="T12">סימנים</text:span><text:span text:style-name="T15"> </text:span><text:span text:style-name="T12">על</text:span><text:span text:style-name="T15"> </text:span><text:span text:style-name="T12">הקברות</text:span><text:span text:style-name="T15"> </text:span><text:span text:style-name="T12">בסיד, כדאמר</text:span><text:span text:style-name="T15"> </text:span><text:span text:style-name="T12">ב'מרובה' </text:span><text:span text:style-name="T13">(בבא</text:span><text:span text:style-name="T16"> </text:span><text:span text:style-name="T13">קמא</text:span><text:span text:style-name="T16"> </text:span><text:span text:style-name="T13">דף</text:span><text:span text:style-name="T16"> </text:span><text:span text:style-name="T13">סט.)</text:span><text:span text:style-name="T12"> 'של</text:span><text:span text:style-name="T15"> </text:span><text:span text:style-name="T12">קברות</text:span><text:span text:style-name="T15"> </text:span><text:span text:style-name="T12">בסיד, דחוור</text:span><text:span text:style-name="T15"> </text:span><text:span text:style-name="T12">כעצמות, כדי</text:span><text:span text:style-name="T15"> </text:span><text:span text:style-name="T12">שלא</text:span><text:span text:style-name="T15"> </text:span><text:span text:style-name="T12">ילכו</text:span><text:span text:style-name="T15"> </text:span><text:span text:style-name="T12">אוכלי</text:span><text:span text:style-name="T15"> </text:span><text:span text:style-name="T12">תרומה</text:span><text:span text:style-name="T15"> </text:span><text:span text:style-name="T12">לשם</text:span><text:span text:style-name="T7">)</text:span>: <text:s/></text:p>
      <text:p text:style-name="P5">אמר<text:span text:style-name="T1"> </text:span>רבי<text:span text:style-name="T1"> </text:span>שמעון<text:span text:style-name="T1"> </text:span>בן<text:span text:style-name="T1"> </text:span>פזי: רמז<text:span text:style-name="T1"> </text:span>לציון<text:span text:style-name="T1"> </text:span>קברות<text:span text:style-name="T1"> </text:span>מן<text:span text:style-name="T1"> </text:span>התורה<text:span text:style-name="T1"> </text:span>מנין? - תלמוד<text:span text:style-name="T1"> </text:span>לומר: <text:span text:style-name="T36">[</text:span><text:span text:style-name="T13">יחזקאל</text:span><text:span text:style-name="T16"> </text:span><text:span text:style-name="T13">לט,טו: </text:span><text:span text:style-name="T36">ועברו</text:span><text:span text:style-name="T2"> </text:span><text:span text:style-name="T36">העברים</text:span><text:span text:style-name="T2"> </text:span><text:span text:style-name="T36">בארץ]</text:span><text:span text:style-name="T35"> וראה</text:span><text:span text:style-name="T1"> </text:span><text:span text:style-name="T35">עצם</text:span><text:span text:style-name="T1"> </text:span><text:span text:style-name="T35">אדם</text:span><text:span text:style-name="T1"> </text:span><text:span text:style-name="T35">ובנה</text:span><text:span text:style-name="T1"> </text:span><text:span text:style-name="T35">אצלו</text:span><text:span text:style-name="T1"> </text:span><text:span text:style-name="T35">ציון</text:span><text:span text:style-name="T1"> </text:span><text:span text:style-name="T36">[עד</text:span><text:span text:style-name="T2"> </text:span><text:span text:style-name="T36">קברו</text:span><text:span text:style-name="T2"> </text:span><text:span text:style-name="T36">אתו</text:span><text:span text:style-name="T2"> </text:span><text:span text:style-name="T36">המקברים</text:span><text:span text:style-name="T2"> </text:span><text:span text:style-name="T36">אל</text:span><text:span text:style-name="T2"> </text:span><text:span text:style-name="T36">גיא</text:span><text:span text:style-name="T2"> </text:span><text:span text:style-name="T36">המון</text:span><text:span text:style-name="T2"> </text:span><text:soft-page-break/><text:span text:style-name="T36">גוג]</text:span> <text:span text:style-name="T7">(</text:span><text:span text:style-name="T12">יחזקאל</text:span><text:span text:style-name="T15"> </text:span><text:span text:style-name="T12">מתנבא</text:span><text:span text:style-name="T15"> </text:span><text:span text:style-name="T12">על</text:span><text:span text:style-name="T15"> </text:span><text:span text:style-name="T12">העתיד</text:span><text:span text:style-name="T15"> </text:span><text:span text:style-name="T12">לבא, שיעשו</text:span><text:span text:style-name="T15"> </text:span><text:span text:style-name="T12">ישראל</text:span><text:span text:style-name="T15"> </text:span><text:span text:style-name="T12">ציונים</text:span><text:span text:style-name="T15"> </text:span><text:span text:style-name="T12">על</text:span><text:span text:style-name="T15"> </text:span><text:span text:style-name="T12">עצמות</text:span><text:span text:style-name="T15"> </text:span><text:span text:style-name="T12">הפגרים</text:span><text:span text:style-name="T15"> </text:span><text:span text:style-name="T12">המושלכין, ורמז</text:span><text:span text:style-name="T15"> </text:span><text:span text:style-name="T12">הוא: שלא</text:span><text:span text:style-name="T15"> </text:span><text:span text:style-name="T12">בא</text:span><text:span text:style-name="T15"> </text:span><text:span text:style-name="T12">הכתוב</text:span><text:span text:style-name="T15"> </text:span><text:span text:style-name="T12">אלא</text:span><text:span text:style-name="T15"> </text:span><text:span text:style-name="T12">להזהיר</text:span><text:span text:style-name="T15"> </text:span><text:span text:style-name="T12">וללמד</text:span><text:span text:style-name="T15"> </text:span><text:span text:style-name="T12">שיהא</text:span><text:span text:style-name="T15"> </text:span><text:span text:style-name="T12">אדם</text:span><text:span text:style-name="T15"> </text:span><text:span text:style-name="T12">עושה</text:span><text:span text:style-name="T15"> </text:span><text:span text:style-name="T12">ציון</text:span><text:span text:style-name="T7">)</text:span>. </text:p>
      <text:p text:style-name="P5">אמר<text:span text:style-name="T1"> </text:span>ליה<text:span text:style-name="T1"> </text:span>רבינא<text:span text:style-name="T1"> </text:span>לרב<text:span text:style-name="T1"> </text:span>אשי: הא<text:span text:style-name="T1"> </text:span>מקמי<text:span text:style-name="T1"> </text:span>דליתי<text:span text:style-name="T1"> </text:span>יחזקאל<text:span text:style-name="T1"> </text:span>מאן<text:span text:style-name="T1"> </text:span>אמר?</text:p>
      <text:p text:style-name="P5">וליטעמיך, הא<text:span text:style-name="T1"> </text:span>דאמר<text:span text:style-name="T1"> </text:span>רב<text:span text:style-name="T1"> </text:span>חסדא: דבר<text:span text:style-name="T1"> </text:span>זה<text:span text:style-name="T1"> </text:span>מתורת<text:span text:style-name="T1"> </text:span>משה<text:span text:style-name="T1"> </text:span>רבינו<text:span text:style-name="T1"> </text:span>לא<text:span text:style-name="T1"> </text:span>למדנו, מדברי<text:span text:style-name="T1"> </text:span>יחזקאל<text:span text:style-name="T1"> </text:span>בן<text:span text:style-name="T1"> </text:span>בוזי<text:span text:style-name="T1"> </text:span>למדנו: <text:span text:style-name="T36">[</text:span><text:span text:style-name="T13">יחזקאל</text:span><text:span text:style-name="T16"> </text:span><text:span text:style-name="T13">מד,ט: </text:span><text:span text:style-name="T36">כה</text:span><text:span text:style-name="T2"> </text:span><text:span text:style-name="T36">אמר</text:span><text:span text:style-name="T2"> </text:span><text:span text:style-name="T36">ה' אלקים]</text:span><text:span text:style-name="T35"> כל</text:span><text:span text:style-name="T1"> </text:span><text:span text:style-name="T35">בן</text:span><text:span text:style-name="T1"> </text:span><text:span text:style-name="T35">נכר</text:span><text:span text:style-name="T1"> </text:span><text:span text:style-name="T35">ערל</text:span><text:span text:style-name="T1"> </text:span><text:span text:style-name="T35">לב</text:span><text:span text:style-name="T1"> </text:span><text:span text:style-name="T35">וערל</text:span><text:span text:style-name="T1"> </text:span><text:span text:style-name="T35">בשר</text:span><text:span text:style-name="T1"> </text:span><text:span text:style-name="T35">לא</text:span><text:span text:style-name="T1"> </text:span><text:span text:style-name="T35">יבוא</text:span><text:span text:style-name="T1"> </text:span><text:span text:style-name="T35">אל</text:span><text:span text:style-name="T1"> </text:span><text:span text:style-name="T35">מקדשי</text:span><text:span text:style-name="T1"> </text:span><text:span text:style-name="T36">[לכל</text:span><text:span text:style-name="T2"> </text:span><text:span text:style-name="T36">בן</text:span><text:span text:style-name="T2"> </text:span><text:span text:style-name="T36">נכר</text:span><text:span text:style-name="T2"> </text:span><text:span text:style-name="T36">אשר</text:span><text:span text:style-name="T2"> </text:span><text:span text:style-name="T36">בתוך</text:span><text:span text:style-name="T2"> </text:span><text:span text:style-name="T36">בני</text:span><text:span text:style-name="T2"> </text:span><text:span text:style-name="T36">ישראל]</text:span> <text:span text:style-name="T7">(</text:span><text:span text:style-name="T18">כל</text:span><text:span text:style-name="T15"> </text:span><text:span text:style-name="T18">בן</text:span><text:span text:style-name="T15"> </text:span><text:span text:style-name="T18">נכר</text:span><text:span text:style-name="T15"> </text:span><text:span text:style-name="T18">וערל</text:span><text:span text:style-name="T15"> </text:span><text:span text:style-name="T18">בשר</text:span><text:span text:style-name="T15"> </text:span><text:span text:style-name="T12">שמתו</text:span><text:span text:style-name="T15"> </text:span><text:span text:style-name="T12">אחיו</text:span><text:span text:style-name="T15"> </text:span><text:span text:style-name="T12">מחמת</text:span><text:span text:style-name="T15"> </text:span><text:span text:style-name="T12">מילה</text:span><text:span text:style-name="T15"> </text:span><text:span text:style-name="T12">ולא</text:span><text:span text:style-name="T15"> </text:span><text:span text:style-name="T12">רצו</text:span><text:span text:style-name="T15"> </text:span><text:span text:style-name="T12">למולו, שיראים</text:span><text:span text:style-name="T15"> </text:span><text:span text:style-name="T12">פן</text:span><text:span text:style-name="T15"> </text:span><text:span text:style-name="T12">ימות</text:span><text:span text:style-name="T15"> </text:span><text:span text:style-name="T12">גם</text:span><text:span text:style-name="T15"> </text:span><text:span text:style-name="T12">הוא</text:span><text:span text:style-name="T15"> </text:span><text:span text:style-name="T12">כאחיו</text:span><text:span text:style-name="T15"> </text:span><text:span text:style-name="T12">- לא</text:span><text:span text:style-name="T15"> </text:span><text:span text:style-name="T12">יבא</text:span><text:span text:style-name="T15"> </text:span><text:span text:style-name="T12">אל</text:span><text:span text:style-name="T15"> </text:span><text:span text:style-name="T12">מקדשי</text:span><text:span text:style-name="T15"> </text:span><text:span text:style-name="T12">לשרתני: שאסורין</text:span><text:span text:style-name="T15"> </text:span><text:span text:style-name="T12">בעבודה</text:span><text:span text:style-name="T7">)</text:span> - מקמי<text:span text:style-name="T1"> </text:span>דליתי<text:span text:style-name="T1"> </text:span>יחזקאל<text:span text:style-name="T1"> </text:span>מאן<text:span text:style-name="T1"> </text:span>אמר? אלא<text:span text:style-name="T1"> </text:span>גמרא<text:span text:style-name="T1"> </text:span>גמירי<text:span text:style-name="T1"> </text:span>לה<text:span text:style-name="T1"> </text:span><text:span text:style-name="T7">(</text:span><text:span text:style-name="T12">מסיני</text:span><text:span text:style-name="T7">)</text:span>, ואתא<text:span text:style-name="T1"> </text:span>יחזקאל<text:span text:style-name="T1"> </text:span>ואסמכה<text:span text:style-name="T1"> </text:span>אקרא<text:span text:style-name="T1"> </text:span>- הכא<text:span text:style-name="T1"> </text:span>נמי<text:span text:style-name="T1"> </text:span>גמרא<text:span text:style-name="T1"> </text:span>גמירי<text:span text:style-name="T1"> </text:span>לה<text:span text:style-name="T1"> </text:span>ואתא<text:span text:style-name="T1"> </text:span>יחזקאל<text:span text:style-name="T1"> </text:span>ואסמכה<text:span text:style-name="T1"> </text:span>אקרא.</text:p>
      <text:p text:style-name="P5">רבי<text:span text:style-name="T1"> </text:span>אבהו<text:span text:style-name="T1"> </text:span>אמר: מהכא: <text:span text:style-name="T13">(ויקרא</text:span><text:span text:style-name="T16"> </text:span><text:span text:style-name="T13">יג,מה)</text:span><text:span text:style-name="T35"> </text:span><text:span text:style-name="T36">[והצרוע</text:span><text:span text:style-name="T2"> </text:span><text:span text:style-name="T36">אשר</text:span><text:span text:style-name="T2"> </text:span><text:span text:style-name="T36">בו</text:span><text:span text:style-name="T2"> </text:span><text:span text:style-name="T36">הנגע</text:span><text:span text:style-name="T2"> </text:span><text:span text:style-name="T36">בגדיו</text:span><text:span text:style-name="T2"> </text:span><text:span text:style-name="T36">יהיו</text:span><text:span text:style-name="T2"> </text:span><text:span text:style-name="T36">פרמים</text:span><text:span text:style-name="T2"> </text:span><text:span text:style-name="T36">וראשו</text:span><text:span text:style-name="T2"> </text:span><text:span text:style-name="T36">יהיה</text:span><text:span text:style-name="T2"> </text:span><text:span text:style-name="T36">פרוע</text:span><text:span text:style-name="T2"> </text:span><text:span text:style-name="T36">ועל</text:span><text:span text:style-name="T2"> </text:span><text:span text:style-name="T36">שפם</text:span><text:span text:style-name="T2"> </text:span><text:span text:style-name="T36">יעטה]</text:span><text:span text:style-name="T35"> וטמא</text:span><text:span text:style-name="T1"> </text:span><text:span text:style-name="T35">טמא</text:span><text:span text:style-name="T1"> </text:span><text:span text:style-name="T35">יקרא</text:span><text:span text:style-name="T1"> – </text:span>טומאה<text:span text:style-name="T1"> </text:span>קוראה<text:span text:style-name="T1"> </text:span>לו<text:span text:style-name="T1"> </text:span>ואומרת<text:span text:style-name="T1"> </text:span>לו: פרוש! <text:span text:style-name="T13">[דומה</text:span><text:span text:style-name="T16"> </text:span><text:span text:style-name="T13">לספרא</text:span><text:span text:style-name="T16"> </text:span><text:span text:style-name="T13">תזריע</text:span><text:span text:style-name="T16"> </text:span><text:span text:style-name="T13">פרתא</text:span><text:span text:style-name="T16"> </text:span><text:span text:style-name="T13">ה</text:span><text:span text:style-name="T16"> </text:span><text:span text:style-name="T13">פרק</text:span><text:span text:style-name="T16"> </text:span><text:span text:style-name="T13">יב</text:span><text:span text:style-name="T16"> </text:span><text:span text:style-name="T13">משנה</text:span><text:span text:style-name="T16"> </text:span><text:span text:style-name="T13">ז]</text:span>; וכן<text:span text:style-name="T1"> </text:span>אמר<text:span text:style-name="T1"> </text:span>רבי<text:span text:style-name="T1"> </text:span>עוזיאל<text:span text:style-name="T1"> </text:span>בר<text:span text:style-name="T1"> </text:span>בריה<text:span text:style-name="T1"> </text:span>דרבי<text:span text:style-name="T1"> </text:span>עוזיאל<text:span text:style-name="T1"> </text:span>רבה: '<text:span text:style-name="T41">טומאה</text:span><text:span text:style-name="T42"> </text:span><text:span text:style-name="T41">קוראה</text:span><text:span text:style-name="T42"> </text:span><text:span text:style-name="T41">לו</text:span><text:span text:style-name="T42"> </text:span><text:span text:style-name="T41">ואומרת</text:span><text:span text:style-name="T42"> </text:span><text:span text:style-name="T41">לו: פרוש!</text:span>' <text:span text:style-name="T7">(</text:span><text:span text:style-name="T12">כלומר: עושים</text:span><text:span text:style-name="T15"> </text:span><text:span text:style-name="T12">סימנים</text:span><text:span text:style-name="T15"> </text:span><text:span text:style-name="T12">על</text:span><text:span text:style-name="T15"> </text:span><text:span text:style-name="T12">הטומאה</text:span><text:span text:style-name="T15"> </text:span><text:span text:style-name="T12">כדי</text:span><text:span text:style-name="T15"> </text:span><text:span text:style-name="T12">שיהא</text:span><text:span text:style-name="T15"> </text:span><text:span text:style-name="T12">מרגיש</text:span><text:span text:style-name="T15"> </text:span><text:span text:style-name="T12">ופורש</text:span><text:span text:style-name="T7">)</text:span>; </text:p>
      <text:p text:style-name="P5">והאי<text:span text:style-name="T1"> </text:span>להכי<text:span text:style-name="T1"> </text:span>הוא<text:span text:style-name="T1"> </text:span>דאתא? ההוא<text:span text:style-name="T1"> </text:span>מיבעי<text:span text:style-name="T1"> </text:span>ליה<text:span text:style-name="T1"> </text:span>לכדתניא: '<text:span text:style-name="T13">(ויקרא</text:span><text:span text:style-name="T16"> </text:span><text:span text:style-name="T13">יג,מה)</text:span><text:span text:style-name="T35"> </text:span><text:span text:style-name="T36">[והצרוע</text:span><text:span text:style-name="T2"> </text:span><text:span text:style-name="T36">אשר</text:span><text:span text:style-name="T2"> </text:span><text:span text:style-name="T36">בו</text:span><text:span text:style-name="T2"> </text:span><text:span text:style-name="T36">הנגע</text:span><text:span text:style-name="T2"> </text:span><text:span text:style-name="T36">בגדיו</text:span><text:span text:style-name="T2"> </text:span><text:span text:style-name="T36">יהיו</text:span><text:span text:style-name="T2"> </text:span><text:span text:style-name="T36">פרמים</text:span><text:span text:style-name="T2"> </text:span><text:span text:style-name="T36">וראשו</text:span><text:span text:style-name="T2"> </text:span><text:span text:style-name="T36">יהיה</text:span><text:span text:style-name="T2"> </text:span><text:span text:style-name="T36">פרוע</text:span><text:span text:style-name="T2"> </text:span><text:span text:style-name="T36">ועל</text:span><text:span text:style-name="T2"> </text:span><text:span text:style-name="T36">שפם</text:span><text:span text:style-name="T2"> </text:span><text:span text:style-name="T36">יעטה]</text:span><text:span text:style-name="T45"> וטמא</text:span><text:span text:style-name="T42"> </text:span><text:span text:style-name="T45">טמא</text:span><text:span text:style-name="T42"> </text:span><text:span text:style-name="T45">יקרא</text:span><text:span text:style-name="T42"> </text:span><text:span text:style-name="T41">- צריך</text:span><text:span text:style-name="T42"> </text:span><text:span text:style-name="T41">להודיע</text:span><text:span text:style-name="T42"> </text:span><text:span text:style-name="T41">צערו</text:span><text:span text:style-name="T42"> </text:span><text:span text:style-name="T41">לרבים</text:span><text:span text:style-name="T42"> </text:span><text:span text:style-name="T41">ורבים</text:span><text:span text:style-name="T42"> </text:span><text:span text:style-name="T41">מבקשין</text:span><text:span text:style-name="T42"> </text:span><text:span text:style-name="T41">עליו</text:span><text:span text:style-name="T42"> </text:span><text:span text:style-name="T41">רחמים</text:span>'!? </text:p>
      <text:p text:style-name="P5">א"כ<text:span text:style-name="T1"> </text:span>ליכתוב<text:span text:style-name="T1"> </text:span>'וטמא<text:span text:style-name="T1"> </text:span>יקרא' מאי<text:span text:style-name="T1"> </text:span>'<text:span text:style-name="T35">וטמא</text:span><text:span text:style-name="T1"> </text:span><text:span text:style-name="T35">טמא</text:span>'? - שמעת<text:span text:style-name="T1"> </text:span>מינה<text:span text:style-name="T1"> </text:span>תרתי;</text:p>
      <text:p text:style-name="P5">אביי<text:span text:style-name="T1"> </text:span>אמר: מהכא: <text:span text:style-name="T36">[</text:span><text:span text:style-name="T13">ויקרא</text:span><text:span text:style-name="T16"> </text:span><text:span text:style-name="T13">יט,יד: </text:span><text:span text:style-name="T36">לא</text:span><text:span text:style-name="T2"> </text:span><text:span text:style-name="T36">תקלל</text:span><text:span text:style-name="T2"> </text:span><text:span text:style-name="T36">חרש]</text:span><text:span text:style-name="T35"> ולפני</text:span><text:span text:style-name="T1"> </text:span><text:span text:style-name="T35">עור</text:span><text:span text:style-name="T1"> </text:span><text:span text:style-name="T35">לא</text:span><text:span text:style-name="T1"> </text:span><text:span text:style-name="T35">תתן</text:span><text:span text:style-name="T1"> </text:span><text:span text:style-name="T35">מכשול</text:span><text:span text:style-name="T1"> </text:span><text:span text:style-name="T36">[ויראת</text:span><text:span text:style-name="T2"> </text:span><text:span text:style-name="T36">מאלקיך</text:span><text:span text:style-name="T2"> </text:span><text:span text:style-name="T36">אני</text:span><text:span text:style-name="T2"> </text:span><text:span text:style-name="T36">ה']</text:span> <text:span text:style-name="T7">(</text:span><text:span text:style-name="T12">כלומר: עשו</text:span><text:span text:style-name="T15"> </text:span><text:span text:style-name="T12">דבר</text:span><text:span text:style-name="T15"> </text:span><text:span text:style-name="T12">על</text:span><text:span text:style-name="T15"> </text:span><text:span text:style-name="T12">הטומאה</text:span><text:span text:style-name="T15"> </text:span><text:span text:style-name="T12">שלא</text:span><text:span text:style-name="T15"> </text:span><text:span text:style-name="T12">יהו</text:span><text:span text:style-name="T15"> </text:span><text:span text:style-name="T12">נכשלים</text:span><text:span text:style-name="T15"> </text:span><text:span text:style-name="T12">בה</text:span><text:span text:style-name="T15"> </text:span><text:span text:style-name="T12">נושאי</text:span><text:span text:style-name="T15"> </text:span><text:span text:style-name="T12">תרומה</text:span><text:span text:style-name="T15"> </text:span><text:span text:style-name="T12">וטהרות</text:span><text:span text:style-name="T7">)</text:span>; </text:p>
      <text:p text:style-name="P5">רב<text:span text:style-name="T1"> </text:span>פפא<text:span text:style-name="T1"> </text:span>אמר: <text:span text:style-name="T13">(ישעיהו</text:span><text:span text:style-name="T16"> </text:span><text:span text:style-name="T13">נז,יד)</text:span><text:span text:style-name="T35"> ואמר</text:span><text:span text:style-name="T1"> </text:span><text:span text:style-name="T35">סלו</text:span><text:span text:style-name="T1"> </text:span><text:span text:style-name="T35">סלו</text:span><text:span text:style-name="T1"> </text:span><text:span text:style-name="T35">פנו</text:span><text:span text:style-name="T1"> </text:span><text:span text:style-name="T35">דרך</text:span><text:span text:style-name="T1"> </text:span><text:span text:style-name="T36">[</text:span><text:span text:style-name="T68">הרימו</text:span><text:span text:style-name="T70"> </text:span><text:span text:style-name="T68">מכשול</text:span><text:span text:style-name="T70"> </text:span><text:span text:style-name="T68">מדרך</text:span><text:span text:style-name="T70"> </text:span><text:span text:style-name="T68">עמי</text:span><text:span text:style-name="T36">]</text:span>;</text:p>
      <text:p text:style-name="P5">רב<text:span text:style-name="T1"> </text:span>חיננא<text:span text:style-name="T1"> </text:span>אמר: <text:span text:style-name="T35">הרימו</text:span><text:span text:style-name="T1"> </text:span><text:span text:style-name="T35">מכשול</text:span><text:span text:style-name="T1"> </text:span><text:span text:style-name="T35">מדרך</text:span><text:span text:style-name="T1"> </text:span><text:span text:style-name="T35">עמי</text:span>;</text:p>
      <text:p text:style-name="P5">רבי<text:span text:style-name="T1"> </text:span>יהושע<text:span text:style-name="T1"> </text:span>בריה<text:span text:style-name="T1"> </text:span>דרב<text:span text:style-name="T1"> </text:span>אידי<text:span text:style-name="T1"> </text:span>אמר: <text:span text:style-name="T36">[</text:span><text:span text:style-name="T13">שמות</text:span><text:span text:style-name="T16"> </text:span><text:span text:style-name="T13">יח,כ</text:span><text:span text:style-name="T36">: והזהרתה</text:span><text:span text:style-name="T2"> </text:span><text:span text:style-name="T36">אתהם</text:span><text:span text:style-name="T2"> </text:span><text:span text:style-name="T36">את</text:span><text:span text:style-name="T2"> </text:span><text:span text:style-name="T36">החקים</text:span><text:span text:style-name="T2"> </text:span><text:span text:style-name="T36">ואת</text:span><text:span text:style-name="T2"> </text:span><text:span text:style-name="T36">התורת] </text:span><text:span text:style-name="T35">והודעת</text:span><text:span text:style-name="T1"> </text:span><text:span text:style-name="T35">להם</text:span><text:span text:style-name="T1"> </text:span><text:span text:style-name="T35">את</text:span><text:span text:style-name="T1"> </text:span><text:span text:style-name="T35">הדרך</text:span><text:span text:style-name="T1"> </text:span><text:span text:style-name="T35">ילכו</text:span><text:span text:style-name="T1"> </text:span><text:span text:style-name="T35">בה</text:span><text:span text:style-name="T1"> </text:span><text:span text:style-name="T36">[ואת</text:span><text:span text:style-name="T2"> </text:span><text:span text:style-name="T36">המעשה</text:span><text:span text:style-name="T2"> </text:span><text:span text:style-name="T36">אשר</text:span><text:span text:style-name="T2"> </text:span><text:span text:style-name="T36">יעשון]</text:span>;</text:p>
      <text:p text:style-name="P5">מר<text:span text:style-name="T1"> </text:span>זוטרא<text:span text:style-name="T1"> </text:span>אמר: <text:span text:style-name="T13">(ויקרא</text:span><text:span text:style-name="T16"> </text:span><text:span text:style-name="T13">טו,לא)</text:span><text:span text:style-name="T35"> והזרתם</text:span><text:span text:style-name="T1"> </text:span><text:span text:style-name="T7">(</text:span><text:span text:style-name="T12">ומתרגמינן</text:span><text:span text:style-name="T15"> </text:span><text:span text:style-name="T12">'ותפרשון' </text:span><text:span text:style-name="T85">[דכתיב</text:span><text:span text:style-name="T89"> </text:span><text:span text:style-name="T86">והזרתם</text:span><text:span text:style-name="T85">, ולא</text:span><text:span text:style-name="T89"> </text:span><text:span text:style-name="T85">כתיב</text:span><text:span text:style-name="T89"> </text:span><text:span text:style-name="T85">והז</text:span><text:span text:style-name="T90">ה</text:span><text:span text:style-name="T85">רתם</text:span><text:span text:style-name="T89"> – </text:span><text:span text:style-name="T85">נראה</text:span><text:span text:style-name="T89"> </text:span><text:span text:style-name="T85">ששורש</text:span><text:span text:style-name="T89"> </text:span><text:span text:style-name="T85">המלה</text:span><text:span text:style-name="T89"> </text:span><text:span text:style-name="T85">'זָר' = רחוק, או</text:span><text:span text:style-name="T89"> </text:span><text:span text:style-name="T85">מלשון</text:span><text:span text:style-name="T89"> </text:span><text:span text:style-name="T85">לזרות</text:span><text:span text:style-name="T89"> </text:span><text:span text:style-name="T85">= לזרוק, להרחיק]</text:span><text:span text:style-name="T7">)</text:span><text:span text:style-name="T35"> את</text:span><text:span text:style-name="T1"> </text:span><text:span text:style-name="T35">בני</text:span><text:span text:style-name="T1"> </text:span><text:span text:style-name="T35">ישראל</text:span><text:span text:style-name="T1"> </text:span><text:span text:style-name="T35">מטומאתם</text:span><text:span text:style-name="T1"> </text:span><text:span text:style-name="T36">[ולא</text:span><text:span text:style-name="T2"> </text:span><text:span text:style-name="T36">ימתו</text:span><text:span text:style-name="T2"> </text:span><text:span text:style-name="T36">בטמאתם</text:span><text:span text:style-name="T2"> </text:span><text:span text:style-name="T36">בטמאם</text:span><text:span text:style-name="T2"> </text:span><text:span text:style-name="T36">את</text:span><text:span text:style-name="T2"> </text:span><text:span text:style-name="T36">משכני</text:span><text:span text:style-name="T2"> </text:span><text:span text:style-name="T36">אשר</text:span><text:span text:style-name="T2"> </text:span><text:span text:style-name="T36">בתוכם]</text:span>; </text:p>
      <text:p text:style-name="P5">רב<text:span text:style-name="T1"> </text:span>אשי<text:span text:style-name="T1"> </text:span>אמר: <text:span text:style-name="T13">(ויקרא</text:span><text:span text:style-name="T16"> </text:span><text:span text:style-name="T13">יח,ל)</text:span><text:span text:style-name="T35"> ושמרתם</text:span><text:span text:style-name="T1"> </text:span><text:span text:style-name="T35">את</text:span><text:span text:style-name="T1"> </text:span><text:span text:style-name="T35">משמרתי</text:span><text:span text:style-name="T1"> </text:span><text:span text:style-name="T36">[לבלתי</text:span><text:span text:style-name="T2"> </text:span><text:span text:style-name="T36">עשות</text:span><text:span text:style-name="T2"> </text:span><text:span text:style-name="T36">מחקות</text:span><text:span text:style-name="T2"> </text:span><text:span text:style-name="T36">התועבת</text:span><text:span text:style-name="T2"> </text:span><text:span text:style-name="T36">אשר</text:span><text:span text:style-name="T2"> </text:span><text:span text:style-name="T36">נעשו</text:span><text:span text:style-name="T2"> </text:span><text:span text:style-name="T36">לפניכם</text:span><text:span text:style-name="T2"> </text:span><text:span text:style-name="T36">ולא</text:span><text:span text:style-name="T2"> </text:span><text:span text:style-name="T36">תטמאו</text:span><text:span text:style-name="T2"> </text:span><text:span text:style-name="T36">בהם</text:span><text:span text:style-name="T2"> </text:span><text:span text:style-name="T36">אני</text:span><text:span text:style-name="T2"> </text:span><text:span text:style-name="T36">ה' אלקיכם]</text:span> - עשו<text:span text:style-name="T1"> </text:span>משמרת<text:span text:style-name="T1"> </text:span>למשמרתי<text:span text:style-name="T1"> </text:span><text:span text:style-name="T7">(</text:span><text:span text:style-name="T12">עשו</text:span><text:span text:style-name="T15"> </text:span><text:span text:style-name="T12">משמרת</text:span><text:span text:style-name="T15"> </text:span><text:span text:style-name="T33">לאוכלי</text:span><text:span text:style-name="T34"> </text:span><text:span text:style-name="T33">תרומה</text:span><text:span text:style-name="T12">, דכתיב</text:span><text:span text:style-name="T15"> </text:span><text:span text:style-name="T12">בה</text:span><text:span text:style-name="T15"> </text:span><text:span text:style-name="T12">משמרת, דכתיב</text:span><text:span text:style-name="T15"> </text:span><text:span text:style-name="T13">(במדבר</text:span><text:span text:style-name="T16"> </text:span><text:span text:style-name="T13">יח,ח)</text:span><text:span text:style-name="T18"> ואני</text:span><text:span text:style-name="T15"> </text:span><text:span text:style-name="T18">נתתי</text:span><text:span text:style-name="T15"> </text:span><text:span text:style-name="T18">לך</text:span><text:span text:style-name="T15"> </text:span><text:span text:style-name="T18">את</text:span><text:span text:style-name="T15"> </text:span><text:span text:style-name="T18">משמרת</text:span><text:span text:style-name="T15"> </text:span><text:span text:style-name="T18">תרומותי</text:span><text:span text:style-name="T15"> </text:span><text:span text:style-name="T12">- שלא</text:span><text:span text:style-name="T15"> </text:span><text:span text:style-name="T12">יהו</text:span><text:span text:style-name="T15"> </text:span><text:span text:style-name="T12">מטמאים</text:span><text:span text:style-name="T7">)</text:span>; </text:p>
      <text:p text:style-name="P5">רבינא<text:span text:style-name="T1"> </text:span>אמר: <text:span text:style-name="T13">(תהלים</text:span><text:span text:style-name="T16"> </text:span><text:span text:style-name="T13">נ,כג)</text:span><text:span text:style-name="T35"> </text:span><text:span text:style-name="T36">[זבח</text:span><text:span text:style-name="T2"> </text:span><text:span text:style-name="T36">תודה</text:span><text:span text:style-name="T2"> </text:span><text:span text:style-name="T36">יכבדָנני]</text:span><text:span text:style-name="T35"> וְשָׂם</text:span><text:span text:style-name="T1"> </text:span><text:span text:style-name="T35">דֶרֶךְ</text:span><text:span text:style-name="T1"> </text:span><text:span text:style-name="T35">אַרְאֶנּוּ</text:span><text:span text:style-name="T1"> </text:span><text:span text:style-name="T35">בְּיֵשַׁע</text:span><text:span text:style-name="T1"> </text:span><text:span text:style-name="T35">אלהים</text:span>: אמר<text:span text:style-name="T1"> </text:span>רבי<text:span text:style-name="T1"> </text:span>יהושע<text:span text:style-name="T1"> </text:span>בן<text:span text:style-name="T1"> </text:span>לוי: כל<text:span text:style-name="T1"> </text:span>השם<text:span text:style-name="T1"> </text:span>אורחותיו<text:span text:style-name="T1"> </text:span>- זוכה<text:span text:style-name="T1"> </text:span>ורואה<text:span text:style-name="T1"> </text:span>בישועתו<text:span text:style-name="T1"> </text:span>של<text:span text:style-name="T1"> </text:span>הקדוש<text:span text:style-name="T1"> </text:span>ברוך<text:span text:style-name="T1"> </text:span>הוא, שנאמר<text:span text:style-name="T1"> </text:span>'<text:span text:style-name="T35"> וְשָׂם</text:span><text:span text:style-name="T1"> </text:span><text:span text:style-name="T35">דרך</text:span>': אל<text:span text:style-name="T1"> </text:span>תקרי<text:span text:style-name="T1"> </text:span>'<text:span text:style-name="T35"> וְשָׂם</text:span><text:span text:style-name="T1"> </text:span>' אלא<text:span text:style-name="T1"> </text:span>'<text:span text:style-name="T98">וְשָׁם</text:span><text:span text:style-name="T1"> <text:s/></text:span><text:span text:style-name="T35">דֶרֶךְ</text:span><text:span text:style-name="T1"> </text:span><text:span text:style-name="T35">אַרְאֶנּוּ</text:span><text:span text:style-name="T1"> </text:span><text:span text:style-name="T35">בְּיֵשַׁע</text:span><text:span text:style-name="T1"> </text:span><text:span text:style-name="T35">אלהים</text:span>' <text:span text:style-name="T7">(</text:span><text:span text:style-name="T18">ושם</text:span><text:span text:style-name="T15"> </text:span><text:span text:style-name="T18">דרך</text:span><text:span text:style-name="T15"> </text:span><text:span text:style-name="T12">- שעושין</text:span><text:span text:style-name="T15"> </text:span><text:span text:style-name="T12">סימן</text:span><text:span text:style-name="T15"> </text:span><text:span text:style-name="T12">באיזה</text:span><text:span text:style-name="T15"> </text:span><text:span text:style-name="T12">דרך</text:span><text:span text:style-name="T15"> </text:span><text:span text:style-name="T12">ילכו; </text:span><text:span text:style-name="T18">אראנו</text:span><text:span text:style-name="T15"> </text:span><text:span text:style-name="T18">בישע</text:span><text:span text:style-name="T15"> </text:span><text:span text:style-name="T18">אלהים</text:span><text:span text:style-name="T15"> </text:span><text:span text:style-name="T12">- זה</text:span><text:span text:style-name="T15"> </text:span><text:span text:style-name="T12">השם</text:span><text:span text:style-name="T15"> </text:span><text:span text:style-name="T12">אורחותיו: המחשב</text:span><text:span text:style-name="T15"> </text:span><text:span text:style-name="T12">הפסד</text:span><text:span text:style-name="T15"> </text:span><text:span text:style-name="T12">מצוה</text:span><text:span text:style-name="T15"> </text:span><text:span text:style-name="T12">כנגד</text:span><text:span text:style-name="T15"> </text:span><text:span text:style-name="T12">שכרה</text:span><text:span text:style-name="T15"> </text:span><text:span text:style-name="T12">ושכר</text:span><text:span text:style-name="T15"> </text:span><text:span text:style-name="T12">עבירה</text:span><text:span text:style-name="T15"> </text:span><text:span text:style-name="T12">כנגד</text:span><text:span text:style-name="T15"> </text:span><text:span text:style-name="T12">הפסדה; ' ושָׁם</text:span><text:span text:style-name="T15"> </text:span><text:span text:style-name="T12">' - כמו</text:span><text:span text:style-name="T15"> </text:span><text:span text:style-name="T12">שָׁמִין</text:span><text:span text:style-name="T15"> </text:span><text:span text:style-name="T85">[קובעים</text:span><text:span text:style-name="T89"> </text:span><text:span text:style-name="T85">את</text:span><text:span text:style-name="T89"> </text:span><text:span text:style-name="T85">המחיר]</text:span><text:span text:style-name="T7">)</text:span>. </text:p>
      <text:p text:style-name="P5">רבי<text:span text:style-name="T1"> </text:span>ינאי<text:span text:style-name="T1"> </text:span>הוה<text:span text:style-name="T1"> </text:span>ליה<text:span text:style-name="T1"> </text:span>ההוא<text:span text:style-name="T1"> </text:span>תלמידא<text:span text:style-name="T1"> </text:span>דכל<text:span text:style-name="T1"> </text:span>יומא<text:span text:style-name="T1"> </text:span>הוה<text:span text:style-name="T1"> </text:span>מקשי<text:span text:style-name="T1"> </text:span>ליה, בשבתא<text:span text:style-name="T1"> </text:span>דריגלא<text:span text:style-name="T1"> </text:span>לא<text:span text:style-name="T1"> </text:span>הוה<text:span text:style-name="T1"> </text:span>מקשי<text:span text:style-name="T1"> </text:span>ליה<text:span text:style-name="T1"> </text:span><text:span text:style-name="T7">(</text:span><text:span text:style-name="T12">משום</text:span><text:span text:style-name="T15"> </text:span><text:span text:style-name="T12">דאתו</text:span><text:span text:style-name="T15"> </text:span><text:span text:style-name="T12">כולי</text:span><text:span text:style-name="T15"> </text:span><text:span text:style-name="T12">עלמא</text:span><text:span text:style-name="T15"> </text:span><text:span text:style-name="T12">לפירקא, ואי</text:span><text:span text:style-name="T15"> </text:span><text:span text:style-name="T12">מקשי</text:span><text:span text:style-name="T15"> </text:span><text:span text:style-name="T12">ליה</text:span><text:span text:style-name="T15"> </text:span><text:span text:style-name="T12">ולא</text:span><text:span text:style-name="T15"> </text:span><text:span text:style-name="T12">הוה</text:span><text:span text:style-name="T15"> </text:span><text:span text:style-name="T12">מצי</text:span><text:span text:style-name="T15"> </text:span><text:span text:style-name="T12">לפרוקי</text:span><text:span text:style-name="T15"> </text:span><text:span text:style-name="T12">- הוה</text:span><text:span text:style-name="T15"> </text:span><text:span text:style-name="T12">מכסיף</text:span><text:span text:style-name="T7">)</text:span>,</text:p>
      <text:p text:style-name="P5"/>
      <text:p text:style-name="P5">(מועד<text:span text:style-name="T1"> </text:span>קטן<text:span text:style-name="T1"> </text:span>ה,ב)</text:p>
      <text:p text:style-name="P5">קרי<text:span text:style-name="T1"> </text:span>עליה: <text:span text:style-name="T36">[</text:span><text:span text:style-name="T13">תהלים</text:span><text:span text:style-name="T16"> </text:span><text:span text:style-name="T13">נ,כג: </text:span><text:span text:style-name="T36">זבח</text:span><text:span text:style-name="T2"> </text:span><text:span text:style-name="T36">תודה</text:span><text:span text:style-name="T2"> </text:span><text:span text:style-name="T36">יכבדָנני]</text:span><text:span text:style-name="T35"> ושם</text:span><text:span text:style-name="T1"> </text:span><text:span text:style-name="T35">דרך</text:span><text:span text:style-name="T1"> </text:span><text:span text:style-name="T35">אראנו</text:span><text:span text:style-name="T1"> </text:span><text:span text:style-name="T35">בישע</text:span><text:span text:style-name="T1"> </text:span><text:span text:style-name="T35">אלהים</text:span><text:span text:style-name="T1"> </text:span><text:span text:style-name="T7">(</text:span><text:span text:style-name="T12">שמחשב</text:span><text:span text:style-name="T15"> </text:span><text:span text:style-name="T12">בשעות</text:span><text:span text:style-name="T15"> </text:span><text:span text:style-name="T12">אי</text:span><text:span text:style-name="T15"> </text:span><text:span text:style-name="T12">זה</text:span><text:span text:style-name="T15"> </text:span><text:span text:style-name="T12">מהן</text:span><text:span text:style-name="T15"> </text:span><text:span text:style-name="T12">להקשות</text:span><text:span text:style-name="T15"> </text:span><text:span text:style-name="T12">אי</text:span><text:span text:style-name="T15"> </text:span><text:span text:style-name="T12">זה</text:span><text:span text:style-name="T15"> </text:span><text:span text:style-name="T12">מהן</text:span><text:span text:style-name="T15"> </text:span><text:span text:style-name="T12">שלא</text:span><text:span text:style-name="T15"> </text:span><text:span text:style-name="T12">להקשות</text:span><text:span text:style-name="T7">)</text:span> <text:span text:style-name="T84">[ובכך</text:span><text:span text:style-name="T88"> </text:span><text:span text:style-name="T87">יכבדנני</text:span><text:span text:style-name="T88"> – </text:span><text:span text:style-name="T84">יכבד</text:span><text:span text:style-name="T88"> </text:span><text:span text:style-name="T84">את</text:span><text:span text:style-name="T88"> </text:span><text:span text:style-name="T84">רבו]</text:span><text:span text:style-name="T83">.</text:span></text:p>
      <text:p text:style-name="P13"/>
      <text:p text:style-name="P9"><text:span text:style-name="T100">תנו</text:span><text:span text:style-name="T102"> </text:span><text:span text:style-name="T100">רבנן</text:span><text:span text:style-name="T61"> </text:span><text:span text:style-name="T21">[הרישא</text:span><text:span text:style-name="T23"> </text:span><text:span text:style-name="T21">של</text:span><text:span text:style-name="T23"> </text:span><text:span text:style-name="T21">ברייתא</text:span><text:span text:style-name="T23"> </text:span><text:span text:style-name="T21">זו</text:span><text:span text:style-name="T23"> </text:span><text:span text:style-name="T21">כמו</text:span><text:span text:style-name="T23"> </text:span><text:span text:style-name="T21">התוספתא</text:span><text:span text:style-name="T23"> </text:span><text:span text:style-name="T21">שקלים</text:span><text:span text:style-name="T23"> </text:span><text:span text:style-name="T21">פ"א</text:span><text:span text:style-name="T23"> </text:span><text:span text:style-name="T21">סוף</text:span><text:span text:style-name="T23"> </text:span><text:span text:style-name="T21">משנה</text:span><text:span text:style-name="T23"> </text:span><text:span text:style-name="T21">א]</text:span><text:span text:style-name="T100">: '</text:span><text:span text:style-name="T106">אין</text:span><text:span text:style-name="T109"> </text:span><text:span text:style-name="T106">מציינין</text:span><text:span text:style-name="T109"> </text:span><text:span text:style-name="T106">לא</text:span><text:span text:style-name="T109"> </text:span><text:span text:style-name="T106">על</text:span><text:span text:style-name="T109"> </text:span><text:span text:style-name="T106">כזית</text:span><text:span text:style-name="T109"> </text:span><text:span text:style-name="T106">מן</text:span><text:span text:style-name="T109"> </text:span><text:span text:style-name="T106">המת, ולא</text:span><text:span text:style-name="T109"> </text:span><text:span text:style-name="T106">על</text:span><text:span text:style-name="T109"> </text:span><text:span text:style-name="T106">עצם</text:span><text:span text:style-name="T109"> </text:span><text:span text:style-name="T106">כשעורה, ולא</text:span><text:span text:style-name="T109"> </text:span><text:span text:style-name="T106">על</text:span><text:span text:style-name="T109"> </text:span><text:span text:style-name="T106">דבר</text:span><text:span text:style-name="T109"> </text:span><text:span text:style-name="T106">שאינו</text:span><text:span text:style-name="T109"> </text:span><text:span text:style-name="T106">מטמא</text:span><text:span text:style-name="T109"> </text:span><text:span text:style-name="T106">באהל; אבל</text:span><text:span text:style-name="T109"> </text:span><text:span text:style-name="T106">מציינין</text:span><text:span text:style-name="T109"> </text:span><text:span text:style-name="T106">על</text:span><text:span text:style-name="T109"> </text:span><text:span text:style-name="T106">השדרה</text:span><text:span text:style-name="T109"> </text:span><text:span text:style-name="T113">(שאף</text:span><text:span text:style-name="T103"> </text:span><text:span text:style-name="T113">על</text:span><text:span text:style-name="T103"> </text:span><text:span text:style-name="T113">פי</text:span><text:span text:style-name="T103"> </text:span><text:span text:style-name="T113">שאינה</text:span><text:span text:style-name="T103"> </text:span><text:span text:style-name="T113">אלא</text:span><text:span text:style-name="T103"> </text:span><text:span text:style-name="T113">עצם</text:span><text:span text:style-name="T103"> </text:span><text:span text:style-name="T113">אחד</text:span><text:span text:style-name="T103"> </text:span><text:span text:style-name="T113">- מטמא</text:span><text:span text:style-name="T103"> </text:span><text:span text:style-name="T113">טומאה</text:span><text:span text:style-name="T103"> </text:span><text:span text:style-name="T113">באהל)</text:span><text:span text:style-name="T106"> ועל</text:span><text:span text:style-name="T109"> </text:span><text:span text:style-name="T106">הגולגולת, על</text:span><text:span text:style-name="T109"> </text:span><text:span text:style-name="T106">רוב</text:span><text:span text:style-name="T109"> </text:span><text:span text:style-name="T106">בנין</text:span><text:span text:style-name="T109"> </text:span><text:span text:style-name="T113">(</text:span><text:span text:style-name="T22">כגון</text:span><text:span text:style-name="T24"> </text:span><text:span text:style-name="T22">עצמות</text:span><text:span text:style-name="T24"> </text:span><text:span text:style-name="T22">גדולות</text:span><text:span text:style-name="T24"> </text:span><text:span text:style-name="T22">כגון</text:span><text:span text:style-name="T24"> </text:span><text:span text:style-name="T22">קוליות, אף</text:span><text:span text:style-name="T24"> </text:span><text:span text:style-name="T22">על</text:span><text:span text:style-name="T24"> </text:span><text:span text:style-name="T22">פי</text:span><text:span text:style-name="T24"> </text:span><text:span text:style-name="T22">שאין</text:span><text:span text:style-name="T24"> </text:span><text:span text:style-name="T22">בו</text:span><text:span text:style-name="T24"> </text:span><text:span text:style-name="T22">רוב</text:span><text:span text:style-name="T24"> </text:span><text:span text:style-name="T22">מנינו</text:span><text:span text:style-name="T113">)</text:span><text:span text:style-name="T106"> ועל</text:span><text:span text:style-name="T109"> </text:span><text:span text:style-name="T106">רוב</text:span><text:span text:style-name="T109"> </text:span><text:span text:style-name="T106">מנין</text:span><text:span text:style-name="T109"> </text:span><text:span text:style-name="T106">המת</text:span><text:span text:style-name="T109"> </text:span><text:span text:style-name="T113">(רוב</text:span><text:span text:style-name="T103"> </text:span><text:span text:style-name="T113">העצמות</text:span><text:span text:style-name="T103"> </text:span><text:span text:style-name="T113">- ואף</text:span><text:span text:style-name="T103"> </text:span><text:span text:style-name="T113">על</text:span><text:span text:style-name="T103"> </text:span><text:span text:style-name="T113">פי</text:span><text:span text:style-name="T103"> </text:span><text:span text:style-name="T113">שאין</text:span><text:span text:style-name="T103"> </text:span><text:span text:style-name="T113">בו</text:span><text:span text:style-name="T103"> </text:span><text:span text:style-name="T113">רוב</text:span><text:span text:style-name="T103"> </text:span><text:span text:style-name="T113">בנינו)</text:span><text:span text:style-name="T106">; </text:span></text:p>
      <text:p text:style-name="P23"><text:span text:style-name="T46">ואין</text:span><text:span text:style-name="T54"> </text:span><text:span text:style-name="T46">מציינין</text:span><text:span text:style-name="T54"> </text:span><text:span text:style-name="T46">על</text:span><text:span text:style-name="T54"> </text:span><text:span text:style-name="T46">הוודאות</text:span><text:span text:style-name="T54"> </text:span><text:span text:style-name="T7">(הואיל</text:span><text:span text:style-name="T122"> </text:span><text:span text:style-name="T7">דברור</text:span><text:span text:style-name="T122"> </text:span><text:span text:style-name="T7">לכולי</text:span><text:span text:style-name="T122"> </text:span><text:span text:style-name="T7">עלמא</text:span><text:span text:style-name="T122"> </text:span><text:span text:style-name="T7">דאית</text:span><text:span text:style-name="T122"> </text:span><text:span text:style-name="T7">ביה</text:span><text:span text:style-name="T122"> </text:span><text:span text:style-name="T7">טומאה</text:span><text:span text:style-name="T122"> </text:span><text:span text:style-name="T7">ודאית</text:span><text:span text:style-name="T122"> </text:span><text:span text:style-name="T7">- לא</text:span><text:span text:style-name="T122"> </text:span><text:span text:style-name="T7">מטלטלי</text:span><text:span text:style-name="T122"> </text:span><text:span text:style-name="T7">באותו</text:span><text:span text:style-name="T122"> </text:span><text:span text:style-name="T7">מקום</text:span><text:span text:style-name="T122"> </text:span><text:span text:style-name="T7">טהרות)</text:span><text:span text:style-name="T46"> אבל</text:span><text:span text:style-name="T54"> </text:span><text:span text:style-name="T46">מציינין</text:span><text:span text:style-name="T54"> </text:span><text:span text:style-name="T46">על</text:span><text:span text:style-name="T54"> </text:span><text:span text:style-name="T46">הספיקות</text:span><text:span text:style-name="T54"> </text:span><text:span text:style-name="T7">(שיש</text:span><text:span text:style-name="T122"> </text:span><text:span text:style-name="T7">עליהן</text:span><text:span text:style-name="T122"> </text:span><text:span text:style-name="T7">אהל)</text:span><text:span text:style-name="T46">; </text:span></text:p>
      <text:p text:style-name="P9"><text:span text:style-name="T106">ואלו</text:span><text:span text:style-name="T109"> </text:span><text:span text:style-name="T106">הן</text:span><text:span text:style-name="T109"> </text:span><text:span text:style-name="T106">הספיקות: סככות</text:span><text:span text:style-name="T109"> </text:span><text:span text:style-name="T106">ופרעות</text:span><text:span text:style-name="T109"> </text:span><text:span text:style-name="T113">(הסמוכות</text:span><text:span text:style-name="T103"> </text:span><text:span text:style-name="T113">לרשות</text:span><text:span text:style-name="T103"> </text:span><text:span text:style-name="T113">הרבים</text:span><text:span text:style-name="T103"> </text:span><text:span text:style-name="T113">הסמוך</text:span><text:span text:style-name="T103"> </text:span><text:span text:style-name="T113">לבית</text:span><text:span text:style-name="T103"> </text:span><text:span text:style-name="T113">הקברות, דמספקא</text:span><text:span text:style-name="T103"> </text:span><text:span text:style-name="T113">לן</text:span><text:span text:style-name="T103"> </text:span><text:span text:style-name="T113">בהו</text:span><text:span text:style-name="T103"> </text:span><text:span text:style-name="T113">טומאה, דכיון</text:span><text:span text:style-name="T103"> </text:span><text:span text:style-name="T113">דיש</text:span><text:span text:style-name="T103"> </text:span><text:span text:style-name="T113">עליהן</text:span><text:span text:style-name="T103"> </text:span><text:span text:style-name="T113">אהל</text:span><text:span text:style-name="T103"> </text:span><text:span text:style-name="T113">- רגילים</text:span><text:span text:style-name="T103"> </text:span><text:span text:style-name="T113">לקבור</text:span><text:span text:style-name="T103"> </text:span><text:span text:style-name="T113">שם</text:span><text:span text:style-name="T103"> </text:span><text:span text:style-name="T113">במקום</text:span><text:span text:style-name="T103"> </text:span><text:span text:style-name="T113">צנוע)</text:span><text:span text:style-name="T106"> ובית</text:span><text:span text:style-name="T109"> </text:span><text:span text:style-name="T106">הפרס.</text:span><text:span text:style-name="T100"> </text:span><text:span text:style-name="T113">(</text:span><text:span text:style-name="T22">'סככות' ו'פרעות' ו'בית</text:span><text:span text:style-name="T24"> </text:span><text:span text:style-name="T22">הפרס' מפרש</text:span><text:span text:style-name="T24"> </text:span><text:span text:style-name="T22">לקמן.</text:span><text:span text:style-name="T113">)</text:span><text:span text:style-name="T100"> </text:span></text:p>
      <text:p text:style-name="P9"><text:soft-page-break/><text:span text:style-name="T106">ואין</text:span><text:span text:style-name="T109"> </text:span><text:span text:style-name="T106">מעמידין</text:span><text:span text:style-name="T109"> </text:span><text:span text:style-name="T106">ציון</text:span><text:span text:style-name="T109"> </text:span><text:span text:style-name="T106">במקום</text:span><text:span text:style-name="T109"> </text:span><text:span text:style-name="T106">טומאה</text:span><text:span text:style-name="T109"> </text:span><text:span text:style-name="T106">שלא</text:span><text:span text:style-name="T109"> </text:span><text:span text:style-name="T106">להפסיד</text:span><text:span text:style-name="T109"> </text:span><text:span text:style-name="T106">את</text:span><text:span text:style-name="T109"> </text:span><text:span text:style-name="T106">הטהרות</text:span><text:span text:style-name="T109"> </text:span><text:span text:style-name="T113">(שאם</text:span><text:span text:style-name="T103"> </text:span><text:span text:style-name="T113">הטומאה</text:span><text:span text:style-name="T103"> </text:span><text:span text:style-name="T113">ממש</text:span><text:span text:style-name="T103"> </text:span><text:span text:style-name="T113">תחת</text:span><text:span text:style-name="T103"> </text:span><text:span text:style-name="T113">הציון</text:span><text:span text:style-name="T103"> </text:span><text:span text:style-name="T113">- אינו</text:span><text:span text:style-name="T103"> </text:span><text:span text:style-name="T113">מרגיש</text:span><text:span text:style-name="T103"> </text:span><text:span text:style-name="T113">עד</text:span><text:span text:style-name="T103"> </text:span><text:span text:style-name="T113">שבא</text:span><text:span text:style-name="T103"> </text:span><text:span text:style-name="T113">על</text:span><text:span text:style-name="T103"> </text:span><text:span text:style-name="T113">הציון</text:span><text:span text:style-name="T103"> </text:span><text:span text:style-name="T113">פתאום, ויטמאו</text:span><text:span text:style-name="T103"> </text:span><text:span text:style-name="T113">הטהרות: שהרי</text:span><text:span text:style-name="T103"> </text:span><text:span text:style-name="T113">הטומאה</text:span><text:span text:style-name="T103"> </text:span><text:span text:style-name="T113">תחת</text:span><text:span text:style-name="T103"> </text:span><text:span text:style-name="T113">הציון! אלא</text:span><text:span text:style-name="T103"> </text:span><text:span text:style-name="T113">עושין</text:span><text:span text:style-name="T103"> </text:span><text:span text:style-name="T113">הציון</text:span><text:span text:style-name="T103"> </text:span><text:span text:style-name="T113">סמוך</text:span><text:span text:style-name="T103"> </text:span><text:span text:style-name="T113">לטומאה</text:span><text:span text:style-name="T103"> </text:span><text:span text:style-name="T113">ברחוק</text:span><text:span text:style-name="T103"> </text:span><text:span text:style-name="T113">כל</text:span><text:span text:style-name="T103"> </text:span><text:span text:style-name="T113">שהוא, וכשבא</text:span><text:span text:style-name="T103"> </text:span><text:span text:style-name="T113">על</text:span><text:span text:style-name="T103"> </text:span><text:span text:style-name="T113">הציון</text:span><text:span text:style-name="T103"> </text:span><text:span text:style-name="T113">- מרגיש</text:span><text:span text:style-name="T103"> </text:span><text:span text:style-name="T113">מן</text:span><text:span text:style-name="T103"> </text:span><text:span text:style-name="T113">הטומאה</text:span><text:span text:style-name="T103"> </text:span><text:span text:style-name="T113">ואינו</text:span><text:span text:style-name="T103"> </text:span><text:span text:style-name="T113">הולך</text:span><text:span text:style-name="T103"> </text:span><text:span text:style-name="T113">עליה)</text:span><text:span text:style-name="T106"> ואין</text:span><text:span text:style-name="T109"> </text:span><text:span text:style-name="T106">מרחיקין</text:span><text:span text:style-name="T109"> </text:span><text:span text:style-name="T106">ציון</text:span><text:span text:style-name="T109"> </text:span><text:span text:style-name="T106">ממקום</text:span><text:span text:style-name="T109"> </text:span><text:span text:style-name="T106">טומאה</text:span><text:span text:style-name="T109"> </text:span><text:span text:style-name="T113">(יותר</text:span><text:span text:style-name="T103"> </text:span><text:span text:style-name="T113">מכל</text:span><text:span text:style-name="T103"> </text:span><text:span text:style-name="T113">שהוא, שכשרואה</text:span><text:span text:style-name="T103"> </text:span><text:span text:style-name="T113">הסימן</text:span><text:span text:style-name="T103"> </text:span><text:span text:style-name="T113">- מיד</text:span><text:span text:style-name="T103"> </text:span><text:span text:style-name="T113">פורש)</text:span><text:span text:style-name="T106"> שלא</text:span><text:span text:style-name="T109"> </text:span><text:span text:style-name="T106">להפסיד</text:span><text:span text:style-name="T109"> </text:span><text:span text:style-name="T106">את</text:span><text:span text:style-name="T109"> </text:span><text:span text:style-name="T106">ארץ</text:span><text:span text:style-name="T109"> </text:span><text:span text:style-name="T106">ישראל</text:span><text:span text:style-name="T109"> </text:span><text:span text:style-name="T113">(</text:span><text:span text:style-name="T85">[אם</text:span><text:span text:style-name="T89"> </text:span><text:span text:style-name="T85">הרחיק</text:span><text:span text:style-name="T89"> </text:span><text:span text:style-name="T85">את</text:span><text:span text:style-name="T89"> </text:span><text:span text:style-name="T85">הציון]</text:span><text:span text:style-name="T113"> ונמצא</text:span><text:span text:style-name="T103"> </text:span><text:span text:style-name="T113">ארץ</text:span><text:span text:style-name="T103"> </text:span><text:span text:style-name="T113">ישראל</text:span><text:span text:style-name="T103"> </text:span><text:span text:style-name="T113">בטומאה</text:span><text:span text:style-name="T103"> </text:span><text:span text:style-name="T113">שלא</text:span><text:span text:style-name="T103"> </text:span><text:span text:style-name="T113">לצורך)</text:span><text:span text:style-name="T100">.</text:span></text:p>
      <text:p text:style-name="P32"><text:span text:style-name="T100">וכזית</text:span><text:span text:style-name="T102"> </text:span><text:span text:style-name="T100">מן</text:span><text:span text:style-name="T102"> </text:span><text:span text:style-name="T100">המת</text:span><text:span text:style-name="T102"> </text:span><text:span text:style-name="T100">אינו</text:span><text:span text:style-name="T102"> </text:span><text:span text:style-name="T100">מטמא</text:span><text:span text:style-name="T102"> </text:span><text:span text:style-name="T100">באהל</text:span><text:span text:style-name="T102"> </text:span><text:span text:style-name="T113">(דקתני</text:span><text:span text:style-name="T103"> </text:span><text:span text:style-name="T113">'</text:span><text:span text:style-name="T108">אין</text:span><text:span text:style-name="T110"> </text:span><text:span text:style-name="T108">מציינין</text:span><text:span text:style-name="T110"> </text:span><text:span text:style-name="T108">על</text:span><text:span text:style-name="T110"> </text:span><text:span text:style-name="T111">כזית</text:span><text:span text:style-name="T112"> </text:span><text:span text:style-name="T111">מן</text:span><text:span text:style-name="T112"> </text:span><text:span text:style-name="T111">המת</text:span><text:span text:style-name="T112"> </text:span><text:span text:style-name="T111">ולא</text:span><text:span text:style-name="T112"> </text:span><text:span text:style-name="T111">על</text:span><text:span text:style-name="T112"> </text:span><text:span text:style-name="T111">כל</text:span><text:span text:style-name="T112"> </text:span><text:span text:style-name="T111">דבר</text:span><text:span text:style-name="T112"> </text:span><text:span text:style-name="T111">שאינו</text:span><text:span text:style-name="T112"> </text:span><text:span text:style-name="T111">מטמא</text:span><text:span text:style-name="T112"> </text:span><text:span text:style-name="T111">באהל</text:span><text:span text:style-name="T113">')</text:span><text:span text:style-name="T100">? </text:span><text:span text:style-name="T60">תנן</text:span><text:span text:style-name="T61"> </text:span><text:span text:style-name="T21">[אהלות</text:span><text:span text:style-name="T23"> </text:span><text:span text:style-name="T21">פ"ב</text:span><text:span text:style-name="T23"> </text:span><text:span text:style-name="T21">מ"א]</text:span><text:span text:style-name="T60">: '</text:span><text:span text:style-name="T56">אלו</text:span><text:span text:style-name="T57"> </text:span><text:span text:style-name="T56">שמטמאין</text:span><text:span text:style-name="T57"> </text:span><text:span text:style-name="T56">באהל</text:span><text:span text:style-name="T57"> </text:span><text:span text:style-name="T62">[המת]</text:span><text:span text:style-name="T56"> כזית</text:span><text:span text:style-name="T57"> </text:span><text:span text:style-name="T56">מן</text:span><text:span text:style-name="T57"> </text:span><text:span text:style-name="T56">המת</text:span><text:span text:style-name="T60">'!?</text:span><text:span text:style-name="T22"> </text:span></text:p>
      <text:p text:style-name="P32"><text:span text:style-name="T100">אמר</text:span><text:span text:style-name="T102"> </text:span><text:span text:style-name="T100">רב</text:span><text:span text:style-name="T102"> </text:span><text:span text:style-name="T100">פפא: </text:span><text:span text:style-name="T113">(לעולם</text:span><text:span text:style-name="T103"> </text:span><text:span text:style-name="T113">כזית</text:span><text:span text:style-name="T103"> </text:span><text:span text:style-name="T113">מטמא</text:span><text:span text:style-name="T103"> </text:span><text:span text:style-name="T113">באהל)</text:span><text:span text:style-name="T100"> הכא</text:span><text:span text:style-name="T102"> </text:span><text:span text:style-name="T113">(והא</text:span><text:span text:style-name="T103"> </text:span><text:span text:style-name="T113">דקתני</text:span><text:span text:style-name="T103"> </text:span><text:span text:style-name="T113">'</text:span><text:span text:style-name="T108">אין</text:span><text:span text:style-name="T110"> </text:span><text:span text:style-name="T108">מציינין</text:span><text:span text:style-name="T113">')</text:span><text:span text:style-name="T100"> בכזית</text:span><text:span text:style-name="T102"> </text:span><text:span text:style-name="T100">מצומצם</text:span><text:span text:style-name="T102"> </text:span><text:span text:style-name="T100">עסקינן, דסוף</text:span><text:span text:style-name="T102"> </text:span><text:span text:style-name="T100">סוף</text:span><text:span text:style-name="T102"> </text:span><text:span text:style-name="T100">מיחסר</text:span><text:span text:style-name="T102"> </text:span><text:span text:style-name="T100">חסר</text:span><text:span text:style-name="T102"> </text:span><text:span text:style-name="T113">(דמחסר</text:span><text:span text:style-name="T103"> </text:span><text:span text:style-name="T113">חסר</text:span><text:span text:style-name="T103"> </text:span><text:span text:style-name="T113">בקרקע</text:span><text:span text:style-name="T103"> </text:span><text:span text:style-name="T114">[מצטמק</text:span><text:span text:style-name="T104"> </text:span><text:span text:style-name="T114">או</text:span><text:span text:style-name="T104"> </text:span><text:span text:style-name="T114">נאכל</text:span><text:span text:style-name="T104"> </text:span><text:span text:style-name="T114">[חלק</text:span><text:span text:style-name="T104"> </text:span><text:span text:style-name="T114">ממנו] על</text:span><text:span text:style-name="T104"> </text:span><text:span text:style-name="T114">ידי</text:span><text:span text:style-name="T104"> </text:span><text:span text:style-name="T114">חרקים</text:span><text:span text:style-name="T104"> </text:span><text:span text:style-name="T114">או</text:span><text:span text:style-name="T104"> </text:span><text:span text:style-name="T114">בעלי</text:span><text:span text:style-name="T104"> </text:span><text:span text:style-name="T114">חיים]</text:span><text:span text:style-name="T113"> , ולהכי</text:span><text:span text:style-name="T103"> </text:span><text:span text:style-name="T113">אין</text:span><text:span text:style-name="T103"> </text:span><text:span text:style-name="T113">מציינין)</text:span><text:span text:style-name="T100">: מוטב</text:span><text:span text:style-name="T102"> </text:span><text:span text:style-name="T100">ישרפו</text:span><text:span text:style-name="T102"> </text:span><text:span text:style-name="T100">עליו</text:span><text:span text:style-name="T102"> </text:span><text:span text:style-name="T100">תרומה</text:span><text:span text:style-name="T102"> </text:span><text:span text:style-name="T100">וקדשים</text:span><text:span text:style-name="T102"> </text:span><text:span text:style-name="T100">לפי</text:span><text:span text:style-name="T102"> </text:span><text:span text:style-name="T100">שעה</text:span><text:span text:style-name="T102"> </text:span><text:span text:style-name="T113">(דכל</text:span><text:span text:style-name="T103"> </text:span><text:span text:style-name="T113">העובר</text:span><text:span text:style-name="T103"> </text:span><text:span text:style-name="T113">על</text:span><text:span text:style-name="T103"> </text:span><text:span text:style-name="T113">אותו</text:span><text:span text:style-name="T103"> </text:span><text:span text:style-name="T113">כזית</text:span><text:span text:style-name="T103"> </text:span><text:span text:style-name="T113">כשנקבר</text:span><text:span text:style-name="T103"> </text:span><text:span text:style-name="T113">מחדש</text:span><text:span text:style-name="T103"> </text:span><text:span text:style-name="T113">- שורפין</text:span><text:span text:style-name="T103"> </text:span><text:span text:style-name="T113">טהרותיו</text:span><text:span text:style-name="T103"> </text:span><text:span text:style-name="T113">דעדיין</text:span><text:span text:style-name="T103"> </text:span><text:span text:style-name="T113">לא</text:span><text:span text:style-name="T103"> </text:span><text:span text:style-name="T113">חסר)</text:span><text:span text:style-name="T100"> ואל</text:span><text:span text:style-name="T102"> </text:span><text:span text:style-name="T100">ישרפו</text:span><text:span text:style-name="T102"> </text:span><text:span text:style-name="T100">עליו</text:span><text:span text:style-name="T102"> </text:span><text:span text:style-name="T100">לעולם</text:span><text:span text:style-name="T102"> </text:span><text:span text:style-name="T113">(שאם</text:span><text:span text:style-name="T103"> </text:span><text:span text:style-name="T113">מציינין</text:span><text:span text:style-name="T103"> </text:span><text:span text:style-name="T113">אותו</text:span><text:span text:style-name="T103"> </text:span><text:span text:style-name="T113">- שורפין</text:span><text:span text:style-name="T103"> </text:span><text:span text:style-name="T113">עליו</text:span><text:span text:style-name="T103"> </text:span><text:span text:style-name="T113">כל</text:span><text:span text:style-name="T103"> </text:span><text:span text:style-name="T113">תרומה</text:span><text:span text:style-name="T103"> </text:span><text:span text:style-name="T113">שעוברין</text:span><text:span text:style-name="T103"> </text:span><text:span text:style-name="T113">על</text:span><text:span text:style-name="T103"> </text:span><text:span text:style-name="T113">אותו</text:span><text:span text:style-name="T103"> </text:span><text:span text:style-name="T113">ציון</text:span><text:span text:style-name="T103"> </text:span><text:span text:style-name="T113">לעולם, שלא</text:span><text:span text:style-name="T103"> </text:span><text:span text:style-name="T113">לצורך: שהרי</text:span><text:span text:style-name="T103"> </text:span><text:span text:style-name="T113">חסר! </text:span><text:span text:style-name="T85">[ועוד:]</text:span><text:span text:style-name="T113"> וזימנין</text:span><text:span text:style-name="T103"> </text:span><text:span text:style-name="T113">דלא</text:span><text:span text:style-name="T103"> </text:span><text:span text:style-name="T113">חזי</text:span><text:span text:style-name="T103"> </text:span><text:span text:style-name="T113">ליה, כגון</text:span><text:span text:style-name="T103"> </text:span><text:span text:style-name="T113">בלילה, וכי</text:span><text:span text:style-name="T103"> </text:span><text:span text:style-name="T113">הדר</text:span><text:span text:style-name="T103"> </text:span><text:span text:style-name="T113">חזי</text:span><text:span text:style-name="T103"> </text:span><text:span text:style-name="T113">ליה</text:span><text:span text:style-name="T103"> </text:span><text:span text:style-name="T113">ואמר</text:span><text:span text:style-name="T103"> </text:span><text:span text:style-name="T113">"נטמאת</text:span><text:span text:style-name="T103"> </text:span><text:span text:style-name="T113">תרומתי" ושרף</text:span><text:span text:style-name="T103"> </text:span><text:span text:style-name="T113">לה, והיא</text:span><text:span text:style-name="T103"> </text:span><text:span text:style-name="T113">לא</text:span><text:span text:style-name="T103"> </text:span><text:span text:style-name="T113">נטמאת, דההיא</text:span><text:span text:style-name="T103"> </text:span><text:span text:style-name="T113">כזית</text:span><text:span text:style-name="T103"> </text:span><text:span text:style-name="T113">כבר</text:span><text:span text:style-name="T103"> </text:span><text:span text:style-name="T113">חסר! וכשאין</text:span><text:span text:style-name="T103"> </text:span><text:span text:style-name="T113">מציינין</text:span><text:span text:style-name="T103"> </text:span><text:span text:style-name="T113">אותו</text:span><text:span text:style-name="T103"> </text:span><text:span text:style-name="T113">- אין</text:span><text:span text:style-name="T103"> </text:span><text:span text:style-name="T113">שורפין</text:span><text:span text:style-name="T103"> </text:span><text:span text:style-name="T113">עליו</text:span><text:span text:style-name="T103"> </text:span><text:span text:style-name="T113">אלא</text:span><text:span text:style-name="T103"> </text:span><text:span text:style-name="T113">מחדש, שלא</text:span><text:span text:style-name="T103"> </text:span><text:span text:style-name="T113">חסר)</text:span><text:span text:style-name="T100">.</text:span></text:p>
      <text:p text:style-name="P24">'<text:span text:style-name="T59">ואלו</text:span><text:span text:style-name="T125"> </text:span><text:span text:style-name="T59">הן</text:span><text:span text:style-name="T125"> </text:span><text:span text:style-name="T59">הספיקות: סככות</text:span><text:span text:style-name="T125"> </text:span><text:span text:style-name="T59">ופרעות'</text:span>;</text:p>
      <text:p text:style-name="P9"><text:span text:style-name="T100">סככות</text:span><text:span text:style-name="T102"> </text:span><text:span text:style-name="T100">= אילן</text:span><text:span text:style-name="T102"> </text:span><text:span text:style-name="T100">המיסך</text:span><text:span text:style-name="T102"> </text:span><text:span text:style-name="T100">על</text:span><text:span text:style-name="T102"> </text:span><text:span text:style-name="T100">הארץ</text:span><text:span text:style-name="T102"> </text:span><text:span text:style-name="T113">(וטומאה</text:span><text:span text:style-name="T103"> </text:span><text:span text:style-name="T113">תחת</text:span><text:span text:style-name="T103"> </text:span><text:span text:style-name="T113">נוף</text:span><text:span text:style-name="T103"> </text:span><text:span text:style-name="T113">אחד, ואינו</text:span><text:span text:style-name="T103"> </text:span><text:span text:style-name="T113">יודע</text:span><text:span text:style-name="T103"> </text:span><text:span text:style-name="T113">תחת</text:span><text:span text:style-name="T103"> </text:span><text:span text:style-name="T113">איזה</text:span><text:span text:style-name="T103"> </text:span><text:span text:style-name="T113">נוף</text:span><text:span text:style-name="T103"> </text:span><text:span text:style-name="T113">- עושה</text:span><text:span text:style-name="T103"> </text:span><text:span text:style-name="T113">ציון)</text:span><text:span text:style-name="T100">; פרעות</text:span><text:span text:style-name="T102"> </text:span><text:span text:style-name="T100">= אבנים</text:span><text:span text:style-name="T102"> </text:span><text:span text:style-name="T100">פרועות</text:span><text:span text:style-name="T102"> </text:span><text:span text:style-name="T100">היוצאות</text:span><text:span text:style-name="T102"> </text:span><text:span text:style-name="T100">מן</text:span><text:span text:style-name="T102"> </text:span><text:span text:style-name="T100">הגדר; בית</text:span><text:span text:style-name="T102"> </text:span><text:span text:style-name="T100">הפרס</text:span><text:span text:style-name="T102"> – </text:span><text:span text:style-name="T100">כדתנן</text:span><text:span text:style-name="T102"> </text:span><text:span text:style-name="T13">[אהלות</text:span><text:span text:style-name="T16"> </text:span><text:span text:style-name="T13">פ"יז</text:span><text:span text:style-name="T16"> </text:span><text:span text:style-name="T13">מ"א]</text:span><text:span text:style-name="T100">: '</text:span><text:span text:style-name="T106">החורש</text:span><text:span text:style-name="T109"> </text:span><text:span text:style-name="T106">את</text:span><text:span text:style-name="T109"> </text:span><text:span text:style-name="T106">הקבר</text:span><text:span text:style-name="T109"> </text:span><text:span text:style-name="T106">הרי</text:span><text:span text:style-name="T109"> </text:span><text:span text:style-name="T106">הוא</text:span><text:span text:style-name="T109"> </text:span><text:span text:style-name="T106">עושה</text:span><text:span text:style-name="T109"> </text:span><text:span text:style-name="T106">בית</text:span><text:span text:style-name="T109"> </text:span><text:span text:style-name="T106">הפרס, וכמה</text:span><text:span text:style-name="T109"> </text:span><text:span text:style-name="T106">הוא</text:span><text:span text:style-name="T109"> </text:span><text:span text:style-name="T106">עושה? </text:span><text:span text:style-name="T107">[עד]</text:span><text:span text:style-name="T106"> מלא</text:span><text:span text:style-name="T109"> </text:span><text:span text:style-name="T106">מענה</text:span><text:span text:style-name="T109"> </text:span><text:span text:style-name="T113">(חצי</text:span><text:span text:style-name="T103"> </text:span><text:span text:style-name="T113">מענה</text:span><text:span text:style-name="T103"> </text:span><text:span text:style-name="T113">= תלם</text:span><text:span text:style-name="T103"> </text:span><text:span text:style-name="T113">אחד</text:span><text:span text:style-name="T103"> </text:span><text:span text:style-name="T113">של</text:span><text:span text:style-name="T103"> </text:span><text:span text:style-name="T113">מאה</text:span><text:span text:style-name="T103"> </text:span><text:span text:style-name="T113">אמה)</text:span><text:span text:style-name="T100"> </text:span><text:span text:style-name="T106">מאה</text:span><text:span text:style-name="T109"> </text:span><text:span text:style-name="T106">אמה</text:span><text:span text:style-name="Footnote_20_Symbol"><text:span text:style-name="T109"><text:note text:id="ftn1" text:note-class="footnote"><text:note-citation>1</text:note-citation><text:note-body><text:p text:style-name="P43"><text:span text:style-name="T1"><text:s/></text:span><text:span text:style-name="T9">בשולי</text:span><text:span text:style-name="T2"> </text:span><text:span text:style-name="T9">הש"ס</text:span><text:span text:style-name="T2"> </text:span><text:span text:style-name="T9">יש</text:span><text:span text:style-name="T2"> </text:span><text:span text:style-name="T9">הערה: נ"ל</text:span><text:span text:style-name="T2"> </text:span><text:span text:style-name="T9">שצ"ל</text:span><text:span text:style-name="T2"> </text:span><text:span text:style-name="T9">"מלא" [מענה]; אך</text:span><text:span text:style-name="T2"> </text:span><text:span text:style-name="T9">במשנה, מסכת</text:span><text:span text:style-name="T2"> </text:span><text:span text:style-name="T9">אהלות</text:span><text:span text:style-name="T2"> </text:span><text:span text:style-name="T9">פרק</text:span><text:span text:style-name="T2"> </text:span><text:span text:style-name="T9">יז</text:span><text:span text:style-name="T2"> </text:span><text:span text:style-name="T9">משנה</text:span><text:span text:style-name="T2"> </text:span><text:span text:style-name="T9">ב: היה</text:span><text:span text:style-name="T2"> </text:span><text:span text:style-name="T9">חורש</text:span><text:span text:style-name="T2"> </text:span><text:span text:style-name="T9">והטיח</text:span><text:span text:style-name="T2"> </text:span><text:span text:style-name="T9">בסלע</text:span><text:span text:style-name="T2"> </text:span><text:span text:style-name="T9">או</text:span><text:span text:style-name="T2"> </text:span><text:span text:style-name="T9">בגדר</text:span><text:span text:style-name="T2"> </text:span><text:span text:style-name="T9">או</text:span><text:span text:style-name="T2"> </text:span><text:span text:style-name="T9">שנער</text:span><text:span text:style-name="T2"> </text:span><text:span text:style-name="T9">המחרשה, עד</text:span><text:span text:style-name="T2"> </text:span><text:span text:style-name="T9">שם</text:span><text:span text:style-name="T2"> </text:span><text:span text:style-name="T9">הוא</text:span><text:span text:style-name="T2"> </text:span><text:span text:style-name="T9">עושה</text:span><text:span text:style-name="T2"> </text:span><text:span text:style-name="T9">בית</text:span><text:span text:style-name="T2"> </text:span><text:span text:style-name="T9">הפרס. רבי</text:span><text:span text:style-name="T2"> </text:span><text:span text:style-name="T9">אליעזר</text:span><text:span text:style-name="T2"> </text:span><text:span text:style-name="T9">אומר: בית</text:span><text:span text:style-name="T2"> </text:span><text:span text:style-name="T9">פרס</text:span><text:span text:style-name="T2"> </text:span><text:span text:style-name="T9">עושה</text:span><text:span text:style-name="T2"> </text:span><text:span text:style-name="T9">בית</text:span><text:span text:style-name="T2"> </text:span><text:span text:style-name="T9">פרס. רבי</text:span><text:span text:style-name="T2"> </text:span><text:span text:style-name="T9">יהושע</text:span><text:span text:style-name="T2"> </text:span><text:span text:style-name="T9">אומר: פעמים</text:span><text:span text:style-name="T2"> </text:span><text:span text:style-name="T9">עושה, פעמים</text:span><text:span text:style-name="T2"> </text:span><text:span text:style-name="T9">אינו</text:span><text:span text:style-name="T2"> </text:span><text:span text:style-name="T9">עושה, כיצד? - </text:span><text:span text:style-name="T72">חרש</text:span><text:span text:style-name="T73"> </text:span><text:span text:style-name="T72">חצי</text:span><text:span text:style-name="T73"> </text:span><text:span text:style-name="T72">מענה</text:span><text:span text:style-name="T9">, וחזר</text:span><text:span text:style-name="T2"> </text:span><text:span text:style-name="T9">וחרש</text:span><text:span text:style-name="T2"> </text:span><text:span text:style-name="T9">חציה, וכן</text:span><text:span text:style-name="T2"> </text:span><text:span text:style-name="T9">הצדדין, הרי</text:span><text:span text:style-name="T2"> </text:span><text:span text:style-name="T9">זה</text:span><text:span text:style-name="T2"> </text:span><text:span text:style-name="T9">עושה</text:span><text:span text:style-name="T2"> </text:span><text:span text:style-name="T9">בית</text:span><text:span text:style-name="T2"> </text:span><text:span text:style-name="T9">פרס. חרש</text:span><text:span text:style-name="T2"> </text:span><text:span text:style-name="T9">מלא</text:span><text:span text:style-name="T2"> </text:span><text:span text:style-name="T9">מענה, חזר</text:span><text:span text:style-name="T2"> </text:span><text:span text:style-name="T9">וחרש</text:span><text:span text:style-name="T2"> </text:span><text:span text:style-name="T9">ממנה</text:span><text:span text:style-name="T2"> </text:span><text:span text:style-name="T9">ולחוץ, אינו</text:span><text:span text:style-name="T2"> </text:span><text:span text:style-name="T9">עושה</text:span><text:span text:style-name="T2"> </text:span><text:span text:style-name="T9">בית</text:span><text:span text:style-name="T2"> </text:span><text:span text:style-name="T9">פרס.</text:span></text:p></text:note-body></text:note></text:span></text:span><text:span text:style-name="T100">.</text:span></text:p>
      <text:p text:style-name="P12"/>
      <text:p text:style-name="P9"><text:span text:style-name="T100">ובית</text:span><text:span text:style-name="T102"> </text:span><text:span text:style-name="T100">הפרס, מי</text:span><text:span text:style-name="T102"> </text:span><text:span text:style-name="T100">מטמא</text:span><text:span text:style-name="T102"> </text:span><text:span text:style-name="T100">באהל? והאמר</text:span><text:span text:style-name="T102"> </text:span><text:span text:style-name="T100">רב</text:span><text:span text:style-name="T102"> </text:span><text:span text:style-name="T100">יהודה</text:span><text:span text:style-name="T102"> </text:span><text:span text:style-name="T100">אמר</text:span><text:span text:style-name="T102"> </text:span><text:span text:style-name="T100">שמואל: 'מנפח</text:span><text:span text:style-name="T102"> </text:span><text:span text:style-name="T100">אדם</text:span><text:span text:style-name="T102"> </text:span><text:span text:style-name="T100">בית</text:span><text:span text:style-name="T102"> </text:span><text:span text:style-name="T100">הפרס</text:span><text:span text:style-name="T102"> </text:span><text:span text:style-name="T100">והולך' </text:span><text:span text:style-name="T113">(ההולך</text:span><text:span text:style-name="T103"> </text:span><text:span text:style-name="T113">לשחוט</text:span><text:span text:style-name="T103"> </text:span><text:span text:style-name="T113">פסחו, דאם</text:span><text:span text:style-name="T103"> </text:span><text:span text:style-name="T113">יש</text:span><text:span text:style-name="T103"> </text:span><text:span text:style-name="T113">עצם</text:span><text:span text:style-name="T103"> </text:span><text:span text:style-name="T113">כשעורה</text:span><text:span text:style-name="T103"> </text:span><text:span text:style-name="T113">המטמא</text:span><text:span text:style-name="T103"> </text:span><text:span text:style-name="T113">בהיסט</text:span><text:span text:style-name="T103"> </text:span><text:span text:style-name="T113">מתפזר</text:span><text:span text:style-name="T103"> </text:span><text:span text:style-name="T113">ברוח</text:span><text:span text:style-name="T103"> </text:span><text:span text:style-name="T85">[אבל</text:span><text:span text:style-name="T89"> </text:span><text:span text:style-name="T85">לא</text:span><text:span text:style-name="T89"> </text:span><text:span text:style-name="T85">מיטמא</text:span><text:span text:style-name="T89"> </text:span><text:span text:style-name="T85">בהיסט</text:span><text:span text:style-name="T89"> </text:span><text:span text:style-name="T85">על</text:span><text:span text:style-name="T89"> </text:span><text:span text:style-name="T85">ידי</text:span><text:span text:style-name="T89"> </text:span><text:span text:style-name="T85">רוח]</text:span><text:span text:style-name="T113">, ועושה</text:span><text:span text:style-name="T103"> </text:span><text:span text:style-name="T113">פסח</text:span><text:span text:style-name="T103"> </text:span><text:span text:style-name="T113">- בבית</text:span><text:span text:style-name="T103"> </text:span><text:span text:style-name="T113">הפרס</text:span><text:span text:style-name="T103"> </text:span><text:span text:style-name="T113">אזיל</text:span><text:span text:style-name="T103"> </text:span><text:span text:style-name="T113">לו, ואי</text:span><text:span text:style-name="T103"> </text:span><text:span text:style-name="T113">מטמא</text:span><text:span text:style-name="T103"> </text:span><text:span text:style-name="T113">באהל</text:span><text:span text:style-name="T103"> </text:span><text:span text:style-name="T113">- היכי</text:span><text:span text:style-name="T103"> </text:span><text:span text:style-name="T113">אזיל</text:span><text:span text:style-name="T103"> </text:span><text:span text:style-name="T113">עליה)</text:span><text:span text:style-name="T100">? ורב</text:span><text:span text:style-name="T102"> </text:span><text:span text:style-name="T100">יהודה</text:span><text:span text:style-name="T102"> </text:span><text:span text:style-name="T100">בר</text:span><text:span text:style-name="T102"> </text:span><text:span text:style-name="T100">אמי</text:span><text:span text:style-name="T102"> </text:span><text:span text:style-name="T100">משמיה</text:span><text:span text:style-name="T102"> </text:span><text:span text:style-name="T100">דעולא</text:span><text:span text:style-name="T102"> </text:span><text:span text:style-name="T100">אמר</text:span><text:span text:style-name="T102"> </text:span><text:span text:style-name="T100">'בית</text:span><text:span text:style-name="T102"> </text:span><text:span text:style-name="T100">הפרס</text:span><text:span text:style-name="T102"> </text:span><text:span text:style-name="T100">שנידש</text:span><text:span text:style-name="T102"> </text:span><text:span text:style-name="T100">- טהור'!?</text:span></text:p>
      <text:p text:style-name="P23"><text:span text:style-name="T118">אמר</text:span><text:span text:style-name="T121"> </text:span><text:span text:style-name="T118">רב</text:span><text:span text:style-name="T121"> </text:span><text:span text:style-name="T118">פפא: לא</text:span><text:span text:style-name="T121"> </text:span><text:span text:style-name="T118">קשיא: כאן</text:span><text:span text:style-name="T121"> </text:span><text:span text:style-name="T118">בשדה</text:span><text:span text:style-name="T121"> </text:span><text:span text:style-name="T74">שאבד</text:span><text:span text:style-name="T121"> </text:span><text:span text:style-name="T118">בה</text:span><text:span text:style-name="T121"> </text:span><text:span text:style-name="T118">קבר</text:span><text:span text:style-name="T121"> </text:span><text:span text:style-name="T7">(קתני</text:span><text:span text:style-name="T122"> </text:span><text:span text:style-name="T7">דמציינין, דמטמא</text:span><text:span text:style-name="T122"> </text:span><text:span text:style-name="T7">באהל)</text:span><text:span text:style-name="T118">, </text:span><text:span text:style-name="T7">(אבל)</text:span><text:span text:style-name="T118"> כאן</text:span><text:span text:style-name="T121"> </text:span><text:span text:style-name="T118">בשדה</text:span><text:span text:style-name="T121"> </text:span><text:span text:style-name="T74">שנחרש</text:span><text:span text:style-name="T121"> </text:span><text:span text:style-name="T118">בה</text:span><text:span text:style-name="T121"> </text:span><text:span text:style-name="T118">קבר</text:span><text:span text:style-name="T121"> </text:span><text:span text:style-name="T7">(אין</text:span><text:span text:style-name="T122"> </text:span><text:span text:style-name="T7">צריך</text:span><text:span text:style-name="T122"> </text:span><text:span text:style-name="T7">לציין, ולא</text:span><text:span text:style-name="T122"> </text:span><text:span text:style-name="T7">מטמא</text:span><text:span text:style-name="T122"> </text:span><text:span text:style-name="T7">באהל, דנימא: מחרישה</text:span><text:span text:style-name="T122"> </text:span><text:span text:style-name="T7">סלקיה</text:span><text:span text:style-name="T122"> </text:span><text:span text:style-name="T7">לטומאה)</text:span><text:span text:style-name="T118">.</text:span></text:p>
      <text:p text:style-name="P24">ושדה<text:span text:style-name="T120"> </text:span>שנחרש<text:span text:style-name="T120"> </text:span>בה<text:span text:style-name="T120"> </text:span>קבר<text:span text:style-name="T120"> – </text:span>'בית<text:span text:style-name="T120"> </text:span>הפרס' קרי<text:span text:style-name="T120"> </text:span>ליה?</text:p>
      <text:p text:style-name="P9"><text:span text:style-name="T100">אין! והתנן</text:span><text:span text:style-name="T102"> </text:span><text:span text:style-name="T13">[אהלות</text:span><text:span text:style-name="T16"> </text:span><text:span text:style-name="T13">פ"יז, משניות</text:span><text:span text:style-name="T16"> </text:span><text:span text:style-name="T13">א,ה; פ"יח</text:span><text:span text:style-name="T16"> </text:span><text:span text:style-name="T13">משניות</text:span><text:span text:style-name="T16"> </text:span><text:span text:style-name="T13">ב,ג,ד]</text:span><text:span text:style-name="T100">: '</text:span><text:span text:style-name="T106">שלשה</text:span><text:span text:style-name="T109"> </text:span><text:span text:style-name="T106">בית</text:span><text:span text:style-name="T109"> </text:span><text:span text:style-name="T106">הפרס</text:span><text:span text:style-name="T109"> </text:span><text:span text:style-name="T106">הן</text:span><text:span text:style-name="T109"> </text:span><text:span text:style-name="T113">(שאין</text:span><text:span text:style-name="T103"> </text:span><text:span text:style-name="T113">הולכין</text:span><text:span text:style-name="T103"> </text:span><text:span text:style-name="T113">בו</text:span><text:span text:style-name="T103"> </text:span><text:span text:style-name="T113">אוכלי</text:span><text:span text:style-name="T103"> </text:span><text:span text:style-name="T113">תרומה)</text:span><text:span text:style-name="T106">: שדה</text:span><text:span text:style-name="T109"> </text:span><text:span text:style-name="T106">שנאבד</text:span><text:span text:style-name="T109"> </text:span><text:span text:style-name="T106">בה</text:span><text:span text:style-name="T109"> </text:span><text:span text:style-name="T106">קבר, ושדה</text:span><text:span text:style-name="T109"> </text:span><text:span text:style-name="T106">שנחרש</text:span><text:span text:style-name="T109"> </text:span><text:span text:style-name="T106">בה</text:span><text:span text:style-name="T109"> </text:span><text:span text:style-name="T106">קבר, ושדה</text:span><text:span text:style-name="T109"> </text:span><text:span text:style-name="T106">בוכין.</text:span><text:span text:style-name="Footnote_20_Symbol"><text:span text:style-name="T106"><text:note text:id="ftn2" text:note-class="footnote"><text:note-citation>2</text:note-citation><text:note-body><text:p text:style-name="P40"><text:span text:style-name="T1"><text:s/></text:span><text:span text:style-name="T9">משנה</text:span><text:span text:style-name="T2"> </text:span><text:span text:style-name="T9">אהלות</text:span><text:span text:style-name="T2"> </text:span><text:span text:style-name="T9">פרק</text:span><text:span text:style-name="T2"> </text:span><text:span text:style-name="T9">יח</text:span><text:span text:style-name="T2"> </text:span><text:span text:style-name="T9">משנה</text:span><text:span text:style-name="T2"> </text:span><text:span text:style-name="T9">ב</text:span></text:p><text:p text:style-name="P41">שלשה<text:span text:style-name="T1"> </text:span>בית<text:span text:style-name="T1"> </text:span>פרסות<text:span text:style-name="T1"> </text:span>הן: <text:span text:style-name="T66">החורש</text:span><text:span text:style-name="T1"> </text:span>את<text:span text:style-name="T1"> </text:span>הקבר, <text:span text:style-name="T66">נטעת</text:span><text:span text:style-name="T69"> </text:span><text:span text:style-name="T66">כל</text:span><text:span text:style-name="T69"> </text:span><text:span text:style-name="T66">נטע</text:span>, ואינה<text:span text:style-name="T1"> </text:span>נזרעת<text:span text:style-name="T1"> </text:span>כל<text:span text:style-name="T1"> </text:span>זרע, חוץ<text:span text:style-name="T1"> </text:span>מזרע<text:span text:style-name="T1"> </text:span>הנקצר. ואם<text:span text:style-name="T1"> </text:span>עקרו, צובר<text:span text:style-name="T1"> </text:span>את<text:span text:style-name="T1"> </text:span>גרנו<text:span text:style-name="T1"> </text:span>לתוכו<text:span text:style-name="T1"> </text:span>וכוברו<text:span text:style-name="T1"> </text:span>בשתי<text:span text:style-name="T1"> </text:span>כברות<text:span text:style-name="T1"> </text:span>- דברי<text:span text:style-name="T1"> </text:span>רבי<text:span text:style-name="T1"> </text:span>מאיר. וחכמים<text:span text:style-name="T1"> </text:span>אומרים: התבואה<text:span text:style-name="T1"> </text:span>בשתי<text:span text:style-name="T1"> </text:span>כברות, והקטניות<text:span text:style-name="T1"> </text:span>בשלש<text:span text:style-name="T1"> </text:span>כברות. ושורף<text:span text:style-name="T1"> </text:span>את<text:span text:style-name="T1"> </text:span>הקש<text:span text:style-name="T1"> </text:span>ואת<text:span text:style-name="T1"> </text:span>העצה, ומטמא<text:span text:style-name="T1"> </text:span>במגע<text:span text:style-name="T1"> </text:span>ובמשא, <text:span text:style-name="T66">ואינו</text:span><text:span text:style-name="T69"> </text:span><text:span text:style-name="T66">מטמא</text:span><text:span text:style-name="T69"> </text:span><text:span text:style-name="T66">באהל</text:span>.</text:p><text:p text:style-name="P41">משנה<text:span text:style-name="T1"> </text:span>ג</text:p><text:p text:style-name="P41">שדה<text:span text:style-name="T1"> </text:span><text:span text:style-name="T66">שאבד</text:span><text:span text:style-name="T1"> </text:span>קבר<text:span text:style-name="T1"> </text:span>בתוכה, נזרעת<text:span text:style-name="T1"> </text:span>כל<text:span text:style-name="T1"> </text:span>זרע, ואינה<text:span text:style-name="T1"> </text:span>נטעת<text:span text:style-name="T1"> </text:span>כל<text:span text:style-name="T1"> </text:span>נטע. ואין<text:span text:style-name="T1"> </text:span>מקימין<text:span text:style-name="T1"> </text:span>בה<text:span text:style-name="T1"> </text:span>אילנות, חוץ<text:span text:style-name="T1"> </text:span>מאילן<text:span text:style-name="T1"> </text:span>סרק<text:span text:style-name="T1"> </text:span>שאינו<text:span text:style-name="T1"> </text:span>עושה<text:span text:style-name="T1"> </text:span>פרות. ומטמא<text:span text:style-name="T1"> </text:span>במגע<text:span text:style-name="T1"> </text:span>ובמשא<text:span text:style-name="T1"> </text:span><text:span text:style-name="T66">ובאהל</text:span>:</text:p><text:p text:style-name="P43"/></text:note-body></text:note></text:span></text:span><text:span text:style-name="T100">'</text:span></text:p>
      <text:p text:style-name="P24">מאי<text:span text:style-name="T120"> </text:span>'<text:span text:style-name="T41">שדה</text:span><text:span text:style-name="T55"> </text:span><text:span text:style-name="T41">בוכין</text:span>'?</text:p>
      <text:p text:style-name="P23"><text:span text:style-name="T118">רב</text:span><text:span text:style-name="T121"> </text:span><text:span text:style-name="T118">יהושע</text:span><text:span text:style-name="T121"> </text:span><text:span text:style-name="T118">בר</text:span><text:span text:style-name="T121"> </text:span><text:span text:style-name="T118">אבא</text:span><text:span text:style-name="T121"> </text:span><text:span text:style-name="T118">משמיה</text:span><text:span text:style-name="T121"> </text:span><text:span text:style-name="T118">דעולא</text:span><text:span text:style-name="T121"> </text:span><text:span text:style-name="T118">אמר: שדה</text:span><text:span text:style-name="T121"> </text:span><text:span text:style-name="T118">שמפטירין</text:span><text:span text:style-name="T121"> </text:span><text:span text:style-name="T118">בה</text:span><text:span text:style-name="T121"> </text:span><text:span text:style-name="T118">מתים</text:span><text:span text:style-name="T121"> </text:span><text:span text:style-name="T7">(שכשמביאין</text:span><text:span text:style-name="T122"> </text:span><text:span text:style-name="T7">מתים</text:span><text:span text:style-name="T122"> </text:span><text:span text:style-name="T7">ממקום</text:span><text:span text:style-name="T122"> </text:span><text:span text:style-name="T7">למקום</text:span><text:span text:style-name="T122"> </text:span><text:span text:style-name="T7">לקבור, כשבאין</text:span><text:span text:style-name="T122"> </text:span><text:span text:style-name="T7">בשדה</text:span><text:span text:style-name="T122"> </text:span><text:span text:style-name="T7">סמוך</text:span><text:span text:style-name="T122"> </text:span><text:span text:style-name="T7">לעיר</text:span><text:span text:style-name="T122"> </text:span><text:span text:style-name="T7">- נפטרין</text:span><text:span text:style-name="T122"> </text:span><text:span text:style-name="T7">אלו</text:span><text:span text:style-name="T122"> </text:span><text:span text:style-name="T7">שהביאום</text:span><text:span text:style-name="T122"> </text:span><text:span text:style-name="T7">ממקומן</text:span><text:span text:style-name="T122"> </text:span><text:span text:style-name="T7">והולכין</text:span><text:span text:style-name="T122"> </text:span><text:span text:style-name="T7">להם, ובאין</text:span><text:span text:style-name="T122"> </text:span><text:span text:style-name="T7">אנשי</text:span><text:span text:style-name="T122"> </text:span><text:span text:style-name="T7">המקום</text:span><text:span text:style-name="T122"> </text:span><text:span text:style-name="T7">ומקבלין</text:span><text:span text:style-name="T122"> </text:span><text:span text:style-name="T7">אותן, ורוחצין</text:span><text:span text:style-name="T122"> </text:span><text:span text:style-name="T7">אותן</text:span><text:span text:style-name="T122"> </text:span><text:span text:style-name="T7">שם</text:span><text:span text:style-name="T122"> </text:span><text:span text:style-name="T7">וקוברין</text:span><text:span text:style-name="T122"> </text:span><text:span text:style-name="T7">אותן)</text:span><text:span text:style-name="T118">.</text:span></text:p>
      <text:p text:style-name="P24"><text:soft-page-break/>וטעמא<text:span text:style-name="T120"> </text:span>מאי? </text:p>
      <text:p text:style-name="P23"><text:span text:style-name="T118">אמר</text:span><text:span text:style-name="T121"> </text:span><text:span text:style-name="T118">אבימי: משום</text:span><text:span text:style-name="T121"> </text:span><text:span text:style-name="T118">יאוש</text:span><text:span text:style-name="T121"> </text:span><text:span text:style-name="T118">בעלים</text:span><text:span text:style-name="T121"> </text:span><text:span text:style-name="T118">נגעו</text:span><text:span text:style-name="T121"> </text:span><text:span text:style-name="T118">בה</text:span><text:span text:style-name="T121"> </text:span><text:span text:style-name="T7">(לפי</text:span><text:span text:style-name="T122"> </text:span><text:span text:style-name="T7">שהביאום</text:span><text:span text:style-name="T122"> </text:span><text:span text:style-name="T7">ממקום</text:span><text:span text:style-name="T122"> </text:span><text:span text:style-name="T7">רחוק</text:span><text:span text:style-name="T122"> </text:span><text:span text:style-name="T7">- נדלדל</text:span><text:span text:style-name="T122"> </text:span><text:span text:style-name="T7">אבר</text:span><text:span text:style-name="T122"> </text:span><text:span text:style-name="T7">ונפל</text:span><text:span text:style-name="T122"> </text:span><text:span text:style-name="T7">שם, ונתייאשו</text:span><text:span text:style-name="T122"> </text:span><text:span text:style-name="T7">אלו</text:span><text:span text:style-name="T122"> </text:span><text:span text:style-name="T7">על</text:span><text:span text:style-name="T122"> </text:span><text:span text:style-name="T7">אלו</text:span><text:span text:style-name="T122"> </text:span><text:span text:style-name="T7">והניחוהו</text:span><text:span text:style-name="T122"> </text:span><text:span text:style-name="T7">שם)</text:span><text:span text:style-name="T118">.</text:span></text:p>
      <text:p text:style-name="P23"><text:span text:style-name="T118">ושדה</text:span><text:span text:style-name="T121"> </text:span><text:span text:style-name="T118">שנחרש</text:span><text:span text:style-name="T121"> </text:span><text:span text:style-name="T118">בה</text:span><text:span text:style-name="T121"> </text:span><text:span text:style-name="T118">קבר</text:span><text:span text:style-name="T121"> </text:span><text:span text:style-name="T118">לא</text:span><text:span text:style-name="T121"> </text:span><text:span text:style-name="T118">בעי</text:span><text:span text:style-name="T121"> </text:span><text:span text:style-name="T118">ציון</text:span><text:span text:style-name="T121"> </text:span><text:span text:style-name="T7">(דקא</text:span><text:span text:style-name="T122"> </text:span><text:span text:style-name="T7">מתרצת</text:span><text:span text:style-name="T122"> </text:span><text:span text:style-name="T7">הא</text:span><text:span text:style-name="T122"> </text:span><text:span text:style-name="T7">דקתני</text:span><text:span text:style-name="T122"> </text:span><text:span text:style-name="T7">'מנפח</text:span><text:span text:style-name="T122"> </text:span><text:span text:style-name="T7">אדם</text:span><text:span text:style-name="T122"> </text:span><text:span text:style-name="T7">בית</text:span><text:span text:style-name="T122"> </text:span><text:span text:style-name="T7">הפרס' -כשנחרש)</text:span><text:span text:style-name="T118">? והא</text:span><text:span text:style-name="T121"> </text:span><text:span text:style-name="T118">תניא</text:span><text:span text:style-name="T121"> </text:span><text:span text:style-name="T8">[תוספתא</text:span><text:span text:style-name="T123"> </text:span><text:span text:style-name="T8">אוהלות</text:span><text:span text:style-name="T123"> </text:span><text:span text:style-name="T8">פ"יז</text:span><text:span text:style-name="T123"> </text:span><text:span text:style-name="T8">ה"יב]</text:span><text:span text:style-name="T118">: '</text:span><text:span text:style-name="T119">מצא</text:span><text:span text:style-name="T124"> </text:span><text:span text:style-name="T119">שדה</text:span><text:span text:style-name="T124"> </text:span><text:span text:style-name="T119">מצויינת</text:span><text:span text:style-name="T124"> </text:span><text:span text:style-name="T119">ואין</text:span><text:span text:style-name="T124"> </text:span><text:span text:style-name="T119">ידוע</text:span><text:span text:style-name="T124"> </text:span><text:span text:style-name="T119">מה</text:span><text:span text:style-name="T124"> </text:span><text:span text:style-name="T119">טיבה</text:span><text:span text:style-name="T124"> </text:span><text:span text:style-name="T7">(אם</text:span><text:span text:style-name="T122"> </text:span><text:span text:style-name="T7">הוא</text:span><text:span text:style-name="T122"> </text:span><text:span text:style-name="T7">שדה</text:span><text:span text:style-name="T122"> </text:span><text:span text:style-name="T7">שנחרש</text:span><text:span text:style-name="T122"> </text:span><text:span text:style-name="T7">בה</text:span><text:span text:style-name="T122"> </text:span><text:span text:style-name="T7">קבר, ויכול</text:span><text:span text:style-name="T122"> </text:span><text:span text:style-name="T7">לילך</text:span><text:span text:style-name="T122"> </text:span><text:span text:style-name="T7">בניפוח, ואם</text:span><text:span text:style-name="T122"> </text:span><text:span text:style-name="T7">מפני</text:span><text:span text:style-name="T122"> </text:span><text:span text:style-name="T7">שנאבד</text:span><text:span text:style-name="T122"> </text:span><text:span text:style-name="T7">בה</text:span><text:span text:style-name="T122"> </text:span><text:span text:style-name="T7">קבר</text:span><text:span text:style-name="T122"> </text:span><text:span text:style-name="T7">ואינו</text:span><text:span text:style-name="T122"> </text:span><text:span text:style-name="T7">יכול</text:span><text:span text:style-name="T122"> </text:span><text:span text:style-name="T7">להכנס</text:span><text:span text:style-name="T122"> </text:span><text:span text:style-name="T7">בה</text:span><text:span text:style-name="T122"> </text:span><text:span text:style-name="T7">בנפיחה, דמטמא</text:span><text:span text:style-name="T122"> </text:span><text:span text:style-name="T7">באהל)</text:span><text:span text:style-name="T119">: יש</text:span><text:span text:style-name="T124"> </text:span><text:span text:style-name="T119">בה</text:span><text:span text:style-name="T124"> </text:span><text:span text:style-name="T119">אילנות</text:span><text:span text:style-name="T124"> </text:span><text:span text:style-name="T119">- בידוע</text:span><text:span text:style-name="T124"> </text:span><text:span text:style-name="T119">שנחרש</text:span><text:span text:style-name="T124"> </text:span><text:span text:style-name="T119">בה</text:span><text:span text:style-name="T124"> </text:span><text:span text:style-name="T119">קבר</text:span><text:span text:style-name="T124"> </text:span><text:span text:style-name="T7">(השדה</text:span><text:span text:style-name="T122"> </text:span><text:span text:style-name="T7">לצורך</text:span><text:span text:style-name="T122"> </text:span><text:span text:style-name="T7">האילנות</text:span><text:span text:style-name="T122"> </text:span><text:span text:style-name="T7">ויכול</text:span><text:span text:style-name="T122"> </text:span><text:span text:style-name="T7">להלך</text:span><text:span text:style-name="T122"> </text:span><text:span text:style-name="T7">שאינו</text:span><text:span text:style-name="T122"> </text:span><text:span text:style-name="T7">מטמא</text:span><text:span text:style-name="T122"> </text:span><text:span text:style-name="T7">באהל; </text:span><text:span text:style-name="T75">אלמא</text:span><text:span text:style-name="T76"> </text:span><text:span text:style-name="T75">מדקתני</text:span><text:span text:style-name="T76"> </text:span><text:span text:style-name="T75">בה</text:span><text:span text:style-name="T76"> </text:span><text:span text:style-name="T75">'</text:span><text:span text:style-name="T52">מצא</text:span><text:span text:style-name="T53"> </text:span><text:span text:style-name="T52">שדה</text:span><text:span text:style-name="T53"> </text:span><text:span text:style-name="T52">מצויינת</text:span><text:span text:style-name="T75">' - דמציינין</text:span><text:span text:style-name="T76"> </text:span><text:span text:style-name="T75">בית</text:span><text:span text:style-name="T76"> </text:span><text:span text:style-name="T75">הפרס</text:span><text:span text:style-name="T76"> </text:span><text:span text:style-name="T75">שנחרש!</text:span><text:span text:style-name="T7">)</text:span><text:span text:style-name="T119">; אין</text:span><text:span text:style-name="T124"> </text:span><text:span text:style-name="T119">בה</text:span><text:span text:style-name="T124"> </text:span><text:span text:style-name="T119">אילנות</text:span><text:span text:style-name="T124"> </text:span><text:span text:style-name="T119">- בידוע</text:span><text:span text:style-name="T124"> </text:span><text:span text:style-name="T119">שאבד</text:span><text:span text:style-name="T124"> </text:span><text:span text:style-name="T119">בה</text:span><text:span text:style-name="T124"> </text:span><text:span text:style-name="T119">קבר</text:span><text:span text:style-name="T124"> </text:span><text:span text:style-name="T7">(ולא</text:span><text:span text:style-name="T122"> </text:span><text:span text:style-name="T7">נחרש</text:span><text:span text:style-name="T122"> </text:span><text:span text:style-name="T7">ומטמא</text:span><text:span text:style-name="T122"> </text:span><text:span text:style-name="T7">באהל)</text:span><text:span text:style-name="T119">. </text:span></text:p>
      <text:p text:style-name="P23"><text:span text:style-name="T119">רבי</text:span><text:span text:style-name="T124"> </text:span><text:span text:style-name="T119">יהודה</text:span><text:span text:style-name="T124"> </text:span><text:span text:style-name="T119">אומר: </text:span><text:span text:style-name="T7">(לעולם</text:span><text:span text:style-name="T122"> </text:span><text:span text:style-name="T7">לא</text:span><text:span text:style-name="T122"> </text:span><text:span text:style-name="T7">הוי</text:span><text:span text:style-name="T122"> </text:span><text:span text:style-name="T7">בחזקת</text:span><text:span text:style-name="T122"> </text:span><text:span text:style-name="T7">שנחרש)</text:span><text:span text:style-name="T119"> עד</text:span><text:span text:style-name="T124"> </text:span><text:span text:style-name="T119">שיהא</text:span><text:span text:style-name="T124"> </text:span><text:span text:style-name="T119">שם</text:span><text:span text:style-name="T124"> </text:span><text:span text:style-name="T119">זקן</text:span><text:span text:style-name="T124"> </text:span><text:span text:style-name="T119">או</text:span><text:span text:style-name="T124"> </text:span><text:span text:style-name="T119">תלמיד</text:span><text:span text:style-name="T124"> </text:span><text:span text:style-name="T7">(שיהא</text:span><text:span text:style-name="T122"> </text:span><text:span text:style-name="T7">יודע</text:span><text:span text:style-name="T122"> </text:span><text:span text:style-name="T7">שנחרש)</text:span><text:span text:style-name="T119"> לפי</text:span><text:span text:style-name="T124"> </text:span><text:span text:style-name="T119">שאין</text:span><text:span text:style-name="T124"> </text:span><text:span text:style-name="T119">הכל</text:span><text:span text:style-name="T124"> </text:span><text:span text:style-name="T119">בקיאין</text:span><text:span text:style-name="T124"> </text:span><text:span text:style-name="T119">בדבר</text:span><text:span text:style-name="T118">'?</text:span></text:p>
      <text:p text:style-name="P9"><text:span text:style-name="T100">אמר</text:span><text:span text:style-name="T102"> </text:span><text:span text:style-name="T100">רב</text:span><text:span text:style-name="T102"> </text:span><text:span text:style-name="T100">פפא: </text:span><text:span text:style-name="T113">(לעולם</text:span><text:span text:style-name="T103"> </text:span><text:span text:style-name="T113">בית</text:span><text:span text:style-name="T103"> </text:span><text:span text:style-name="T113">הפרס</text:span><text:span text:style-name="T103"> </text:span><text:span text:style-name="T113">שנחרש</text:span><text:span text:style-name="T103"> </text:span><text:span text:style-name="T113">לא</text:span><text:span text:style-name="T103"> </text:span><text:span text:style-name="T113">בעי</text:span><text:span text:style-name="T103"> </text:span><text:span text:style-name="T113">ציון)</text:span><text:span text:style-name="T100"> כי</text:span><text:span text:style-name="T102"> </text:span><text:span text:style-name="T100">תניא</text:span><text:span text:style-name="T102"> </text:span><text:span text:style-name="T100">ההיא</text:span><text:span text:style-name="T102"> </text:span><text:span text:style-name="T113">(והאי</text:span><text:span text:style-name="T103"> </text:span><text:span text:style-name="T113">דקתני</text:span><text:span text:style-name="T103"> </text:span><text:span text:style-name="T113">'</text:span><text:span text:style-name="T108">בידוע</text:span><text:span text:style-name="T110"> </text:span><text:span text:style-name="T108">שנחרש</text:span><text:span text:style-name="T110"> </text:span><text:span text:style-name="T108">בה</text:span><text:span text:style-name="T110"> </text:span><text:span text:style-name="T108">קבר</text:span><text:span text:style-name="T113">')</text:span><text:span text:style-name="T100"> - בשדה</text:span><text:span text:style-name="T102"> </text:span><text:span text:style-name="T100">שאבד</text:span><text:span text:style-name="T102"> </text:span><text:span text:style-name="T100">בה</text:span><text:span text:style-name="T102"> </text:span><text:span text:style-name="T100">קבר, דציינוה</text:span><text:span text:style-name="T102"> </text:span><text:span text:style-name="T113">(לאלתר</text:span><text:span text:style-name="T103"> </text:span><text:span text:style-name="T85">[לפני</text:span><text:span text:style-name="T89"> </text:span><text:span text:style-name="T85">שנחרש]</text:span><text:span text:style-name="T113">)</text:span><text:span text:style-name="T100">: יש</text:span><text:span text:style-name="T102"> </text:span><text:span text:style-name="T100">בה</text:span><text:span text:style-name="T102"> </text:span><text:span text:style-name="T100">אילנות</text:span><text:span text:style-name="T102"> </text:span><text:span text:style-name="T100">- בידוע</text:span><text:span text:style-name="T102"> </text:span><text:span text:style-name="T100">שנחרש</text:span><text:span text:style-name="T102"> </text:span><text:span text:style-name="T100">בה</text:span><text:span text:style-name="T102"> </text:span><text:span text:style-name="T100">קבר</text:span><text:span text:style-name="T102"> </text:span><text:span text:style-name="T113">(לאחר</text:span><text:span text:style-name="T103"> </text:span><text:span text:style-name="T113">שציינוה, ולעולם</text:span><text:span text:style-name="T103"> </text:span><text:span text:style-name="T113">בית</text:span><text:span text:style-name="T103"> </text:span><text:span text:style-name="T113">הפרס</text:span><text:span text:style-name="T103"> </text:span><text:span text:style-name="T113">שנחרש</text:span><text:span text:style-name="T103"> </text:span><text:span text:style-name="T113">לא</text:span><text:span text:style-name="T103"> </text:span><text:span text:style-name="T113">בעי</text:span><text:span text:style-name="T103"> </text:span><text:span text:style-name="T113">ציון)</text:span><text:span text:style-name="T100">; אין</text:span><text:span text:style-name="T102"> </text:span><text:span text:style-name="T100">בה</text:span><text:span text:style-name="T102"> </text:span><text:span text:style-name="T100">אילנות</text:span><text:span text:style-name="T102"> </text:span><text:span text:style-name="T100">- בידוע</text:span><text:span text:style-name="T102"> </text:span><text:span text:style-name="T100">שאבד</text:span><text:span text:style-name="T102"> </text:span><text:span text:style-name="T100">בה</text:span><text:span text:style-name="T102"> </text:span><text:span text:style-name="T100">קבר</text:span><text:span text:style-name="T102"> </text:span><text:span text:style-name="T113">(ולא</text:span><text:span text:style-name="T103"> </text:span><text:span text:style-name="T113">נחרש)</text:span><text:span text:style-name="T100">.</text:span></text:p>
      <text:p text:style-name="P9"><text:span text:style-name="T100">וליחוש</text:span><text:span text:style-name="T102"> </text:span><text:span text:style-name="T100">דלמא</text:span><text:span text:style-name="T102"> </text:span><text:span text:style-name="T100">אילנות</text:span><text:span text:style-name="T102"> </text:span><text:span text:style-name="T100">מגואי</text:span><text:span text:style-name="T102"> </text:span><text:span text:style-name="T85">[מבחוץ]</text:span><text:span text:style-name="T100"> וקבר</text:span><text:span text:style-name="T102"> </text:span><text:span text:style-name="T100">מבראי</text:span><text:span text:style-name="T102"> </text:span><text:span text:style-name="T85">[מבפנים]</text:span><text:span text:style-name="T100"> </text:span><text:span text:style-name="T113">(ולא</text:span><text:span text:style-name="T103"> </text:span><text:span text:style-name="T113">נחרש</text:span><text:span text:style-name="T103"> </text:span><text:span text:style-name="T113">במקום</text:span><text:span text:style-name="T103"> </text:span><text:span text:style-name="T113">טומאה</text:span><text:span text:style-name="T103"> </text:span><text:span text:style-name="T113">מבחוץ</text:span><text:span text:style-name="T103"> </text:span><text:span text:style-name="T113">לאילנות</text:span><text:span text:style-name="T103"> </text:span><text:span text:style-name="T113">אלא</text:span><text:span text:style-name="T103"> </text:span><text:span text:style-name="T113">בין</text:span><text:span text:style-name="T103"> </text:span><text:span text:style-name="T113">האילנות, </text:span><text:span text:style-name="T115">והוי</text:span><text:span text:style-name="T116"> </text:span><text:span text:style-name="T115">שדה</text:span><text:span text:style-name="T116"> </text:span><text:span text:style-name="T115">שאבד</text:span><text:span text:style-name="T116"> </text:span><text:span text:style-name="T115">בה</text:span><text:span text:style-name="T116"> </text:span><text:span text:style-name="T115">קבר</text:span><text:span text:style-name="T113">, ולא</text:span><text:span text:style-name="T103"> </text:span><text:span text:style-name="T113">נחרש, ואמאי</text:span><text:span text:style-name="T103"> </text:span><text:span text:style-name="T113">קאמר</text:span><text:span text:style-name="T103"> </text:span><text:span text:style-name="T113">'בידוע</text:span><text:span text:style-name="T103"> </text:span><text:span text:style-name="T113">שנחרש</text:span><text:span text:style-name="T103"> </text:span><text:span text:style-name="T113">בה</text:span><text:span text:style-name="T103"> </text:span><text:span text:style-name="T113">קבר')</text:span><text:span text:style-name="T100">?</text:span></text:p>
      <text:p text:style-name="P9"><text:span text:style-name="T100">כדאמר</text:span><text:span text:style-name="T102"> </text:span><text:span text:style-name="T100">עולא</text:span><text:span text:style-name="T102"> </text:span><text:span text:style-name="T100">'בעומדין</text:span><text:span text:style-name="T102"> </text:span><text:span text:style-name="T84">[העצים]</text:span><text:span text:style-name="T100"> על</text:span><text:span text:style-name="T102"> </text:span><text:span text:style-name="T100">הגבולין' - הכא</text:span><text:span text:style-name="T102"> </text:span><text:span text:style-name="T100">נמי</text:span><text:span text:style-name="T102"> </text:span><text:span text:style-name="T100">בעומדין</text:span><text:span text:style-name="T102"> </text:span><text:span text:style-name="T100">על</text:span><text:span text:style-name="T102"> </text:span><text:span text:style-name="T100">הגבולין</text:span><text:span text:style-name="T102"> </text:span><text:span text:style-name="T113">(של</text:span><text:span text:style-name="T103"> </text:span><text:span text:style-name="T113">רשות</text:span><text:span text:style-name="T103"> </text:span><text:span text:style-name="T113">הרבים: דודאי</text:span><text:span text:style-name="T103"> </text:span><text:span text:style-name="T113">ליכא</text:span><text:span text:style-name="T103"> </text:span><text:span text:style-name="T113">טומאה</text:span><text:span text:style-name="T103"> </text:span><text:span text:style-name="T113">מבראי, דלא</text:span><text:span text:style-name="T103"> </text:span><text:span text:style-name="T113">קברי</text:span><text:span text:style-name="T103"> </text:span><text:span text:style-name="T113">אינשי</text:span><text:span text:style-name="T103"> </text:span><text:span text:style-name="T113">ברשות</text:span><text:span text:style-name="T103"> </text:span><text:span text:style-name="T113">הרבים; אלא</text:span><text:span text:style-name="T103"> </text:span><text:span text:style-name="T113">בין</text:span><text:span text:style-name="T103"> </text:span><text:span text:style-name="T113">האילנות</text:span><text:span text:style-name="T103"> </text:span><text:span text:style-name="T113">הויא</text:span><text:span text:style-name="T103"> </text:span><text:span text:style-name="T113">טומאה, ונחרש</text:span><text:span text:style-name="T103"> </text:span><text:span text:style-name="T113">בשביל</text:span><text:span text:style-name="T103"> </text:span><text:span text:style-name="T113">האילנות)</text:span><text:span text:style-name="T100">.</text:span></text:p>
      <text:p text:style-name="P24"/>
      <text:p text:style-name="P24">(מועד<text:span text:style-name="T120"> </text:span>קטן<text:span text:style-name="T120"> </text:span>ו,א)</text:p>
      <text:p text:style-name="P23"><text:span text:style-name="T118">ודלמא</text:span><text:span text:style-name="T121"> </text:span><text:span text:style-name="T118">טומאה</text:span><text:span text:style-name="T121"> </text:span><text:span text:style-name="T118">מגואי</text:span><text:span text:style-name="T121"> </text:span><text:span text:style-name="T7">(ולא</text:span><text:span text:style-name="T122"> </text:span><text:span text:style-name="T7">בין</text:span><text:span text:style-name="T122"> </text:span><text:span text:style-name="T7">האילנות, ולא</text:span><text:span text:style-name="T122"> </text:span><text:span text:style-name="T7">נחרש</text:span><text:span text:style-name="T122"> </text:span><text:span text:style-name="T7">במקום</text:span><text:span text:style-name="T122"> </text:span><text:span text:style-name="T7">טומאה)</text:span><text:span text:style-name="T118"> ואילנות</text:span><text:span text:style-name="T121"> </text:span><text:span text:style-name="T118">מבראי? – במסובכין</text:span><text:span text:style-name="T121"> </text:span><text:span text:style-name="T7">(שאינן</text:span><text:span text:style-name="T122"> </text:span><text:span text:style-name="T7">עומדין</text:span><text:span text:style-name="T122"> </text:span><text:span text:style-name="T7">בשורה</text:span><text:span text:style-name="T122"> </text:span><text:span text:style-name="T7">אחת</text:span><text:span text:style-name="T122"> </text:span><text:span text:style-name="T7">סביב</text:span><text:span text:style-name="T122"> </text:span><text:span text:style-name="T7">הגבולין, אלא</text:span><text:span text:style-name="T122"> </text:span><text:span text:style-name="T7">מעורבין</text:span><text:span text:style-name="T122"> </text:span><text:span text:style-name="T7">בכל</text:span><text:span text:style-name="T122"> </text:span><text:span text:style-name="T7">השדה: דודאי</text:span><text:span text:style-name="T122"> </text:span><text:span text:style-name="T7">נחרש</text:span><text:span text:style-name="T122"> </text:span><text:span text:style-name="T7">כל</text:span><text:span text:style-name="T122"> </text:span><text:span text:style-name="T7">השדה</text:span><text:span text:style-name="T122"> </text:span><text:span text:style-name="T7">בשביל</text:span><text:span text:style-name="T122"> </text:span><text:span text:style-name="T7">האילנות)</text:span><text:span text:style-name="T118">. </text:span></text:p>
      <text:p text:style-name="P23"><text:span text:style-name="T118">ואיבעית</text:span><text:span text:style-name="T121"> </text:span><text:span text:style-name="T118">אימא: הא</text:span><text:span text:style-name="T121"> </text:span><text:span text:style-name="T118">אמרן: '</text:span><text:span text:style-name="T119">אין</text:span><text:span text:style-name="T124"> </text:span><text:span text:style-name="T119">מרחיקין</text:span><text:span text:style-name="T124"> </text:span><text:span text:style-name="T119">ציון</text:span><text:span text:style-name="T124"> </text:span><text:span text:style-name="T119">ממקום</text:span><text:span text:style-name="T124"> </text:span><text:span text:style-name="T119">טומאה</text:span><text:span text:style-name="T124"> </text:span><text:span text:style-name="T119">שלא</text:span><text:span text:style-name="T124"> </text:span><text:span text:style-name="T119">להפסיד</text:span><text:span text:style-name="T124"> </text:span><text:span text:style-name="T119">את</text:span><text:span text:style-name="T124"> </text:span><text:span text:style-name="T119">ארץ</text:span><text:span text:style-name="T124"> </text:span><text:span text:style-name="T119">ישראל</text:span><text:span text:style-name="T124"> </text:span><text:span text:style-name="T7">(וכיון</text:span><text:span text:style-name="T122"> </text:span><text:span text:style-name="T7">שסמוך</text:span><text:span text:style-name="T122"> </text:span><text:span text:style-name="T7">לאילנות</text:span><text:span text:style-name="T122"> </text:span><text:span text:style-name="T7">הציון</text:span><text:span text:style-name="T122"> </text:span><text:span text:style-name="T7">- ודאי</text:span><text:span text:style-name="T122"> </text:span><text:span text:style-name="T7">טומאה</text:span><text:span text:style-name="T122"> </text:span><text:span text:style-name="T7">בין</text:span><text:span text:style-name="T122"> </text:span><text:span text:style-name="T7">האילנות</text:span><text:span text:style-name="T122"> </text:span><text:span text:style-name="T7">היא, ונחרש</text:span><text:span text:style-name="T122"> </text:span><text:span text:style-name="T7">בשביל</text:span><text:span text:style-name="T122"> </text:span><text:span text:style-name="T7">האילנות)</text:span><text:span text:style-name="T118">'.</text:span><text:span text:style-name="T119"> </text:span></text:p>
      <text:h text:style-name="P49" text:outline-level="1"/>
      <text:p text:style-name="P48"><text:span text:style-name="T6">[למדנו</text:span><text:span text:style-name="T121"> </text:span><text:span text:style-name="T6">בברייתא</text:span><text:span text:style-name="T121"> </text:span><text:span text:style-name="T6">לעיל:]</text:span></text:p>
      <text:p text:style-name="P24"><text:span text:style-name="T59">רבי</text:span><text:span text:style-name="T125"> </text:span><text:span text:style-name="T59">יהודה</text:span><text:span text:style-name="T125"> </text:span><text:span text:style-name="T59">אומר: עד</text:span><text:span text:style-name="T125"> </text:span><text:span text:style-name="T59">שיהא</text:span><text:span text:style-name="T125"> </text:span><text:span text:style-name="T59">שם</text:span><text:span text:style-name="T125"> </text:span><text:span text:style-name="T59">זקן</text:span><text:span text:style-name="T125"> </text:span><text:span text:style-name="T59">או</text:span><text:span text:style-name="T125"> </text:span><text:span text:style-name="T59">תלמיד, לפי</text:span><text:span text:style-name="T125"> </text:span><text:span text:style-name="T59">שאין</text:span><text:span text:style-name="T125"> </text:span><text:span text:style-name="T59">הכל</text:span><text:span text:style-name="T125"> </text:span><text:span text:style-name="T59">בקיאין</text:span><text:span text:style-name="T125"> </text:span><text:span text:style-name="T59">בדבר:</text:span> </text:p>
      <text:p text:style-name="P23"><text:span text:style-name="T118">אמר</text:span><text:span text:style-name="T121"> </text:span><text:span text:style-name="T118">אביי: שמע</text:span><text:span text:style-name="T121"> </text:span><text:span text:style-name="T118">מינה: צורבא</text:span><text:span text:style-name="T121"> </text:span><text:span text:style-name="T118">מרבנן</text:span><text:span text:style-name="T121"> </text:span><text:span text:style-name="T118">דאיכא</text:span><text:span text:style-name="T121"> </text:span><text:span text:style-name="T118">במתא</text:span><text:span text:style-name="T121"> </text:span><text:span text:style-name="T118">- כל</text:span><text:span text:style-name="T121"> </text:span><text:span text:style-name="T118">מילי</text:span><text:span text:style-name="T121"> </text:span><text:span text:style-name="T118">דמתא</text:span><text:span text:style-name="T121"> </text:span><text:span text:style-name="T118">עליה</text:span><text:span text:style-name="T121"> </text:span><text:span text:style-name="T118">רמיא</text:span><text:span text:style-name="T121"> </text:span><text:span text:style-name="T7">(דתלמיד</text:span><text:span text:style-name="T122"> </text:span><text:span text:style-name="T7">בקי</text:span><text:span text:style-name="T122"> </text:span><text:span text:style-name="T7">הוא)</text:span><text:span text:style-name="T118">.</text:span></text:p>
      <text:p text:style-name="P22">[## לא<text:span text:style-name="T97"> </text:span>ברור: האם<text:span text:style-name="T97"> </text:span>אביי<text:span text:style-name="T97"> </text:span>טוען<text:span text:style-name="T97"> </text:span>שצורבא<text:span text:style-name="T97"> </text:span>מרבנן<text:span text:style-name="T97"> </text:span>חייב<text:span text:style-name="T97"> </text:span>לדעת<text:span text:style-name="T97"> </text:span>כל<text:span text:style-name="T97"> </text:span>מה<text:span text:style-name="T97"> </text:span>שנעשה<text:span text:style-name="T97"> </text:span>בעיר? או<text:span text:style-name="T97"> </text:span>אולי<text:span text:style-name="T97"> </text:span>מה<text:span text:style-name="T97"> </text:span>שאביי<text:span text:style-name="T97"> </text:span>אומר<text:span text:style-name="T97"> </text:span>הוא: כל<text:span text:style-name="T97"> </text:span>מה<text:span text:style-name="T97"> </text:span>שנוגע<text:span text:style-name="T97"> </text:span>לטומאה<text:span text:style-name="T97"> </text:span>וטהרה<text:span text:style-name="T97"> </text:span>נוהגים<text:span text:style-name="T97"> </text:span>להודיע<text:span text:style-name="T97"> </text:span>לזקן<text:span text:style-name="T97"> </text:span>או<text:span text:style-name="T97"> </text:span>לצורבא<text:span text:style-name="T97"> </text:span>מרבנן? או<text:span text:style-name="T97"> </text:span>"עליה<text:span text:style-name="T97"> </text:span>רמיה" פירושו: מוטלים<text:span text:style-name="T97"> </text:span>עליו<text:span text:style-name="T97"> </text:span>כל<text:span text:style-name="T97"> </text:span>עניני<text:span text:style-name="T97"> </text:span>העיר<text:span text:style-name="T97"> </text:span>וחובתו<text:span text:style-name="T97"> </text:span>להתעניין<text:span text:style-name="T97"> </text:span>ולהיות<text:span text:style-name="T97"> </text:span>מעורב<text:span text:style-name="T97"> </text:span>בנעשה: זהו<text:span text:style-name="T97"> </text:span>אחד<text:span text:style-name="T97"> </text:span>מתפקידיו!?]</text:p>
      <text:p text:style-name="P25"/>
      <text:p text:style-name="P23"><text:span text:style-name="T118">אמר</text:span><text:span text:style-name="T121"> </text:span><text:span text:style-name="T118">רב</text:span><text:span text:style-name="T121"> </text:span><text:span text:style-name="T118">יהודה: 'מצא</text:span><text:span text:style-name="T121"> </text:span><text:span text:style-name="T118">אבן</text:span><text:span text:style-name="T121"> </text:span><text:span text:style-name="T118">מצויינת</text:span><text:span text:style-name="T121"> </text:span><text:span text:style-name="T7">(בסיד)</text:span><text:span text:style-name="T118"> - תחתיה</text:span><text:span text:style-name="T121"> </text:span><text:span text:style-name="T118">טמא; </text:span><text:span text:style-name="T7">(ומפי</text:span><text:span text:style-name="T122"> </text:span><text:span text:style-name="T7">מורי</text:span><text:span text:style-name="T122"> </text:span><text:span text:style-name="T7">הזקן: [מצא] '</text:span><text:span text:style-name="T78">אבן</text:span><text:span text:style-name="T82"> </text:span><text:span text:style-name="T78">אחת</text:span><text:span text:style-name="T82"> </text:span><text:span text:style-name="T78">מצוינת</text:span><text:span text:style-name="T7">' - שיש</text:span><text:span text:style-name="T122"> </text:span><text:span text:style-name="T7">סיד</text:span><text:span text:style-name="T122"> </text:span><text:span text:style-name="T75">על</text:span><text:span text:style-name="T76"> </text:span><text:span text:style-name="T75">גבה</text:span><text:span text:style-name="T7">, דאינו</text:span><text:span text:style-name="T122"> </text:span><text:span text:style-name="T7">צריך</text:span><text:span text:style-name="T122"> </text:span><text:span text:style-name="T7">להרחיק</text:span><text:span text:style-name="T122"> </text:span><text:span text:style-name="T7">הציון</text:span><text:span text:style-name="T122"> </text:span><text:span text:style-name="T7">מן</text:span><text:span text:style-name="T122"> </text:span><text:span text:style-name="T7">האבן</text:span><text:span text:style-name="T122"> </text:span><text:span text:style-name="T7">לפי</text:span><text:span text:style-name="T122"> </text:span><text:span text:style-name="T75">שהאבן</text:span><text:span text:style-name="T76"> </text:span><text:span text:style-name="T75">גבוה</text:span><text:span text:style-name="T76"> </text:span><text:span text:style-name="T75">על</text:span><text:span text:style-name="T76"> </text:span><text:span text:style-name="T75">גבי</text:span><text:span text:style-name="T76"> </text:span><text:span text:style-name="T75">קרקע</text:span><text:span text:style-name="T76"> </text:span><text:span text:style-name="T75">ורואה</text:span><text:span text:style-name="T76"> </text:span><text:span text:style-name="T75">את</text:span><text:span text:style-name="T76"> </text:span><text:span text:style-name="T75">הציון</text:span><text:span text:style-name="T76"> </text:span><text:span text:style-name="T75">מיד</text:span><text:span text:style-name="T76"> </text:span><text:span text:style-name="T75">קודם</text:span><text:span text:style-name="T76"> </text:span><text:span text:style-name="T75">שיהא</text:span><text:span text:style-name="T76"> </text:span><text:span text:style-name="T75">נוגע</text:span><text:span text:style-name="T76"> </text:span><text:span text:style-name="T75">בו</text:span><text:span text:style-name="T7">; אבל</text:span><text:span text:style-name="T122"> </text:span><text:span text:style-name="T7">בשדה</text:span><text:span text:style-name="T122"> </text:span><text:span text:style-name="T7">מרחיקין</text:span><text:span text:style-name="T122"> </text:span><text:span text:style-name="T7">לה</text:span><text:span text:style-name="T122"> </text:span><text:span text:style-name="T7">ציון</text:span><text:span text:style-name="T122"> </text:span><text:span text:style-name="T7">בסמוך, דזמנין</text:span><text:span text:style-name="T122"> </text:span><text:span text:style-name="T7">לא</text:span><text:span text:style-name="T122"> </text:span><text:span text:style-name="T7">חזי</text:span><text:span text:style-name="T122"> </text:span><text:span text:style-name="T7">ציון</text:span><text:span text:style-name="T122"> </text:span><text:span text:style-name="T7">עד</text:span><text:span text:style-name="T122"> </text:span><text:span text:style-name="T7">דאתי</text:span><text:span text:style-name="T122"> </text:span><text:span text:style-name="T7">ונגע</text:span><text:span text:style-name="T122"> </text:span><text:span text:style-name="T7">ומאהיל)</text:span><text:span text:style-name="T118">; שתים</text:span><text:span text:style-name="T121"> </text:span><text:span text:style-name="T7">(מצויינות</text:span><text:span text:style-name="T122"> </text:span><text:span text:style-name="T7">- תחתיהן</text:span><text:span text:style-name="T122"> </text:span><text:span text:style-name="T7">טמא, אבל</text:span><text:span text:style-name="T122"> </text:span><text:span text:style-name="T7">ביניהן)</text:span><text:span text:style-name="T118">: אם</text:span><text:span text:style-name="T121"> </text:span><text:span text:style-name="T118">יש</text:span><text:span text:style-name="T121"> </text:span><text:span text:style-name="T118">סיד</text:span><text:span text:style-name="T121"> </text:span><text:span text:style-name="T118">ביניהן</text:span><text:span text:style-name="T121"> </text:span><text:span text:style-name="T7">(על</text:span><text:span text:style-name="T122"> </text:span><text:span text:style-name="T7">הארץ)</text:span><text:span text:style-name="T118"> - ביניהן</text:span><text:span text:style-name="T121"> </text:span><text:span text:style-name="T118">טמא</text:span><text:span text:style-name="T121"> </text:span><text:span text:style-name="T7">(דמשום</text:span><text:span text:style-name="T122"> </text:span><text:span text:style-name="T7">ציון</text:span><text:span text:style-name="T122"> </text:span><text:span text:style-name="T7">הוא)</text:span><text:span text:style-name="T118">, ואם</text:span><text:span text:style-name="T121"> </text:span><text:span text:style-name="T118">אין</text:span><text:span text:style-name="T121"> </text:span><text:span text:style-name="T118">סיד</text:span><text:span text:style-name="T121"> </text:span><text:span text:style-name="T118">ביניהן</text:span><text:span text:style-name="T121"> </text:span><text:span text:style-name="T118">- ביניהן</text:span><text:span text:style-name="T121"> </text:span><text:span text:style-name="T118">טהור' - ואף</text:span><text:span text:style-name="T121"> </text:span><text:span text:style-name="T118">על</text:span><text:span text:style-name="T121"> </text:span><text:span text:style-name="T118">גב</text:span><text:span text:style-name="T121"> </text:span><text:span text:style-name="T118">דליכא</text:span><text:span text:style-name="T121"> </text:span><text:span text:style-name="T118">חורש</text:span><text:span text:style-name="T121"> </text:span><text:span text:style-name="T7">(שלא</text:span><text:span text:style-name="T122"> </text:span><text:span text:style-name="T7">חרש</text:span><text:span text:style-name="T122"> </text:span><text:span text:style-name="T7">ביניהם</text:span><text:span text:style-name="T122"> </text:span><text:span text:style-name="T7">מעולם</text:span><text:span text:style-name="T122"> – </text:span><text:span text:style-name="T7">טהור, כי</text:span><text:span text:style-name="T122"> </text:span><text:span text:style-name="T7">ליכא</text:span><text:span text:style-name="T122"> </text:span><text:span text:style-name="T7">סיד)</text:span><text:span text:style-name="T118">.</text:span></text:p>
      <text:p text:style-name="P9"><text:span text:style-name="T100">והתניא</text:span><text:span text:style-name="T102"> </text:span><text:span text:style-name="T126">[תוספתא</text:span><text:span text:style-name="T127"> </text:span><text:span text:style-name="T126">שקלים</text:span><text:span text:style-name="T127"> </text:span><text:span text:style-name="T126">פ"א</text:span><text:span text:style-name="T127"> </text:span><text:span text:style-name="T126">ה"ה</text:span><text:span text:style-name="T127"> </text:span><text:span text:style-name="T126">[ליברמן]]</text:span><text:span text:style-name="T100">: '</text:span><text:span text:style-name="T101">מצא</text:span><text:span text:style-name="T105"> </text:span><text:span text:style-name="T101">אבן</text:span><text:span text:style-name="T105"> </text:span><text:span text:style-name="T101">אחת</text:span><text:span text:style-name="T105"> </text:span><text:span text:style-name="T101">מצויינת</text:span><text:span text:style-name="T105"> </text:span><text:span text:style-name="T101">- תחתיה</text:span><text:span text:style-name="T105"> </text:span><text:span text:style-name="T101">טמא; שתים, אם</text:span><text:span text:style-name="T105"> </text:span><text:span text:style-name="T101">יש</text:span><text:span text:style-name="T105"> </text:span><text:span text:style-name="T101">חורש</text:span><text:span text:style-name="T105"> </text:span><text:span text:style-name="T101">ביניהן</text:span><text:span text:style-name="T105"> </text:span><text:span text:style-name="T101">- ביניהן</text:span><text:span text:style-name="T105"> </text:span><text:span text:style-name="T101">טהור, ואם</text:span><text:span text:style-name="T105"> </text:span><text:span text:style-name="T101">לאו</text:span><text:span text:style-name="T105"> </text:span><text:span text:style-name="T101">ביניהן</text:span><text:span text:style-name="T105"> </text:span><text:span text:style-name="T117">טמא</text:span><text:span text:style-name="T105"> </text:span><text:span text:style-name="T113">(ואף</text:span><text:span text:style-name="T103"> </text:span><text:span text:style-name="T113">על</text:span><text:span text:style-name="T103"> </text:span><text:span text:style-name="T113">גב</text:span><text:span text:style-name="T103"> </text:span><text:span text:style-name="T113">דליכא</text:span><text:span text:style-name="T103"> </text:span><text:span text:style-name="T113">סיד, לפי</text:span><text:span text:style-name="T103"> </text:span><text:span text:style-name="T113">שציין</text:span><text:span text:style-name="T103"> </text:span><text:span text:style-name="T113">את</text:span><text:span text:style-name="T103"> </text:span><text:span text:style-name="T113">האבנים</text:span><text:span text:style-name="T103"> </text:span><text:span text:style-name="T113">שמכאן</text:span><text:span text:style-name="T103"> </text:span><text:span text:style-name="T113">ומכאן</text:span><text:span text:style-name="T103"> </text:span><text:span text:style-name="T113">- לא</text:span><text:span text:style-name="T103"> </text:span><text:span text:style-name="T113">חשש</text:span><text:span text:style-name="T103"> </text:span><text:span text:style-name="T113">לציין</text:span><text:span text:style-name="T103"> </text:span><text:span text:style-name="T113">בינתים)</text:span><text:span text:style-name="T100">'?</text:span></text:p>
      <text:p text:style-name="P23"><text:span text:style-name="T118">אמר</text:span><text:span text:style-name="T121"> </text:span><text:span text:style-name="T118">רב</text:span><text:span text:style-name="T121"> </text:span><text:span text:style-name="T118">פפא: הכא</text:span><text:span text:style-name="T121"> </text:span><text:span text:style-name="T7">(דקתני</text:span><text:span text:style-name="T122"> </text:span><text:span text:style-name="T7">כי</text:span><text:span text:style-name="T122"> </text:span><text:span text:style-name="T7">ליכא</text:span><text:span text:style-name="T122"> </text:span><text:span text:style-name="T7">חורש</text:span><text:span text:style-name="T122"> </text:span><text:span text:style-name="T7">- טמא)</text:span><text:span text:style-name="T118"> כשהסיד</text:span><text:span text:style-name="T121"> </text:span><text:span text:style-name="T118">שפוך</text:span><text:span text:style-name="T121"> </text:span><text:span text:style-name="T118">על</text:span><text:span text:style-name="T121"> </text:span><text:span text:style-name="T118">ראשיהן</text:span><text:span text:style-name="T121"> </text:span><text:span text:style-name="T118">ומרודה</text:span><text:span text:style-name="T121"> </text:span><text:span text:style-name="T118">לכאן</text:span><text:span text:style-name="T121"> </text:span><text:span text:style-name="T118">ולכאן</text:span><text:span text:style-name="T121"> </text:span><text:span text:style-name="T7">(ביניהן)</text:span><text:span text:style-name="T118">: אי</text:span><text:span text:style-name="T121"> </text:span><text:span text:style-name="T118">איכא</text:span><text:span text:style-name="T121"> </text:span><text:span text:style-name="T118">חורש</text:span><text:span text:style-name="T121"> </text:span><text:span text:style-name="T118">ביניהן</text:span><text:span text:style-name="T121"> </text:span><text:span text:style-name="T118">- ביניהן</text:span><text:span text:style-name="T121"> </text:span><text:span text:style-name="T118">טהור, דאימור</text:span><text:span text:style-name="T121"> </text:span><text:span text:style-name="T118">מחמת</text:span><text:span text:style-name="T121"> </text:span><text:span text:style-name="T118">חורש</text:span><text:span text:style-name="T121"> </text:span><text:span text:style-name="T118">הוא</text:span><text:span text:style-name="T121"> </text:span><text:span text:style-name="T118">דאיקפל</text:span><text:span text:style-name="T121"> </text:span><text:span text:style-name="T7">(שנקלף</text:span><text:span text:style-name="T122"> </text:span><text:span text:style-name="T7">מן</text:span><text:span text:style-name="T122"> </text:span><text:span text:style-name="T7">האבנים</text:span><text:span text:style-name="T122"> </text:span><text:span text:style-name="T7">ונפלו</text:span><text:span text:style-name="T122"> </text:span><text:span text:style-name="T7">שם</text:span><text:span text:style-name="T122"> </text:span><text:span text:style-name="T7">ביניהם, </text:span><text:soft-page-break/><text:span text:style-name="T7">וטהור)</text:span><text:span text:style-name="T118">, ואי</text:span><text:span text:style-name="T121"> </text:span><text:span text:style-name="T118">לא</text:span><text:span text:style-name="T121"> </text:span><text:span text:style-name="T118">- סיד</text:span><text:span text:style-name="T121"> </text:span><text:span text:style-name="T118">דביני</text:span><text:span text:style-name="T121"> </text:span><text:span text:style-name="T118">ביני</text:span><text:span text:style-name="T121"> </text:span><text:span text:style-name="T118">הוא</text:span><text:span text:style-name="T121"> </text:span><text:span text:style-name="T7">(ומחמת</text:span><text:span text:style-name="T122"> </text:span><text:span text:style-name="T7">ציון</text:span><text:span text:style-name="T122"> </text:span><text:span text:style-name="T7">נעשה</text:span><text:span text:style-name="T122"> </text:span><text:span text:style-name="T7">שם, להודיע</text:span><text:span text:style-name="T122"> </text:span><text:span text:style-name="T7">שיש</text:span><text:span text:style-name="T122"> </text:span><text:span text:style-name="T7">גם</text:span><text:span text:style-name="T122"> </text:span><text:span text:style-name="T7">ביניהם</text:span><text:span text:style-name="T122"> </text:span><text:span text:style-name="T7">טומאה)</text:span><text:span text:style-name="T118">, וטמא.</text:span></text:p>
      <text:p text:style-name="P23"><text:span text:style-name="T118">אמר</text:span><text:span text:style-name="T121"> </text:span><text:span text:style-name="T118">רבי</text:span><text:span text:style-name="T121"> </text:span><text:span text:style-name="T118">אסי: מצר</text:span><text:span text:style-name="T121"> </text:span><text:span text:style-name="T118">אחד</text:span><text:span text:style-name="T121"> </text:span><text:span text:style-name="T118">מצוין</text:span><text:span text:style-name="T121"> </text:span><text:span text:style-name="T118">- הוא</text:span><text:span text:style-name="T121"> </text:span><text:span text:style-name="T118">טמא</text:span><text:span text:style-name="T121"> </text:span><text:span text:style-name="T118">וכל</text:span><text:span text:style-name="T121"> </text:span><text:span text:style-name="T118">השדה</text:span><text:span text:style-name="T121"> </text:span><text:span text:style-name="T118">כולה</text:span><text:span text:style-name="T121"> </text:span><text:span text:style-name="T118">טהורה; שנים</text:span><text:span text:style-name="T121"> </text:span><text:span text:style-name="T118">- הם</text:span><text:span text:style-name="T121"> </text:span><text:span text:style-name="T118">טמאין</text:span><text:span text:style-name="T121"> </text:span><text:span text:style-name="T118">וכל</text:span><text:span text:style-name="T121"> </text:span><text:span text:style-name="T118">השדה</text:span><text:span text:style-name="T121"> </text:span><text:span text:style-name="T118">כולה</text:span><text:span text:style-name="T121"> </text:span><text:span text:style-name="T118">טהורה; שלשה</text:span><text:span text:style-name="T121"> </text:span><text:span text:style-name="T118">- הם</text:span><text:span text:style-name="T121"> </text:span><text:span text:style-name="T118">טמאין</text:span><text:span text:style-name="T121"> </text:span><text:span text:style-name="T118">וכל</text:span><text:span text:style-name="T121"> </text:span><text:span text:style-name="T118">השדה</text:span><text:span text:style-name="T121"> </text:span><text:span text:style-name="T118">כולה</text:span><text:span text:style-name="T121"> </text:span><text:span text:style-name="T118">טהורה; ארבעה</text:span><text:span text:style-name="T121"> </text:span><text:span text:style-name="T118">- הן</text:span><text:span text:style-name="T121"> </text:span><text:span text:style-name="T118">טהורין</text:span><text:span text:style-name="T121"> </text:span><text:span text:style-name="T118">וכל</text:span><text:span text:style-name="T121"> </text:span><text:span text:style-name="T118">השדה</text:span><text:span text:style-name="T121"> </text:span><text:span text:style-name="T118">כולה</text:span><text:span text:style-name="T121"> </text:span><text:span text:style-name="T118">טמאה, דאמר</text:span><text:span text:style-name="T121"> </text:span><text:span text:style-name="T118">מר: אין</text:span><text:span text:style-name="T121"> </text:span><text:span text:style-name="T118">מרחיקין</text:span><text:span text:style-name="T121"> </text:span><text:span text:style-name="T118">ציון</text:span><text:span text:style-name="T121"> </text:span><text:span text:style-name="T118">ממקום</text:span><text:span text:style-name="T121"> </text:span><text:span text:style-name="T118">טומאה</text:span><text:span text:style-name="T121"> </text:span><text:span text:style-name="T118">שלא</text:span><text:span text:style-name="T121"> </text:span><text:span text:style-name="T118">להפסיד</text:span><text:span text:style-name="T121"> </text:span><text:span text:style-name="T118">את</text:span><text:span text:style-name="T121"> </text:span><text:span text:style-name="T118">ארץ</text:span><text:span text:style-name="T121"> </text:span><text:span text:style-name="T118">ישראל</text:span><text:span text:style-name="T121"> </text:span><text:span text:style-name="T7">(ולהכי</text:span><text:span text:style-name="T122"> </text:span><text:span text:style-name="T7">ציין</text:span><text:span text:style-name="T122"> </text:span><text:span text:style-name="T7">כל</text:span><text:span text:style-name="T122"> </text:span><text:span text:style-name="T7">ארבעה</text:span><text:span text:style-name="T122"> </text:span><text:span text:style-name="T7">מצריו: דתהא</text:span><text:span text:style-name="T122"> </text:span><text:span text:style-name="T7">כל</text:span><text:span text:style-name="T122"> </text:span><text:span text:style-name="T7">השדה</text:span><text:span text:style-name="T122"> </text:span><text:span text:style-name="T7">נטמאה, ובציון</text:span><text:span text:style-name="T122"> </text:span><text:span text:style-name="T7">דמצר</text:span><text:span text:style-name="T122"> </text:span><text:span text:style-name="T7">אחד</text:span><text:span text:style-name="T122"> </text:span><text:span text:style-name="T7">לא</text:span><text:span text:style-name="T122"> </text:span><text:span text:style-name="T7">סגי</text:span><text:span text:style-name="T122"> </text:span><text:span text:style-name="T7">לכולה, דאין</text:span><text:span text:style-name="T122"> </text:span><text:span text:style-name="T7">מרחיקין</text:span><text:span text:style-name="T122"> </text:span><text:span text:style-name="T7">ציון</text:span><text:span text:style-name="T122"> </text:span><text:span text:style-name="T7">ממקום</text:span><text:span text:style-name="T122"> </text:span><text:span text:style-name="T7">טומאה)</text:span><text:span text:style-name="T118">.</text:span></text:p>
      <text:p text:style-name="P5"/>
      <text:p text:style-name="P5">ויוצאין<text:span text:style-name="T1"> </text:span>אף<text:span text:style-name="T1"> </text:span>על<text:span text:style-name="T1"> </text:span>הכלאים: <text:s/></text:p>
      <text:p text:style-name="P5">ואכלאים<text:span text:style-name="T1"> </text:span>- בחולו<text:span text:style-name="T1"> </text:span>של<text:span text:style-name="T1"> </text:span>מועד<text:span text:style-name="T1"> </text:span>נפקינן? ורמינהו<text:span text:style-name="T1"> </text:span><text:span text:style-name="T13">[שקלים</text:span><text:span text:style-name="T16"> </text:span><text:span text:style-name="T13">פ"א</text:span><text:span text:style-name="T16"> </text:span><text:span text:style-name="T13">מ"א]</text:span>: '<text:span text:style-name="T59">באחד</text:span><text:span text:style-name="T3"> </text:span><text:span text:style-name="T59">באדר</text:span><text:span text:style-name="T3"> </text:span><text:span text:style-name="T59">משמיעין</text:span><text:span text:style-name="T3"> </text:span><text:span text:style-name="T59">על</text:span><text:span text:style-name="T3"> </text:span><text:span text:style-name="T59">השקלים</text:span><text:span text:style-name="T3"> </text:span><text:span text:style-name="T7">(</text:span><text:span text:style-name="T12">שיהו</text:span><text:span text:style-name="T15"> </text:span><text:span text:style-name="T12">ישראל</text:span><text:span text:style-name="T15"> </text:span><text:span text:style-name="T12">מביאין</text:span><text:span text:style-name="T15"> </text:span><text:span text:style-name="T12">תרומת</text:span><text:span text:style-name="T15"> </text:span><text:span text:style-name="T12">שקלים</text:span><text:span text:style-name="T15"> </text:span><text:span text:style-name="T12">בניסן, דכתיב</text:span><text:span text:style-name="T15"> </text:span><text:span text:style-name="T13">[במדבר</text:span><text:span text:style-name="T16"> </text:span><text:span text:style-name="T13">כח,יד]</text:span><text:span text:style-name="T12"> </text:span><text:span text:style-name="T18">בחדשו</text:span><text:span text:style-name="T15"> </text:span><text:span text:style-name="T18">לחדשי</text:span><text:span text:style-name="T15"> </text:span><text:span text:style-name="T18">השנה</text:span><text:span text:style-name="T12">: חדש</text:span><text:span text:style-name="T15"> </text:span><text:span text:style-name="T12">והבא</text:span><text:span text:style-name="T15"> </text:span><text:span text:style-name="T12">לי</text:span><text:span text:style-name="T15"> </text:span><text:span text:style-name="T12">קרבן</text:span><text:span text:style-name="T15"> </text:span><text:span text:style-name="T12">מתרומה</text:span><text:span text:style-name="T15"> </text:span><text:span text:style-name="T12">חדשה</text:span><text:span text:style-name="T7">)</text:span><text:span text:style-name="T59"> ועל</text:span><text:span text:style-name="T3"> </text:span><text:span text:style-name="T59">הכלאים; בחמשה</text:span><text:span text:style-name="T3"> </text:span><text:span text:style-name="T59">עשר</text:span><text:span text:style-name="T3"> </text:span><text:span text:style-name="T59">בו</text:span><text:span text:style-name="T3"> </text:span><text:span text:style-name="T59">קורין</text:span><text:span text:style-name="T3"> </text:span><text:span text:style-name="T59">את</text:span><text:span text:style-name="T3"> </text:span><text:span text:style-name="T59">המגילה</text:span><text:span text:style-name="T3"> </text:span><text:span text:style-name="T59">בכרכים</text:span><text:span text:style-name="T3"> </text:span><text:span text:style-name="T7">(</text:span><text:span text:style-name="T12">המוקפין</text:span><text:span text:style-name="T15"> </text:span><text:span text:style-name="T12">חומה</text:span><text:span text:style-name="T15"> </text:span><text:span text:style-name="T12">מימות</text:span><text:span text:style-name="T15"> </text:span><text:span text:style-name="T12">יהושע</text:span><text:span text:style-name="T15"> </text:span><text:span text:style-name="T12">בן</text:span><text:span text:style-name="T15"> </text:span><text:span text:style-name="T12">נון</text:span><text:span text:style-name="T7">)</text:span><text:span text:style-name="T59">, ויוצאין</text:span><text:span text:style-name="T3"> </text:span><text:span text:style-name="T59">לקווץ</text:span><text:span text:style-name="T3"> </text:span><text:span text:style-name="T59">את</text:span><text:span text:style-name="T3"> </text:span><text:span text:style-name="T59">הדרכים, ולתקן</text:span><text:span text:style-name="T3"> </text:span><text:span text:style-name="T59">הרחובות, ולמוד</text:span><text:span text:style-name="T3"> </text:span><text:span text:style-name="T59">המקואות</text:span><text:span text:style-name="T3"> </text:span><text:span text:style-name="T7">(</text:span><text:span text:style-name="T12">מקואות</text:span><text:span text:style-name="T15"> </text:span><text:span text:style-name="T12">המים</text:span><text:span text:style-name="T15"> </text:span><text:span text:style-name="T12">של</text:span><text:span text:style-name="T15"> </text:span><text:span text:style-name="T12">ארבעים</text:span><text:span text:style-name="T15"> </text:span><text:span text:style-name="T12">סאה: שחוטטין</text:span><text:span text:style-name="T15"> </text:span><text:span text:style-name="T12">אותן</text:span><text:span text:style-name="T15"> </text:span><text:span text:style-name="T12">מן</text:span><text:span text:style-name="T15"> </text:span><text:span text:style-name="T12">הזבל</text:span><text:span text:style-name="T15"> </text:span><text:span text:style-name="T12">שנכנס</text:span><text:span text:style-name="T15"> </text:span><text:span text:style-name="T12">לתוכן</text:span><text:span text:style-name="T15"> </text:span><text:span text:style-name="T12">כל</text:span><text:span text:style-name="T15"> </text:span><text:span text:style-name="T12">ימות</text:span><text:span text:style-name="T15"> </text:span><text:span text:style-name="T12">הגשמים</text:span><text:span text:style-name="T7">)</text:span><text:span text:style-name="T59">, ועושין</text:span><text:span text:style-name="T3"> </text:span><text:span text:style-name="T59">כל</text:span><text:span text:style-name="T3"> </text:span><text:span text:style-name="T59">צורכי</text:span><text:span text:style-name="T3"> </text:span><text:span text:style-name="T59">רבים, ומציינין</text:span><text:span text:style-name="T3"> </text:span><text:span text:style-name="T59">את</text:span><text:span text:style-name="T3"> </text:span><text:span text:style-name="T59">הקברות, </text:span><text:span text:style-name="T77">ויוצאין</text:span><text:span text:style-name="T71"> </text:span><text:span text:style-name="T77">על</text:span><text:span text:style-name="T71"> </text:span><text:span text:style-name="T77">הכלאים</text:span>'? </text:p>
      <text:p text:style-name="P15"><text:span text:style-name="T6">(והאי</text:span><text:span text:style-name="T1"> </text:span><text:span text:style-name="T6">דלא</text:span><text:span text:style-name="T1"> </text:span><text:span text:style-name="T6">פריך</text:span><text:span text:style-name="T1"> </text:span><text:span text:style-name="T6">נמי</text:span><text:span text:style-name="T1"> </text:span><text:span text:style-name="T6">בגמרא</text:span><text:span text:style-name="T1"> </text:span><text:span text:style-name="T6">אשאר</text:span><text:span text:style-name="T1"> </text:span><text:span text:style-name="T6">מתניתין</text:span><text:span text:style-name="T1"> </text:span><text:span text:style-name="T6">דתני</text:span><text:span text:style-name="T1"> </text:span><text:span text:style-name="T6">'ומתקנים</text:span><text:span text:style-name="T1"> </text:span><text:span text:style-name="T6">הדרכים</text:span><text:span text:style-name="T1"> </text:span><text:span text:style-name="T6">והרחובות</text:span><text:span text:style-name="T1"> </text:span><text:span text:style-name="T6">בחולו</text:span><text:span text:style-name="T1"> </text:span><text:span text:style-name="T6">של</text:span><text:span text:style-name="T1"> </text:span><text:span text:style-name="T6">מועד' והכא</text:span><text:span text:style-name="T1"> </text:span><text:span text:style-name="T6">תנא</text:span><text:span text:style-name="T1"> </text:span><text:span text:style-name="T6">בט"ו</text:span><text:span text:style-name="T1"> </text:span><text:span text:style-name="T6">באדר</text:span><text:span text:style-name="T1"> </text:span><text:span text:style-name="T6">- משום</text:span><text:span text:style-name="T1"> </text:span><text:span text:style-name="T6">דלאו</text:span><text:span text:style-name="T1"> </text:span><text:span text:style-name="T6">פירכא</text:span><text:span text:style-name="T1"> </text:span><text:span text:style-name="T6">הוא: דבדין</text:span><text:span text:style-name="T1"> </text:span><text:span text:style-name="T6">הוא</text:span><text:span text:style-name="T1"> </text:span><text:span text:style-name="T6">דמתקנין</text:span><text:span text:style-name="T1"> </text:span><text:span text:style-name="T6">להו</text:span><text:span text:style-name="T1"> </text:span><text:span text:style-name="T6">תרי</text:span><text:span text:style-name="T1"> </text:span><text:span text:style-name="T6">זימני: דכי</text:span><text:span text:style-name="T1"> </text:span><text:span text:style-name="T6">מתקן</text:span><text:span text:style-name="T1"> </text:span><text:span text:style-name="T6">בט"ו</text:span><text:span text:style-name="T1"> </text:span><text:span text:style-name="T6">באדר</text:span><text:span text:style-name="T1"> </text:span><text:span text:style-name="T6">- אתו</text:span><text:span text:style-name="T1"> </text:span><text:span text:style-name="T6">גשמים</text:span><text:span text:style-name="T1"> </text:span><text:span text:style-name="T6">ומקלקלי</text:span><text:span text:style-name="T1"> </text:span><text:span text:style-name="T6">להו, והדרי</text:span><text:span text:style-name="T1"> </text:span><text:span text:style-name="T6">ומתקני</text:span><text:span text:style-name="T1"> </text:span><text:span text:style-name="T6">להו</text:span><text:span text:style-name="T1"> </text:span><text:span text:style-name="T6">בחולו</text:span><text:span text:style-name="T1"> </text:span><text:span text:style-name="T6">של</text:span><text:span text:style-name="T1"> </text:span><text:span text:style-name="T6">מועד; אבל</text:span><text:span text:style-name="T1"> </text:span><text:span text:style-name="T6">אכלאים, כיון</text:span><text:span text:style-name="T1"> </text:span><text:span text:style-name="T6">דעקרו</text:span><text:span text:style-name="T1"> </text:span><text:span text:style-name="T6">להו</text:span><text:span text:style-name="T1"> </text:span><text:span text:style-name="T6">לגמרי</text:span><text:span text:style-name="T1"> </text:span><text:span text:style-name="T6">בחמשה</text:span><text:span text:style-name="T1"> </text:span><text:span text:style-name="T6">עשר</text:span><text:span text:style-name="T1"> </text:span><text:span text:style-name="T6">באדר</text:span><text:span text:style-name="T1"> </text:span><text:span text:style-name="T6">- למה</text:span><text:span text:style-name="T1"> </text:span><text:span text:style-name="T6">לי</text:span><text:span text:style-name="T1"> </text:span><text:span text:style-name="T6">למיפק</text:span><text:span text:style-name="T1"> </text:span><text:span text:style-name="T6">בו</text:span><text:span text:style-name="T1"> </text:span><text:span text:style-name="T6">בחולו</text:span><text:span text:style-name="T1"> </text:span><text:span text:style-name="T6">של</text:span><text:span text:style-name="T1"> </text:span><text:span text:style-name="T6">מועד? ולהכי</text:span><text:span text:style-name="T1"> </text:span><text:span text:style-name="T6">קא</text:span><text:span text:style-name="T1"> </text:span><text:span text:style-name="T6">מיבעיא;) </text:span></text:p>
      <text:p text:style-name="P5">רבי<text:span text:style-name="T1"> </text:span>אלעזר<text:span text:style-name="T1"> </text:span>ורבי<text:span text:style-name="T1"> </text:span>יוסי<text:span text:style-name="T1"> </text:span>בר<text:span text:style-name="T1"> </text:span>חנינא; חד<text:span text:style-name="T1"> </text:span>אמר: כאן<text:span text:style-name="T1"> </text:span>בבכיר<text:span text:style-name="T1"> </text:span><text:span text:style-name="T7">(</text:span><text:span text:style-name="T12">על</text:span><text:span text:style-name="T15"> </text:span><text:span text:style-name="T12">הבכירות</text:span><text:span text:style-name="T15"> </text:span><text:span text:style-name="T12">יוצאים</text:span><text:span text:style-name="T15"> </text:span><text:span text:style-name="T12">בט"ו</text:span><text:span text:style-name="T15"> </text:span><text:span text:style-name="T12">באדר</text:span><text:span text:style-name="T7">)</text:span>, כאן<text:span text:style-name="T1"> </text:span>באפיל<text:span text:style-name="T1"> </text:span><text:span text:style-name="T7">(</text:span><text:span text:style-name="T12">על</text:span><text:span text:style-name="T15"> </text:span><text:span text:style-name="T12">האפילות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דפסח</text:span><text:span text:style-name="T7">)</text:span>, וחד<text:span text:style-name="T1"> </text:span>אמר: כאן<text:span text:style-name="T1"> </text:span>בזרעים<text:span text:style-name="T1"> </text:span><text:span text:style-name="T7">(</text:span><text:span text:style-name="T12">על</text:span><text:span text:style-name="T15"> </text:span><text:span text:style-name="T12">התבואה</text:span><text:span text:style-name="T15"> </text:span><text:span text:style-name="T12">יוצאין</text:span><text:span text:style-name="T15"> </text:span><text:span text:style-name="T12">בט"ו</text:span><text:span text:style-name="T15"> </text:span><text:span text:style-name="T12">באדר, שקודמין</text:span><text:span text:style-name="T15"> </text:span><text:span text:style-name="T12">לירקות</text:span><text:span text:style-name="T7">)</text:span>, כאן<text:span text:style-name="T1"> </text:span>בירקות.</text:p>
      <text:p text:style-name="P5">אמר<text:span text:style-name="T1"> </text:span>רבי<text:span text:style-name="T1"> </text:span>אסי<text:span text:style-name="T1"> </text:span>אמר<text:span text:style-name="T1"> </text:span>רבי<text:span text:style-name="T1"> </text:span>יוחנן: לא<text:span text:style-name="T1"> </text:span>שנו<text:span text:style-name="T1"> </text:span><text:span text:style-name="T7">(</text:span><text:span text:style-name="T12">דאין</text:span><text:span text:style-name="T15"> </text:span><text:span text:style-name="T12">יוצאין</text:span><text:span text:style-name="T15"> </text:span><text:span text:style-name="T12">עליהן</text:span><text:span text:style-name="T15"> </text:span><text:span text:style-name="T12">קודם</text:span><text:span text:style-name="T15"> </text:span><text:span text:style-name="T12">אדר</text:span><text:span text:style-name="T15"> </text:span><text:span text:style-name="T12">וקודם</text:span><text:span text:style-name="T15"> </text:span><text:span text:style-name="T12">חולו</text:span><text:span text:style-name="T15"> </text:span><text:span text:style-name="T12">של</text:span><text:span text:style-name="T15"> </text:span><text:span text:style-name="T12">מועד</text:span><text:span text:style-name="T7">)</text:span> אלא<text:span text:style-name="T1"> </text:span>שאין<text:span text:style-name="T1"> </text:span>ניצן<text:span text:style-name="T1"> </text:span>ניכר, אבל<text:span text:style-name="T1"> </text:span>ניצן<text:span text:style-name="T1"> </text:span>ניכר<text:span text:style-name="T1"> </text:span>- יוצאין<text:span text:style-name="T1"> </text:span>עליהן.</text:p>
      <text:p text:style-name="P5">מאי<text:span text:style-name="T1"> </text:span>שנא<text:span text:style-name="T1"> </text:span>בחולו<text:span text:style-name="T1"> </text:span>של<text:span text:style-name="T1"> </text:span>מועד<text:span text:style-name="T1"> </text:span>דנפקינן?</text:p>
      <text:p text:style-name="P5">אמר<text:span text:style-name="T1"> </text:span>רבי<text:span text:style-name="T1"> </text:span>יעקב<text:span text:style-name="T1"> </text:span>אמר<text:span text:style-name="T1"> </text:span>רבי<text:span text:style-name="T1"> </text:span>יוחנן: משום<text:span text:style-name="T1"> </text:span>שכר<text:span text:style-name="T1"> </text:span>פעולה<text:span text:style-name="T1"> </text:span>דמוזלי<text:span text:style-name="T1"> </text:span>גבן<text:span text:style-name="T1"> </text:span><text:span text:style-name="T7">(</text:span><text:span text:style-name="T12">כלומר: שיכול</text:span><text:span text:style-name="T15"> </text:span><text:span text:style-name="T12">לשכור</text:span><text:span text:style-name="T15"> </text:span><text:span text:style-name="T12">פועלין</text:span><text:span text:style-name="T15"> </text:span><text:span text:style-name="T12">בזול, לפי</text:span><text:span text:style-name="T15"> </text:span><text:span text:style-name="T12">שאינן</text:span><text:span text:style-name="T15"> </text:span><text:span text:style-name="T12">עוסקין</text:span><text:span text:style-name="T15"> </text:span><text:span text:style-name="T12">במלאכה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.</text:p>
      <text:p text:style-name="P5">אמר<text:span text:style-name="T1"> </text:span>רב<text:span text:style-name="T1"> </text:span>זביד<text:span text:style-name="T1"> </text:span>ואיתימא<text:span text:style-name="T1"> </text:span>רב<text:span text:style-name="T1"> </text:span>משרשיא: שמע<text:span text:style-name="T1"> </text:span>מינה<text:span text:style-name="T1"> </text:span><text:span text:style-name="T7">(</text:span><text:span text:style-name="T12">מדעסקינן</text:span><text:span text:style-name="T15"> </text:span><text:span text:style-name="T12">לשכור</text:span><text:span text:style-name="T15"> </text:span><text:span text:style-name="T12">פועלים</text:span><text:span text:style-name="T15"> </text:span><text:span text:style-name="T12">בזול</text:span><text:span text:style-name="T7">)</text:span>: כי<text:span text:style-name="T1"> </text:span>יהבינן<text:span text:style-name="T1"> </text:span>להו<text:span text:style-name="T1"> </text:span>שכר<text:span text:style-name="T1"> </text:span><text:span text:style-name="T7">(</text:span><text:span text:style-name="T12">שכירות</text:span><text:span text:style-name="T15"> </text:span><text:span text:style-name="T12">לפועלים</text:span><text:span text:style-name="T15"> </text:span><text:span text:style-name="T12">דבטלי</text:span><text:span text:style-name="T15"> </text:span><text:span text:style-name="T12">כלאים</text:span><text:span text:style-name="T7">)</text:span> - מתרומת<text:span text:style-name="T1"> </text:span>הלשכה<text:span text:style-name="T1"> </text:span>יהבינן<text:span text:style-name="T1"> </text:span>להו, דאי<text:span text:style-name="T1"> </text:span>סלקא<text:span text:style-name="T1"> </text:span>דעתך<text:span text:style-name="T1"> </text:span>מדידהו<text:span text:style-name="T1"> </text:span><text:span text:style-name="T7">(</text:span><text:span text:style-name="T12">דבעל</text:span><text:span text:style-name="T15"> </text:span><text:span text:style-name="T12">הבית</text:span><text:span text:style-name="T7">)</text:span> יהבינן<text:span text:style-name="T1"> </text:span>להו, מאי<text:span text:style-name="T1"> </text:span>נפקא<text:span text:style-name="T1"> </text:span>לן<text:span text:style-name="T1"> </text:span>מינייהו? כל<text:span text:style-name="T1"> </text:span>כמה<text:span text:style-name="T1"> </text:span>דבעו<text:span text:style-name="T1"> </text:span>ליתן<text:span text:style-name="T1"> </text:span>להו<text:span text:style-name="T1"> </text:span><text:span text:style-name="T7">(</text:span><text:span text:style-name="T12">אמאי</text:span><text:span text:style-name="T15"> </text:span><text:span text:style-name="T12">יוצאין</text:span><text:span text:style-name="T15"> </text:span><text:span text:style-name="T12">להכי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? משום</text:span><text:span text:style-name="T15"> </text:span><text:span text:style-name="T12">שכר</text:span><text:span text:style-name="T15"> </text:span><text:span text:style-name="T12">פעולה? לבטלו</text:span><text:span text:style-name="T15"> </text:span><text:span text:style-name="T12">בכל</text:span><text:span text:style-name="T15"> </text:span><text:span text:style-name="T12">זמן,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ליכא</text:span><text:span text:style-name="T15"> </text:span><text:span text:style-name="T12">שכר</text:span><text:span text:style-name="T15"> </text:span><text:span text:style-name="T12">פעולה</text:span><text:span text:style-name="T15"> </text:span><text:span text:style-name="T12">בזול</text:span><text:span text:style-name="T7">)</text:span>! <text:span text:style-name="T7">(</text:span><text:span text:style-name="T12">אלא</text:span><text:span text:style-name="T15"> </text:span><text:span text:style-name="T12">מתרומת</text:span><text:span text:style-name="T15"> </text:span><text:span text:style-name="T12">הלשכה</text:span><text:span text:style-name="T15"> </text:span><text:span text:style-name="T12">יהבינן</text:span><text:span text:style-name="T15"> </text:span><text:span text:style-name="T12">להו, וכל</text:span><text:span text:style-name="T15"> </text:span><text:span text:style-name="T12">כמה</text:span><text:span text:style-name="T15"> </text:span><text:span text:style-name="T12">דמצינן</text:span><text:span text:style-name="T15"> </text:span><text:span text:style-name="T12">לצמצם</text:span><text:span text:style-name="T15"> </text:span><text:span text:style-name="T12">מעות</text:span><text:span text:style-name="T15"> </text:span><text:span text:style-name="T12">דהקדש</text:span><text:span text:style-name="T15"> </text:span><text:span text:style-name="T12">= עבדינן.</text:span><text:span text:style-name="T7">)</text:span></text:p>
      <text:p text:style-name="P5">ועד<text:span text:style-name="T1"> </text:span>כמה<text:span text:style-name="T1"> </text:span><text:span text:style-name="T7">(</text:span><text:span text:style-name="T12">הוי</text:span><text:span text:style-name="T15"> </text:span><text:span text:style-name="T12">כלאים</text:span><text:span text:style-name="T15"> </text:span><text:span text:style-name="T12">דחייב</text:span><text:span text:style-name="T15"> </text:span><text:span text:style-name="T12">לבטלו</text:span><text:span text:style-name="T7">)</text:span>?</text:p>
      <text:p text:style-name="P5">אמר<text:span text:style-name="T1"> </text:span>רב<text:span text:style-name="T1"> </text:span>שמואל<text:span text:style-name="T1"> </text:span>בר<text:span text:style-name="T1"> </text:span>יצחק: כאותה<text:span text:style-name="T1"> </text:span>ששנינו<text:span text:style-name="T1"> </text:span>'<text:span text:style-name="T41">כל</text:span><text:span text:style-name="T42"> </text:span><text:span text:style-name="T41">סאה</text:span><text:span text:style-name="T42"> </text:span><text:span text:style-name="T41">שיש</text:span><text:span text:style-name="T42"> </text:span><text:span text:style-name="T41">בה</text:span></text:p>
      <text:p text:style-name="P5"/>
      <text:p text:style-name="P5">(מועד<text:span text:style-name="T1"> </text:span>קטן<text:span text:style-name="T1"> </text:span>ו,ב)</text:p>
      <text:p text:style-name="P5"><text:span text:style-name="T41">רובע</text:span><text:span text:style-name="T42"> </text:span><text:span text:style-name="T41">זרע</text:span><text:span text:style-name="T42"> </text:span><text:span text:style-name="T41">ממין</text:span><text:span text:style-name="T42"> </text:span><text:span text:style-name="T41">אחר</text:span><text:span text:style-name="T42"> </text:span><text:span text:style-name="T7">(</text:span><text:span text:style-name="T12">רובע</text:span><text:span text:style-name="T15"> </text:span><text:span text:style-name="T12">הקב, אחד</text:span><text:span text:style-name="T15"> </text:span><text:span text:style-name="T12">מכ"ד</text:span><text:span text:style-name="T15"> </text:span><text:span text:style-name="T12">בסאה</text:span><text:span text:style-name="T7">)</text:span><text:span text:style-name="T41"> - ימעט</text:span><text:span text:style-name="T42"> </text:span><text:span text:style-name="T7">(</text:span><text:span text:style-name="T12">שאם</text:span><text:span text:style-name="T15"> </text:span><text:span text:style-name="T12">זרע</text:span><text:span text:style-name="T15"> </text:span><text:span text:style-name="T12">רובע</text:span><text:span text:style-name="T15"> </text:span><text:span text:style-name="T12">הקב</text:span><text:span text:style-name="T15"> </text:span><text:span text:style-name="T12">- ימעטנו</text:span><text:span text:style-name="T15"> </text:span><text:span text:style-name="T12">ויעקרנו</text:span><text:span text:style-name="T7">)</text:span>', והתניא<text:span text:style-name="T1"> </text:span><text:span text:style-name="T13">[סוף</text:span><text:span text:style-name="T16"> </text:span><text:span text:style-name="T13">משנה</text:span><text:span text:style-name="T16"> </text:span><text:span text:style-name="T13">שקלים</text:span><text:span text:style-name="T16"> </text:span><text:span text:style-name="T13">פ"א</text:span><text:span text:style-name="T16"> </text:span><text:span text:style-name="T13">מ"ב]</text:span>: '<text:span text:style-name="T41">התקינו</text:span><text:span text:style-name="T42"> </text:span><text:span text:style-name="T41">שיהו</text:span><text:span text:style-name="T42"> </text:span><text:span text:style-name="T41">מפקירין</text:span><text:span text:style-name="T42"> </text:span><text:span text:style-name="T41">כל</text:span><text:span text:style-name="T42"> </text:span><text:span text:style-name="T41">השדה</text:span><text:span text:style-name="T42"> </text:span><text:span text:style-name="T41">כולה</text:span>' <text:span text:style-name="T7">(</text:span><text:span text:style-name="T12">ואת</text:span><text:span text:style-name="T15"> </text:span><text:span text:style-name="T12">אמרת</text:span><text:span text:style-name="T15"> </text:span><text:span text:style-name="T12">'ימעט'</text:span><text:span text:style-name="T7">)</text:span>!?</text:p>
      <text:p text:style-name="P5">לא<text:span text:style-name="T1"> </text:span>קשיא: כאן<text:span text:style-name="T1"> </text:span>קודם<text:span text:style-name="T1"> </text:span>תקנה, כאן<text:span text:style-name="T1"> </text:span>לאחר<text:span text:style-name="T1"> </text:span>תקנה, דתניא: '<text:span text:style-name="T59">בראשונה</text:span><text:span text:style-name="T3"> </text:span><text:span text:style-name="T59">היו</text:span><text:span text:style-name="T3"> </text:span><text:span text:style-name="T59">עוקרין</text:span><text:span text:style-name="T3"> </text:span><text:span text:style-name="T59">ומשליכין</text:span><text:span text:style-name="T3"> </text:span><text:span text:style-name="T59">לפני</text:span><text:span text:style-name="T3"> </text:span><text:span text:style-name="T59">בהמתן, והיו</text:span><text:span text:style-name="T3"> </text:span><text:span text:style-name="T59">בעלי</text:span><text:span text:style-name="T3"> </text:span><text:span text:style-name="T59">בתים</text:span><text:span text:style-name="T3"> </text:span><text:span text:style-name="T59">שמחין</text:span><text:span text:style-name="T3"> </text:span><text:span text:style-name="T59">שתי</text:span><text:span text:style-name="T3"> </text:span><text:span text:style-name="T59">שמחות: אחת</text:span><text:span text:style-name="T3"> </text:span><text:span text:style-name="T59">שמנכשין</text:span><text:span text:style-name="T3"> </text:span><text:span text:style-name="T59">להם</text:span><text:span text:style-name="T3"> </text:span><text:span text:style-name="T59">שדותיהן</text:span><text:span text:style-name="T3"> </text:span><text:span text:style-name="T7">(</text:span><text:span text:style-name="T12">שלוחי</text:span><text:span text:style-name="T15"> </text:span><text:span text:style-name="T12">בית</text:span><text:span text:style-name="T15"> </text:span><text:span text:style-name="T12">דין</text:span><text:span text:style-name="T15"> </text:span><text:span text:style-name="T12">משלהן: דכשנוטלין</text:span><text:span text:style-name="T15"> </text:span><text:span text:style-name="T12">הכלאים</text:span><text:span text:style-name="T15"> </text:span><text:span text:style-name="T12">- מאליו</text:span><text:span text:style-name="T15"> </text:span><text:span text:style-name="T12">מתנכש</text:span><text:span text:style-name="T7">)</text:span><text:span text:style-name="T59">, ואחת</text:span><text:span text:style-name="T3"> </text:span><text:span text:style-name="T59">שמשליכין</text:span><text:span text:style-name="T3"> </text:span><text:span text:style-name="T59">לפני</text:span><text:span text:style-name="T3"> </text:span><text:span text:style-name="T59">בהמתם! התקינו</text:span><text:span text:style-name="T3"> </text:span><text:span text:style-name="T59">שיהו</text:span><text:span text:style-name="T3"> </text:span><text:span text:style-name="T59">עוקרין</text:span><text:span text:style-name="T3"> </text:span><text:span text:style-name="T59">ומשליכין</text:span><text:span text:style-name="T3"> </text:span><text:span text:style-name="T59">על</text:span><text:span text:style-name="T3"> </text:span><text:span text:style-name="T59">הדרכים; ועדיין</text:span><text:span text:style-name="T3"> </text:span><text:span text:style-name="T59">היו</text:span><text:span text:style-name="T3"> </text:span><text:span text:style-name="T59">שמחין</text:span><text:span text:style-name="T3"> </text:span><text:span text:style-name="T59">שמחה</text:span><text:span text:style-name="T3"> </text:span><text:span text:style-name="T59">גדולה</text:span><text:span text:style-name="T3"> </text:span><text:span text:style-name="T59">שמנכשין</text:span><text:span text:style-name="T3"> </text:span><text:span text:style-name="T59">שדותיהן! התקינו</text:span><text:span text:style-name="T3"> </text:span><text:span text:style-name="T59">שיהו</text:span><text:span text:style-name="T3"> </text:span><text:span text:style-name="T59">מפקירין</text:span><text:span text:style-name="T3"> </text:span><text:span text:style-name="T59">כל</text:span><text:span text:style-name="T3"> </text:span><text:span text:style-name="T59">השדה</text:span><text:span text:style-name="T3"> </text:span><text:span text:style-name="T59">כולה</text:span>'.</text:p>
      <text:p text:style-name="P5"/>
      <text:p text:style-name="P5"/>
      <text:p text:style-name="P5">משנה:</text:p>
      <text:p text:style-name="P5">רבי<text:span text:style-name="T1"> </text:span>אליעזר<text:span text:style-name="T1"> </text:span>בן<text:span text:style-name="T1"> </text:span>יעקב<text:span text:style-name="T1"> </text:span>אומר: מושכין<text:span text:style-name="T1"> </text:span>את<text:span text:style-name="T1"> </text:span>המים<text:span text:style-name="T1"> </text:span>מאילן<text:span text:style-name="T1"> </text:span>לאילן<text:span text:style-name="T1"> </text:span><text:span text:style-name="T7">(</text:span><text:span text:style-name="T12">דהוי</text:span><text:span text:style-name="T15"> </text:span><text:span text:style-name="T12">כשדה</text:span><text:span text:style-name="T15"> </text:span><text:span text:style-name="T12">בית</text:span><text:span text:style-name="T15"> </text:span><text:span text:style-name="T12">השלחין: דפסידא</text:span><text:span text:style-name="T15"> </text:span><text:span text:style-name="T12">יתירא</text:span><text:span text:style-name="T15"> </text:span><text:span text:style-name="T12">איכא</text:span><text:span text:style-name="T7">)</text:span>, ובלבד<text:span text:style-name="T1"> </text:span>שלא<text:span text:style-name="T1"> </text:span>ישקה<text:span text:style-name="T1"> </text:span>את<text:span text:style-name="T1"> </text:span>כל<text:span text:style-name="T1"> </text:span>השדה<text:span text:style-name="T1"> </text:span><text:span text:style-name="T7">(</text:span><text:span text:style-name="T95">[ב]</text:span><text:span text:style-name="T12">שדה</text:span><text:span text:style-name="T15"> </text:span><text:span text:style-name="T12">בית</text:span><text:span text:style-name="T15"> </text:span><text:span text:style-name="T12">הבעל</text:span><text:span text:style-name="T15"> </text:span><text:span text:style-name="T25">[אף</text:span><text:span text:style-name="T16"> </text:span><text:span text:style-name="T25">על</text:span><text:span text:style-name="T16"> </text:span><text:span text:style-name="T25">פי</text:span><text:span text:style-name="T16"> </text:span><text:span text:style-name="T25">שההשקיה</text:span><text:span text:style-name="T16"> </text:span><text:span text:style-name="T25">אינה</text:span><text:span text:style-name="T16"> </text:span><text:span text:style-name="T25">להציל</text:span><text:span text:style-name="T16"> </text:span><text:span text:style-name="T25">מהפסד</text:span><text:span text:style-name="T16"> </text:span><text:span text:style-name="T25">אלא</text:span><text:span text:style-name="T16"> </text:span><text:span text:style-name="T25">רק</text:span><text:span text:style-name="T16"> </text:span><text:span text:style-name="T25">להרוחה]</text:span><text:span text:style-name="T7">)</text:span>;</text:p>
      <text:p text:style-name="P5"><text:soft-page-break/>זרעים<text:span text:style-name="T1"> </text:span>שלא<text:span text:style-name="T1"> </text:span>שתו<text:span text:style-name="T1"> </text:span>לפני<text:span text:style-name="T1"> </text:span>המועד<text:span text:style-name="T1"> </text:span><text:span text:style-name="T7">(</text:span><text:span text:style-name="T12">שלא</text:span><text:span text:style-name="T15"> </text:span><text:span text:style-name="T12">היו</text:span><text:span text:style-name="T15"> </text:span><text:span text:style-name="T12">מלומדין</text:span><text:span text:style-name="T15"> </text:span><text:span text:style-name="T12">לשתות</text:span><text:span text:style-name="T15"> </text:span><text:span text:style-name="T12">תמיד</text:span><text:span text:style-name="T15"> </text:span><text:span text:style-name="T12">לפני</text:span><text:span text:style-name="T15"> </text:span><text:span text:style-name="T12">המועד</text:span><text:span text:style-name="T7">)</text:span> - לא<text:span text:style-name="T1"> </text:span>ישקם<text:span text:style-name="T1"> </text:span>במועד<text:span text:style-name="T1"> </text:span><text:span text:style-name="T7">(</text:span><text:span text:style-name="T12">דהואיל</text:span><text:span text:style-name="T15"> </text:span><text:span text:style-name="T12">ולא</text:span><text:span text:style-name="T15"> </text:span><text:span text:style-name="T12">משקה</text:span><text:span text:style-name="T15"> </text:span><text:span text:style-name="T12">להו</text:span><text:span text:style-name="T15"> </text:span><text:span text:style-name="T12">תדיר</text:span><text:span text:style-name="T15"> </text:span><text:span text:style-name="T12">לפני</text:span><text:span text:style-name="T15"> </text:span><text:span text:style-name="T12">המועד</text:span><text:span text:style-name="T15"> </text:span><text:span text:style-name="T12">- לא</text:span><text:span text:style-name="T15"> </text:span><text:span text:style-name="T12">הוי</text:span><text:span text:style-name="T15"> </text:span><text:span text:style-name="T12">ליה</text:span><text:span text:style-name="T15"> </text:span><text:span text:style-name="T12">פסידא</text:span><text:span text:style-name="T15"> </text:span><text:span text:style-name="T12">אי</text:span><text:span text:style-name="T15"> </text:span><text:span text:style-name="T12">לא</text:span><text:span text:style-name="T15"> </text:span><text:span text:style-name="T12">משקה</text:span><text:span text:style-name="T15"> </text:span><text:span text:style-name="T12">להו</text:span><text:span text:style-name="T15"> </text:span><text:span text:style-name="T12">במועד</text:span><text:span text:style-name="T7">)</text:span>; </text:p>
      <text:p text:style-name="P5">וחכמים<text:span text:style-name="T1"> </text:span>מתירין<text:span text:style-name="T1"> </text:span>בזה<text:span text:style-name="T1"> </text:span>ובזה<text:span text:style-name="T1"> </text:span><text:span text:style-name="T7">(</text:span><text:span text:style-name="T12">להשקות</text:span><text:span text:style-name="T15"> </text:span><text:span text:style-name="T12">את</text:span><text:span text:style-name="T15"> </text:span><text:span text:style-name="T12">כל</text:span><text:span text:style-name="T15"> </text:span><text:span text:style-name="T12">השדה</text:span><text:span text:style-name="T15"> </text:span><text:span text:style-name="T12">כולה, ולהשקות</text:span><text:span text:style-name="T15"> </text:span><text:span text:style-name="T12">במועד</text:span><text:span text:style-name="T15"> </text:span><text:span text:style-name="T12">זרעים</text:span><text:span text:style-name="T15"> </text:span><text:span text:style-name="T12">שלא</text:span><text:span text:style-name="T15"> </text:span><text:span text:style-name="T12">שתו</text:span><text:span text:style-name="T15"> </text:span><text:span text:style-name="T12">לפני</text:span><text:span text:style-name="T15"> </text:span><text:span text:style-name="T12">המועד; והאי</text:span><text:span text:style-name="T15"> </text:span><text:span text:style-name="T12">'חכמים' היינו</text:span><text:span text:style-name="T15"> </text:span><text:span text:style-name="T12">רבי</text:span><text:span text:style-name="T15"> </text:span><text:span text:style-name="T12">מאיר, דאמר</text:span><text:span text:style-name="T15"> </text:span><text:span text:style-name="T12">לעיל</text:span><text:span text:style-name="T15"> </text:span><text:span text:style-name="T13">(דף</text:span><text:span text:style-name="T16"> </text:span><text:span text:style-name="T13">ב.)</text:span><text:span text:style-name="T12"> 'משקין</text:span><text:span text:style-name="T15"> </text:span><text:span text:style-name="T12">ממנו</text:span><text:span text:style-name="T15"> </text:span><text:span text:style-name="T12">אפילו</text:span><text:span text:style-name="T15"> </text:span><text:span text:style-name="T12">שדה</text:span><text:span text:style-name="T15"> </text:span><text:span text:style-name="T12">בית</text:span><text:span text:style-name="T15"> </text:span><text:span text:style-name="T12">הבעל'</text:span><text:span text:style-name="T7">)</text:span>.<text:span text:style-name="T12"> </text:span></text:p>
      <text:p text:style-name="P5"/>
      <text:p text:style-name="P5">גמרא:</text:p>
      <text:p text:style-name="P5">אמר<text:span text:style-name="T1"> </text:span>רב<text:span text:style-name="T1"> </text:span>יהודה: <text:span text:style-name="T7">(</text:span><text:span text:style-name="T12">הא</text:span><text:span text:style-name="T15"> </text:span><text:span text:style-name="T12">דאמר</text:span><text:span text:style-name="T15"> </text:span><text:span text:style-name="T12">רבי</text:span><text:span text:style-name="T15"> </text:span><text:span text:style-name="T12">אליעזר</text:span><text:span text:style-name="T15"> </text:span><text:span text:style-name="T12">[בן</text:span><text:span text:style-name="T15"> </text:span><text:span text:style-name="T12">יעקב] '</text:span><text:span text:style-name="T27">אבל</text:span><text:span text:style-name="T28"> </text:span><text:span text:style-name="T27">לא</text:span><text:span text:style-name="T28"> </text:span><text:span text:style-name="T27">ישקה</text:span><text:span text:style-name="T28"> </text:span><text:span text:style-name="T27">את</text:span><text:span text:style-name="T28"> </text:span><text:span text:style-name="T27">השדה</text:span><text:span text:style-name="T28"> </text:span><text:span text:style-name="T27">כולה</text:span><text:span text:style-name="T12">' - אבל</text:span><text:span text:style-name="T7">)</text:span> אם<text:span text:style-name="T1"> </text:span>היתה<text:span text:style-name="T1"> </text:span>שדה<text:span text:style-name="T1"> </text:span>מטוננת<text:span text:style-name="T1"> </text:span><text:span text:style-name="T7">(</text:span><text:span text:style-name="T12">לחָה</text:span><text:span text:style-name="T15"> </text:span><text:span text:style-name="T12">וְיָבשָה</text:span><text:span text:style-name="T7">)</text:span> – מותר<text:span text:style-name="T1"> </text:span><text:span text:style-name="T7">(</text:span><text:span text:style-name="T12">להשקותה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הוה</text:span><text:span text:style-name="T15"> </text:span><text:span text:style-name="T12">שדה</text:span><text:span text:style-name="T15"> </text:span><text:span text:style-name="T12">בית</text:span><text:span text:style-name="T15"> </text:span><text:span text:style-name="T12">הבעל: דכיון</text:span><text:span text:style-name="T15"> </text:span><text:span text:style-name="T12">דהויא</text:span><text:span text:style-name="T15"> </text:span><text:span text:style-name="T12">לחה</text:span><text:span text:style-name="T15"> </text:span><text:span text:style-name="T12">עד</text:span><text:span text:style-name="T15"> </text:span><text:span text:style-name="T12">השתא, אי</text:span><text:span text:style-name="T15"> </text:span><text:span text:style-name="T12">לא</text:span><text:span text:style-name="T15"> </text:span><text:span text:style-name="T12">משקה</text:span><text:span text:style-name="T15"> </text:span><text:span text:style-name="T12">לה</text:span><text:span text:style-name="T15"> </text:span><text:span text:style-name="T12">- הוי</text:span><text:span text:style-name="T15"> </text:span><text:span text:style-name="T12">פסידא</text:span><text:span text:style-name="T15"> </text:span><text:span text:style-name="T12">יתירא</text:span><text:span text:style-name="T7">)</text:span>.</text:p>
      <text:p text:style-name="P5">תניא<text:span text:style-name="T1"> </text:span>נמי<text:span text:style-name="T1"> </text:span>הכי: '<text:span text:style-name="T41">כשאמרו</text:span><text:span text:style-name="T42"> </text:span><text:span text:style-name="T41">אסור</text:span><text:span text:style-name="T42"> </text:span><text:span text:style-name="T41">להשקותן</text:span><text:span text:style-name="T42"> </text:span><text:span text:style-name="T41">במועד</text:span><text:span text:style-name="T42"> </text:span><text:span text:style-name="T41">- לא</text:span><text:span text:style-name="T42"> </text:span><text:span text:style-name="T41">אמרו</text:span><text:span text:style-name="T42"> </text:span><text:span text:style-name="T41">אלא</text:span><text:span text:style-name="T42"> </text:span><text:span text:style-name="T41">בזרעים</text:span><text:span text:style-name="T42"> </text:span><text:span text:style-name="T41">שלא</text:span><text:span text:style-name="T42"> </text:span><text:span text:style-name="T41">שתו</text:span><text:span text:style-name="T42"> </text:span><text:span text:style-name="T41">מלפני</text:span><text:span text:style-name="T42"> </text:span><text:span text:style-name="T41">המועד, אבל</text:span><text:span text:style-name="T42"> </text:span><text:span text:style-name="T41">זרעים</text:span><text:span text:style-name="T42"> </text:span><text:span text:style-name="T41">ששתו</text:span><text:span text:style-name="T42"> </text:span><text:span text:style-name="T41">לפני</text:span><text:span text:style-name="T42"> </text:span><text:span text:style-name="T41">המועד</text:span><text:span text:style-name="T42"> </text:span><text:span text:style-name="T41">- מותר</text:span><text:span text:style-name="T42"> </text:span><text:span text:style-name="T41">להשקותן</text:span><text:span text:style-name="T42"> </text:span><text:span text:style-name="T41">במועד; ואם</text:span><text:span text:style-name="T42"> </text:span><text:span text:style-name="T41">היתה</text:span><text:span text:style-name="T42"> </text:span><text:span text:style-name="T41">שדה</text:span><text:span text:style-name="T42"> </text:span><text:span text:style-name="T41">מטוננת</text:span><text:span text:style-name="T42"> – </text:span><text:span text:style-name="T41">מותר; ואין</text:span><text:span text:style-name="T42"> </text:span><text:span text:style-name="T41">משקין</text:span><text:span text:style-name="T42"> </text:span><text:span text:style-name="T41">שדה</text:span><text:span text:style-name="T42"> </text:span><text:span text:style-name="T41">גריד</text:span><text:span text:style-name="T42"> </text:span><text:span text:style-name="T7">(</text:span><text:span text:style-name="T12">יבשה</text:span><text:span text:style-name="T15"> </text:span><text:span text:style-name="T12">מעולם, שאין</text:span><text:span text:style-name="T15"> </text:span><text:span text:style-name="T12">צריך</text:span><text:span text:style-name="T15"> </text:span><text:span text:style-name="T12">להשקותה</text:span><text:span text:style-name="T7">)</text:span><text:span text:style-name="T41"> במועד; וחכמים</text:span><text:span text:style-name="T42"> </text:span><text:span text:style-name="T41">מתירין</text:span><text:span text:style-name="T42"> </text:span><text:span text:style-name="T41">בזה</text:span><text:span text:style-name="T42"> </text:span><text:span text:style-name="T41">ובזה</text:span><text:span text:style-name="T42"> </text:span><text:span text:style-name="T7">(</text:span><text:span text:style-name="T12">בשדה</text:span><text:span text:style-name="T15"> </text:span><text:span text:style-name="T12">גריד, ובזרעים</text:span><text:span text:style-name="T15"> </text:span><text:span text:style-name="T12">שלא</text:span><text:span text:style-name="T15"> </text:span><text:span text:style-name="T12">שתו</text:span><text:span text:style-name="T15"> </text:span><text:span text:style-name="T12">לפני</text:span><text:span text:style-name="T15"> </text:span><text:span text:style-name="T12">המועד</text:span><text:span text:style-name="T7">)</text:span>'.</text:p>
      <text:p text:style-name="P5">אמר<text:span text:style-name="T1"> </text:span>רבינא: שמע<text:span text:style-name="T1"> </text:span>מינה<text:span text:style-name="T1"> </text:span>האי<text:span text:style-name="T1"> </text:span>תרביצא<text:span text:style-name="T1"> </text:span><text:span text:style-name="T7">(</text:span><text:span text:style-name="T12">גינה</text:span><text:span text:style-name="T7">)</text:span> שרי<text:span text:style-name="T1"> </text:span>לתרבוצי<text:span text:style-name="T1"> </text:span><text:span text:style-name="T7">(</text:span><text:span text:style-name="T12">לזלף</text:span><text:span text:style-name="T15"> </text:span><text:span text:style-name="T12">עליה</text:span><text:span text:style-name="T15"> </text:span><text:span text:style-name="T12">מים,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ליכא</text:span><text:span text:style-name="T15"> </text:span><text:span text:style-name="T12">פסידא; 'לתרבוצי' = להשקות, לשון</text:span><text:span text:style-name="T15"> </text:span><text:span text:style-name="T12">'אין</text:span><text:span text:style-name="T15"> </text:span><text:span text:style-name="T12">מכבדין</text:span><text:span text:style-name="T15"> </text:span><text:span text:style-name="T12">ואין</text:span><text:span text:style-name="T15"> </text:span><text:span text:style-name="T12">מרביצין', היינו</text:span><text:span text:style-name="T15"> </text:span><text:span text:style-name="T12">השקאה</text:span><text:span text:style-name="T15"> </text:span><text:span text:style-name="T12">פורתא, כדי</text:span><text:span text:style-name="T15"> </text:span><text:span text:style-name="T12">שיצאו</text:span><text:span text:style-name="T15"> </text:span><text:span text:style-name="T12">הירקות, וכדמפרש</text:span><text:span text:style-name="T15"> </text:span><text:span text:style-name="T12">באידך</text:span><text:span text:style-name="T15"> </text:span><text:span text:style-name="T12">ברייתא</text:span><text:span text:style-name="T15"> </text:span><text:span text:style-name="T12">לקמיה; ו'משקין' היינו</text:span><text:span text:style-name="T15"> </text:span><text:span text:style-name="T12">השקאה</text:span><text:span text:style-name="T15"> </text:span><text:span text:style-name="T12">גמורה</text:span><text:span text:style-name="T15"> </text:span><text:span text:style-name="T12">של</text:span><text:span text:style-name="T15"> </text:span><text:span text:style-name="T12">בית</text:span><text:span text:style-name="T15"> </text:span><text:span text:style-name="T12">השלחין</text:span><text:span text:style-name="T7">)</text:span> בחולא<text:span text:style-name="T1"> </text:span>דמועדא: שדה<text:span text:style-name="T1"> </text:span>גריד<text:span text:style-name="T1"> </text:span>מאי<text:span text:style-name="T1"> </text:span>טעמא? דאפלא<text:span text:style-name="T1"> </text:span>משוי<text:span text:style-name="T1"> </text:span>לה<text:span text:style-name="T1"> </text:span>חרפא<text:span text:style-name="T1"> </text:span><text:span text:style-name="T7">(</text:span><text:span text:style-name="T12">דליכא</text:span><text:span text:style-name="T15"> </text:span><text:span text:style-name="T12">פסידא, ואפילו</text:span><text:span text:style-name="T15"> </text:span><text:span text:style-name="T12">הכי</text:span><text:span text:style-name="T15"> </text:span><text:span text:style-name="T12">שרי</text:span><text:span text:style-name="T15"> </text:span><text:span text:style-name="T12">להשקותה</text:span><text:span text:style-name="T15"> </text:span><text:span text:style-name="T12">כך</text:span><text:span text:style-name="T15"> </text:span><text:span text:style-name="T12">ולהשביחה</text:span><text:span text:style-name="T7">)</text:span>? הכי<text:span text:style-name="T1"> </text:span>נמי<text:span text:style-name="T1"> </text:span>אפלא<text:span text:style-name="T1"> </text:span>משוי<text:span text:style-name="T1"> </text:span>לה<text:span text:style-name="T1"> </text:span>חרפא<text:span text:style-name="T1"> </text:span><text:span text:style-name="T7">(</text:span><text:span text:style-name="T12">הכי</text:span><text:span text:style-name="T15"> </text:span><text:span text:style-name="T12">נמי</text:span><text:span text:style-name="T15"> </text:span><text:span text:style-name="T12">בגינה</text:span><text:span text:style-name="T15"> </text:span><text:span text:style-name="T12">מרביצין</text:span><text:span text:style-name="T7">)</text:span>.</text:p>
      <text:p text:style-name="P5"/>
      <text:p text:style-name="P5">תנו<text:span text:style-name="T1"> </text:span>רבנן: '<text:span text:style-name="T41">מרביצין</text:span><text:span text:style-name="T42"> </text:span><text:span text:style-name="T41">שדה</text:span><text:span text:style-name="T42"> </text:span><text:span text:style-name="T41">לבן</text:span><text:span text:style-name="T42"> </text:span><text:span text:style-name="T7">(</text:span><text:span text:style-name="T12">בית</text:span><text:span text:style-name="T15"> </text:span><text:span text:style-name="T12">הבעל</text:span><text:span text:style-name="T7">)</text:span><text:span text:style-name="T41"> בשביעית, אבל</text:span><text:span text:style-name="T42"> </text:span><text:span text:style-name="T41">לא</text:span><text:span text:style-name="T42"> </text:span><text:span text:style-name="T41">במועד.</text:span>'; והא<text:span text:style-name="T1"> </text:span>תניא<text:span text:style-name="T1"> </text:span>'<text:span text:style-name="T41">מרביצין</text:span><text:span text:style-name="T42"> </text:span><text:span text:style-name="T41">בין</text:span><text:span text:style-name="T42"> </text:span><text:span text:style-name="T41">במועד</text:span><text:span text:style-name="T42"> </text:span><text:span text:style-name="T41">בין</text:span><text:span text:style-name="T42"> </text:span><text:span text:style-name="T41">בשביעית</text:span>'?</text:p>
      <text:p text:style-name="P5">אמר<text:span text:style-name="T1"> </text:span>רב<text:span text:style-name="T1"> </text:span>הונא: לא<text:span text:style-name="T1"> </text:span>קשיא: הא<text:span text:style-name="T1"> </text:span><text:span text:style-name="T7">(</text:span><text:span text:style-name="T12">דקתני</text:span><text:span text:style-name="T15"> </text:span><text:span text:style-name="T12">'</text:span><text:span text:style-name="T27">אבל</text:span><text:span text:style-name="T28"> </text:span><text:span text:style-name="T27">לא</text:span><text:span text:style-name="T28"> </text:span><text:span text:style-name="T27">ישקם</text:span><text:span text:style-name="T28"> </text:span><text:span text:style-name="T27">במועד</text:span><text:span text:style-name="T12">'</text:span><text:span text:style-name="T7">)</text:span> רבי<text:span text:style-name="T1"> </text:span>אליעזר<text:span text:style-name="T1"> </text:span>בן<text:span text:style-name="T1"> </text:span>יעקב<text:span text:style-name="T1"> </text:span><text:span text:style-name="T7">(</text:span><text:span text:style-name="T12">דאמר</text:span><text:span text:style-name="T15"> </text:span><text:span text:style-name="T12">'</text:span><text:span text:style-name="T27">אבל</text:span><text:span text:style-name="T28"> </text:span><text:span text:style-name="T27">לא</text:span><text:span text:style-name="T28"> </text:span><text:span text:style-name="T27">ישקה</text:span><text:span text:style-name="T28"> </text:span><text:span text:style-name="T27">את</text:span><text:span text:style-name="T28"> </text:span><text:span text:style-name="T27">כל</text:span><text:span text:style-name="T28"> </text:span><text:span text:style-name="T27">השדה</text:span><text:span text:style-name="T28"> </text:span><text:span text:style-name="T27">כולה</text:span><text:span text:style-name="T12">'</text:span><text:span text:style-name="T7">)</text:span>, הא<text:span text:style-name="T1"> </text:span><text:span text:style-name="T7">(</text:span><text:span text:style-name="T12">דתני</text:span><text:span text:style-name="T15"> </text:span><text:span text:style-name="T12">'</text:span><text:span text:style-name="T27">בין</text:span><text:span text:style-name="T28"> </text:span><text:span text:style-name="T27">במועד</text:span><text:span text:style-name="T28"> </text:span><text:span text:style-name="T27">בין</text:span><text:span text:style-name="T28"> </text:span><text:span text:style-name="T27">בשביעית</text:span><text:span text:style-name="T12">'</text:span><text:span text:style-name="T7">)</text:span> רבנן<text:span text:style-name="T1"> </text:span><text:span text:style-name="T7">(</text:span><text:span text:style-name="T12">היינו</text:span><text:span text:style-name="T15"> </text:span><text:span text:style-name="T12">חכמים, דמתירין</text:span><text:span text:style-name="T15"> </text:span><text:span text:style-name="T12">להשקות</text:span><text:span text:style-name="T15"> </text:span><text:span text:style-name="T12">אפילו</text:span><text:span text:style-name="T15"> </text:span><text:span text:style-name="T12">כל</text:span><text:span text:style-name="T15"> </text:span><text:span text:style-name="T12">השדה</text:span><text:span text:style-name="T7">)</text:span>;</text:p>
      <text:p text:style-name="P5">תניא<text:span text:style-name="T1"> </text:span>אידך<text:span text:style-name="T1"> </text:span>'<text:span text:style-name="T41">מרביצין</text:span><text:span text:style-name="T42"> </text:span><text:span text:style-name="T41">שדה</text:span><text:span text:style-name="T42"> </text:span><text:span text:style-name="T41">לבן</text:span><text:span text:style-name="T42"> </text:span><text:span text:style-name="T41">ערב</text:span><text:span text:style-name="T42"> </text:span><text:span text:style-name="T41">שביעית</text:span><text:span text:style-name="T42"> </text:span><text:span text:style-name="T41">כדי</text:span><text:span text:style-name="T42"> </text:span><text:span text:style-name="T41">שיצאו</text:span><text:span text:style-name="T42"> </text:span><text:span text:style-name="T41">ירקות</text:span><text:span text:style-name="T42"> </text:span><text:span text:style-name="T41">בשביעית</text:span><text:span text:style-name="T42"> </text:span><text:span text:style-name="T7">(</text:span><text:span text:style-name="T12">אבל</text:span><text:span text:style-name="T15"> </text:span><text:span text:style-name="T12">לא</text:span><text:span text:style-name="T15"> </text:span><text:span text:style-name="T12">ישקה</text:span><text:span text:style-name="T15"> </text:span><text:span text:style-name="T12">בשביעית</text:span><text:span text:style-name="T15"> </text:span><text:span text:style-name="T12">כדי</text:span><text:span text:style-name="T15"> </text:span><text:span text:style-name="T12">שיצאו</text:span><text:span text:style-name="T15"> </text:span><text:span text:style-name="T12">בשביעית</text:span><text:span text:style-name="T7">)</text:span><text:span text:style-name="T41">, ולא</text:span><text:span text:style-name="T42"> </text:span><text:span text:style-name="T41">עוד</text:span><text:span text:style-name="T42"> </text:span><text:span text:style-name="T41">אלא</text:span><text:span text:style-name="T42"> </text:span><text:span text:style-name="T41">שמרביצין</text:span><text:span text:style-name="T42"> </text:span><text:span text:style-name="T41">שדה</text:span><text:span text:style-name="T42"> </text:span><text:span text:style-name="T41">לבן</text:span><text:span text:style-name="T42"> </text:span><text:span text:style-name="T41">בשביעית</text:span><text:span text:style-name="T42"> </text:span><text:span text:style-name="T41">כדי</text:span><text:span text:style-name="T42"> </text:span><text:span text:style-name="T41">שיצאו</text:span><text:span text:style-name="T42"> </text:span><text:span text:style-name="T41">ירקות</text:span><text:span text:style-name="T42"> </text:span><text:span text:style-name="T41">למוצאי</text:span><text:span text:style-name="T42"> </text:span><text:span text:style-name="T41">שביעית</text:span>.'</text:p>
      <text:p text:style-name="P5"/>
      <text:p text:style-name="P5"/>
      <text:p text:style-name="P5">משנה:</text:p>
      <text:p text:style-name="P5">צדין<text:span text:style-name="T1"> </text:span>את<text:span text:style-name="T1"> </text:span>האישות<text:span text:style-name="T1"> </text:span><text:span text:style-name="T7">(</text:span><text:span text:style-name="T12">בשדה</text:span><text:span text:style-name="T15"> </text:span><text:span text:style-name="T12">האילן</text:span><text:span text:style-name="T15"> </text:span><text:span text:style-name="T12">במועד</text:span><text:span text:style-name="T15"> </text:span><text:span text:style-name="T12">מפני</text:span><text:span text:style-name="T15"> </text:span><text:span text:style-name="T12">שמפסידין</text:span><text:span text:style-name="T15"> </text:span><text:span text:style-name="T12">בו</text:span><text:span text:style-name="T7">)</text:span> ואת<text:span text:style-name="T1"> </text:span>העכברים<text:span text:style-name="T1"> </text:span>משדה<text:span text:style-name="T1"> </text:span>האילן, ומשדה<text:span text:style-name="T1"> </text:span>הלבן, כדרכו<text:span text:style-name="T1"> </text:span><text:span text:style-name="T7">(</text:span><text:span text:style-name="T12">שאין</text:span><text:span text:style-name="T15"> </text:span><text:span text:style-name="T12">צריך</text:span><text:span text:style-name="T15"> </text:span><text:span text:style-name="T12">לשנות</text:span><text:span text:style-name="T15"> </text:span><text:span text:style-name="T12">בצידה</text:span><text:span text:style-name="T7">)</text:span>, במועד<text:span text:style-name="T1"> </text:span>ובשביעית<text:span text:style-name="T1"> </text:span><text:span text:style-name="T7">(</text:span><text:span text:style-name="T12">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מתקן</text:span><text:span text:style-name="T15"> </text:span><text:span text:style-name="T12">השדה</text:span><text:span text:style-name="T7">)</text:span>; </text:p>
      <text:p text:style-name="P5">וחכמים<text:span text:style-name="T1"> </text:span>אומרים<text:span text:style-name="T1"> </text:span><text:span text:style-name="T93">[נ"א: רבי</text:span><text:span text:style-name="T94"> </text:span><text:span text:style-name="T93">יהודה, כבברייתא</text:span><text:span text:style-name="T94"> </text:span><text:span text:style-name="T93">להלן]</text:span>: משדה<text:span text:style-name="T1"> </text:span>האילן<text:span text:style-name="T1"> </text:span><text:span text:style-name="T7">(</text:span><text:span text:style-name="T12">צד</text:span><text:span text:style-name="T7">)</text:span> כדרכו<text:span text:style-name="T1"> </text:span><text:span text:style-name="T7">(</text:span><text:span text:style-name="T12">מפני</text:span><text:span text:style-name="T15"> </text:span><text:span text:style-name="T12">שהפסד</text:span><text:span text:style-name="T15"> </text:span><text:span text:style-name="T12">מרובה</text:span><text:span text:style-name="T15"> </text:span><text:span text:style-name="T12">הוא</text:span><text:span text:style-name="T7">)</text:span>, ומשדה<text:span text:style-name="T1"> </text:span>הלבן<text:span text:style-name="T1"> </text:span>שלא<text:span text:style-name="T1"> </text:span>כדרכו<text:span text:style-name="T1"> </text:span><text:span text:style-name="T7">(</text:span><text:span text:style-name="T12">ואינו</text:span><text:span text:style-name="T15"> </text:span><text:span text:style-name="T12">יכול</text:span><text:span text:style-name="T15"> </text:span><text:span text:style-name="T12">לצוד</text:span><text:span text:style-name="T15"> </text:span><text:span text:style-name="T12">כדרכו</text:span><text:span text:style-name="T15"> </text:span><text:span text:style-name="T12">בשדה</text:span><text:span text:style-name="T15"> </text:span><text:span text:style-name="T12">לבן, משום</text:span><text:span text:style-name="T15"> </text:span><text:span text:style-name="T12">דלא</text:span><text:span text:style-name="T15"> </text:span><text:span text:style-name="T12">מפסיד</text:span><text:span text:style-name="T15"> </text:span><text:span text:style-name="T12">כולי</text:span><text:span text:style-name="T15"> </text:span><text:span text:style-name="T12">האי</text:span><text:span text:style-name="T15"> </text:span><text:span text:style-name="T12">בשדה</text:span><text:span text:style-name="T15"> </text:span><text:span text:style-name="T12">לבן</text:span><text:span text:style-name="T7">)</text:span>, ומקרין<text:span text:style-name="T1"> </text:span>את<text:span text:style-name="T1"> </text:span>הפירצה<text:span text:style-name="T1"> </text:span>במועד<text:span text:style-name="T1"> </text:span><text:span text:style-name="T7">(</text:span><text:span text:style-name="T12">שאם</text:span><text:span text:style-name="T15"> </text:span><text:span text:style-name="T12">נפלה</text:span><text:span text:style-name="T15"> </text:span><text:span text:style-name="T12">מקצתה</text:span><text:span text:style-name="T15"> </text:span><text:span text:style-name="T12">- חוזר</text:span><text:span text:style-name="T15"> </text:span><text:span text:style-name="T12">ומתקנה</text:span><text:span text:style-name="T15"> </text:span><text:span text:style-name="T12">במועד</text:span><text:span text:style-name="T7">)</text:span>, ובשביעית<text:span text:style-name="T1"> </text:span>בונה<text:span text:style-name="T1"> </text:span>כדרכו<text:span text:style-name="T1"> </text:span><text:span text:style-name="T7">(</text:span><text:span text:style-name="T12">מתחילה,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מיחזי</text:span><text:span text:style-name="T15"> </text:span><text:span text:style-name="T12">דעביד</text:span><text:span text:style-name="T15"> </text:span><text:span text:style-name="T12">נטירותא</text:span><text:span text:style-name="T15"> </text:span><text:span text:style-name="T12">לפירי</text:span><text:span text:style-name="T7">)</text:span>.</text:p>
      <text:p text:style-name="P5"/>
      <text:p text:style-name="P5">גמרא:</text:p>
      <text:p text:style-name="P5">מאי<text:span text:style-name="T1"> </text:span>'<text:span text:style-name="T41">אישות</text:span>'?</text:p>
      <text:p text:style-name="P5">אמר<text:span text:style-name="T1"> </text:span>רב<text:span text:style-name="T1"> </text:span>יהודה: בריה<text:span text:style-name="T1"> </text:span>שאין<text:span text:style-name="T1"> </text:span>לה<text:span text:style-name="T1"> </text:span>עינים<text:span text:style-name="T1"> </text:span><text:span text:style-name="T7">(</text:span><text:span text:style-name="T12">וחופר</text:span><text:span text:style-name="T15"> </text:span><text:span text:style-name="T12">בקרקע</text:span><text:span text:style-name="T7">)</text:span>.</text:p>
      <text:p text:style-name="P5">אמר<text:span text:style-name="T1"> </text:span>רבא<text:span text:style-name="T1"> </text:span>בר<text:span text:style-name="T1"> </text:span>ישמעאל, ואיתימא<text:span text:style-name="T1"> </text:span>רב<text:span text:style-name="T1"> </text:span>יימר<text:span text:style-name="T1"> </text:span>בר<text:span text:style-name="T1"> </text:span>שלמיא: מאי<text:span text:style-name="T1"> </text:span>קרא<text:span text:style-name="T1"> </text:span><text:span text:style-name="T7">(</text:span><text:span text:style-name="T12">דאישות</text:span><text:span text:style-name="T15"> </text:span><text:span text:style-name="T12">בריה</text:span><text:span text:style-name="T15"> </text:span><text:span text:style-name="T12">שאין</text:span><text:span text:style-name="T15"> </text:span><text:span text:style-name="T12">לה</text:span><text:span text:style-name="T15"> </text:span><text:span text:style-name="T12">עינים</text:span><text:span text:style-name="T7">)</text:span>? <text:span text:style-name="T13">(תהלים</text:span><text:span text:style-name="T16"> </text:span><text:span text:style-name="T13">נח,ט)</text:span><text:span text:style-name="T35"> כמו</text:span><text:span text:style-name="T1"> </text:span><text:span text:style-name="T35">שבלול</text:span><text:span text:style-name="T1"> </text:span><text:span text:style-name="T35">תמס</text:span><text:span text:style-name="T1"> </text:span><text:span text:style-name="T35">יהלך</text:span><text:span text:style-name="T1"> </text:span><text:span text:style-name="T35">נפל</text:span><text:span text:style-name="T1"> </text:span><text:span text:style-name="T35">אשת</text:span><text:span text:style-name="T1"> </text:span><text:span text:style-name="T35">בל</text:span><text:span text:style-name="T1"> </text:span><text:span text:style-name="T35">חזו</text:span><text:span text:style-name="T1"> </text:span><text:span text:style-name="T35">שמש</text:span><text:span text:style-name="T1"> </text:span><text:span text:style-name="T7">(</text:span><text:span text:style-name="T18">שבלול</text:span><text:span text:style-name="T12">, שקורין</text:span><text:span text:style-name="T15"> </text:span><text:span text:style-name="T12">לימצו"ן; </text:span><text:span text:style-name="T18">תמס</text:span><text:span text:style-name="T15"> </text:span><text:span text:style-name="T18">יהלך</text:span><text:span text:style-name="T12">, כלומר: כשיוצא</text:span><text:span text:style-name="T15"> </text:span><text:span text:style-name="T12">חוץ</text:span><text:span text:style-name="T15"> </text:span><text:span text:style-name="T12">מנרתיקו</text:span><text:span text:style-name="T15"> </text:span><text:span text:style-name="T12">- רירות</text:span><text:span text:style-name="T15"> </text:span><text:span text:style-name="T12">נופלות</text:span><text:span text:style-name="T15"> </text:span><text:span text:style-name="T12">ממנו</text:span><text:span text:style-name="T15"> </text:span><text:span text:style-name="T12">עד</text:span><text:span text:style-name="T15"> </text:span><text:span text:style-name="T12">שהוא</text:span><text:span text:style-name="T15"> </text:span><text:span text:style-name="T12">נימוח</text:span><text:span text:style-name="T15"> </text:span><text:span text:style-name="T12">ומת; </text:span><text:span text:style-name="T18">תמס</text:span><text:span text:style-name="T15"> </text:span><text:span text:style-name="T12">כמו</text:span><text:span text:style-name="T15"> </text:span><text:span text:style-name="T12">'ונמס'; </text:span><text:span text:style-name="T18">נפל</text:span><text:span text:style-name="T15"> </text:span><text:span text:style-name="T18">אשת</text:span><text:span text:style-name="T15"> </text:span><text:span text:style-name="T18">בל</text:span><text:span text:style-name="T15"> </text:span><text:span text:style-name="T18">חזו</text:span><text:span text:style-name="T15"> </text:span><text:span text:style-name="T18">שמש</text:span><text:span text:style-name="T15"> </text:span><text:span text:style-name="T12">כלומר: כך</text:span><text:span text:style-name="T15"> </text:span><text:span text:style-name="T12">אישות</text:span><text:span text:style-name="T15"> </text:span><text:span text:style-name="T12">נופלות</text:span><text:span text:style-name="T15"> </text:span><text:span text:style-name="T12">פתאום</text:span><text:span text:style-name="T15"> </text:span><text:span text:style-name="T12">לארץ, ומתים, דלא</text:span><text:span text:style-name="T15"> </text:span><text:span text:style-name="T12">חזו</text:span><text:span text:style-name="T7">)</text:span>.<text:span text:style-name="T12"> </text:span></text:p>
      <text:p text:style-name="P5"/>
      <text:p text:style-name="P5">תנו<text:span text:style-name="T1"> </text:span>רבנן: '<text:span text:style-name="T41">צדין</text:span><text:span text:style-name="T42"> </text:span><text:span text:style-name="T41">את</text:span><text:span text:style-name="T42"> </text:span><text:span text:style-name="T41">האישות</text:span><text:span text:style-name="T42"> </text:span><text:span text:style-name="T41">ואת</text:span><text:span text:style-name="T42"> </text:span><text:span text:style-name="T41">העכברים</text:span><text:span text:style-name="T42"> </text:span><text:span text:style-name="T41">משדה</text:span><text:span text:style-name="T42"> </text:span><text:span text:style-name="T41">הלבן</text:span><text:span text:style-name="T42"> </text:span><text:span text:style-name="T41">ומשדה</text:span><text:span text:style-name="T42"> </text:span><text:span text:style-name="T41">האילן</text:span><text:span text:style-name="T42"> </text:span><text:span text:style-name="T41">כדרכו, ומחריבין</text:span><text:span text:style-name="T42"> </text:span><text:span text:style-name="T41">חורי</text:span><text:span text:style-name="T42"> </text:span><text:span text:style-name="T41">נמלים;</text:span></text:p>
      <text:p text:style-name="P19">כיצד<text:span text:style-name="T1"> </text:span>מחריבין? </text:p>
      <text:p text:style-name="P5">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מביא</text:span><text:span text:style-name="T42"> </text:span><text:span text:style-name="T41">עפר</text:span><text:span text:style-name="T42"> </text:span><text:span text:style-name="T41">מחור</text:span><text:span text:style-name="T42"> </text:span><text:span text:style-name="T41">זה</text:span><text:span text:style-name="T42"> </text:span><text:span text:style-name="T41">ונותן</text:span><text:span text:style-name="T42"> </text:span><text:span text:style-name="T41">לתוך</text:span><text:span text:style-name="T42"> </text:span><text:span text:style-name="T41">חור</text:span><text:span text:style-name="T42"> </text:span><text:span text:style-name="T41">זה, והן</text:span><text:span text:style-name="T42"> </text:span><text:span text:style-name="T41">חונקין</text:span><text:span text:style-name="T42"> </text:span><text:span text:style-name="T41">זה</text:span><text:span text:style-name="T42"> </text:span><text:span text:style-name="T41">את</text:span><text:span text:style-name="T42"> </text:span><text:span text:style-name="T41">זה</text:span><text:span text:style-name="T42"> </text:span><text:span text:style-name="T7">(</text:span><text:span text:style-name="T12">מפני</text:span><text:span text:style-name="T15"> </text:span><text:span text:style-name="T12">שמריחין</text:span><text:span text:style-name="T15"> </text:span><text:span text:style-name="T12">את</text:span><text:span text:style-name="T15"> </text:span><text:span text:style-name="T12">העפר, ואין</text:span><text:span text:style-name="T15"> </text:span><text:span text:style-name="T12">מכירין</text:span><text:span text:style-name="T15"> </text:span><text:span text:style-name="T12">באותו</text:span><text:span text:style-name="T15"> </text:span><text:span text:style-name="T12">עפר</text:span><text:span text:style-name="T7">)</text:span><text:span text:style-name="T41">.</text:span></text:p>
      <text:p text:style-name="P34"><text:soft-page-break/>אמר<text:span text:style-name="T1"> </text:span>רב<text:span text:style-name="T1"> </text:span>יימר<text:span text:style-name="T1"> </text:span>בר<text:span text:style-name="T1"> </text:span>שלמיא<text:span text:style-name="T1"> </text:span>משמיה<text:span text:style-name="T1"> </text:span>דאביי: והוא<text:span text:style-name="T1"> </text:span>דקאי<text:span text:style-name="T1"> </text:span>בתרי<text:span text:style-name="T1"> </text:span>עברי<text:span text:style-name="T1"> </text:span>נהרא<text:span text:style-name="T1"> </text:span><text:span text:style-name="T7">(</text:span><text:span text:style-name="T12">דכיון</text:span><text:span text:style-name="T15"> </text:span><text:span text:style-name="T12">דאיכא</text:span><text:span text:style-name="T15"> </text:span><text:span text:style-name="T12">הפסק</text:span><text:span text:style-name="T15"> </text:span><text:span text:style-name="T12">מים</text:span><text:span text:style-name="T15"> </text:span><text:span text:style-name="T12">בין</text:span><text:span text:style-name="T15"> </text:span><text:span text:style-name="T12">הני</text:span><text:span text:style-name="T15"> </text:span><text:span text:style-name="T12">תרתי</text:span><text:span text:style-name="T15"> </text:span><text:span text:style-name="T12">חורי</text:span><text:span text:style-name="T15"> </text:span><text:span text:style-name="T12">נמלים</text:span><text:span text:style-name="T15"> </text:span><text:span text:style-name="T12">אין</text:span><text:span text:style-name="T15"> </text:span><text:span text:style-name="T12">מכירים</text:span><text:span text:style-name="T15"> </text:span><text:span text:style-name="T12">הני</text:span><text:span text:style-name="T15"> </text:span><text:span text:style-name="T12">בעפר</text:span><text:span text:style-name="T15"> </text:span><text:span text:style-name="T12">דהני</text:span><text:span text:style-name="T7">)</text:span>, והוא<text:span text:style-name="T1"> </text:span>דליכא<text:span text:style-name="T1"> </text:span>גשרא<text:span text:style-name="T1"> </text:span><text:span text:style-name="T7">(</text:span><text:span text:style-name="T12">גשר</text:span><text:span text:style-name="T7">)</text:span>, והוא<text:span text:style-name="T1"> </text:span>דליכא<text:span text:style-name="T1"> </text:span>גמלא<text:span text:style-name="T1"> </text:span><text:span text:style-name="T7">(</text:span><text:span text:style-name="T12">שאין</text:span><text:span text:style-name="T15"> </text:span><text:span text:style-name="T12">לו</text:span><text:span text:style-name="T15"> </text:span><text:span text:style-name="T12">גשר</text:span><text:span text:style-name="T15"> </text:span><text:span text:style-name="T12">אלא</text:span><text:span text:style-name="T15"> </text:span><text:span text:style-name="T12">מנסר</text:span><text:span text:style-name="T15"> </text:span><text:span text:style-name="T12">אחד</text:span><text:span text:style-name="T7">)</text:span> והוא<text:span text:style-name="T1"> </text:span>דליכא<text:span text:style-name="T1"> </text:span>מצרא<text:span text:style-name="T1"> </text:span><text:span text:style-name="T7">(</text:span><text:span text:style-name="T12">עדיין</text:span><text:span text:style-name="T15"> </text:span><text:span text:style-name="T12">קטן</text:span><text:span text:style-name="T15"> </text:span><text:span text:style-name="T12">מגמלא</text:span><text:span text:style-name="T15"> </text:span><text:span text:style-name="T12">אין</text:span><text:span text:style-name="T15"> </text:span><text:span text:style-name="T12">יכול</text:span><text:span text:style-name="T15"> </text:span><text:span text:style-name="T12">להלך</text:span><text:span text:style-name="T15"> </text:span><text:span text:style-name="T12">עליו</text:span><text:span text:style-name="T15"> </text:span><text:span text:style-name="T12">אלא</text:span><text:span text:style-name="T15"> </text:span><text:span text:style-name="T12">כשקושרים</text:span><text:span text:style-name="T15"> </text:span><text:span text:style-name="T12">חבל</text:span><text:span text:style-name="T15"> </text:span><text:span text:style-name="T12">אחד</text:span><text:span text:style-name="T15"> </text:span><text:span text:style-name="T12">משני</text:span><text:span text:style-name="T15"> </text:span><text:span text:style-name="T12">עברי</text:span><text:span text:style-name="T15"> </text:span><text:span text:style-name="T12">הנהר</text:span><text:span text:style-name="T15"> </text:span><text:span text:style-name="T12">בשתי</text:span><text:span text:style-name="T15"> </text:span><text:span text:style-name="T12">יתידות</text:span><text:span text:style-name="T15"> </text:span><text:span text:style-name="T12">ואוחזין</text:span><text:span text:style-name="T15"> </text:span><text:span text:style-name="T12">בו</text:span><text:span text:style-name="T15"> </text:span><text:span text:style-name="T12">והולכין</text:span><text:span text:style-name="T15"> </text:span><text:span text:style-name="T12">על</text:span><text:span text:style-name="T15"> </text:span><text:span text:style-name="T12">אותו</text:span><text:span text:style-name="T15"> </text:span><text:span text:style-name="T12">גשר</text:span><text:span text:style-name="T15"> </text:span><text:span text:style-name="T12">צר</text:span><text:span text:style-name="T15"> </text:span><text:span text:style-name="T12">אבל</text:span><text:span text:style-name="T15"> </text:span><text:span text:style-name="T12">אי</text:span><text:span text:style-name="T15"> </text:span><text:span text:style-name="T12">איכא</text:span><text:span text:style-name="T15"> </text:span><text:span text:style-name="T12">חד</text:span><text:span text:style-name="T15"> </text:span><text:span text:style-name="T12">מהן</text:span><text:span text:style-name="T15"> </text:span><text:span text:style-name="T12">מכירין</text:span><text:span text:style-name="T15"> </text:span><text:span text:style-name="T12">הני</text:span><text:span text:style-name="T15"> </text:span><text:span text:style-name="T12">בחורי</text:span><text:span text:style-name="T15"> </text:span><text:span text:style-name="T12">דהני</text:span><text:span text:style-name="T7">)</text:span>;</text:p>
      <text:p text:style-name="P5"/>
      <text:p text:style-name="P5">(מועד<text:span text:style-name="T1"> </text:span>קטן<text:span text:style-name="T1"> </text:span>ז,א)</text:p>
      <text:p text:style-name="P34">עד<text:span text:style-name="T1"> </text:span>כמה<text:span text:style-name="T1"> </text:span><text:span text:style-name="T7">(</text:span><text:span text:style-name="T12">מרוחקין</text:span><text:span text:style-name="T15"> </text:span><text:span text:style-name="T12">הני</text:span><text:span text:style-name="T15"> </text:span><text:span text:style-name="T12">תרי</text:span><text:span text:style-name="T15"> </text:span><text:span text:style-name="T12">חורי</text:span><text:span text:style-name="T15"> </text:span><text:span text:style-name="T12">נמלים, דכי</text:span><text:span text:style-name="T15"> </text:span><text:span text:style-name="T12">איכא</text:span><text:span text:style-name="T15"> </text:span><text:span text:style-name="T12">נהרא</text:span><text:span text:style-name="T15"> </text:span><text:span text:style-name="T12">בינייהו</text:span><text:span text:style-name="T15"> </text:span><text:span text:style-name="T12">וליכא</text:span><text:span text:style-name="T15"> </text:span><text:span text:style-name="T12">גישרא</text:span><text:span text:style-name="T15"> </text:span><text:span text:style-name="T12">דאין</text:span><text:span text:style-name="T15"> </text:span><text:span text:style-name="T12">מכירין</text:span><text:span text:style-name="T15"> </text:span><text:span text:style-name="T12">הני</text:span><text:span text:style-name="T15"> </text:span><text:span text:style-name="T12">בחורי</text:span><text:span text:style-name="T15"> </text:span><text:span text:style-name="T12">דהני</text:span><text:span text:style-name="T7">)</text:span>?</text:p>
      <text:p text:style-name="P34">עד<text:span text:style-name="T1"> </text:span>פרסה<text:span text:style-name="T1"> </text:span><text:span text:style-name="T7">(</text:span><text:span text:style-name="T12">אי</text:span><text:span text:style-name="T15"> </text:span><text:span text:style-name="T12">ליכא</text:span><text:span text:style-name="T15"> </text:span><text:span text:style-name="T12">פרסה</text:span><text:span text:style-name="T15"> </text:span><text:span text:style-name="T12">בינייהו,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איכא</text:span><text:span text:style-name="T15"> </text:span><text:span text:style-name="T12">נהרא</text:span><text:span text:style-name="T15"> </text:span><text:span text:style-name="T12">וליכא</text:span><text:span text:style-name="T15"> </text:span><text:span text:style-name="T12">מעבר</text:span><text:span text:style-name="T15"> </text:span><text:span text:style-name="T12">- מכירין</text:span><text:span text:style-name="T15"> </text:span><text:span text:style-name="T12">הני</text:span><text:span text:style-name="T15"> </text:span><text:span text:style-name="T12">בחורי</text:span><text:span text:style-name="T15"> </text:span><text:span text:style-name="T12">דהני</text:span><text:span text:style-name="T7">)</text:span>.</text:p>
      <text:p text:style-name="P5"><text:span text:style-name="T41">רבי</text:span><text:span text:style-name="T42"> </text:span><text:span text:style-name="T41">יהודה</text:span><text:span text:style-name="T42"> </text:span><text:span text:style-name="T41">אומר: משדה</text:span><text:span text:style-name="T42"> </text:span><text:span text:style-name="T41">האילן</text:span><text:span text:style-name="T1"> </text:span><text:span text:style-name="T84">[צדין</text:span><text:span text:style-name="T88"> </text:span><text:span text:style-name="T84">את</text:span><text:span text:style-name="T88"> </text:span><text:span text:style-name="T84">האישות</text:span><text:span text:style-name="T88"> </text:span><text:span text:style-name="T84">וכו']</text:span><text:span text:style-name="T41"> כדרכו, ומשדה</text:span><text:span text:style-name="T42"> </text:span><text:span text:style-name="T41">הלבן</text:span><text:span text:style-name="T42"> </text:span><text:span text:style-name="T41">- שלא</text:span><text:span text:style-name="T42"> </text:span><text:span text:style-name="T41">כדרכו.</text:span>'</text:p>
      <text:p text:style-name="P5">תנו<text:span text:style-name="T1"> </text:span>רבנן: '<text:span text:style-name="T41">כיצד</text:span><text:span text:style-name="T42"> </text:span><text:span text:style-name="T41">'כדרכו'</text:span><text:span text:style-name="T59">?</text:span></text:p>
      <text:p text:style-name="P6">חופר<text:span text:style-name="T1"> </text:span>גומא<text:span text:style-name="T1"> </text:span>ותולה<text:span text:style-name="T1"> </text:span>בה<text:span text:style-name="T1"> </text:span>מצודה;</text:p>
      <text:p text:style-name="P6">כיצד<text:span text:style-name="T1"> </text:span>'שלא<text:span text:style-name="T1"> </text:span>כדרכו'?</text:p>
      <text:p text:style-name="P5"><text:span text:style-name="T59">נועץ</text:span><text:span text:style-name="T3"> </text:span><text:span text:style-name="T59">שפוד</text:span><text:span text:style-name="T3"> </text:span><text:span text:style-name="T7">(</text:span><text:span text:style-name="T12">במקום</text:span><text:span text:style-name="T15"> </text:span><text:span text:style-name="T12">שהן</text:span><text:span text:style-name="T15"> </text:span><text:span text:style-name="T12">מצוין</text:span><text:span text:style-name="T7">)</text:span><text:span text:style-name="T59"> ומכה</text:span><text:span text:style-name="T3"> </text:span><text:span text:style-name="T59">בקורדום</text:span><text:span text:style-name="T3"> </text:span><text:span text:style-name="T59">ומרדה</text:span><text:span text:style-name="T3"> </text:span><text:span text:style-name="T59">האדמה</text:span><text:span text:style-name="T3"> </text:span><text:span text:style-name="T7">(</text:span><text:span text:style-name="T12">וממעך</text:span><text:span text:style-name="T15"> </text:span><text:span text:style-name="T12">אותן</text:span><text:span text:style-name="T7">)</text:span><text:span text:style-name="T59"> מתחתיה.'</text:span> </text:p>
      <text:p text:style-name="P5"/>
      <text:p text:style-name="P5">תניא: '<text:span text:style-name="T41">רבי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אלעזר/אליעזר</text:span><text:span text:style-name="T42"> </text:span><text:span text:style-name="T41">בן</text:span><text:span text:style-name="T42"> </text:span><text:span text:style-name="T41">יעקב</text:span><text:span text:style-name="T42"> </text:span><text:span text:style-name="T41">אומר: כשאמרו</text:span><text:span text:style-name="T42"> </text:span><text:span text:style-name="T41">'משדה</text:span><text:span text:style-name="T42"> </text:span><text:span text:style-name="T41">לבן</text:span><text:span text:style-name="T42"> </text:span><text:span text:style-name="T41">שלא</text:span><text:span text:style-name="T42"> </text:span><text:span text:style-name="T41">כדרכו' לא</text:span><text:span text:style-name="T42"> </text:span><text:span text:style-name="T41">אמרו</text:span><text:span text:style-name="T42"> </text:span><text:span text:style-name="T41">אלא</text:span><text:span text:style-name="T42"> </text:span><text:span text:style-name="T41">בשדה</text:span><text:span text:style-name="T42"> </text:span><text:span text:style-name="T41">לבן</text:span><text:span text:style-name="T42"> </text:span><text:span text:style-name="T41">הסמוכה</text:span><text:span text:style-name="T42"> </text:span><text:span text:style-name="T41">לעיר, אבל</text:span><text:span text:style-name="T42"> </text:span><text:span text:style-name="T41">בשדה</text:span><text:span text:style-name="T42"> </text:span><text:span text:style-name="T41">לבן</text:span><text:span text:style-name="T42"> </text:span><text:span text:style-name="T41">הסמוכה</text:span><text:span text:style-name="T42"> </text:span><text:span text:style-name="T41">לשדה</text:span><text:span text:style-name="T42"> </text:span><text:span text:style-name="T41">האילן</text:span><text:span text:style-name="T42"> </text:span><text:span text:style-name="T41">- אפילו</text:span><text:span text:style-name="T42"> </text:span><text:span text:style-name="T41">כדרכו, שמא</text:span><text:span text:style-name="T42"> </text:span><text:span text:style-name="T41">יצאו</text:span><text:span text:style-name="T42"> </text:span><text:span text:style-name="T41">משדה</text:span><text:span text:style-name="T42"> </text:span><text:span text:style-name="T41">הלבן</text:span><text:span text:style-name="T42"> </text:span><text:span text:style-name="T41">ויחריבו</text:span><text:span text:style-name="T42"> </text:span><text:span text:style-name="T41">את</text:span><text:span text:style-name="T42"> </text:span><text:span text:style-name="T41">האילנות.</text:span>'</text:p>
      <text:p text:style-name="P5"/>
      <text:p text:style-name="P5">ומקרין<text:span text:style-name="T1"> </text:span>את<text:span text:style-name="T1"> </text:span>הפירצה<text:span text:style-name="T1"> </text:span>במועד: <text:s/></text:p>
      <text:p text:style-name="P5">כיצד<text:span text:style-name="T1"> </text:span>'<text:span text:style-name="T41">מקרין</text:span>'? </text:p>
      <text:p text:style-name="P5">רב<text:span text:style-name="T1"> </text:span>יוסף<text:span text:style-name="T1"> </text:span>אמר: בהוצא<text:span text:style-name="T1"> </text:span><text:span text:style-name="T7">(</text:span><text:span text:style-name="T12">ענפי</text:span><text:span text:style-name="T15"> </text:span><text:span text:style-name="T12">דקל</text:span><text:span text:style-name="T15"> </text:span><text:span text:style-name="T12">דתמרים</text:span><text:span text:style-name="T7">)</text:span> ודפנא<text:span text:style-name="T1"> </text:span><text:span text:style-name="T7">(</text:span><text:span text:style-name="T12">בייר</text:span><text:span text:style-name="T15"> </text:span><text:span text:style-name="T85">[- בלע"ז; עץ</text:span><text:span text:style-name="T89"> </text:span><text:span text:style-name="T85">הדפנה]</text:span><text:span text:style-name="T12">; וקעבד</text:span><text:span text:style-name="T15"> </text:span><text:span text:style-name="T12">גדר</text:span><text:span text:style-name="T15"> </text:span><text:span text:style-name="T12">מדפנא, ומגדל</text:span><text:span text:style-name="T15"> </text:span><text:span text:style-name="T12">אותה</text:span><text:span text:style-name="T15"> </text:span><text:span text:style-name="T12">מהוצי</text:span><text:span text:style-name="T15"> </text:span><text:span text:style-name="T12">הדקל</text:span><text:span text:style-name="T7">)</text:span>.</text:p>
      <text:p text:style-name="P5">במתניתא<text:span text:style-name="T1"> </text:span>תנא: '<text:span text:style-name="T41">צר</text:span><text:span text:style-name="T42"> </text:span><text:span text:style-name="T41">בצרור</text:span><text:span text:style-name="T42"> </text:span><text:span text:style-name="T7">(</text:span><text:span text:style-name="T12">מניח</text:span><text:span text:style-name="T15"> </text:span><text:span text:style-name="T12">אבנים</text:span><text:span text:style-name="T15"> </text:span><text:span text:style-name="T12">זה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זה</text:span><text:span text:style-name="T7">)</text:span><text:span text:style-name="T41"> ואינו</text:span><text:span text:style-name="T42"> </text:span><text:span text:style-name="T41">טח</text:span><text:span text:style-name="T42"> </text:span><text:span text:style-name="T41">בטיט</text:span>';</text:p>
      <text:p text:style-name="P5">אמר<text:span text:style-name="T1"> </text:span>רב<text:span text:style-name="T1"> </text:span>חסדא: לא<text:span text:style-name="T1"> </text:span>שנו<text:span text:style-name="T1"> </text:span><text:span text:style-name="T7">(</text:span><text:span text:style-name="T12">דאמר</text:span><text:span text:style-name="T15"> </text:span><text:span text:style-name="T12">מתניתין</text:span><text:span text:style-name="T15"> </text:span><text:span text:style-name="T12">'מקרין' - אבל</text:span><text:span text:style-name="T15"> </text:span><text:span text:style-name="T12">אינו</text:span><text:span text:style-name="T15"> </text:span><text:span text:style-name="T12">בונה</text:span><text:span text:style-name="T15"> </text:span><text:span text:style-name="T12">כדרכו</text:span><text:span text:style-name="T7">)</text:span> אלא<text:span text:style-name="T1"> </text:span>כותל<text:span text:style-name="T1"> </text:span>הגינה<text:span text:style-name="T1"> </text:span><text:span text:style-name="T7">(</text:span><text:span text:style-name="T12">דליכא</text:span><text:span text:style-name="T15"> </text:span><text:span text:style-name="T12">פסידא</text:span><text:span text:style-name="T15"> </text:span><text:span text:style-name="T12">יתירא</text:span><text:span text:style-name="T15"> </text:span><text:span text:style-name="T12">אי</text:span><text:span text:style-name="T15"> </text:span><text:span text:style-name="T12">עיילי</text:span><text:span text:style-name="T15"> </text:span><text:span text:style-name="T12">בה</text:span><text:span text:style-name="T15"> </text:span><text:span text:style-name="T12">אינשי</text:span><text:span text:style-name="T7">)</text:span>, אבל<text:span text:style-name="T1"> </text:span>כותל<text:span text:style-name="T1"> </text:span>החצר<text:span text:style-name="T1"> </text:span>- בונה<text:span text:style-name="T1"> </text:span>כדרכו<text:span text:style-name="T1"> </text:span><text:span text:style-name="T7">(</text:span><text:span text:style-name="T12">דאיכא</text:span><text:span text:style-name="T15"> </text:span><text:span text:style-name="T12">פסידא</text:span><text:span text:style-name="T15"> </text:span><text:span text:style-name="T12">יתירא</text:span><text:span text:style-name="T15"> </text:span><text:span text:style-name="T12">אי</text:span><text:span text:style-name="T15"> </text:span><text:span text:style-name="T12">עיילי</text:span><text:span text:style-name="T15"> </text:span><text:span text:style-name="T12">בה</text:span><text:span text:style-name="T15"> </text:span><text:span text:style-name="T12">גנבי</text:span><text:span text:style-name="T15"> </text:span><text:span text:style-name="T12">וגנבי</text:span><text:span text:style-name="T15"> </text:span><text:span text:style-name="T12">ממוניה</text:span><text:span text:style-name="T7">)</text:span>.</text:p>
      <text:p text:style-name="P5">לימא<text:span text:style-name="T1"> </text:span>מסייע<text:span text:style-name="T1"> </text:span>ליה: '<text:span text:style-name="T41">כותל</text:span><text:span text:style-name="T42"> </text:span><text:span text:style-name="T41">הגוחה</text:span><text:span text:style-name="T42"> </text:span><text:span text:style-name="T7">(</text:span><text:span text:style-name="T12">שוחה</text:span><text:span text:style-name="T15"> </text:span><text:span text:style-name="T12">ונטוי</text:span><text:span text:style-name="T7">)</text:span><text:span text:style-name="T41"> לרשות</text:span><text:span text:style-name="T42"> </text:span><text:span text:style-name="T41">הרבים</text:span><text:span text:style-name="T1"> </text:span><text:span text:style-name="T7">(</text:span><text:span text:style-name="T33">דהיינו</text:span><text:span text:style-name="T34"> </text:span><text:span text:style-name="T33">כותל</text:span><text:span text:style-name="T34"> </text:span><text:span text:style-name="T33">חצר</text:span><text:span text:style-name="T15"> </text:span><text:span text:style-name="T12">- </text:span><text:span text:style-name="T33">מסייע</text:span><text:span text:style-name="T34"> </text:span><text:span text:style-name="T33">ליה</text:span><text:span text:style-name="T34"> </text:span><text:span text:style-name="T33">לרב</text:span><text:span text:style-name="T34"> </text:span><text:span text:style-name="T33">חסדא</text:span><text:span text:style-name="T7">)</text:span><text:span text:style-name="T41"> - סותר</text:span><text:span text:style-name="T42"> </text:span><text:span text:style-name="T41">ובונה</text:span><text:span text:style-name="T42"> </text:span><text:span text:style-name="T41">כדרכו</text:span><text:span text:style-name="T42"> </text:span><text:span text:style-name="T41">מפני</text:span><text:span text:style-name="T42"> </text:span><text:span text:style-name="T41">הסכנה</text:span><text:span text:style-name="T1"> </text:span><text:span text:style-name="T7">(</text:span><text:span text:style-name="T12">שלא</text:span><text:span text:style-name="T15"> </text:span><text:span text:style-name="T12">תפול</text:span><text:span text:style-name="T15"> </text:span><text:span text:style-name="T12">על</text:span><text:span text:style-name="T15"> </text:span><text:span text:style-name="T12">הולכי</text:span><text:span text:style-name="T15"> </text:span><text:span text:style-name="T12">ברשות</text:span><text:span text:style-name="T15"> </text:span><text:span text:style-name="T12">הרבים</text:span><text:span text:style-name="T7">)</text:span>'.</text:p>
      <text:p text:style-name="P5">התם<text:span text:style-name="T1"> </text:span>- כדקתני<text:span text:style-name="T1"> </text:span>טעמא: מפני<text:span text:style-name="T1"> </text:span>הסכנה!</text:p>
      <text:p text:style-name="P5">ואיכא<text:span text:style-name="T1"> </text:span>דאמרי: תא<text:span text:style-name="T1"> </text:span>שמע: '<text:span text:style-name="T41">כותל</text:span><text:span text:style-name="T42"> </text:span><text:span text:style-name="T41">הגוחה</text:span><text:span text:style-name="T42"> </text:span><text:span text:style-name="T41">לרשות</text:span><text:span text:style-name="T42"> </text:span><text:span text:style-name="T41">הרבים</text:span><text:span text:style-name="T42"> </text:span><text:span text:style-name="T41">- סותר</text:span><text:span text:style-name="T42"> </text:span><text:span text:style-name="T41">ובונה</text:span><text:span text:style-name="T42"> </text:span><text:span text:style-name="T41">כדרכו, מפני</text:span><text:span text:style-name="T42"> </text:span><text:span text:style-name="T41">הסכנה</text:span>'; '<text:span text:style-name="T41">מפני</text:span><text:span text:style-name="T42"> </text:span><text:span text:style-name="T41">הסכנה</text:span>' – אִין, שלא<text:span text:style-name="T1"> </text:span>מפני<text:span text:style-name="T1"> </text:span>הסכנה<text:span text:style-name="T1"> – </text:span>לא, לימא<text:span text:style-name="T1"> </text:span>תיהוי<text:span text:style-name="T1"> </text:span>תיובתיה<text:span text:style-name="T1"> </text:span>דרב<text:span text:style-name="T1"> </text:span>חסדא<text:span text:style-name="T1"> </text:span><text:span text:style-name="T7">(</text:span><text:span text:style-name="T12">קשיא</text:span><text:span text:style-name="T15"> </text:span><text:span text:style-name="T12">לרב</text:span><text:span text:style-name="T15"> </text:span><text:span text:style-name="T12">חסדא</text:span><text:span text:style-name="T15"> </text:span><text:span text:style-name="T12">דאמר</text:span><text:span text:style-name="T15"> </text:span><text:span text:style-name="T12">בכותל</text:span><text:span text:style-name="T15"> </text:span><text:span text:style-name="T12">חצר</text:span><text:span text:style-name="T15"> </text:span><text:span text:style-name="T12">'בונה</text:span><text:span text:style-name="T15"> </text:span><text:span text:style-name="T12">כדרכו' 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דליכא</text:span><text:span text:style-name="T15"> </text:span><text:span text:style-name="T12">סכנה</text:span><text:span text:style-name="T7">)</text:span>!</text:p>
      <text:p text:style-name="P5">אמר<text:span text:style-name="T1"> </text:span>לך<text:span text:style-name="T1"> </text:span>רב<text:span text:style-name="T1"> </text:span>חסדא<text:span text:style-name="T1"> </text:span><text:span text:style-name="T7">(</text:span><text:span text:style-name="T12">תריץ: לא</text:span><text:span text:style-name="T15"> </text:span><text:span text:style-name="T12">קשיא</text:span><text:span text:style-name="T15"> </text:span><text:span text:style-name="T12">לרב</text:span><text:span text:style-name="T15"> </text:span><text:span text:style-name="T12">חסדא</text:span><text:span text:style-name="T7">)</text:span>: התם<text:span text:style-name="T1"> </text:span><text:span text:style-name="T7">(</text:span><text:span text:style-name="T12">דהא</text:span><text:span text:style-name="T15"> </text:span><text:span text:style-name="T12">דקתני</text:span><text:span text:style-name="T15"> </text:span><text:span text:style-name="T12">'במקום</text:span><text:span text:style-name="T15"> </text:span><text:span text:style-name="T12">סכנה'</text:span><text:span text:style-name="T7">)</text:span> סותר<text:span text:style-name="T1"> </text:span>ובונה<text:span text:style-name="T1"> </text:span><text:span text:style-name="T7">(</text:span><text:span text:style-name="T12">היינו</text:span><text:span text:style-name="T15"> </text:span><text:span text:style-name="T12">דסתר</text:span><text:span text:style-name="T15"> </text:span><text:span text:style-name="T12">לה</text:span><text:span text:style-name="T15"> </text:span><text:span text:style-name="T12">כשגוחה, ובונה</text:span><text:span text:style-name="T15"> </text:span><text:span text:style-name="T12">לה</text:span><text:span text:style-name="T15"> </text:span><text:span text:style-name="T12">שפיר</text:span><text:span text:style-name="T7">)</text:span>, הכא<text:span text:style-name="T1"> </text:span><text:span text:style-name="T7">(</text:span><text:span text:style-name="T12">דקאמר</text:span><text:span text:style-name="T15"> </text:span><text:span text:style-name="T12">רב</text:span><text:span text:style-name="T15"> </text:span><text:span text:style-name="T12">חסדא</text:span><text:span text:style-name="T7">)</text:span> - <text:span text:style-name="T7">(</text:span><text:span text:style-name="T12">שלא</text:span><text:span text:style-name="T15"> </text:span><text:span text:style-name="T12">במקום</text:span><text:span text:style-name="T15"> </text:span><text:span text:style-name="T12">סכנה</text:span><text:span text:style-name="T7">)</text:span> בונה<text:span text:style-name="T1"> </text:span><text:span text:style-name="T7">(</text:span><text:span text:style-name="T12">כדרכה</text:span><text:span text:style-name="T15"> </text:span><text:span text:style-name="T12">כשהיא</text:span><text:span text:style-name="T15"> </text:span><text:span text:style-name="T12">סתורה</text:span><text:span text:style-name="T15"> </text:span><text:span text:style-name="T12">קודם</text:span><text:span text:style-name="T15"> </text:span><text:span text:style-name="T12">לכן</text:span><text:span text:style-name="T7">)</text:span> ולא<text:span text:style-name="T1"> </text:span>סותר<text:span text:style-name="T1"> </text:span><text:span text:style-name="T7">(</text:span><text:span text:style-name="T12">אבל</text:span><text:span text:style-name="T15"> </text:span><text:span text:style-name="T12">לא</text:span><text:span text:style-name="T15"> </text:span><text:span text:style-name="T12">סתר</text:span><text:span text:style-name="T15"> </text:span><text:span text:style-name="T12">לה</text:span><text:span text:style-name="T15"> </text:span><text:span text:style-name="T12">במועד</text:span><text:span text:style-name="T7">)</text:span>.</text:p>
      <text:p text:style-name="P5">התם<text:span text:style-name="T1"> </text:span><text:span text:style-name="T7">(</text:span><text:span text:style-name="T12">במקום</text:span><text:span text:style-name="T15"> </text:span><text:span text:style-name="T12">סכנה</text:span><text:span text:style-name="T7">)</text:span> נמי<text:span text:style-name="T1"> </text:span>ליסתור<text:span text:style-name="T1"> </text:span><text:span text:style-name="T7">(</text:span><text:span text:style-name="T12">משום</text:span><text:span text:style-name="T15"> </text:span><text:span text:style-name="T12">דאיכא</text:span><text:span text:style-name="T15"> </text:span><text:span text:style-name="T12">סכנה</text:span><text:span text:style-name="T7">)</text:span> ולא<text:span text:style-name="T1"> </text:span>ליבני<text:span text:style-name="T1"> </text:span><text:span text:style-name="T7">(</text:span><text:span text:style-name="T12">דבבנין</text:span><text:span text:style-name="T15"> </text:span><text:span text:style-name="T12">ליכא</text:span><text:span text:style-name="T15"> </text:span><text:span text:style-name="T12">סכנה</text:span><text:span text:style-name="T7">)</text:span>? </text:p>
      <text:p text:style-name="P5">אם<text:span text:style-name="T1"> </text:span>כן<text:span text:style-name="T1"> </text:span><text:span text:style-name="T7">(</text:span><text:span text:style-name="T12">דלא</text:span><text:span text:style-name="T15"> </text:span><text:span text:style-name="T12">בני</text:span><text:span text:style-name="T7">)</text:span> - מימנע<text:span text:style-name="T1"> </text:span>ולא<text:span text:style-name="T1"> </text:span>סותר<text:span text:style-name="T1"> </text:span><text:span text:style-name="T7">(</text:span><text:span text:style-name="T12">והוי</text:span><text:span text:style-name="T15"> </text:span><text:span text:style-name="T12">סכנה</text:span><text:span text:style-name="T7">)</text:span>.</text:p>
      <text:p text:style-name="P5">אמר<text:span text:style-name="T1"> </text:span>רב<text:span text:style-name="T1"> </text:span>אשי: מתניתין<text:span text:style-name="T1"> </text:span>נמי<text:span text:style-name="T1"> </text:span>דיקא<text:span text:style-name="T1"> </text:span><text:span text:style-name="T7">(</text:span><text:span text:style-name="T12">כרב</text:span><text:span text:style-name="T15"> </text:span><text:span text:style-name="T12">חסדא: דגינה</text:span><text:span text:style-name="T15"> </text:span><text:span text:style-name="T12">אינו</text:span><text:span text:style-name="T15"> </text:span><text:span text:style-name="T12">בונה</text:span><text:span text:style-name="T15"> </text:span><text:span text:style-name="T12">במועד</text:span><text:span text:style-name="T15"> </text:span><text:span text:style-name="T12">כדרכו</text:span><text:span text:style-name="T7">)</text:span>, דקתני<text:span text:style-name="T1"> </text:span>'<text:span text:style-name="T41">ובשביעית</text:span><text:span text:style-name="T42"> </text:span><text:span text:style-name="T41">בונה</text:span><text:span text:style-name="T42"> </text:span><text:span text:style-name="T41">כדרכו</text:span>', דהיכא?: אילימא<text:span text:style-name="T1"> </text:span>דחצר<text:span text:style-name="T1"> </text:span>- צריכא<text:span text:style-name="T1"> </text:span>למימר? אלא<text:span text:style-name="T1"> </text:span>לאו<text:span text:style-name="T1"> </text:span>דגינה<text:span text:style-name="T1"> </text:span><text:span text:style-name="T7">(</text:span><text:span text:style-name="T12">ובשביעית</text:span><text:span text:style-name="T15"> </text:span><text:span text:style-name="T12">בונה</text:span><text:span text:style-name="T15"> </text:span><text:span text:style-name="T12">כדרכו, אבל</text:span><text:span text:style-name="T15"> </text:span><text:span text:style-name="T12">במועד</text:span><text:span text:style-name="T15"> </text:span><text:span text:style-name="T12">אינו</text:span><text:span text:style-name="T15"> </text:span><text:span text:style-name="T12">בונה</text:span><text:span text:style-name="T15"> </text:span><text:span text:style-name="T12">כדרכו</text:span><text:span text:style-name="T7">)</text:span>, ואף<text:span text:style-name="T1"> </text:span>על<text:span text:style-name="T1"> </text:span>גב<text:span text:style-name="T1"> </text:span>דמיחזי<text:span text:style-name="T1"> </text:span>כמאן<text:span text:style-name="T1"> </text:span>דעביד<text:span text:style-name="T1"> </text:span>נטירותא<text:span text:style-name="T1"> </text:span>לפירי!</text:p>
      <text:p text:style-name="P5">שמע<text:span text:style-name="T1"> </text:span>מינה.</text:p>
      <text:p text:style-name="P13"/>
      <text:p text:style-name="P13"/>
      <text:p text:style-name="P5">משנה:</text:p>
      <text:p text:style-name="P5">רבי<text:span text:style-name="T1"> </text:span>מאיר<text:span text:style-name="T1"> </text:span>אומר: רואין<text:span text:style-name="T1"> </text:span>את<text:span text:style-name="T1"> </text:span>הנגעים<text:span text:style-name="T1"> </text:span><text:span text:style-name="T132">[בתחילה]</text:span> להקל<text:span text:style-name="T1"> </text:span><text:span text:style-name="T7">(</text:span><text:span text:style-name="T12">כלומר: רואה</text:span><text:span text:style-name="T15"> </text:span><text:span text:style-name="T12">הכהן</text:span><text:span text:style-name="T15"> </text:span><text:span text:style-name="T12">נגע</text:span><text:span text:style-name="T15"> </text:span><text:span text:style-name="T12">צרעת</text:span><text:span text:style-name="T15"> </text:span><text:span text:style-name="T12">במועד</text:span><text:span text:style-name="T15"> </text:span><text:span text:style-name="T12">לטהר</text:span><text:span text:style-name="T7">)</text:span> אבל<text:span text:style-name="T1"> </text:span>לא<text:span text:style-name="T1"> </text:span>להחמיר<text:span text:style-name="T1"> </text:span><text:span text:style-name="T7">(</text:span><text:span text:style-name="T12">שאם</text:span><text:span text:style-name="T15"> </text:span><text:span text:style-name="T12">רואה</text:span><text:span text:style-name="T15"> </text:span><text:span text:style-name="T12">הכהן</text:span><text:span text:style-name="T15"> </text:span><text:span text:style-name="T12">שהוא</text:span><text:span text:style-name="T15"> </text:span><text:span text:style-name="T12">טמא</text:span><text:span text:style-name="T15"> </text:span><text:span text:style-name="T12">- אינו</text:span><text:span text:style-name="T15"> </text:span><text:span text:style-name="T12">אומר</text:span><text:span text:style-name="T15"> </text:span><text:span text:style-name="T12">כלום, שאם</text:span><text:span text:style-name="T15"> </text:span><text:span text:style-name="T12">מטמאו</text:span><text:span text:style-name="T15"> </text:span><text:span text:style-name="T12">- נמצא</text:span><text:span text:style-name="T15"> </text:span><text:span text:style-name="T12">מצערו</text:span><text:span text:style-name="T15"> </text:span><text:span text:style-name="T12">במועד, ורחמנא</text:span><text:span text:style-name="T15"> </text:span><text:span text:style-name="T12">אמר</text:span><text:span text:style-name="T15"> </text:span><text:span text:style-name="T13">(דברים</text:span><text:span text:style-name="T16"> </text:span><text:span text:style-name="T13">טז,יד)</text:span><text:span text:style-name="T18"> ושמחת</text:span><text:span text:style-name="T15"> </text:span><text:span text:style-name="T18">בחגך</text:span><text:span text:style-name="T7">)</text:span>;</text:p>
      <text:p text:style-name="P5"><text:soft-page-break/>וחכמים<text:span text:style-name="T1"> </text:span>אומרים: לא<text:span text:style-name="T1"> </text:span>להקל<text:span text:style-name="T1"> </text:span>ולא<text:span text:style-name="T1"> </text:span>להחמיר.</text:p>
      <text:p text:style-name="P5"/>
      <text:p text:style-name="P5">גמרא:</text:p>
      <text:p text:style-name="P5">תניא<text:span text:style-name="T1"> </text:span><text:span text:style-name="T13">[תוספתא</text:span><text:span text:style-name="T16"> </text:span><text:span text:style-name="T13">מועד</text:span><text:span text:style-name="T16"> </text:span><text:span text:style-name="T13">קטן</text:span><text:span text:style-name="T16"> <text:s/></text:span><text:span text:style-name="T13">פ"א</text:span><text:span text:style-name="T16"> </text:span><text:span text:style-name="T13">מ"ח</text:span><text:span text:style-name="T16"> </text:span><text:span text:style-name="T13">[ליברמן]]</text:span>: '<text:span text:style-name="T41">רבי</text:span><text:span text:style-name="T42"> </text:span><text:span text:style-name="T41">מאיר</text:span><text:span text:style-name="T42"> </text:span><text:span text:style-name="T41">אומר: רואין</text:span><text:span text:style-name="T42"> </text:span><text:span text:style-name="T41">את</text:span><text:span text:style-name="T42"> </text:span><text:span text:style-name="T41">הנגעים</text:span><text:span text:style-name="T42"> </text:span><text:span text:style-name="T41">להקל</text:span><text:span text:style-name="T42"> </text:span><text:span text:style-name="T41">אבל</text:span><text:span text:style-name="T42"> </text:span><text:span text:style-name="T41">לא</text:span><text:span text:style-name="T42"> </text:span><text:span text:style-name="T41">להחמיר; רבי</text:span><text:span text:style-name="T42"> </text:span><text:span text:style-name="T41">יוסי</text:span><text:span text:style-name="T42"> </text:span><text:span text:style-name="T41">אומר: לא</text:span><text:span text:style-name="T42"> </text:span><text:span text:style-name="T41">להקל</text:span><text:span text:style-name="T42"> </text:span><text:span text:style-name="T41">ולא</text:span><text:span text:style-name="T42"> </text:span><text:span text:style-name="T41">להחמיר, שאם</text:span><text:span text:style-name="T42"> </text:span><text:span text:style-name="T41">אתה</text:span><text:span text:style-name="T42"> </text:span><text:span text:style-name="T41">נזקק</text:span><text:span text:style-name="T42"> </text:span><text:span text:style-name="T41">לו</text:span><text:span text:style-name="T42"> </text:span><text:span text:style-name="T41">להקל</text:span><text:span text:style-name="T42"> </text:span><text:span text:style-name="T41">- נזקק</text:span><text:span text:style-name="T42"> </text:span><text:span text:style-name="T41">לו</text:span><text:span text:style-name="T42"> </text:span><text:span text:style-name="T41">אף</text:span><text:span text:style-name="T42"> </text:span><text:span text:style-name="T41">להחמיר</text:span><text:span text:style-name="T1"> </text:span><text:span text:style-name="T7">(</text:span><text:span text:style-name="T12">כלומר: מאחר</text:span><text:span text:style-name="T15"> </text:span><text:span text:style-name="T12">שרואהו</text:span><text:span text:style-name="T15"> </text:span><text:span text:style-name="T12">הכהן</text:span><text:span text:style-name="T15"> – </text:span><text:span text:style-name="T12">אומר, בין</text:span><text:span text:style-name="T15"> </text:span><text:span text:style-name="T12">הוא</text:span><text:span text:style-name="T15"> </text:span><text:span text:style-name="T12">טמא</text:span><text:span text:style-name="T15"> </text:span><text:span text:style-name="T12">בין</text:span><text:span text:style-name="T15"> </text:span><text:span text:style-name="T12">הוא</text:span><text:span text:style-name="T15"> </text:span><text:span text:style-name="T12">טהור</text:span><text:span text:style-name="T7">)</text:span><text:span text:style-name="T41">; אמר</text:span><text:span text:style-name="T42"> </text:span><text:span text:style-name="T41">רבי: נראין</text:span><text:span text:style-name="T42"> </text:span><text:span text:style-name="T41">דברי</text:span><text:span text:style-name="T42"> </text:span><text:span text:style-name="T41">רבי</text:span><text:span text:style-name="T42"> </text:span><text:span text:style-name="T41">מאיר</text:span><text:span text:style-name="T42"> </text:span><text:span text:style-name="T41">במוסגר</text:span><text:span text:style-name="T42"> </text:span><text:span text:style-name="T7">(</text:span><text:span text:style-name="T12">שרואין</text:span><text:span text:style-name="T7">)</text:span><text:span text:style-name="T41">, ודברי</text:span><text:span text:style-name="T42"> </text:span><text:span text:style-name="T41">רבי</text:span><text:span text:style-name="T42"> </text:span><text:span text:style-name="T41">יוסי</text:span><text:span text:style-name="T42"> </text:span><text:span text:style-name="T41">במוחלט.</text:span>'</text:p>
      <text:p text:style-name="P5">אמר<text:span text:style-name="T1"> </text:span>רבא: בטהור<text:span text:style-name="T1"> </text:span>כולי<text:span text:style-name="T1"> </text:span>עלמא<text:span text:style-name="T1"> </text:span>לא<text:span text:style-name="T1"> </text:span>פליגי<text:span text:style-name="T1"> </text:span>דלא<text:span text:style-name="T1"> </text:span>חזו<text:span text:style-name="T1"> </text:span>ליה; בהסגר<text:span text:style-name="T1"> </text:span>ראשון<text:span text:style-name="T1"> </text:span>דכולי<text:span text:style-name="T1"> </text:span>עלמא<text:span text:style-name="T1"> </text:span>לא<text:span text:style-name="T1"> </text:span>פליגי<text:span text:style-name="T1"> </text:span>דחזי<text:span text:style-name="T1"> </text:span>ליה<text:span text:style-name="T1"> </text:span><text:span text:style-name="T7">(</text:span><text:span text:style-name="T12">שאם</text:span><text:span text:style-name="T15"> </text:span><text:span text:style-name="T12">מטהר</text:span><text:span text:style-name="T15"> </text:span><text:span text:style-name="T12">ליה</text:span><text:span text:style-name="T15"> </text:span><text:span text:style-name="T12">- משמח</text:span><text:span text:style-name="T15"> </text:span><text:span text:style-name="T12">ליה, אי</text:span><text:span text:style-name="T15"> </text:span><text:span text:style-name="T12">לא</text:span><text:span text:style-name="T15"> </text:span><text:span text:style-name="T12">מטהר</text:span><text:span text:style-name="T15"> </text:span><text:span text:style-name="T12">ליה</text:span><text:span text:style-name="T15"> </text:span><text:span text:style-name="T12">- לא</text:span><text:span text:style-name="T15"> </text:span><text:span text:style-name="T12">מטמא</text:span><text:span text:style-name="T15"> </text:span><text:span text:style-name="T12">ליה</text:span><text:span text:style-name="T15"> </text:span><text:span text:style-name="T12">יותר</text:span><text:span text:style-name="T15"> </text:span><text:span text:style-name="T12">מדמעיקרא, אלא</text:span><text:span text:style-name="T15"> </text:span><text:span text:style-name="T12">מסגר</text:span><text:span text:style-name="T15"> </text:span><text:span text:style-name="T12">ליה</text:span><text:span text:style-name="T15"> </text:span><text:span text:style-name="T12">פעם</text:span><text:span text:style-name="T15"> </text:span><text:span text:style-name="T12">שניה</text:span><text:span text:style-name="T7">)</text:span>; כי<text:span text:style-name="T1"> </text:span>פליגי</text:p>
      <text:p text:style-name="P5"/>
      <text:p text:style-name="P5">(מועד<text:span text:style-name="T1"> </text:span>קטן<text:span text:style-name="T1"> </text:span>ז,ב)</text:p>
      <text:p text:style-name="P5">בהסגר<text:span text:style-name="T1"> </text:span>שני<text:span text:style-name="T1"> </text:span><text:span text:style-name="T7">(</text:span><text:span text:style-name="T12">דאי</text:span><text:span text:style-name="T15"> </text:span><text:span text:style-name="T12">מטמא</text:span><text:span text:style-name="T15"> </text:span><text:span text:style-name="T12">ליה</text:span><text:span text:style-name="T15"> </text:span><text:span text:style-name="T12">- מחליט</text:span><text:span text:style-name="T15"> </text:span><text:span text:style-name="T12">ליה</text:span><text:span text:style-name="T15"> </text:span><text:span text:style-name="T12">בטומאה</text:span><text:span text:style-name="T15"> </text:span><text:span text:style-name="T12">חמורה, ומצער</text:span><text:span text:style-name="T15"> </text:span><text:span text:style-name="T12">ליה</text:span><text:span text:style-name="T7">)</text:span>: מר<text:span text:style-name="T1"> </text:span><text:span text:style-name="T7">(</text:span><text:span text:style-name="T12">רבי</text:span><text:span text:style-name="T15"> </text:span><text:span text:style-name="T12">מאיר, דאמר</text:span><text:span text:style-name="T15"> </text:span><text:span text:style-name="T27">רואה</text:span><text:span text:style-name="T28"> </text:span><text:span text:style-name="T27">להקל</text:span><text:span text:style-name="T15"> </text:span><text:span text:style-name="T12">= לטהר, </text:span><text:span text:style-name="T27">אבל</text:span><text:span text:style-name="T28"> </text:span><text:span text:style-name="T27">לא</text:span><text:span text:style-name="T28"> </text:span><text:span text:style-name="T27">לטמא</text:span><text:span text:style-name="T7">)</text:span> סבר<text:span text:style-name="T1"> </text:span>בכהן<text:span text:style-name="T1"> </text:span>תליא<text:span text:style-name="T1"> </text:span>מילתא: אי<text:span text:style-name="T1"> </text:span>טהור<text:span text:style-name="T1"> </text:span>- אמר<text:span text:style-name="T1"> </text:span>ליה<text:span text:style-name="T1"> </text:span>"טהור", ואי<text:span text:style-name="T1"> </text:span>טמא<text:span text:style-name="T1"> – </text:span>שתיק<text:span text:style-name="T1"> </text:span><text:span text:style-name="T7">(</text:span><text:span text:style-name="T12">דאי</text:span><text:span text:style-name="T15"> </text:span><text:span text:style-name="T12">מטמא</text:span><text:span text:style-name="T15"> </text:span><text:span text:style-name="T12">ליה</text:span><text:span text:style-name="T15"> </text:span><text:span text:style-name="T12">הוי</text:span><text:span text:style-name="T15"> </text:span><text:span text:style-name="T12">טמא, ואי</text:span><text:span text:style-name="T15"> </text:span><text:span text:style-name="T12">לא</text:span><text:span text:style-name="T15"> </text:span><text:span text:style-name="T12">בעי</text:span><text:span text:style-name="T15"> </text:span><text:span text:style-name="T12">מטמא</text:span><text:span text:style-name="T15"> </text:span><text:span text:style-name="T12">ליה</text:span><text:span text:style-name="T15"> </text:span><text:span text:style-name="T12">- לא</text:span><text:span text:style-name="T15"> </text:span><text:span text:style-name="T12">הוי</text:span><text:span text:style-name="T15"> </text:span><text:span text:style-name="T12">טמא, ולהכי</text:span><text:span text:style-name="T15"> </text:span><text:span text:style-name="T12">חזי</text:span><text:span text:style-name="T15"> </text:span><text:span text:style-name="T12">ליה: להקל, אבל</text:span><text:span text:style-name="T15"> </text:span><text:span text:style-name="T12">לא</text:span><text:span text:style-name="T15"> </text:span><text:span text:style-name="T12">להחמיר: דאי</text:span><text:span text:style-name="T15"> </text:span><text:span text:style-name="T12">חזי</text:span><text:span text:style-name="T15"> </text:span><text:span text:style-name="T12">ליה</text:span><text:span text:style-name="T15"> </text:span><text:span text:style-name="T12">דהוי</text:span><text:span text:style-name="T15"> </text:span><text:span text:style-name="T12">טמא</text:span><text:span text:style-name="T15"> </text:span><text:span text:style-name="T12">- לא</text:span><text:span text:style-name="T15"> </text:span><text:span text:style-name="T12">לימא</text:span><text:span text:style-name="T15"> </text:span><text:span text:style-name="T12">ליה</text:span><text:span text:style-name="T15"> </text:span><text:span text:style-name="T12">כלום, ולא</text:span><text:span text:style-name="T15"> </text:span><text:span text:style-name="T12">הוי</text:span><text:span text:style-name="T15"> </text:span><text:span text:style-name="T12">טמא</text:span><text:span text:style-name="T7">)</text:span>; ומר<text:span text:style-name="T1"> </text:span><text:span text:style-name="T7">(</text:span><text:span text:style-name="T12">רבי</text:span><text:span text:style-name="T15"> </text:span><text:span text:style-name="T12">יוסי, דאמר: לא</text:span><text:span text:style-name="T15"> </text:span><text:span text:style-name="T12">להקל</text:span><text:span text:style-name="T7">)</text:span> סבר<text:span text:style-name="T1"> </text:span><text:span text:style-name="T36">[</text:span><text:span text:style-name="T13">ויקרא</text:span><text:span text:style-name="T16"> </text:span><text:span text:style-name="T13">יג,נט</text:span><text:span text:style-name="T36">: זאת</text:span><text:span text:style-name="T2"> </text:span><text:span text:style-name="T36">תורת</text:span><text:span text:style-name="T2"> </text:span><text:span text:style-name="T36">נגע</text:span><text:span text:style-name="T2"> </text:span><text:span text:style-name="T36">צרעת</text:span><text:span text:style-name="T2"> </text:span><text:span text:style-name="T36">בגד</text:span><text:span text:style-name="T2"> </text:span><text:span text:style-name="T36">הצמר</text:span><text:span text:style-name="T2"> </text:span><text:span text:style-name="T36">או</text:span><text:span text:style-name="T2"> </text:span><text:span text:style-name="T36">הפשתים</text:span><text:span text:style-name="T2"> </text:span><text:span text:style-name="T36">או</text:span><text:span text:style-name="T2"> </text:span><text:span text:style-name="T36">השתי</text:span><text:span text:style-name="T2"> </text:span><text:span text:style-name="T36">או</text:span><text:span text:style-name="T2"> </text:span><text:span text:style-name="T36">הערב</text:span><text:span text:style-name="T2"> </text:span><text:span text:style-name="T36">או</text:span><text:span text:style-name="T2"> </text:span><text:span text:style-name="T36">כל</text:span><text:span text:style-name="T2"> </text:span><text:span text:style-name="T36">כלי</text:span><text:span text:style-name="T2"> </text:span><text:span text:style-name="T36">עור]</text:span><text:span text:style-name="T35"> לטהרו</text:span><text:span text:style-name="T1"> </text:span><text:span text:style-name="T35">או</text:span><text:span text:style-name="T1"> </text:span><text:span text:style-name="T35">לטמאו</text:span><text:span text:style-name="T1"> </text:span>כתיב<text:span text:style-name="T1"> </text:span><text:span text:style-name="T7">(</text:span><text:span text:style-name="T12">דכי</text:span><text:span text:style-name="T15"> </text:span><text:span text:style-name="T12">חזי</text:span><text:span text:style-name="T15"> </text:span><text:span text:style-name="T12">ליה</text:span><text:span text:style-name="T15"> </text:span><text:span text:style-name="T12">כהן</text:span><text:span text:style-name="T15"> </text:span><text:span text:style-name="T12">דטמא</text:span><text:span text:style-name="T15"> </text:span><text:span text:style-name="T12">- לא</text:span><text:span text:style-name="T15"> </text:span><text:span text:style-name="T12">מצי</text:span><text:span text:style-name="T15"> </text:span><text:span text:style-name="T12">למשתק, ודלמא</text:span><text:span text:style-name="T15"> </text:span><text:span text:style-name="T12">הוי</text:span><text:span text:style-name="T15"> </text:span><text:span text:style-name="T12">טמא</text:span><text:span text:style-name="T15"> </text:span><text:span text:style-name="T12">- ונמצא</text:span><text:span text:style-name="T15"> </text:span><text:span text:style-name="T12">מצערו: שמטמאו</text:span><text:span text:style-name="T15"> </text:span><text:span text:style-name="T12">במועד</text:span><text:span text:style-name="T7">)</text:span>.</text:p>
      <text:p text:style-name="P5">אמר<text:span text:style-name="T1"> </text:span>מר: '<text:span text:style-name="T41">אמר</text:span><text:span text:style-name="T42"> </text:span><text:span text:style-name="T41">רבי: נראין</text:span><text:span text:style-name="T42"> </text:span><text:span text:style-name="T41">דברי</text:span><text:span text:style-name="T42"> </text:span><text:span text:style-name="T41">רבי</text:span><text:span text:style-name="T42"> </text:span><text:span text:style-name="T41">יוסי</text:span><text:span text:style-name="T42"> </text:span><text:span text:style-name="T41">במוחלט</text:span><text:span text:style-name="T42"> </text:span><text:span text:style-name="T41">ודברי</text:span><text:span text:style-name="T42"> </text:span><text:span text:style-name="T41">רבי</text:span><text:span text:style-name="T42"> </text:span><text:span text:style-name="T41">מאיר</text:span><text:span text:style-name="T42"> </text:span><text:span text:style-name="T41">במוסגר</text:span>' והתניא<text:span text:style-name="T1"> </text:span>איפכא<text:span text:style-name="T1"> </text:span><text:span text:style-name="T7">(</text:span><text:span text:style-name="T12">'</text:span><text:span text:style-name="T27">דברי</text:span><text:span text:style-name="T28"> </text:span><text:span text:style-name="T27">רבי</text:span><text:span text:style-name="T28"> </text:span><text:span text:style-name="T27">מאיר</text:span><text:span text:style-name="T28"> </text:span><text:span text:style-name="T27">במוחלט</text:span><text:span text:style-name="T28"> </text:span><text:span text:style-name="T27">דברי</text:span><text:span text:style-name="T28"> </text:span><text:span text:style-name="T27">רבי</text:span><text:span text:style-name="T28"> </text:span><text:span text:style-name="T27">יוסי</text:span><text:span text:style-name="T28"> </text:span><text:span text:style-name="T27">במוסגר</text:span><text:span text:style-name="T12">'</text:span><text:span text:style-name="T7">)</text:span>!?</text:p>
      <text:p text:style-name="P5">תנאי<text:span text:style-name="T1"> </text:span>היא<text:span text:style-name="T1"> </text:span>אליבא<text:span text:style-name="T1"> </text:span>דרבי: מר<text:span text:style-name="T1"> </text:span><text:span text:style-name="T7">(</text:span><text:span text:style-name="T12">האי</text:span><text:span text:style-name="T15"> </text:span><text:span text:style-name="T12">תנא</text:span><text:span text:style-name="T15"> </text:span><text:span text:style-name="T12">דאמר</text:span><text:span text:style-name="T15"> </text:span><text:span text:style-name="T12">'אמר</text:span><text:span text:style-name="T15"> </text:span><text:span text:style-name="T12">רבי</text:span><text:span text:style-name="T15"> </text:span><text:span text:style-name="T12">נראין</text:span><text:span text:style-name="T15"> </text:span><text:span text:style-name="T12">דברי</text:span><text:span text:style-name="T15"> </text:span><text:span text:style-name="T12">רבי</text:span><text:span text:style-name="T15"> </text:span><text:span text:style-name="T12">מאיר</text:span><text:span text:style-name="T15"> </text:span><text:span text:style-name="T12">במוחלט</text:span><text:span text:style-name="T15"> </text:span><text:span text:style-name="T12">ודברי</text:span><text:span text:style-name="T15"> </text:span><text:span text:style-name="T12">רבי</text:span><text:span text:style-name="T15"> </text:span><text:span text:style-name="T12">יוסי</text:span><text:span text:style-name="T15"> </text:span><text:span text:style-name="T12">במוסגר'</text:span><text:span text:style-name="T7">)</text:span> סבר<text:span text:style-name="T1"> </text:span>צוותא<text:span text:style-name="T1"> </text:span>דעלמא<text:span text:style-name="T1"> </text:span>עדיף<text:span text:style-name="T1"> </text:span>ליה<text:span text:style-name="T1"> </text:span><text:span text:style-name="T7">(</text:span><text:span text:style-name="T12">ולהכי</text:span><text:span text:style-name="T15"> </text:span><text:span text:style-name="T12">חזי</text:span><text:span text:style-name="T15"> </text:span><text:span text:style-name="T12">בימי</text:span><text:span text:style-name="T15"> </text:span><text:span text:style-name="T12">חלוטו: דאי</text:span><text:span text:style-name="T15"> </text:span><text:span text:style-name="T12">מטמאו</text:span><text:span text:style-name="T15"> </text:span><text:span text:style-name="T12">- לא</text:span><text:span text:style-name="T15"> </text:span><text:span text:style-name="T12">מטמא</text:span><text:span text:style-name="T15"> </text:span><text:span text:style-name="T12">יותר</text:span><text:span text:style-name="T15"> </text:span><text:span text:style-name="T12">מדמעיקרא, ואי</text:span><text:span text:style-name="T15"> </text:span><text:span text:style-name="T12">מטהרו</text:span><text:span text:style-name="T15"> – </text:span><text:span text:style-name="T12">משמחו: דאית</text:span><text:span text:style-name="T15"> </text:span><text:span text:style-name="T12">ליה</text:span><text:span text:style-name="T15"> </text:span><text:span text:style-name="T12">צוותא</text:span><text:span text:style-name="T15"> </text:span><text:span text:style-name="T12">דעלמא;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אסור</text:span><text:span text:style-name="T15"> </text:span><text:span text:style-name="T12">בתשמיש</text:span><text:span text:style-name="T15"> </text:span><text:span text:style-name="T12">המטה</text:span><text:span text:style-name="T15"> </text:span><text:span text:style-name="T12">-צוותא</text:span><text:span text:style-name="T15"> </text:span><text:span text:style-name="T12">דעלמא</text:span><text:span text:style-name="T15"> </text:span><text:span text:style-name="T12">עדיף</text:span><text:span text:style-name="T15"> </text:span><text:span text:style-name="T12">ליה; ודברי</text:span><text:span text:style-name="T15"> </text:span><text:span text:style-name="T12">רבי</text:span><text:span text:style-name="T15"> </text:span><text:span text:style-name="T12">יוסי</text:span><text:span text:style-name="T15"> </text:span><text:span text:style-name="T12">במוסגר: דלא</text:span><text:span text:style-name="T15"> </text:span><text:span text:style-name="T12">חזי</text:span><text:span text:style-name="T15"> </text:span><text:span text:style-name="T12">ליה</text:span><text:span text:style-name="T15"> </text:span><text:span text:style-name="T12">דלמא</text:span><text:span text:style-name="T15"> </text:span><text:span text:style-name="T12">מטמא</text:span><text:span text:style-name="T15"> </text:span><text:span text:style-name="T12">ליה</text:span><text:span text:style-name="T15"> </text:span><text:span text:style-name="T12">חוץ</text:span><text:span text:style-name="T15"> </text:span><text:span text:style-name="T12">לשלש</text:span><text:span text:style-name="T15"> </text:span><text:span text:style-name="T12">מחנות, ולית</text:span><text:span text:style-name="T15"> </text:span><text:span text:style-name="T12">ליה</text:span><text:span text:style-name="T15"> </text:span><text:span text:style-name="T12">צוותא</text:span><text:span text:style-name="T15"> </text:span><text:span text:style-name="T12">דעלמא, ומצער</text:span><text:span text:style-name="T15"> </text:span><text:span text:style-name="T12">ליה</text:span><text:span text:style-name="T7">)</text:span>, ומר<text:span text:style-name="T1"> </text:span>סבר<text:span text:style-name="T1"> </text:span>צוותא<text:span text:style-name="T1"> </text:span>דאשתו<text:span text:style-name="T1"> </text:span>עדיפא<text:span text:style-name="T1"> </text:span>ליה<text:span text:style-name="T1"> </text:span><text:span text:style-name="T7">(</text:span><text:span text:style-name="T12">ולהכי</text:span><text:span text:style-name="T15"> </text:span><text:span text:style-name="T12">חזי</text:span><text:span text:style-name="T15"> </text:span><text:span text:style-name="T12">ליה</text:span><text:span text:style-name="T15"> </text:span><text:span text:style-name="T12">במועד</text:span><text:span text:style-name="T15"> </text:span><text:span text:style-name="T12">בהסגר</text:span><text:span text:style-name="T15"> </text:span><text:span text:style-name="T12">שני: דאי</text:span><text:span text:style-name="T15"> </text:span><text:span text:style-name="T12">מטהרו</text:span><text:span text:style-name="T15"> – </text:span><text:span text:style-name="T12">משמחו, ואפילו</text:span><text:span text:style-name="T15"> </text:span><text:span text:style-name="T12">מטמא</text:span><text:span text:style-name="T15"> </text:span><text:span text:style-name="T12">ליה</text:span><text:span text:style-name="T15"> </text:span><text:span text:style-name="T12">ומחליט</text:span><text:span text:style-name="T15"> </text:span><text:span text:style-name="T12">ליה</text:span><text:span text:style-name="T15"> </text:span><text:span text:style-name="T12">ומשדר</text:span><text:span text:style-name="T15"> </text:span><text:span text:style-name="T12">ליה</text:span><text:span text:style-name="T15"> </text:span><text:span text:style-name="T12">חוץ</text:span><text:span text:style-name="T15"> </text:span><text:span text:style-name="T12">משלש</text:span><text:span text:style-name="T15"> </text:span><text:span text:style-name="T12">מחנות</text:span><text:span text:style-name="T15"> </text:span><text:span text:style-name="T12">ולית</text:span><text:span text:style-name="T15"> </text:span><text:span text:style-name="T12">ליה</text:span><text:span text:style-name="T15"> </text:span><text:span text:style-name="T12">צוותא</text:span><text:span text:style-name="T15"> </text:span><text:span text:style-name="T12">דאינשי</text:span><text:span text:style-name="T15"> </text:span><text:span text:style-name="T12">דעלמא</text:span><text:span text:style-name="T15"> </text:span><text:span text:style-name="T12">- אפילו</text:span><text:span text:style-name="T15"> </text:span><text:span text:style-name="T12">הכי</text:span><text:span text:style-name="T15"> </text:span><text:span text:style-name="T12">לית</text:span><text:span text:style-name="T15"> </text:span><text:span text:style-name="T12">ליה</text:span><text:span text:style-name="T15"> </text:span><text:span text:style-name="T12">צערא, דהא</text:span><text:span text:style-name="T15"> </text:span><text:span text:style-name="T12">אית</text:span><text:span text:style-name="T15"> </text:span><text:span text:style-name="T12">ליה</text:span><text:span text:style-name="T15"> </text:span><text:span text:style-name="T12">צוותא</text:span><text:span text:style-name="T15"> </text:span><text:span text:style-name="T12">דאשתו, ומותר</text:span><text:span text:style-name="T15"> </text:span><text:span text:style-name="T12">הוא</text:span><text:span text:style-name="T15"> </text:span><text:span text:style-name="T12">באשתו</text:span><text:span text:style-name="T15"> </text:span><text:span text:style-name="T12">להתיחד</text:span><text:span text:style-name="T15"> </text:span><text:span text:style-name="T12">עמה</text:span><text:span text:style-name="T15"> </text:span><text:span text:style-name="T12">בימי</text:span><text:span text:style-name="T15"> </text:span><text:span text:style-name="T12">חלוטו; ודברי</text:span><text:span text:style-name="T15"> </text:span><text:span text:style-name="T12">רבי</text:span><text:span text:style-name="T15"> </text:span><text:span text:style-name="T12">יוסי</text:span><text:span text:style-name="T15"> </text:span><text:span text:style-name="T12">במוחלט: דאפילו</text:span><text:span text:style-name="T15"> </text:span><text:span text:style-name="T12">מטהר</text:span><text:span text:style-name="T15"> </text:span><text:span text:style-name="T12">ליה, ד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שרי</text:span><text:span text:style-name="T15"> </text:span><text:span text:style-name="T12">ליה</text:span><text:span text:style-name="T15"> </text:span><text:span text:style-name="T12">למחנה</text:span><text:span text:style-name="T15"> </text:span><text:span text:style-name="T12">ישראל</text:span><text:span text:style-name="T15"> </text:span><text:span text:style-name="T12">- אית</text:span><text:span text:style-name="T15"> </text:span><text:span text:style-name="T12">ליה</text:span><text:span text:style-name="T15"> </text:span><text:span text:style-name="T12">צערא: דלית</text:span><text:span text:style-name="T15"> </text:span><text:span text:style-name="T12">ליה</text:span><text:span text:style-name="T15"> </text:span><text:span text:style-name="T12">צוותא</text:span><text:span text:style-name="T15"> </text:span><text:span text:style-name="T12">דאשתו: דאסור</text:span><text:span text:style-name="T15"> </text:span><text:span text:style-name="T12">הוא, דכיון</text:span><text:span text:style-name="T15"> </text:span><text:span text:style-name="T12">דמטהר</text:span><text:span text:style-name="T15"> </text:span><text:span text:style-name="T12">ליה</text:span><text:span text:style-name="T15"> </text:span><text:span text:style-name="T12">מחלוטו</text:span><text:span text:style-name="T15"> </text:span><text:span text:style-name="T12">- מיבעי</text:span><text:span text:style-name="T15"> </text:span><text:span text:style-name="T12">ליה</text:span><text:span text:style-name="T15"> </text:span><text:span text:style-name="T12">למימני</text:span><text:span text:style-name="T15"> </text:span><text:span text:style-name="T12">שבע</text:span><text:span text:style-name="T15"> </text:span><text:span text:style-name="T12">ימי</text:span><text:span text:style-name="T15"> </text:span><text:span text:style-name="T12">ספירו, ובימי</text:span><text:span text:style-name="T15"> </text:span><text:span text:style-name="T12">ספירו</text:span><text:span text:style-name="T15"> </text:span><text:span text:style-name="T12">- אסור</text:span><text:span text:style-name="T15"> </text:span><text:span text:style-name="T12">בתשמיש</text:span><text:span text:style-name="T15"> </text:span><text:span text:style-name="T12">המטה, דכתיב</text:span><text:span text:style-name="T15"> </text:span><text:span text:style-name="T13">[ויקרא</text:span><text:span text:style-name="T16"> </text:span><text:span text:style-name="T13">יד,ח]</text:span><text:span text:style-name="T12"> </text:span><text:span text:style-name="T18">וישב</text:span><text:span text:style-name="T15"> </text:span><text:span text:style-name="T18">מחוץ</text:span><text:span text:style-name="T15"> </text:span><text:span text:style-name="T18">לאהלו</text:span><text:span text:style-name="T15"> </text:span><text:span text:style-name="T18">שבעת</text:span><text:span text:style-name="T15"> </text:span><text:span text:style-name="T18">ימים</text:span><text:span text:style-name="T12">, ו'אהלו' זו</text:span><text:span text:style-name="T15"> </text:span><text:span text:style-name="T12">אשתו, דכתיב</text:span><text:span text:style-name="T15"> </text:span><text:span text:style-name="T18">שובו</text:span><text:span text:style-name="T15"> </text:span><text:span text:style-name="T18">לכם</text:span><text:span text:style-name="T15"> </text:span><text:span text:style-name="T18">לאהליכם</text:span><text:span text:style-name="T15"> </text:span><text:span text:style-name="T13">[דברים</text:span><text:span text:style-name="T16"> </text:span><text:span text:style-name="T13">ה,כו]</text:span><text:span text:style-name="T7">)</text:span>.<text:span text:style-name="T12"> </text:span></text:p>
      <text:p text:style-name="P12"/>
      <text:p text:style-name="P5">למימרא<text:span text:style-name="T1"> </text:span>דמוחלט<text:span text:style-name="T1"> </text:span>מותר<text:span text:style-name="T1"> </text:span>בתשמיש<text:span text:style-name="T1"> </text:span>המטה?</text:p>
      <text:p text:style-name="P5">אִין, והתניא<text:span text:style-name="T1"> </text:span><text:span text:style-name="T13">[ספרא</text:span><text:span text:style-name="T16"> </text:span><text:span text:style-name="T13">מצורע</text:span><text:span text:style-name="T16"> </text:span><text:span text:style-name="T13">פרשתא</text:span><text:span text:style-name="T16"> </text:span><text:span text:style-name="T13">ב</text:span><text:span text:style-name="T16"> </text:span><text:span text:style-name="T13">משנה</text:span><text:span text:style-name="T16"> </text:span><text:span text:style-name="T13">יא, כאן</text:span><text:span text:style-name="T16"> </text:span><text:span text:style-name="T13">בהרחבה]</text:span>: <text:span text:style-name="T36">'[</text:span><text:span text:style-name="T13">ויקרא</text:span><text:span text:style-name="T16"> </text:span><text:span text:style-name="T13">יד,ח</text:span><text:span text:style-name="T36">: וכבס</text:span><text:span text:style-name="T2"> </text:span><text:span text:style-name="T36">המטהר</text:span><text:span text:style-name="T2"> </text:span><text:span text:style-name="T36">את</text:span><text:span text:style-name="T2"> </text:span><text:span text:style-name="T36">בגדיו</text:span><text:span text:style-name="T2"> </text:span><text:span text:style-name="T36">וגלח</text:span><text:span text:style-name="T2"> </text:span><text:span text:style-name="T36">את</text:span><text:span text:style-name="T2"> </text:span><text:span text:style-name="T36">כל</text:span><text:span text:style-name="T2"> </text:span><text:span text:style-name="T36">שערו</text:span><text:span text:style-name="T2"> </text:span><text:span text:style-name="T36">ורחץ</text:span><text:span text:style-name="T2"> </text:span><text:span text:style-name="T36">במים</text:span><text:span text:style-name="T2"> </text:span><text:span text:style-name="T36">וטהר</text:span><text:span text:style-name="T2"> </text:span><text:span text:style-name="T36">ואחר</text:span><text:span text:style-name="T2"> </text:span><text:span text:style-name="T36">יבוא</text:span><text:span text:style-name="T2"> </text:span><text:span text:style-name="T36">אל</text:span><text:span text:style-name="T2"> </text:span><text:span text:style-name="T36">המחנה]</text:span><text:span text:style-name="T45"> וישב</text:span><text:span text:style-name="T42"> </text:span><text:span text:style-name="T45">מחוץ</text:span><text:span text:style-name="T42"> </text:span><text:span text:style-name="T45">לאהלו</text:span><text:span text:style-name="T42"> </text:span><text:span text:style-name="T45">שבעת</text:span><text:span text:style-name="T42"> </text:span><text:span text:style-name="T45">ימים</text:span><text:span text:style-name="T42"> </text:span><text:span text:style-name="T41">- שיהא</text:span><text:span text:style-name="T42"> </text:span><text:span text:style-name="T41">אסור</text:span><text:span text:style-name="T42"> </text:span><text:span text:style-name="T41">בתשמיש</text:span><text:span text:style-name="T42"> </text:span><text:span text:style-name="T41">המטה, ואין</text:span><text:span text:style-name="T42"> </text:span><text:span text:style-name="T41">'</text:span><text:span text:style-name="T45">אהלו</text:span><text:span text:style-name="T41">' אלא</text:span><text:span text:style-name="T42"> </text:span><text:span text:style-name="T41">אשתו, שנאמר</text:span><text:span text:style-name="T42"> </text:span><text:span text:style-name="T13">(דברים</text:span><text:span text:style-name="T16"> </text:span><text:span text:style-name="T13">ה,כו)</text:span><text:span text:style-name="T45"> לך</text:span><text:span text:style-name="T42"> </text:span><text:span text:style-name="T45">אמור</text:span><text:span text:style-name="T42"> </text:span><text:span text:style-name="T45">להם</text:span><text:span text:style-name="T42"> </text:span><text:span text:style-name="T45">שובו</text:span><text:span text:style-name="T42"> </text:span><text:span text:style-name="T45">לכם</text:span><text:span text:style-name="T42"> </text:span><text:span text:style-name="T45">לאהליכם</text:span><text:span text:style-name="T41">; </text:span></text:p>
      <text:p text:style-name="P5"><text:span text:style-name="T41">רבי</text:span><text:span text:style-name="T42"> </text:span><text:span text:style-name="T41">יהודה</text:span><text:span text:style-name="T42"> </text:span><text:span text:style-name="T41">אומר: </text:span><text:span text:style-name="T36">[</text:span><text:span text:style-name="T13">יחזקאל</text:span><text:span text:style-name="T16"> </text:span><text:span text:style-name="T13">מד,כו</text:span><text:span text:style-name="T36">: ואחרי</text:span><text:span text:style-name="T2"> </text:span><text:span text:style-name="T36">טהרתו]</text:span><text:span text:style-name="T45"> שבעת</text:span><text:span text:style-name="T42"> </text:span><text:span text:style-name="T45">ימים</text:span><text:span text:style-name="T42"> </text:span><text:span text:style-name="T45">יספרו</text:span><text:span text:style-name="T42"> </text:span><text:span text:style-name="T45">לו</text:span><text:span text:style-name="T41">: ימי</text:span><text:span text:style-name="T42"> </text:span><text:span text:style-name="T41">ספירו</text:span><text:span text:style-name="T42"> </text:span><text:span text:style-name="T7">(</text:span><text:span text:style-name="T12">אסור</text:span><text:span text:style-name="T15"> </text:span><text:span text:style-name="T12">בתשמיש</text:span><text:span text:style-name="T15"> </text:span><text:span text:style-name="T12">המטה</text:span><text:span text:style-name="T7">)</text:span><text:span text:style-name="T41">, ולא</text:span><text:span text:style-name="T42"> </text:span><text:span text:style-name="T41">ימי</text:span><text:span text:style-name="T42"> </text:span><text:span text:style-name="T41">חלוטו; </text:span></text:p>
      <text:p text:style-name="P5"><text:span text:style-name="T41">רבי</text:span><text:span text:style-name="T42"> </text:span><text:span text:style-name="T41">יוסי</text:span><text:span text:style-name="T42"> </text:span><text:span text:style-name="T41">ברבי</text:span><text:span text:style-name="T42"> </text:span><text:span text:style-name="T41">יהודה</text:span><text:span text:style-name="T42"> </text:span><text:span text:style-name="T41">אומר: שבעה</text:span><text:span text:style-name="T42"> </text:span><text:span text:style-name="T41">ימי</text:span><text:span text:style-name="T42"> </text:span><text:span text:style-name="T41">ספירו</text:span><text:span text:style-name="T42"> </text:span><text:span text:style-name="T41">- קל</text:span><text:span text:style-name="T42"> </text:span><text:span text:style-name="T41">וחומר</text:span><text:span text:style-name="T42"> </text:span><text:span text:style-name="T41">לימי</text:span><text:span text:style-name="T42"> </text:span><text:span text:style-name="T41">חלוטו; ואמר</text:span><text:span text:style-name="T42"> </text:span><text:span text:style-name="T41">רבי</text:span><text:span text:style-name="T42"> </text:span><text:span text:style-name="T41">חייא: דנתי</text:span><text:span text:style-name="T42"> </text:span><text:span text:style-name="T41">לפני</text:span><text:span text:style-name="T42"> </text:span><text:span text:style-name="T41">רבי: לימדתנו</text:span><text:span text:style-name="T42"> </text:span><text:span text:style-name="T41">רבינו: יוֹתָם</text:span><text:span text:style-name="T42"> </text:span><text:span text:style-name="T41">לא</text:span><text:span text:style-name="T42"> </text:span><text:span text:style-name="T41">היה</text:span><text:span text:style-name="T42"> </text:span><text:span text:style-name="T41">לו</text:span><text:span text:style-name="T42"> </text:span><text:span text:style-name="T41">לעוזיהו</text:span><text:span text:style-name="T42"> </text:span><text:span text:style-name="T41">אלא</text:span><text:span text:style-name="T42"> </text:span><text:span text:style-name="T41">בימי</text:span><text:span text:style-name="T42"> </text:span><text:span text:style-name="T41">חלוטו</text:span><text:span text:style-name="T42"> </text:span><text:span text:style-name="T7">(</text:span><text:span text:style-name="T12">כלומר: לא</text:span><text:span text:style-name="T15"> </text:span><text:span text:style-name="T12">נתעברה</text:span><text:span text:style-name="T15"> </text:span><text:span text:style-name="T12">אמו</text:span><text:span text:style-name="T15"> </text:span><text:span text:style-name="T12">דיותם</text:span><text:span text:style-name="T15"> </text:span><text:span text:style-name="T12">אלא</text:span><text:span text:style-name="T15"> </text:span><text:span text:style-name="T12">בימי</text:span><text:span text:style-name="T15"> </text:span><text:span text:style-name="T12">חלוטו</text:span><text:span text:style-name="T15"> </text:span><text:span text:style-name="T12">דעוזיהו: דעוזיהו</text:span><text:span text:style-name="T15"> </text:span><text:span text:style-name="T12">היה</text:span><text:span text:style-name="T15"> </text:span><text:span text:style-name="T12">מצורע, ולא</text:span><text:span text:style-name="T15"> </text:span><text:span text:style-name="T12">נזקק</text:span><text:span text:style-name="T15"> </text:span><text:span text:style-name="T12">לאשתו</text:span><text:span text:style-name="T15"> </text:span><text:span text:style-name="T12">בימי</text:span><text:span text:style-name="T15"> </text:span><text:span text:style-name="T12">ספירו</text:span><text:span text:style-name="T15"> </text:span><text:span text:style-name="T12">אלא</text:span><text:span text:style-name="T15"> </text:span><text:span text:style-name="T12">בימי</text:span><text:span text:style-name="T15"> </text:span><text:span text:style-name="T12">חלוטו</text:span><text:span text:style-name="T7">)</text:span><text:span text:style-name="T41">! אמר</text:span><text:span text:style-name="T42"> </text:span><text:span text:style-name="T41">לו: אף</text:span><text:span text:style-name="T42"> </text:span><text:span text:style-name="T41">אני</text:span><text:span text:style-name="T42"> </text:span><text:span text:style-name="T41">כך</text:span><text:span text:style-name="T42"> </text:span><text:span text:style-name="T41">אמרתי</text:span><text:span text:style-name="T42"> </text:span><text:span text:style-name="T7">(</text:span><text:span text:style-name="T12">דמצורע</text:span><text:span text:style-name="T15"> </text:span><text:span text:style-name="T12">מותר</text:span><text:span text:style-name="T15"> </text:span><text:span text:style-name="T12">בתשמיש</text:span><text:span text:style-name="T15"> </text:span><text:span text:style-name="T12">המטה, ד</text:span><text:span text:style-name="T18">וישב</text:span><text:span text:style-name="T15"> </text:span><text:span text:style-name="T18">מחוץ</text:span><text:span text:style-name="T15"> </text:span><text:span text:style-name="T18">לאהלו</text:span><text:span text:style-name="T12">-</text:span><text:span text:style-name="T18"> </text:span><text:span text:style-name="T12">בימי</text:span><text:span text:style-name="T15"> </text:span><text:span text:style-name="T12">ספירו</text:span><text:span text:style-name="T15"> </text:span><text:span text:style-name="T12">כתיב</text:span><text:span text:style-name="T7">)</text:span>'; </text:p>
      <text:p text:style-name="P5">במאי<text:span text:style-name="T1"> </text:span>קמיפלגי?</text:p>
      <text:p text:style-name="P5">רבי<text:span text:style-name="T1"> </text:span>יוסי<text:span text:style-name="T1"> </text:span>ברבי<text:span text:style-name="T1"> </text:span>יהודה<text:span text:style-name="T1"> </text:span>סבר: גלי<text:span text:style-name="T1"> </text:span>רחמנא<text:span text:style-name="T1"> </text:span>בימי<text:span text:style-name="T1"> </text:span>ספירו, וכל<text:span text:style-name="T1"> </text:span>שכן<text:span text:style-name="T1"> </text:span>בימי<text:span text:style-name="T1"> </text:span>חלוטו; ומר<text:span text:style-name="T1"> </text:span><text:span text:style-name="T7">(</text:span><text:span text:style-name="T12">ורבי</text:span><text:span text:style-name="T7">)</text:span> סבר: מאי<text:span text:style-name="T1"> </text:span>דגלי<text:span text:style-name="T1"> – </text:span>גלי, ומאי<text:span text:style-name="T1"> </text:span>דלא<text:span text:style-name="T1"> </text:span>גלי<text:span text:style-name="T1"> </text:span>- לא<text:span text:style-name="T1"> </text:span>גלי<text:span text:style-name="T1"> </text:span><text:span text:style-name="T7">(</text:span><text:span text:style-name="T12">להכי</text:span><text:span text:style-name="T15"> </text:span><text:span text:style-name="T12">אמרינן</text:span><text:span text:style-name="T15"> </text:span><text:span text:style-name="T12">'</text:span><text:span text:style-name="T27">ימי</text:span><text:span text:style-name="T28"> </text:span><text:span text:style-name="T27">ספירו</text:span><text:span text:style-name="T28"> </text:span><text:span text:style-name="T27">ולא</text:span><text:span text:style-name="T28"> </text:span><text:span text:style-name="T27">ימי</text:span><text:span text:style-name="T28"> </text:span><text:span text:style-name="T27">חלוטו</text:span><text:span text:style-name="T12">'</text:span><text:span text:style-name="T7">)</text:span>.<text:span text:style-name="T12"> </text:span></text:p>
      <text:p text:style-name="P12"/>
      <text:p text:style-name="P5">למימרא<text:span text:style-name="T1"> </text:span>דבכהן<text:span text:style-name="T1"> </text:span>תליא<text:span text:style-name="T1"> </text:span>מילתא? <text:span text:style-name="T7">(</text:span><text:span text:style-name="T12">פריך</text:span><text:span text:style-name="T15"> </text:span><text:span text:style-name="T12">בין</text:span><text:span text:style-name="T15"> </text:span><text:span text:style-name="T12">לרבי</text:span><text:span text:style-name="T15"> </text:span><text:span text:style-name="T12">מאיר</text:span><text:span text:style-name="T15"> </text:span><text:span text:style-name="T12">בין</text:span><text:span text:style-name="T15"> </text:span><text:span text:style-name="T12">לרבי</text:span><text:span text:style-name="T15"> </text:span><text:span text:style-name="T12">יוסי: דרבי</text:span><text:span text:style-name="T15"> </text:span><text:span text:style-name="T12">מאיר</text:span><text:span text:style-name="T15"> </text:span><text:span text:style-name="T12">אומר</text:span><text:span text:style-name="T15"> </text:span><text:span text:style-name="T12">בהדיא</text:span><text:span text:style-name="T15"> </text:span><text:span text:style-name="T12">'אי</text:span><text:span text:style-name="T15"> </text:span><text:span text:style-name="T12">טמא</text:span><text:span text:style-name="T15"> </text:span><text:span text:style-name="T12">- שתיק', ורבי</text:span><text:span text:style-name="T15"> </text:span><text:span text:style-name="T12">יוסי</text:span><text:span text:style-name="T15"> </text:span><text:span text:style-name="T12">קאמר</text:span><text:span text:style-name="T15"> </text:span><text:span text:style-name="T12">אין</text:span><text:span text:style-name="T15"> </text:span><text:span text:style-name="T12">רואין</text:span><text:span text:style-name="T15"> </text:span><text:span text:style-name="T12">כלל</text:span><text:span text:style-name="T15"> </text:span><text:span text:style-name="T12">- מכלל</text:span><text:span text:style-name="T15"> </text:span><text:span text:style-name="T12">דרבי</text:span><text:span text:style-name="T15"> </text:span><text:span text:style-name="T12">יוסי</text:span><text:span text:style-name="T15"> </text:span><text:span text:style-name="T12">סבר</text:span><text:span text:style-name="T15"> </text:span><text:span text:style-name="T12">אי</text:span><text:span text:style-name="T15"> </text:span><text:span text:style-name="T12">לא</text:span><text:span text:style-name="T15"> </text:span><text:span text:style-name="T12">בעי</text:span><text:span text:style-name="T15"> </text:span><text:span text:style-name="T12">לא</text:span><text:span text:style-name="T15"> </text:span><text:span text:style-name="T12">חזי</text:span><text:span text:style-name="T15"> </text:span><text:span text:style-name="T12">ליה</text:span><text:span text:style-name="T15"> </text:span><text:span text:style-name="T12">ולא</text:span><text:span text:style-name="T15"> </text:span><text:span text:style-name="T12">הוי</text:span><text:span text:style-name="T15"> </text:span><text:span text:style-name="T12">טמא!</text:span><text:span text:style-name="T7">)</text:span> </text:p>
      <text:p text:style-name="P5">אִין, והתניא: '<text:span text:style-name="T13">(ויקרא</text:span><text:span text:style-name="T16"> </text:span><text:span text:style-name="T13">יג,יד)</text:span><text:span text:style-name="T37"> וביום</text:span><text:span text:style-name="T3"> </text:span><text:span text:style-name="T37">הראות</text:span><text:span text:style-name="T3"> </text:span><text:span text:style-name="T37">בו</text:span><text:span text:style-name="T3"> </text:span><text:span text:style-name="T36">[בשר</text:span><text:span text:style-name="T2"> </text:span><text:span text:style-name="T36">חי</text:span><text:span text:style-name="T2"> </text:span><text:span text:style-name="T36">יטמא]</text:span><text:span text:style-name="T59">: יש</text:span><text:span text:style-name="T3"> </text:span><text:span text:style-name="T59">יום</text:span><text:span text:style-name="T3"> </text:span><text:span text:style-name="T59">שאתה</text:span><text:span text:style-name="T3"> </text:span><text:span text:style-name="T59">רואה</text:span><text:span text:style-name="T3"> </text:span><text:span text:style-name="T59">בו, ויש</text:span><text:span text:style-name="T3"> </text:span><text:span text:style-name="T59">יום</text:span><text:span text:style-name="T3"> </text:span><text:span text:style-name="T59">שאי</text:span><text:span text:style-name="T3"> </text:span><text:span text:style-name="T59">אתה</text:span><text:span text:style-name="T3"> </text:span><text:span text:style-name="T59">רואה</text:span><text:span text:style-name="T3"> </text:span><text:span text:style-name="T59">בו; מכאן</text:span><text:span text:style-name="T3"> </text:span><text:span text:style-name="T59">אמרו: חתן</text:span><text:span text:style-name="T3"> </text:span><text:span text:style-name="T59">שנולד</text:span><text:span text:style-name="T3"> </text:span><text:span text:style-name="T59">בו</text:span><text:span text:style-name="T3"> </text:span><text:span text:style-name="T59">נגע</text:span><text:span text:style-name="T3"> </text:span><text:span text:style-name="T59">- נותנין</text:span><text:span text:style-name="T3"> </text:span><text:span text:style-name="T59">לו</text:span><text:span text:style-name="T3"> </text:span><text:span text:style-name="T59">שבעת</text:span><text:span text:style-name="T3"> </text:span><text:span text:style-name="T59">ימי</text:span><text:span text:style-name="T3"> </text:span><text:span text:style-name="T59">המשתה</text:span><text:span text:style-name="T3"> </text:span><text:span text:style-name="T7">(</text:span><text:span text:style-name="T12">דלא</text:span><text:span text:style-name="T15"> </text:span><text:soft-page-break/><text:span text:style-name="T12">חזי</text:span><text:span text:style-name="T15"> </text:span><text:span text:style-name="T12">ליה</text:span><text:span text:style-name="T15"> </text:span><text:span text:style-name="T12">דלמא</text:span><text:span text:style-name="T15"> </text:span><text:span text:style-name="T12">מטמא</text:span><text:span text:style-name="T15"> </text:span><text:span text:style-name="T12">ליה</text:span><text:span text:style-name="T7">)</text:span><text:span text:style-name="T59">, לו</text:span><text:span text:style-name="T3"> </text:span><text:span text:style-name="T59">ולביתו</text:span><text:span text:style-name="T3"> </text:span><text:span text:style-name="T59">ולכסותו</text:span><text:span text:style-name="T3"> </text:span><text:span text:style-name="T7">(</text:span><text:span text:style-name="T12">אם</text:span><text:span text:style-name="T15"> </text:span><text:span text:style-name="T12">נראה</text:span><text:span text:style-name="T15"> </text:span><text:span text:style-name="T12">הנגע</text:span><text:span text:style-name="T15"> </text:span><text:span text:style-name="T12">בכסותו</text:span><text:span text:style-name="T7">)</text:span><text:span text:style-name="T59">; וכן</text:span><text:span text:style-name="T3"> </text:span><text:span text:style-name="T59">ברגל</text:span><text:span text:style-name="T3"> </text:span><text:span text:style-name="T59">נותנין</text:span><text:span text:style-name="T3"> </text:span><text:span text:style-name="T59">לו</text:span><text:span text:style-name="T3"> </text:span><text:span text:style-name="T59">שבעת</text:span><text:span text:style-name="T3"> </text:span><text:span text:style-name="T59">ימי</text:span><text:span text:style-name="T3"> </text:span><text:span text:style-name="T59">הרגל</text:span><text:span text:style-name="T3"> </text:span><text:span text:style-name="T59">- דברי</text:span><text:span text:style-name="T3"> </text:span><text:span text:style-name="T59">רבי</text:span><text:span text:style-name="T3"> </text:span><text:span text:style-name="T59">יהודה; רבי</text:span><text:span text:style-name="T3"> </text:span><text:span text:style-name="T59">אומר: אינו</text:span><text:span text:style-name="T3"> </text:span><text:span text:style-name="T59">צריך! הרי</text:span><text:span text:style-name="T3"> </text:span><text:span text:style-name="T59">הוא</text:span><text:span text:style-name="T3"> </text:span><text:span text:style-name="T59">אומר</text:span><text:span text:style-name="T3"> </text:span><text:span text:style-name="T13">(ויקרא</text:span><text:span text:style-name="T16"> </text:span><text:span text:style-name="T13">יד,לו)</text:span><text:span text:style-name="T37"> וצוה</text:span><text:span text:style-name="T3"> </text:span><text:span text:style-name="T37">הכהן</text:span><text:span text:style-name="T3"> </text:span><text:span text:style-name="T37">ופנו</text:span><text:span text:style-name="T3"> </text:span><text:span text:style-name="T37">את</text:span><text:span text:style-name="T3"> </text:span><text:span text:style-name="T37">הבית</text:span><text:span text:style-name="T3"> </text:span><text:span text:style-name="T36">[בטרם</text:span><text:span text:style-name="T2"> </text:span><text:span text:style-name="T36">יבא</text:span><text:span text:style-name="T2"> </text:span><text:span text:style-name="T36">הכהן</text:span><text:span text:style-name="T2"> </text:span><text:span text:style-name="T36">לראות</text:span><text:span text:style-name="T2"> </text:span><text:span text:style-name="T36">את</text:span><text:span text:style-name="T2"> </text:span><text:span text:style-name="T36">הנגע</text:span><text:span text:style-name="T2"> </text:span><text:span text:style-name="T36">ולא</text:span><text:span text:style-name="T2"> </text:span><text:span text:style-name="T36">יטמא</text:span><text:span text:style-name="T2"> </text:span><text:span text:style-name="T36">כל</text:span><text:span text:style-name="T2"> </text:span><text:span text:style-name="T36">אשר</text:span><text:span text:style-name="T2"> </text:span><text:span text:style-name="T36">בבית</text:span><text:span text:style-name="T2"> </text:span><text:span text:style-name="T36">ואחר</text:span><text:span text:style-name="T2"> </text:span><text:span text:style-name="T36">כן</text:span><text:span text:style-name="T2"> </text:span><text:span text:style-name="T36">יבא</text:span><text:span text:style-name="T2"> </text:span><text:span text:style-name="T36">הכהן</text:span><text:span text:style-name="T2"> </text:span><text:span text:style-name="T36">לראות</text:span><text:span text:style-name="T2"> </text:span><text:span text:style-name="T36">את</text:span><text:span text:style-name="T2"> </text:span><text:span text:style-name="T36">הבית]</text:span><text:span text:style-name="T59">: אם</text:span><text:span text:style-name="T3"> </text:span><text:span text:style-name="T59">ממתינים</text:span><text:span text:style-name="T3"> </text:span><text:span text:style-name="T59">לו</text:span><text:span text:style-name="T3"> </text:span><text:span text:style-name="T59">לדבר</text:span><text:span text:style-name="T3"> </text:span><text:span text:style-name="T59">הרשות</text:span><text:span text:style-name="T3"> </text:span><text:span text:style-name="T59">- כל</text:span><text:span text:style-name="T3"> </text:span><text:span text:style-name="T59">שכן</text:span><text:span text:style-name="T3"> </text:span><text:span text:style-name="T59">לדבר</text:span><text:span text:style-name="T3"> </text:span><text:span text:style-name="T59">מצוה</text:span><text:span text:style-name="T3"> </text:span><text:span text:style-name="T7">(</text:span><text:span text:style-name="T12">הרי</text:span><text:span text:style-name="T15"> </text:span><text:span text:style-name="T12">ממתינין</text:span><text:span text:style-name="T15"> </text:span><text:span text:style-name="T12">לו</text:span><text:span text:style-name="T15"> </text:span><text:span text:style-name="T12">שאין</text:span><text:span text:style-name="T15"> </text:span><text:span text:style-name="T12">מטמאין</text:span><text:span text:style-name="T15"> </text:span><text:span text:style-name="T12">עד</text:span><text:span text:style-name="T15"> </text:span><text:span text:style-name="T12">שמפנה</text:span><text:span text:style-name="T15"> </text:span><text:span text:style-name="T12">כל</text:span><text:span text:style-name="T15"> </text:span><text:span text:style-name="T12">הכלים</text:span><text:span text:style-name="T15"> </text:span><text:span text:style-name="T12">שבבית, וילפינן</text:span><text:span text:style-name="T15"> </text:span><text:span text:style-name="T12">מינה</text:span><text:span text:style-name="T15"> </text:span><text:span text:style-name="T12">דבטומאה</text:span><text:span text:style-name="T15"> </text:span><text:span text:style-name="T12">דבגופיה</text:span><text:span text:style-name="T15"> </text:span><text:span text:style-name="T12">נמי</text:span><text:span text:style-name="T15"> </text:span><text:span text:style-name="T12">ממתין</text:span><text:span text:style-name="T15"> </text:span><text:span text:style-name="T12">לדבר</text:span><text:span text:style-name="T15"> </text:span><text:span text:style-name="T12">הרשות, דומיא</text:span><text:span text:style-name="T15"> </text:span><text:span text:style-name="T12">דהכא: כיון</text:span><text:span text:style-name="T15"> </text:span><text:span text:style-name="T12">דאשכחן</text:span><text:span text:style-name="T15"> </text:span><text:span text:style-name="T12">דבטומאה</text:span><text:span text:style-name="T15"> </text:span><text:span text:style-name="T12">דגופיה</text:span><text:span text:style-name="T15"> </text:span><text:span text:style-name="T12">ממתינין</text:span><text:span text:style-name="T15"> </text:span><text:span text:style-name="T12">לו</text:span><text:span text:style-name="T15"> </text:span><text:span text:style-name="T12">לדבר</text:span><text:span text:style-name="T15"> </text:span><text:span text:style-name="T12">הרשות</text:span><text:span text:style-name="T15"> </text:span><text:span text:style-name="T12">- כל</text:span><text:span text:style-name="T15"> </text:span><text:span text:style-name="T12">שכן</text:span><text:span text:style-name="T15"> </text:span><text:span text:style-name="T12">דממתינין</text:span><text:span text:style-name="T15"> </text:span><text:span text:style-name="T12">לו</text:span><text:span text:style-name="T15"> </text:span><text:span text:style-name="T12">לדבר</text:span><text:span text:style-name="T15"> </text:span><text:span text:style-name="T12">מצוה, כגון: חתן, וברגל</text:span><text:span text:style-name="T7">)</text:span>';</text:p>
      <text:p text:style-name="P5">מאי<text:span text:style-name="T1"> </text:span>בינייהו?</text:p>
      <text:p text:style-name="P5">אמר<text:span text:style-name="T1"> </text:span>אביי: משמעות<text:span text:style-name="T1"> </text:span>דורשין<text:span text:style-name="T1"> </text:span>איכא<text:span text:style-name="T1"> </text:span>בינייהו<text:span text:style-name="T1"> </text:span><text:span text:style-name="T7">(</text:span><text:span text:style-name="T12">דמר</text:span><text:span text:style-name="T15"> </text:span><text:span text:style-name="T12">דריש</text:span><text:span text:style-name="T15"> </text:span><text:span text:style-name="T12">מהאי</text:span><text:span text:style-name="T15"> </text:span><text:span text:style-name="T12">קרא</text:span><text:span text:style-name="T15"> </text:span><text:span text:style-name="T12">ומר</text:span><text:span text:style-name="T15"> </text:span><text:span text:style-name="T12">דריש</text:span><text:span text:style-name="T15"> </text:span><text:span text:style-name="T12">מהאי</text:span><text:span text:style-name="T15"> </text:span><text:span text:style-name="T12">קרא</text:span><text:span text:style-name="T7">)</text:span>;</text:p>
      <text:p text:style-name="P5">ורבא<text:span text:style-name="T1"> </text:span>אמר: דבר<text:span text:style-name="T1"> </text:span>הרשות<text:span text:style-name="T1"> </text:span>איכא<text:span text:style-name="T1"> </text:span>בינייהו<text:span text:style-name="T1"> </text:span><text:span text:style-name="T7">(</text:span><text:span text:style-name="T12">רבי</text:span><text:span text:style-name="T15"> </text:span><text:span text:style-name="T12">יהודה</text:span><text:span text:style-name="T15"> </text:span><text:span text:style-name="T12">דמפיק</text:span><text:span text:style-name="T15"> </text:span><text:span text:style-name="T12">מ</text:span><text:span text:style-name="T18">ביום</text:span><text:span text:style-name="T15"> </text:span><text:span text:style-name="T18">הראות</text:span><text:span text:style-name="T15"> </text:span><text:span text:style-name="T18">בו</text:span><text:span text:style-name="T12">, ומכאן</text:span><text:span text:style-name="T15"> </text:span><text:span text:style-name="T12">אמרו</text:span><text:span text:style-name="T15"> </text:span><text:span text:style-name="T12">חתן</text:span><text:span text:style-name="T15"> </text:span><text:span text:style-name="T12">ורגל, דהיינו</text:span><text:span text:style-name="T15"> </text:span><text:span text:style-name="T12">מצוה</text:span><text:span text:style-name="T15"> </text:span><text:span text:style-name="T12">- ממתינין</text:span><text:span text:style-name="T15"> </text:span><text:span text:style-name="T12">לו, אבל</text:span><text:span text:style-name="T15"> </text:span><text:span text:style-name="T12">לדבר</text:span><text:span text:style-name="T15"> </text:span><text:span text:style-name="T12">הרשות</text:span><text:span text:style-name="T15"> </text:span><text:span text:style-name="T12">אין</text:span><text:span text:style-name="T15"> </text:span><text:span text:style-name="T12">ממתינין</text:span><text:span text:style-name="T15"> </text:span><text:span text:style-name="T12">לו</text:span><text:span text:style-name="T15"> </text:span><text:span text:style-name="T12">בטומאה</text:span><text:span text:style-name="T15"> </text:span><text:span text:style-name="T12">דגופיה; ורבי</text:span><text:span text:style-name="T15"> </text:span><text:span text:style-name="T12">סבר</text:span><text:span text:style-name="T15"> </text:span><text:span text:style-name="T12">דבדבר</text:span><text:span text:style-name="T15"> </text:span><text:span text:style-name="T12">רשות</text:span><text:span text:style-name="T15"> </text:span><text:span text:style-name="T12">נמי</text:span><text:span text:style-name="T15"> </text:span><text:span text:style-name="T12">ממתינין</text:span><text:span text:style-name="T15"> </text:span><text:span text:style-name="T12">לו, כדאמרינן</text:span><text:span text:style-name="T15"> </text:span><text:span text:style-name="T12">לעיל: דרבי</text:span><text:span text:style-name="T15"> </text:span><text:span text:style-name="T12">יליף</text:span><text:span text:style-name="T15"> </text:span><text:span text:style-name="T12">טומאה</text:span><text:span text:style-name="T15"> </text:span><text:span text:style-name="T12">דגופיה</text:span><text:span text:style-name="T15"> </text:span><text:span text:style-name="T12">להמתין</text:span><text:span text:style-name="T15"> </text:span><text:span text:style-name="T12">לו</text:span><text:span text:style-name="T15"> </text:span><text:span text:style-name="T12">מטומאה</text:span><text:span text:style-name="T15"> </text:span><text:span text:style-name="T12">דביתו</text:span><text:span text:style-name="T7">)</text:span>; </text:p>
      <text:p text:style-name="P5">ורבי<text:span text:style-name="T1"> </text:span>יהודה<text:span text:style-name="T1"> </text:span>מהתם<text:span text:style-name="T1"> </text:span>לא<text:span text:style-name="T1"> </text:span>גמרינן, דחידוש<text:span text:style-name="T1"> </text:span>הוא<text:span text:style-name="T1"> </text:span><text:span text:style-name="T7">(</text:span><text:span text:style-name="T12">דהוי</text:span><text:span text:style-name="T15"> </text:span><text:span text:style-name="T12">חידוש, ומחידוש</text:span><text:span text:style-name="T15"> </text:span><text:span text:style-name="T12">לא</text:span><text:span text:style-name="T15"> </text:span><text:span text:style-name="T12">ילפינן: דכל</text:span><text:span text:style-name="T15"> </text:span><text:span text:style-name="T12">היכא</text:span><text:span text:style-name="T15"> </text:span><text:span text:style-name="T12">דאיכא</text:span><text:span text:style-name="T15"> </text:span><text:span text:style-name="T12">חידוש</text:span><text:span text:style-name="T15"> </text:span><text:span text:style-name="T12">- אין</text:span><text:span text:style-name="T15"> </text:span><text:span text:style-name="T12">לך</text:span><text:span text:style-name="T15"> </text:span><text:span text:style-name="T12">דבר</text:span><text:span text:style-name="T15"> </text:span><text:span text:style-name="T12">בו</text:span><text:span text:style-name="T15"> </text:span><text:span text:style-name="T12">אלא</text:span><text:span text:style-name="T15"> </text:span><text:span text:style-name="T12">חידושו</text:span><text:span text:style-name="T7">)</text:span>,</text:p>
      <text:p text:style-name="P5"/>
      <text:p text:style-name="P5">(מועד<text:span text:style-name="T1"> </text:span>קטן<text:span text:style-name="T1"> </text:span>ח,א)</text:p>
      <text:p text:style-name="P5">דהא<text:span text:style-name="T1"> </text:span>עצים<text:span text:style-name="T1"> </text:span><text:span text:style-name="T7">(</text:span><text:span text:style-name="T12">פשוטי</text:span><text:span text:style-name="T15"> </text:span><text:span text:style-name="T12">כלי</text:span><text:span text:style-name="T15"> </text:span><text:span text:style-name="T12">עץ</text:span><text:span text:style-name="T7">)</text:span> ואבנים<text:span text:style-name="T1"> </text:span>בעלמא<text:span text:style-name="T1"> </text:span>לא<text:span text:style-name="T1"> </text:span>מטמאו<text:span text:style-name="T1"> </text:span><text:span text:style-name="T7">(</text:span><text:span text:style-name="T12">לא</text:span><text:span text:style-name="T15"> </text:span><text:span text:style-name="T12">מקבלי</text:span><text:span text:style-name="T15"> </text:span><text:span text:style-name="T12">טומאה</text:span><text:span text:style-name="T7">)</text:span> - והכא<text:span text:style-name="T1"> </text:span>מטמאו!</text:p>
      <text:p text:style-name="P5">ורבי<text:span text:style-name="T1"> </text:span>אמר: אצטריך<text:span text:style-name="T1"> </text:span><text:span text:style-name="T7">(</text:span><text:span text:style-name="T12">כלומר: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יליף</text:span><text:span text:style-name="T15"> </text:span><text:span text:style-name="T12">טומאה</text:span><text:span text:style-name="T15"> </text:span><text:span text:style-name="T12">דגופיה</text:span><text:span text:style-name="T15"> </text:span><text:span text:style-name="T12">מטומאה</text:span><text:span text:style-name="T15"> </text:span><text:span text:style-name="T12">דלאו</text:span><text:span text:style-name="T15"> </text:span><text:span text:style-name="T12">גופיה</text:span><text:span text:style-name="T15"> </text:span><text:span text:style-name="T12">לדבר</text:span><text:span text:style-name="T15"> </text:span><text:span text:style-name="T12">הרשות</text:span><text:span text:style-name="T15"> </text:span><text:span text:style-name="T12">מ'</text:span><text:span text:style-name="T18">וצוה</text:span><text:span text:style-name="T15"> </text:span><text:span text:style-name="T18">הכהן</text:span><text:span text:style-name="T12">' - איצטריך</text:span><text:span text:style-name="T15"> </text:span><text:span text:style-name="T12">'</text:span><text:span text:style-name="T18">ביום</text:span><text:span text:style-name="T15"> </text:span><text:span text:style-name="T18">הראות</text:span><text:span text:style-name="T15"> </text:span><text:span text:style-name="T18">בו</text:span><text:span text:style-name="T12">'</text:span><text:span text:style-name="T7">)</text:span>! דאי<text:span text:style-name="T1"> </text:span>כתב<text:span text:style-name="T1"> </text:span>רחמנא<text:span text:style-name="T1"> </text:span><text:span text:style-name="T13">(ויקרא</text:span><text:span text:style-name="T16"> </text:span><text:span text:style-name="T13">יג,יד)</text:span><text:span text:style-name="T35"> וביום</text:span><text:span text:style-name="T1"> </text:span><text:span text:style-name="T35">הראות</text:span><text:span text:style-name="T1"> </text:span><text:span text:style-name="T35">בו</text:span><text:span text:style-name="T1"> </text:span><text:span text:style-name="T36">[בשר</text:span><text:span text:style-name="T2"> </text:span><text:span text:style-name="T36">חי</text:span><text:span text:style-name="T2"> </text:span><text:span text:style-name="T36">יטמא]</text:span>, הוה<text:span text:style-name="T1"> </text:span>אמינא<text:span text:style-name="T1"> </text:span>'לדבר<text:span text:style-name="T1"> </text:span>מצוה<text:span text:style-name="T1"> – </text:span>אִין, לדבר<text:span text:style-name="T1"> </text:span>הרשות<text:span text:style-name="T1"> – </text:span>לא' כתב<text:span text:style-name="T1"> </text:span>רחמנא<text:span text:style-name="T1"> </text:span><text:span text:style-name="T13">(ויקרא</text:span><text:span text:style-name="T16"> </text:span><text:span text:style-name="T13">יד,לו)</text:span><text:span text:style-name="T35"> וצוה</text:span><text:span text:style-name="T1"> </text:span><text:span text:style-name="T35">הכהן</text:span><text:span text:style-name="T1"> </text:span><text:span text:style-name="T36">[ופנו</text:span><text:span text:style-name="T2"> </text:span><text:span text:style-name="T36">את</text:span><text:span text:style-name="T2"> </text:span><text:span text:style-name="T36">הבית</text:span><text:span text:style-name="T2"> </text:span><text:span text:style-name="T36">בטרם</text:span><text:span text:style-name="T2"> </text:span><text:span text:style-name="T36">יבא</text:span><text:span text:style-name="T2"> </text:span><text:span text:style-name="T36">הכהן</text:span><text:span text:style-name="T2"> </text:span><text:span text:style-name="T36">לראות</text:span><text:span text:style-name="T2"> </text:span><text:span text:style-name="T36">את</text:span><text:span text:style-name="T2"> </text:span><text:span text:style-name="T36">הנגע</text:span><text:span text:style-name="T2"> </text:span><text:span text:style-name="T36">ולא</text:span><text:span text:style-name="T2"> </text:span><text:span text:style-name="T36">יטמא</text:span><text:span text:style-name="T2"> </text:span><text:span text:style-name="T36">כל</text:span><text:span text:style-name="T2"> </text:span><text:span text:style-name="T36">אשר</text:span><text:span text:style-name="T2"> </text:span><text:span text:style-name="T36">בבית</text:span><text:span text:style-name="T2"> </text:span><text:span text:style-name="T36">ואחר</text:span><text:span text:style-name="T2"> </text:span><text:span text:style-name="T36">כן</text:span><text:span text:style-name="T2"> </text:span><text:span text:style-name="T36">יבא</text:span><text:span text:style-name="T2"> </text:span><text:span text:style-name="T36">הכהן</text:span><text:span text:style-name="T2"> </text:span><text:span text:style-name="T36">לראות</text:span><text:span text:style-name="T2"> </text:span><text:span text:style-name="T36">את</text:span><text:span text:style-name="T2"> </text:span><text:span text:style-name="T36">הבית]</text:span>; ואי<text:span text:style-name="T1"> </text:span>כתב<text:span text:style-name="T1"> </text:span>רחמנא<text:span text:style-name="T1"> </text:span>'<text:span text:style-name="T35">וצוה</text:span><text:span text:style-name="T1"> </text:span><text:span text:style-name="T35">הכהן</text:span>', הוה<text:span text:style-name="T1"> </text:span>אמינא<text:span text:style-name="T1"> </text:span>'הני<text:span text:style-name="T1"> – </text:span>אִין, דלאו<text:span text:style-name="T1"> </text:span>טומאה<text:span text:style-name="T1"> </text:span>דגופיה, אבל<text:span text:style-name="T1"> </text:span>טומאה<text:span text:style-name="T1"> </text:span>דגופיה<text:span text:style-name="T1"> </text:span>- אימא<text:span text:style-name="T1"> </text:span>מיחזא<text:span text:style-name="T1"> </text:span>חזיא<text:span text:style-name="T1"> </text:span>ליה<text:span text:style-name="T1"> </text:span><text:span text:style-name="T7">(</text:span><text:span text:style-name="T12">דלא</text:span><text:span text:style-name="T15"> </text:span><text:span text:style-name="T12">יליף</text:span><text:span text:style-name="T15"> </text:span><text:span text:style-name="T12">טומאה</text:span><text:span text:style-name="T15"> </text:span><text:span text:style-name="T12">דגופיה</text:span><text:span text:style-name="T15"> </text:span><text:span text:style-name="T12">מטומאה</text:span><text:span text:style-name="T15"> </text:span><text:span text:style-name="T12">דלאו</text:span><text:span text:style-name="T15"> </text:span><text:span text:style-name="T12">גופיה</text:span><text:span text:style-name="T15"> </text:span><text:span text:style-name="T12">לדבר</text:span><text:span text:style-name="T15"> </text:span><text:span text:style-name="T12">הרשות</text:span><text:span text:style-name="T15"> </text:span><text:span text:style-name="T12">מ'</text:span><text:span text:style-name="T18">וצוה</text:span><text:span text:style-name="T15"> </text:span><text:span text:style-name="T18">הכהן</text:span><text:span text:style-name="T12">' דהוה</text:span><text:span text:style-name="T15"> </text:span><text:span text:style-name="T12">אמינא</text:span><text:span text:style-name="T15"> </text:span><text:span text:style-name="T12">חידוש</text:span><text:span text:style-name="T15"> </text:span><text:span text:style-name="T12">הוא</text:span><text:span text:style-name="T15"> </text:span><text:span text:style-name="T12">- קא</text:span><text:span text:style-name="T15"> </text:span><text:span text:style-name="T12">משמע</text:span><text:span text:style-name="T15"> </text:span><text:span text:style-name="T12">לן</text:span><text:span text:style-name="T15"> </text:span><text:span text:style-name="T12">'</text:span><text:span text:style-name="T18">וביום</text:span><text:span text:style-name="T15"> </text:span><text:span text:style-name="T18">הראות</text:span><text:span text:style-name="T12">' דהיינו</text:span><text:span text:style-name="T15"> </text:span><text:span text:style-name="T12">טומאה</text:span><text:span text:style-name="T15"> </text:span><text:span text:style-name="T12">דגופיה</text:span><text:span text:style-name="T15"> </text:span><text:span text:style-name="T12">דממתינין</text:span><text:span text:style-name="T15"> </text:span><text:span text:style-name="T12">לו</text:span><text:span text:style-name="T15"> </text:span><text:span text:style-name="T12">לדבר</text:span><text:span text:style-name="T15"> </text:span><text:span text:style-name="T12">מצוה, והואיל</text:span><text:span text:style-name="T15"> </text:span><text:span text:style-name="T12">ואשכחן</text:span><text:span text:style-name="T15"> </text:span><text:span text:style-name="T12">דממתינין</text:span><text:span text:style-name="T15"> </text:span><text:span text:style-name="T12">לו</text:span><text:span text:style-name="T15"> </text:span><text:span text:style-name="T12">לטומאה</text:span><text:span text:style-name="T15"> </text:span><text:span text:style-name="T12">דגופיה</text:span><text:span text:style-name="T15"> </text:span><text:span text:style-name="T12">- מיהא</text:span><text:span text:style-name="T15"> </text:span><text:span text:style-name="T12">לדבר</text:span><text:span text:style-name="T15"> </text:span><text:span text:style-name="T12">מצוה</text:span><text:span text:style-name="T15"> </text:span><text:span text:style-name="T12">אית</text:span><text:span text:style-name="T15"> </text:span><text:span text:style-name="T12">ליה</text:span><text:span text:style-name="T15"> </text:span><text:span text:style-name="T12">נמי</text:span><text:span text:style-name="T15"> </text:span><text:span text:style-name="T12">כח</text:span><text:span text:style-name="T15"> </text:span><text:span text:style-name="T12">למילף</text:span><text:span text:style-name="T15"> </text:span><text:span text:style-name="T12">מ'</text:span><text:span text:style-name="T18">וצוה</text:span><text:span text:style-name="T15"> </text:span><text:span text:style-name="T18">הכהן</text:span><text:span text:style-name="T12">' דממתינין</text:span><text:span text:style-name="T15"> </text:span><text:span text:style-name="T12">לטומאה</text:span><text:span text:style-name="T15"> </text:span><text:span text:style-name="T12">דגופיה</text:span><text:span text:style-name="T15"> </text:span><text:span text:style-name="T12">לדבר</text:span><text:span text:style-name="T15"> </text:span><text:span text:style-name="T12">הרשות</text:span><text:span text:style-name="T15"> </text:span><text:span text:style-name="T12">נמי, 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חידוש</text:span><text:span text:style-name="T15"> </text:span><text:span text:style-name="T12">הוא</text:span><text:span text:style-name="T7">)</text:span>' – צריכא.</text:p>
      <text:p text:style-name="P13"/>
      <text:p text:style-name="P5">אמר<text:span text:style-name="T1"> </text:span>מר<text:span text:style-name="T1"> </text:span>'<text:span text:style-name="T41">יש</text:span><text:span text:style-name="T42"> </text:span><text:span text:style-name="T41">יום</text:span><text:span text:style-name="T42"> </text:span><text:span text:style-name="T41">שאתה</text:span><text:span text:style-name="T42"> </text:span><text:span text:style-name="T41">רואה</text:span><text:span text:style-name="T42"> </text:span><text:span text:style-name="T41">בו</text:span><text:span text:style-name="T42"> </text:span><text:span text:style-name="T41">ויש</text:span><text:span text:style-name="T42"> </text:span><text:span text:style-name="T41">יום</text:span><text:span text:style-name="T42"> </text:span><text:span text:style-name="T41">שאי</text:span><text:span text:style-name="T42"> </text:span><text:span text:style-name="T41">אתה</text:span><text:span text:style-name="T42"> </text:span><text:span text:style-name="T41">רואה</text:span><text:span text:style-name="T42"> </text:span><text:span text:style-name="T41">בו</text:span>'; מאי<text:span text:style-name="T1"> </text:span>משמע? </text:p>
      <text:p text:style-name="P5">אמר<text:span text:style-name="T1"> </text:span>אביי: אם<text:span text:style-name="T1"> </text:span>כן<text:span text:style-name="T1"> </text:span>ליכתוב<text:span text:style-name="T1"> </text:span>רחמנא<text:span text:style-name="T1"> </text:span>'ביום'; מאי<text:span text:style-name="T1"> </text:span>'<text:span text:style-name="T35">וביום</text:span>'? שמע<text:span text:style-name="T1"> </text:span>מינה<text:span text:style-name="T1"> </text:span>יש<text:span text:style-name="T1"> </text:span>יום<text:span text:style-name="T1"> </text:span>שאתה<text:span text:style-name="T1"> </text:span>רואה<text:span text:style-name="T1"> </text:span>בו<text:span text:style-name="T1"> </text:span>ויש<text:span text:style-name="T1"> </text:span>יום<text:span text:style-name="T1"> </text:span>שאי<text:span text:style-name="T1"> </text:span>אתה<text:span text:style-name="T1"> </text:span>רואה<text:span text:style-name="T1"> </text:span>בו.</text:p>
      <text:p text:style-name="P5">רבא<text:span text:style-name="T1"> </text:span>אמר: כולה<text:span text:style-name="T1"> </text:span><text:span text:style-name="T7">(</text:span><text:span text:style-name="T12">כלומר: כולה</text:span><text:span text:style-name="T15"> </text:span><text:span text:style-name="T12">תיבה</text:span><text:span text:style-name="T15"> </text:span><text:span text:style-name="T12">ד'ביום</text:span><text:span text:style-name="T15"> </text:span><text:span text:style-name="T12">הראות'</text:span><text:span text:style-name="T7">)</text:span> קרא<text:span text:style-name="T1"> </text:span>יתירא<text:span text:style-name="T1"> </text:span>הוא, דאם<text:span text:style-name="T1"> </text:span>כן<text:span text:style-name="T1"> </text:span>לכתוב<text:span text:style-name="T1"> </text:span>רחמנא<text:span text:style-name="T1"> </text:span>'ובהראות' מאי<text:span text:style-name="T1"> </text:span>'<text:span text:style-name="T35">וביום</text:span>'? - שמע<text:span text:style-name="T1"> </text:span>מינה<text:span text:style-name="T1"> </text:span>יש<text:span text:style-name="T1"> </text:span>יום<text:span text:style-name="T1"> </text:span>שאתה<text:span text:style-name="T1"> </text:span>רואה<text:span text:style-name="T1"> </text:span>בו<text:span text:style-name="T1"> </text:span>ויש<text:span text:style-name="T1"> </text:span>יום<text:span text:style-name="T1"> </text:span>שאי<text:span text:style-name="T1"> </text:span>אתה<text:span text:style-name="T1"> </text:span>רואה<text:span text:style-name="T1"> </text:span>בו.<text:span text:style-name="T12"> </text:span></text:p>
      <text:p text:style-name="P5">ואביי?</text:p>
      <text:p text:style-name="P5">ההוא<text:span text:style-name="T1"> </text:span>מיבעי<text:span text:style-name="T1"> </text:span>ליה<text:span text:style-name="T1"> </text:span>ביום<text:span text:style-name="T1"> </text:span>ולא<text:span text:style-name="T1"> </text:span>בלילה; </text:p>
      <text:p text:style-name="P5">ורבא, ביום<text:span text:style-name="T1"> </text:span>ולא<text:span text:style-name="T1"> </text:span>בלילה<text:span text:style-name="T1"> </text:span>מנא<text:span text:style-name="T1"> </text:span>ליה?</text:p>
      <text:p text:style-name="P5">נפקא<text:span text:style-name="T1"> </text:span>ליה<text:span text:style-name="T1"> </text:span>מ'<text:span text:style-name="T35">לכל</text:span><text:span text:style-name="T1"> </text:span><text:span text:style-name="T35">מראה</text:span><text:span text:style-name="T1"> </text:span><text:span text:style-name="T35">עיני</text:span><text:span text:style-name="T1"> </text:span><text:span text:style-name="T35">הכהן</text:span>' <text:span text:style-name="T7">(</text:span><text:span text:style-name="T12">משמע</text:span><text:span text:style-name="T15"> </text:span><text:span text:style-name="T12">ביום</text:span><text:span text:style-name="T15"> </text:span><text:span text:style-name="T12">שיכול</text:span><text:span text:style-name="T15"> </text:span><text:span text:style-name="T12">לראות</text:span><text:span text:style-name="T7">)</text:span> <text:span text:style-name="T36">[</text:span><text:span text:style-name="T13">ויקרא</text:span><text:span text:style-name="T16"> </text:span><text:span text:style-name="T13">יג,יב</text:span><text:span text:style-name="T2"> </text:span><text:span text:style-name="T36">ואם</text:span><text:span text:style-name="T2"> </text:span><text:span text:style-name="T36">פרוח</text:span><text:span text:style-name="T2"> </text:span><text:span text:style-name="T36">תפרח</text:span><text:span text:style-name="T2"> </text:span><text:span text:style-name="T36">הצרעת</text:span><text:span text:style-name="T2"> </text:span><text:span text:style-name="T36">בעור</text:span><text:span text:style-name="T2"> </text:span><text:span text:style-name="T36">וכסתה</text:span><text:span text:style-name="T2"> </text:span><text:span text:style-name="T36">הצרעת</text:span><text:span text:style-name="T2"> </text:span><text:span text:style-name="T36">את</text:span><text:span text:style-name="T2"> </text:span><text:span text:style-name="T36">כל</text:span><text:span text:style-name="T2"> </text:span><text:span text:style-name="T36">עור</text:span><text:span text:style-name="T2"> </text:span><text:span text:style-name="T36">הנגע</text:span><text:span text:style-name="T2"> </text:span><text:span text:style-name="T36">מראשו</text:span><text:span text:style-name="T2"> </text:span><text:span text:style-name="T36">ועד</text:span><text:span text:style-name="T2"> </text:span><text:span text:style-name="T36">רגליו</text:span><text:span text:style-name="T2"> </text:span><text:span text:style-name="T36">לכל</text:span><text:span text:style-name="T2"> </text:span><text:span text:style-name="T36">מראה</text:span><text:span text:style-name="T2"> </text:span><text:span text:style-name="T36">עיני</text:span><text:span text:style-name="T2"> </text:span><text:span text:style-name="T36">הכהן]</text:span>;</text:p>
      <text:p text:style-name="P5">ואביי?</text:p>
      <text:p text:style-name="P5">ההוא<text:span text:style-name="T1"> </text:span>מיבעי<text:span text:style-name="T1"> </text:span>ליה<text:span text:style-name="T1"> </text:span>למעוטי<text:span text:style-name="T1"> </text:span>סומא<text:span text:style-name="T1"> </text:span>באחת<text:span text:style-name="T1"> </text:span>מעיניו.</text:p>
      <text:p text:style-name="P5">ורבא<text:span text:style-name="T1"> </text:span>נמי<text:span text:style-name="T1"> </text:span>מיבעי<text:span text:style-name="T1"> </text:span>ליה<text:span text:style-name="T1"> </text:span>להכי?</text:p>
      <text:p text:style-name="P5">אין<text:span text:style-name="T1"> </text:span>הכי<text:span text:style-name="T1"> </text:span>נמי, ואלא<text:span text:style-name="T1"> </text:span>ביום<text:span text:style-name="T1"> </text:span>ולא<text:span text:style-name="T1"> </text:span>בלילה<text:span text:style-name="T1"> </text:span>מנא<text:span text:style-name="T1"> </text:span>ליה?</text:p>
      <text:p text:style-name="P5">נפקא<text:span text:style-name="T1"> </text:span>ליה<text:span text:style-name="T1"> </text:span>מ'<text:span text:style-name="T36">[ובא</text:span><text:span text:style-name="T2"> </text:span><text:span text:style-name="T36">אשר</text:span><text:span text:style-name="T2"> </text:span><text:span text:style-name="T36">לו</text:span><text:span text:style-name="T2"> </text:span><text:span text:style-name="T36">הבית</text:span><text:span text:style-name="T2"> </text:span><text:span text:style-name="T36">והגיד</text:span><text:span text:style-name="T2"> </text:span><text:span text:style-name="T36">לכהן</text:span><text:span text:style-name="T2"> </text:span><text:span text:style-name="T36">לאמר]</text:span><text:span text:style-name="T35"> כנגע</text:span><text:span text:style-name="T1"> </text:span><text:span text:style-name="T35">נראה</text:span><text:span text:style-name="T1"> </text:span><text:span text:style-name="T35">לי</text:span><text:span text:style-name="T1"> </text:span><text:span text:style-name="T35">בבית</text:span><text:span text:style-name="T1"> </text:span><text:span text:style-name="T13">(ויקרא</text:span><text:span text:style-name="T16"> </text:span><text:span text:style-name="T13">יד,לה)</text:span>: לי<text:span text:style-name="T1"> </text:span>ולא<text:span text:style-name="T1"> </text:span>לאוּרי<text:span text:style-name="T1"> </text:span><text:span text:style-name="T7">(</text:span><text:span text:style-name="T12">שאין</text:span><text:span text:style-name="T15"> </text:span><text:span text:style-name="T12">צריך</text:span><text:span text:style-name="T15"> </text:span><text:span text:style-name="T12">לאור</text:span><text:span text:style-name="T15"> </text:span><text:span text:style-name="T12">הנר</text:span><text:span text:style-name="T15"> </text:span><text:span text:style-name="T12">דהיינו</text:span><text:span text:style-name="T15"> </text:span><text:span text:style-name="T12">ביום</text:span><text:span text:style-name="T15"> </text:span><text:span text:style-name="T12">ובההוא</text:span><text:span text:style-name="T15"> </text:span><text:span text:style-name="T12">שעתא</text:span><text:span text:style-name="T15"> </text:span><text:span text:style-name="T12">נמי</text:span><text:span text:style-name="T15"> </text:span><text:span text:style-name="T12">ובא</text:span><text:span text:style-name="T15"> </text:span><text:span text:style-name="T12">הכהן</text:span><text:span text:style-name="T15"> </text:span><text:span text:style-name="T12">אלמא</text:span><text:span text:style-name="T15"> </text:span><text:span text:style-name="T12">דאין</text:span><text:span text:style-name="T15"> </text:span><text:span text:style-name="T12">רואין</text:span><text:span text:style-name="T15"> </text:span><text:span text:style-name="T12">אלא</text:span><text:span text:style-name="T15"> </text:span><text:span text:style-name="T12">ביום</text:span><text:span text:style-name="T7">)</text:span>!</text:p>
      <text:p text:style-name="P5">ואביי?</text:p>
      <text:p text:style-name="P5">אי<text:span text:style-name="T1"> </text:span>מהתם<text:span text:style-name="T1"> </text:span>הוה<text:span text:style-name="T1"> </text:span>אמינא<text:span text:style-name="T1"> </text:span>'הני<text:span text:style-name="T1"> </text:span>מילי<text:span text:style-name="T1"> </text:span>טומאה<text:span text:style-name="T1"> </text:span>דלאו<text:span text:style-name="T1"> </text:span>דגופיה, אבל<text:span text:style-name="T1"> </text:span>טומאה<text:span text:style-name="T1"> </text:span>דגופיה<text:span text:style-name="T1"> </text:span>אפילו<text:span text:style-name="T1"> </text:span>לאוּרוֹ<text:span text:style-name="T1"> </text:span>נמי' - קא<text:span text:style-name="T1"> </text:span>משמע<text:span text:style-name="T1"> </text:span>לן<text:span text:style-name="T1"> </text:span><text:span text:style-name="T7">(</text:span><text:span text:style-name="T18">וביום</text:span><text:span text:style-name="T15"> </text:span><text:span text:style-name="T18">הראות</text:span><text:span text:style-name="T15"> </text:span><text:span text:style-name="T18">בו</text:span><text:span text:style-name="T15"> – </text:span><text:span text:style-name="T12">דבו, היינו: טומאה</text:span><text:span text:style-name="T15"> </text:span><text:span text:style-name="T12">דגופיה</text:span><text:span text:style-name="T7">)</text:span>.</text:p>
      <text:p text:style-name="P13"/>
      <text:p text:style-name="P13"/>
      <text:p text:style-name="P5">משנה:</text:p>
      <text:p text:style-name="P5">ועוד<text:span text:style-name="T1"> </text:span>אמר<text:span text:style-name="T1"> </text:span>רבי<text:span text:style-name="T1"> </text:span>מאיר: מלקט<text:span text:style-name="T1"> </text:span>אדם<text:span text:style-name="T1"> </text:span>עצמות<text:span text:style-name="T1"> </text:span>אביו<text:span text:style-name="T1"> </text:span>ואמו<text:span text:style-name="T1"> </text:span><text:span text:style-name="T7">(</text:span><text:span text:style-name="T12">ומוליכן</text:span><text:span text:style-name="T15"> </text:span><text:span text:style-name="T12">למקום</text:span><text:span text:style-name="T15"> </text:span><text:span text:style-name="T12">אחר</text:span><text:span text:style-name="T15"> </text:span><text:span text:style-name="T12">לקוברן</text:span><text:span text:style-name="T15"> </text:span><text:span text:style-name="T12">בקברות</text:span><text:span text:style-name="T15"> </text:span><text:span text:style-name="T12">אבותם</text:span><text:span text:style-name="T7">)</text:span> מפני<text:span text:style-name="T1"> </text:span>ששמחה<text:span text:style-name="T1"> </text:span>היא<text:span text:style-name="T1"> </text:span>לו<text:span text:style-name="T1"> </text:span><text:span text:style-name="T7">(</text:span><text:span text:style-name="T12">שקוברן</text:span><text:span text:style-name="T15"> </text:span><text:span text:style-name="T12">בקברי</text:span><text:span text:style-name="T15"> </text:span><text:span text:style-name="T12">אבותיו</text:span><text:span text:style-name="T15"> </text:span><text:span text:style-name="T12">ולא</text:span><text:span text:style-name="T15"> </text:span><text:span text:style-name="T12">מצטער</text:span><text:span text:style-name="T15"> </text:span><text:span text:style-name="T12">במועד</text:span><text:span text:style-name="T7">)</text:span>;</text:p>
      <text:p text:style-name="P5"><text:soft-page-break/>רבי<text:span text:style-name="T1"> </text:span>יוסי<text:span text:style-name="T1"> </text:span>אומר: <text:span text:style-name="T7">(</text:span><text:span text:style-name="T12">לא</text:span><text:span text:style-name="T15"> </text:span><text:span text:style-name="T12">ילקט</text:span><text:span text:style-name="T15"> </text:span><text:span text:style-name="T12">מפני</text:span><text:span text:style-name="T15"> </text:span><text:span text:style-name="T12">ש</text:span><text:span text:style-name="T7">)</text:span>אבל<text:span text:style-name="T1"> </text:span>הוא<text:span text:style-name="T1"> </text:span>לו.</text:p>
      <text:p text:style-name="P5">לא<text:span text:style-name="T1"> </text:span>יעורר<text:span text:style-name="T1"> </text:span>אדם<text:span text:style-name="T1"> </text:span>על<text:span text:style-name="T1"> </text:span>מתו<text:span text:style-name="T1"> </text:span><text:span text:style-name="T7">(</text:span><text:span text:style-name="T12">אם</text:span><text:span text:style-name="T15"> </text:span><text:span text:style-name="T12">מת</text:span><text:span text:style-name="T15"> </text:span><text:span text:style-name="T12">לו</text:span><text:span text:style-name="T15"> </text:span><text:span text:style-name="T12">מת</text:span><text:span text:style-name="T15"> </text:span><text:span text:style-name="T12">חדש</text:span><text:span text:style-name="T15"> </text:span><text:span text:style-name="T12">או</text:span><text:span text:style-name="T15"> </text:span><text:span text:style-name="T12">חדשים</text:span><text:span text:style-name="T15"> </text:span><text:span text:style-name="T12">קודם</text:span><text:span text:style-name="T15"> </text:span><text:span text:style-name="T12">המועד</text:span><text:span text:style-name="T15"> </text:span><text:span text:style-name="T12">- לא</text:span><text:span text:style-name="T15"> </text:span><text:span text:style-name="T12">יערער; מפרש</text:span><text:span text:style-name="T15"> </text:span><text:span text:style-name="T12">בגמרא</text:span><text:span text:style-name="T15"> </text:span><text:span text:style-name="T12">'כד</text:span><text:span text:style-name="T15"> </text:span><text:span text:style-name="T12">הדר</text:span><text:span text:style-name="T15"> </text:span><text:span text:style-name="T12">ספדנא</text:span><text:span text:style-name="T15"> </text:span><text:span text:style-name="T12">במערבא' כלומר</text:span><text:span text:style-name="T15"> </text:span><text:span text:style-name="T12">שלא</text:span><text:span text:style-name="T15"> </text:span><text:span text:style-name="T12">ישכור</text:span><text:span text:style-name="T15"> </text:span><text:span text:style-name="T12">ספדן</text:span><text:span text:style-name="T15"> </text:span><text:span text:style-name="T12">לחזור</text:span><text:span text:style-name="T15"> </text:span><text:span text:style-name="T12">על</text:span><text:span text:style-name="T15"> </text:span><text:span text:style-name="T12">קרוביו</text:span><text:span text:style-name="T15"> </text:span><text:span text:style-name="T12">לומר</text:span><text:span text:style-name="T15"> </text:span><text:span text:style-name="T12">"בכו</text:span><text:span text:style-name="T15"> </text:span><text:span text:style-name="T12">עמי</text:span><text:span text:style-name="T15"> </text:span><text:span text:style-name="T12">כל</text:span><text:span text:style-name="T15"> </text:span><text:span text:style-name="T12">מרי</text:span><text:span text:style-name="T15"> </text:span><text:span text:style-name="T12">נפש"</text:span><text:span text:style-name="T7">)</text:span>, ולא<text:span text:style-name="T1"> </text:span>יספידנו<text:span text:style-name="T1"> </text:span>קודם<text:span text:style-name="T1"> </text:span>לרגל<text:span text:style-name="T1"> </text:span>שלשים<text:span text:style-name="T1"> </text:span>יום<text:span text:style-name="T1"> </text:span><text:span text:style-name="T7">(</text:span><text:span text:style-name="T12">שאם</text:span><text:span text:style-name="T15"> </text:span><text:span text:style-name="T12">מת</text:span><text:span text:style-name="T15"> </text:span><text:span text:style-name="T12">לו</text:span><text:span text:style-name="T15"> </text:span><text:span text:style-name="T12">מת</text:span><text:span text:style-name="T15"> </text:span><text:span text:style-name="T12">בתוך</text:span><text:span text:style-name="T15"> </text:span><text:span text:style-name="T12">שלשים</text:span><text:span text:style-name="T15"> </text:span><text:span text:style-name="T12">יום</text:span><text:span text:style-name="T15"> </text:span><text:span text:style-name="T12">לפני</text:span><text:span text:style-name="T15"> </text:span><text:span text:style-name="T12">הרגל</text:span><text:span text:style-name="T15"> </text:span><text:span text:style-name="T12">- לא</text:span><text:span text:style-name="T15"> </text:span><text:span text:style-name="T12">ישכור</text:span><text:span text:style-name="T15"> </text:span><text:span text:style-name="T12">ספדן</text:span><text:span text:style-name="T15"> </text:span><text:span text:style-name="T12">להספידו; ו'</text:span><text:span text:style-name="T30">שלשים</text:span><text:span text:style-name="T31"> </text:span><text:span text:style-name="T30">יום</text:span><text:span text:style-name="T12">' - אתרוייהו</text:span><text:span text:style-name="T15"> </text:span><text:span text:style-name="T12">קאי; וטעמא</text:span><text:span text:style-name="T15"> </text:span><text:span text:style-name="T12">דשלשים</text:span><text:span text:style-name="T15"> </text:span><text:span text:style-name="T12">יום</text:span><text:span text:style-name="T15"> </text:span><text:span text:style-name="T12">מפרש</text:span><text:span text:style-name="T15"> </text:span><text:span text:style-name="T12">בגמרא</text:span><text:span text:style-name="T7">)</text:span>.</text:p>
      <text:p text:style-name="P5"/>
      <text:p text:style-name="P5">גמרא:</text:p>
      <text:p text:style-name="P5">ורמינהו<text:span text:style-name="T1"> </text:span>'<text:span text:style-name="T41">המלקט</text:span><text:span text:style-name="T42"> </text:span><text:span text:style-name="T41">עצמות</text:span><text:span text:style-name="T42"> </text:span><text:span text:style-name="T41">אביו</text:span><text:span text:style-name="T42"> </text:span><text:span text:style-name="T41">ואמו</text:span><text:span text:style-name="T42"> </text:span><text:span text:style-name="T41">- </text:span><text:span text:style-name="T50">הרי</text:span><text:span text:style-name="T51"> </text:span><text:span text:style-name="T50">זה</text:span><text:span text:style-name="T51"> </text:span><text:span text:style-name="T50">מתאבל</text:span><text:span text:style-name="T51"> </text:span><text:span text:style-name="T50">עליהם</text:span><text:span text:style-name="T51"> </text:span><text:span text:style-name="T50">כל</text:span><text:span text:style-name="T51"> </text:span><text:span text:style-name="T50">היום</text:span><text:span text:style-name="T41">, ולערב</text:span><text:span text:style-name="T42"> </text:span><text:span text:style-name="T41">אין</text:span><text:span text:style-name="T42"> </text:span><text:span text:style-name="T41">מתאבל</text:span><text:span text:style-name="T42"> </text:span><text:span text:style-name="T41">עליהן</text:span>' <text:span text:style-name="T7">(</text:span><text:span text:style-name="T12">וקשיא</text:span><text:span text:style-name="T15"> </text:span><text:span text:style-name="T12">לרבי</text:span><text:span text:style-name="T15"> </text:span><text:span text:style-name="T12">מאיר</text:span><text:span text:style-name="T15"> </text:span><text:span text:style-name="T12">דאמר</text:span><text:span text:style-name="T15"> </text:span><text:span text:style-name="T12">'מפני</text:span><text:span text:style-name="T15"> </text:span><text:span text:style-name="T12">ששמחה</text:span><text:span text:style-name="T15"> </text:span><text:span text:style-name="T12">היא</text:span><text:span text:style-name="T15"> </text:span><text:span text:style-name="T12">לו'</text:span><text:span text:style-name="T7">)</text:span>, ואמר<text:span text:style-name="T1"> </text:span>רב<text:span text:style-name="T1"> </text:span>חסדא: 'אפילו<text:span text:style-name="T1"> </text:span>צרורין<text:span text:style-name="T1"> </text:span>לו<text:span text:style-name="T1"> </text:span>בסדינו' <text:span text:style-name="T7">(</text:span><text:span text:style-name="T12">שאינו</text:span><text:span text:style-name="T15"> </text:span><text:span text:style-name="T12">מלקטן</text:span><text:span text:style-name="T15"> </text:span><text:span text:style-name="T12">ואינו</text:span><text:span text:style-name="T15"> </text:span><text:span text:style-name="T12">רואה</text:span><text:span text:style-name="T15"> </text:span><text:span text:style-name="T12">אותן</text:span><text:span text:style-name="T15"> </text:span><text:span text:style-name="T12">- הרי</text:span><text:span text:style-name="T15"> </text:span><text:span text:style-name="T12">זה</text:span><text:span text:style-name="T15"> </text:span><text:span text:style-name="T12">מתאבל</text:span><text:span text:style-name="T15"> </text:span><text:span text:style-name="T12">כל</text:span><text:span text:style-name="T15"> </text:span><text:span text:style-name="T12">זמן</text:span><text:span text:style-name="T15"> </text:span><text:span text:style-name="T12">שלא</text:span><text:span text:style-name="T15"> </text:span><text:span text:style-name="T12">נקברו</text:span><text:span text:style-name="T7">)</text:span>!?</text:p>
      <text:p text:style-name="P5">אמר<text:span text:style-name="T1"> </text:span>אביי: אימא<text:span text:style-name="T1"> </text:span>'מפני<text:span text:style-name="T1"> </text:span>ששמחת<text:span text:style-name="T1"> </text:span>הרגל<text:span text:style-name="T1"> </text:span>עליו' <text:span text:style-name="T7">(</text:span><text:span text:style-name="T12">כלומר: הרבה</text:span><text:span text:style-name="T15"> </text:span><text:span text:style-name="T12">הוא</text:span><text:span text:style-name="T15"> </text:span><text:span text:style-name="T12">עוסק</text:span><text:span text:style-name="T15"> </text:span><text:span text:style-name="T12">בשמחת</text:span><text:span text:style-name="T15"> </text:span><text:span text:style-name="T12">הרגל, ואינו</text:span><text:span text:style-name="T15"> </text:span><text:span text:style-name="T12">מצטער</text:span><text:span text:style-name="T15"> </text:span><text:span text:style-name="T12">במלקט</text:span><text:span text:style-name="T15"> </text:span><text:span text:style-name="T12">עצמות</text:span><text:span text:style-name="T15"> </text:span><text:span text:style-name="T12">אביו</text:span><text:span text:style-name="T15"> </text:span><text:span text:style-name="T12">ואמו</text:span><text:span text:style-name="T7">)</text:span>.</text:p>
      <text:p text:style-name="P5"/>
      <text:p text:style-name="P5">ולא<text:span text:style-name="T1"> </text:span>יערער<text:span text:style-name="T1"> </text:span>על<text:span text:style-name="T1"> </text:span>מתו: <text:s/></text:p>
      <text:p text:style-name="P5">מאי<text:span text:style-name="T1"> </text:span>'<text:span text:style-name="T41">לא</text:span><text:span text:style-name="T42"> </text:span><text:span text:style-name="T41">יערער</text:span><text:span text:style-name="T42"> </text:span><text:span text:style-name="T41">על</text:span><text:span text:style-name="T42"> </text:span><text:span text:style-name="T41">מתו</text:span>'?</text:p>
      <text:p text:style-name="P5">אמר<text:span text:style-name="T1"> </text:span>רב: כד<text:span text:style-name="T1"> </text:span>הדר<text:span text:style-name="T1"> </text:span>ספדנא<text:span text:style-name="T1"> </text:span>במערבא, אמרי<text:span text:style-name="T1"> </text:span>'יבכון<text:span text:style-name="T1"> </text:span>עמיה<text:span text:style-name="T1"> </text:span>כל<text:span text:style-name="T1"> </text:span>מרירי<text:span text:style-name="T1"> </text:span>ליבא' <text:span text:style-name="T7">(</text:span><text:span text:style-name="T12">הכי</text:span><text:span text:style-name="T15"> </text:span><text:span text:style-name="T12">אסור</text:span><text:span text:style-name="T15"> </text:span><text:span text:style-name="T12">למימר</text:span><text:span text:style-name="T15"> </text:span><text:span text:style-name="T12">במועד, היינו</text:span><text:span text:style-name="T15"> </text:span><text:span text:style-name="T12">'</text:span><text:span text:style-name="T27">לא</text:span><text:span text:style-name="T28"> </text:span><text:span text:style-name="T27">יעורר</text:span><text:span text:style-name="T28"> </text:span><text:span text:style-name="T27">על</text:span><text:span text:style-name="T28"> </text:span><text:span text:style-name="T27">מתו</text:span><text:span text:style-name="T12">'</text:span><text:span text:style-name="T7">)</text:span>.</text:p>
      <text:p text:style-name="P5"/>
      <text:p text:style-name="P5">קודם<text:span text:style-name="T1"> </text:span>הרגל<text:span text:style-name="T1"> </text:span>שלשים<text:span text:style-name="T1"> </text:span>יום: <text:s/></text:p>
      <text:p text:style-name="P5">מאי<text:span text:style-name="T1"> </text:span>שנא<text:span text:style-name="T1"> </text:span>שלשים<text:span text:style-name="T1"> </text:span>יום?</text:p>
      <text:p text:style-name="P5">אמר<text:span text:style-name="T1"> </text:span>רב<text:span text:style-name="T1"> </text:span>כהנא<text:span text:style-name="T1"> </text:span>אמר<text:span text:style-name="T1"> </text:span>רב<text:span text:style-name="T1"> </text:span>יהודה<text:span text:style-name="T1"> </text:span>אמר<text:span text:style-name="T1"> </text:span>רב: מעשה<text:span text:style-name="T1"> </text:span>באדם<text:span text:style-name="T1"> </text:span>אחד<text:span text:style-name="T1"> </text:span>שכינס<text:span text:style-name="T1"> </text:span>מעות<text:span text:style-name="T1"> </text:span>לעלות<text:span text:style-name="T1"> </text:span>לרגל, ובא<text:span text:style-name="T1"> </text:span>ספדן<text:span text:style-name="T1"> </text:span>ועמד<text:span text:style-name="T1"> </text:span>על<text:span text:style-name="T1"> </text:span>פתח<text:span text:style-name="T1"> </text:span>ביתו<text:span text:style-name="T1"> </text:span>ונטלתן<text:span text:style-name="T1"> </text:span>אשתו<text:span text:style-name="T1"> </text:span>ונתנתן<text:span text:style-name="T1"> </text:span>לו, ונמנע<text:span text:style-name="T1"> </text:span>ולא<text:span text:style-name="T1"> </text:span>עלה<text:span text:style-name="T1"> </text:span><text:span text:style-name="T7">(</text:span><text:span text:style-name="T12">כלומר: שהיו</text:span><text:span text:style-name="T15"> </text:span><text:span text:style-name="T12">לו</text:span><text:span text:style-name="T15"> </text:span><text:span text:style-name="T12">מעות</text:span><text:span text:style-name="T15"> </text:span><text:span text:style-name="T12">מזומנין</text:span><text:span text:style-name="T15"> </text:span><text:span text:style-name="T12">לצורך</text:span><text:span text:style-name="T15"> </text:span><text:span text:style-name="T12">לעלות</text:span><text:span text:style-name="T15"> </text:span><text:span text:style-name="T12">לרגל, ונתנתן</text:span><text:span text:style-name="T15"> </text:span><text:span text:style-name="T12">אשתו</text:span><text:span text:style-name="T15"> </text:span><text:span text:style-name="T12">להספדנים, ונמנע</text:span><text:span text:style-name="T15"> </text:span><text:span text:style-name="T12">מלעלות</text:span><text:span text:style-name="T15"> </text:span><text:span text:style-name="T12">לרגל</text:span><text:span text:style-name="T7">)</text:span>; באותה<text:span text:style-name="T1"> </text:span>שעה<text:span text:style-name="T1"> </text:span>אמרו: לא<text:span text:style-name="T1"> </text:span>יעורר<text:span text:style-name="T1"> </text:span>על<text:span text:style-name="T1"> </text:span>מתו<text:span text:style-name="T1"> </text:span>ולא<text:span text:style-name="T1"> </text:span>יספידנו<text:span text:style-name="T1"> </text:span>קודם<text:span text:style-name="T1"> </text:span>לרגל<text:span text:style-name="T1"> </text:span>שלשים<text:span text:style-name="T1"> </text:span>יום. </text:p>
      <text:p text:style-name="P5">ושמואל<text:span text:style-name="T1"> </text:span>אמר:</text:p>
      <text:p text:style-name="P5"/>
      <text:p text:style-name="P5">(מועד<text:span text:style-name="T1"> </text:span>קטן<text:span text:style-name="T1"> </text:span>ח,ב)</text:p>
      <text:p text:style-name="P5">לפי<text:span text:style-name="T1"> </text:span>שאין<text:span text:style-name="T1"> </text:span>המת<text:span text:style-name="T1"> </text:span>משתכח<text:span text:style-name="T1"> </text:span>מן<text:span text:style-name="T1"> </text:span>הלב<text:span text:style-name="T1"> </text:span>שלשים<text:span text:style-name="T1"> </text:span>יום<text:span text:style-name="T1"> </text:span><text:span text:style-name="T7">(</text:span><text:span text:style-name="T12">כלומר: כיון</text:span><text:span text:style-name="T15"> </text:span><text:span text:style-name="T12">דמת</text:span><text:span text:style-name="T15"> </text:span><text:span text:style-name="T12">אין</text:span><text:span text:style-name="T15"> </text:span><text:span text:style-name="T12">משתכח</text:span><text:span text:style-name="T15"> </text:span><text:span text:style-name="T12">מן</text:span><text:span text:style-name="T15"> </text:span><text:span text:style-name="T12">הלב</text:span><text:span text:style-name="T15"> </text:span><text:span text:style-name="T12">שלשים</text:span><text:span text:style-name="T15"> </text:span><text:span text:style-name="T12">יום, אם</text:span><text:span text:style-name="T15"> </text:span><text:span text:style-name="T12">מספידו</text:span><text:span text:style-name="T15"> </text:span><text:span text:style-name="T12">פחות</text:span><text:span text:style-name="T15"> </text:span><text:span text:style-name="T12">משלשים</text:span><text:span text:style-name="T15"> </text:span><text:span text:style-name="T12">יום</text:span><text:span text:style-name="T15"> </text:span><text:span text:style-name="T12">לפני</text:span><text:span text:style-name="T15"> </text:span><text:span text:style-name="T12">הרגל</text:span><text:span text:style-name="T15"> </text:span><text:span text:style-name="T12">- אתי</text:span><text:span text:style-name="T15"> </text:span><text:span text:style-name="T12">למספד</text:span><text:span text:style-name="T15"> </text:span><text:span text:style-name="T12">ברגל, דעדיין</text:span><text:span text:style-name="T15"> </text:span><text:span text:style-name="T12">לא</text:span><text:span text:style-name="T15"> </text:span><text:span text:style-name="T12">שכחו</text:span><text:span text:style-name="T7">)</text:span>.</text:p>
      <text:p text:style-name="P5">מאי<text:span text:style-name="T1"> </text:span>בינייהו?</text:p>
      <text:p text:style-name="P5">איכא<text:span text:style-name="T1"> </text:span>בינייהו<text:span text:style-name="T1"> </text:span>דקעביד<text:span text:style-name="T1"> </text:span>בחנם<text:span text:style-name="T1"> </text:span><text:span text:style-name="T7">(</text:span><text:span text:style-name="T12">מאן</text:span><text:span text:style-name="T15"> </text:span><text:span text:style-name="T12">דאמר</text:span><text:span text:style-name="T15"> </text:span><text:span text:style-name="T12">משום</text:span><text:span text:style-name="T15"> </text:span><text:span text:style-name="T12">מעות</text:span><text:span text:style-name="T15"> </text:span><text:span text:style-name="T12">שזימן</text:span><text:span text:style-name="T15"> </text:span><text:span text:style-name="T12">לרגל, כיון</text:span><text:span text:style-name="T15"> </text:span><text:span text:style-name="T12">דספדן</text:span><text:span text:style-name="T15"> </text:span><text:span text:style-name="T12">עביד</text:span><text:span text:style-name="T15"> </text:span><text:span text:style-name="T12">בחנם</text:span><text:span text:style-name="T15"> </text:span><text:span text:style-name="T12">- שפיר</text:span><text:span text:style-name="T15"> </text:span><text:span text:style-name="T12">דמי; ומאן</text:span><text:span text:style-name="T15"> </text:span><text:span text:style-name="T12">דאמר</text:span><text:span text:style-name="T15"> </text:span><text:span text:style-name="T12">לפי</text:span><text:span text:style-name="T15"> </text:span><text:span text:style-name="T12">שאין</text:span><text:span text:style-name="T15"> </text:span><text:span text:style-name="T12">המת</text:span><text:span text:style-name="T15"> </text:span><text:span text:style-name="T12">משתכח</text:span><text:span text:style-name="T15"> </text:span><text:span text:style-name="T12">מן</text:span><text:span text:style-name="T15"> </text:span><text:span text:style-name="T12">הלב</text:span><text:span text:style-name="T15"> </text:span><text:span text:style-name="T12">שלשים</text:span><text:span text:style-name="T15"> </text:span><text:span text:style-name="T12">יום</text:span><text:span text:style-name="T15"> </text:span><text:span text:style-name="T12">- בחנם</text:span><text:span text:style-name="T15"> </text:span><text:span text:style-name="T12">נמי</text:span><text:span text:style-name="T15"> </text:span><text:span text:style-name="T12">אסור</text:span><text:span text:style-name="T7">)</text:span>.</text:p>
      <text:p text:style-name="P5"/>
      <text:p text:style-name="P5"/>
      <text:p text:style-name="P5">משנה:</text:p>
      <text:p text:style-name="P5">אין<text:span text:style-name="T1"> </text:span>חופרין<text:span text:style-name="T1"> </text:span>כוכין<text:span text:style-name="T1"> </text:span>וקברות<text:span text:style-name="T1"> </text:span><text:span text:style-name="T7">(</text:span><text:span text:style-name="T12">לצורך</text:span><text:span text:style-name="T15"> </text:span><text:span text:style-name="T12">מתים</text:span><text:span text:style-name="T7">)</text:span> במועד<text:span text:style-name="T1"> </text:span><text:span text:style-name="T7">(</text:span><text:span text:style-name="T12">שדרכן</text:span><text:span text:style-name="T15"> </text:span><text:span text:style-name="T12">לחפור</text:span><text:span text:style-name="T15"> </text:span><text:span text:style-name="T12">כוכין</text:span><text:span text:style-name="T15"> </text:span><text:span text:style-name="T12">וקברות</text:span><text:span text:style-name="T15"> </text:span><text:span text:style-name="T12">לזמנן: לצורך</text:span><text:span text:style-name="T15"> </text:span><text:span text:style-name="T12">מתים</text:span><text:span text:style-name="T15"> </text:span><text:span text:style-name="T12">שימותו, דטירחא</text:span><text:span text:style-name="T15"> </text:span><text:span text:style-name="T12">יתירא</text:span><text:span text:style-name="T15"> </text:span><text:span text:style-name="T12">הוא</text:span><text:span text:style-name="T7">)</text:span>, אבל<text:span text:style-name="T1"> </text:span>מחנכין<text:span text:style-name="T1"> </text:span>את<text:span text:style-name="T1"> </text:span>הכוכין<text:span text:style-name="T1"> </text:span>במועד<text:span text:style-name="T1"> </text:span><text:span text:style-name="T7">(</text:span><text:span text:style-name="T12">מפרש</text:span><text:span text:style-name="T15"> </text:span><text:span text:style-name="T12">בגמרא</text:span><text:span text:style-name="T7">)</text:span>, ועושין<text:span text:style-name="T1"> </text:span>נברכת<text:span text:style-name="T1"> </text:span>במועד<text:span text:style-name="T1"> </text:span><text:span text:style-name="T7">(</text:span><text:span text:style-name="T12">בריכה</text:span><text:span text:style-name="T15"> </text:span><text:span text:style-name="T12">של</text:span><text:span text:style-name="T15"> </text:span><text:span text:style-name="T12">כובסין, ולית</text:span><text:span text:style-name="T15"> </text:span><text:span text:style-name="T12">ביה</text:span><text:span text:style-name="T15"> </text:span><text:span text:style-name="T12">טירחא</text:span><text:span text:style-name="T15"> </text:span><text:span text:style-name="T12">כולי</text:span><text:span text:style-name="T15"> </text:span><text:span text:style-name="T12">האי</text:span><text:span text:style-name="T7">)</text:span> וארון<text:span text:style-name="T1"> </text:span>עם<text:span text:style-name="T1"> </text:span>המת<text:span text:style-name="T1"> </text:span>בחצר<text:span text:style-name="T1"> </text:span><text:span text:style-name="T7">(</text:span><text:span text:style-name="T12">בחצר</text:span><text:span text:style-name="T15"> </text:span><text:span text:style-name="T12">שהמת</text:span><text:span text:style-name="T15"> </text:span><text:span text:style-name="T12">שם</text:span><text:span text:style-name="T15"> </text:span><text:span text:style-name="T12">- מותר</text:span><text:span text:style-name="T15"> </text:span><text:span text:style-name="T12">לעשות</text:span><text:span text:style-name="T15"> </text:span><text:span text:style-name="T12">ארון</text:span><text:span text:style-name="T15"> </text:span><text:span text:style-name="T12">ולנסר</text:span><text:span text:style-name="T15"> </text:span><text:span text:style-name="T12">הנסרים</text:span><text:span text:style-name="T15"> </text:span><text:span text:style-name="T12">מתחילה</text:span><text:span text:style-name="T15"> </text:span><text:span text:style-name="T12">לצורך</text:span><text:span text:style-name="T15"> </text:span><text:span text:style-name="T12">הארון, ולעשותו</text:span><text:span text:style-name="T15"> </text:span><text:span text:style-name="T12">כולו, אבל</text:span><text:span text:style-name="T15"> </text:span><text:span text:style-name="T12">לא</text:span><text:span text:style-name="T15"> </text:span><text:span text:style-name="T12">בחצר</text:span><text:span text:style-name="T15"> </text:span><text:span text:style-name="T12">אחרת: שלא</text:span><text:span text:style-name="T15"> </text:span><text:span text:style-name="T12">יאמרו</text:span><text:span text:style-name="T15"> </text:span><text:span text:style-name="T12">מלאכה</text:span><text:span text:style-name="T15"> </text:span><text:span text:style-name="T12">אחרת</text:span><text:span text:style-name="T15"> </text:span><text:span text:style-name="T12">היא</text:span><text:span text:style-name="T7">)</text:span>;</text:p>
      <text:p text:style-name="P5">רבי<text:span text:style-name="T1"> </text:span>יהודה<text:span text:style-name="T1"> </text:span>אוסר<text:span text:style-name="T1"> </text:span><text:span text:style-name="T7">(</text:span><text:span text:style-name="T12">להביא</text:span><text:span text:style-name="T15"> </text:span><text:span text:style-name="T12">עצים</text:span><text:span text:style-name="T15"> </text:span><text:span text:style-name="T12">ולעשותן</text:span><text:span text:style-name="T15"> </text:span><text:span text:style-name="T12">נסרים</text:span><text:span text:style-name="T15"> </text:span><text:span text:style-name="T12">לצורך</text:span><text:span text:style-name="T15"> </text:span><text:span text:style-name="T12">הארון</text:span><text:span text:style-name="T7">)</text:span> אלא<text:span text:style-name="T1"> </text:span>אם<text:span text:style-name="T1"> </text:span>כן<text:span text:style-name="T1"> </text:span>יש<text:span text:style-name="T1"> </text:span>עמו<text:span text:style-name="T1"> </text:span>נסרים<text:span text:style-name="T1"> </text:span><text:span text:style-name="T7">(</text:span><text:span text:style-name="T12">אלא</text:span><text:span text:style-name="T15"> </text:span><text:span text:style-name="T12">אם</text:span><text:span text:style-name="T15"> </text:span><text:span text:style-name="T12">כן</text:span><text:span text:style-name="T15"> </text:span><text:span text:style-name="T12">היו</text:span><text:span text:style-name="T15"> </text:span><text:span text:style-name="T12">מנוסרים</text:span><text:span text:style-name="T15"> </text:span><text:span text:style-name="T12">בתחילה</text:span><text:span text:style-name="T15"> </text:span><text:span text:style-name="T12">קודם</text:span><text:span text:style-name="T15"> </text:span><text:span text:style-name="T12">יום</text:span><text:span text:style-name="T15"> </text:span><text:span text:style-name="T12">טוב</text:span><text:span text:style-name="T7">)</text:span>.</text:p>
      <text:p text:style-name="P13"/>
      <text:p text:style-name="P5">גמרא:</text:p>
      <text:p text:style-name="P5">מאי<text:span text:style-name="T1"> </text:span>'<text:span text:style-name="T41">כוכין</text:span>' ומאי<text:span text:style-name="T1"> </text:span>'<text:span text:style-name="T41">קברות</text:span>'?</text:p>
      <text:p text:style-name="P5">אמר<text:span text:style-name="T1"> </text:span>רב<text:span text:style-name="T1"> </text:span>יהודה: 'כוכין' – בחפירה, וקברות<text:span text:style-name="T1"> – </text:span>בבנין.</text:p>
      <text:p text:style-name="P5">תניא<text:span text:style-name="T1"> </text:span>נמי<text:span text:style-name="T1"> </text:span>הכי: '<text:span text:style-name="T41">אלו</text:span><text:span text:style-name="T42"> </text:span><text:span text:style-name="T41">הן</text:span><text:span text:style-name="T42"> </text:span><text:span text:style-name="T41">כוכין</text:span><text:span text:style-name="T42"> </text:span><text:span text:style-name="T41">ואלו</text:span><text:span text:style-name="T42"> </text:span><text:span text:style-name="T41">הן</text:span><text:span text:style-name="T42"> </text:span><text:span text:style-name="T41">קברות: כוכין</text:span><text:span text:style-name="T42"> </text:span><text:span text:style-name="T41">בחפירה</text:span><text:span text:style-name="T42"> </text:span><text:span text:style-name="T41">וקברות</text:span><text:span text:style-name="T42"> </text:span><text:span text:style-name="T41">בבנין.</text:span>'</text:p>
      <text:p text:style-name="P5"/>
      <text:p text:style-name="P5">אבל<text:span text:style-name="T1"> </text:span>מחנכין<text:span text:style-name="T1"> </text:span>את<text:span text:style-name="T1"> </text:span>הכוכין: <text:s/></text:p>
      <text:p text:style-name="P5">כיצד<text:span text:style-name="T1"> </text:span>'<text:span text:style-name="T41">מחנכין</text:span>'?</text:p>
      <text:p text:style-name="P5">אמר<text:span text:style-name="T1"> </text:span>רב<text:span text:style-name="T1"> </text:span>יהודה: שאם<text:span text:style-name="T1"> </text:span>היה<text:span text:style-name="T1"> </text:span>ארוך<text:span text:style-name="T1"> – </text:span>מקצרו;</text:p>
      <text:p text:style-name="P5">במתניתא<text:span text:style-name="T1"> </text:span>תנא<text:span text:style-name="T1"> </text:span>'מאריך<text:span text:style-name="T1"> </text:span>בו<text:span text:style-name="T1"> </text:span>ומרחיב<text:span text:style-name="T1"> </text:span>בו'. <text:s/></text:p>
      <text:p text:style-name="P5"><text:soft-page-break/></text:p>
      <text:p text:style-name="P5">ועושין<text:span text:style-name="T1"> </text:span>נברכת<text:span text:style-name="T1"> </text:span><text:span text:style-name="T9">[במועד]</text:span>: <text:s/></text:p>
      <text:p text:style-name="P5">מאי<text:span text:style-name="T1"> </text:span>'<text:span text:style-name="T41">נברכת</text:span>'?</text:p>
      <text:p text:style-name="P5">אמר<text:span text:style-name="T1"> </text:span>רב<text:span text:style-name="T1"> </text:span>יהודה: זו<text:span text:style-name="T1"> </text:span>'בקיע'.</text:p>
      <text:p text:style-name="P5">והתניא<text:span text:style-name="T1"> </text:span>'<text:span text:style-name="T41">הנברכת</text:span><text:span text:style-name="T42"> </text:span><text:span text:style-name="T41">והבקיע</text:span>'?</text:p>
      <text:p text:style-name="P5">אמר<text:span text:style-name="T1"> </text:span>אביי, ואיתימא<text:span text:style-name="T1"> </text:span>רב<text:span text:style-name="T1"> </text:span>כהנא: גיהא<text:span text:style-name="T1"> </text:span>ובר<text:span text:style-name="T1"> </text:span>גיהא<text:span text:style-name="T1"> </text:span><text:span text:style-name="T7">(</text:span><text:span text:style-name="T12">גיהא</text:span><text:span text:style-name="T15"> </text:span><text:span text:style-name="T12">= בריכה</text:span><text:span text:style-name="T15"> </text:span><text:span text:style-name="T12">גדולה</text:span><text:span text:style-name="T15"> </text:span><text:span text:style-name="T12">שעושין</text:span><text:span text:style-name="T15"> </text:span><text:span text:style-name="T12">בחצר</text:span><text:span text:style-name="T15"> </text:span><text:span text:style-name="T12">שיכנסו</text:span><text:span text:style-name="T15"> </text:span><text:span text:style-name="T12">בו</text:span><text:span text:style-name="T15"> </text:span><text:span text:style-name="T12">כל</text:span><text:span text:style-name="T15"> </text:span><text:span text:style-name="T12">השופכים; 'בקיע' = בר</text:span><text:span text:style-name="T15"> </text:span><text:span text:style-name="T12">גיהא</text:span><text:span text:style-name="T15"> </text:span><text:span text:style-name="T12">= בריכה</text:span><text:span text:style-name="T15"> </text:span><text:span text:style-name="T12">קטנה</text:span><text:span text:style-name="T15"> </text:span><text:span text:style-name="T12">שעושין</text:span><text:span text:style-name="T15"> </text:span><text:span text:style-name="T12">סמוך</text:span><text:span text:style-name="T15"> </text:span><text:span text:style-name="T12">לגדולה</text:span><text:span text:style-name="T15"> </text:span><text:span text:style-name="T12">כדי</text:span><text:span text:style-name="T15"> </text:span><text:span text:style-name="T12">שיכנסו</text:span><text:span text:style-name="T15"> </text:span><text:span text:style-name="T12">המים</text:span><text:span text:style-name="T15"> </text:span><text:span text:style-name="T12">היוצאין</text:span><text:span text:style-name="T15"> </text:span><text:span text:style-name="T12">מן</text:span><text:span text:style-name="T15"> </text:span><text:span text:style-name="T12">הגדולה</text:span><text:span text:style-name="T15"> </text:span><text:span text:style-name="T12">לקטנה</text:span><text:span text:style-name="T15"> </text:span><text:span text:style-name="T12">שהיא</text:span><text:span text:style-name="T15"> </text:span><text:span text:style-name="T12">מליאה, ונכנסין</text:span><text:span text:style-name="T15"> </text:span><text:span text:style-name="T12">לקטנה</text:span><text:span text:style-name="T7">)</text:span>.</text:p>
      <text:p text:style-name="P5"/>
      <text:p text:style-name="P5">וארון<text:span text:style-name="T1"> </text:span>עם<text:span text:style-name="T1"> </text:span>המת<text:span text:style-name="T1"> </text:span>בחצר<text:span text:style-name="T1"> </text:span><text:span text:style-name="T7">(</text:span><text:span text:style-name="T12">כלומר: כשמת</text:span><text:span text:style-name="T15"> </text:span><text:span text:style-name="T12">בחצר, דמוכחא</text:span><text:span text:style-name="T15"> </text:span><text:span text:style-name="T12">מילתא</text:span><text:span text:style-name="T15"> </text:span><text:span text:style-name="T12">דלצורך</text:span><text:span text:style-name="T15"> </text:span><text:span text:style-name="T12">המת</text:span><text:span text:style-name="T15"> </text:span><text:span text:style-name="T12">עבידא</text:span><text:span text:style-name="T15"> </text:span><text:span text:style-name="T12">- מצי</text:span><text:span text:style-name="T15"> </text:span><text:span text:style-name="T12">למיעבד</text:span><text:span text:style-name="T15"> </text:span><text:span text:style-name="T12">ארון</text:span><text:span text:style-name="T15"> </text:span><text:span text:style-name="T12">ובאותה</text:span><text:span text:style-name="T15"> </text:span><text:span text:style-name="T12">חצר</text:span><text:span text:style-name="T7">)</text:span>: <text:s/></text:p>
      <text:p text:style-name="P5">תנינא<text:span text:style-name="T1"> </text:span>להא, דתנו<text:span text:style-name="T1"> </text:span>רבנן: '<text:span text:style-name="T41">עושין</text:span><text:span text:style-name="T42"> </text:span><text:span text:style-name="T41">כל</text:span><text:span text:style-name="T42"> </text:span><text:span text:style-name="T41">צורכי</text:span><text:span text:style-name="T42"> </text:span><text:span text:style-name="T41">המת: גוזזין</text:span><text:span text:style-name="T42"> </text:span><text:span text:style-name="T41">לו</text:span><text:span text:style-name="T42"> </text:span><text:span text:style-name="T41">שערו, ומכבסין</text:span><text:span text:style-name="T42"> </text:span><text:span text:style-name="T41">לו</text:span><text:span text:style-name="T42"> </text:span><text:span text:style-name="T41">כסותו, ועושין</text:span><text:span text:style-name="T42"> </text:span><text:span text:style-name="T41">לו</text:span><text:span text:style-name="T42"> </text:span><text:span text:style-name="T41">ארון; מנסרין</text:span><text:span text:style-name="T42"> </text:span><text:span text:style-name="T41">המנוסרין</text:span><text:span text:style-name="T42"> </text:span><text:span text:style-name="T41">מערב</text:span><text:span text:style-name="T42"> </text:span><text:span text:style-name="T41">יום</text:span><text:span text:style-name="T42"> </text:span><text:span text:style-name="T41">טוב</text:span><text:span text:style-name="T42"> </text:span><text:span text:style-name="T7">(</text:span><text:span text:style-name="T12">יש</text:span><text:span text:style-name="T15"> </text:span><text:span text:style-name="T12">עמו</text:span><text:span text:style-name="T15"> </text:span><text:span text:style-name="T12">נסרין</text:span><text:span text:style-name="T15"> </text:span><text:span text:style-name="T12">מתוקנין</text:span><text:span text:style-name="T15"> </text:span><text:span text:style-name="T12">מערב</text:span><text:span text:style-name="T15"> </text:span><text:span text:style-name="T12">המועד, דטורח</text:span><text:span text:style-name="T15"> </text:span><text:span text:style-name="T12">גדול</text:span><text:span text:style-name="T15"> </text:span><text:span text:style-name="T12">לעשותן</text:span><text:span text:style-name="T15"> </text:span><text:span text:style-name="T12">במועד</text:span><text:span text:style-name="T7">)</text:span><text:span text:style-name="T41">;</text:span></text:p>
      <text:p text:style-name="P5">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אף</text:span><text:span text:style-name="T42"> </text:span><text:span text:style-name="T41">מביאין</text:span><text:span text:style-name="T42"> </text:span><text:span text:style-name="T41">עצים</text:span><text:span text:style-name="T42"> </text:span><text:span text:style-name="T41">ומנסרן</text:span><text:span text:style-name="T42"> </text:span><text:span text:style-name="T41">בצינעא</text:span><text:span text:style-name="T42"> </text:span><text:span text:style-name="T41">בתוך</text:span><text:span text:style-name="T42"> </text:span><text:span text:style-name="T41">ביתו.</text:span>'</text:p>
      <text:p text:style-name="P5"/>
      <text:p text:style-name="P5"/>
      <text:p text:style-name="P5">משנה:</text:p>
      <text:p text:style-name="P5">אין<text:span text:style-name="T1"> </text:span>נושאין<text:span text:style-name="T1"> </text:span>נשים<text:span text:style-name="T1"> </text:span>במועד, לא<text:span text:style-name="T1"> </text:span>בתולות<text:span text:style-name="T1"> </text:span>ולא<text:span text:style-name="T1"> </text:span>אלמנות, ולא<text:span text:style-name="T1"> </text:span>מייבמין, מפני<text:span text:style-name="T1"> </text:span>ששמחה<text:span text:style-name="T1"> </text:span>היא<text:span text:style-name="T1"> </text:span>לו<text:span text:style-name="T1"> </text:span><text:span text:style-name="T7">(</text:span><text:span text:style-name="T12">מפרש</text:span><text:span text:style-name="T15"> </text:span><text:span text:style-name="T12">בגמרא</text:span><text:span text:style-name="T7">)</text:span>, </text:p>
      <text:p text:style-name="P5">אבל<text:span text:style-name="T1"> </text:span>מחזיר<text:span text:style-name="T1"> </text:span>הוא<text:span text:style-name="T1"> </text:span>את<text:span text:style-name="T1"> </text:span>גרושתו<text:span text:style-name="T1"> </text:span><text:span text:style-name="T7">(</text:span><text:span text:style-name="T12">דאינה</text:span><text:span text:style-name="T15"> </text:span><text:span text:style-name="T12">שמחה</text:span><text:span text:style-name="T15"> </text:span><text:span text:style-name="T12">כל</text:span><text:span text:style-name="T15"> </text:span><text:span text:style-name="T12">כך</text:span><text:span text:style-name="T7">)</text:span>; </text:p>
      <text:p text:style-name="P5">ועושה<text:span text:style-name="T1"> </text:span>אשה<text:span text:style-name="T1"> </text:span>תכשיטיה<text:span text:style-name="T1"> </text:span><text:span text:style-name="T7">(</text:span><text:span text:style-name="T12">הני</text:span><text:span text:style-name="T15"> </text:span><text:span text:style-name="T12">תכשיטין</text:span><text:span text:style-name="T15"> </text:span><text:span text:style-name="T12">דקא</text:span><text:span text:style-name="T15"> </text:span><text:span text:style-name="T12">מפרש</text:span><text:span text:style-name="T15"> </text:span><text:span text:style-name="T12">בגמרא</text:span><text:span text:style-name="T7">)</text:span> במועד; </text:p>
      <text:p text:style-name="P5">רבי<text:span text:style-name="T1"> </text:span>יהודה<text:span text:style-name="T1"> </text:span>אומר: לא<text:span text:style-name="T1"> </text:span>תסוד<text:span text:style-name="T1"> </text:span><text:span text:style-name="T7">(</text:span><text:span text:style-name="T12">בסיד</text:span><text:span text:style-name="T7">)</text:span>, מפני<text:span text:style-name="T1"> </text:span>שניוול<text:span text:style-name="T1"> </text:span>הוא<text:span text:style-name="T1"> </text:span>לה<text:span text:style-name="T1"> </text:span><text:span text:style-name="T7">(</text:span><text:span text:style-name="T12">שניוול</text:span><text:span text:style-name="T15"> </text:span><text:span text:style-name="T12">הוא</text:span><text:span text:style-name="T15"> </text:span><text:span text:style-name="T12">אצלה</text:span><text:span text:style-name="T15"> </text:span><text:span text:style-name="T12">עכשיו</text:span><text:span text:style-name="T15"> </text:span><text:span text:style-name="T12">במועד</text:span><text:span text:style-name="T15"> </text:span><text:span text:style-name="T12">שהיא</text:span><text:span text:style-name="T15"> </text:span><text:span text:style-name="T12">תסוד</text:span><text:span text:style-name="T15"> </text:span><text:span text:style-name="T12">בסיד</text:span><text:span text:style-name="T15"> </text:span><text:span text:style-name="T12">ומצטערת</text:span><text:span text:style-name="T7">)</text:span>;</text:p>
      <text:p text:style-name="P5">ההדיוט<text:span text:style-name="T1"> </text:span>תופר<text:span text:style-name="T1"> </text:span>כדרכו, והאומן<text:span text:style-name="T1"> </text:span>מכליב;</text:p>
      <text:p text:style-name="P5">ומסרגין<text:span text:style-name="T1"> </text:span>את<text:span text:style-name="T1"> </text:span>המטות<text:span text:style-name="T1"> </text:span><text:span text:style-name="T7">(</text:span><text:span text:style-name="T12">בגמרא</text:span><text:span text:style-name="T15"> </text:span><text:span text:style-name="T12">מפרש</text:span><text:span text:style-name="T7">)</text:span>;</text:p>
      <text:p text:style-name="P5">רבי<text:span text:style-name="T1"> </text:span>יוסי<text:span text:style-name="T1"> </text:span>אומר: ממתחין.</text:p>
      <text:p text:style-name="P5"/>
      <text:p text:style-name="P5">גמרא:</text:p>
      <text:p text:style-name="P5">וכי<text:span text:style-name="T1"> </text:span>שמחה<text:span text:style-name="T1"> </text:span>היא<text:span text:style-name="T1"> </text:span>לו<text:span text:style-name="T1"> </text:span>מאי<text:span text:style-name="T1"> </text:span>הוי<text:span text:style-name="T1"> </text:span><text:span text:style-name="T7">(</text:span><text:span text:style-name="T12">וכי</text:span><text:span text:style-name="T15"> </text:span><text:span text:style-name="T12">שמחה</text:span><text:span text:style-name="T15"> </text:span><text:span text:style-name="T12">אסורה</text:span><text:span text:style-name="T15"> </text:span><text:span text:style-name="T12">ביום</text:span><text:span text:style-name="T15"> </text:span><text:span text:style-name="T12">טוב</text:span><text:span text:style-name="T7">)</text:span>?</text:p>
      <text:p text:style-name="P5">אמר<text:span text:style-name="T1"> </text:span>רב<text:span text:style-name="T1"> </text:span>יהודה<text:span text:style-name="T1"> </text:span>אמר<text:span text:style-name="T1"> </text:span>שמואל, וכן<text:span text:style-name="T1"> </text:span>אמר<text:span text:style-name="T1"> </text:span>רבי<text:span text:style-name="T1"> </text:span>אלעזר<text:span text:style-name="T1"> </text:span>אמר<text:span text:style-name="T1"> </text:span>רבי<text:span text:style-name="T1"> </text:span>אושעיא, ואמרי<text:span text:style-name="T1"> </text:span>לה<text:span text:style-name="T1"> </text:span>אמר<text:span text:style-name="T1"> </text:span>רבי<text:span text:style-name="T1"> </text:span>אלעזר<text:span text:style-name="T1"> </text:span>אמר<text:span text:style-name="T1"> </text:span>רבי<text:span text:style-name="T1"> </text:span>חנינא: לפי<text:span text:style-name="T1"> </text:span>שאין<text:span text:style-name="T1"> </text:span>מערבין<text:span text:style-name="T1"> </text:span>שמחה<text:span text:style-name="T1"> </text:span>בשמחה<text:span text:style-name="T1"> </text:span><text:span text:style-name="T7">(</text:span><text:span text:style-name="T12">כלומר: בעינן</text:span><text:span text:style-name="T15"> </text:span><text:span text:style-name="T12">דלישמח</text:span><text:span text:style-name="T15"> </text:span><text:span text:style-name="T12">בשמחת</text:span><text:span text:style-name="T15"> </text:span><text:span text:style-name="T12">מועד</text:span><text:span text:style-name="T15"> </text:span><text:span text:style-name="T12">לחודיה</text:span><text:span text:style-name="T7">)</text:span>.</text:p>
      <text:p text:style-name="P5">רבה<text:span text:style-name="T1"> </text:span>בר<text:span text:style-name="T1"> </text:span>רב<text:span text:style-name="T1"> </text:span>הונא<text:span text:style-name="T1"> </text:span>אמר: מפני<text:span text:style-name="T1"> </text:span>שמניח<text:span text:style-name="T1"> </text:span>שמחת<text:span text:style-name="T1"> </text:span>הרגל<text:span text:style-name="T1"> </text:span>ועוסק<text:span text:style-name="T1"> </text:span>בשמחת<text:span text:style-name="T1"> </text:span>אשתו.</text:p>
      <text:p text:style-name="P5">אמר<text:span text:style-name="T1"> </text:span>ליה<text:span text:style-name="T1"> </text:span>אביי<text:span text:style-name="T1"> </text:span>לרב<text:span text:style-name="T1"> </text:span>יוסף: הא<text:span text:style-name="T1"> </text:span>דרבה<text:span text:style-name="T1"> </text:span>בר<text:span text:style-name="T1"> </text:span>רב<text:span text:style-name="T1"> </text:span>הונא<text:span text:style-name="T1"> </text:span>- דרב<text:span text:style-name="T1"> </text:span>הוא, דאמר<text:span text:style-name="T1"> </text:span>רב<text:span text:style-name="T1"> </text:span>דניאל<text:span text:style-name="T1"> </text:span>בר<text:span text:style-name="T1"> </text:span>קטינא<text:span text:style-name="T1"> </text:span>אמר<text:span text:style-name="T1"> </text:span>רב: מנין<text:span text:style-name="T1"> </text:span>שאין<text:span text:style-name="T1"> </text:span>נושאין<text:span text:style-name="T1"> </text:span>נשים<text:span text:style-name="T1"> </text:span>במועד? - שנאמר<text:span text:style-name="T1"> </text:span><text:span text:style-name="T13">(דברים</text:span><text:span text:style-name="T16"> </text:span><text:span text:style-name="T13">טז,יד)</text:span><text:span text:style-name="T35"> ושמחת</text:span><text:span text:style-name="T1"> </text:span><text:span text:style-name="T35">בחגך</text:span><text:span text:style-name="T1"> </text:span><text:span text:style-name="T36">[אתה</text:span><text:span text:style-name="T2"> </text:span><text:span text:style-name="T36">ובנך</text:span><text:span text:style-name="T2"> </text:span><text:span text:style-name="T36">ובתך</text:span><text:span text:style-name="T2"> </text:span><text:span text:style-name="T36">ועבדך</text:span><text:span text:style-name="T2"> </text:span><text:span text:style-name="T36">ואמתך</text:span><text:span text:style-name="T2"> </text:span><text:span text:style-name="T36">והלוי</text:span><text:span text:style-name="T2"> </text:span><text:span text:style-name="T36">והגר</text:span><text:span text:style-name="T2"> </text:span><text:span text:style-name="T36">והיתום</text:span><text:span text:style-name="T2"> </text:span><text:span text:style-name="T36">והאלמנה</text:span><text:span text:style-name="T2"> </text:span><text:span text:style-name="T36">אשר</text:span><text:span text:style-name="T2"> </text:span><text:span text:style-name="T36">בשעריך]</text:span> – '<text:span text:style-name="T35">בחגך</text:span>' - ולא<text:span text:style-name="T1"> </text:span>באשתך.</text:p>
      <text:p text:style-name="P5">עולא<text:span text:style-name="T1"> </text:span>אמר: מפני<text:span text:style-name="T1"> </text:span>הטורח<text:span text:style-name="T1"> </text:span><text:span text:style-name="T7">(</text:span><text:span text:style-name="T12">ליטרח</text:span><text:span text:style-name="T15"> </text:span><text:span text:style-name="T12">לצורך</text:span><text:span text:style-name="T15"> </text:span><text:span text:style-name="T12">נישואין</text:span><text:span text:style-name="T15"> </text:span><text:span text:style-name="T12">וטירחא</text:span><text:span text:style-name="T15"> </text:span><text:span text:style-name="T12">במועד</text:span><text:span text:style-name="T15"> </text:span><text:span text:style-name="T12">אסור</text:span><text:span text:style-name="T7">)</text:span>;</text:p>
      <text:p text:style-name="P5">רבי<text:span text:style-name="T1"> </text:span>יצחק<text:span text:style-name="T1"> </text:span>נפחא<text:span text:style-name="T1"> </text:span>אמר: מפני<text:span text:style-name="T1"> </text:span>ביטול<text:span text:style-name="T1"> </text:span>פריה<text:span text:style-name="T1"> </text:span>ורביה<text:span text:style-name="T1"> </text:span><text:span text:style-name="T7">(</text:span><text:span text:style-name="T12">דאי</text:span><text:span text:style-name="T15"> </text:span><text:span text:style-name="T12">שרי</text:span><text:span text:style-name="T15"> </text:span><text:span text:style-name="T12">נשואין</text:span><text:span text:style-name="T15"> </text:span><text:span text:style-name="T12">ביום</text:span><text:span text:style-name="T15"> </text:span><text:span text:style-name="T12">טוב, אין</text:span><text:span text:style-name="T15"> </text:span><text:span text:style-name="T12">אדם</text:span><text:span text:style-name="T15"> </text:span><text:span text:style-name="T12">נושא</text:span><text:span text:style-name="T15"> </text:span><text:span text:style-name="T12">אשה</text:span><text:span text:style-name="T15"> </text:span><text:span text:style-name="T12">כל</text:span><text:span text:style-name="T15"> </text:span><text:span text:style-name="T12">השנה</text:span><text:span text:style-name="T15"> </text:span><text:span text:style-name="T12">כולה</text:span><text:span text:style-name="T15"> </text:span><text:span text:style-name="T12">אלא</text:span><text:span text:style-name="T15"> </text:span><text:span text:style-name="T12">ממתין</text:span><text:span text:style-name="T15"> </text:span><text:span text:style-name="T12">עד</text:span><text:span text:style-name="T15"> </text:span><text:span text:style-name="T12">המועד</text:span><text:span text:style-name="T15"> </text:span><text:span text:style-name="T12">שיהא</text:span><text:span text:style-name="T15"> </text:span><text:span text:style-name="T12">עושה</text:span><text:span text:style-name="T15"> </text:span><text:span text:style-name="T12">סעודה</text:span><text:span text:style-name="T15"> </text:span><text:span text:style-name="T12">אחת</text:span><text:span text:style-name="T15"> </text:span><text:span text:style-name="T12">למועד</text:span><text:span text:style-name="T15"> </text:span><text:span text:style-name="T12">ולנשואין</text:span><text:span text:style-name="T7">)</text:span>.</text:p>
      <text:p text:style-name="P5">מיתיבי: '<text:span text:style-name="T41">כל</text:span><text:span text:style-name="T42"> </text:span><text:span text:style-name="T41">אלו</text:span><text:span text:style-name="T42"> </text:span><text:span text:style-name="T41">שאמרו</text:span><text:span text:style-name="T42"> </text:span><text:span text:style-name="T41">אסורין</text:span><text:span text:style-name="T42"> </text:span><text:span text:style-name="T41">לישא</text:span><text:span text:style-name="T42"> </text:span><text:span text:style-name="T41">במועד</text:span><text:span text:style-name="T42"> </text:span><text:span text:style-name="T41">-</text:span></text:p>
      <text:p text:style-name="P5"/>
      <text:p text:style-name="P5">(מועד<text:span text:style-name="T1"> </text:span>קטן<text:span text:style-name="T1"> </text:span>ט,א)</text:p>
      <text:p text:style-name="P5"><text:span text:style-name="T41">מותרין</text:span><text:span text:style-name="T42"> </text:span><text:span text:style-name="T41">לישא</text:span><text:span text:style-name="T42"> </text:span><text:span text:style-name="T41">ערב</text:span><text:span text:style-name="T42"> </text:span><text:span text:style-name="T41">הרגל</text:span>' <text:span text:style-name="T7">(</text:span><text:span text:style-name="T12">כלומר: מותר</text:span><text:span text:style-name="T15"> </text:span><text:span text:style-name="T12">לכתחלה, ו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דשבעת</text:span><text:span text:style-name="T15"> </text:span><text:span text:style-name="T12">ימים</text:span><text:span text:style-name="T15"> </text:span><text:span text:style-name="T12">של</text:span><text:span text:style-name="T15"> </text:span><text:span text:style-name="T12">סעודה</text:span><text:span text:style-name="T15"> </text:span><text:span text:style-name="T12">יהיו</text:span><text:span text:style-name="T15"> </text:span><text:span text:style-name="T12">ברגל</text:span><text:span text:style-name="T7">)</text:span> - קשיא<text:span text:style-name="T1"> </text:span>לכולהו!?</text:p>
      <text:p text:style-name="P5">לא<text:span text:style-name="T1"> </text:span>קשיא: למאן<text:span text:style-name="T1"> </text:span>דאמר<text:span text:style-name="T1"> </text:span>משום<text:span text:style-name="T1"> </text:span>שמחה<text:span text:style-name="T1"> </text:span>- עיקר<text:span text:style-name="T1"> </text:span>שמחה<text:span text:style-name="T1"> </text:span><text:span text:style-name="T7">(</text:span><text:span text:style-name="T12">דנישואין</text:span><text:span text:style-name="T7">)</text:span> חד<text:span text:style-name="T1"> </text:span>יומא<text:span text:style-name="T1"> </text:span>הוא<text:span text:style-name="T1"> </text:span><text:span text:style-name="T7">(</text:span><text:span text:style-name="T12">ובשאר</text:span><text:span text:style-name="T15"> </text:span><text:span text:style-name="T12">יומי</text:span><text:span text:style-name="T15"> </text:span><text:span text:style-name="T12">לא</text:span><text:span text:style-name="T15"> </text:span><text:span text:style-name="T12">חשיב</text:span><text:span text:style-name="T15"> </text:span><text:span text:style-name="T12">'מערב</text:span><text:span text:style-name="T15"> </text:span><text:span text:style-name="T12">שמחה</text:span><text:span text:style-name="T15"> </text:span><text:span text:style-name="T12">בשמחה'</text:span><text:span text:style-name="T7">)</text:span>; למאן<text:span text:style-name="T1"> </text:span>דאמר<text:span text:style-name="T1"> </text:span>משום<text:span text:style-name="T1"> </text:span>טירחא<text:span text:style-name="T1"> </text:span>- עיקר<text:span text:style-name="T1"> </text:span>טירחא<text:span text:style-name="T1"> </text:span><text:span text:style-name="T7">(</text:span><text:span text:style-name="T12">דנישואין</text:span><text:span text:style-name="T7">)</text:span> חד<text:span text:style-name="T1"> </text:span>יומא<text:span text:style-name="T1"> </text:span>הוא<text:span text:style-name="T1"> </text:span><text:span text:style-name="T7">(</text:span><text:span text:style-name="T12">ביום</text:span><text:span text:style-name="T15"> </text:span><text:span text:style-name="T12">ראשון</text:span><text:span text:style-name="T15"> </text:span><text:span text:style-name="T12">דנישואין</text:span><text:span text:style-name="T7">)</text:span>; למאן<text:span text:style-name="T1"> </text:span>דאמר<text:span text:style-name="T1"> </text:span>משום<text:span text:style-name="T1"> </text:span>ביטול<text:span text:style-name="T1"> </text:span>פריה<text:span text:style-name="T1"> </text:span>ורביה<text:span text:style-name="T1"> </text:span>- לחד<text:span text:style-name="T1"> </text:span>יומא<text:span text:style-name="T1"> </text:span>לא<text:span text:style-name="T1"> </text:span>משהי<text:span text:style-name="T1"> </text:span>איניש<text:span text:style-name="T1"> </text:span>נפשיה<text:span text:style-name="T1"> </text:span><text:span text:style-name="T7">(</text:span><text:span text:style-name="T12">כלומר: כיון</text:span><text:span text:style-name="T15"> </text:span><text:span text:style-name="T12">שאינו</text:span><text:span text:style-name="T15"> </text:span><text:span text:style-name="T12">יכול</text:span><text:span text:style-name="T15"> </text:span><text:span text:style-name="T12">להתחיל</text:span><text:span text:style-name="T15"> </text:span><text:span text:style-name="T12">אלא</text:span><text:span text:style-name="T15"> </text:span><text:span text:style-name="T12">בערב</text:span><text:span text:style-name="T15"> </text:span><text:span text:style-name="T12">הרגל</text:span><text:span text:style-name="T15"> </text:span><text:span text:style-name="T12">- אין</text:span><text:span text:style-name="T15"> </text:span><text:span text:style-name="T12">ממתינין</text:span><text:span text:style-name="T15"> </text:span><text:span text:style-name="T12">עד</text:span><text:span text:style-name="T15"> </text:span><text:span text:style-name="T12">הרגל, דדלמא</text:span><text:span text:style-name="T15"> </text:span><text:span text:style-name="T12">מתרמי</text:span><text:span text:style-name="T15"> </text:span><text:span text:style-name="T12">מלתא</text:span><text:span text:style-name="T15"> </text:span><text:span text:style-name="T12">דלא</text:span><text:span text:style-name="T15"> </text:span><text:span text:style-name="T12">מצי</text:span><text:span text:style-name="T15"> </text:span><text:span text:style-name="T12">מתחיל</text:span><text:span text:style-name="T15"> </text:span><text:span text:style-name="T12">בערב</text:span><text:span text:style-name="T15"> </text:span><text:span text:style-name="T12">הרגל</text:span><text:span text:style-name="T15"> </text:span><text:span text:style-name="T12">ולא</text:span><text:span text:style-name="T15"> </text:span><text:span text:style-name="T12">מתחיל</text:span><text:span text:style-name="T15"> </text:span><text:span text:style-name="T12">כל</text:span><text:span text:style-name="T15"> </text:span><text:span text:style-name="T12">הרגל</text:span><text:span text:style-name="T7">)</text:span>.</text:p>
      <text:p text:style-name="P12"><text:soft-page-break/></text:p>
      <text:p text:style-name="P5">ודאין<text:span text:style-name="T1"> </text:span>מערבין<text:span text:style-name="T1"> </text:span>שמחה<text:span text:style-name="T1"> </text:span>בשמחה<text:span text:style-name="T1"> </text:span>מנלן?</text:p>
      <text:p text:style-name="P5">דכתיב<text:span text:style-name="T1"> </text:span><text:span text:style-name="T13">(מלכים</text:span><text:span text:style-name="T16"> </text:span><text:span text:style-name="T13">א</text:span><text:span text:style-name="T16"> </text:span><text:span text:style-name="T13">ח,סה)</text:span><text:span text:style-name="T35"> ויעש</text:span><text:span text:style-name="T1"> </text:span><text:span text:style-name="T35">שלמה</text:span><text:span text:style-name="T1"> </text:span><text:span text:style-name="T35">בעת</text:span><text:span text:style-name="T1"> </text:span><text:span text:style-name="T35">ההיא</text:span><text:span text:style-name="T1"> </text:span><text:span text:style-name="T35">את</text:span><text:span text:style-name="T1"> </text:span><text:span text:style-name="T35">החג</text:span><text:span text:style-name="T1"> </text:span><text:span text:style-name="T35">וכל</text:span><text:span text:style-name="T1"> </text:span><text:span text:style-name="T35">ישראל</text:span><text:span text:style-name="T1"> </text:span><text:span text:style-name="T35">עמו</text:span><text:span text:style-name="T1"> </text:span><text:span text:style-name="T35">קהל</text:span><text:span text:style-name="T1"> </text:span><text:span text:style-name="T35">גדול</text:span><text:span text:style-name="T1"> </text:span><text:span text:style-name="T35">מלבוא</text:span><text:span text:style-name="T1"> </text:span><text:span text:style-name="T35">חמת</text:span><text:span text:style-name="T1"> </text:span><text:span text:style-name="T35">עד</text:span><text:span text:style-name="T1"> </text:span><text:span text:style-name="T35">נחל</text:span><text:span text:style-name="T1"> </text:span><text:span text:style-name="T35">מצרים</text:span><text:span text:style-name="T1"> </text:span><text:span text:style-name="T35">לפני</text:span><text:span text:style-name="T1"> </text:span><text:span text:style-name="T35">ה' אלהינו</text:span><text:span text:style-name="T1"> </text:span><text:span text:style-name="T35">שבעת</text:span><text:span text:style-name="T1"> </text:span><text:span text:style-name="T35">ימים</text:span><text:span text:style-name="T1"> </text:span><text:span text:style-name="T35">ושבעת</text:span><text:span text:style-name="T1"> </text:span><text:span text:style-name="T35">ימים</text:span><text:span text:style-name="T1"> </text:span><text:span text:style-name="T35">ארבעה</text:span><text:span text:style-name="T1"> </text:span><text:span text:style-name="T35">עשר</text:span><text:span text:style-name="T1"> </text:span><text:span text:style-name="T35">יום</text:span>, ואם<text:span text:style-name="T1"> </text:span>איתא<text:span text:style-name="T1"> </text:span>דמערבין<text:span text:style-name="T1"> </text:span>שמחה<text:span text:style-name="T1"> </text:span>בשמחה<text:span text:style-name="T1"> </text:span>- איבעי<text:span text:style-name="T1"> </text:span>ליה<text:span text:style-name="T1"> </text:span>למינטר<text:span text:style-name="T1"> </text:span>עד<text:span text:style-name="T1"> </text:span>החג<text:span text:style-name="T1"> </text:span>ומיעבד<text:span text:style-name="T1"> </text:span>שבעה<text:span text:style-name="T1"> </text:span><text:span text:style-name="T7">(</text:span><text:span text:style-name="T12">יומי</text:span><text:span text:style-name="T15"> </text:span><text:span text:style-name="T12">שמחה</text:span><text:span text:style-name="T15"> </text:span><text:span text:style-name="T95">[בלבד]</text:span><text:span text:style-name="T7">)</text:span> להכא<text:span text:style-name="T1"> </text:span>ולהכא<text:span text:style-name="T1"> </text:span><text:span text:style-name="T7">(</text:span><text:span text:style-name="T12">לחנוכת</text:span><text:span text:style-name="T15"> </text:span><text:span text:style-name="T12">הבית</text:span><text:span text:style-name="T15"> </text:span><text:span text:style-name="T12">ולרגל</text:span><text:span text:style-name="T7">)</text:span>!</text:p>
      <text:p text:style-name="P5">ודלמא<text:span text:style-name="T1"> </text:span>מינטר<text:span text:style-name="T1"> </text:span>לא<text:span text:style-name="T1"> </text:span>נטרינן<text:span text:style-name="T1"> </text:span><text:span text:style-name="T7">(</text:span><text:span text:style-name="T12">נישואין</text:span><text:span text:style-name="T15"> </text:span><text:span text:style-name="T12">עד</text:span><text:span text:style-name="T15"> </text:span><text:span text:style-name="T12">הרגל</text:span><text:span text:style-name="T15"> </text:span><text:span text:style-name="T12">כי</text:span><text:span text:style-name="T15"> </text:span><text:span text:style-name="T12">היכי</text:span><text:span text:style-name="T15"> </text:span><text:span text:style-name="T12">דלא</text:span><text:span text:style-name="T15"> </text:span><text:span text:style-name="T12">נטר</text:span><text:span text:style-name="T15"> </text:span><text:span text:style-name="T12">שלמה</text:span><text:span text:style-name="T7">)</text:span> והיכא<text:span text:style-name="T1"> </text:span>דאתרמי<text:span text:style-name="T1"> </text:span>עבדינן<text:span text:style-name="T1"> </text:span><text:span text:style-name="T7">(</text:span><text:span text:style-name="T12">אבל</text:span><text:span text:style-name="T15"> </text:span><text:span text:style-name="T12">אי</text:span><text:span text:style-name="T15"> </text:span><text:span text:style-name="T12">מתרמי</text:span><text:span text:style-name="T15"> </text:span><text:span text:style-name="T12">ליה</text:span><text:span text:style-name="T15"> </text:span><text:span text:style-name="T12">עביד</text:span><text:span text:style-name="T7">)</text:span>?</text:p>
      <text:p text:style-name="P5"><text:span text:style-name="T7">(</text:span><text:span text:style-name="T12">אי</text:span><text:span text:style-name="T15"> </text:span><text:span text:style-name="T12">הכי, דהיכא</text:span><text:span text:style-name="T15"> </text:span><text:span text:style-name="T12">דאי</text:span><text:span text:style-name="T15"> </text:span><text:span text:style-name="T12">איקרי</text:span><text:span text:style-name="T15"> </text:span><text:span text:style-name="T12">ליה</text:span><text:span text:style-name="T15"> – </text:span><text:span text:style-name="T12">עביד,</text:span><text:span text:style-name="T7">)</text:span> איבעי<text:span text:style-name="T1"> </text:span>ליה<text:span text:style-name="T1"> </text:span>לשיורי<text:span text:style-name="T1"> </text:span>פורתא<text:span text:style-name="T1"> </text:span><text:span text:style-name="T7">(</text:span><text:span text:style-name="T12">איבעי</text:span><text:span text:style-name="T15"> </text:span><text:span text:style-name="T12">ליה</text:span><text:span text:style-name="T15"> </text:span><text:span text:style-name="T12">לשיורי</text:span><text:span text:style-name="T15"> </text:span><text:span text:style-name="T12">בבנין</text:span><text:span text:style-name="T15"> </text:span><text:span text:style-name="T12">עד</text:span><text:span text:style-name="T15"> </text:span><text:span text:style-name="T12">הרגל</text:span><text:span text:style-name="T15"> </text:span><text:span text:style-name="T12">כי</text:span><text:span text:style-name="T15"> </text:span><text:span text:style-name="T12">היכי</text:span><text:span text:style-name="T15"> </text:span><text:span text:style-name="T12">דליתרמי</text:span><text:span text:style-name="T15"> </text:span><text:span text:style-name="T12">ליה</text:span><text:span text:style-name="T15"> </text:span><text:span text:style-name="T12">חנוכת</text:span><text:span text:style-name="T15"> </text:span><text:span text:style-name="T12">הבית</text:span><text:span text:style-name="T15"> </text:span><text:span text:style-name="T12">ברגל</text:span><text:span text:style-name="T7">)</text:span>.</text:p>
      <text:p text:style-name="P5">שיורי<text:span text:style-name="T1"> </text:span>בנין<text:span text:style-name="T1"> </text:span>בית<text:span text:style-name="T1"> </text:span>המקדש<text:span text:style-name="T1"> </text:span>לא<text:span text:style-name="T1"> </text:span>משיירינן.</text:p>
      <text:p text:style-name="P5">איבעי<text:span text:style-name="T1"> </text:span>ליה<text:span text:style-name="T1"> </text:span>לשיורי<text:span text:style-name="T1"> </text:span>באמה<text:span text:style-name="T1"> </text:span>כליא<text:span text:style-name="T1"> </text:span>עורב<text:span text:style-name="T1"> </text:span><text:span text:style-name="T7">(</text:span><text:span text:style-name="T12">הגג</text:span><text:span text:style-name="T15"> </text:span><text:span text:style-name="T12">כלה</text:span><text:span text:style-name="T15"> </text:span><text:span text:style-name="T12">ומקצר</text:span><text:span text:style-name="T15"> </text:span><text:span text:style-name="T12">למעלה</text:span><text:span text:style-name="T15"> </text:span><text:span text:style-name="T12">עד</text:span><text:span text:style-name="T15"> </text:span><text:span text:style-name="T12">כאמה, ומחפין</text:span><text:span text:style-name="T15"> </text:span><text:span text:style-name="T12">אותו</text:span><text:span text:style-name="T15"> </text:span><text:span text:style-name="T12">שם</text:span><text:span text:style-name="T15"> </text:span><text:span text:style-name="T12">בברזל</text:span><text:span text:style-name="T15"> </text:span><text:span text:style-name="T12">ובמסמרים</text:span><text:span text:style-name="T15"> </text:span><text:span text:style-name="T12">כדי</text:span><text:span text:style-name="T15"> </text:span><text:span text:style-name="T12">שלא</text:span><text:span text:style-name="T15"> </text:span><text:span text:style-name="T12">ישבו</text:span><text:span text:style-name="T15"> </text:span><text:span text:style-name="T12">העורבים</text:span><text:span text:style-name="T15"> </text:span><text:span text:style-name="T12">עליו; זהו</text:span><text:span text:style-name="T15"> </text:span><text:span text:style-name="T12">לא</text:span><text:span text:style-name="T15"> </text:span><text:span text:style-name="T12">חשיב</text:span><text:span text:style-name="T15"> </text:span><text:span text:style-name="T12">כבנין</text:span><text:span text:style-name="T7">)</text:span>!</text:p>
      <text:p text:style-name="P5">אמה<text:span text:style-name="T1"> </text:span>כליא<text:span text:style-name="T1"> </text:span>עורב<text:span text:style-name="T1"> </text:span>- צורך<text:span text:style-name="T1"> </text:span>בנין<text:span text:style-name="T1"> </text:span>הבית<text:span text:style-name="T1"> </text:span>הוא<text:span text:style-name="T1"> </text:span><text:span text:style-name="T7">(</text:span><text:span text:style-name="T12">להכי</text:span><text:span text:style-name="T15"> </text:span><text:span text:style-name="T12">לא</text:span><text:span text:style-name="T15"> </text:span><text:span text:style-name="T12">שייריה</text:span><text:span text:style-name="T7">)</text:span>! <text:span text:style-name="T7">(</text:span><text:span text:style-name="T12">אלא</text:span><text:span text:style-name="T15"> </text:span><text:span text:style-name="T12">כל</text:span><text:span text:style-name="T15"> </text:span><text:span text:style-name="T12">היכא</text:span><text:span text:style-name="T15"> </text:span><text:span text:style-name="T12">דאיתרמי</text:span><text:span text:style-name="T15"> </text:span><text:span text:style-name="T12">ליה</text:span><text:span text:style-name="T15"> </text:span><text:span text:style-name="T12">לנישואין</text:span><text:span text:style-name="T15"> </text:span><text:span text:style-name="T12">ברגל</text:span><text:span text:style-name="T15"> </text:span><text:span text:style-name="T12">- לא</text:span><text:span text:style-name="T15"> </text:span><text:span text:style-name="T12">ידעינן</text:span><text:span text:style-name="T15"> </text:span><text:span text:style-name="T12">מנלן</text:span><text:span text:style-name="T15"> </text:span><text:span text:style-name="T12">דלא</text:span><text:span text:style-name="T15"> </text:span><text:span text:style-name="T12">עבדינן!?</text:span><text:span text:style-name="T7">)</text:span> </text:p>
      <text:p text:style-name="P5">אלא<text:span text:style-name="T1"> </text:span>מדמייתר<text:span text:style-name="T1"> </text:span>קרא: מכדי<text:span text:style-name="T1"> </text:span>כתיב<text:span text:style-name="T1"> </text:span>'<text:span text:style-name="T35">ארבעה</text:span><text:span text:style-name="T1"> </text:span><text:span text:style-name="T35">עשר</text:span><text:span text:style-name="T1"> </text:span><text:span text:style-name="T35">יום</text:span>', '<text:span text:style-name="T35">שבעת</text:span><text:span text:style-name="T1"> </text:span><text:span text:style-name="T35">ימים</text:span><text:span text:style-name="T1"> </text:span><text:span text:style-name="T35">ושבעת</text:span><text:span text:style-name="T1"> </text:span><text:span text:style-name="T35">ימים</text:span>' למה<text:span text:style-name="T1"> </text:span>לי? - שמע<text:span text:style-name="T1"> </text:span>מינה<text:span text:style-name="T1"> </text:span>הני<text:span text:style-name="T1"> </text:span>לחוד<text:span text:style-name="T1"> </text:span>והני<text:span text:style-name="T1"> </text:span>לחוד<text:span text:style-name="T1"> </text:span><text:span text:style-name="T7">(</text:span><text:span text:style-name="T12">דלא</text:span><text:span text:style-name="T15"> </text:span><text:span text:style-name="T12">מצי</text:span><text:span text:style-name="T15"> </text:span><text:span text:style-name="T12">למיעבד</text:span><text:span text:style-name="T15"> </text:span><text:span text:style-name="T12">ליה</text:span><text:span text:style-name="T15"> </text:span><text:span text:style-name="T12">ביחד</text:span><text:span text:style-name="T15"> </text:span><text:span text:style-name="T12">אפילו</text:span><text:span text:style-name="T15"> </text:span><text:span text:style-name="T12">מתרמי</text:span><text:span text:style-name="T7">)</text:span>!</text:p>
      <text:p text:style-name="P5">אמר<text:span text:style-name="T1"> </text:span>רבי<text:span text:style-name="T1"> </text:span>פרנך<text:span text:style-name="T1"> </text:span>אמר<text:span text:style-name="T1"> </text:span>רבי<text:span text:style-name="T1"> </text:span>יוחנן: אותה<text:span text:style-name="T1"> </text:span>שנה<text:span text:style-name="T1"> </text:span>לא<text:span text:style-name="T1"> </text:span>עשו<text:span text:style-name="T1"> </text:span>ישראל<text:span text:style-name="T1"> </text:span>את<text:span text:style-name="T1"> </text:span>יום<text:span text:style-name="T1"> </text:span>הכפורים<text:span text:style-name="T1"> </text:span><text:span text:style-name="T7">(</text:span><text:span text:style-name="T12">לפי</text:span><text:span text:style-name="T15"> </text:span><text:span text:style-name="T12">ששבעה</text:span><text:span text:style-name="T15"> </text:span><text:span text:style-name="T12">ימים</text:span><text:span text:style-name="T15"> </text:span><text:span text:style-name="T12">שלפני</text:span><text:span text:style-name="T15"> </text:span><text:span text:style-name="T12">סוכות</text:span><text:span text:style-name="T15"> </text:span><text:span text:style-name="T12">כל</text:span><text:span text:style-name="T15"> </text:span><text:span text:style-name="T12">יום</text:span><text:span text:style-name="T15"> </text:span><text:span text:style-name="T12">עשו</text:span><text:span text:style-name="T15"> </text:span><text:span text:style-name="T12">שמחה</text:span><text:span text:style-name="T15"> </text:span><text:span text:style-name="T12">ומשתה, דכתיב</text:span><text:span text:style-name="T15"> </text:span><text:span text:style-name="T18">ויעש</text:span><text:span text:style-name="T15"> </text:span><text:span text:style-name="T18">שלמה</text:span><text:span text:style-name="T15"> </text:span><text:span text:style-name="T18">בעת</text:span><text:span text:style-name="T15"> </text:span><text:span text:style-name="T18">ההיא</text:span><text:span text:style-name="T15"> </text:span><text:span text:style-name="T18">את</text:span><text:span text:style-name="T15"> </text:span><text:span text:style-name="T18">החג</text:span><text:span text:style-name="T15"> </text:span><text:span text:style-name="T18">שבעת</text:span><text:span text:style-name="T15"> </text:span><text:span text:style-name="T18">ימים</text:span><text:span text:style-name="T15"> </text:span><text:span text:style-name="T18">ושבעת</text:span><text:span text:style-name="T15"> </text:span><text:span text:style-name="T18">ימים</text:span><text:span text:style-name="T15"> </text:span><text:span text:style-name="T18">ארבעה</text:span><text:span text:style-name="T15"> </text:span><text:span text:style-name="T18">עשר</text:span><text:span text:style-name="T15"> </text:span><text:span text:style-name="T18">יום</text:span><text:span text:style-name="T15"> </text:span><text:span text:style-name="T13">(מלכים</text:span><text:span text:style-name="T16"> </text:span><text:span text:style-name="T13">א</text:span><text:span text:style-name="T16"> </text:span><text:span text:style-name="T13">ח,סה)</text:span><text:span text:style-name="T7">)</text:span>, והיו<text:span text:style-name="T1"> </text:span>דואגים<text:span text:style-name="T1"> </text:span>ואומרים: שמא<text:span text:style-name="T1"> </text:span>נתחייבו<text:span text:style-name="T1"> </text:span>שונאיהן<text:span text:style-name="T1"> </text:span>של<text:span text:style-name="T1"> </text:span>ישראל<text:span text:style-name="T1"> </text:span>כלייה!? יצתה<text:span text:style-name="T1"> </text:span>בת<text:span text:style-name="T1"> </text:span>קול<text:span text:style-name="T1"> </text:span>ואמרה<text:span text:style-name="T1"> </text:span>להם: "כולכם<text:span text:style-name="T1"> </text:span>מזומנין<text:span text:style-name="T1"> </text:span>לחיי<text:span text:style-name="T1"> </text:span>העולם<text:span text:style-name="T1"> </text:span>הבא".</text:p>
      <text:p text:style-name="P5">מאי<text:span text:style-name="T1"> </text:span>דרוש?</text:p>
      <text:p text:style-name="P5">אמרו: קל<text:span text:style-name="T1"> </text:span>וחומר: ומה<text:span text:style-name="T1"> </text:span>משכן<text:span text:style-name="T1"> </text:span>שאין<text:span text:style-name="T1"> </text:span>קדושתו<text:span text:style-name="T1"> </text:span>קדושת<text:span text:style-name="T1"> </text:span>עולם<text:span text:style-name="T1"> </text:span>וקרבן<text:span text:style-name="T1"> </text:span>יחיד<text:span text:style-name="T1"> </text:span><text:span text:style-name="T7">(</text:span><text:span text:style-name="T12">של</text:span><text:span text:style-name="T15"> </text:span><text:span text:style-name="T12">נשיאים</text:span><text:span text:style-name="T7">)</text:span> דוחה<text:span text:style-name="T1"> </text:span>שבת<text:span text:style-name="T1"> </text:span>דאיסור<text:span text:style-name="T1"> </text:span>סקילה, מקדש, דקדושתו<text:span text:style-name="T1"> </text:span>קדושת<text:span text:style-name="T1"> </text:span>עולם<text:span text:style-name="T1"> </text:span>וקרבן<text:span text:style-name="T1"> </text:span>צבור<text:span text:style-name="T1"> </text:span><text:span text:style-name="T7">(</text:span><text:span text:style-name="T12">דמה</text:span><text:span text:style-name="T15"> </text:span><text:span text:style-name="T12">שהיו</text:span><text:span text:style-name="T15"> </text:span><text:span text:style-name="T12">מקריבין</text:span><text:span text:style-name="T15"> </text:span><text:span text:style-name="T12">בימי</text:span><text:span text:style-name="T15"> </text:span><text:span text:style-name="T12">חנוכת</text:span><text:span text:style-name="T15"> </text:span><text:span text:style-name="T12">הבית</text:span><text:span text:style-name="T15"> </text:span><text:span text:style-name="T12">- קרבן</text:span><text:span text:style-name="T15"> </text:span><text:span text:style-name="T12">צבור</text:span><text:span text:style-name="T15"> </text:span><text:span text:style-name="T12">הוא</text:span><text:span text:style-name="T7">)</text:span> ויום<text:span text:style-name="T1"> </text:span>הכפורים<text:span text:style-name="T1"> </text:span>דענוש<text:span text:style-name="T1"> </text:span>כרת<text:span text:style-name="T1"> </text:span><text:span text:style-name="T7">(</text:span><text:span text:style-name="T12">דאיסור</text:span><text:span text:style-name="T15"> </text:span><text:span text:style-name="T12">סקילה</text:span><text:span text:style-name="T15"> </text:span><text:span text:style-name="T12">דחמור</text:span><text:span text:style-name="T15"> </text:span><text:span text:style-name="T12">מכרת</text:span><text:span text:style-name="T7">)</text:span> לא<text:span text:style-name="T1"> </text:span>כל<text:span text:style-name="T1"> </text:span>שכן! </text:p>
      <text:p text:style-name="P5">אלא<text:span text:style-name="T1"> </text:span>אמאי<text:span text:style-name="T1"> </text:span>היו<text:span text:style-name="T1"> </text:span>דואגים? </text:p>
      <text:p text:style-name="P5">התם<text:span text:style-name="T1"> </text:span><text:span text:style-name="T7">(</text:span><text:span text:style-name="T12">במשכן</text:span><text:span text:style-name="T7">)</text:span> - צורך<text:span text:style-name="T1"> </text:span>גבוה<text:span text:style-name="T1"> </text:span><text:span text:style-name="T7">(</text:span><text:span text:style-name="T12">דגבוה</text:span><text:span text:style-name="T15"> </text:span><text:span text:style-name="T12">הוו: קרבנות</text:span><text:span text:style-name="T7">)</text:span>, הכא<text:span text:style-name="T1"> </text:span><text:span text:style-name="T7">(</text:span><text:span text:style-name="T12">בחנוכת</text:span><text:span text:style-name="T15"> </text:span><text:span text:style-name="T12">הבית</text:span><text:span text:style-name="T7">)</text:span> צורך<text:span text:style-name="T1"> </text:span>הדיוט<text:span text:style-name="T1"> </text:span><text:span text:style-name="T7">(</text:span><text:span text:style-name="T12">דהדיוט: משתה</text:span><text:span text:style-name="T15"> </text:span><text:span text:style-name="T85">[שהעם</text:span><text:span text:style-name="T89"> </text:span><text:span text:style-name="T85">אכל</text:span><text:span text:style-name="T89"> </text:span><text:span text:style-name="T85">ושתה]</text:span><text:span text:style-name="T7">)</text:span>! </text:p>
      <text:p text:style-name="P5">הכא<text:span text:style-name="T1"> </text:span>נמי, מיעבד<text:span text:style-name="T1"> </text:span>ליעבדו<text:span text:style-name="T1"> </text:span><text:span text:style-name="T7">(</text:span><text:span text:style-name="T12">קרבנות</text:span><text:span text:style-name="T7">)</text:span>, מיכל<text:span text:style-name="T1"> </text:span>לא<text:span text:style-name="T1"> </text:span>ניכלו<text:span text:style-name="T1"> </text:span>ולא<text:span text:style-name="T1"> </text:span>לישתו!?</text:p>
      <text:p text:style-name="P5">אין<text:span text:style-name="T1"> </text:span>שמחה<text:span text:style-name="T1"> </text:span>בלא<text:span text:style-name="T1"> </text:span>אכילה<text:span text:style-name="T1"> </text:span>ושתיה.</text:p>
      <text:p text:style-name="P5">ומשכן<text:span text:style-name="T1"> </text:span>דדחי<text:span text:style-name="T1"> </text:span>שבת<text:span text:style-name="T1"> </text:span>מנלן?</text:p>
      <text:p text:style-name="P5">אילימא<text:span text:style-name="T1"> </text:span>מדכתיב<text:span text:style-name="T1"> </text:span>'<text:span text:style-name="T35">ביום</text:span><text:span text:style-name="T1"> </text:span><text:span text:style-name="T35">הראשון</text:span>' <text:span text:style-name="T36">[</text:span><text:span text:style-name="T13">במדבר</text:span><text:span text:style-name="T16"> </text:span><text:span text:style-name="T13">ז, יב:</text:span><text:span text:style-name="T36"> ויהי</text:span><text:span text:style-name="T2"> </text:span><text:span text:style-name="T36">המקריב</text:span><text:span text:style-name="T2"> </text:span><text:span text:style-name="T68">ביום</text:span><text:span text:style-name="T70"> </text:span><text:span text:style-name="T68">הראשון</text:span><text:span text:style-name="T2"> </text:span><text:span text:style-name="T36">את</text:span><text:span text:style-name="T2"> </text:span><text:span text:style-name="T36">קרבנו</text:span><text:span text:style-name="T2"> </text:span><text:span text:style-name="T36">נחשון</text:span><text:span text:style-name="T2"> </text:span><text:span text:style-name="T36">בן</text:span><text:span text:style-name="T2"> </text:span><text:span text:style-name="T36">עמינדב</text:span><text:span text:style-name="T2"> </text:span><text:span text:style-name="T36">למטה</text:span><text:span text:style-name="T2"> </text:span><text:span text:style-name="T36">יהודה]</text:span> ו'<text:span text:style-name="T35">ביום</text:span><text:span text:style-name="T1"> </text:span><text:span text:style-name="T35">השביעי</text:span>' <text:span text:style-name="T36">[</text:span><text:span text:style-name="T13">במדבר</text:span><text:span text:style-name="T16"> </text:span><text:span text:style-name="T13">ז, מח:</text:span><text:span text:style-name="T36"> </text:span><text:span text:style-name="T68">ביום</text:span><text:span text:style-name="T70"> </text:span><text:span text:style-name="T68">השביעי</text:span><text:span text:style-name="T2"> </text:span><text:span text:style-name="T36">נשיא</text:span><text:span text:style-name="T2"> </text:span><text:span text:style-name="T36">לבני</text:span><text:span text:style-name="T2"> </text:span><text:span text:style-name="T36">אפרים</text:span><text:span text:style-name="T2"> </text:span><text:span text:style-name="T36">אלישמע</text:span><text:span text:style-name="T2"> </text:span><text:span text:style-name="T36">בן</text:span><text:span text:style-name="T2"> </text:span><text:span text:style-name="T36">עמיהוד]</text:span> <text:span text:style-name="T7">(</text:span><text:span text:style-name="T12">ומשמע</text:span><text:span text:style-name="T15"> </text:span><text:span text:style-name="T12">לן</text:span><text:span text:style-name="T15"> </text:span><text:span text:style-name="T12">יום</text:span><text:span text:style-name="T15"> </text:span><text:span text:style-name="T12">שביעי</text:span><text:span text:style-name="T15"> </text:span><text:span text:style-name="T12">היינו</text:span><text:span text:style-name="T15"> </text:span><text:span text:style-name="T12">שבת</text:span><text:span text:style-name="T7">)</text:span> - דלמא<text:span text:style-name="T1"> </text:span>שביעי<text:span text:style-name="T1"> </text:span>לקרבנות<text:span text:style-name="T1"> </text:span><text:span text:style-name="T7">(</text:span><text:span text:style-name="T12">שאם</text:span><text:span text:style-name="T15"> </text:span><text:span text:style-name="T12">הקריב</text:span><text:span text:style-name="T15"> </text:span><text:span text:style-name="T12">נשיא</text:span><text:span text:style-name="T15"> </text:span><text:span text:style-name="T12">ששי</text:span><text:span text:style-name="T15"> </text:span><text:span text:style-name="T12">בערב</text:span><text:span text:style-name="T15"> </text:span><text:span text:style-name="T12">שבת</text:span><text:span text:style-name="T15"> </text:span><text:span text:style-name="T12">- מקריב</text:span><text:span text:style-name="T15"> </text:span><text:span text:style-name="T12">נשיא</text:span><text:span text:style-name="T15"> </text:span><text:span text:style-name="T12">שביעי</text:span><text:span text:style-name="T15"> </text:span><text:span text:style-name="T12">באחד</text:span><text:span text:style-name="T15"> </text:span><text:span text:style-name="T12">בשבת, ומאי</text:span><text:span text:style-name="T15"> </text:span><text:span text:style-name="T12">'שביעי'? - שביעי</text:span><text:span text:style-name="T15"> </text:span><text:span text:style-name="T12">לקרבן</text:span><text:span text:style-name="T15"> </text:span><text:span text:style-name="T12">נשיא</text:span><text:span text:style-name="T7">)</text:span>!?</text:p>
      <text:p text:style-name="P5">אמר<text:span text:style-name="T1"> </text:span>רב<text:span text:style-name="T1"> </text:span>נחמן<text:span text:style-name="T1"> </text:span>בר<text:span text:style-name="T1"> </text:span>יצחק: אמר<text:span text:style-name="T1"> </text:span>קרא: <text:span text:style-name="T13">(במדבר</text:span><text:span text:style-name="T16"> </text:span><text:span text:style-name="T13">ז,עב)</text:span> <text:span text:style-name="T35">ב</text:span><text:span text:style-name="T79">יום</text:span><text:span text:style-name="T1"> </text:span><text:span text:style-name="T35">עשתי</text:span><text:span text:style-name="T1"> </text:span><text:span text:style-name="T35">עשר</text:span><text:span text:style-name="T1"> </text:span><text:span text:style-name="T79">יום</text:span><text:span text:style-name="T1"> </text:span><text:span text:style-name="T36">[נשיא</text:span><text:span text:style-name="T2"> </text:span><text:span text:style-name="T36">לבני</text:span><text:span text:style-name="T2"> </text:span><text:span text:style-name="T36">אשר</text:span><text:span text:style-name="T2"> </text:span><text:span text:style-name="T36">פגעיאל</text:span><text:span text:style-name="T2"> </text:span><text:span text:style-name="T36">בן</text:span><text:span text:style-name="T2"> </text:span><text:span text:style-name="T36">עכרן]</text:span>' <text:span text:style-name="T7">(</text:span><text:span text:style-name="T12">האי</text:span><text:span text:style-name="T15"> </text:span><text:span text:style-name="T12">'</text:span><text:span text:style-name="T18">יום</text:span><text:span text:style-name="T12">' יתירא</text:span><text:span text:style-name="T15"> – </text:span><text:span text:style-name="T12">משמע</text:span><text:span text:style-name="T7">)</text:span>: מה<text:span text:style-name="T1"> </text:span>יום<text:span text:style-name="T1"> </text:span>כולו<text:span text:style-name="T1"> </text:span>רצוף<text:span text:style-name="T1"> </text:span><text:span text:style-name="T7">(</text:span><text:span text:style-name="T12">שאין</text:span><text:span text:style-name="T15"> </text:span><text:span text:style-name="T12">בו</text:span><text:span text:style-name="T15"> </text:span><text:span text:style-name="T12">הפסק</text:span><text:span text:style-name="T7">)</text:span> - אף<text:span text:style-name="T1"> </text:span>עשתי<text:span text:style-name="T1"> </text:span>עשר<text:span text:style-name="T1"> </text:span>כולן<text:span text:style-name="T1"> </text:span>רצופין<text:span text:style-name="T1"> </text:span><text:span text:style-name="T7">(</text:span><text:span text:style-name="T12">דליכא</text:span><text:span text:style-name="T15"> </text:span><text:span text:style-name="T12">הפסק</text:span><text:span text:style-name="T15"> </text:span><text:span text:style-name="T12">בינתיים</text:span><text:span text:style-name="T15"> </text:span><text:span text:style-name="T12">אפילו</text:span><text:span text:style-name="T15"> </text:span><text:span text:style-name="T12">בשבת</text:span><text:span text:style-name="T7">)</text:span>.<text:span text:style-name="T12"> </text:span></text:p>
      <text:p text:style-name="P5">ודלמא<text:span text:style-name="T1"> </text:span>ימים<text:span text:style-name="T1"> </text:span>הראויין?</text:p>
      <text:p text:style-name="P5">כתיב<text:span text:style-name="T1"> </text:span>קרא<text:span text:style-name="T1"> </text:span>אחרינא: <text:span text:style-name="T13">(במדבר</text:span><text:span text:style-name="T16"> </text:span><text:span text:style-name="T13">ז,עח)</text:span><text:span text:style-name="T35"> ביום</text:span><text:span text:style-name="T1"> </text:span><text:span text:style-name="T35">שנים</text:span><text:span text:style-name="T1"> </text:span><text:span text:style-name="T35">עשר</text:span><text:span text:style-name="T1"> </text:span><text:span text:style-name="T35">יום</text:span><text:span text:style-name="T1"> </text:span><text:span text:style-name="T36">[נשיא</text:span><text:span text:style-name="T2"> </text:span><text:span text:style-name="T36">לבני</text:span><text:span text:style-name="T2"> </text:span><text:span text:style-name="T36">נפתלי</text:span><text:span text:style-name="T2"> </text:span><text:span text:style-name="T36">אחירע</text:span><text:span text:style-name="T2"> </text:span><text:span text:style-name="T36">בן</text:span><text:span text:style-name="T2"> </text:span><text:span text:style-name="T36">עינן]</text:span>: מה<text:span text:style-name="T1"> </text:span>יום<text:span text:style-name="T1"> </text:span>כולו<text:span text:style-name="T1"> </text:span>רצוף<text:span text:style-name="T1"> </text:span>אף<text:span text:style-name="T1"> </text:span>שנים<text:span text:style-name="T1"> </text:span>עשר<text:span text:style-name="T1"> </text:span>יום<text:span text:style-name="T1"> </text:span>כולן<text:span text:style-name="T1"> </text:span>רצופין.</text:p>
      <text:p text:style-name="P5">ודלמא<text:span text:style-name="T1"> </text:span>הכא<text:span text:style-name="T1"> </text:span>נמי<text:span text:style-name="T1"> </text:span>ימים<text:span text:style-name="T1"> </text:span>הראויין?</text:p>
      <text:p text:style-name="P5">אם<text:span text:style-name="T1"> </text:span>כן<text:span text:style-name="T1"> </text:span>תרי<text:span text:style-name="T1"> </text:span>קראי<text:span text:style-name="T1"> </text:span>למה<text:span text:style-name="T1"> </text:span>לי?</text:p>
      <text:p text:style-name="P13"/>
      <text:p text:style-name="P5">ומקדש<text:span text:style-name="T1"> </text:span>דדוחה<text:span text:style-name="T1"> </text:span>יום<text:span text:style-name="T1"> </text:span>הכפורים? - מנלן?: אילימא<text:span text:style-name="T1"> </text:span>מדכתיב<text:span text:style-name="T1"> </text:span>'<text:span text:style-name="T35">ארבעה</text:span><text:span text:style-name="T1"> </text:span><text:span text:style-name="T35">עשר</text:span><text:span text:style-name="T1"> </text:span><text:span text:style-name="T35">יום</text:span>' - ודלמא<text:span text:style-name="T1"> </text:span>ימים<text:span text:style-name="T1"> </text:span>הראויין<text:span text:style-name="T1"> </text:span><text:span text:style-name="T7">(</text:span><text:span text:style-name="T12">למשתה</text:span><text:span text:style-name="T15"> </text:span><text:span text:style-name="T12">- עביד</text:span><text:span text:style-name="T15"> </text:span><text:span text:style-name="T12">משתה, לאפוקי</text:span><text:span text:style-name="T15"> </text:span><text:span text:style-name="T12">יום</text:span><text:span text:style-name="T15"> </text:span><text:span text:style-name="T12">הכפורים</text:span><text:span text:style-name="T7">)</text:span>?</text:p>
      <text:p text:style-name="P5">גמר<text:span text:style-name="T1"> </text:span>'<text:span text:style-name="T35">יום</text:span>' '<text:span text:style-name="T35">יום</text:span>' מהתם<text:span text:style-name="T1"> </text:span><text:span text:style-name="T7">(</text:span><text:span text:style-name="T12">מנשיאים</text:span><text:span text:style-name="T15"> </text:span><text:span text:style-name="T12">דמשכן: דגמרינן</text:span><text:span text:style-name="T15"> </text:span><text:span text:style-name="T12">מתרי</text:span><text:span text:style-name="T15"> </text:span><text:span text:style-name="T12">קראי</text:span><text:span text:style-name="T15"> </text:span><text:span text:style-name="T12">דהוו</text:span><text:span text:style-name="T15"> </text:span><text:span text:style-name="T12">רצופים</text:span><text:span text:style-name="T15"> </text:span><text:span text:style-name="T12">אפילו</text:span><text:span text:style-name="T15"> </text:span><text:span text:style-name="T12">בשבת</text:span><text:span text:style-name="T15"> </text:span><text:span text:style-name="T12">- אף</text:span><text:span text:style-name="T15"> </text:span><text:span text:style-name="T12">משתה</text:span><text:span text:style-name="T15"> </text:span><text:span text:style-name="T12">דחנוכת</text:span><text:span text:style-name="T15"> </text:span><text:span text:style-name="T12">הבית</text:span><text:span text:style-name="T15"> </text:span><text:span text:style-name="T12">הוו</text:span><text:span text:style-name="T15"> </text:span><text:span text:style-name="T12">י"ד</text:span><text:span text:style-name="T15"> </text:span><text:span text:style-name="T12">רצופים</text:span><text:span text:style-name="T15"> </text:span><text:span text:style-name="T12">ואפילו</text:span><text:span text:style-name="T15"> </text:span><text:span text:style-name="T12">ביום</text:span><text:span text:style-name="T15"> </text:span><text:span text:style-name="T12">הכפורים</text:span><text:span text:style-name="T7">)</text:span>;</text:p>
      <text:p text:style-name="P5">'<text:span text:style-name="T41">יצתה</text:span><text:span text:style-name="T42"> </text:span><text:span text:style-name="T41">בת</text:span><text:span text:style-name="T42"> </text:span><text:span text:style-name="T41">קול</text:span><text:span text:style-name="T42"> </text:span><text:span text:style-name="T41">ואמרה</text:span><text:span text:style-name="T42"> </text:span><text:span text:style-name="T41">להם: כולכם</text:span><text:span text:style-name="T42"> </text:span><text:span text:style-name="T41">מזומנין</text:span><text:span text:style-name="T42"> </text:span><text:span text:style-name="T41">לחיי</text:span><text:span text:style-name="T42"> </text:span><text:span text:style-name="T41">העולם</text:span><text:span text:style-name="T42"> </text:span><text:span text:style-name="T41">הבא</text:span>' - ומנלן<text:span text:style-name="T1"> </text:span>דאחיל<text:span text:style-name="T1"> </text:span><text:span text:style-name="T85">[שמחל]</text:span> להו?</text:p>
      <text:p text:style-name="P5"><text:soft-page-break/>דתני<text:span text:style-name="T1"> </text:span>תחליפא: <text:span text:style-name="T13">(מלכים</text:span><text:span text:style-name="T16"> </text:span><text:span text:style-name="T13">א</text:span><text:span text:style-name="T16"> </text:span><text:span text:style-name="T13">ח,סו)</text:span><text:span text:style-name="T35"> ביום</text:span><text:span text:style-name="T1"> </text:span><text:span text:style-name="T35">השמיני</text:span><text:span text:style-name="T1"> </text:span><text:span text:style-name="T35">שלח</text:span><text:span text:style-name="T1"> </text:span><text:span text:style-name="T35">את</text:span><text:span text:style-name="T1"> </text:span><text:span text:style-name="T35">העם</text:span><text:span text:style-name="T1"> </text:span><text:span text:style-name="T35">ויברכו</text:span><text:span text:style-name="T1"> </text:span><text:span text:style-name="T35">את</text:span><text:span text:style-name="T1"> </text:span><text:span text:style-name="T35">המלך</text:span><text:span text:style-name="T1"> </text:span><text:span text:style-name="T35">וילכו</text:span><text:span text:style-name="T1"> </text:span><text:span text:style-name="T35">לאהליהם</text:span><text:span text:style-name="T1"> </text:span><text:span text:style-name="T35">שמחים</text:span><text:span text:style-name="T1"> </text:span><text:span text:style-name="T35">וטובי</text:span><text:span text:style-name="T1"> </text:span><text:span text:style-name="T35">לב</text:span><text:span text:style-name="T1"> </text:span><text:span text:style-name="T35">על</text:span><text:span text:style-name="T1"> </text:span><text:span text:style-name="T35">כל</text:span><text:span text:style-name="T1"> </text:span><text:span text:style-name="T35">הטובה</text:span><text:span text:style-name="T1"> </text:span><text:span text:style-name="T35">אשר</text:span><text:span text:style-name="T1"> </text:span><text:span text:style-name="T35">עשה</text:span><text:span text:style-name="T1"> </text:span><text:span text:style-name="T35">ה' לדוד</text:span><text:span text:style-name="T1"> </text:span><text:span text:style-name="T35">עבדו</text:span><text:span text:style-name="T1"> </text:span><text:span text:style-name="T35">ולישראל</text:span><text:span text:style-name="T1"> </text:span><text:span text:style-name="T35">עמו</text:span>:</text:p>
      <text:p text:style-name="P5">'<text:span text:style-name="T35">לאהליהם</text:span>' - שהלכו<text:span text:style-name="T1"> </text:span>ומצאו<text:span text:style-name="T1"> </text:span>נשיהם<text:span text:style-name="T1"> </text:span>בטהרה;</text:p>
      <text:p text:style-name="P5">'<text:span text:style-name="T35">שמחים</text:span>' - שנהנו<text:span text:style-name="T1"> </text:span>מזיו<text:span text:style-name="T1"> </text:span>השכינה; </text:p>
      <text:p text:style-name="P5">'<text:span text:style-name="T35">וטובי</text:span><text:span text:style-name="T1"> </text:span><text:span text:style-name="T35">לב</text:span>' - שכל<text:span text:style-name="T1"> </text:span>אחד<text:span text:style-name="T1"> </text:span>ואחד<text:span text:style-name="T1"> </text:span>נתעברה<text:span text:style-name="T1"> </text:span>אשתו<text:span text:style-name="T1"> </text:span>בבן<text:span text:style-name="T1"> </text:span>זכר;</text:p>
      <text:p text:style-name="P5">'<text:span text:style-name="T35">על</text:span><text:span text:style-name="T1"> </text:span><text:span text:style-name="T35">כל</text:span><text:span text:style-name="T1"> </text:span><text:span text:style-name="T35">הטובה</text:span>' - שיצתה<text:span text:style-name="T1"> </text:span>בת<text:span text:style-name="T1"> </text:span>קול<text:span text:style-name="T1"> </text:span>ואמרה<text:span text:style-name="T1"> </text:span>להם: כולכם<text:span text:style-name="T1"> </text:span>מזומנין<text:span text:style-name="T1"> </text:span>לחיי<text:span text:style-name="T1"> </text:span>העולם<text:span text:style-name="T1"> </text:span>הבא;</text:p>
      <text:p text:style-name="P5">'<text:span text:style-name="T35">לדוד</text:span><text:span text:style-name="T1"> </text:span><text:span text:style-name="T35">עבדו</text:span><text:span text:style-name="T1"> </text:span><text:span text:style-name="T35">ולישראל</text:span><text:span text:style-name="T1"> </text:span><text:span text:style-name="T35">עמו</text:span>' - בשלמא<text:span text:style-name="T1"> </text:span>לישראל<text:span text:style-name="T1"> </text:span>עמו<text:span text:style-name="T1"> </text:span>- דאחיל<text:span text:style-name="T1"> </text:span>להו<text:span text:style-name="T1"> </text:span>עון<text:span text:style-name="T1"> </text:span>יום<text:span text:style-name="T1"> </text:span>הכפורים, אלא<text:span text:style-name="T1"> </text:span>לדוד<text:span text:style-name="T1"> </text:span>עבדו<text:span text:style-name="T1"> </text:span>מאי<text:span text:style-name="T1"> </text:span>היא?</text:p>
      <text:p text:style-name="P5">אמר<text:span text:style-name="T1"> </text:span>רב<text:span text:style-name="T1"> </text:span>יהודה<text:span text:style-name="T1"> </text:span>אמר<text:span text:style-name="T1"> </text:span>רב: בשעה<text:span text:style-name="T1"> </text:span>שביקש<text:span text:style-name="T1"> </text:span>שלמה<text:span text:style-name="T1"> </text:span>להכניס<text:span text:style-name="T1"> </text:span>ארון<text:span text:style-name="T1"> </text:span>למקדש<text:span text:style-name="T1"> </text:span>- דבקו<text:span text:style-name="T1"> </text:span>שערים<text:span text:style-name="T1"> </text:span>זה<text:span text:style-name="T1"> </text:span>לזה; אמר<text:span text:style-name="T1"> </text:span>שלמה<text:span text:style-name="T1"> </text:span>עשרים<text:span text:style-name="T1"> </text:span>וארבע<text:span text:style-name="T1"> </text:span>רננות<text:span text:style-name="T1"> </text:span><text:span text:style-name="T7">(</text:span><text:span text:style-name="T12">כ"ד</text:span><text:span text:style-name="T15"> </text:span><text:span text:style-name="T12">רננות</text:span><text:span text:style-name="T15"> </text:span><text:span text:style-name="T12">כתיבי</text:span><text:span text:style-name="T15"> </text:span><text:span text:style-name="T12">בפרשה, בין</text:span><text:span text:style-name="T15"> </text:span><text:span text:style-name="T12">רנה, ותחנה, ותפלה, ובקשה</text:span><text:span text:style-name="T7">)</text:span> ולא<text:span text:style-name="T1"> </text:span>נענה; פתח<text:span text:style-name="T1"> </text:span>ואמר: <text:span text:style-name="T13">(תהלים</text:span><text:span text:style-name="T16"> </text:span><text:span text:style-name="T13">כד, פסוקים</text:span><text:span text:style-name="T16"> </text:span><text:span text:style-name="T13">ז,ט)</text:span><text:span text:style-name="T35"> שאו</text:span><text:span text:style-name="T1"> </text:span><text:span text:style-name="T35">שערים</text:span><text:span text:style-name="T1"> </text:span><text:span text:style-name="T35">ראשיכם</text:span><text:span text:style-name="T1"> </text:span>- ולא<text:span text:style-name="T1"> </text:span>נענה; כיון<text:span text:style-name="T1"> </text:span>שאמר<text:span text:style-name="T1"> </text:span><text:span text:style-name="T13">(דברי</text:span><text:span text:style-name="T16"> </text:span><text:span text:style-name="T13">הימים</text:span><text:span text:style-name="T16"> </text:span><text:span text:style-name="T13">ב</text:span><text:span text:style-name="T16"> </text:span><text:span text:style-name="T13">ו,מב)</text:span><text:span text:style-name="T35"> ה' אלהים</text:span><text:span text:style-name="T1"> </text:span><text:span text:style-name="T35">אל</text:span><text:span text:style-name="T1"> </text:span><text:span text:style-name="T35">תשב</text:span><text:span text:style-name="T1"> </text:span><text:span text:style-name="T35">פני</text:span><text:span text:style-name="T1"> </text:span><text:span text:style-name="T35">משיחך</text:span><text:span text:style-name="T1"> </text:span><text:span text:style-name="T35">זכרה</text:span><text:span text:style-name="T1"> </text:span><text:span text:style-name="T35">לחסדי</text:span><text:span text:style-name="T1"> </text:span><text:span text:style-name="T35">דוד</text:span><text:span text:style-name="T1"> </text:span><text:span text:style-name="T35">עבדך</text:span><text:span text:style-name="T1"> </text:span>- מיד<text:span text:style-name="T1"> </text:span>נענה; באותה<text:span text:style-name="T1"> </text:span>שעה<text:span text:style-name="T1"> </text:span>נהפכו<text:span text:style-name="T1"> </text:span>פני<text:span text:style-name="T1"> </text:span>שונאי<text:span text:style-name="T1"> </text:span>דוד<text:span text:style-name="T1"> </text:span>כשולי<text:span text:style-name="T1"> </text:span>קדירה, וידעו<text:span text:style-name="T1"> </text:span>הכל<text:span text:style-name="T1"> </text:span>שמחל<text:span text:style-name="T1"> </text:span>לו<text:span text:style-name="T1"> </text:span>הקב"ה<text:span text:style-name="T1"> </text:span>על<text:span text:style-name="T1"> </text:span>אותו<text:span text:style-name="T1"> </text:span>עון.<text:span text:style-name="T12"> </text:span></text:p>
      <text:p text:style-name="P13"/>
      <text:p text:style-name="P5">רבי<text:span text:style-name="T1"> </text:span>יונתן<text:span text:style-name="T1"> </text:span>בן<text:span text:style-name="T1"> </text:span>עסמיי<text:span text:style-name="T1"> </text:span>ורבי<text:span text:style-name="T1"> </text:span>יהודה<text:span text:style-name="T1"> </text:span>בן<text:span text:style-name="T1"> </text:span>גרים<text:span text:style-name="T1"> </text:span>תנו<text:span text:style-name="T1"> </text:span>פרשת<text:span text:style-name="T1"> </text:span>נדרים<text:span text:style-name="T1"> </text:span><text:span text:style-name="T7">(</text:span><text:span text:style-name="T12">מסכת</text:span><text:span text:style-name="T15"> </text:span><text:span text:style-name="T12">נדרים</text:span><text:span text:style-name="T7">)</text:span> בי<text:span text:style-name="T1"> </text:span>רבי<text:span text:style-name="T1"> </text:span>שמעון<text:span text:style-name="T1"> </text:span>בן<text:span text:style-name="T1"> </text:span>יוחי; איפטור<text:span text:style-name="T1"> </text:span>מיניה<text:span text:style-name="T1"> </text:span>באורתא; לצפרא<text:span text:style-name="T1"> </text:span>הדור<text:span text:style-name="T1"> </text:span>וקא<text:span text:style-name="T1"> </text:span>מפטרי<text:span text:style-name="T1"> </text:span>מיניה; אמר<text:span text:style-name="T1"> </text:span>להו: ולאו<text:span text:style-name="T1"> </text:span>איפטריתו<text:span text:style-name="T1"> </text:span>מיני<text:span text:style-name="T1"> </text:span>באורתא?</text:p>
      <text:p text:style-name="P5">אמרו<text:span text:style-name="T1"> </text:span>ליה: למדתנו<text:span text:style-name="T1"> </text:span>רבינו: תלמיד<text:span text:style-name="T1"> </text:span>שנפטר<text:span text:style-name="T1"> </text:span>מרבו<text:span text:style-name="T1"> </text:span>ולן<text:span text:style-name="T1"> </text:span>באותה<text:span text:style-name="T1"> </text:span>העיר<text:span text:style-name="T1"> </text:span>- צריך<text:span text:style-name="T1"> </text:span>ליפטר<text:span text:style-name="T1"> </text:span>ממנו<text:span text:style-name="T1"> </text:span>פעם<text:span text:style-name="T1"> </text:span>אחרת, שנאמר<text:span text:style-name="T1"> </text:span><text:span text:style-name="T13">(מלכים</text:span><text:span text:style-name="T16"> </text:span><text:span text:style-name="T13">א</text:span><text:span text:style-name="T16"> </text:span><text:span text:style-name="T13">ח,סו)</text:span><text:span text:style-name="T35"> ביום</text:span><text:span text:style-name="T1"> </text:span><text:span text:style-name="T35">השמיני</text:span><text:span text:style-name="T1"> </text:span><text:span text:style-name="T35">שלח</text:span><text:span text:style-name="T1"> </text:span><text:span text:style-name="T35">את</text:span><text:span text:style-name="T1"> </text:span><text:span text:style-name="T35">העם</text:span><text:span text:style-name="T1"> </text:span><text:span text:style-name="T35">ויברכו</text:span><text:span text:style-name="T1"> </text:span><text:span text:style-name="T35">את</text:span><text:span text:style-name="T1"> </text:span><text:span text:style-name="T35">המלך</text:span><text:span text:style-name="T1"> </text:span><text:span text:style-name="T36">[וילכו</text:span><text:span text:style-name="T2"> </text:span><text:span text:style-name="T36">לאהליהם</text:span><text:span text:style-name="T2"> </text:span><text:span text:style-name="T36">שמחים</text:span><text:span text:style-name="T2"> </text:span><text:span text:style-name="T36">וטובי</text:span><text:span text:style-name="T2"> </text:span><text:span text:style-name="T36">לב</text:span><text:span text:style-name="T2"> </text:span><text:span text:style-name="T36">על</text:span><text:span text:style-name="T2"> </text:span><text:span text:style-name="T36">כל</text:span><text:span text:style-name="T2"> </text:span><text:span text:style-name="T36">הטובה</text:span><text:span text:style-name="T2"> </text:span><text:span text:style-name="T36">אשר</text:span><text:span text:style-name="T2"> </text:span><text:span text:style-name="T36">עשה</text:span><text:span text:style-name="T2"> </text:span><text:span text:style-name="T36">ה' לדוד</text:span><text:span text:style-name="T2"> </text:span><text:span text:style-name="T36">עבדו</text:span><text:span text:style-name="T2"> </text:span><text:span text:style-name="T36">ולישראל</text:span><text:span text:style-name="T2"> </text:span><text:span text:style-name="T36">עמו]</text:span> <text:span text:style-name="T7">(</text:span><text:span text:style-name="T12">ביום</text:span><text:span text:style-name="T15"> </text:span><text:span text:style-name="T12">השמיני</text:span><text:span text:style-name="T15"> </text:span><text:span text:style-name="T12">של</text:span><text:span text:style-name="T15"> </text:span><text:span text:style-name="T12">חג</text:span><text:span text:style-name="T15"> </text:span><text:span text:style-name="T12">היינו</text:span><text:span text:style-name="T15"> </text:span><text:span text:style-name="T33">בעשרים</text:span><text:span text:style-name="T34"> </text:span><text:span text:style-name="T33">ושתים</text:span><text:span text:style-name="T15"> </text:span><text:span text:style-name="T84">[לחדש</text:span><text:span text:style-name="T88"> </text:span><text:span text:style-name="T84">השביעי]</text:span><text:span text:style-name="T7">)</text:span>, וכתיב<text:span text:style-name="T1"> </text:span><text:span text:style-name="T13">(דברי</text:span><text:span text:style-name="T16"> </text:span><text:span text:style-name="T13">הימים</text:span><text:span text:style-name="T16"> </text:span><text:span text:style-name="T13">ב</text:span><text:span text:style-name="T16"> </text:span><text:span text:style-name="T13">ז,י)</text:span><text:span text:style-name="T35"> וביום</text:span><text:span text:style-name="T1"> </text:span><text:span text:style-name="T67">עשרים</text:span><text:span text:style-name="T69"> </text:span><text:span text:style-name="T67">ושלשה</text:span><text:span text:style-name="T1"> </text:span><text:span text:style-name="T35">לחדש</text:span><text:span text:style-name="T1"> </text:span><text:span text:style-name="T35">השביעי</text:span><text:span text:style-name="T1"> </text:span><text:span text:style-name="T35">שלח</text:span><text:span text:style-name="T1"> </text:span><text:span text:style-name="T35">את</text:span><text:span text:style-name="T1"> </text:span><text:span text:style-name="T35">העם</text:span><text:span text:style-name="T1"> </text:span><text:span text:style-name="T36">[לאהליהם</text:span><text:span text:style-name="T2"> </text:span><text:span text:style-name="T36">שמחים</text:span><text:span text:style-name="T2"> </text:span><text:span text:style-name="T36">וטובי</text:span><text:span text:style-name="T2"> </text:span><text:span text:style-name="T36">לב</text:span><text:span text:style-name="T2"> </text:span><text:span text:style-name="T36">על</text:span><text:span text:style-name="T2"> </text:span><text:span text:style-name="T36">הטובה</text:span><text:span text:style-name="T2"> </text:span><text:span text:style-name="T36">אשר</text:span><text:span text:style-name="T2"> </text:span><text:span text:style-name="T36">עשה</text:span><text:span text:style-name="T2"> </text:span><text:span text:style-name="T36">ה' לדויד</text:span><text:span text:style-name="T2"> </text:span><text:span text:style-name="T36">ולשלמה</text:span><text:span text:style-name="T2"> </text:span><text:span text:style-name="T36">ולישראל</text:span><text:span text:style-name="T2"> </text:span><text:span text:style-name="T36">עמו]</text:span>' <text:span text:style-name="T7">(</text:span><text:span text:style-name="T12">אלמא</text:span><text:span text:style-name="T15"> </text:span><text:span text:style-name="T12">דבעשרים</text:span><text:span text:style-name="T15"> </text:span><text:span text:style-name="T12">ושתים</text:span><text:span text:style-name="T15"> </text:span><text:span text:style-name="T12">ובעשרים</text:span><text:span text:style-name="T15"> </text:span><text:span text:style-name="T12">ושלשה</text:span><text:span text:style-name="T15"> </text:span><text:span text:style-name="T12">איפטרו</text:span><text:span text:style-name="T15"> </text:span><text:span text:style-name="T12">מיניה</text:span><text:span text:style-name="T7">)</text:span> - אלא<text:span text:style-name="T1"> </text:span>מכאן<text:span text:style-name="T1"> </text:span>לתלמיד<text:span text:style-name="T1"> </text:span>הנפטר<text:span text:style-name="T1"> </text:span>מרבו<text:span text:style-name="T1"> </text:span>ולן<text:span text:style-name="T1"> </text:span>באותה<text:span text:style-name="T1"> </text:span>העיר<text:span text:style-name="T1"> </text:span>צריך<text:span text:style-name="T1"> </text:span>ליפטר<text:span text:style-name="T1"> </text:span>ממנו<text:span text:style-name="T1"> </text:span>פעם<text:span text:style-name="T1"> </text:span>אחרת.</text:p>
      <text:p text:style-name="P5">אמר<text:span text:style-name="T1"> </text:span>ליה<text:span text:style-name="T1"> </text:span>לבריה: בני<text:span text:style-name="T1"> </text:span>אדם<text:span text:style-name="T1"> </text:span>הללו<text:span text:style-name="T1"> </text:span>- אנשים<text:span text:style-name="T1"> </text:span>של<text:span text:style-name="T1"> </text:span>צורה<text:span text:style-name="T1"> </text:span><text:span text:style-name="T7">(</text:span><text:span text:style-name="T12">כלומר: חכמים</text:span><text:span text:style-name="T7">)</text:span> הם; זיל<text:span text:style-name="T1"> </text:span>גביהון<text:span text:style-name="T1"> </text:span>דליברכוך.</text:p>
      <text:p text:style-name="P5">אזל, אשכחינהו<text:span text:style-name="T1"> </text:span>דקא<text:span text:style-name="T1"> </text:span>רמו<text:span text:style-name="T1"> </text:span>קראי<text:span text:style-name="T1"> </text:span>אהדדי: כתיב<text:span text:style-name="T1"> </text:span><text:span text:style-name="T13">(משלי</text:span><text:span text:style-name="T16"> </text:span><text:span text:style-name="T13">ד,כו)</text:span><text:span text:style-name="T35"> פלס</text:span><text:span text:style-name="T1"> </text:span><text:span text:style-name="T35">מעגל</text:span><text:span text:style-name="T1"> </text:span><text:span text:style-name="T35">רגלך</text:span><text:span text:style-name="T1"> </text:span><text:span text:style-name="T35">וכל</text:span><text:span text:style-name="T1"> </text:span><text:span text:style-name="T35">דרכיך</text:span><text:span text:style-name="T1"> </text:span><text:span text:style-name="T35">יכונו</text:span><text:span text:style-name="T1"> </text:span><text:span text:style-name="T7">(</text:span><text:span text:style-name="T12">כלומר: שקול</text:span><text:span text:style-name="T15"> </text:span><text:span text:style-name="T12">מצות</text:span><text:span text:style-name="T15"> </text:span><text:span text:style-name="T12">ועיין</text:span><text:span text:style-name="T15"> </text:span><text:span text:style-name="T12">בהן: איזו</text:span><text:span text:style-name="T15"> </text:span><text:span text:style-name="T12">מצוה</text:span><text:span text:style-name="T15"> </text:span><text:span text:style-name="T12">גדולה</text:span><text:span text:style-name="T15"> </text:span><text:span text:style-name="T12">ועשה</text:span><text:span text:style-name="T15"> </text:span><text:span text:style-name="T12">הגדולה</text:span><text:span text:style-name="T7">)</text:span>, וכתיב<text:span text:style-name="T1"> </text:span><text:span text:style-name="T13">(משלי</text:span><text:span text:style-name="T16"> </text:span><text:span text:style-name="T13">ה,ו)</text:span><text:span text:style-name="T35"> אורח</text:span><text:span text:style-name="T1"> </text:span><text:span text:style-name="T35">חיים</text:span><text:span text:style-name="T1"> </text:span><text:span text:style-name="T35">פן</text:span><text:span text:style-name="T1"> </text:span><text:span text:style-name="T35">תפלס</text:span><text:span text:style-name="T1"> </text:span><text:span text:style-name="T36">[נעו</text:span><text:span text:style-name="T2"> </text:span><text:span text:style-name="T36">מעגלתיה</text:span><text:span text:style-name="T2"> </text:span><text:span text:style-name="T36">לא</text:span><text:span text:style-name="T2"> </text:span><text:span text:style-name="T36">תדע]</text:span> <text:span text:style-name="T7">(</text:span><text:span text:style-name="T12">דמשמע: כל</text:span><text:span text:style-name="T15"> </text:span><text:span text:style-name="T12">מצוה</text:span><text:span text:style-name="T15"> </text:span><text:span text:style-name="T12">שתבא</text:span><text:span text:style-name="T15"> </text:span><text:span text:style-name="T12">לידך</text:span><text:span text:style-name="T15"> </text:span><text:span text:style-name="T12">- עשה</text:span><text:span text:style-name="T15"> </text:span><text:span text:style-name="T12">אותה, בין</text:span><text:span text:style-name="T15"> </text:span><text:span text:style-name="T12">גדולה</text:span><text:span text:style-name="T15"> </text:span><text:span text:style-name="T12">בין</text:span><text:span text:style-name="T15"> </text:span><text:span text:style-name="T12">קטנה, ואל</text:span><text:span text:style-name="T15"> </text:span><text:span text:style-name="T12">תניח</text:span><text:span text:style-name="T15"> </text:span><text:span text:style-name="T12">קטנה</text:span><text:span text:style-name="T15"> </text:span><text:span text:style-name="T12">מפני</text:span><text:span text:style-name="T15"> </text:span><text:span text:style-name="T12">הגדולה</text:span><text:span text:style-name="T7">)</text:span>!?</text:p>
      <text:p text:style-name="P5">לא<text:span text:style-name="T1"> </text:span>קשיא: כאן<text:span text:style-name="T1"> </text:span>במצוה<text:span text:style-name="T1"> </text:span>שאפשר<text:span text:style-name="T1"> </text:span>לעשותה<text:span text:style-name="T1"> </text:span>על<text:span text:style-name="T1"> </text:span>ידי<text:span text:style-name="T1"> </text:span>אחרים<text:span text:style-name="T1"> </text:span><text:span text:style-name="T7">(</text:span><text:span text:style-name="T12">- תפלס: </text:span><text:span text:style-name="T18">פלס</text:span><text:span text:style-name="T15"> </text:span><text:span text:style-name="T18">מעגל</text:span><text:span text:style-name="T15"> </text:span><text:span text:style-name="T18">רגלך</text:span><text:span text:style-name="T12">: שתעשה</text:span><text:span text:style-name="T15"> </text:span><text:span text:style-name="T12">אתה</text:span><text:span text:style-name="T15"> </text:span><text:span text:style-name="T12">הגדולה, וחבריך</text:span><text:span text:style-name="T15"> </text:span><text:span text:style-name="T12">יעשו</text:span><text:span text:style-name="T15"> </text:span><text:span text:style-name="T12">קטנה</text:span><text:span text:style-name="T7">)</text:span> </text:p>
      <text:p text:style-name="P5"/>
      <text:p text:style-name="P5">(מועד<text:span text:style-name="T1"> </text:span>קטן<text:span text:style-name="T1"> </text:span>ט,ב)</text:p>
      <text:p text:style-name="P5">כאן<text:span text:style-name="T1"> </text:span>במצוה<text:span text:style-name="T1"> </text:span>שאי<text:span text:style-name="T1"> </text:span>אפשר<text:span text:style-name="T1"> </text:span>לעשותה<text:span text:style-name="T1"> </text:span>על<text:span text:style-name="T1"> </text:span>ידי<text:span text:style-name="T1"> </text:span>אחרים<text:span text:style-name="T1"> </text:span><text:span text:style-name="T7">(</text:span><text:span text:style-name="T12">אל</text:span><text:span text:style-name="T15"> </text:span><text:span text:style-name="T12">תפלס, אלא</text:span><text:span text:style-name="T15"> </text:span><text:span text:style-name="T12">מצוה</text:span><text:span text:style-name="T15"> </text:span><text:span text:style-name="T12">שבא</text:span><text:span text:style-name="T15"> </text:span><text:span text:style-name="T12">לידך</text:span><text:span text:style-name="T15"> </text:span><text:span text:style-name="T12">בין</text:span><text:span text:style-name="T15"> </text:span><text:span text:style-name="T12">גדולה</text:span><text:span text:style-name="T15"> </text:span><text:span text:style-name="T12">בין</text:span><text:span text:style-name="T15"> </text:span><text:span text:style-name="T12">קטנה</text:span><text:span text:style-name="T15"> </text:span><text:span text:style-name="T12">- עשה</text:span><text:span text:style-name="T7">)</text:span>;</text:p>
      <text:p text:style-name="P5">הדר<text:span text:style-name="T1"> </text:span>יתבי<text:span text:style-name="T1"> </text:span>וקא<text:span text:style-name="T1"> </text:span>מבעי<text:span text:style-name="T1"> </text:span>להו; כתיב: <text:span text:style-name="T13">(משלי</text:span><text:span text:style-name="T16"> </text:span><text:span text:style-name="T13">ג,טו)</text:span><text:span text:style-name="T35"> יקרה</text:span><text:span text:style-name="T1"> </text:span><text:span text:style-name="T35">היא</text:span><text:span text:style-name="T1"> </text:span><text:span text:style-name="T35">מפנינים</text:span><text:span text:style-name="T1"> </text:span><text:span text:style-name="T35">וכל</text:span><text:span text:style-name="T1"> </text:span><text:span text:style-name="T35">חפציך</text:span><text:span text:style-name="T1"> </text:span><text:span text:style-name="T35">לא</text:span><text:span text:style-name="T1"> </text:span><text:span text:style-name="T35">ישוו</text:span><text:span text:style-name="T1"> </text:span><text:span text:style-name="T35">בה</text:span><text:span text:style-name="T1"> </text:span><text:span text:style-name="T7">(</text:span><text:span text:style-name="T12">שתבטל</text:span><text:span text:style-name="T15"> </text:span><text:span text:style-name="T12">כל</text:span><text:span text:style-name="T15"> </text:span><text:span text:style-name="T12">חפציך</text:span><text:span text:style-name="T15"> </text:span><text:span text:style-name="T12">בשביל</text:span><text:span text:style-name="T15"> </text:span><text:span text:style-name="T12">שתעסוק</text:span><text:span text:style-name="T15"> </text:span><text:span text:style-name="T12">בתורה</text:span><text:span text:style-name="T7">)</text:span> - הא<text:span text:style-name="T1"> </text:span>חפצי<text:span text:style-name="T1"> </text:span>שמים<text:span text:style-name="T1"> </text:span>ישוו<text:span text:style-name="T1"> </text:span>בה<text:span text:style-name="T1"> </text:span><text:span text:style-name="T7">(</text:span><text:span text:style-name="T12">כלומר: שאם</text:span><text:span text:style-name="T15"> </text:span><text:span text:style-name="T12">יש</text:span><text:span text:style-name="T15"> </text:span><text:span text:style-name="T12">לך</text:span><text:span text:style-name="T15"> </text:span><text:span text:style-name="T12">לעסוק</text:span><text:span text:style-name="T15"> </text:span><text:span text:style-name="T12">במצוה</text:span><text:span text:style-name="T15"> </text:span><text:span text:style-name="T12">- תבטל</text:span><text:span text:style-name="T15"> </text:span><text:span text:style-name="T12">תלמוד</text:span><text:span text:style-name="T15"> </text:span><text:span text:style-name="T12">תורה</text:span><text:span text:style-name="T15"> </text:span><text:span text:style-name="T12">ועסוק</text:span><text:span text:style-name="T15"> </text:span><text:span text:style-name="T12">במצוה</text:span><text:span text:style-name="T7">)</text:span>, וכתיב<text:span text:style-name="T1"> </text:span><text:span text:style-name="T13">(משלי</text:span><text:span text:style-name="T16"> </text:span><text:span text:style-name="T13">ח,יא)</text:span><text:span text:style-name="T35"> </text:span><text:span text:style-name="T36">[כי</text:span><text:span text:style-name="T2"> </text:span><text:span text:style-name="T36">טובה</text:span><text:span text:style-name="T2"> </text:span><text:span text:style-name="T36">חכמה</text:span><text:span text:style-name="T2"> </text:span><text:span text:style-name="T36">מפנינים</text:span><text:span text:style-name="T2"> </text:span><text:span text:style-name="T36">ו]</text:span><text:span text:style-name="T35">כל</text:span><text:span text:style-name="T1"> </text:span><text:span text:style-name="T35">חפצים</text:span><text:span text:style-name="T1"> </text:span><text:span text:style-name="T35">לא</text:span><text:span text:style-name="T1"> </text:span><text:span text:style-name="T35">ישוו</text:span><text:span text:style-name="T1"> </text:span><text:span text:style-name="T35">בה</text:span><text:span text:style-name="T1"> </text:span>- דאפילו<text:span text:style-name="T1"> </text:span>חפצי<text:span text:style-name="T1"> </text:span>שמים<text:span text:style-name="T1"> </text:span>לא<text:span text:style-name="T1"> </text:span>ישוו<text:span text:style-name="T1"> </text:span>בה<text:span text:style-name="T1"> </text:span><text:span text:style-name="T7">(</text:span><text:span text:style-name="T12">דמבטל</text:span><text:span text:style-name="T15"> </text:span><text:span text:style-name="T12">מצוה</text:span><text:span text:style-name="T15"> </text:span><text:span text:style-name="T12">ועוסק</text:span><text:span text:style-name="T15"> </text:span><text:span text:style-name="T12">בתלמוד</text:span><text:span text:style-name="T15"> </text:span><text:span text:style-name="T12">תורה</text:span><text:span text:style-name="T7">)</text:span>!? </text:p>
      <text:p text:style-name="P5">כאן<text:span text:style-name="T1"> </text:span>במצוה<text:span text:style-name="T1"> </text:span>שאפשר<text:span text:style-name="T1"> </text:span>לעשותה<text:span text:style-name="T1"> </text:span>על<text:span text:style-name="T1"> </text:span>ידי<text:span text:style-name="T1"> </text:span>אחרים, כאן<text:span text:style-name="T1"> </text:span>במצוה<text:span text:style-name="T1"> </text:span>שאי<text:span text:style-name="T1"> </text:span>אפשר<text:span text:style-name="T1"> </text:span>לעשותה<text:span text:style-name="T1"> </text:span>על<text:span text:style-name="T1"> </text:span>ידי<text:span text:style-name="T1"> </text:span>אחרים.</text:p>
      <text:p text:style-name="P5">אמרו<text:span text:style-name="T1"> </text:span>ליה: מאי<text:span text:style-name="T1"> </text:span>בעית<text:span text:style-name="T1"> </text:span>הכא?</text:p>
      <text:p text:style-name="P5">אמר<text:span text:style-name="T1"> </text:span>להו: דאמר<text:span text:style-name="T1"> </text:span>לי<text:span text:style-name="T1"> </text:span>אבא: זיל<text:span text:style-name="T1"> </text:span>גבייהו<text:span text:style-name="T1"> </text:span>דליברכוך.</text:p>
      <text:p text:style-name="P5">אמרו<text:span text:style-name="T1"> </text:span>ליה: "יהא<text:span text:style-name="T1"> </text:span>רעוא<text:span text:style-name="T1"> </text:span>דתזרע<text:span text:style-name="T1"> </text:span>ולא<text:span text:style-name="T1"> </text:span>תחצד, תעייל<text:span text:style-name="T1"> </text:span>ולא<text:span text:style-name="T1"> </text:span>תיפוק, תיפוק<text:span text:style-name="T1"> </text:span>ולא<text:span text:style-name="T1"> </text:span>תעייל, ליחרוב<text:span text:style-name="T1"> </text:span>ביתך, וליתוב<text:span text:style-name="T1"> </text:span>אושפיזך, לבלבל<text:span text:style-name="T1"> </text:span>פתורך, ולא<text:span text:style-name="T1"> </text:span>תחזי<text:span text:style-name="T1"> </text:span>שתא<text:span text:style-name="T1"> </text:span>חדתא."</text:p>
      <text:p text:style-name="P5">כי<text:span text:style-name="T1"> </text:span>אתא<text:span text:style-name="T1"> </text:span>לגבי<text:span text:style-name="T1"> </text:span>אבוה, אמר<text:span text:style-name="T1"> </text:span>ליה: לא<text:span text:style-name="T1"> </text:span>מבעיא<text:span text:style-name="T1"> </text:span>דברוכי<text:span text:style-name="T1"> </text:span>לא<text:span text:style-name="T1"> </text:span>בירכן, אבל<text:span text:style-name="T1"> </text:span>צעורי<text:span text:style-name="T1"> </text:span>צעורן! <text:span text:style-name="T7">(</text:span><text:span text:style-name="T12">'תעייל</text:span><text:span text:style-name="T15"> </text:span><text:span text:style-name="T12">ולא</text:span><text:span text:style-name="T15"> </text:span><text:span text:style-name="T12">תיפוק</text:span><text:span text:style-name="T15"> </text:span><text:span text:style-name="T12">תיפוק</text:span><text:span text:style-name="T15"> </text:span><text:span text:style-name="T12">ולא</text:span><text:span text:style-name="T15"> </text:span><text:span text:style-name="T12">תעייל' - משמע</text:span><text:span text:style-name="T15"> </text:span><text:span text:style-name="T12">ליה</text:span><text:span text:style-name="T15"> </text:span><text:span text:style-name="T12">בסחורה: 'תעייל</text:span><text:span text:style-name="T15"> </text:span><text:span text:style-name="T12">ולא</text:span><text:span text:style-name="T15"> </text:span><text:span text:style-name="T12">תיפוק' - שתביא</text:span><text:span text:style-name="T15"> </text:span><text:span text:style-name="T12">סחורה</text:span><text:span text:style-name="T15"> </text:span><text:span text:style-name="T12">ולא</text:span><text:span text:style-name="T15"> </text:span><text:span text:style-name="T12">תמכרנה, 'תיפוק</text:span><text:span text:style-name="T15"> </text:span><text:span text:style-name="T12">ולא</text:span><text:span text:style-name="T15"> </text:span><text:span text:style-name="T12">תעייל' - שתוציא</text:span><text:span text:style-name="T15"> </text:span><text:span text:style-name="T12">בסחורה</text:span><text:span text:style-name="T15"> </text:span><text:span text:style-name="T12">במקום</text:span><text:span text:style-name="T15"> </text:span><text:span text:style-name="T12">אחר</text:span><text:span text:style-name="T15"> </text:span><text:span text:style-name="T12">ולא</text:span><text:span text:style-name="T15"> </text:span><text:span text:style-name="T12">תביאנה.</text:span><text:span text:style-name="T7">)</text:span> </text:p>
      <text:p text:style-name="P5"><text:soft-page-break/>אמר<text:span text:style-name="T1"> </text:span>ליה: מאי<text:span text:style-name="T1"> </text:span>אמרו<text:span text:style-name="T1"> </text:span>לך?</text:p>
      <text:p text:style-name="P5">הכי<text:span text:style-name="T1"> </text:span>והכי<text:span text:style-name="T1"> </text:span>אמרו<text:span text:style-name="T1"> </text:span>לי.</text:p>
      <text:p text:style-name="P5">אמר<text:span text:style-name="T1"> </text:span>ליה: הנך<text:span text:style-name="T1"> </text:span>כולהו<text:span text:style-name="T1"> </text:span>- ברכתא<text:span text:style-name="T1"> </text:span>נינהו:</text:p>
      <text:p text:style-name="P5">'<text:span text:style-name="T41">תזרע</text:span><text:span text:style-name="T42"> </text:span><text:span text:style-name="T41">ולא</text:span><text:span text:style-name="T42"> </text:span><text:span text:style-name="T41">תחצד</text:span>' = תוליד<text:span text:style-name="T1"> </text:span>בנים<text:span text:style-name="T1"> </text:span>ולא<text:span text:style-name="T1"> </text:span>ימותו;</text:p>
      <text:p text:style-name="P5">'<text:span text:style-name="T41">תעייל</text:span><text:span text:style-name="T42"> </text:span><text:span text:style-name="T41">ולא</text:span><text:span text:style-name="T42"> </text:span><text:span text:style-name="T41">תיפוק</text:span>' = תעייל<text:span text:style-name="T1"> </text:span>כלתא<text:span text:style-name="T1"> </text:span><text:span text:style-name="T7">(</text:span><text:span text:style-name="T12">שדרך</text:span><text:span text:style-name="T15"> </text:span><text:span text:style-name="T12">כלתא</text:span><text:span text:style-name="T15"> </text:span><text:span text:style-name="T12">הולכת</text:span><text:span text:style-name="T15"> </text:span><text:span text:style-name="T12">אצל</text:span><text:span text:style-name="T15"> </text:span><text:span text:style-name="T12">הבעל</text:span><text:span text:style-name="T7">)</text:span> ולא<text:span text:style-name="T1"> </text:span>לימותו<text:span text:style-name="T1"> </text:span>בנך, דליפקון<text:span text:style-name="T1"> </text:span><text:span text:style-name="T7">(</text:span><text:span text:style-name="T12">דהדרי</text:span><text:span text:style-name="T15"> </text:span><text:span text:style-name="T12">נפקי</text:span><text:span text:style-name="T15"> </text:span><text:span text:style-name="T12">מינך</text:span><text:span text:style-name="T15"> </text:span><text:span text:style-name="T12">והדרי</text:span><text:span text:style-name="T15"> </text:span><text:span text:style-name="T12">לבי</text:span><text:span text:style-name="T15"> </text:span><text:span text:style-name="T12">נשייהו</text:span><text:span text:style-name="T7">)</text:span>;</text:p>
      <text:p text:style-name="P5">'<text:span text:style-name="T41">תיפוק</text:span><text:span text:style-name="T42"> </text:span><text:span text:style-name="T41">ולא</text:span><text:span text:style-name="T42"> </text:span><text:span text:style-name="T41">תעייל</text:span>' = תוליד<text:span text:style-name="T1"> </text:span>בנתא<text:span text:style-name="T1"> </text:span>ולא<text:span text:style-name="T1"> </text:span>ימותו<text:span text:style-name="T1"> </text:span>גוברייהו<text:span text:style-name="T1"> </text:span>וליהדרו<text:span text:style-name="T1"> </text:span>לותיך;</text:p>
      <text:p text:style-name="P5">'<text:span text:style-name="T41">ליחרוב</text:span><text:span text:style-name="T42"> </text:span><text:span text:style-name="T41">ביתך'</text:span> <text:span text:style-name="T7">(</text:span><text:span text:style-name="T12">- בית</text:span><text:span text:style-name="T15"> </text:span><text:span text:style-name="T12">קברתך: דלא</text:span><text:span text:style-name="T15"> </text:span><text:span text:style-name="T12">תמות</text:span><text:span text:style-name="T15"> </text:span><text:span text:style-name="T12">אלא</text:span><text:span text:style-name="T15"> </text:span><text:span text:style-name="T12">תחיה</text:span><text:span text:style-name="T15"> </text:span><text:span text:style-name="T12">לאורך</text:span><text:span text:style-name="T15"> </text:span><text:span text:style-name="T12">ימים</text:span><text:span text:style-name="T7">)</text:span>;</text:p>
      <text:p text:style-name="P5"><text:span text:style-name="T41">'וליתוב</text:span><text:span text:style-name="T42"> </text:span><text:span text:style-name="T41">אושפיזך</text:span>' = דהאי<text:span text:style-name="T1"> </text:span>עלמא<text:span text:style-name="T1"> </text:span>אושפיזך, וההיא<text:span text:style-name="T1"> </text:span>עלמא<text:span text:style-name="T1"> </text:span>ביתא, דכתיב<text:span text:style-name="T1"> </text:span><text:span text:style-name="T13">(תהלים</text:span><text:span text:style-name="T16"> </text:span><text:span text:style-name="T13">מט,יב)</text:span><text:span text:style-name="T35"> קרבם</text:span><text:span text:style-name="T1"> </text:span><text:span text:style-name="T35">בתימו</text:span><text:span text:style-name="T1"> </text:span><text:span text:style-name="T35">לעולם</text:span><text:span text:style-name="T1"> </text:span><text:span text:style-name="T36">[משכנתם</text:span><text:span text:style-name="T2"> </text:span><text:span text:style-name="T36">לדר</text:span><text:span text:style-name="T2"> </text:span><text:span text:style-name="T36">ודר</text:span><text:span text:style-name="T2"> </text:span><text:span text:style-name="T36">קראו</text:span><text:span text:style-name="T2"> </text:span><text:span text:style-name="T36">בשמותם</text:span><text:span text:style-name="T2"> </text:span><text:span text:style-name="T36">עלי</text:span><text:span text:style-name="T2"> </text:span><text:span text:style-name="T36">אדמות]</text:span>; אל<text:span text:style-name="T1"> </text:span>תקרי<text:span text:style-name="T1"> </text:span>'קרבם' אלא<text:span text:style-name="T1"> </text:span>'קברם'; </text:p>
      <text:p text:style-name="P5"><text:span text:style-name="T7">(</text:span>'<text:span text:style-name="T41">לבלבל</text:span><text:span text:style-name="T42"> </text:span><text:span text:style-name="T41">פתורך</text:span>' - בבני<text:span text:style-name="T1"> </text:span>ובנתא;</text:p>
      <text:p text:style-name="P5">'<text:span text:style-name="T41">ולא</text:span><text:span text:style-name="T42"> </text:span><text:span text:style-name="T41">תיחזי</text:span><text:span text:style-name="T42"> </text:span><text:span text:style-name="T41">שתא</text:span><text:span text:style-name="T42"> </text:span><text:span text:style-name="T41">חדתא</text:span>' - דלא<text:span text:style-name="T1"> </text:span>תמות<text:span text:style-name="T1"> </text:span>אנתך<text:span text:style-name="T1"> </text:span>ולא<text:span text:style-name="T1"> </text:span>תנסב<text:span text:style-name="T1"> </text:span>אינתתא<text:span text:style-name="T1"> </text:span>אחריתי<text:span text:style-name="T1"> </text:span><text:span text:style-name="T7">(</text:span><text:span text:style-name="T12">'שתא</text:span><text:span text:style-name="T15"> </text:span><text:span text:style-name="T12">חדתא' זו</text:span><text:span text:style-name="T15"> </text:span><text:span text:style-name="T12">שנה</text:span><text:span text:style-name="T15"> </text:span><text:span text:style-name="T12">ראשונה</text:span><text:span text:style-name="T15"> </text:span><text:span text:style-name="T12">של</text:span><text:span text:style-name="T15"> </text:span><text:span text:style-name="T12">נישואין, דכתיב</text:span><text:span text:style-name="T15"> </text:span><text:span text:style-name="T18">כי</text:span><text:span text:style-name="T15"> </text:span><text:span text:style-name="T18">יקח</text:span><text:span text:style-name="T15"> </text:span><text:span text:style-name="T18">איש</text:span><text:span text:style-name="T15"> </text:span><text:span text:style-name="T18">אשה</text:span><text:span text:style-name="T15"> </text:span><text:span text:style-name="T18">חדשה</text:span><text:span text:style-name="T15"> </text:span><text:span text:style-name="T18">לא</text:span><text:span text:style-name="T15"> </text:span><text:span text:style-name="T18">יצא</text:span><text:span text:style-name="T15"> </text:span><text:span text:style-name="T12">וגו' </text:span><text:span text:style-name="T13">(דברים</text:span><text:span text:style-name="T16"> </text:span><text:span text:style-name="T13">כד,ה)</text:span><text:span text:style-name="T7">)</text:span>. </text:p>
      <text:p text:style-name="P5">רבי<text:span text:style-name="T1"> </text:span>שמעון<text:span text:style-name="T1"> </text:span>בן<text:span text:style-name="T1"> </text:span>חלפתא<text:span text:style-name="T1"> </text:span>אפטר<text:span text:style-name="T1"> </text:span>מיניה<text:span text:style-name="T1"> </text:span>דרב, אמר<text:span text:style-name="T1"> </text:span>ליה: &lt;אבוה&gt; [לבריה]: זיל<text:span text:style-name="T1"> </text:span>לגביה<text:span text:style-name="T1"> </text:span>דליברכך!</text:p>
      <text:p text:style-name="P5">אמר<text:span text:style-name="T1"> </text:span>ליה: יהא<text:span text:style-name="T1"> </text:span>רעוא<text:span text:style-name="T1"> </text:span>דלא<text:span text:style-name="T1"> </text:span>תבייש<text:span text:style-name="T1"> </text:span>ולא<text:span text:style-name="T1"> </text:span>תתבייש<text:span text:style-name="T1"> </text:span><text:span text:style-name="T7">(</text:span><text:span text:style-name="T12">לא</text:span><text:span text:style-name="T15"> </text:span><text:span text:style-name="T12">תיבוש</text:span><text:span text:style-name="T15"> </text:span><text:span text:style-name="T12">אחריני</text:span><text:span text:style-name="T15"> </text:span><text:span text:style-name="T12">כדי</text:span><text:span text:style-name="T15"> </text:span><text:span text:style-name="T12">שלא</text:span><text:span text:style-name="T15"> </text:span><text:span text:style-name="T12">תתבייש: שלא</text:span><text:span text:style-name="T15"> </text:span><text:span text:style-name="T12">תבא</text:span><text:span text:style-name="T15"> </text:span><text:span text:style-name="T12">לידי</text:span><text:span text:style-name="T15"> </text:span><text:span text:style-name="T12">כך</text:span><text:span text:style-name="T15"> </text:span><text:span text:style-name="T12">פן</text:span><text:span text:style-name="T15"> </text:span><text:span text:style-name="T12">תתבייש</text:span><text:span text:style-name="T7">)</text:span>.</text:p>
      <text:p text:style-name="P5">אתא<text:span text:style-name="T1"> </text:span>גבי<text:span text:style-name="T1"> </text:span>אבוה, אמר<text:span text:style-name="T1"> </text:span>ליה: מאי<text:span text:style-name="T1"> </text:span>אמר<text:span text:style-name="T1"> </text:span>לך?</text:p>
      <text:p text:style-name="P5">אמר<text:span text:style-name="T1"> </text:span>ליה: מילין<text:span text:style-name="T1"> </text:span>בעלמא<text:span text:style-name="T1"> </text:span>הוא<text:span text:style-name="T1"> </text:span>דאמר<text:span text:style-name="T1"> </text:span>לי.<text:span text:style-name="T12"> </text:span></text:p>
      <text:p text:style-name="P5">אמר<text:span text:style-name="T1"> </text:span>לה: ברכך<text:span text:style-name="T1"> </text:span>ברכתא<text:span text:style-name="T1"> </text:span>דברכן<text:span text:style-name="T1"> </text:span>קודשא<text:span text:style-name="T1"> </text:span>בריך<text:span text:style-name="T1"> </text:span>הוא<text:span text:style-name="T1"> </text:span>לישראל<text:span text:style-name="T1"> </text:span>ותנא<text:span text:style-name="T1"> </text:span>בה<text:span text:style-name="T1"> </text:span><text:span text:style-name="T7">(</text:span><text:span text:style-name="T12">ושנה</text:span><text:span text:style-name="T15"> </text:span><text:span text:style-name="T12">בה</text:span><text:span text:style-name="T15"> </text:span><text:span text:style-name="T85">[פעמיים]</text:span><text:span text:style-name="T7">)</text:span>, דכתיב<text:span text:style-name="T1"> </text:span><text:span text:style-name="T13">(יואל</text:span><text:span text:style-name="T16"> </text:span><text:span text:style-name="T13">ב,כו)</text:span><text:span text:style-name="T35"> ואכלתם</text:span><text:span text:style-name="T1"> </text:span><text:span text:style-name="T35">אכול</text:span><text:span text:style-name="T1"> </text:span><text:span text:style-name="T35">ושבוע</text:span><text:span text:style-name="T1"> </text:span><text:span text:style-name="T35">והללתם</text:span><text:span text:style-name="T1"> </text:span><text:span text:style-name="T36">[את</text:span><text:span text:style-name="T2"> </text:span><text:span text:style-name="T36">שם</text:span><text:span text:style-name="T2"> </text:span><text:span text:style-name="T36">ה' אלהיכם</text:span><text:span text:style-name="T2"> </text:span><text:span text:style-name="T36">אשר</text:span><text:span text:style-name="T2"> </text:span><text:span text:style-name="T36">עשה</text:span><text:span text:style-name="T2"> </text:span><text:span text:style-name="T36">עמכם</text:span><text:span text:style-name="T2"> </text:span><text:span text:style-name="T36">להפליא]</text:span><text:span text:style-name="T35"> ולא</text:span><text:span text:style-name="T1"> </text:span><text:span text:style-name="T35">יבושו</text:span><text:span text:style-name="T1"> </text:span><text:span text:style-name="T35">עמי</text:span><text:span text:style-name="T1"> </text:span><text:span text:style-name="T35">לעולם</text:span><text:span text:style-name="T1"> </text:span><text:span text:style-name="T13">[פסוק</text:span><text:span text:style-name="T16"> </text:span><text:span text:style-name="T13">כז]</text:span><text:span text:style-name="T35"> וידעתם</text:span><text:span text:style-name="T1"> </text:span><text:span text:style-name="T35">כי</text:span><text:span text:style-name="T1"> </text:span><text:span text:style-name="T35">בקרב</text:span><text:span text:style-name="T1"> </text:span><text:span text:style-name="T35">ישראל</text:span><text:span text:style-name="T1"> </text:span><text:span text:style-name="T35">אני</text:span><text:span text:style-name="T1"> </text:span><text:span text:style-name="T36">[ואני</text:span><text:span text:style-name="T2"> </text:span><text:span text:style-name="T36">ה' אלהיכם</text:span><text:span text:style-name="T2"> </text:span><text:span text:style-name="T36">ואין</text:span><text:span text:style-name="T2"> </text:span><text:span text:style-name="T36">עוד]</text:span><text:span text:style-name="T35"> ולא</text:span><text:span text:style-name="T1"> </text:span><text:span text:style-name="T35">יבושו</text:span><text:span text:style-name="T1"> </text:span><text:span text:style-name="T35">עמי</text:span><text:span text:style-name="T1"> </text:span><text:span text:style-name="T35">לעולם</text:span><text:span text:style-name="T1"> </text:span><text:span text:style-name="T7">(</text:span><text:span text:style-name="T12">והיינו</text:span><text:span text:style-name="T15"> </text:span><text:span text:style-name="T12">לא</text:span><text:span text:style-name="T15"> </text:span><text:span text:style-name="T12">תבייש</text:span><text:span text:style-name="T15"> </text:span><text:span text:style-name="T12">ולא</text:span><text:span text:style-name="T15"> </text:span><text:span text:style-name="T12">תתבייש</text:span><text:span text:style-name="T7">)</text:span>. <text:s/></text:p>
      <text:p text:style-name="P5"/>
      <text:p text:style-name="P5">ועושה<text:span text:style-name="T1"> </text:span>אשה<text:span text:style-name="T1"> </text:span>תכשיטיה: <text:s/></text:p>
      <text:p text:style-name="P5">תנו<text:span text:style-name="T1"> </text:span>רבנן: '<text:span text:style-name="T41">אלו</text:span><text:span text:style-name="T42"> </text:span><text:span text:style-name="T41">הן</text:span><text:span text:style-name="T42"> </text:span><text:span text:style-name="T41">תכשיטי</text:span><text:span text:style-name="T42"> </text:span><text:span text:style-name="T41">נשים: כוחלת</text:span><text:span text:style-name="T42"> </text:span><text:span text:style-name="T7">(</text:span><text:span text:style-name="T12">נותנת</text:span><text:span text:style-name="T15"> </text:span><text:span text:style-name="T12">כחול</text:span><text:span text:style-name="T15"> </text:span><text:span text:style-name="T12">בין</text:span><text:span text:style-name="T15"> </text:span><text:span text:style-name="T12">עיניה</text:span><text:span text:style-name="T15"> </text:span><text:span text:style-name="T12">כדי</text:span><text:span text:style-name="T15"> </text:span><text:span text:style-name="T12">שדומות</text:span><text:span text:style-name="T15"> </text:span><text:span text:style-name="T12">נאים</text:span><text:span text:style-name="T7">)</text:span><text:span text:style-name="T41"> ופוקסת</text:span><text:span text:style-name="T42"> </text:span><text:span text:style-name="T7">(</text:span><text:span text:style-name="T12">מחלקת</text:span><text:span text:style-name="T15"> </text:span><text:span text:style-name="T12">שערה</text:span><text:span text:style-name="T15"> </text:span><text:span text:style-name="T12">לכאן</text:span><text:span text:style-name="T15"> </text:span><text:span text:style-name="T12">ולכאן</text:span><text:span text:style-name="T47">)</text:span><text:span text:style-name="T41"> ומעבירה</text:span><text:span text:style-name="T42"> </text:span><text:span text:style-name="T41">שרק</text:span><text:span text:style-name="T42"> </text:span><text:span text:style-name="T41">על</text:span><text:span text:style-name="T42"> </text:span><text:span text:style-name="T41">פניה</text:span><text:span text:style-name="T42"> </text:span><text:span text:style-name="T7">(</text:span><text:span text:style-name="T12">סם</text:span><text:span text:style-name="T15"> </text:span><text:span text:style-name="T12">אחד</text:span><text:span text:style-name="T15"> </text:span><text:span text:style-name="T12">כדי</text:span><text:span text:style-name="T15"> </text:span><text:span text:style-name="T12">שתראה</text:span><text:span text:style-name="T15"> </text:span><text:span text:style-name="T12">אדומה</text:span><text:span text:style-name="T7">)</text:span>', ואיכא<text:span text:style-name="T1"> </text:span>דאמרי<text:span text:style-name="T1"> </text:span>'<text:span text:style-name="T41">מעברת</text:span><text:span text:style-name="T42"> </text:span><text:span text:style-name="T41">סרק</text:span><text:span text:style-name="T42"> </text:span><text:span text:style-name="T41">על</text:span><text:span text:style-name="T42"> </text:span><text:span text:style-name="T41">פניה</text:span><text:span text:style-name="T42"> </text:span><text:span text:style-name="T41">של</text:span><text:span text:style-name="T42"> </text:span><text:span text:style-name="T41">מטה</text:span><text:span text:style-name="T42"> </text:span><text:span text:style-name="T7">(</text:span><text:span text:style-name="T12">כדי</text:span><text:span text:style-name="T15"> </text:span><text:span text:style-name="T12">להעביר</text:span><text:span text:style-name="T15"> </text:span><text:span text:style-name="T12">שער</text:span><text:span text:style-name="T15"> </text:span><text:span text:style-name="T12">של</text:span><text:span text:style-name="T15"> </text:span><text:span text:style-name="T12">מטה</text:span><text:span text:style-name="T7">)</text:span>'.</text:p>
      <text:p text:style-name="P5">דביתהו<text:span text:style-name="T1"> </text:span>דרב<text:span text:style-name="T1"> </text:span>חסדא<text:span text:style-name="T1"> </text:span>מקשטא<text:span text:style-name="T1"> </text:span><text:span text:style-name="T7">(</text:span><text:span text:style-name="T12">כי</text:span><text:span text:style-name="T15"> </text:span><text:span text:style-name="T12">הני</text:span><text:span text:style-name="T15"> </text:span><text:span text:style-name="T12">קשוטין</text:span><text:span text:style-name="T15"> </text:span><text:span text:style-name="T12">כדאמר</text:span><text:span text:style-name="T15"> </text:span><text:span text:style-name="T12">הכא</text:span><text:span text:style-name="T7">)</text:span> באנפי<text:span text:style-name="T1"> </text:span>כלתה<text:span text:style-name="T1"> </text:span><text:span text:style-name="T7">(</text:span><text:span text:style-name="T12">שהיתה</text:span><text:span text:style-name="T15"> </text:span><text:span text:style-name="T12">כל</text:span><text:span text:style-name="T15"> </text:span><text:span text:style-name="T12">כך</text:span><text:span text:style-name="T15"> </text:span><text:span text:style-name="T12">זקינה</text:span><text:span text:style-name="T15"> </text:span><text:span text:style-name="T12">שהיתה</text:span><text:span text:style-name="T15"> </text:span><text:span text:style-name="T12">לה</text:span><text:span text:style-name="T15"> </text:span><text:span text:style-name="T12">כלה</text:span><text:span text:style-name="T15"> </text:span><text:span text:style-name="T12">שהיא</text:span><text:span text:style-name="T15"> </text:span><text:span text:style-name="T12">אשת</text:span><text:span text:style-name="T15"> </text:span><text:span text:style-name="T12">בנה</text:span><text:span text:style-name="T7">)</text:span>; יתיב<text:span text:style-name="T1"> </text:span>רב<text:span text:style-name="T1"> </text:span>הונא<text:span text:style-name="T1"> </text:span>בר<text:span text:style-name="T1"> </text:span>חיננא<text:span text:style-name="T1"> </text:span>קמיה<text:span text:style-name="T1"> </text:span>דרב<text:span text:style-name="T1"> </text:span>חסדא, ויתיב<text:span text:style-name="T1"> </text:span>וקאמר: לא<text:span text:style-name="T1"> </text:span>שנו<text:span text:style-name="T1"> </text:span><text:span text:style-name="T7">(</text:span><text:span text:style-name="T12">הא</text:span><text:span text:style-name="T15"> </text:span><text:span text:style-name="T12">דאמר</text:span><text:span text:style-name="T15"> </text:span><text:span text:style-name="T12">'</text:span><text:span text:style-name="T27">עושה</text:span><text:span text:style-name="T28"> </text:span><text:span text:style-name="T27">אשה</text:span><text:span text:style-name="T28"> </text:span><text:span text:style-name="T27">תכשיטיה</text:span><text:span text:style-name="T12">'</text:span><text:span text:style-name="T7">)</text:span> אלא<text:span text:style-name="T1"> </text:span>ילדה<text:span text:style-name="T1"> </text:span><text:span text:style-name="T7">(</text:span><text:span text:style-name="T12">בחורה</text:span><text:span text:style-name="T15"> </text:span><text:span text:style-name="T12">שדרכה</text:span><text:span text:style-name="T15"> </text:span><text:span text:style-name="T12">בכך, ולהכי</text:span><text:span text:style-name="T15"> </text:span><text:span text:style-name="T12">הוי</text:span><text:span text:style-name="T15"> </text:span><text:span text:style-name="T12">לה</text:span><text:span text:style-name="T15"> </text:span><text:span text:style-name="T12">שמחה</text:span><text:span text:style-name="T15"> </text:span><text:span text:style-name="T12">במועד</text:span><text:span text:style-name="T7">)</text:span>, אבל<text:span text:style-name="T1"> </text:span>זקנה<text:span text:style-name="T1"> – </text:span>לא<text:span text:style-name="T1"> </text:span><text:span text:style-name="T7">(</text:span><text:span text:style-name="T12">והיכי</text:span><text:span text:style-name="T15"> </text:span><text:span text:style-name="T12">עבדא</text:span><text:span text:style-name="T15"> </text:span><text:span text:style-name="T12">אשתך</text:span><text:span text:style-name="T15"> </text:span><text:span text:style-name="T12">הכי: דמיקשטא? הא</text:span><text:span text:style-name="T15"> </text:span><text:span text:style-name="T12">הויא</text:span><text:span text:style-name="T15"> </text:span><text:span text:style-name="T12">זקינה</text:span><text:span text:style-name="T7">)</text:span>?</text:p>
      <text:p text:style-name="P5">אמר<text:span text:style-name="T1"> </text:span>ליה: האלהים! אפילו<text:span text:style-name="T1"> </text:span>אמך<text:span text:style-name="T1"> </text:span>ואפילו<text:span text:style-name="T1"> </text:span>אימא<text:span text:style-name="T1"> </text:span>דאימך, ואפילו<text:span text:style-name="T1"> </text:span>עומדת<text:span text:style-name="T1"> </text:span>על<text:span text:style-name="T1"> </text:span>קברה<text:span text:style-name="T1"> </text:span><text:span text:style-name="T7">(</text:span><text:span text:style-name="T12">שריא</text:span><text:span text:style-name="T15"> </text:span><text:span text:style-name="T12">להתקשט</text:span><text:span text:style-name="T7">)</text:span>, דאמרי<text:span text:style-name="T1"> </text:span>אינשי: בת<text:span text:style-name="T1"> </text:span>שיתין<text:span text:style-name="T1"> </text:span>כבת<text:span text:style-name="T1"> </text:span>שית: לקל<text:span text:style-name="T1"> </text:span>טבלא<text:span text:style-name="T1"> </text:span>רהטא<text:span text:style-name="T1"> </text:span><text:span text:style-name="T7">(</text:span><text:span text:style-name="T12">פירוש: קשקוש</text:span><text:span text:style-name="T15"> </text:span><text:span text:style-name="T12">הזוג, רצה</text:span><text:span text:style-name="T15"> </text:span><text:span text:style-name="T12">לומר: מיני</text:span><text:span text:style-name="T15"> </text:span><text:span text:style-name="T12">זמר</text:span><text:span text:style-name="T15"> </text:span><text:span text:style-name="T12">בהילולא, וכי</text:span><text:span text:style-name="T15"> </text:span><text:span text:style-name="T12">היכי</text:span><text:span text:style-name="T15"> </text:span><text:span text:style-name="T12">דרהטא</text:span><text:span text:style-name="T15"> </text:span><text:span text:style-name="T12">ילדה</text:span><text:span text:style-name="T15"> </text:span><text:span text:style-name="T12">בת</text:span><text:span text:style-name="T15"> </text:span><text:span text:style-name="T12">שית</text:span><text:span text:style-name="T15"> </text:span><text:span text:style-name="T12">לקל</text:span><text:span text:style-name="T15"> </text:span><text:span text:style-name="T12">הילולא</text:span><text:span text:style-name="T15"> </text:span><text:span text:style-name="T12">- הכי</text:span><text:span text:style-name="T15"> </text:span><text:span text:style-name="T12">עבדא</text:span><text:span text:style-name="T15"> </text:span><text:span text:style-name="T12">בת</text:span><text:span text:style-name="T15"> </text:span><text:span text:style-name="T12">שיתין, והכי</text:span><text:span text:style-name="T15"> </text:span><text:span text:style-name="T12">נמי</text:span><text:span text:style-name="T15"> </text:span><text:span text:style-name="T12">מיקשטא</text:span><text:span text:style-name="T7">)</text:span>.<text:span text:style-name="T12"> </text:span></text:p>
      <text:p text:style-name="P5"/>
      <text:p text:style-name="P5">רבי<text:span text:style-name="T1"> </text:span>יהודה<text:span text:style-name="T1"> </text:span>אומר<text:span text:style-name="T1"> </text:span>לא<text:span text:style-name="T1"> </text:span>תסוד: <text:s/></text:p>
      <text:p text:style-name="P5">תניא: '<text:span text:style-name="T41">רבי</text:span><text:span text:style-name="T42"> </text:span><text:span text:style-name="T41">יהודה</text:span><text:span text:style-name="T42"> </text:span><text:span text:style-name="T41">אומר: אשה</text:span><text:span text:style-name="T42"> </text:span><text:span text:style-name="T41">לא</text:span><text:span text:style-name="T42"> </text:span><text:span text:style-name="T41">תסוד</text:span><text:span text:style-name="T42"> </text:span><text:span text:style-name="T41">מפני</text:span><text:span text:style-name="T42"> </text:span><text:span text:style-name="T41">שניוול</text:span><text:span text:style-name="T42"> </text:span><text:span text:style-name="T41">הוא</text:span><text:span text:style-name="T42"> </text:span><text:span text:style-name="T41">לה</text:span><text:span text:style-name="T42"> </text:span><text:span text:style-name="T7">(</text:span><text:span text:style-name="T12">שגנאי</text:span><text:span text:style-name="T15"> </text:span><text:span text:style-name="T12">הוא</text:span><text:span text:style-name="T15"> </text:span><text:span text:style-name="T12">לה</text:span><text:span text:style-name="T15"> </text:span><text:span text:style-name="T12">וניוול</text:span><text:span text:style-name="T15"> </text:span><text:span text:style-name="T12">בסיד</text:span><text:span text:style-name="T15"> </text:span><text:span text:style-name="T12">ומצטערת</text:span><text:span text:style-name="T15"> </text:span><text:span text:style-name="T12">בסיד</text:span><text:span text:style-name="T7">)</text:span><text:span text:style-name="T41">; ומודה</text:span><text:span text:style-name="T42"> </text:span><text:span text:style-name="T41">רבי</text:span><text:span text:style-name="T42"> </text:span><text:span text:style-name="T41">יהודה</text:span><text:span text:style-name="T42"> </text:span><text:span text:style-name="T41">בסיד</text:span><text:span text:style-name="T42"> </text:span><text:span text:style-name="T41">שיכולה</text:span><text:span text:style-name="T42"> </text:span><text:span text:style-name="T41">לקפלו</text:span><text:span text:style-name="T42"> </text:span><text:span text:style-name="T41">במועד</text:span><text:span text:style-name="T42"> </text:span><text:span text:style-name="T7">(</text:span><text:span text:style-name="T12">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שהיא</text:span><text:span text:style-name="T15"> </text:span><text:span text:style-name="T12">מנוולת</text:span><text:span text:style-name="T15"> </text:span><text:span text:style-name="T12">בסיד</text:span><text:span text:style-name="T7">)</text:span><text:span text:style-name="T41"> - שטופלתו</text:span><text:span text:style-name="T42"> </text:span><text:span text:style-name="T41">במועד, ש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מצירה</text:span><text:span text:style-name="T42"> </text:span><text:span text:style-name="T41">היא</text:span><text:span text:style-name="T42"> </text:span><text:span text:style-name="T41">עכשיו</text:span><text:span text:style-name="T42"> </text:span><text:span text:style-name="T41">- שמחה</text:span><text:span text:style-name="T42"> </text:span><text:span text:style-name="T41">היא</text:span><text:span text:style-name="T42"> </text:span><text:span text:style-name="T41">לאחר</text:span><text:span text:style-name="T42"> </text:span><text:span text:style-name="T41">זמן</text:span><text:span text:style-name="T42"> </text:span><text:span text:style-name="T7">(</text:span><text:span text:style-name="T12">במועד, לסוף</text:span><text:span text:style-name="T15"> </text:span><text:span text:style-name="T12">המועד, לאחר</text:span><text:span text:style-name="T15"> </text:span><text:span text:style-name="T12">שקפלתו</text:span><text:span text:style-name="T15"> </text:span><text:span text:style-name="T12">את</text:span><text:span text:style-name="T15"> </text:span><text:span text:style-name="T12">הסיד</text:span><text:span text:style-name="T15"> </text:span><text:span text:style-name="T12">שטפלה, לפי</text:span><text:span text:style-name="T15"> </text:span><text:span text:style-name="T12">שמשיר</text:span><text:span text:style-name="T15"> </text:span><text:span text:style-name="T12">את</text:span><text:span text:style-name="T15"> </text:span><text:span text:style-name="T12">השער</text:span><text:span text:style-name="T15"> </text:span><text:span text:style-name="T12">ומעדן</text:span><text:span text:style-name="T15"> </text:span><text:span text:style-name="T12">את</text:span><text:span text:style-name="T15"> </text:span><text:span text:style-name="T12">הבשר; והואיל</text:span><text:span text:style-name="T15"> </text:span><text:span text:style-name="T12">דהאי</text:span><text:span text:style-name="T15"> </text:span><text:span text:style-name="T12">סיד</text:span><text:span text:style-name="T15"> </text:span><text:span text:style-name="T12">משמחתה</text:span><text:span text:style-name="T15"> </text:span><text:span text:style-name="T12">לאחר</text:span><text:span text:style-name="T15"> </text:span><text:span text:style-name="T12">זמן</text:span><text:span text:style-name="T15"> </text:span><text:span text:style-name="T12">- להכי</text:span><text:span text:style-name="T15"> </text:span><text:span text:style-name="T12">שרי</text:span><text:span text:style-name="T15"> </text:span><text:span text:style-name="T12">לה</text:span><text:span text:style-name="T15"> </text:span><text:span text:style-name="T12">לטופלו</text:span><text:span text:style-name="T15"> </text:span><text:span text:style-name="T12">במועד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שהיא</text:span><text:span text:style-name="T15"> </text:span><text:span text:style-name="T12">מצירה</text:span><text:span text:style-name="T15"> </text:span><text:span text:style-name="T12">עכשיו</text:span><text:span text:style-name="T7">)</text:span>.'</text:p>
      <text:p text:style-name="P5">ומי<text:span text:style-name="T1"> </text:span>אית<text:span text:style-name="T1"> </text:span>ליה<text:span text:style-name="T1"> </text:span>לרבי<text:span text:style-name="T1"> </text:span>יהודה<text:span text:style-name="T1"> </text:span>האי<text:span text:style-name="T1"> </text:span>סברא<text:span text:style-name="T1"> </text:span><text:span text:style-name="T7">(</text:span><text:span text:style-name="T12">'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שהיא</text:span><text:span text:style-name="T15"> </text:span><text:span text:style-name="T12">מצירה</text:span><text:span text:style-name="T15"> </text:span><text:span text:style-name="T12">עכשיו</text:span><text:span text:style-name="T15"> </text:span><text:span text:style-name="T12">שמחה</text:span><text:span text:style-name="T15"> </text:span><text:span text:style-name="T12">וכו'</text:span><text:span text:style-name="T7">)</text:span>? והתנן<text:span text:style-name="T1"> </text:span><text:span text:style-name="T13">[עבודה</text:span><text:span text:style-name="T16"> </text:span><text:span text:style-name="T13">זרה</text:span><text:span text:style-name="T16"> </text:span><text:span text:style-name="T13">פ"א</text:span><text:span text:style-name="T16"> </text:span><text:span text:style-name="T13">מ"א]</text:span>: 'רבי<text:span text:style-name="T1"> </text:span>יהודה<text:span text:style-name="T1"> </text:span>אומר: נפרעין<text:span text:style-name="T1"> </text:span>מהן<text:span text:style-name="T1"> </text:span><text:span text:style-name="T7">(</text:span><text:span text:style-name="T12">מהכותים</text:span><text:span text:style-name="T15"> </text:span><text:span text:style-name="T12">ביום</text:span><text:span text:style-name="T15"> </text:span><text:span text:style-name="T12">חגם</text:span><text:span text:style-name="T7">)</text:span> מפני<text:span text:style-name="T1"> </text:span>שמצר<text:span text:style-name="T1"> </text:span><text:span text:style-name="T7">(</text:span><text:span text:style-name="T12">דכל</text:span><text:span text:style-name="T15"> </text:span><text:span text:style-name="T12">אדם</text:span><text:span text:style-name="T15"> </text:span><text:span text:style-name="T12">שפורע</text:span><text:span text:style-name="T15"> – </text:span><text:span text:style-name="T12">מיצר; אבל</text:span><text:span text:style-name="T15"> </text:span><text:span text:style-name="T12">לא</text:span><text:span text:style-name="T15"> </text:span><text:span text:style-name="T12">משלמים</text:span><text:span text:style-name="T15"> </text:span><text:span text:style-name="T12">להם</text:span><text:span text:style-name="T15"> </text:span><text:span text:style-name="T12">ממון</text:span><text:span text:style-name="T15"> </text:span><text:span text:style-name="T12">ביום</text:span><text:span text:style-name="T15"> </text:span><text:span text:style-name="T12">חגם</text:span><text:span text:style-name="T15"> </text:span><text:span text:style-name="T12">לפי</text:span><text:span text:style-name="T15"> </text:span><text:span text:style-name="T12">שמשמחם</text:span><text:span text:style-name="T15"> </text:span><text:span text:style-name="T12">ביום</text:span><text:span text:style-name="T15"> </text:span><text:span text:style-name="T12">חגם</text:span><text:span text:style-name="T15"> </text:span><text:span text:style-name="T12">ומודה</text:span><text:span text:style-name="T15"> </text:span><text:span text:style-name="T12">לעבודה</text:span><text:span text:style-name="T15"> </text:span><text:span text:style-name="T12">זרה, כדפירש</text:span><text:span text:style-name="T15"> </text:span><text:span text:style-name="T12">במסכת</text:span><text:span text:style-name="T15"> </text:span><text:span text:style-name="T12">עבודה</text:span><text:span text:style-name="T15"> </text:span><text:span text:style-name="T12">זרה</text:span><text:span text:style-name="T7">)</text:span><text:span text:style-name="T41">! אמרו</text:span><text:span text:style-name="T42"> </text:span><text:span text:style-name="T41">לו: 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מצר</text:span><text:span text:style-name="T42"> </text:span><text:span text:style-name="T41">עכשיו</text:span><text:span text:style-name="T42"> </text:span><text:span text:style-name="T41">- שמח</text:span><text:span text:style-name="T42"> </text:span><text:span text:style-name="T41">הוא</text:span><text:span text:style-name="T42"> </text:span><text:span text:style-name="T41">לאחר</text:span><text:span text:style-name="T42"> </text:span><text:span text:style-name="T41">זמן</text:span><text:span text:style-name="T42"> </text:span><text:span text:style-name="T7">(</text:span><text:span text:style-name="T12">שפרע</text:span><text:span text:style-name="T15"> </text:span><text:span text:style-name="T12">לו</text:span><text:span text:style-name="T7">)</text:span>' <text:span text:style-name="T7">(</text:span><text:span text:style-name="T12">ואמאי</text:span><text:span text:style-name="T15"> </text:span><text:span text:style-name="T12">נפרע</text:span><text:span text:style-name="T15"> </text:span><text:span text:style-name="T12">מהן? אבל</text:span><text:span text:style-name="T15"> </text:span><text:span text:style-name="T12">לרבי</text:span><text:span text:style-name="T15"> </text:span><text:span text:style-name="T12">יהודה</text:span><text:span text:style-name="T15"> </text:span><text:span text:style-name="T12">לא</text:span><text:span text:style-name="T15"> </text:span><text:span text:style-name="T12">אית</text:span><text:span text:style-name="T15"> </text:span><text:span text:style-name="T12">ליה</text:span><text:span text:style-name="T15"> </text:span><text:span text:style-name="T12">האי</text:span><text:span text:style-name="T15"> </text:span><text:span text:style-name="T12">סברא</text:span><text:span text:style-name="T15"> </text:span><text:span text:style-name="T12">דמשום</text:span><text:span text:style-name="T15"> </text:span><text:span text:style-name="T12">שמיצר</text:span><text:span text:style-name="T15"> </text:span><text:span text:style-name="T12">עכשיו</text:span><text:span text:style-name="T15"> </text:span><text:span text:style-name="T12">שרי, והיכי</text:span><text:span text:style-name="T15"> </text:span><text:span text:style-name="T12">אית</text:span><text:span text:style-name="T15"> </text:span><text:span text:style-name="T12">ליה</text:span><text:span text:style-name="T15"> </text:span><text:span text:style-name="T12">האי</text:span><text:span text:style-name="T15"> </text:span><text:span text:style-name="T12">סברא</text:span><text:span text:style-name="T15"> </text:span><text:span text:style-name="T12">גבי</text:span><text:span text:style-name="T15"> </text:span><text:span text:style-name="T12">טפול</text:span><text:span text:style-name="T15"> </text:span><text:span text:style-name="T12">'אף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שהיא</text:span><text:span text:style-name="T15"> </text:span><text:span text:style-name="T12">מצירה</text:span><text:span text:style-name="T15"> </text:span><text:span text:style-name="T12">עכשיו</text:span><text:span text:style-name="T15"> </text:span><text:span text:style-name="T12">שמחה</text:span><text:span text:style-name="T15"> </text:span><text:span text:style-name="T12">היא</text:span><text:span text:style-name="T15"> </text:span><text:span text:style-name="T12">לאחר</text:span><text:span text:style-name="T15"> </text:span><text:span text:style-name="T12">זמן'</text:span><text:span text:style-name="T7">)</text:span>!?</text:p>
      <text:p text:style-name="P5"><text:soft-page-break/>אמר<text:span text:style-name="T1"> </text:span>רב<text:span text:style-name="T1"> </text:span>נחמן<text:span text:style-name="T1"> </text:span>בר<text:span text:style-name="T1"> </text:span>יצחק: <text:span text:style-name="T7">(</text:span><text:span text:style-name="T12">להכי</text:span><text:span text:style-name="T15"> </text:span><text:span text:style-name="T12">אמר</text:span><text:span text:style-name="T15"> </text:span><text:span text:style-name="T12">רבי</text:span><text:span text:style-name="T15"> </text:span><text:span text:style-name="T12">יהודה</text:span><text:span text:style-name="T15"> </text:span><text:span text:style-name="T12">הכא</text:span><text:span text:style-name="T15"> </text:span><text:span text:style-name="T12">דשרי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שהיא</text:span><text:span text:style-name="T15"> </text:span><text:span text:style-name="T12">מצירה:</text:span><text:span text:style-name="T7">)</text:span> הנח<text:span text:style-name="T1"> </text:span>להלכות<text:span text:style-name="T1"> </text:span>מועד, דכולהו<text:span text:style-name="T1"> </text:span>מצר<text:span text:style-name="T1"> </text:span>עכשיו<text:span text:style-name="T1"> </text:span>ושמח<text:span text:style-name="T1"> </text:span>לאחר<text:span text:style-name="T1"> </text:span>זמן<text:span text:style-name="T1"> </text:span>נינהו<text:span text:style-name="T1"> </text:span><text:span text:style-name="T7">(</text:span><text:span text:style-name="T12">דכולהו</text:span><text:span text:style-name="T15"> </text:span><text:span text:style-name="T12">הלכות</text:span><text:span text:style-name="T15"> </text:span><text:span text:style-name="T12">מועד</text:span><text:span text:style-name="T15"> </text:span><text:span text:style-name="T12">דשרי</text:span><text:span text:style-name="T15"> </text:span><text:span text:style-name="T12">משום</text:span><text:span text:style-name="T15"> </text:span><text:span text:style-name="T12">האי</text:span><text:span text:style-name="T15"> </text:span><text:span text:style-name="T12">טעמא</text:span><text:span text:style-name="T15"> </text:span><text:span text:style-name="T12">נמי</text:span><text:span text:style-name="T15"> </text:span><text:span text:style-name="T12">שרו, כגון</text:span><text:span text:style-name="T15"> </text:span><text:span text:style-name="T12">אפיה</text:span><text:span text:style-name="T15"> </text:span><text:span text:style-name="T12">ובישול: דמצער</text:span><text:span text:style-name="T15"> </text:span><text:span text:style-name="T12">השתא</text:span><text:span text:style-name="T15"> </text:span><text:span text:style-name="T12">כשהוא</text:span><text:span text:style-name="T15"> </text:span><text:span text:style-name="T12">אופה</text:span><text:span text:style-name="T15"> </text:span><text:span text:style-name="T12">ומבשל, ולהכי</text:span><text:span text:style-name="T15"> </text:span><text:span text:style-name="T12">שרי: דשמח</text:span><text:span text:style-name="T15"> </text:span><text:span text:style-name="T12">הוא</text:span><text:span text:style-name="T15"> </text:span><text:span text:style-name="T12">כשהוא</text:span><text:span text:style-name="T15"> </text:span><text:span text:style-name="T12">אוכל</text:span><text:span text:style-name="T15"> </text:span><text:span text:style-name="T12">אפייתו</text:span><text:span text:style-name="T15"> </text:span><text:span text:style-name="T12">ובישולו</text:span><text:span text:style-name="T15"> </text:span><text:span text:style-name="T12">ביום</text:span><text:span text:style-name="T15"> </text:span><text:span text:style-name="T12">טוב</text:span><text:span text:style-name="T7">)</text:span>.</text:p>
      <text:p text:style-name="P5">רבינא<text:span text:style-name="T1"> </text:span>אמר: כותי<text:span text:style-name="T1"> </text:span>לענין<text:span text:style-name="T1"> </text:span>פרעון<text:span text:style-name="T1"> </text:span>לעולם<text:span text:style-name="T1"> </text:span>מצר<text:span text:style-name="T1"> </text:span><text:span text:style-name="T7">(</text:span><text:span text:style-name="T12">שפורע; ולהכי</text:span><text:span text:style-name="T15"> </text:span><text:span text:style-name="T12">לא</text:span><text:span text:style-name="T15"> </text:span><text:span text:style-name="T12">אית</text:span><text:span text:style-name="T15"> </text:span><text:span text:style-name="T12">ליה</text:span><text:span text:style-name="T15"> </text:span><text:span text:style-name="T12">לרבי</text:span><text:span text:style-name="T15"> </text:span><text:span text:style-name="T12">יהודה</text:span><text:span text:style-name="T15"> </text:span><text:span text:style-name="T12">התם</text:span><text:span text:style-name="T15"> </text:span><text:span text:style-name="T12">'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שמיצר</text:span><text:span text:style-name="T15"> </text:span><text:span text:style-name="T12">שמח</text:span><text:span text:style-name="T15"> </text:span><text:span text:style-name="T12">וכו', אבל</text:span><text:span text:style-name="T15"> </text:span><text:span text:style-name="T12">לעיל</text:span><text:span text:style-name="T15"> </text:span><text:span text:style-name="T12">גבי</text:span><text:span text:style-name="T15"> </text:span><text:span text:style-name="T12">טפול</text:span><text:span text:style-name="T15"> </text:span><text:span text:style-name="T12">- אית</text:span><text:span text:style-name="T15"> </text:span><text:span text:style-name="T12">ליה</text:span><text:span text:style-name="T15"> </text:span><text:span text:style-name="T12">לרבי</text:span><text:span text:style-name="T15"> </text:span><text:span text:style-name="T12">יהודה</text:span><text:span text:style-name="T15"> </text:span><text:span text:style-name="T12">'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שמצירה</text:span><text:span text:style-name="T15"> </text:span><text:span text:style-name="T12">עכשיו</text:span><text:span text:style-name="T15"> </text:span><text:span text:style-name="T12">שמחה</text:span><text:span text:style-name="T15"> </text:span><text:span text:style-name="T12">לאחר</text:span><text:span text:style-name="T15"> </text:span><text:span text:style-name="T12">זמן'</text:span><text:span text:style-name="T7">)</text:span>.</text:p>
      <text:p text:style-name="P5">אמר<text:span text:style-name="T1"> </text:span>רב<text:span text:style-name="T1"> </text:span>יהודה: בנות<text:span text:style-name="T1"> </text:span>ישראל<text:span text:style-name="T1"> </text:span>שהגיעו<text:span text:style-name="T1"> </text:span>לפירקן<text:span text:style-name="T1"> </text:span><text:span text:style-name="T7">(</text:span><text:span text:style-name="T12">לשיער</text:span><text:span text:style-name="T7">)</text:span> ולא<text:span text:style-name="T1"> </text:span>הגיעו<text:span text:style-name="T1"> </text:span>לשנים<text:span text:style-name="T1"> </text:span><text:span text:style-name="T7">(</text:span><text:span text:style-name="T12">שאינן</text:span><text:span text:style-name="T15"> </text:span><text:span text:style-name="T12">בנות</text:span><text:span text:style-name="T15"> </text:span><text:span text:style-name="T12">י"ב</text:span><text:span text:style-name="T15"> </text:span><text:span text:style-name="T12">שנה</text:span><text:span text:style-name="T15"> </text:span><text:span text:style-name="T12">ויום</text:span><text:span text:style-name="T15"> </text:span><text:span text:style-name="T12">אחד, שעדיין</text:span><text:span text:style-name="T15"> </text:span><text:span text:style-name="T12">אינו</text:span><text:span text:style-name="T15"> </text:span><text:span text:style-name="T12">דין</text:span><text:span text:style-name="T15"> </text:span><text:span text:style-name="T12">שיהא</text:span><text:span text:style-name="T15"> </text:span><text:span text:style-name="T12">להן</text:span><text:span text:style-name="T15"> </text:span><text:span text:style-name="T12">שער, ובושות</text:span><text:span text:style-name="T15"> </text:span><text:span text:style-name="T12">על</text:span><text:span text:style-name="T15"> </text:span><text:span text:style-name="T12">כך</text:span><text:span text:style-name="T7">)</text:span>, עניות<text:span text:style-name="T1"> </text:span>טופלות<text:span text:style-name="T1"> </text:span>אותן<text:span text:style-name="T1"> </text:span><text:span text:style-name="T7">(</text:span><text:span text:style-name="T12">השיער</text:span><text:span text:style-name="T7">)</text:span> בסיד<text:span text:style-name="T1"> </text:span><text:span text:style-name="T7">(</text:span><text:span text:style-name="T12">ומשירות</text:span><text:span text:style-name="T15"> </text:span><text:span text:style-name="T12">אותן</text:span><text:span text:style-name="T7">)</text:span>, עשירות<text:span text:style-name="T1"> </text:span>טופלות<text:span text:style-name="T1"> </text:span>אותן<text:span text:style-name="T1"> </text:span>בסולת, בנות<text:span text:style-name="T1"> </text:span>מלכים<text:span text:style-name="T1"> </text:span>בשמן<text:span text:style-name="T1"> </text:span>המור, שנאמר<text:span text:style-name="T1"> </text:span><text:span text:style-name="T13">(אסתר</text:span><text:span text:style-name="T16"> </text:span><text:span text:style-name="T13">ב,יב)</text:span><text:span text:style-name="T35"> </text:span><text:span text:style-name="T36">[ובהגיע</text:span><text:span text:style-name="T2"> </text:span><text:span text:style-name="T36">תר</text:span><text:span text:style-name="T2"> </text:span><text:span text:style-name="T36">נערה</text:span><text:span text:style-name="T2"> </text:span><text:span text:style-name="T36">ונערה</text:span><text:span text:style-name="T2"> </text:span><text:span text:style-name="T36">לבוא</text:span><text:span text:style-name="T2"> </text:span><text:span text:style-name="T36">אל</text:span><text:span text:style-name="T2"> </text:span><text:span text:style-name="T36">המלך</text:span><text:span text:style-name="T2"> </text:span><text:span text:style-name="T36">אחשורוש</text:span><text:span text:style-name="T2"> </text:span><text:span text:style-name="T36">מקץ</text:span><text:span text:style-name="T2"> </text:span><text:span text:style-name="T36">היות</text:span><text:span text:style-name="T2"> </text:span><text:span text:style-name="T36">לה</text:span><text:span text:style-name="T2"> </text:span><text:span text:style-name="T36">כדת</text:span><text:span text:style-name="T2"> </text:span><text:span text:style-name="T36">הנשים</text:span><text:span text:style-name="T2"> </text:span><text:span text:style-name="T36">שנים</text:span><text:span text:style-name="T2"> </text:span><text:span text:style-name="T36">עשר</text:span><text:span text:style-name="T2"> </text:span><text:span text:style-name="T36">חדש</text:span><text:span text:style-name="T2"> </text:span><text:span text:style-name="T36">כי</text:span><text:span text:style-name="T2"> </text:span><text:span text:style-name="T36">כן</text:span><text:span text:style-name="T2"> </text:span><text:span text:style-name="T36">ימלאו</text:span><text:span text:style-name="T2"> </text:span><text:span text:style-name="T36">ימי</text:span><text:span text:style-name="T2"> </text:span><text:span text:style-name="T36">מרוקיה]</text:span><text:span text:style-name="T35"> ששה</text:span><text:span text:style-name="T1"> </text:span><text:span text:style-name="T35">חדשים</text:span><text:span text:style-name="T1"> </text:span><text:span text:style-name="T35">בשמן</text:span><text:span text:style-name="T1"> </text:span><text:span text:style-name="T35">המור</text:span><text:span text:style-name="T1"> </text:span><text:span text:style-name="T36">[וששה</text:span><text:span text:style-name="T2"> </text:span><text:span text:style-name="T36">חדשים</text:span><text:span text:style-name="T2"> </text:span><text:span text:style-name="T36">בבשמים</text:span><text:span text:style-name="T2"> </text:span><text:span text:style-name="T36">ובתמרוקי</text:span><text:span text:style-name="T2"> </text:span><text:span text:style-name="T36">הנשים]</text:span>. </text:p>
      <text:p text:style-name="P5">מאי<text:span text:style-name="T1"> </text:span>'<text:span text:style-name="T35">שמן</text:span><text:span text:style-name="T1"> </text:span><text:span text:style-name="T35">המור</text:span>'?</text:p>
      <text:p text:style-name="P5">רב<text:span text:style-name="T1"> </text:span>הונא<text:span text:style-name="T1"> </text:span>בר<text:span text:style-name="T1"> </text:span>חייא<text:span text:style-name="T1"> </text:span>אמר: סטכת.</text:p>
      <text:p text:style-name="P5">רב<text:span text:style-name="T1"> </text:span>ירמיה<text:span text:style-name="T1"> </text:span>בר<text:span text:style-name="T1"> </text:span>אמי<text:span text:style-name="T1"> </text:span>אמר: שמן<text:span text:style-name="T1"> </text:span>זית<text:span text:style-name="T1"> </text:span>שלא<text:span text:style-name="T1"> </text:span>הביא<text:span text:style-name="T1"> </text:span>שליש. </text:p>
      <text:p text:style-name="P5">תניא: '<text:span text:style-name="T41">רבי</text:span><text:span text:style-name="T42"> </text:span><text:span text:style-name="T41">יהודה</text:span><text:span text:style-name="T42"> </text:span><text:span text:style-name="T41">אומר: אנפיקינון</text:span><text:span text:style-name="T42"> </text:span><text:span text:style-name="T7">(</text:span><text:span text:style-name="T12">היינו</text:span><text:span text:style-name="T15"> </text:span><text:span text:style-name="T12">'אנפיקינון' דקתני</text:span><text:span text:style-name="T15"> </text:span><text:span text:style-name="T12">התם</text:span><text:span text:style-name="T15"> </text:span><text:span text:style-name="T12">במנחות</text:span><text:span text:style-name="T15"> </text:span><text:span text:style-name="T13">(דף</text:span><text:span text:style-name="T16"> </text:span><text:span text:style-name="T13">פה:)</text:span><text:span text:style-name="T12">: 'אנפיקינון</text:span><text:span text:style-name="T15"> </text:span><text:span text:style-name="T12">לא</text:span><text:span text:style-name="T15"> </text:span><text:span text:style-name="T12">יביא' היינו</text:span><text:span text:style-name="T15"> </text:span><text:span text:style-name="T12">אותו</text:span><text:span text:style-name="T15"> </text:span><text:span text:style-name="T12">שמן</text:span><text:span text:style-name="T15"> </text:span><text:span text:style-name="T12">שעושין</text:span><text:span text:style-name="T15"> </text:span><text:span text:style-name="T12">מזיתים</text:span><text:span text:style-name="T7">)</text:span><text:span text:style-name="T41"> = שמן</text:span><text:span text:style-name="T42"> </text:span><text:span text:style-name="T41">זית</text:span><text:span text:style-name="T42"> </text:span><text:span text:style-name="T41">שלא</text:span><text:span text:style-name="T42"> </text:span><text:span text:style-name="T41">הביא</text:span><text:span text:style-name="T42"> </text:span><text:span text:style-name="T41">שליש</text:span><text:span text:style-name="T42"> </text:span><text:span text:style-name="T7">(</text:span><text:span text:style-name="T12">שלא</text:span><text:span text:style-name="T15"> </text:span><text:span text:style-name="T12">בישלו</text:span><text:span text:style-name="T15"> </text:span><text:span text:style-name="T12">שליש</text:span><text:span text:style-name="T7">)</text:span>'</text:p>
      <text:p text:style-name="P5">ולמה<text:span text:style-name="T1"> </text:span>סכין<text:span text:style-name="T1"> </text:span>אותו<text:span text:style-name="T1"> </text:span><text:span text:style-name="T7">(</text:span><text:span text:style-name="T12">אכל</text:span><text:span text:style-name="T15"> </text:span><text:span text:style-name="T12">הני</text:span><text:span text:style-name="T15"> </text:span><text:span text:style-name="T12">קא</text:span><text:span text:style-name="T15"> </text:span><text:span text:style-name="T12">מהדר, דקאמר</text:span><text:span text:style-name="T15"> </text:span><text:span text:style-name="T12">טופלין</text:span><text:span text:style-name="T15"> </text:span><text:span text:style-name="T12">כו'</text:span><text:span text:style-name="T7">)</text:span>?</text:p>
      <text:p text:style-name="P5">שמשיר<text:span text:style-name="T1"> </text:span>את<text:span text:style-name="T1"> </text:span>השער<text:span text:style-name="T1"> </text:span>ומעדן<text:span text:style-name="T1"> </text:span>את<text:span text:style-name="T1"> </text:span>הבשר.</text:p>
      <text:p text:style-name="P5">רב<text:span text:style-name="T1"> </text:span>ביבי<text:span text:style-name="T1"> </text:span>הוה<text:span text:style-name="T1"> </text:span>ליה<text:span text:style-name="T1"> </text:span>ברתא, טפלה<text:span text:style-name="T1"> </text:span>אבר<text:span text:style-name="T1"> </text:span>אבר, שקל<text:span text:style-name="T1"> </text:span>בה<text:span text:style-name="T1"> </text:span>ארבע<text:span text:style-name="T1"> </text:span>מאה<text:span text:style-name="T1"> </text:span>זוזי<text:span text:style-name="T1"> </text:span><text:span text:style-name="T7">(</text:span><text:span text:style-name="T12">שנתייפת</text:span><text:span text:style-name="T15"> </text:span><text:span text:style-name="T12">ונטל</text:span><text:span text:style-name="T15"> </text:span><text:span text:style-name="T12">מבעלה</text:span><text:span text:style-name="T15"> </text:span><text:span text:style-name="T12">כך</text:span><text:span text:style-name="T7">)</text:span>; הוה<text:span text:style-name="T1"> </text:span>ההוא<text:span text:style-name="T1"> </text:span>כותי<text:span text:style-name="T1"> </text:span>בשבבותיה, דהוה<text:span text:style-name="T1"> </text:span>ליה<text:span text:style-name="T1"> </text:span>ברתא, טפלה<text:span text:style-name="T1"> </text:span>בחד<text:span text:style-name="T1"> </text:span>זִמנא<text:span text:style-name="T1"> </text:span><text:span text:style-name="T7">(</text:span><text:span text:style-name="T12">דסבר</text:span><text:span text:style-name="T15"> </text:span><text:span text:style-name="T12">למיעבד</text:span><text:span text:style-name="T15"> </text:span><text:span text:style-name="T12">כרב</text:span><text:span text:style-name="T15"> </text:span><text:span text:style-name="T12">ביבי</text:span><text:span text:style-name="T7">)</text:span> – ומתה; אמר: קטלא<text:span text:style-name="T1"> </text:span>ביבי<text:span text:style-name="T1"> </text:span>לברתי.</text:p>
      <text:p text:style-name="P5">אמר<text:span text:style-name="T1"> </text:span>רב<text:span text:style-name="T1"> </text:span>נחמן: רב<text:span text:style-name="T1"> </text:span>ביבי<text:span text:style-name="T1"> </text:span>דשתי<text:span text:style-name="T1"> </text:span>שיכרא<text:span text:style-name="T1"> </text:span>- בעיין<text:span text:style-name="T1"> </text:span>בנתיה<text:span text:style-name="T1"> </text:span>טפלא<text:span text:style-name="T1"> </text:span><text:span text:style-name="T7">(</text:span><text:span text:style-name="T12">דשכר</text:span><text:span text:style-name="T15"> </text:span><text:span text:style-name="T12">מגדל</text:span><text:span text:style-name="T15"> </text:span><text:span text:style-name="T12">השער</text:span><text:span text:style-name="T15"> </text:span><text:span text:style-name="T12">ומעבה</text:span><text:span text:style-name="T15"> </text:span><text:span text:style-name="T12">את</text:span><text:span text:style-name="T15"> </text:span><text:span text:style-name="T12">הבשר</text:span><text:span text:style-name="T7">)</text:span>; אנן<text:span text:style-name="T1"> </text:span>דלא<text:span text:style-name="T1"> </text:span>שתינן<text:span text:style-name="T1"> </text:span>שיכרא<text:span text:style-name="T1"> </text:span>- לא<text:span text:style-name="T1"> </text:span>בעיין<text:span text:style-name="T1"> </text:span>בנתין<text:span text:style-name="T1"> </text:span>טפלא.</text:p>
      <text:p text:style-name="P5"/>
      <text:p text:style-name="P5">(מועד<text:span text:style-name="T1"> </text:span>קטן<text:span text:style-name="T1"> </text:span>י,א)</text:p>
      <text:p text:style-name="P5">ההדיוט<text:span text:style-name="T1"> </text:span>תופר<text:span text:style-name="T1"> </text:span>כדרכו<text:span text:style-name="T1"> </text:span><text:span text:style-name="T7">(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: <text:s/></text:p>
      <text:p text:style-name="P5">היכי<text:span text:style-name="T1"> </text:span>דמי<text:span text:style-name="T1"> </text:span>'הדיוט' <text:span text:style-name="T7">(</text:span><text:span text:style-name="T12">שאינו</text:span><text:span text:style-name="T15"> </text:span><text:span text:style-name="T12">אומן</text:span><text:span text:style-name="T15"> </text:span><text:span text:style-name="T12">שתופר</text:span><text:span text:style-name="T15"> </text:span><text:span text:style-name="T12">כדרכו</text:span><text:span text:style-name="T7">)</text:span>?</text:p>
      <text:p text:style-name="P5">אמרי<text:span text:style-name="T1"> </text:span>דבי<text:span text:style-name="T1"> </text:span>רבי<text:span text:style-name="T1"> </text:span>ינאי: כל<text:span text:style-name="T1"> </text:span>שאינו<text:span text:style-name="T1"> </text:span>יכול<text:span text:style-name="T1"> </text:span>להוציא<text:span text:style-name="T1"> </text:span>מלא<text:span text:style-name="T1"> </text:span>מחט<text:span text:style-name="T1"> </text:span>בבת<text:span text:style-name="T1"> </text:span>אחת<text:span text:style-name="T1"> </text:span><text:span text:style-name="T7">(</text:span><text:span text:style-name="T12">שאינו</text:span><text:span text:style-name="T15"> </text:span><text:span text:style-name="T12">יכול</text:span><text:span text:style-name="T15"> </text:span><text:span text:style-name="T12">ללקוט</text:span><text:span text:style-name="T15"> </text:span><text:span text:style-name="T12">נימי</text:span><text:span text:style-name="T15"> </text:span><text:span text:style-name="T12">התפירה</text:span><text:span text:style-name="T15"> </text:span><text:span text:style-name="T12">של</text:span><text:span text:style-name="T15"> </text:span><text:span text:style-name="T12">חלוק</text:span><text:span text:style-name="T15"> </text:span><text:span text:style-name="T12">כדי</text:span><text:span text:style-name="T15"> </text:span><text:span text:style-name="T12">לתפור; כשהוא</text:span><text:span text:style-name="T15"> </text:span><text:span text:style-name="T12">תופר</text:span><text:span text:style-name="T15"> </text:span><text:span text:style-name="T12">- תוחב</text:span><text:span text:style-name="T15"> </text:span><text:span text:style-name="T12">תחיבות</text:span><text:span text:style-name="T15"> </text:span><text:span text:style-name="T12">הרבה</text:span><text:span text:style-name="T15"> </text:span><text:span text:style-name="T12">כמלא</text:span><text:span text:style-name="T15"> </text:span><text:span text:style-name="T12">אורך</text:span><text:span text:style-name="T15"> </text:span><text:span text:style-name="T12">המחט, ואחר</text:span><text:span text:style-name="T15"> </text:span><text:span text:style-name="T12">כך</text:span><text:span text:style-name="T15"> </text:span><text:span text:style-name="T12">מושכה</text:span><text:span text:style-name="T15"> </text:span><text:span text:style-name="T12">מן</text:span><text:span text:style-name="T15"> </text:span><text:span text:style-name="T12">הבגד, ונמצאו</text:span><text:span text:style-name="T15"> </text:span><text:span text:style-name="T12">תפירות</text:span><text:span text:style-name="T15"> </text:span><text:span text:style-name="T12">הרבה</text:span><text:span text:style-name="T15"> </text:span><text:span text:style-name="T12">במשיכה</text:span><text:span text:style-name="T15"> </text:span><text:span text:style-name="T12">אחת; והיודע</text:span><text:span text:style-name="T15"> </text:span><text:span text:style-name="T12">לעשות</text:span><text:span text:style-name="T15"> </text:span><text:span text:style-name="T12">כן</text:span><text:span text:style-name="T15"> </text:span><text:span text:style-name="T12">אומן</text:span><text:span text:style-name="T15"> </text:span><text:span text:style-name="T12">הוא</text:span><text:span text:style-name="T7">)</text:span>; </text:p>
      <text:p text:style-name="P5">רבי<text:span text:style-name="T1"> </text:span>יוסי<text:span text:style-name="T1"> </text:span>בר<text:span text:style-name="T1"> </text:span>חנינא<text:span text:style-name="T1"> </text:span>אמר: כל<text:span text:style-name="T1"> </text:span>שאינו<text:span text:style-name="T1"> </text:span>יכול<text:span text:style-name="T1"> </text:span>לכוין<text:span text:style-name="T1"> </text:span>אימרא<text:span text:style-name="T1"> </text:span>בחפת<text:span text:style-name="T1"> </text:span>חלוקו<text:span text:style-name="T1"> </text:span><text:span text:style-name="T7">(</text:span><text:span text:style-name="T12">שאינו</text:span><text:span text:style-name="T15"> </text:span><text:span text:style-name="T12">יודע</text:span><text:span text:style-name="T15"> </text:span><text:span text:style-name="T12">לתחוב</text:span><text:span text:style-name="T15"> </text:span><text:span text:style-name="T12">אותו</text:span><text:span text:style-name="T15"> </text:span><text:span text:style-name="T12">בגד</text:span><text:span text:style-name="T15"> </text:span><text:span text:style-name="T12">עב</text:span><text:span text:style-name="T15"> </text:span><text:span text:style-name="T12">שעושין</text:span><text:span text:style-name="T15"> </text:span><text:span text:style-name="T12">ממנו</text:span><text:span text:style-name="T15"> </text:span><text:span text:style-name="T12">אימרא</text:span><text:span text:style-name="T15"> </text:span><text:span text:style-name="T12">בחפת</text:span><text:span text:style-name="T15"> </text:span><text:span text:style-name="T12">חלוקו</text:span><text:span text:style-name="T15"> </text:span><text:span text:style-name="T12">אלא</text:span><text:span text:style-name="T15"> </text:span><text:span text:style-name="T12">שבמקום</text:span><text:span text:style-name="T15"> </text:span><text:span text:style-name="T12">אחד</text:span><text:span text:style-name="T15"> </text:span><text:span text:style-name="T12">מקצרו</text:span><text:span text:style-name="T15"> </text:span><text:span text:style-name="T12">ובמקום</text:span><text:span text:style-name="T15"> </text:span><text:span text:style-name="T12">אחד</text:span><text:span text:style-name="T15"> </text:span><text:span text:style-name="T12">מרחיבו</text:span><text:span text:style-name="T7">)</text:span>. <text:s/></text:p>
      <text:p text:style-name="P5"/>
      <text:p text:style-name="P5">והאומן<text:span text:style-name="T1"> </text:span><text:span text:style-name="T7">(</text:span><text:span text:style-name="T12">החייט</text:span><text:span text:style-name="T7">)</text:span> מכליב: <text:s/></text:p>
      <text:p text:style-name="P5">מאי<text:span text:style-name="T1"> </text:span>'<text:span text:style-name="T41">מכליב</text:span>'? </text:p>
      <text:p text:style-name="P5">רבי<text:span text:style-name="T1"> </text:span>יוחנן<text:span text:style-name="T1"> </text:span>אמר: מפסיע<text:span text:style-name="T1"> </text:span><text:span text:style-name="T7">(</text:span><text:span text:style-name="T12">שאינו</text:span><text:span text:style-name="T15"> </text:span><text:span text:style-name="T12">תופר</text:span><text:span text:style-name="T15"> </text:span><text:span text:style-name="T12">ביושר, אלא</text:span><text:span text:style-name="T15"> </text:span><text:span text:style-name="T12">מפזר</text:span><text:span text:style-name="T15"> </text:span><text:span text:style-name="T12">התפירה; ולהכי</text:span><text:span text:style-name="T15"> </text:span><text:span text:style-name="T12">קרי</text:span><text:span text:style-name="T15"> </text:span><text:span text:style-name="T12">'מכליב': שדומין</text:span><text:span text:style-name="T15"> </text:span><text:span text:style-name="T12">תחובי</text:span><text:span text:style-name="T15"> </text:span><text:span text:style-name="T12">המחט</text:span><text:span text:style-name="T15"> </text:span><text:span text:style-name="T12">לשיני</text:span><text:span text:style-name="T15"> </text:span><text:span text:style-name="T12">הכלב: רחוקות</text:span><text:span text:style-name="T15"> </text:span><text:span text:style-name="T12">זו</text:span><text:span text:style-name="T15"> </text:span><text:span text:style-name="T12">מזו</text:span><text:span text:style-name="T15"> </text:span><text:span text:style-name="T12">כשיני</text:span><text:span text:style-name="T15"> </text:span><text:span text:style-name="T12">הכלב</text:span><text:span text:style-name="T7">)</text:span>; </text:p>
      <text:p text:style-name="P5">רבה<text:span text:style-name="T1"> </text:span>בר<text:span text:style-name="T1"> </text:span>שמואל<text:span text:style-name="T1"> </text:span>אמר: שיני<text:span text:style-name="T1"> </text:span>כלבתא<text:span text:style-name="T1"> </text:span><text:span text:style-name="T7">(</text:span><text:span text:style-name="T12">שאינו</text:span><text:span text:style-name="T15"> </text:span><text:span text:style-name="T12">תופר</text:span><text:span text:style-name="T15"> </text:span><text:span text:style-name="T12">כדרכו, תוחב</text:span><text:span text:style-name="T15"> </text:span><text:span text:style-name="T12">זה</text:span><text:span text:style-name="T15"> </text:span><text:span text:style-name="T12">בסמוך</text:span><text:span text:style-name="T15"> </text:span><text:span text:style-name="T12">זה, אלא</text:span><text:span text:style-name="T15"> </text:span><text:span text:style-name="T12">שתוחב</text:span><text:span text:style-name="T15"> </text:span><text:span text:style-name="T12">המחט</text:span><text:span text:style-name="T15"> </text:span><text:span text:style-name="T12">פעם</text:span><text:span text:style-name="T15"> </text:span><text:span text:style-name="T12">אחת</text:span><text:span text:style-name="T15"> </text:span><text:span text:style-name="T12">למעלה</text:span><text:span text:style-name="T15"> </text:span><text:span text:style-name="T12">ופעם</text:span><text:span text:style-name="T15"> </text:span><text:span text:style-name="T12">אחת</text:span><text:span text:style-name="T15"> </text:span><text:span text:style-name="T12">למטה; ולהכי</text:span><text:span text:style-name="T15"> </text:span><text:span text:style-name="T12">קרי</text:span><text:span text:style-name="T15"> </text:span><text:span text:style-name="T12">ליה</text:span><text:span text:style-name="T15"> </text:span><text:span text:style-name="T12">'כלבתא': דהכי</text:span><text:span text:style-name="T15"> </text:span><text:span text:style-name="T12">קיימי</text:span><text:span text:style-name="T15"> </text:span><text:span text:style-name="T12">שיני</text:span><text:span text:style-name="T15"> </text:span><text:span text:style-name="T12">הכלב: שן</text:span><text:span text:style-name="T15"> </text:span><text:span text:style-name="T12">אחד</text:span><text:span text:style-name="T15"> </text:span><text:span text:style-name="T12">גבוה</text:span><text:span text:style-name="T15"> </text:span><text:span text:style-name="T12">מחבירו</text:span><text:span text:style-name="T7">)</text:span>.</text:p>
      <text:p text:style-name="P5"/>
      <text:p text:style-name="P5">מסרגין<text:span text:style-name="T1"> </text:span>את<text:span text:style-name="T1"> </text:span>המטות<text:span text:style-name="T1"> </text:span><text:span text:style-name="T9">[רבי</text:span><text:span text:style-name="T2"> </text:span><text:span text:style-name="T9">יוסי</text:span><text:span text:style-name="T2"> </text:span><text:span text:style-name="T9">אומר: ממתחין]</text:span>: <text:s/></text:p>
      <text:p text:style-name="P5">מאי<text:span text:style-name="T1"> </text:span>'<text:span text:style-name="T41">מסרגין</text:span>' ומאי<text:span text:style-name="T1"> </text:span>'<text:span text:style-name="T41">ממתחין</text:span>'? </text:p>
      <text:p text:style-name="P5">כי<text:span text:style-name="T1"> </text:span>אתא<text:span text:style-name="T1"> </text:span>רב<text:span text:style-name="T1"> </text:span>דימי<text:span text:style-name="T1"> – </text:span>אמר: פליגי<text:span text:style-name="T1"> </text:span>בה<text:span text:style-name="T1"> </text:span>רבי<text:span text:style-name="T1"> </text:span>חייא<text:span text:style-name="T1"> </text:span>בר<text:span text:style-name="T1"> </text:span>אבא<text:span text:style-name="T1"> </text:span>ורבי<text:span text:style-name="T1"> </text:span>אסי, ותרוייהו<text:span text:style-name="T1"> </text:span>משמיה<text:span text:style-name="T1"> </text:span>דחזקיה<text:span text:style-name="T1"> </text:span>ורבי<text:span text:style-name="T1"> </text:span>יוחנן: חד<text:span text:style-name="T1"> </text:span>אמר: '<text:span text:style-name="T41">מסרגין</text:span>' = שתי<text:span text:style-name="T1"> </text:span>וערב<text:span text:style-name="T1"> </text:span><text:span text:style-name="T7">(</text:span><text:span text:style-name="T12">שאורגין</text:span><text:span text:style-name="T15"> </text:span><text:span text:style-name="T12">מטה</text:span><text:span text:style-name="T15"> </text:span><text:span text:style-name="T12">של</text:span><text:span text:style-name="T15"> </text:span><text:span text:style-name="T12">חבלים</text:span><text:span text:style-name="T15"> </text:span><text:span text:style-name="T12">בשתי</text:span><text:span text:style-name="T15"> </text:span><text:span text:style-name="T12">וערב</text:span><text:span text:style-name="T7">)</text:span>, ו'<text:span text:style-name="T41">ממתחין</text:span>' = שתי<text:span text:style-name="T1"> </text:span>בלא<text:span text:style-name="T1"> </text:span>ערב<text:span text:style-name="T1"> </text:span><text:span text:style-name="T7">(</text:span><text:span text:style-name="T12">שמותח</text:span><text:span text:style-name="T15"> </text:span><text:span text:style-name="T12">השתי</text:span><text:span text:style-name="T15"> </text:span><text:span text:style-name="T12">ואינו</text:span><text:span text:style-name="T15"> </text:span><text:span text:style-name="T12">אורג</text:span><text:span text:style-name="T15"> </text:span><text:span text:style-name="T12">בה</text:span><text:span text:style-name="T15"> </text:span><text:span text:style-name="T12">הערב</text:span><text:span text:style-name="T7">)</text:span>; וחד<text:span text:style-name="T1"> </text:span>אמר: '<text:span text:style-name="T41">מסרגין</text:span>' = שתי<text:span text:style-name="T1"> </text:span>בלא<text:span text:style-name="T1"> </text:span>ערב, ו'<text:span text:style-name="T41">ממתחין</text:span>' = שאם<text:span text:style-name="T1"> </text:span>היה<text:span text:style-name="T1"> </text:span>רפוי<text:span text:style-name="T1"> </text:span><text:span text:style-name="T7">(</text:span><text:span text:style-name="T12">זה</text:span><text:span text:style-name="T15"> </text:span><text:span text:style-name="T12">שנארג</text:span><text:span text:style-name="T15"> </text:span><text:span text:style-name="T25">[מלפני]</text:span><text:span text:style-name="T12"> ימים</text:span><text:span text:style-name="T15"> </text:span><text:span text:style-name="T12">רבים, והיו</text:span><text:span text:style-name="T15"> </text:span><text:span text:style-name="T12">החבלים</text:span><text:span text:style-name="T15"> </text:span><text:span text:style-name="T12">רפויין</text:span><text:span text:style-name="T15"> </text:span><text:span text:style-name="T12">ותלוין</text:span><text:span text:style-name="T15"> </text:span><text:span text:style-name="T12">למטה</text:span><text:span text:style-name="T15"> </text:span><text:span text:style-name="T12">שאינן</text:span><text:span text:style-name="T15"> </text:span><text:span text:style-name="T12">מתוחין</text:span><text:span text:style-name="T7">)</text:span> – ממתחו.</text:p>
      <text:p text:style-name="P5">איני! והא<text:span text:style-name="T1"> </text:span>תני<text:span text:style-name="T1"> </text:span>רב<text:span text:style-name="T1"> </text:span>תחליפא<text:span text:style-name="T1"> </text:span>בר<text:span text:style-name="T1"> </text:span>שאול<text:span text:style-name="T1"> </text:span>'<text:span text:style-name="T41">ושוין</text:span><text:span text:style-name="T42"> </text:span><text:span text:style-name="T7">(</text:span><text:span text:style-name="T12">רבי</text:span><text:span text:style-name="T15"> </text:span><text:span text:style-name="T12">מאיר</text:span><text:span text:style-name="T15"> </text:span><text:span text:style-name="T12">ורבי</text:span><text:span text:style-name="T15"> </text:span><text:span text:style-name="T12">יוסי</text:span><text:span text:style-name="T7">)</text:span><text:span text:style-name="T41"> שאין</text:span><text:span text:style-name="T42"> </text:span><text:span text:style-name="T41">מפשילין</text:span><text:span text:style-name="T42"> </text:span><text:span text:style-name="T41">חבלים</text:span><text:span text:style-name="T42"> </text:span><text:span text:style-name="T41">לכתחלה</text:span><text:span text:style-name="T42"> </text:span><text:span text:style-name="T7">(</text:span><text:span text:style-name="T12">שאין</text:span><text:span text:style-name="T15"> </text:span><text:span text:style-name="T12">גודלים</text:span><text:span text:style-name="T15"> </text:span><text:span text:style-name="T12">[ועושים- רש"י</text:span><text:span text:style-name="T15"> </text:span><text:span text:style-name="T12">כתב</text:span><text:span text:style-name="T15"> </text:span><text:span text:style-name="T12">יד] חבלים</text:span><text:span text:style-name="T15"> </text:span><text:span text:style-name="T12">לכתחלה</text:span><text:span text:style-name="T7">)</text:span>': בשלמא<text:span text:style-name="T1"> </text:span>למאן<text:span text:style-name="T1"> </text:span>דאמר<text:span text:style-name="T1"> </text:span>'<text:span text:style-name="T41">מסרגין</text:span>' = שתי<text:span text:style-name="T1"> </text:span>וערב, ו'<text:span text:style-name="T41">ממתחין</text:span>' = שתי<text:span text:style-name="T1"> </text:span>בלא<text:span text:style-name="T1"> </text:span>ערב, היינו<text:span text:style-name="T1"> </text:span>דקתני<text:span text:style-name="T1"> </text:span>רב<text:span text:style-name="T1"> </text:span>תחליפא<text:span text:style-name="T1"> </text:span>בר<text:span text:style-name="T1"> </text:span>שאול<text:span text:style-name="T1"> </text:span>'<text:span text:style-name="T41">ושוין</text:span><text:span text:style-name="T42"> </text:span><text:soft-page-break/><text:span text:style-name="T41">שאין</text:span><text:span text:style-name="T42"> </text:span><text:span text:style-name="T41">מפשילין</text:span><text:span text:style-name="T42"> </text:span><text:span text:style-name="T41">חבלים</text:span><text:span text:style-name="T42"> </text:span><text:span text:style-name="T41">לכתחלה</text:span>', אלא<text:span text:style-name="T1"> </text:span>למאן<text:span text:style-name="T1"> </text:span>דאמר<text:span text:style-name="T1"> </text:span>'<text:span text:style-name="T41">מסרגין</text:span>' = שתי<text:span text:style-name="T1"> </text:span>בלא<text:span text:style-name="T1"> </text:span>ערב, '<text:span text:style-name="T41">ממתחין</text:span>' = שאם<text:span text:style-name="T1"> </text:span>היה<text:span text:style-name="T1"> </text:span>רפוי<text:span text:style-name="T1"> </text:span>היה<text:span text:style-name="T1"> </text:span>ממתחו<text:span text:style-name="T1"> </text:span>- השתא<text:span text:style-name="T1"> </text:span>שתי<text:span text:style-name="T1"> </text:span>וערב<text:span text:style-name="T1"> </text:span>אמרת<text:span text:style-name="T1"> </text:span>לא, חבלים<text:span text:style-name="T1"> </text:span>לכתחלה<text:span text:style-name="T1"> </text:span>מיבעיא?</text:p>
      <text:p text:style-name="P5">קשיא.</text:p>
      <text:p text:style-name="P5">אמר<text:span text:style-name="T1"> </text:span>ליה<text:span text:style-name="T1"> </text:span>רב<text:span text:style-name="T1"> </text:span>נחמן<text:span text:style-name="T1"> </text:span>בר<text:span text:style-name="T1"> </text:span>יצחק<text:span text:style-name="T1"> </text:span>לרבי<text:span text:style-name="T1"> </text:span>חייא<text:span text:style-name="T1"> </text:span>בר<text:span text:style-name="T1"> </text:span>אבין: מי<text:span text:style-name="T1"> </text:span>איכא<text:span text:style-name="T1"> </text:span>למאן<text:span text:style-name="T1"> </text:span>דאמר<text:span text:style-name="T1"> </text:span>'<text:span text:style-name="T41">מסרגין</text:span>' = שתי<text:span text:style-name="T1"> </text:span>בלא<text:span text:style-name="T1"> </text:span>ערב? והתנן<text:span text:style-name="T1"> </text:span><text:span text:style-name="T8">[כלים</text:span><text:span text:style-name="T4"> </text:span><text:span text:style-name="T8">פ"טז</text:span><text:span text:style-name="T4"> </text:span><text:span text:style-name="T8">מ"א]</text:span>: '<text:span text:style-name="T41">רבי</text:span><text:span text:style-name="T42"> </text:span><text:span text:style-name="T41">מאיר</text:span><text:span text:style-name="T42"> </text:span><text:span text:style-name="T41">אומר: המטה</text:span><text:span text:style-name="T42"> </text:span><text:span text:style-name="T41">- משיסרוג</text:span><text:span text:style-name="T42"> </text:span><text:span text:style-name="T41">בה</text:span><text:span text:style-name="T42"> </text:span><text:span text:style-name="T41">שלשה</text:span><text:span text:style-name="T42"> </text:span><text:span text:style-name="T41">בתים</text:span><text:span text:style-name="T42"> </text:span><text:span text:style-name="T7">(</text:span><text:span text:style-name="T12">המטה</text:span><text:span text:style-name="T15"> </text:span><text:span text:style-name="T12">לעולם</text:span><text:span text:style-name="T15"> </text:span><text:span text:style-name="T12">אינה</text:span><text:span text:style-name="T15"> </text:span><text:span text:style-name="T12">מקבלת</text:span><text:span text:style-name="T15"> </text:span><text:span text:style-name="T12">טומאה</text:span><text:span text:style-name="T15"> </text:span><text:span text:style-name="T12">עד</text:span><text:span text:style-name="T15"> </text:span><text:span text:style-name="T12">שיסרג</text:span><text:span text:style-name="T15"> </text:span><text:span text:style-name="T12">בה</text:span><text:span text:style-name="T15"> </text:span><text:span text:style-name="T12">שלשה</text:span><text:span text:style-name="T15"> </text:span><text:span text:style-name="T12">בתי</text:span><text:span text:style-name="T15"> </text:span><text:span text:style-name="T12">נירין: שהשתי</text:span><text:span text:style-name="T15"> </text:span><text:span text:style-name="T12">כבר</text:span><text:span text:style-name="T15"> </text:span><text:span text:style-name="T12">מתוח, ואורג</text:span><text:span text:style-name="T15"> </text:span><text:span text:style-name="T12">בה</text:span><text:span text:style-name="T15"> </text:span><text:span text:style-name="T12">שלשה</text:span><text:span text:style-name="T15"> </text:span><text:span text:style-name="T12">בתי</text:span><text:span text:style-name="T15"> </text:span><text:span text:style-name="T12">נירין</text:span><text:span text:style-name="T15"> </text:span><text:span text:style-name="T12">דערב; אלמא</text:span><text:span text:style-name="T15"> </text:span><text:span text:style-name="T12">ד'מסרגין' קרי</text:span><text:span text:style-name="T15"> </text:span><text:span text:style-name="T12">שתי</text:span><text:span text:style-name="T15"> </text:span><text:span text:style-name="T12">וערב</text:span><text:span text:style-name="T7">)</text:span>'? </text:p>
      <text:p text:style-name="P5">אלא<text:span text:style-name="T1"> </text:span>כי<text:span text:style-name="T1"> </text:span>אתא<text:span text:style-name="T1"> </text:span>רבין<text:span text:style-name="T1"> – </text:span>אמר: ב'<text:span text:style-name="T41">מסרגין</text:span>' - כולי<text:span text:style-name="T1"> </text:span>עלמא<text:span text:style-name="T1"> </text:span><text:span text:style-name="T96">[רבי</text:span><text:span text:style-name="T2"> </text:span><text:span text:style-name="T96">חייא</text:span><text:span text:style-name="T2"> </text:span><text:span text:style-name="T96">בר</text:span><text:span text:style-name="T2"> </text:span><text:span text:style-name="T96">אבא</text:span><text:span text:style-name="T2"> </text:span><text:span text:style-name="T96">ורבי</text:span><text:span text:style-name="T2"> </text:span><text:span text:style-name="T96">אסי]</text:span> לא<text:span text:style-name="T1"> </text:span>פליגי<text:span text:style-name="T1"> </text:span>דשתי<text:span text:style-name="T1"> </text:span>וערב, אלא<text:span text:style-name="T1"> </text:span>כי<text:span text:style-name="T1"> </text:span>פליגי<text:span text:style-name="T1"> </text:span>ב'<text:span text:style-name="T41">ממתחין</text:span>': מר<text:span text:style-name="T1"> </text:span>סבר<text:span text:style-name="T1"> </text:span>'<text:span text:style-name="T41">ממתחין</text:span>' = שתי<text:span text:style-name="T1"> </text:span>בלא<text:span text:style-name="T1"> </text:span>ערב, ומר<text:span text:style-name="T1"> </text:span>סבר<text:span text:style-name="T1"> </text:span>שאם<text:span text:style-name="T1"> </text:span>היה<text:span text:style-name="T1"> </text:span>רפוי<text:span text:style-name="T1"> – </text:span>ממתחו. </text:p>
      <text:p text:style-name="P5">מיתיבי: '<text:span text:style-name="T41">מסרגין</text:span><text:span text:style-name="T42"> </text:span><text:span text:style-name="T41">את</text:span><text:span text:style-name="T42"> </text:span><text:span text:style-name="T41">המטה, ואין</text:span><text:span text:style-name="T42"> </text:span><text:span text:style-name="T41">צריך</text:span><text:span text:style-name="T42"> </text:span><text:span text:style-name="T41">לומר</text:span><text:span text:style-name="T42"> </text:span><text:span text:style-name="T41">שממתחין</text:span><text:span text:style-name="T42"> </text:span><text:span text:style-name="T41">- דברי</text:span><text:span text:style-name="T42"> </text:span><text:span text:style-name="T41">רבי</text:span><text:span text:style-name="T42"> </text:span><text:span text:style-name="T41">מאיר; רבי</text:span><text:span text:style-name="T42"> </text:span><text:span text:style-name="T41">יוסי</text:span><text:span text:style-name="T42"> </text:span><text:span text:style-name="T41">אומר: ממתחין, אבל</text:span><text:span text:style-name="T42"> </text:span><text:span text:style-name="T41">לא</text:span><text:span text:style-name="T42"> </text:span><text:span text:style-name="T41">מסרגין; ויש</text:span><text:span text:style-name="T42"> </text:span><text:span text:style-name="T41">אומרים: אין</text:span><text:span text:style-name="T42"> </text:span><text:span text:style-name="T41">ממתחין</text:span><text:span text:style-name="T42"> </text:span><text:span text:style-name="T41">כל</text:span><text:span text:style-name="T42"> </text:span><text:span text:style-name="T41">עיקר</text:span>' בשלמא<text:span text:style-name="T1"> </text:span>למאן<text:span text:style-name="T1"> </text:span>דאמר<text:span text:style-name="T1"> </text:span>'<text:span text:style-name="T41">ממתחין</text:span>' = שתי<text:span text:style-name="T1"> </text:span>בלא<text:span text:style-name="T1"> </text:span>ערב<text:span text:style-name="T1"> </text:span>- היינו<text:span text:style-name="T1"> </text:span>דאתו<text:span text:style-name="T1"> </text:span>'יש<text:span text:style-name="T1"> </text:span>אומרים' לאיפלוגי<text:span text:style-name="T1"> </text:span><text:span text:style-name="T7">(</text:span><text:span text:style-name="T12">דאפילו</text:span><text:span text:style-name="T15"> </text:span><text:span text:style-name="T12">שתי</text:span><text:span text:style-name="T15"> </text:span><text:span text:style-name="T12">בלא</text:span><text:span text:style-name="T15"> </text:span><text:span text:style-name="T12">ערב</text:span><text:span text:style-name="T15"> </text:span><text:span text:style-name="T12">לא</text:span><text:span text:style-name="T15"> </text:span><text:span text:style-name="T12">מצי</text:span><text:span text:style-name="T7">)</text:span>; אלא<text:span text:style-name="T1"> </text:span>למאן<text:span text:style-name="T1"> </text:span>דאמר<text:span text:style-name="T1"> </text:span>שאם<text:span text:style-name="T1"> </text:span>היה<text:span text:style-name="T1"> </text:span>רפוי<text:span text:style-name="T1"> </text:span>ממתחו, ל'יש<text:span text:style-name="T1"> </text:span>אומרים' ממתחו<text:span text:style-name="T1"> </text:span>נמי<text:span text:style-name="T1"> </text:span>לא<text:span text:style-name="T1"> </text:span><text:span text:style-name="T7">(</text:span><text:span text:style-name="T12">בתמיה: אתו</text:span><text:span text:style-name="T15"> </text:span><text:span text:style-name="T12">יש</text:span><text:span text:style-name="T15"> </text:span><text:span text:style-name="T12">אומרים</text:span><text:span text:style-name="T15"> </text:span><text:span text:style-name="T12">למיסר</text:span><text:span text:style-name="T15"> </text:span><text:span text:style-name="T12">נמי</text:span><text:span text:style-name="T15"> </text:span><text:span text:style-name="T12">מתוחי? ואמאי? הא</text:span><text:span text:style-name="T15"> </text:span><text:span text:style-name="T12">לא</text:span><text:span text:style-name="T15"> </text:span><text:span text:style-name="T12">קעביד</text:span><text:span text:style-name="T15"> </text:span><text:span text:style-name="T12">מלאכה, ואי</text:span><text:span text:style-name="T15"> </text:span><text:span text:style-name="T12">לא</text:span><text:span text:style-name="T15"> </text:span><text:span text:style-name="T12">עביד</text:span><text:span text:style-name="T15"> </text:span><text:span text:style-name="T12">הכי</text:span><text:span text:style-name="T15"> </text:span><text:span text:style-name="T12">לא</text:span><text:span text:style-name="T15"> </text:span><text:span text:style-name="T12">מצי</text:span><text:span text:style-name="T15"> </text:span><text:span text:style-name="T12">למיזגא</text:span><text:span text:style-name="T15"> </text:span><text:span text:style-name="T12">עלה</text:span><text:span text:style-name="T7">)</text:span>? </text:p>
      <text:p text:style-name="P5">אִין<text:span text:style-name="T1"> </text:span><text:span text:style-name="T7">(</text:span><text:span text:style-name="T12">ודאי</text:span><text:span text:style-name="T15"> </text:span><text:span text:style-name="T12">אתו</text:span><text:span text:style-name="T15"> </text:span><text:span text:style-name="T12">יש</text:span><text:span text:style-name="T15"> </text:span><text:span text:style-name="T12">אומרים</text:span><text:span text:style-name="T15"> </text:span><text:span text:style-name="T12">למיסר</text:span><text:span text:style-name="T15"> </text:span><text:span text:style-name="T12">נמי</text:span><text:span text:style-name="T15"> </text:span><text:span text:style-name="T12">מתוחי</text:span><text:span text:style-name="T7">)</text:span>, כיון<text:span text:style-name="T1"> </text:span>דאפשר<text:span text:style-name="T1"> </text:span>לממלייה<text:span text:style-name="T1"> </text:span>במאני<text:span text:style-name="T1"> </text:span><text:span text:style-name="T7">(</text:span><text:span text:style-name="T12">עד</text:span><text:span text:style-name="T15"> </text:span><text:span text:style-name="T12">לעיל, הדר</text:span><text:span text:style-name="T15"> </text:span><text:span text:style-name="T12">מצי</text:span><text:span text:style-name="T15"> </text:span><text:span text:style-name="T12">למירמא</text:span><text:span text:style-name="T15"> </text:span><text:span text:style-name="T12">עלייהו</text:span><text:span text:style-name="T15"> </text:span><text:span text:style-name="T12">כרים</text:span><text:span text:style-name="T15"> </text:span><text:span text:style-name="T12">וכסתות</text:span><text:span text:style-name="T15"> </text:span><text:span text:style-name="T12">למיזגא</text:span><text:span text:style-name="T15"> </text:span><text:span text:style-name="T12">עלייהו</text:span><text:span text:style-name="T7">)</text:span>- לא<text:span text:style-name="T1"> </text:span>טרחינן<text:span text:style-name="T1"> </text:span><text:span text:style-name="T7">(</text:span><text:span text:style-name="T12">דהוי</text:span><text:span text:style-name="T15"> </text:span><text:span text:style-name="T12">טורח</text:span><text:span text:style-name="T15"> </text:span><text:span text:style-name="T12">דלא</text:span><text:span text:style-name="T15"> </text:span><text:span text:style-name="T12">צריך</text:span><text:span text:style-name="T7">)</text:span>.</text:p>
      <text:p text:style-name="P5"/>
      <text:p text:style-name="P5"/>
      <text:p text:style-name="P5">משנה:</text:p>
      <text:p text:style-name="P5">מעמידין<text:span text:style-name="T1"> </text:span>תנור<text:span text:style-name="T1"> </text:span>וכירים<text:span text:style-name="T1"> </text:span>וריחים<text:span text:style-name="T1"> </text:span>במועד<text:span text:style-name="T1"> </text:span><text:span text:style-name="T7">(</text:span><text:span text:style-name="T12">שעושין</text:span><text:span text:style-name="T15"> </text:span><text:span text:style-name="T12">אותם</text:span><text:span text:style-name="T15"> </text:span><text:span text:style-name="T12">לכתחלה, כדאמרינן</text:span><text:span text:style-name="T15"> </text:span><text:span text:style-name="T12">לקמן: 'תנור</text:span><text:span text:style-name="T15"> </text:span><text:span text:style-name="T12">- תוכו</text:span><text:span text:style-name="T15"> </text:span><text:span text:style-name="T12">חלול, מקום</text:span><text:span text:style-name="T15"> </text:span><text:span text:style-name="T12">שפיתת</text:span><text:span text:style-name="T15"> </text:span><text:span text:style-name="T12">שתי</text:span><text:span text:style-name="T15"> </text:span><text:span text:style-name="T12">קדירות; כירה</text:span><text:span text:style-name="T15"> </text:span><text:span text:style-name="T12">- מקום</text:span><text:span text:style-name="T15"> </text:span><text:span text:style-name="T12">שפיתת</text:span><text:span text:style-name="T15"> </text:span><text:span text:style-name="T12">קדירה</text:span><text:span text:style-name="T15"> </text:span><text:span text:style-name="T12">אחת'</text:span><text:span text:style-name="T7">)</text:span>;</text:p>
      <text:p text:style-name="P5">רבי<text:span text:style-name="T1"> </text:span>יהודה<text:span text:style-name="T1"> </text:span>אומר: אין<text:span text:style-name="T1"> </text:span>מכבשין<text:span text:style-name="T1"> </text:span><text:span text:style-name="T7">(</text:span><text:span text:style-name="T12">בגמרא</text:span><text:span text:style-name="T15"> </text:span><text:span text:style-name="T12">מפרש</text:span><text:span text:style-name="T7">)</text:span> את<text:span text:style-name="T1"> </text:span>הריחים<text:span text:style-name="T1"> </text:span>בתחילה.</text:p>
      <text:p text:style-name="P5"/>
      <text:p text:style-name="P5">גמרא:</text:p>
      <text:p text:style-name="P5">מאי<text:span text:style-name="T1"> </text:span>'<text:span text:style-name="T41">מכבשין</text:span>'? </text:p>
      <text:p text:style-name="P5">רב<text:span text:style-name="T1"> </text:span>יהודה<text:span text:style-name="T1"> </text:span>אמר: מנקר<text:span text:style-name="T1"> </text:span>ריחיא<text:span text:style-name="T1"> </text:span><text:span text:style-name="T12">(שכשהיא</text:span><text:span text:style-name="T15"> </text:span><text:span text:style-name="T128">ישָׁנָה</text:span><text:span text:style-name="T15"> </text:span><text:span text:style-name="T12">וחלקה</text:span><text:span text:style-name="T15"> </text:span><text:span text:style-name="T12">ואין</text:span><text:span text:style-name="T15"> </text:span><text:span text:style-name="T12">החטין</text:span><text:span text:style-name="T15"> </text:span><text:span text:style-name="T12">יכולין</text:span><text:span text:style-name="T15"> </text:span><text:span text:style-name="T12">לפרך</text:span><text:span text:style-name="T15"> </text:span><text:span text:style-name="T12">- מנקרין</text:span><text:span text:style-name="T15"> </text:span><text:span text:style-name="T12">אותה: חותכין</text:span><text:span text:style-name="T15"> </text:span><text:span text:style-name="T12">אותה</text:span><text:span text:style-name="T15"> </text:span><text:span text:style-name="T12">כדי</text:span><text:span text:style-name="T15"> </text:span><text:span text:style-name="T12">שלא</text:span><text:span text:style-name="T15"> </text:span><text:span text:style-name="T12">יהא</text:span><text:span text:style-name="T15"> </text:span><text:span text:style-name="T12">שוה, כדי</text:span><text:span text:style-name="T15"> </text:span><text:span text:style-name="T12">שיפרכו</text:span><text:span text:style-name="T15"> </text:span><text:span text:style-name="T12">החטין</text:span><text:span text:style-name="T15"> </text:span><text:span text:style-name="T12">תחתיה)</text:span>;</text:p>
      <text:p text:style-name="P5">רב<text:span text:style-name="T1"> </text:span>יחיאל<text:span text:style-name="T1"> </text:span>אמר: בת<text:span text:style-name="T1"> </text:span>עינא<text:span text:style-name="T1"> </text:span><text:span text:style-name="T12">(נקב</text:span><text:span text:style-name="T15"> </text:span><text:span text:style-name="T12">שעושין</text:span><text:span text:style-name="T15"> </text:span><text:span text:style-name="T12">באמצע</text:span><text:span text:style-name="T15"> </text:span><text:span text:style-name="T12">הריחים</text:span><text:span text:style-name="T15"> </text:span><text:span text:style-name="T12">שהתבואה</text:span><text:span text:style-name="T15"> </text:span><text:span text:style-name="T12">נופלת</text:span><text:span text:style-name="T15"> </text:span><text:span text:style-name="T12">לתוכה)</text:span>.</text:p>
      <text:p text:style-name="P5">מיתיבי: '<text:span text:style-name="T41">מעמידין</text:span><text:span text:style-name="T42"> </text:span><text:span text:style-name="T41">תנור</text:span><text:span text:style-name="T42"> </text:span><text:span text:style-name="T41">וכירים</text:span><text:span text:style-name="T42"> </text:span><text:span text:style-name="T41">במועד, ובלבד</text:span><text:span text:style-name="T42"> </text:span><text:span text:style-name="T41">שלא</text:span><text:span text:style-name="T42"> </text:span><text:span text:style-name="T41">יגמור</text:span><text:span text:style-name="T42"> </text:span><text:span text:style-name="T41">מלאכתן</text:span><text:span text:style-name="T42"> </text:span><text:span text:style-name="T41">- דברי</text:span><text:span text:style-name="T42"> </text:span><text:span text:style-name="T41">רבי</text:span><text:span text:style-name="T42"> </text:span><text:span text:style-name="T41">אליעזר; וחכמים</text:span><text:span text:style-name="T42"> </text:span><text:span text:style-name="T41">אומרים: אף</text:span><text:span text:style-name="T42"> </text:span><text:span text:style-name="T41">יגמור; רבי</text:span><text:span text:style-name="T42"> </text:span><text:span text:style-name="T41">יהודה</text:span><text:span text:style-name="T42"> </text:span><text:span text:style-name="T41">אומר</text:span><text:span text:style-name="T42"> </text:span><text:span text:style-name="T41">משמו: מעמידין</text:span><text:span text:style-name="T42"> </text:span><text:span text:style-name="T41">את</text:span><text:span text:style-name="T42"> </text:span><text:span text:style-name="T41">החדשה, ומכבשין</text:span><text:span text:style-name="T42"> </text:span><text:span text:style-name="T41">את</text:span><text:span text:style-name="T42"> </text:span><text:span text:style-name="T41">הישנה; ויש</text:span><text:span text:style-name="T42"> </text:span><text:span text:style-name="T41">אומרים</text:span><text:span text:style-name="T42"> </text:span><text:span text:style-name="T41">אין</text:span><text:span text:style-name="T42"> </text:span><text:span text:style-name="T41">מכבשין</text:span><text:span text:style-name="T42"> </text:span><text:span text:style-name="T41">כל</text:span><text:span text:style-name="T42"> </text:span><text:span text:style-name="T41">עיקר</text:span>'; בשלמא<text:span text:style-name="T1"> </text:span>למאן<text:span text:style-name="T1"> </text:span>דאמר<text:span text:style-name="T1"> </text:span>'<text:span text:style-name="T41">מכבשין</text:span>' = מנקר<text:span text:style-name="T1"> </text:span>ריחיא, היינו<text:span text:style-name="T1"> </text:span>דמשכחת<text:span text:style-name="T1"> </text:span>לה<text:span text:style-name="T1"> </text:span>בישָׁנָה<text:span text:style-name="T1"> </text:span><text:span text:style-name="T12">(לפי</text:span><text:span text:style-name="T15"> </text:span><text:span text:style-name="T12">שהישנה</text:span><text:span text:style-name="T15"> </text:span><text:span text:style-name="T12">צריכה</text:span><text:span text:style-name="T15"> </text:span><text:span text:style-name="T12">לכך: שכבר</text:span><text:span text:style-name="T15"> </text:span><text:span text:style-name="T12">היא</text:span><text:span text:style-name="T15"> </text:span><text:span text:style-name="T12">חלקה, לפי</text:span><text:span text:style-name="T15"> </text:span><text:span text:style-name="T12">שתדיר</text:span><text:span text:style-name="T15"> </text:span><text:span text:style-name="T12">היא</text:span><text:span text:style-name="T15"> </text:span><text:span text:style-name="T12">טוחנת)</text:span>; אלא<text:span text:style-name="T1"> </text:span>למאן<text:span text:style-name="T1"> </text:span>דאמר<text:span text:style-name="T1"> </text:span><text:span text:style-name="T12">(דמכבשין</text:span><text:span text:style-name="T15"> </text:span><text:span text:style-name="T12">היינו)</text:span> בת<text:span text:style-name="T1"> </text:span>עינא<text:span text:style-name="T1"> </text:span>- ישנה<text:span text:style-name="T1"> </text:span>בת<text:span text:style-name="T1"> </text:span>עינא<text:span text:style-name="T1"> </text:span>למה<text:span text:style-name="T1"> </text:span>לה<text:span text:style-name="T1"> </text:span><text:span text:style-name="T12">(והלא</text:span><text:span text:style-name="T15"> </text:span><text:span text:style-name="T12">כבר</text:span><text:span text:style-name="T15"> </text:span><text:span text:style-name="T12">אית</text:span><text:span text:style-name="T15"> </text:span><text:span text:style-name="T12">לה</text:span><text:span text:style-name="T15"> </text:span><text:span text:style-name="T12">בת</text:span><text:span text:style-name="T15"> </text:span><text:span text:style-name="T12">עינא, שכבר</text:span><text:span text:style-name="T15"> </text:span><text:span text:style-name="T12">היא</text:span><text:span text:style-name="T15"> </text:span><text:span text:style-name="T12">ישנה</text:span><text:span text:style-name="T15"> </text:span><text:span text:style-name="T12">מלטחון, ואי</text:span><text:span text:style-name="T15"> </text:span><text:span text:style-name="T12">לא</text:span><text:span text:style-name="T15"> </text:span><text:span text:style-name="T12">הוי</text:span><text:span text:style-name="T15"> </text:span><text:span text:style-name="T12">לה</text:span><text:span text:style-name="T15"> </text:span><text:span text:style-name="T12">בת</text:span><text:span text:style-name="T15"> </text:span><text:span text:style-name="T12">עינא</text:span><text:span text:style-name="T15"> </text:span><text:span text:style-name="T12">לא</text:span><text:span text:style-name="T15"> </text:span><text:span text:style-name="T12">מצי</text:span><text:span text:style-name="T15"> </text:span><text:span text:style-name="T12">למיטחן)</text:span>?</text:p>
      <text:p text:style-name="P5">כגון<text:span text:style-name="T1"> </text:span>דקא<text:span text:style-name="T1"> </text:span>בעי<text:span text:style-name="T1"> </text:span>לארווחי<text:span text:style-name="T1"> </text:span><text:span text:style-name="T12">(האי</text:span><text:span text:style-name="T15"> </text:span><text:span text:style-name="T12">בת</text:span><text:span text:style-name="T15"> </text:span><text:span text:style-name="T12">עינא)</text:span> טפי<text:span text:style-name="T1"> </text:span>פורתא<text:span text:style-name="T1"> </text:span><text:span text:style-name="T12">(וכי</text:span><text:span text:style-name="T15"> </text:span><text:span text:style-name="T12">האי</text:span><text:span text:style-name="T15"> </text:span><text:span text:style-name="T12">גוונא</text:span><text:span text:style-name="T15"> </text:span><text:span text:style-name="T12">משכחת</text:span><text:span text:style-name="T15"> </text:span><text:span text:style-name="T12">לה</text:span><text:span text:style-name="T15"> </text:span><text:span text:style-name="T12">בישנה)</text:span>.</text:p>
      <text:p text:style-name="P5">רב<text:span text:style-name="T1"> </text:span>הונא<text:span text:style-name="T1"> </text:span>שמעיה<text:span text:style-name="T1"> </text:span>לההוא<text:span text:style-name="T1"> </text:span>גברא<text:span text:style-name="T1"> </text:span>דקא<text:span text:style-name="T1"> </text:span>מנקר<text:span text:style-name="T1"> </text:span>ריחיא<text:span text:style-name="T1"> </text:span><text:span text:style-name="T12">(בישָנָה)</text:span> בחולא<text:span text:style-name="T1"> </text:span>דמועדא; אמר: מאן<text:span text:style-name="T1"> </text:span>האי? איתחיל<text:span text:style-name="T1"> </text:span>גופיה<text:span text:style-name="T1"> </text:span><text:span text:style-name="T12">(יתחלל</text:span><text:span text:style-name="T15"> </text:span><text:span text:style-name="T12">גופו)</text:span> דקא<text:span text:style-name="T1"> </text:span>מחיל<text:span text:style-name="T1"> </text:span>חולא<text:span text:style-name="T1"> </text:span>דמועדא! </text:p>
      <text:p text:style-name="P5">סבר<text:span text:style-name="T1"> </text:span>לה<text:span text:style-name="T1"> </text:span>כיש<text:span text:style-name="T1"> </text:span>אומרים.</text:p>
      <text:p text:style-name="P5"/>
      <text:p text:style-name="P5">דרש<text:span text:style-name="T1"> </text:span>רב<text:span text:style-name="T1"> </text:span>חמא: נוקרין<text:span text:style-name="T1"> </text:span>ריחים<text:span text:style-name="T1"> </text:span>במועד; משום<text:span text:style-name="T1"> </text:span>רבי<text:span text:style-name="T1"> </text:span>מאיר<text:span text:style-name="T1"> </text:span>אמר: אפילו<text:span text:style-name="T1"> </text:span>סוס<text:span text:style-name="T1"> </text:span>שרוכב<text:span text:style-name="T1"> </text:span>עליו<text:span text:style-name="T1"> </text:span>וחמור<text:span text:style-name="T1"> </text:span>שרוכב<text:span text:style-name="T1"> </text:span>עליו<text:span text:style-name="T1"> </text:span>- מותר<text:span text:style-name="T1"> </text:span>ליטול<text:span text:style-name="T1"> </text:span><text:span text:style-name="T12">(להן)</text:span> צפרנים<text:span text:style-name="T1"> </text:span>בחולו<text:span text:style-name="T1"> </text:span>של<text:span text:style-name="T1"> </text:span>מועד<text:span text:style-name="T1"> </text:span><text:span text:style-name="T12">(כדרך</text:span><text:span text:style-name="T15"> </text:span><text:span text:style-name="T12">העושין</text:span><text:span text:style-name="T15"> </text:span><text:span text:style-name="T12">עכשיו</text:span><text:span text:style-name="T15"> </text:span><text:span text:style-name="T12">לסוסים</text:span><text:span text:style-name="T15"> </text:span><text:span text:style-name="T12">שלנו: דאי</text:span><text:span text:style-name="T15"> </text:span><text:span text:style-name="T12">לא</text:span><text:span text:style-name="T15"> </text:span><text:span text:style-name="T12">עביד</text:span><text:span text:style-name="T15"> </text:span><text:span text:style-name="T12">ליה</text:span><text:span text:style-name="T15"> </text:span><text:span text:style-name="T12">הכי</text:span><text:span text:style-name="T15"> </text:span><text:span text:style-name="T12">- הוה</text:span><text:span text:style-name="T15"> </text:span><text:span text:style-name="T12">ליה</text:span><text:span text:style-name="T15"> </text:span><text:span text:style-name="T12">צערא, ולא</text:span><text:span text:style-name="T15"> </text:span><text:span text:style-name="T12">מצי</text:span><text:span text:style-name="T15"> </text:span><text:span text:style-name="T12">אזיל)</text:span>,</text:p>
      <text:p text:style-name="P5">צצצ<text:span text:style-name="T1"> </text:span>לא<text:span text:style-name="T1"> </text:span>בתוספתא<text:span text:style-name="T1"> </text:span>שלנו; ותקן<text:span text:style-name="T1"> </text:span>הב"ח: בתוספות<text:span text:style-name="T1"> </text:span>במקום<text:span text:style-name="T1"> </text:span>בתוספתא, ותיקונו<text:span text:style-name="T1"> </text:span>מובן<text:span text:style-name="T1"> </text:span>אבל<text:span text:style-name="T1"> </text:span>מפקפק</text:p>
      <text:p text:style-name="P26"><text:span text:style-name="T6">תוספות</text:span><text:span text:style-name="T1"> </text:span><text:span text:style-name="T6">מסכת</text:span><text:span text:style-name="T1"> </text:span><text:span text:style-name="T6">מועד</text:span><text:span text:style-name="T1"> </text:span><text:span text:style-name="T6">קטן</text:span><text:span text:style-name="T1"> </text:span><text:span text:style-name="T6">דף</text:span><text:span text:style-name="T1"> </text:span><text:span text:style-name="T6">י</text:span><text:span text:style-name="T1"> </text:span><text:span text:style-name="T6">עמוד</text:span><text:span text:style-name="T1"> </text:span><text:span text:style-name="T6">א</text:span><text:span text:style-name="T1"> </text:span><text:span text:style-name="T6">ד"ה</text:span><text:span text:style-name="T1"> <text:s/></text:span><text:span text:style-name="T11">סוס</text:span><text:span text:style-name="T14"> </text:span><text:span text:style-name="T11">שרוכב</text:span><text:span text:style-name="T14"> </text:span><text:span text:style-name="T11">עליו</text:span><text:span text:style-name="T1"> </text:span><text:span text:style-name="T6">- פי' בתוספתא</text:span><text:span text:style-name="T1"> </text:span><text:span text:style-name="T6">לצורך</text:span><text:span text:style-name="T1"> </text:span><text:span text:style-name="T6">המועד</text:span><text:span text:style-name="T1"> </text:span><text:span text:style-name="T6">משמע</text:span><text:span text:style-name="T1"> </text:span><text:span text:style-name="T6">שאסור</text:span><text:span text:style-name="T1"> </text:span><text:span text:style-name="T6">לרכוב</text:span><text:span text:style-name="T1"> </text:span><text:span text:style-name="T6">בחנם.</text:span></text:p>
      <text:p text:style-name="P27"/>
      <text:p text:style-name="P7"><text:soft-page-break/><text:span text:style-name="T133"><text:s/></text:span><text:span text:style-name="T134">תוספות</text:span><text:span text:style-name="T135"> </text:span><text:span text:style-name="T134">מסכת</text:span><text:span text:style-name="T135"> </text:span><text:span text:style-name="T134">מועד</text:span><text:span text:style-name="T135"> </text:span><text:span text:style-name="T134">קטן</text:span><text:span text:style-name="T135"> </text:span><text:span text:style-name="T134">דף</text:span><text:span text:style-name="T135"> </text:span><text:span text:style-name="T134">י</text:span><text:span text:style-name="T135"> </text:span><text:span text:style-name="T134">עמוד</text:span><text:span text:style-name="T135"> </text:span><text:span text:style-name="T134">ב</text:span><text:span text:style-name="T135"> </text:span><text:span text:style-name="T134">ד"ה</text:span><text:span text:style-name="T135"> </text:span><text:span text:style-name="T136">למישקל</text:span><text:span text:style-name="T137"> </text:span><text:span text:style-name="T136">טופרי</text:span><text:span text:style-name="T135"> </text:span><text:span text:style-name="T134">- פירש</text:span><text:span text:style-name="T135"> </text:span><text:span text:style-name="T134">בתוספתא</text:span><text:span text:style-name="T135"> </text:span><text:span text:style-name="T134">דה"ה</text:span><text:span text:style-name="T135"> </text:span><text:span text:style-name="T134">לדידן</text:span><text:span text:style-name="T135"> </text:span><text:span text:style-name="T134">שמותר</text:span><text:span text:style-name="T135"> </text:span><text:span text:style-name="T134">לתקן</text:span><text:span text:style-name="T135"> </text:span><text:span text:style-name="T134">ברזלים</text:span><text:span text:style-name="T135"> </text:span><text:span text:style-name="T134">דקרקע</text:span><text:span text:style-name="T135"> </text:span><text:span text:style-name="T134">קשה</text:span><text:span text:style-name="T135"> </text:span><text:span text:style-name="T134">ומתקלקל</text:span><text:span text:style-name="T135"> </text:span><text:span text:style-name="T134">ומשום</text:span><text:span text:style-name="T135"> </text:span><text:span text:style-name="T134">שאין</text:span><text:span text:style-name="T135"> </text:span><text:span text:style-name="T134">ברזלים</text:span><text:span text:style-name="T135"> </text:span><text:span text:style-name="T134">בימי</text:span><text:span text:style-name="T135"> </text:span><text:span text:style-name="T134">חכמים</text:span><text:span text:style-name="T135"> </text:span><text:span text:style-name="T134">שאין</text:span><text:span text:style-name="T135"> </text:span><text:span text:style-name="T134">צריך</text:span><text:span text:style-name="T135"> </text:span><text:span text:style-name="T134">רק</text:span><text:span text:style-name="T135"> </text:span><text:span text:style-name="T134">למשקל</text:span><text:span text:style-name="T135"> </text:span><text:span text:style-name="T134">טופריה</text:span><text:span text:style-name="T135"> </text:span><text:span text:style-name="T134">שהיה</text:span><text:span text:style-name="T135"> </text:span><text:span text:style-name="T134">הקרקע</text:span><text:span text:style-name="T135"> </text:span><text:span text:style-name="T134">מטוננת</text:span><text:span text:style-name="T135"> </text:span><text:span text:style-name="T134">כמו</text:span><text:span text:style-name="T135"> </text:span><text:span text:style-name="T134">ברוסי"א</text:span><text:span text:style-name="T135"> </text:span><text:span text:style-name="T134">היה</text:span><text:span text:style-name="T135"> </text:span><text:span text:style-name="T134">אסור.</text:span></text:p>
      <text:p text:style-name="P27"/>
      <text:p text:style-name="P8"/>
      <text:p text:style-name="P5"/>
      <text:p text:style-name="P5">(מועד<text:span text:style-name="T1"> </text:span>קטן<text:span text:style-name="T1"> </text:span>י,ב)</text:p>
      <text:p text:style-name="P5">אבל<text:span text:style-name="T1"> </text:span>חמרא<text:span text:style-name="T1"> </text:span>דריחיא<text:span text:style-name="T1"> </text:span><text:span text:style-name="T7">(</text:span><text:span text:style-name="T12">שכך</text:span><text:span text:style-name="T15"> </text:span><text:span text:style-name="T12">עושין: שהיו</text:span><text:span text:style-name="T15"> </text:span><text:span text:style-name="T12">טוחנים</text:span><text:span text:style-name="T15"> </text:span><text:span text:style-name="T12">אגב</text:span><text:span text:style-name="T15"> </text:span><text:span text:style-name="T12">חמורים</text:span><text:span text:style-name="T7">)</text:span> – לא<text:span text:style-name="T1"> </text:span><text:span text:style-name="T7">(</text:span><text:span text:style-name="T12">לא</text:span><text:span text:style-name="T15"> </text:span><text:span text:style-name="T12">מצי</text:span><text:span text:style-name="T15"> </text:span><text:span text:style-name="T12">למישקל</text:span><text:span text:style-name="T15"> </text:span><text:span text:style-name="T12">לההוא</text:span><text:span text:style-name="T15"> </text:span><text:span text:style-name="T12">חמרא</text:span><text:span text:style-name="T15"> </text:span><text:span text:style-name="T12">צפרניו, דלא</text:span><text:span text:style-name="T15"> </text:span><text:span text:style-name="T12">מצי</text:span><text:span text:style-name="T15"> </text:span><text:span text:style-name="T12">למטחן</text:span><text:span text:style-name="T15"> </text:span><text:span text:style-name="T12">במועד</text:span><text:span text:style-name="T15"> </text:span><text:span text:style-name="T12">אלא</text:span><text:span text:style-name="T15"> </text:span><text:span text:style-name="T12">לצורך</text:span><text:span text:style-name="T15"> </text:span><text:span text:style-name="T12">מועד, כדמפרש</text:span><text:span text:style-name="T15"> </text:span><text:span text:style-name="T12">לקמן</text:span><text:span text:style-name="T15"> </text:span><text:span text:style-name="T12">פרק</text:span><text:span text:style-name="T15"> </text:span><text:span text:style-name="T12">'מי</text:span><text:span text:style-name="T15"> </text:span><text:span text:style-name="T12">שהפך' </text:span><text:span text:style-name="T13">(דף</text:span><text:span text:style-name="T16"> </text:span><text:span text:style-name="T13">יב,ב)</text:span><text:span text:style-name="T12">; הלכך</text:span><text:span text:style-name="T15"> </text:span><text:span text:style-name="T12">טחינה</text:span><text:span text:style-name="T15"> </text:span><text:span text:style-name="T12">מועטת</text:span><text:span text:style-name="T15"> </text:span><text:span text:style-name="T12">יכול</text:span><text:span text:style-name="T15"> </text:span><text:span text:style-name="T12">לטחון</text:span><text:span text:style-name="T15"> </text:span><text:span text:style-name="T12">בחמור, ולא</text:span><text:span text:style-name="T15"> </text:span><text:span text:style-name="T12">מרעי</text:span><text:span text:style-name="T15"> </text:span><text:span text:style-name="T12">ליה</text:span><text:span text:style-name="T15"> </text:span><text:span text:style-name="T12">גידול</text:span><text:span text:style-name="T15"> </text:span><text:span text:style-name="T12">צפרניו</text:span><text:span text:style-name="T7">)</text:span>.</text:p>
      <text:p text:style-name="P5">רב<text:span text:style-name="T1"> </text:span>יהודה<text:span text:style-name="T1"> </text:span>שרי<text:span text:style-name="T1"> </text:span>למישקל<text:span text:style-name="T1"> </text:span>טופריה<text:span text:style-name="T1"> </text:span>לחמרא<text:span text:style-name="T1"> </text:span>דריחיא<text:span text:style-name="T1"> </text:span>ולאוקומי<text:span text:style-name="T1"> </text:span>ריחיא<text:span text:style-name="T1"> </text:span><text:span text:style-name="T7">(</text:span><text:span text:style-name="T12">להעמיד: להשים</text:span><text:span text:style-name="T15"> </text:span><text:span text:style-name="T12">הריחים</text:span><text:span text:style-name="T15"> </text:span><text:span text:style-name="T12">זו</text:span><text:span text:style-name="T15"> </text:span><text:span text:style-name="T12">על</text:span><text:span text:style-name="T15"> </text:span><text:span text:style-name="T12">גב</text:span><text:span text:style-name="T15"> </text:span><text:span text:style-name="T12">זו</text:span><text:span text:style-name="T7">)</text:span> ולמיבני<text:span text:style-name="T1"> </text:span>ריחיא<text:span text:style-name="T1"> </text:span>ולמיבני<text:span text:style-name="T1"> </text:span>אמת<text:span text:style-name="T1"> </text:span>ריחיא<text:span text:style-name="T1"> </text:span><text:span text:style-name="T7">(</text:span><text:span text:style-name="T12">העץ</text:span><text:span text:style-name="T15"> </text:span><text:span text:style-name="T12">שהריחים</text:span><text:span text:style-name="T15"> </text:span><text:span text:style-name="T12">בנוי</text:span><text:span text:style-name="T15"> </text:span><text:span text:style-name="T12">עליו</text:span><text:span text:style-name="T7">)</text:span> ולמיבני<text:span text:style-name="T1"> </text:span>אוריא<text:span text:style-name="T1"> </text:span><text:span text:style-name="T7">(</text:span><text:span text:style-name="T12">רפת</text:span><text:span text:style-name="T15"> </text:span><text:span text:style-name="T12">בקר</text:span><text:span text:style-name="T7">)</text:span>;</text:p>
      <text:p text:style-name="P5">רב<text:span text:style-name="T1"> </text:span>שרא<text:span text:style-name="T1"> </text:span>לסרוקי<text:span text:style-name="T1"> </text:span>סוסיא<text:span text:style-name="T1"> </text:span><text:span text:style-name="T7">(</text:span><text:span text:style-name="T12">להסריק</text:span><text:span text:style-name="T15"> </text:span><text:span text:style-name="T12">סוסים</text:span><text:span text:style-name="T15"> </text:span><text:span text:style-name="T12">במסרק</text:span><text:span text:style-name="T15"> </text:span><text:span text:style-name="T12">של</text:span><text:span text:style-name="T15"> </text:span><text:span text:style-name="T12">ברזל</text:span><text:span text:style-name="T7">)</text:span> ולמיבני<text:span text:style-name="T1"> </text:span>אקרפיטא<text:span text:style-name="T1"> </text:span><text:span text:style-name="T7">(</text:span><text:span text:style-name="T12">מה</text:span><text:span text:style-name="T15"> </text:span><text:span text:style-name="T12">שמשימין</text:span><text:span text:style-name="T15"> </text:span><text:span text:style-name="T12">התבואה</text:span><text:span text:style-name="T15"> </text:span><text:span text:style-name="T12">לתוכו</text:span><text:span text:style-name="T15"> </text:span><text:span text:style-name="T12">לפני</text:span><text:span text:style-name="T15"> </text:span><text:span text:style-name="T12">הסוסים, שקורין</text:span><text:span text:style-name="T15"> </text:span><text:span text:style-name="T12">מנזיטור"ה</text:span><text:span text:style-name="T15"> </text:span><text:span text:style-name="T12">בלע"ז</text:span><text:span text:style-name="T7">)</text:span> ולמיבני<text:span text:style-name="T1"> </text:span>איצטבא<text:span text:style-name="T1"> </text:span><text:span text:style-name="T7">(</text:span><text:span text:style-name="T12">בנין</text:span><text:span text:style-name="T15"> </text:span><text:span text:style-name="T12">אבנים</text:span><text:span text:style-name="T7">)</text:span>;</text:p>
      <text:p text:style-name="P5">רבא<text:span text:style-name="T1"> </text:span>שרא<text:span text:style-name="T1"> </text:span>למישקל<text:span text:style-name="T1"> </text:span>דמא<text:span text:style-name="T1"> </text:span><text:span text:style-name="T7">(</text:span><text:span text:style-name="T12">להקיז</text:span><text:span text:style-name="T7">)</text:span> לבהמה<text:span text:style-name="T1"> </text:span>בחולא<text:span text:style-name="T1"> </text:span>דמועדא; אמר<text:span text:style-name="T1"> </text:span>ליה<text:span text:style-name="T1"> </text:span>אביי: תניא<text:span text:style-name="T1"> </text:span>דמסייע<text:span text:style-name="T1"> </text:span>לך: '<text:span text:style-name="T41">מקיזין</text:span><text:span text:style-name="T42"> </text:span><text:span text:style-name="T41">דם</text:span><text:span text:style-name="T42"> </text:span><text:span text:style-name="T41">לבהמה</text:span><text:span text:style-name="T42"> </text:span><text:span text:style-name="T41">ואין</text:span><text:span text:style-name="T42"> </text:span><text:span text:style-name="T41">מונעין</text:span><text:span text:style-name="T42"> </text:span><text:span text:style-name="T41">רפואה</text:span><text:span text:style-name="T42"> </text:span><text:span text:style-name="T41">לבהמה</text:span><text:span text:style-name="T42"> </text:span><text:span text:style-name="T41">בחולו</text:span><text:span text:style-name="T42"> </text:span><text:span text:style-name="T41">של</text:span><text:span text:style-name="T42"> </text:span><text:span text:style-name="T41">מועד</text:span>'. </text:p>
      <text:p text:style-name="P5">רבא<text:span text:style-name="T1"> </text:span>שרא<text:span text:style-name="T1"> </text:span>לכסכוסי<text:span text:style-name="T1"> </text:span><text:span text:style-name="T7">(</text:span><text:span text:style-name="T12">גיהוץ</text:span><text:span text:style-name="T15"> </text:span><text:span text:style-name="T12">שקורין</text:span><text:span text:style-name="T15"> </text:span><text:span text:style-name="T12">קובילו"ר</text:span><text:span text:style-name="T7">)</text:span> קירמי<text:span text:style-name="T1"> </text:span><text:span text:style-name="T7">(</text:span><text:span text:style-name="T12">בגדים</text:span><text:span text:style-name="T7">)</text:span>; מאי<text:span text:style-name="T1"> </text:span>טעמא? - מעשה<text:span text:style-name="T1"> </text:span>הדיוט<text:span text:style-name="T1"> </text:span>הוא<text:span text:style-name="T1"> </text:span><text:span text:style-name="T7">(</text:span><text:span text:style-name="T12">דמותר</text:span><text:span text:style-name="T15"> </text:span><text:span text:style-name="T12">לעשותו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דלאו</text:span><text:span text:style-name="T15"> </text:span><text:span text:style-name="T12">מעשה</text:span><text:span text:style-name="T15"> </text:span><text:span text:style-name="T12">אומן</text:span><text:span text:style-name="T15"> </text:span><text:span text:style-name="T12">הוא</text:span><text:span text:style-name="T7">)</text:span>. </text:p>
      <text:p text:style-name="P5">אמר<text:span text:style-name="T1"> </text:span>רב<text:span text:style-name="T1"> </text:span>יצחק<text:span text:style-name="T1"> </text:span>בר<text:span text:style-name="T1"> </text:span>אמי<text:span text:style-name="T1"> </text:span>אמר<text:span text:style-name="T1"> </text:span>רב<text:span text:style-name="T1"> </text:span>חסדא: קיטורי<text:span text:style-name="T1"> </text:span>בירי<text:span text:style-name="T1"> </text:span>אסיר<text:span text:style-name="T1"> </text:span><text:span text:style-name="T7">(</text:span><text:span text:style-name="T12">למיעבד</text:span><text:span text:style-name="T15"> </text:span><text:span text:style-name="T12">במועד; שכך</text:span><text:span text:style-name="T15"> </text:span><text:span text:style-name="T12">היו</text:span><text:span text:style-name="T15"> </text:span><text:span text:style-name="T12">עושין: שהיו</text:span><text:span text:style-name="T15"> </text:span><text:span text:style-name="T12">נוטלין</text:span><text:span text:style-name="T15"> </text:span><text:span text:style-name="T12">כלים</text:span><text:span text:style-name="T15"> </text:span><text:span text:style-name="T12">חלוקין</text:span><text:span text:style-name="T15"> </text:span><text:span text:style-name="T12">והיו</text:span><text:span text:style-name="T15"> </text:span><text:span text:style-name="T12">מחליקין</text:span><text:span text:style-name="T15"> </text:span><text:span text:style-name="T12">עליהן</text:span><text:span text:style-name="T15"> </text:span><text:span text:style-name="T12">בית</text:span><text:span text:style-name="T15"> </text:span><text:span text:style-name="T12">יד</text:span><text:span text:style-name="T15"> </text:span><text:span text:style-name="T12">של</text:span><text:span text:style-name="T15"> </text:span><text:span text:style-name="T12">חלוקיהם; לשון</text:span><text:span text:style-name="T15"> </text:span><text:span text:style-name="T12">אחר: לכויץ</text:span><text:span text:style-name="T15"> </text:span><text:span text:style-name="T12">קמטין</text:span><text:span text:style-name="T15"> </text:span><text:span text:style-name="T12">שאדם</text:span><text:span text:style-name="T15"> </text:span><text:span text:style-name="T12">עושה</text:span><text:span text:style-name="T15"> </text:span><text:span text:style-name="T12">בבית</text:span><text:span text:style-name="T15"> </text:span><text:span text:style-name="T12">יד</text:span><text:span text:style-name="T15"> </text:span><text:span text:style-name="T12">שממלאים</text:span><text:span text:style-name="T15"> </text:span><text:span text:style-name="T12">אותה</text:span><text:span text:style-name="T15"> </text:span><text:span text:style-name="T12">בקנה</text:span><text:span text:style-name="T15"> </text:span><text:span text:style-name="T12">של</text:span><text:span text:style-name="T15"> </text:span><text:span text:style-name="T12">שבלים</text:span><text:span text:style-name="T15"> </text:span><text:span text:style-name="T12">חלקים</text:span><text:span text:style-name="T15"> </text:span><text:span text:style-name="T12">ומקמטין; פרוונצי"א</text:span><text:span text:style-name="T15"> </text:span><text:span text:style-name="T12">בלע"ז</text:span><text:span text:style-name="T7">)</text:span>; מאי<text:span text:style-name="T1"> </text:span>טעמא? מעשה<text:span text:style-name="T1"> </text:span>אומן<text:span text:style-name="T1"> </text:span>הוא<text:span text:style-name="T1"> </text:span><text:span text:style-name="T7">(</text:span><text:span text:style-name="T12">ואסור</text:span><text:span text:style-name="T7">)</text:span>. </text:p>
      <text:p text:style-name="P12"/>
      <text:p text:style-name="P5">אמר<text:span text:style-name="T1"> </text:span>רבא: מאן<text:span text:style-name="T1"> </text:span>דמתקיל<text:span text:style-name="T1"> </text:span>ארעא<text:span text:style-name="T1"> </text:span><text:span text:style-name="T7">(</text:span><text:span text:style-name="T12">גירסת</text:span><text:span text:style-name="T15"> </text:span><text:span text:style-name="T12">רש"י: דמתקיל</text:span><text:span text:style-name="T15"> </text:span><text:span text:style-name="T12">תיקלא: שחופר</text:span><text:span text:style-name="T15"> </text:span><text:span text:style-name="T12">משם</text:span><text:span text:style-name="T15"> </text:span><text:span text:style-name="T12">האדמה</text:span><text:span text:style-name="T15"> </text:span><text:span text:style-name="T12">לצורך</text:span><text:span text:style-name="T15"> </text:span><text:span text:style-name="T12">הגורן</text:span><text:span text:style-name="T15"> </text:span><text:span text:style-name="T12">לחבוט</text:span><text:span text:style-name="T15"> </text:span><text:span text:style-name="T12">שם</text:span><text:span text:style-name="T15"> </text:span><text:span text:style-name="T12">חטין</text:span><text:span text:style-name="T15"> </text:span><text:span text:style-name="T12">לצורך</text:span><text:span text:style-name="T15"> </text:span><text:span text:style-name="T12">המועד</text:span><text:span text:style-name="T7">)</text:span>, <text:span text:style-name="T7">(</text:span><text:span text:style-name="T12">היינו</text:span><text:span text:style-name="T7">)</text:span> אדעתא<text:span text:style-name="T1"> </text:span>דבי<text:span text:style-name="T1"> </text:span>דרי<text:span text:style-name="T1"> – </text:span>שרי; אדעתא<text:span text:style-name="T1"> </text:span>דארעא<text:span text:style-name="T1"> </text:span><text:span text:style-name="T7">(</text:span><text:span text:style-name="T12">שחופר</text:span><text:span text:style-name="T15"> </text:span><text:span text:style-name="T12">שדהו</text:span><text:span text:style-name="T15"> </text:span><text:span text:style-name="T12">לצורך</text:span><text:span text:style-name="T15"> </text:span><text:span text:style-name="T12">זריעה</text:span><text:span text:style-name="T7">)</text:span> – אסיר<text:span text:style-name="T1"> </text:span><text:span text:style-name="T7">(</text:span><text:span text:style-name="T12">אסור</text:span><text:span text:style-name="T15"> </text:span><text:span text:style-name="T12">משום</text:span><text:span text:style-name="T15"> </text:span><text:span text:style-name="T12">דדמי</text:span><text:span text:style-name="T15"> </text:span><text:span text:style-name="T12">כחורש</text:span><text:span text:style-name="T15"> </text:span><text:span text:style-name="T12">ביום</text:span><text:span text:style-name="T15"> </text:span><text:span text:style-name="T12">טוב</text:span><text:span text:style-name="T7">)</text:span>.</text:p>
      <text:p text:style-name="P5">היכי<text:span text:style-name="T1"> </text:span>דמי?</text:p>
      <text:p text:style-name="P5">מוליא<text:span text:style-name="T1"> </text:span>במוליא<text:span text:style-name="T1"> </text:span><text:span text:style-name="T7">(</text:span><text:span text:style-name="T12">שנוטל</text:span><text:span text:style-name="T15"> </text:span><text:span text:style-name="T12">הקרקע</text:span><text:span text:style-name="T15"> </text:span><text:span text:style-name="T12">ממקום</text:span><text:span text:style-name="T15"> </text:span><text:span text:style-name="T12">גבוה</text:span><text:span text:style-name="T15"> </text:span><text:span text:style-name="T12">ומניחו</text:span><text:span text:style-name="T15"> </text:span><text:span text:style-name="T12">שם</text:span><text:span text:style-name="T15"> </text:span><text:span text:style-name="T12">על</text:span><text:span text:style-name="T15"> </text:span><text:span text:style-name="T12">גבי</text:span><text:span text:style-name="T15"> </text:span><text:span text:style-name="T12">מקום</text:span><text:span text:style-name="T15"> </text:span><text:span text:style-name="T12">גבוה</text:span><text:span text:style-name="T15"> </text:span><text:span text:style-name="T12">- היינו</text:span><text:span text:style-name="T15"> </text:span><text:span text:style-name="T12">'מליא</text:span><text:span text:style-name="T15"> </text:span><text:span text:style-name="T12">במוליא'</text:span><text:span text:style-name="T7">)</text:span> ונצא<text:span text:style-name="T1"> </text:span>בנצא<text:span text:style-name="T1"> </text:span><text:span text:style-name="T7">(</text:span><text:span text:style-name="T12">שחופר</text:span><text:span text:style-name="T15"> </text:span><text:span text:style-name="T12">במקום</text:span><text:span text:style-name="T15"> </text:span><text:span text:style-name="T12">נמוך</text:span><text:span text:style-name="T15"> </text:span><text:span text:style-name="T12">ומניחו</text:span><text:span text:style-name="T15"> </text:span><text:span text:style-name="T12">במקום</text:span><text:span text:style-name="T15"> </text:span><text:span text:style-name="T12">נמוך</text:span><text:span text:style-name="T7">)</text:span> - אדעתא<text:span text:style-name="T1"> </text:span>דבי<text:span text:style-name="T1"> </text:span>דרי<text:span text:style-name="T1"> </text:span><text:span text:style-name="T7">(</text:span><text:span text:style-name="T12">גירסת</text:span><text:span text:style-name="T15"> </text:span><text:span text:style-name="T12">רש"י: אדעתא</text:span><text:span text:style-name="T15"> </text:span><text:span text:style-name="T30">דארעא</text:span><text:span text:style-name="T12">, ואסור: דזה</text:span><text:span text:style-name="T15"> </text:span><text:span text:style-name="T12">דרכו</text:span><text:span text:style-name="T15"> </text:span><text:span text:style-name="T12">של</text:span><text:span text:style-name="T15"> </text:span><text:span text:style-name="T12">חורש</text:span><text:span text:style-name="T15"> </text:span><text:span text:style-name="T12">שדהו</text:span><text:span text:style-name="T15"> </text:span><text:span text:style-name="T12">שאינו</text:span><text:span text:style-name="T15"> </text:span><text:span text:style-name="T12">משגיח</text:span><text:span text:style-name="T15"> </text:span><text:span text:style-name="T12">באיזה</text:span><text:span text:style-name="T15"> </text:span><text:span text:style-name="T12">מקום</text:span><text:span text:style-name="T15"> </text:span><text:span text:style-name="T12">שירד</text:span><text:span text:style-name="T15"> </text:span><text:span text:style-name="T12">המחרישה</text:span><text:span text:style-name="T15"> </text:span><text:span text:style-name="T12">בקרקע</text:span><text:span text:style-name="T15"> </text:span><text:span text:style-name="T12">אפילו</text:span><text:span text:style-name="T15"> </text:span><text:span text:style-name="T12">במקום</text:span><text:span text:style-name="T15"> </text:span><text:span text:style-name="T12">נמוך</text:span><text:span text:style-name="T15"> </text:span><text:span text:style-name="T12">חורש</text:span><text:span text:style-name="T15"> </text:span><text:span text:style-name="T12">והיינו</text:span><text:span text:style-name="T15"> </text:span><text:span text:style-name="T12">דומיא</text:span><text:span text:style-name="T15"> </text:span><text:span text:style-name="T12">דחרישה</text:span><text:span text:style-name="T15"> </text:span><text:span text:style-name="T12">ואסור</text:span><text:span text:style-name="T7">)</text:span>; <text:span text:style-name="T7">(</text:span><text:span text:style-name="T12">אבל</text:span><text:span text:style-name="T7">)</text:span> שקל<text:span text:style-name="T1"> </text:span>מוליא<text:span text:style-name="T1"> </text:span><text:span text:style-name="T7">(</text:span><text:span text:style-name="T12">שנוטל</text:span><text:span text:style-name="T15"> </text:span><text:span text:style-name="T12">הקרקע</text:span><text:span text:style-name="T15"> </text:span><text:span text:style-name="T12">ממקום</text:span><text:span text:style-name="T15"> </text:span><text:span text:style-name="T12">גבוה</text:span><text:span text:style-name="T7">)</text:span> ושדא<text:span text:style-name="T1"> </text:span>בנצא<text:span text:style-name="T1"> </text:span><text:span text:style-name="T7">(</text:span><text:span text:style-name="T12">במקום</text:span><text:span text:style-name="T15"> </text:span><text:span text:style-name="T12">נמוך</text:span><text:span text:style-name="T7">)</text:span> - אדעתא<text:span text:style-name="T1"> </text:span>דארעא<text:span text:style-name="T1"> </text:span><text:span text:style-name="T7">(</text:span><text:span text:style-name="T12">גירסת</text:span><text:span text:style-name="T15"> </text:span><text:span text:style-name="T12">רש"י: אדעתא</text:span><text:span text:style-name="T15"> </text:span><text:span text:style-name="T30">דבי</text:span><text:span text:style-name="T31"> </text:span><text:span text:style-name="T30">דרי</text:span><text:span text:style-name="T12">: אדעתא</text:span><text:span text:style-name="T15"> </text:span><text:span text:style-name="T12">דגורן, שכך</text:span><text:span text:style-name="T15"> </text:span><text:span text:style-name="T12">דרכו</text:span><text:span text:style-name="T15"> </text:span><text:span text:style-name="T12">של</text:span><text:span text:style-name="T15"> </text:span><text:span text:style-name="T12">גורן</text:span><text:span text:style-name="T15"> </text:span><text:span text:style-name="T12">שמשוה</text:span><text:span text:style-name="T15"> </text:span><text:span text:style-name="T12">הגרנות, וזה</text:span><text:span text:style-name="T15"> </text:span><text:span text:style-name="T12">מותר</text:span><text:span text:style-name="T7">)</text:span>.</text:p>
      <text:p text:style-name="P16"><text:s/></text:p>
      <text:p text:style-name="P5">ואמר<text:span text:style-name="T1"> </text:span>רבא: האי<text:span text:style-name="T1"> </text:span>מאן<text:span text:style-name="T1"> </text:span>דזכי<text:span text:style-name="T1"> </text:span>זיכי<text:span text:style-name="T1"> </text:span><text:span text:style-name="T7">(</text:span><text:span text:style-name="T12">שמכבד</text:span><text:span text:style-name="T15"> </text:span><text:span text:style-name="T12">את</text:span><text:span text:style-name="T15"> </text:span><text:span text:style-name="T12">הקרקע</text:span><text:span text:style-name="T15"> </text:span><text:span text:style-name="T12">מעצים</text:span><text:span text:style-name="T15"> </text:span><text:span text:style-name="T12">קטנים</text:span><text:span text:style-name="T15"> </text:span><text:span text:style-name="T12">שעליה</text:span><text:span text:style-name="T15"> </text:span><text:span text:style-name="T12">שנוטלם</text:span><text:span text:style-name="T7">)</text:span> אדעתא<text:span text:style-name="T1"> </text:span>דציבי<text:span text:style-name="T1"> – </text:span>שרי; אדעתא<text:span text:style-name="T1"> </text:span>דארעא<text:span text:style-name="T1"> – </text:span>אסיר.</text:p>
      <text:p text:style-name="P5">היכי<text:span text:style-name="T1"> </text:span>דמי?</text:p>
      <text:p text:style-name="P5">שקיל<text:span text:style-name="T1"> </text:span>רברבי<text:span text:style-name="T1"> </text:span>ושביק<text:span text:style-name="T1"> </text:span>זוטרי<text:span text:style-name="T1"> </text:span>= אדעתא<text:span text:style-name="T1"> </text:span>דציבי<text:span text:style-name="T1"> </text:span><text:span text:style-name="T7">(</text:span><text:span text:style-name="T12">אם</text:span><text:span text:style-name="T15"> </text:span><text:span text:style-name="T12">ליקטן</text:span><text:span text:style-name="T15"> </text:span><text:span text:style-name="T12">אדעתא</text:span><text:span text:style-name="T15"> </text:span><text:span text:style-name="T12">דעצים</text:span><text:span text:style-name="T15"> </text:span><text:span text:style-name="T12">להסיקן, דנקט</text:span><text:span text:style-name="T15"> </text:span><text:span text:style-name="T12">רברבי</text:span><text:span text:style-name="T15"> </text:span><text:span text:style-name="T12">ושבק</text:span><text:span text:style-name="T15"> </text:span><text:span text:style-name="T12">זוטרי</text:span><text:span text:style-name="T7">)</text:span>; שקל<text:span text:style-name="T1"> </text:span>רברבי<text:span text:style-name="T1"> </text:span>וזוטרי<text:span text:style-name="T1"> </text:span>= אדעתא<text:span text:style-name="T1"> </text:span>דארעא<text:span text:style-name="T1"> </text:span><text:span text:style-name="T7">(</text:span><text:span text:style-name="T12">דלהכי</text:span><text:span text:style-name="T15"> </text:span><text:span text:style-name="T12">ליקטן</text:span><text:span text:style-name="T15"> </text:span><text:span text:style-name="T12">שרוצה</text:span><text:span text:style-name="T15"> </text:span><text:span text:style-name="T12">לזרוע</text:span><text:span text:style-name="T15"> </text:span><text:span text:style-name="T12">הקרקע</text:span><text:span text:style-name="T15"> </text:span><text:span text:style-name="T12">שלוקט</text:span><text:span text:style-name="T15"> </text:span><text:span text:style-name="T12">גדולים</text:span><text:span text:style-name="T15"> </text:span><text:span text:style-name="T12">וקטנים</text:span><text:span text:style-name="T15"> </text:span><text:span text:style-name="T12">אסור</text:span><text:span text:style-name="T7">)</text:span>.</text:p>
      <text:p text:style-name="P16"><text:s/></text:p>
      <text:p text:style-name="P5">ואמר<text:span text:style-name="T1"> </text:span>רבא: האי<text:span text:style-name="T1"> </text:span>מאן<text:span text:style-name="T1"> </text:span>דפתח<text:span text:style-name="T1"> </text:span>מיא<text:span text:style-name="T1"> </text:span>לארעיה: אדעתא<text:span text:style-name="T1"> </text:span>דכוורי<text:span text:style-name="T1"> </text:span><text:span text:style-name="T96">[דגים]</text:span> <text:span text:style-name="T7">(</text:span><text:span text:style-name="T12">שעושין</text:span><text:span text:style-name="T15"> </text:span><text:span text:style-name="T12">המים</text:span><text:span text:style-name="T15"> </text:span><text:span text:style-name="T12">שיוצאין</text:span><text:span text:style-name="T15"> </text:span><text:span text:style-name="T12">מן</text:span><text:span text:style-name="T15"> </text:span><text:span text:style-name="T12">הגומא</text:span><text:span text:style-name="T15"> </text:span><text:span text:style-name="T12">של</text:span><text:span text:style-name="T15"> </text:span><text:span text:style-name="T12">ביבר</text:span><text:span text:style-name="T15"> </text:span><text:span text:style-name="T12">לחוץ; אם</text:span><text:span text:style-name="T15"> </text:span><text:span text:style-name="T12">לצורך</text:span><text:span text:style-name="T15"> </text:span><text:span text:style-name="T12">שיצאו</text:span><text:span text:style-name="T15"> </text:span><text:span text:style-name="T12">המים</text:span><text:span text:style-name="T15"> </text:span><text:span text:style-name="T12">וישתיירו</text:span><text:span text:style-name="T15"> </text:span><text:span text:style-name="T12">הדגים</text:span><text:span text:style-name="T7">)</text:span> – שרי<text:span text:style-name="T1"> </text:span><text:span text:style-name="T7">(</text:span><text:span text:style-name="T12">מותר</text:span><text:span text:style-name="T7">)</text:span>, אדעתא<text:span text:style-name="T1"> </text:span>דארעא<text:span text:style-name="T1"> – </text:span>אסיר.</text:p>
      <text:p text:style-name="P5">היכי<text:span text:style-name="T1"> </text:span>דמי?</text:p>
      <text:p text:style-name="P5">פתח<text:span text:style-name="T1"> </text:span>תרי<text:span text:style-name="T1"> </text:span>בבי, חד<text:span text:style-name="T1"> </text:span>מעילאי<text:span text:style-name="T1"> </text:span>וחד<text:span text:style-name="T1"> </text:span>מתתאי<text:span text:style-name="T1"> </text:span><text:span text:style-name="T7">(</text:span><text:span text:style-name="T12">חד</text:span><text:span text:style-name="T15"> </text:span><text:span text:style-name="T12">שבו</text:span><text:span text:style-name="T15"> </text:span><text:span text:style-name="T12">נכנסין</text:span><text:span text:style-name="T15"> </text:span><text:span text:style-name="T12">המים</text:span><text:span text:style-name="T15"> </text:span><text:span text:style-name="T12">לגומא</text:span><text:span text:style-name="T15"> </text:span><text:span text:style-name="T12">ונכנסין</text:span><text:span text:style-name="T15"> </text:span><text:span text:style-name="T12">אף</text:span><text:span text:style-name="T15"> </text:span><text:span text:style-name="T12">הדגים</text:span><text:span text:style-name="T15"> </text:span><text:span text:style-name="T12">לגומא, וחד</text:span><text:span text:style-name="T15"> </text:span><text:span text:style-name="T12">שהמים</text:span><text:span text:style-name="T15"> </text:span><text:span text:style-name="T12">יוצאין</text:span><text:span text:style-name="T15"> </text:span><text:span text:style-name="T12">חוץ</text:span><text:span text:style-name="T15"> </text:span><text:span text:style-name="T12">לגומא</text:span><text:span text:style-name="T15"> </text:span><text:span text:style-name="T12">והדגים</text:span><text:span text:style-name="T15"> </text:span><text:span text:style-name="T12">משתיירים</text:span><text:span text:style-name="T15"> </text:span><text:span text:style-name="T12">בתוכה</text:span><text:span text:style-name="T15"> </text:span><text:span text:style-name="T12">ולוקחים</text:span><text:span text:style-name="T15"> </text:span><text:span text:style-name="T12">אותם</text:span><text:span text:style-name="T7">)</text:span> - <text:span text:style-name="T7">(</text:span><text:span text:style-name="T12">שרי, דהיינו</text:span><text:span text:style-name="T7">)</text:span> אדעתא<text:span text:style-name="T1"> </text:span>דכוורי; פתח<text:span text:style-name="T1"> </text:span>חד<text:span text:style-name="T1"> </text:span>בבא<text:span text:style-name="T1"> </text:span><text:span text:style-name="T7">(</text:span><text:span text:style-name="T12">שבו</text:span><text:span text:style-name="T15"> </text:span><text:span text:style-name="T12">נכנסים</text:span><text:span text:style-name="T15"> </text:span><text:span text:style-name="T12">המים</text:span><text:span text:style-name="T15"> </text:span><text:span text:style-name="T12">לגומא, ואידך</text:span><text:span text:style-name="T15"> </text:span><text:span text:style-name="T12">פתַח</text:span><text:span text:style-name="T15"> </text:span><text:span text:style-name="T12">שבו</text:span><text:span text:style-name="T15"> </text:span><text:span text:style-name="T12">יוצאין</text:span><text:span text:style-name="T15"> </text:span><text:span text:style-name="T12">המים</text:span><text:span text:style-name="T15"> </text:span><text:span text:style-name="T12">לחוץ</text:span><text:span text:style-name="T15"> </text:span><text:span text:style-name="T12">לא</text:span><text:span text:style-name="T15"> </text:span><text:span text:style-name="T12">פתח</text:span><text:span text:style-name="T7">)</text:span> - אדעתא<text:span text:style-name="T1"> </text:span>דארעא<text:span text:style-name="T1"> </text:span><text:span text:style-name="T7">(</text:span><text:span text:style-name="T12">שכשהגומא</text:span><text:span text:style-name="T15"> </text:span><text:span text:style-name="T12">מליאה</text:span><text:span text:style-name="T15"> </text:span><text:span text:style-name="T12">מים</text:span><text:span text:style-name="T15"> </text:span><text:span text:style-name="T12">- יוצאין</text:span><text:span text:style-name="T15"> </text:span><text:span text:style-name="T12">המים</text:span><text:span text:style-name="T15"> </text:span><text:span text:style-name="T12">למעלה</text:span><text:span text:style-name="T15"> </text:span><text:span text:style-name="T12">ומשקין</text:span><text:span text:style-name="T15"> </text:span><text:span text:style-name="T12">כל</text:span><text:span text:style-name="T15"> </text:span><text:span text:style-name="T12">השדה, וכי</text:span><text:span text:style-name="T15"> </text:span><text:span text:style-name="T12">האי</text:span><text:span text:style-name="T15"> </text:span><text:span text:style-name="T12">גוונא</text:span><text:span text:style-name="T15"> </text:span><text:span text:style-name="T12">אסור</text:span><text:span text:style-name="T7">)</text:span>.</text:p>
      <text:p text:style-name="P12"/>
      <text:p text:style-name="P5"><text:soft-page-break/>ואמר<text:span text:style-name="T1"> </text:span>רבא: האי<text:span text:style-name="T1"> </text:span>מאן<text:span text:style-name="T1"> </text:span>דפשח<text:span text:style-name="T1"> </text:span>דיקלא<text:span text:style-name="T1"> </text:span><text:span text:style-name="T7">(</text:span><text:span text:style-name="T12">שזומר</text:span><text:span text:style-name="T15"> </text:span><text:span text:style-name="T12">הדקל</text:span><text:span text:style-name="T15"> </text:span><text:span text:style-name="T12">מן</text:span><text:span text:style-name="T15"> </text:span><text:span text:style-name="T12">הענפים</text:span><text:span text:style-name="T15"> </text:span><text:span text:style-name="T12">שבו</text:span><text:span text:style-name="T15"> </text:span><text:span text:style-name="T25">[מן</text:span><text:span text:style-name="T16"> </text:span><text:span text:style-name="T25">הענפים</text:span><text:span text:style-name="T16"> </text:span><text:span text:style-name="T25">שצומחים</text:span><text:span text:style-name="T16"> </text:span><text:span text:style-name="T25">בתחתית</text:span><text:span text:style-name="T16"> </text:span><text:span text:style-name="T25">הדקל]</text:span><text:span text:style-name="T7">)</text:span> אדעתא<text:span text:style-name="T1"> </text:span>דחיותא<text:span text:style-name="T1"> </text:span><text:span text:style-name="T7">(</text:span><text:span text:style-name="T12">דראויין</text:span><text:span text:style-name="T15"> </text:span><text:span text:style-name="T12">למאכל</text:span><text:span text:style-name="T15"> </text:span><text:span text:style-name="T12">בהמה; דנקט</text:span><text:span text:style-name="T15"> </text:span><text:span text:style-name="T12">מן</text:span><text:span text:style-name="T15"> </text:span><text:span text:style-name="T12">הענפים</text:span><text:span text:style-name="T15"> </text:span><text:span text:style-name="T12">דמחד</text:span><text:span text:style-name="T15"> </text:span><text:span text:style-name="T12">גיסא</text:span><text:span text:style-name="T15"> </text:span><text:span text:style-name="T12">בין</text:span><text:span text:style-name="T15"> </text:span><text:span text:style-name="T12">לחין</text:span><text:span text:style-name="T15"> </text:span><text:span text:style-name="T12">בין</text:span><text:span text:style-name="T15"> </text:span><text:span text:style-name="T12">יבשין</text:span><text:span text:style-name="T15"> </text:span><text:span text:style-name="T12">לצורך</text:span><text:span text:style-name="T15"> </text:span><text:span text:style-name="T12">מאכל</text:span><text:span text:style-name="T15"> </text:span><text:span text:style-name="T12">בהמה</text:span><text:span text:style-name="T7">)</text:span> <text:span text:style-name="T7">(</text:span><text:span text:style-name="T12">היינו</text:span><text:span text:style-name="T15"> </text:span><text:span text:style-name="T12">דחיותא</text:span><text:span text:style-name="T15"> </text:span><text:span text:style-name="T12">ו</text:span><text:span text:style-name="T7">)</text:span>שרי; אדעתא<text:span text:style-name="T1"> </text:span>דדיקלא<text:span text:style-name="T1"> – </text:span>אסיר.</text:p>
      <text:p text:style-name="P5">היכי<text:span text:style-name="T1"> </text:span>דמי?</text:p>
      <text:p text:style-name="P5">שקיל<text:span text:style-name="T1"> </text:span>כוליה<text:span text:style-name="T1"> </text:span>מחד<text:span text:style-name="T1"> </text:span>גיסא<text:span text:style-name="T1"> </text:span><text:span text:style-name="T7">(</text:span><text:span text:style-name="T12">דדיקלא</text:span><text:span text:style-name="T7">)</text:span> = אדעתא<text:span text:style-name="T1"> </text:span>דחיותא; מהאי<text:span text:style-name="T1"> </text:span>גיסא<text:span text:style-name="T1"> </text:span>ומהאי<text:span text:style-name="T1"> </text:span>גיסא<text:span text:style-name="T1"> </text:span><text:span text:style-name="T7">(</text:span><text:span text:style-name="T12">ענפים</text:span><text:span text:style-name="T15"> </text:span><text:span text:style-name="T12">יבישין</text:span><text:span text:style-name="T15"> </text:span><text:span text:style-name="T12">שבו</text:span><text:span text:style-name="T7">)</text:span> <text:span text:style-name="T7">(</text:span><text:span text:style-name="T12">היינו</text:span><text:span text:style-name="T7">)</text:span> אדעתא<text:span text:style-name="T1"> </text:span>דדיקלא, ואסיר.<text:span text:style-name="T12"> </text:span></text:p>
      <text:p text:style-name="P13"/>
      <text:p text:style-name="P5">ואמר<text:span text:style-name="T1"> </text:span>רבא<text:span text:style-name="T1"> </text:span>הני<text:span text:style-name="T1"> </text:span>תמרי<text:span text:style-name="T1"> </text:span>תוחלני<text:span text:style-name="T1"> </text:span><text:span text:style-name="T7">(</text:span><text:span text:style-name="T12">תמרים</text:span><text:span text:style-name="T15"> </text:span><text:span text:style-name="T12">שלא</text:span><text:span text:style-name="T15"> </text:span><text:span text:style-name="T12">נתבשלו</text:span><text:span text:style-name="T15"> </text:span><text:span text:style-name="T12">כל</text:span><text:span text:style-name="T15"> </text:span><text:span text:style-name="T12">צרכן</text:span><text:span text:style-name="T7">)</text:span>, מיגזרינהו<text:span text:style-name="T1"> </text:span><text:span text:style-name="T7">(</text:span><text:span text:style-name="T12">לחותכן</text:span><text:span text:style-name="T15"> </text:span><text:span text:style-name="T12">לשנים</text:span><text:span text:style-name="T15"> </text:span><text:span text:style-name="T12">ולאוכלן</text:span><text:span text:style-name="T15"> </text:span><text:span text:style-name="T12">הכי</text:span><text:span text:style-name="T15"> </text:span><text:span text:style-name="T12">ביום</text:span><text:span text:style-name="T15"> </text:span><text:span text:style-name="T12">טוב</text:span><text:span text:style-name="T7">)</text:span> שרי<text:span text:style-name="T1"> </text:span><text:span text:style-name="T7">(</text:span><text:span text:style-name="T12">דלצורך</text:span><text:span text:style-name="T15"> </text:span><text:span text:style-name="T12">יום</text:span><text:span text:style-name="T15"> </text:span><text:span text:style-name="T12">טוב</text:span><text:span text:style-name="T15"> </text:span><text:span text:style-name="T12">קעביד</text:span><text:span text:style-name="T7">)</text:span>, מייצינהו<text:span text:style-name="T1"> </text:span><text:span text:style-name="T7">(</text:span><text:span text:style-name="T12">לכובשן</text:span><text:span text:style-name="T15"> </text:span><text:span text:style-name="T12">במשוי</text:span><text:span text:style-name="T15"> </text:span><text:span text:style-name="T12">ומוציא</text:span><text:span text:style-name="T15"> </text:span><text:span text:style-name="T12">ליחה</text:span><text:span text:style-name="T15"> </text:span><text:span text:style-name="T12">שבהן</text:span><text:span text:style-name="T15"> </text:span><text:span text:style-name="T12">לחוץ</text:span><text:span text:style-name="T7">)</text:span> – אסיר<text:span text:style-name="T1"> </text:span><text:span text:style-name="T7">(</text:span><text:span text:style-name="T12">שעכשיו</text:span><text:span text:style-name="T15"> </text:span><text:span text:style-name="T12">אינן</text:span><text:span text:style-name="T15"> </text:span><text:span text:style-name="T12">נתלעים, אלא</text:span><text:span text:style-name="T15"> </text:span><text:span text:style-name="T12">לעשות</text:span><text:span text:style-name="T15"> </text:span><text:span text:style-name="T12">מהן</text:span><text:span text:style-name="T15"> </text:span><text:span text:style-name="T12">צימוקים</text:span><text:span text:style-name="T15"> </text:span><text:span text:style-name="T12">לאכלן</text:span><text:span text:style-name="T15"> </text:span><text:span text:style-name="T12">בחול</text:span><text:span text:style-name="T15"> </text:span><text:span text:style-name="T12">הוא</text:span><text:span text:style-name="T15"> </text:span><text:span text:style-name="T12">מכוין, ואסור</text:span><text:span text:style-name="T15"> </text:span><text:span text:style-name="T12">לתקן</text:span><text:span text:style-name="T15"> </text:span><text:span text:style-name="T12">ביום</text:span><text:span text:style-name="T15"> </text:span><text:span text:style-name="T12">טוב</text:span><text:span text:style-name="T15"> </text:span><text:span text:style-name="T12">מאכל</text:span><text:span text:style-name="T15"> </text:span><text:span text:style-name="T12">דחול</text:span><text:span text:style-name="T7">)</text:span>.</text:p>
      <text:p text:style-name="P5">רב<text:span text:style-name="T1"> </text:span>פפא<text:span text:style-name="T1"> </text:span>אמר: כיון<text:span text:style-name="T1"> </text:span>דמתלעי<text:span text:style-name="T1"> </text:span><text:span text:style-name="T7">(</text:span><text:span text:style-name="T12">אי</text:span><text:span text:style-name="T15"> </text:span><text:span text:style-name="T12">לאו</text:span><text:span text:style-name="T15"> </text:span><text:span text:style-name="T12">דמייצינהו</text:span><text:span text:style-name="T7">)</text:span> - כפרקמטיא<text:span text:style-name="T1"> </text:span>האבד<text:span text:style-name="T1"> </text:span>דמי<text:span text:style-name="T1"> </text:span><text:span text:style-name="T7">(</text:span><text:span text:style-name="T12">כלומר: כסחורה</text:span><text:span text:style-name="T15"> </text:span><text:span text:style-name="T12">שאדם</text:span><text:span text:style-name="T15"> </text:span><text:span text:style-name="T12">יכול</text:span><text:span text:style-name="T15"> </text:span><text:span text:style-name="T12">לעשותה</text:span><text:span text:style-name="T15"> </text:span><text:span text:style-name="T12">במועד</text:span><text:span text:style-name="T15"> </text:span><text:span text:style-name="T12">כדי</text:span><text:span text:style-name="T15"> </text:span><text:span text:style-name="T12">שלא</text:span><text:span text:style-name="T15"> </text:span><text:span text:style-name="T12">יפסיד</text:span><text:span text:style-name="T15"> </text:span><text:span text:style-name="T12">בה</text:span><text:span text:style-name="T15"> </text:span><text:span text:style-name="T12">אם</text:span><text:span text:style-name="T15"> </text:span><text:span text:style-name="T12">לא</text:span><text:span text:style-name="T15"> </text:span><text:span text:style-name="T12">עשאה</text:span><text:span text:style-name="T15"> </text:span><text:span text:style-name="T12">- הכי</text:span><text:span text:style-name="T15"> </text:span><text:span text:style-name="T12">נמי</text:span><text:span text:style-name="T15"> </text:span><text:span text:style-name="T12">מצי</text:span><text:span text:style-name="T15"> </text:span><text:span text:style-name="T12">למייצינהו: דאי</text:span><text:span text:style-name="T15"> </text:span><text:span text:style-name="T12">לא</text:span><text:span text:style-name="T15"> </text:span><text:span text:style-name="T12">עביד</text:span><text:span text:style-name="T15"> </text:span><text:span text:style-name="T12">הכי</text:span><text:span text:style-name="T15"> </text:span><text:span text:style-name="T12">- מיתלעי</text:span><text:span text:style-name="T7">)</text:span>, ושרי.</text:p>
      <text:p text:style-name="P5">ואמר<text:span text:style-name="T1"> </text:span>רבא<text:span text:style-name="T1"> </text:span>'פרקמטיא<text:span text:style-name="T1"> </text:span>כל<text:span text:style-name="T1"> </text:span>שהוא<text:span text:style-name="T1"> </text:span><text:span text:style-name="T7">(</text:span><text:span text:style-name="T12">לעשות</text:span><text:span text:style-name="T15"> </text:span><text:span text:style-name="T12">סחורה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 - אסור'?</text:p>
      <text:p text:style-name="P5">אמר<text:span text:style-name="T1"> </text:span>רבי<text:span text:style-name="T1"> </text:span>יוסי<text:span text:style-name="T1"> </text:span>בר<text:span text:style-name="T1"> </text:span>אבין: ובדבר<text:span text:style-name="T1"> </text:span>האבד<text:span text:style-name="T1"> </text:span><text:span text:style-name="T7">(</text:span><text:span text:style-name="T12">שאם</text:span><text:span text:style-name="T15"> </text:span><text:span text:style-name="T12">יש</text:span><text:span text:style-name="T15"> </text:span><text:span text:style-name="T12">לו</text:span><text:span text:style-name="T15"> </text:span><text:span text:style-name="T12">הפסד</text:span><text:span text:style-name="T15"> </text:span><text:span text:style-name="T12">אם</text:span><text:span text:style-name="T15"> </text:span><text:span text:style-name="T12">לא</text:span><text:span text:style-name="T15"> </text:span><text:span text:style-name="T12">יעשנה</text:span><text:span text:style-name="T15"> </text:span><text:span text:style-name="T12">לאותה</text:span><text:span text:style-name="T15"> </text:span><text:span text:style-name="T12">סחורה</text:span><text:span text:style-name="T7">)</text:span> - מותר<text:span text:style-name="T1"> </text:span><text:span text:style-name="T7">(</text:span><text:span text:style-name="T12">מותר</text:span><text:span text:style-name="T15"> </text:span><text:span text:style-name="T12">לעשותה, אבל</text:span><text:span text:style-name="T15"> </text:span><text:span text:style-name="T12">בחנם</text:span><text:span text:style-name="T15"> </text:span><text:span text:style-name="T12">- שלא</text:span><text:span text:style-name="T15"> </text:span><text:span text:style-name="T12">להרויח</text:span><text:span text:style-name="T15"> </text:span><text:span text:style-name="T12">- אסור</text:span><text:span text:style-name="T7">)</text:span>.</text:p>
      <text:p text:style-name="P12"/>
      <text:p text:style-name="P5">רבינא<text:span text:style-name="T1"> </text:span>הוה<text:span text:style-name="T1"> </text:span>ליה<text:span text:style-name="T1"> </text:span>ההוא<text:span text:style-name="T1"> </text:span>עיסקא<text:span text:style-name="T1"> </text:span>דהוה<text:span text:style-name="T1"> </text:span>מזדבן<text:span text:style-name="T1"> </text:span>בשיתא<text:span text:style-name="T1"> </text:span>אלפי; שהייה<text:span text:style-name="T1"> </text:span>לזבוניה<text:span text:style-name="T1"> </text:span>בתר<text:span text:style-name="T1"> </text:span>חולא<text:span text:style-name="T1"> </text:span>דמועדא<text:span text:style-name="T1"> </text:span>- וזבניה<text:span text:style-name="T1"> </text:span>בתריסר<text:span text:style-name="T1"> </text:span>אלפי.</text:p>
      <text:p text:style-name="P5">רבינא<text:span text:style-name="T1"> </text:span>הוה<text:span text:style-name="T1"> </text:span>מסיק<text:span text:style-name="T1"> </text:span>זוזי<text:span text:style-name="T1"> </text:span>בבני<text:span text:style-name="T1"> </text:span>אקרא<text:span text:style-name="T1"> </text:span>דשנואתא<text:span text:style-name="T1"> </text:span><text:span text:style-name="T7">(</text:span><text:span text:style-name="T12">שהיו</text:span><text:span text:style-name="T15"> </text:span><text:span text:style-name="T12">חייבין</text:span><text:span text:style-name="T15"> </text:span><text:span text:style-name="T12">לו</text:span><text:span text:style-name="T15"> </text:span><text:span text:style-name="T12">מעות</text:span><text:span text:style-name="T15"> </text:span><text:span text:style-name="T12">באותו</text:span><text:span text:style-name="T15"> </text:span><text:span text:style-name="T12">מקום</text:span><text:span text:style-name="T7">)</text:span>; אתא<text:span text:style-name="T1"> </text:span>לקמיה<text:span text:style-name="T1"> </text:span>דרב<text:span text:style-name="T1"> </text:span>אשי, אמר<text:span text:style-name="T1"> </text:span>ליה: מהו<text:span text:style-name="T1"> </text:span>למיזל<text:span text:style-name="T1"> </text:span>האידנא<text:span text:style-name="T1"> </text:span>עלייהו?</text:p>
      <text:p text:style-name="P5">אמר<text:span text:style-name="T1"> </text:span>ליה: כיון<text:span text:style-name="T1"> </text:span>דהאידנא<text:span text:style-name="T1"> </text:span>הוא<text:span text:style-name="T1"> </text:span>דמשכחת<text:span text:style-name="T1"> </text:span>להו, ביומי<text:span text:style-name="T1"> </text:span>אחריני<text:span text:style-name="T1"> </text:span>לא<text:span text:style-name="T1"> </text:span>משכחת<text:span text:style-name="T1"> </text:span>להו<text:span text:style-name="T1"> </text:span>- כפרקמטיא<text:span text:style-name="T1"> </text:span>האבד<text:span text:style-name="T1"> </text:span>דמי, ושרי.</text:p>
      <text:p text:style-name="P5">תניא<text:span text:style-name="T1"> </text:span>נמי<text:span text:style-name="T1"> </text:span>גבי<text:span text:style-name="T1"> </text:span>עבודה<text:span text:style-name="T1"> </text:span>זרה<text:span text:style-name="T1"> </text:span>כי<text:span text:style-name="T1"> </text:span>האי<text:span text:style-name="T1"> </text:span>גוונא: '<text:span text:style-name="T41">הולכין</text:span></text:p>
      <text:p text:style-name="P5"/>
      <text:p text:style-name="P5">(מועד<text:span text:style-name="T1"> </text:span>קטן<text:span text:style-name="T1"> </text:span>יא,א)</text:p>
      <text:p text:style-name="P5"><text:span text:style-name="T41">ליריד</text:span><text:span text:style-name="T42"> </text:span><text:span text:style-name="T41">של</text:span><text:span text:style-name="T42"> </text:span><text:span text:style-name="T41">עכו"ם</text:span><text:span text:style-name="T42"> </text:span><text:span text:style-name="T7">(</text:span><text:span text:style-name="T12">יומא</text:span><text:span text:style-name="T15"> </text:span><text:span text:style-name="T12">דשוקא</text:span><text:span text:style-name="T7">)</text:span><text:span text:style-name="T41"> ולוקחים</text:span><text:span text:style-name="T42"> </text:span><text:span text:style-name="T41">בהמה, עבדים</text:span><text:span text:style-name="T42"> </text:span><text:span text:style-name="T41">ושפחות, בתים</text:span><text:span text:style-name="T42"> </text:span><text:span text:style-name="T41">שדות</text:span><text:span text:style-name="T42"> </text:span><text:span text:style-name="T41">וכרמים, וכותב</text:span><text:span text:style-name="T42"> </text:span><text:span text:style-name="T41">ומעלה</text:span><text:span text:style-name="T42"> </text:span><text:span text:style-name="T41">בערכאות</text:span><text:span text:style-name="T42"> </text:span><text:span text:style-name="T41">שלהן</text:span><text:span text:style-name="T42"> </text:span><text:span text:style-name="T7">(</text:span><text:span text:style-name="T12">לקיימן</text:span><text:span text:style-name="T15"> </text:span><text:span text:style-name="T12">בחתימתן: דכיון</text:span><text:span text:style-name="T15"> </text:span><text:span text:style-name="T12">דהשתא</text:span><text:span text:style-name="T15"> </text:span><text:span text:style-name="T12">הוא</text:span><text:span text:style-name="T15"> </text:span><text:span text:style-name="T12">דמשכח</text:span><text:span text:style-name="T15"> </text:span><text:span text:style-name="T12">להו</text:span><text:span text:style-name="T15"> </text:span><text:span text:style-name="T12">וליומא</text:span><text:span text:style-name="T15"> </text:span><text:span text:style-name="T12">אחרינא</text:span><text:span text:style-name="T15"> </text:span><text:span text:style-name="T12">לא</text:span><text:span text:style-name="T15"> </text:span><text:span text:style-name="T12">- שרי</text:span><text:span text:style-name="T7">)</text:span><text:span text:style-name="T41"> מפני</text:span><text:span text:style-name="T42"> </text:span><text:span text:style-name="T41">שהוא</text:span><text:span text:style-name="T42"> </text:span><text:span text:style-name="T41">כמציל</text:span><text:span text:style-name="T42"> </text:span><text:span text:style-name="T41">מידן.</text:span>'</text:p>
      <text:p text:style-name="P13"/>
      <text:p text:style-name="P5">רב<text:span text:style-name="T1"> </text:span>שרא<text:span text:style-name="T1"> </text:span>לחייא<text:span text:style-name="T1"> </text:span>בר<text:span text:style-name="T1"> </text:span>אשי<text:span text:style-name="T1"> </text:span>למיגדל<text:span text:style-name="T1"> </text:span>אוהרי<text:span text:style-name="T1"> </text:span><text:span text:style-name="T7">(</text:span><text:span text:style-name="T12">שצדין</text:span><text:span text:style-name="T15"> </text:span><text:span text:style-name="T12">בו</text:span><text:span text:style-name="T15"> </text:span><text:span text:style-name="T12">דגים, שקורין</text:span><text:span text:style-name="T15"> </text:span><text:span text:style-name="T12">רוש"א</text:span><text:span text:style-name="T7">)</text:span> בחולא<text:span text:style-name="T1"> </text:span>דמועדא; מאי<text:span text:style-name="T1"> </text:span>טעמא? <text:s/>מעשה<text:span text:style-name="T1"> </text:span>הדיוט<text:span text:style-name="T1"> </text:span>הוא; אבל<text:span text:style-name="T1"> </text:span>איזלי<text:span text:style-name="T1"> </text:span><text:span text:style-name="T7">(</text:span><text:span text:style-name="T12">רשתות</text:span><text:span text:style-name="T15"> </text:span><text:span text:style-name="T12">שצדין</text:span><text:span text:style-name="T15"> </text:span><text:span text:style-name="T12">בו</text:span><text:span text:style-name="T15"> </text:span><text:span text:style-name="T12">עופות</text:span><text:span text:style-name="T7">)</text:span> – אסור; מאי<text:span text:style-name="T1"> </text:span>טעמא? - מעשה<text:span text:style-name="T1"> </text:span>אומן<text:span text:style-name="T1"> </text:span>הוא.</text:p>
      <text:p text:style-name="P5">רב<text:span text:style-name="T1"> </text:span>יהודה<text:span text:style-name="T1"> </text:span>שרא<text:span text:style-name="T1"> </text:span>לאמי<text:span text:style-name="T1"> </text:span>תנורא<text:span text:style-name="T1"> </text:span><text:span text:style-name="T84">[בונה</text:span><text:span text:style-name="T88"> </text:span><text:span text:style-name="T84">תנורים]</text:span> למיגדל<text:span text:style-name="T1"> </text:span>תנורי<text:span text:style-name="T1"> </text:span><text:span text:style-name="T7">(</text:span><text:span text:style-name="T12">לעשות</text:span><text:span text:style-name="T15"> </text:span><text:span text:style-name="T12">התנור</text:span><text:span text:style-name="T15"> </text:span><text:span text:style-name="T12">מחדש</text:span><text:span text:style-name="T7">)</text:span>, ולרבא<text:span text:style-name="T1"> </text:span>בר<text:span text:style-name="T1"> </text:span>עשבי<text:span text:style-name="T1"> </text:span>למיגדל<text:span text:style-name="T1"> </text:span>מהולתא<text:span text:style-name="T1"> </text:span><text:span text:style-name="T7">(</text:span><text:span text:style-name="T12">נפה</text:span><text:span text:style-name="T7">)</text:span>.</text:p>
      <text:p text:style-name="P5">איני! והא<text:span text:style-name="T1"> </text:span>תני<text:span text:style-name="T1"> </text:span>רבה<text:span text:style-name="T1"> </text:span>בר<text:span text:style-name="T1"> </text:span>שמואל: '<text:span text:style-name="T41">ושוין</text:span><text:span text:style-name="T42"> </text:span><text:span text:style-name="T41">שאין</text:span><text:span text:style-name="T42"> </text:span><text:span text:style-name="T41">גודלין</text:span><text:span text:style-name="T42"> </text:span><text:span text:style-name="T41">תנור</text:span><text:span text:style-name="T42"> </text:span><text:span text:style-name="T41">לכתחילה</text:span>'!?</text:p>
      <text:p text:style-name="P5">לא<text:span text:style-name="T1"> </text:span>קשיא: כאן<text:span text:style-name="T1"> </text:span>בימות<text:span text:style-name="T1"> </text:span>החמה<text:span text:style-name="T1"> </text:span><text:span text:style-name="T7">(</text:span><text:span text:style-name="T12">כלומר: כשיש</text:span><text:span text:style-name="T15"> </text:span><text:span text:style-name="T12">ימות</text:span><text:span text:style-name="T15"> </text:span><text:span text:style-name="T12">החמה, כגון</text:span><text:span text:style-name="T15"> </text:span><text:span text:style-name="T12">בפסח</text:span><text:span text:style-name="T15"> </text:span><text:span text:style-name="T25">[## או</text:span><text:span text:style-name="T16"> </text:span><text:span text:style-name="T25">בסוכות</text:span><text:span text:style-name="T16"> </text:span><text:span text:style-name="T25">בשנה</text:span><text:span text:style-name="T16"> </text:span><text:span text:style-name="T25">לפני</text:span><text:span text:style-name="T16"> </text:span><text:span text:style-name="T25">שנה</text:span><text:span text:style-name="T16"> </text:span><text:span text:style-name="T25">מעוברת]</text:span><text:span text:style-name="T12">, דחבול</text:span><text:span text:style-name="T15"> </text:span><text:span text:style-name="T12">עלמא: שאין</text:span><text:span text:style-name="T15"> </text:span><text:span text:style-name="T12">יורדין</text:span><text:span text:style-name="T15"> </text:span><text:span text:style-name="T12">בו</text:span><text:span text:style-name="T15"> </text:span><text:span text:style-name="T12">גשמים</text:span><text:span text:style-name="T15"> </text:span><text:span text:style-name="T12">- מותר</text:span><text:span text:style-name="T15"> </text:span><text:span text:style-name="T12">לעשות</text:span><text:span text:style-name="T15"> </text:span><text:span text:style-name="T12">בו</text:span><text:span text:style-name="T15"> </text:span><text:span text:style-name="T12">תנור, לפי</text:span><text:span text:style-name="T15"> </text:span><text:span text:style-name="T12">שלאלתר</text:span><text:span text:style-name="T15"> </text:span><text:span text:style-name="T12">יבש</text:span><text:span text:style-name="T15"> </text:span><text:span text:style-name="T12">ויכולין</text:span><text:span text:style-name="T15"> </text:span><text:span text:style-name="T12">לאפות</text:span><text:span text:style-name="T15"> </text:span><text:span text:style-name="T12">בו</text:span><text:span text:style-name="T15"> </text:span><text:span text:style-name="T12">פת</text:span><text:span text:style-name="T15"> </text:span><text:span text:style-name="T12">ברגל</text:span><text:span text:style-name="T15"> </text:span><text:span text:style-name="T12">לצורך</text:span><text:span text:style-name="T15"> </text:span><text:span text:style-name="T12">הרגל</text:span><text:span text:style-name="T7">)</text:span>, כאן<text:span text:style-name="T1"> </text:span>בימות<text:span text:style-name="T1"> </text:span>הגשמים<text:span text:style-name="T1"> </text:span><text:span text:style-name="T7">(</text:span><text:span text:style-name="T12">כלומר: כשיורדין</text:span><text:span text:style-name="T15"> </text:span><text:span text:style-name="T12">הגשמים</text:span><text:span text:style-name="T15"> </text:span><text:span text:style-name="T12">ברגל, כגון</text:span><text:span text:style-name="T15"> </text:span><text:span text:style-name="T12">בסוכות</text:span><text:span text:style-name="T15"> </text:span><text:span text:style-name="T12">- אין</text:span><text:span text:style-name="T15"> </text:span><text:span text:style-name="T12">עושין</text:span><text:span text:style-name="T15"> </text:span><text:span text:style-name="T12">תנור, לפי</text:span><text:span text:style-name="T15"> </text:span><text:span text:style-name="T12">שאינו</text:span><text:span text:style-name="T15"> </text:span><text:span text:style-name="T12">יבש</text:span><text:span text:style-name="T15"> </text:span><text:span text:style-name="T12">לאלתר</text:span><text:span text:style-name="T15"> </text:span><text:span text:style-name="T12">עד</text:span><text:span text:style-name="T15"> </text:span><text:span text:style-name="T12">לאחר</text:span><text:span text:style-name="T15"> </text:span><text:span text:style-name="T12">הרגל, ועבד</text:span><text:span text:style-name="T15"> </text:span><text:span text:style-name="T12">טירחא</text:span><text:span text:style-name="T15"> </text:span><text:span text:style-name="T12">שלא</text:span><text:span text:style-name="T15"> </text:span><text:span text:style-name="T12">לצורך</text:span><text:span text:style-name="T15"> </text:span><text:span text:style-name="T12">הרגל</text:span><text:span text:style-name="T7">)</text:span>.</text:p>
      <text:p text:style-name="P5"/>
      <text:p text:style-name="P5"/>
      <text:p text:style-name="P5">משנה:</text:p>
      <text:p text:style-name="P5">עושין<text:span text:style-name="T1"> </text:span>מעקה<text:span text:style-name="T1"> </text:span>לגג<text:span text:style-name="T1"> </text:span>ולמרפסת<text:span text:style-name="T1"> </text:span><text:span text:style-name="T7">(</text:span><text:span text:style-name="T12">כותל</text:span><text:span text:style-name="T15"> </text:span><text:span text:style-name="T12">קטנה</text:span><text:span text:style-name="T15"> </text:span><text:span text:style-name="T12">העושין</text:span><text:span text:style-name="T15"> </text:span><text:span text:style-name="T12">על</text:span><text:span text:style-name="T15"> </text:span><text:span text:style-name="T12">האיצטבות</text:span><text:span text:style-name="T15"> </text:span><text:span text:style-name="T12">שלפני</text:span><text:span text:style-name="T15"> </text:span><text:span text:style-name="T12">העליות</text:span><text:span text:style-name="T15"> </text:span><text:span text:style-name="T12">גדולות, כעין</text:span><text:span text:style-name="T15"> </text:span><text:span text:style-name="T12">שיש</text:span><text:span text:style-name="T15"> </text:span><text:span text:style-name="T12">על</text:span><text:span text:style-name="T15"> </text:span><text:span text:style-name="T12">שפת</text:span><text:span text:style-name="T15"> </text:span><text:span text:style-name="T12">נהר</text:span><text:span text:style-name="T15"> </text:span><text:span text:style-name="T12">רייניס</text:span><text:span text:style-name="T7">)</text:span> <text:s/>- מעשה<text:span text:style-name="T1"> </text:span>הדיוט, אבל<text:span text:style-name="T1"> </text:span>לא<text:span text:style-name="T1"> </text:span>מעשה<text:span text:style-name="T1"> </text:span>אומן;</text:p>
      <text:p text:style-name="P5">שפין<text:span text:style-name="T1"> </text:span>את<text:span text:style-name="T1"> </text:span>הסדקין<text:span text:style-name="T1"> </text:span><text:span text:style-name="T7">(</text:span><text:span text:style-name="T12">שבתנור</text:span><text:span text:style-name="T7">)</text:span>, ומעגילין<text:span text:style-name="T1"> </text:span>אותן<text:span text:style-name="T1"> </text:span>במעגילה<text:span text:style-name="T1"> </text:span><text:span text:style-name="T7">(</text:span><text:span text:style-name="T12">שגוללין</text:span><text:span text:style-name="T15"> </text:span><text:span text:style-name="T12">על</text:span><text:span text:style-name="T15"> </text:span><text:span text:style-name="T12">קרקעות</text:span><text:span text:style-name="T15"> </text:span><text:span text:style-name="T12">התנור</text:span><text:span text:style-name="T15"> </text:span><text:span text:style-name="T12">עץ</text:span><text:span text:style-name="T15"> </text:span><text:span text:style-name="T12">גדול</text:span><text:span text:style-name="T15"> </text:span><text:span text:style-name="T12">עגול, כדי</text:span><text:span text:style-name="T15"> </text:span><text:span text:style-name="T12">לסתום</text:span><text:span text:style-name="T15"> </text:span><text:span text:style-name="T12">הסדקין</text:span><text:span text:style-name="T7">)</text:span> - ביד<text:span text:style-name="T1"> </text:span>וברגל<text:span text:style-name="T1"> </text:span><text:span text:style-name="T7">(</text:span><text:span text:style-name="T12">שלוקח</text:span><text:span text:style-name="T15"> </text:span><text:span text:style-name="T12">בידו</text:span><text:span text:style-name="T15"> </text:span><text:span text:style-name="T12">עץ</text:span><text:span text:style-name="T15"> </text:span><text:span text:style-name="T12">ובועטין</text:span><text:span text:style-name="T15"> </text:span><text:span text:style-name="T12">ביד</text:span><text:span text:style-name="T15"> </text:span><text:span text:style-name="T12">על</text:span><text:span text:style-name="T15"> </text:span><text:span text:style-name="T12">התנור</text:span><text:span text:style-name="T15"> </text:span><text:span text:style-name="T12">לסתום</text:span><text:span text:style-name="T15"> </text:span><text:span text:style-name="T12">הסדקים, או</text:span><text:span text:style-name="T15"> </text:span><text:span text:style-name="T12">בועט</text:span><text:span text:style-name="T15"> </text:span><text:span text:style-name="T12">ברגלו</text:span><text:span text:style-name="T15"> </text:span><text:span text:style-name="T12">על</text:span><text:span text:style-name="T15"> </text:span><text:span text:style-name="T12">קרקעות</text:span><text:span text:style-name="T15"> </text:span><text:span text:style-name="T12">התנור</text:span><text:span text:style-name="T7">)</text:span>, אבל<text:span text:style-name="T1"> </text:span>לא<text:span text:style-name="T1"> </text:span>במחלצים<text:span text:style-name="T1"> </text:span><text:span text:style-name="T7">(</text:span><text:span text:style-name="T12">עץ</text:span><text:span text:style-name="T15"> </text:span><text:span text:style-name="T12">כעין</text:span><text:span text:style-name="T15"> </text:span><text:span text:style-name="T12">רגל</text:span><text:span text:style-name="T15"> </text:span><text:span text:style-name="T12">שדוחקו</text:span><text:span text:style-name="T15"> </text:span><text:span text:style-name="T12">במעזיבה</text:span><text:span text:style-name="T15"> </text:span><text:span text:style-name="T12">לסתום</text:span><text:span text:style-name="T15"> </text:span><text:span text:style-name="T12">הסדקין, ויש</text:span><text:span text:style-name="T15"> </text:span><text:span text:style-name="T12">בו</text:span><text:span text:style-name="T15"> </text:span><text:span text:style-name="T12">מעשה</text:span><text:span text:style-name="T15"> </text:span><text:span text:style-name="T12">אומן</text:span><text:span text:style-name="T15"> </text:span><text:span text:style-name="T12">יותר</text:span><text:span text:style-name="T15"> </text:span><text:span text:style-name="T12">ממעגילה</text:span><text:span text:style-name="T7">)</text:span>;</text:p>
      <text:p text:style-name="P5"><text:soft-page-break/>הציר<text:span text:style-name="T1"> </text:span><text:span text:style-name="T7">(</text:span><text:span text:style-name="T12">רגל</text:span><text:span text:style-name="T15"> </text:span><text:span text:style-name="T12">הדלת</text:span><text:span text:style-name="T15"> </text:span><text:span text:style-name="T12">כמו</text:span><text:span text:style-name="T15"> </text:span><text:span text:style-name="T18">הדלת</text:span><text:span text:style-name="T15"> </text:span><text:span text:style-name="T18">תסוב</text:span><text:span text:style-name="T15"> </text:span><text:span text:style-name="T18">על</text:span><text:span text:style-name="T15"> </text:span><text:span text:style-name="T18">צירה</text:span><text:span text:style-name="T15"> </text:span><text:span text:style-name="T13">(משלי</text:span><text:span text:style-name="T16"> </text:span><text:span text:style-name="T13">כו,יד)</text:span><text:span text:style-name="T7">)</text:span>, והצינור<text:span text:style-name="T1"> </text:span><text:span text:style-name="T7">(</text:span><text:span text:style-name="T12">הוא</text:span><text:span text:style-name="T15"> </text:span><text:span text:style-name="T12">החור</text:span><text:span text:style-name="T15"> </text:span><text:span text:style-name="T12">שבאסקופא</text:span><text:span text:style-name="T15"> </text:span><text:span text:style-name="T12">התחתונה</text:span><text:span text:style-name="T15"> </text:span><text:span text:style-name="T12">כמו</text:span><text:span text:style-name="T15"> </text:span><text:span text:style-name="T12">'צינורא</text:span><text:span text:style-name="T15"> </text:span><text:span text:style-name="T12">דדשא'</text:span><text:span text:style-name="T7">)</text:span>, והקורה<text:span text:style-name="T1"> </text:span><text:span text:style-name="T7">(</text:span><text:span text:style-name="T12">מה</text:span><text:span text:style-name="T15"> </text:span><text:span text:style-name="T12">שעל</text:span><text:span text:style-name="T15"> </text:span><text:span text:style-name="T12">הפתח, שתחזור</text:span><text:span text:style-name="T15"> </text:span><text:span text:style-name="T12">בו</text:span><text:span text:style-name="T15"> </text:span><text:span text:style-name="T12">הדלת, וקורין</text:span><text:span text:style-name="T15"> </text:span><text:span text:style-name="T12">אוברטו"ר</text:span><text:span text:style-name="T15"> </text:span><text:span text:style-name="T85">[קורה</text:span><text:span text:style-name="T89"> </text:span><text:span text:style-name="T85">שמעל</text:span><text:span text:style-name="T89"> </text:span><text:span text:style-name="T85">לדלת]</text:span><text:span text:style-name="T7">)</text:span>, והמנעול<text:span text:style-name="T1"> </text:span><text:span text:style-name="T7">(</text:span><text:span text:style-name="T12">בלבדור"א</text:span><text:span text:style-name="T7">)</text:span>, והמפתח<text:span text:style-name="T1"> </text:span>שנשברו<text:span text:style-name="T1"> </text:span>- מתקנן<text:span text:style-name="T1"> </text:span>במועד, ובלבד<text:span text:style-name="T1"> </text:span>שלא<text:span text:style-name="T1"> </text:span>יתכוין<text:span text:style-name="T1"> </text:span>לעשות<text:span text:style-name="T1"> </text:span>מלאכתו<text:span text:style-name="T1"> </text:span>במועד<text:span text:style-name="T1"> </text:span><text:span text:style-name="T7">(</text:span><text:span text:style-name="T12">כשיש</text:span><text:span text:style-name="T15"> </text:span><text:span text:style-name="T12">לו</text:span><text:span text:style-name="T15"> </text:span><text:span text:style-name="T12">לתקן</text:span><text:span text:style-name="T15"> </text:span><text:span text:style-name="T12">כל</text:span><text:span text:style-name="T15"> </text:span><text:span text:style-name="T12">אילו</text:span><text:span text:style-name="T15"> </text:span><text:span text:style-name="T12">בשאר</text:span><text:span text:style-name="T15"> </text:span><text:span text:style-name="T12">ימות</text:span><text:span text:style-name="T15"> </text:span><text:span text:style-name="T12">השנה, ומניחו</text:span><text:span text:style-name="T15"> </text:span><text:span text:style-name="T12">עד</text:span><text:span text:style-name="T15"> </text:span><text:span text:style-name="T12">המועד</text:span><text:span text:style-name="T7">)</text:span>;</text:p>
      <text:p text:style-name="P5">וכל<text:span text:style-name="T1"> </text:span>כבשין<text:span text:style-name="T1"> </text:span><text:span text:style-name="T7">(</text:span><text:span text:style-name="T12">של</text:span><text:span text:style-name="T15"> </text:span><text:span text:style-name="T12">ציר, כלומר: דגים</text:span><text:span text:style-name="T15"> </text:span><text:span text:style-name="T12">ושאר</text:span><text:span text:style-name="T15"> </text:span><text:span text:style-name="T12">דברים</text:span><text:span text:style-name="T15"> </text:span><text:span text:style-name="T12">שכובשים</text:span><text:span text:style-name="T15"> </text:span><text:span text:style-name="T12">במלח</text:span><text:span text:style-name="T7">)</text:span> שהוא<text:span text:style-name="T1"> </text:span>יכול<text:span text:style-name="T1"> </text:span>לאכול<text:span text:style-name="T1"> </text:span>מהן<text:span text:style-name="T1"> </text:span>במועד<text:span text:style-name="T1"> </text:span><text:span text:style-name="T7">(</text:span><text:span text:style-name="T12">שלא</text:span><text:span text:style-name="T15"> </text:span><text:span text:style-name="T12">יהא</text:span><text:span text:style-name="T15"> </text:span><text:span text:style-name="T12">צריך</text:span><text:span text:style-name="T15"> </text:span><text:span text:style-name="T12">להמתין</text:span><text:span text:style-name="T15"> </text:span><text:span text:style-name="T12">באכילתן</text:span><text:span text:style-name="T15"> </text:span><text:span text:style-name="T12">עד</text:span><text:span text:style-name="T15"> </text:span><text:span text:style-name="T12">לאחר</text:span><text:span text:style-name="T15"> </text:span><text:span text:style-name="T12">המועד</text:span><text:span text:style-name="T15"> </text:span><text:span text:style-name="T12">שיהו</text:span><text:span text:style-name="T15"> </text:span><text:span text:style-name="T12">נכבשין</text:span><text:span text:style-name="T15"> </text:span><text:span text:style-name="T12">מהר</text:span><text:span text:style-name="T15"> </text:span><text:span text:style-name="T12">וראויין</text:span><text:span text:style-name="T15"> </text:span><text:span text:style-name="T12">לאכול</text:span><text:span text:style-name="T15"> </text:span><text:span text:style-name="T12">מיד</text:span><text:span text:style-name="T7">)</text:span> - כובשן.</text:p>
      <text:p text:style-name="P5"/>
      <text:p text:style-name="P5">גמרא:</text:p>
      <text:p text:style-name="P5">היכי<text:span text:style-name="T1"> </text:span>דמי<text:span text:style-name="T1"> </text:span>'<text:span text:style-name="T41">מעשה</text:span><text:span text:style-name="T42"> </text:span><text:span text:style-name="T41">הדיוט</text:span>'?</text:p>
      <text:p text:style-name="P5">רב<text:span text:style-name="T1"> </text:span>יוסף<text:span text:style-name="T1"> </text:span>אמר: בהוצא<text:span text:style-name="T1"> </text:span><text:span text:style-name="T7">(</text:span><text:span text:style-name="T12">הוצי</text:span><text:span text:style-name="T15"> </text:span><text:span text:style-name="T12">דקל</text:span><text:span text:style-name="T7">)</text:span> ודפנא<text:span text:style-name="T1"> </text:span><text:span text:style-name="T7">(</text:span><text:span text:style-name="T12">עבדי</text:span><text:span text:style-name="T15"> </text:span><text:span text:style-name="T12">לחיים</text:span><text:span text:style-name="T15"> </text:span><text:span text:style-name="T12">של</text:span><text:span text:style-name="T15"> </text:span><text:span text:style-name="T12">גדר</text:span><text:span text:style-name="T7">)</text:span>;</text:p>
      <text:p text:style-name="P5">במתניתא<text:span text:style-name="T1"> </text:span>תנא<text:span text:style-name="T1"> </text:span><text:span text:style-name="T7">(</text:span><text:span text:style-name="T12">זה</text:span><text:span text:style-name="T15"> </text:span><text:span text:style-name="T12">הוא</text:span><text:span text:style-name="T15"> </text:span><text:span text:style-name="T12">מעשה</text:span><text:span text:style-name="T15"> </text:span><text:span text:style-name="T12">הדיוט</text:span><text:span text:style-name="T7">)</text:span>: '<text:span text:style-name="T41">צר</text:span><text:span text:style-name="T42"> </text:span><text:span text:style-name="T41">בצרור</text:span><text:span text:style-name="T42"> </text:span><text:span text:style-name="T41">ואינו</text:span><text:span text:style-name="T42"> </text:span><text:span text:style-name="T41">טח</text:span><text:span text:style-name="T42"> </text:span><text:span text:style-name="T41">בטיט</text:span>'.</text:p>
      <text:p text:style-name="P5"/>
      <text:p text:style-name="P5">שפין<text:span text:style-name="T1"> </text:span>את<text:span text:style-name="T1"> </text:span>הסדקין<text:span text:style-name="T1"> </text:span>ומעגילין<text:span text:style-name="T1"> </text:span>אותן<text:span text:style-name="T1"> </text:span>במעגילה<text:span text:style-name="T1"> </text:span><text:span text:style-name="T9">[ביד</text:span><text:span text:style-name="T2"> </text:span><text:span text:style-name="T9">וברגל</text:span><text:span text:style-name="T2"> </text:span><text:span text:style-name="T9">אבל</text:span><text:span text:style-name="T2"> </text:span><text:span text:style-name="T9">לא</text:span><text:span text:style-name="T2"> </text:span><text:span text:style-name="T9">במלחצים]</text:span>: <text:s/></text:p>
      <text:p text:style-name="P5">השתא<text:span text:style-name="T1"> </text:span>במעגילה<text:span text:style-name="T1"> </text:span>אמרת<text:span text:style-name="T1"> </text:span>שרי, ביד<text:span text:style-name="T1"> </text:span>וברגל<text:span text:style-name="T1"> </text:span>מיבעיא<text:span text:style-name="T1"> </text:span><text:span text:style-name="T7">(</text:span><text:span text:style-name="T12">מעגילה</text:span><text:span text:style-name="T15"> </text:span><text:span text:style-name="T12">- דרך</text:span><text:span text:style-name="T15"> </text:span><text:span text:style-name="T12">אומנות</text:span><text:span text:style-name="T15"> </text:span><text:span text:style-name="T12">יותר; ביד</text:span><text:span text:style-name="T15"> </text:span><text:span text:style-name="T12">וברגל, דלאו</text:span><text:span text:style-name="T15"> </text:span><text:span text:style-name="T12">מעשה</text:span><text:span text:style-name="T15"> </text:span><text:span text:style-name="T12">אומן</text:span><text:span text:style-name="T15"> </text:span><text:span text:style-name="T12">הוא</text:span><text:span text:style-name="T15"> </text:span><text:span text:style-name="T12">לא</text:span><text:span text:style-name="T15"> </text:span><text:span text:style-name="T12">כל</text:span><text:span text:style-name="T15"> </text:span><text:span text:style-name="T12">שכן</text:span><text:span text:style-name="T7">)</text:span>? <text:s/></text:p>
      <text:p text:style-name="P5">הכי<text:span text:style-name="T1"> </text:span>קאמר: '<text:span text:style-name="T41">שפין</text:span><text:span text:style-name="T42"> </text:span><text:span text:style-name="T41">את</text:span><text:span text:style-name="T42"> </text:span><text:span text:style-name="T41">הסדקין, ומעגילין</text:span><text:span text:style-name="T42"> </text:span><text:span text:style-name="T41">אותן, כעין</text:span><text:span text:style-name="T42"> </text:span><text:span text:style-name="T41">מעגילה</text:span><text:span text:style-name="T42"> </text:span><text:span text:style-name="T7">(</text:span><text:span text:style-name="T12">ולא</text:span><text:span text:style-name="T15"> </text:span><text:span text:style-name="T12">מעגילה</text:span><text:span text:style-name="T15"> </text:span><text:span text:style-name="T12">ממש</text:span><text:span text:style-name="T15"> </text:span><text:span text:style-name="T12">אלא</text:span><text:span text:style-name="T15"> </text:span><text:span text:style-name="T12">כעין</text:span><text:span text:style-name="T15"> </text:span><text:span text:style-name="T12">מעגילה</text:span><text:span text:style-name="T15"> </text:span><text:span text:style-name="T12">=</text:span><text:span text:style-name="T7">)</text:span><text:span text:style-name="T41"> ביד</text:span><text:span text:style-name="T42"> </text:span><text:span text:style-name="T41">וברגל, אבל</text:span><text:span text:style-name="T42"> </text:span><text:span text:style-name="T41">לא</text:span><text:span text:style-name="T42"> </text:span><text:span text:style-name="T41">במחלצים</text:span>'.</text:p>
      <text:p text:style-name="P5"/>
      <text:p text:style-name="P5">הציר<text:span text:style-name="T1"> </text:span>והצינור<text:span text:style-name="T1"> </text:span>והקורה<text:span text:style-name="T1"> </text:span>והמנעול<text:span text:style-name="T1"> </text:span>והמפתח<text:span text:style-name="T1"> </text:span>שנשברו<text:span text:style-name="T1"> </text:span>מתקנן<text:span text:style-name="T1"> </text:span>במועד: <text:s/></text:p>
      <text:p text:style-name="P5">ורמינהי<text:span text:style-name="T1"> </text:span><text:span text:style-name="T13">[מעשר</text:span><text:span text:style-name="T16"> </text:span><text:span text:style-name="T13">שני</text:span><text:span text:style-name="T16"> </text:span><text:span text:style-name="T13">פ"ה</text:span><text:span text:style-name="T16"> </text:span><text:span text:style-name="T13">מ"טו]</text:span>: '<text:span text:style-name="T9">[יוחנן</text:span><text:span text:style-name="T2"> </text:span><text:span text:style-name="T9">כהן</text:span><text:span text:style-name="T2"> </text:span><text:span text:style-name="T9">גדול</text:span><text:span text:style-name="T2"> </text:span><text:span text:style-name="T9">העביר</text:span><text:span text:style-name="T2"> </text:span><text:span text:style-name="T9">הודיות</text:span><text:span text:style-name="T2"> </text:span><text:span text:style-name="T9">המעשר; אף</text:span><text:span text:style-name="T2"> </text:span><text:span text:style-name="T9">הוא</text:span><text:span text:style-name="T2"> </text:span><text:span text:style-name="T9">בטל</text:span><text:span text:style-name="T2"> </text:span><text:span text:style-name="T9">את</text:span><text:span text:style-name="T2"> </text:span><text:span text:style-name="T9">המעוררים</text:span><text:span text:style-name="T2"> </text:span><text:span text:style-name="T9">ואת</text:span><text:span text:style-name="T2"> </text:span><text:span text:style-name="T9">הנוקפים;]</text:span><text:span text:style-name="T41"> עד</text:span><text:span text:style-name="T42"> </text:span><text:span text:style-name="T41">ימיו</text:span><text:span text:style-name="T42"> </text:span><text:span text:style-name="T12">(של</text:span><text:span text:style-name="T15"> </text:span><text:span text:style-name="T12">יוחנן</text:span><text:span text:style-name="T15"> </text:span><text:span text:style-name="T12">כהן</text:span><text:span text:style-name="T15"> </text:span><text:span text:style-name="T12">גדול)</text:span><text:span text:style-name="T41"> היה</text:span><text:span text:style-name="T42"> </text:span><text:span text:style-name="T41">פטיש</text:span><text:span text:style-name="T42"> </text:span><text:span text:style-name="T41">מכה</text:span><text:span text:style-name="T42"> </text:span><text:span text:style-name="T41">בירושלים</text:span><text:span text:style-name="T42"> </text:span><text:span text:style-name="T12">(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והוא</text:span><text:span text:style-name="T15"> </text:span><text:span text:style-name="T12">גזר</text:span><text:span text:style-name="T15"> </text:span><text:span text:style-name="T12">עליו</text:span><text:span text:style-name="T15"> </text:span><text:span text:style-name="T12">ובטלו)</text:span><text:span text:style-name="T41"> </text:span><text:span text:style-name="T9">[ובימיו</text:span><text:span text:style-name="T2"> </text:span><text:span text:style-name="T9">אין</text:span><text:span text:style-name="T2"> </text:span><text:span text:style-name="T9">אדם</text:span><text:span text:style-name="T2"> </text:span><text:span text:style-name="T9">צריך</text:span><text:span text:style-name="T2"> </text:span><text:span text:style-name="T9">לשאול</text:span><text:span text:style-name="T2"> </text:span><text:span text:style-name="T9">על</text:span><text:span text:style-name="T2"> </text:span><text:span text:style-name="T9">הדמאי]</text:span> – 'עד<text:span text:style-name="T1"> </text:span>ימיו' – אִין, מכאן<text:span text:style-name="T1"> </text:span>ואילך<text:span text:style-name="T1"> </text:span>לא<text:span text:style-name="T1"> </text:span><text:span text:style-name="T7">(</text:span><text:span text:style-name="T12">אלמא</text:span><text:span text:style-name="T15"> </text:span><text:span text:style-name="T12">אסור, ומתניתין</text:span><text:span text:style-name="T15"> </text:span><text:span text:style-name="T12">קתני</text:span><text:span text:style-name="T15"> </text:span><text:span text:style-name="T12">'</text:span><text:span text:style-name="T27">ומתקנין</text:span><text:span text:style-name="T28"> </text:span><text:span text:style-name="T27">מנעול</text:span><text:span text:style-name="T28"> </text:span><text:span text:style-name="T27">ומפתח</text:span><text:span text:style-name="T12">'</text:span><text:span text:style-name="T7">)</text:span>?</text:p>
      <text:p text:style-name="P5">לא<text:span text:style-name="T1"> </text:span>קשיא: כאן<text:span text:style-name="T1"> </text:span>בדנפחי<text:span text:style-name="T1"> </text:span><text:span text:style-name="T7">(</text:span><text:span text:style-name="T12">דפטיש</text:span><text:span text:style-name="T15"> </text:span><text:span text:style-name="T12">- היינו</text:span><text:span text:style-name="T15"> </text:span><text:span text:style-name="T12">קורנס</text:span><text:span text:style-name="T15"> – </text:span><text:span text:style-name="T12">אסור: דהוי</text:span><text:span text:style-name="T15"> </text:span><text:span text:style-name="T12">קלא</text:span><text:span text:style-name="T15"> </text:span><text:span text:style-name="T12">רבה, ואולודי</text:span><text:span text:style-name="T15"> </text:span><text:span text:style-name="T12">קלא, אסור</text:span><text:span text:style-name="T7">)</text:span> כאן<text:span text:style-name="T1"> </text:span><text:span text:style-name="T7">(</text:span><text:span text:style-name="T12">מתניתין</text:span><text:span text:style-name="T15"> </text:span><text:span text:style-name="T12">דמתקנין</text:span><text:span text:style-name="T15"> </text:span><text:span text:style-name="T12">אלו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 בדנגרי<text:span text:style-name="T1"> </text:span><text:span text:style-name="T7">(</text:span><text:span text:style-name="T12">במנעול</text:span><text:span text:style-name="T15"> </text:span><text:span text:style-name="T12">של</text:span><text:span text:style-name="T15"> </text:span><text:span text:style-name="T12">עץ</text:span><text:span text:style-name="T15"> </text:span><text:span text:style-name="T12">- שרי, דלא</text:span><text:span text:style-name="T15"> </text:span><text:span text:style-name="T12">הוי</text:span><text:span text:style-name="T15"> </text:span><text:span text:style-name="T12">קלא</text:span><text:span text:style-name="T15"> </text:span><text:span text:style-name="T12">רבה</text:span><text:span text:style-name="T7">)</text:span>.</text:p>
      <text:p text:style-name="P5">מתקיף<text:span text:style-name="T1"> </text:span>לה<text:span text:style-name="T1"> </text:span>רב<text:span text:style-name="T1"> </text:span>חסדא: יאמרו<text:span text:style-name="T1"> </text:span>'קלא<text:span text:style-name="T1"> </text:span>רבה<text:span text:style-name="T1"> </text:span>אסיר, קלא<text:span text:style-name="T1"> </text:span>זוטר<text:span text:style-name="T1"> </text:span>שרי'!?</text:p>
      <text:p text:style-name="P5">אלא<text:span text:style-name="T1"> </text:span>אמר<text:span text:style-name="T1"> </text:span>רב<text:span text:style-name="T1"> </text:span>חסדא: לא<text:span text:style-name="T1"> </text:span>קשיא: הא<text:span text:style-name="T1"> </text:span>במגלי<text:span text:style-name="T1"> </text:span><text:span text:style-name="T7">(</text:span><text:span text:style-name="T12">מסר</text:span><text:span text:style-name="T15"> </text:span><text:span text:style-name="T12">הגדול</text:span><text:span text:style-name="T15"> – </text:span><text:span text:style-name="T12">שרי: דלא</text:span><text:span text:style-name="T15"> </text:span><text:span text:style-name="T12">מוליד</text:span><text:span text:style-name="T15"> </text:span><text:span text:style-name="T12">קלא</text:span><text:span text:style-name="T15"> </text:span><text:span text:style-name="T12">כלום</text:span><text:span text:style-name="T7">)</text:span> הא<text:span text:style-name="T1"> </text:span>בחציני<text:span text:style-name="T1"> </text:span><text:span text:style-name="T7">(</text:span><text:span text:style-name="T12">ברר"א</text:span><text:span text:style-name="T15"> </text:span><text:span text:style-name="T85">[גרזן]</text:span><text:span text:style-name="T12"> – אסיר, דהוי</text:span><text:span text:style-name="T15"> </text:span><text:span text:style-name="T12">אולודי</text:span><text:span text:style-name="T15"> </text:span><text:span text:style-name="T12">קלא</text:span><text:span text:style-name="T15"> </text:span><text:span text:style-name="T12">טפי</text:span><text:span text:style-name="T7">)</text:span>.</text:p>
      <text:p text:style-name="P5">רב<text:span text:style-name="T1"> </text:span>פפא<text:span text:style-name="T1"> </text:span>אמר: כאן<text:span text:style-name="T1"> </text:span>קודם<text:span text:style-name="T1"> </text:span>גזירה<text:span text:style-name="T1"> </text:span><text:span text:style-name="T7">(</text:span><text:span text:style-name="T12">שגזר</text:span><text:span text:style-name="T15"> </text:span><text:span text:style-name="T12">יוחנן</text:span><text:span text:style-name="T15"> </text:span><text:span text:style-name="T12">כהן</text:span><text:span text:style-name="T15"> </text:span><text:span text:style-name="T12">גדול</text:span><text:span text:style-name="T7">)</text:span>, כאן<text:span text:style-name="T1"> </text:span>לאחר<text:span text:style-name="T1"> </text:span>גזירה.</text:p>
      <text:p text:style-name="P5">רב<text:span text:style-name="T1"> </text:span>אשי<text:span text:style-name="T1"> </text:span>אמר: הא<text:span text:style-name="T1"> </text:span>רבי<text:span text:style-name="T1"> </text:span>יהודה, הא<text:span text:style-name="T1"> </text:span>רבי<text:span text:style-name="T1"> </text:span>יוסי, דאמר<text:span text:style-name="T1"> </text:span>רבי<text:span text:style-name="T1"> </text:span>יצחק<text:span text:style-name="T1"> </text:span>בר<text:span text:style-name="T1"> </text:span>אבדימי: מאן<text:span text:style-name="T1"> </text:span>תנא<text:span text:style-name="T1"> </text:span>'שינוי<text:span text:style-name="T1"> </text:span>במועד<text:span text:style-name="T1"> </text:span>בדבר<text:span text:style-name="T1"> </text:span>האבד'? - דלא<text:span text:style-name="T1"> </text:span>כרבי<text:span text:style-name="T1"> </text:span>יוסי<text:span text:style-name="T1"> </text:span><text:span text:style-name="T7">(</text:span><text:span text:style-name="T12">בפירקא</text:span><text:span text:style-name="T15"> </text:span><text:span text:style-name="T12">דלקמן</text:span><text:span text:style-name="T15"> </text:span><text:span text:style-name="T13">(דף</text:span><text:span text:style-name="T16"> </text:span><text:span text:style-name="T13">יב,א)</text:span><text:span text:style-name="T12">; דרבי</text:span><text:span text:style-name="T15"> </text:span><text:span text:style-name="T12">יוסי</text:span><text:span text:style-name="T15"> </text:span><text:span text:style-name="T12">לא</text:span><text:span text:style-name="T15"> </text:span><text:span text:style-name="T12">בעי</text:span><text:span text:style-name="T15"> </text:span><text:span text:style-name="T12">לשנויי</text:span><text:span text:style-name="T15"> </text:span><text:span text:style-name="T12">לדבר</text:span><text:span text:style-name="T15"> </text:span><text:span text:style-name="T12">האבד, ומתניתין, דשרי</text:span><text:span text:style-name="T15"> </text:span><text:span text:style-name="T12">הכא</text:span><text:span text:style-name="T15"> </text:span><text:span text:style-name="T12">כל</text:span><text:span text:style-name="T15"> </text:span><text:span text:style-name="T12">הני</text:span><text:span text:style-name="T15"> </text:span><text:span text:style-name="T12">בלא</text:span><text:span text:style-name="T15"> </text:span><text:span text:style-name="T12">שינוי</text:span><text:span text:style-name="T15"> </text:span><text:span text:style-name="T12">- רבי</text:span><text:span text:style-name="T15"> </text:span><text:span text:style-name="T12">יוסי</text:span><text:span text:style-name="T15"> </text:span><text:span text:style-name="T12">היא</text:span><text:span text:style-name="T7">)</text:span>.</text:p>
      <text:p text:style-name="P5">אמר<text:span text:style-name="T1"> </text:span>רבינא: כמאן<text:span text:style-name="T1"> </text:span>מדלינן<text:span text:style-name="T1"> </text:span>האידנא<text:span text:style-name="T1"> </text:span>קביותא<text:span text:style-name="T1"> </text:span>דדשא<text:span text:style-name="T1"> </text:span>בחולא<text:span text:style-name="T1"> </text:span>דמועדא<text:span text:style-name="T1"> </text:span><text:span text:style-name="T7">(</text:span><text:span text:style-name="T12">כשיוצאין</text:span><text:span text:style-name="T15"> </text:span><text:span text:style-name="T12">מסמרים</text:span><text:span text:style-name="T15"> </text:span><text:span text:style-name="T12">של</text:span><text:span text:style-name="T15"> </text:span><text:span text:style-name="T12">עץ</text:span><text:span text:style-name="T15"> </text:span><text:span text:style-name="T12">מן</text:span><text:span text:style-name="T15"> </text:span><text:span text:style-name="T12">הקורה</text:span><text:span text:style-name="T15"> </text:span><text:span text:style-name="T12">שעל</text:span><text:span text:style-name="T15"> </text:span><text:span text:style-name="T12">הפתח, דשרי</text:span><text:span text:style-name="T15"> </text:span><text:span text:style-name="T12">למיעבד</text:span><text:span text:style-name="T15"> </text:span><text:span text:style-name="T25">[אולי: מתור</text:span><text:span text:style-name="T16"> </text:span><text:span text:style-name="T25">לתקנם]</text:span><text:span text:style-name="T12"> בלא</text:span><text:span text:style-name="T15"> </text:span><text:span text:style-name="T12">שינוי; ספרים</text:span><text:span text:style-name="T15"> </text:span><text:span text:style-name="T12">אחרים: לתקן</text:span><text:span text:style-name="T15"> </text:span><text:span text:style-name="T12">את</text:span><text:span text:style-name="T15"> </text:span><text:span text:style-name="T12">נגר</text:span><text:span text:style-name="T15"> </text:span><text:span text:style-name="T12">הדלת</text:span><text:span text:style-name="T7">)</text:span>?</text:p>
      <text:p text:style-name="P5">כמאן? - כרבי<text:span text:style-name="T1"> </text:span>יוסי. <text:s/></text:p>
      <text:p text:style-name="P5"/>
      <text:p text:style-name="P5">כבשין<text:span text:style-name="T1"> </text:span>שהוא<text:span text:style-name="T1"> </text:span>יכול<text:span text:style-name="T1"> </text:span>לאכול<text:span text:style-name="T1"> </text:span>במועד<text:span text:style-name="T1"> </text:span>כובשן: <text:s/></text:p>
      <text:p text:style-name="P5">בדיתא<text:span text:style-name="T1"> </text:span><text:span text:style-name="T7">(</text:span><text:span text:style-name="T12">שם</text:span><text:span text:style-name="T15"> </text:span><text:span text:style-name="T12">נהר</text:span><text:span text:style-name="T15"> </text:span><text:span text:style-name="T26">[שעל</text:span><text:span text:style-name="T15"> </text:span><text:span text:style-name="T26">פיו</text:span><text:span text:style-name="T15"> </text:span><text:span text:style-name="T26">העיר</text:span><text:span text:style-name="T15"> </text:span><text:span text:style-name="T26">פומבדיתא]</text:span><text:span text:style-name="T7">)</text:span> לבאי<text:span text:style-name="T1"> </text:span><text:span text:style-name="T7">(</text:span><text:span text:style-name="T12">שם</text:span><text:span text:style-name="T15"> </text:span><text:span text:style-name="T12">מקום</text:span><text:span text:style-name="T7">)</text:span> כוורי<text:span text:style-name="T1"> </text:span><text:span text:style-name="T7">(</text:span><text:span text:style-name="T12">הכי</text:span><text:span text:style-name="T15"> </text:span><text:span text:style-name="T12">עשו</text:span><text:span text:style-name="T15"> </text:span><text:span text:style-name="T12">דרך</text:span><text:span text:style-name="T15"> </text:span><text:span text:style-name="T12">לנהר</text:span><text:span text:style-name="T15"> </text:span><text:span text:style-name="T12">שיצאו</text:span><text:span text:style-name="T15"> </text:span><text:span text:style-name="T12">מימיו</text:span><text:span text:style-name="T15"> </text:span><text:span text:style-name="T12">ונשתיירו</text:span><text:span text:style-name="T15"> </text:span><text:span text:style-name="T12">שם</text:span><text:span text:style-name="T15"> </text:span><text:span text:style-name="T12">דגים</text:span><text:span text:style-name="T15"> </text:span><text:span text:style-name="T12">הרבה</text:span><text:span text:style-name="T7">)</text:span>; אזיל<text:span text:style-name="T1"> </text:span>כולי<text:span text:style-name="T1"> </text:span>עלמא<text:span text:style-name="T1"> </text:span>צוד<text:span text:style-name="T1"> </text:span>אייתו<text:span text:style-name="T1"> </text:span>כוורא, שרא<text:span text:style-name="T1"> </text:span>להו<text:span text:style-name="T1"> </text:span>רבא<text:span text:style-name="T1"> </text:span>למימלח<text:span text:style-name="T1"> </text:span>מינייהו<text:span text:style-name="T1"> </text:span><text:span text:style-name="T7">(</text:span><text:span text:style-name="T12">למימלח</text:span><text:span text:style-name="T15"> </text:span><text:span text:style-name="T12">הרבה</text:span><text:span text:style-name="T15"> </text:span><text:span text:style-name="T12">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שאין</text:span><text:span text:style-name="T15"> </text:span><text:span text:style-name="T12">יכולים</text:span><text:span text:style-name="T15"> </text:span><text:span text:style-name="T12">לאוכלן</text:span><text:span text:style-name="T15"> </text:span><text:span text:style-name="T12">במועד, שהרי</text:span><text:span text:style-name="T15"> </text:span><text:span text:style-name="T12">היו</text:span><text:span text:style-name="T15"> </text:span><text:span text:style-name="T12">מלוחין</text:span><text:span text:style-name="T15"> </text:span><text:span text:style-name="T12">הרבה</text:span><text:span text:style-name="T7">)</text:span>. אמר<text:span text:style-name="T1"> </text:span>ליה<text:span text:style-name="T1"> </text:span>אביי: והא<text:span text:style-name="T1"> </text:span>תנן<text:span text:style-name="T1"> </text:span>'<text:span text:style-name="T41">כבשין</text:span><text:span text:style-name="T42"> </text:span><text:span text:style-name="T7">(</text:span><text:span text:style-name="T12">בחומץ</text:span><text:span text:style-name="T15"> </text:span><text:span text:style-name="T12">ובמלח, שקורין</text:span><text:span text:style-name="T15"> </text:span><text:span text:style-name="T12">קונפושט"א</text:span><text:span text:style-name="T7">)</text:span><text:span text:style-name="T41"> שהוא</text:span><text:span text:style-name="T42"> </text:span><text:span text:style-name="T41">יכול</text:span><text:span text:style-name="T42"> </text:span><text:span text:style-name="T41">לאכול</text:span><text:span text:style-name="T42"> </text:span><text:span text:style-name="T41">מהן</text:span><text:span text:style-name="T42"> </text:span><text:span text:style-name="T41">במועד</text:span><text:span text:style-name="T42"> </text:span><text:span text:style-name="T41">כובשן</text:span>' <text:span text:style-name="T7">(</text:span><text:span text:style-name="T12">והכא</text:span><text:span text:style-name="T15"> </text:span><text:span text:style-name="T12">נמי, כיון</text:span><text:span text:style-name="T15"> </text:span><text:span text:style-name="T12">שמלחן</text:span><text:span text:style-name="T15"> </text:span><text:span text:style-name="T12">הרבה</text:span><text:span text:style-name="T15"> </text:span><text:span text:style-name="T12">כדי</text:span><text:span text:style-name="T15"> </text:span><text:span text:style-name="T12">להצניען</text:span><text:span text:style-name="T15"> </text:span><text:span text:style-name="T12">- תו</text:span><text:span text:style-name="T15"> </text:span><text:span text:style-name="T12">לא</text:span><text:span text:style-name="T15"> </text:span><text:span text:style-name="T12">חזו</text:span><text:span text:style-name="T15"> </text:span><text:span text:style-name="T12">במועד</text:span><text:span text:style-name="T7">)</text:span>!?</text:p>
      <text:p text:style-name="P5">אמר<text:span text:style-name="T1"> </text:span>ליה: כיון<text:span text:style-name="T1"> </text:span>דמעיקרא<text:span text:style-name="T1"> </text:span>אדעתא<text:span text:style-name="T1"> </text:span>דאכילה<text:span text:style-name="T1"> </text:span>אייתינהו, ואי<text:span text:style-name="T1"> </text:span>שביק<text:span text:style-name="T1"> </text:span>להו<text:span text:style-name="T1"> </text:span>פסדי<text:span text:style-name="T1"> </text:span>- כפרקמטיא<text:span text:style-name="T1"> </text:span>האבד<text:span text:style-name="T1"> </text:span>דמי<text:span text:style-name="T1"> </text:span>ושרי.</text:p>
      <text:p text:style-name="P5">ואיכא<text:span text:style-name="T1"> </text:span>דאמרי: שרי<text:span text:style-name="T1"> </text:span>להו<text:span text:style-name="T1"> </text:span>רבא<text:span text:style-name="T1"> </text:span>מיצד<text:span text:style-name="T1"> </text:span>מיזל<text:span text:style-name="T1"> </text:span>אייתויי<text:span text:style-name="T1"> </text:span>ומימלח; אמר<text:span text:style-name="T1"> </text:span>ליה<text:span text:style-name="T1"> </text:span>אביי: והא<text:span text:style-name="T1"> </text:span>אנן<text:span text:style-name="T1"> </text:span>'<text:span text:style-name="T41">כבשין</text:span><text:span text:style-name="T42"> </text:span><text:span text:style-name="T41">שהוא</text:span><text:span text:style-name="T42"> </text:span><text:span text:style-name="T41">יכול</text:span><text:span text:style-name="T42"> </text:span><text:span text:style-name="T41">לאכול</text:span><text:span text:style-name="T42"> </text:span><text:span text:style-name="T41">מהן</text:span><text:span text:style-name="T42"> </text:span><text:span text:style-name="T41">כובשן</text:span>' תנן!?</text:p>
      <text:p text:style-name="P5">אמר<text:span text:style-name="T1"> </text:span>ליה: הני<text:span text:style-name="T1"> </text:span>נמי<text:span text:style-name="T1"> </text:span><text:span text:style-name="T7">(</text:span><text:span text:style-name="T12">דמלחינהו</text:span><text:span text:style-name="T7">)</text:span> מיתאכלי<text:span text:style-name="T1"> </text:span><text:span text:style-name="T7">(</text:span><text:span text:style-name="T12">במועד</text:span><text:span text:style-name="T7">)</text:span> אגב<text:span text:style-name="T1"> </text:span>איצצא<text:span text:style-name="T1"> </text:span><text:span text:style-name="T7">(</text:span><text:span text:style-name="T12">שמושך</text:span><text:span text:style-name="T15"> </text:span><text:span text:style-name="T12">המלח</text:span><text:span text:style-name="T15"> </text:span><text:span text:style-name="T12">מהן</text:span><text:span text:style-name="T7">)</text:span>.</text:p>
      <text:p text:style-name="P5">כי<text:span text:style-name="T1"> </text:span>הא: דשמואל<text:span text:style-name="T1"> </text:span>עבדו<text:span text:style-name="T1"> </text:span>ליה<text:span text:style-name="T1"> </text:span>שיתין<text:span text:style-name="T15"> </text:span><text:span text:style-name="T25">[ששים]</text:span> איצצי<text:span text:style-name="T1"> </text:span><text:span text:style-name="T7">(</text:span><text:span text:style-name="T12">כלומר: רוחצין</text:span><text:span text:style-name="T15"> </text:span><text:span text:style-name="T12">אותו</text:span><text:span text:style-name="T15"> </text:span><text:span text:style-name="T12">הרבה</text:span><text:span text:style-name="T15"> </text:span><text:span text:style-name="T12">פעמים</text:span><text:span text:style-name="T7">)</text:span> – ואכל.</text:p>
      <text:p text:style-name="P5">רבא<text:span text:style-name="T1"> </text:span>איקלע<text:span text:style-name="T1"> </text:span>לבי<text:span text:style-name="T1"> </text:span>ריש<text:span text:style-name="T1"> </text:span>גלותא, עבדי<text:span text:style-name="T1"> </text:span>ליה<text:span text:style-name="T1"> </text:span>שיתין<text:span text:style-name="T1"> </text:span>איצצי<text:span text:style-name="T1"> </text:span><text:span text:style-name="T7">(</text:span><text:span text:style-name="T12">מצצי</text:span><text:span text:style-name="T15"> </text:span><text:span text:style-name="T12">ליה</text:span><text:span text:style-name="T15"> </text:span><text:span text:style-name="T12">ששים</text:span><text:span text:style-name="T15"> </text:span><text:span text:style-name="T12">זימני</text:span><text:span text:style-name="T7">)</text:span> – ואכל.</text:p>
      <text:p text:style-name="P5"><text:soft-page-break/>רב<text:span text:style-name="T1"> </text:span>איקלע<text:span text:style-name="T1"> </text:span><text:span text:style-name="T7">(</text:span><text:span text:style-name="T12">במועד</text:span><text:span text:style-name="T7">)</text:span> לבי<text:span text:style-name="T1"> </text:span>רב<text:span text:style-name="T1"> </text:span>שפיר, אייתו<text:span text:style-name="T1"> </text:span>לקמייהו<text:span text:style-name="T1"> </text:span>ההוא<text:span text:style-name="T1"> </text:span>כוורא: תילתא<text:span text:style-name="T1"> </text:span>בישולא, תילתא<text:span text:style-name="T1"> </text:span>מילחא<text:span text:style-name="T1"> </text:span><text:span text:style-name="T7">(</text:span><text:span text:style-name="T12">אגב</text:span><text:span text:style-name="T15"> </text:span><text:span text:style-name="T12">איצצא</text:span><text:span text:style-name="T7">)</text:span>, ותילתא<text:span text:style-name="T1"> </text:span>טוויא; אמר<text:span text:style-name="T1"> </text:span>רב: אמר<text:span text:style-name="T1"> </text:span>לי<text:span text:style-name="T1"> </text:span>אדא<text:span text:style-name="T1"> </text:span>ציידא: כוורא<text:span text:style-name="T1"> </text:span>- סמוך<text:span text:style-name="T1"> </text:span>למיסרחיה<text:span text:style-name="T1"> </text:span>מעלי<text:span text:style-name="T1"> </text:span><text:span text:style-name="T7">(</text:span><text:span text:style-name="T12">כלומר: יפה</text:span><text:span text:style-name="T15"> </text:span><text:span text:style-name="T12">הוא</text:span><text:span text:style-name="T15"> </text:span><text:span text:style-name="T12">לאחר</text:span><text:span text:style-name="T15"> </text:span><text:span text:style-name="T12">זמן</text:span><text:span text:style-name="T15"> </text:span><text:span text:style-name="T12">שניצוד</text:span><text:span text:style-name="T15"> </text:span><text:span text:style-name="T12">- יותר</text:span><text:span text:style-name="T15"> </text:span><text:span text:style-name="T12">מההיא</text:span><text:span text:style-name="T15"> </text:span><text:span text:style-name="T12">שעתה</text:span><text:span text:style-name="T15"> </text:span><text:span text:style-name="T12">דניצוד</text:span><text:span text:style-name="T7">)</text:span>.</text:p>
      <text:p text:style-name="P5">ואמר<text:span text:style-name="T1"> </text:span>רב: אמר<text:span text:style-name="T1"> </text:span>לי<text:span text:style-name="T1"> </text:span>אדא<text:span text:style-name="T1"> </text:span>ציידא: כוורא<text:span text:style-name="T1"> </text:span>טווייא<text:span text:style-name="T1"> </text:span>באחוה<text:span text:style-name="T1"> </text:span><text:span text:style-name="T7">(</text:span><text:span text:style-name="T12">במלח</text:span><text:span text:style-name="T15"> </text:span><text:span text:style-name="T12">שהמלח</text:span><text:span text:style-name="T15"> </text:span><text:span text:style-name="T12">נברא</text:span><text:span text:style-name="T15"> </text:span><text:span text:style-name="T12">מן</text:span><text:span text:style-name="T15"> </text:span><text:span text:style-name="T12">המים, כדגים</text:span><text:span text:style-name="T7">)</text:span>, אסוקיה<text:span text:style-name="T1"> </text:span>באבוה<text:span text:style-name="T1"> </text:span><text:span text:style-name="T7">(</text:span><text:span text:style-name="T12">לאחר</text:span><text:span text:style-name="T15"> </text:span><text:span text:style-name="T12">שצלאו</text:span><text:span text:style-name="T15"> </text:span><text:span text:style-name="T12">נותנו</text:span><text:span text:style-name="T15"> </text:span><text:span text:style-name="T12">במים</text:span><text:span text:style-name="T15"> </text:span><text:span text:style-name="T12">צונן</text:span><text:span text:style-name="T7">)</text:span>, מיכלי<text:span text:style-name="T1"> </text:span>בבָרֵיה<text:span text:style-name="T1"> </text:span><text:span text:style-name="T7">(</text:span><text:span text:style-name="T12">מטילין</text:span><text:span text:style-name="T15"> </text:span><text:span text:style-name="T12">אותו</text:span><text:span text:style-name="T15"> </text:span><text:span text:style-name="T12">בציר</text:span><text:span text:style-name="T15"> </text:span><text:span text:style-name="T12">היוצא</text:span><text:span text:style-name="T15"> </text:span><text:span text:style-name="T12">מן</text:span><text:span text:style-name="T15"> </text:span><text:span text:style-name="T12">הדגים</text:span><text:span text:style-name="T15"> </text:span><text:span text:style-name="T12">ואוכלין</text:span><text:span text:style-name="T15"> </text:span><text:span text:style-name="T12">אותו</text:span><text:span text:style-name="T7">)</text:span>, אשתי<text:span text:style-name="T1"> </text:span>עליה<text:span text:style-name="T1"> </text:span>אבוה<text:span text:style-name="T1"> </text:span><text:span text:style-name="T7">(</text:span><text:span text:style-name="T12">ששותין</text:span><text:span text:style-name="T15"> </text:span><text:span text:style-name="T12">עליו</text:span><text:span text:style-name="T15"> </text:span><text:span text:style-name="T12">מים</text:span><text:span text:style-name="T15"> </text:span><text:span text:style-name="T12">שדגים</text:span><text:span text:style-name="T15"> </text:span><text:span text:style-name="T12">נבראו</text:span><text:span text:style-name="T15"> </text:span><text:span text:style-name="T12">מן</text:span><text:span text:style-name="T15"> </text:span><text:span text:style-name="T12">המים</text:span><text:span text:style-name="T7">)</text:span>;</text:p>
      <text:p text:style-name="P5">ואמר<text:span text:style-name="T1"> </text:span>רב: אמר<text:span text:style-name="T1"> </text:span>לי<text:span text:style-name="T1"> </text:span>אדא<text:span text:style-name="T1"> </text:span>ציידא: כוורא<text:span text:style-name="T1"> </text:span><text:span text:style-name="T96">[דגים]</text:span>, תחלי<text:span text:style-name="T1"> </text:span><text:span text:style-name="T96">[שחלים]</text:span>, וחלבא<text:span text:style-name="T1"> </text:span><text:span text:style-name="T96">[דברי</text:span><text:span text:style-name="T2"> </text:span><text:span text:style-name="T96">חלב]</text:span> - ליטעון<text:span text:style-name="T1"> </text:span>גופא<text:span text:style-name="T1"> </text:span><text:span text:style-name="T7">(</text:span><text:span text:style-name="T12">כלומר: לאחר</text:span><text:span text:style-name="T15"> </text:span><text:span text:style-name="T12">אכילתו</text:span><text:span text:style-name="T15"> </text:span><text:span text:style-name="T12">מהלך</text:span><text:span text:style-name="T15"> </text:span><text:span text:style-name="T12">הרבה</text:span><text:span text:style-name="T15"> </text:span><text:span text:style-name="T12">קודם</text:span><text:span text:style-name="T15"> </text:span><text:span text:style-name="T12">שישן</text:span><text:span text:style-name="T7">)</text:span> ולא<text:span text:style-name="T1"> </text:span>ליטעון<text:span text:style-name="T1"> </text:span>פוריא<text:span text:style-name="T1"> </text:span><text:span text:style-name="T7">(</text:span><text:span text:style-name="T12">לא</text:span><text:span text:style-name="T15"> </text:span><text:span text:style-name="T12">ישן</text:span><text:span text:style-name="T15"> </text:span><text:span text:style-name="T12">לאלתר</text:span><text:span text:style-name="T15"> </text:span><text:span text:style-name="T12">אחריהם</text:span><text:span text:style-name="T7">)</text:span>;</text:p>
      <text:p text:style-name="P5">ואמר<text:span text:style-name="T1"> </text:span>רב: אמר<text:span text:style-name="T1"> </text:span>לי<text:span text:style-name="T1"> </text:span>אדא<text:span text:style-name="T1"> </text:span>ציידא: כוורא, תחלי<text:span text:style-name="T1"> </text:span><text:span text:style-name="T7">(</text:span><text:span text:style-name="T12">שחלים</text:span><text:span text:style-name="T7">)</text:span> וחלבא<text:span text:style-name="T1"> </text:span>- מיא<text:span text:style-name="T1"> </text:span>ולא<text:span text:style-name="T1"> </text:span>שיכרא<text:span text:style-name="T1"> </text:span><text:span text:style-name="T7">(</text:span><text:span text:style-name="T12">מוטב</text:span><text:span text:style-name="T15"> </text:span><text:span text:style-name="T12">לשתות</text:span><text:span text:style-name="T15"> </text:span><text:span text:style-name="T12">אחריהן</text:span><text:span text:style-name="T15"> </text:span><text:span text:style-name="T12">מים</text:span><text:span text:style-name="T15"> </text:span><text:span text:style-name="T12">ולא</text:span><text:span text:style-name="T15"> </text:span><text:span text:style-name="T12">שכר</text:span><text:span text:style-name="T7">)</text:span>, שיכרא<text:span text:style-name="T1"> </text:span>ולא<text:span text:style-name="T1"> </text:span>חמרא.<text:span text:style-name="T12"> </text:span></text:p>
      <text:p text:style-name="P13"/>
      <text:p text:style-name="P4">הדרן<text:span text:style-name="T1"> </text:span>עלך<text:span text:style-name="T1"> </text:span>משקין<text:span text:style-name="T1"> </text:span>בית<text:span text:style-name="T1"> </text:span>השלחין</text:p>
      <text:p text:style-name="P4"/>
      <text:p text:style-name="P4">=-=-=-=-=-=-=-=-=-=-=-=-=-=-=-=-=-=-=-=-=-=-=</text:p>
      <text:p text:style-name="P3"/>
      <text:p text:style-name="P3">מסכת<text:span text:style-name="T1"> </text:span>מועד<text:span text:style-name="T1"> </text:span>קטן<text:span text:style-name="T1"> </text:span>פרק<text:span text:style-name="T1"> </text:span>שני<text:span text:style-name="T1"> </text:span>מי<text:span text:style-name="T1"> </text:span>שהפך</text:p>
      <text:p text:style-name="P9"/>
      <text:p text:style-name="P9">(מועד<text:span text:style-name="T1"> </text:span>קטן<text:span text:style-name="T1"> </text:span>יא,ב)</text:p>
      <text:p text:style-name="P9">משנה:</text:p>
      <text:p text:style-name="P9">מי<text:span text:style-name="T1"> </text:span>שהפך<text:span text:style-name="T1"> </text:span>את<text:span text:style-name="T1"> </text:span>זיתיו<text:span text:style-name="T1"> </text:span><text:span text:style-name="T7">(</text:span><text:span text:style-name="T12">שהזמינן</text:span><text:span text:style-name="T15"> </text:span><text:span text:style-name="T12">ליתנם</text:span><text:span text:style-name="T15"> </text:span><text:span text:style-name="T12">על</text:span><text:span text:style-name="T15"> </text:span><text:span text:style-name="T12">גבי</text:span><text:span text:style-name="T15"> </text:span><text:span text:style-name="T12">הבד</text:span><text:span text:style-name="T15"> </text:span><text:span text:style-name="T12">להוציא</text:span><text:span text:style-name="T15"> </text:span><text:span text:style-name="T12">מהן</text:span><text:span text:style-name="T15"> </text:span><text:span text:style-name="T12">שמן</text:span><text:span text:style-name="T7">)</text:span> ואירעו<text:span text:style-name="T1"> </text:span>אבל<text:span text:style-name="T1"> </text:span><text:span text:style-name="T7">(</text:span><text:span text:style-name="T12">בשאר</text:span><text:span text:style-name="T15"> </text:span><text:span text:style-name="T12">ימות</text:span><text:span text:style-name="T15"> </text:span><text:span text:style-name="T12">השנה, שלא</text:span><text:span text:style-name="T15"> </text:span><text:span text:style-name="T12">סמוך</text:span><text:span text:style-name="T15"> </text:span><text:span text:style-name="T12">לרגל, ואינו</text:span><text:span text:style-name="T15"> </text:span><text:span text:style-name="T12">יכול</text:span><text:span text:style-name="T15"> </text:span><text:span text:style-name="T12">ליתנם</text:span><text:span text:style-name="T15"> </text:span><text:span text:style-name="T12">על</text:span><text:span text:style-name="T15"> </text:span><text:span text:style-name="T12">גבי</text:span><text:span text:style-name="T15"> </text:span><text:span text:style-name="T12">הבד, לפי</text:span><text:span text:style-name="T15"> </text:span><text:span text:style-name="T12">שאבל</text:span><text:span text:style-name="T15"> </text:span><text:span text:style-name="T12">אסור</text:span><text:span text:style-name="T15"> </text:span><text:span text:style-name="T12">בעשיית</text:span><text:span text:style-name="T15"> </text:span><text:span text:style-name="T12">מלאכה</text:span><text:span text:style-name="T7">)</text:span> או<text:span text:style-name="T1"> </text:span>אונס<text:span text:style-name="T1"> </text:span><text:span text:style-name="T7">(</text:span><text:span text:style-name="T12">היינו</text:span><text:span text:style-name="T15"> </text:span><text:span text:style-name="T12">מילתא</text:span><text:span text:style-name="T15"> </text:span><text:span text:style-name="T12">אחריתי, כלומר: מי</text:span><text:span text:style-name="T15"> </text:span><text:span text:style-name="T12">שהפך</text:span><text:span text:style-name="T15"> </text:span><text:span text:style-name="T12">את</text:span><text:span text:style-name="T15"> </text:span><text:span text:style-name="T12">זיתיו</text:span><text:span text:style-name="T15"> </text:span><text:span text:style-name="T12">לפני</text:span><text:span text:style-name="T15"> </text:span><text:span text:style-name="T12">הרגל</text:span><text:span text:style-name="T15"> </text:span><text:span text:style-name="T12">ואירעו</text:span><text:span text:style-name="T15"> </text:span><text:span text:style-name="T12">אונס, ולא</text:span><text:span text:style-name="T15"> </text:span><text:span text:style-name="T12">היה</text:span><text:span text:style-name="T15"> </text:span><text:span text:style-name="T12">יכול</text:span><text:span text:style-name="T15"> </text:span><text:span text:style-name="T12">ליתנם</text:span><text:span text:style-name="T15"> </text:span><text:span text:style-name="T12">על</text:span><text:span text:style-name="T15"> </text:span><text:span text:style-name="T12">גבי</text:span><text:span text:style-name="T15"> </text:span><text:span text:style-name="T12">בית</text:span><text:span text:style-name="T15"> </text:span><text:span text:style-name="T12">הבד, ובא</text:span><text:span text:style-name="T15"> </text:span><text:span text:style-name="T12">הרגל</text:span><text:span text:style-name="T7">)</text:span> או<text:span text:style-name="T1"> </text:span>שהטעוהו<text:span text:style-name="T1"> </text:span>פועלים<text:span text:style-name="T1"> </text:span><text:span text:style-name="T7">(</text:span><text:span text:style-name="T12">שהשכיר</text:span><text:span text:style-name="T15"> </text:span><text:span text:style-name="T12">ליתנם</text:span><text:span text:style-name="T15"> </text:span><text:span text:style-name="T12">על</text:span><text:span text:style-name="T15"> </text:span><text:span text:style-name="T12">גבי</text:span><text:span text:style-name="T15"> </text:span><text:span text:style-name="T12">בית</text:span><text:span text:style-name="T15"> </text:span><text:span text:style-name="T12">הבד</text:span><text:span text:style-name="T15"> </text:span><text:span text:style-name="T12">קודם</text:span><text:span text:style-name="T15"> </text:span><text:span text:style-name="T12">הרגל, ולא</text:span><text:span text:style-name="T15"> </text:span><text:span text:style-name="T12">באו</text:span><text:span text:style-name="T7">)</text:span> - טוען<text:span text:style-name="T1"> </text:span>קורה<text:span text:style-name="T1"> </text:span>ראשונה<text:span text:style-name="T1"> </text:span><text:span text:style-name="T7">(</text:span><text:span text:style-name="T12">כלומר: נותנן</text:span><text:span text:style-name="T15"> </text:span><text:span text:style-name="T12">על</text:span><text:span text:style-name="T15"> </text:span><text:span text:style-name="T12">גבי</text:span><text:span text:style-name="T15"> </text:span><text:span text:style-name="T12">בית</text:span><text:span text:style-name="T15"> </text:span><text:span text:style-name="T12">הבד</text:span><text:span text:style-name="T15"> </text:span><text:span text:style-name="T12">ברגל</text:span><text:span text:style-name="T15"> </text:span><text:span text:style-name="T12">וסוחט</text:span><text:span text:style-name="T15"> </text:span><text:span text:style-name="T12">עליהן</text:span><text:span text:style-name="T15"> </text:span><text:span text:style-name="T12">הקורה</text:span><text:span text:style-name="T15"> </text:span><text:span text:style-name="T12">פעם</text:span><text:span text:style-name="T15"> </text:span><text:span text:style-name="T12">אחת, דאי</text:span><text:span text:style-name="T15"> </text:span><text:span text:style-name="T12">לא</text:span><text:span text:style-name="T15"> </text:span><text:span text:style-name="T12">עביד</text:span><text:span text:style-name="T15"> </text:span><text:span text:style-name="T12">הכי</text:span><text:span text:style-name="T15"> </text:span><text:span text:style-name="T12">- איכא</text:span><text:span text:style-name="T15"> </text:span><text:span text:style-name="T12">פסידא</text:span><text:span text:style-name="T15"> </text:span><text:span text:style-name="T12">יתירא</text:span><text:span text:style-name="T7">)</text:span> ומניחה<text:span text:style-name="T1"> </text:span><text:span text:style-name="T7">(</text:span><text:span text:style-name="T12">בו, שלא</text:span><text:span text:style-name="T15"> </text:span><text:span text:style-name="T12">יסחוט</text:span><text:span text:style-name="T15"> </text:span><text:span text:style-name="T12">יותר</text:span><text:span text:style-name="T15"> </text:span><text:span text:style-name="T12">עד</text:span><text:span text:style-name="T15"> </text:span><text:span text:style-name="T12">לאחר</text:span><text:span text:style-name="T15"> </text:span><text:span text:style-name="T12">המועד</text:span><text:span text:style-name="T7">)</text:span> לאחר<text:span text:style-name="T1"> </text:span>המועד, דברי<text:span text:style-name="T1"> </text:span>רבי<text:span text:style-name="T1"> </text:span>יהודה;</text:p>
      <text:p text:style-name="P9">רבי<text:span text:style-name="T1"> </text:span>יוסי<text:span text:style-name="T1"> </text:span>אומר: זולף<text:span text:style-name="T1"> </text:span>וגומר<text:span text:style-name="T1"> </text:span>וגף<text:span text:style-name="T1"> </text:span>כדרכו<text:span text:style-name="T1"> </text:span><text:span text:style-name="T7">(</text:span><text:span text:style-name="T12">כלומר: נותנו</text:span><text:span text:style-name="T15"> </text:span><text:span text:style-name="T12">על</text:span><text:span text:style-name="T15"> </text:span><text:span text:style-name="T12">גבי</text:span><text:span text:style-name="T15"> </text:span><text:span text:style-name="T12">בית</text:span><text:span text:style-name="T15"> </text:span><text:span text:style-name="T12">הבד</text:span><text:span text:style-name="T15"> </text:span><text:span text:style-name="T12">וסוחט</text:span><text:span text:style-name="T15"> </text:span><text:span text:style-name="T12">הכל; כל</text:span><text:span text:style-name="T15"> </text:span><text:span text:style-name="T12">מידי</text:span><text:span text:style-name="T15"> </text:span><text:span text:style-name="T12">דשפוך</text:span><text:span text:style-name="T15"> </text:span><text:span text:style-name="T12">קרי</text:span><text:span text:style-name="T15"> </text:span><text:span text:style-name="T12">'זילוף'</text:span><text:span text:style-name="T7">)</text:span>.</text:p>
      <text:p text:style-name="P9"/>
      <text:p text:style-name="P9">גמרא:</text:p>
      <text:p text:style-name="P9">פתח<text:span text:style-name="T1"> </text:span>באבל<text:span text:style-name="T1"> </text:span>וסיים<text:span text:style-name="T1"> </text:span>במועד<text:span text:style-name="T1"> </text:span><text:span text:style-name="T7">(</text:span><text:span text:style-name="T12">דקתני: '</text:span><text:span text:style-name="T27">מי</text:span><text:span text:style-name="T28"> </text:span><text:span text:style-name="T27">שהפך</text:span><text:span text:style-name="T28"> </text:span><text:span text:style-name="T27">את</text:span><text:span text:style-name="T28"> </text:span><text:span text:style-name="T27">זיתיו</text:span><text:span text:style-name="T28"> </text:span><text:span text:style-name="T27">ואירעו</text:span><text:span text:style-name="T28"> </text:span><text:span text:style-name="T29">אבל</text:span><text:span text:style-name="T12">' ולא</text:span><text:span text:style-name="T15"> </text:span><text:span text:style-name="T12">פירש</text:span><text:span text:style-name="T15"> </text:span><text:span text:style-name="T12">אם</text:span><text:span text:style-name="T15"> </text:span><text:span text:style-name="T12">יכול</text:span><text:span text:style-name="T15"> </text:span><text:span text:style-name="T12">לטעון</text:span><text:span text:style-name="T15"> </text:span><text:span text:style-name="T12">קורה</text:span><text:span text:style-name="T15"> </text:span><text:span text:style-name="T12">באבילות</text:span><text:span text:style-name="T15"> </text:span><text:span text:style-name="T12">אם</text:span><text:span text:style-name="T15"> </text:span><text:span text:style-name="T12">לא, אלא</text:span><text:span text:style-name="T15"> </text:span><text:span text:style-name="T12">מילי</text:span><text:span text:style-name="T15"> </text:span><text:span text:style-name="T12">דמועד</text:span><text:span text:style-name="T15"> </text:span><text:span text:style-name="T12">קא</text:span><text:span text:style-name="T15"> </text:span><text:span text:style-name="T12">פריש: דכי</text:span><text:span text:style-name="T15"> </text:span><text:span text:style-name="T12">אירע</text:span><text:span text:style-name="T15"> </text:span><text:span text:style-name="T12">לו</text:span><text:span text:style-name="T15"> </text:span><text:span text:style-name="T12">קודם</text:span><text:span text:style-name="T15"> </text:span><text:span text:style-name="T12">המועד</text:span><text:span text:style-name="T15"> </text:span><text:span text:style-name="T12">אונס</text:span><text:span text:style-name="T15"> </text:span><text:span text:style-name="T12">- טוען</text:span><text:span text:style-name="T15"> </text:span><text:span text:style-name="T12">קורה</text:span><text:span text:style-name="T15"> </text:span><text:span text:style-name="T12">ראשונה</text:span><text:span text:style-name="T15"> </text:span><text:span text:style-name="T33">במועד</text:span><text:span text:style-name="T7">)</text:span>!? <text:span text:style-name="T84">[</text:span><text:span text:style-name="T91">פתח</text:span><text:span text:style-name="T92"> </text:span><text:span text:style-name="T91">באבל</text:span><text:span text:style-name="T88"> </text:span><text:span text:style-name="T84">שבגלל</text:span><text:span text:style-name="T88"> </text:span><text:span text:style-name="T84">האבל</text:span><text:span text:style-name="T88"> </text:span><text:span text:style-name="T84">הוי</text:span><text:span text:style-name="T88"> </text:span><text:span text:style-name="T84">אנוס</text:span><text:span text:style-name="T88"> </text:span><text:span text:style-name="T84">ואינו</text:span><text:span text:style-name="T88"> </text:span><text:span text:style-name="T84">יכול</text:span><text:span text:style-name="T88"> </text:span><text:span text:style-name="T84">לעבוד, מכאן</text:span><text:span text:style-name="T88"> </text:span><text:span text:style-name="T84">שיש</text:span><text:span text:style-name="T88"> </text:span><text:span text:style-name="T84">איסור</text:span><text:span text:style-name="T88"> </text:span><text:span text:style-name="T84">מלאכה</text:span><text:span text:style-name="T88"> </text:span><text:span text:style-name="T84">לאבל, </text:span><text:span text:style-name="T91">וסיים</text:span><text:span text:style-name="T92"> </text:span><text:span text:style-name="T91">במועד</text:span><text:span text:style-name="T88"> </text:span><text:span text:style-name="T84">שבמועד</text:span><text:span text:style-name="T88"> </text:span><text:span text:style-name="T84">מותר</text:span><text:span text:style-name="T88"> </text:span><text:span text:style-name="T84">לעשות</text:span><text:span text:style-name="T88"> </text:span><text:span text:style-name="T84">את</text:span><text:span text:style-name="T88"> </text:span><text:span text:style-name="T84">המלאכה</text:span><text:span text:style-name="T88"> </text:span><text:span text:style-name="T84">שבאבלות</text:span><text:span text:style-name="T88"> </text:span><text:span text:style-name="T84">אסור</text:span><text:span text:style-name="T88"> </text:span><text:span text:style-name="T84">היה!]</text:span></text:p>
      <text:p text:style-name="P9">אמר<text:span text:style-name="T1"> </text:span>רב<text:span text:style-name="T1"> </text:span>שישא<text:span text:style-name="T1"> </text:span>בריה<text:span text:style-name="T1"> </text:span>דרב<text:span text:style-name="T1"> </text:span>אידי: זאת<text:span text:style-name="T1"> </text:span>אומרת: דברים<text:span text:style-name="T1"> </text:span>המותרין<text:span text:style-name="T1"> </text:span>במועד<text:span text:style-name="T1"> </text:span>אסורים<text:span text:style-name="T1"> </text:span>בימי<text:span text:style-name="T1"> </text:span>אבלו<text:span text:style-name="T1"> </text:span><text:span text:style-name="T7">(</text:span><text:span text:style-name="T12">כלומר: להכי</text:span><text:span text:style-name="T15"> </text:span><text:span text:style-name="T12">לא</text:span><text:span text:style-name="T15"> </text:span><text:span text:style-name="T12">פריש: דאסור</text:span><text:span text:style-name="T15"> </text:span><text:span text:style-name="T12">לו</text:span><text:span text:style-name="T15"> </text:span><text:span text:style-name="T12">לטעון</text:span><text:span text:style-name="T15"> </text:span><text:span text:style-name="T12">אפילו</text:span><text:span text:style-name="T15"> </text:span><text:span text:style-name="T12">קורה</text:span><text:span text:style-name="T15"> </text:span><text:span text:style-name="T12">ראשונה</text:span><text:span text:style-name="T15"> </text:span><text:span text:style-name="T12">בימי</text:span><text:span text:style-name="T15"> </text:span><text:span text:style-name="T12">אבלו</text:span><text:span text:style-name="T7">)</text:span>;</text:p>
      <text:p text:style-name="P9">רב<text:span text:style-name="T1"> </text:span>אשי<text:span text:style-name="T1"> </text:span>אמר: 'לא<text:span text:style-name="T1"> </text:span>מיבעיא' קאמר: לא<text:span text:style-name="T1"> </text:span>מיבעיא<text:span text:style-name="T1"> </text:span>בימי<text:span text:style-name="T1"> </text:span>אבלו, דמדרבנן<text:span text:style-name="T1"> </text:span>הוא<text:span text:style-name="T1"> </text:span><text:span text:style-name="T7">(</text:span><text:span text:style-name="T12">דאין</text:span><text:span text:style-name="T15"> </text:span><text:span text:style-name="T12">אסור</text:span><text:span text:style-name="T15"> </text:span><text:span text:style-name="T12">במלאכה</text:span><text:span text:style-name="T15"> </text:span><text:span text:style-name="T12">אלא</text:span><text:span text:style-name="T15"> </text:span><text:span text:style-name="T12">מדרבנן</text:span><text:span text:style-name="T7">)</text:span>, ושרי<text:span text:style-name="T1"> </text:span><text:span text:style-name="T7">(</text:span><text:span text:style-name="T12">לטעון</text:span><text:span text:style-name="T15"> </text:span><text:span text:style-name="T12">קורה</text:span><text:span text:style-name="T15"> </text:span><text:span text:style-name="T12">ראשונה</text:span><text:span text:style-name="T7">)</text:span>, אלא<text:span text:style-name="T1"> </text:span>אפילו<text:span text:style-name="T1"> </text:span>במועד<text:span text:style-name="T1"> </text:span>- דאיסור<text:span text:style-name="T1"> </text:span>מלאכה<text:span text:style-name="T1"> </text:span>מדאורייתא<text:span text:style-name="T1"> </text:span><text:span text:style-name="T7">(</text:span><text:span text:style-name="T12">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דאסירא</text:span><text:span text:style-name="T15"> </text:span><text:span text:style-name="T12">ביה</text:span><text:span text:style-name="T15"> </text:span><text:span text:style-name="T12">מלאכה</text:span><text:span text:style-name="T15"> </text:span><text:span text:style-name="T12">- מדאורייתא, דכתיב</text:span><text:span text:style-name="T15"> </text:span><text:span text:style-name="T13">(שמות</text:span><text:span text:style-name="T16"> </text:span><text:span text:style-name="T13">כג,טו)</text:span><text:span text:style-name="T18"> את</text:span><text:span text:style-name="T15"> </text:span><text:span text:style-name="T18">חג</text:span><text:span text:style-name="T15"> </text:span><text:span text:style-name="T18">המצות</text:span><text:span text:style-name="T15"> </text:span><text:span text:style-name="T18">תשמור</text:span><text:span text:style-name="T15"> </text:span><text:span text:style-name="T18">שבעת</text:span><text:span text:style-name="T15"> </text:span><text:span text:style-name="T18">ימים</text:span><text:span text:style-name="T15"> </text:span><text:span text:style-name="T12">- לימד</text:span><text:span text:style-name="T15"> </text:span><text:span text:style-name="T12">על</text:span><text:span text:style-name="T15"> </text:span><text:span text:style-name="T12">כל</text:span><text:span text:style-name="T15"> </text:span><text:span text:style-name="T12">החג</text:span><text:span text:style-name="T15"> </text:span><text:span text:style-name="T12">שהוא</text:span><text:span text:style-name="T15"> </text:span><text:span text:style-name="T12">אסור</text:span><text:span text:style-name="T7">)</text:span> - במקום<text:span text:style-name="T1"> </text:span>פסידא<text:span text:style-name="T1"> </text:span>שרו<text:span text:style-name="T1"> </text:span>רבנן<text:span text:style-name="T1"> </text:span><text:span text:style-name="T7">(</text:span><text:span text:style-name="T12">לטעון</text:span><text:span text:style-name="T15"> </text:span><text:span text:style-name="T12">קורה</text:span><text:span text:style-name="T15"> </text:span><text:span text:style-name="T12">ראשונה</text:span><text:span text:style-name="T7">)</text:span>.</text:p>
      <text:p text:style-name="P9">תניא<text:span text:style-name="T1"> </text:span>כוותיה<text:span text:style-name="T1"> </text:span>דרב<text:span text:style-name="T1"> </text:span>שישא<text:span text:style-name="T1"> </text:span>בריה<text:span text:style-name="T1"> </text:span>דרב<text:span text:style-name="T1"> </text:span>אידי: '<text:span text:style-name="T59">אלו</text:span><text:span text:style-name="T3"> </text:span><text:span text:style-name="T59">דברים</text:span><text:span text:style-name="T3"> </text:span><text:span text:style-name="T59">העושין</text:span><text:span text:style-name="T3"> </text:span><text:span text:style-name="T59">לאבל</text:span><text:span text:style-name="T3"> </text:span><text:span text:style-name="T7">(</text:span><text:span text:style-name="T12">אחרים</text:span><text:span text:style-name="T7">)</text:span><text:span text:style-name="T59"> בימי</text:span><text:span text:style-name="T3"> </text:span><text:span text:style-name="T59">אבלו</text:span><text:span text:style-name="T3"> </text:span><text:span text:style-name="T7">(</text:span><text:span text:style-name="T12">אבל</text:span><text:span text:style-name="T15"> </text:span><text:span text:style-name="T12">הוא</text:span><text:span text:style-name="T15"> </text:span><text:span text:style-name="T12">עצמו</text:span><text:span text:style-name="T15"> </text:span><text:span text:style-name="T12">אינו</text:span><text:span text:style-name="T15"> </text:span><text:span text:style-name="T12">רשאי</text:span><text:span text:style-name="T7">)</text:span><text:span text:style-name="T59">: זיתיו</text:span><text:span text:style-name="T3"> </text:span><text:span text:style-name="T59">הפוכין</text:span><text:span text:style-name="T3"> </text:span><text:span text:style-name="T59">- טוענין</text:span><text:span text:style-name="T3"> </text:span><text:span text:style-name="T59">לו</text:span><text:span text:style-name="T3"> </text:span><text:span text:style-name="T7">(</text:span><text:span text:style-name="T12">נותנין</text:span><text:span text:style-name="T15"> </text:span><text:span text:style-name="T12">אותן</text:span><text:span text:style-name="T15"> </text:span><text:span text:style-name="T12">על</text:span><text:span text:style-name="T15"> </text:span><text:span text:style-name="T12">בית</text:span><text:span text:style-name="T15"> </text:span><text:span text:style-name="T12">הבד, וטוענין</text:span><text:span text:style-name="T15"> </text:span><text:span text:style-name="T12">לו</text:span><text:span text:style-name="T15"> </text:span><text:span text:style-name="T12">קורה</text:span><text:span text:style-name="T15"> </text:span><text:span text:style-name="T12">ראשונה, אבל</text:span><text:span text:style-name="T15"> </text:span><text:span text:style-name="T12">הוא</text:span><text:span text:style-name="T15"> </text:span><text:span text:style-name="T12">עצמו</text:span><text:span text:style-name="T15"> </text:span><text:span text:style-name="T12">אינו</text:span><text:span text:style-name="T15"> </text:span><text:span text:style-name="T12">עושה, היינו</text:span><text:span text:style-name="T15"> </text:span><text:span text:style-name="T12">כרב</text:span><text:span text:style-name="T15"> </text:span><text:span text:style-name="T12">שישא, דאמר: דברים</text:span><text:span text:style-name="T15"> </text:span><text:span text:style-name="T12">המותרין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אסורין</text:span><text:span text:style-name="T15"> </text:span><text:span text:style-name="T12">בימי</text:span><text:span text:style-name="T15"> </text:span><text:span text:style-name="T12">אבלו</text:span><text:span text:style-name="T7">)</text:span><text:span text:style-name="T59">, וכדו</text:span><text:span text:style-name="T3"> </text:span><text:span text:style-name="T59">לגוף</text:span><text:span text:style-name="T3"> </text:span><text:span text:style-name="T7">(</text:span><text:span text:style-name="T12">מגופת</text:span><text:span text:style-name="T15"> </text:span><text:span text:style-name="T12">החבית</text:span><text:span text:style-name="T7">)</text:span><text:span text:style-name="T59">, ופשתנו</text:span><text:span text:style-name="T3"> </text:span><text:span text:style-name="T59">להעלות</text:span><text:span text:style-name="T3"> </text:span><text:span text:style-name="T59">מן</text:span><text:span text:style-name="T3"> </text:span><text:span text:style-name="T59">המשרה, וצמרו</text:span><text:span text:style-name="T3"> </text:span><text:span text:style-name="T59">להעלות</text:span><text:span text:style-name="T3"> </text:span><text:span text:style-name="T59">מן</text:span><text:span text:style-name="T3"> </text:span><text:span text:style-name="T59">היורה</text:span><text:span text:style-name="T3"> </text:span><text:span text:style-name="T7">(</text:span><text:span text:style-name="T12">כל</text:span><text:span text:style-name="T15"> </text:span><text:span text:style-name="T12">הני</text:span><text:span text:style-name="T15"> </text:span><text:span text:style-name="T12">אית</text:span><text:span text:style-name="T15"> </text:span><text:span text:style-name="T12">בהו</text:span><text:span text:style-name="T15"> </text:span><text:span text:style-name="T12">פסידא</text:span><text:span text:style-name="T15"> </text:span><text:span text:style-name="T12">אי</text:span><text:span text:style-name="T15"> </text:span><text:span text:style-name="T12">לא</text:span><text:span text:style-name="T15"> </text:span><text:span text:style-name="T12">עביד</text:span><text:span text:style-name="T15"> </text:span><text:span text:style-name="T12">להו</text:span><text:span text:style-name="T7">)</text:span><text:span text:style-name="T59">, ומרביצים</text:span><text:span text:style-name="T3"> </text:span><text:span text:style-name="T59">שדהו</text:span><text:span text:style-name="T3"> </text:span><text:span text:style-name="T59">משתגיע</text:span><text:span text:style-name="T3"> </text:span><text:span text:style-name="T59">עונת</text:span><text:span text:style-name="T3"> </text:span><text:span text:style-name="T59">המים</text:span><text:span text:style-name="T3"> </text:span><text:span text:style-name="T59">שלו</text:span><text:span text:style-name="T3"> </text:span><text:span text:style-name="T7">(</text:span><text:span text:style-name="T12">כשהגיע</text:span><text:span text:style-name="T15"> </text:span><text:span text:style-name="T12">זמנו</text:span><text:span text:style-name="T15"> </text:span><text:span text:style-name="T12">להשקות</text:span><text:span text:style-name="T15"> </text:span><text:span text:style-name="T12">השדה; שכך</text:span><text:span text:style-name="T15"> </text:span><text:span text:style-name="T12">היו</text:span><text:span text:style-name="T15"> </text:span><text:span text:style-name="T12">נוהגין: כל</text:span><text:span text:style-name="T15"> </text:span><text:span text:style-name="T12">אחד</text:span><text:span text:style-name="T15"> </text:span><text:span text:style-name="T12">ואחד</text:span><text:span text:style-name="T15"> </text:span><text:span text:style-name="T12">משקה</text:span><text:span text:style-name="T15"> </text:span><text:span text:style-name="T12">כל</text:span><text:span text:style-name="T15"> </text:span><text:span text:style-name="T12">השדות</text:span><text:span text:style-name="T15"> </text:span><text:span text:style-name="T12">שבבקעה, איש</text:span><text:span text:style-name="T15"> </text:span><text:span text:style-name="T12">יומו</text:span><text:span text:style-name="T15"> </text:span><text:span text:style-name="T12">או</text:span><text:span text:style-name="T15"> </text:span><text:span text:style-name="T12">שבוע</text:span><text:span text:style-name="T15"> </text:span><text:span text:style-name="T12">אחד</text:span><text:span text:style-name="T7">)</text:span><text:span text:style-name="T59">; </text:span></text:p>
      <text:p text:style-name="P9"><text:span text:style-name="T59">רבי</text:span><text:span text:style-name="T3"> </text:span><text:span text:style-name="T59">יהודה</text:span><text:span text:style-name="T3"> </text:span><text:span text:style-name="T59">אומר: אף</text:span><text:span text:style-name="T3"> </text:span><text:span text:style-name="T59">זורעין</text:span><text:span text:style-name="T3"> </text:span><text:span text:style-name="T59">לו</text:span><text:span text:style-name="T3"> </text:span><text:span text:style-name="T59">שדה</text:span><text:span text:style-name="T3"> </text:span><text:span text:style-name="T59">ניר</text:span><text:span text:style-name="T3"> </text:span><text:span text:style-name="T59">ושדה</text:span><text:span text:style-name="T3"> </text:span><text:span text:style-name="T59">העומדת</text:span><text:span text:style-name="T3"> </text:span><text:span text:style-name="T59">לפשתן</text:span><text:span text:style-name="T3"> </text:span><text:span text:style-name="T7">(</text:span><text:span text:style-name="T12">שאם</text:span><text:span text:style-name="T15"> </text:span><text:span text:style-name="T12">לא</text:span><text:span text:style-name="T15"> </text:span><text:span text:style-name="T12">תזרע</text:span><text:span text:style-name="T15"> </text:span><text:span text:style-name="T12">עכשו</text:span><text:span text:style-name="T15"> </text:span><text:span text:style-name="T12">- מכאן</text:span><text:span text:style-name="T15"> </text:span><text:span text:style-name="T12">ואילך</text:span><text:span text:style-name="T15"> </text:span><text:span text:style-name="T12">אינו</text:span><text:span text:style-name="T15"> </text:span><text:span text:style-name="T12">ראוי</text:span><text:span text:style-name="T15"> </text:span><text:span text:style-name="T12">לפשתן</text:span><text:span text:style-name="T7">)</text:span><text:span text:style-name="T59">. אמרו</text:span><text:span text:style-name="T3"> </text:span><text:span text:style-name="T59">לו: </text:span><text:span text:style-name="T7">(</text:span><text:span text:style-name="T12">לא</text:span><text:span text:style-name="T15"> </text:span><text:span text:style-name="T12">תזרע</text:span><text:span text:style-name="T15"> </text:span><text:span text:style-name="T12">שדה</text:span><text:span text:style-name="T15"> </text:span><text:span text:style-name="T12">ניר</text:span><text:span text:style-name="T15"> </text:span><text:span text:style-name="T12">ושדה</text:span><text:span text:style-name="T15"> </text:span><text:span text:style-name="T12">פשתן:</text:span><text:span text:style-name="T7">)</text:span><text:span text:style-name="T59"> אם</text:span><text:span text:style-name="T3"> </text:span><text:span text:style-name="T59">לא</text:span><text:span text:style-name="T3"> </text:span><text:span text:style-name="T59">תזרע</text:span><text:span text:style-name="T3"> </text:span><text:span text:style-name="T59">בבכיר</text:span><text:span text:style-name="T3"> </text:span><text:span text:style-name="T59">- תזרע</text:span><text:span text:style-name="T3"> </text:span><text:span text:style-name="T59">באפל, אם</text:span><text:span text:style-name="T3"> </text:span><text:span text:style-name="T59">לא</text:span><text:span text:style-name="T3"> </text:span><text:span text:style-name="T59">תזרע</text:span><text:span text:style-name="T3"> </text:span><text:span text:style-name="T59">פשתן</text:span><text:span text:style-name="T3"> </text:span><text:span text:style-name="T59">- תזרע</text:span><text:span text:style-name="T3"> </text:span><text:span text:style-name="T59">ממין</text:span><text:span text:style-name="T3"> </text:span><text:span text:style-name="T59">אחר</text:span><text:span text:style-name="T3"> </text:span><text:span text:style-name="T7">(</text:span><text:span text:style-name="T12">ולא</text:span><text:span text:style-name="T15"> </text:span><text:span text:style-name="T12">הוי</text:span><text:span text:style-name="T15"> </text:span><text:span text:style-name="T12">פסידא</text:span><text:span text:style-name="T15"> </text:span><text:span text:style-name="T12">יתירא</text:span><text:span text:style-name="T7">)</text:span><text:span text:style-name="T59">!</text:span></text:p>
      <text:p text:style-name="P9"><text:span text:style-name="T59">רבן</text:span><text:span text:style-name="T3"> </text:span><text:span text:style-name="T59">שמעון</text:span><text:span text:style-name="T3"> </text:span><text:span text:style-name="T59">בן</text:span><text:span text:style-name="T3"> </text:span><text:span text:style-name="T59">גמליאל</text:span><text:span text:style-name="T3"> </text:span><text:span text:style-name="T59">אומר: זיתיו</text:span><text:span text:style-name="T3"> </text:span><text:span text:style-name="T59">הפוכין</text:span><text:span text:style-name="T3"> </text:span><text:span text:style-name="T59">ואין</text:span><text:span text:style-name="T3"> </text:span><text:span text:style-name="T59">שם</text:span><text:span text:style-name="T3"> </text:span><text:span text:style-name="T59">אומן</text:span><text:span text:style-name="T3"> </text:span><text:span text:style-name="T59">אלא</text:span><text:span text:style-name="T3"> </text:span><text:span text:style-name="T59">הוא, כדו</text:span><text:span text:style-name="T3"> </text:span><text:span text:style-name="T59">לגוף</text:span><text:span text:style-name="T3"> </text:span><text:span text:style-name="T59">ואין</text:span><text:span text:style-name="T3"> </text:span><text:span text:style-name="T59">שם</text:span><text:span text:style-name="T3"> </text:span><text:span text:style-name="T59">אומן</text:span><text:span text:style-name="T3"> </text:span><text:span text:style-name="T59">אלא, הוא</text:span><text:span text:style-name="T3"> </text:span><text:span text:style-name="T59">פשתנו</text:span><text:span text:style-name="T3"> </text:span><text:span text:style-name="T59">להעלות</text:span><text:span text:style-name="T3"> </text:span><text:span text:style-name="T59">מן</text:span><text:span text:style-name="T3"> </text:span><text:span text:style-name="T59">המשרה</text:span><text:span text:style-name="T3"> </text:span><text:span text:style-name="T59">וצמרו</text:span><text:span text:style-name="T3"> </text:span><text:span text:style-name="T59">להעלות</text:span><text:span text:style-name="T3"> </text:span><text:span text:style-name="T59">מן</text:span><text:span text:style-name="T3"> </text:span><text:span text:style-name="T59">היורה</text:span><text:span text:style-name="T3"> </text:span><text:span text:style-name="T59">ואין</text:span><text:span text:style-name="T3"> </text:span><text:span text:style-name="T59">שם</text:span><text:span text:style-name="T3"> </text:span><text:span text:style-name="T59">אומן</text:span><text:span text:style-name="T3"> </text:span><text:soft-page-break/><text:span text:style-name="T59">אלא</text:span><text:span text:style-name="T3"> </text:span><text:span text:style-name="T59">הוא</text:span><text:span text:style-name="T3"> </text:span><text:span text:style-name="T59">- הרי</text:span><text:span text:style-name="T3"> </text:span><text:span text:style-name="T59">זה</text:span><text:span text:style-name="T3"> </text:span><text:span text:style-name="T59">יעשה</text:span><text:span text:style-name="T3"> </text:span><text:span text:style-name="T59">בצינעא; יתר</text:span><text:span text:style-name="T3"> </text:span><text:span text:style-name="T59">על</text:span><text:span text:style-name="T3"> </text:span><text:span text:style-name="T59">כן</text:span><text:span text:style-name="T3"> </text:span><text:span text:style-name="T59">אמר</text:span><text:span text:style-name="T3"> </text:span><text:span text:style-name="T59">רבן</text:span><text:span text:style-name="T3"> </text:span><text:span text:style-name="T59">שמעון</text:span><text:span text:style-name="T3"> </text:span><text:span text:style-name="T59">בן</text:span><text:span text:style-name="T3"> </text:span><text:span text:style-name="T59">גמליאל: אם</text:span><text:span text:style-name="T3"> </text:span><text:span text:style-name="T59">היה</text:span><text:span text:style-name="T3"> </text:span><text:span text:style-name="T59">אומן</text:span><text:span text:style-name="T3"> </text:span><text:span text:style-name="T59">לרבים, וספר</text:span><text:span text:style-name="T3"> </text:span><text:span text:style-name="T59">ובלן</text:span><text:span text:style-name="T3"> </text:span><text:span text:style-name="T59">לרבים</text:span><text:span text:style-name="T3"> </text:span><text:span text:style-name="T7">(</text:span><text:span text:style-name="T12">שומר</text:span><text:span text:style-name="T15"> </text:span><text:span text:style-name="T12">בית</text:span><text:span text:style-name="T15"> </text:span><text:span text:style-name="T12">המרחץ, ומשמשן</text:span><text:span text:style-name="T15"> </text:span><text:span text:style-name="T12">בבית</text:span><text:span text:style-name="T15"> </text:span><text:span text:style-name="T12">המרחץ, ונוטל</text:span><text:span text:style-name="T15"> </text:span><text:span text:style-name="T12">מכל</text:span><text:span text:style-name="T15"> </text:span><text:span text:style-name="T12">אחד</text:span><text:span text:style-name="T15"> </text:span><text:span text:style-name="T12">שכרו</text:span><text:span text:style-name="T7">)</text:span><text:span text:style-name="T59">, והגיע</text:span><text:span text:style-name="T3"> </text:span><text:span text:style-name="T59">עת</text:span><text:span text:style-name="T3"> </text:span><text:span text:style-name="T59">הרגל</text:span><text:span text:style-name="T3"> </text:span><text:span text:style-name="T7">(</text:span><text:span text:style-name="T12">שהכל</text:span><text:span text:style-name="T15"> </text:span><text:span text:style-name="T12">צריכין</text:span><text:span text:style-name="T15"> </text:span><text:span text:style-name="T12">לו</text:span><text:span text:style-name="T7">)</text:span><text:span text:style-name="T59"> ואין</text:span><text:span text:style-name="T3"> </text:span><text:span text:style-name="T59">שם</text:span><text:span text:style-name="T3"> </text:span><text:span text:style-name="T59">אומן</text:span><text:span text:style-name="T3"> </text:span><text:span text:style-name="T59">אלא</text:span><text:span text:style-name="T3"> </text:span><text:span text:style-name="T59">הוא</text:span><text:span text:style-name="T3"> </text:span><text:span text:style-name="T59">- הרי</text:span><text:span text:style-name="T3"> </text:span><text:span text:style-name="T59">זה</text:span><text:span text:style-name="T3"> </text:span><text:span text:style-name="T59">יעשה</text:span><text:span text:style-name="T3"> </text:span><text:span text:style-name="T7">(</text:span><text:span text:style-name="T12">כיון</text:span><text:span text:style-name="T15"> </text:span><text:span text:style-name="T12">דאית</text:span><text:span text:style-name="T15"> </text:span><text:span text:style-name="T12">ליה</text:span><text:span text:style-name="T15"> </text:span><text:span text:style-name="T12">פסידא, ואיכא</text:span><text:span text:style-name="T15"> </text:span><text:span text:style-name="T12">נמי</text:span><text:span text:style-name="T15"> </text:span><text:span text:style-name="T12">צורך</text:span><text:span text:style-name="T15"> </text:span><text:span text:style-name="T12">רבים</text:span><text:span text:style-name="T7">)</text:span><text:span text:style-name="T59">; </text:span><text:span text:style-name="T7">(</text:span><text:span text:style-name="T12">ולא</text:span><text:span text:style-name="T15"> </text:span><text:span text:style-name="T12">גרסינן</text:span><text:span text:style-name="T15"> </text:span><text:span text:style-name="T12">הכא</text:span><text:span text:style-name="T15"> </text:span><text:span text:style-name="T12">'בצינעא', - דהא</text:span><text:span text:style-name="T15"> </text:span><text:span text:style-name="T12">רבים</text:span><text:span text:style-name="T15"> </text:span><text:span text:style-name="T12">הוא;</text:span><text:span text:style-name="T7">)</text:span><text:span text:style-name="T59"> </text:span></text:p>
      <text:p text:style-name="P9"><text:span text:style-name="T59">האריסין</text:span><text:span text:style-name="T3"> </text:span><text:span text:style-name="T7">(</text:span><text:span text:style-name="T12">מקבלי</text:span><text:span text:style-name="T15"> </text:span><text:span text:style-name="T12">השדות</text:span><text:span text:style-name="T15"> </text:span><text:span text:style-name="T12">לשנים</text:span><text:span text:style-name="T15"> </text:span><text:span text:style-name="T12">לשליש</text:span><text:span text:style-name="T15"> </text:span><text:span text:style-name="T12">ולרביע</text:span><text:span text:style-name="T7">)</text:span><text:span text:style-name="T59"> והחכירין</text:span><text:span text:style-name="T3"> </text:span><text:span text:style-name="T7">(</text:span><text:span text:style-name="T12">שקיבל</text:span><text:span text:style-name="T15"> </text:span><text:span text:style-name="T12">לשמירה</text:span><text:span text:style-name="T15"> </text:span><text:span text:style-name="T12">ולעובדה, לסכום: "כך</text:span><text:span text:style-name="T15"> </text:span><text:span text:style-name="T12">וכך</text:span><text:span text:style-name="T15"> </text:span><text:span text:style-name="T12">כורין</text:span><text:span text:style-name="T15"> </text:span><text:span text:style-name="T12">אני</text:span><text:span text:style-name="T15"> </text:span><text:span text:style-name="T12">נותן</text:span><text:span text:style-name="T15"> </text:span><text:span text:style-name="T12">לך</text:span><text:span text:style-name="T15"> </text:span><text:span text:style-name="T12">ממנה"</text:span><text:span text:style-name="T7">)</text:span><text:span text:style-name="T59"> והקבלנין</text:span><text:span text:style-name="T3"> </text:span><text:span text:style-name="T7">(</text:span><text:span text:style-name="T12">שקיבלו</text:span><text:span text:style-name="T15"> </text:span><text:span text:style-name="T12">לשומרה</text:span><text:span text:style-name="T15"> </text:span><text:span text:style-name="T12">לזמן</text:span><text:span text:style-name="T15"> </text:span><text:span text:style-name="T12">פלוני</text:span><text:span text:style-name="T15"> </text:span><text:span text:style-name="T12">בסכום</text:span><text:span text:style-name="T15"> </text:span><text:span text:style-name="T12">כך</text:span><text:span text:style-name="T15"> </text:span><text:span text:style-name="T12">וכך, בין</text:span><text:span text:style-name="T15"> </text:span><text:span text:style-name="T12">יהיה</text:span><text:span text:style-name="T15"> </text:span><text:span text:style-name="T12">הרבה</text:span><text:span text:style-name="T15"> </text:span><text:span text:style-name="T12">או</text:span><text:span text:style-name="T15"> </text:span><text:span text:style-name="T12">מעט</text:span><text:span text:style-name="T7">)</text:span><text:span text:style-name="T59"> - הרי</text:span><text:span text:style-name="T3"> </text:span><text:span text:style-name="T59">אלו</text:span><text:span text:style-name="T3"> </text:span><text:span text:style-name="T59">יעשו</text:span><text:span text:style-name="T3"> </text:span><text:span text:style-name="T59">אחרים</text:span><text:span text:style-name="T3"> </text:span><text:span text:style-name="T59">בשבילן;</text:span></text:p>
      <text:p text:style-name="P9"><text:span text:style-name="T59">החמרין</text:span><text:span text:style-name="T3"> </text:span><text:span text:style-name="T59">הגמלין</text:span><text:span text:style-name="T3"> </text:span><text:span text:style-name="T59">והספנין</text:span><text:span text:style-name="T3"> </text:span><text:span text:style-name="T59">- הרי</text:span><text:span text:style-name="T3"> </text:span><text:span text:style-name="T59">אלו</text:span><text:span text:style-name="T3"> </text:span><text:span text:style-name="T59">לא</text:span><text:span text:style-name="T3"> </text:span><text:span text:style-name="T59">יעשו</text:span><text:span text:style-name="T3"> </text:span><text:span text:style-name="T7">(</text:span><text:span text:style-name="T12">לא</text:span><text:span text:style-name="T15"> </text:span><text:span text:style-name="T12">ישכירו</text:span><text:span text:style-name="T15"> </text:span><text:span text:style-name="T12">לכתחילה, לפי</text:span><text:span text:style-name="T15"> </text:span><text:span text:style-name="T12">שהמלאכה</text:span><text:span text:style-name="T15"> </text:span><text:span text:style-name="T12">שלהם</text:span><text:span text:style-name="T15"> </text:span><text:span text:style-name="T12">הוא</text:span><text:span text:style-name="T7">)</text:span><text:span text:style-name="T59">, ואם</text:span><text:span text:style-name="T3"> </text:span><text:span text:style-name="T59">היו</text:span><text:span text:style-name="T3"> </text:span><text:span text:style-name="T59">מוחכרין</text:span><text:span text:style-name="T3"> </text:span><text:span text:style-name="T59">או</text:span><text:span text:style-name="T3"> </text:span><text:span text:style-name="T59">מושכרין</text:span><text:span text:style-name="T3"> </text:span><text:span text:style-name="T7">(</text:span><text:span text:style-name="T12">הם</text:span><text:span text:style-name="T15"> </text:span><text:span text:style-name="T12">או</text:span><text:span text:style-name="T15"> </text:span><text:span text:style-name="T12">בהמתם</text:span><text:span text:style-name="T7">)</text:span><text:span text:style-name="T59"> אצל</text:span><text:span text:style-name="T3"> </text:span><text:span text:style-name="T59">אחרים</text:span><text:span text:style-name="T3"> </text:span><text:span text:style-name="T7">(</text:span><text:span text:style-name="T12">למהלך</text:span><text:span text:style-name="T15"> </text:span><text:span text:style-name="T12">חדש</text:span><text:span text:style-name="T15"> </text:span><text:span text:style-name="T12">או</text:span><text:span text:style-name="T15"> </text:span><text:span text:style-name="T12">חדשים</text:span><text:span text:style-name="T7">)</text:span><text:span text:style-name="T59"> - הרי</text:span><text:span text:style-name="T3"> </text:span><text:span text:style-name="T59">אלו</text:span><text:span text:style-name="T3"> </text:span><text:span text:style-name="T59">יעשו</text:span><text:span text:style-name="T3"> </text:span><text:span text:style-name="T7">(</text:span><text:span text:style-name="T12">הם</text:span><text:span text:style-name="T15"> </text:span><text:span text:style-name="T12">לעצמן, ולא</text:span><text:span text:style-name="T15"> </text:span><text:span text:style-name="T12">יפסידו</text:span><text:span text:style-name="T15"> </text:span><text:span text:style-name="T12">כל</text:span><text:span text:style-name="T15"> </text:span><text:span text:style-name="T12">שכרן, ובעלים</text:span><text:span text:style-name="T15"> </text:span><text:span text:style-name="T12">נמי</text:span><text:span text:style-name="T15"> </text:span><text:span text:style-name="T12">לא</text:span><text:span text:style-name="T15"> </text:span><text:span text:style-name="T12">יפסידו</text:span><text:span text:style-name="T7">)</text:span><text:span text:style-name="T59">; </text:span><text:span text:style-name="T7">(</text:span><text:span text:style-name="T12">והכא</text:span><text:span text:style-name="T15"> </text:span><text:span text:style-name="T12">לא</text:span><text:span text:style-name="T15"> </text:span><text:span text:style-name="T12">קתני</text:span><text:span text:style-name="T15"> </text:span><text:span text:style-name="T12">'על</text:span><text:span text:style-name="T15"> </text:span><text:span text:style-name="T12">ידי</text:span><text:span text:style-name="T15"> </text:span><text:span text:style-name="T12">אחרים' - שהרי</text:span><text:span text:style-name="T15"> </text:span><text:span text:style-name="T12">הן</text:span><text:span text:style-name="T15"> </text:span><text:span text:style-name="T12">בעצמן</text:span><text:span text:style-name="T15"> </text:span><text:span text:style-name="T12">מושכרין, אבל</text:span><text:span text:style-name="T15"> </text:span><text:span text:style-name="T12">אריסים</text:span><text:span text:style-name="T15"> </text:span><text:span text:style-name="T12">- אפשר</text:span><text:span text:style-name="T15"> </text:span><text:span text:style-name="T12">להם</text:span><text:span text:style-name="T15"> </text:span><text:span text:style-name="T12">על</text:span><text:span text:style-name="T15"> </text:span><text:span text:style-name="T12">ידי</text:span><text:span text:style-name="T15"> </text:span><text:span text:style-name="T12">אחרים</text:span><text:span text:style-name="T15"> </text:span><text:span text:style-name="T12">בעבודת</text:span><text:span text:style-name="T15"> </text:span><text:span text:style-name="T12">קרקע;</text:span><text:span text:style-name="T7">)</text:span><text:span text:style-name="T59"> </text:span></text:p>
      <text:p text:style-name="P9"><text:span text:style-name="T59">שכיר</text:span><text:span text:style-name="T3"> </text:span><text:span text:style-name="T59">יום</text:span><text:span text:style-name="T3"> </text:span><text:span text:style-name="T7">(</text:span><text:span text:style-name="T12">אחד</text:span><text:span text:style-name="T7">)</text:span><text:span text:style-name="T59"> - אפילו</text:span><text:span text:style-name="T3"> </text:span><text:span text:style-name="T59">בעיר</text:span><text:span text:style-name="T3"> </text:span><text:span text:style-name="T59">אחרת</text:span><text:span text:style-name="T3"> </text:span><text:span text:style-name="T7">(</text:span><text:span text:style-name="T12">ואין</text:span><text:span text:style-name="T15"> </text:span><text:span text:style-name="T12">יודעין</text:span><text:span text:style-name="T15"> </text:span><text:span text:style-name="T12">שם</text:span><text:span text:style-name="T15"> </text:span><text:span text:style-name="T12">שהוא</text:span><text:span text:style-name="T15"> </text:span><text:span text:style-name="T12">אבל, וליכא</text:span><text:span text:style-name="T15"> </text:span><text:span text:style-name="T12">משום</text:span><text:span text:style-name="T15"> </text:span><text:span text:style-name="T12">מראית</text:span><text:span text:style-name="T15"> </text:span><text:span text:style-name="T12">העין</text:span><text:span text:style-name="T7">)</text:span><text:span text:style-name="T59"> לא</text:span><text:span text:style-name="T3"> </text:span><text:span text:style-name="T59">יעשה</text:span><text:span text:style-name="T3"> </text:span><text:span text:style-name="T7">(</text:span><text:span text:style-name="T12">הואיל</text:span><text:span text:style-name="T15"> </text:span><text:span text:style-name="T12">ובידו</text:span><text:span text:style-name="T15"> </text:span><text:span text:style-name="T12">לחזור, כדאמרינן</text:span><text:span text:style-name="T15"> </text:span><text:span text:style-name="T13">(בבא</text:span><text:span text:style-name="T16"> </text:span><text:span text:style-name="T13">קמא</text:span><text:span text:style-name="T16"> </text:span><text:span text:style-name="T13">קטז,ב)</text:span><text:span text:style-name="T12">: פועל</text:span><text:span text:style-name="T15"> </text:span><text:span text:style-name="T12">חוזר</text:span><text:span text:style-name="T15"> </text:span><text:span text:style-name="T12">ואפילו</text:span><text:span text:style-name="T15"> </text:span><text:span text:style-name="T12">בחצי</text:span><text:span text:style-name="T15"> </text:span><text:span text:style-name="T12">היום, וליכא</text:span><text:span text:style-name="T15"> </text:span><text:span text:style-name="T12">פסידא</text:span><text:span text:style-name="T15"> </text:span><text:span text:style-name="T12">כולי</text:span><text:span text:style-name="T15"> </text:span><text:span text:style-name="T12">האי</text:span><text:span text:style-name="T7">)</text:span><text:span text:style-name="T59">;</text:span></text:p>
      <text:p text:style-name="P9"><text:span text:style-name="T59">היתה</text:span><text:span text:style-name="T3"> </text:span><text:span text:style-name="T59">מלאכת</text:span><text:span text:style-name="T3"> </text:span><text:span text:style-name="T59">אחרים</text:span><text:span text:style-name="T3"> </text:span><text:span text:style-name="T59">בידו</text:span><text:span text:style-name="T3"> </text:span><text:span text:style-name="T7">(</text:span><text:span text:style-name="T12">בביתו, כגון</text:span><text:span text:style-name="T15"> </text:span><text:span text:style-name="T12">בגד</text:span><text:span text:style-name="T15"> </text:span><text:span text:style-name="T12">לארוג</text:span><text:span text:style-name="T7">)</text:span><text:span text:style-name="T59">, </text:span><text:span text:style-name="T7">(</text:span><text:span text:style-name="T12">הואיל</text:span><text:span text:style-name="T15"> </text:span><text:span text:style-name="T12">וברשותיה</text:span><text:span text:style-name="T15"> </text:span><text:span text:style-name="T12">לגומרו</text:span><text:span text:style-name="T15"> </text:span><text:span text:style-name="T12">לאחר</text:span><text:span text:style-name="T15"> </text:span><text:span text:style-name="T12">זמן</text:span><text:span text:style-name="T15"> </text:span><text:span text:style-name="T12">הרי</text:span><text:span text:style-name="T15"> </text:span><text:span text:style-name="T12">אלו</text:span><text:span text:style-name="T15"> </text:span><text:span text:style-name="T12">לא</text:span><text:span text:style-name="T15"> </text:span><text:span text:style-name="T12">יעשו</text:span><text:span text:style-name="T7">)</text:span><text:span text:style-name="T59">, אף</text:span><text:span text:style-name="T3"> </text:span><text:span text:style-name="T59">על</text:span><text:span text:style-name="T3"> </text:span><text:span text:style-name="T59">פי</text:span><text:span text:style-name="T3"> </text:span><text:span text:style-name="T59">שבקיבולת</text:span><text:span text:style-name="T3"> </text:span><text:span text:style-name="T12">(לעשות</text:span><text:span text:style-name="T15"> </text:span><text:span text:style-name="T12">בכך</text:span><text:span text:style-name="T15"> </text:span><text:span text:style-name="T12">וכך)</text:span><text:span text:style-name="T59"> </text:span><text:span text:style-name="T7">(</text:span><text:span text:style-name="T12">אחרים</text:span><text:span text:style-name="T15"> </text:span><text:span text:style-name="T12">היא, שקיבל</text:span><text:span text:style-name="T15"> </text:span><text:span text:style-name="T12">עליו</text:span><text:span text:style-name="T15"> </text:span><text:span text:style-name="T12">לצמיתות</text:span><text:span text:style-name="T15"> </text:span><text:span text:style-name="T12">אותו</text:span><text:span text:style-name="T15"> </text:span><text:span text:style-name="T12">בגד</text:span><text:span text:style-name="T15"> </text:span><text:span text:style-name="T12">לאורגו</text:span><text:span text:style-name="T15"> </text:span><text:span text:style-name="T12">בכך</text:span><text:span text:style-name="T15"> </text:span><text:span text:style-name="T12">וכך</text:span><text:span text:style-name="T7">)</text:span><text:span text:style-name="T59"> - לא</text:span><text:span text:style-name="T3"> </text:span><text:span text:style-name="T59">יעשה.</text:span></text:p>
      <text:p text:style-name="P32">'<text:span text:style-name="T41">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בקיבולת</text:span>' ולא<text:span text:style-name="T1"> </text:span>מיבעיא<text:span text:style-name="T1"> </text:span>שאינה<text:span text:style-name="T1"> </text:span>קיבולת? אדרבה<text:span text:style-name="T1"> </text:span>קיבולת<text:span text:style-name="T1"> </text:span>- כדידיה<text:span text:style-name="T1"> </text:span>דמי<text:span text:style-name="T1"> </text:span><text:span text:style-name="T7">(</text:span><text:span text:style-name="T12">ואסור, אבל</text:span><text:span text:style-name="T15"> </text:span><text:span text:style-name="T12">שאינה</text:span><text:span text:style-name="T15"> </text:span><text:span text:style-name="T12">קיבולת, דלא</text:span><text:span text:style-name="T15"> </text:span><text:span text:style-name="T12">הוה</text:span><text:span text:style-name="T15"> </text:span><text:span text:style-name="T12">כדידיה</text:span><text:span text:style-name="T15"> </text:span><text:span text:style-name="T12">- שרי</text:span><text:span text:style-name="T7">)</text:span>!?</text:p>
      <text:p text:style-name="P32">אלא<text:span text:style-name="T1"> </text:span>אימא: <text:span text:style-name="T41">בין</text:span><text:span text:style-name="T42"> </text:span><text:span text:style-name="T41">קיבולת</text:span><text:span text:style-name="T42"> </text:span><text:span text:style-name="T41">בין</text:span><text:span text:style-name="T42"> </text:span><text:span text:style-name="T41">שאינה</text:span><text:span text:style-name="T42"> </text:span><text:span text:style-name="T41">קיבולת</text:span><text:span text:style-name="T42"> </text:span><text:span text:style-name="T41">- לא</text:span><text:span text:style-name="T42"> </text:span><text:span text:style-name="T41">יעשה</text:span>; </text:p>
      <text:p text:style-name="P9"><text:span text:style-name="T41">היתה</text:span><text:span text:style-name="T42"> </text:span><text:span text:style-name="T41">מלאכתו</text:span><text:span text:style-name="T42"> </text:span><text:span text:style-name="T41">ביד</text:span><text:span text:style-name="T42"> </text:span><text:span text:style-name="T41">אחרים</text:span><text:span text:style-name="T42"> </text:span><text:span text:style-name="T41">- בביתו</text:span><text:span text:style-name="T42"> </text:span><text:span text:style-name="T7">(</text:span><text:span text:style-name="T12">של</text:span><text:span text:style-name="T15"> </text:span><text:span text:style-name="T12">אבל</text:span><text:span text:style-name="T7">)</text:span><text:span text:style-name="T41"> לא</text:span><text:span text:style-name="T42"> </text:span><text:span text:style-name="T41">יעשו</text:span><text:span text:style-name="T42"> </text:span><text:span text:style-name="T7">(</text:span><text:span text:style-name="T12">משום</text:span><text:span text:style-name="T15"> </text:span><text:span text:style-name="T12">חשד, שיאמרו: הוא</text:span><text:span text:style-name="T15"> </text:span><text:span text:style-name="T12">בעצמו</text:span><text:span text:style-name="T15"> </text:span><text:span text:style-name="T12">מסייע</text:span><text:span text:style-name="T15"> </text:span><text:span text:style-name="T12">במלאכה, אי</text:span><text:span text:style-name="T15"> </text:span><text:span text:style-name="T12">נמי: שלא</text:span><text:span text:style-name="T15"> </text:span><text:span text:style-name="T12">יאמרו</text:span><text:span text:style-name="T15"> </text:span><text:span text:style-name="T12">בימי</text:span><text:span text:style-name="T15"> </text:span><text:span text:style-name="T12">אבלו</text:span><text:span text:style-name="T15"> </text:span><text:span text:style-name="T12">השכירו</text:span><text:span text:style-name="T15"> </text:span><text:span text:style-name="T12">לזה</text:span><text:span text:style-name="T15"> </text:span><text:span text:style-name="T12">הפועל</text:span><text:span text:style-name="T7">)</text:span><text:span text:style-name="T41">, בבית</text:span><text:span text:style-name="T42"> </text:span><text:span text:style-name="T41">אחר</text:span><text:span text:style-name="T42"> </text:span><text:span text:style-name="T41">יעשו.</text:span>'</text:p>
      <text:p text:style-name="P10"/>
      <text:p text:style-name="P9">מריון<text:span text:style-name="T1"> </text:span>בריה<text:span text:style-name="T1"> </text:span>דרבין<text:span text:style-name="T1"> </text:span>ומר<text:span text:style-name="T1"> </text:span>בריה<text:span text:style-name="T1"> </text:span>דרב<text:span text:style-name="T1"> </text:span>אחא<text:span text:style-name="T1"> </text:span>בריה<text:span text:style-name="T1"> </text:span>דרבא, הוה<text:span text:style-name="T1"> </text:span>להו<text:span text:style-name="T1"> </text:span>ההוא<text:span text:style-name="T1"> </text:span>גמלא<text:span text:style-name="T1"> </text:span>דתורא<text:span text:style-name="T1"> </text:span>בהדי<text:span text:style-name="T1"> </text:span>הדדי<text:span text:style-name="T1"> </text:span><text:span text:style-name="T7">(</text:span><text:span text:style-name="T12">צמד</text:span><text:span text:style-name="T15"> </text:span><text:span text:style-name="T12">בקר</text:span><text:span text:style-name="T15"> </text:span><text:span text:style-name="T12">בין</text:span><text:span text:style-name="T15"> </text:span><text:span text:style-name="T12">שניהם: שור</text:span><text:span text:style-name="T15"> </text:span><text:span text:style-name="T12">אחד</text:span><text:span text:style-name="T15"> </text:span><text:span text:style-name="T12">לזה</text:span><text:span text:style-name="T15"> </text:span><text:span text:style-name="T12">ושור</text:span><text:span text:style-name="T15"> </text:span><text:span text:style-name="T12">אחד</text:span><text:span text:style-name="T15"> </text:span><text:span text:style-name="T12">לזה</text:span><text:span text:style-name="T7">)</text:span>; איתרעא<text:span text:style-name="T1"> </text:span>ביה<text:span text:style-name="T1"> </text:span>מילתא<text:span text:style-name="T1"> </text:span><text:span text:style-name="T7">(</text:span><text:span text:style-name="T12">אבילות</text:span><text:span text:style-name="T7">)</text:span> במר<text:span text:style-name="T1"> </text:span>בריה<text:span text:style-name="T1"> </text:span>דרב<text:span text:style-name="T1"> </text:span>אחא<text:span text:style-name="T1"> </text:span>בריה<text:span text:style-name="T1"> </text:span>דרבא, ופסקיה<text:span text:style-name="T1"> </text:span>לגמליה<text:span text:style-name="T1"> </text:span><text:span text:style-name="T7">(</text:span><text:span text:style-name="T12">הפסיק</text:span><text:span text:style-name="T15"> </text:span><text:span text:style-name="T12">שורו</text:span><text:span text:style-name="T15"> </text:span><text:span text:style-name="T12">מן</text:span><text:span text:style-name="T15"> </text:span><text:span text:style-name="T12">הצמד, ולא</text:span><text:span text:style-name="T15"> </text:span><text:span text:style-name="T12">שלחו</text:span><text:span text:style-name="T15"> </text:span><text:span text:style-name="T12">לחרוש</text:span><text:span text:style-name="T15"> </text:span><text:span text:style-name="T12">בשדה, לפי</text:span><text:span text:style-name="T15"> </text:span><text:span text:style-name="T12">שהיה</text:span><text:span text:style-name="T15"> </text:span><text:span text:style-name="T12">אָבֵל, ומצווה</text:span><text:span text:style-name="T15"> </text:span><text:span text:style-name="T12">על</text:span><text:span text:style-name="T15"> </text:span><text:span text:style-name="T12">שביתת</text:span><text:span text:style-name="T15"> </text:span><text:span text:style-name="T12">בהמתו</text:span><text:span text:style-name="T15"> </text:span><text:span text:style-name="T12">מדרבנן</text:span><text:span text:style-name="T7">)</text:span>. אמר<text:span text:style-name="T1"> </text:span>רב<text:span text:style-name="T1"> </text:span>אשי: גברא<text:span text:style-name="T1"> </text:span>רבה<text:span text:style-name="T1"> </text:span>כמר<text:span text:style-name="T1"> </text:span>בריה<text:span text:style-name="T1"> </text:span>דרב<text:span text:style-name="T1"> </text:span>אחא<text:span text:style-name="T1"> </text:span>עביד<text:span text:style-name="T1"> </text:span>הכי? נהי<text:span text:style-name="T1"> </text:span>דלפסידא<text:span text:style-name="T1"> </text:span>דידיה<text:span text:style-name="T1"> </text:span>לא<text:span text:style-name="T1"> </text:span>חייש<text:span text:style-name="T1"> </text:span><text:span text:style-name="T7">(</text:span><text:span text:style-name="T12">דלא</text:span><text:span text:style-name="T15"> </text:span><text:span text:style-name="T12">קא</text:span><text:span text:style-name="T15"> </text:span><text:span text:style-name="T12">מעבד</text:span><text:span text:style-name="T15"> </text:span><text:span text:style-name="T12">ארעא</text:span><text:span text:style-name="T15"> </text:span><text:span text:style-name="T12">מגמליה, משום</text:span><text:span text:style-name="T15"> </text:span><text:span text:style-name="T12">דאבל</text:span><text:span text:style-name="T15"> </text:span><text:span text:style-name="T12">הוא</text:span><text:span text:style-name="T7">)</text:span> - אדאחרים<text:span text:style-name="T1"> </text:span><text:span text:style-name="T7">(</text:span><text:span text:style-name="T12">לפסידא</text:span><text:span text:style-name="T15"> </text:span><text:span text:style-name="T12">דאחריני</text:span><text:span text:style-name="T15"> </text:span><text:span text:style-name="T12">- כגון</text:span><text:span text:style-name="T15"> </text:span><text:span text:style-name="T12">מריון</text:span><text:span text:style-name="T7">)</text:span> לא<text:span text:style-name="T1"> </text:span>חייש<text:span text:style-name="T1"> </text:span><text:span text:style-name="T7">(</text:span><text:span text:style-name="T12">דלא</text:span><text:span text:style-name="T15"> </text:span><text:span text:style-name="T12">קא</text:span><text:span text:style-name="T15"> </text:span><text:span text:style-name="T12">משדר</text:span><text:span text:style-name="T15"> </text:span><text:span text:style-name="T12">לגמליה</text:span><text:span text:style-name="T15"> </text:span><text:span text:style-name="T12">- הוי</text:span><text:span text:style-name="T15"> </text:span><text:span text:style-name="T12">ליה</text:span><text:span text:style-name="T15"> </text:span><text:span text:style-name="T12">פסידא, דלא</text:span><text:span text:style-name="T15"> </text:span><text:span text:style-name="T12">הוה</text:span><text:span text:style-name="T15"> </text:span><text:span text:style-name="T12">ליה</text:span><text:span text:style-name="T15"> </text:span><text:span text:style-name="T12">בהמה</text:span><text:span text:style-name="T15"> </text:span><text:span text:style-name="T12">לחרוש, וכיון</text:span><text:span text:style-name="T15"> </text:span><text:span text:style-name="T12">דשרי</text:span><text:span text:style-name="T15"> </text:span><text:span text:style-name="T12">כדתניא</text:span><text:span text:style-name="T15"> </text:span><text:span text:style-name="T12">אם</text:span><text:span text:style-name="T15"> </text:span><text:span text:style-name="T12">היו</text:span><text:span text:style-name="T15"> </text:span><text:span text:style-name="T12">מוחכרין</text:span><text:span text:style-name="T15"> </text:span><text:span text:style-name="T12">וכו' - הוה</text:span><text:span text:style-name="T15"> </text:span><text:span text:style-name="T12">ליה</text:span><text:span text:style-name="T15"> </text:span><text:span text:style-name="T12">למיחש</text:span><text:span text:style-name="T15"> </text:span><text:span text:style-name="T12">אפסידא</text:span><text:span text:style-name="T15"> </text:span><text:span text:style-name="T12">דחבריה</text:span><text:span text:style-name="T7">)</text:span>? והא<text:span text:style-name="T1"> </text:span>תניא: '<text:span text:style-name="T41">אם</text:span><text:span text:style-name="T42"> </text:span><text:span text:style-name="T41">היו</text:span><text:span text:style-name="T42"> </text:span><text:span text:style-name="T41">מושכרין</text:span><text:span text:style-name="T42"> </text:span><text:span text:style-name="T41">או</text:span><text:span text:style-name="T42"> </text:span><text:span text:style-name="T41">מוחכרין</text:span><text:span text:style-name="T42"> </text:span><text:span text:style-name="T41">אצל</text:span><text:span text:style-name="T42"> </text:span><text:span text:style-name="T41">אחרים</text:span><text:span text:style-name="T42"> </text:span><text:span text:style-name="T41">הרי</text:span><text:span text:style-name="T42"> </text:span><text:span text:style-name="T41">אלו</text:span><text:span text:style-name="T42"> </text:span><text:span text:style-name="T41">יעשו</text:span>'!</text:p>
      <text:p text:style-name="P9">והוא<text:span text:style-name="T1"> </text:span><text:span text:style-name="T7">(</text:span><text:span text:style-name="T12">מר</text:span><text:span text:style-name="T15"> </text:span><text:span text:style-name="T12">בריה</text:span><text:span text:style-name="T15"> </text:span><text:span text:style-name="T12">דרב</text:span><text:span text:style-name="T15"> </text:span><text:span text:style-name="T12">אחא</text:span><text:span text:style-name="T7">)</text:span> סבר: אדם<text:span text:style-name="T1"> </text:span>חשוב<text:span text:style-name="T1"> </text:span>שאני<text:span text:style-name="T1"> </text:span><text:span text:style-name="T7">(</text:span><text:span text:style-name="T12">דהא</text:span><text:span text:style-name="T15"> </text:span><text:span text:style-name="T12">והא</text:span><text:span text:style-name="T15"> </text:span><text:span text:style-name="T12">אסור</text:span><text:span text:style-name="T15"> </text:span><text:span text:style-name="T12">לדידיה</text:span><text:span text:style-name="T15"> </text:span><text:span text:style-name="T12">למיעבד</text:span><text:span text:style-name="T7">)</text:span>.</text:p>
      <text:p text:style-name="P9"/>
      <text:p text:style-name="P9">(מועד<text:span text:style-name="T1"> </text:span>קטן<text:span text:style-name="T1"> </text:span>יב,א)</text:p>
      <text:p text:style-name="P9">אמר<text:span text:style-name="T1"> </text:span>שמואל: מקבלי<text:span text:style-name="T1"> </text:span>קיבולת, בתוך<text:span text:style-name="T1"> </text:span>התחום<text:span text:style-name="T1"> </text:span>אסור<text:span text:style-name="T1"> </text:span><text:span text:style-name="T7">(</text:span><text:span text:style-name="T12">אסור</text:span><text:span text:style-name="T15"> </text:span><text:span text:style-name="T12">ליתן</text:span><text:span text:style-name="T15"> </text:span><text:span text:style-name="T12">מלאכה</text:span><text:span text:style-name="T15"> </text:span><text:span text:style-name="T12">לנכרי</text:span><text:span text:style-name="T15"> </text:span><text:span text:style-name="T12">בקיבולת</text:span><text:span text:style-name="T15"> </text:span><text:span text:style-name="T12">כי</text:span><text:span text:style-name="T15"> </text:span><text:span text:style-name="T12">עבדי</text:span><text:span text:style-name="T15"> </text:span><text:span text:style-name="T12">ליה</text:span><text:span text:style-name="T15"> </text:span><text:span text:style-name="T12">בשבתא, דידעי</text:span><text:span text:style-name="T15"> </text:span><text:span text:style-name="T12">כולי</text:span><text:span text:style-name="T15"> </text:span><text:span text:style-name="T12">עלמא</text:span><text:span text:style-name="T15"> </text:span><text:span text:style-name="T12">ואמרי: היום</text:span><text:span text:style-name="T15"> </text:span><text:span text:style-name="T12">בשבת</text:span><text:span text:style-name="T15"> </text:span><text:span text:style-name="T12">יהב</text:span><text:span text:style-name="T15"> </text:span><text:span text:style-name="T12">ליה; והא</text:span><text:span text:style-name="T15"> </text:span><text:span text:style-name="T12">דשרי</text:span><text:span text:style-name="T15"> </text:span><text:span text:style-name="T12">בית</text:span><text:span text:style-name="T15"> </text:span><text:span text:style-name="T12">הלל</text:span><text:span text:style-name="T15"> </text:span><text:span text:style-name="T12">בפרק</text:span><text:span text:style-name="T15"> </text:span><text:span text:style-name="T12">קמא</text:span><text:span text:style-name="T15"> </text:span><text:span text:style-name="T12">דשבת</text:span><text:span text:style-name="T15"> </text:span><text:span text:style-name="T13">(יז,ב)</text:span><text:span text:style-name="T12"> ליתן</text:span><text:span text:style-name="T15"> </text:span><text:span text:style-name="T12">כלים</text:span><text:span text:style-name="T15"> </text:span><text:span text:style-name="T12">לכובס</text:span><text:span text:style-name="T15"> </text:span><text:span text:style-name="T12">בערב</text:span><text:span text:style-name="T15"> </text:span><text:span text:style-name="T12">שבת</text:span><text:span text:style-name="T15"> </text:span><text:span text:style-name="T12">עם</text:span><text:span text:style-name="T15"> </text:span><text:span text:style-name="T12">חשיכה, ואפילו</text:span><text:span text:style-name="T15"> </text:span><text:span text:style-name="T12">בתוך</text:span><text:span text:style-name="T15"> </text:span><text:span text:style-name="T12">התחום</text:span><text:span text:style-name="T15"> </text:span><text:span text:style-name="T12">- משום</text:span><text:span text:style-name="T15"> </text:span><text:span text:style-name="T12">דכביסה</text:span><text:span text:style-name="T15"> </text:span><text:span text:style-name="T12">בנכרי</text:span><text:span text:style-name="T15"> </text:span><text:span text:style-name="T12">מידי</text:span><text:span text:style-name="T15"> </text:span><text:span text:style-name="T12">דלא</text:span><text:span text:style-name="T15"> </text:span><text:span text:style-name="T12">מינכר, וליכא</text:span><text:span text:style-name="T15"> </text:span><text:span text:style-name="T12">חשדא, אבל</text:span><text:span text:style-name="T15"> </text:span><text:span text:style-name="T12">מידי</text:span><text:span text:style-name="T15"> </text:span><text:span text:style-name="T12">דמינכר</text:span><text:span text:style-name="T15"> </text:span><text:span text:style-name="T12">- בתוך</text:span><text:span text:style-name="T15"> </text:span><text:span text:style-name="T12">התחום</text:span><text:span text:style-name="T15"> </text:span><text:span text:style-name="T12">אסור, משום</text:span><text:span text:style-name="T15"> </text:span><text:span text:style-name="T12">חשדא</text:span><text:span text:style-name="T7">)</text:span>, חוץ<text:span text:style-name="T1"> </text:span>לתחום<text:span text:style-name="T1"> </text:span>מותר.</text:p>
      <text:p text:style-name="P9">אמר<text:span text:style-name="T1"> </text:span>רב<text:span text:style-name="T1"> </text:span>פפא: ואפילו<text:span text:style-name="T1"> </text:span>חוץ<text:span text:style-name="T1"> </text:span>לתחום<text:span text:style-name="T1"> </text:span>לא<text:span text:style-name="T1"> </text:span>אמרן<text:span text:style-name="T1"> </text:span>אלא<text:span text:style-name="T1"> </text:span>דליכא<text:span text:style-name="T1"> </text:span>מתא<text:span text:style-name="T1"> </text:span>דמקרבא<text:span text:style-name="T1"> </text:span>להתם, אבל<text:span text:style-name="T1"> </text:span>איכא<text:span text:style-name="T1"> </text:span>מתא<text:span text:style-name="T1"> </text:span>דמקרבא<text:span text:style-name="T1"> </text:span>להתם<text:span text:style-name="T1"> – </text:span>אסור<text:span text:style-name="T1"> </text:span><text:span text:style-name="T7">(</text:span><text:span text:style-name="T12">אותן</text:span><text:span text:style-name="T15"> </text:span><text:span text:style-name="T12">פועלים</text:span><text:span text:style-name="T15"> </text:span><text:span text:style-name="T12">נכרים</text:span><text:span text:style-name="T15"> </text:span><text:span text:style-name="T12">אסורים, דאינהו</text:span><text:span text:style-name="T15"> </text:span><text:span text:style-name="T12">ידעי</text:span><text:span text:style-name="T15"> </text:span><text:span text:style-name="T12">דהני</text:span><text:span text:style-name="T15"> </text:span><text:span text:style-name="T12">נכרים</text:span><text:span text:style-name="T15"> </text:span><text:span text:style-name="T12">עבדי</text:span><text:span text:style-name="T15"> </text:span><text:span text:style-name="T12">ליה</text:span><text:span text:style-name="T15"> </text:span><text:span text:style-name="T12">מלאכה, ואמרי: בשבתא</text:span><text:span text:style-name="T15"> </text:span><text:span text:style-name="T12">יהב</text:span><text:span text:style-name="T15"> </text:span><text:span text:style-name="T12">להו</text:span><text:span text:style-name="T7">)</text:span>.</text:p>
      <text:p text:style-name="P9">אמר<text:span text:style-name="T1"> </text:span>רב<text:span text:style-name="T1"> </text:span>משרשיא: וכי<text:span text:style-name="T1"> </text:span>ליכא<text:span text:style-name="T1"> </text:span>מתא<text:span text:style-name="T1"> </text:span>דמקרבא<text:span text:style-name="T1"> </text:span>להתם<text:span text:style-name="T1"> </text:span>נמי<text:span text:style-name="T1"> </text:span>לא<text:span text:style-name="T1"> </text:span>אמרן<text:span text:style-name="T1"> </text:span>אלא<text:span text:style-name="T1"> </text:span>בשבתות<text:span text:style-name="T1"> </text:span>ובימים<text:span text:style-name="T1"> </text:span>טובים, דלא<text:span text:style-name="T1"> </text:span>שכיחי<text:span text:style-name="T1"> </text:span>אינשי<text:span text:style-name="T1"> </text:span>דאזלי<text:span text:style-name="T1"> </text:span>להתם, אבל<text:span text:style-name="T1"> </text:span>בחולו<text:span text:style-name="T1"> </text:span>של<text:span text:style-name="T1"> </text:span>מועד, דשכיחי<text:span text:style-name="T1"> </text:span>אינשי<text:span text:style-name="T1"> </text:span>דאזלי<text:span text:style-name="T1"> </text:span>ואתו<text:span text:style-name="T1"> </text:span>להתם<text:span text:style-name="T1"> – </text:span>אסור<text:span text:style-name="T1"> </text:span><text:span text:style-name="T7">(</text:span><text:span text:style-name="T12">דאמרי: היום</text:span><text:span text:style-name="T15"> </text:span><text:span text:style-name="T12">יהבו</text:span><text:span text:style-name="T15"> </text:span><text:span text:style-name="T12">ליה</text:span><text:span text:style-name="T7">)</text:span>.</text:p>
      <text:p text:style-name="P9"/>
      <text:p text:style-name="P9">מר<text:span text:style-name="T1"> </text:span>זוטרא<text:span text:style-name="T1"> </text:span>בריה<text:span text:style-name="T1"> </text:span>דרב<text:span text:style-name="T1"> </text:span>נחמן<text:span text:style-name="T1"> </text:span>- בנו<text:span text:style-name="T1"> </text:span>ליה<text:span text:style-name="T1"> </text:span>אפדנא<text:span text:style-name="T1"> </text:span><text:span text:style-name="T96">[בנין</text:span><text:span text:style-name="T2"> </text:span><text:span text:style-name="T96">אחוזה]</text:span> מקבלי<text:span text:style-name="T1"> </text:span>קיבולת<text:span text:style-name="T1"> </text:span>חוץ<text:span text:style-name="T1"> </text:span>לתחום; איקלע<text:span text:style-name="T1"> </text:span>רב<text:span text:style-name="T1"> </text:span>ספרא<text:span text:style-name="T1"> </text:span>ורב<text:span text:style-name="T1"> </text:span>הונא<text:span text:style-name="T1"> </text:span>בר<text:span text:style-name="T1"> </text:span>חיננא, ולא<text:span text:style-name="T1"> </text:span>עלו<text:span text:style-name="T1"> </text:span>לגביה; ואיכא<text:span text:style-name="T1"> </text:span>דאמרי<text:span text:style-name="T1"> </text:span>הוא<text:span text:style-name="T1"> </text:span>נמי<text:span text:style-name="T1"> </text:span>לא<text:span text:style-name="T1"> </text:span>על<text:span text:style-name="T1"> </text:span>בגוויה.</text:p>
      <text:p text:style-name="P9">והאמר<text:span text:style-name="T1"> </text:span>שמואל<text:span text:style-name="T1"> </text:span>'מקבלי<text:span text:style-name="T1"> </text:span>קיבולת, בתוך<text:span text:style-name="T1"> </text:span>התחום<text:span text:style-name="T1"> – </text:span>אסור, חוץ<text:span text:style-name="T1"> </text:span>לתחום<text:span text:style-name="T1"> </text:span>- מותר'?</text:p>
      <text:p text:style-name="P9">אדם<text:span text:style-name="T1"> </text:span>חשוב<text:span text:style-name="T1"> </text:span>שאני.</text:p>
      <text:p text:style-name="P9"><text:soft-page-break/>ואיכא<text:span text:style-name="T1"> </text:span>דאמרי: סיועי<text:span text:style-name="T1"> </text:span>סייע<text:span text:style-name="T1"> </text:span>בתיבנא<text:span text:style-name="T1"> </text:span>בהדייהו<text:span text:style-name="T1"> </text:span><text:span text:style-name="T7">(</text:span><text:span text:style-name="T12">שהיה</text:span><text:span text:style-name="T15"> </text:span><text:span text:style-name="T12">נותן</text:span><text:span text:style-name="T15"> </text:span><text:span text:style-name="T12">להם</text:span><text:span text:style-name="T15"> </text:span><text:span text:style-name="T12">תבן</text:span><text:span text:style-name="T15"> </text:span><text:span text:style-name="T12">למלאכה, דהואיל</text:span><text:span text:style-name="T15"> </text:span><text:span text:style-name="T12">והוא</text:span><text:span text:style-name="T15"> </text:span><text:span text:style-name="T12">מסייע</text:span><text:span text:style-name="T15"> </text:span><text:span text:style-name="T12">בהדייהו</text:span><text:span text:style-name="T15"> </text:span><text:span text:style-name="T12">- אסור</text:span><text:span text:style-name="T7">)</text:span>.</text:p>
      <text:p text:style-name="P9">רב<text:span text:style-name="T1"> </text:span>חמא<text:span text:style-name="T1"> </text:span>שרא<text:span text:style-name="T1"> </text:span>להו<text:span text:style-name="T1"> </text:span>לאבונגרי<text:span text:style-name="T1"> </text:span><text:span text:style-name="T7">(</text:span><text:span text:style-name="T12">מסדרי</text:span><text:span text:style-name="T15"> </text:span><text:span text:style-name="T12">שולחנות</text:span><text:span text:style-name="T7">)</text:span> דבי<text:span text:style-name="T1"> </text:span>ריש<text:span text:style-name="T1"> </text:span>גלותא<text:span text:style-name="T1"> </text:span>למיעבד<text:span text:style-name="T1"> </text:span>להו<text:span text:style-name="T1"> </text:span>עבידתא<text:span text:style-name="T1"> </text:span>בחולא<text:span text:style-name="T1"> </text:span>דמועדא<text:span text:style-name="T1"> </text:span><text:span text:style-name="T7">(</text:span><text:span text:style-name="T12">אם</text:span><text:span text:style-name="T15"> </text:span><text:span text:style-name="T12">נשבר</text:span><text:span text:style-name="T15"> </text:span><text:span text:style-name="T12">השלחן</text:span><text:span text:style-name="T15"> </text:span><text:span text:style-name="T12">- שרי</text:span><text:span text:style-name="T15"> </text:span><text:span text:style-name="T12">לתקנו</text:span><text:span text:style-name="T7">)</text:span>; אמר: כיון<text:span text:style-name="T1"> </text:span>דאגר<text:span text:style-name="T1"> </text:span>לא<text:span text:style-name="T1"> </text:span>קא<text:span text:style-name="T1"> </text:span>שקלי<text:span text:style-name="T1"> </text:span>- שרשויי<text:span text:style-name="T1"> </text:span>הוא<text:span text:style-name="T1"> </text:span>דקא<text:span text:style-name="T1"> </text:span>משרשו<text:span text:style-name="T1"> </text:span>ליה<text:span text:style-name="T1"> </text:span><text:span text:style-name="T7">(</text:span><text:span text:style-name="T12">ריוח</text:span><text:span text:style-name="T15"> </text:span><text:span text:style-name="T12">בעלמא, כדי</text:span><text:span text:style-name="T15"> </text:span><text:span text:style-name="T12">סעודתם</text:span><text:span text:style-name="T15"> </text:span><text:span text:style-name="T12">דקא</text:span><text:span text:style-name="T15"> </text:span><text:span text:style-name="T12">אכלי</text:span><text:span text:style-name="T15"> </text:span><text:span text:style-name="T12">בהדייהו, ולא</text:span><text:span text:style-name="T15"> </text:span><text:span text:style-name="T12">קא</text:span><text:span text:style-name="T15"> </text:span><text:span text:style-name="T12">חשיב</text:span><text:span text:style-name="T15"> </text:span><text:span text:style-name="T12">מלאכה</text:span><text:span text:style-name="T7">)</text:span>, ולית<text:span text:style-name="T1"> </text:span>לן<text:span text:style-name="T1"> </text:span>בה.</text:p>
      <text:p text:style-name="P11"/>
      <text:p text:style-name="P9">תנו<text:span text:style-name="T1"> </text:span>רבנן: '<text:span text:style-name="T41">מקבלין</text:span><text:span text:style-name="T42"> </text:span><text:span text:style-name="T41">קיבולת</text:span><text:span text:style-name="T42"> </text:span><text:span text:style-name="T41">במועד</text:span><text:span text:style-name="T42"> </text:span><text:span text:style-name="T7">(</text:span><text:span text:style-name="T12">נותנה</text:span><text:span text:style-name="T15"> </text:span><text:span text:style-name="T12">לנכרי</text:span><text:span text:style-name="T7">)</text:span><text:span text:style-name="T41"> לעשותה</text:span><text:span text:style-name="T42"> </text:span><text:span text:style-name="T41">לאחר</text:span><text:span text:style-name="T42"> </text:span><text:span text:style-name="T41">המועד, ובמועד</text:span><text:span text:style-name="T42"> </text:span><text:span text:style-name="T41">אסור; כללו</text:span><text:span text:style-name="T42"> </text:span><text:span text:style-name="T41">של</text:span><text:span text:style-name="T42"> </text:span><text:span text:style-name="T41">דבר: כל</text:span><text:span text:style-name="T42"> </text:span><text:span text:style-name="T41">שהוא</text:span><text:span text:style-name="T42"> </text:span><text:span text:style-name="T41">עושה</text:span><text:span text:style-name="T42"> </text:span><text:span text:style-name="T41">- אומר</text:span><text:span text:style-name="T42"> </text:span><text:span text:style-name="T41">לנכרי</text:span><text:span text:style-name="T42"> </text:span><text:span text:style-name="T41">ועושה</text:span><text:span text:style-name="T42"> </text:span><text:span text:style-name="T41">,וכל</text:span><text:span text:style-name="T42"> </text:span><text:span text:style-name="T41">שאינו</text:span><text:span text:style-name="T42"> </text:span><text:span text:style-name="T41">עושה</text:span><text:span text:style-name="T42"> </text:span><text:span text:style-name="T41">- אינו</text:span><text:span text:style-name="T42"> </text:span><text:span text:style-name="T41">אומר</text:span><text:span text:style-name="T42"> </text:span><text:span text:style-name="T41">לנכרי</text:span><text:span text:style-name="T42"> </text:span><text:span text:style-name="T41">ועושה.</text:span>'</text:p>
      <text:p text:style-name="P9">תניא<text:span text:style-name="T1"> </text:span>אידך<text:span text:style-name="T1"> </text:span><text:span text:style-name="T8">[תוספתא</text:span><text:span text:style-name="T4"> </text:span><text:span text:style-name="T8">מועד</text:span><text:span text:style-name="T4"> </text:span><text:span text:style-name="T8">קטן</text:span><text:span text:style-name="T4"> </text:span><text:span text:style-name="T8">פ"ב</text:span><text:span text:style-name="T4"> </text:span><text:span text:style-name="T8">מ"ה</text:span><text:span text:style-name="T4"> </text:span><text:span text:style-name="T8">[ליברמן]]</text:span>: '<text:span text:style-name="T41">מקבלין</text:span><text:span text:style-name="T42"> </text:span><text:span text:style-name="T41">קיבולת</text:span><text:span text:style-name="T42"> </text:span><text:span text:style-name="T41">במועד</text:span><text:span text:style-name="T42"> </text:span><text:span text:style-name="T41">לעשותה</text:span><text:span text:style-name="T42"> </text:span><text:span text:style-name="T41">לאחר</text:span><text:span text:style-name="T42"> </text:span><text:span text:style-name="T41">המועד, ובלבד</text:span><text:span text:style-name="T42"> </text:span><text:span text:style-name="T41">שלא</text:span><text:span text:style-name="T42"> </text:span><text:span text:style-name="T41">ימדוד</text:span><text:span text:style-name="T42"> </text:span><text:span text:style-name="T41">ושלא</text:span><text:span text:style-name="T42"> </text:span><text:span text:style-name="T41">ישקול</text:span><text:span text:style-name="T42"> </text:span><text:span text:style-name="T41">ושלא</text:span><text:span text:style-name="T42"> </text:span><text:span text:style-name="T41">ימנה</text:span><text:span text:style-name="T42"> </text:span><text:span text:style-name="T41">כדרך</text:span><text:span text:style-name="T42"> </text:span><text:span text:style-name="T41">שהוא</text:span><text:span text:style-name="T42"> </text:span><text:span text:style-name="T41">עושה</text:span><text:span text:style-name="T42"> </text:span><text:span text:style-name="T41">בחול.</text:span>'</text:p>
      <text:p text:style-name="P9"/>
      <text:p text:style-name="P9">תנו<text:span text:style-name="T1"> </text:span>רבנן: '<text:span text:style-name="T59">אין</text:span><text:span text:style-name="T3"> </text:span><text:span text:style-name="T59">מרביעין</text:span><text:span text:style-name="T3"> </text:span><text:span text:style-name="T59">בהמה</text:span><text:span text:style-name="T3"> </text:span><text:span text:style-name="T7">(</text:span><text:span text:style-name="T12">אין</text:span><text:span text:style-name="T15"> </text:span><text:span text:style-name="T12">אוחזין</text:span><text:span text:style-name="T15"> </text:span><text:span text:style-name="T12">הבהמה</text:span><text:span text:style-name="T15"> </text:span><text:span text:style-name="T12">ומביאין</text:span><text:span text:style-name="T15"> </text:span><text:span text:style-name="T12">עליה</text:span><text:span text:style-name="T15"> </text:span><text:span text:style-name="T12">זכר</text:span><text:span text:style-name="T7">)</text:span><text:span text:style-name="T59"> בחולו</text:span><text:span text:style-name="T3"> </text:span><text:span text:style-name="T59">של</text:span><text:span text:style-name="T3"> </text:span><text:span text:style-name="T59">מועד</text:span><text:span text:style-name="T3"> </text:span><text:span text:style-name="T7">(</text:span><text:span text:style-name="T12">משום</text:span><text:span text:style-name="T15"> </text:span><text:span text:style-name="T12">דעביד</text:span><text:span text:style-name="T15"> </text:span><text:span text:style-name="T12">מלאכה</text:span><text:span text:style-name="T7">)</text:span><text:span text:style-name="T59">; כיוצא</text:span><text:span text:style-name="T3"> </text:span><text:span text:style-name="T59">בו</text:span><text:span text:style-name="T3"> </text:span><text:span text:style-name="T59">אין</text:span><text:span text:style-name="T3"> </text:span><text:span text:style-name="T59">מרביעין</text:span><text:span text:style-name="T3"> </text:span><text:span text:style-name="T59">בבכור</text:span><text:span text:style-name="T3"> </text:span><text:span text:style-name="T7">(</text:span><text:span text:style-name="T12">דקעביד</text:span><text:span text:style-name="T15"> </text:span><text:span text:style-name="T12">ביה</text:span><text:span text:style-name="T15"> </text:span><text:span text:style-name="T12">מלאכה, וכתיב</text:span><text:span text:style-name="T15"> </text:span><text:span text:style-name="T13">(דברים</text:span><text:span text:style-name="T16"> </text:span><text:span text:style-name="T13">טו,יט)</text:span><text:span text:style-name="T18"> לא</text:span><text:span text:style-name="T15"> </text:span><text:span text:style-name="T18">תעבוד</text:span><text:span text:style-name="T15"> </text:span><text:span text:style-name="T18">בבכור</text:span><text:span text:style-name="T15"> </text:span><text:span text:style-name="T18">שורך</text:span><text:span text:style-name="T7">)</text:span><text:span text:style-name="T59">, ולא</text:span><text:span text:style-name="T3"> </text:span><text:span text:style-name="T59">בפסולי</text:span><text:span text:style-name="T3"> </text:span><text:span text:style-name="T59">המוקדשין.</text:span>'</text:p>
      <text:p text:style-name="P9">תניא<text:span text:style-name="T1"> </text:span>אידך: '<text:span text:style-name="T41">אין</text:span><text:span text:style-name="T42"> </text:span><text:span text:style-name="T41">מרביעין</text:span><text:span text:style-name="T42"> </text:span><text:span text:style-name="T41">בהמה</text:span><text:span text:style-name="T42"> </text:span><text:span text:style-name="T41">בחולו</text:span><text:span text:style-name="T42"> </text:span><text:span text:style-name="T41">של</text:span><text:span text:style-name="T42"> </text:span><text:span text:style-name="T41">מועד; רבי</text:span><text:span text:style-name="T42"> </text:span><text:span text:style-name="T41">יהודה</text:span><text:span text:style-name="T42"> </text:span><text:span text:style-name="T41">אומר: חמורה</text:span><text:span text:style-name="T42"> </text:span><text:span text:style-name="T41">שתבעה</text:span><text:span text:style-name="T42"> </text:span><text:span text:style-name="T41">- מרביעין</text:span><text:span text:style-name="T42"> </text:span><text:span text:style-name="T41">עליה</text:span><text:span text:style-name="T42"> </text:span><text:span text:style-name="T41">זכר</text:span><text:span text:style-name="T42"> </text:span><text:span text:style-name="T41">בשביל</text:span><text:span text:style-name="T42"> </text:span><text:span text:style-name="T41">שלא</text:span><text:span text:style-name="T42"> </text:span><text:span text:style-name="T41">תצטנן, ושאר</text:span><text:span text:style-name="T42"> </text:span><text:span text:style-name="T41">כל</text:span><text:span text:style-name="T42"> </text:span><text:span text:style-name="T41">הבהמות</text:span><text:span text:style-name="T42"> </text:span><text:span text:style-name="T41">מכניסין</text:span><text:span text:style-name="T42"> </text:span><text:span text:style-name="T41">אותן</text:span><text:span text:style-name="T42"> </text:span><text:span text:style-name="T41">לבקרות</text:span><text:span text:style-name="T42"> </text:span><text:span text:style-name="T7">(</text:span><text:span text:style-name="T12">מקום</text:span><text:span text:style-name="T15"> </text:span><text:span text:style-name="T12">שיש</text:span><text:span text:style-name="T15"> </text:span><text:span text:style-name="T12">שם</text:span><text:span text:style-name="T15"> </text:span><text:span text:style-name="T12">בהמות, והיא</text:span><text:span text:style-name="T15"> </text:span><text:span text:style-name="T12">רובעת</text:span><text:span text:style-name="T15"> </text:span><text:span text:style-name="T12">מעצמה</text:span><text:span text:style-name="T7">)</text:span><text:span text:style-name="T41">.</text:span>'</text:p>
      <text:p text:style-name="P9">תנו<text:span text:style-name="T1"> </text:span>רבנן: '<text:span text:style-name="T59">אין</text:span><text:span text:style-name="T3"> </text:span><text:span text:style-name="T59">מדיירין</text:span><text:span text:style-name="T3"> </text:span><text:span text:style-name="T12">(מכניסין</text:span><text:span text:style-name="T15"> </text:span><text:span text:style-name="T12">בהמה</text:span><text:span text:style-name="T15"> </text:span><text:span text:style-name="T12">לשדה, כדי</text:span><text:span text:style-name="T15"> </text:span><text:span text:style-name="T12">שיוציאו</text:span><text:span text:style-name="T15"> </text:span><text:span text:style-name="T12">זבל, ומזבלין</text:span><text:span text:style-name="T15"> </text:span><text:span text:style-name="T12">השדה)</text:span><text:span text:style-name="T59"> לא</text:span><text:span text:style-name="T3"> </text:span><text:span text:style-name="T59">בשבתות</text:span><text:span text:style-name="T3"> </text:span><text:span text:style-name="T59">ולא</text:span><text:span text:style-name="T3"> </text:span><text:span text:style-name="T59">בימים</text:span><text:span text:style-name="T3"> </text:span><text:span text:style-name="T59">טובים, ולא</text:span><text:span text:style-name="T3"> </text:span><text:span text:style-name="T59">בחולו</text:span><text:span text:style-name="T3"> </text:span><text:span text:style-name="T59">של</text:span><text:span text:style-name="T3"> </text:span><text:span text:style-name="T59">מועד; ואם</text:span><text:span text:style-name="T3"> </text:span><text:span text:style-name="T59">באו</text:span><text:span text:style-name="T3"> </text:span><text:span text:style-name="T59">מאליהן</text:span><text:span text:style-name="T3"> – </text:span><text:span text:style-name="T59">מותר;</text:span></text:p>
      <text:p text:style-name="P9"><text:span text:style-name="T59">ואין</text:span><text:span text:style-name="T3"> </text:span><text:span text:style-name="T59">מסייעין</text:span><text:span text:style-name="T3"> </text:span><text:span text:style-name="T59">אותן</text:span><text:span text:style-name="T3"> </text:span><text:span text:style-name="T12">(לבהמה</text:span><text:span text:style-name="T15"> </text:span><text:span text:style-name="T12">לבא</text:span><text:span text:style-name="T15"> </text:span><text:span text:style-name="T12">בשדה, או</text:span><text:span text:style-name="T15"> </text:span><text:span text:style-name="T12">אם</text:span><text:span text:style-name="T15"> </text:span><text:span text:style-name="T12">נכרים</text:span><text:span text:style-name="T15"> </text:span><text:span text:style-name="T12">הם</text:span><text:span text:style-name="T15"> </text:span><text:span text:style-name="T12">- אין</text:span><text:span text:style-name="T15"> </text:span><text:span text:style-name="T12">מסייעין</text:span><text:span text:style-name="T15"> </text:span><text:span text:style-name="T12">להם</text:span><text:span text:style-name="T15"> </text:span><text:span text:style-name="T12">להסיען</text:span><text:span text:style-name="T15"> </text:span><text:span text:style-name="T12">ממקום</text:span><text:span text:style-name="T15"> </text:span><text:span text:style-name="T12">למקום</text:span><text:span text:style-name="T15"> </text:span><text:span text:style-name="T12">כדי</text:span><text:span text:style-name="T15"> </text:span><text:span text:style-name="T12">שתזבל</text:span><text:span text:style-name="T15"> </text:span><text:span text:style-name="T12">כל</text:span><text:span text:style-name="T15"> </text:span><text:span text:style-name="T12">השדה, אפילו</text:span><text:span text:style-name="T15"> </text:span><text:span text:style-name="T12">בבאין</text:span><text:span text:style-name="T15"> </text:span><text:span text:style-name="T12">מעצמם)</text:span><text:span text:style-name="T59">, ואין</text:span><text:span text:style-name="T3"> </text:span><text:span text:style-name="T59">מוסרין</text:span><text:span text:style-name="T3"> </text:span><text:span text:style-name="T59">להם</text:span><text:span text:style-name="T3"> </text:span><text:span text:style-name="T59">שומר</text:span><text:span text:style-name="T3"> </text:span><text:span text:style-name="T12">(לשמור, כגון</text:span><text:span text:style-name="T15"> </text:span><text:span text:style-name="T12">אם</text:span><text:span text:style-name="T15"> </text:span><text:span text:style-name="T12">נכרים</text:span><text:span text:style-name="T15"> </text:span><text:span text:style-name="T12">הם)</text:span><text:span text:style-name="T59"> לנער</text:span><text:span text:style-name="T3"> </text:span><text:span text:style-name="T59">את</text:span><text:span text:style-name="T3"> </text:span><text:span text:style-name="T59">צאנם;</text:span></text:p>
      <text:p text:style-name="P9"><text:span text:style-name="T59">היה</text:span><text:span text:style-name="T3"> </text:span><text:span text:style-name="T59">שכיר</text:span><text:span text:style-name="T3"> </text:span><text:span text:style-name="T59">שבת</text:span><text:span text:style-name="T3"> </text:span><text:span text:style-name="T7">(</text:span><text:span text:style-name="T12">ששכרו</text:span><text:span text:style-name="T15"> </text:span><text:span text:style-name="T12">כל</text:span><text:span text:style-name="T15"> </text:span><text:span text:style-name="T12">השבוע</text:span><text:span text:style-name="T15"> </text:span><text:span text:style-name="T12">לדייר</text:span><text:span text:style-name="T15"> </text:span><text:span text:style-name="T12">שדהו</text:span><text:span text:style-name="T7">)</text:span><text:span text:style-name="T59">, שכיר</text:span><text:span text:style-name="T3"> </text:span><text:span text:style-name="T59">חדש, שכיר</text:span><text:span text:style-name="T3"> </text:span><text:span text:style-name="T59">שנה, שכיר</text:span><text:span text:style-name="T3"> </text:span><text:span text:style-name="T59">שבוע</text:span><text:span text:style-name="T3"> </text:span><text:span text:style-name="T7">(</text:span><text:span text:style-name="T12">שמיטה</text:span><text:span text:style-name="T7">)</text:span><text:span text:style-name="T59"> - מסייעין</text:span><text:span text:style-name="T3"> </text:span><text:span text:style-name="T59">אותן</text:span><text:span text:style-name="T3"> </text:span><text:span text:style-name="T7">(</text:span><text:span text:style-name="T12">כאילו</text:span><text:span text:style-name="T15"> </text:span><text:span text:style-name="T12">של</text:span><text:span text:style-name="T15"> </text:span><text:span text:style-name="T12">נכרים</text:span><text:span text:style-name="T15"> </text:span><text:span text:style-name="T12">הוא</text:span><text:span text:style-name="T7">)</text:span><text:span text:style-name="T59"> ומוסרין</text:span><text:span text:style-name="T3"> </text:span><text:span text:style-name="T59">להם</text:span><text:span text:style-name="T3"> </text:span><text:span text:style-name="T59">שומר</text:span><text:span text:style-name="T3"> </text:span><text:span text:style-name="T7">(</text:span><text:span text:style-name="T12">רועה</text:span><text:span text:style-name="T15"> </text:span><text:span text:style-name="T12">אחד</text:span><text:span text:style-name="T7">)</text:span><text:span text:style-name="T59"> לנער</text:span><text:span text:style-name="T3"> </text:span><text:span text:style-name="T59">את</text:span><text:span text:style-name="T3"> </text:span><text:span text:style-name="T59">צאנם</text:span><text:span text:style-name="T3"> </text:span><text:span text:style-name="T7">(</text:span><text:span text:style-name="T12">שמדיירין</text:span><text:span text:style-name="T15"> </text:span><text:span text:style-name="T12">אותה; הואיל</text:span><text:span text:style-name="T15"> </text:span><text:span text:style-name="T12">ואינו</text:span><text:span text:style-name="T15"> </text:span><text:span text:style-name="T12">שכיר</text:span><text:span text:style-name="T15"> </text:span><text:span text:style-name="T12">לשבת</text:span><text:span text:style-name="T15"> </text:span><text:span text:style-name="T12">ממש</text:span><text:span text:style-name="T7">)</text:span><text:span text:style-name="T9"> </text:span><text:span text:style-name="T12">(הכי</text:span><text:span text:style-name="T15"> </text:span><text:span text:style-name="T12">גרסינן: </text:span><text:span text:style-name="T30">ועושה</text:span><text:span text:style-name="T31"> </text:span><text:span text:style-name="T30">נכרי</text:span><text:span text:style-name="T31"> </text:span><text:span text:style-name="T30">בשבת</text:span><text:span text:style-name="T31"> </text:span><text:span text:style-name="T30">ויום</text:span><text:span text:style-name="T31"> </text:span><text:span text:style-name="T30">טוב</text:span><text:span text:style-name="T31"> </text:span><text:span text:style-name="T30">ומסייעין</text:span><text:span text:style-name="T31"> </text:span><text:span text:style-name="T30">במועד</text:span><text:span text:style-name="T15"> </text:span><text:span text:style-name="T12">- דלא</text:span><text:span text:style-name="T15"> </text:span><text:span text:style-name="T12">טרח</text:span><text:span text:style-name="T15"> </text:span><text:span text:style-name="T12">מלאכה; כלומר: יכולין</text:span><text:span text:style-name="T15"> </text:span><text:span text:style-name="T12">לסייע</text:span><text:span text:style-name="T15"> </text:span><text:span text:style-name="T12">לאותו</text:span><text:span text:style-name="T15"> </text:span><text:span text:style-name="T12">שכיר</text:span><text:span text:style-name="T15"> </text:span><text:span text:style-name="T12">לדייר)</text:span><text:span text:style-name="T59">; רבי</text:span><text:span text:style-name="T3"> </text:span><text:span text:style-name="T59">אומר: בשבת</text:span><text:span text:style-name="T3"> – </text:span><text:span text:style-name="T59">בטובה</text:span><text:span text:style-name="T3"> </text:span><text:span text:style-name="T7">(</text:span><text:span text:style-name="T12">אם</text:span><text:span text:style-name="T15"> </text:span><text:span text:style-name="T12">רוצה</text:span><text:span text:style-name="T15"> </text:span><text:span text:style-name="T12">שום</text:span><text:span text:style-name="T15"> </text:span><text:span text:style-name="T12">אדם</text:span><text:span text:style-name="T15"> </text:span><text:span text:style-name="T12">לסייע</text:span><text:span text:style-name="T15"> </text:span><text:span text:style-name="T12">לאותו</text:span><text:span text:style-name="T15"> </text:span><text:span text:style-name="T12">שכיר</text:span><text:span text:style-name="T15"> </text:span><text:span text:style-name="T12">בטובתו</text:span><text:span text:style-name="T15"> </text:span><text:span text:style-name="T12">- עושה, כלומר: בחנם</text:span><text:span text:style-name="T15"> </text:span><text:span text:style-name="T12">ולא</text:span><text:span text:style-name="T15"> </text:span><text:span text:style-name="T12">בשכר</text:span><text:span text:style-name="T7">)</text:span><text:span text:style-name="T59">, ביום</text:span><text:span text:style-name="T3"> </text:span><text:span text:style-name="T59">טוב</text:span><text:span text:style-name="T3"> </text:span><text:span text:style-name="T59">- במזונות, במועד</text:span><text:span text:style-name="T3"> </text:span><text:span text:style-name="T59">- בשכר.</text:span>'</text:p>
      <text:p text:style-name="P9">אמר<text:span text:style-name="T1"> </text:span>רב<text:span text:style-name="T1"> </text:span>יוסף: הלכתא<text:span text:style-name="T1"> </text:span>כרבי.</text:p>
      <text:p text:style-name="P11"/>
      <text:p text:style-name="P9"/>
      <text:p text:style-name="P9">משנה:</text:p>
      <text:p text:style-name="P9">וכן<text:span text:style-name="T1"> </text:span>מי<text:span text:style-name="T1"> </text:span>שהיה<text:span text:style-name="T1"> </text:span>יינו<text:span text:style-name="T1"> </text:span>בתוך<text:span text:style-name="T1"> </text:span>הבור<text:span text:style-name="T1"> </text:span><text:span text:style-name="T7">(</text:span><text:span text:style-name="T12">שלפני</text:span><text:span text:style-name="T15"> </text:span><text:span text:style-name="T12">הגת; אותו</text:span><text:span text:style-name="T15"> </text:span><text:span text:style-name="T12">כלי</text:span><text:span text:style-name="T15"> </text:span><text:span text:style-name="T12">שהיין</text:span><text:span text:style-name="T15"> </text:span><text:span text:style-name="T12">נופל</text:span><text:span text:style-name="T15"> </text:span><text:span text:style-name="T12">בו</text:span><text:span text:style-name="T15"> </text:span><text:span text:style-name="T12">מן</text:span><text:span text:style-name="T15"> </text:span><text:span text:style-name="T12">הגת</text:span><text:span text:style-name="T15"> </text:span><text:span text:style-name="T12">- קרוי</text:span><text:span text:style-name="T15"> </text:span><text:span text:style-name="T12">'בור'</text:span><text:span text:style-name="T7">)</text:span> ואירעו<text:span text:style-name="T1"> </text:span>אבל<text:span text:style-name="T1"> </text:span>או<text:span text:style-name="T1"> </text:span>אונס<text:span text:style-name="T1"> </text:span>או<text:span text:style-name="T1"> </text:span>שהטעוהו<text:span text:style-name="T1"> </text:span>- זולף<text:span text:style-name="T1"> </text:span>וגומר<text:span text:style-name="T1"> </text:span>וגף<text:span text:style-name="T1"> </text:span>כדרכו<text:span text:style-name="T1"> </text:span><text:span text:style-name="T7">(</text:span><text:span text:style-name="T12">כלומר: מריק</text:span><text:span text:style-name="T15"> </text:span><text:span text:style-name="T12">אותו</text:span><text:span text:style-name="T15"> </text:span><text:span text:style-name="T12">בחבית, וגף</text:span><text:span text:style-name="T15"> </text:span><text:span text:style-name="T12">החבית</text:span><text:span text:style-name="T15"> </text:span><text:span text:style-name="T12">במגופה</text:span><text:span text:style-name="T15"> </text:span><text:span text:style-name="T12">גמורה</text:span><text:span text:style-name="T7">)</text:span>, דברי<text:span text:style-name="T1"> </text:span>רבי<text:span text:style-name="T1"> </text:span>יוסי;</text:p>
      <text:p text:style-name="P9">רבי<text:span text:style-name="T1"> </text:span>יהודה<text:span text:style-name="T1"> </text:span>אומר: <text:span text:style-name="T7">(</text:span><text:span text:style-name="T12">אינו</text:span><text:span text:style-name="T15"> </text:span><text:span text:style-name="T12">יכול</text:span><text:span text:style-name="T15"> </text:span><text:span text:style-name="T12">לגוף</text:span><text:span text:style-name="T15"> </text:span><text:span text:style-name="T12">כדרכו, אלא</text:span><text:span text:style-name="T7">)</text:span> עושה<text:span text:style-name="T1"> </text:span>לו<text:span text:style-name="T1"> </text:span>לימודים<text:span text:style-name="T1"> </text:span><text:span text:style-name="T7">(</text:span><text:span text:style-name="T12">שֶׁיְּחַפֵּם, היינו</text:span><text:span text:style-name="T15"> </text:span><text:span text:style-name="T12">'לימודין'</text:span><text:span text:style-name="T7">)</text:span> בשביל<text:span text:style-name="T1"> </text:span>שלא<text:span text:style-name="T1"> </text:span>יחמיץ<text:span text:style-name="T1"> </text:span><text:span text:style-name="T7">(</text:span><text:span text:style-name="T12">שאם</text:span><text:span text:style-name="T15"> </text:span><text:span text:style-name="T12">אינו</text:span><text:span text:style-name="T15"> </text:span><text:span text:style-name="T12">סותמו</text:span><text:span text:style-name="T15"> </text:span><text:span text:style-name="T12">- מחמיץ</text:span><text:span text:style-name="T7">)</text:span>.</text:p>
      <text:p text:style-name="P9"/>
      <text:p text:style-name="P9">גמרא:</text:p>
      <text:p text:style-name="P9">וצריכא<text:span text:style-name="T1"> </text:span><text:span text:style-name="T7">(</text:span><text:span text:style-name="T12">למימר</text:span><text:span text:style-name="T15"> </text:span><text:span text:style-name="T12">בתרוייהו, בשני</text:span><text:span text:style-name="T15"> </text:span><text:span text:style-name="T12">בבי</text:span><text:span text:style-name="T15"> </text:span><text:span text:style-name="T12">דמתניתין: דמשחא</text:span><text:span text:style-name="T15"> </text:span><text:span text:style-name="T12">ודחמרא</text:span><text:span text:style-name="T15"> </text:span><text:span text:style-name="T12">'</text:span><text:span text:style-name="T27">רבי</text:span><text:span text:style-name="T28"> </text:span><text:span text:style-name="T27">יוסי</text:span><text:span text:style-name="T28"> </text:span><text:span text:style-name="T27">אומר</text:span><text:span text:style-name="T28"> </text:span><text:span text:style-name="T27">זולף</text:span><text:span text:style-name="T28"> </text:span><text:span text:style-name="T12">כו'</text:span><text:span text:style-name="T7">)</text:span>: דאי<text:span text:style-name="T1"> </text:span>אשמעינן<text:span text:style-name="T1"> </text:span>קמייתא, בההיא<text:span text:style-name="T1"> </text:span><text:span text:style-name="T7">(</text:span><text:span text:style-name="T12">רישא</text:span><text:span text:style-name="T15"> </text:span><text:span text:style-name="T12">דמתניתין</text:span><text:span text:style-name="T7">)</text:span> קאמר<text:span text:style-name="T1"> </text:span>רבי<text:span text:style-name="T1"> </text:span>יוסי<text:span text:style-name="T1"> </text:span><text:span text:style-name="T7">(</text:span><text:span text:style-name="T12">'</text:span><text:span text:style-name="T27">זולף</text:span><text:span text:style-name="T28"> </text:span><text:span text:style-name="T27">כדרכו</text:span><text:span text:style-name="T12">'</text:span><text:span text:style-name="T7">)</text:span>, משום<text:span text:style-name="T1"> </text:span>דמישחא<text:span text:style-name="T1"> </text:span>נפיש<text:span text:style-name="T1"> </text:span>פסידיה<text:span text:style-name="T1"> </text:span><text:span text:style-name="T7">(</text:span><text:span text:style-name="T12">דמשחא</text:span><text:span text:style-name="T15"> </text:span><text:span text:style-name="T12">- יקיר, ואיכא</text:span><text:span text:style-name="T15"> </text:span><text:span text:style-name="T12">פסידא</text:span><text:span text:style-name="T15"> </text:span><text:span text:style-name="T12">יתירא</text:span><text:span text:style-name="T7">)</text:span>, אבל<text:span text:style-name="T1"> </text:span>חמרא<text:span text:style-name="T1"> </text:span>- דלא<text:span text:style-name="T1"> </text:span>נפיש<text:span text:style-name="T1"> </text:span>פסידיה<text:span text:style-name="T1"> </text:span>- אימא<text:span text:style-name="T1"> </text:span>מודי<text:span text:style-name="T1"> </text:span>ליה<text:span text:style-name="T1"> </text:span>לרבי<text:span text:style-name="T1"> </text:span>יהודה<text:span text:style-name="T1"> </text:span><text:span text:style-name="T7">(</text:span><text:span text:style-name="T12">דאינו</text:span><text:span text:style-name="T15"> </text:span><text:span text:style-name="T12">זולף</text:span><text:span text:style-name="T15"> </text:span><text:span text:style-name="T12">וגף</text:span><text:span text:style-name="T15"> </text:span><text:span text:style-name="T12">ממש, אלא</text:span><text:span text:style-name="T15"> </text:span><text:span text:style-name="T12">עושה</text:span><text:span text:style-name="T15"> </text:span><text:span text:style-name="T12">לימודים</text:span><text:span text:style-name="T15"> </text:span><text:span text:style-name="T12">עראי</text:span><text:span text:style-name="T7">)</text:span>; ואי<text:span text:style-name="T1"> </text:span>אשמעינן<text:span text:style-name="T1"> </text:span>בתרייתא, בההיא<text:span text:style-name="T1"> </text:span>קאמר<text:span text:style-name="T1"> </text:span>ר' יהודה, אבל<text:span text:style-name="T1"> </text:span>בהך<text:span text:style-name="T1"> </text:span>- אימא<text:span text:style-name="T1"> </text:span>מודה<text:span text:style-name="T1"> </text:span>לרבי<text:span text:style-name="T1"> </text:span>יוסי? – צריכא.</text:p>
      <text:p text:style-name="P9">אמר<text:span text:style-name="T1"> </text:span>רב<text:span text:style-name="T1"> </text:span>יצחק<text:span text:style-name="T1"> </text:span>בר<text:span text:style-name="T1"> </text:span>אבא: מאן<text:span text:style-name="T1"> </text:span>תנא<text:span text:style-name="T1"> </text:span>שינוי<text:span text:style-name="T1"> </text:span>במועד<text:span text:style-name="T1"> </text:span>בדבר<text:span text:style-name="T1"> </text:span>האבד? </text:p>
      <text:p text:style-name="P9">דלא<text:span text:style-name="T1"> </text:span>כרבי<text:span text:style-name="T1"> </text:span>יוסי<text:span text:style-name="T1"> </text:span><text:span text:style-name="T7">(</text:span><text:span text:style-name="T12">דאמר: גומר</text:span><text:span text:style-name="T15"> </text:span><text:span text:style-name="T12">כדרכו</text:span><text:span text:style-name="T15"> </text:span><text:span text:style-name="T12">ואינו</text:span><text:span text:style-name="T15"> </text:span><text:span text:style-name="T12">צריך</text:span><text:span text:style-name="T15"> </text:span><text:span text:style-name="T12">שינוי</text:span><text:span text:style-name="T7">)</text:span>.</text:p>
      <text:p text:style-name="P9">אמר<text:span text:style-name="T1"> </text:span>רב<text:span text:style-name="T1"> </text:span>יוסף: הלכה<text:span text:style-name="T1"> </text:span>כרבי<text:span text:style-name="T1"> </text:span>יוסי.</text:p>
      <text:p text:style-name="P10"/>
      <text:p text:style-name="P9">בעו<text:span text:style-name="T1"> </text:span>מיניה<text:span text:style-name="T1"> </text:span>מרב<text:span text:style-name="T1"> </text:span>נחמן<text:span text:style-name="T1"> </text:span>בר<text:span text:style-name="T1"> </text:span>יצחק: מהו<text:span text:style-name="T1"> </text:span>למישע<text:span text:style-name="T1"> </text:span>חביתא<text:span text:style-name="T1"> </text:span><text:span text:style-name="T7">(</text:span><text:span text:style-name="T12">לגוף</text:span><text:span text:style-name="T15"> </text:span><text:span text:style-name="T12">החבית</text:span><text:span text:style-name="T7">)</text:span> דשיכרא<text:span text:style-name="T1"> </text:span>בחולא<text:span text:style-name="T1"> </text:span>דמועדא?</text:p>
      <text:p text:style-name="P9"><text:soft-page-break/>אמר<text:span text:style-name="T1"> </text:span>להו: סיני<text:span text:style-name="T1"> </text:span><text:span text:style-name="T7">(</text:span><text:span text:style-name="T12">רב</text:span><text:span text:style-name="T15"> </text:span><text:span text:style-name="T12">יוסף</text:span><text:span text:style-name="T7">)</text:span> אמר<text:span text:style-name="T1"> </text:span>הלכה<text:span text:style-name="T1"> </text:span>כרבי<text:span text:style-name="T1"> </text:span>יוסי<text:span text:style-name="T1"> </text:span><text:span text:style-name="T7">(</text:span><text:span text:style-name="T12">דגף</text:span><text:span text:style-name="T15"> </text:span><text:span text:style-name="T12">כדרכו</text:span><text:span text:style-name="T7">)</text:span>!</text:p>
      <text:p text:style-name="P9">אימור<text:span text:style-name="T1"> </text:span>דאמר<text:span text:style-name="T1"> </text:span>רבי<text:span text:style-name="T1"> </text:span>יוסי<text:span text:style-name="T1"> </text:span>בחמרא, בשיכרא<text:span text:style-name="T1"> </text:span>מי<text:span text:style-name="T1"> </text:span>אמר?</text:p>
      <text:p text:style-name="P9">חמרא<text:span text:style-name="T1"> </text:span>טעמא<text:span text:style-name="T1"> </text:span>מאי? - משום<text:span text:style-name="T1"> </text:span>דנפיש<text:span text:style-name="T1"> </text:span>פסידיה? שיכרא<text:span text:style-name="T1"> </text:span>נמי<text:span text:style-name="T1"> </text:span>אית<text:span text:style-name="T1"> </text:span>בה<text:span text:style-name="T1"> </text:span>פסידא, דאמר<text:span text:style-name="T1"> </text:span>אביי: אמרה<text:span text:style-name="T1"> </text:span>לי<text:span text:style-name="T1"> </text:span>אם: בר<text:span text:style-name="T1"> </text:span>שית<text:span text:style-name="T1"> </text:span>סאוי<text:span text:style-name="T1"> </text:span>ושייע<text:span text:style-name="T1"> </text:span>מִבַּר<text:span text:style-name="T1"> </text:span>תמני<text:span text:style-name="T1"> </text:span>ולא<text:span text:style-name="T1"> </text:span>שייע<text:span text:style-name="T1"> </text:span><text:span text:style-name="T7">(</text:span><text:span text:style-name="T12">כלומר: יפה</text:span><text:span text:style-name="T15"> </text:span><text:span text:style-name="T12">שֵׁכָר</text:span><text:span text:style-name="T15"> </text:span><text:span text:style-name="T12">מוגף</text:span><text:span text:style-name="T15"> </text:span><text:span text:style-name="T12">שמחזיק</text:span><text:span text:style-name="T15"> </text:span><text:span text:style-name="T12">ששה</text:span><text:span text:style-name="T15"> </text:span><text:span text:style-name="T12">סאין, משכר</text:span><text:span text:style-name="T15"> </text:span><text:span text:style-name="T12">שהוא</text:span><text:span text:style-name="T15"> </text:span><text:span text:style-name="T12">בכלי</text:span><text:span text:style-name="T15"> </text:span><text:span text:style-name="T12">גדול</text:span><text:span text:style-name="T15"> </text:span><text:span text:style-name="T12">שמחזיק</text:span><text:span text:style-name="T15"> </text:span><text:span text:style-name="T12">שמונה</text:span><text:span text:style-name="T15"> </text:span><text:span text:style-name="T12">סאין</text:span><text:span text:style-name="T7">)</text:span>.</text:p>
      <text:p text:style-name="P10"/>
      <text:p text:style-name="P9">אמר<text:span text:style-name="T1"> </text:span>רב<text:span text:style-name="T1"> </text:span>חמא<text:span text:style-name="T1"> </text:span>בר<text:span text:style-name="T1"> </text:span>גוריא<text:span text:style-name="T1"> </text:span>אמר<text:span text:style-name="T1"> </text:span>רב: הלכות<text:span text:style-name="T1"> </text:span>מועד<text:span text:style-name="T1"> </text:span>כהלכות<text:span text:style-name="T1"> </text:span>כותים<text:span text:style-name="T1"> </text:span>בהלכה<text:span text:style-name="T1"> </text:span><text:span text:style-name="T7">(</text:span><text:span text:style-name="T12">דאמרינן</text:span><text:span text:style-name="T15"> </text:span><text:span text:style-name="T13">(חולין</text:span><text:span text:style-name="T16"> </text:span><text:span text:style-name="T13">ד,א)</text:span><text:span text:style-name="T12">: היכא</text:span><text:span text:style-name="T15"> </text:span><text:span text:style-name="T12">דאחזיק</text:span><text:span text:style-name="T15"> </text:span><text:span text:style-name="T12">- אחזיק, היכא</text:span><text:span text:style-name="T15"> </text:span><text:span text:style-name="T12">דלא</text:span><text:span text:style-name="T15"> </text:span><text:span text:style-name="T12">אחזיק</text:span><text:span text:style-name="T15"> </text:span><text:span text:style-name="T12">- לא</text:span><text:span text:style-name="T15"> </text:span><text:span text:style-name="T12">אחזיק</text:span><text:span text:style-name="T7">)</text:span>.</text:p>
      <text:p text:style-name="P9">למאי<text:span text:style-name="T1"> </text:span>הלכתא?</text:p>
      <text:p text:style-name="P9">אמר<text:span text:style-name="T1"> </text:span>רב<text:span text:style-name="T1"> </text:span>דניאל<text:span text:style-name="T1"> </text:span>בר<text:span text:style-name="T1"> </text:span>קטינא: לומר<text:span text:style-name="T1"> </text:span>שהן<text:span text:style-name="T1"> </text:span>עקורות<text:span text:style-name="T1"> </text:span><text:span text:style-name="T7">(</text:span><text:span text:style-name="T12">כאשה</text:span><text:span text:style-name="T15"> </text:span><text:span text:style-name="T12">עקרה: שאין</text:span><text:span text:style-name="T15"> </text:span><text:span text:style-name="T12">לאדם</text:span><text:span text:style-name="T15"> </text:span><text:span text:style-name="T12">ממנה</text:span><text:span text:style-name="T15"> </text:span><text:span text:style-name="T12">פרי, אלא</text:span><text:span text:style-name="T15"> </text:span><text:span text:style-name="T12">גופה</text:span><text:span text:style-name="T7">)</text:span> ואין<text:span text:style-name="T1"> </text:span>למידות<text:span text:style-name="T1"> </text:span>זו<text:span text:style-name="T1"> </text:span>מזו<text:span text:style-name="T1"> </text:span><text:span text:style-name="T7">(</text:span><text:span text:style-name="T12">דאימא</text:span><text:span text:style-name="T15"> </text:span><text:span text:style-name="T12">'כשם</text:span><text:span text:style-name="T15"> </text:span><text:span text:style-name="T12">שזו</text:span><text:span text:style-name="T15"> </text:span><text:span text:style-name="T12">מותרת</text:span><text:span text:style-name="T15"> </text:span><text:span text:style-name="T12">כך</text:span><text:span text:style-name="T15"> </text:span><text:span text:style-name="T12">זו</text:span><text:span text:style-name="T15"> </text:span><text:span text:style-name="T12">מותרת', כמו</text:span><text:span text:style-name="T15"> </text:span><text:span text:style-name="T12">בכותים, ולא</text:span><text:span text:style-name="T15"> </text:span><text:span text:style-name="T12">אמרינן: כי</text:span><text:span text:style-name="T15"> </text:span><text:span text:style-name="T12">היכי</text:span><text:span text:style-name="T15"> </text:span><text:span text:style-name="T12">דמחזיק</text:span><text:span text:style-name="T15"> </text:span><text:span text:style-name="T12">בהאי</text:span><text:span text:style-name="T15"> </text:span><text:span text:style-name="T12">מחזיק</text:span><text:span text:style-name="T15"> </text:span><text:span text:style-name="T12">בהאי, אלא</text:span><text:span text:style-name="T15"> </text:span><text:span text:style-name="T12">לא</text:span><text:span text:style-name="T15"> </text:span><text:span text:style-name="T12">ילפי</text:span><text:span text:style-name="T15"> </text:span><text:span text:style-name="T12">הני</text:span><text:span text:style-name="T15"> </text:span><text:span text:style-name="T12">מהני</text:span><text:span text:style-name="T7">)</text:span>, דאמר<text:span text:style-name="T1"> </text:span>שמואל: זופתין<text:span text:style-name="T1"> </text:span>כוזתא<text:span text:style-name="T1"> </text:span>ואין<text:span text:style-name="T1"> </text:span>זופתין<text:span text:style-name="T1"> </text:span>חביתא.</text:p>
      <text:p text:style-name="P9">רב<text:span text:style-name="T1"> </text:span>דימי<text:span text:style-name="T1"> </text:span>מנהרדעא<text:span text:style-name="T1"> </text:span>אמר: זופתין<text:span text:style-name="T1"> </text:span>חביתא<text:span text:style-name="T1"> </text:span>ואין<text:span text:style-name="T1"> </text:span>זופתין<text:span text:style-name="T1"> </text:span>כוזתא.</text:p>
      <text:p text:style-name="P9">מר<text:span text:style-name="T1"> </text:span><text:span text:style-name="T7">(</text:span><text:span text:style-name="T12">דאמר</text:span><text:span text:style-name="T15"> </text:span><text:span text:style-name="T12">זופתין</text:span><text:span text:style-name="T15"> </text:span><text:span text:style-name="T12">חביתא</text:span><text:span text:style-name="T7">)</text:span> חייש<text:span text:style-name="T1"> </text:span>לפסידא<text:span text:style-name="T1"> </text:span><text:span text:style-name="T7">(</text:span><text:span text:style-name="T12">ובחביתא</text:span><text:span text:style-name="T15"> </text:span><text:span text:style-name="T12">איכא</text:span><text:span text:style-name="T15"> </text:span><text:span text:style-name="T12">פסידא</text:span><text:span text:style-name="T15"> </text:span><text:span text:style-name="T12">יתירא</text:span><text:span text:style-name="T15"> </text:span><text:span text:style-name="T12">אי</text:span><text:span text:style-name="T15"> </text:span><text:span text:style-name="T12">לא</text:span><text:span text:style-name="T15"> </text:span><text:span text:style-name="T12">זפתי</text:span><text:span text:style-name="T15"> </text:span><text:span text:style-name="T12">לה, משום</text:span><text:span text:style-name="T15"> </text:span><text:span text:style-name="T12">דנפיש</text:span><text:span text:style-name="T15"> </text:span><text:span text:style-name="T12">יינא, ובכוזתא</text:span><text:span text:style-name="T15"> </text:span><text:span text:style-name="T12">ליכא</text:span><text:span text:style-name="T15"> </text:span><text:span text:style-name="T12">פסידא</text:span><text:span text:style-name="T15"> </text:span><text:span text:style-name="T12">יתירא; 'כוזא' = כלי</text:span><text:span text:style-name="T15"> </text:span><text:span text:style-name="T12">קטן</text:span><text:span text:style-name="T7">)</text:span> ומר<text:span text:style-name="T1"> </text:span><text:span text:style-name="T7">(</text:span><text:span text:style-name="T12">דאמר</text:span><text:span text:style-name="T15"> </text:span><text:span text:style-name="T12">זופתין</text:span><text:span text:style-name="T15"> </text:span><text:span text:style-name="T12">לכוזא</text:span><text:span text:style-name="T7">)</text:span> חייש<text:span text:style-name="T1"> </text:span>לטירחא<text:span text:style-name="T1"> </text:span><text:span text:style-name="T7">(</text:span><text:span text:style-name="T12">חייש</text:span><text:span text:style-name="T15"> </text:span><text:span text:style-name="T12">לטירחא</text:span><text:span text:style-name="T15"> </text:span><text:span text:style-name="T12">יתירא, ובכוזא</text:span><text:span text:style-name="T15"> </text:span><text:span text:style-name="T12">ליכא</text:span><text:span text:style-name="T15"> </text:span><text:span text:style-name="T12">טירחא</text:span><text:span text:style-name="T15"> </text:span><text:span text:style-name="T12">יתירא, ובחביתא</text:span><text:span text:style-name="T15"> </text:span><text:span text:style-name="T12">איכא</text:span><text:span text:style-name="T15"> </text:span><text:span text:style-name="T12">טירחא</text:span><text:span text:style-name="T15"> </text:span><text:span text:style-name="T12">יתירא</text:span><text:span text:style-name="T7">)</text:span>.</text:p>
      <text:p text:style-name="P9"/>
      <text:p text:style-name="P9">אמר<text:span text:style-name="T1"> </text:span>אביי: נקטינן: הלכות<text:span text:style-name="T1"> </text:span>מועד<text:span text:style-name="T1"> </text:span>כהלכות<text:span text:style-name="T1"> </text:span>שבת:</text:p>
      <text:p text:style-name="P9"/>
      <text:p text:style-name="P9">(מועד<text:span text:style-name="T1"> </text:span>קטן<text:span text:style-name="T1"> </text:span>יב,ב)</text:p>
      <text:p text:style-name="P9">יש<text:span text:style-name="T1"> </text:span>מהן<text:span text:style-name="T1"> </text:span>פטור<text:span text:style-name="T1"> </text:span>אבל<text:span text:style-name="T1"> </text:span>אסור<text:span text:style-name="T1"> </text:span><text:span text:style-name="T7">(והא</text:span><text:span text:style-name="T2"> </text:span><text:span text:style-name="T7">דקתני</text:span><text:span text:style-name="T2"> </text:span><text:span text:style-name="T7">'אין</text:span><text:span text:style-name="T2"> </text:span><text:span text:style-name="T7">זופתין' - אסור</text:span><text:span text:style-name="T2"> </text:span><text:span text:style-name="T7">למיעבד</text:span><text:span text:style-name="T2"> </text:span><text:span text:style-name="T7">לכתחילה, אבל</text:span><text:span text:style-name="T2"> </text:span><text:span text:style-name="T7">בדיעבד</text:span><text:span text:style-name="T2"> </text:span><text:span text:style-name="T7">- לא</text:span><text:span text:style-name="T2"> </text:span><text:span text:style-name="T7">הוי</text:span><text:span text:style-name="T2"> </text:span><text:span text:style-name="T7">חייב)</text:span>, ויש<text:span text:style-name="T1"> </text:span>מהן<text:span text:style-name="T1"> </text:span>מותר<text:span text:style-name="T1"> </text:span><text:span text:style-name="T7">(והא</text:span><text:span text:style-name="T2"> </text:span><text:span text:style-name="T7">דקתני</text:span><text:span text:style-name="T2"> </text:span><text:span text:style-name="T7">'זופתין' - הוי</text:span><text:span text:style-name="T2"> </text:span><text:span text:style-name="T7">מותר)</text:span> לכתחלה.</text:p>
      <text:p text:style-name="P9"/>
      <text:p text:style-name="P9">רב<text:span text:style-name="T1"> </text:span>הונא<text:span text:style-name="T1"> </text:span>חצדו<text:span text:style-name="T1"> </text:span>ליה<text:span text:style-name="T1"> </text:span>חצדא<text:span text:style-name="T1"> </text:span>במועדא<text:span text:style-name="T1"> </text:span><text:span text:style-name="T7">(למיחצד</text:span><text:span text:style-name="T2"> </text:span><text:span text:style-name="T7">= לקצור, ורב</text:span><text:span text:style-name="T2"> </text:span><text:span text:style-name="T7">הונא</text:span><text:span text:style-name="T2"> </text:span><text:span text:style-name="T7">יש</text:span><text:span text:style-name="T2"> </text:span><text:span text:style-name="T7">לו</text:span><text:span text:style-name="T2"> </text:span><text:span text:style-name="T7">מה</text:span><text:span text:style-name="T2"> </text:span><text:span text:style-name="T7">יאכל</text:span><text:span text:style-name="T2"> </text:span><text:span text:style-name="T7">הוה, ואמאי</text:span><text:span text:style-name="T2"> </text:span><text:span text:style-name="T7">שרי</text:span><text:span text:style-name="T2"> </text:span><text:span text:style-name="T7">לה?)</text:span>. </text:p>
      <text:p text:style-name="P9">איתיביה<text:span text:style-name="T1"> </text:span>רבה<text:span text:style-name="T1"> </text:span>בר<text:span text:style-name="T1"> </text:span>רב<text:span text:style-name="T1"> </text:span>הונא<text:span text:style-name="T1"> </text:span>לרב<text:span text:style-name="T1"> </text:span>הונא: '<text:span text:style-name="T41">טוחנין</text:span><text:span text:style-name="T42"> </text:span><text:span text:style-name="T41">קמח</text:span><text:span text:style-name="T42"> </text:span><text:span text:style-name="T41">במועד</text:span><text:span text:style-name="T42"> </text:span><text:span text:style-name="T41">לצורך</text:span><text:span text:style-name="T42"> </text:span><text:span text:style-name="T41">המועד, ושלא</text:span><text:span text:style-name="T42"> </text:span><text:span text:style-name="T41">לצורך</text:span><text:span text:style-name="T42"> </text:span><text:span text:style-name="T41">המועד</text:span><text:span text:style-name="T42"> – </text:span><text:span text:style-name="T41">אסור; דבר</text:span><text:span text:style-name="T42"> </text:span><text:span text:style-name="T41">שאבוד</text:span><text:span text:style-name="T42"> </text:span><text:span text:style-name="T41">במועד</text:span><text:span text:style-name="T42"> </text:span><text:span text:style-name="T41">- מותר</text:span><text:span text:style-name="T42"> </text:span><text:span text:style-name="T41">לעשותו</text:span><text:span text:style-name="T42"> </text:span><text:span text:style-name="T41">במועד, דבר</text:span><text:span text:style-name="T42"> </text:span><text:span text:style-name="T41">שאינו</text:span><text:span text:style-name="T42"> </text:span><text:span text:style-name="T41">אבוד</text:span><text:span text:style-name="T42"> </text:span><text:span text:style-name="T41">במועד</text:span><text:span text:style-name="T42"> – </text:span><text:span text:style-name="T41">אסור; במה</text:span><text:span text:style-name="T42"> </text:span><text:span text:style-name="T41">דברים</text:span><text:span text:style-name="T42"> </text:span><text:span text:style-name="T41">אמורים? - בתלושין</text:span><text:span text:style-name="T42"> </text:span><text:span text:style-name="T41">מן</text:span><text:span text:style-name="T42"> </text:span><text:span text:style-name="T41">הקרקע, אבל</text:span><text:span text:style-name="T42"> </text:span><text:span text:style-name="T41">מחובר</text:span><text:span text:style-name="T42"> </text:span><text:span text:style-name="T41">לקרקע</text:span><text:span text:style-name="T42"> </text:span><text:span text:style-name="T41">- אפילו</text:span><text:span text:style-name="T42"> </text:span><text:span text:style-name="T41">כולו</text:span><text:span text:style-name="T42"> </text:span><text:span text:style-name="T41">אבוד</text:span><text:span text:style-name="T42"> – </text:span><text:span text:style-name="T41">אסור; ואם</text:span><text:span text:style-name="T42"> </text:span><text:span text:style-name="T41">אין</text:span><text:span text:style-name="T42"> </text:span><text:span text:style-name="T41">לו</text:span><text:span text:style-name="T42"> </text:span><text:span text:style-name="T41">מה</text:span><text:span text:style-name="T42"> </text:span><text:span text:style-name="T41">יאכל</text:span><text:span text:style-name="T42"> </text:span><text:span text:style-name="T41">- קוצר, ומעמר, ודש, וזורה, ובורר, וטוחן, ובלבד</text:span><text:span text:style-name="T42"> </text:span><text:span text:style-name="T41">שלא</text:span><text:span text:style-name="T42"> </text:span><text:span text:style-name="T41">ידוש</text:span><text:span text:style-name="T42"> </text:span><text:span text:style-name="T41">בפָרות.</text:span>'!?</text:p>
      <text:p text:style-name="P9">אמר<text:span text:style-name="T1"> </text:span>ליה: <text:span text:style-name="T7">(האי</text:span><text:span text:style-name="T2"> </text:span><text:span text:style-name="T7">דקתני</text:span><text:span text:style-name="T2"> </text:span><text:span text:style-name="T7">'מחובר</text:span><text:span text:style-name="T2"> </text:span><text:span text:style-name="T7">אפילו</text:span><text:span text:style-name="T2"> </text:span><text:span text:style-name="T7">כולו</text:span><text:span text:style-name="T2"> </text:span><text:span text:style-name="T7">אבוד</text:span><text:span text:style-name="T2"> </text:span><text:span text:style-name="T7">נמי</text:span><text:span text:style-name="T2"> </text:span><text:span text:style-name="T7">אסור' - רבי</text:span><text:span text:style-name="T2"> </text:span><text:span text:style-name="T7">יוסי</text:span><text:span text:style-name="T2"> </text:span><text:span text:style-name="T7">היא, ו)</text:span>יחידאה<text:span text:style-name="T1"> </text:span>היא, ולא<text:span text:style-name="T1"> </text:span>סבירא<text:span text:style-name="T1"> </text:span>לן<text:span text:style-name="T1"> </text:span>כוותיה; דתניא: '<text:span text:style-name="T41">כלל</text:span><text:span text:style-name="T42"> </text:span><text:span text:style-name="T41">אמר</text:span><text:span text:style-name="T42"> </text:span>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משום</text:span><text:span text:style-name="T42"> </text:span><text:span text:style-name="T41">רבי</text:span><text:span text:style-name="T42"> </text:span><text:span text:style-name="T41">יוסי: דבר</text:span><text:span text:style-name="T42"> </text:span><text:span text:style-name="T41">התלוש</text:span><text:span text:style-name="T42"> </text:span><text:span text:style-name="T41">מן</text:span><text:span text:style-name="T42"> </text:span><text:span text:style-name="T41">הקרקע, אפילו</text:span><text:span text:style-name="T42"> </text:span><text:span text:style-name="T41">מקצתו</text:span><text:span text:style-name="T42"> </text:span><text:span text:style-name="T41">אבוד</text:span><text:span text:style-name="T42"> – </text:span><text:span text:style-name="T41">מותר; והמחובר</text:span><text:span text:style-name="T42"> </text:span><text:span text:style-name="T41">לקרקע</text:span><text:span text:style-name="T42"> – </text:span><text:span text:style-name="T41">אפילו</text:span><text:span text:style-name="T42"> </text:span><text:span text:style-name="T41">כולו</text:span><text:span text:style-name="T42"> </text:span><text:span text:style-name="T41">אבוד</text:span><text:span text:style-name="T42"> </text:span><text:span text:style-name="T41">אסור.</text:span>'; ואי<text:span text:style-name="T1"> </text:span>רבי<text:span text:style-name="T1"> </text:span>יוסי<text:span text:style-name="T1"> </text:span>- ידוש<text:span text:style-name="T1"> </text:span>נמי<text:span text:style-name="T1"> </text:span>בפרות: הא<text:span text:style-name="T1"> </text:span>אמר<text:span text:style-name="T1"> </text:span>רב<text:span text:style-name="T1"> </text:span>יצחק<text:span text:style-name="T1"> </text:span>בר<text:span text:style-name="T1"> </text:span>אבא: מאן<text:span text:style-name="T1"> </text:span>תנא<text:span text:style-name="T1"> </text:span>שינוי<text:span text:style-name="T1"> </text:span>במועד<text:span text:style-name="T1"> </text:span>בדבר<text:span text:style-name="T1"> </text:span>האבד<text:span text:style-name="T1"> </text:span>- דלא<text:span text:style-name="T1"> </text:span>כרבי<text:span text:style-name="T1"> </text:span>יוסי!</text:p>
      <text:p text:style-name="P9">אמר<text:span text:style-name="T1"> </text:span>לך: הכא<text:span text:style-name="T1"> </text:span>נמי, כיון<text:span text:style-name="T1"> </text:span>דכל<text:span text:style-name="T1"> </text:span>יומא<text:span text:style-name="T1"> </text:span>לאו<text:span text:style-name="T1"> </text:span>בפרות<text:span text:style-name="T1"> </text:span>דיישי<text:span text:style-name="T1"> </text:span>- האידנא<text:span text:style-name="T1"> </text:span>נמי<text:span text:style-name="T1"> </text:span>לאו<text:span text:style-name="T1"> </text:span>שינוי<text:span text:style-name="T1"> </text:span>הוא<text:span text:style-name="T1"> </text:span><text:span text:style-name="T7">(כי</text:span><text:span text:style-name="T2"> </text:span><text:span text:style-name="T7">דיישי</text:span><text:span text:style-name="T2"> </text:span><text:span text:style-name="T7">בלא</text:span><text:span text:style-name="T2"> </text:span><text:span text:style-name="T7">פרות, ולעולם</text:span><text:span text:style-name="T2"> </text:span><text:span text:style-name="T7">רבי</text:span><text:span text:style-name="T2"> </text:span><text:span text:style-name="T7">יוסי</text:span><text:span text:style-name="T2"> </text:span><text:span text:style-name="T7">היא, והא</text:span><text:span text:style-name="T2"> </text:span><text:span text:style-name="T7">דאסר</text:span><text:span text:style-name="T2"> </text:span><text:span text:style-name="T7">בפרות</text:span><text:span text:style-name="T2"> </text:span><text:span text:style-name="T7">- משום</text:span><text:span text:style-name="T2"> </text:span><text:span text:style-name="T7">דאוושא</text:span><text:span text:style-name="T2"> </text:span><text:span text:style-name="T7">מילתא</text:span><text:span text:style-name="T2"> </text:span><text:span text:style-name="T7">היא)</text:span>. </text:p>
      <text:p text:style-name="P9"/>
      <text:p text:style-name="P9">תנו<text:span text:style-name="T1"> </text:span>רבנן: '<text:span text:style-name="T41">טוחנין</text:span><text:span text:style-name="T42"> </text:span><text:span text:style-name="T41">במועד</text:span><text:span text:style-name="T42"> </text:span><text:span text:style-name="T41">לצורך</text:span><text:span text:style-name="T42"> </text:span><text:span text:style-name="T41">המועד, ושלא</text:span><text:span text:style-name="T42"> </text:span><text:span text:style-name="T41">לצורך</text:span><text:span text:style-name="T42"> </text:span><text:span text:style-name="T41">המועד</text:span><text:span text:style-name="T42"> – </text:span><text:span text:style-name="T41">אסור; ואם</text:span><text:span text:style-name="T42"> </text:span><text:span text:style-name="T41">טחן</text:span><text:span text:style-name="T42"> </text:span><text:span text:style-name="T7">(במועד</text:span><text:span text:style-name="T2"> </text:span><text:span text:style-name="T7">לצורך</text:span><text:span text:style-name="T2"> </text:span><text:span text:style-name="T7">המועד)</text:span><text:span text:style-name="T41"> והותיר</text:span><text:span text:style-name="T42"> </text:span><text:span text:style-name="T7">(עד</text:span><text:span text:style-name="T2"> </text:span><text:span text:style-name="T7">לאחר</text:span><text:span text:style-name="T2"> </text:span><text:span text:style-name="T7">המועד)</text:span><text:span text:style-name="T41"> - הרי</text:span><text:span text:style-name="T42"> </text:span><text:span text:style-name="T41">זה</text:span><text:span text:style-name="T42"> </text:span><text:span text:style-name="T41">מותר</text:span><text:span text:style-name="T42"> </text:span><text:span text:style-name="T7">(לאכלו</text:span><text:span text:style-name="T2"> </text:span><text:span text:style-name="T7">אחר</text:span><text:span text:style-name="T2"> </text:span><text:span text:style-name="T7">המועד)</text:span><text:span text:style-name="T41">. </text:span></text:p>
      <text:p text:style-name="P18">קוצצין<text:span text:style-name="T1"> </text:span>עצים<text:span text:style-name="T1"> </text:span>במועד<text:span text:style-name="T1"> </text:span>לצורך<text:span text:style-name="T1"> </text:span>המועד, ושלא<text:span text:style-name="T1"> </text:span>לצורך<text:span text:style-name="T1"> </text:span>המועד<text:span text:style-name="T1"> </text:span>- אסור, ואם<text:span text:style-name="T1"> </text:span>קצץ<text:span text:style-name="T1"> </text:span>והותיר<text:span text:style-name="T1"> </text:span>- הרי<text:span text:style-name="T1"> </text:span>זה<text:span text:style-name="T1"> </text:span>מותר. </text:p>
      <text:p text:style-name="P18">מטילין<text:span text:style-name="T1"> </text:span>שכר<text:span text:style-name="T1"> </text:span>במועד<text:span text:style-name="T1"> </text:span>לצורך<text:span text:style-name="T1"> </text:span>המועד, ושלא<text:span text:style-name="T1"> </text:span>לצורך<text:span text:style-name="T1"> </text:span>המועד<text:span text:style-name="T1"> </text:span>- אסור, ואם<text:span text:style-name="T1"> </text:span>הטיל<text:span text:style-name="T1"> </text:span>והותיר<text:span text:style-name="T1"> </text:span>- הרי<text:span text:style-name="T1"> </text:span>זה<text:span text:style-name="T1"> </text:span>מותר. </text:p>
      <text:p text:style-name="P9"><text:span text:style-name="T41">ובלבד</text:span><text:span text:style-name="T42"> </text:span><text:span text:style-name="T41">שלא</text:span><text:span text:style-name="T42"> </text:span><text:span text:style-name="T41">יערים</text:span><text:span text:style-name="T42"> </text:span><text:span text:style-name="T7">(שלא</text:span><text:span text:style-name="T2"> </text:span><text:span text:style-name="T7">יעשה</text:span><text:span text:style-name="T2"> </text:span><text:span text:style-name="T7">הרבה, ויאמר: "לצורך</text:span><text:span text:style-name="T2"> </text:span><text:span text:style-name="T7">המועד</text:span><text:span text:style-name="T2"> </text:span><text:span text:style-name="T7">אני</text:span><text:span text:style-name="T2"> </text:span><text:span text:style-name="T7">עושה" - ומתכוין</text:span><text:span text:style-name="T2"> </text:span><text:span text:style-name="T7">כדי</text:span><text:span text:style-name="T2"> </text:span><text:span text:style-name="T7">שתשתייר</text:span><text:span text:style-name="T2"> </text:span><text:span text:style-name="T7">לאחר</text:span><text:span text:style-name="T2"> </text:span><text:span text:style-name="T7">המועד)</text:span><text:span text:style-name="T41">.</text:span>' </text:p>
      <text:p text:style-name="P9">ורמינהו: '<text:span text:style-name="T41">מטילין</text:span><text:span text:style-name="T42"> </text:span><text:span text:style-name="T41">שכר</text:span><text:span text:style-name="T42"> </text:span><text:span text:style-name="T41">במועד</text:span><text:span text:style-name="T42"> </text:span><text:span text:style-name="T41">לצורך</text:span><text:span text:style-name="T42"> </text:span><text:span text:style-name="T41">המועד, ושלא</text:span><text:span text:style-name="T42"> </text:span><text:span text:style-name="T41">לצורך</text:span><text:span text:style-name="T42"> </text:span><text:span text:style-name="T41">המועד</text:span><text:span text:style-name="T42"> </text:span><text:span text:style-name="T41">- אסור. אחד</text:span><text:span text:style-name="T42"> </text:span><text:span text:style-name="T41">שכר</text:span><text:span text:style-name="T42"> </text:span><text:span text:style-name="T41">תמרים, ואחד</text:span><text:span text:style-name="T42"> </text:span><text:span text:style-name="T41">שכר</text:span><text:span text:style-name="T42"> </text:span><text:span text:style-name="T41">שעורים. ו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יש</text:span><text:span text:style-name="T42"> </text:span><text:span text:style-name="T41">לו</text:span><text:span text:style-name="T42"> </text:span><text:span text:style-name="T41">ישן</text:span><text:span text:style-name="T42"> </text:span><text:span text:style-name="T41">- מערים</text:span><text:span text:style-name="T42"> </text:span><text:span text:style-name="T41">ושותה</text:span><text:span text:style-name="T42"> </text:span><text:span text:style-name="T41">מן</text:span><text:span text:style-name="T42"> </text:span><text:span text:style-name="T41">החדש</text:span><text:span text:style-name="T42"> </text:span><text:span text:style-name="T7">(שיכול</text:span><text:span text:style-name="T2"> </text:span><text:span text:style-name="T7">לומר: "לצורך</text:span><text:span text:style-name="T2"> </text:span><text:span text:style-name="T7">המועד</text:span><text:span text:style-name="T2"> </text:span><text:span text:style-name="T7">הטילו")</text:span>'!?</text:p>
      <text:p text:style-name="P9">תנאי<text:span text:style-name="T1"> </text:span>היא, דתניא: '<text:span text:style-name="T41">אין</text:span><text:span text:style-name="T42"> </text:span><text:span text:style-name="T41">מערימין</text:span><text:span text:style-name="T42"> </text:span><text:span text:style-name="T41">בכך, רבי</text:span><text:span text:style-name="T42"> </text:span><text:span text:style-name="T41">יוסי</text:span><text:span text:style-name="T42"> </text:span><text:span text:style-name="T41">בר</text:span><text:span text:style-name="T42"> </text:span><text:span text:style-name="T41">יהודה</text:span><text:span text:style-name="T42"> </text:span><text:span text:style-name="T41">אומר: מערימין.</text:span>'</text:p>
      <text:p text:style-name="P28"/>
      <text:p text:style-name="P9"><text:soft-page-break/>רב<text:span text:style-name="T1"> </text:span>חצדו<text:span text:style-name="T1"> </text:span>ליה<text:span text:style-name="T1"> </text:span>חצדא<text:span text:style-name="T1"> </text:span>בחולא<text:span text:style-name="T1"> </text:span>דמועדא, שמע<text:span text:style-name="T1"> </text:span>שמואל<text:span text:style-name="T1"> </text:span>- איקפד. </text:p>
      <text:p text:style-name="P9">לימא<text:span text:style-name="T1"> </text:span>שמואל<text:span text:style-name="T1"> </text:span><text:span text:style-name="T7">(דאקפיד)</text:span> כיחידאה<text:span text:style-name="T1"> </text:span>סבירא<text:span text:style-name="T1"> </text:span>ליה<text:span text:style-name="T1"> </text:span><text:span text:style-name="T7">(כההיא</text:span><text:span text:style-name="T2"> </text:span><text:span text:style-name="T7">מתניתא: '</text:span><text:span text:style-name="T47">במחובר</text:span><text:span text:style-name="T43"> </text:span><text:span text:style-name="T47">אפילו</text:span><text:span text:style-name="T43"> </text:span><text:span text:style-name="T47">כולו</text:span><text:span text:style-name="T43"> </text:span><text:span text:style-name="T47">אבוד</text:span><text:span text:style-name="T43"> </text:span><text:span text:style-name="T47">נמי</text:span><text:span text:style-name="T43"> </text:span><text:span text:style-name="T47">אסור</text:span><text:span text:style-name="T7">', ואוקימנא</text:span><text:span text:style-name="T2"> </text:span><text:span text:style-name="T7">כרבי</text:span><text:span text:style-name="T2"> </text:span><text:span text:style-name="T7">יוסי</text:span><text:span text:style-name="T2"> </text:span><text:span text:style-name="T7">- יחידאה)</text:span>? </text:p>
      <text:p text:style-name="P9">לא, חצדא<text:span text:style-name="T1"> </text:span>דחיטי<text:span text:style-name="T1"> </text:span>הוה, דלא<text:span text:style-name="T1"> </text:span>הוה<text:span text:style-name="T1"> </text:span>פסיד<text:span text:style-name="T1"> </text:span><text:span text:style-name="T7">(להכי</text:span><text:span text:style-name="T2"> </text:span><text:span text:style-name="T7">איקפד, אבל</text:span><text:span text:style-name="T2"> </text:span><text:span text:style-name="T7">בחצדא</text:span><text:span text:style-name="T2"> </text:span><text:span text:style-name="T7">דשערי</text:span><text:span text:style-name="T2"> </text:span><text:span text:style-name="T7">- לא</text:span><text:span text:style-name="T2"> </text:span><text:span text:style-name="T7">סבר</text:span><text:span text:style-name="T2"> </text:span><text:span text:style-name="T7">לה</text:span><text:span text:style-name="T2"> </text:span><text:span text:style-name="T7">כרבי</text:span><text:span text:style-name="T2"> </text:span><text:span text:style-name="T7">יוסי</text:span><text:span text:style-name="T2"> </text:span><text:span text:style-name="T7">דאסיר)</text:span>. </text:p>
      <text:p text:style-name="P9">ורב<text:span text:style-name="T1"> </text:span>מאי<text:span text:style-name="T1"> </text:span>טעמא<text:span text:style-name="T1"> </text:span>עביד<text:span text:style-name="T1"> </text:span>הכי?</text:p>
      <text:p text:style-name="P9">אין<text:span text:style-name="T1"> </text:span>לו<text:span text:style-name="T1"> </text:span>מה<text:span text:style-name="T1"> </text:span>יאכל<text:span text:style-name="T1"> </text:span>הוה<text:span text:style-name="T1"> </text:span><text:span text:style-name="T7">(להכי</text:span><text:span text:style-name="T2"> </text:span><text:span text:style-name="T7">עביד</text:span><text:span text:style-name="T2"> </text:span><text:span text:style-name="T7">הכי)</text:span>, ושמואל<text:span text:style-name="T1"> </text:span>לא<text:span text:style-name="T1"> </text:span>סיימוה<text:span text:style-name="T1"> </text:span>קמיה<text:span text:style-name="T1"> </text:span><text:span text:style-name="T7">(לא</text:span><text:span text:style-name="T2"> </text:span><text:span text:style-name="T7">אמרו</text:span><text:span text:style-name="T2"> </text:span><text:span text:style-name="T7">לו</text:span><text:span text:style-name="T2"> </text:span><text:span text:style-name="T7">דלא</text:span><text:span text:style-name="T2"> </text:span><text:span text:style-name="T7">הוה</text:span><text:span text:style-name="T2"> </text:span><text:span text:style-name="T7">ליה</text:span><text:span text:style-name="T2"> </text:span><text:span text:style-name="T7">מה</text:span><text:span text:style-name="T2"> </text:span><text:span text:style-name="T7">יאכל, להכי</text:span><text:span text:style-name="T2"> </text:span><text:span text:style-name="T7">איקפד)</text:span>. </text:p>
      <text:p text:style-name="P9">אי<text:span text:style-name="T1"> </text:span>נמי: אדם<text:span text:style-name="T1"> </text:span>חשוב<text:span text:style-name="T1"> </text:span>שאני<text:span text:style-name="T1"> </text:span><text:span text:style-name="T7">(רב</text:span><text:span text:style-name="T2"> </text:span><text:span text:style-name="T7">לא</text:span><text:span text:style-name="T2"> </text:span><text:span text:style-name="T7">הוה</text:span><text:span text:style-name="T2"> </text:span><text:span text:style-name="T7">ליה</text:span><text:span text:style-name="T2"> </text:span><text:span text:style-name="T7">למיעבד</text:span><text:span text:style-name="T2"> </text:span><text:span text:style-name="T7">הכי, אפילו</text:span><text:span text:style-name="T2"> </text:span><text:span text:style-name="T7">אין</text:span><text:span text:style-name="T2"> </text:span><text:span text:style-name="T7">לו</text:span><text:span text:style-name="T2"> </text:span><text:span text:style-name="T7">מה</text:span><text:span text:style-name="T2"> </text:span><text:span text:style-name="T7">יאכל)</text:span>.</text:p>
      <text:p text:style-name="P30"><text:s/></text:p>
      <text:p text:style-name="P9">רבי<text:span text:style-name="T1"> </text:span>יהודה<text:span text:style-name="T1"> </text:span>נשיאה<text:span text:style-name="T1"> </text:span>נפק<text:span text:style-name="T1"> </text:span><text:span text:style-name="T7">(בחצר</text:span><text:span text:style-name="T2"> </text:span><text:span text:style-name="T7">בשבת)</text:span> בחומרתא<text:span text:style-name="T1"> </text:span>דמדושא<text:span text:style-name="T1"> </text:span><text:span text:style-name="T7">(טבעת, היא</text:span><text:span text:style-name="T2"> </text:span><text:span text:style-name="T7">של</text:span><text:span text:style-name="T2"> </text:span><text:span text:style-name="T7">מתכת</text:span><text:span text:style-name="T2"> </text:span><text:span text:style-name="T7">וחותמה</text:span><text:span text:style-name="T2"> </text:span><text:span text:style-name="T7">של</text:span><text:span text:style-name="T2"> </text:span><text:span text:style-name="T7">אלמוג)</text:span>, ואשתי<text:span text:style-name="T1"> </text:span>מיא<text:span text:style-name="T1"> </text:span>דאחים<text:span text:style-name="T1"> </text:span>קפילא<text:span text:style-name="T1"> </text:span>ארמאה; שמע<text:span text:style-name="T1"> </text:span>רבי<text:span text:style-name="T1"> </text:span>אמי<text:span text:style-name="T1"> </text:span>- איקפד. אמר<text:span text:style-name="T1"> </text:span>רב<text:span text:style-name="T1"> </text:span>יוסף: מאי<text:span text:style-name="T1"> </text:span>טעמא<text:span text:style-name="T1"> </text:span>איקפד?: אי<text:span text:style-name="T1"> </text:span>משום<text:span text:style-name="T1"> </text:span>חומרתא<text:span text:style-name="T1"> </text:span>דמדושא<text:span text:style-name="T1"> </text:span>- הא<text:span text:style-name="T1"> </text:span>תניא: '<text:span text:style-name="T41">השירין</text:span><text:span text:style-name="T42"> </text:span><text:span text:style-name="T7">(נושקי"א</text:span><text:span text:style-name="T2"> </text:span><text:span text:style-name="T95">[פריפה, סיכה</text:span><text:span text:style-name="T4"> </text:span><text:span text:style-name="T95">לקשוט]</text:span><text:span text:style-name="T7"> בלעז)</text:span><text:span text:style-name="T41"> הנזמים</text:span><text:span text:style-name="T42"> </text:span><text:span text:style-name="T41">והטבעות</text:span><text:span text:style-name="T42"> </text:span><text:span text:style-name="T41">- הרי</text:span><text:span text:style-name="T42"> </text:span><text:span text:style-name="T41">הן</text:span><text:span text:style-name="T42"> </text:span><text:span text:style-name="T41">ככל</text:span><text:span text:style-name="T42"> </text:span><text:span text:style-name="T41">הכלים</text:span><text:span text:style-name="T42"> </text:span><text:span text:style-name="T41">הניטלין</text:span><text:span text:style-name="T42"> </text:span><text:span text:style-name="T41">בחצר</text:span>'; אי<text:span text:style-name="T1"> </text:span>משום<text:span text:style-name="T1"> </text:span>דאישתי<text:span text:style-name="T1"> </text:span>מיא<text:span text:style-name="T1"> </text:span>דאחים<text:span text:style-name="T1"> </text:span>קפילא<text:span text:style-name="T1"> </text:span>ארמאה<text:span text:style-name="T1"> </text:span>- הא<text:span text:style-name="T1"> </text:span>אמר<text:span text:style-name="T1"> </text:span>שמואל<text:span text:style-name="T1"> </text:span>בר<text:span text:style-name="T1"> </text:span>יצחק<text:span text:style-name="T1"> </text:span>אמר<text:span text:style-name="T1"> </text:span>רב: 'כל<text:span text:style-name="T1"> </text:span>שנאכל<text:span text:style-name="T1"> </text:span>כמות<text:span text:style-name="T1"> </text:span>שהוא<text:span text:style-name="T1"> </text:span>חי<text:span text:style-name="T1"> </text:span>- אין<text:span text:style-name="T1"> </text:span>בו<text:span text:style-name="T1"> </text:span>משום<text:span text:style-name="T1"> </text:span>בישולי<text:span text:style-name="T1"> </text:span>נכרים' <text:span text:style-name="T7">(ומיא</text:span><text:span text:style-name="T2"> </text:span><text:span text:style-name="T7">שתו</text:span><text:span text:style-name="T2"> </text:span><text:span text:style-name="T7">אינשי</text:span><text:span text:style-name="T2"> </text:span><text:span text:style-name="T7">כמות</text:span><text:span text:style-name="T2"> </text:span><text:span text:style-name="T7">שהן)</text:span>! </text:p>
      <text:p text:style-name="P9">אדם<text:span text:style-name="T1"> </text:span>חשוב<text:span text:style-name="T1"> </text:span>שאני<text:span text:style-name="T1"> </text:span><text:span text:style-name="T7">(יש</text:span><text:span text:style-name="T2"> </text:span><text:span text:style-name="T7">לו</text:span><text:span text:style-name="T2"> </text:span><text:span text:style-name="T7">להחמיר</text:span><text:span text:style-name="T2"> </text:span><text:span text:style-name="T7">על</text:span><text:span text:style-name="T2"> </text:span><text:span text:style-name="T7">עצמו</text:span><text:span text:style-name="T2"> </text:span><text:span text:style-name="T7">יותר, ולא</text:span><text:span text:style-name="T2"> </text:span><text:span text:style-name="T7">הוה</text:span><text:span text:style-name="T2"> </text:span><text:span text:style-name="T7">ליה</text:span><text:span text:style-name="T2"> </text:span><text:span text:style-name="T7">למיפק</text:span><text:span text:style-name="T2"> </text:span><text:span text:style-name="T7">בחומרתא</text:span><text:span text:style-name="T2"> </text:span><text:span text:style-name="T7">דמדושא, ולא</text:span><text:span text:style-name="T2"> </text:span><text:span text:style-name="T7">למישתי</text:span><text:span text:style-name="T2"> </text:span><text:span text:style-name="T7">מיא</text:span><text:span text:style-name="T2"> </text:span><text:span text:style-name="T7">דאחים</text:span><text:span text:style-name="T2"> </text:span><text:span text:style-name="T7">קפילא</text:span><text:span text:style-name="T2"> </text:span><text:span text:style-name="T7">נכרי)</text:span>. </text:p>
      <text:p text:style-name="P29"/>
      <text:p text:style-name="P9">אמר<text:span text:style-name="T1"> </text:span>רב<text:span text:style-name="T1"> </text:span>חננאל<text:span text:style-name="T1"> </text:span>אמר<text:span text:style-name="T1"> </text:span>רב: קוצץ<text:span text:style-name="T1"> </text:span>אדם<text:span text:style-name="T1"> </text:span>דקל<text:span text:style-name="T1"> </text:span>במועד, אף<text:span text:style-name="T1"> </text:span>על<text:span text:style-name="T1"> </text:span>פי<text:span text:style-name="T1"> </text:span>שאינו<text:span text:style-name="T1"> </text:span>צריך<text:span text:style-name="T1"> </text:span>אלא<text:span text:style-name="T1"> </text:span>לנסורת<text:span text:style-name="T1"> </text:span><text:span text:style-name="T7">(עצים</text:span><text:span text:style-name="T2"> </text:span><text:span text:style-name="T7">דקים</text:span><text:span text:style-name="T2"> </text:span><text:span text:style-name="T7">שנופלין</text:span><text:span text:style-name="T2"> </text:span><text:span text:style-name="T7">מן</text:span><text:span text:style-name="T2"> </text:span><text:span text:style-name="T7">החתיכה)</text:span> שלו. </text:p>
      <text:p text:style-name="P9">לייט<text:span text:style-name="T1"> </text:span>עלה<text:span text:style-name="T1"> </text:span>אביי. </text:p>
      <text:p text:style-name="P29"/>
      <text:p text:style-name="P9">רב<text:span text:style-name="T1"> </text:span>אשי<text:span text:style-name="T1"> </text:span>הוה<text:span text:style-name="T1"> </text:span>ליה<text:span text:style-name="T1"> </text:span>אִבָא<text:span text:style-name="T1"> </text:span><text:span text:style-name="T7">(יער)</text:span> בשלנייא<text:span text:style-name="T1"> </text:span><text:span text:style-name="T7">(פירוש: שם</text:span><text:span text:style-name="T2"> </text:span><text:span text:style-name="T7">העיר, כלומר, היה</text:span><text:span text:style-name="T2"> </text:span><text:span text:style-name="T7">לו</text:span><text:span text:style-name="T2"> </text:span><text:span text:style-name="T7">יער</text:span><text:span text:style-name="T2"> </text:span><text:span text:style-name="T7">באותו</text:span><text:span text:style-name="T2"> </text:span><text:span text:style-name="T7">מקום)</text:span>, אזל<text:span text:style-name="T1"> </text:span>למיקצייה<text:span text:style-name="T1"> </text:span>בחולא<text:span text:style-name="T1"> </text:span>דמועדא. </text:p>
      <text:p text:style-name="P9">אמר<text:span text:style-name="T1"> </text:span>ליה<text:span text:style-name="T1"> </text:span>רב<text:span text:style-name="T1"> </text:span>שילא<text:span text:style-name="T1"> </text:span>משלנייא<text:span text:style-name="T1"> </text:span>לרב<text:span text:style-name="T1"> </text:span>אשי: מאי<text:span text:style-name="T1"> </text:span>דעתיך? - דקאמר<text:span text:style-name="T1"> </text:span>רב<text:span text:style-name="T1"> </text:span>חננאל<text:span text:style-name="T1"> </text:span>אמר<text:span text:style-name="T1"> </text:span>רב: 'קוצץ<text:span text:style-name="T1"> </text:span>אדם<text:span text:style-name="T1"> </text:span>דקל<text:span text:style-name="T1"> </text:span>במועד<text:span text:style-name="T1"> </text:span>אף<text:span text:style-name="T1"> </text:span>על<text:span text:style-name="T1"> </text:span>פי<text:span text:style-name="T1"> </text:span>שאינו<text:span text:style-name="T1"> </text:span>צריך<text:span text:style-name="T1"> </text:span>אלא<text:span text:style-name="T1"> </text:span>לנסורת<text:span text:style-name="T1"> </text:span>שלו'? הא<text:span text:style-name="T1"> </text:span>לייט<text:span text:style-name="T1"> </text:span>עלה<text:span text:style-name="T1"> </text:span>אביי! </text:p>
      <text:p text:style-name="P9">אמר<text:span text:style-name="T1"> </text:span>ליה: לא<text:span text:style-name="T1"> </text:span>שמיע<text:span text:style-name="T1"> </text:span>לי, כלומר: לא<text:span text:style-name="T1"> </text:span>סבירא<text:span text:style-name="T1"> </text:span>לי. </text:p>
      <text:p text:style-name="P9">אישתמיט<text:span text:style-name="T1"> </text:span>נרגא, בעי<text:span text:style-name="T1"> </text:span>למיפסקיה<text:span text:style-name="T1"> </text:span>לשקיה<text:span text:style-name="T1"> </text:span><text:span text:style-name="T7">(</text:span><text:span text:style-name="T95">[בשוֹק]</text:span><text:span text:style-name="T7"> דרב</text:span><text:span text:style-name="T2"> </text:span><text:span text:style-name="T7">אשי, משום</text:span><text:span text:style-name="T2"> </text:span><text:span text:style-name="T7">דעבר</text:span><text:span text:style-name="T2"> </text:span><text:span text:style-name="T7">אדאביי)</text:span>. שבקיה<text:span text:style-name="T1"> </text:span><text:span text:style-name="T7">(לאבא, דלא</text:span><text:span text:style-name="T2"> </text:span><text:span text:style-name="T7">קצציה</text:span><text:span text:style-name="T2"> </text:span><text:span text:style-name="T7">במועד, שהרגיש</text:span><text:span text:style-name="T2"> </text:span><text:span text:style-name="T7">משום</text:span><text:span text:style-name="T2"> </text:span><text:span text:style-name="T7">דעבר</text:span><text:span text:style-name="T2"> </text:span><text:span text:style-name="T7">אדאביי</text:span><text:span text:style-name="T2"> </text:span><text:span text:style-name="T7">נפל</text:span><text:span text:style-name="T2"> </text:span><text:span text:style-name="T7">ליה</text:span><text:span text:style-name="T2"> </text:span><text:span text:style-name="T7">נרגא)</text:span>, והדר<text:span text:style-name="T1"> </text:span>אתא. </text:p>
      <text:p text:style-name="P29"/>
      <text:p text:style-name="P9">רב<text:span text:style-name="T1"> </text:span>יהודה<text:span text:style-name="T1"> </text:span>שרא<text:span text:style-name="T1"> </text:span>למיעקר<text:span text:style-name="T1"> </text:span>כיתנא<text:span text:style-name="T1"> </text:span><text:span text:style-name="T7">(בחולא</text:span><text:span text:style-name="T2"> </text:span><text:span text:style-name="T7">דמועדא)</text:span>, ולמיקטל<text:span text:style-name="T1"> </text:span><text:span text:style-name="T7">(לחתוך)</text:span> כשותא<text:span text:style-name="T1"> </text:span><text:span text:style-name="T7">(הומלו"ן</text:span><text:span text:style-name="T2"> </text:span><text:span text:style-name="T95">[כשות]</text:span><text:span text:style-name="T7">)</text:span>, ולמיעקר<text:span text:style-name="T1"> </text:span>שומשמי. </text:p>
      <text:p text:style-name="P9">אמר<text:span text:style-name="T1"> </text:span>ליה<text:span text:style-name="T1"> </text:span>אביי<text:span text:style-name="T1"> </text:span>לרב<text:span text:style-name="T1"> </text:span>יוסף: בשלמא<text:span text:style-name="T1"> </text:span>כיתנא<text:span text:style-name="T1"> </text:span>- חזי<text:span text:style-name="T1"> </text:span>לחפיפה<text:span text:style-name="T1"> </text:span><text:span text:style-name="T7">(לכסות</text:span><text:span text:style-name="T2"> </text:span><text:span text:style-name="T7">בו</text:span><text:span text:style-name="T2"> </text:span><text:span text:style-name="T7">מאכל, כגון</text:span><text:span text:style-name="T2"> </text:span><text:span text:style-name="T7">תאנים</text:span><text:span text:style-name="T2"> </text:span><text:span text:style-name="T7">ותמרים</text:span><text:span text:style-name="T2"> </text:span><text:span text:style-name="T7">לצורך</text:span><text:span text:style-name="T2"> </text:span><text:span text:style-name="T7">המועד)</text:span>, כשותא<text:span text:style-name="T1"> </text:span>- חזי<text:span text:style-name="T1"> </text:span>לשיכרא, אלא<text:span text:style-name="T1"> </text:span>שומשמי<text:span text:style-name="T1"> </text:span>למאי<text:span text:style-name="T1"> </text:span>חזי? </text:p>
      <text:p text:style-name="P9">חזי<text:span text:style-name="T1"> </text:span>לנזיי<text:span text:style-name="T1"> </text:span>דאית<text:span text:style-name="T1"> </text:span>בהו. <text:span text:style-name="T7">(לנזיי</text:span><text:span text:style-name="T2"> </text:span><text:span text:style-name="T7">- כמו</text:span><text:span text:style-name="T2"> </text:span><text:span text:style-name="T7">'נזייתא</text:span><text:span text:style-name="T2"> </text:span><text:span text:style-name="T7">דשיכרא' </text:span><text:span text:style-name="T8">(בבא</text:span><text:span text:style-name="T4"> </text:span><text:span text:style-name="T8">קמא</text:span><text:span text:style-name="T4"> </text:span><text:span text:style-name="T8">לה,א)</text:span><text:span text:style-name="T7">, לנזיי</text:span><text:span text:style-name="T2"> </text:span><text:span text:style-name="T7">- גרעינין</text:span><text:span text:style-name="T2"> </text:span><text:span text:style-name="T7">דאית</text:span><text:span text:style-name="T2"> </text:span><text:span text:style-name="T7">בהו</text:span><text:span text:style-name="T2"> </text:span><text:span text:style-name="T7">בשומשמין, דחזו</text:span><text:span text:style-name="T2"> </text:span><text:span text:style-name="T7">למיעבד</text:span><text:span text:style-name="T2"> </text:span><text:span text:style-name="T7">בהו</text:span><text:span text:style-name="T2"> </text:span><text:span text:style-name="T7">משחא.)</text:span></text:p>
      <text:p text:style-name="P29"/>
      <text:p text:style-name="P9">רבי<text:span text:style-name="T1"> </text:span>ינאי<text:span text:style-name="T1"> </text:span>הוה<text:span text:style-name="T1"> </text:span>ליה<text:span text:style-name="T1"> </text:span>ההוא<text:span text:style-name="T1"> </text:span>פרדיסא<text:span text:style-name="T1"> </text:span>דמטא<text:span text:style-name="T1"> </text:span>זמניה<text:span text:style-name="T1"> </text:span>בחולא<text:span text:style-name="T1"> </text:span>דמועדא, קטפיה. לשנה<text:span text:style-name="T1"> </text:span>שהיוה<text:span text:style-name="T1"> </text:span>כולי<text:span text:style-name="T1"> </text:span>עלמא<text:span text:style-name="T1"> </text:span>לפרדיסייהו<text:span text:style-name="T1"> </text:span>לחולא<text:span text:style-name="T1"> </text:span>דמועדא. אפקריה<text:span text:style-name="T1"> </text:span>רבי<text:span text:style-name="T1"> </text:span>ינאי<text:span text:style-name="T1"> </text:span>לפרדיסיה<text:span text:style-name="T1"> </text:span>ההוא<text:span text:style-name="T1"> </text:span>שתא<text:span text:style-name="T1"> </text:span><text:span text:style-name="T7">(משום</text:span><text:span text:style-name="T2"> </text:span><text:span text:style-name="T7">דעל</text:span><text:span text:style-name="T2"> </text:span><text:span text:style-name="T7">ידו</text:span><text:span text:style-name="T2"> </text:span><text:span text:style-name="T7">היה</text:span><text:span text:style-name="T2"> </text:span><text:span text:style-name="T7">תקלה</text:span><text:span text:style-name="T2"> </text:span><text:span text:style-name="T7">לעלמא, דשהו</text:span><text:span text:style-name="T2"> </text:span><text:span text:style-name="T7">עד</text:span><text:span text:style-name="T2"> </text:span><text:span text:style-name="T7">לחולא</text:span><text:span text:style-name="T2"> </text:span><text:span text:style-name="T7">דמועדא</text:span><text:span text:style-name="T2"> </text:span><text:span text:style-name="T7">וקטפי)</text:span>.</text:p>
      <text:p text:style-name="P9"/>
      <text:p text:style-name="P9"/>
      <text:p text:style-name="P9">משנה:</text:p>
      <text:p text:style-name="P9">מכניס<text:span text:style-name="T1"> </text:span>אדם<text:span text:style-name="T1"> </text:span>פירותיו<text:span text:style-name="T1"> </text:span>מפני<text:span text:style-name="T1"> </text:span>הגנבים, ושולה<text:span text:style-name="T1"> </text:span><text:span text:style-name="T7">(מעלה)</text:span> פשתנו<text:span text:style-name="T1"> </text:span>מן<text:span text:style-name="T1"> </text:span>המשרה<text:span text:style-name="T1"> </text:span>בשביל<text:span text:style-name="T1"> </text:span>שלא<text:span text:style-name="T1"> </text:span>תאבד, ובלבד<text:span text:style-name="T1"> </text:span>שלא<text:span text:style-name="T1"> </text:span>יכוין<text:span text:style-name="T1"> </text:span>את<text:span text:style-name="T1"> </text:span>מלאכתו<text:span text:style-name="T1"> </text:span>במועד<text:span text:style-name="T1"> </text:span><text:span text:style-name="T7">(שיש</text:span><text:span text:style-name="T2"> </text:span><text:span text:style-name="T7">לו</text:span><text:span text:style-name="T2"> </text:span><text:span text:style-name="T7">פנאי</text:span><text:span text:style-name="T2"> </text:span><text:span text:style-name="T7">בשאר</text:span><text:span text:style-name="T2"> </text:span><text:span text:style-name="T7">ימות</text:span><text:span text:style-name="T2"> </text:span><text:span text:style-name="T7">השנה, והוא</text:span><text:span text:style-name="T2"> </text:span><text:span text:style-name="T7">משהה</text:span><text:span text:style-name="T2"> </text:span><text:span text:style-name="T7">למועד)</text:span>. </text:p>
      <text:p text:style-name="P9">וכולן, אם<text:span text:style-name="T1"> </text:span>כוונו<text:span text:style-name="T1"> </text:span>מלאכתן<text:span text:style-name="T1"> </text:span>במועד<text:span text:style-name="T1"> – </text:span>יאבדו<text:span text:style-name="T1"> </text:span><text:span text:style-name="T7">(שאסור</text:span><text:span text:style-name="T2"> </text:span><text:span text:style-name="T7">ליהנות</text:span><text:span text:style-name="T2"> </text:span><text:span text:style-name="T7">מהן)</text:span>.</text:p>
      <text:p text:style-name="P9"/>
      <text:p text:style-name="P9">גמרא:</text:p>
      <text:p text:style-name="P9">תנא: '<text:span text:style-name="T41">ובלבד</text:span><text:span text:style-name="T42"> </text:span><text:span text:style-name="T41">שיכניסם</text:span><text:span text:style-name="T42"> </text:span><text:span text:style-name="T41">בצנעא</text:span><text:span text:style-name="T42"> </text:span><text:span text:style-name="T41">לתוך</text:span><text:span text:style-name="T42"> </text:span><text:span text:style-name="T41">ביתו.</text:span>' </text:p>
      <text:p text:style-name="P9"><text:soft-page-break/>רב<text:span text:style-name="T1"> </text:span>יוסף<text:span text:style-name="T1"> </text:span>הוה<text:span text:style-name="T1"> </text:span>ליה<text:span text:style-name="T1"> </text:span>כשורי, עיילינהו<text:span text:style-name="T1"> </text:span>ביממא. אמר<text:span text:style-name="T1"> </text:span>ליה<text:span text:style-name="T1"> </text:span>אביי: והתניא<text:span text:style-name="T1"> </text:span>'<text:span text:style-name="T41">ובלבד</text:span><text:span text:style-name="T42"> </text:span><text:span text:style-name="T41">שיכניסם</text:span><text:span text:style-name="T42"> </text:span><text:span text:style-name="T41">בצנעא</text:span><text:span text:style-name="T42"> </text:span><text:span text:style-name="T41">בתוך</text:span><text:span text:style-name="T42"> </text:span><text:span text:style-name="T41">ביתו</text:span>'! </text:p>
      <text:p text:style-name="P9">אמר<text:span text:style-name="T1"> </text:span>ליה: צנעא<text:span text:style-name="T1"> </text:span>דהני<text:span text:style-name="T1"> </text:span>- יממא<text:span text:style-name="T1"> </text:span>הוא<text:span text:style-name="T1"> </text:span><text:span text:style-name="T7">(אפילו</text:span><text:span text:style-name="T2"> </text:span><text:span text:style-name="T7">בלילה</text:span><text:span text:style-name="T2"> </text:span><text:span text:style-name="T7">כיממא</text:span><text:span text:style-name="T2"> </text:span><text:span text:style-name="T7">דמי, ולא</text:span><text:span text:style-name="T2"> </text:span><text:span text:style-name="T7">סגי</text:span><text:span text:style-name="T2"> </text:span><text:span text:style-name="T7">ליה</text:span><text:span text:style-name="T2"> </text:span><text:span text:style-name="T7">שלא</text:span><text:span text:style-name="T2"> </text:span><text:span text:style-name="T7">להכניסן, להכי</text:span><text:span text:style-name="T2"> </text:span><text:span text:style-name="T7">מכניסן</text:span><text:span text:style-name="T2"> </text:span><text:span text:style-name="T7">נמי</text:span><text:span text:style-name="T2"> </text:span><text:span text:style-name="T7">ביום)</text:span>, כיון<text:span text:style-name="T1"> </text:span>דבליליא<text:span text:style-name="T1"> </text:span>בעו<text:span text:style-name="T1"> </text:span>גברא<text:span text:style-name="T1"> </text:span>יתירי, ובעו<text:span text:style-name="T1"> </text:span>מדוכרי<text:span text:style-name="T1"> </text:span>דנורא<text:span text:style-name="T1"> </text:span><text:span text:style-name="T7">(אבוקות)</text:span> - אוושא<text:span text:style-name="T1"> </text:span>מילתא. </text:p>
      <text:p text:style-name="P9"/>
      <text:p text:style-name="P9">ושולה<text:span text:style-name="T1"> </text:span>פשתנו<text:span text:style-name="T1"> </text:span>מן<text:span text:style-name="T1"> </text:span>המשרה<text:span text:style-name="T1"> </text:span><text:span text:style-name="T9">[בשביל</text:span><text:span text:style-name="T2"> </text:span><text:span text:style-name="T9">שלא</text:span><text:span text:style-name="T2"> </text:span><text:span text:style-name="T9">תאבד, ובלבד</text:span><text:span text:style-name="T2"> </text:span><text:span text:style-name="T9">שלא</text:span><text:span text:style-name="T2"> </text:span><text:span text:style-name="T9">יכוין</text:span><text:span text:style-name="T2"> </text:span><text:span text:style-name="T9">את</text:span><text:span text:style-name="T2"> </text:span><text:span text:style-name="T9">מלאכתו</text:span><text:span text:style-name="T2"> </text:span><text:span text:style-name="T9">במועד]</text:span>: </text:p>
      <text:p text:style-name="P9">בעי<text:span text:style-name="T1"> </text:span>מיניה<text:span text:style-name="T1"> </text:span>רבי<text:span text:style-name="T1"> </text:span>ירמיה<text:span text:style-name="T1"> </text:span>מרבי<text:span text:style-name="T1"> </text:span>זירא: כוון<text:span text:style-name="T1"> </text:span>מלאכתו<text:span text:style-name="T1"> </text:span>במועד<text:span text:style-name="T1"> </text:span>ומת, מהו<text:span text:style-name="T1"> </text:span>שיקנסו<text:span text:style-name="T1"> </text:span>בניו<text:span text:style-name="T1"> </text:span>אחריו<text:span text:style-name="T1"> </text:span><text:span text:style-name="T7">(לבניו</text:span><text:span text:style-name="T2"> </text:span><text:span text:style-name="T7">נמי</text:span><text:span text:style-name="T2"> </text:span><text:span text:style-name="T7">יהא</text:span><text:span text:style-name="T2"> </text:span><text:span text:style-name="T7">אסור</text:span><text:span text:style-name="T2"> </text:span><text:span text:style-name="T7">אותה</text:span><text:span text:style-name="T2"> </text:span><text:span text:style-name="T7">מלאכה, דכיון</text:span><text:span text:style-name="T2"> </text:span><text:span text:style-name="T7">דכוון</text:span><text:span text:style-name="T2"> </text:span><text:span text:style-name="T7">מלאכתו</text:span><text:span text:style-name="T2"> </text:span><text:span text:style-name="T7">במועד</text:span><text:span text:style-name="T2"> </text:span><text:span text:style-name="T7">- דין</text:span><text:span text:style-name="T2"> </text:span><text:span text:style-name="T7">הוא</text:span><text:span text:style-name="T2"> </text:span><text:span text:style-name="T7">שיהו</text:span><text:span text:style-name="T2"> </text:span><text:span text:style-name="T7">אסורין</text:span><text:span text:style-name="T2"> </text:span><text:span text:style-name="T7">ליהנות</text:span><text:span text:style-name="T2"> </text:span><text:span text:style-name="T7">ממנה, כשם</text:span><text:span text:style-name="T2"> </text:span><text:span text:style-name="T7">שהיה</text:span><text:span text:style-name="T2"> </text:span><text:span text:style-name="T7">אביהם</text:span><text:span text:style-name="T2"> </text:span><text:span text:style-name="T7">קיים)</text:span>? </text:p>
      <text:p text:style-name="P9">אם<text:span text:style-name="T1"> </text:span>תימצי<text:span text:style-name="T1"> </text:span>לומר</text:p>
      <text:p text:style-name="P9"/>
      <text:p text:style-name="P9">(מועד<text:span text:style-name="T1"> </text:span>קטן<text:span text:style-name="T1"> </text:span>יג,א)</text:p>
      <text:p text:style-name="P9">צרם<text:span text:style-name="T1"> </text:span>אזן<text:span text:style-name="T1"> </text:span>בכור<text:span text:style-name="T1"> </text:span><text:span text:style-name="T7">(</text:span><text:span text:style-name="T12">חתך</text:span><text:span text:style-name="T15"> </text:span><text:span text:style-name="T12">מאזנו</text:span><text:span text:style-name="T15"> </text:span><text:span text:style-name="T12">מעט, כדי</text:span><text:span text:style-name="T15"> </text:span><text:span text:style-name="T12">שיהא</text:span><text:span text:style-name="T15"> </text:span><text:span text:style-name="T12">בעל</text:span><text:span text:style-name="T15"> </text:span><text:span text:style-name="T12">מום</text:span><text:span text:style-name="T15"> </text:span><text:span text:style-name="T12">ויהא</text:span><text:span text:style-name="T15"> </text:span><text:span text:style-name="T12">מותר</text:span><text:span text:style-name="T15"> </text:span><text:span text:style-name="T12">לו, ואסור</text:span><text:span text:style-name="T15"> </text:span><text:span text:style-name="T12">לעשות</text:span><text:span text:style-name="T15"> </text:span><text:span text:style-name="T12">כן</text:span><text:span text:style-name="T15"> </text:span><text:span text:style-name="T12">משום</text:span><text:span text:style-name="T15"> </text:span><text:span text:style-name="T18">מום</text:span><text:span text:style-name="T15"> </text:span><text:span text:style-name="T18">לא</text:span><text:span text:style-name="T15"> </text:span><text:span text:style-name="T18">יהיה</text:span><text:span text:style-name="T15"> </text:span><text:span text:style-name="T18">בו</text:span><text:span text:style-name="T15"> </text:span><text:span text:style-name="T13">(ויקרא</text:span><text:span text:style-name="T16"> </text:span><text:span text:style-name="T13">כב,כא)</text:span><text:span text:style-name="T12">, כלומר: לא</text:span><text:span text:style-name="T15"> </text:span><text:span text:style-name="T12">תטיל</text:span><text:span text:style-name="T15"> </text:span><text:span text:style-name="T12">בו</text:span><text:span text:style-name="T15"> </text:span><text:span text:style-name="T12">מום; ואם</text:span><text:span text:style-name="T15"> </text:span><text:span text:style-name="T12">הטיל</text:span><text:span text:style-name="T15"> </text:span><text:span text:style-name="T12">בו</text:span><text:span text:style-name="T15"> </text:span><text:span text:style-name="T12">מום</text:span><text:span text:style-name="T15"> </text:span><text:span text:style-name="T12">- קנסוהו</text:span><text:span text:style-name="T15"> </text:span><text:span text:style-name="T12">רבנן</text:span><text:span text:style-name="T15"> </text:span><text:span text:style-name="T12">דלא</text:span><text:span text:style-name="T15"> </text:span><text:span text:style-name="T12">יהנה</text:span><text:span text:style-name="T15"> </text:span><text:span text:style-name="T12">ממנו, ואם</text:span><text:span text:style-name="T15"> </text:span><text:span text:style-name="T12">מת</text:span><text:span text:style-name="T7">)</text:span> קנסו<text:span text:style-name="T1"> </text:span>בנו<text:span text:style-name="T1"> </text:span>אחריו<text:span text:style-name="T1"> </text:span><text:span text:style-name="T7">(</text:span><text:span text:style-name="T12">אין</text:span><text:span text:style-name="T15"> </text:span><text:span text:style-name="T12">בניו</text:span><text:span text:style-name="T15"> </text:span><text:span text:style-name="T12">נהנין</text:span><text:span text:style-name="T15"> </text:span><text:span text:style-name="T12">ממנו</text:span><text:span text:style-name="T7">)</text:span> - משום<text:span text:style-name="T1"> </text:span>דאיסורא<text:span text:style-name="T1"> </text:span>דאורייתא; ואם<text:span text:style-name="T1"> </text:span>תמצי<text:span text:style-name="T1"> </text:span>לומר<text:span text:style-name="T1"> </text:span>מכר<text:span text:style-name="T1"> </text:span>עבדו<text:span text:style-name="T1"> </text:span>לנכרי<text:span text:style-name="T1"> </text:span>ומת<text:span text:style-name="T1"> </text:span><text:span text:style-name="T7">(</text:span><text:span text:style-name="T12">מכר</text:span><text:span text:style-name="T15"> </text:span><text:span text:style-name="T12">עבדו</text:span><text:span text:style-name="T15"> </text:span><text:span text:style-name="T12">לנכרי</text:span><text:span text:style-name="T15"> </text:span><text:span text:style-name="T12">- קנסוהו</text:span><text:span text:style-name="T15"> </text:span><text:span text:style-name="T12">רבנן, ויצא</text:span><text:span text:style-name="T15"> </text:span><text:span text:style-name="T12">לחירות, דאי</text:span><text:span text:style-name="T15"> </text:span><text:span text:style-name="T12">ברח</text:span><text:span text:style-name="T15"> </text:span><text:span text:style-name="T12">מן</text:span><text:span text:style-name="T15"> </text:span><text:span text:style-name="T12">הנכרי</text:span><text:span text:style-name="T15"> </text:span><text:span text:style-name="T12">- אין</text:span><text:span text:style-name="T15"> </text:span><text:span text:style-name="T12">ישראל</text:span><text:span text:style-name="T15"> </text:span><text:span text:style-name="T12">יכול</text:span><text:span text:style-name="T15"> </text:span><text:span text:style-name="T12">לכופו</text:span><text:span text:style-name="T15"> </text:span><text:span text:style-name="T12">לעבודתו, ואם</text:span><text:span text:style-name="T15"> </text:span><text:span text:style-name="T12">מת</text:span><text:span text:style-name="T15"> </text:span><text:span text:style-name="T12">-</text:span><text:span text:style-name="T7">)</text:span> קנסו<text:span text:style-name="T1"> </text:span>בנו<text:span text:style-name="T1"> </text:span>אחריו<text:span text:style-name="T1"> </text:span><text:span text:style-name="T7">(</text:span><text:span text:style-name="T12">אין</text:span><text:span text:style-name="T15"> </text:span><text:span text:style-name="T12">בניו</text:span><text:span text:style-name="T15"> </text:span><text:span text:style-name="T12">יכולין</text:span><text:span text:style-name="T15"> </text:span><text:span text:style-name="T12">לכופו</text:span><text:span text:style-name="T7">)</text:span> - משום<text:span text:style-name="T1"> </text:span>דכל<text:span text:style-name="T1"> </text:span>יומא<text:span text:style-name="T1"> </text:span>מפקע<text:span text:style-name="T1"> </text:span>ליה<text:span text:style-name="T1"> </text:span>ממצות<text:span text:style-name="T1"> </text:span><text:span text:style-name="T7">(</text:span><text:span text:style-name="T12">דכל</text:span><text:span text:style-name="T15"> </text:span><text:span text:style-name="T12">זמן</text:span><text:span text:style-name="T15"> </text:span><text:span text:style-name="T12">שהוא</text:span><text:span text:style-name="T15"> </text:span><text:span text:style-name="T12">ברשות</text:span><text:span text:style-name="T15"> </text:span><text:span text:style-name="T12">הנוכרי</text:span><text:span text:style-name="T15"> </text:span><text:span text:style-name="T12">אינו</text:span><text:span text:style-name="T15"> </text:span><text:span text:style-name="T12">עוסק</text:span><text:span text:style-name="T15"> </text:span><text:span text:style-name="T12">במצות</text:span><text:span text:style-name="T7">)</text:span>, הכא<text:span text:style-name="T1"> </text:span>מאי? גברא<text:span text:style-name="T1"> </text:span><text:span text:style-name="T7">(</text:span><text:span text:style-name="T12">דנתכוון</text:span><text:span text:style-name="T15"> </text:span><text:span text:style-name="T12">לעשות</text:span><text:span text:style-name="T15"> </text:span><text:span text:style-name="T12">מלאכה</text:span><text:span text:style-name="T7">)</text:span> קניס<text:span text:style-name="T1"> </text:span>רבנן<text:span text:style-name="T1"> </text:span><text:span text:style-name="T7">(</text:span><text:span text:style-name="T12">שלא</text:span><text:span text:style-name="T15"> </text:span><text:span text:style-name="T12">ליהנות</text:span><text:span text:style-name="T15"> </text:span><text:span text:style-name="T12">ממנה</text:span><text:span text:style-name="T7">)</text:span>, והא<text:span text:style-name="T1"> </text:span>ליתיה? או<text:span text:style-name="T1"> </text:span>דלמא<text:span text:style-name="T1"> </text:span>ממונא<text:span text:style-name="T1"> </text:span>קניס<text:span text:style-name="T1"> </text:span>רבנן, והא<text:span text:style-name="T1"> </text:span>איתיה<text:span text:style-name="T1"> </text:span><text:span text:style-name="T7">(</text:span><text:span text:style-name="T12">ואפילו</text:span><text:span text:style-name="T15"> </text:span><text:span text:style-name="T12">בניו</text:span><text:span text:style-name="T15"> </text:span><text:span text:style-name="T12">אין</text:span><text:span text:style-name="T15"> </text:span><text:span text:style-name="T12">יכולין</text:span><text:span text:style-name="T15"> </text:span><text:span text:style-name="T12">ליהנות</text:span><text:span text:style-name="T15"> </text:span><text:span text:style-name="T12">ממנה</text:span><text:span text:style-name="T7">)</text:span>?</text:p>
      <text:p text:style-name="P9">אמר<text:span text:style-name="T1"> </text:span>ליה: תניתוה<text:span text:style-name="T1"> </text:span><text:span text:style-name="T126">[שביעית</text:span><text:span text:style-name="T127"> </text:span><text:span text:style-name="T126">פ"ד</text:span><text:span text:style-name="T127"> </text:span><text:span text:style-name="T126">מ,ב]</text:span>: '<text:span text:style-name="T41">שדה</text:span><text:span text:style-name="T42"> </text:span><text:span text:style-name="T41">שנתקווצה</text:span><text:span text:style-name="T42"> </text:span><text:span text:style-name="T7">(</text:span><text:span text:style-name="T12">ניטלו</text:span><text:span text:style-name="T15"> </text:span><text:span text:style-name="T12">ממנה</text:span><text:span text:style-name="T15"> </text:span><text:span text:style-name="T12">קוצים</text:span><text:span text:style-name="T15"> </text:span><text:span text:style-name="T12">שבה</text:span><text:span text:style-name="T7">)</text:span> <text:span text:style-name="T41">בשביעית</text:span><text:span text:style-name="T42"> </text:span><text:span text:style-name="T41">- תזרע</text:span><text:span text:style-name="T42"> </text:span><text:span text:style-name="T41">למוצאי</text:span><text:span text:style-name="T42"> </text:span><text:span text:style-name="T41">שביעית; נטייבה</text:span><text:span text:style-name="T42"> </text:span><text:span text:style-name="T7">(</text:span><text:span text:style-name="T12">נזבלה, שהוליך</text:span><text:span text:style-name="T15"> </text:span><text:span text:style-name="T12">הזבל</text:span><text:span text:style-name="T15"> </text:span><text:span text:style-name="T12">בעגלות</text:span><text:span text:style-name="T15"> </text:span><text:span text:style-name="T12">ומשאות</text:span><text:span text:style-name="T7">)</text:span><text:span text:style-name="T41"> או</text:span><text:span text:style-name="T42"> </text:span><text:span text:style-name="T41">נדיירה</text:span><text:span text:style-name="T42"> </text:span><text:span text:style-name="T7">(</text:span><text:span text:style-name="T12">על</text:span><text:span text:style-name="T15"> </text:span><text:span text:style-name="T12">ידי</text:span><text:span text:style-name="T15"> </text:span><text:span text:style-name="T12">דיר</text:span><text:span text:style-name="T15"> </text:span><text:span text:style-name="T12">בהמה, לזבלה; עבודת</text:span><text:span text:style-name="T15"> </text:span><text:span text:style-name="T12">קרקע</text:span><text:span text:style-name="T15"> </text:span><text:span text:style-name="T12">היא</text:span><text:span text:style-name="T7">)</text:span><text:span text:style-name="T41"> - </text:span><text:span text:style-name="T7">(</text:span><text:span text:style-name="T12">כל</text:span><text:span text:style-name="T15"> </text:span><text:span text:style-name="T12">הני</text:span><text:span text:style-name="T15"> </text:span><text:span text:style-name="T12">מדרבנן</text:span><text:span text:style-name="T15"> </text:span><text:span text:style-name="T12">נינהו, ואף</text:span><text:span text:style-name="T15"> </text:span><text:span text:style-name="T12">על</text:span><text:span text:style-name="T15"> </text:span><text:span text:style-name="T12">פי</text:span><text:span text:style-name="T15"> </text:span><text:span text:style-name="T12">כן</text:span><text:span text:style-name="T15"> </text:span><text:span text:style-name="T12">קנסו</text:span><text:span text:style-name="T15"> </text:span><text:span text:style-name="T12">ד</text:span><text:span text:style-name="T7">)</text:span><text:span text:style-name="T41">לא</text:span><text:span text:style-name="T42"> </text:span><text:span text:style-name="T41">תזרע</text:span><text:span text:style-name="T42"> </text:span><text:span text:style-name="T41">למוצאי</text:span><text:span text:style-name="T42"> </text:span><text:span text:style-name="T41">שביעית</text:span>', ואמר<text:span text:style-name="T1"> </text:span>רבי<text:span text:style-name="T1"> </text:span>יוסי<text:span text:style-name="T1"> </text:span>בר<text:span text:style-name="T1"> </text:span>חנינא: נקטינן: הטיבה<text:span text:style-name="T1"> </text:span>ומת<text:span text:style-name="T1"> </text:span>- בנו<text:span text:style-name="T1"> </text:span>זורעה, אלמא<text:span text:style-name="T1"> </text:span>לדידיה<text:span text:style-name="T1"> </text:span>קנסו<text:span text:style-name="T1"> </text:span>רבנן<text:span text:style-name="T1"> </text:span>לבריה<text:span text:style-name="T1"> </text:span>לא<text:span text:style-name="T1"> </text:span>קנסו<text:span text:style-name="T1"> </text:span>רבנן, הכא<text:span text:style-name="T1"> </text:span>נמי<text:span text:style-name="T1"> </text:span>לדידיה<text:span text:style-name="T1"> </text:span>קנסו<text:span text:style-name="T1"> </text:span>רבנן<text:span text:style-name="T1"> </text:span>לבריה<text:span text:style-name="T1"> </text:span>לא<text:span text:style-name="T1"> </text:span>קנסו<text:span text:style-name="T1"> </text:span>רבנן.</text:p>
      <text:p text:style-name="P9">אמר<text:span text:style-name="T1"> </text:span>אביי: נקטינן: טימא<text:span text:style-name="T1"> </text:span>טהרותיו<text:span text:style-name="T1"> </text:span><text:span text:style-name="T7">(</text:span><text:span text:style-name="T12">של</text:span><text:span text:style-name="T15"> </text:span><text:span text:style-name="T12">חבירו</text:span><text:span text:style-name="T7">)</text:span> ומת<text:span text:style-name="T1"> </text:span>- <text:span text:style-name="T7">(</text:span><text:span text:style-name="T12">קנסו</text:span><text:span text:style-name="T15"> </text:span><text:span text:style-name="T12">דחייב</text:span><text:span text:style-name="T15"> </text:span><text:span text:style-name="T12">לפרעו</text:span><text:span text:style-name="T7">)</text:span> לא<text:span text:style-name="T1"> </text:span>קנסו<text:span text:style-name="T1"> </text:span>בנו<text:span text:style-name="T1"> </text:span>אחריו; מאי<text:span text:style-name="T1"> </text:span>טעמא? היזק<text:span text:style-name="T1"> </text:span>שאינו<text:span text:style-name="T1"> </text:span>ניכר<text:span text:style-name="T1"> </text:span><text:span text:style-name="T7">(</text:span><text:span text:style-name="T12">דהא</text:span><text:span text:style-name="T15"> </text:span><text:span text:style-name="T12">בעיניה</text:span><text:span text:style-name="T15"> </text:span><text:span text:style-name="T12">הוא</text:span><text:span text:style-name="T7">)</text:span> לא<text:span text:style-name="T1"> </text:span>שמיה<text:span text:style-name="T1"> </text:span>היזק: לדידיה<text:span text:style-name="T1"> </text:span>קנסו<text:span text:style-name="T1"> </text:span>רבנן, לבריה<text:span text:style-name="T1"> </text:span>לא<text:span text:style-name="T1"> </text:span>קנסו<text:span text:style-name="T1"> </text:span>רבנן.</text:p>
      <text:p text:style-name="P9"/>
      <text:p text:style-name="P9"/>
      <text:p text:style-name="P9">משנה:</text:p>
      <text:p text:style-name="P9">אין<text:span text:style-name="T1"> </text:span>לוקחין<text:span text:style-name="T1"> </text:span>בתים<text:span text:style-name="T1"> </text:span>עבדים<text:span text:style-name="T1"> </text:span>ובהמה<text:span text:style-name="T1"> </text:span>אלא<text:span text:style-name="T1"> </text:span>לצורך<text:span text:style-name="T1"> </text:span>המועד<text:span text:style-name="T1"> </text:span>או<text:span text:style-name="T1"> </text:span>לצורך<text:span text:style-name="T1"> </text:span>המוכר<text:span text:style-name="T1"> </text:span>שאין<text:span text:style-name="T1"> </text:span>לו<text:span text:style-name="T1"> </text:span>מה<text:span text:style-name="T1"> </text:span>יאכל.</text:p>
      <text:p text:style-name="P9"/>
      <text:p text:style-name="P9">גמרא:</text:p>
      <text:p text:style-name="P9">בעא<text:span text:style-name="T1"> </text:span>מיניה<text:span text:style-name="T1"> </text:span>רבא<text:span text:style-name="T1"> </text:span>מרב<text:span text:style-name="T1"> </text:span>נחמן: שכר<text:span text:style-name="T1"> </text:span>פעולה<text:span text:style-name="T1"> </text:span>שאין<text:span text:style-name="T1"> </text:span>לו<text:span text:style-name="T1"> </text:span><text:span text:style-name="T7">(</text:span><text:span text:style-name="T12">לפועל</text:span><text:span text:style-name="T7">)</text:span> מה<text:span text:style-name="T1"> </text:span>יאכל<text:span text:style-name="T1"> </text:span>מהו<text:span text:style-name="T1"> </text:span><text:span text:style-name="T7">(</text:span><text:span text:style-name="T12">שיתן</text:span><text:span text:style-name="T15"> </text:span><text:span text:style-name="T12">לו</text:span><text:span text:style-name="T15"> </text:span><text:span text:style-name="T12">מלאכה, ולשוכרו</text:span><text:span text:style-name="T15"> </text:span><text:span text:style-name="T12">כדי</text:span><text:span text:style-name="T15"> </text:span><text:span text:style-name="T12">שיהא</text:span><text:span text:style-name="T15"> </text:span><text:span text:style-name="T12">לו</text:span><text:span text:style-name="T15"> </text:span><text:span text:style-name="T12">מה</text:span><text:span text:style-name="T15"> </text:span><text:span text:style-name="T12">לאכול</text:span><text:span text:style-name="T7">)</text:span>?</text:p>
      <text:p text:style-name="P9">אמר<text:span text:style-name="T1"> </text:span>ליה: תנינא<text:span text:style-name="T1"> </text:span>'<text:span text:style-name="T41">או</text:span><text:span text:style-name="T42"> </text:span><text:span text:style-name="T41">לצורך</text:span><text:span text:style-name="T42"> </text:span><text:span text:style-name="T41">המוכר</text:span>', '<text:span text:style-name="T41">שאין</text:span><text:span text:style-name="T42"> </text:span><text:span text:style-name="T41">לו</text:span><text:span text:style-name="T42"> </text:span><text:span text:style-name="T41">מה</text:span><text:span text:style-name="T42"> </text:span><text:span text:style-name="T41">יאכל</text:span>' לאתויי<text:span text:style-name="T1"> </text:span>מאי? לאו<text:span text:style-name="T1"> </text:span>לאתויי<text:span text:style-name="T1"> </text:span>שכר<text:span text:style-name="T1"> </text:span>פעולה<text:span text:style-name="T1"> </text:span><text:span text:style-name="T7">(</text:span><text:span text:style-name="T12">אי</text:span><text:span text:style-name="T15"> </text:span><text:span text:style-name="T12">למוכר</text:span><text:span text:style-name="T15"> </text:span><text:span text:style-name="T12">- הא</text:span><text:span text:style-name="T15"> </text:span><text:span text:style-name="T12">תני</text:span><text:span text:style-name="T15"> </text:span><text:span text:style-name="T12">ליה</text:span><text:span text:style-name="T15"> </text:span><text:span text:style-name="T12">'</text:span><text:span text:style-name="T27">לצורך</text:span><text:span text:style-name="T28"> </text:span><text:span text:style-name="T27">המוכר</text:span><text:span text:style-name="T12">', אלא</text:span><text:span text:style-name="T15"> </text:span><text:span text:style-name="T12">לאתויי</text:span><text:span text:style-name="T15"> </text:span><text:span text:style-name="T12">שכר</text:span><text:span text:style-name="T15"> </text:span><text:span text:style-name="T12">פעולה: שאין</text:span><text:span text:style-name="T15"> </text:span><text:span text:style-name="T12">לו</text:span><text:span text:style-name="T15"> </text:span><text:span text:style-name="T12">מה</text:span><text:span text:style-name="T15"> </text:span><text:span text:style-name="T12">יאכל, דמותר</text:span><text:span text:style-name="T7">)</text:span>?</text:p>
      <text:p text:style-name="P9">אמר<text:span text:style-name="T1"> </text:span>ליה: לא, פרושי<text:span text:style-name="T1"> </text:span>קא<text:span text:style-name="T1"> </text:span>מפרש<text:span text:style-name="T1"> </text:span><text:span text:style-name="T7">('</text:span><text:span text:style-name="T27">לצורך</text:span><text:span text:style-name="T28"> </text:span><text:span text:style-name="T27">המוכר</text:span><text:span text:style-name="T12">' כיצד? <text:s/>כגון</text:span><text:span text:style-name="T15"> </text:span><text:span text:style-name="T12">'</text:span><text:span text:style-name="T27">שאין</text:span><text:span text:style-name="T28"> </text:span><text:span text:style-name="T27">לו</text:span><text:span text:style-name="T28"> </text:span><text:span text:style-name="T33">למוכר</text:span><text:span text:style-name="T28"> </text:span><text:span text:style-name="T27">מה</text:span><text:span text:style-name="T28"> </text:span><text:span text:style-name="T27">יאכל</text:span><text:span text:style-name="T12">', ולעולם</text:span><text:span text:style-name="T15"> </text:span><text:span text:style-name="T12">לא</text:span><text:span text:style-name="T15"> </text:span><text:span text:style-name="T12">תיפשוט</text:span><text:span text:style-name="T15"> </text:span><text:span text:style-name="T12">מינה</text:span><text:span text:style-name="T15"> </text:span><text:span text:style-name="T12">לשכר</text:span><text:span text:style-name="T15"> </text:span><text:span text:style-name="T12">פעולה</text:span><text:span text:style-name="T7">)</text:span>.</text:p>
      <text:p text:style-name="P9">אמר<text:span text:style-name="T1"> </text:span>ליה: לא, פרושי<text:span text:style-name="T1"> </text:span>קא<text:span text:style-name="T1"> </text:span>מפרש<text:span text:style-name="T1"> </text:span><text:span text:style-name="T7">('</text:span><text:span text:style-name="T27">לצורך</text:span><text:span text:style-name="T28"> </text:span><text:span text:style-name="T27">המועד</text:span><text:span text:style-name="T12">' כיצד? <text:s/>כגון</text:span><text:span text:style-name="T15"> </text:span><text:span text:style-name="T12">'</text:span><text:span text:style-name="T27">שאין</text:span><text:span text:style-name="T28"> </text:span><text:span text:style-name="T27">לו</text:span><text:span text:style-name="T28"> </text:span><text:span text:style-name="T33">למוכר</text:span><text:span text:style-name="T28"> </text:span><text:span text:style-name="T27">מה</text:span><text:span text:style-name="T28"> </text:span><text:span text:style-name="T27">יאכל</text:span><text:span text:style-name="T12">', ולעולם</text:span><text:span text:style-name="T15"> </text:span><text:span text:style-name="T12">לא</text:span><text:span text:style-name="T15"> </text:span><text:span text:style-name="T12">תיפשוט</text:span><text:span text:style-name="T15"> </text:span><text:span text:style-name="T12">מינה</text:span><text:span text:style-name="T15"> </text:span><text:span text:style-name="T12">לשכר</text:span><text:span text:style-name="T15"> </text:span><text:span text:style-name="T12">פעולה</text:span><text:span text:style-name="T7">)</text:span>.</text:p>
      <text:p text:style-name="P9">איתיביה<text:span text:style-name="T1"> </text:span>אביי: '<text:span text:style-name="T41">אין</text:span><text:span text:style-name="T42"> </text:span><text:span text:style-name="T41">כותבין</text:span><text:span text:style-name="T42"> </text:span><text:span text:style-name="T41">שטרי</text:span><text:span text:style-name="T42"> </text:span><text:span text:style-name="T41">חוב</text:span><text:span text:style-name="T42"> </text:span><text:span text:style-name="T41">במועד, ואם</text:span><text:span text:style-name="T42"> </text:span><text:span text:style-name="T41">אינו</text:span><text:span text:style-name="T42"> </text:span><text:span text:style-name="T41">מאמינו</text:span><text:span text:style-name="T42"> </text:span><text:span text:style-name="T7">(</text:span><text:span text:style-name="T12">מלוה</text:span><text:span text:style-name="T15"> </text:span><text:span text:style-name="T12">ללוה</text:span><text:span text:style-name="T7">)</text:span><text:span text:style-name="T41"> או</text:span><text:span text:style-name="T42"> </text:span><text:span text:style-name="T41">שאין</text:span><text:span text:style-name="T42"> </text:span><text:span text:style-name="T41">לו</text:span><text:span text:style-name="T42"> </text:span><text:span text:style-name="T41">מה</text:span><text:span text:style-name="T42"> </text:span><text:span text:style-name="T41">יאכל</text:span><text:span text:style-name="T42"> </text:span><text:span text:style-name="T41">- הרי</text:span><text:span text:style-name="T42"> </text:span><text:span text:style-name="T41">זה</text:span><text:span text:style-name="T42"> </text:span><text:span text:style-name="T41">יכתוב</text:span>' שאין<text:span text:style-name="T1"> </text:span>לו<text:span text:style-name="T1"> </text:span>מה<text:span text:style-name="T1"> </text:span>יאכל<text:span text:style-name="T1"> </text:span>לאתויי<text:span text:style-name="T1"> </text:span>מאי<text:span text:style-name="T1"> </text:span><text:span text:style-name="T7">(</text:span><text:span text:style-name="T12">אם</text:span><text:span text:style-name="T15"> </text:span><text:span text:style-name="T12">משום</text:span><text:span text:style-name="T15"> </text:span><text:span text:style-name="T12">לוה</text:span><text:span text:style-name="T15"> </text:span><text:span text:style-name="T12">- הא</text:span><text:span text:style-name="T15"> </text:span><text:span text:style-name="T12">קאמר</text:span><text:span text:style-name="T15"> </text:span><text:span text:style-name="T12">אם</text:span><text:span text:style-name="T15"> </text:span><text:span text:style-name="T12">אינו</text:span><text:span text:style-name="T15"> </text:span><text:span text:style-name="T12">מאמינו</text:span><text:span text:style-name="T15"> </text:span><text:span text:style-name="T12">מותר! והכא</text:span><text:span text:style-name="T15"> </text:span><text:span text:style-name="T12">לא</text:span><text:span text:style-name="T15"> </text:span><text:span text:style-name="T12">מצי</text:span><text:span text:style-name="T15"> </text:span><text:span text:style-name="T12">לתרוצי</text:span><text:span text:style-name="T15"> </text:span><text:span text:style-name="T12">'פרושי</text:span><text:span text:style-name="T15"> </text:span><text:span text:style-name="T12">קא</text:span><text:span text:style-name="T15"> </text:span><text:span text:style-name="T12">מפרש', דהכי</text:span><text:span text:style-name="T15"> </text:span><text:span text:style-name="T12">מיתרמי</text:span><text:span text:style-name="T15"> </text:span><text:span text:style-name="T12">מילתא: דאם</text:span><text:span text:style-name="T15"> </text:span><text:span text:style-name="T12">אינו</text:span><text:span text:style-name="T15"> </text:span><text:span text:style-name="T12">מאמינו</text:span><text:span text:style-name="T15"> </text:span><text:span text:style-name="T12">שאין</text:span><text:span text:style-name="T15"> </text:span><text:span text:style-name="T12">לו</text:span><text:span text:style-name="T15"> </text:span><text:span text:style-name="T12">מה</text:span><text:span text:style-name="T15"> </text:span><text:span text:style-name="T12">יאכל</text:span><text:span text:style-name="T15"> </text:span><text:span text:style-name="T12">- לאו</text:span><text:span text:style-name="T15"> </text:span><text:span text:style-name="T12">מילתא</text:span><text:span text:style-name="T15"> </text:span><text:span text:style-name="T12">היא, דהא</text:span><text:span text:style-name="T15"> </text:span><text:span text:style-name="T12">מותר</text:span><text:span text:style-name="T15"> </text:span><text:span text:style-name="T12">בלאו</text:span><text:span text:style-name="T15"> </text:span><text:span text:style-name="T12">הכי</text:span><text:span text:style-name="T7">)</text:span> - לאו<text:span text:style-name="T1"> </text:span>לאתויי<text:span text:style-name="T1"> </text:span>שכר<text:span text:style-name="T1"> </text:span>פעולה<text:span text:style-name="T1"> </text:span><text:span text:style-name="T7">(</text:span><text:span text:style-name="T12">שאין</text:span><text:span text:style-name="T15"> </text:span><text:span text:style-name="T12">לו</text:span><text:span text:style-name="T15"> </text:span><text:span text:style-name="T12">לסופר</text:span><text:span text:style-name="T15"> </text:span><text:span text:style-name="T12">מה</text:span><text:span text:style-name="T15"> </text:span><text:span text:style-name="T12">יאכל</text:span><text:span text:style-name="T15"> </text:span><text:span text:style-name="T12">- שרי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? </text:p>
      <text:p text:style-name="P9">שמע<text:span text:style-name="T1"> </text:span>מינה.</text:p>
      <text:p text:style-name="P9">מותיב<text:span text:style-name="T1"> </text:span>רב<text:span text:style-name="T1"> </text:span>ששת: <text:span text:style-name="T13">[תוספתא</text:span><text:span text:style-name="T16"> </text:span><text:span text:style-name="T13">פסחים</text:span><text:span text:style-name="T16"> </text:span><text:span text:style-name="T13">פ"ג</text:span><text:span text:style-name="T16"> </text:span><text:span text:style-name="T13">ה"יח</text:span><text:span text:style-name="T16"> </text:span><text:span text:style-name="T13">[ליברמן]]</text:span>: '<text:span text:style-name="T41">וחכמים</text:span><text:span text:style-name="T42"> </text:span><text:span text:style-name="T41">אומרים: שלש</text:span><text:span text:style-name="T42"> </text:span><text:span text:style-name="T41">אומניות</text:span><text:span text:style-name="T42"> </text:span><text:span text:style-name="T41">עושין</text:span><text:span text:style-name="T42"> </text:span><text:span text:style-name="T41">מלאכה</text:span><text:span text:style-name="T42"> </text:span><text:span text:style-name="T41">בערבי</text:span><text:span text:style-name="T42"> </text:span><text:span text:style-name="T41">פסחים</text:span><text:span text:style-name="T42"> </text:span><text:span text:style-name="T41">עד</text:span><text:span text:style-name="T42"> </text:span><text:span text:style-name="T41">חצות: החייטין</text:span><text:span text:style-name="T42"> </text:span><text:span text:style-name="T41">והספרין</text:span><text:span text:style-name="T42"> </text:span><text:span text:style-name="T41">והכובסין: החייטין</text:span><text:span text:style-name="T42"> </text:span><text:span text:style-name="T41">שכן</text:span><text:span text:style-name="T42"> </text:span><text:span text:style-name="T41">הדיוט</text:span><text:span text:style-name="T42"> </text:span><text:span text:style-name="T41">תופר</text:span><text:span text:style-name="T42"> </text:span><text:soft-page-break/><text:span text:style-name="T41">כדרכו</text:span><text:span text:style-name="T42"> </text:span><text:span text:style-name="T41">בחולו</text:span><text:span text:style-name="T42"> </text:span><text:span text:style-name="T41">של</text:span><text:span text:style-name="T42"> </text:span><text:span text:style-name="T41">מועד, הספרין</text:span><text:span text:style-name="T42"> </text:span><text:span text:style-name="T41">והכובסין</text:span><text:span text:style-name="T42"> </text:span><text:span text:style-name="T41">שכן</text:span><text:span text:style-name="T42"> </text:span><text:span text:style-name="T41">הבאין</text:span><text:span text:style-name="T42"> </text:span><text:span text:style-name="T41">ממדינת</text:span><text:span text:style-name="T42"> </text:span><text:span text:style-name="T41">הים</text:span><text:span text:style-name="T42"> </text:span><text:span text:style-name="T41">והיוצא</text:span><text:span text:style-name="T42"> </text:span><text:span text:style-name="T41">מבית</text:span><text:span text:style-name="T42"> </text:span><text:span text:style-name="T41">האסורין</text:span><text:span text:style-name="T42"> </text:span><text:span text:style-name="T41">מותרין</text:span><text:span text:style-name="T42"> </text:span><text:span text:style-name="T41">לספר</text:span><text:span text:style-name="T42"> </text:span><text:span text:style-name="T41">ולכבס</text:span><text:span text:style-name="T42"> </text:span><text:span text:style-name="T41">בחולו</text:span><text:span text:style-name="T42"> </text:span><text:span text:style-name="T41">של</text:span><text:span text:style-name="T42"> </text:span><text:span text:style-name="T41">מועד</text:span>' ואי<text:span text:style-name="T1"> </text:span>סלקא<text:span text:style-name="T1"> </text:span>דעתא<text:span text:style-name="T1"> </text:span>שכר<text:span text:style-name="T1"> </text:span>פעולה<text:span text:style-name="T1"> </text:span>שאין<text:span text:style-name="T1"> </text:span>לו<text:span text:style-name="T1"> </text:span>מה<text:span text:style-name="T1"> </text:span>יאכל<text:span text:style-name="T1"> </text:span>שרי, כל<text:span text:style-name="T1"> </text:span>מלאכות<text:span text:style-name="T1"> </text:span>נמי<text:span text:style-name="T1"> </text:span>לישתרו<text:span text:style-name="T1"> </text:span><text:span text:style-name="T7">(</text:span><text:span text:style-name="T12">בערב</text:span><text:span text:style-name="T15"> </text:span><text:span text:style-name="T12">הפסח</text:span><text:span text:style-name="T7">)</text:span>, דהא<text:span text:style-name="T1"> </text:span>איכא<text:span text:style-name="T1"> </text:span>שכר<text:span text:style-name="T1"> </text:span>פעולה<text:span text:style-name="T1"> </text:span>שאין<text:span text:style-name="T1"> </text:span>לו<text:span text:style-name="T1"> </text:span>מה<text:span text:style-name="T1"> </text:span>יאכל<text:span text:style-name="T1"> </text:span><text:span text:style-name="T7">(</text:span><text:span text:style-name="T12">בחולו</text:span><text:span text:style-name="T15"> </text:span><text:span text:style-name="T12">של</text:span><text:span text:style-name="T15"> </text:span><text:span text:style-name="T12">מועד! אלא</text:span><text:span text:style-name="T15"> </text:span><text:span text:style-name="T12">תיפשוט</text:span><text:span text:style-name="T15"> </text:span><text:span text:style-name="T12">מיניה</text:span><text:span text:style-name="T15"> </text:span><text:span text:style-name="T12">דשכר</text:span><text:span text:style-name="T15"> </text:span><text:span text:style-name="T12">פעולה</text:span><text:span text:style-name="T15"> </text:span><text:span text:style-name="T12">שאין</text:span><text:span text:style-name="T15"> </text:span><text:span text:style-name="T12">לו</text:span><text:span text:style-name="T15"> </text:span><text:span text:style-name="T12">מה</text:span><text:span text:style-name="T15"> </text:span><text:span text:style-name="T12">יאכל</text:span><text:span text:style-name="T15"> </text:span><text:span text:style-name="T12">- אסור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?</text:p>
      <text:p text:style-name="P9">מתקיף<text:span text:style-name="T1"> </text:span>לה<text:span text:style-name="T1"> </text:span>רב<text:span text:style-name="T1"> </text:span>פפא: <text:span text:style-name="T7">(</text:span><text:span text:style-name="T12">אדרב</text:span><text:span text:style-name="T15"> </text:span><text:span text:style-name="T12">ששת</text:span><text:span text:style-name="T15"> </text:span><text:span text:style-name="T12">פריך, מדפריך</text:span><text:span text:style-name="T15"> </text:span><text:span text:style-name="T12">מהאי</text:span><text:span text:style-name="T15"> </text:span><text:span text:style-name="T12">דתנן</text:span><text:span text:style-name="T15"> </text:span><text:span text:style-name="T12">'</text:span><text:span text:style-name="T27">שלש</text:span><text:span text:style-name="T28"> </text:span><text:span text:style-name="T27">אומניות</text:span><text:span text:style-name="T28"> </text:span><text:span text:style-name="T27">עושין</text:span><text:span text:style-name="T28"> </text:span><text:span text:style-name="T27">מלאכה</text:span><text:span text:style-name="T28"> </text:span><text:span text:style-name="T27">בערבי</text:span><text:span text:style-name="T28"> </text:span><text:span text:style-name="T27">פסחים</text:span><text:span text:style-name="T15"> </text:span><text:span text:style-name="T12">כו' - אלמא</text:span><text:span text:style-name="T15"> </text:span><text:span text:style-name="T12">סבר: כל</text:span><text:span text:style-name="T15"> </text:span><text:span text:style-name="T12">מלאכה</text:span><text:span text:style-name="T15"> </text:span><text:span text:style-name="T12">שרשאי</text:span><text:span text:style-name="T15"> </text:span><text:span text:style-name="T12">אתה</text:span><text:span text:style-name="T15"> </text:span><text:span text:style-name="T12">לעשות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15"> </text:span><text:span text:style-name="T12">- עושין</text:span><text:span text:style-name="T15"> </text:span><text:span text:style-name="T12">אותה</text:span><text:span text:style-name="T15"> </text:span><text:span text:style-name="T12">בערב</text:span><text:span text:style-name="T15"> </text:span><text:span text:style-name="T12">הפסח</text:span><text:span text:style-name="T7">)</text:span> אלא<text:span text:style-name="T1"> </text:span>מעתה, בנין<text:span text:style-name="T1"> </text:span>לישתרי<text:span text:style-name="T1"> </text:span><text:span text:style-name="T7">(</text:span><text:span text:style-name="T12">בערב</text:span><text:span text:style-name="T15"> </text:span><text:span text:style-name="T12">הפסח</text:span><text:span text:style-name="T7">)</text:span>, שכן<text:span text:style-name="T1"> </text:span>כותל<text:span text:style-name="T1"> </text:span>הגוהה<text:span text:style-name="T1"> </text:span>לרשות<text:span text:style-name="T1"> </text:span>הרבים, סותר<text:span text:style-name="T1"> </text:span>ובונה<text:span text:style-name="T1"> </text:span>כדרכו<text:span text:style-name="T1"> </text:span>מפני<text:span text:style-name="T1"> </text:span>הסכנה<text:span text:style-name="T1"> </text:span><text:span text:style-name="T7">(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?</text:p>
      <text:p text:style-name="P9">מתקיף<text:span text:style-name="T1"> </text:span>לה<text:span text:style-name="T1"> </text:span>רבינא: אלא<text:span text:style-name="T1"> </text:span>מעתה, לבלר<text:span text:style-name="T1"> </text:span>לישתרי, שכן<text:span text:style-name="T1"> </text:span>כותבין<text:span text:style-name="T1"> </text:span>קידושי<text:span text:style-name="T1"> </text:span>נשים<text:span text:style-name="T1"> </text:span>גיטין<text:span text:style-name="T1"> </text:span>ושוברין? <text:span text:style-name="T7">(</text:span><text:span text:style-name="T12">רבינא</text:span><text:span text:style-name="T15"> </text:span><text:span text:style-name="T12">סבר</text:span><text:span text:style-name="T15"> </text:span><text:span text:style-name="T12">נמי</text:span><text:span text:style-name="T15"> </text:span><text:span text:style-name="T12">כרב</text:span><text:span text:style-name="T15"> </text:span><text:span text:style-name="T12">פפא;</text:span><text:span text:style-name="T7">)</text:span></text:p>
      <text:p text:style-name="P9">אלא<text:span text:style-name="T1"> </text:span>אמר<text:span text:style-name="T1"> </text:span>רב<text:span text:style-name="T1"> </text:span>אשי: מועד<text:span text:style-name="T1"> </text:span>אארבעה<text:span text:style-name="T1"> </text:span>עשר<text:span text:style-name="T1"> </text:span>קא<text:span text:style-name="T1"> </text:span>רמית?: מועד<text:span text:style-name="T1"> </text:span>משום<text:span text:style-name="T1"> </text:span>טירחא<text:span text:style-name="T1"> </text:span>הוא, ובמקום<text:span text:style-name="T1"> </text:span>פסידא<text:span text:style-name="T1"> </text:span>שרו<text:span text:style-name="T1"> </text:span>רבנן; ארבעה<text:span text:style-name="T1"> </text:span>עשר<text:span text:style-name="T1"> </text:span>משום<text:span text:style-name="T1"> </text:span>צורך<text:span text:style-name="T1"> </text:span>יום<text:span text:style-name="T1"> </text:span>טוב<text:span text:style-name="T1"> </text:span>הוא: מידי<text:span text:style-name="T1"> </text:span>דצורך<text:span text:style-name="T1"> </text:span>יום<text:span text:style-name="T1"> </text:span>טוב<text:span text:style-name="T1"> </text:span>שרו<text:span text:style-name="T1"> </text:span>רבנן<text:span text:style-name="T1"> </text:span><text:span text:style-name="T7">(</text:span><text:span text:style-name="T12">כגון</text:span><text:span text:style-name="T15"> </text:span><text:span text:style-name="T12">שלש</text:span><text:span text:style-name="T15"> </text:span><text:span text:style-name="T12">אומניות</text:span><text:span text:style-name="T15"> </text:span><text:span text:style-name="T12">ותו</text:span><text:span text:style-name="T15"> </text:span><text:span text:style-name="T12">לא, והוא</text:span><text:span text:style-name="T15"> </text:span><text:span text:style-name="T12">הדין</text:span><text:span text:style-name="T15"> </text:span><text:span text:style-name="T12">אם</text:span><text:span text:style-name="T15"> </text:span><text:span text:style-name="T12">אין</text:span><text:span text:style-name="T15"> </text:span><text:span text:style-name="T12">לו</text:span><text:span text:style-name="T15"> </text:span><text:span text:style-name="T12">מה</text:span><text:span text:style-name="T15"> </text:span><text:span text:style-name="T12">יאכל, דאין</text:span><text:span text:style-name="T15"> </text:span><text:span text:style-name="T12">צורך</text:span><text:span text:style-name="T15"> </text:span><text:span text:style-name="T12">יום</text:span><text:span text:style-name="T15"> </text:span><text:span text:style-name="T12">טוב</text:span><text:span text:style-name="T15"> </text:span><text:span text:style-name="T12">גדול</text:span><text:span text:style-name="T15"> </text:span><text:span text:style-name="T12">מזה</text:span><text:span text:style-name="T7">)</text:span>, מידי<text:span text:style-name="T1"> </text:span>דלאו<text:span text:style-name="T1"> </text:span>צורך<text:span text:style-name="T1"> </text:span>יום<text:span text:style-name="T1"> </text:span>טוב<text:span text:style-name="T1"> </text:span>לא<text:span text:style-name="T1"> </text:span>שרו<text:span text:style-name="T1"> </text:span>רבנן.</text:p>
      <text:p text:style-name="P9"/>
      <text:p text:style-name="P9"/>
      <text:p text:style-name="P9">משנה:</text:p>
      <text:p text:style-name="P9">אין<text:span text:style-name="T1"> </text:span>מפנין<text:span text:style-name="T1"> </text:span>מבית<text:span text:style-name="T1"> </text:span>לבית, אבל<text:span text:style-name="T1"> </text:span>מפנה<text:span text:style-name="T1"> </text:span>הוא<text:span text:style-name="T1"> </text:span>לחצרו<text:span text:style-name="T1"> </text:span><text:span text:style-name="T7">(</text:span><text:span text:style-name="T12">והא</text:span><text:span text:style-name="T15"> </text:span><text:span text:style-name="T12">משמע</text:span><text:span text:style-name="T15"> </text:span><text:span text:style-name="T12">ליה</text:span><text:span text:style-name="T15"> </text:span><text:span text:style-name="T12">עכשיו: שמביא</text:span><text:span text:style-name="T15"> </text:span><text:span text:style-name="T12">מבית</text:span><text:span text:style-name="T15"> </text:span><text:span text:style-name="T12">שבחצר</text:span><text:span text:style-name="T15"> </text:span><text:span text:style-name="T12">אחרת</text:span><text:span text:style-name="T15"> </text:span><text:span text:style-name="T12">לחצרו</text:span><text:span text:style-name="T7">)</text:span>;</text:p>
      <text:p text:style-name="P9">אין<text:span text:style-name="T1"> </text:span>מביאין<text:span text:style-name="T1"> </text:span>כלים<text:span text:style-name="T1"> </text:span>מבית<text:span text:style-name="T1"> </text:span>האומן; </text:p>
      <text:p text:style-name="P9">אם<text:span text:style-name="T1"> </text:span>חושש<text:span text:style-name="T1"> </text:span>להם<text:span text:style-name="T1"> </text:span><text:span text:style-name="T7">(</text:span><text:span text:style-name="T12">שמא</text:span><text:span text:style-name="T15"> </text:span><text:span text:style-name="T12">יגנבו</text:span><text:span text:style-name="T7">)</text:span> - מפנן<text:span text:style-name="T1"> </text:span>לחצר<text:span text:style-name="T1"> </text:span>אחרת.</text:p>
      <text:p text:style-name="P9"/>
      <text:p text:style-name="P9">גמרא:</text:p>
      <text:p text:style-name="P9">והאמרת<text:span text:style-name="T1"> </text:span>רישא<text:span text:style-name="T1"> </text:span>'<text:span text:style-name="T41">אין</text:span><text:span text:style-name="T42"> </text:span><text:span text:style-name="T41">מפנין</text:span><text:span text:style-name="T42"> </text:span><text:span text:style-name="T47">(</text:span><text:span text:style-name="T27">מבית</text:span><text:span text:style-name="T28"> </text:span><text:span text:style-name="T27">לבית</text:span><text:span text:style-name="T47">)</text:span>' כלל?</text:p>
      <text:p text:style-name="P9">אמר<text:span text:style-name="T1"> </text:span>אביי: סיפא<text:span text:style-name="T1"> </text:span>אתאן<text:span text:style-name="T1"> </text:span>לבית<text:span text:style-name="T1"> </text:span>שבחצר<text:span text:style-name="T1"> </text:span><text:span text:style-name="T7">(</text:span><text:span text:style-name="T12">והכי</text:span><text:span text:style-name="T15"> </text:span><text:span text:style-name="T12">קתני: מפנה</text:span><text:span text:style-name="T15"> </text:span><text:span text:style-name="T12">הוא</text:span><text:span text:style-name="T15"> </text:span><text:span text:style-name="T12">מבית</text:span><text:span text:style-name="T15"> </text:span><text:span text:style-name="T12">שבחצרו</text:span><text:span text:style-name="T15"> </text:span><text:span text:style-name="T12">לחצרו</text:span><text:span text:style-name="T7">)</text:span>. <text:s/></text:p>
      <text:p text:style-name="P9"/>
      <text:p text:style-name="P9">ואין<text:span text:style-name="T1"> </text:span>מביאין<text:span text:style-name="T1"> </text:span>כלים<text:span text:style-name="T1"> </text:span>מבית<text:span text:style-name="T1"> </text:span>האומן: <text:s/></text:p>
      <text:p text:style-name="P9">אמר<text:span text:style-name="T1"> </text:span>רב<text:span text:style-name="T1"> </text:span>פפא: בדיק<text:span text:style-name="T1"> </text:span>לן<text:span text:style-name="T1"> </text:span>רבא<text:span text:style-name="T1"> </text:span><text:span text:style-name="T7">(</text:span><text:span text:style-name="T12">אי</text:span><text:span text:style-name="T15"> </text:span><text:span text:style-name="T12">ידעינן</text:span><text:span text:style-name="T15"> </text:span><text:span text:style-name="T12">לתרוצי</text:span><text:span text:style-name="T7">)</text:span>: תנן<text:span text:style-name="T1"> </text:span>'<text:span text:style-name="T41">אין</text:span><text:span text:style-name="T42"> </text:span><text:span text:style-name="T41">מביאין</text:span><text:span text:style-name="T42"> </text:span><text:span text:style-name="T41">כלים</text:span><text:span text:style-name="T42"> </text:span><text:span text:style-name="T41">מבית</text:span><text:span text:style-name="T42"> </text:span><text:span text:style-name="T41">האומן</text:span>', ורמינהו<text:span text:style-name="T1"> </text:span><text:span text:style-name="T13">[פסחים</text:span><text:span text:style-name="T16"> </text:span><text:span text:style-name="T13">פ"ד</text:span><text:span text:style-name="T16"> </text:span><text:span text:style-name="T13">מ"ז]</text:span>: '<text:span text:style-name="T41">מוליכין</text:span><text:span text:style-name="T42"> </text:span><text:span text:style-name="T41">ומביאין</text:span><text:span text:style-name="T42"> </text:span><text:span text:style-name="T41">כלים</text:span><text:span text:style-name="T42"> </text:span><text:span text:style-name="T41">מבית</text:span><text:span text:style-name="T42"> </text:span><text:span text:style-name="T41">האומן</text:span><text:span text:style-name="T42"> </text:span><text:span text:style-name="T41">ו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אינן</text:span><text:span text:style-name="T42"> </text:span><text:span text:style-name="T41">לצורך</text:span><text:span text:style-name="T42"> </text:span><text:span text:style-name="T41">המועד</text:span>'? ושנינן<text:span text:style-name="T1"> </text:span>ליה: כאן<text:span text:style-name="T1"> </text:span><text:span text:style-name="T7">(</text:span><text:span text:style-name="T12">מוליכין</text:span><text:span text:style-name="T15"> </text:span><text:span text:style-name="T12">ומביאין</text:span><text:span text:style-name="T15"> </text:span><text:span text:style-name="T12">כלים</text:span><text:span text:style-name="T7">)</text:span> בארבעה<text:span text:style-name="T1"> </text:span>עשר, כאן<text:span text:style-name="T1"> </text:span><text:span text:style-name="T7">(</text:span><text:span text:style-name="T12">אין</text:span><text:span text:style-name="T15"> </text:span><text:span text:style-name="T12">מביאין</text:span><text:span text:style-name="T7">)</text:span> בחולו<text:span text:style-name="T1"> </text:span>של<text:span text:style-name="T1"> </text:span>מועד. </text:p>
      <text:p text:style-name="P9">איבעית<text:span text:style-name="T1"> </text:span>אימא: הא<text:span text:style-name="T1"> </text:span>והא<text:span text:style-name="T1"> </text:span>בחולו<text:span text:style-name="T1"> </text:span>של<text:span text:style-name="T1"> </text:span>מועד, כאן<text:span text:style-name="T1"> </text:span><text:span text:style-name="T7">(</text:span><text:span text:style-name="T12">אין</text:span><text:span text:style-name="T15"> </text:span><text:span text:style-name="T12">מביאין</text:span><text:span text:style-name="T7">)</text:span> במאמינו<text:span text:style-name="T1"> </text:span><text:span text:style-name="T7">(</text:span><text:span text:style-name="T12">לאומן, דשלא</text:span><text:span text:style-name="T15"> </text:span><text:span text:style-name="T12">לצורך</text:span><text:span text:style-name="T15"> </text:span><text:span text:style-name="T12">הוא</text:span><text:span text:style-name="T7">)</text:span>, כאן<text:span text:style-name="T1"> </text:span>בשאינו<text:span text:style-name="T1"> </text:span>מאמינו<text:span text:style-name="T1"> </text:span><text:span text:style-name="T7">(</text:span><text:span text:style-name="T12">מביאין</text:span><text:span text:style-name="T7">)</text:span>;</text:p>
      <text:p text:style-name="P9"/>
      <text:p text:style-name="P9">(מועד<text:span text:style-name="T1"> </text:span>קטן<text:span text:style-name="T1"> </text:span>יג,ב)</text:p>
      <text:p text:style-name="P9">והתניא<text:span text:style-name="T1"> </text:span><text:span text:style-name="T7">(</text:span><text:span text:style-name="T12">סיועא</text:span><text:span text:style-name="T7">)</text:span>: '<text:span text:style-name="T59">מביאין</text:span><text:span text:style-name="T3"> </text:span><text:span text:style-name="T59">כלים</text:span><text:span text:style-name="T3"> </text:span><text:span text:style-name="T59">מבית</text:span><text:span text:style-name="T3"> </text:span><text:span text:style-name="T59">האומן, כגון</text:span><text:span text:style-name="T3"> </text:span><text:span text:style-name="T59">כד</text:span><text:span text:style-name="T3"> </text:span><text:span text:style-name="T59">מבית</text:span><text:span text:style-name="T3"> </text:span><text:span text:style-name="T59">הכדר</text:span><text:span text:style-name="T3"> </text:span><text:span text:style-name="T59">וכוס</text:span><text:span text:style-name="T3"> </text:span><text:span text:style-name="T59">מבית</text:span><text:span text:style-name="T3"> </text:span><text:span text:style-name="T59">הזגג</text:span><text:span text:style-name="T3"> </text:span><text:span text:style-name="T7">(</text:span><text:span text:style-name="T12">כד</text:span><text:span text:style-name="T15"> </text:span><text:span text:style-name="T12">וכוס</text:span><text:span text:style-name="T15"> </text:span><text:span text:style-name="T12">- לצורך</text:span><text:span text:style-name="T15"> </text:span><text:span text:style-name="T12">המועד</text:span><text:span text:style-name="T15"> </text:span><text:span text:style-name="T12">הן</text:span><text:span text:style-name="T7">)</text:span><text:span text:style-name="T59"> אבל</text:span><text:span text:style-name="T3"> </text:span><text:span text:style-name="T59">לא</text:span><text:span text:style-name="T3"> </text:span><text:span text:style-name="T59">צמר</text:span><text:span text:style-name="T3"> </text:span><text:span text:style-name="T59">מבית</text:span><text:span text:style-name="T3"> </text:span><text:span text:style-name="T59">הצבע</text:span><text:span text:style-name="T3"> </text:span><text:span text:style-name="T59">ולא</text:span><text:span text:style-name="T3"> </text:span><text:span text:style-name="T59">כלים</text:span><text:span text:style-name="T3"> </text:span><text:span text:style-name="T59">מבית</text:span><text:span text:style-name="T3"> </text:span><text:span text:style-name="T59">האומן</text:span><text:span text:style-name="T3"> </text:span><text:span text:style-name="T7">(</text:span><text:span text:style-name="T12">צמר</text:span><text:span text:style-name="T15"> </text:span><text:span text:style-name="T12">וכלים</text:span><text:span text:style-name="T15"> </text:span><text:span text:style-name="T12">- אין</text:span><text:span text:style-name="T15"> </text:span><text:span text:style-name="T12">צורך</text:span><text:span text:style-name="T15"> </text:span><text:span text:style-name="T12">המועד</text:span><text:span text:style-name="T7">)</text:span><text:span text:style-name="T59">; ואם</text:span><text:span text:style-name="T3"> </text:span><text:span text:style-name="T59">אין</text:span><text:span text:style-name="T3"> </text:span><text:span text:style-name="T59">לו</text:span><text:span text:style-name="T3"> </text:span><text:span text:style-name="T7">(</text:span><text:span text:style-name="T12">לאומן</text:span><text:span text:style-name="T7">)</text:span><text:span text:style-name="T59"> מה</text:span><text:span text:style-name="T3"> </text:span><text:span text:style-name="T59">יאכל</text:span><text:span text:style-name="T3"> </text:span><text:span text:style-name="T59">- נותן</text:span><text:span text:style-name="T3"> </text:span><text:span text:style-name="T59">לו</text:span><text:span text:style-name="T3"> </text:span><text:span text:style-name="T59">שכרו</text:span><text:span text:style-name="T3"> </text:span><text:span text:style-name="T59">ומניחו</text:span><text:span text:style-name="T3"> </text:span><text:span text:style-name="T59">אצלו, ואם</text:span><text:span text:style-name="T3"> </text:span><text:span text:style-name="T59">אינו</text:span><text:span text:style-name="T3"> </text:span><text:span text:style-name="T59">מאמינו</text:span><text:span text:style-name="T3"> </text:span><text:span text:style-name="T59">- מניחו</text:span><text:span text:style-name="T3"> </text:span><text:span text:style-name="T59">בבית</text:span><text:span text:style-name="T3"> </text:span><text:span text:style-name="T59">הסמוך</text:span><text:span text:style-name="T3"> </text:span><text:span text:style-name="T59">לו, ואם</text:span><text:span text:style-name="T3"> </text:span><text:span text:style-name="T59">חושש</text:span><text:span text:style-name="T3"> </text:span><text:span text:style-name="T59">להם</text:span><text:span text:style-name="T3"> </text:span><text:span text:style-name="T59">שמא</text:span><text:span text:style-name="T3"> </text:span><text:span text:style-name="T59">יגנבו</text:span><text:span text:style-name="T3"> </text:span><text:span text:style-name="T59">- מפנן</text:span><text:span text:style-name="T3"> </text:span><text:span text:style-name="T59">לחצר</text:span><text:span text:style-name="T3"> </text:span><text:span text:style-name="T59">אחרת, ואם</text:span><text:span text:style-name="T3"> </text:span><text:span text:style-name="T59">אינו</text:span><text:span text:style-name="T3"> </text:span><text:span text:style-name="T59">מאמינו</text:span><text:span text:style-name="T3"> </text:span><text:span text:style-name="T7">(</text:span><text:span text:style-name="T12">בחצר</text:span><text:span text:style-name="T15"> </text:span><text:span text:style-name="T12">אחרת</text:span><text:span text:style-name="T7">)</text:span><text:span text:style-name="T59"> - מביאן</text:span><text:span text:style-name="T3"> </text:span><text:span text:style-name="T59">בצנעה</text:span><text:span text:style-name="T3"> </text:span><text:span text:style-name="T59">בתוך</text:span><text:span text:style-name="T3"> </text:span><text:span text:style-name="T59">ביתו</text:span>' <text:span text:style-name="T7">(</text:span><text:span text:style-name="T12">אלמא: </text:span><text:span text:style-name="T33">בשאינו</text:span><text:span text:style-name="T34"> </text:span><text:span text:style-name="T33">מאמינו</text:span><text:span text:style-name="T34"> </text:span><text:span text:style-name="T33">מביאן</text:span><text:span text:style-name="T9">!</text:span><text:span text:style-name="T7">)</text:span>.</text:p>
      <text:p text:style-name="P9">תרצת<text:span text:style-name="T1"> </text:span>'<text:span text:style-name="T41">מביאין</text:span>', '<text:span text:style-name="T41">מוליכין</text:span>' <text:span text:style-name="T7">(</text:span><text:span text:style-name="T12">דקתני</text:span><text:span text:style-name="T15"> </text:span><text:span text:style-name="T12">מתניתין</text:span><text:span text:style-name="T15"> </text:span><text:span text:style-name="T12">דפעמים</text:span><text:span text:style-name="T15"> </text:span><text:span text:style-name="T12">מוליכין</text:span><text:span text:style-name="T7">)</text:span> קשיא, דקתני: '<text:span text:style-name="T41">אין</text:span><text:span text:style-name="T42"> </text:span><text:span text:style-name="T41">מביאין'</text:span> וכל<text:span text:style-name="T1"> </text:span>שכן<text:span text:style-name="T1"> </text:span>שאין<text:span text:style-name="T1"> </text:span>מוליכין<text:span text:style-name="T1"> </text:span><text:span text:style-name="T7">(</text:span><text:span text:style-name="T12">ומתניתין</text:span><text:span text:style-name="T15"> </text:span><text:span text:style-name="T12">דהכא</text:span><text:span text:style-name="T15"> </text:span><text:span text:style-name="T12">קתני</text:span><text:span text:style-name="T15"> </text:span><text:span text:style-name="T12">'</text:span><text:span text:style-name="T27">אין</text:span><text:span text:style-name="T28"> </text:span><text:span text:style-name="T27">מביאין</text:span><text:span text:style-name="T12">', כל</text:span><text:span text:style-name="T15"> </text:span><text:span text:style-name="T12">שכן</text:span><text:span text:style-name="T15"> </text:span><text:span text:style-name="T12">דאין</text:span><text:span text:style-name="T15"> </text:span><text:span text:style-name="T12">מוליכין, וליכא</text:span><text:span text:style-name="T15"> </text:span><text:span text:style-name="T12">לתרץ</text:span><text:span text:style-name="T15"> </text:span><text:span text:style-name="T12">באין</text:span><text:span text:style-name="T15"> </text:span><text:span text:style-name="T12">מאמינו</text:span><text:span text:style-name="T15"> </text:span><text:span text:style-name="T12">- דמוליכין</text:span><text:span text:style-name="T15"> </text:span><text:span text:style-name="T12">מאי</text:span><text:span text:style-name="T15"> </text:span><text:span text:style-name="T12">מאמינו</text:span><text:span text:style-name="T15"> </text:span><text:span text:style-name="T12">שייך</text:span><text:span text:style-name="T7">)</text:span>!?</text:p>
      <text:p text:style-name="P9">אלא<text:span text:style-name="T1"> </text:span>מחוורתא<text:span text:style-name="T1"> </text:span>כדשניין<text:span text:style-name="T1"> </text:span>מעיקרא<text:span text:style-name="T1"> </text:span><text:span text:style-name="T7">(</text:span><text:span text:style-name="T12">כאן</text:span><text:span text:style-name="T15"> </text:span><text:span text:style-name="T12">בארבעה</text:span><text:span text:style-name="T15"> </text:span><text:span text:style-name="T12">עשר, כאן</text:span><text:span text:style-name="T15"> </text:span><text:span text:style-name="T12">בחולו</text:span><text:span text:style-name="T15"> </text:span><text:span text:style-name="T12">של</text:span><text:span text:style-name="T15"> </text:span><text:span text:style-name="T12">מועד</text:span><text:span text:style-name="T7">)</text:span>.</text:p>
      <text:p text:style-name="P9"/>
      <text:p text:style-name="P9"/>
      <text:p text:style-name="P9">משנה:</text:p>
      <text:p text:style-name="P9">מחפין<text:span text:style-name="T1"> </text:span><text:span text:style-name="T7">(</text:span><text:span text:style-name="T12">מכסין</text:span><text:span text:style-name="T7">)</text:span> את<text:span text:style-name="T1"> </text:span>הקציעות<text:span text:style-name="T1"> </text:span>בקש;</text:p>
      <text:p text:style-name="P9">רבי<text:span text:style-name="T1"> </text:span>יהודה<text:span text:style-name="T1"> </text:span>אומר: אף<text:span text:style-name="T1"> </text:span>מעבין;</text:p>
      <text:p text:style-name="P9">מוכרי<text:span text:style-name="T1"> </text:span>פירות<text:span text:style-name="T1"> </text:span>כסות<text:span text:style-name="T1"> </text:span>וכלים<text:span text:style-name="T1"> </text:span>- מוכרים<text:span text:style-name="T1"> </text:span>בצנעה<text:span text:style-name="T1"> </text:span>לצורך<text:span text:style-name="T1"> </text:span>המועד;</text:p>
      <text:p text:style-name="P9"><text:soft-page-break/>הציידין<text:span text:style-name="T1"> </text:span>והדשושות<text:span text:style-name="T1"> </text:span><text:span text:style-name="T7">(</text:span><text:span text:style-name="T12">שדשין</text:span><text:span text:style-name="T15"> </text:span><text:span text:style-name="T12">וכותשין</text:span><text:span text:style-name="T15"> </text:span><text:span text:style-name="T12">חיטין</text:span><text:span text:style-name="T15"> </text:span><text:span text:style-name="T12">לדייסא</text:span><text:span text:style-name="T7">)</text:span> והגרוסות<text:span text:style-name="T1"> </text:span><text:span text:style-name="T7">(</text:span><text:span text:style-name="T12">שטוחנין</text:span><text:span text:style-name="T15"> </text:span><text:span text:style-name="T12">פולין</text:span><text:span text:style-name="T15"> </text:span><text:span text:style-name="T12">לגריסין</text:span><text:span text:style-name="T7">)</text:span> עושין<text:span text:style-name="T1"> </text:span>בצנעה<text:span text:style-name="T1"> </text:span>לצורך<text:span text:style-name="T1"> </text:span>המועד<text:span text:style-name="T1"> </text:span><text:span text:style-name="T7">(</text:span><text:span text:style-name="T12">בצנעה</text:span><text:span text:style-name="T15"> </text:span><text:span text:style-name="T12">- שמא</text:span><text:span text:style-name="T15"> </text:span><text:span text:style-name="T12">יאמרו: זה</text:span><text:span text:style-name="T15"> </text:span><text:span text:style-name="T12">לוקח</text:span><text:span text:style-name="T15"> </text:span><text:span text:style-name="T12">שלא</text:span><text:span text:style-name="T15"> </text:span><text:span text:style-name="T12">לצורך</text:span><text:span text:style-name="T15"> </text:span><text:span text:style-name="T12">המועד</text:span><text:span text:style-name="T7">)</text:span>;</text:p>
      <text:p text:style-name="P9">רבי<text:span text:style-name="T1"> </text:span>יוסי<text:span text:style-name="T1"> </text:span>אומר: הם<text:span text:style-name="T1"> </text:span>החמירו<text:span text:style-name="T1"> </text:span>על<text:span text:style-name="T1"> </text:span>עצמן.</text:p>
      <text:p text:style-name="P9"/>
      <text:p text:style-name="P9">גמרא:</text:p>
      <text:p text:style-name="P9">פליגי<text:span text:style-name="T1"> </text:span>בה<text:span text:style-name="T1"> </text:span>רבי<text:span text:style-name="T1"> </text:span>חייא<text:span text:style-name="T1"> </text:span>בר<text:span text:style-name="T1"> </text:span>אבא<text:span text:style-name="T1"> </text:span>ורבי<text:span text:style-name="T1"> </text:span>אסי, ותרוייהו<text:span text:style-name="T1"> </text:span>משמיה<text:span text:style-name="T1"> </text:span>דחזקיה<text:span text:style-name="T1"> </text:span>ורבי<text:span text:style-name="T1"> </text:span>יוחנן: חד<text:span text:style-name="T1"> </text:span>אמר<text:span text:style-name="T1"> </text:span>'מחפין' = אקלושי<text:span text:style-name="T1"> </text:span><text:span text:style-name="T7">(</text:span><text:span text:style-name="T12">שמכסהו</text:span><text:span text:style-name="T15"> </text:span><text:span text:style-name="T12">בענפים</text:span><text:span text:style-name="T15"> </text:span><text:span text:style-name="T12">מרוחקין</text:span><text:span text:style-name="T15"> </text:span><text:span text:style-name="T12">זה</text:span><text:span text:style-name="T15"> </text:span><text:span text:style-name="T12">מזה, דלא</text:span><text:span text:style-name="T15"> </text:span><text:span text:style-name="T12">הוי</text:span><text:span text:style-name="T15"> </text:span><text:span text:style-name="T12">כסוי</text:span><text:span text:style-name="T15"> </text:span><text:span text:style-name="T12">גמור</text:span><text:span text:style-name="T7">)</text:span>, 'מעבין' = אסמוכי<text:span text:style-name="T1"> </text:span><text:span text:style-name="T7">(</text:span><text:span text:style-name="T12">הענפים</text:span><text:span text:style-name="T15"> </text:span><text:span text:style-name="T12">סומך</text:span><text:span text:style-name="T15"> </text:span><text:span text:style-name="T12">זה</text:span><text:span text:style-name="T15"> </text:span><text:span text:style-name="T12">לזה, דהוי</text:span><text:span text:style-name="T15"> </text:span><text:span text:style-name="T12">כסוי</text:span><text:span text:style-name="T15"> </text:span><text:span text:style-name="T12">גמור</text:span><text:span text:style-name="T7">)</text:span>, וחד<text:span text:style-name="T1"> </text:span>אמר<text:span text:style-name="T1"> </text:span>'מחפין' = בין<text:span text:style-name="T1"> </text:span>אקלושי<text:span text:style-name="T1"> </text:span>בין<text:span text:style-name="T1"> </text:span>אסמוכי, 'מעבין' = עושה<text:span text:style-name="T1"> </text:span>אותו<text:span text:style-name="T1"> </text:span>כמין<text:span text:style-name="T1"> </text:span>כרי.</text:p>
      <text:p text:style-name="P9">תניא<text:span text:style-name="T1"> </text:span>נמי<text:span text:style-name="T1"> </text:span>הכי<text:span text:style-name="T1"> </text:span>'<text:span text:style-name="T41">מעבין</text:span><text:span text:style-name="T42"> </text:span><text:span text:style-name="T41">עושה</text:span><text:span text:style-name="T42"> </text:span><text:span text:style-name="T41">אותו</text:span><text:span text:style-name="T42"> </text:span><text:span text:style-name="T41">כמין</text:span><text:span text:style-name="T42"> </text:span><text:span text:style-name="T41">כרי</text:span><text:span text:style-name="T42"> </text:span><text:span text:style-name="T7">(</text:span><text:span text:style-name="T12">מכנסין</text:span><text:span text:style-name="T15"> </text:span><text:span text:style-name="T12">אותן</text:span><text:span text:style-name="T15"> </text:span><text:span text:style-name="T12">ביחד, כדי</text:span><text:span text:style-name="T15"> </text:span><text:span text:style-name="T12">שיהו</text:span><text:span text:style-name="T15"> </text:span><text:span text:style-name="T12">נוחין</text:span><text:span text:style-name="T15"> </text:span><text:span text:style-name="T12">לכסות</text:span><text:span text:style-name="T7">)</text:span><text:span text:style-name="T41">, דברי</text:span><text:span text:style-name="T42"> </text:span><text:span text:style-name="T41">רבי</text:span><text:span text:style-name="T42"> </text:span><text:span text:style-name="T41">יהודה.</text:span>' <text:s/></text:p>
      <text:p text:style-name="P9"/>
      <text:p text:style-name="P9">מוכרי<text:span text:style-name="T1"> </text:span>פירות<text:span text:style-name="T1"> </text:span>כסות<text:span text:style-name="T1"> </text:span>וכלים<text:span text:style-name="T1"> </text:span>מוכרין<text:span text:style-name="T1"> </text:span>בצנעה<text:span text:style-name="T1"> </text:span><text:span text:style-name="T9">[לצורך</text:span><text:span text:style-name="T2"> </text:span><text:span text:style-name="T9">המועד; הציידין</text:span><text:span text:style-name="T2"> </text:span><text:span text:style-name="T9">והדשושות</text:span><text:span text:style-name="T2"> </text:span><text:span text:style-name="T9">והגרוסות</text:span><text:span text:style-name="T2"> </text:span><text:span text:style-name="T9">עושין</text:span><text:span text:style-name="T2"> </text:span><text:span text:style-name="T9">בצנעה</text:span><text:span text:style-name="T2"> </text:span><text:span text:style-name="T9">לצורך</text:span><text:span text:style-name="T2"> </text:span><text:span text:style-name="T9">המועד; </text:span></text:p>
      <text:p text:style-name="P9"><text:span text:style-name="T9">רבי</text:span><text:span text:style-name="T2"> </text:span><text:span text:style-name="T9">יוסי</text:span><text:span text:style-name="T2"> </text:span><text:span text:style-name="T9">אומר: הם</text:span><text:span text:style-name="T2"> </text:span><text:span text:style-name="T9">החמירו</text:span><text:span text:style-name="T2"> </text:span><text:span text:style-name="T9">על</text:span><text:span text:style-name="T2"> </text:span><text:span text:style-name="T9">עצמן]</text:span>: <text:s/></text:p>
      <text:p text:style-name="P9">איבעיא<text:span text:style-name="T1"> </text:span>להו: הן<text:span text:style-name="T1"> </text:span>החמירו<text:span text:style-name="T1"> </text:span>על<text:span text:style-name="T1"> </text:span>עצמן<text:span text:style-name="T1"> </text:span>דלא<text:span text:style-name="T1"> </text:span>הוו<text:span text:style-name="T1"> </text:span>עבדי<text:span text:style-name="T1"> </text:span>כלל<text:span text:style-name="T1"> </text:span><text:span text:style-name="T7">(</text:span><text:span text:style-name="T12">ולחומרא</text:span><text:span text:style-name="T7">)</text:span>? או<text:span text:style-name="T1"> </text:span>דלמא<text:span text:style-name="T1"> </text:span><text:span text:style-name="T7">(</text:span><text:span text:style-name="T12">החמירו</text:span><text:span text:style-name="T15"> </text:span><text:span text:style-name="T12">על</text:span><text:span text:style-name="T15"> </text:span><text:span text:style-name="T12">עצמן</text:span><text:span text:style-name="T7">)</text:span> דהוו<text:span text:style-name="T1"> </text:span>עבדי<text:span text:style-name="T1"> </text:span>בצנעה<text:span text:style-name="T1"> </text:span><text:span text:style-name="T7">(</text:span><text:span text:style-name="T12">לעשות</text:span><text:span text:style-name="T15"> </text:span><text:span text:style-name="T12">בצנעה</text:span><text:span text:style-name="T15"> </text:span><text:span text:style-name="T12">מדעתן, ואם</text:span><text:span text:style-name="T15"> </text:span><text:span text:style-name="T12">רוצין</text:span><text:span text:style-name="T15"> </text:span><text:span text:style-name="T12">לעשות</text:span><text:span text:style-name="T15"> </text:span><text:span text:style-name="T12">בפרהסיא</text:span><text:span text:style-name="T15"> </text:span><text:span text:style-name="T12">- עושין, ולקולא</text:span><text:span text:style-name="T7">)</text:span>?</text:p>
      <text:p text:style-name="P9">תא<text:span text:style-name="T1"> </text:span>שמע: '<text:span text:style-name="T41">מוכרי</text:span><text:span text:style-name="T42"> </text:span><text:span text:style-name="T41">פירות</text:span><text:span text:style-name="T42"> </text:span><text:span text:style-name="T41">כסות</text:span><text:span text:style-name="T42"> </text:span><text:span text:style-name="T41">וכלים</text:span><text:span text:style-name="T42"> </text:span><text:span text:style-name="T41">מוכרין</text:span><text:span text:style-name="T42"> </text:span><text:span text:style-name="T41">בצנעה</text:span><text:span text:style-name="T42"> </text:span><text:span text:style-name="T41">לצורך</text:span><text:span text:style-name="T42"> </text:span><text:span text:style-name="T41">המועד; רבי</text:span><text:span text:style-name="T42"> </text:span><text:span text:style-name="T41">יוסי</text:span><text:span text:style-name="T42"> </text:span><text:span text:style-name="T41">אומר: תגרי</text:span><text:span text:style-name="T42"> </text:span><text:span text:style-name="T41">טבריא</text:span><text:span text:style-name="T42"> </text:span><text:span text:style-name="T41">הן</text:span><text:span text:style-name="T42"> </text:span><text:span text:style-name="T41">החמירו</text:span><text:span text:style-name="T42"> </text:span><text:span text:style-name="T41">על</text:span><text:span text:style-name="T42"> </text:span><text:span text:style-name="T41">עצמן</text:span><text:span text:style-name="T42"> </text:span><text:span text:style-name="T41">שלא</text:span><text:span text:style-name="T42"> </text:span><text:span text:style-name="T41">יהו</text:span><text:span text:style-name="T42"> </text:span><text:span text:style-name="T41">מוכרין</text:span><text:span text:style-name="T42"> </text:span><text:span text:style-name="T41">כל</text:span><text:span text:style-name="T42"> </text:span><text:span text:style-name="T41">עיקר;</text:span></text:p>
      <text:p text:style-name="P18">צדי<text:span text:style-name="T1"> </text:span>חיות<text:span text:style-name="T1"> </text:span>ועופות<text:span text:style-name="T1"> </text:span>ודגים<text:span text:style-name="T1"> </text:span>צדין<text:span text:style-name="T1"> </text:span>בצנעה<text:span text:style-name="T1"> </text:span>לצורך<text:span text:style-name="T1"> </text:span>המועד;</text:p>
      <text:p text:style-name="P18">רבי<text:span text:style-name="T1"> </text:span>יוסי<text:span text:style-name="T1"> </text:span>אומר: צדי<text:span text:style-name="T1"> </text:span>עכו<text:span text:style-name="T1"> </text:span>הן<text:span text:style-name="T1"> </text:span>החמירו<text:span text:style-name="T1"> </text:span>על<text:span text:style-name="T1"> </text:span>עצמן<text:span text:style-name="T1"> </text:span>שלא<text:span text:style-name="T1"> </text:span>יהו<text:span text:style-name="T1"> </text:span>צדין<text:span text:style-name="T1"> </text:span>כל<text:span text:style-name="T1"> </text:span>עיקר;</text:p>
      <text:p text:style-name="P9"><text:span text:style-name="T41">דשושי</text:span><text:span text:style-name="T42"> </text:span><text:span text:style-name="T7">(</text:span><text:span text:style-name="T12">דשי</text:span><text:span text:style-name="T15"> </text:span><text:span text:style-name="T12">תבואה; איכא</text:span><text:span text:style-name="T15"> </text:span><text:span text:style-name="T12">דאמרי</text:span><text:span text:style-name="T15"> </text:span><text:span text:style-name="T12">דשושי</text:span><text:span text:style-name="T15"> </text:span><text:span text:style-name="T12">= המשברין</text:span><text:span text:style-name="T15"> </text:span><text:span text:style-name="T12">תבואה</text:span><text:span text:style-name="T15"> </text:span><text:span text:style-name="T12">חדא</text:span><text:span text:style-name="T15"> </text:span><text:span text:style-name="T12">לשנים, ושורין</text:span><text:span text:style-name="T15"> </text:span><text:span text:style-name="T12">במים</text:span><text:span text:style-name="T15"> </text:span><text:span text:style-name="T12">כו'</text:span><text:span text:style-name="T7">)</text:span><text:span text:style-name="T41"> חילקא</text:span><text:span text:style-name="T42"> </text:span><text:span text:style-name="T41">טרגיס</text:span><text:span text:style-name="T42"> </text:span><text:span text:style-name="T41">וטיסני</text:span><text:span text:style-name="T42"> </text:span><text:span text:style-name="T41">- דוששין</text:span><text:span text:style-name="T42"> </text:span><text:span text:style-name="T41">בצנעה</text:span><text:span text:style-name="T42"> </text:span><text:span text:style-name="T41">לצורך</text:span><text:span text:style-name="T42"> </text:span><text:span text:style-name="T41">המועד;</text:span></text:p>
      <text:p text:style-name="P9"><text:span text:style-name="T41">רבי</text:span><text:span text:style-name="T42"> </text:span><text:span text:style-name="T41">יוסי</text:span><text:span text:style-name="T42"> </text:span><text:span text:style-name="T41">אומר: דשושי</text:span><text:span text:style-name="T42"> </text:span><text:span text:style-name="T41">ציפורי</text:span><text:span text:style-name="T42"> </text:span><text:span text:style-name="T41">הן</text:span><text:span text:style-name="T42"> </text:span><text:span text:style-name="T41">החמירו</text:span><text:span text:style-name="T42"> </text:span><text:span text:style-name="T41">על</text:span><text:span text:style-name="T42"> </text:span><text:span text:style-name="T41">עצמן</text:span><text:span text:style-name="T42"> </text:span><text:span text:style-name="T41">שלא</text:span><text:span text:style-name="T42"> </text:span><text:span text:style-name="T41">יהו</text:span><text:span text:style-name="T42"> </text:span><text:span text:style-name="T41">דוששין</text:span><text:span text:style-name="T42"> </text:span><text:span text:style-name="T41">כל</text:span><text:span text:style-name="T42"> </text:span><text:span text:style-name="T41">עיקר</text:span>';</text:p>
      <text:p text:style-name="P42">אמר<text:span text:style-name="T1"> </text:span>אביי: 'חילקא' = חדא<text:span text:style-name="T1"> </text:span>לתרתי; 'טרגיס' = חדא<text:span text:style-name="T1"> </text:span>לתלת; 'טיסני' = חדא<text:span text:style-name="T1"> </text:span>לארבעה.</text:p>
      <text:p text:style-name="P9">כי<text:span text:style-name="T1"> </text:span>אתא<text:span text:style-name="T1"> </text:span>רב<text:span text:style-name="T1"> </text:span>דימי<text:span text:style-name="T1"> – </text:span>אמר: כונתא<text:span text:style-name="T1"> </text:span><text:span text:style-name="T7">(</text:span><text:span text:style-name="T12">כוסמת</text:span><text:span text:style-name="T15"> </text:span><text:span text:style-name="T12">שלותתין</text:span><text:span text:style-name="T15"> </text:span><text:span text:style-name="T12">אותן, היינו</text:span><text:span text:style-name="T15"> </text:span><text:span text:style-name="T12">חילקא</text:span><text:span text:style-name="T7">)</text:span>.</text:p>
      <text:p text:style-name="P9">מיתיבי: '<text:span text:style-name="T41">חילקא</text:span><text:span text:style-name="T42"> </text:span><text:span text:style-name="T41">טרגיס</text:span><text:span text:style-name="T42"> </text:span><text:span text:style-name="T41">וטיסני</text:span><text:span text:style-name="T42"> </text:span><text:span text:style-name="T41">- טמאין</text:span><text:span text:style-name="T42"> </text:span><text:span text:style-name="T41">בכל</text:span><text:span text:style-name="T42"> </text:span><text:span text:style-name="T41">מקום</text:span><text:span text:style-name="T42"> </text:span><text:span text:style-name="T7">(</text:span><text:span text:style-name="T12">מקבלין</text:span><text:span text:style-name="T15"> </text:span><text:span text:style-name="T12">טומאה</text:span><text:span text:style-name="T15"> </text:span><text:span text:style-name="T12">בין</text:span><text:span text:style-name="T15"> </text:span><text:span text:style-name="T12">בכפרים</text:span><text:span text:style-name="T15"> </text:span><text:span text:style-name="T12">בין</text:span><text:span text:style-name="T15"> </text:span><text:span text:style-name="T12">בכרכים, דקיימא</text:span><text:span text:style-name="T15"> </text:span><text:span text:style-name="T12">לן</text:span><text:span text:style-name="T15"> </text:span><text:span text:style-name="T13">(פסחים</text:span><text:span text:style-name="T16"> </text:span><text:span text:style-name="T13">מ,א)</text:span><text:span text:style-name="T12">: סולת</text:span><text:span text:style-name="T15"> </text:span><text:span text:style-name="T12">של</text:span><text:span text:style-name="T15"> </text:span><text:span text:style-name="T12">בני</text:span><text:span text:style-name="T15"> </text:span><text:span text:style-name="T12">כרכים</text:span><text:span text:style-name="T15"> </text:span><text:span text:style-name="T12">מקבלת</text:span><text:span text:style-name="T15"> </text:span><text:span text:style-name="T12">טומאה, שהוכשרה</text:span><text:span text:style-name="T15"> </text:span><text:span text:style-name="T12">במים, ובני</text:span><text:span text:style-name="T15"> </text:span><text:span text:style-name="T12">כפרים</text:span><text:span text:style-name="T15"> </text:span><text:span text:style-name="T12">אין</text:span><text:span text:style-name="T15"> </text:span><text:span text:style-name="T12">מקפידין</text:span><text:span text:style-name="T15"> </text:span><text:span text:style-name="T12">אסולת</text:span><text:span text:style-name="T15"> </text:span><text:span text:style-name="T12">נקיה</text:span><text:span text:style-name="T15"> </text:span><text:span text:style-name="T12">ללתות</text:span><text:span text:style-name="T15"> </text:span><text:span text:style-name="T12">במים, וסולת</text:span><text:span text:style-name="T15"> </text:span><text:span text:style-name="T12">שלהן</text:span><text:span text:style-name="T15"> </text:span><text:span text:style-name="T12">טהור, שלא</text:span><text:span text:style-name="T15"> </text:span><text:span text:style-name="T12">הוכשר</text:span><text:span text:style-name="T15"> </text:span><text:span text:style-name="T12">מעולם, אבל</text:span><text:span text:style-name="T15"> </text:span><text:span text:style-name="T12">חילקא</text:span><text:span text:style-name="T15"> </text:span><text:span text:style-name="T12">- טמאין</text:span><text:span text:style-name="T15"> </text:span><text:span text:style-name="T12">בכל</text:span><text:span text:style-name="T15"> </text:span><text:span text:style-name="T12">מקום, אפילו</text:span><text:span text:style-name="T15"> </text:span><text:span text:style-name="T12">בכפרים, דאי</text:span><text:span text:style-name="T15"> </text:span><text:span text:style-name="T12">אפשר</text:span><text:span text:style-name="T15"> </text:span><text:span text:style-name="T12">להם</text:span><text:span text:style-name="T15"> </text:span><text:span text:style-name="T12">בלא</text:span><text:span text:style-name="T15"> </text:span><text:span text:style-name="T12">לתיתה</text:span><text:span text:style-name="T7">)</text:span>'; בשלמא<text:span text:style-name="T1"> </text:span>למאן<text:span text:style-name="T1"> </text:span>דאמר<text:span text:style-name="T1"> </text:span>חדא<text:span text:style-name="T1"> </text:span>לתרתי<text:span text:style-name="T1"> </text:span>לתלת<text:span text:style-name="T1"> </text:span>ולארבעה<text:span text:style-name="T1"> </text:span>- משום<text:span text:style-name="T1"> </text:span>הכי<text:span text:style-name="T1"> </text:span>טמאין<text:span text:style-name="T1"> </text:span>בכל<text:span text:style-name="T1"> </text:span>מקום, דאתכשור<text:span text:style-name="T1"> </text:span><text:span text:style-name="T7">(</text:span><text:span text:style-name="T12">דשרי</text:span><text:span text:style-name="T15"> </text:span><text:span text:style-name="T12">להו</text:span><text:span text:style-name="T15"> </text:span><text:span text:style-name="T12">במיא; לעולם</text:span><text:span text:style-name="T15"> </text:span><text:span text:style-name="T12">הוי</text:span><text:span text:style-name="T15"> </text:span><text:span text:style-name="T12">כונתא, ומיקלפן, דשרי</text:span><text:span text:style-name="T15"> </text:span><text:span text:style-name="T12">להו</text:span><text:span text:style-name="T15"> </text:span><text:span text:style-name="T12">במיא</text:span><text:span text:style-name="T15"> </text:span><text:span text:style-name="T12">דשרי</text:span><text:span text:style-name="T15"> </text:span><text:span text:style-name="T12">קליפה</text:span><text:span text:style-name="T7">)</text:span>; אלא<text:span text:style-name="T1"> </text:span>למאן<text:span text:style-name="T1"> </text:span>דאמר<text:span text:style-name="T1"> </text:span>כונתא<text:span text:style-name="T1"> </text:span>- אמאי<text:span text:style-name="T1"> </text:span>טמאין<text:span text:style-name="T1"> </text:span>בכל<text:span text:style-name="T1"> </text:span>מקום?: הא<text:span text:style-name="T1"> </text:span>לא<text:span text:style-name="T1"> </text:span>איתכשור?</text:p>
      <text:p text:style-name="P9">כגון<text:span text:style-name="T1"> </text:span>דמיקלפן, דאי<text:span text:style-name="T1"> </text:span>לאו<text:span text:style-name="T1"> </text:span>דשרא<text:span text:style-name="T1"> </text:span>להו<text:span text:style-name="T1"> </text:span>במיא<text:span text:style-name="T1"> </text:span>- לא<text:span text:style-name="T1"> </text:span>הוה<text:span text:style-name="T1"> </text:span>מיקלפא;</text:p>
      <text:p text:style-name="P9">ואמאי<text:span text:style-name="T1"> </text:span>קרי<text:span text:style-name="T1"> </text:span>ליה<text:span text:style-name="T1"> </text:span>'חילקא'?</text:p>
      <text:p text:style-name="P9">דשקל<text:span text:style-name="T1"> </text:span>חלקיהו<text:span text:style-name="T1"> </text:span><text:span text:style-name="T7">(</text:span><text:span text:style-name="T12">כלומר: כשנוטל</text:span><text:span text:style-name="T15"> </text:span><text:span text:style-name="T12">הקליפה</text:span><text:span text:style-name="T15"> </text:span><text:span text:style-name="T12">והוי</text:span><text:span text:style-name="T15"> </text:span><text:span text:style-name="T12">חלק</text:span><text:span text:style-name="T7">)</text:span>.</text:p>
      <text:p text:style-name="P9">מיתיבי<text:span text:style-name="T1"> </text:span><text:span text:style-name="T13">[תוספתא</text:span><text:span text:style-name="T16"> </text:span><text:span text:style-name="T13">נדרים</text:span><text:span text:style-name="T16"> </text:span><text:span text:style-name="T13">פ"ד</text:span><text:span text:style-name="T16"> </text:span><text:span text:style-name="T13">ה"ג</text:span><text:span text:style-name="T16"> </text:span><text:span text:style-name="T13">[ליברמן]]</text:span>: '<text:span text:style-name="T41">הנודר</text:span><text:span text:style-name="T42"> </text:span><text:span text:style-name="T41">מן</text:span><text:span text:style-name="T42"> </text:span><text:span text:style-name="T41">הדגן</text:span><text:span text:style-name="T42"> </text:span><text:span text:style-name="T41">אסור</text:span><text:span text:style-name="T42"> </text:span><text:span text:style-name="T41">אף</text:span><text:span text:style-name="T42"> </text:span><text:span text:style-name="T41">בפול</text:span><text:span text:style-name="T42"> </text:span><text:span text:style-name="T41">המצרי</text:span><text:span text:style-name="T42"> </text:span><text:span text:style-name="T41">יבש, ומותר</text:span><text:span text:style-name="T42"> </text:span><text:span text:style-name="T41">בלח</text:span><text:span text:style-name="T42"> </text:span><text:span text:style-name="T41">ומותר</text:span><text:span text:style-name="T42"> </text:span><text:span text:style-name="T41">באורז</text:span><text:span text:style-name="T42"> </text:span><text:span text:style-name="T41">בחילקא</text:span><text:span text:style-name="T42"> </text:span><text:span text:style-name="T41">וטרגיס</text:span><text:span text:style-name="T42"> </text:span><text:span text:style-name="T41">וטיסני</text:span>'; בשלמא<text:span text:style-name="T1"> </text:span>למאן<text:span text:style-name="T1"> </text:span>דאמר<text:span text:style-name="T1"> </text:span>חדא<text:span text:style-name="T1"> </text:span>לתרתי<text:span text:style-name="T1"> </text:span>חדא<text:span text:style-name="T1"> </text:span>לתלת<text:span text:style-name="T1"> </text:span>וחדא<text:span text:style-name="T1"> </text:span>לארבעה<text:span text:style-name="T1"> – </text:span>שפיר: דנפקו<text:span text:style-name="T1"> </text:span>להו<text:span text:style-name="T1"> </text:span>מתורת<text:span text:style-name="T1"> </text:span>דגן; אלא<text:span text:style-name="T1"> </text:span>למאן<text:span text:style-name="T1"> </text:span>דאמר<text:span text:style-name="T1"> </text:span>כונתא<text:span text:style-name="T1"> </text:span>- דגן<text:span text:style-name="T1"> </text:span>מעליא<text:span text:style-name="T1"> </text:span>הוא!?</text:p>
      <text:p text:style-name="P9">קשיא.</text:p>
      <text:p text:style-name="P9">רב<text:span text:style-name="T1"> </text:span>הונא<text:span text:style-name="T1"> </text:span>שרא<text:span text:style-name="T1"> </text:span>להו<text:span text:style-name="T1"> </text:span>להנהו<text:span text:style-name="T1"> </text:span>כרופייתא<text:span text:style-name="T1"> </text:span><text:span text:style-name="T7">(</text:span><text:span text:style-name="T12">מוכרי</text:span><text:span text:style-name="T15"> </text:span><text:span text:style-name="T12">בשמים</text:span><text:span text:style-name="T7">)</text:span> למיזל<text:span text:style-name="T1"> </text:span>לזבוני<text:span text:style-name="T1"> </text:span>כי<text:span text:style-name="T1"> </text:span>אורחייהו<text:span text:style-name="T1"> </text:span>בשוקא.</text:p>
      <text:p text:style-name="P9">איתיביה<text:span text:style-name="T1"> </text:span>רב<text:span text:style-name="T1"> </text:span>כהנא: '<text:span text:style-name="T41">חנות</text:span><text:span text:style-name="T42"> </text:span><text:span text:style-name="T41">פתוחה</text:span><text:span text:style-name="T42"> </text:span><text:span text:style-name="T41">לסטיו</text:span><text:span text:style-name="T42"> </text:span><text:span text:style-name="T41">- פותח</text:span><text:span text:style-name="T42"> </text:span><text:span text:style-name="T41">ונועל</text:span><text:span text:style-name="T42"> </text:span><text:span text:style-name="T41">כדרכו</text:span><text:span text:style-name="T42"> </text:span><text:span text:style-name="T7">(</text:span><text:span text:style-name="T12">הואיל</text:span><text:span text:style-name="T15"> </text:span><text:span text:style-name="T12">ואינו</text:span><text:span text:style-name="T15"> </text:span><text:span text:style-name="T12">פתוח</text:span><text:span text:style-name="T15"> </text:span><text:span text:style-name="T12">לרשות</text:span><text:span text:style-name="T15"> </text:span><text:span text:style-name="T12">הרבים</text:span><text:span text:style-name="T15"> </text:span><text:span text:style-name="T12">כשאר</text:span><text:span text:style-name="T15"> </text:span><text:span text:style-name="T12">חנויות</text:span><text:span text:style-name="T7">)</text:span><text:span text:style-name="T41">; פתוחה</text:span><text:span text:style-name="T42"> </text:span><text:span text:style-name="T41">לרשות</text:span><text:span text:style-name="T42"> </text:span><text:span text:style-name="T41">הרבים</text:span><text:span text:style-name="T42"> </text:span><text:span text:style-name="T41">- פותח</text:span><text:span text:style-name="T42"> </text:span><text:span text:style-name="T41">אחת</text:span><text:span text:style-name="T42"> </text:span><text:span text:style-name="T41">ונועל</text:span><text:span text:style-name="T42"> </text:span><text:span text:style-name="T41">אחת</text:span><text:span text:style-name="T42"> </text:span><text:span text:style-name="T7">(</text:span><text:span text:style-name="T12">אבל</text:span><text:span text:style-name="T15"> </text:span><text:span text:style-name="T12">כדרכו</text:span><text:span text:style-name="T15"> – </text:span><text:span text:style-name="T12">לא: אינו</text:span><text:span text:style-name="T15"> </text:span><text:span text:style-name="T12">מוכר</text:span><text:span text:style-name="T15"> </text:span><text:span text:style-name="T12">כדרכו</text:span><text:span text:style-name="T7">)</text:span><text:span text:style-name="T41">; וערב</text:span><text:span text:style-name="T42"> </text:span><text:span text:style-name="T41">יום</text:span><text:span text:style-name="T42"> </text:span><text:span text:style-name="T41">טוב</text:span><text:span text:style-name="T42"> </text:span><text:span text:style-name="T41">האחרון</text:span><text:span text:style-name="T42"> </text:span><text:span text:style-name="T41">של</text:span><text:span text:style-name="T42"> </text:span><text:span text:style-name="T41">חג</text:span><text:span text:style-name="T42"> </text:span><text:span text:style-name="T41">- מוציא</text:span><text:span text:style-name="T42"> </text:span><text:span text:style-name="T41">ומעטר</text:span><text:span text:style-name="T42"> </text:span><text:span text:style-name="T41">את</text:span><text:span text:style-name="T42"> </text:span><text:span text:style-name="T41">שוקי</text:span><text:span text:style-name="T42"> </text:span><text:span text:style-name="T41">העיר</text:span><text:span text:style-name="T42"> </text:span><text:span text:style-name="T41">בפירות, בשביל</text:span><text:span text:style-name="T42"> </text:span><text:span text:style-name="T41">כבוד</text:span><text:span text:style-name="T42"> </text:span><text:span text:style-name="T41">יום</text:span><text:span text:style-name="T42"> </text:span><text:span text:style-name="T41">טוב</text:span><text:span text:style-name="T42"> </text:span><text:span text:style-name="T41">האחרון</text:span>'; מפני<text:span text:style-name="T1"> </text:span>כבוד<text:span text:style-name="T1"> </text:span>יום<text:span text:style-name="T1"> </text:span>טוב<text:span text:style-name="T1"> </text:span>האחרון<text:span text:style-name="T1"> – </text:span>אִין, שלא<text:span text:style-name="T1"> </text:span>מפני<text:span text:style-name="T1"> </text:span>כבוד<text:span text:style-name="T1"> </text:span>יום<text:span text:style-name="T1"> </text:span>טוב<text:span text:style-name="T1"> </text:span>לא?</text:p>
      <text:p text:style-name="P9"><text:soft-page-break/>לא<text:span text:style-name="T1"> </text:span>קשיא: הא<text:span text:style-name="T1"> </text:span>בפירי<text:span text:style-name="T1"> </text:span><text:span text:style-name="T7">(</text:span><text:span text:style-name="T12">שיש</text:span><text:span text:style-name="T15"> </text:span><text:span text:style-name="T12">לחשוד</text:span><text:span text:style-name="T15"> </text:span><text:span text:style-name="T12">שקונה</text:span><text:span text:style-name="T15"> </text:span><text:span text:style-name="T12">לצורך</text:span><text:span text:style-name="T15"> </text:span><text:span text:style-name="T12">ימות</text:span><text:span text:style-name="T15"> </text:span><text:span text:style-name="T12">השנה</text:span><text:span text:style-name="T7">)</text:span> הא<text:span text:style-name="T1"> </text:span>בתבלין<text:span text:style-name="T1"> </text:span><text:span text:style-name="T7">(</text:span><text:span text:style-name="T12">בתבלין</text:span><text:span text:style-name="T15"> </text:span><text:span text:style-name="T12">מוכר</text:span><text:span text:style-name="T15"> </text:span><text:span text:style-name="T12">כדרכו, כגון</text:span><text:span text:style-name="T15"> </text:span><text:span text:style-name="T12">כרוב</text:span><text:span text:style-name="T15"> </text:span><text:span text:style-name="T12">וכרשינין</text:span><text:span text:style-name="T15"> </text:span><text:span text:style-name="T12">- הכל</text:span><text:span text:style-name="T15"> </text:span><text:span text:style-name="T12">יודעין</text:span><text:span text:style-name="T15"> </text:span><text:span text:style-name="T12">דלצורך</text:span><text:span text:style-name="T15"> </text:span><text:span text:style-name="T12">המועד</text:span><text:span text:style-name="T15"> </text:span><text:span text:style-name="T12">הן, וליכא</text:span><text:span text:style-name="T15"> </text:span><text:span text:style-name="T12">חשדא, שאין</text:span><text:span text:style-name="T15"> </text:span><text:span text:style-name="T12">ראוין</text:span><text:span text:style-name="T15"> </text:span><text:span text:style-name="T12">להתקיים, הלכך</text:span><text:span text:style-name="T15"> </text:span><text:span text:style-name="T12">- אפילו</text:span><text:span text:style-name="T15"> </text:span><text:span text:style-name="T12">בפרהסיא</text:span><text:span text:style-name="T15"> </text:span><text:span text:style-name="T12">מותר</text:span><text:span text:style-name="T7">)</text:span>.</text:p>
      <text:p text:style-name="P11"/>
      <text:p text:style-name="P3">הדרן<text:span text:style-name="T1"> </text:span>עלך<text:span text:style-name="T1"> </text:span>מי<text:span text:style-name="T1"> </text:span>שהפך</text:p>
      <text:p text:style-name="P4"/>
      <text:p text:style-name="P4"/>
      <text:p text:style-name="P4">=-=-=-=-=-=-=-=-=-=-=-=-=-=-=-=-=-=-=-=-=-=-=</text:p>
      <text:p text:style-name="P4"/>
      <text:p text:style-name="P3">מועד<text:span text:style-name="T1"> </text:span>קטן<text:span text:style-name="T1"> </text:span>פרק<text:span text:style-name="T1"> </text:span>שלישי<text:span text:style-name="T1"> </text:span>ואלו<text:span text:style-name="T1"> </text:span>מגלחין</text:p>
      <text:p text:style-name="P9"/>
      <text:p text:style-name="P9">(מועד<text:span text:style-name="T1"> </text:span>קטן<text:span text:style-name="T1"> </text:span>יג,ב)</text:p>
      <text:p text:style-name="P9">משנה:</text:p>
      <text:p text:style-name="P9">ואלו<text:span text:style-name="T1"> </text:span>מגלחין<text:span text:style-name="T1"> </text:span>במועד<text:span text:style-name="T1"> </text:span><text:span text:style-name="T7">(לפי</text:span><text:span text:style-name="T2"> </text:span><text:span text:style-name="T7">שהיה</text:span><text:span text:style-name="T2"> </text:span><text:span text:style-name="T7">אנוס, שלא</text:span><text:span text:style-name="T2"> </text:span><text:span text:style-name="T7">היה</text:span><text:span text:style-name="T2"> </text:span><text:span text:style-name="T7">יכול</text:span><text:span text:style-name="T2"> </text:span><text:span text:style-name="T7">לגלח</text:span><text:span text:style-name="T2"> </text:span><text:span text:style-name="T7">קודם</text:span><text:span text:style-name="T9">)</text:span>: הבא<text:span text:style-name="T1"> </text:span>ממדינת<text:span text:style-name="T1"> </text:span>הים<text:span text:style-name="T1"> </text:span><text:span text:style-name="T128">(במועד)</text:span>, ומבית<text:span text:style-name="T1"> </text:span>השביה, והיוצא<text:span text:style-name="T1"> </text:span>מבית<text:span text:style-name="T1"> </text:span>האסורין, והמנודה<text:span text:style-name="T1"> </text:span>שהתירו<text:span text:style-name="T1"> </text:span>לו<text:span text:style-name="T1"> </text:span>חכמים, וכן<text:span text:style-name="T1"> </text:span>מי<text:span text:style-name="T1"> </text:span>שנשאל<text:span text:style-name="T1"> </text:span>לחכם<text:span text:style-name="T1"> </text:span><text:span text:style-name="T7">(שנדר</text:span><text:span text:style-name="T2"> </text:span><text:span text:style-name="T7">שלא</text:span><text:span text:style-name="T2"> </text:span><text:span text:style-name="T7">לגלח, ושאל</text:span><text:span text:style-name="T2"> </text:span><text:span text:style-name="T7">לחכם</text:span><text:span text:style-name="T2"> </text:span><text:span text:style-name="T7">במועד</text:span><text:span text:style-name="T9">)</text:span> והותר, והנזיר<text:span text:style-name="T1"> </text:span>והמצורע<text:span text:style-name="T1"> </text:span>מטומאתו<text:span text:style-name="T1"> </text:span>לטהרתו<text:span text:style-name="T1"> </text:span><text:span text:style-name="T7">(נזיר</text:span><text:span text:style-name="T2"> </text:span><text:span text:style-name="T7">טמא</text:span><text:span text:style-name="T2"> </text:span><text:span text:style-name="T7">כשעלה</text:span><text:span text:style-name="T2"> </text:span><text:span text:style-name="T7">מטומאתו, ושוב</text:span><text:span text:style-name="T2"> </text:span><text:span text:style-name="T7">אינו</text:span><text:span text:style-name="T2"> </text:span><text:span text:style-name="T7">משמר</text:span><text:span text:style-name="T2"> </text:span><text:span text:style-name="T7">נזרו, ומגלח, וכן</text:span><text:span text:style-name="T2"> </text:span><text:span text:style-name="T7">מצורע</text:span><text:span text:style-name="T2"> </text:span><text:span text:style-name="T7">שעלה</text:span><text:span text:style-name="T2"> </text:span><text:span text:style-name="T7">מטומאתו</text:span><text:span text:style-name="T2"> </text:span><text:span text:style-name="T7">- מגלח</text:span><text:span text:style-name="T2"> </text:span><text:span text:style-name="T7">ברגל, לפי</text:span><text:span text:style-name="T2"> </text:span><text:span text:style-name="T7">שלא</text:span><text:span text:style-name="T2"> </text:span><text:span text:style-name="T7">היה</text:span><text:span text:style-name="T2"> </text:span><text:span text:style-name="T7">להם</text:span><text:span text:style-name="T2"> </text:span><text:span text:style-name="T7">פנאי</text:span><text:span text:style-name="T2"> </text:span><text:span text:style-name="T7">לגלח</text:span><text:span text:style-name="T2"> </text:span><text:span text:style-name="T7">קודם</text:span><text:span text:style-name="T2"> </text:span><text:span text:style-name="T7">הרגל</text:span><text:span text:style-name="T9">)</text:span>;</text:p>
      <text:p text:style-name="P9">ואלו<text:span text:style-name="T1"> </text:span>מכבסין<text:span text:style-name="T1"> </text:span>במועד: הבא<text:span text:style-name="T1"> </text:span>ממדינת<text:span text:style-name="T1"> </text:span>הים, ומבית<text:span text:style-name="T1"> </text:span>השביה, והיוצא<text:span text:style-name="T1"> </text:span>מבית<text:span text:style-name="T1"> </text:span>האסורין,</text:p>
      <text:p text:style-name="P28"/>
      <text:p text:style-name="P9">(מועד<text:span text:style-name="T1"> </text:span>קטן<text:span text:style-name="T1"> </text:span>יד,א)</text:p>
      <text:p text:style-name="P9"><text:span text:style-name="T84">המשך</text:span><text:span text:style-name="T88"> </text:span><text:span text:style-name="T84">המשנה</text:span><text:tab/></text:p>
      <text:p text:style-name="P9">ומנודה<text:span text:style-name="T1"> </text:span>שהתירו<text:span text:style-name="T1"> </text:span>לו<text:span text:style-name="T1"> </text:span>חכמים, וכן<text:span text:style-name="T1"> </text:span>מי<text:span text:style-name="T1"> </text:span>שנשאל<text:span text:style-name="T1"> </text:span>לחכם<text:span text:style-name="T1"> </text:span>והותר;</text:p>
      <text:p text:style-name="P9">מטפחות<text:span text:style-name="T1"> </text:span>הידים, ומטפחות<text:span text:style-name="T1"> </text:span>הסַפָּרִים, ומטפחות<text:span text:style-name="T1"> </text:span>הספג<text:span text:style-name="T1"> </text:span><text:span text:style-name="T84">[לטובלים</text:span><text:span text:style-name="T88"> </text:span><text:span text:style-name="T84">ולרוחצים]</text:span>, הזבין<text:span text:style-name="T1"> </text:span>והזבות<text:span text:style-name="T1"> </text:span>והנדות<text:span text:style-name="T1"> </text:span>והיולדות<text:span text:style-name="T1"> </text:span>וכל<text:span text:style-name="T1"> </text:span>העולין<text:span text:style-name="T1"> </text:span>מטומאה<text:span text:style-name="T1"> </text:span>לטהרה<text:span text:style-name="T1"> </text:span>- הרי<text:span text:style-name="T1"> </text:span>אלו<text:span text:style-name="T1"> </text:span>מותרין, ושאר<text:span text:style-name="T1"> </text:span>כל<text:span text:style-name="T1"> </text:span>אדם<text:span text:style-name="T1"> </text:span>אסורין.</text:p>
      <text:p text:style-name="P9"/>
      <text:p text:style-name="P9">גמרא:</text:p>
      <text:p text:style-name="P9">ושאר<text:span text:style-name="T1"> </text:span>כל<text:span text:style-name="T1"> </text:span>אדם<text:span text:style-name="T1"> </text:span>מאי<text:span text:style-name="T1"> </text:span>טעמא<text:span text:style-name="T1"> </text:span>אסורין?</text:p>
      <text:p text:style-name="P9">כדתנן<text:span text:style-name="T1"> </text:span><text:span text:style-name="T8">[תענית</text:span><text:span text:style-name="T4"> </text:span><text:span text:style-name="T8">פ"ב</text:span><text:span text:style-name="T4"> </text:span><text:span text:style-name="T8">מ"ז, בבלי</text:span><text:span text:style-name="T4"> </text:span><text:span text:style-name="T8">תנית</text:span><text:span text:style-name="T4"> </text:span><text:span text:style-name="T8">טו,א]</text:span>: '<text:span text:style-name="T41">אנשי</text:span><text:span text:style-name="T42"> </text:span><text:span text:style-name="T41">משמר</text:span><text:span text:style-name="T42"> </text:span><text:span text:style-name="T41">ואנשי</text:span><text:span text:style-name="T42"> </text:span><text:span text:style-name="T41">מעמד</text:span><text:span text:style-name="T42"> </text:span><text:span text:style-name="T41">- אסורין</text:span><text:span text:style-name="T42"> </text:span><text:span text:style-name="T41">לספר</text:span><text:span text:style-name="T42"> </text:span><text:span text:style-name="T41">ולכבס, ובחמישי</text:span><text:span text:style-name="T42"> </text:span><text:span text:style-name="T41">מותרין</text:span><text:span text:style-name="T42"> </text:span><text:span text:style-name="T41">מפני</text:span><text:span text:style-name="T42"> </text:span><text:span text:style-name="T41">כבוד</text:span><text:span text:style-name="T42"> </text:span><text:span text:style-name="T41">השבת</text:span>', ואמר<text:span text:style-name="T1"> </text:span>רבה<text:span text:style-name="T1"> </text:span>בר<text:span text:style-name="T1"> </text:span>בר<text:span text:style-name="T1"> </text:span>חנה<text:span text:style-name="T1"> </text:span>אמר<text:span text:style-name="T1"> </text:span>רבי<text:span text:style-name="T1"> </text:span>אלעזר: 'מאי<text:span text:style-name="T1"> </text:span>טעמא? - כדי<text:span text:style-name="T1"> </text:span>שלא<text:span text:style-name="T1"> </text:span>יכנסו<text:span text:style-name="T1"> </text:span>למשמרתן<text:span text:style-name="T1"> </text:span>כשהן<text:span text:style-name="T1"> </text:span>מנוולין' - הכא<text:span text:style-name="T1"> </text:span>נמי<text:span text:style-name="T1"> </text:span>כדי<text:span text:style-name="T1"> </text:span>שלא<text:span text:style-name="T1"> </text:span>יכנסו<text:span text:style-name="T1"> </text:span>לרגל<text:span text:style-name="T1"> </text:span>כשהן<text:span text:style-name="T1"> </text:span>מנוולין. <text:span text:style-name="T7">(ומאן</text:span><text:span text:style-name="T2"> </text:span><text:span text:style-name="T7">דמתרשל</text:span><text:span text:style-name="T2"> </text:span><text:span text:style-name="T7">ולא</text:span><text:span text:style-name="T2"> </text:span><text:span text:style-name="T7">גילח</text:span><text:span text:style-name="T2"> </text:span><text:span text:style-name="T7">מקמי</text:span><text:span text:style-name="T2"> </text:span><text:span text:style-name="T7">רגל, ומטי</text:span><text:span text:style-name="T2"> </text:span><text:span text:style-name="T7">זמן</text:span><text:span text:style-name="T2"> </text:span><text:span text:style-name="T7">עלייהו</text:span><text:span text:style-name="T2"> </text:span><text:span text:style-name="T7">לגלח</text:span><text:span text:style-name="T2"> </text:span><text:span text:style-name="T7">ברגל</text:span><text:span text:style-name="T2"> </text:span><text:span text:style-name="T7">- החמירו</text:span><text:span text:style-name="T2"> </text:span><text:span text:style-name="T7">רבנן, הואיל</text:span><text:span text:style-name="T2"> </text:span><text:span text:style-name="T7">ולא</text:span><text:span text:style-name="T2"> </text:span><text:span text:style-name="T7">מזרזי</text:span><text:span text:style-name="T2"> </text:span><text:span text:style-name="T7">נפשייהו</text:span><text:span text:style-name="T2"> </text:span><text:span text:style-name="T7">לספר</text:span><text:span text:style-name="T2"> </text:span><text:span text:style-name="T7">מקמי</text:span><text:span text:style-name="T2"> </text:span><text:span text:style-name="T7">רגל, דלא</text:span><text:span text:style-name="T2"> </text:span><text:span text:style-name="T7">להוי</text:span><text:span text:style-name="T2"> </text:span><text:span text:style-name="T7">ברגל</text:span><text:span text:style-name="T2"> </text:span><text:span text:style-name="T7">מנוולין</text:span><text:span text:style-name="T2"> </text:span><text:span text:style-name="T7">- אם</text:span><text:span text:style-name="T2"> </text:span><text:span text:style-name="T7">היו</text:span><text:span text:style-name="T2"> </text:span><text:span text:style-name="T7">מגלחין</text:span><text:span text:style-name="T2"> </text:span><text:span text:style-name="T7">במועד</text:span><text:span text:style-name="T2"> </text:span><text:span text:style-name="T7">לא</text:span><text:span text:style-name="T2"> </text:span><text:span text:style-name="T7">היו</text:span><text:span text:style-name="T2"> </text:span><text:span text:style-name="T7">מגלחים</text:span><text:span text:style-name="T2"> </text:span><text:span text:style-name="T7">לפני</text:span><text:span text:style-name="T2"> </text:span><text:span text:style-name="T7">המועד, ונכנסין</text:span><text:span text:style-name="T2"> </text:span><text:span text:style-name="T7">לרגל</text:span><text:span text:style-name="T2"> </text:span><text:span text:style-name="T7">כשהן</text:span><text:span text:style-name="T2"> </text:span><text:span text:style-name="T7">מנוולין</text:span><text:span text:style-name="T9">)</text:span> </text:p>
      <text:p text:style-name="P9">בעי<text:span text:style-name="T1"> </text:span>רבי<text:span text:style-name="T1"> </text:span>זירא: אבדה<text:span text:style-name="T1"> </text:span>לו<text:span text:style-name="T1"> </text:span>אבידה<text:span text:style-name="T1"> </text:span>ערב<text:span text:style-name="T1"> </text:span>הרגל, כיון<text:span text:style-name="T1"> </text:span>דאניס<text:span text:style-name="T1"> </text:span><text:span text:style-name="T7">(שלא</text:span><text:span text:style-name="T2"> </text:span><text:span text:style-name="T7">היה</text:span><text:span text:style-name="T2"> </text:span><text:span text:style-name="T7">לו</text:span><text:span text:style-name="T2"> </text:span><text:span text:style-name="T7">פנאי</text:span><text:span text:style-name="T2"> </text:span><text:span text:style-name="T7">לגלח</text:span><text:span text:style-name="T2"> </text:span><text:span text:style-name="T7">קודם</text:span><text:span text:style-name="T2"> </text:span><text:span text:style-name="T7">הרגל</text:span><text:span text:style-name="T9">)</text:span> מותר? או<text:span text:style-name="T1"> </text:span>דלמא<text:span text:style-name="T1"> </text:span>כיון<text:span text:style-name="T1"> </text:span>דלא<text:span text:style-name="T1"> </text:span>מוכחא<text:span text:style-name="T1"> </text:span>מילתא<text:span text:style-name="T1"> </text:span><text:span text:style-name="T7">(דלא</text:span><text:span text:style-name="T2"> </text:span><text:span text:style-name="T7">ידעי</text:span><text:span text:style-name="T2"> </text:span><text:span text:style-name="T7">כולי</text:span><text:span text:style-name="T2"> </text:span><text:span text:style-name="T7">עלמא</text:span><text:span text:style-name="T2"> </text:span><text:span text:style-name="T7">דאנוס</text:span><text:span text:style-name="T2"> </text:span><text:span text:style-name="T7">היה, אלא</text:span><text:span text:style-name="T2"> </text:span><text:span text:style-name="T7">יאמרו: הוא</text:span><text:span text:style-name="T2"> </text:span><text:span text:style-name="T7">מכוין</text:span><text:span text:style-name="T2"> </text:span><text:span text:style-name="T7">להשהות</text:span><text:span text:style-name="T2"> </text:span><text:span text:style-name="T7">עד</text:span><text:span text:style-name="T2"> </text:span><text:span text:style-name="T7">המועד</text:span><text:span text:style-name="T9">)</text:span> - לא?</text:p>
      <text:p text:style-name="P9">אמר<text:span text:style-name="T1"> </text:span>אביי: יאמרו<text:span text:style-name="T1"> </text:span>"כל<text:span text:style-name="T1"> </text:span>הסריקין<text:span text:style-name="T1"> </text:span>אסורין, סריקי<text:span text:style-name="T1"> </text:span>בייתוס<text:span text:style-name="T1"> </text:span>מותרין" <text:span text:style-name="T7">(כלומר: דבייתוס</text:span><text:span text:style-name="T2"> </text:span><text:span text:style-name="T7">היה</text:span><text:span text:style-name="T2"> </text:span><text:span text:style-name="T7">יכול</text:span><text:span text:style-name="T2"> </text:span><text:span text:style-name="T7">לסרוק</text:span><text:span text:style-name="T2"> </text:span><text:span text:style-name="T7">חלותיו</text:span><text:span text:style-name="T2"> </text:span><text:span text:style-name="T7">בלי</text:span><text:span text:style-name="T2"> </text:span><text:span text:style-name="T7">שהות, לפי</text:span><text:span text:style-name="T2"> </text:span><text:span text:style-name="T7">שהיה</text:span><text:span text:style-name="T2"> </text:span><text:span text:style-name="T7">לו</text:span><text:span text:style-name="T2"> </text:span><text:span text:style-name="T7">דפוס, ואף</text:span><text:span text:style-name="T2"> </text:span><text:span text:style-name="T7">על</text:span><text:span text:style-name="T2"> </text:span><text:span text:style-name="T7">פי</text:span><text:span text:style-name="T2"> </text:span><text:span text:style-name="T7">כן</text:span><text:span text:style-name="T2"> </text:span><text:span text:style-name="T7">אסרו, משום</text:span><text:span text:style-name="T2"> </text:span><text:span text:style-name="T7">דאמרי: כל</text:span><text:span text:style-name="T2"> </text:span><text:span text:style-name="T7">הסריקים</text:span><text:span text:style-name="T2"> </text:span><text:span text:style-name="T7">כו', הכא</text:span><text:span text:style-name="T2"> </text:span><text:span text:style-name="T7">נמי: כיון</text:span><text:span text:style-name="T2"> </text:span><text:span text:style-name="T7">דלא</text:span><text:span text:style-name="T2"> </text:span><text:span text:style-name="T7">מיגליא</text:span><text:span text:style-name="T2"> </text:span><text:span text:style-name="T7">לכולי</text:span><text:span text:style-name="T2"> </text:span><text:span text:style-name="T7">עלמא</text:span><text:span text:style-name="T2"> </text:span><text:span text:style-name="T7">אונסיה</text:span><text:span text:style-name="T2"> </text:span><text:span text:style-name="T7">- יאמרו: כולי</text:span><text:span text:style-name="T2"> </text:span><text:span text:style-name="T7">עלמא</text:span><text:span text:style-name="T2"> </text:span><text:span text:style-name="T7">אסורין</text:span><text:span text:style-name="T2"> </text:span><text:span text:style-name="T7">לגלח, וזה</text:span><text:span text:style-name="T2"> </text:span><text:span text:style-name="T7">מותר?</text:span><text:span text:style-name="T9">)</text:span>' </text:p>
      <text:p text:style-name="P9">ולטעמיך, הא<text:span text:style-name="T1"> </text:span>דאמר<text:span text:style-name="T1"> </text:span>רבי<text:span text:style-name="T1"> </text:span>אסי<text:span text:style-name="T1"> </text:span>אמר<text:span text:style-name="T1"> </text:span>רבי<text:span text:style-name="T1"> </text:span>יוחנן: 'כל<text:span text:style-name="T1"> </text:span>מי<text:span text:style-name="T1"> </text:span>שאין<text:span text:style-name="T1"> </text:span>לו<text:span text:style-name="T1"> </text:span>אלא<text:span text:style-name="T1"> </text:span>חלוק<text:span text:style-name="T1"> </text:span>אחד<text:span text:style-name="T1"> </text:span>- מותר<text:span text:style-name="T1"> </text:span>לכבסו<text:span text:style-name="T1"> </text:span>בחולו<text:span text:style-name="T1"> </text:span>של<text:span text:style-name="T1"> </text:span>מועד' <text:span text:style-name="T7">(נמי</text:span><text:span text:style-name="T2"> </text:span><text:span text:style-name="T7">לאו</text:span><text:span text:style-name="T2"> </text:span><text:span text:style-name="T7">מוכחא</text:span><text:span text:style-name="T2"> </text:span><text:span text:style-name="T7">מילתא</text:span><text:span text:style-name="T2"> </text:span><text:span text:style-name="T7">לכולי</text:span><text:span text:style-name="T2"> </text:span><text:span text:style-name="T7">עלמא</text:span><text:span text:style-name="T9">)</text:span>, התם<text:span text:style-name="T1"> </text:span>נמי<text:span text:style-name="T1"> </text:span>יאמרו<text:span text:style-name="T1"> </text:span>'כל<text:span text:style-name="T1"> </text:span>הסריקין<text:span text:style-name="T1"> </text:span>אסורין<text:span text:style-name="T1"> </text:span>סריקי<text:span text:style-name="T1"> </text:span>בייתוס<text:span text:style-name="T1"> </text:span>מותרין'?</text:p>
      <text:p text:style-name="P9">הא<text:span text:style-name="T1"> </text:span>- אתמר<text:span text:style-name="T1"> </text:span>עלה: אמר<text:span text:style-name="T1"> </text:span>מר<text:span text:style-name="T1"> </text:span>בר<text:span text:style-name="T1"> </text:span>רב<text:span text:style-name="T1"> </text:span>אשי<text:span text:style-name="T1"> </text:span>'איזורו<text:span text:style-name="T1"> </text:span>מוכיח<text:span text:style-name="T1"> </text:span>עליו<text:span text:style-name="T1"> </text:span><text:span text:style-name="T7">(דמי</text:span><text:span text:style-name="T2"> </text:span><text:span text:style-name="T7">שאין</text:span><text:span text:style-name="T2"> </text:span><text:span text:style-name="T7">לו</text:span><text:span text:style-name="T2"> </text:span><text:span text:style-name="T7">אלא</text:span><text:span text:style-name="T2"> </text:span><text:span text:style-name="T7">חלוק</text:span><text:span text:style-name="T2"> </text:span><text:span text:style-name="T7">אחד</text:span><text:span text:style-name="T2"> </text:span><text:span text:style-name="T7">- פושטו</text:span><text:span text:style-name="T2"> </text:span><text:span text:style-name="T7">ומתעטף</text:span><text:span text:style-name="T2"> </text:span><text:span text:style-name="T7">במקטרינו</text:span><text:span text:style-name="T2"> </text:span><text:span text:style-name="T7">וחוגרו</text:span><text:span text:style-name="T2"> </text:span><text:span text:style-name="T7">באיזורו</text:span><text:span text:style-name="T2"> </text:span><text:span text:style-name="T7">ועומד</text:span><text:span text:style-name="T2"> </text:span><text:span text:style-name="T7">ומכבס</text:span><text:span text:style-name="T2"> </text:span><text:span text:style-name="T7">החלוק, ומודיע</text:span><text:span text:style-name="T2"> </text:span><text:span text:style-name="T7">לכל</text:span><text:span text:style-name="T2"> </text:span><text:span text:style-name="T7">שאין</text:span><text:span text:style-name="T2"> </text:span><text:span text:style-name="T7">לו</text:span><text:span text:style-name="T2"> </text:span><text:span text:style-name="T7">אלא</text:span><text:span text:style-name="T2"> </text:span><text:span text:style-name="T7">חלוק</text:span><text:span text:style-name="T2"> </text:span><text:span text:style-name="T7">אחד</text:span><text:span text:style-name="T9">)</text:span>'.</text:p>
      <text:p text:style-name="P9">רב<text:span text:style-name="T1"> </text:span>אשי<text:span text:style-name="T1"> </text:span>מתני: בעי<text:span text:style-name="T1"> </text:span>רבי<text:span text:style-name="T1"> </text:span>זירא: אומן<text:span text:style-name="T1"> </text:span>שאבדה<text:span text:style-name="T1"> </text:span>לו<text:span text:style-name="T1"> </text:span>אבידה<text:span text:style-name="T1"> </text:span>ערב<text:span text:style-name="T1"> </text:span>הרגל<text:span text:style-name="T1"> </text:span><text:span text:style-name="T7">(כגון</text:span><text:span text:style-name="T2"> </text:span><text:span text:style-name="T7">ספר, שהכל</text:span><text:span text:style-name="T2"> </text:span><text:span text:style-name="T7">באים</text:span><text:span text:style-name="T2"> </text:span><text:span text:style-name="T7">אצלו</text:span><text:span text:style-name="T2"> </text:span><text:span text:style-name="T7">ערב</text:span><text:span text:style-name="T2"> </text:span><text:span text:style-name="T7">הרגל</text:span><text:span text:style-name="T2"> </text:span><text:span text:style-name="T7">ורואים</text:span><text:span text:style-name="T2"> </text:span><text:span text:style-name="T7">שאבדה</text:span><text:span text:style-name="T2"> </text:span><text:span text:style-name="T7">לו</text:span><text:span text:style-name="T2"> </text:span><text:span text:style-name="T7">אבידה, ואנוס</text:span><text:span text:style-name="T2"> </text:span><text:span text:style-name="T7">הוא, ואינו</text:span><text:span text:style-name="T2"> </text:span><text:span text:style-name="T7">יכול</text:span><text:span text:style-name="T2"> </text:span><text:span text:style-name="T7">לספר</text:span><text:span text:style-name="T2"> </text:span><text:span text:style-name="T7">עצמו</text:span><text:span text:style-name="T9">)</text:span> מהו? כיון<text:span text:style-name="T1"> </text:span>דאומן<text:span text:style-name="T1"> </text:span>הוא<text:span text:style-name="T1"> </text:span>מוכחא<text:span text:style-name="T1"> </text:span>מילתא? או<text:span text:style-name="T1"> </text:span>דלמא<text:span text:style-name="T1"> </text:span>כיון<text:span text:style-name="T1"> </text:span>דלא<text:span text:style-name="T1"> </text:span>מוכחא<text:span text:style-name="T1"> </text:span>מילתא<text:span text:style-name="T1"> </text:span>כי<text:span text:style-name="T1"> </text:span>הנך<text:span text:style-name="T1"> </text:span><text:span text:style-name="T7">(דמתניתין</text:span><text:span text:style-name="T2"> </text:span><text:span text:style-name="T7">דקתני</text:span><text:span text:style-name="T2"> </text:span><text:span text:style-name="T7">'מגלחין', דמידע</text:span><text:span text:style-name="T2"> </text:span><text:span text:style-name="T7">לכל</text:span><text:span text:style-name="T9">)</text:span> לא?</text:p>
      <text:p text:style-name="P9">תיקו.</text:p>
      <text:p text:style-name="P9"/>
      <text:p text:style-name="P9">ממדינת<text:span text:style-name="T1"> </text:span>הים: <text:s/></text:p>
      <text:p text:style-name="P9"><text:soft-page-break/>מתניתין<text:span text:style-name="T1"> </text:span>דלא<text:span text:style-name="T1"> </text:span>כרבי<text:span text:style-name="T1"> </text:span>יהודה, דתניא: '<text:span text:style-name="T41">רבי</text:span><text:span text:style-name="T42"> </text:span><text:span text:style-name="T41">יהודה</text:span><text:span text:style-name="T42"> </text:span><text:span text:style-name="T41">אומר: הבא</text:span><text:span text:style-name="T42"> </text:span><text:span text:style-name="T41">ממדינת</text:span><text:span text:style-name="T42"> </text:span><text:span text:style-name="T41">הים</text:span><text:span text:style-name="T42"> </text:span><text:span text:style-name="T41">לא</text:span><text:span text:style-name="T42"> </text:span><text:span text:style-name="T41">יגלח</text:span><text:span text:style-name="T42"> </text:span><text:span text:style-name="T41">מפני</text:span><text:span text:style-name="T42"> </text:span><text:span text:style-name="T41">שיצא</text:span><text:span text:style-name="T42"> </text:span><text:span text:style-name="T41">שלא</text:span><text:span text:style-name="T42"> </text:span><text:span text:style-name="T41">ברשות</text:span><text:span text:style-name="T42"> </text:span><text:span text:style-name="T7">(כלומר: הואיל</text:span><text:span text:style-name="T2"> </text:span><text:span text:style-name="T7">ולא</text:span><text:span text:style-name="T2"> </text:span><text:span text:style-name="T7">יצא</text:span><text:span text:style-name="T2"> </text:span><text:span text:style-name="T7">ברשות</text:span><text:span text:style-name="T2"> </text:span><text:span text:style-name="T7">אחרים, אלא</text:span><text:span text:style-name="T2"> </text:span><text:span text:style-name="T7">ברצון</text:span><text:span text:style-name="T2"> </text:span><text:span text:style-name="T7">עצמו</text:span><text:span text:style-name="T2"> </text:span><text:span text:style-name="T7">- לאו</text:span><text:span text:style-name="T2"> </text:span><text:span text:style-name="T7">אנוס</text:span><text:span text:style-name="T2"> </text:span><text:span text:style-name="T7">הוא</text:span><text:span text:style-name="T9">)</text:span>'!</text:p>
      <text:p text:style-name="P9">אמר<text:span text:style-name="T1"> </text:span>רבא: לשוט<text:span text:style-name="T1"> </text:span><text:span text:style-name="T7">(אם</text:span><text:span text:style-name="T2"> </text:span><text:span text:style-name="T7">יצא</text:span><text:span text:style-name="T2"> </text:span><text:span text:style-name="T7">שלא</text:span><text:span text:style-name="T2"> </text:span><text:span text:style-name="T7">לצורך, ולא</text:span><text:span text:style-name="T2"> </text:span><text:span text:style-name="T7">יצא</text:span><text:span text:style-name="T2"> </text:span><text:span text:style-name="T7">אלא</text:span><text:span text:style-name="T2"> </text:span><text:span text:style-name="T7">כדי</text:span><text:span text:style-name="T2"> </text:span><text:span text:style-name="T7">לשוט</text:span><text:span text:style-name="T2"> </text:span><text:span text:style-name="T7">בעולם</text:span><text:span text:style-name="T2"> </text:span><text:span text:style-name="T7">ולראותו, וחזר</text:span><text:span text:style-name="T2"> </text:span><text:span text:style-name="T7">במועד</text:span><text:span text:style-name="T9">)</text:span> - דברי<text:span text:style-name="T1"> </text:span>הכל<text:span text:style-name="T1"> </text:span>אסור<text:span text:style-name="T1"> </text:span><text:span text:style-name="T7">(לגלח</text:span><text:span text:style-name="T2"> </text:span><text:span text:style-name="T7">במועד</text:span><text:span text:style-name="T9">)</text:span>; למזונות<text:span text:style-name="T1"> </text:span><text:span text:style-name="T7">(שיצא</text:span><text:span text:style-name="T2"> </text:span><text:span text:style-name="T7">לחזר</text:span><text:span text:style-name="T2"> </text:span><text:span text:style-name="T7">אחר</text:span><text:span text:style-name="T2"> </text:span><text:span text:style-name="T7">מזונות, שאין</text:span><text:span text:style-name="T2"> </text:span><text:span text:style-name="T7">לו</text:span><text:span text:style-name="T2"> </text:span><text:span text:style-name="T7">מזונות</text:span><text:span text:style-name="T2"> </text:span><text:span text:style-name="T7">וחזר</text:span><text:span text:style-name="T2"> </text:span><text:span text:style-name="T7">במועד</text:span><text:span text:style-name="T2"> </text:span><text:span text:style-name="T7">אחריהן</text:span><text:span text:style-name="T9">)</text:span> - דברי<text:span text:style-name="T1"> </text:span>הכל<text:span text:style-name="T1"> </text:span>מותר<text:span text:style-name="T1"> </text:span><text:span text:style-name="T7">(לגלח</text:span><text:span text:style-name="T2"> </text:span><text:span text:style-name="T7">במועד, לפי</text:span><text:span text:style-name="T2"> </text:span><text:span text:style-name="T7">שיצא</text:span><text:span text:style-name="T2"> </text:span><text:span text:style-name="T7">באונס</text:span><text:span text:style-name="T9">)</text:span>; לא<text:span text:style-name="T1"> </text:span>נחלקו<text:span text:style-name="T1"> </text:span>אלא<text:span text:style-name="T1"> </text:span>להרויחא<text:span text:style-name="T1"> </text:span><text:span text:style-name="T7">(שיש</text:span><text:span text:style-name="T2"> </text:span><text:span text:style-name="T7">לו</text:span><text:span text:style-name="T2"> </text:span><text:span text:style-name="T7">נכסים</text:span><text:span text:style-name="T2"> </text:span><text:span text:style-name="T7">הרבה, ויוצא</text:span><text:span text:style-name="T2"> </text:span><text:span text:style-name="T7">כדי</text:span><text:span text:style-name="T2"> </text:span><text:span text:style-name="T7">להרויח</text:span><text:span text:style-name="T2"> </text:span><text:span text:style-name="T7">יותר</text:span><text:span text:style-name="T9">)</text:span>: מר<text:span text:style-name="T1"> </text:span>מדמי<text:span text:style-name="T1"> </text:span>ליה<text:span text:style-name="T1"> </text:span>כלשוט, ומר<text:span text:style-name="T1"> </text:span>מדמי<text:span text:style-name="T1"> </text:span>ליה<text:span text:style-name="T1"> </text:span>כלמזונות.<text:span text:style-name="T7"> </text:span></text:p>
      <text:p text:style-name="P9">מיתיבי: '<text:span text:style-name="T41">אמר</text:span><text:span text:style-name="T42"> </text:span><text:span text:style-name="T41">רבי: נראין</text:span><text:span text:style-name="T42"> </text:span><text:span text:style-name="T41">דברי</text:span><text:span text:style-name="T42"> </text:span><text:span text:style-name="T41">רבי</text:span><text:span text:style-name="T42"> </text:span><text:span text:style-name="T41">יהודה</text:span><text:span text:style-name="T42"> </text:span><text:span text:style-name="T7">(דאסר</text:span><text:span text:style-name="T2"> </text:span><text:span text:style-name="T7">בגילוח</text:span><text:span text:style-name="T2"> </text:span><text:span text:style-name="T7">לבא</text:span><text:span text:style-name="T2"> </text:span><text:span text:style-name="T7">ממדינת</text:span><text:span text:style-name="T2"> </text:span><text:span text:style-name="T7">הים</text:span><text:span text:style-name="T9">)</text:span><text:span text:style-name="T41"> כשיצא</text:span><text:span text:style-name="T42"> </text:span><text:span text:style-name="T41">שלא</text:span><text:span text:style-name="T42"> </text:span><text:span text:style-name="T41">ברשות, ודברי</text:span><text:span text:style-name="T42"> </text:span><text:span text:style-name="T41">חכמים</text:span><text:span text:style-name="T42"> </text:span><text:span text:style-name="T7">(המתירין</text:span><text:span text:style-name="T9">)</text:span><text:span text:style-name="T41"> כשיצא</text:span><text:span text:style-name="T42"> </text:span><text:span text:style-name="T41">ברשות</text:span>'; מאי<text:span text:style-name="T1"> </text:span>'<text:span text:style-name="T41">שלא</text:span><text:span text:style-name="T42"> </text:span><text:span text:style-name="T41">ברשות</text:span>'? אילימא<text:span text:style-name="T1"> </text:span>לשוט<text:span text:style-name="T1"> </text:span><text:span text:style-name="T7">(דקאמר</text:span><text:span text:style-name="T2"> </text:span><text:span text:style-name="T7">רבי</text:span><text:span text:style-name="T2"> </text:span><text:span text:style-name="T7">'</text:span><text:span text:style-name="T47">נראין</text:span><text:span text:style-name="T43"> </text:span><text:span text:style-name="T47">דברי</text:span><text:span text:style-name="T43"> </text:span><text:span text:style-name="T47">רבי</text:span><text:span text:style-name="T43"> </text:span><text:span text:style-name="T47">יהודה</text:span><text:span text:style-name="T7">' ביצא</text:span><text:span text:style-name="T2"> </text:span><text:span text:style-name="T7">לשוט, דהיינו</text:span><text:span text:style-name="T2"> </text:span><text:span text:style-name="T7">שלא</text:span><text:span text:style-name="T2"> </text:span><text:span text:style-name="T7">ברשות</text:span><text:span text:style-name="T9">)</text:span> - והאמרת<text:span text:style-name="T1"> </text:span>'דברי<text:span text:style-name="T1"> </text:span>הכל<text:span text:style-name="T1"> </text:span>אסור' <text:span text:style-name="T7">(ומאי</text:span><text:span text:style-name="T2"> </text:span><text:span text:style-name="T7">'נראין</text:span><text:span text:style-name="T2"> </text:span><text:span text:style-name="T7">דברי</text:span><text:span text:style-name="T2"> </text:span><text:span text:style-name="T7">רבי</text:span><text:span text:style-name="T2"> </text:span><text:span text:style-name="T7">יהודה'? הלא</text:span><text:span text:style-name="T2"> </text:span><text:span text:style-name="T7">שניהם</text:span><text:span text:style-name="T2"> </text:span><text:span text:style-name="T7">מודים</text:span><text:span text:style-name="T2"> </text:span><text:span text:style-name="T7">בה</text:span><text:span text:style-name="T9">)</text:span>!? ואלא<text:span text:style-name="T1"> </text:span>למזונות, והאמרת<text:span text:style-name="T1"> </text:span>'<text:span text:style-name="T41">דברי</text:span><text:span text:style-name="T42"> </text:span><text:span text:style-name="T41">הכל</text:span><text:span text:style-name="T42"> </text:span><text:span text:style-name="T41">מותר</text:span>'!? אלא<text:span text:style-name="T1"> </text:span>פשיטא<text:span text:style-name="T1"> </text:span>להרויחא<text:span text:style-name="T1"> </text:span><text:span text:style-name="T7">(ואשמעינן</text:span><text:span text:style-name="T2"> </text:span><text:span text:style-name="T7">דנראין</text:span><text:span text:style-name="T2"> </text:span><text:span text:style-name="T7">לו</text:span><text:span text:style-name="T2"> </text:span><text:span text:style-name="T7">דברי</text:span><text:span text:style-name="T2"> </text:span><text:span text:style-name="T7">רבי</text:span><text:span text:style-name="T2"> </text:span><text:span text:style-name="T7">יהודה</text:span><text:span text:style-name="T2"> </text:span><text:span text:style-name="T7">שאוסר</text:span><text:span text:style-name="T2"> </text:span><text:span text:style-name="T7">בגילוח</text:span><text:span text:style-name="T9">)</text:span>! </text:p>
      <text:p text:style-name="P9">אימא<text:span text:style-name="T1"> </text:span>סיפא: '<text:span text:style-name="T41">נראין</text:span><text:span text:style-name="T42"> </text:span><text:span text:style-name="T41">דברי</text:span><text:span text:style-name="T42"> </text:span><text:span text:style-name="T41">חכמים</text:span><text:span text:style-name="T42"> </text:span><text:span text:style-name="T41">כשיצא</text:span><text:span text:style-name="T42"> </text:span><text:span text:style-name="T41">ברשות</text:span>' - מאי<text:span text:style-name="T1"> </text:span>'<text:span text:style-name="T41">ברשות</text:span>'?: אילימא<text:span text:style-name="T1"> </text:span>למזונות<text:span text:style-name="T1"> </text:span>- הא<text:span text:style-name="T1"> </text:span>אמרת<text:span text:style-name="T1"> </text:span>'<text:span text:style-name="T41">דברי</text:span><text:span text:style-name="T42"> </text:span><text:span text:style-name="T41">הכל</text:span><text:span text:style-name="T42"> </text:span><text:span text:style-name="T41">מותר</text:span>'! ואלא<text:span text:style-name="T1"> </text:span>להרויחא? והא<text:span text:style-name="T1"> </text:span>אמרת<text:span text:style-name="T1"> </text:span>'נראין<text:span text:style-name="T1"> </text:span>דברי<text:span text:style-name="T1"> </text:span>רבי<text:span text:style-name="T1"> </text:span>יהודה<text:span text:style-name="T1"> </text:span>בהא' <text:span text:style-name="T7">(וקשיא</text:span><text:span text:style-name="T2"> </text:span><text:span text:style-name="T7">דרבי</text:span><text:span text:style-name="T2"> </text:span><text:span text:style-name="T7">אדרבי; דברישא</text:span><text:span text:style-name="T2"> </text:span><text:span text:style-name="T7">נראה</text:span><text:span text:style-name="T2"> </text:span><text:span text:style-name="T7">לו</text:span><text:span text:style-name="T2"> </text:span><text:span text:style-name="T7">דברי</text:span><text:span text:style-name="T2"> </text:span><text:span text:style-name="T7">רבי</text:span><text:span text:style-name="T2"> </text:span><text:span text:style-name="T7">יהודה</text:span><text:span text:style-name="T2"> </text:span><text:span text:style-name="T7">דאסר</text:span><text:span text:style-name="T2"> </text:span><text:span text:style-name="T7">בהרווחא, ובסיפא</text:span><text:span text:style-name="T2"> </text:span><text:span text:style-name="T7">נראה</text:span><text:span text:style-name="T2"> </text:span><text:span text:style-name="T7">לו</text:span><text:span text:style-name="T2"> </text:span><text:span text:style-name="T7">דברי</text:span><text:span text:style-name="T2"> </text:span><text:span text:style-name="T7">חכמים</text:span><text:span text:style-name="T2"> </text:span><text:span text:style-name="T7">דמתירין</text:span><text:span text:style-name="T2"> </text:span><text:span text:style-name="T7">הרווחא, אלא</text:span><text:span text:style-name="T2"> </text:span><text:span text:style-name="T7">ודאי</text:span><text:span text:style-name="T2"> </text:span><text:span text:style-name="T7">איכא</text:span><text:span text:style-name="T2"> </text:span><text:span text:style-name="T7">למשמע</text:span><text:span text:style-name="T2"> </text:span><text:span text:style-name="T7">מהכא</text:span><text:span text:style-name="T2"> </text:span><text:span text:style-name="T7">דלאו</text:span><text:span text:style-name="T2"> </text:span><text:span text:style-name="T7">הכי</text:span><text:span text:style-name="T2"> </text:span><text:span text:style-name="T7">הוא</text:span><text:span text:style-name="T2"> </text:span><text:span text:style-name="T7">כדקאמרת, דבלשוט</text:span><text:span text:style-name="T2"> </text:span><text:span text:style-name="T7">ובמזונות</text:span><text:span text:style-name="T2"> </text:span><text:span text:style-name="T7">פליגי</text:span><text:span text:style-name="T9">)</text:span>?</text:p>
      <text:p text:style-name="P9">הכי<text:span text:style-name="T1"> </text:span>קאמר: <text:span text:style-name="T7">(לאו</text:span><text:span text:style-name="T2"> </text:span><text:span text:style-name="T7">היתר</text:span><text:span text:style-name="T2"> </text:span><text:span text:style-name="T7">דידיה</text:span><text:span text:style-name="T2"> </text:span><text:span text:style-name="T7">אשמעינן, ולא</text:span><text:span text:style-name="T2"> </text:span><text:span text:style-name="T7">רואה</text:span><text:span text:style-name="T2"> </text:span><text:span text:style-name="T7">אני</text:span><text:span text:style-name="T2"> </text:span><text:span text:style-name="T7">קאמר, אלא</text:span><text:span text:style-name="T2"> </text:span><text:span text:style-name="T7">פלוגתייהו</text:span><text:span text:style-name="T2"> </text:span><text:span text:style-name="T7">קא</text:span><text:span text:style-name="T2"> </text:span><text:span text:style-name="T7">משמע</text:span><text:span text:style-name="T2"> </text:span><text:span text:style-name="T7">לן, במאי</text:span><text:span text:style-name="T2"> </text:span><text:span text:style-name="T7">פליגי:</text:span><text:span text:style-name="T9">)</text:span> נראין<text:span text:style-name="T1"> </text:span>דברי<text:span text:style-name="T1"> </text:span>רבי<text:span text:style-name="T1"> </text:span>יהודה<text:span text:style-name="T1"> </text:span><text:span text:style-name="T7">(האוסר</text:span><text:span text:style-name="T9">)</text:span> לרבנן<text:span text:style-name="T1"> </text:span>כשיצא<text:span text:style-name="T1"> </text:span>שלא<text:span text:style-name="T1"> </text:span>ברשות, ומאי<text:span text:style-name="T1"> </text:span>ניהו? – לשוט, שאפילו<text:span text:style-name="T1"> </text:span>חכמים<text:span text:style-name="T1"> </text:span>לא<text:span text:style-name="T1"> </text:span>נחלקו<text:span text:style-name="T1"> </text:span>עליו<text:span text:style-name="T1"> </text:span>אלא<text:span text:style-name="T1"> </text:span>להרויחא, אבל<text:span text:style-name="T1"> </text:span>לשוט<text:span text:style-name="T1"> </text:span>מודו<text:span text:style-name="T1"> </text:span>ליה; ונראין<text:span text:style-name="T1"> </text:span>דברי<text:span text:style-name="T1"> </text:span>רבנן<text:span text:style-name="T1"> </text:span>לרבי<text:span text:style-name="T1"> </text:span>יהודה<text:span text:style-name="T1"> </text:span>כשיצא<text:span text:style-name="T1"> </text:span>ברשות, ומאי<text:span text:style-name="T1"> </text:span>ניהו? – למזונות, שאפילו<text:span text:style-name="T1"> </text:span>רבי<text:span text:style-name="T1"> </text:span>יהודה<text:span text:style-name="T1"> </text:span>לא<text:span text:style-name="T1"> </text:span>נחלק<text:span text:style-name="T1"> </text:span>עליהם<text:span text:style-name="T1"> </text:span>אלא<text:span text:style-name="T1"> </text:span>להרויחא, אבל<text:span text:style-name="T1"> </text:span>למזונות<text:span text:style-name="T1"> </text:span>מודה<text:span text:style-name="T1"> </text:span>להו.</text:p>
      <text:p text:style-name="P9"/>
      <text:p text:style-name="P9">אמר<text:span text:style-name="T1"> </text:span>שמואל: קטן<text:span text:style-name="T1"> </text:span>הנולד<text:span text:style-name="T1"> </text:span>במועד<text:span text:style-name="T1"> </text:span><text:span text:style-name="T7">(ולו</text:span><text:span text:style-name="T2"> </text:span><text:span text:style-name="T7">שערות</text:span><text:span text:style-name="T2"> </text:span><text:span text:style-name="T7">גדולים</text:span><text:span text:style-name="T9">)</text:span> - מותר<text:span text:style-name="T1"> </text:span>לגלח<text:span text:style-name="T1"> </text:span>במועד<text:span text:style-name="T1"> </text:span><text:span text:style-name="T7">(שער</text:span><text:span text:style-name="T2"> </text:span><text:span text:style-name="T7">ראשו</text:span><text:span text:style-name="T2"> </text:span><text:span text:style-name="T7">המצערו</text:span><text:span text:style-name="T9">)</text:span>, שאין<text:span text:style-name="T1"> </text:span>לך<text:span text:style-name="T1"> </text:span>בית<text:span text:style-name="T1"> </text:span>האסורין<text:span text:style-name="T1"> </text:span>גדול<text:span text:style-name="T1"> </text:span>מזה<text:span text:style-name="T1"> </text:span><text:span text:style-name="T7">(ממעי</text:span><text:span text:style-name="T2"> </text:span><text:span text:style-name="T7">אמו</text:span><text:span text:style-name="T2"> </text:span><text:span text:style-name="T7">שהיה</text:span><text:span text:style-name="T2"> </text:span><text:span text:style-name="T7">שם, ואנוס</text:span><text:span text:style-name="T2"> </text:span><text:span text:style-name="T7">הוא</text:span><text:span text:style-name="T9">)</text:span>'; במועד<text:span text:style-name="T1"> </text:span>אִין, מעיקרא<text:span text:style-name="T1"> </text:span>לא<text:span text:style-name="T1"> </text:span><text:span text:style-name="T7">(דאם</text:span><text:span text:style-name="T2"> </text:span><text:span text:style-name="T7">נולד</text:span><text:span text:style-name="T2"> </text:span><text:span text:style-name="T7">קודם</text:span><text:span text:style-name="T2"> </text:span><text:span text:style-name="T7">הרגל</text:span><text:span text:style-name="T2"> </text:span><text:span text:style-name="T7">- אינו</text:span><text:span text:style-name="T2"> </text:span><text:span text:style-name="T7">מגלח</text:span><text:span text:style-name="T2"> </text:span><text:span text:style-name="T7">ברגל, הואיל</text:span><text:span text:style-name="T2"> </text:span><text:span text:style-name="T7">והיה</text:span><text:span text:style-name="T2"> </text:span><text:span text:style-name="T7">יכול</text:span><text:span text:style-name="T2"> </text:span><text:span text:style-name="T7">לגלח</text:span><text:span text:style-name="T2"> </text:span><text:span text:style-name="T7">קודם</text:span><text:span text:style-name="T2"> </text:span><text:span text:style-name="T7">הרגל</text:span><text:span text:style-name="T9">)</text:span>!</text:p>
      <text:p text:style-name="P9">מתיב<text:span text:style-name="T1"> </text:span>רבי<text:span text:style-name="T1"> </text:span>פנחס: '<text:span text:style-name="T41">כל</text:span><text:span text:style-name="T42"> </text:span><text:span text:style-name="T41">אלו</text:span><text:span text:style-name="T42"> </text:span><text:span text:style-name="T41">שאמרו</text:span><text:span text:style-name="T42"> </text:span><text:span text:style-name="T41">מותר</text:span><text:span text:style-name="T42"> </text:span><text:span text:style-name="T41">לגלח</text:span><text:span text:style-name="T42"> </text:span><text:span text:style-name="T41">במועד</text:span><text:span text:style-name="T42"> </text:span><text:span text:style-name="T41">- מותר</text:span><text:span text:style-name="T42"> </text:span><text:span text:style-name="T41">לגלח</text:span><text:span text:style-name="T42"> </text:span><text:span text:style-name="T41">בימי</text:span><text:span text:style-name="T42"> </text:span><text:span text:style-name="T41">אבלו</text:span>' הא<text:span text:style-name="T1"> </text:span>אסור<text:span text:style-name="T1"> </text:span>לגלח<text:span text:style-name="T1"> </text:span>במועד<text:span text:style-name="T1"> </text:span>- אסור<text:span text:style-name="T1"> </text:span>לגלח<text:span text:style-name="T1"> </text:span>בימי<text:span text:style-name="T1"> </text:span>אבלו;</text:p>
      <text:p text:style-name="P9"/>
      <text:p text:style-name="P9">(מועד<text:span text:style-name="T1"> </text:span>קטן<text:span text:style-name="T1"> </text:span>יד,ב)</text:p>
      <text:p text:style-name="P9">ואי<text:span text:style-name="T1"> </text:span>אמרת<text:span text:style-name="T1"> </text:span>קטן<text:span text:style-name="T1"> </text:span>אית<text:span text:style-name="T1"> </text:span>ביה<text:span text:style-name="T1"> </text:span>פלוגתא<text:span text:style-name="T1"> </text:span><text:span text:style-name="T7">(חילוק: דנולד</text:span><text:span text:style-name="T2"> </text:span><text:span text:style-name="T7">קודם</text:span><text:span text:style-name="T2"> </text:span><text:span text:style-name="T7">הרגל</text:span><text:span text:style-name="T2"> </text:span><text:span text:style-name="T7">- אינו</text:span><text:span text:style-name="T2"> </text:span><text:span text:style-name="T7">מגלח</text:span><text:span text:style-name="T2"> </text:span><text:span text:style-name="T7">ברגל, ואית</text:span><text:span text:style-name="T2"> </text:span><text:span text:style-name="T7">לן</text:span><text:span text:style-name="T2"> </text:span><text:span text:style-name="T7">למימר: הואיל</text:span><text:span text:style-name="T2"> </text:span><text:span text:style-name="T7">ואסור</text:span><text:span text:style-name="T2"> </text:span><text:span text:style-name="T7">לגלח</text:span><text:span text:style-name="T2"> </text:span><text:span text:style-name="T7">ברגל</text:span><text:span text:style-name="T2"> </text:span><text:span text:style-name="T7">- אסור</text:span><text:span text:style-name="T2"> </text:span><text:span text:style-name="T7">לגלח</text:span><text:span text:style-name="T2"> </text:span><text:span text:style-name="T7">נמי</text:span><text:span text:style-name="T2"> </text:span><text:span text:style-name="T7">בימי</text:span><text:span text:style-name="T2"> </text:span><text:span text:style-name="T7">אבלו</text:span><text:span text:style-name="T9">)</text:span>, <text:span text:style-name="T7">(אם</text:span><text:span text:style-name="T2"> </text:span><text:span text:style-name="T7">כן</text:span><text:span text:style-name="T9">)</text:span> נמצאת<text:span text:style-name="T1"> </text:span><text:span text:style-name="T7">(נמצאת</text:span><text:span text:style-name="T2"> </text:span><text:span text:style-name="T7">אתה</text:span><text:span text:style-name="T2"> </text:span><text:span text:style-name="T7">אומר</text:span><text:span text:style-name="T9">)</text:span> אבילות<text:span text:style-name="T1"> </text:span>נוהגת<text:span text:style-name="T1"> </text:span><text:span text:style-name="T7">(אפילו</text:span><text:span text:style-name="T9">)</text:span> בקטן! והתניא: '<text:span text:style-name="T41">מקרעין</text:span><text:span text:style-name="T42"> </text:span><text:span text:style-name="T41">לקטן</text:span><text:span text:style-name="T42"> </text:span><text:span text:style-name="T7">(את</text:span><text:span text:style-name="T2"> </text:span><text:span text:style-name="T7">בגדיו</text:span><text:span text:style-name="T9">)</text:span><text:span text:style-name="T41"> מפני</text:span><text:span text:style-name="T42"> </text:span><text:span text:style-name="T41">עגמת</text:span><text:span text:style-name="T42"> </text:span><text:span text:style-name="T41">נפש</text:span><text:span text:style-name="T42"> </text:span><text:span text:style-name="T7">(שיבכו</text:span><text:span text:style-name="T2"> </text:span><text:span text:style-name="T7">הרואין, וירבו</text:span><text:span text:style-name="T2"> </text:span><text:span text:style-name="T7">בכבוד</text:span><text:span text:style-name="T2"> </text:span><text:span text:style-name="T7">המת</text:span><text:span text:style-name="T9">)</text:span>' <text:span text:style-name="T7">(ולא</text:span><text:span text:style-name="T2"> </text:span><text:span text:style-name="T7">מפני</text:span><text:span text:style-name="T2"> </text:span><text:span text:style-name="T7">שהוא</text:span><text:span text:style-name="T2"> </text:span><text:span text:style-name="T7">אבל</text:span><text:span text:style-name="T9">)</text:span>!?</text:p>
      <text:p text:style-name="P9">אמר<text:span text:style-name="T1"> </text:span>רב<text:span text:style-name="T1"> </text:span>אשי: מי<text:span text:style-name="T1"> </text:span>קתני<text:span text:style-name="T1"> </text:span>'הא<text:span text:style-name="T1"> </text:span>אסורין' <text:span text:style-name="T7">(דמשמע: האסורין</text:span><text:span text:style-name="T2"> </text:span><text:span text:style-name="T7">לגלח</text:span><text:span text:style-name="T2"> </text:span><text:span text:style-name="T7">במועד</text:span><text:span text:style-name="T2"> </text:span><text:span text:style-name="T7">אסורין</text:span><text:span text:style-name="T2"> </text:span><text:span text:style-name="T7">לגלח</text:span><text:span text:style-name="T2"> </text:span><text:span text:style-name="T7">באבל</text:span><text:span text:style-name="T9">)</text:span>? דלמא<text:span text:style-name="T1"> </text:span>יש<text:span text:style-name="T1"> </text:span>מהן<text:span text:style-name="T1"> </text:span>אסור<text:span text:style-name="T1"> </text:span><text:span text:style-name="T7">(בשאר</text:span><text:span text:style-name="T2"> </text:span><text:span text:style-name="T7">כל</text:span><text:span text:style-name="T2"> </text:span><text:span text:style-name="T7">אדם</text:span><text:span text:style-name="T2"> </text:span><text:span text:style-name="T7">שאסורין</text:span><text:span text:style-name="T2"> </text:span><text:span text:style-name="T7">לגלח</text:span><text:span text:style-name="T2"> </text:span><text:span text:style-name="T7">במועד</text:span><text:span text:style-name="T2"> </text:span><text:span text:style-name="T7">- אסורין</text:span><text:span text:style-name="T2"> </text:span><text:span text:style-name="T7">לגלח</text:span><text:span text:style-name="T2"> </text:span><text:span text:style-name="T7">בימי</text:span><text:span text:style-name="T2"> </text:span><text:span text:style-name="T7">אבלן</text:span><text:span text:style-name="T9">)</text:span>, ויש<text:span text:style-name="T1"> </text:span>מהן<text:span text:style-name="T1"> </text:span>מותר<text:span text:style-name="T1"> </text:span><text:span text:style-name="T7">(כגון</text:span><text:span text:style-name="T2"> </text:span><text:span text:style-name="T7">קטן</text:span><text:span text:style-name="T2"> </text:span><text:span text:style-name="T7">זה, שנולד</text:span><text:span text:style-name="T2"> </text:span><text:span text:style-name="T7">קודם</text:span><text:span text:style-name="T2"> </text:span><text:span text:style-name="T7">הרגל, שאסור</text:span><text:span text:style-name="T2"> </text:span><text:span text:style-name="T7">לגלח</text:span><text:span text:style-name="T2"> </text:span><text:span text:style-name="T7">ברגל</text:span><text:span text:style-name="T2"> </text:span><text:span text:style-name="T7">- מותר</text:span><text:span text:style-name="T2"> </text:span><text:span text:style-name="T7">לגלח</text:span><text:span text:style-name="T2"> </text:span><text:span text:style-name="T7">בימי</text:span><text:span text:style-name="T2"> </text:span><text:span text:style-name="T7">אבלו</text:span><text:span text:style-name="T9">)</text:span>!</text:p>
      <text:p text:style-name="P9">אמימר<text:span text:style-name="T1"> </text:span>- ואי<text:span text:style-name="T1"> </text:span>תימא<text:span text:style-name="T1"> </text:span>רב<text:span text:style-name="T1"> </text:span>שישא<text:span text:style-name="T1"> </text:span>בריה<text:span text:style-name="T1"> </text:span>דרב<text:span text:style-name="T1"> </text:span>אידי<text:span text:style-name="T1"> </text:span>- מתני<text:span text:style-name="T1"> </text:span>הכי: אמר<text:span text:style-name="T1"> </text:span>שמואל: קטן<text:span text:style-name="T1"> </text:span>מותר<text:span text:style-name="T1"> </text:span>לגלחו<text:span text:style-name="T1"> </text:span>במועד, לא<text:span text:style-name="T1"> </text:span>שנא<text:span text:style-name="T1"> </text:span>נולד<text:span text:style-name="T1"> </text:span>במועד<text:span text:style-name="T1"> </text:span>ולא<text:span text:style-name="T1"> </text:span>שנא<text:span text:style-name="T1"> </text:span>נולד<text:span text:style-name="T1"> </text:span>מעיקרא. </text:p>
      <text:p text:style-name="P9">אמר<text:span text:style-name="T1"> </text:span>רב<text:span text:style-name="T1"> </text:span>פנחס: אף<text:span text:style-name="T1"> </text:span>אנן<text:span text:style-name="T1"> </text:span>נמי<text:span text:style-name="T1"> </text:span>תנינא: '<text:span text:style-name="T41">כל</text:span><text:span text:style-name="T42"> </text:span><text:span text:style-name="T41">אלו</text:span><text:span text:style-name="T42"> </text:span><text:span text:style-name="T41">שאמרו</text:span><text:span text:style-name="T42"> </text:span><text:span text:style-name="T41">מותר</text:span><text:span text:style-name="T42"> </text:span><text:span text:style-name="T41">לגלח</text:span><text:span text:style-name="T42"> </text:span><text:span text:style-name="T41">במועד</text:span><text:span text:style-name="T42"> </text:span><text:span text:style-name="T41">- מותר</text:span><text:span text:style-name="T42"> </text:span><text:span text:style-name="T41">לגלח</text:span><text:span text:style-name="T42"> </text:span><text:span text:style-name="T41">בימי</text:span><text:span text:style-name="T42"> </text:span><text:span text:style-name="T41">אבלו</text:span>', הא<text:span text:style-name="T1"> </text:span>אסורין<text:span text:style-name="T1"> </text:span>לגלח<text:span text:style-name="T1"> </text:span>במועד<text:span text:style-name="T1"> </text:span>אסורין<text:span text:style-name="T1"> </text:span>לגלח<text:span text:style-name="T1"> </text:span>בימי<text:span text:style-name="T1"> </text:span>אבלו; אי<text:span text:style-name="T1"> </text:span>אמרת<text:span text:style-name="T1"> </text:span>קטן<text:span text:style-name="T1"> </text:span>אסור, נמצאת<text:span text:style-name="T1"> </text:span>אבילות<text:span text:style-name="T1"> </text:span>נוהגת<text:span text:style-name="T1"> </text:span>בקטן? ותניא<text:span text:style-name="T1"> </text:span>'<text:span text:style-name="T41">מקרעין</text:span><text:span text:style-name="T42"> </text:span><text:span text:style-name="T41">לקטן</text:span><text:span text:style-name="T42"> </text:span><text:span text:style-name="T41">מפני</text:span><text:span text:style-name="T42"> </text:span><text:span text:style-name="T41">עגמת</text:span><text:span text:style-name="T42"> </text:span><text:span text:style-name="T41">נפש</text:span>'? </text:p>
      <text:p text:style-name="P9">אמר<text:span text:style-name="T1"> </text:span>רב<text:span text:style-name="T1"> </text:span>אשי: מי<text:span text:style-name="T1"> </text:span>קתני<text:span text:style-name="T1"> </text:span>'הא<text:span text:style-name="T1"> </text:span>אסורין'? דלמא<text:span text:style-name="T1"> </text:span>יש<text:span text:style-name="T1"> </text:span>מהן<text:span text:style-name="T1"> </text:span>אסור<text:span text:style-name="T1"> </text:span>ויש<text:span text:style-name="T1"> </text:span>מהן<text:span text:style-name="T1"> </text:span>מותר.</text:p>
      <text:p text:style-name="P9"/>
      <text:p text:style-name="P9">אָבֵל<text:span text:style-name="T1"> </text:span>אינו<text:span text:style-name="T1"> </text:span>נוהג<text:span text:style-name="T1"> </text:span>אבילותו<text:span text:style-name="T1"> </text:span>ברגל, שנאמר<text:span text:style-name="T1"> </text:span><text:span text:style-name="T8">(דברים</text:span><text:span text:style-name="T4"> </text:span><text:span text:style-name="T8">טז,יד)</text:span><text:span text:style-name="T35"> וְשָׂמַחְתָּ</text:span><text:span text:style-name="T1"> </text:span><text:span text:style-name="T35">בְּחַגֶּךָ</text:span><text:span text:style-name="T1"> </text:span><text:span text:style-name="T38">[אַתָּה</text:span><text:span text:style-name="T5"> </text:span><text:span text:style-name="T38">וּבִנְךָ</text:span><text:span text:style-name="T5"> </text:span><text:span text:style-name="T38">וּבִתֶּךָ</text:span><text:span text:style-name="T5"> </text:span><text:span text:style-name="T38">וְעַבְדְּךָ</text:span><text:span text:style-name="T5"> </text:span><text:span text:style-name="T38">וַאֲמָתֶךָ</text:span><text:span text:style-name="T5"> </text:span><text:span text:style-name="T38">וְהַלֵּוִי</text:span><text:span text:style-name="T5"> </text:span><text:span text:style-name="T38">וְהַגֵּר</text:span><text:span text:style-name="T5"> </text:span><text:span text:style-name="T38">וְהַיָּתוֹם</text:span><text:span text:style-name="T5"> </text:span><text:span text:style-name="T38">וְהָאַלְמָנָה</text:span><text:span text:style-name="T5"> </text:span><text:span text:style-name="T38">אֲשֶׁר</text:span><text:span text:style-name="T5"> </text:span><text:span text:style-name="T38">בִּשְׁעָרֶיךָ]</text:span>; אי<text:span text:style-name="T1"> </text:span>אבילות<text:span text:style-name="T1"> </text:span>דמעיקרא<text:span text:style-name="T1"> </text:span>הוא<text:span text:style-name="T1"> </text:span>אתי<text:span text:style-name="T1"> </text:span>עשה<text:span text:style-name="T1"> </text:span>דרבים<text:span text:style-name="T1"> </text:span><text:span text:style-name="T7">(</text:span><text:span text:style-name="T38">וְשָׂמַחְתָּ</text:span><text:span text:style-name="T9">)</text:span> ודחי<text:span text:style-name="T1"> </text:span>עשה<text:span text:style-name="T1"> </text:span>דיחיד<text:span text:style-name="T1"> </text:span><text:span text:style-name="T7">(אֵבֶל, דכתיב</text:span><text:span text:style-name="T2"> </text:span><text:span text:style-name="T8">(ירמיהו</text:span><text:span text:style-name="T4"> </text:span><text:span text:style-name="T8">ו,כו)</text:span><text:span text:style-name="T36"> אֵבֶל</text:span><text:span text:style-name="T2"> </text:span><text:span text:style-name="T36">יָחִיד</text:span><text:span text:style-name="T2"> </text:span><text:span text:style-name="T36">עֲשִׂי</text:span><text:span text:style-name="T2"> </text:span><text:span text:style-name="T36">לָךְ</text:span><text:span text:style-name="T9">)</text:span>, ואי<text:span text:style-name="T1"> </text:span>אבילות<text:span text:style-name="T1"> </text:span>דהשתא<text:span text:style-name="T1"> </text:span>הוא<text:span text:style-name="T1"> </text:span><text:span text:style-name="T7">(שאירעו</text:span><text:span text:style-name="T2"> </text:span><text:span text:style-name="T7">במועד</text:span><text:span text:style-name="T9">)</text:span>, לא<text:span text:style-name="T1"> </text:span>אתי<text:span text:style-name="T1"> </text:span>עשה<text:span text:style-name="T1"> </text:span>דיחיד<text:span text:style-name="T1"> </text:span>ודחי<text:span text:style-name="T1"> </text:span>עשה<text:span text:style-name="T1"> </text:span>דרבים! </text:p>
      <text:p text:style-name="P29"/>
      <text:p text:style-name="P9">מנודה, מהו<text:span text:style-name="T1"> </text:span>שינהוג<text:span text:style-name="T1"> </text:span>נידויו<text:span text:style-name="T1"> </text:span>ברגל?</text:p>
      <text:p text:style-name="P9">אמר<text:span text:style-name="T1"> </text:span>רב<text:span text:style-name="T1"> </text:span>יוסף: תא<text:span text:style-name="T1"> </text:span>שמע: '<text:span text:style-name="T41">דנין</text:span><text:span text:style-name="T42"> </text:span><text:span text:style-name="T41">דיני</text:span><text:span text:style-name="T42"> </text:span><text:span text:style-name="T41">נפשות</text:span><text:span text:style-name="T42"> </text:span><text:span text:style-name="T41">ודיני</text:span><text:span text:style-name="T42"> </text:span><text:span text:style-name="T41">מכות</text:span><text:span text:style-name="T42"> </text:span><text:span text:style-name="T41">ודיני</text:span><text:span text:style-name="T42"> </text:span><text:span text:style-name="T41">ממונות</text:span><text:span text:style-name="T42"> </text:span><text:span text:style-name="T7">(במועד, אבל</text:span><text:span text:style-name="T2"> </text:span><text:span text:style-name="T7">לא</text:span><text:span text:style-name="T2"> </text:span><text:span text:style-name="T7">ביום</text:span><text:span text:style-name="T2"> </text:span><text:span text:style-name="T7">טוב, שאסור</text:span><text:span text:style-name="T2"> </text:span><text:span text:style-name="T7">משום</text:span><text:span text:style-name="T2"> </text:span><text:span text:style-name="T7">שבות</text:span><text:span text:style-name="T9">)</text:span>', <text:span text:style-name="T7">(ודייקינן</text:span><text:span text:style-name="T2"> </text:span><text:span text:style-name="T7">מינה: מדדנין</text:span><text:span text:style-name="T2"> </text:span><text:span text:style-name="T7">במועד</text:span><text:span text:style-name="T2"> </text:span><text:span text:style-name="T7">- מכלל</text:span><text:span text:style-name="T9">)</text:span> ואי<text:span text:style-name="T1"> </text:span>לא<text:span text:style-name="T1"> </text:span>ציית<text:span text:style-name="T1"> </text:span>דינא<text:span text:style-name="T1"> </text:span>- משמתינן<text:span text:style-name="T1"> </text:span>ליה; ואי<text:span text:style-name="T1"> </text:span><text:soft-page-break/>סלקא<text:span text:style-name="T1"> </text:span>דעתך<text:span text:style-name="T1"> </text:span>אינו<text:span text:style-name="T1"> </text:span>נוהג<text:span text:style-name="T1"> </text:span>נידויו<text:span text:style-name="T1"> </text:span>ברגל, משומת<text:span text:style-name="T1"> </text:span>ואתי<text:span text:style-name="T1"> </text:span>מעיקרא<text:span text:style-name="T1"> </text:span>- אתי<text:span text:style-name="T1"> </text:span>רגל<text:span text:style-name="T1"> </text:span>דחי<text:span text:style-name="T1"> </text:span>ליה<text:span text:style-name="T1"> </text:span><text:span text:style-name="T7">(שאינו</text:span><text:span text:style-name="T2"> </text:span><text:span text:style-name="T7">נוהג</text:span><text:span text:style-name="T2"> </text:span><text:span text:style-name="T7">נדוי</text:span><text:span text:style-name="T2"> </text:span><text:span text:style-name="T7">ברגל</text:span><text:span text:style-name="T9">)</text:span>, השתא<text:span text:style-name="T1"> </text:span>משמתינן<text:span text:style-name="T1"> </text:span>ליה<text:span text:style-name="T1"> </text:span>אנן!?</text:p>
      <text:p text:style-name="P9">אמר<text:span text:style-name="T1"> </text:span>ליה<text:span text:style-name="T1"> </text:span>אביי: ודלמא<text:span text:style-name="T1"> </text:span><text:span text:style-name="T7">(הא</text:span><text:span text:style-name="T2"> </text:span><text:span text:style-name="T7">דתני</text:span><text:span text:style-name="T2"> </text:span><text:span text:style-name="T7">דדנין</text:span><text:span text:style-name="T9">)</text:span> לעיוני<text:span text:style-name="T1"> </text:span>בדיניה<text:span text:style-name="T1"> </text:span><text:span text:style-name="T7">(לא</text:span><text:span text:style-name="T2"> </text:span><text:span text:style-name="T7">אמרינן</text:span><text:span text:style-name="T2"> </text:span><text:span text:style-name="T7">דלֵימָא</text:span><text:span text:style-name="T2"> </text:span><text:span text:style-name="T7">"איש</text:span><text:span text:style-name="T2"> </text:span><text:span text:style-name="T7">פלוני</text:span><text:span text:style-name="T2"> </text:span><text:span text:style-name="T7">חייב</text:span><text:span text:style-name="T2"> </text:span><text:span text:style-name="T7">איש</text:span><text:span text:style-name="T2"> </text:span><text:span text:style-name="T7">פלוני</text:span><text:span text:style-name="T2"> </text:span><text:span text:style-name="T7">זכאי" ואיכא</text:span><text:span text:style-name="T2"> </text:span><text:span text:style-name="T7">למידק</text:span><text:span text:style-name="T2"> </text:span><text:span text:style-name="T7">מינה</text:span><text:span text:style-name="T2"> </text:span><text:span text:style-name="T7">דאי</text:span><text:span text:style-name="T2"> </text:span><text:span text:style-name="T7">לא</text:span><text:span text:style-name="T2"> </text:span><text:span text:style-name="T7">ציית</text:span><text:span text:style-name="T2"> </text:span><text:span text:style-name="T7">- משמתינן</text:span><text:span text:style-name="T2"> </text:span><text:span text:style-name="T7">ליה, אלא</text:span><text:span text:style-name="T2"> </text:span><text:span text:style-name="T7">מעייני</text:span><text:span text:style-name="T2"> </text:span><text:span text:style-name="T7">בדין, ולא</text:span><text:span text:style-name="T2"> </text:span><text:span text:style-name="T7">אמרי</text:span><text:span text:style-name="T2"> </text:span><text:span text:style-name="T7">ליה</text:span><text:span text:style-name="T2"> </text:span><text:span text:style-name="T7">כלום</text:span><text:span text:style-name="T9">)</text:span>? דאי<text:span text:style-name="T1"> </text:span>לא<text:span text:style-name="T1"> </text:span>תימא<text:span text:style-name="T1"> </text:span>הכי<text:span text:style-name="T1"> </text:span>- דיני<text:span text:style-name="T1"> </text:span>נפשות<text:span text:style-name="T1"> </text:span>דקתני, הכי<text:span text:style-name="T1"> </text:span>נמי<text:span text:style-name="T1"> </text:span>דקטלין<text:span text:style-name="T1"> </text:span>ליה? והא<text:span text:style-name="T1"> </text:span>קא<text:span text:style-name="T1"> </text:span>מימנעי<text:span text:style-name="T1"> </text:span>משמחת<text:span text:style-name="T1"> </text:span>יום<text:span text:style-name="T1"> </text:span>טוב, דתניא: '<text:span text:style-name="T41">רבי</text:span><text:span text:style-name="T42"> </text:span><text:span text:style-name="T41">עקיבא</text:span><text:span text:style-name="T42"> </text:span><text:span text:style-name="T41">אומר: מנין</text:span><text:span text:style-name="T42"> </text:span><text:span text:style-name="T41">לסנהדרין</text:span><text:span text:style-name="T42"> </text:span><text:span text:style-name="T41">שהרגו</text:span><text:span text:style-name="T42"> </text:span><text:span text:style-name="T41">את</text:span><text:span text:style-name="T42"> </text:span><text:span text:style-name="T41">הנפש</text:span><text:span text:style-name="T42"> </text:span><text:span text:style-name="T41">שאין</text:span><text:span text:style-name="T42"> </text:span><text:span text:style-name="T41">טועמין</text:span><text:span text:style-name="T42"> </text:span><text:span text:style-name="T41">כל</text:span><text:span text:style-name="T42"> </text:span><text:span text:style-name="T41">אותו</text:span><text:span text:style-name="T42"> </text:span><text:span text:style-name="T41">היום? תלמוד</text:span><text:span text:style-name="T42"> </text:span><text:span text:style-name="T41">לומר: </text:span><text:span text:style-name="T8">(ויקרא</text:span><text:span text:style-name="T4"> </text:span><text:span text:style-name="T8">יט,כו)</text:span><text:span text:style-name="T45"> לֹא</text:span><text:span text:style-name="T42"> </text:span><text:span text:style-name="T45">תֹאכְלוּ</text:span><text:span text:style-name="T42"> </text:span><text:span text:style-name="T45">עַל</text:span><text:span text:style-name="T42"> </text:span><text:span text:style-name="T45">הַדָּם</text:span><text:span text:style-name="T42"> </text:span><text:span text:style-name="T38">[לֹא</text:span><text:span text:style-name="T5"> </text:span><text:span text:style-name="T38">תְנַחֲשׁוּ</text:span><text:span text:style-name="T5"> </text:span><text:span text:style-name="T38">וְלֹא</text:span><text:span text:style-name="T5"> </text:span><text:span text:style-name="T38">תְעוֹנֵנוּ]</text:span>'! אלא<text:span text:style-name="T1"> </text:span>לעיוני<text:span text:style-name="T1"> </text:span>בדיניה<text:span text:style-name="T1"> </text:span>- הכי<text:span text:style-name="T1"> </text:span>נמי<text:span text:style-name="T1"> </text:span>לעיוני<text:span text:style-name="T1"> </text:span>בדיניה.</text:p>
      <text:p text:style-name="P9">אמר<text:span text:style-name="T1"> </text:span>ליה: <text:span text:style-name="T7">(דכי</text:span><text:span text:style-name="T2"> </text:span><text:span text:style-name="T7">לא</text:span><text:span text:style-name="T2"> </text:span><text:span text:style-name="T7">אמרו</text:span><text:span text:style-name="T2"> </text:span><text:span text:style-name="T7">ליה</text:span><text:span text:style-name="T2"> </text:span><text:span text:style-name="T7">דינו</text:span><text:span text:style-name="T2"> </text:span><text:span text:style-name="T7">לאלתר, דעייני</text:span><text:span text:style-name="T2"> </text:span><text:span text:style-name="T7">ביה</text:span><text:span text:style-name="T9">)</text:span> אם<text:span text:style-name="T1"> </text:span>כן<text:span text:style-name="T1"> </text:span>נמצאת<text:span text:style-name="T1"> </text:span>מענה<text:span text:style-name="T1"> </text:span>את<text:span text:style-name="T1"> </text:span>דינו<text:span text:style-name="T1"> </text:span><text:span text:style-name="T7">(הוה</text:span><text:span text:style-name="T2"> </text:span><text:span text:style-name="T7">ליה</text:span><text:span text:style-name="T2"> </text:span><text:span text:style-name="T7">עינוי</text:span><text:span text:style-name="T2"> </text:span><text:span text:style-name="T7">הדין</text:span><text:span text:style-name="T9">)</text:span>! <text:span text:style-name="T7">(אלא</text:span><text:span text:style-name="T2"> </text:span><text:span text:style-name="T7">לעולם</text:span><text:span text:style-name="T2"> </text:span><text:span text:style-name="T7">דנין</text:span><text:span text:style-name="T2"> </text:span><text:span text:style-name="T7">דינו</text:span><text:span text:style-name="T2"> </text:span><text:span text:style-name="T7">וגומרין</text:span><text:span text:style-name="T2"> </text:span><text:span text:style-name="T7">ממש</text:span><text:span text:style-name="T2"> </text:span><text:span text:style-name="T7">במועד, ואיכא</text:span><text:span text:style-name="T2"> </text:span><text:span text:style-name="T7">למידק</text:span><text:span text:style-name="T2"> </text:span><text:span text:style-name="T7">מינה: אי</text:span><text:span text:style-name="T2"> </text:span><text:span text:style-name="T7">לא</text:span><text:span text:style-name="T2"> </text:span><text:span text:style-name="T7">ציית</text:span><text:span text:style-name="T2"> </text:span><text:span text:style-name="T7">- משמתינן</text:span><text:span text:style-name="T2"> </text:span><text:span text:style-name="T7">ליה, ואיכא</text:span><text:span text:style-name="T2"> </text:span><text:span text:style-name="T7">למשמע</text:span><text:span text:style-name="T2"> </text:span><text:span text:style-name="T7">מינה</text:span><text:span text:style-name="T2"> </text:span><text:span text:style-name="T7">דנוהג</text:span><text:span text:style-name="T2"> </text:span><text:span text:style-name="T7">נמי</text:span><text:span text:style-name="T2"> </text:span><text:span text:style-name="T7">ברגל, ודאמרת</text:span><text:span text:style-name="T2"> </text:span><text:span text:style-name="T7">אם</text:span><text:span text:style-name="T2"> </text:span><text:span text:style-name="T7">כן</text:span><text:span text:style-name="T2"> </text:span><text:span text:style-name="T7">מימנע</text:span><text:span text:style-name="T2"> </text:span><text:span text:style-name="T7">משמחת</text:span><text:span text:style-name="T2"> </text:span><text:span text:style-name="T7">יום</text:span><text:span text:style-name="T2"> </text:span><text:span text:style-name="T7">טוב</text:span><text:span text:style-name="T2"> </text:span><text:span text:style-name="T7">- הכא</text:span><text:span text:style-name="T2"> </text:span><text:span text:style-name="T7">במאי</text:span><text:span text:style-name="T2"> </text:span><text:span text:style-name="T7">עסקינן? - ד</text:span><text:span text:style-name="T9">)</text:span>אתו<text:span text:style-name="T1"> </text:span>מצפרא, ומעייני<text:span text:style-name="T1"> </text:span>בדיניה, ועיילי, ואכלי, ושתו<text:span text:style-name="T1"> </text:span>כולי<text:span text:style-name="T1"> </text:span>יומא, והדר<text:span text:style-name="T1"> </text:span>אתו<text:span text:style-name="T1"> </text:span>בשקיעת<text:span text:style-name="T1"> </text:span>החמה<text:span text:style-name="T1"> </text:span>וגמרינן<text:span text:style-name="T1"> </text:span>לדיניה<text:span text:style-name="T1"> </text:span>וקטלו<text:span text:style-name="T1"> </text:span>ליה. </text:p>
      <text:p text:style-name="P9">אמר<text:span text:style-name="T1"> </text:span>אביי: תא<text:span text:style-name="T1"> </text:span>שמע: '<text:span text:style-name="T41">ומנודה</text:span><text:span text:style-name="T42"> </text:span><text:span text:style-name="T41">שהתירו</text:span><text:span text:style-name="T42"> </text:span><text:span text:style-name="T41">לו</text:span><text:span text:style-name="T42"> </text:span><text:span text:style-name="T41">חכמים</text:span>' <text:span text:style-name="T7">(קא</text:span><text:span text:style-name="T2"> </text:span><text:span text:style-name="T7">סלקא</text:span><text:span text:style-name="T2"> </text:span><text:span text:style-name="T7">דעתך: התירו</text:span><text:span text:style-name="T2"> </text:span><text:span text:style-name="T7">לכל</text:span><text:span text:style-name="T2"> </text:span><text:span text:style-name="T7">מנודה</text:span><text:span text:style-name="T2"> </text:span><text:span text:style-name="T7">נידויו</text:span><text:span text:style-name="T2"> </text:span><text:span text:style-name="T7">ברגל, דאין</text:span><text:span text:style-name="T2"> </text:span><text:span text:style-name="T7">נידוי</text:span><text:span text:style-name="T2"> </text:span><text:span text:style-name="T7">נוהג</text:span><text:span text:style-name="T2"> </text:span><text:span text:style-name="T7">ברגל</text:span><text:span text:style-name="T9">)</text:span>!</text:p>
      <text:p text:style-name="P9">אמר<text:span text:style-name="T1"> </text:span>רבא: מי<text:span text:style-name="T1"> </text:span>קתני<text:span text:style-name="T1"> </text:span>'<text:span text:style-name="T41">שהתירוהו</text:span><text:span text:style-name="T42"> </text:span><text:span text:style-name="T41">חכמים</text:span>'? '<text:span text:style-name="T41">שהתירו</text:span><text:span text:style-name="T42"> </text:span><text:span text:style-name="T41">לו</text:span><text:span text:style-name="T42"> </text:span><text:span text:style-name="T41">חכמים</text:span>' קתני: דאזל<text:span text:style-name="T1"> </text:span>ופייסיה<text:span text:style-name="T1"> </text:span>לבעל<text:span text:style-name="T1"> </text:span>דיניה<text:span text:style-name="T1"> </text:span><text:span text:style-name="T7">(ברגל</text:span><text:span text:style-name="T9">)</text:span> ואתי<text:span text:style-name="T1"> </text:span>קמי<text:span text:style-name="T1"> </text:span>דרבנן<text:span text:style-name="T1"> </text:span>ושרו<text:span text:style-name="T1"> </text:span>ליה<text:span text:style-name="T1"> </text:span><text:span text:style-name="T7">(והתירו</text:span><text:span text:style-name="T2"> </text:span><text:span text:style-name="T7">לו</text:span><text:span text:style-name="T2"> </text:span><text:span text:style-name="T7">חכמים: בית</text:span><text:span text:style-name="T2"> </text:span><text:span text:style-name="T7">דין</text:span><text:span text:style-name="T2"> </text:span><text:span text:style-name="T7">שבאותו</text:span><text:span text:style-name="T2"> </text:span><text:span text:style-name="T7">דור</text:span><text:span text:style-name="T9">)</text:span>.</text:p>
      <text:p text:style-name="P29"/>
      <text:p text:style-name="P9">מצורע, מהו<text:span text:style-name="T1"> </text:span>שינהיג<text:span text:style-name="T1"> </text:span>צרעתו<text:span text:style-name="T1"> </text:span>ברגל<text:span text:style-name="T1"> </text:span><text:span text:style-name="T7">(שלא</text:span><text:span text:style-name="T2"> </text:span><text:span text:style-name="T7">יבא</text:span><text:span text:style-name="T2"> </text:span><text:span text:style-name="T7">אל</text:span><text:span text:style-name="T2"> </text:span><text:span text:style-name="T7">תוך</text:span><text:span text:style-name="T2"> </text:span><text:span text:style-name="T7">המחנה, ולא</text:span><text:span text:style-name="T2"> </text:span><text:span text:style-name="T7">יגלח</text:span><text:span text:style-name="T9">)</text:span>? </text:p>
      <text:p text:style-name="P9">אמר<text:span text:style-name="T1"> </text:span>אביי: תא<text:span text:style-name="T1"> </text:span>שמע: '<text:span text:style-name="T41">והנזיר</text:span><text:span text:style-name="T42"> </text:span><text:span text:style-name="T41">והמצורע</text:span><text:span text:style-name="T42"> </text:span><text:span text:style-name="T41">מטומאתו</text:span><text:span text:style-name="T42"> </text:span><text:span text:style-name="T41">לטהרתו</text:span>' הא<text:span text:style-name="T1"> </text:span>בימי<text:span text:style-name="T1"> </text:span>טומאתו<text:span text:style-name="T1"> </text:span>נהיג<text:span text:style-name="T1"> </text:span><text:span text:style-name="T7">(צרעתו</text:span><text:span text:style-name="T2"> </text:span><text:span text:style-name="T7">ברגל</text:span><text:span text:style-name="T9">)</text:span>!</text:p>
      <text:p text:style-name="P9">'לא<text:span text:style-name="T1"> </text:span>מיבעיא' קאמר: לא<text:span text:style-name="T1"> </text:span>מיבעיא<text:span text:style-name="T1"> </text:span>בימי<text:span text:style-name="T1"> </text:span>טומאתו<text:span text:style-name="T1"> </text:span>דלא<text:span text:style-name="T1"> </text:span>נהיג, אבל<text:span text:style-name="T1"> </text:span>לטהרתו<text:span text:style-name="T1"> </text:span>ניגזור<text:span text:style-name="T1"> </text:span><text:span text:style-name="T7">(שלא</text:span><text:span text:style-name="T2"> </text:span><text:span text:style-name="T7">יהא</text:span><text:span text:style-name="T2"> </text:span><text:span text:style-name="T7">מגלח</text:span><text:span text:style-name="T2"> </text:span><text:span text:style-name="T7">במועד, דכיון</text:span><text:span text:style-name="T2"> </text:span><text:span text:style-name="T7">דגילח</text:span><text:span text:style-name="T2"> </text:span><text:span text:style-name="T7">- צריך</text:span><text:span text:style-name="T2"> </text:span><text:span text:style-name="T7">להביא</text:span><text:span text:style-name="T2"> </text:span><text:span text:style-name="T7">קרבן</text:span><text:span text:style-name="T9">)</text:span> שמא<text:span text:style-name="T1"> </text:span>ישהה<text:span text:style-name="T1"> </text:span>קרבנותיו<text:span text:style-name="T1"> </text:span><text:span text:style-name="T7">(עד</text:span><text:span text:style-name="T2"> </text:span><text:span text:style-name="T7">ליום</text:span><text:span text:style-name="T2"> </text:span><text:span text:style-name="T7">טוב</text:span><text:span text:style-name="T2"> </text:span><text:span text:style-name="T7">האחרון</text:span><text:span text:style-name="T2"> </text:span><text:span text:style-name="T7">ומקריבן, ואסור</text:span><text:span text:style-name="T2"> </text:span><text:span text:style-name="T7">להקריב</text:span><text:span text:style-name="T2"> </text:span><text:span text:style-name="T7">קרבנות</text:span><text:span text:style-name="T2"> </text:span><text:span text:style-name="T7">יחיד</text:span><text:span text:style-name="T2"> </text:span><text:span text:style-name="T7">ביום</text:span><text:span text:style-name="T2"> </text:span><text:span text:style-name="T7">טוב</text:span><text:span text:style-name="T9">)</text:span> - קא<text:span text:style-name="T1"> </text:span>משמע<text:span text:style-name="T1"> </text:span>לן.</text:p>
      <text:p text:style-name="P9">אמר<text:span text:style-name="T1"> </text:span>רבא: תא<text:span text:style-name="T1"> </text:span>שמע: '<text:span text:style-name="T8">(ויקרא</text:span><text:span text:style-name="T4"> </text:span><text:span text:style-name="T8">יג,מה)</text:span><text:span text:style-name="T35"> </text:span><text:span text:style-name="T45">וְהַצָּרוּעַ</text:span><text:span text:style-name="T42"> </text:span><text:span text:style-name="T38">[אֲשֶׁר</text:span><text:span text:style-name="T5"> </text:span><text:span text:style-name="T38">בּוֹ</text:span><text:span text:style-name="T5"> </text:span><text:span text:style-name="T38">הַנֶּגַע</text:span><text:span text:style-name="T5"> </text:span><text:span text:style-name="T38">בְּגָדָיו</text:span><text:span text:style-name="T5"> </text:span><text:span text:style-name="T38">יִהְיוּ</text:span><text:span text:style-name="T5"> </text:span><text:span text:style-name="T38">פְרֻמִים</text:span><text:span text:style-name="T5"> </text:span><text:span text:style-name="T38">וְרֹאשׁוֹ</text:span><text:span text:style-name="T5"> </text:span><text:span text:style-name="T38">יִהְיֶה</text:span><text:span text:style-name="T5"> </text:span><text:span text:style-name="T38">פָרוּעַ</text:span><text:span text:style-name="T5"> </text:span><text:span text:style-name="T38">וְעַל</text:span><text:span text:style-name="T5"> </text:span><text:span text:style-name="T38">שָׂפָם</text:span><text:span text:style-name="T5"> </text:span><text:span text:style-name="T38">יַעְטֶה</text:span><text:span text:style-name="T5"> </text:span><text:span text:style-name="T38">וְטָמֵא</text:span><text:span text:style-name="T5"> </text:span><text:span text:style-name="T38">טָמֵא</text:span><text:span text:style-name="T5"> </text:span><text:span text:style-name="T38">יִקְרָא]</text:span><text:span text:style-name="T41"> - לרבות</text:span><text:span text:style-name="T42"> </text:span><text:span text:style-name="T41">כהן</text:span><text:span text:style-name="T42"> </text:span><text:span text:style-name="T41">גדול</text:span>' והא<text:span text:style-name="T1"> </text:span>כהן<text:span text:style-name="T1"> </text:span>גדול<text:span text:style-name="T1"> </text:span>דכל<text:span text:style-name="T1"> </text:span>השנה<text:span text:style-name="T1"> </text:span>כרגל<text:span text:style-name="T1"> </text:span>לכולי<text:span text:style-name="T1"> </text:span>עלמא<text:span text:style-name="T1"> </text:span>דמי<text:span text:style-name="T1"> </text:span><text:span text:style-name="T7">(מדאמר</text:span><text:span text:style-name="T2"> </text:span><text:span text:style-name="T7">לו</text:span><text:span text:style-name="T2"> </text:span><text:span text:style-name="T7">אהרן</text:span><text:span text:style-name="T2"> </text:span><text:span text:style-name="T7">למשה</text:span><text:span text:style-name="T2"> </text:span><text:span text:style-name="T38">וְאָכַלְתִּי</text:span><text:span text:style-name="T5"> </text:span><text:span text:style-name="T38">חַטָּאת</text:span><text:span text:style-name="T5"> </text:span><text:span text:style-name="T38">הַיּוֹם</text:span><text:span text:style-name="T5"> </text:span><text:span text:style-name="T8">(ויקרא</text:span><text:span text:style-name="T4"> </text:span><text:span text:style-name="T8">י,יט)</text:span><text:span text:style-name="T7"> ולא</text:span><text:span text:style-name="T2"> </text:span><text:span text:style-name="T7">אמר</text:span><text:span text:style-name="T2"> </text:span><text:span text:style-name="T7">למשה</text:span><text:span text:style-name="T2"> </text:span><text:span text:style-name="T7">'והקרבתי' - מכלל</text:span><text:span text:style-name="T2"> </text:span><text:span text:style-name="T7">דהקרבה</text:span><text:span text:style-name="T2"> </text:span><text:span text:style-name="T7">באנינות, ולמדנו</text:span><text:span text:style-name="T2"> </text:span><text:span text:style-name="T7">דכהן</text:span><text:span text:style-name="T2"> </text:span><text:span text:style-name="T7">גדול</text:span><text:span text:style-name="T2"> </text:span><text:span text:style-name="T7">מקריב</text:span><text:span text:style-name="T2"> </text:span><text:span text:style-name="T7">אונן; אבל</text:span><text:span text:style-name="T2"> </text:span><text:span text:style-name="T7">כולי</text:span><text:span text:style-name="T2"> </text:span><text:span text:style-name="T7">עלמא</text:span><text:span text:style-name="T2"> </text:span><text:span text:style-name="T7">בשאר</text:span><text:span text:style-name="T2"> </text:span><text:span text:style-name="T7">ימות</text:span><text:span text:style-name="T2"> </text:span><text:span text:style-name="T7">השנה</text:span><text:span text:style-name="T2"> </text:span><text:span text:style-name="T7">- אונן</text:span><text:span text:style-name="T2"> </text:span><text:span text:style-name="T7">אינו</text:span><text:span text:style-name="T2"> </text:span><text:span text:style-name="T7">משלח</text:span><text:span text:style-name="T2"> </text:span><text:span text:style-name="T7">קרבנותיו, כדאמרינן</text:span><text:span text:style-name="T2"> </text:span><text:span text:style-name="T7">לקמן</text:span><text:span text:style-name="T2"> </text:span><text:span text:style-name="T8">[מועד</text:span><text:span text:style-name="T4"> </text:span><text:span text:style-name="T8">קטן</text:span><text:span text:style-name="T4"> </text:span><text:span text:style-name="T8">טו,ב]</text:span><text:span text:style-name="T7">: 'שלמים' - בזמן</text:span><text:span text:style-name="T2"> </text:span><text:span text:style-name="T7">שהוא</text:span><text:span text:style-name="T2"> </text:span><text:span text:style-name="T7">שלם</text:span><text:span text:style-name="T2"> </text:span><text:span text:style-name="T7">ולא</text:span><text:span text:style-name="T2"> </text:span><text:span text:style-name="T7">בזמן</text:span><text:span text:style-name="T2"> </text:span><text:span text:style-name="T7">שהוא</text:span><text:span text:style-name="T2"> </text:span><text:span text:style-name="T7">אונן, וברגל</text:span><text:span text:style-name="T2"> </text:span><text:span text:style-name="T7">משלח</text:span><text:span text:style-name="T9">)</text:span>, דתנן<text:span text:style-name="T1"> </text:span><text:span text:style-name="T8">[הוריות</text:span><text:span text:style-name="T4"> </text:span><text:span text:style-name="T8">פ"ג</text:span><text:span text:style-name="T4"> </text:span><text:span text:style-name="T8">מ"ה]</text:span>: '<text:span text:style-name="T41">כהן</text:span><text:span text:style-name="T42"> </text:span><text:span text:style-name="T41">גדול</text:span><text:span text:style-name="T42"> </text:span><text:span text:style-name="T41">מקריב</text:span><text:span text:style-name="T42"> </text:span><text:span text:style-name="T41">אונן</text:span><text:span text:style-name="T42"> </text:span><text:span text:style-name="T7">( כל</text:span><text:span text:style-name="T2"> </text:span><text:span text:style-name="T7">השנה</text:span><text:span text:style-name="T9">)</text:span><text:span text:style-name="T41"> ואינו</text:span><text:span text:style-name="T42"> </text:span><text:span text:style-name="T41">אוכל</text:span>' <text:span text:style-name="T7">(אלמא: כל</text:span><text:span text:style-name="T2"> </text:span><text:span text:style-name="T7">השנה</text:span><text:span text:style-name="T2"> </text:span><text:span text:style-name="T7">לדידיה</text:span><text:span text:style-name="T2"> </text:span><text:span text:style-name="T7">כרגל</text:span><text:span text:style-name="T2"> </text:span><text:span text:style-name="T7">דמי</text:span><text:span text:style-name="T9">)</text:span> שמע<text:span text:style-name="T1"> </text:span>מינה<text:span text:style-name="T1"> </text:span>נוהג<text:span text:style-name="T1"> </text:span>צרעתו<text:span text:style-name="T1"> </text:span>ברגל<text:span text:style-name="T1"> </text:span><text:span text:style-name="T7">(תיפשוט</text:span><text:span text:style-name="T2"> </text:span><text:span text:style-name="T7">דכל</text:span><text:span text:style-name="T2"> </text:span><text:span text:style-name="T7">מצורע</text:span><text:span text:style-name="T2"> </text:span><text:span text:style-name="T7">נוהג</text:span><text:span text:style-name="T2"> </text:span><text:span text:style-name="T7">צרעתו</text:span><text:span text:style-name="T2"> </text:span><text:span text:style-name="T7">ברגל</text:span><text:span text:style-name="T9">)</text:span>!</text:p>
      <text:p text:style-name="P9">שמע<text:span text:style-name="T1"> </text:span>מינה. </text:p>
      <text:p text:style-name="P9"/>
      <text:p text:style-name="P9">אָבֵל<text:span text:style-name="T1"> </text:span>אסור<text:span text:style-name="T1"> </text:span>בתספורת, מדקאמר<text:span text:style-name="T1"> </text:span>להו<text:span text:style-name="T1"> </text:span>רחמנא<text:span text:style-name="T1"> </text:span>לבני<text:span text:style-name="T1"> </text:span>אהרן<text:span text:style-name="T1"> </text:span><text:span text:style-name="T38">[</text:span><text:span text:style-name="T8">ויקרא</text:span><text:span text:style-name="T4"> </text:span><text:span text:style-name="T8">י,ו:</text:span><text:span text:style-name="T38"> וַיֹּאמֶר</text:span><text:span text:style-name="T5"> </text:span><text:span text:style-name="T38">מֹשֶׁה</text:span><text:span text:style-name="T5"> </text:span><text:span text:style-name="T38">אֶל</text:span><text:span text:style-name="T5"> </text:span><text:span text:style-name="T38">אַהֲרֹן</text:span><text:span text:style-name="T5"> </text:span><text:span text:style-name="T38">וּלְאֶלְעָזָר</text:span><text:span text:style-name="T5"> </text:span><text:span text:style-name="T38">וּלְאִיתָמָר</text:span><text:span text:style-name="T5"> </text:span><text:span text:style-name="T38">בָּנָיו]</text:span><text:span text:style-name="T35"> רָאשֵׁיכֶם</text:span><text:span text:style-name="T1"> </text:span><text:span text:style-name="T35">אַל</text:span><text:span text:style-name="T1"> </text:span><text:span text:style-name="T35">תִּפְרָעוּ</text:span><text:span text:style-name="T1"> </text:span><text:span text:style-name="T38">[וּבִגְדֵיכֶם</text:span><text:span text:style-name="T5"> </text:span><text:span text:style-name="T38">לֹא</text:span><text:span text:style-name="T5"> </text:span><text:span text:style-name="T38">תִפְרֹמוּ</text:span><text:span text:style-name="T5"> </text:span><text:span text:style-name="T38">וְלֹא</text:span><text:span text:style-name="T5"> </text:span><text:span text:style-name="T38">תָמֻתוּ</text:span><text:span text:style-name="T5"> </text:span><text:span text:style-name="T38">וְעַל</text:span><text:span text:style-name="T5"> </text:span><text:span text:style-name="T38">כָּל</text:span><text:span text:style-name="T5"> </text:span><text:span text:style-name="T38">הָעֵדָה</text:span><text:span text:style-name="T5"> </text:span><text:span text:style-name="T38">יִקְצֹף</text:span><text:span text:style-name="T5"> </text:span><text:span text:style-name="T38">וַאֲחֵיכֶם</text:span><text:span text:style-name="T5"> </text:span><text:span text:style-name="T38">כָּל</text:span><text:span text:style-name="T5"> </text:span><text:span text:style-name="T38">בֵּית</text:span><text:span text:style-name="T5"> </text:span><text:span text:style-name="T38">יִשְׂרָאֵל</text:span><text:span text:style-name="T5"> </text:span><text:span text:style-name="T38">יִבְכּוּ</text:span><text:span text:style-name="T5"> </text:span><text:span text:style-name="T38">אֶת</text:span><text:span text:style-name="T5"> </text:span><text:span text:style-name="T38">הַשְּׂרֵפָה</text:span><text:span text:style-name="T5"> </text:span><text:span text:style-name="T38">אֲשֶׁר</text:span><text:span text:style-name="T5"> </text:span><text:span text:style-name="T38">שָׂרַף</text:span><text:span text:style-name="T5"> </text:span><text:span text:style-name="T38">ה']</text:span> <text:span text:style-name="T7">(</text:span><text:span text:style-name="T36">אל</text:span><text:span text:style-name="T2"> </text:span><text:span text:style-name="T36">תפרעו</text:span><text:span text:style-name="T2"> </text:span><text:span text:style-name="T7">- גידול</text:span><text:span text:style-name="T2"> </text:span><text:span text:style-name="T7">שער, והאי</text:span><text:span text:style-name="T2"> </text:span><text:span text:style-name="T7">קרא</text:span><text:span text:style-name="T2"> </text:span><text:span text:style-name="T7">- גבי</text:span><text:span text:style-name="T2"> </text:span><text:span text:style-name="T7">מיתת</text:span><text:span text:style-name="T2"> </text:span><text:span text:style-name="T7">נדב</text:span><text:span text:style-name="T2"> </text:span><text:span text:style-name="T7">ואביהוא</text:span><text:span text:style-name="T2"> </text:span><text:span text:style-name="T7">כתיב, ומדאצטריך</text:span><text:span text:style-name="T2"> </text:span><text:span text:style-name="T7">קרא</text:span><text:span text:style-name="T2"> </text:span><text:span text:style-name="T7">למישרי</text:span><text:span text:style-name="T2"> </text:span><text:span text:style-name="T7">להו</text:span><text:span text:style-name="T9">)</text:span> - מכלל<text:span text:style-name="T1"> </text:span>דכולי<text:span text:style-name="T1"> </text:span>עלמא<text:span text:style-name="T1"> </text:span>אסור.</text:p>
      <text:p text:style-name="P9"/>
      <text:p text:style-name="P9">(מועד<text:span text:style-name="T1"> </text:span>קטן<text:span text:style-name="T1"> </text:span>טו,א)</text:p>
      <text:p text:style-name="P9">מנודין<text:span text:style-name="T1"> </text:span>ומצורעין<text:span text:style-name="T1"> </text:span><text:span text:style-name="T7">(מצורעין</text:span><text:span text:style-name="T2"> </text:span><text:span text:style-name="T7">- 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כתיב</text:span><text:span text:style-name="T2"> </text:span><text:span text:style-name="T8">[ויקרא</text:span><text:span text:style-name="T4"> </text:span><text:span text:style-name="T8">יג,מה]</text:span><text:span text:style-name="T7"> </text:span><text:span text:style-name="T38">וְרֹאשׁוֹ</text:span><text:span text:style-name="T5"> </text:span><text:span text:style-name="T38">יִהְיֶה</text:span><text:span text:style-name="T5"> </text:span><text:span text:style-name="T38">פָרוּעַ</text:span><text:span text:style-name="T2"> </text:span><text:span text:style-name="T7">- הא</text:span><text:span text:style-name="T2"> </text:span><text:span text:style-name="T7">דריש</text:span><text:span text:style-name="T2"> </text:span><text:span text:style-name="T7">ליה</text:span><text:span text:style-name="T2"> </text:span><text:span text:style-name="T7">לקמן</text:span><text:span text:style-name="T2"> </text:span><text:span text:style-name="T7">להאי</text:span><text:span text:style-name="T2"> </text:span><text:span text:style-name="T7">פרוע</text:span><text:span text:style-name="T2"> </text:span><text:span text:style-name="T7">למילתא</text:span><text:span text:style-name="T2"> </text:span><text:span text:style-name="T7">אחריתי</text:span><text:span text:style-name="T9">)</text:span> - מה<text:span text:style-name="T1"> </text:span>הן<text:span text:style-name="T1"> </text:span>בתספורת? <text:span text:style-name="T7">(להכי</text:span><text:span text:style-name="T2"> </text:span><text:span text:style-name="T7">קאמר</text:span><text:span text:style-name="T2"> </text:span><text:span text:style-name="T7">להו</text:span><text:span text:style-name="T2"> </text:span><text:span text:style-name="T7">בהדדי: משום</text:span><text:span text:style-name="T2"> </text:span><text:span text:style-name="T7">דפשיט</text:span><text:span text:style-name="T2"> </text:span><text:span text:style-name="T7">להו</text:span><text:span text:style-name="T2"> </text:span><text:span text:style-name="T7">בהדדי.</text:span><text:span text:style-name="T9">)</text:span></text:p>
      <text:p text:style-name="P9">תא<text:span text:style-name="T1"> </text:span>שמע: '<text:span text:style-name="T41">מנודין</text:span><text:span text:style-name="T42"> </text:span><text:span text:style-name="T41">ומצורעין</text:span><text:span text:style-name="T42"> </text:span><text:span text:style-name="T41">אסורין</text:span><text:span text:style-name="T42"> </text:span><text:span text:style-name="T41">לספר</text:span><text:span text:style-name="T42"> </text:span><text:span text:style-name="T41">ולכבס</text:span>'.<text:span text:style-name="T41"> </text:span></text:p>
      <text:p text:style-name="P9"><text:span text:style-name="T7">(סיפא</text:span><text:span text:style-name="T2"> </text:span><text:span text:style-name="T7">דברייתא</text:span><text:span text:style-name="T2"> </text:span><text:span text:style-name="T7">היא</text:span><text:span text:style-name="T2"> </text:span><text:span text:style-name="T8">[דומה</text:span><text:span text:style-name="T4"> </text:span><text:span text:style-name="T8">למסכת</text:span><text:span text:style-name="T4"> </text:span><text:span text:style-name="T8">שמחות</text:span><text:span text:style-name="T4"> <text:s/></text:span><text:span text:style-name="T8">פ"ה</text:span><text:span text:style-name="T4"> </text:span><text:span text:style-name="T8">ה"יג]</text:span><text:span text:style-name="T9">)</text:span><text:span text:style-name="T41"> מנודה</text:span><text:span text:style-name="T42"> </text:span><text:span text:style-name="T41">שמת</text:span><text:span text:style-name="T42"> </text:span><text:span text:style-name="T41">- בית</text:span><text:span text:style-name="T42"> </text:span><text:span text:style-name="T41">דין</text:span><text:span text:style-name="T42"> </text:span><text:span text:style-name="T41">סוקלין</text:span><text:span text:style-name="T42"> </text:span><text:span text:style-name="T41">את</text:span><text:span text:style-name="T42"> </text:span><text:span text:style-name="T41">ארונו; רבי</text:span><text:span text:style-name="T42"> </text:span><text:span text:style-name="T41">יהודה</text:span><text:span text:style-name="T42"> </text:span><text:span text:style-name="T41">אומר: לא</text:span><text:span text:style-name="T42"> </text:span><text:span text:style-name="T41">שיעמידו</text:span><text:span text:style-name="T42"> </text:span><text:span text:style-name="T41">עליו</text:span><text:span text:style-name="T42"> </text:span><text:span text:style-name="T41">גל</text:span><text:span text:style-name="T42"> </text:span><text:span text:style-name="T41">אבנים</text:span><text:span text:style-name="T42"> </text:span><text:span text:style-name="T41">כגלו</text:span><text:span text:style-name="T42"> </text:span><text:span text:style-name="T41">של</text:span><text:span text:style-name="T42"> </text:span><text:span text:style-name="T41">עכן</text:span><text:span text:style-name="T42"> </text:span><text:span text:style-name="T7">(דכתיב</text:span><text:span text:style-name="T2"> </text:span><text:span text:style-name="T7">(יהושע</text:span><text:span text:style-name="T2"> </text:span><text:span text:style-name="T7">ז) ויקימו</text:span><text:span text:style-name="T2"> </text:span><text:span text:style-name="T7">עליו</text:span><text:span text:style-name="T2"> </text:span><text:span text:style-name="T7">גל</text:span><text:span text:style-name="T2"> </text:span><text:span text:style-name="T7">אבנים</text:span><text:span text:style-name="T2"> </text:span><text:span text:style-name="T7">גדול</text:span><text:span text:style-name="T9">)</text:span><text:span text:style-name="T41">, אלא</text:span><text:span text:style-name="T42"> </text:span><text:span text:style-name="T41">בית</text:span><text:span text:style-name="T42"> </text:span><text:span text:style-name="T41">דין</text:span><text:span text:style-name="T42"> </text:span><text:span text:style-name="T41">שולחין</text:span><text:span text:style-name="T42"> </text:span><text:span text:style-name="T41">ומניחין</text:span><text:span text:style-name="T42"> </text:span><text:span text:style-name="T41">אבן</text:span><text:span text:style-name="T42"> </text:span><text:span text:style-name="T41">גדולה</text:span><text:span text:style-name="T42"> </text:span><text:span text:style-name="T41">על</text:span><text:span text:style-name="T42"> </text:span><text:span text:style-name="T41">ארונו, ללמדך</text:span><text:span text:style-name="T42"> </text:span><text:span text:style-name="T41">שכל</text:span><text:span text:style-name="T42"> </text:span><text:span text:style-name="T41">המתנדה</text:span><text:span text:style-name="T42"> </text:span><text:span text:style-name="T41">ומת</text:span><text:span text:style-name="T42"> </text:span><text:span text:style-name="T41">בנידויו</text:span><text:span text:style-name="T42"> </text:span><text:span text:style-name="T41">- בית</text:span><text:span text:style-name="T42"> </text:span><text:span text:style-name="T41">דין</text:span><text:span text:style-name="T42"> </text:span><text:span text:style-name="T41">סוקלין</text:span><text:span text:style-name="T42"> </text:span><text:span text:style-name="T41">את</text:span><text:span text:style-name="T42"> </text:span><text:span text:style-name="T41">ארונו.</text:span>'</text:p>
      <text:p text:style-name="P9"/>
      <text:p text:style-name="P9">אָבֵל<text:span text:style-name="T1"> </text:span>חייב<text:span text:style-name="T1"> </text:span>בעטיפת<text:span text:style-name="T1"> </text:span>הראש, מדקאמר<text:span text:style-name="T1"> </text:span>ליה<text:span text:style-name="T1"> </text:span>רחמנא<text:span text:style-name="T1"> </text:span>ליחזקאל<text:span text:style-name="T1"> </text:span><text:span text:style-name="T8">(יחזקאל</text:span><text:span text:style-name="T4"> </text:span><text:span text:style-name="T8">כד,יז)</text:span><text:span text:style-name="T35"> </text:span><text:span text:style-name="T38">[הֵאָנֵק</text:span><text:span text:style-name="T5"> </text:span><text:span text:style-name="T38">דֹּם</text:span><text:span text:style-name="T5"> </text:span><text:span text:style-name="T38">מֵתִים</text:span><text:span text:style-name="T5"> </text:span><text:span text:style-name="T38">אֵבֶל</text:span><text:span text:style-name="T5"> </text:span><text:span text:style-name="T38">לֹא</text:span><text:span text:style-name="T5"> </text:span><text:span text:style-name="T38">תַעֲשֶׂה</text:span><text:span text:style-name="T5"> </text:span><text:span text:style-name="T38">פְּאֵרְךָ</text:span><text:span text:style-name="T5"> </text:span><text:span text:style-name="T38">חֲבוֹשׁ</text:span><text:span text:style-name="T5"> </text:span><text:span text:style-name="T38">עָלֶיךָ</text:span><text:span text:style-name="T5"> </text:span><text:span text:style-name="T38">וּנְעָלֶיךָ</text:span><text:span text:style-name="T5"> </text:span><text:span text:style-name="T38">תָּשִׂים</text:span><text:span text:style-name="T5"> </text:span><text:span text:style-name="T38">בְּרַגְלֶיךָ]</text:span><text:span text:style-name="T35"> וְלֹא</text:span><text:span text:style-name="T1"> </text:span><text:span text:style-name="T35">תַעְטֶה</text:span><text:span text:style-name="T1"> </text:span><text:span text:style-name="T35">עַל</text:span><text:span text:style-name="T1"> </text:span><text:span text:style-name="T35">שָׂפָם</text:span><text:span text:style-name="T1"> </text:span><text:span text:style-name="T38">[וְלֶחֶם</text:span><text:span text:style-name="T5"> </text:span><text:span text:style-name="T38">אֲנָשִׁים</text:span><text:span text:style-name="T5"> </text:span><text:span text:style-name="T38">לֹא</text:span><text:span text:style-name="T5"> </text:span><text:span text:style-name="T38">תֹאכֵל]</text:span> - מכלל<text:span text:style-name="T1"> </text:span>דכולי<text:span text:style-name="T1"> </text:span>עלמא<text:span text:style-name="T1"> </text:span>מיחייבי.</text:p>
      <text:p text:style-name="P29"><text:soft-page-break/></text:p>
      <text:p text:style-name="P9">מנודה, מהו<text:span text:style-name="T1"> </text:span>בעטיפת<text:span text:style-name="T1"> </text:span>הראש? </text:p>
      <text:p text:style-name="P9">אמר<text:span text:style-name="T1"> </text:span>רב<text:span text:style-name="T1"> </text:span>יוסף: תא<text:span text:style-name="T1"> </text:span>שמע: '<text:span text:style-name="T41">והן</text:span><text:span text:style-name="T42"> </text:span><text:span text:style-name="T41">מתעטפין</text:span><text:span text:style-name="T42"> </text:span><text:span text:style-name="T7">(מפורש</text:span><text:span text:style-name="T2"> </text:span><text:span text:style-name="T7">במסכת</text:span><text:span text:style-name="T2"> </text:span><text:span text:style-name="T7">תענית</text:span><text:span text:style-name="T2"> </text:span><text:span text:style-name="T8">[יד,ב]</text:span><text:span text:style-name="T7">, לאחר</text:span><text:span text:style-name="T2"> </text:span><text:span text:style-name="T7">שהתענו</text:span><text:span text:style-name="T2"> </text:span><text:span text:style-name="T7">שלש</text:span><text:span text:style-name="T2"> </text:span><text:span text:style-name="T7">עשרה</text:span><text:span text:style-name="T2"> </text:span><text:span text:style-name="T7">תעניות</text:span><text:span text:style-name="T2"> </text:span><text:span text:style-name="T7">צבור</text:span><text:span text:style-name="T9">)</text:span><text:span text:style-name="T41"> ויושבין</text:span><text:span text:style-name="T42"> </text:span><text:span text:style-name="T41">כמנודין</text:span><text:span text:style-name="T42"> </text:span><text:span text:style-name="T41">וכאבלים</text:span><text:span text:style-name="T42"> </text:span><text:span text:style-name="T41">עד</text:span><text:span text:style-name="T42"> </text:span><text:span text:style-name="T41">שירחמו</text:span><text:span text:style-name="T42"> </text:span><text:span text:style-name="T41">עליהם</text:span><text:span text:style-name="T42"> </text:span><text:span text:style-name="T41">מן</text:span><text:span text:style-name="T42"> </text:span><text:span text:style-name="T41">השמים</text:span>'!</text:p>
      <text:p text:style-name="P9">אמר<text:span text:style-name="T1"> </text:span>ליה<text:span text:style-name="T1"> </text:span>אביי: דלמא<text:span text:style-name="T1"> </text:span>מנודה<text:span text:style-name="T1"> </text:span>לשמים<text:span text:style-name="T1"> </text:span><text:span text:style-name="T7">(כי</text:span><text:span text:style-name="T2"> </text:span><text:span text:style-name="T7">הני</text:span><text:span text:style-name="T9">)</text:span> שאני, דחמיר<text:span text:style-name="T1"> </text:span><text:span text:style-name="T7">(ולהכי</text:span><text:span text:style-name="T2"> </text:span><text:span text:style-name="T7">צריכי</text:span><text:span text:style-name="T2"> </text:span><text:span text:style-name="T7">עטיפת</text:span><text:span text:style-name="T2"> </text:span><text:span text:style-name="T7">הראש, אבל</text:span><text:span text:style-name="T2"> </text:span><text:span text:style-name="T7">אחרים</text:span><text:span text:style-name="T2"> </text:span><text:span text:style-name="T7">- אינן</text:span><text:span text:style-name="T2"> </text:span><text:span text:style-name="T7">צריכין</text:span><text:span text:style-name="T2"> </text:span><text:span text:style-name="T7">עטיפת</text:span><text:span text:style-name="T2"> </text:span><text:span text:style-name="T7">הראש</text:span><text:span text:style-name="T9">)</text:span>? </text:p>
      <text:p text:style-name="P29"/>
      <text:p text:style-name="P9">מצורע, מהו<text:span text:style-name="T1"> </text:span>בעטיפת<text:span text:style-name="T1"> </text:span>הראש?</text:p>
      <text:p text:style-name="P9">תא<text:span text:style-name="T1"> </text:span>שמע: '<text:span text:style-name="T8">(ויקרא</text:span><text:span text:style-name="T4"> </text:span><text:span text:style-name="T8">יג,מה)</text:span><text:span text:style-name="T35"> </text:span><text:span text:style-name="T38">[וְהַצָּרוּעַ</text:span><text:span text:style-name="T5"> </text:span><text:span text:style-name="T38">אֲשֶׁר</text:span><text:span text:style-name="T5"> </text:span><text:span text:style-name="T38">בּוֹ</text:span><text:span text:style-name="T5"> </text:span><text:span text:style-name="T38">הַנֶּגַע</text:span><text:span text:style-name="T5"> </text:span><text:span text:style-name="T38">בְּגָדָיו</text:span><text:span text:style-name="T5"> </text:span><text:span text:style-name="T38">יִהְיוּ</text:span><text:span text:style-name="T5"> </text:span><text:span text:style-name="T38">פְרֻמִים</text:span><text:span text:style-name="T5"> </text:span><text:span text:style-name="T38">וְרֹאשׁוֹ</text:span><text:span text:style-name="T5"> </text:span><text:span text:style-name="T38">יִהְיֶה</text:span><text:span text:style-name="T5"> </text:span><text:span text:style-name="T38">פָרוּעַ]</text:span><text:span text:style-name="T35"> וְעַל</text:span><text:span text:style-name="T1"> </text:span><text:span text:style-name="T35">שָׂפָם</text:span><text:span text:style-name="T1"> </text:span><text:span text:style-name="T35">יַעְטֶה</text:span><text:span text:style-name="T1"> </text:span><text:span text:style-name="T38">[וְטָמֵא</text:span><text:span text:style-name="T5"> </text:span><text:span text:style-name="T38">טָמֵא</text:span><text:span text:style-name="T5"> </text:span><text:span text:style-name="T38">יִקְרָא]</text:span> - מכלל<text:span text:style-name="T1"> </text:span>שחייב<text:span text:style-name="T1"> </text:span>בעטיפת<text:span text:style-name="T1"> </text:span>הראש<text:span text:style-name="T1"> </text:span><text:span text:style-name="T7">(</text:span><text:span text:style-name="T38">יַעְטֶה</text:span><text:span text:style-name="T2"> </text:span><text:span text:style-name="T7">- משמע</text:span><text:span text:style-name="T2"> </text:span><text:span text:style-name="T7">עטיפת</text:span><text:span text:style-name="T2"> </text:span><text:span text:style-name="T7">הראש</text:span><text:span text:style-name="T9">)</text:span>!</text:p>
      <text:p text:style-name="P9">שמע<text:span text:style-name="T1"> </text:span>מינה.</text:p>
      <text:p text:style-name="P9"/>
      <text:p text:style-name="P9">אָבֵל<text:span text:style-name="T1"> </text:span>אסור<text:span text:style-name="T1"> </text:span>להניח<text:span text:style-name="T1"> </text:span>תפילין, מדקאמר<text:span text:style-name="T1"> </text:span>ליה<text:span text:style-name="T1"> </text:span>רחמנא<text:span text:style-name="T1"> </text:span>ליחזקאל<text:span text:style-name="T1"> </text:span><text:span text:style-name="T8">(יחזקאל</text:span><text:span text:style-name="T4"> </text:span><text:span text:style-name="T8">כד,יז)</text:span><text:span text:style-name="T35"> </text:span><text:span text:style-name="T38">[הֵאָנֵק</text:span><text:span text:style-name="T5"> </text:span><text:span text:style-name="T38">דֹּם</text:span><text:span text:style-name="T5"> </text:span><text:span text:style-name="T38">מֵתִים</text:span><text:span text:style-name="T5"> </text:span><text:span text:style-name="T38">אֵבֶל</text:span><text:span text:style-name="T5"> </text:span><text:span text:style-name="T38">לֹא</text:span><text:span text:style-name="T5"> </text:span><text:span text:style-name="T38">תַעֲשֶׂה]</text:span><text:span text:style-name="T35"> פְּאֵרְךָ</text:span><text:span text:style-name="T1"> </text:span><text:span text:style-name="T35">חֲבוֹשׁ</text:span><text:span text:style-name="T1"> </text:span><text:span text:style-name="T35">עָלֶיךָ</text:span><text:span text:style-name="T1"> </text:span><text:span text:style-name="T38">[וּנְעָלֶיךָ</text:span><text:span text:style-name="T5"> </text:span><text:span text:style-name="T38">תָּשִׂים</text:span><text:span text:style-name="T5"> </text:span><text:span text:style-name="T38">בְּרַגְלֶיךָ</text:span><text:span text:style-name="T5"> </text:span><text:span text:style-name="T38">וְלֹא</text:span><text:span text:style-name="T5"> </text:span><text:span text:style-name="T38">תַעְטֶה</text:span><text:span text:style-name="T5"> </text:span><text:span text:style-name="T38">עַל</text:span><text:span text:style-name="T5"> </text:span><text:span text:style-name="T38">שָׂפָם</text:span><text:span text:style-name="T5"> </text:span><text:span text:style-name="T38">וְלֶחֶם</text:span><text:span text:style-name="T5"> </text:span><text:span text:style-name="T38">אֲנָשִׁים</text:span><text:span text:style-name="T5"> </text:span><text:span text:style-name="T38">לֹא</text:span><text:span text:style-name="T5"> </text:span><text:span text:style-name="T38">תֹאכֵל]</text:span> <text:span text:style-name="T7">(</text:span><text:span text:style-name="T38">פְּאֵרְךָ</text:span><text:span text:style-name="T2"> </text:span><text:span text:style-name="T7">- זה</text:span><text:span text:style-name="T2"> </text:span><text:span text:style-name="T7">תפילין</text:span><text:span text:style-name="T9">)</text:span> - מכלל<text:span text:style-name="T1"> </text:span>דכולי<text:span text:style-name="T1"> </text:span>עלמא<text:span text:style-name="T1"> </text:span>אסור.</text:p>
      <text:p text:style-name="P29"/>
      <text:p text:style-name="P9">מנודה<text:span text:style-name="T1"> </text:span>מהו<text:span text:style-name="T1"> </text:span>בתפילין?</text:p>
      <text:p text:style-name="P9">תיקו.</text:p>
      <text:p text:style-name="P29"/>
      <text:p text:style-name="P9">מצורע<text:span text:style-name="T1"> </text:span>מהו<text:span text:style-name="T1"> </text:span>בתפילין?</text:p>
      <text:p text:style-name="P9">תא<text:span text:style-name="T1"> </text:span>שמע: '<text:span text:style-name="T8">(ויקרא</text:span><text:span text:style-name="T4"> </text:span><text:span text:style-name="T8">יג,מה)</text:span><text:span text:style-name="T35"> וְהַצָּרוּעַ</text:span><text:span text:style-name="T1"> </text:span><text:span text:style-name="T38">[אֲשֶׁר</text:span><text:span text:style-name="T5"> </text:span><text:span text:style-name="T38">בּוֹ</text:span><text:span text:style-name="T5"> </text:span><text:span text:style-name="T38">הַנֶּגַע</text:span><text:span text:style-name="T5"> </text:span><text:span text:style-name="T38">בְּגָדָיו</text:span><text:span text:style-name="T5"> </text:span><text:span text:style-name="T38">יִהְיוּ</text:span><text:span text:style-name="T5"> </text:span><text:span text:style-name="T38">פְרֻמִים</text:span><text:span text:style-name="T5"> </text:span><text:span text:style-name="T38">וְרֹאשׁוֹ</text:span><text:span text:style-name="T5"> </text:span><text:span text:style-name="T38">יִהְיֶה</text:span><text:span text:style-name="T5"> </text:span><text:span text:style-name="T38">פָרוּעַ</text:span><text:span text:style-name="T5"> </text:span><text:span text:style-name="T38">וְעַל</text:span><text:span text:style-name="T5"> </text:span><text:span text:style-name="T38">שָׂפָם</text:span><text:span text:style-name="T5"> </text:span><text:span text:style-name="T38">יַעְטֶה</text:span><text:span text:style-name="T5"> </text:span><text:span text:style-name="T38">וְטָמֵא</text:span><text:span text:style-name="T5"> </text:span><text:span text:style-name="T38">טָמֵא</text:span><text:span text:style-name="T5"> </text:span><text:span text:style-name="T38">יִקְרָא]</text:span> - לרבות<text:span text:style-name="T1"> </text:span>כהן<text:span text:style-name="T1"> </text:span>גדול. </text:p>
      <text:p text:style-name="P9"><text:span text:style-name="T35">בְּגָדָיו</text:span><text:span text:style-name="T1"> </text:span><text:span text:style-name="T35">יִהְיוּ</text:span><text:span text:style-name="T1"> </text:span><text:span text:style-name="T35">פְרֻמִים</text:span><text:span text:style-name="T1"> </text:span>- שיהו<text:span text:style-name="T1"> </text:span>מקורעים;</text:p>
      <text:p text:style-name="P9"><text:span text:style-name="T35">וְרֹאשׁוֹ</text:span><text:span text:style-name="T1"> </text:span><text:span text:style-name="T35">יִהְיֶה</text:span><text:span text:style-name="T1"> </text:span><text:span text:style-name="T35">פָרוּעַ</text:span><text:span text:style-name="T1"> </text:span>- אין<text:span text:style-name="T1"> </text:span>פריעה<text:span text:style-name="T1"> </text:span>אלא<text:span text:style-name="T1"> </text:span>גידול<text:span text:style-name="T1"> </text:span>שער, דברי<text:span text:style-name="T1"> </text:span>רבי<text:span text:style-name="T1"> </text:span>אליעזר; רבי<text:span text:style-name="T1"> </text:span>עקיבא<text:span text:style-name="T1"> </text:span>אומר: נאמרה<text:span text:style-name="T1"> </text:span>הוייה<text:span text:style-name="T1"> </text:span>בראש<text:span text:style-name="T1"> </text:span>ונאמרה<text:span text:style-name="T1"> </text:span>הוייה<text:span text:style-name="T1"> </text:span>בבגד; מה<text:span text:style-name="T1"> </text:span>הוייה<text:span text:style-name="T1"> </text:span>האמורה<text:span text:style-name="T1"> </text:span>בבגד<text:span text:style-name="T1"> </text:span>= דבר<text:span text:style-name="T1"> </text:span>שחוץ<text:span text:style-name="T1"> </text:span>מגופו, אף<text:span text:style-name="T1"> </text:span>הוייה<text:span text:style-name="T1"> </text:span><text:span text:style-name="T7">(האמורה</text:span><text:span text:style-name="T2"> </text:span><text:span text:style-name="T9">)</text:span> בראש<text:span text:style-name="T1"> </text:span><text:span text:style-name="T38">[וְרֹאשׁוֹ</text:span><text:span text:style-name="T5"> </text:span><text:span text:style-name="T38">יִהְיֶה</text:span><text:span text:style-name="T5"> </text:span><text:span text:style-name="T38">פָרוּעַ</text:span><text:span text:style-name="T5"> </text:span><text:span text:style-name="T7">משמע</text:span><text:span text:style-name="T2"> </text:span><text:span text:style-name="T7">מגולה, כענין</text:span><text:span text:style-name="T2"> </text:span><text:span text:style-name="T7">דכתיב</text:span><text:span text:style-name="T2"> </text:span><text:span text:style-name="T38">וּפָרַע</text:span><text:span text:style-name="T5"> </text:span><text:span text:style-name="T38">אֶת</text:span><text:span text:style-name="T5"> </text:span><text:span text:style-name="T38">רֹאשׁ</text:span><text:span text:style-name="T5"> </text:span><text:span text:style-name="T38">הָאִשָּׁה</text:span><text:span text:style-name="T5"> </text:span><text:span text:style-name="T8">(במדבר</text:span><text:span text:style-name="T4"> </text:span><text:span text:style-name="T8">ה,יח)</text:span><text:span text:style-name="T38">]</text:span> = דבר<text:span text:style-name="T1"> </text:span>שחוץ<text:span text:style-name="T1"> </text:span>מגופו<text:span text:style-name="T1"> </text:span><text:span text:style-name="T7">(ולא</text:span><text:span text:style-name="T2"> </text:span><text:span text:style-name="T7">אמרינן</text:span><text:span text:style-name="T2"> </text:span><text:span text:style-name="T7">משער, שהוא</text:span><text:span text:style-name="T2"> </text:span><text:span text:style-name="T7">מגופו</text:span><text:span text:style-name="T9">)</text:span>'; מאי<text:span text:style-name="T1"> </text:span>לאו<text:span text:style-name="T1"> </text:span>אתפילין<text:span text:style-name="T1"> </text:span><text:span text:style-name="T7">(שיהא</text:span><text:span text:style-name="T2"> </text:span><text:span text:style-name="T7">ראשו</text:span><text:span text:style-name="T2"> </text:span><text:span text:style-name="T7">מגולה</text:span><text:span text:style-name="T2"> </text:span><text:span text:style-name="T7">מתפילין</text:span><text:span text:style-name="T9">)</text:span>?</text:p>
      <text:p text:style-name="P9">אמר<text:span text:style-name="T1"> </text:span>רב<text:span text:style-name="T1"> </text:span>פפא: לא, אכומתא<text:span text:style-name="T1"> </text:span>וסודרא<text:span text:style-name="T1"> </text:span><text:span text:style-name="T7">(כלומר: שיהא</text:span><text:span text:style-name="T2"> </text:span><text:span text:style-name="T7">ראשו</text:span><text:span text:style-name="T2"> </text:span><text:span text:style-name="T7">מגולה</text:span><text:span text:style-name="T2"> </text:span><text:span text:style-name="T7">מכומתא</text:span><text:span text:style-name="T2"> </text:span><text:span text:style-name="T7">וסודרא, אבל</text:span><text:span text:style-name="T2"> </text:span><text:span text:style-name="T7">תפילין</text:span><text:span text:style-name="T2"> </text:span><text:span text:style-name="T7">מניח</text:span><text:span text:style-name="T9">)</text:span>.</text:p>
      <text:p text:style-name="P9"/>
      <text:p text:style-name="P9">אָבֵל<text:span text:style-name="T1"> </text:span>אסור<text:span text:style-name="T1"> </text:span>בשאילת<text:span text:style-name="T1"> </text:span>שלום, דקאמר<text:span text:style-name="T1"> </text:span>ליה<text:span text:style-name="T1"> </text:span>רחמנא<text:span text:style-name="T1"> </text:span>ליחזקאל<text:span text:style-name="T1"> </text:span><text:span text:style-name="T8">(יחזקאל</text:span><text:span text:style-name="T4"> </text:span><text:span text:style-name="T8">כד,יז)</text:span><text:span text:style-name="T35"> הֵאָנֵק</text:span><text:span text:style-name="T1"> </text:span><text:span text:style-name="T35">דֹּם</text:span><text:span text:style-name="T1"> </text:span><text:span text:style-name="T38">[מֵתִים</text:span><text:span text:style-name="T5"> </text:span><text:span text:style-name="T38">אֵבֶל</text:span><text:span text:style-name="T5"> </text:span><text:span text:style-name="T38">לֹא</text:span><text:span text:style-name="T5"> </text:span><text:span text:style-name="T38">תַעֲשֶׂה</text:span><text:span text:style-name="T5"> </text:span><text:span text:style-name="T38">פְּאֵרְךָ</text:span><text:span text:style-name="T5"> </text:span><text:span text:style-name="T38">חֲבוֹשׁ</text:span><text:span text:style-name="T5"> </text:span><text:span text:style-name="T38">עָלֶיךָ</text:span><text:span text:style-name="T5"> </text:span><text:span text:style-name="T38">וּנְעָלֶיךָ</text:span><text:span text:style-name="T5"> </text:span><text:span text:style-name="T38">תָּשִׂים</text:span><text:span text:style-name="T5"> </text:span><text:span text:style-name="T38">בְּרַגְלֶיךָ</text:span><text:span text:style-name="T5"> </text:span><text:span text:style-name="T38">וְלֹא</text:span><text:span text:style-name="T5"> </text:span><text:span text:style-name="T38">תַעְטֶה</text:span><text:span text:style-name="T5"> </text:span><text:span text:style-name="T38">עַל</text:span><text:span text:style-name="T5"> </text:span><text:span text:style-name="T38">שָׂפָם</text:span><text:span text:style-name="T5"> </text:span><text:span text:style-name="T38">וְלֶחֶם</text:span><text:span text:style-name="T5"> </text:span><text:span text:style-name="T38">אֲנָשִׁים</text:span><text:span text:style-name="T5"> </text:span><text:span text:style-name="T38">לֹא</text:span><text:span text:style-name="T5"> </text:span><text:span text:style-name="T38">תֹאכֵל]</text:span> <text:span text:style-name="T7">(כלומר: בדבר</text:span><text:span text:style-name="T2"> </text:span><text:span text:style-name="T7">זה</text:span><text:span text:style-name="T2"> </text:span><text:span text:style-name="T7">תנהוג</text:span><text:span text:style-name="T2"> </text:span><text:span text:style-name="T7">אבילות: שתדום</text:span><text:span text:style-name="T2"> </text:span><text:span text:style-name="T7">ולא</text:span><text:span text:style-name="T2"> </text:span><text:span text:style-name="T7">תשאל</text:span><text:span text:style-name="T2"> </text:span><text:span text:style-name="T7">לשלום</text:span><text:span text:style-name="T9">)</text:span>;</text:p>
      <text:p text:style-name="P29"/>
      <text:p text:style-name="P9">מנודה<text:span text:style-name="T1"> </text:span>מהו<text:span text:style-name="T1"> </text:span>בשאילת<text:span text:style-name="T1"> </text:span>שלום?</text:p>
      <text:p text:style-name="P9">אמר<text:span text:style-name="T1"> </text:span>רב<text:span text:style-name="T1"> </text:span>יוסף: תא<text:span text:style-name="T1"> </text:span>שמע<text:span text:style-name="T1"> </text:span><text:span text:style-name="T7">(דתני</text:span><text:span text:style-name="T2"> </text:span><text:span text:style-name="T7">גבי</text:span><text:span text:style-name="T2"> </text:span><text:span text:style-name="T7">תעניות</text:span><text:span text:style-name="T9">)</text:span>: '<text:span text:style-name="T7">(הן</text:span><text:span text:style-name="T2"> </text:span><text:span text:style-name="T7">יושבין</text:span><text:span text:style-name="T2"> </text:span><text:span text:style-name="T7">כמנודין</text:span><text:span text:style-name="T2"> </text:span><text:span text:style-name="T7">ואבלים</text:span><text:span text:style-name="T2"> </text:span><text:span text:style-name="T7">כו'</text:span><text:span text:style-name="T9">)</text:span><text:span text:style-name="T41"> ובשאילת</text:span><text:span text:style-name="T42"> </text:span><text:span text:style-name="T41">שלום</text:span><text:span text:style-name="T42"> </text:span><text:span text:style-name="T41">שבין</text:span><text:span text:style-name="T42"> </text:span><text:span text:style-name="T41">אדם</text:span><text:span text:style-name="T42"> </text:span><text:span text:style-name="T41">לחברו</text:span><text:span text:style-name="T42"> </text:span><text:span text:style-name="T41">כבני</text:span><text:span text:style-name="T42"> </text:span><text:span text:style-name="T41">אדם</text:span><text:span text:style-name="T42"> </text:span><text:span text:style-name="T41">הנזופין</text:span><text:span text:style-name="T42"> </text:span><text:span text:style-name="T41">למקום</text:span>'. </text:p>
      <text:p text:style-name="P9">אמר<text:span text:style-name="T1"> </text:span>ליה<text:span text:style-name="T1"> </text:span>אביי: דלמא<text:span text:style-name="T1"> </text:span>מנודה<text:span text:style-name="T1"> </text:span>לשמים<text:span text:style-name="T1"> </text:span>שאני, דחמיר?</text:p>
      <text:p text:style-name="P29"/>
      <text:p text:style-name="P9">מצורע<text:span text:style-name="T1"> </text:span>מהו<text:span text:style-name="T1"> </text:span>בשאילת<text:span text:style-name="T1"> </text:span>שלום?</text:p>
      <text:p text:style-name="P9">תא<text:span text:style-name="T1"> </text:span>שמע: '<text:span text:style-name="T8">(ויקרא</text:span><text:span text:style-name="T4"> </text:span><text:span text:style-name="T8">יג,מה)</text:span><text:span text:style-name="T35"> </text:span><text:span text:style-name="T38">[וְהַצָּרוּעַ</text:span><text:span text:style-name="T5"> </text:span><text:span text:style-name="T38">אֲשֶׁר</text:span><text:span text:style-name="T5"> </text:span><text:span text:style-name="T38">בּוֹ</text:span><text:span text:style-name="T5"> </text:span><text:span text:style-name="T38">הַנֶּגַע</text:span><text:span text:style-name="T5"> </text:span><text:span text:style-name="T38">בְּגָדָיו</text:span><text:span text:style-name="T5"> </text:span><text:span text:style-name="T38">יִהְיוּ</text:span><text:span text:style-name="T5"> </text:span><text:span text:style-name="T38">פְרֻמִים</text:span><text:span text:style-name="T5"> </text:span><text:span text:style-name="T38">וְרֹאשׁוֹ</text:span><text:span text:style-name="T5"> </text:span><text:span text:style-name="T38">יִהְיֶה</text:span><text:span text:style-name="T5"> </text:span><text:span text:style-name="T38">פָרוּעַ]</text:span><text:span text:style-name="T45"> וְעַל</text:span><text:span text:style-name="T42"> </text:span><text:span text:style-name="T45">שָׂפָם</text:span><text:span text:style-name="T42"> </text:span><text:span text:style-name="T45">יַעְטֶה</text:span><text:span text:style-name="T42"> </text:span><text:span text:style-name="T38">[וְטָמֵא</text:span><text:span text:style-name="T5"> </text:span><text:span text:style-name="T38">טָמֵא</text:span><text:span text:style-name="T5"> </text:span><text:span text:style-name="T38">יִקְרָא]</text:span> - <text:span text:style-name="T7">('שפם' - משמע</text:span><text:span text:style-name="T9">)</text:span><text:span text:style-name="T41"> שיהו</text:span><text:span text:style-name="T42"> </text:span><text:span text:style-name="T41">שפתותיו</text:span><text:span text:style-name="T42"> </text:span><text:span text:style-name="T41">מדובקות</text:span><text:span text:style-name="T42"> </text:span><text:span text:style-name="T41">זו</text:span><text:span text:style-name="T42"> </text:span><text:span text:style-name="T41">בזו: שיהא</text:span><text:span text:style-name="T42"> </text:span><text:span text:style-name="T41">כמנודה</text:span><text:span text:style-name="T42"> </text:span><text:span text:style-name="T41">וכאבל, ואסור</text:span><text:span text:style-name="T42"> </text:span><text:span text:style-name="T41">בשאילת</text:span><text:span text:style-name="T42"> </text:span><text:span text:style-name="T41">שלום!</text:span>'</text:p>
      <text:p text:style-name="P9">שמע<text:span text:style-name="T1"> </text:span>מינה. </text:p>
      <text:p text:style-name="P9">וניפשוט<text:span text:style-name="T1"> </text:span>מינה<text:span text:style-name="T1"> </text:span>למנודה? </text:p>
      <text:p text:style-name="P9">אמר<text:span text:style-name="T1"> </text:span>רב<text:span text:style-name="T1"> </text:span>אחא<text:span text:style-name="T1"> </text:span>בר<text:span text:style-name="T1"> </text:span>פנחס<text:span text:style-name="T1"> </text:span>משמיה<text:span text:style-name="T1"> </text:span>דרב<text:span text:style-name="T1"> </text:span>יוסף: מי<text:span text:style-name="T1"> </text:span>קתני<text:span text:style-name="T1"> </text:span>'<text:span text:style-name="T7">(כמנודה</text:span><text:span text:style-name="T9">)</text:span> שאסור<text:span text:style-name="T1"> </text:span><text:span text:style-name="T7">(בשאילת</text:span><text:span text:style-name="T2"> </text:span><text:span text:style-name="T7">שלום</text:span><text:span text:style-name="T9">)</text:span>'? <text:span text:style-name="T96">[לא</text:span><text:span text:style-name="T2"> </text:span><text:span text:style-name="T96">כך</text:span><text:span text:style-name="T2"> </text:span><text:span text:style-name="T96">כתוב</text:span><text:span text:style-name="T2"> </text:span><text:span text:style-name="T96">אלא]</text:span> '<text:span text:style-name="T41">שיהא</text:span><text:span text:style-name="T42"> </text:span><text:span text:style-name="T41">כמנודה</text:span><text:span text:style-name="T42"> </text:span><text:span text:style-name="T41">וכאבל</text:span>' קתני, במילי<text:span text:style-name="T1"> </text:span>אחרנייתא: '<text:span text:style-name="T41">ואסור</text:span>' <text:span text:style-name="T96">[המצורע]</text:span> נמי<text:span text:style-name="T1"> </text:span>'<text:span text:style-name="T41">בשאילת</text:span><text:span text:style-name="T42"> </text:span><text:span text:style-name="T41">שלום</text:span>'. </text:p>
      <text:p text:style-name="P9"/>
      <text:p text:style-name="P9"><text:soft-page-break/>אָבֵל<text:span text:style-name="T1"> </text:span>אסור<text:span text:style-name="T1"> </text:span>בדברי<text:span text:style-name="T1"> </text:span>תורה, מדקאמר<text:span text:style-name="T1"> </text:span>רחמנא<text:span text:style-name="T1"> </text:span>ליחזקאל<text:span text:style-name="T1"> </text:span><text:span text:style-name="T8">(יחזקאל</text:span><text:span text:style-name="T4"> </text:span><text:span text:style-name="T8">כד,יז)</text:span><text:span text:style-name="T35"> </text:span><text:span text:style-name="T38">[הֵאָנֵק]</text:span><text:span text:style-name="T35"> דֹּם</text:span><text:span text:style-name="T1"> </text:span><text:span text:style-name="T38">[מֵתִים</text:span><text:span text:style-name="T5"> </text:span><text:span text:style-name="T38">אֵבֶל</text:span><text:span text:style-name="T5"> </text:span><text:span text:style-name="T38">לֹא</text:span><text:span text:style-name="T5"> </text:span><text:span text:style-name="T38">תַעֲשֶׂה</text:span><text:span text:style-name="T5"> </text:span><text:span text:style-name="T38">פְּאֵרְךָ</text:span><text:span text:style-name="T5"> </text:span><text:span text:style-name="T38">חֲבוֹשׁ</text:span><text:span text:style-name="T5"> </text:span><text:span text:style-name="T38">עָלֶיךָ</text:span><text:span text:style-name="T5"> </text:span><text:span text:style-name="T38">וּנְעָלֶיךָ</text:span><text:span text:style-name="T5"> </text:span><text:span text:style-name="T38">תָּשִׂים</text:span><text:span text:style-name="T5"> </text:span><text:span text:style-name="T38">בְּרַגְלֶיךָ</text:span><text:span text:style-name="T5"> </text:span><text:span text:style-name="T38">וְלֹא</text:span><text:span text:style-name="T5"> </text:span><text:span text:style-name="T38">תַעְטֶה</text:span><text:span text:style-name="T5"> </text:span><text:span text:style-name="T38">עַל</text:span><text:span text:style-name="T5"> </text:span><text:span text:style-name="T38">שָׂפָם</text:span><text:span text:style-name="T5"> </text:span><text:span text:style-name="T38">וְלֶחֶם</text:span><text:span text:style-name="T5"> </text:span><text:span text:style-name="T38">אֲנָשִׁים</text:span><text:span text:style-name="T5"> </text:span><text:span text:style-name="T38">לֹא</text:span><text:span text:style-name="T5"> </text:span><text:span text:style-name="T38">תֹאכֵל]</text:span>.</text:p>
      <text:p text:style-name="P29"/>
      <text:p text:style-name="P9">מנודה<text:span text:style-name="T1"> </text:span>מהו<text:span text:style-name="T1"> </text:span>בדברי<text:span text:style-name="T1"> </text:span>תורה?</text:p>
      <text:p text:style-name="P9">אמר<text:span text:style-name="T1"> </text:span>רב<text:span text:style-name="T1"> </text:span>יוסף: תא<text:span text:style-name="T1"> </text:span>שמע: '<text:span text:style-name="T41">מנודה</text:span><text:span text:style-name="T42"> </text:span><text:span text:style-name="T41">שונה</text:span><text:span text:style-name="T42"> </text:span><text:span text:style-name="T41">ושונין</text:span><text:span text:style-name="T42"> </text:span><text:span text:style-name="T41">לו</text:span><text:span text:style-name="T42"> </text:span><text:span text:style-name="T41">נשכר</text:span><text:span text:style-name="T42"> </text:span><text:span text:style-name="T41">ונשכרין</text:span><text:span text:style-name="T42"> </text:span><text:span text:style-name="T41">לו; מוחרם</text:span><text:span text:style-name="T42"> </text:span><text:span text:style-name="T7">(שמחרימין</text:span><text:span text:style-name="T2"> </text:span><text:span text:style-name="T7">בחרם</text:span><text:span text:style-name="T2"> </text:span><text:span text:style-name="T7">לאחר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לאחר</text:span><text:span text:style-name="T2"> </text:span><text:span text:style-name="T7">הנדוי</text:span><text:span text:style-name="T9">)</text:span><text:span text:style-name="T41"> לא</text:span><text:span text:style-name="T42"> </text:span><text:span text:style-name="T41">שונה</text:span><text:span text:style-name="T42"> </text:span><text:span text:style-name="T41">ולא</text:span><text:span text:style-name="T42"> </text:span><text:span text:style-name="T41">שונין</text:span><text:span text:style-name="T42"> </text:span><text:span text:style-name="T41">לו, לא</text:span><text:span text:style-name="T42"> </text:span><text:span text:style-name="T41">נשכר</text:span><text:span text:style-name="T42"> </text:span><text:span text:style-name="T41">ולא</text:span><text:span text:style-name="T42"> </text:span><text:span text:style-name="T41">נשכרין</text:span><text:span text:style-name="T42"> </text:span><text:span text:style-name="T41">לו; אבל</text:span><text:span text:style-name="T42"> </text:span><text:span text:style-name="T41">שונה</text:span><text:span text:style-name="T42"> </text:span><text:span text:style-name="T41">הוא</text:span><text:span text:style-name="T42"> </text:span><text:span text:style-name="T41">לעצמו</text:span><text:span text:style-name="T42"> </text:span><text:span text:style-name="T41">שלא</text:span><text:span text:style-name="T42"> </text:span><text:span text:style-name="T41">יפסיק</text:span><text:span text:style-name="T42"> </text:span><text:span text:style-name="T41">את</text:span><text:span text:style-name="T42"> </text:span><text:span text:style-name="T41">למודו</text:span><text:span text:style-name="T42"> </text:span><text:span text:style-name="T41">ועושה</text:span><text:span text:style-name="T42"> </text:span><text:span text:style-name="T41">לו</text:span><text:span text:style-name="T42"> </text:span><text:span text:style-name="T41">חנות</text:span><text:span text:style-name="T42"> </text:span><text:span text:style-name="T41">קטנה</text:span><text:span text:style-name="T42"> </text:span><text:span text:style-name="T41">בשביל</text:span><text:span text:style-name="T42"> </text:span><text:span text:style-name="T41">פרנסתו</text:span>', ואמר<text:span text:style-name="T1"> </text:span>רב: זבוני<text:span text:style-name="T1"> </text:span>מיא<text:span text:style-name="T1"> </text:span>בפקתא<text:span text:style-name="T1"> </text:span>דערבות<text:span text:style-name="T1"> </text:span><text:span text:style-name="T7">(בשוק</text:span><text:span text:style-name="T2"> </text:span><text:span text:style-name="T7">של</text:span><text:span text:style-name="T2"> </text:span><text:span text:style-name="T7">אותו</text:span><text:span text:style-name="T2"> </text:span><text:span text:style-name="T7">מקום</text:span><text:span text:style-name="T9">)</text:span>.</text:p>
      <text:p text:style-name="P9">שמע<text:span text:style-name="T1"> </text:span>מינה.</text:p>
      <text:p text:style-name="P29"/>
      <text:p text:style-name="P9">מצורע<text:span text:style-name="T1"> </text:span>מהו<text:span text:style-name="T1"> </text:span>בדברי<text:span text:style-name="T1"> </text:span>תורה?</text:p>
      <text:p text:style-name="P9">תא<text:span text:style-name="T1"> </text:span>שמע: '<text:span text:style-name="T8">(דברים</text:span><text:span text:style-name="T4"> </text:span><text:span text:style-name="T8">ד,ט)</text:span><text:span text:style-name="T35"> </text:span><text:span text:style-name="T38">[רַק</text:span><text:span text:style-name="T5"> </text:span><text:span text:style-name="T38">הִשָּׁמֶר</text:span><text:span text:style-name="T5"> </text:span><text:span text:style-name="T38">לְךָ</text:span><text:span text:style-name="T5"> </text:span><text:span text:style-name="T38">וּשְׁמֹר</text:span><text:span text:style-name="T5"> </text:span><text:span text:style-name="T38">נַפְשְׁךָ</text:span><text:span text:style-name="T5"> </text:span><text:span text:style-name="T38">מְאֹד</text:span><text:span text:style-name="T5"> </text:span><text:span text:style-name="T38">פֶּן</text:span><text:span text:style-name="T5"> </text:span><text:span text:style-name="T38">תִּשְׁכַּח</text:span><text:span text:style-name="T5"> </text:span><text:span text:style-name="T38">אֶת</text:span><text:span text:style-name="T5"> </text:span><text:span text:style-name="T38">הַדְּבָרִים</text:span><text:span text:style-name="T5"> </text:span><text:span text:style-name="T38">אֲשֶׁר</text:span><text:span text:style-name="T5"> </text:span><text:span text:style-name="T38">רָאוּ</text:span><text:span text:style-name="T5"> </text:span><text:span text:style-name="T38">עֵינֶיךָ</text:span><text:span text:style-name="T5"> </text:span><text:span text:style-name="T38">וּפֶן</text:span><text:span text:style-name="T5"> </text:span><text:span text:style-name="T38">יָסוּרוּ</text:span><text:span text:style-name="T5"> </text:span><text:span text:style-name="T38">מִלְּבָבְךָ</text:span><text:span text:style-name="T5"> </text:span><text:span text:style-name="T38">כֹּל</text:span><text:span text:style-name="T5"> </text:span><text:span text:style-name="T38">יְמֵי</text:span><text:span text:style-name="T5"> </text:span><text:span text:style-name="T38">חַיֶּיךָ]</text:span><text:span text:style-name="T45"> וְהוֹדַעְתָּם</text:span><text:span text:style-name="T42"> </text:span><text:span text:style-name="T45">לְבָנֶיךָ</text:span><text:span text:style-name="T42"> </text:span><text:span text:style-name="T45">וְלִבְנֵי</text:span><text:span text:style-name="T42"> </text:span><text:span text:style-name="T45">בָנֶיךָ</text:span><text:span text:style-name="T1"> </text:span><text:span text:style-name="T8">[פסוק</text:span><text:span text:style-name="T4"> </text:span><text:span text:style-name="T8">י]</text:span><text:span text:style-name="T45"> יוֹם</text:span><text:span text:style-name="T42"> </text:span><text:span text:style-name="T45">אֲשֶׁר</text:span><text:span text:style-name="T42"> </text:span><text:span text:style-name="T45">עָמַדְתָּ</text:span><text:span text:style-name="T42"> </text:span><text:span text:style-name="T45">לִפְנֵי</text:span><text:span text:style-name="T42"> </text:span><text:span text:style-name="T45">ה' אֱלֹהֶיךָ</text:span><text:span text:style-name="T42"> </text:span><text:span text:style-name="T45">בְּחֹרֵב</text:span><text:span text:style-name="T42"> </text:span><text:span text:style-name="T38">[בֶּאֱמֹר</text:span><text:span text:style-name="T5"> </text:span><text:span text:style-name="T38">יְדֹוָד</text:span><text:span text:style-name="T5"> </text:span><text:span text:style-name="T38">אֵלַי</text:span><text:span text:style-name="T5"> </text:span><text:span text:style-name="T38">הַקְהֶל</text:span><text:span text:style-name="T5"> </text:span><text:span text:style-name="T38">לִי</text:span><text:span text:style-name="T5"> </text:span><text:span text:style-name="T38">אֶת</text:span><text:span text:style-name="T5"> </text:span><text:span text:style-name="T38">הָעָם</text:span><text:span text:style-name="T5"> </text:span><text:span text:style-name="T38">וְאַשְׁמִעֵם</text:span><text:span text:style-name="T5"> </text:span><text:span text:style-name="T38">אֶת</text:span><text:span text:style-name="T5"> </text:span><text:span text:style-name="T38">דְּבָרָי</text:span><text:span text:style-name="T5"> </text:span><text:span text:style-name="T38">אֲשֶׁר</text:span><text:span text:style-name="T5"> </text:span><text:span text:style-name="T38">יִלְמְדוּן</text:span><text:span text:style-name="T5"> </text:span><text:span text:style-name="T38">לְיִרְאָה</text:span><text:span text:style-name="T5"> </text:span><text:span text:style-name="T38">אֹתִי</text:span><text:span text:style-name="T5"> </text:span><text:span text:style-name="T38">כָּל</text:span><text:span text:style-name="T5"> </text:span><text:span text:style-name="T38">הַיָּמִים</text:span><text:span text:style-name="T5"> </text:span><text:span text:style-name="T38">אֲשֶׁר</text:span><text:span text:style-name="T5"> </text:span><text:span text:style-name="T38">הֵם</text:span><text:span text:style-name="T5"> </text:span><text:span text:style-name="T38">חַיִּים</text:span><text:span text:style-name="T5"> </text:span><text:span text:style-name="T38">עַל</text:span><text:span text:style-name="T5"> </text:span><text:span text:style-name="T38">הָאֲדָמָה</text:span><text:span text:style-name="T5"> </text:span><text:span text:style-name="T38">וְאֶת</text:span><text:span text:style-name="T5"> </text:span><text:span text:style-name="T38">בְּנֵיהֶם</text:span><text:span text:style-name="T5"> </text:span><text:span text:style-name="T38">יְלַמֵּדוּן]</text:span><text:span text:style-name="T41"> - מה</text:span><text:span text:style-name="T42"> </text:span><text:span text:style-name="T41">להלן</text:span><text:span text:style-name="T42"> </text:span><text:span text:style-name="T41">באימה</text:span><text:span text:style-name="T42"> </text:span><text:span text:style-name="T41">וביראה</text:span><text:span text:style-name="T42"> </text:span><text:span text:style-name="T41">וברתת</text:span><text:span text:style-name="T42"> </text:span><text:span text:style-name="T41">ובזיעה; מכאן</text:span><text:span text:style-name="T42"> </text:span><text:span text:style-name="T41">אמרו: הזבין</text:span><text:span text:style-name="T42"> </text:span><text:span text:style-name="T41">והמצורעין</text:span><text:span text:style-name="T42"> </text:span><text:span text:style-name="T41">ובועלי</text:span><text:span text:style-name="T42"> </text:span><text:span text:style-name="T41">נדות</text:span><text:span text:style-name="T42"> </text:span><text:span text:style-name="T41">מותרין</text:span><text:span text:style-name="T42"> </text:span><text:span text:style-name="T41">לקרות</text:span><text:span text:style-name="T42"> </text:span><text:span text:style-name="T41">בתורה</text:span><text:span text:style-name="T42"> </text:span><text:span text:style-name="T41">ובנביאים</text:span><text:span text:style-name="T42"> </text:span><text:span text:style-name="T41">ובכתובים</text:span><text:span text:style-name="T42"> </text:span><text:span text:style-name="T41">ולשנות</text:span><text:span text:style-name="T42"> </text:span><text:span text:style-name="T41">במדרש</text:span><text:span text:style-name="T42"> </text:span><text:span text:style-name="T41">ובתלמוד, בהלכות</text:span><text:span text:style-name="T42"> </text:span><text:span text:style-name="T41">ובאגדות</text:span><text:span text:style-name="T42"> </text:span><text:span text:style-name="T41">ובעלי</text:span><text:span text:style-name="T42"> </text:span><text:span text:style-name="T41">קריין</text:span><text:span text:style-name="T42"> </text:span><text:span text:style-name="T41">אסורין</text:span><text:span text:style-name="T42"> </text:span><text:span text:style-name="T7">(לפי</text:span><text:span text:style-name="T2"> </text:span><text:span text:style-name="T7">שבא</text:span><text:span text:style-name="T2"> </text:span><text:span text:style-name="T7">להם</text:span><text:span text:style-name="T2"> </text:span><text:span text:style-name="T7">מחמת</text:span><text:span text:style-name="T2"> </text:span><text:span text:style-name="T7">שמחה</text:span><text:span text:style-name="T2"> </text:span><text:span text:style-name="T7">וקלות</text:span><text:span text:style-name="T2"> </text:span><text:span text:style-name="T7">ראש, וליכא</text:span><text:span text:style-name="T2"> </text:span><text:span text:style-name="T7">אימה</text:span><text:span text:style-name="T9">)</text:span>'!</text:p>
      <text:p text:style-name="P9">שמע<text:span text:style-name="T1"> </text:span>מינה. </text:p>
      <text:p text:style-name="P9"/>
      <text:p text:style-name="P9">אָבֵל<text:span text:style-name="T1"> </text:span>אסור<text:span text:style-name="T1"> </text:span>בתכבוסת, דכתיב<text:span text:style-name="T1"> </text:span><text:span text:style-name="T8">(שמואל</text:span><text:span text:style-name="T4"> </text:span><text:span text:style-name="T8">ב</text:span><text:span text:style-name="T4"> </text:span><text:span text:style-name="T8">יד,ב)</text:span><text:span text:style-name="T35"> וַיִּשְׁלַח</text:span><text:span text:style-name="T1"> </text:span><text:span text:style-name="T35">יוֹאָב</text:span><text:span text:style-name="T1"> </text:span><text:span text:style-name="T35">תְּקוֹעָה</text:span><text:span text:style-name="T1"> </text:span><text:span text:style-name="T35">וַיִּקַּח</text:span><text:span text:style-name="T1"> </text:span><text:span text:style-name="T35">מִשָּׁם</text:span><text:span text:style-name="T1"> </text:span><text:span text:style-name="T35">אִשָּׁה</text:span><text:span text:style-name="T1"> </text:span><text:span text:style-name="T35">חֲכָמָה</text:span><text:span text:style-name="T1"> </text:span><text:span text:style-name="T35">וַיֹּאמֶר</text:span><text:span text:style-name="T1"> </text:span><text:span text:style-name="T35">אֵלֶיהָ</text:span><text:span text:style-name="T1"> </text:span><text:span text:style-name="T35">הִתְאַבְּלִי</text:span><text:span text:style-name="T1"> </text:span><text:span text:style-name="T35">נָא</text:span><text:span text:style-name="T1"> </text:span><text:span text:style-name="T35">וְלִבְשִׁי</text:span><text:span text:style-name="T1"> </text:span><text:span text:style-name="T35">נָא</text:span><text:span text:style-name="T1"> </text:span><text:span text:style-name="T35">בִגְדֵי</text:span><text:span text:style-name="T1"> </text:span><text:span text:style-name="T35">אֵבֶל</text:span><text:span text:style-name="T1"> </text:span><text:span text:style-name="T35">וְאַל</text:span><text:span text:style-name="T1"> </text:span><text:span text:style-name="T35">תָּסוּכִי</text:span><text:span text:style-name="T1"> </text:span><text:span text:style-name="T35">שֶׁמֶן</text:span><text:span text:style-name="T1"> </text:span><text:span text:style-name="T35">וְהָיִית</text:span><text:span text:style-name="T1"> </text:span><text:span text:style-name="T35">כְּאִשָּׁה</text:span><text:span text:style-name="T1"> </text:span><text:span text:style-name="T35">זֶה</text:span><text:span text:style-name="T1"> </text:span><text:span text:style-name="T35">יָמִים</text:span><text:span text:style-name="T1"> </text:span><text:span text:style-name="T35">רַבִּים</text:span><text:span text:style-name="T1"> </text:span><text:span text:style-name="T35">מִתְאַבֶּלֶת</text:span><text:span text:style-name="T1"> </text:span><text:span text:style-name="T35">עַל</text:span><text:span text:style-name="T1"> </text:span><text:span text:style-name="T35">מֵת.</text:span></text:p>
      <text:p text:style-name="P29"/>
      <text:p text:style-name="P9">מנודין<text:span text:style-name="T1"> </text:span>ומצורעין<text:span text:style-name="T1"> </text:span>מה<text:span text:style-name="T1"> </text:span>הן<text:span text:style-name="T1"> </text:span>בתכבוסת?</text:p>
      <text:p text:style-name="P9">תא<text:span text:style-name="T1"> </text:span>שמע: '<text:span text:style-name="T41">מנודין</text:span><text:span text:style-name="T42"> </text:span><text:span text:style-name="T41">ומצורעין</text:span><text:span text:style-name="T42"> </text:span><text:span text:style-name="T41">אסורין</text:span><text:span text:style-name="T42"> </text:span><text:span text:style-name="T41">לספר</text:span><text:span text:style-name="T42"> </text:span><text:span text:style-name="T41">ולכבס</text:span>' - שמע<text:span text:style-name="T1"> </text:span>מינה.</text:p>
      <text:p text:style-name="P9"/>
      <text:p text:style-name="P9">אָבֵל<text:span text:style-name="T1"> </text:span>חייב<text:span text:style-name="T1"> </text:span>בקריעה, דקאמר<text:span text:style-name="T1"> </text:span>להו<text:span text:style-name="T1"> </text:span>רחמנא<text:span text:style-name="T1"> </text:span>לבני<text:span text:style-name="T1"> </text:span>אהרן<text:span text:style-name="T1"> </text:span><text:span text:style-name="T8">(ויקרא</text:span><text:span text:style-name="T4"> </text:span><text:span text:style-name="T8">י,ו)</text:span><text:span text:style-name="T38"> [וַיֹּאמֶר</text:span><text:span text:style-name="T5"> </text:span><text:span text:style-name="T38">מֹשֶׁה</text:span><text:span text:style-name="T5"> </text:span><text:span text:style-name="T38">אֶל</text:span><text:span text:style-name="T5"> </text:span><text:span text:style-name="T38">אַהֲרֹן</text:span><text:span text:style-name="T5"> </text:span><text:span text:style-name="T38">וּלְאֶלְעָזָר</text:span><text:span text:style-name="T5"> </text:span><text:span text:style-name="T38">וּלְאִיתָמָר</text:span><text:span text:style-name="T5"> </text:span><text:span text:style-name="T38">בָּנָיו</text:span><text:span text:style-name="T5"> </text:span><text:span text:style-name="T38">רָאשֵׁיכֶם</text:span><text:span text:style-name="T5"> </text:span><text:span text:style-name="T38">אַל</text:span><text:span text:style-name="T5"> </text:span><text:span text:style-name="T38">תִּפְרָעוּ</text:span><text:span text:style-name="T5"> </text:span><text:span text:style-name="T38">וּבִגְדֵיכֶם]</text:span><text:span text:style-name="T35"> לֹא</text:span><text:span text:style-name="T1"> </text:span><text:span text:style-name="T35">תִפְרֹמוּ</text:span><text:span text:style-name="T1"> </text:span><text:span text:style-name="T38">[וְלֹא</text:span><text:span text:style-name="T5"> </text:span><text:span text:style-name="T38">תָמֻתוּ</text:span><text:span text:style-name="T5"> </text:span><text:span text:style-name="T38">וְעַל</text:span><text:span text:style-name="T5"> </text:span><text:span text:style-name="T38">כָּל</text:span><text:span text:style-name="T5"> </text:span><text:span text:style-name="T38">הָעֵדָה</text:span><text:span text:style-name="T5"> </text:span><text:span text:style-name="T38">יִקְצֹף</text:span><text:span text:style-name="T5"> </text:span><text:span text:style-name="T38">וַאֲחֵיכֶם</text:span><text:span text:style-name="T5"> </text:span><text:span text:style-name="T38">כָּל</text:span><text:span text:style-name="T5"> </text:span><text:span text:style-name="T38">בֵּית</text:span><text:span text:style-name="T5"> </text:span><text:span text:style-name="T38">יִשְׂרָאֵל</text:span><text:span text:style-name="T5"> </text:span><text:span text:style-name="T38">יִבְכּוּ</text:span><text:span text:style-name="T5"> </text:span><text:span text:style-name="T38">אֶת</text:span><text:span text:style-name="T5"> </text:span><text:span text:style-name="T38">הַשְּׂרֵפָה</text:span><text:span text:style-name="T5"> </text:span><text:span text:style-name="T38">אֲשֶׁר</text:span><text:span text:style-name="T5"> </text:span><text:span text:style-name="T38">שָׂרַף]</text:span> - מכלל<text:span text:style-name="T1"> </text:span>דכולי<text:span text:style-name="T1"> </text:span>עלמא<text:span text:style-name="T1"> </text:span>מיחייבי. </text:p>
      <text:p text:style-name="P29"/>
      <text:p text:style-name="P9">מנודה<text:span text:style-name="T1"> </text:span>מהו<text:span text:style-name="T1"> </text:span>בקריעה?</text:p>
      <text:p text:style-name="P9">תיקו.</text:p>
      <text:p text:style-name="P29"/>
      <text:p text:style-name="P9">מצורע<text:span text:style-name="T1"> </text:span>מהו<text:span text:style-name="T1"> </text:span>בקריעה?</text:p>
      <text:p text:style-name="P9">תא<text:span text:style-name="T1"> </text:span>שמע: <text:span text:style-name="T8">(ויקרא</text:span><text:span text:style-name="T4"> </text:span><text:span text:style-name="T8">יג,מה)</text:span><text:span text:style-name="T38"> [וְהַצָּרוּעַ</text:span><text:span text:style-name="T5"> </text:span><text:span text:style-name="T38">אֲשֶׁר</text:span><text:span text:style-name="T5"> </text:span><text:span text:style-name="T38">בּוֹ</text:span><text:span text:style-name="T5"> </text:span><text:span text:style-name="T38">הַנֶּגַע]</text:span><text:span text:style-name="T35"> בְּגָדָיו</text:span><text:span text:style-name="T1"> </text:span><text:span text:style-name="T35">יִהְיוּ</text:span><text:span text:style-name="T1"> </text:span><text:span text:style-name="T35">פְרֻמִים</text:span><text:span text:style-name="T1"> </text:span><text:span text:style-name="T38">[וְרֹאשׁוֹ</text:span><text:span text:style-name="T5"> </text:span><text:span text:style-name="T38">יִהְיֶה</text:span><text:span text:style-name="T5"> </text:span><text:span text:style-name="T38">פָרוּעַ</text:span><text:span text:style-name="T5"> </text:span><text:span text:style-name="T38">וְעַל</text:span><text:span text:style-name="T5"> </text:span><text:span text:style-name="T38">שָׂפָם</text:span><text:span text:style-name="T5"> </text:span><text:span text:style-name="T38">יַעְטֶה</text:span><text:span text:style-name="T5"> </text:span><text:span text:style-name="T38">וְטָמֵא</text:span><text:span text:style-name="T5"> </text:span><text:span text:style-name="T38">טָמֵא</text:span><text:span text:style-name="T5"> </text:span><text:span text:style-name="T38">יִקְרָא]</text:span> - שיהו<text:span text:style-name="T1"> </text:span>מקורעין!</text:p>
      <text:p text:style-name="P9">שמע<text:span text:style-name="T1"> </text:span>מינה. </text:p>
      <text:p text:style-name="P9"/>
      <text:p text:style-name="P9">אָבֵל<text:span text:style-name="T1"> </text:span>חייב<text:span text:style-name="T1"> </text:span>בכפיית<text:span text:style-name="T1"> </text:span>המטה, דתני<text:span text:style-name="T1"> </text:span>בר<text:span text:style-name="T1"> </text:span>קפרא:</text:p>
      <text:p text:style-name="P9"/>
      <text:p text:style-name="P9">(מועד<text:span text:style-name="T1"> </text:span>קטן<text:span text:style-name="T1"> </text:span>טו,ב)</text:p>
      <text:p text:style-name="P9">'<text:span text:style-name="T41">דמות</text:span><text:span text:style-name="T42"> </text:span><text:span text:style-name="T41">דיוקני</text:span><text:span text:style-name="T42"> </text:span><text:span text:style-name="T41">נתתי</text:span><text:span text:style-name="T42"> </text:span><text:span text:style-name="T41">בהן</text:span><text:span text:style-name="T42"> </text:span><text:span text:style-name="T7">(</text:span><text:span text:style-name="T38">בְּצֶלֶם</text:span><text:span text:style-name="T5"> </text:span><text:span text:style-name="T38">אֱלֹהִים</text:span><text:span text:style-name="T5"> </text:span><text:span text:style-name="T38">עָשָׂה</text:span><text:span text:style-name="T5"> </text:span><text:span text:style-name="T38">אֶת</text:span><text:span text:style-name="T5"> </text:span><text:span text:style-name="T38">הָאָדָם</text:span><text:span text:style-name="T5"> </text:span><text:span text:style-name="T8">(בראשית</text:span><text:span text:style-name="T4"> </text:span><text:span text:style-name="T8">ט,ו)</text:span><text:span text:style-name="T9">)</text:span><text:span text:style-name="T41"> ובעונותיהם</text:span><text:span text:style-name="T42"> </text:span><text:span text:style-name="T41">הפכתיה</text:span><text:span text:style-name="T42"> </text:span><text:span text:style-name="T41">כפו</text:span><text:span text:style-name="T42"> </text:span><text:span text:style-name="T41">מטותיהן</text:span><text:span text:style-name="T42"> </text:span><text:span text:style-name="T41">עליה</text:span>';</text:p>
      <text:p text:style-name="P29"/>
      <text:p text:style-name="P9">מנודה<text:span text:style-name="T1"> </text:span>ומצורע<text:span text:style-name="T1"> </text:span>מה<text:span text:style-name="T1"> </text:span>הן<text:span text:style-name="T1"> </text:span>בכפיית<text:span text:style-name="T1"> </text:span>המטה?</text:p>
      <text:p text:style-name="P9">תיקו.</text:p>
      <text:p text:style-name="P9"/>
      <text:p text:style-name="P9"><text:soft-page-break/>אָבֵל<text:span text:style-name="T1"> </text:span>אסור<text:span text:style-name="T1"> </text:span>בעשיית<text:span text:style-name="T1"> </text:span>מלאכה, דכתיב<text:span text:style-name="T1"> </text:span><text:span text:style-name="T8">(עמוס</text:span><text:span text:style-name="T4"> </text:span><text:span text:style-name="T8">ח,י)</text:span><text:span text:style-name="T35"> וְהָפַכְתִּי</text:span><text:span text:style-name="T1"> </text:span><text:span text:style-name="T35">חַגֵּיכֶם</text:span><text:span text:style-name="T1"> </text:span><text:span text:style-name="T35">לְאֵבֶל</text:span><text:span text:style-name="T1"> </text:span><text:span text:style-name="T38">[וְכָל</text:span><text:span text:style-name="T5"> </text:span><text:span text:style-name="T38">שִׁירֵיכֶם</text:span><text:span text:style-name="T5"> </text:span><text:span text:style-name="T38">לְקִינָה</text:span><text:span text:style-name="T5"> </text:span><text:span text:style-name="T38">וְהַעֲלֵיתִי</text:span><text:span text:style-name="T5"> </text:span><text:span text:style-name="T38">עַל</text:span><text:span text:style-name="T5"> </text:span><text:span text:style-name="T38">כָּל</text:span><text:span text:style-name="T5"> </text:span><text:span text:style-name="T38">מָתְנַיִם</text:span><text:span text:style-name="T5"> </text:span><text:span text:style-name="T38">שָׂק</text:span><text:span text:style-name="T5"> </text:span><text:span text:style-name="T38">וְעַל</text:span><text:span text:style-name="T5"> </text:span><text:span text:style-name="T38">כָּל</text:span><text:span text:style-name="T5"> </text:span><text:span text:style-name="T38">רֹאשׁ</text:span><text:span text:style-name="T5"> </text:span><text:span text:style-name="T38">קָרְחָה</text:span><text:span text:style-name="T5"> </text:span><text:span text:style-name="T38">וְשַׂמְתִּיהָ</text:span><text:span text:style-name="T5"> </text:span><text:span text:style-name="T38">כְּאֵבֶל</text:span><text:span text:style-name="T5"> </text:span><text:span text:style-name="T38">יָחִיד</text:span><text:span text:style-name="T5"> </text:span><text:span text:style-name="T38">וְאַחֲרִיתָהּ</text:span><text:span text:style-name="T5"> </text:span><text:span text:style-name="T38">כְּיוֹם</text:span><text:span text:style-name="T5"> </text:span><text:span text:style-name="T38">מָר]</text:span>: מה<text:span text:style-name="T1"> </text:span>חג<text:span text:style-name="T1"> </text:span>אסור<text:span text:style-name="T1"> </text:span>במלאכה<text:span text:style-name="T1"> </text:span>- אף<text:span text:style-name="T1"> </text:span>אבל<text:span text:style-name="T1"> </text:span>אסור<text:span text:style-name="T1"> </text:span>במלאכה.</text:p>
      <text:p text:style-name="P29"/>
      <text:p text:style-name="P9">מנודה<text:span text:style-name="T1"> </text:span>מהו<text:span text:style-name="T1"> </text:span>בעשיית<text:span text:style-name="T1"> </text:span>מלאכה? </text:p>
      <text:p text:style-name="P9">אמר<text:span text:style-name="T1"> </text:span>רב<text:span text:style-name="T1"> </text:span>יוסף: תא<text:span text:style-name="T1"> </text:span>שמע: '<text:span text:style-name="T41">כשאמרו</text:span><text:span text:style-name="T42"> </text:span><text:span text:style-name="T7">(חכמים</text:span><text:span text:style-name="T2"> </text:span><text:span text:style-name="T7">גבי</text:span><text:span text:style-name="T2"> </text:span><text:span text:style-name="T7">'</text:span><text:span text:style-name="T47">עברו</text:span><text:span text:style-name="T43"> </text:span><text:span text:style-name="T47">אלו</text:span><text:span text:style-name="T43"> </text:span><text:span text:style-name="T47">ולא</text:span><text:span text:style-name="T43"> </text:span><text:span text:style-name="T47">נענו</text:span><text:span text:style-name="T7">' </text:span><text:span text:style-name="T8">(תענית</text:span><text:span text:style-name="T4"> </text:span><text:span text:style-name="T8">פ"א</text:span><text:span text:style-name="T4"> </text:span><text:span text:style-name="T8">מ"ו,דף</text:span><text:span text:style-name="T4"> </text:span><text:span text:style-name="T8">יג,א)</text:span><text:span text:style-name="T9">)</text:span><text:span text:style-name="T41"> אסור</text:span><text:span text:style-name="T42"> </text:span><text:span text:style-name="T41">בעשיית</text:span><text:span text:style-name="T42"> </text:span><text:span text:style-name="T41">מלאכה</text:span><text:span text:style-name="T42"> </text:span><text:span text:style-name="T41">- לא</text:span><text:span text:style-name="T42"> </text:span><text:span text:style-name="T41">אמרו</text:span><text:span text:style-name="T42"> </text:span><text:span text:style-name="T41">אלא</text:span><text:span text:style-name="T42"> </text:span><text:span text:style-name="T41">ביום, אבל</text:span><text:span text:style-name="T42"> </text:span><text:span text:style-name="T41">בלילה</text:span><text:span text:style-name="T42"> </text:span><text:span text:style-name="T41">מותר; וכן</text:span><text:span text:style-name="T42"> </text:span><text:span text:style-name="T41">אתה</text:span><text:span text:style-name="T42"> </text:span><text:span text:style-name="T41">מוצא</text:span><text:span text:style-name="T42"> </text:span><text:span text:style-name="T41">במנודה</text:span><text:span text:style-name="T42"> </text:span><text:span text:style-name="T41">ובאבל</text:span>'; מאי, לאו<text:span text:style-name="T1"> </text:span>אכולהו<text:span text:style-name="T1"> </text:span><text:span text:style-name="T7">(קאמר: דמנודה</text:span><text:span text:style-name="T2"> </text:span><text:span text:style-name="T7">אסור</text:span><text:span text:style-name="T9">)</text:span>? </text:p>
      <text:p text:style-name="P9">לא, אשארא<text:span text:style-name="T1"> </text:span><text:span text:style-name="T7">(דקתני: אעטיפת</text:span><text:span text:style-name="T2"> </text:span><text:span text:style-name="T7">הראש, דאמרינן</text:span><text:span text:style-name="T2"> </text:span><text:span text:style-name="T7">התם</text:span><text:span text:style-name="T2"> </text:span><text:span text:style-name="T8">[תענית</text:span><text:span text:style-name="T4"> </text:span><text:span text:style-name="T8">יד, ב]</text:span><text:span text:style-name="T7">: בתענית</text:span><text:span text:style-name="T2"> </text:span><text:span text:style-name="T7">צבור</text:span><text:span text:style-name="T2"> </text:span><text:span text:style-name="T7">מתעטפין</text:span><text:span text:style-name="T2"> </text:span><text:span text:style-name="T7">ויושבין</text:span><text:span text:style-name="T2"> </text:span><text:span text:style-name="T7">כמנודין</text:span><text:span text:style-name="T9">)</text:span>;</text:p>
      <text:p text:style-name="P9">תא<text:span text:style-name="T1"> </text:span>שמע: '<text:span text:style-name="T41">מנודה</text:span><text:span text:style-name="T42"> </text:span><text:span text:style-name="T41">שונה</text:span><text:span text:style-name="T42"> </text:span><text:span text:style-name="T41">ושונין</text:span><text:span text:style-name="T42"> </text:span><text:span text:style-name="T41">לו, נשכר</text:span><text:span text:style-name="T42"> </text:span><text:span text:style-name="T41">ונשכרין</text:span><text:span text:style-name="T42"> </text:span><text:span text:style-name="T41">לו</text:span>' </text:p>
      <text:p text:style-name="P9">שמע<text:span text:style-name="T1"> </text:span>מינה.</text:p>
      <text:p text:style-name="P29"/>
      <text:p text:style-name="P9">מצורע<text:span text:style-name="T1"> </text:span>מהו<text:span text:style-name="T1"> </text:span>בעשיית<text:span text:style-name="T1"> </text:span>מלאכה?</text:p>
      <text:p text:style-name="P9">תיקו.</text:p>
      <text:p text:style-name="P28"/>
      <text:p text:style-name="P9">אָבֵל<text:span text:style-name="T1"> </text:span>אסור<text:span text:style-name="T1"> </text:span>ברחיצה, דכתיב<text:span text:style-name="T1"> </text:span><text:span text:style-name="T8">(שמואל</text:span><text:span text:style-name="T4"> </text:span><text:span text:style-name="T8">ב</text:span><text:span text:style-name="T4"> </text:span><text:span text:style-name="T8">יד,ב)</text:span><text:span text:style-name="T35"> </text:span><text:span text:style-name="T38">[וַיִּשְׁלַח</text:span><text:span text:style-name="T5"> </text:span><text:span text:style-name="T38">יוֹאָב</text:span><text:span text:style-name="T5"> </text:span><text:span text:style-name="T38">תְּקוֹעָה</text:span><text:span text:style-name="T5"> </text:span><text:span text:style-name="T38">וַיִּקַּח</text:span><text:span text:style-name="T5"> </text:span><text:span text:style-name="T38">מִשָּׁם</text:span><text:span text:style-name="T5"> </text:span><text:span text:style-name="T38">אִשָּׁה</text:span><text:span text:style-name="T5"> </text:span><text:span text:style-name="T38">חֲכָמָה</text:span><text:span text:style-name="T5"> </text:span><text:span text:style-name="T38">וַיֹּאמֶר</text:span><text:span text:style-name="T5"> </text:span><text:span text:style-name="T38">אֵלֶיהָ</text:span><text:span text:style-name="T5"> </text:span><text:span text:style-name="T38">הִתְאַבְּלִי</text:span><text:span text:style-name="T5"> </text:span><text:span text:style-name="T38">נָא</text:span><text:span text:style-name="T5"> </text:span><text:span text:style-name="T38">וְלִבְשִׁי</text:span><text:span text:style-name="T5"> </text:span><text:span text:style-name="T38">נָא</text:span><text:span text:style-name="T5"> </text:span><text:span text:style-name="T38">בִגְדֵי</text:span><text:span text:style-name="T5"> </text:span><text:span text:style-name="T38">אֵבֶל]</text:span><text:span text:style-name="T35"> וְאַל</text:span><text:span text:style-name="T1"> </text:span><text:span text:style-name="T35">תָּסוּכִי</text:span><text:span text:style-name="T1"> </text:span><text:span text:style-name="T35">שֶׁמֶן</text:span><text:span text:style-name="T1"> </text:span><text:span text:style-name="T38">[וְהָיִית</text:span><text:span text:style-name="T5"> </text:span><text:span text:style-name="T38">כְּאִשָּׁה</text:span><text:span text:style-name="T5"> </text:span><text:span text:style-name="T38">זֶה</text:span><text:span text:style-name="T5"> </text:span><text:span text:style-name="T38">יָמִים</text:span><text:span text:style-name="T5"> </text:span><text:span text:style-name="T38">רַבִּים</text:span><text:span text:style-name="T5"> </text:span><text:span text:style-name="T38">מִתְאַבֶּלֶת</text:span><text:span text:style-name="T5"> </text:span><text:span text:style-name="T38">עַל</text:span><text:span text:style-name="T5"> </text:span><text:span text:style-name="T38">מֵת]</text:span>, ורחיצה<text:span text:style-name="T1"> </text:span>בכלל<text:span text:style-name="T1"> </text:span>סיכה<text:span text:style-name="T1"> </text:span><text:span text:style-name="T7">(דכתיב</text:span><text:span text:style-name="T2"> </text:span><text:span text:style-name="T36">וַתָּבֹא</text:span><text:span text:style-name="T2"> </text:span><text:span text:style-name="T36">כַמַּיִם</text:span><text:span text:style-name="T2"> </text:span><text:span text:style-name="T36">בְּקִרְבּוֹ</text:span><text:span text:style-name="T2"> </text:span><text:span text:style-name="T36">וְכַשֶּׁמֶן</text:span><text:span text:style-name="T2"> </text:span><text:span text:style-name="T36">בְּעַצְמוֹתָיו</text:span><text:span text:style-name="T2"> </text:span><text:span text:style-name="T8">(תהלים</text:span><text:span text:style-name="T4"> </text:span><text:span text:style-name="T8">קט,יח)</text:span><text:span text:style-name="T9">)</text:span>.</text:p>
      <text:p text:style-name="P9">מנודה<text:span text:style-name="T1"> </text:span>מהו<text:span text:style-name="T1"> </text:span>ברחיצה?</text:p>
      <text:p text:style-name="P9">אמר<text:span text:style-name="T1"> </text:span>רב<text:span text:style-name="T1"> </text:span>יוסף: תא<text:span text:style-name="T1"> </text:span>שמע: '<text:span text:style-name="T41">כשאמרו</text:span><text:span text:style-name="T42"> </text:span><text:span text:style-name="T7">(בתענית</text:span><text:span text:style-name="T2"> </text:span><text:span text:style-name="T7">צבור</text:span><text:span text:style-name="T9">)</text:span><text:span text:style-name="T41"> 'אסור</text:span><text:span text:style-name="T42"> </text:span><text:span text:style-name="T41">ברחיצה' - לא</text:span><text:span text:style-name="T42"> </text:span><text:span text:style-name="T41">אמרו</text:span><text:span text:style-name="T42"> </text:span><text:span text:style-name="T41">אלא</text:span><text:span text:style-name="T42"> </text:span><text:span text:style-name="T41">כל</text:span><text:span text:style-name="T42"> </text:span><text:span text:style-name="T41">גופו, אֲבָל</text:span><text:span text:style-name="T42"> </text:span><text:span text:style-name="T41">פניו</text:span><text:span text:style-name="T42"> </text:span><text:span text:style-name="T41">ידיו</text:span><text:span text:style-name="T42"> </text:span><text:span text:style-name="T41">ורגליו</text:span><text:span text:style-name="T42"> </text:span><text:span text:style-name="T41">מותר, וכן</text:span><text:span text:style-name="T42"> </text:span><text:span text:style-name="T41">אתה</text:span><text:span text:style-name="T42"> </text:span><text:span text:style-name="T41">מוצא</text:span><text:span text:style-name="T42"> </text:span><text:span text:style-name="T41">במנודה</text:span><text:span text:style-name="T42"> </text:span><text:span text:style-name="T41">ובאבל</text:span>' – מאי, לאו<text:span text:style-name="T1"> </text:span>אכולהו<text:span text:style-name="T1"> </text:span><text:span text:style-name="T7">(ארחיצה</text:span><text:span text:style-name="T2"> </text:span><text:span text:style-name="T7">נמי, דמנודה</text:span><text:span text:style-name="T2"> </text:span><text:span text:style-name="T7">אסור</text:span><text:span text:style-name="T9">)</text:span>?</text:p>
      <text:p text:style-name="P9">לא<text:span text:style-name="T1"> </text:span>אשארא<text:span text:style-name="T1"> </text:span><text:span text:style-name="T7">(אשארא</text:span><text:span text:style-name="T2"> </text:span><text:span text:style-name="T7">קאמר</text:span><text:span text:style-name="T2"> </text:span><text:span text:style-name="T7">דמנודה</text:span><text:span text:style-name="T2"> </text:span><text:span text:style-name="T7">אית</text:span><text:span text:style-name="T2"> </text:span><text:span text:style-name="T7">ליה</text:span><text:span text:style-name="T2"> </text:span><text:span text:style-name="T7">דין</text:span><text:span text:style-name="T2"> </text:span><text:span text:style-name="T7">דהני</text:span><text:span text:style-name="T2"> </text:span><text:span text:style-name="T7">דתעניות</text:span><text:span text:style-name="T2"> </text:span><text:span text:style-name="T7">צבור</text:span><text:span text:style-name="T9">)</text:span>.</text:p>
      <text:p text:style-name="P9">מצורע<text:span text:style-name="T1"> </text:span>מהו<text:span text:style-name="T1"> </text:span>ברחיצה? </text:p>
      <text:p text:style-name="P9">תיקו.</text:p>
      <text:p text:style-name="P28"/>
      <text:p text:style-name="P9">אבל<text:span text:style-name="T1"> </text:span>אסור<text:span text:style-name="T1"> </text:span>בנעילת<text:span text:style-name="T1"> </text:span>הסנדל?</text:p>
      <text:p text:style-name="P9">מדקאמר<text:span text:style-name="T1"> </text:span>ליה<text:span text:style-name="T1"> </text:span>רחמנא<text:span text:style-name="T1"> </text:span>ליחזקאל<text:span text:style-name="T1"> </text:span><text:span text:style-name="T8">(יחזקאל</text:span><text:span text:style-name="T4"> </text:span><text:span text:style-name="T8">כד,יז)</text:span><text:span text:style-name="T38"> [הֵאָנֵק</text:span><text:span text:style-name="T5"> </text:span><text:span text:style-name="T38">דֹּם</text:span><text:span text:style-name="T5"> </text:span><text:span text:style-name="T38">מֵתִים</text:span><text:span text:style-name="T5"> </text:span><text:span text:style-name="T38">אֵבֶל</text:span><text:span text:style-name="T5"> </text:span><text:span text:style-name="T38">לֹא</text:span><text:span text:style-name="T5"> </text:span><text:span text:style-name="T38">תַעֲשֶׂה</text:span><text:span text:style-name="T5"> </text:span><text:span text:style-name="T38">פְּאֵרְךָ</text:span><text:span text:style-name="T5"> </text:span><text:span text:style-name="T38">חֲבוֹשׁ</text:span><text:span text:style-name="T5"> </text:span><text:span text:style-name="T38">עָלֶיךָ]</text:span><text:span text:style-name="T35"> וּנְעָלֶיךָ</text:span><text:span text:style-name="T1"> </text:span><text:span text:style-name="T35">תָּשִׂים</text:span><text:span text:style-name="T1"> </text:span><text:span text:style-name="T35">בְּרַגְלֶיךָ</text:span><text:span text:style-name="T1"> </text:span><text:span text:style-name="T38">[וְלֹא</text:span><text:span text:style-name="T5"> </text:span><text:span text:style-name="T38">תַעְטֶה</text:span><text:span text:style-name="T5"> </text:span><text:span text:style-name="T38">עַל</text:span><text:span text:style-name="T5"> </text:span><text:span text:style-name="T38">שָׂפָם</text:span><text:span text:style-name="T5"> </text:span><text:span text:style-name="T38">וְלֶחֶם</text:span><text:span text:style-name="T5"> </text:span><text:span text:style-name="T38">אֲנָשִׁים</text:span><text:span text:style-name="T5"> </text:span><text:span text:style-name="T38">לֹא</text:span><text:span text:style-name="T5"> </text:span><text:span text:style-name="T38">תֹאכֵל]</text:span> - מכלל<text:span text:style-name="T1"> </text:span>דכולי<text:span text:style-name="T1"> </text:span>עלמא<text:span text:style-name="T1"> </text:span>אסור! </text:p>
      <text:p text:style-name="P9">מנודה<text:span text:style-name="T1"> </text:span>מהו<text:span text:style-name="T1"> </text:span>בנעילת<text:span text:style-name="T1"> </text:span>הסנדל<text:span text:style-name="T1"> </text:span></text:p>
      <text:p text:style-name="P9">אמר<text:span text:style-name="T1"> </text:span>רב<text:span text:style-name="T1"> </text:span>יוסף: תא<text:span text:style-name="T1"> </text:span>שמע: כשאמרו<text:span text:style-name="T1"> </text:span><text:span text:style-name="T7">(בתענית</text:span><text:span text:style-name="T2"> </text:span><text:span text:style-name="T7">צבור</text:span><text:span text:style-name="T9">)</text:span> אסור<text:span text:style-name="T1"> </text:span>בנעילת<text:span text:style-name="T1"> </text:span>הסנדל<text:span text:style-name="T1"> </text:span>- לא<text:span text:style-name="T1"> </text:span>אמרו<text:span text:style-name="T1"> </text:span>אלא<text:span text:style-name="T1"> </text:span>בעיר, אבל<text:span text:style-name="T1"> </text:span>בדרך<text:span text:style-name="T1"> – </text:span>מותר; הא<text:span text:style-name="T1"> </text:span>כיצד? - יצא<text:span text:style-name="T1"> </text:span>לדרך<text:span text:style-name="T1"> </text:span>נועל, נכנס<text:span text:style-name="T1"> </text:span>לעיר<text:span text:style-name="T1"> – </text:span>חולץ, וכן<text:span text:style-name="T1"> </text:span>אתה<text:span text:style-name="T1"> </text:span>מוצא<text:span text:style-name="T1"> </text:span>במנודה<text:span text:style-name="T1"> </text:span>ובאבל' – מאי, לאו<text:span text:style-name="T1"> </text:span>אכולהו?</text:p>
      <text:p text:style-name="P9">לא, אשארא.</text:p>
      <text:p text:style-name="P9">מצורע<text:span text:style-name="T1"> </text:span>מהו<text:span text:style-name="T1"> </text:span>בנעילת<text:span text:style-name="T1"> </text:span>הסנדל?</text:p>
      <text:p text:style-name="P9">תיקו. </text:p>
      <text:p text:style-name="P28"/>
      <text:p text:style-name="P9">אָבֵל<text:span text:style-name="T1"> </text:span>אסור<text:span text:style-name="T1"> </text:span>בתשמיש<text:span text:style-name="T1"> </text:span>המטה<text:span text:style-name="T1"> </text:span>דכתיב<text:span text:style-name="T1"> </text:span><text:span text:style-name="T8">(שמואל</text:span><text:span text:style-name="T4"> </text:span><text:span text:style-name="T8">ב</text:span><text:span text:style-name="T4"> </text:span><text:span text:style-name="T8">יב,כד)</text:span><text:span text:style-name="T35"> וַיְנַחֵם</text:span><text:span text:style-name="T1"> </text:span><text:span text:style-name="T35">דָּוִד</text:span><text:span text:style-name="T1"> </text:span><text:span text:style-name="T35">אֵת</text:span><text:span text:style-name="T1"> </text:span><text:span text:style-name="T35">בַּת</text:span><text:span text:style-name="T1"> </text:span><text:span text:style-name="T35">שֶׁבַע</text:span><text:span text:style-name="T1"> </text:span><text:span text:style-name="T35">אִשְׁתּוֹ</text:span><text:span text:style-name="T1"> </text:span><text:span text:style-name="T35">וַיָּבֹא</text:span><text:span text:style-name="T1"> </text:span><text:span text:style-name="T35">אֵלֶיהָ</text:span><text:span text:style-name="T1"> </text:span><text:span text:style-name="T38">[וַיִּשְׁכַּב</text:span><text:span text:style-name="T5"> </text:span><text:span text:style-name="T38">עִמָּהּ</text:span><text:span text:style-name="T5"> </text:span><text:span text:style-name="T38">וַתֵּלֶד</text:span><text:span text:style-name="T5"> </text:span><text:span text:style-name="T38">בֵּן</text:span><text:span text:style-name="T5"> </text:span><text:span text:style-name="T39">ויקרא</text:span><text:span text:style-name="T5"> </text:span><text:span text:style-name="T38">וַתִּקְרָא</text:span><text:span text:style-name="T5"> </text:span><text:span text:style-name="T38">אֶת</text:span><text:span text:style-name="T5"> </text:span><text:span text:style-name="T38">שְׁמוֹ</text:span><text:span text:style-name="T5"> </text:span><text:span text:style-name="T38">שְׁלֹמֹה</text:span><text:span text:style-name="T5"> </text:span><text:span text:style-name="T38">וַה' אֲהֵבוֹ]</text:span> <text:span text:style-name="T7">(</text:span><text:span text:style-name="T36">ויבא</text:span><text:span text:style-name="T2"> </text:span><text:span text:style-name="T36">אליה</text:span><text:span text:style-name="T2"> </text:span><text:span text:style-name="T7">- לאחר</text:span><text:span text:style-name="T2"> </text:span><text:span text:style-name="T7">אבילות</text:span><text:span text:style-name="T9">)</text:span> - מכלל<text:span text:style-name="T1"> </text:span>דמעיקרא<text:span text:style-name="T1"> </text:span>אסור. </text:p>
      <text:p text:style-name="P9">מנודה<text:span text:style-name="T1"> </text:span>מהו<text:span text:style-name="T1"> </text:span>בתשמיש<text:span text:style-name="T1"> </text:span>המטה?</text:p>
      <text:p text:style-name="P9">אמר<text:span text:style-name="T1"> </text:span>רב<text:span text:style-name="T1"> </text:span>יוסף: תא<text:span text:style-name="T1"> </text:span>שמע: '<text:span text:style-name="T41">כל</text:span><text:span text:style-name="T42"> </text:span><text:span text:style-name="T41">אותן</text:span><text:span text:style-name="T42"> </text:span><text:span text:style-name="T41">שנים</text:span><text:span text:style-name="T42"> </text:span><text:span text:style-name="T41">שהיו</text:span><text:span text:style-name="T42"> </text:span><text:span text:style-name="T41">ישראל</text:span><text:span text:style-name="T42"> </text:span><text:span text:style-name="T41">במדבר</text:span><text:span text:style-name="T42"> </text:span><text:span text:style-name="T41">- מנודין</text:span><text:span text:style-name="T42"> </text:span><text:span text:style-name="T41">היו</text:span><text:span text:style-name="T42"> </text:span><text:span text:style-name="T7">(למקום</text:span><text:span text:style-name="T9">)</text:span>' - ושימשו<text:span text:style-name="T1"> </text:span>מטותיהן! </text:p>
      <text:p text:style-name="P9">אמר<text:span text:style-name="T1"> </text:span>ליה<text:span text:style-name="T1"> </text:span>אביי: ודלמא<text:span text:style-name="T1"> </text:span>מנודה<text:span text:style-name="T1"> </text:span>לשמים<text:span text:style-name="T1"> </text:span>שאני, דקיל?</text:p>
      <text:p text:style-name="P9">קיל!? והא<text:span text:style-name="T1"> </text:span>אמרת<text:span text:style-name="T1"> </text:span>חמיר?</text:p>
      <text:p text:style-name="P9">ספוקי<text:span text:style-name="T1"> </text:span>מספקא<text:span text:style-name="T1"> </text:span>ליה<text:span text:style-name="T1"> </text:span><text:span text:style-name="T7">(אי</text:span><text:span text:style-name="T2"> </text:span><text:span text:style-name="T7">קיל</text:span><text:span text:style-name="T2"> </text:span><text:span text:style-name="T7">אי</text:span><text:span text:style-name="T2"> </text:span><text:span text:style-name="T7">חמיר</text:span><text:span text:style-name="T9">)</text:span>, זיל<text:span text:style-name="T1"> </text:span>הכא<text:span text:style-name="T1"> </text:span>קמדחי<text:span text:style-name="T1"> </text:span>ליה<text:span text:style-name="T1"> </text:span>וזיל<text:span text:style-name="T1"> </text:span>הכא<text:span text:style-name="T1"> </text:span>קמדחי<text:span text:style-name="T1"> </text:span>ליה<text:span text:style-name="T1"> </text:span><text:span text:style-name="T7">(דלקולא</text:span><text:span text:style-name="T2"> </text:span><text:span text:style-name="T7">אזלי</text:span><text:span text:style-name="T2"> </text:span><text:span text:style-name="T7">בהדייהו</text:span><text:span text:style-name="T9">)</text:span>. </text:p>
      <text:p text:style-name="P29"/>
      <text:p text:style-name="P9">מצורע<text:span text:style-name="T1"> </text:span>מהו<text:span text:style-name="T1"> </text:span>בתשמיש<text:span text:style-name="T1"> </text:span>המטה?</text:p>
      <text:p text:style-name="P9"><text:soft-page-break/>תא<text:span text:style-name="T1"> </text:span>שמע, דתניא<text:span text:style-name="T1"> </text:span><text:span text:style-name="T8">[ספרא</text:span><text:span text:style-name="T4"> </text:span><text:span text:style-name="T8">מצורע</text:span><text:span text:style-name="T4"> </text:span><text:span text:style-name="T8">פרשתא</text:span><text:span text:style-name="T4"> </text:span><text:span text:style-name="T8">ב</text:span><text:span text:style-name="T4"> </text:span><text:span text:style-name="T8">ה"יא]</text:span>: <text:span text:style-name="T8">(ויקרא</text:span><text:span text:style-name="T4"> </text:span><text:span text:style-name="T8">יד,ח)</text:span><text:span text:style-name="T38"> וְכִבֶּס</text:span><text:span text:style-name="T5"> </text:span><text:span text:style-name="T38">הַמִּטַּהֵר</text:span><text:span text:style-name="T5"> </text:span><text:span text:style-name="T38">אֶת</text:span><text:span text:style-name="T5"> </text:span><text:span text:style-name="T38">בְּגָדָיו</text:span><text:span text:style-name="T5"> </text:span><text:span text:style-name="T38">וְגִלַּח</text:span><text:span text:style-name="T5"> </text:span><text:span text:style-name="T38">אֶת</text:span><text:span text:style-name="T5"> </text:span><text:span text:style-name="T38">כָּל</text:span><text:span text:style-name="T5"> </text:span><text:span text:style-name="T38">שְׂעָרוֹ</text:span><text:span text:style-name="T5"> </text:span><text:span text:style-name="T38">וְרָחַץ</text:span><text:span text:style-name="T5"> </text:span><text:span text:style-name="T38">בַּמַּיִם</text:span><text:span text:style-name="T5"> </text:span><text:span text:style-name="T38">וְטָהֵר</text:span><text:span text:style-name="T5"> </text:span><text:span text:style-name="T38">וְאַחַר</text:span><text:span text:style-name="T5"> </text:span><text:span text:style-name="T38">יָבוֹא</text:span><text:span text:style-name="T5"> </text:span><text:span text:style-name="T38">אֶל</text:span><text:span text:style-name="T5"> </text:span><text:span text:style-name="T38">הַמַּחֲנֶה]</text:span><text:span text:style-name="T37"> וְיָשַׁב</text:span><text:span text:style-name="T3"> </text:span><text:span text:style-name="T37">מִחוּץ</text:span><text:span text:style-name="T3"> </text:span><text:span text:style-name="T37">לְאָהֳלוֹ</text:span><text:span text:style-name="T3"> </text:span><text:span text:style-name="T38">[שִׁבְעַת</text:span><text:span text:style-name="T5"> </text:span><text:span text:style-name="T38">יָמִים]</text:span><text:span text:style-name="T37"> </text:span><text:span text:style-name="T59">- שיהא</text:span><text:span text:style-name="T3"> </text:span><text:span text:style-name="T59">כמנודה</text:span><text:span text:style-name="T3"> </text:span><text:span text:style-name="T59">וכאבל, ואסור</text:span><text:span text:style-name="T3"> </text:span><text:span text:style-name="T59">בתשמיש</text:span><text:span text:style-name="T3"> </text:span><text:span text:style-name="T59">המטה; ואין</text:span><text:span text:style-name="T3"> </text:span><text:span text:style-name="T59">'אהלו' אלא</text:span><text:span text:style-name="T3"> </text:span><text:span text:style-name="T59">אשתו, שנאמר</text:span><text:span text:style-name="T3"> </text:span><text:span text:style-name="T8">(דברים</text:span><text:span text:style-name="T4"> </text:span><text:span text:style-name="T8">ה,כו)</text:span><text:span text:style-name="T37"> לֵךְ</text:span><text:span text:style-name="T3"> </text:span><text:span text:style-name="T37">אֱמֹר</text:span><text:span text:style-name="T3"> </text:span><text:span text:style-name="T37">לָהֶם</text:span><text:span text:style-name="T3"> </text:span><text:span text:style-name="T37">שׁוּבוּ</text:span><text:span text:style-name="T3"> </text:span><text:span text:style-name="T37">לָכֶם</text:span><text:span text:style-name="T3"> </text:span><text:span text:style-name="T37">לְאָהֳלֵיכֶם</text:span>' - שמע<text:span text:style-name="T1"> </text:span>מינה. </text:p>
      <text:p text:style-name="P9">וניפשוט<text:span text:style-name="T1"> </text:span>נמי<text:span text:style-name="T1"> </text:span>למנודה?</text:p>
      <text:p text:style-name="P9">אמר<text:span text:style-name="T1"> </text:span>רב<text:span text:style-name="T1"> </text:span>הונא<text:span text:style-name="T1"> </text:span>בריה<text:span text:style-name="T1"> </text:span>דרב<text:span text:style-name="T1"> </text:span>פנחס<text:span text:style-name="T1"> </text:span>משמיה<text:span text:style-name="T1"> </text:span>דרב<text:span text:style-name="T1"> </text:span>יוסף: מי<text:span text:style-name="T1"> </text:span>קתני<text:span text:style-name="T1"> </text:span>'שאסור'? </text:p>
      <text:p text:style-name="P9">'<text:span text:style-name="T41">שיהא</text:span><text:span text:style-name="T42"> </text:span><text:span text:style-name="T41">כמנודה</text:span><text:span text:style-name="T42"> </text:span><text:span text:style-name="T41">וכאבל</text:span>' במילי<text:span text:style-name="T1"> </text:span>אחרנייתא<text:span text:style-name="T1"> </text:span>- ואסור<text:span text:style-name="T1"> </text:span>נמי<text:span text:style-name="T1"> </text:span>בתשמיש<text:span text:style-name="T1"> </text:span>המטה.</text:p>
      <text:p text:style-name="P28"/>
      <text:p text:style-name="P9">אָבֵל<text:span text:style-name="T1"> </text:span>אינו<text:span text:style-name="T1"> </text:span>משלח<text:span text:style-name="T1"> </text:span>קרבנותיו, דתניא: '<text:span text:style-name="T41">רבי</text:span><text:span text:style-name="T42"> </text:span><text:span text:style-name="T41">שמעון</text:span><text:span text:style-name="T42"> </text:span><text:span text:style-name="T41">אומר: 'שלמים' </text:span><text:span text:style-name="T7">(לפיכך</text:span><text:span text:style-name="T2"> </text:span><text:span text:style-name="T7">נקראים</text:span><text:span text:style-name="T2"> </text:span><text:span text:style-name="T7">'שלמים'</text:span><text:span text:style-name="T9">)</text:span><text:span text:style-name="T41"> - בזמן</text:span><text:span text:style-name="T42"> </text:span><text:span text:style-name="T41">שהוא</text:span><text:span text:style-name="T42"> </text:span><text:span text:style-name="T41">שלם</text:span><text:span text:style-name="T42"> </text:span><text:span text:style-name="T7">(שלם</text:span><text:span text:style-name="T2"> </text:span><text:span text:style-name="T7">בדעתו, שדעתו</text:span><text:span text:style-name="T2"> </text:span><text:span text:style-name="T7">מיושבת</text:span><text:span text:style-name="T2"> </text:span><text:span text:style-name="T7">עליו</text:span><text:span text:style-name="T9">)</text:span><text:span text:style-name="T41"> ולא</text:span><text:span text:style-name="T42"> </text:span><text:span text:style-name="T41">בזמן</text:span><text:span text:style-name="T42"> </text:span><text:span text:style-name="T41">שהוא</text:span><text:span text:style-name="T42"> </text:span><text:span text:style-name="T41">אונן</text:span>'.</text:p>
      <text:p text:style-name="P9">מנודה<text:span text:style-name="T1"> </text:span>מהו<text:span text:style-name="T1"> </text:span>שישלח<text:span text:style-name="T1"> </text:span>קרבנותיו? </text:p>
      <text:p text:style-name="P9">אמר<text:span text:style-name="T1"> </text:span>רב<text:span text:style-name="T1"> </text:span>יוסף: תא<text:span text:style-name="T1"> </text:span>שמע: 'כל<text:span text:style-name="T1"> </text:span>אותן<text:span text:style-name="T1"> </text:span>שנים<text:span text:style-name="T1"> </text:span>שהיו<text:span text:style-name="T1"> </text:span>ישראל<text:span text:style-name="T1"> </text:span>במדבר<text:span text:style-name="T1"> </text:span>- מנודין<text:span text:style-name="T1"> </text:span>היו, ושלחו<text:span text:style-name="T1"> </text:span>קרבנותיהן.</text:p>
      <text:p text:style-name="P9">אמר<text:span text:style-name="T1"> </text:span>ליה<text:span text:style-name="T1"> </text:span>אביי: ודלמא<text:span text:style-name="T1"> </text:span>מנודה<text:span text:style-name="T1"> </text:span>לשמים<text:span text:style-name="T1"> </text:span>שאני, דקיל?</text:p>
      <text:p text:style-name="P9">'קיל'? והאמרת<text:span text:style-name="T1"> </text:span>חמיר!?</text:p>
      <text:p text:style-name="P9">ספוקי<text:span text:style-name="T1"> </text:span>מספקא<text:span text:style-name="T1"> </text:span>ליה, ומדחי<text:span text:style-name="T1"> </text:span>ליה.</text:p>
      <text:p text:style-name="P9">מצורע<text:span text:style-name="T1"> </text:span>מהו<text:span text:style-name="T1"> </text:span>שישלח<text:span text:style-name="T1"> </text:span>קרבנותיו?</text:p>
      <text:p text:style-name="P9">תא<text:span text:style-name="T1"> </text:span>שמע: דתניא: '<text:span text:style-name="T38">[</text:span><text:span text:style-name="T8">יחזקאל</text:span><text:span text:style-name="T4"> </text:span><text:span text:style-name="T8">מד,כו:</text:span><text:span text:style-name="T38"> וְאַחֲרֵי</text:span><text:span text:style-name="T5"> </text:span><text:span text:style-name="T38">טָהֳרָתוֹ</text:span><text:span text:style-name="T5"> </text:span><text:span text:style-name="T38">שִׁבְעַת</text:span><text:span text:style-name="T5"> </text:span><text:span text:style-name="T38">יָמִים</text:span><text:span text:style-name="T5"> </text:span><text:span text:style-name="T38">יִסְפְּרוּ</text:span><text:span text:style-name="T5"> </text:span><text:span text:style-name="T38">לוֹ</text:span><text:span text:style-name="T5"> </text:span><text:span text:style-name="T38">[</text:span><text:span text:style-name="T7">לעיל</text:span><text:span text:style-name="T2"> </text:span><text:span text:style-name="T7">מיניה</text:span><text:span text:style-name="T2"> </text:span><text:span text:style-name="T8">(יחזקאל</text:span><text:span text:style-name="T4"> </text:span><text:span text:style-name="T8">מד,כה)</text:span><text:span text:style-name="T7"> <text:s/>כתיב:</text:span><text:span text:style-name="T38"> וְאֶל</text:span><text:span text:style-name="T5"> </text:span><text:span text:style-name="T38">מֵת</text:span><text:span text:style-name="T5"> </text:span><text:span text:style-name="T38">אָדָם</text:span><text:span text:style-name="T5"> </text:span><text:span text:style-name="T38">לֹא</text:span><text:span text:style-name="T5"> </text:span><text:span text:style-name="T38">יָבוֹא</text:span><text:span text:style-name="T5"> </text:span><text:span text:style-name="T38">לְטָמְאָה</text:span><text:span text:style-name="T5"> </text:span><text:span text:style-name="T38">[כִּי</text:span><text:span text:style-name="T5"> </text:span><text:span text:style-name="T38">אִם</text:span><text:span text:style-name="T5"> </text:span><text:span text:style-name="T38">לְאָב</text:span><text:span text:style-name="T5"> </text:span><text:span text:style-name="T38">וּלְאֵם</text:span><text:span text:style-name="T5"> </text:span><text:span text:style-name="T38">וּלְבֵן</text:span><text:span text:style-name="T5"> </text:span><text:span text:style-name="T38">וּלְבַת</text:span><text:span text:style-name="T5"> </text:span><text:span text:style-name="T38">לְאָח</text:span><text:span text:style-name="T5"> </text:span><text:span text:style-name="T38">וּלְאָחוֹת</text:span><text:span text:style-name="T5"> </text:span><text:span text:style-name="T38">אֲשֶׁר</text:span><text:span text:style-name="T5"> </text:span><text:span text:style-name="T38">לֹא</text:span><text:span text:style-name="T5"> </text:span><text:span text:style-name="T38">הָיְתָה</text:span><text:span text:style-name="T5"> </text:span><text:span text:style-name="T38">לְאִישׁ</text:span><text:span text:style-name="T5"> </text:span><text:span text:style-name="T38">יִטַּמָּאוּ]</text:span><text:span text:style-name="T7">, ובכהן</text:span><text:span text:style-name="T2"> </text:span><text:span text:style-name="T7">משתעי</text:span><text:span text:style-name="T38">]</text:span><text:span text:style-name="T59"> </text:span><text:span text:style-name="T37">וְאַחֲרֵי</text:span><text:span text:style-name="T3"> </text:span><text:span text:style-name="T37">טָהֳרָתוֹ</text:span><text:span text:style-name="T3"> </text:span><text:span text:style-name="T7">(דהיינו</text:span><text:span text:style-name="T9">)</text:span><text:span text:style-name="T59"> אחר</text:span><text:span text:style-name="T3"> </text:span><text:span text:style-name="T59">פרישתו</text:span><text:span text:style-name="T3"> </text:span><text:span text:style-name="T59">מן</text:span><text:span text:style-name="T3"> </text:span><text:span text:style-name="T59">המת, </text:span><text:span text:style-name="T37">שִׁבְעַת</text:span><text:span text:style-name="T3"> </text:span><text:span text:style-name="T37">יָמִים</text:span><text:span text:style-name="T3"> </text:span><text:span text:style-name="T37">יִסְפְּרוּ</text:span><text:span text:style-name="T3"> </text:span><text:span text:style-name="T37">לוֹ</text:span><text:span text:style-name="T3"> </text:span><text:span text:style-name="T59">- אלו</text:span><text:span text:style-name="T3"> </text:span><text:span text:style-name="T59">שבעת</text:span><text:span text:style-name="T3"> </text:span><text:span text:style-name="T59">ימי</text:span><text:span text:style-name="T3"> </text:span><text:span text:style-name="T59">ספירו</text:span><text:span text:style-name="T3"> </text:span><text:span text:style-name="T7">(משיפריש</text:span><text:span text:style-name="T2"> </text:span><text:span text:style-name="T7">מן</text:span><text:span text:style-name="T2"> </text:span><text:span text:style-name="T7">המת</text:span><text:span text:style-name="T2"> </text:span><text:span text:style-name="T7">מונין</text:span><text:span text:style-name="T2"> </text:span><text:span text:style-name="T7">שבעת</text:span><text:span text:style-name="T2"> </text:span><text:span text:style-name="T7">ימי</text:span><text:span text:style-name="T2"> </text:span><text:span text:style-name="T7">הזאתו: שבעת</text:span><text:span text:style-name="T2"> </text:span><text:span text:style-name="T7">ימים</text:span><text:span text:style-name="T2"> </text:span><text:span text:style-name="T7">אחרים</text:span><text:span text:style-name="T2"> </text:span><text:span text:style-name="T7">יספרו</text:span><text:span text:style-name="T2"> </text:span><text:span text:style-name="T7">לו; מדאפקיה</text:span><text:span text:style-name="T2"> </text:span><text:span text:style-name="T7">רחמנא</text:span><text:span text:style-name="T2"> </text:span><text:span text:style-name="T7">בלשון</text:span><text:span text:style-name="T2"> </text:span><text:span text:style-name="T7">'ספירה' ולא</text:span><text:span text:style-name="T2"> </text:span><text:span text:style-name="T7">נקט</text:span><text:span text:style-name="T2"> </text:span><text:span text:style-name="T7">'הזאה' - שמעינן: שבעת</text:span><text:span text:style-name="T2"> </text:span><text:span text:style-name="T7">ימי</text:span><text:span text:style-name="T2"> </text:span><text:span text:style-name="T7">ספירו</text:span><text:span text:style-name="T2"> </text:span><text:span text:style-name="T7">אם</text:span><text:span text:style-name="T2"> </text:span><text:span text:style-name="T7">נצטרע</text:span><text:span text:style-name="T9">)</text:span><text:span text:style-name="T59">; </text:span><text:span text:style-name="T8">(יחזקאל</text:span><text:span text:style-name="T4"> </text:span><text:span text:style-name="T8">מד,כז)</text:span><text:span text:style-name="T37"> וּבְיוֹם</text:span><text:span text:style-name="T3"> </text:span><text:span text:style-name="T37">בֹּאוֹ</text:span><text:span text:style-name="T3"> </text:span><text:span text:style-name="T37">אֶל</text:span><text:span text:style-name="T3"> </text:span><text:span text:style-name="T37">הַקֹּדֶשׁ</text:span><text:span text:style-name="T3"> </text:span><text:span text:style-name="T37">אֶל</text:span><text:span text:style-name="T3"> </text:span><text:span text:style-name="T37">הֶחָצֵר</text:span><text:span text:style-name="T3"> </text:span><text:span text:style-name="T37">הַפְּנִימִית</text:span><text:span text:style-name="T3"> </text:span><text:span text:style-name="T37">לְשָׁרֵת</text:span><text:span text:style-name="T3"> </text:span><text:span text:style-name="T37">בַּקֹּדֶשׁ</text:span><text:span text:style-name="T3"> </text:span><text:span text:style-name="T37">יַקְרִיב</text:span><text:span text:style-name="T3"> </text:span><text:span text:style-name="T37">חַטָּאתוֹ</text:span><text:span text:style-name="T3"> </text:span><text:span text:style-name="T38">[נְאֻם</text:span><text:span text:style-name="T5"> </text:span><text:span text:style-name="T38">ה' אלקים]</text:span><text:span text:style-name="T37"> </text:span><text:span text:style-name="T7">(-</text:span><text:span text:style-name="T36"> </text:span><text:span text:style-name="T7">כתיב</text:span><text:span text:style-name="T2"> </text:span><text:span text:style-name="T7">בכהן</text:span><text:span text:style-name="T2"> </text:span><text:span text:style-name="T7">גדול</text:span><text:span text:style-name="T9">)</text:span><text:span text:style-name="T59"> -</text:span><text:span text:style-name="T9"> </text:span></text:p>
      <text:p text:style-name="P9"/>
      <text:p text:style-name="P9">(מועד<text:span text:style-name="T1"> </text:span>קטן<text:span text:style-name="T1"> </text:span>טז,א)</text:p>
      <text:p text:style-name="P9"><text:span text:style-name="T41">זו</text:span><text:span text:style-name="T42"> </text:span><text:span text:style-name="T41">עשירית</text:span><text:span text:style-name="T42"> </text:span><text:span text:style-name="T41">האיפה</text:span><text:span text:style-name="T42"> </text:span><text:span text:style-name="T41">שלו</text:span><text:span text:style-name="T42"> </text:span><text:span text:style-name="T7">(שמביא</text:span><text:span text:style-name="T2"> </text:span><text:span text:style-name="T7">כהן</text:span><text:span text:style-name="T2"> </text:span><text:span text:style-name="T7">הדיוט</text:span><text:span text:style-name="T2"> </text:span><text:span text:style-name="T7">כשמחנכין</text:span><text:span text:style-name="T2"> </text:span><text:span text:style-name="T7">אותו</text:span><text:span text:style-name="T2"> </text:span><text:span text:style-name="T7">לעבוד</text:span><text:span text:style-name="T2"> </text:span><text:span text:style-name="T7">תחילה, כדכתיב</text:span><text:span text:style-name="T2"> </text:span><text:span text:style-name="T8">(ויקרא</text:span><text:span text:style-name="T4"> </text:span><text:span text:style-name="T8">ו,יג)</text:span><text:span text:style-name="T38"> זֶה</text:span><text:span text:style-name="T5"> </text:span><text:span text:style-name="T38">קָרְבַּן</text:span><text:span text:style-name="T5"> </text:span><text:span text:style-name="T38">אַהֲרֹן</text:span><text:span text:style-name="T5"> </text:span><text:span text:style-name="T38">וּבָנָיו</text:span><text:span text:style-name="T5"> </text:span><text:span text:style-name="T38">אֲשֶׁר</text:span><text:span text:style-name="T5"> </text:span><text:span text:style-name="T38">יַקְרִיבוּ</text:span><text:span text:style-name="T5"> </text:span><text:span text:style-name="T38">לַה' בְּיוֹם</text:span><text:span text:style-name="T5"> </text:span><text:span text:style-name="T38">הִמָּשַׁח</text:span><text:span text:style-name="T5"> </text:span><text:span text:style-name="T38">אֹתוֹ</text:span><text:span text:style-name="T5"> </text:span><text:span text:style-name="T38">עֲשִׂירִת</text:span><text:span text:style-name="T5"> </text:span><text:span text:style-name="T38">הָאֵפָה</text:span><text:span text:style-name="T7">, ואמרינן</text:span><text:span text:style-name="T2"> </text:span><text:span text:style-name="T8">(מנחות</text:span><text:span text:style-name="T4"> </text:span><text:span text:style-name="T8">נא,ב)</text:span><text:span text:style-name="T7">: </text:span><text:span text:style-name="T38">וּבָנָיו</text:span><text:span text:style-name="T2"> </text:span><text:span text:style-name="T7">- לרבות</text:span><text:span text:style-name="T2"> </text:span><text:span text:style-name="T7">עשירית</text:span><text:span text:style-name="T2"> </text:span><text:span text:style-name="T7">האיפה</text:span><text:span text:style-name="T2"> </text:span><text:span text:style-name="T7">של</text:span><text:span text:style-name="T2"> </text:span><text:span text:style-name="T7">כהן</text:span><text:span text:style-name="T2"> </text:span><text:span text:style-name="T7">הדיוט</text:span><text:span text:style-name="T2"> </text:span><text:span text:style-name="T7">לחינוך; ולאו</text:span><text:span text:style-name="T2"> </text:span><text:span text:style-name="T7">אקראי</text:span><text:span text:style-name="T2"> </text:span><text:span text:style-name="T7">דלעיל</text:span><text:span text:style-name="T2"> </text:span><text:span text:style-name="T7">קאי, אלא</text:span><text:span text:style-name="T2"> </text:span><text:span text:style-name="T7">מצות</text:span><text:span text:style-name="T2"> </text:span><text:span text:style-name="T7">כהנים</text:span><text:span text:style-name="T2"> </text:span><text:span text:style-name="T7">בעלמא</text:span><text:span text:style-name="T2"> </text:span><text:span text:style-name="T7">הוא, דקאמר</text:span><text:span text:style-name="T2"> </text:span><text:span text:style-name="T7">יחזקאל, אלמא</text:span><text:span text:style-name="T2"> </text:span><text:span text:style-name="T7">שלא</text:span><text:span text:style-name="T2"> </text:span><text:span text:style-name="T7">היה</text:span><text:span text:style-name="T2"> </text:span><text:span text:style-name="T7">יכול</text:span><text:span text:style-name="T2"> </text:span><text:span text:style-name="T7">להקריב</text:span><text:span text:style-name="T2"> </text:span><text:span text:style-name="T7">קרבנו</text:span><text:span text:style-name="T2"> </text:span><text:span text:style-name="T7">עשירית</text:span><text:span text:style-name="T2"> </text:span><text:span text:style-name="T7">האיפה</text:span><text:span text:style-name="T2"> </text:span><text:span text:style-name="T7">עד</text:span><text:span text:style-name="T2"> </text:span><text:span text:style-name="T7">שנטהר</text:span><text:span text:style-name="T2"> </text:span><text:span text:style-name="T7">מטומאת</text:span><text:span text:style-name="T2"> </text:span><text:span text:style-name="T7">מת, והוא</text:span><text:span text:style-name="T2"> </text:span><text:span text:style-name="T7">הדין</text:span><text:span text:style-name="T2"> </text:span><text:span text:style-name="T7">מצרעתו</text:span><text:span text:style-name="T9">)</text:span><text:span text:style-name="T41">, דברי</text:span><text:span text:style-name="T42"> </text:span><text:span text:style-name="T41">רבי</text:span><text:span text:style-name="T42"> </text:span><text:span text:style-name="T41">יהודה; רבי</text:span><text:span text:style-name="T42"> </text:span><text:span text:style-name="T41">שמעון</text:span><text:span text:style-name="T42"> </text:span><text:span text:style-name="T41">אומר: ב</text:span><text:span text:style-name="T45">בֹּאוֹ</text:span><text:span text:style-name="T42"> </text:span><text:span text:style-name="T45">יַקְרִיב</text:span><text:span text:style-name="T42"> </text:span><text:span text:style-name="T41">- בזמן</text:span><text:span text:style-name="T42"> </text:span><text:span text:style-name="T41">שראוי</text:span><text:span text:style-name="T42"> </text:span><text:span text:style-name="T41">לביאה</text:span><text:span text:style-name="T42"> </text:span><text:span text:style-name="T41">- ראוי</text:span><text:span text:style-name="T42"> </text:span><text:span text:style-name="T41">להקרבה, בזמן</text:span><text:span text:style-name="T42"> </text:span><text:span text:style-name="T41">שאינו</text:span><text:span text:style-name="T42"> </text:span><text:span text:style-name="T41">ראוי</text:span><text:span text:style-name="T42"> </text:span><text:span text:style-name="T41">לביאה</text:span><text:span text:style-name="T42"> </text:span><text:span text:style-name="T41">- אינו</text:span><text:span text:style-name="T42"> </text:span><text:span text:style-name="T41">ראוי</text:span><text:span text:style-name="T42"> </text:span><text:span text:style-name="T41">להקרבה</text:span>'.</text:p>
      <text:p text:style-name="P28"/>
      <text:p text:style-name="P9">אמר<text:span text:style-name="T1"> </text:span>רבא<text:span text:style-name="T1"> </text:span><text:span text:style-name="T7">(איידי</text:span><text:span text:style-name="T2"> </text:span><text:span text:style-name="T7">דאיירי</text:span><text:span text:style-name="T2"> </text:span><text:span text:style-name="T7">במנודה</text:span><text:span text:style-name="T2"> </text:span><text:span text:style-name="T7">מפרש</text:span><text:span text:style-name="T2"> </text:span><text:span text:style-name="T7">להו</text:span><text:span text:style-name="T9">)</text:span>: </text:p>
      <text:p text:style-name="P9">מנלן<text:span text:style-name="T1"> </text:span>דמשדרין<text:span text:style-name="T1"> </text:span>שליחא<text:span text:style-name="T1"> </text:span>דבי<text:span text:style-name="T1"> </text:span>דינא<text:span text:style-name="T1"> </text:span>ומזמנינן<text:span text:style-name="T1"> </text:span>ליה<text:span text:style-name="T1"> </text:span>לדינא<text:span text:style-name="T1"> </text:span><text:span text:style-name="T7">(לבעל</text:span><text:span text:style-name="T2"> </text:span><text:span text:style-name="T7">דין</text:span><text:span text:style-name="T9">)</text:span>? דכתיב<text:span text:style-name="T1"> </text:span><text:span text:style-name="T8">(במדבר</text:span><text:span text:style-name="T4"> </text:span><text:span text:style-name="T8">טז,יב)</text:span><text:span text:style-name="T35"> וַיִּשְׁלַח</text:span><text:span text:style-name="T1"> </text:span><text:span text:style-name="T35">מֹשֶׁה</text:span><text:span text:style-name="T1"> </text:span><text:span text:style-name="T35">לִקְרֹא</text:span><text:span text:style-name="T1"> </text:span><text:span text:style-name="T35">לְדָתָן</text:span><text:span text:style-name="T1"> </text:span><text:span text:style-name="T35">וְלַאֲבִירָם</text:span><text:span text:style-name="T1"> </text:span><text:span text:style-name="T35">בְּנֵי</text:span><text:span text:style-name="T1"> </text:span><text:span text:style-name="T35">אֱלִיאָב</text:span><text:span text:style-name="T1"> </text:span><text:span text:style-name="T38">[וַיֹּאמְרוּ</text:span><text:span text:style-name="T5"> </text:span><text:span text:style-name="T38">לֹא</text:span><text:span text:style-name="T5"> </text:span><text:span text:style-name="T38">נַעֲלֶה]</text:span>. </text:p>
      <text:p text:style-name="P29"/>
      <text:p text:style-name="P9">ומנלן<text:span text:style-name="T1"> </text:span>דמזמנינן<text:span text:style-name="T1"> </text:span>לדינא?</text:p>
      <text:p text:style-name="P9">דכתיב: <text:span text:style-name="T8">(במדבר</text:span><text:span text:style-name="T4"> </text:span><text:span text:style-name="T8">טז,טז)</text:span><text:span text:style-name="T35"> וַיֹּאמֶר</text:span><text:span text:style-name="T1"> </text:span><text:span text:style-name="T35">מֹשֶׁה</text:span><text:span text:style-name="T1"> </text:span><text:span text:style-name="T35">אֶל</text:span><text:span text:style-name="T1"> </text:span><text:span text:style-name="T35">קֹרַח</text:span><text:span text:style-name="T1"> </text:span><text:span text:style-name="T35">אַתָּה</text:span><text:span text:style-name="T1"> </text:span><text:span text:style-name="T35">וְכָל</text:span><text:span text:style-name="T1"> </text:span><text:span text:style-name="T35">עֲדָתְךָ</text:span><text:span text:style-name="T1"> </text:span><text:span text:style-name="T38">[הֱיוּ</text:span><text:span text:style-name="T5"> </text:span><text:span text:style-name="T38">לִפְנֵי</text:span><text:span text:style-name="T5"> </text:span><text:span text:style-name="T38">ה' אַתָּה</text:span><text:span text:style-name="T5"> </text:span><text:span text:style-name="T38">וָהֵם</text:span><text:span text:style-name="T5"> </text:span><text:span text:style-name="T38">וְאַהֲרֹן</text:span><text:span text:style-name="T5"> </text:span><text:span text:style-name="T38">מָחָר]</text:span> לקמי<text:span text:style-name="T1"> </text:span>גברא<text:span text:style-name="T1"> </text:span>רבה<text:span text:style-name="T1"> </text:span>- דכתיב<text:span text:style-name="T1"> </text:span><text:span text:style-name="T35">לִפְנֵי</text:span><text:span text:style-name="T1"> </text:span><text:span text:style-name="T35">ה'</text:span>; </text:p>
      <text:p text:style-name="P9">את<text:span text:style-name="T1"> </text:span>ופלניא<text:span text:style-name="T1"> </text:span>- דכתיב<text:span text:style-name="T1"> </text:span><text:span text:style-name="T35">אַתָּה</text:span><text:span text:style-name="T1"> </text:span><text:span text:style-name="T35">וָהֵם</text:span><text:span text:style-name="T1"> </text:span><text:span text:style-name="T35">וְאַהֲרֹן</text:span>; </text:p>
      <text:p text:style-name="P9">דקבעינן<text:span text:style-name="T1"> </text:span>זימנא<text:span text:style-name="T1"> </text:span>- דכתיב<text:span text:style-name="T1"> </text:span><text:span text:style-name="T35">מָחָר</text:span>; </text:p>
      <text:p text:style-name="P9">זימנא<text:span text:style-name="T1"> </text:span>בתר<text:span text:style-name="T1"> </text:span>זימנא<text:span text:style-name="T1"> </text:span><text:span text:style-name="T7">(דאי</text:span><text:span text:style-name="T2"> </text:span><text:span text:style-name="T7">לא</text:span><text:span text:style-name="T2"> </text:span><text:span text:style-name="T7">אתי</text:span><text:span text:style-name="T2"> </text:span><text:span text:style-name="T7">ההוא</text:span><text:span text:style-name="T2"> </text:span><text:span text:style-name="T7">זימנא</text:span><text:span text:style-name="T2"> </text:span><text:span text:style-name="T7">- קבעינן</text:span><text:span text:style-name="T2"> </text:span><text:span text:style-name="T7">ליה</text:span><text:span text:style-name="T2"> </text:span><text:span text:style-name="T7">זימנא</text:span><text:span text:style-name="T2"> </text:span><text:span text:style-name="T7">אחריתי</text:span><text:span text:style-name="T9">)</text:span> - דכתיב<text:span text:style-name="T1"> </text:span><text:span text:style-name="T8">(ירמיהו</text:span><text:span text:style-name="T4"> </text:span><text:span text:style-name="T8">מו,יז)</text:span><text:span text:style-name="T35"> קָרְאוּ</text:span><text:span text:style-name="T1"> </text:span><text:span text:style-name="T35">שָׁם</text:span><text:span text:style-name="T1"> </text:span><text:span text:style-name="T35">פַּרְעֹה</text:span><text:span text:style-name="T1"> </text:span><text:span text:style-name="T35">מֶלֶךְ</text:span><text:span text:style-name="T1"> </text:span><text:span text:style-name="T35">מִצְרַיִם</text:span><text:span text:style-name="T1"> </text:span><text:span text:style-name="T35">שָׁאוֹן</text:span><text:span text:style-name="T1"> </text:span><text:span text:style-name="T35">הֶעֱבִיר</text:span><text:span text:style-name="T1"> </text:span><text:span text:style-name="T35">הַמּוֹעֵד</text:span><text:span text:style-name="T1"> </text:span><text:span text:style-name="T7">(</text:span><text:span text:style-name="T38">קָרְאוּ</text:span><text:span text:style-name="T5"> </text:span><text:span text:style-name="T38">שם</text:span><text:span text:style-name="T2"> </text:span><text:span text:style-name="T7">- שמתא, כלומר: שמתא</text:span><text:span text:style-name="T2"> </text:span><text:span text:style-name="T7">ל</text:span><text:span text:style-name="T38">פַּרְעֹה</text:span><text:span text:style-name="T2"> </text:span><text:span text:style-name="T7">ש</text:span><text:span text:style-name="T38">הֶעֱבִיר</text:span><text:span text:style-name="T5"> </text:span><text:span text:style-name="T38">הַמּוֹעֵד</text:span><text:span text:style-name="T7">, כלומר: שהעביר</text:span><text:span text:style-name="T2"> </text:span><text:span text:style-name="T7">אותו</text:span><text:span text:style-name="T2"> </text:span><text:span text:style-name="T7">מועד</text:span><text:span text:style-name="T2"> </text:span><text:span text:style-name="T7">ששמו</text:span><text:span text:style-name="T2"> </text:span><text:span text:style-name="T7">אחר</text:span><text:span text:style-name="T2"> </text:span><text:span text:style-name="T7">מועד</text:span><text:span text:style-name="T2"> </text:span><text:span text:style-name="T7">ראשון</text:span><text:span text:style-name="T9">)</text:span>;</text:p>
      <text:p text:style-name="P29"/>
      <text:p text:style-name="P9">ומנלן<text:span text:style-name="T1"> </text:span>דאי<text:span text:style-name="T1"> </text:span>מתפקר<text:span text:style-name="T1"> </text:span>בשליחא<text:span text:style-name="T1"> </text:span>דבי<text:span text:style-name="T1"> </text:span>דינא<text:span text:style-name="T1"> </text:span><text:span text:style-name="T7">(כלומר, שחירף</text:span><text:span text:style-name="T2"> </text:span><text:span text:style-name="T7">שליח</text:span><text:span text:style-name="T2"> </text:span><text:span text:style-name="T7">בית</text:span><text:span text:style-name="T2"> </text:span><text:span text:style-name="T7">דין</text:span><text:span text:style-name="T9">)</text:span> ואתי<text:span text:style-name="T1"> </text:span>ואמר<text:span text:style-name="T1"> </text:span><text:span text:style-name="T7">(ושליח</text:span><text:span text:style-name="T2"> </text:span><text:span text:style-name="T7">אמר</text:span><text:span text:style-name="T2"> </text:span><text:span text:style-name="T7">"חירפני"</text:span><text:span text:style-name="T9">)</text:span> - לא<text:span text:style-name="T1"> </text:span>מיתחזי<text:span text:style-name="T1"> </text:span>כלישנא<text:span text:style-name="T1"> </text:span>בישא?</text:p>
      <text:p text:style-name="P9">דכתיב<text:span text:style-name="T1"> </text:span><text:span text:style-name="T8">(במדבר</text:span><text:span text:style-name="T4"> </text:span><text:span text:style-name="T8">טז,יד)</text:span><text:span text:style-name="T38"> [אַף</text:span><text:span text:style-name="T5"> </text:span><text:span text:style-name="T38">לֹא</text:span><text:span text:style-name="T5"> </text:span><text:span text:style-name="T38">אֶל</text:span><text:span text:style-name="T5"> </text:span><text:span text:style-name="T38">אֶרֶץ</text:span><text:span text:style-name="T5"> </text:span><text:span text:style-name="T38">זָבַת</text:span><text:span text:style-name="T5"> </text:span><text:span text:style-name="T38">חָלָב</text:span><text:span text:style-name="T5"> </text:span><text:span text:style-name="T38">וּדְבַשׁ</text:span><text:span text:style-name="T5"> </text:span><text:span text:style-name="T38">הֲבִיאֹתָנוּ</text:span><text:span text:style-name="T5"> </text:span><text:span text:style-name="T38">וַתִּתֶּן</text:span><text:span text:style-name="T5"> </text:span><text:span text:style-name="T38">לָנוּ</text:span><text:span text:style-name="T5"> </text:span><text:span text:style-name="T38">נַחֲלַת</text:span><text:span text:style-name="T5"> </text:span><text:span text:style-name="T38">שָׂדֶה</text:span><text:span text:style-name="T5"> </text:span><text:span text:style-name="T38">וָכָרֶם]</text:span><text:span text:style-name="T35"> הַעֵינֵי</text:span><text:span text:style-name="T1"> </text:span><text:span text:style-name="T35">הָאֲנָשִׁים</text:span><text:span text:style-name="T1"> </text:span><text:span text:style-name="T35">הָהֵם</text:span><text:span text:style-name="T1"> </text:span><text:span text:style-name="T35">תְּנַקֵּר</text:span><text:span text:style-name="T1"> </text:span><text:span text:style-name="T38">[לֹא</text:span><text:span text:style-name="T5"> </text:span><text:span text:style-name="T38">נַעֲלֶה]</text:span> <text:span text:style-name="T7">(אי</text:span><text:span text:style-name="T2"> </text:span><text:span text:style-name="T7">לאו</text:span><text:span text:style-name="T2"> </text:span><text:span text:style-name="T7">דשליח</text:span><text:span text:style-name="T2"> </text:span><text:span text:style-name="T7">דאמר</text:span><text:span text:style-name="T2"> </text:span><text:span text:style-name="T7">ליה</text:span><text:span text:style-name="T2"> </text:span><text:span text:style-name="T7">למשה</text:span><text:span text:style-name="T2"> </text:span><text:span text:style-name="T7">- משה</text:span><text:span text:style-name="T2"> </text:span><text:span text:style-name="T7">לא</text:span><text:span text:style-name="T2"> </text:span><text:span text:style-name="T7">הוה</text:span><text:span text:style-name="T2"> </text:span><text:span text:style-name="T7">ידע</text:span><text:span text:style-name="T9">)</text:span>.</text:p>
      <text:p text:style-name="P29"/>
      <text:p text:style-name="P9"><text:soft-page-break/>ומנלן<text:span text:style-name="T1"> </text:span>דמשמתינן?</text:p>
      <text:p text:style-name="P9">דכתיב<text:span text:style-name="T1"> </text:span><text:span text:style-name="T8">(שופטים</text:span><text:span text:style-name="T4"> </text:span><text:span text:style-name="T8">ה,כג)</text:span><text:span text:style-name="T35"> אוֹרוּ</text:span><text:span text:style-name="T1"> </text:span><text:span text:style-name="T35">מֵרוֹז</text:span><text:span text:style-name="T1"> </text:span><text:span text:style-name="T38">[אָמַר</text:span><text:span text:style-name="T5"> </text:span><text:span text:style-name="T38">מַלְאַךְ</text:span><text:span text:style-name="T5"> </text:span><text:span text:style-name="T38">ה' אֹרוּ</text:span><text:span text:style-name="T5"> </text:span><text:span text:style-name="T38">אָרוֹר</text:span><text:span text:style-name="T5"> </text:span><text:span text:style-name="T38">יֹשְׁבֶיהָ</text:span><text:span text:style-name="T5"> </text:span><text:span text:style-name="T38">כִּי</text:span><text:span text:style-name="T5"> </text:span><text:span text:style-name="T38">לֹא</text:span><text:span text:style-name="T5"> </text:span><text:span text:style-name="T38">בָאוּ</text:span><text:span text:style-name="T5"> </text:span><text:span text:style-name="T38">לְעֶזְרַת</text:span><text:span text:style-name="T5"> </text:span><text:span text:style-name="T38">ה' לְעֶזְרַת</text:span><text:span text:style-name="T5"> </text:span><text:span text:style-name="T38">ה' בַּגִּבּוֹרִים]</text:span>, </text:p>
      <text:p text:style-name="P9">"דהכי<text:span text:style-name="T1"> </text:span>סברא<text:span text:style-name="T1"> </text:span>דגברא<text:span text:style-name="T1"> </text:span>רבה" <text:span text:style-name="T7">(דעת</text:span><text:span text:style-name="T2"> </text:span><text:span text:style-name="T7">פלוני, שבא</text:span><text:span text:style-name="T2"> </text:span><text:span text:style-name="T7">לנדות</text:span><text:span text:style-name="T2"> </text:span><text:span text:style-name="T7">את</text:span><text:span text:style-name="T2"> </text:span><text:span text:style-name="T7">פלוני, דצריך</text:span><text:span text:style-name="T2"> </text:span><text:span text:style-name="T7">לנדותו</text:span><text:span text:style-name="T2"> </text:span><text:span text:style-name="T7">משמו</text:span><text:span text:style-name="T2"> </text:span><text:span text:style-name="T7">של</text:span><text:span text:style-name="T2"> </text:span><text:span text:style-name="T7">אותו</text:span><text:span text:style-name="T2"> </text:span><text:span text:style-name="T7">חכם</text:span><text:span text:style-name="T9">)</text:span>?</text:p>
      <text:p text:style-name="P9">דכתיב<text:span text:style-name="T1"> </text:span><text:span text:style-name="T35">אָמַר</text:span><text:span text:style-name="T1"> </text:span><text:span text:style-name="T35">מַלְאַךְ</text:span><text:span text:style-name="T1"> </text:span><text:span text:style-name="T35">ה'</text:span> <text:span text:style-name="T7">(ברק</text:span><text:span text:style-name="T2"> </text:span><text:span text:style-name="T7">אמר</text:span><text:span text:style-name="T2"> </text:span><text:span text:style-name="T7">לשמתו, שהוא</text:span><text:span text:style-name="T2"> </text:span><text:span text:style-name="T7">שלוחו</text:span><text:span text:style-name="T2"> </text:span><text:span text:style-name="T7">של</text:span><text:span text:style-name="T2"> </text:span><text:span text:style-name="T7">מקום</text:span><text:span text:style-name="T9">)</text:span>; </text:p>
      <text:p text:style-name="P29"/>
      <text:p text:style-name="P9">ומנלן<text:span text:style-name="T1"> </text:span>דמחרמינן<text:span text:style-name="T1"> </text:span><text:span text:style-name="T7">(ב'אָרוּר'</text:span><text:span text:style-name="T9">)</text:span>?</text:p>
      <text:p text:style-name="P9">דכתיב<text:span text:style-name="T1"> </text:span><text:span text:style-name="T35">אֹרוּ</text:span><text:span text:style-name="T1"> </text:span><text:span text:style-name="T35">אָרוֹר</text:span>;</text:p>
      <text:p text:style-name="P9">דאכיל<text:span text:style-name="T1"> </text:span>ושתי<text:span text:style-name="T1"> </text:span>בהדיה<text:span text:style-name="T1"> </text:span>וקאי<text:span text:style-name="T1"> </text:span>בארבע<text:span text:style-name="T1"> </text:span>אמות<text:span text:style-name="T1"> </text:span>דידיה?</text:p>
      <text:p text:style-name="P9">דכתיב<text:span text:style-name="T1"> </text:span><text:span text:style-name="T35">יֹשְׁבֶיהָ</text:span>;</text:p>
      <text:p text:style-name="P29"/>
      <text:p text:style-name="P9">ומנלן<text:span text:style-name="T1"> </text:span>דפרטינן<text:span text:style-name="T1"> </text:span>חטאיה<text:span text:style-name="T1"> </text:span>בציבורא<text:span text:style-name="T7">(דאמרי</text:span><text:span text:style-name="T2"> </text:span><text:span text:style-name="T7">לאנשי</text:span><text:span text:style-name="T2"> </text:span><text:span text:style-name="T7">עירו: משום</text:span><text:span text:style-name="T2"> </text:span><text:span text:style-name="T7">הכי</text:span><text:span text:style-name="T2"> </text:span><text:span text:style-name="T7">והכי</text:span><text:span text:style-name="T2"> </text:span><text:span text:style-name="T7">משמתינן</text:span><text:span text:style-name="T2"> </text:span><text:span text:style-name="T7">ליה</text:span><text:span text:style-name="T9">)</text:span>?</text:p>
      <text:p text:style-name="P9">דכתיב<text:span text:style-name="T1"> </text:span><text:span text:style-name="T35">כִּי</text:span><text:span text:style-name="T1"> </text:span><text:span text:style-name="T35">לֹא</text:span><text:span text:style-name="T1"> </text:span><text:span text:style-name="T35">בָאוּ</text:span><text:span text:style-name="T1"> </text:span><text:span text:style-name="T35">לְעֶזְרַת</text:span><text:span text:style-name="T1"> </text:span><text:span text:style-name="T35">ה'</text:span>, ואמר<text:span text:style-name="T1"> </text:span>עולא: בארבע<text:span text:style-name="T1"> </text:span>מאה<text:span text:style-name="T1"> </text:span>שיפורי<text:span text:style-name="T1"> </text:span>שמתיה<text:span text:style-name="T1"> </text:span>ברק<text:span text:style-name="T1"> </text:span>למרוז!</text:p>
      <text:p text:style-name="P9">איכא<text:span text:style-name="T1"> </text:span>דאמרי: גברא<text:span text:style-name="T1"> </text:span>רבה<text:span text:style-name="T1"> </text:span>הוה, ואיכא<text:span text:style-name="T1"> </text:span>דאמרי<text:span text:style-name="T1"> </text:span>כוכבא<text:span text:style-name="T1"> </text:span>הוה<text:span text:style-name="T1"> </text:span><text:span text:style-name="T7">(מזליה</text:span><text:span text:style-name="T2"> </text:span><text:span text:style-name="T7">דסיסרא</text:span><text:span text:style-name="T9">)</text:span>, שנאמר<text:span text:style-name="T1"> </text:span><text:span text:style-name="T8">(שופטים</text:span><text:span text:style-name="T4"> </text:span><text:span text:style-name="T8">ה,כ)</text:span><text:span text:style-name="T35"> מִן</text:span><text:span text:style-name="T1"> </text:span><text:span text:style-name="T35">שָׁמַיִם</text:span><text:span text:style-name="T1"> </text:span><text:span text:style-name="T35">נִלְחָמוּ</text:span><text:span text:style-name="T1"> </text:span><text:span text:style-name="T35">הַכּוֹכָבִים</text:span><text:span text:style-name="T1"> </text:span><text:span text:style-name="T38">[מִמְּסִלּוֹתָם</text:span><text:span text:style-name="T5"> </text:span><text:span text:style-name="T38">נִלְחֲמוּ</text:span><text:span text:style-name="T5"> </text:span><text:span text:style-name="T38">עִם</text:span><text:span text:style-name="T5"> </text:span><text:span text:style-name="T38">סִיסְרָא]</text:span>.</text:p>
      <text:p text:style-name="P29"/>
      <text:p text:style-name="P9">ומנלן<text:span text:style-name="T1"> </text:span>דמפקרינן<text:span text:style-name="T1"> </text:span>נכסיה<text:span text:style-name="T1"> </text:span><text:span text:style-name="T7">(דמאן</text:span><text:span text:style-name="T2"> </text:span><text:span text:style-name="T7">דלא</text:span><text:span text:style-name="T2"> </text:span><text:span text:style-name="T7">ציית</text:span><text:span text:style-name="T2"> </text:span><text:span text:style-name="T7">להו</text:span><text:span text:style-name="T2"> </text:span><text:span text:style-name="T7">לרבנן</text:span><text:span text:style-name="T9">)</text:span>?</text:p>
      <text:p text:style-name="P9">דכתיב<text:span text:style-name="T1"> </text:span><text:span text:style-name="T8">(עזרא</text:span><text:span text:style-name="T4"> </text:span><text:span text:style-name="T8">י,ח)</text:span><text:span text:style-name="T35"> וְכֹל</text:span><text:span text:style-name="T1"> </text:span><text:span text:style-name="T35">אֲשֶׁר</text:span><text:span text:style-name="T1"> </text:span><text:span text:style-name="T35">לֹא</text:span><text:span text:style-name="T1"> </text:span><text:span text:style-name="T35">יָבוֹא</text:span><text:span text:style-name="T1"> </text:span><text:span text:style-name="T35">לִשְׁלֹשֶׁת</text:span><text:span text:style-name="T1"> </text:span><text:span text:style-name="T35">הַיָּמִים</text:span><text:span text:style-name="T1"> </text:span><text:span text:style-name="T35">כַּעֲצַת</text:span><text:span text:style-name="T1"> </text:span><text:span text:style-name="T35">הַשָּׂרִים</text:span><text:span text:style-name="T1"> </text:span><text:span text:style-name="T35">וְהַזְּקֵנִים</text:span><text:span text:style-name="T1"> </text:span><text:span text:style-name="T35">יָחֳרַם</text:span><text:span text:style-name="T1"> </text:span><text:span text:style-name="T35">כָּל</text:span><text:span text:style-name="T1"> </text:span><text:span text:style-name="T35">רְכוּשׁוֹ</text:span><text:span text:style-name="T1"> </text:span><text:span text:style-name="T35">וְהוּא</text:span><text:span text:style-name="T1"> </text:span><text:span text:style-name="T35">יִבָּדֵל</text:span><text:span text:style-name="T1"> </text:span><text:span text:style-name="T35">מִקְּהַל</text:span><text:span text:style-name="T1"> </text:span><text:span text:style-name="T35">הַגּוֹלָה</text:span><text:span text:style-name="T1"> </text:span><text:span text:style-name="T36">(</text:span><text:span text:style-name="T38">יָחֳרַם</text:span><text:span text:style-name="T5"> </text:span><text:span text:style-name="T38">כָּל</text:span><text:span text:style-name="T5"> </text:span><text:span text:style-name="T38">רְכוּשׁוֹ</text:span><text:span text:style-name="T2"> </text:span><text:span text:style-name="T7">- דהפקר</text:span><text:span text:style-name="T2"> </text:span><text:span text:style-name="T7">בית</text:span><text:span text:style-name="T2"> </text:span><text:span text:style-name="T7">דין</text:span><text:span text:style-name="T2"> </text:span><text:span text:style-name="T7">הפקר; מהכא</text:span><text:span text:style-name="T2"> </text:span><text:span text:style-name="T7">נפקא</text:span><text:span text:style-name="T2"> </text:span><text:span text:style-name="T7">לן</text:span><text:span text:style-name="T2"> </text:span><text:span text:style-name="T7">בכל</text:span><text:span text:style-name="T2"> </text:span><text:span text:style-name="T7">דוכתי</text:span><text:span text:style-name="T36">)</text:span>.</text:p>
      <text:p text:style-name="P29"/>
      <text:p text:style-name="P9">ומנלן<text:span text:style-name="T1"> </text:span>דנצינן<text:span text:style-name="T1"> </text:span>ולייטינן<text:span text:style-name="T1"> </text:span>ומחינן<text:span text:style-name="T1"> </text:span>ותלשינן<text:span text:style-name="T1"> </text:span>שיער<text:span text:style-name="T1"> </text:span>ומשבעינן?</text:p>
      <text:p text:style-name="P9">דכתיב<text:span text:style-name="T1"> </text:span><text:span text:style-name="T8">(נחמיה</text:span><text:span text:style-name="T4"> </text:span><text:span text:style-name="T8">יג,כה)</text:span><text:span text:style-name="T35"> וָאָרִיב</text:span><text:span text:style-name="T1"> </text:span><text:span text:style-name="T35">עִמָּם</text:span><text:span text:style-name="T1"> </text:span><text:span text:style-name="T35">וָאֲקַלְלֵם</text:span><text:span text:style-name="T1"> </text:span><text:span text:style-name="T35">וָאַכֶּה</text:span><text:span text:style-name="T1"> </text:span><text:span text:style-name="T35">מֵהֶם</text:span><text:span text:style-name="T1"> </text:span><text:span text:style-name="T35">אֲנָשִׁים</text:span><text:span text:style-name="T1"> </text:span><text:span text:style-name="T35">וָאֶמְרְטֵם</text:span><text:span text:style-name="T1"> </text:span><text:span text:style-name="T35">וָאַשְׁבִּיעֵם</text:span><text:span text:style-name="T1"> </text:span><text:span text:style-name="T38">[בֵּאלֹהִים</text:span><text:span text:style-name="T5"> </text:span><text:span text:style-name="T38">אִם</text:span><text:span text:style-name="T5"> </text:span><text:span text:style-name="T38">תִּתְּנוּ</text:span><text:span text:style-name="T5"> </text:span><text:span text:style-name="T38">בְנֹתֵיכֶם</text:span><text:span text:style-name="T5"> </text:span><text:span text:style-name="T38">לִבְנֵיהֶם</text:span><text:span text:style-name="T5"> </text:span><text:span text:style-name="T38">וְאִם</text:span><text:span text:style-name="T5"> </text:span><text:span text:style-name="T38">תִּשְׂאוּ</text:span><text:span text:style-name="T5"> </text:span><text:span text:style-name="T38">מִבְּנֹתֵיהֶם</text:span><text:span text:style-name="T5"> </text:span><text:span text:style-name="T38">לִבְנֵיכֶם</text:span><text:span text:style-name="T5"> </text:span><text:span text:style-name="T38">וְלָכֶם]</text:span> <text:span text:style-name="T7">(</text:span><text:span text:style-name="T38">וָאָרִיב</text:span><text:span text:style-name="T5"> </text:span><text:span text:style-name="T38">עִמָּם</text:span><text:span text:style-name="T5"> </text:span><text:span text:style-name="T38">וָאֲקַלְלֵם</text:span><text:span text:style-name="T2"> </text:span><text:span text:style-name="T7">- לאותם</text:span><text:span text:style-name="T2"> </text:span><text:span text:style-name="T7">שהושיבו</text:span><text:span text:style-name="T2"> </text:span><text:span text:style-name="T7">נשים</text:span><text:span text:style-name="T2"> </text:span><text:span text:style-name="T7">נכריות</text:span><text:span text:style-name="T9">)</text:span></text:p>
      <text:p text:style-name="P9">ומנלן<text:span text:style-name="T1"> </text:span>דכפתינן<text:span text:style-name="T1"> </text:span><text:span text:style-name="T7">(ידיו</text:span><text:span text:style-name="T2"> </text:span><text:span text:style-name="T7">ורגליו</text:span><text:span text:style-name="T9">)</text:span> ואסרינן<text:span text:style-name="T1"> </text:span><text:span text:style-name="T7">(שקושרין</text:span><text:span text:style-name="T2"> </text:span><text:span text:style-name="T7">אותו</text:span><text:span text:style-name="T2"> </text:span><text:span text:style-name="T7">על</text:span><text:span text:style-name="T2"> </text:span><text:span text:style-name="T7">העמוד</text:span><text:span text:style-name="T2"> </text:span><text:span text:style-name="T7">להלקותו</text:span><text:span text:style-name="T9">)</text:span> ועבדינן<text:span text:style-name="T1"> </text:span>הרדפה<text:span text:style-name="T1"> </text:span><text:span text:style-name="T7">(קא</text:span><text:span text:style-name="T2"> </text:span><text:span text:style-name="T7">מפרש</text:span><text:span text:style-name="T2"> </text:span><text:span text:style-name="T7">רב</text:span><text:span text:style-name="T2"> </text:span><text:span text:style-name="T7">יהודה</text:span><text:span text:style-name="T2"> </text:span><text:span text:style-name="T7">בריה</text:span><text:span text:style-name="T2"> </text:span><text:span text:style-name="T7">דרב</text:span><text:span text:style-name="T2"> </text:span><text:span text:style-name="T7">שמואל: לרודפו</text:span><text:span text:style-name="T2"> </text:span><text:span text:style-name="T7">מיד, דכיון</text:span><text:span text:style-name="T2"> </text:span><text:span text:style-name="T7">דלא</text:span><text:span text:style-name="T2"> </text:span><text:span text:style-name="T7">ציית</text:span><text:span text:style-name="T2"> </text:span><text:span text:style-name="T7">דינא</text:span><text:span text:style-name="T2"> </text:span><text:span text:style-name="T7">- מנדין</text:span><text:span text:style-name="T2"> </text:span><text:span text:style-name="T7">אותו</text:span><text:span text:style-name="T9">)</text:span>?</text:p>
      <text:p text:style-name="P9">דכתיב<text:span text:style-name="T1"> </text:span><text:span text:style-name="T8">(עזרא</text:span><text:span text:style-name="T4"> </text:span><text:span text:style-name="T8">ז,כו)</text:span><text:span text:style-name="T35"> </text:span><text:span text:style-name="T38">[וְכָל</text:span><text:span text:style-name="T5"> </text:span><text:span text:style-name="T38">דִּי</text:span><text:span text:style-name="T5"> </text:span><text:span text:style-name="T38">לָא</text:span><text:span text:style-name="T5"> </text:span><text:span text:style-name="T38">לֶהֱוֵא</text:span><text:span text:style-name="T5"> </text:span><text:span text:style-name="T38">עָבֵד</text:span><text:span text:style-name="T5"> </text:span><text:span text:style-name="T38">דָּתָא</text:span><text:span text:style-name="T5"> </text:span><text:span text:style-name="T38">דִי</text:span><text:span text:style-name="T5"> </text:span><text:span text:style-name="T38">אֱלָהָךְ</text:span><text:span text:style-name="T5"> </text:span><text:span text:style-name="T38">וְדָתָא</text:span><text:span text:style-name="T5"> </text:span><text:span text:style-name="T38">דִּי</text:span><text:span text:style-name="T5"> </text:span><text:span text:style-name="T38">מַלְכָּא</text:span><text:span text:style-name="T5"> </text:span><text:span text:style-name="T38">אָסְפַּרְנָא</text:span><text:span text:style-name="T5"> </text:span><text:span text:style-name="T38">דִּינָה</text:span><text:span text:style-name="T5"> </text:span><text:span text:style-name="T38">לֶהֱוֵא</text:span><text:span text:style-name="T5"> </text:span><text:span text:style-name="T38">מִתְעֲבֵד</text:span><text:span text:style-name="T5"> </text:span><text:span text:style-name="T38">מִנֵּהּ]</text:span><text:span text:style-name="T35"> הֵן</text:span><text:span text:style-name="T1"> </text:span><text:span text:style-name="T35">לְמוֹת</text:span><text:span text:style-name="T1"> </text:span><text:span text:style-name="T35">הֵן</text:span><text:span text:style-name="T1"> </text:span><text:span text:style-name="T39">לשרשו</text:span><text:span text:style-name="T1"> </text:span><text:span text:style-name="T35">לִשְׁרֹשִׁי</text:span><text:span text:style-name="T1"> </text:span><text:span text:style-name="T35">הֵן</text:span><text:span text:style-name="T1"> </text:span><text:span text:style-name="T35">לַעֲנָשׁ</text:span><text:span text:style-name="T1"> </text:span><text:span text:style-name="T35">נִכְסִין</text:span><text:span text:style-name="T1"> </text:span><text:span text:style-name="T35">וְלֶאֱסוּרִין</text:span>; </text:p>
      <text:p text:style-name="P9">מאי<text:span text:style-name="T1"> </text:span>'<text:span text:style-name="T35">לִשְׁרֹשִׁי</text:span>'?</text:p>
      <text:p text:style-name="P9">אמר<text:span text:style-name="T1"> </text:span>אדא<text:span text:style-name="T1"> </text:span>מרי<text:span text:style-name="T1"> </text:span>אמר<text:span text:style-name="T1"> </text:span>נחמיה<text:span text:style-name="T1"> </text:span>בר<text:span text:style-name="T1"> </text:span>ברוך<text:span text:style-name="T1"> </text:span>אמר<text:span text:style-name="T1"> </text:span>רב<text:span text:style-name="T1"> </text:span>חייא<text:span text:style-name="T1"> </text:span>בר<text:span text:style-name="T1"> </text:span>אבין<text:span text:style-name="T1"> </text:span>אמר<text:span text:style-name="T1"> </text:span>רב<text:span text:style-name="T1"> </text:span>יהודה: הרדפה.</text:p>
      <text:p text:style-name="P9">מאי<text:span text:style-name="T1"> </text:span>הרדפה?</text:p>
      <text:p text:style-name="P9">אמר<text:span text:style-name="T1"> </text:span>רב<text:span text:style-name="T1"> </text:span>יהודה<text:span text:style-name="T1"> </text:span>בריה<text:span text:style-name="T1"> </text:span>דרב<text:span text:style-name="T1"> </text:span>שמואל<text:span text:style-name="T1"> </text:span>בר<text:span text:style-name="T1"> </text:span>שילת<text:span text:style-name="T1"> </text:span>משמיה<text:span text:style-name="T1"> </text:span>דרב: מנדין<text:span text:style-name="T1"> </text:span>לאלתר, ושונין<text:span text:style-name="T1"> </text:span><text:span text:style-name="T7">(ומנדין</text:span><text:span text:style-name="T2"> </text:span><text:span text:style-name="T7">אותו</text:span><text:span text:style-name="T2"> </text:span><text:span text:style-name="T7">פעם</text:span><text:span text:style-name="T2"> </text:span><text:span text:style-name="T7">אחרת</text:span><text:span text:style-name="T9">)</text:span> לאחר<text:span text:style-name="T1"> </text:span>שלשים, ומחרימין<text:span text:style-name="T1"> </text:span>לאחר<text:span text:style-name="T1"> </text:span>ששים.</text:p>
      <text:p text:style-name="P9">אמר<text:span text:style-name="T1"> </text:span>ליה<text:span text:style-name="T1"> </text:span>רב<text:span text:style-name="T1"> </text:span>הונא<text:span text:style-name="T1"> </text:span>בר<text:span text:style-name="T1"> </text:span>חיננא: הכי<text:span text:style-name="T1"> </text:span>אמר<text:span text:style-name="T1"> </text:span>רב<text:span text:style-name="T1"> </text:span>חסדא: מתרין<text:span text:style-name="T1"> </text:span>ביה<text:span text:style-name="T1"> </text:span>שני<text:span text:style-name="T1"> </text:span>וחמישי<text:span text:style-name="T1"> </text:span>ושני;</text:p>
      <text:p text:style-name="P9">הני<text:span text:style-name="T1"> </text:span>מילי<text:span text:style-name="T1"> </text:span>לממונא<text:span text:style-name="T1"> </text:span><text:span text:style-name="T7">(שחייב</text:span><text:span text:style-name="T2"> </text:span><text:span text:style-name="T7">ממון</text:span><text:span text:style-name="T2"> </text:span><text:span text:style-name="T7">לחבירו, ולא</text:span><text:span text:style-name="T2"> </text:span><text:span text:style-name="T7">רצה</text:span><text:span text:style-name="T2"> </text:span><text:span text:style-name="T7">לשלם</text:span><text:span text:style-name="T2"> </text:span><text:span text:style-name="T7">על</text:span><text:span text:style-name="T2"> </text:span><text:span text:style-name="T7">פי</text:span><text:span text:style-name="T2"> </text:span><text:span text:style-name="T7">בית</text:span><text:span text:style-name="T2"> </text:span><text:span text:style-name="T7">דין</text:span><text:span text:style-name="T9">)</text:span>, אבל<text:span text:style-name="T1"> </text:span>לאפקירותא<text:span text:style-name="T1"> </text:span><text:span text:style-name="T7">(מבזה</text:span><text:span text:style-name="T2"> </text:span><text:span text:style-name="T7">תלמידי</text:span><text:span text:style-name="T2"> </text:span><text:span text:style-name="T7">חכמים</text:span><text:span text:style-name="T9">)</text:span> – לאלתר.</text:p>
      <text:p text:style-name="P9"/>
      <text:p text:style-name="P9">ההוא<text:span text:style-name="T1"> </text:span>טבחא<text:span text:style-name="T1"> </text:span>דאיתפקר<text:span text:style-name="T1"> </text:span>ברב<text:span text:style-name="T1"> </text:span>טובי<text:span text:style-name="T1"> </text:span>בר<text:span text:style-name="T1"> </text:span>מתנה; אימנו<text:span text:style-name="T1"> </text:span>עליה<text:span text:style-name="T1"> </text:span>אביי<text:span text:style-name="T1"> </text:span>ורבא<text:span text:style-name="T1"> </text:span>ושמתוהו; לסוף<text:span text:style-name="T1"> </text:span>אזל<text:span text:style-name="T1"> </text:span>- פייסיה<text:span text:style-name="T1"> </text:span>לבעל<text:span text:style-name="T1"> </text:span>דיניה.</text:p>
      <text:p text:style-name="P9">אמר<text:span text:style-name="T1"> </text:span>אביי: היכי<text:span text:style-name="T1"> </text:span>ליעביד? לישרי<text:span text:style-name="T1"> </text:span>ליה? לא<text:span text:style-name="T1"> </text:span>חל<text:span text:style-name="T1"> </text:span>שמתא<text:span text:style-name="T1"> </text:span>עליה<text:span text:style-name="T1"> </text:span>תלתין<text:span text:style-name="T1"> </text:span>יומין<text:span text:style-name="T1"> </text:span><text:span text:style-name="T7">(ואין</text:span><text:span text:style-name="T2"> </text:span><text:span text:style-name="T7">שמתא</text:span><text:span text:style-name="T2"> </text:span><text:span text:style-name="T7">פחותה</text:span><text:span text:style-name="T2"> </text:span><text:span text:style-name="T7">משלשים</text:span><text:span text:style-name="T2"> </text:span><text:span text:style-name="T7">יום</text:span><text:span text:style-name="T9">)</text:span>! לא<text:span text:style-name="T1"> </text:span>לישרי<text:span text:style-name="T1"> </text:span>ליה? קא<text:span text:style-name="T1"> </text:span>בעו<text:span text:style-name="T1"> </text:span>רבנן<text:span text:style-name="T1"> </text:span>למיעל<text:span text:style-name="T1"> </text:span><text:span text:style-name="T7">(שצריכין</text:span><text:span text:style-name="T2"> </text:span><text:span text:style-name="T7">לו</text:span><text:span text:style-name="T9">)</text:span>!</text:p>
      <text:p text:style-name="P9">אמר<text:span text:style-name="T1"> </text:span>ליה<text:span text:style-name="T1"> </text:span>לרב<text:span text:style-name="T1"> </text:span>אידי<text:span text:style-name="T1"> </text:span>בר<text:span text:style-name="T1"> </text:span>אבין: מידי<text:span text:style-name="T1"> </text:span>שמיע<text:span text:style-name="T1"> </text:span>לך<text:span text:style-name="T1"> </text:span>בהא?</text:p>
      <text:p text:style-name="P9">אמר<text:span text:style-name="T1"> </text:span>ליה: הכי<text:span text:style-name="T1"> </text:span>אמר<text:span text:style-name="T1"> </text:span>רב<text:span text:style-name="T1"> </text:span>תחליפא<text:span text:style-name="T1"> </text:span>בר<text:span text:style-name="T1"> </text:span>אבימי<text:span text:style-name="T1"> </text:span>אמר<text:span text:style-name="T1"> </text:span>שמואל: טוט<text:span text:style-name="T1"> </text:span>אסר<text:span text:style-name="T1"> </text:span>וטוט<text:span text:style-name="T1"> </text:span>שרי<text:span text:style-name="T1"> </text:span><text:span text:style-name="T7">(כלומר: מצי</text:span><text:span text:style-name="T2"> </text:span><text:span text:style-name="T7">למישרי</text:span><text:span text:style-name="T2"> </text:span><text:span text:style-name="T7">ליה</text:span><text:span text:style-name="T2"> </text:span><text:span text:style-name="T7">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לא</text:span><text:span text:style-name="T2"> </text:span><text:span text:style-name="T7">חל</text:span><text:span text:style-name="T2"> </text:span><text:span text:style-name="T7">עליה</text:span><text:span text:style-name="T2"> </text:span><text:span text:style-name="T7">שלשים</text:span><text:span text:style-name="T2"> </text:span><text:span text:style-name="T7">יום, דאותו</text:span><text:span text:style-name="T2"> </text:span><text:span text:style-name="T7">שופר</text:span><text:span text:style-name="T2"> </text:span><text:span text:style-name="T7">שנדוהו</text:span><text:span text:style-name="T2"> </text:span><text:span text:style-name="T7">יכול</text:span><text:span text:style-name="T2"> </text:span><text:span text:style-name="T7">להתיר</text:span><text:span text:style-name="T2"> </text:span><text:span text:style-name="T7">לו, ומישרי</text:span><text:span text:style-name="T2"> </text:span><text:span text:style-name="T7">ליה</text:span><text:span text:style-name="T2"> </text:span><text:span text:style-name="T7">בתוך</text:span><text:span text:style-name="T2"> </text:span><text:span text:style-name="T7">שלשים</text:span><text:span text:style-name="T2"> </text:span><text:span text:style-name="T7">יום</text:span><text:span text:style-name="T9">)</text:span>.</text:p>
      <text:p text:style-name="P9">אמר<text:span text:style-name="T1"> </text:span>ליה: הני<text:span text:style-name="T1"> </text:span>מילי<text:span text:style-name="T1"> </text:span>לממונא, אבל<text:span text:style-name="T1"> </text:span>לאפקירותא<text:span text:style-name="T1"> </text:span>עד<text:span text:style-name="T1"> </text:span>דחיילא<text:span text:style-name="T1"> </text:span>שמתא<text:span text:style-name="T1"> </text:span>עליה<text:span text:style-name="T1"> </text:span>תלתין<text:span text:style-name="T1"> </text:span>יומין!</text:p>
      <text:p text:style-name="P9">אלמא<text:span text:style-name="T1"> </text:span>קסבר<text:span text:style-name="T1"> </text:span>אביי: הני<text:span text:style-name="T1"> </text:span>בי<text:span text:style-name="T1"> </text:span>תלתא<text:span text:style-name="T1"> </text:span>דשמיתו<text:span text:style-name="T1"> </text:span>- לא<text:span text:style-name="T1"> </text:span>אתו<text:span text:style-name="T1"> </text:span>תלתא<text:span text:style-name="T1"> </text:span>אחריני<text:span text:style-name="T1"> </text:span>ושרו<text:span text:style-name="T1"> </text:span>ליה<text:span text:style-name="T1"> </text:span><text:span text:style-name="T7">(מדמהדר</text:span><text:span text:style-name="T2"> </text:span><text:span text:style-name="T7">איהו</text:span><text:span text:style-name="T2"> </text:span><text:span text:style-name="T7">נפשיה</text:span><text:span text:style-name="T2"> </text:span><text:span text:style-name="T7">למישרי</text:span><text:span text:style-name="T9">)</text:span>,<text:span text:style-name="T7"> </text:span></text:p>
      <text:p text:style-name="P9">דאיבעיא<text:span text:style-name="T1"> </text:span>להו: הני<text:span text:style-name="T1"> </text:span>בי<text:span text:style-name="T1"> </text:span>תלתא<text:span text:style-name="T1"> </text:span>דשמיתו<text:span text:style-name="T1"> </text:span>- מהו<text:span text:style-name="T1"> </text:span>למיתי<text:span text:style-name="T1"> </text:span>תלתא<text:span text:style-name="T1"> </text:span>אחריני<text:span text:style-name="T1"> </text:span>ושרו<text:span text:style-name="T1"> </text:span>ליה?</text:p>
      <text:p text:style-name="P9">תא<text:span text:style-name="T1"> </text:span>שמע: '<text:span text:style-name="T41">מנודה</text:span><text:span text:style-name="T42"> </text:span><text:span text:style-name="T41">לרב</text:span><text:span text:style-name="T42"> </text:span><text:span text:style-name="T41">מנודה</text:span><text:span text:style-name="T42"> </text:span><text:span text:style-name="T41">לתלמיד, מנודה</text:span><text:span text:style-name="T42"> </text:span><text:span text:style-name="T41">לתלמיד</text:span><text:span text:style-name="T42"> </text:span><text:span text:style-name="T41">אינו</text:span><text:span text:style-name="T42"> </text:span><text:span text:style-name="T41">מנודה</text:span><text:span text:style-name="T42"> </text:span><text:span text:style-name="T41">לרב; מנודה</text:span><text:span text:style-name="T42"> </text:span><text:span text:style-name="T41">לעירו</text:span><text:span text:style-name="T42"> </text:span><text:span text:style-name="T41">מנודה</text:span><text:span text:style-name="T42"> </text:span><text:span text:style-name="T41">לעיר</text:span><text:span text:style-name="T42"> </text:span><text:span text:style-name="T41">אחרת, מנודה</text:span><text:span text:style-name="T42"> </text:span><text:span text:style-name="T41">לעיר</text:span><text:span text:style-name="T42"> </text:span><text:span text:style-name="T41">אחרת</text:span><text:span text:style-name="T42"> </text:span><text:span text:style-name="T41">אינו</text:span><text:span text:style-name="T42"> </text:span><text:span text:style-name="T41">מנודה</text:span><text:span text:style-name="T42"> </text:span><text:span text:style-name="T41">לעירו; מנודה</text:span><text:span text:style-name="T42"> </text:span><text:span text:style-name="T41">לנשיא</text:span><text:span text:style-name="T42"> </text:span><text:span text:style-name="T41">- מנודה</text:span><text:span text:style-name="T42"> </text:span><text:span text:style-name="T41">לכל</text:span><text:span text:style-name="T42"> </text:span><text:soft-page-break/><text:span text:style-name="T41">ישראל, מנודה</text:span><text:span text:style-name="T42"> </text:span><text:span text:style-name="T41">לכל</text:span><text:span text:style-name="T42"> </text:span><text:span text:style-name="T41">ישראל</text:span><text:span text:style-name="T42"> </text:span><text:span text:style-name="T41">אינו</text:span><text:span text:style-name="T42"> </text:span><text:span text:style-name="T41">מנודה</text:span><text:span text:style-name="T42"> </text:span><text:span text:style-name="T41">לנשיא; 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אחד</text:span><text:span text:style-name="T42"> </text:span><text:span text:style-name="T41">מן</text:span><text:span text:style-name="T42"> </text:span><text:span text:style-name="T41">התלמידים</text:span><text:span text:style-name="T42"> </text:span><text:span text:style-name="T41">שנידה</text:span><text:span text:style-name="T42"> </text:span><text:span text:style-name="T41">ומת</text:span><text:span text:style-name="T42"> </text:span><text:span text:style-name="T41">- חלקו</text:span><text:span text:style-name="T42"> </text:span><text:span text:style-name="T41">אינו</text:span><text:span text:style-name="T42"> </text:span><text:span text:style-name="T41">מופר</text:span>' שמע<text:span text:style-name="T1"> </text:span>מינה<text:span text:style-name="T1"> </text:span>תלת: </text:p>
      <text:p text:style-name="P9">שמע<text:span text:style-name="T1"> </text:span>מינה<text:span text:style-name="T1"> </text:span>תלמיד<text:span text:style-name="T1"> </text:span>שנידה<text:span text:style-name="T1"> </text:span>לכבודו<text:span text:style-name="T1"> </text:span><text:span text:style-name="T7">(ולא</text:span><text:span text:style-name="T2"> </text:span><text:span text:style-name="T7">לשם</text:span><text:span text:style-name="T2"> </text:span><text:span text:style-name="T7">שמים, אלא</text:span><text:span text:style-name="T2"> </text:span><text:span text:style-name="T7">שהתריז</text:span><text:span text:style-name="T2"> </text:span><text:span text:style-name="T7">נגדו</text:span><text:span text:style-name="T2"> </text:span><text:span text:style-name="T7">ודאי</text:span><text:span text:style-name="T9">)</text:span> - נידויו<text:span text:style-name="T1"> </text:span>נידוי<text:span text:style-name="T1"> </text:span><text:span text:style-name="T7">(כיון</text:span><text:span text:style-name="T2"> </text:span><text:span text:style-name="T7">דתני</text:span><text:span text:style-name="T2"> </text:span><text:span text:style-name="T7">'</text:span><text:span text:style-name="T47">אין</text:span><text:span text:style-name="T43"> </text:span><text:span text:style-name="T47">מנודה</text:span><text:span text:style-name="T43"> </text:span><text:span text:style-name="T47">לרב</text:span><text:span text:style-name="T7">' ודאי</text:span><text:span text:style-name="T2"> </text:span><text:span text:style-name="T7">לא</text:span><text:span text:style-name="T2"> </text:span><text:span text:style-name="T7">נידה</text:span><text:span text:style-name="T2"> </text:span><text:span text:style-name="T7">אלא</text:span><text:span text:style-name="T2"> </text:span><text:span text:style-name="T7">בשביל</text:span><text:span text:style-name="T2"> </text:span><text:span text:style-name="T7">כבודו, דאי</text:span><text:span text:style-name="T2"> </text:span><text:span text:style-name="T7">במילי</text:span><text:span text:style-name="T2"> </text:span><text:span text:style-name="T7">דאיסורא</text:span><text:span text:style-name="T2"> </text:span><text:span text:style-name="T7">- הוי</text:span><text:span text:style-name="T2"> </text:span><text:span text:style-name="T7">כמי</text:span><text:span text:style-name="T2"> </text:span><text:span text:style-name="T7">שמנודה</text:span><text:span text:style-name="T2"> </text:span><text:span text:style-name="T7">לרב: ד</text:span><text:span text:style-name="T38">אֵין</text:span><text:span text:style-name="T5"> </text:span><text:span text:style-name="T38">חָכְמָה</text:span><text:span text:style-name="T5"> </text:span><text:span text:style-name="T38">וְאֵין</text:span><text:span text:style-name="T5"> </text:span><text:span text:style-name="T38">תְּבוּנָה</text:span><text:span text:style-name="T5"> </text:span><text:span text:style-name="T38">וְאֵין</text:span><text:span text:style-name="T5"> </text:span><text:span text:style-name="T38">עֵצָה</text:span><text:span text:style-name="T5"> </text:span><text:span text:style-name="T38">[לְנֶגֶד</text:span><text:span text:style-name="T5"> </text:span><text:span text:style-name="T38">ה']</text:span><text:span text:style-name="T7"> </text:span><text:span text:style-name="T8">(משלי</text:span><text:span text:style-name="T4"> </text:span><text:span text:style-name="T8">כא,ל)</text:span><text:span text:style-name="T7">, וקתני: '</text:span><text:span text:style-name="T47">אין</text:span><text:span text:style-name="T43"> </text:span><text:span text:style-name="T47">מנודה</text:span><text:span text:style-name="T43"> </text:span><text:span text:style-name="T47">לרב</text:span><text:span text:style-name="T7">' - אבל</text:span><text:span text:style-name="T2"> </text:span><text:span text:style-name="T7">לכולי</text:span><text:span text:style-name="T2"> </text:span><text:span text:style-name="T7">עלמא</text:span><text:span text:style-name="T2"> </text:span><text:span text:style-name="T7">- מנודה</text:span><text:span text:style-name="T9">)</text:span>;</text:p>
      <text:p text:style-name="P9">ושמע<text:span text:style-name="T1"> </text:span>מינה: כל<text:span text:style-name="T1"> </text:span>אחד<text:span text:style-name="T1"> </text:span>ואחד<text:span text:style-name="T1"> </text:span>מיפר<text:span text:style-name="T1"> </text:span>חלקו<text:span text:style-name="T1"> </text:span><text:span text:style-name="T7">(מדקתני: '</text:span><text:span text:style-name="T47">חלקו</text:span><text:span text:style-name="T43"> </text:span><text:span text:style-name="T47">אינו</text:span><text:span text:style-name="T43"> </text:span><text:span text:style-name="T47">מופר</text:span><text:span text:style-name="T7">'</text:span><text:span text:style-name="T9">)</text:span>;</text:p>
      <text:p text:style-name="P9">ושמע<text:span text:style-name="T1"> </text:span>מינה: הני<text:span text:style-name="T1"> </text:span>בי<text:span text:style-name="T1"> </text:span>תלתא<text:span text:style-name="T1"> </text:span>דשמיתו<text:span text:style-name="T1"> </text:span>- לא<text:span text:style-name="T1"> </text:span>אתו<text:span text:style-name="T1"> </text:span>תלתא<text:span text:style-name="T1"> </text:span>אחריני<text:span text:style-name="T1"> </text:span>ושרו<text:span text:style-name="T1"> </text:span>ליה<text:span text:style-name="T1"> </text:span><text:span text:style-name="T7">(מדקתני: '</text:span><text:span text:style-name="T47">חלקו</text:span><text:span text:style-name="T43"> </text:span><text:span text:style-name="T47">אינו</text:span><text:span text:style-name="T43"> </text:span><text:span text:style-name="T47">מופר</text:span><text:span text:style-name="T43"> </text:span><text:span text:style-name="T47">לעולם</text:span><text:span text:style-name="T7">' - אפילו</text:span><text:span text:style-name="T2"> </text:span><text:span text:style-name="T7">שרו</text:span><text:span text:style-name="T2"> </text:span><text:span text:style-name="T7">ליה</text:span><text:span text:style-name="T2"> </text:span><text:span text:style-name="T7">אחריני</text:span><text:span text:style-name="T9">)</text:span>.</text:p>
      <text:p text:style-name="P9">אמר<text:span text:style-name="T1"> </text:span>אמימר: הלכתא: הני<text:span text:style-name="T1"> </text:span>בי<text:span text:style-name="T1"> </text:span>תלתא<text:span text:style-name="T1"> </text:span>דשמיתו<text:span text:style-name="T1"> </text:span>- אתו<text:span text:style-name="T1"> </text:span>בי<text:span text:style-name="T1"> </text:span>תלתא<text:span text:style-name="T1"> </text:span>אחריני<text:span text:style-name="T1"> </text:span>ושרו<text:span text:style-name="T1"> </text:span>ליה.</text:p>
      <text:p text:style-name="P9">אמר<text:span text:style-name="T1"> </text:span>ליה<text:span text:style-name="T1"> </text:span>רב<text:span text:style-name="T1"> </text:span>אשי<text:span text:style-name="T1"> </text:span>לאמימר: והא<text:span text:style-name="T1"> </text:span>תניא<text:span text:style-name="T1"> </text:span>'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אחד</text:span><text:span text:style-name="T42"> </text:span><text:span text:style-name="T41">מן</text:span><text:span text:style-name="T42"> </text:span><text:span text:style-name="T41">התלמידים</text:span><text:span text:style-name="T42"> </text:span><text:span text:style-name="T41">שנידה</text:span><text:span text:style-name="T42"> </text:span><text:span text:style-name="T41">ומת</text:span><text:span text:style-name="T42"> </text:span><text:span text:style-name="T41">- חלקו</text:span><text:span text:style-name="T42"> </text:span><text:span text:style-name="T41">אינו</text:span><text:span text:style-name="T42"> </text:span><text:span text:style-name="T41">מופר</text:span>', מאי<text:span text:style-name="T1"> </text:span>לאו<text:span text:style-name="T1"> </text:span>אינו<text:span text:style-name="T1"> </text:span>מופר<text:span text:style-name="T1"> </text:span>כלל?</text:p>
      <text:p text:style-name="P9">לא! עד<text:span text:style-name="T1"> </text:span>דאתו<text:span text:style-name="T1"> </text:span>בי<text:span text:style-name="T1"> </text:span>תלתא<text:span text:style-name="T1"> </text:span>אחריני<text:span text:style-name="T1"> </text:span>ושרו<text:span text:style-name="T1"> </text:span>ליה.</text:p>
      <text:p text:style-name="P28"/>
      <text:p text:style-name="P9">תנו<text:span text:style-name="T1"> </text:span>רבנן: '<text:span text:style-name="T41">אין</text:span><text:span text:style-name="T42"> </text:span><text:span text:style-name="T41">נידוי</text:span><text:span text:style-name="T42"> </text:span><text:span text:style-name="T41">פחות</text:span><text:span text:style-name="T42"> </text:span><text:span text:style-name="T41">משלשים</text:span><text:span text:style-name="T42"> </text:span><text:span text:style-name="T41">יום, ואין</text:span><text:span text:style-name="T42"> </text:span><text:span text:style-name="T41">נזיפה</text:span><text:span text:style-name="T42"> </text:span><text:span text:style-name="T7">(גערה, כדלקמן</text:span><text:span text:style-name="T9">)</text:span><text:span text:style-name="T41"> פחות</text:span><text:span text:style-name="T42"> </text:span><text:span text:style-name="T41">משבעה</text:span><text:span text:style-name="T42"> </text:span><text:span text:style-name="T41">ימים, ו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אין</text:span><text:span text:style-name="T42"> </text:span><text:span text:style-name="T41">ראיה</text:span><text:span text:style-name="T42"> </text:span><text:span text:style-name="T41">לדבר</text:span><text:span text:style-name="T42"> </text:span><text:span text:style-name="T41">- זכר</text:span><text:span text:style-name="T42"> </text:span><text:span text:style-name="T41">לדבר, שנאמר</text:span><text:span text:style-name="T42"> </text:span><text:span text:style-name="T8">(במדבר</text:span><text:span text:style-name="T4"> </text:span><text:span text:style-name="T8">יב,יד)</text:span><text:span text:style-name="T38"> [וַיֹּאמֶר</text:span><text:span text:style-name="T5"> </text:span><text:span text:style-name="T38">ה' אֶל</text:span><text:span text:style-name="T5"> </text:span><text:span text:style-name="T38">מֹשֶׁה]</text:span><text:span text:style-name="T35"> וְאָבִיהָ</text:span><text:span text:style-name="T1"> </text:span><text:span text:style-name="T35">יָרֹק</text:span><text:span text:style-name="T1"> </text:span><text:span text:style-name="T35">יָרַק</text:span><text:span text:style-name="T1"> </text:span><text:span text:style-name="T35">בְּפָנֶיהָ</text:span><text:span text:style-name="T1"> </text:span><text:span text:style-name="T35">הֲלֹא</text:span><text:span text:style-name="T1"> </text:span><text:span text:style-name="T35">תִכָּלֵם</text:span><text:span text:style-name="T1"> </text:span><text:span text:style-name="T35">שִׁבְעַת</text:span><text:span text:style-name="T1"> </text:span><text:span text:style-name="T35">יָמִים</text:span><text:span text:style-name="T1"> </text:span><text:span text:style-name="T38">[תִּסָּגֵר</text:span><text:span text:style-name="T5"> </text:span><text:span text:style-name="T38">שִׁבְעַת</text:span><text:span text:style-name="T5"> </text:span><text:span text:style-name="T38">יָמִים</text:span><text:span text:style-name="T5"> </text:span><text:span text:style-name="T38">מִחוּץ</text:span><text:span text:style-name="T5"> </text:span><text:span text:style-name="T38">לַמַּחֲנֶה</text:span><text:span text:style-name="T5"> </text:span><text:span text:style-name="T38">וְאַחַר</text:span><text:span text:style-name="T5"> </text:span><text:span text:style-name="T38">תֵּאָסֵף]</text:span>.</text:p>
      <text:p text:style-name="P9"/>
      <text:p text:style-name="P9">אמר<text:span text:style-name="T1"> </text:span>רב<text:span text:style-name="T1"> </text:span>חסדא: נידוי<text:span text:style-name="T1"> </text:span>שלנו<text:span text:style-name="T1"> </text:span><text:span text:style-name="T7">(בני</text:span><text:span text:style-name="T2"> </text:span><text:span text:style-name="T7">בבל</text:span><text:span text:style-name="T9">)</text:span> - כנזיפה<text:span text:style-name="T1"> </text:span>שלהן<text:span text:style-name="T1"> </text:span><text:span text:style-name="T7">(ארץ</text:span><text:span text:style-name="T2"> </text:span><text:span text:style-name="T7">ישראל</text:span><text:span text:style-name="T9">)</text:span>, ונזיפה<text:span text:style-name="T1"> </text:span>דידהו<text:span text:style-name="T1"> – </text:span>שבעה.</text:p>
      <text:p text:style-name="P9">ותו<text:span text:style-name="T1"> </text:span>לא? והא<text:span text:style-name="T1"> </text:span>רבי<text:span text:style-name="T1"> </text:span>שמעון<text:span text:style-name="T1"> </text:span>בר<text:span text:style-name="T1"> </text:span>רבי<text:span text:style-name="T1"> </text:span>ובר<text:span text:style-name="T1"> </text:span>קפרא<text:span text:style-name="T1"> </text:span>הוו<text:span text:style-name="T1"> </text:span>יתבי<text:span text:style-name="T1"> </text:span>וקא<text:span text:style-name="T1"> </text:span>גרסי<text:span text:style-name="T1"> </text:span>קשיא<text:span text:style-name="T1"> </text:span>להו<text:span text:style-name="T1"> </text:span>שמעתא; אמר<text:span text:style-name="T1"> </text:span>ליה<text:span text:style-name="T1"> </text:span>רבי<text:span text:style-name="T1"> </text:span>שמעון<text:span text:style-name="T1"> </text:span>לבר<text:span text:style-name="T1"> </text:span>קפרא: דבר<text:span text:style-name="T1"> </text:span>זה<text:span text:style-name="T1"> </text:span>צריך<text:span text:style-name="T1"> </text:span>רבי<text:span text:style-name="T1"> </text:span><text:span text:style-name="T7">(רבי</text:span><text:span text:style-name="T2"> </text:span><text:span text:style-name="T7">- אבוה</text:span><text:span text:style-name="T2"> </text:span><text:span text:style-name="T7">דרבי</text:span><text:span text:style-name="T2"> </text:span><text:span text:style-name="T7">שמעון</text:span><text:span text:style-name="T2"> </text:span><text:span text:style-name="T7">הוה</text:span><text:span text:style-name="T9">)</text:span>!</text:p>
      <text:p text:style-name="P9"/>
      <text:p text:style-name="P9">אמר<text:span text:style-name="T1"> </text:span>ליה<text:span text:style-name="T1"> </text:span>בר<text:span text:style-name="T1"> </text:span>קפרא<text:span text:style-name="T1"> </text:span>לרבי<text:span text:style-name="T1"> </text:span>שמעון: ומה<text:span text:style-name="T1"> </text:span>רבי<text:span text:style-name="T1"> </text:span>אומר<text:span text:style-name="T1"> </text:span>בדבר<text:span text:style-name="T1"> </text:span>זה<text:span text:style-name="T1"> </text:span><text:span text:style-name="T7">(אין</text:span><text:span text:style-name="T2"> </text:span><text:span text:style-name="T7">רבי</text:span><text:span text:style-name="T2"> </text:span><text:span text:style-name="T7">בעולם</text:span><text:span text:style-name="T2"> </text:span><text:span text:style-name="T7">היודע</text:span><text:span text:style-name="T2"> </text:span><text:span text:style-name="T7">דבר</text:span><text:span text:style-name="T2"> </text:span><text:span text:style-name="T7">זה</text:span><text:span text:style-name="T9">)</text:span>?</text:p>
      <text:p text:style-name="P9">אזל, אמר<text:span text:style-name="T1"> </text:span>ליה<text:span text:style-name="T1"> </text:span>לאבוה<text:span text:style-name="T1"> </text:span><text:span text:style-name="T7">(לפי</text:span><text:span text:style-name="T2"> </text:span><text:span text:style-name="T7">תומו, ולאו</text:span><text:span text:style-name="T2"> </text:span><text:span text:style-name="T7">משום</text:span><text:span text:style-name="T2"> </text:span><text:span text:style-name="T7">לישנא</text:span><text:span text:style-name="T2"> </text:span><text:span text:style-name="T7">בישא</text:span><text:span text:style-name="T9">)</text:span>; איקפד! אתא<text:span text:style-name="T1"> </text:span>בר<text:span text:style-name="T1"> </text:span>קפרא<text:span text:style-name="T1"> </text:span>לאיתחזויי<text:span text:style-name="T1"> </text:span>ליה<text:span text:style-name="T1"> </text:span><text:span text:style-name="T7">(לבקר</text:span><text:span text:style-name="T2"> </text:span><text:span text:style-name="T7">את</text:span><text:span text:style-name="T2"> </text:span><text:span text:style-name="T7">רבי, שהיה</text:span><text:span text:style-name="T2"> </text:span><text:span text:style-name="T7">חולה, שקבל</text:span><text:span text:style-name="T2"> </text:span><text:span text:style-name="T7">עליו</text:span><text:span text:style-name="T2"> </text:span><text:span text:style-name="T7">יסורין</text:span><text:span text:style-name="T9">)</text:span>, אמר<text:span text:style-name="T1"> </text:span>ליה: בר<text:span text:style-name="T1"> </text:span>קפרא! איני<text:span text:style-name="T1"> </text:span>מכירך<text:span text:style-name="T1"> </text:span>מעולם! <text:span text:style-name="T7">(רמז</text:span><text:span text:style-name="T2"> </text:span><text:span text:style-name="T7">לו</text:span><text:span text:style-name="T2"> </text:span><text:span text:style-name="T7">שאינו</text:span><text:span text:style-name="T2"> </text:span><text:span text:style-name="T7">רוצה</text:span><text:span text:style-name="T2"> </text:span><text:span text:style-name="T7">לראותו;</text:span><text:span text:style-name="T9">)</text:span></text:p>
      <text:p text:style-name="P9">ידע<text:span text:style-name="T1"> </text:span>דנקט<text:span text:style-name="T1"> </text:span>מילתא<text:span text:style-name="T1"> </text:span>בדעתיה, נהג<text:span text:style-name="T1"> </text:span>נזיפותא<text:span text:style-name="T1"> </text:span>בנפשיה<text:span text:style-name="T1"> </text:span>תלתין<text:span text:style-name="T1"> </text:span>יומין.</text:p>
      <text:p text:style-name="P9">שוב<text:span text:style-name="T1"> </text:span>פעם<text:span text:style-name="T1"> </text:span>אחד<text:span text:style-name="T1"> </text:span>גזר<text:span text:style-name="T1"> </text:span>רבי<text:span text:style-name="T1"> </text:span>שלא<text:span text:style-name="T1"> </text:span>ישנו<text:span text:style-name="T1"> </text:span>לתלמידים<text:span text:style-name="T1"> </text:span>בשוק; מאי<text:span text:style-name="T1"> </text:span>דרש? - <text:span text:style-name="T8">(שיר</text:span><text:span text:style-name="T4"> </text:span><text:span text:style-name="T8">השירים</text:span><text:span text:style-name="T4"> </text:span><text:span text:style-name="T8">ז,ב)</text:span><text:span text:style-name="T38"> [מַה</text:span><text:span text:style-name="T5"> </text:span><text:span text:style-name="T38">יָּפוּ</text:span><text:span text:style-name="T5"> </text:span><text:span text:style-name="T38">פְעָמַיִךְ</text:span><text:span text:style-name="T5"> </text:span><text:span text:style-name="T38">בַּנְּעָלִים</text:span><text:span text:style-name="T5"> </text:span><text:span text:style-name="T38">בַּת</text:span><text:span text:style-name="T5"> </text:span><text:span text:style-name="T38">נָדִיב]</text:span><text:span text:style-name="T35"> חַמּוּקֵי</text:span><text:span text:style-name="T1"> </text:span><text:span text:style-name="T35">יְרֵכַיִךְ</text:span><text:span text:style-name="T1"> </text:span><text:span text:style-name="T35">כְּמוֹ</text:span><text:span text:style-name="T1"> </text:span><text:span text:style-name="T35">חֲלָאִים</text:span><text:span text:style-name="T1"> </text:span><text:span text:style-name="T38">[מַעֲשֵׂה</text:span><text:span text:style-name="T5"> </text:span><text:span text:style-name="T38">יְדֵי</text:span><text:span text:style-name="T5"> </text:span><text:span text:style-name="T38">אָמָּן]</text:span>; <text:span text:style-name="T7">(חמוקי</text:span><text:span text:style-name="T2"> </text:span><text:span text:style-name="T7">ירכיך</text:span><text:span text:style-name="T2"> </text:span><text:span text:style-name="T7">- כמו</text:span><text:span text:style-name="T2"> </text:span><text:span text:style-name="T38">חָמַק</text:span><text:span text:style-name="T5"> </text:span><text:span text:style-name="T38">עָבָר</text:span><text:span text:style-name="T5"> </text:span><text:span text:style-name="T2"><text:s/></text:span><text:span text:style-name="T7">(שיר</text:span><text:span text:style-name="T2"> </text:span><text:span text:style-name="T7">השירים</text:span><text:span text:style-name="T2"> </text:span><text:span text:style-name="T7">ה,ו)</text:span><text:span text:style-name="T9">)</text:span> מה<text:span text:style-name="T1"> </text:span>ירך<text:span text:style-name="T1"> </text:span>בסתר<text:span text:style-name="T1"> </text:span>-</text:p>
      <text:p text:style-name="P9"/>
      <text:p text:style-name="P9">(מועד<text:span text:style-name="T1"> </text:span>קטן<text:span text:style-name="T1"> </text:span>טז,ב)</text:p>
      <text:p text:style-name="P9">אף<text:span text:style-name="T1"> </text:span>דברי<text:span text:style-name="T1"> </text:span>תורה<text:span text:style-name="T1"> </text:span>בסתר<text:span text:style-name="T1"> </text:span><text:span text:style-name="T7">(דכתיב</text:span><text:span text:style-name="T2"> </text:span><text:span text:style-name="T7">בסיפיה</text:span><text:span text:style-name="T2"> </text:span><text:span text:style-name="T7">דקרא</text:span><text:span text:style-name="T2"> </text:span><text:span text:style-name="T38">מַעֲשֵׂה</text:span><text:span text:style-name="T5"> </text:span><text:span text:style-name="T38">יְדֵי</text:span><text:span text:style-name="T5"> </text:span><text:span text:style-name="T38">אָמָּן</text:span><text:span text:style-name="T2"> </text:span><text:span text:style-name="T7">- התורה</text:span><text:span text:style-name="T2"> </text:span><text:span text:style-name="T7">מעשה</text:span><text:span text:style-name="T2"> </text:span><text:span text:style-name="T7">אומנתו</text:span><text:span text:style-name="T2"> </text:span><text:span text:style-name="T7">של</text:span><text:span text:style-name="T2"> </text:span><text:span text:style-name="T7">הקדוש</text:span><text:span text:style-name="T2"> </text:span><text:span text:style-name="T7">ברוך</text:span><text:span text:style-name="T2"> </text:span><text:span text:style-name="T7">הוא</text:span><text:span text:style-name="T9">)</text:span>.</text:p>
      <text:p text:style-name="P9">יצא<text:span text:style-name="T1"> </text:span>רבי<text:span text:style-name="T1"> </text:span>חייא<text:span text:style-name="T1"> </text:span>ושנה<text:span text:style-name="T1"> </text:span>לשני<text:span text:style-name="T1"> </text:span>בני<text:span text:style-name="T1"> </text:span>אחיו<text:span text:style-name="T1"> </text:span>בשוק<text:span text:style-name="T1"> </text:span>לרב<text:span text:style-name="T1"> </text:span>ולרבה<text:span text:style-name="T1"> </text:span>בר<text:span text:style-name="T1"> </text:span>בר<text:span text:style-name="T1"> </text:span>חנה<text:span text:style-name="T1"> </text:span><text:span text:style-name="T7">(רב</text:span><text:span text:style-name="T2"> </text:span><text:span text:style-name="T7">- בר</text:span><text:span text:style-name="T2"> </text:span><text:span text:style-name="T7">אחוה</text:span><text:span text:style-name="T2"> </text:span><text:span text:style-name="T7">דרבי</text:span><text:span text:style-name="T2"> </text:span><text:span text:style-name="T7">חייא</text:span><text:span text:style-name="T2"> </text:span><text:span text:style-name="T7">דהוא</text:span><text:span text:style-name="T2"> </text:span><text:span text:style-name="T7">בר</text:span><text:span text:style-name="T2"> </text:span><text:span text:style-name="T7">אחתיה, ורבה</text:span><text:span text:style-name="T2"> </text:span><text:span text:style-name="T7">בר</text:span><text:span text:style-name="T2"> </text:span><text:span text:style-name="T7">בר</text:span><text:span text:style-name="T2"> </text:span><text:span text:style-name="T7">חנה</text:span><text:span text:style-name="T2"> </text:span><text:span text:style-name="T7">בר</text:span><text:span text:style-name="T2"> </text:span><text:span text:style-name="T7">אחוה</text:span><text:span text:style-name="T2"> </text:span><text:span text:style-name="T7">דרבי</text:span><text:span text:style-name="T2"> </text:span><text:span text:style-name="T7">חייא</text:span><text:span text:style-name="T2"> </text:span><text:span text:style-name="T7">[דלאו] בר</text:span><text:span text:style-name="T2"> </text:span><text:span text:style-name="T7">אחתיה, כדאמרינן</text:span><text:span text:style-name="T2"> </text:span><text:span text:style-name="T7">בסנהדרין</text:span><text:span text:style-name="T9">)</text:span>; שמע<text:span text:style-name="T1"> </text:span>רבי<text:span text:style-name="T1"> – </text:span>איקפד. </text:p>
      <text:p text:style-name="P9">אתא<text:span text:style-name="T1"> </text:span>רבי<text:span text:style-name="T1"> </text:span>חייא<text:span text:style-name="T1"> </text:span>לאיתחזויי<text:span text:style-name="T1"> </text:span>ליה, אמר<text:span text:style-name="T1"> </text:span>ליה: עייא<text:span text:style-name="T1"> </text:span><text:span text:style-name="T7">(כך</text:span><text:span text:style-name="T2"> </text:span><text:span text:style-name="T7">כינה</text:span><text:span text:style-name="T2"> </text:span><text:span text:style-name="T7">שמו</text:span><text:span text:style-name="T2"> </text:span><text:span text:style-name="T7">של</text:span><text:span text:style-name="T2"> </text:span><text:span text:style-name="T7">רבי</text:span><text:span text:style-name="T2"> </text:span><text:span text:style-name="T7">חייא, לשון</text:span><text:span text:style-name="T2"> </text:span><text:span text:style-name="T7">גנאי</text:span><text:span text:style-name="T9">)</text:span>, מי<text:span text:style-name="T1"> </text:span>קורא<text:span text:style-name="T1"> </text:span>לך<text:span text:style-name="T1"> </text:span>בחוץ? <text:span text:style-name="T7">(כלומר: צא</text:span><text:span text:style-name="T2"> </text:span><text:span text:style-name="T7">מכאן!</text:span><text:span text:style-name="T9">)</text:span></text:p>
      <text:p text:style-name="P9">ידע<text:span text:style-name="T1"> </text:span>דנקט<text:span text:style-name="T1"> </text:span>מילתא<text:span text:style-name="T1"> </text:span>בדעתיה, נהג<text:span text:style-name="T1"> </text:span>נזיפותא<text:span text:style-name="T1"> </text:span>בנפשיה<text:span text:style-name="T1"> </text:span>תלתין<text:span text:style-name="T1"> </text:span>יומין; ביום<text:span text:style-name="T1"> </text:span>תלתין<text:span text:style-name="T1"> </text:span>שלח<text:span text:style-name="T1"> </text:span>ליה: תא<text:span text:style-name="T1"> </text:span><text:span text:style-name="T7">(בוא</text:span><text:span text:style-name="T2"> </text:span><text:span text:style-name="T7">אלי</text:span><text:span text:style-name="T9">)</text:span>! הדר<text:span text:style-name="T1"> </text:span>שלח<text:span text:style-name="T1"> </text:span>ליה<text:span text:style-name="T1"> </text:span>דלא<text:span text:style-name="T1"> </text:span>ליתי.</text:p>
      <text:p text:style-name="P9">מעיקרא<text:span text:style-name="T1"> </text:span>מאי<text:span text:style-name="T1"> </text:span>סבר<text:span text:style-name="T1"> </text:span>ולבסוף<text:span text:style-name="T1"> </text:span>מאי<text:span text:style-name="T1"> </text:span>סבר?</text:p>
      <text:p text:style-name="P9">מעיקרא<text:span text:style-name="T1"> </text:span>סבר<text:span text:style-name="T1"> </text:span>מקצת<text:span text:style-name="T1"> </text:span>היום<text:span text:style-name="T1"> </text:span>ככולו, ולבסוף<text:span text:style-name="T1"> </text:span>סבר<text:span text:style-name="T1"> </text:span>לא<text:span text:style-name="T1"> </text:span>אמרינן<text:span text:style-name="T1"> </text:span>מקצת<text:span text:style-name="T1"> </text:span>היום<text:span text:style-name="T1"> </text:span>ככולו.</text:p>
      <text:p text:style-name="P9">לסוף<text:span text:style-name="T1"> </text:span>אתא, אמר<text:span text:style-name="T1"> </text:span>ליה: אמאי<text:span text:style-name="T1"> </text:span>אתית? </text:p>
      <text:p text:style-name="P9">אמר<text:span text:style-name="T1"> </text:span>ליה: דשלח<text:span text:style-name="T1"> </text:span>לי<text:span text:style-name="T1"> </text:span>מר<text:span text:style-name="T1"> </text:span>דליתי!</text:p>
      <text:p text:style-name="P9">והא<text:span text:style-name="T1"> </text:span>שלחי<text:span text:style-name="T1"> </text:span>לך<text:span text:style-name="T1"> </text:span>דלא<text:span text:style-name="T1"> </text:span>תיתי? </text:p>
      <text:p text:style-name="P9">אמר<text:span text:style-name="T1"> </text:span>ליה<text:span text:style-name="T1"> </text:span>זה<text:span text:style-name="T1"> </text:span>ראיתי<text:span text:style-name="T1"> </text:span>וזה<text:span text:style-name="T1"> </text:span><text:span text:style-name="T7">(שליח</text:span><text:span text:style-name="T2"> </text:span><text:span text:style-name="T7">שני</text:span><text:span text:style-name="T9">)</text:span> לא<text:span text:style-name="T1"> </text:span>ראיתי; קרי<text:span text:style-name="T1"> </text:span>עליה<text:span text:style-name="T1"> </text:span><text:span text:style-name="T8">(משלי</text:span><text:span text:style-name="T4"> </text:span><text:span text:style-name="T8">טז,ז)</text:span><text:span text:style-name="T35"> בִּרְצוֹת</text:span><text:span text:style-name="T1"> </text:span><text:span text:style-name="T35">יְדֹוָד</text:span><text:span text:style-name="T1"> </text:span><text:span text:style-name="T35">דַּרְכֵי</text:span><text:span text:style-name="T1"> </text:span><text:span text:style-name="T35">אִישׁ</text:span><text:span text:style-name="T1"> </text:span><text:span text:style-name="T35">גַּם</text:span><text:span text:style-name="T1"> </text:span><text:span text:style-name="T35">אוֹיְבָיו</text:span><text:span text:style-name="T1"> </text:span><text:span text:style-name="T35">יַשְׁלִם</text:span><text:span text:style-name="T1"> </text:span><text:span text:style-name="T35">אִתּוֹ</text:span><text:span text:style-name="T1"> </text:span><text:span text:style-name="T7">(כי</text:span><text:span text:style-name="T2"> </text:span><text:span text:style-name="T7">הוא</text:span><text:span text:style-name="T2"> </text:span><text:span text:style-name="T7">על</text:span><text:span text:style-name="T2"> </text:span><text:span text:style-name="T7">כרחו</text:span><text:span text:style-name="T2"> </text:span><text:span text:style-name="T7">בא</text:span><text:span text:style-name="T9">).</text:span></text:p>
      <text:p text:style-name="P9">מאי<text:span text:style-name="T1"> </text:span>טעמא<text:span text:style-name="T1"> </text:span>עבד<text:span text:style-name="T1"> </text:span>מר<text:span text:style-name="T1"> </text:span>הכי<text:span text:style-name="T1"> </text:span><text:span text:style-name="T7">(דשנית</text:span><text:span text:style-name="T2"> </text:span><text:span text:style-name="T7">בשוק</text:span><text:span text:style-name="T9">)</text:span>? </text:p>
      <text:p text:style-name="P9">אמר<text:span text:style-name="T1"> </text:span>ליה: דכתיב<text:span text:style-name="T1"> </text:span><text:span text:style-name="T8">(משלי</text:span><text:span text:style-name="T4"> </text:span><text:span text:style-name="T8">א,כ)</text:span><text:span text:style-name="T35"> חָכְמוֹת</text:span><text:span text:style-name="T1"> </text:span><text:span text:style-name="T35">בַּחוּץ</text:span><text:span text:style-name="T1"> </text:span><text:span text:style-name="T35">תָּרֹנָּה</text:span><text:span text:style-name="T1"> </text:span><text:span text:style-name="T38">[בָּרְחֹבוֹת</text:span><text:span text:style-name="T5"> </text:span><text:span text:style-name="T38">תִּתֵּן</text:span><text:span text:style-name="T5"> </text:span><text:span text:style-name="T38">קוֹלָהּ]</text:span>;</text:p>
      <text:p text:style-name="P9">אמר<text:span text:style-name="T1"> </text:span>ליה: אם<text:span text:style-name="T1"> </text:span>קרית<text:span text:style-name="T1"> </text:span>לא<text:span text:style-name="T1"> </text:span>שנית, ואם<text:span text:style-name="T1"> </text:span>שנית<text:span text:style-name="T1"> </text:span>לא<text:span text:style-name="T1"> </text:span>שילשת, ואם<text:span text:style-name="T1"> </text:span>שילשת<text:span text:style-name="T1"> </text:span>לא<text:span text:style-name="T1"> </text:span>פירשו<text:span text:style-name="T1"> </text:span>לך!</text:p>
      <text:p text:style-name="P9"><text:soft-page-break/><text:span text:style-name="T35">חָכְמוֹת</text:span><text:span text:style-name="T1"> </text:span><text:span text:style-name="T35">בַּחוּץ</text:span><text:span text:style-name="T1"> </text:span><text:span text:style-name="T35">תָּרֹנָּה</text:span><text:span text:style-name="T1"> </text:span>- כדרבא, דאמר<text:span text:style-name="T1"> </text:span>רבא: כל<text:span text:style-name="T1"> </text:span>העוסק<text:span text:style-name="T1"> </text:span>בתורה<text:span text:style-name="T1"> </text:span>מבפנים<text:span text:style-name="T1"> </text:span>תורתו<text:span text:style-name="T1"> </text:span>מכרזת<text:span text:style-name="T1"> </text:span>עליו<text:span text:style-name="T1"> </text:span>מבחוץ. </text:p>
      <text:p text:style-name="P9">והא<text:span text:style-name="T1"> </text:span>כתיב<text:span text:style-name="T1"> </text:span><text:span text:style-name="T8">(ישעיהו</text:span><text:span text:style-name="T4"> </text:span><text:span text:style-name="T8">מח,טז)</text:span><text:span text:style-name="T38"> [קִרְבוּ</text:span><text:span text:style-name="T5"> </text:span><text:span text:style-name="T38">אֵלַי</text:span><text:span text:style-name="T5"> </text:span><text:span text:style-name="T38">שִׁמְעוּ</text:span><text:span text:style-name="T5"> </text:span><text:span text:style-name="T38">זֹאת]</text:span><text:span text:style-name="T35"> לֹא</text:span><text:span text:style-name="T1"> </text:span><text:span text:style-name="T35">מֵרֹאשׁ</text:span><text:span text:style-name="T1"> </text:span><text:span text:style-name="T35">בַּסֵּתֶר</text:span><text:span text:style-name="T1"> </text:span><text:span text:style-name="T35">דִּבַּרְתִּי</text:span><text:span text:style-name="T1"> </text:span><text:span text:style-name="T38">[מֵעֵת</text:span><text:span text:style-name="T5"> </text:span><text:span text:style-name="T38">הֱיוֹתָהּ</text:span><text:span text:style-name="T5"> </text:span><text:span text:style-name="T38">שָׁם</text:span><text:span text:style-name="T5"> </text:span><text:span text:style-name="T38">אָנִי</text:span><text:span text:style-name="T5"> </text:span><text:span text:style-name="T38">וְעַתָּה</text:span><text:span text:style-name="T5"> </text:span><text:span text:style-name="T38">אֲדֹנָי</text:span><text:span text:style-name="T5"> </text:span><text:span text:style-name="T38">יְדֹוִד</text:span><text:span text:style-name="T5"> </text:span><text:span text:style-name="T38">שְׁלָחַנִי</text:span><text:span text:style-name="T5"> </text:span><text:span text:style-name="T38">וְרוּחוֹ]</text:span>!<text:span text:style-name="T38"> </text:span></text:p>
      <text:p text:style-name="P9">ההוא<text:span text:style-name="T1"> </text:span>ביומי<text:span text:style-name="T1"> </text:span>דכלה<text:span text:style-name="T1"> <text:s/></text:span><text:span text:style-name="T7">(דרשה</text:span><text:span text:style-name="T2"> </text:span><text:span text:style-name="T7">שהכל</text:span><text:span text:style-name="T2"> </text:span><text:span text:style-name="T7">מצויין</text:span><text:span text:style-name="T2"> </text:span><text:span text:style-name="T7">שם</text:span><text:span text:style-name="T9">)</text:span>. </text:p>
      <text:p text:style-name="P9">ורבי<text:span text:style-name="T1"> </text:span>חייא, האי<text:span text:style-name="T1"> </text:span><text:span text:style-name="T35">חַמּוּקֵי</text:span><text:span text:style-name="T1"> </text:span><text:span text:style-name="T35">יְרֵכַיִךְ</text:span><text:span text:style-name="T1"> </text:span><text:span text:style-name="T38">[</text:span><text:span text:style-name="T8">(שיר</text:span><text:span text:style-name="T4"> </text:span><text:span text:style-name="T8">השירים</text:span><text:span text:style-name="T4"> </text:span><text:span text:style-name="T8">ז,ב)</text:span><text:span text:style-name="T38"> [מַה</text:span><text:span text:style-name="T5"> </text:span><text:span text:style-name="T38">יָּפוּ</text:span><text:span text:style-name="T5"> </text:span><text:span text:style-name="T38">פְעָמַיִךְ</text:span><text:span text:style-name="T5"> </text:span><text:span text:style-name="T38">בַּנְּעָלִים</text:span><text:span text:style-name="T5"> </text:span><text:span text:style-name="T38">בַּת</text:span><text:span text:style-name="T5"> </text:span><text:span text:style-name="T38">נָדִיב</text:span><text:span text:style-name="T5"> </text:span><text:span text:style-name="T38">חַמּוּקֵי</text:span><text:span text:style-name="T5"> </text:span><text:span text:style-name="T38">יְרֵכַיִךְ</text:span><text:span text:style-name="T5"> </text:span><text:span text:style-name="T38">כְּמוֹ</text:span><text:span text:style-name="T5"> </text:span><text:span text:style-name="T38">חֲלָאִים</text:span><text:span text:style-name="T5"> </text:span><text:span text:style-name="T38">מַעֲשֵׂה</text:span><text:span text:style-name="T5"> </text:span><text:span text:style-name="T38">יְדֵי</text:span><text:span text:style-name="T5"> </text:span><text:span text:style-name="T38">אָמָּן]</text:span> מאי<text:span text:style-name="T1"> </text:span>עביד<text:span text:style-name="T1"> </text:span>לה?</text:p>
      <text:p text:style-name="P9">מוקי<text:span text:style-name="T1"> </text:span>לה<text:span text:style-name="T1"> </text:span>בצדקה<text:span text:style-name="T1"> </text:span>ובגמילות<text:span text:style-name="T1"> </text:span>חסדים<text:span text:style-name="T1"> </text:span><text:span text:style-name="T7">(דמיבעי</text:span><text:span text:style-name="T2"> </text:span><text:span text:style-name="T7">למיעבד</text:span><text:span text:style-name="T2"> </text:span><text:span text:style-name="T7">בסתר</text:span><text:span text:style-name="T9">)</text:span>.</text:p>
      <text:p text:style-name="P29"/>
      <text:p text:style-name="P9">אלמא<text:span text:style-name="T1"> </text:span>נזיפה<text:span text:style-name="T1"> </text:span>דידהו<text:span text:style-name="T1"> </text:span>תלת<text:span text:style-name="T1"> </text:span>יומין!?</text:p>
      <text:p text:style-name="P9">נזיפת<text:span text:style-name="T1"> </text:span>נשיא<text:span text:style-name="T1"> </text:span>שאני.</text:p>
      <text:p text:style-name="P9">ונזיפה<text:span text:style-name="T1"> </text:span>דידן<text:span text:style-name="T1"> </text:span>כמה<text:span text:style-name="T1"> </text:span>הוי?</text:p>
      <text:p text:style-name="P9">חד<text:span text:style-name="T1"> </text:span>יומא, כי<text:span text:style-name="T1"> </text:span>הא<text:span text:style-name="T1"> </text:span>דשמואל<text:span text:style-name="T1"> </text:span>ומר<text:span text:style-name="T1"> </text:span>עוקבא, כי<text:span text:style-name="T1"> </text:span>הוו<text:span text:style-name="T1"> </text:span>יתבי<text:span text:style-name="T1"> </text:span>גרסי<text:span text:style-name="T1"> </text:span>שמעתא, הוה<text:span text:style-name="T1"> </text:span>יתיב<text:span text:style-name="T1"> </text:span>מר<text:span text:style-name="T1"> </text:span>עוקבא<text:span text:style-name="T1"> </text:span>קמיה<text:span text:style-name="T1"> </text:span>דשמואל<text:span text:style-name="T1"> </text:span>ברחוק<text:span text:style-name="T1"> </text:span>ארבע<text:span text:style-name="T1"> </text:span>אמות<text:span text:style-name="T1"> </text:span><text:span text:style-name="T7">(מר</text:span><text:span text:style-name="T2"> </text:span><text:span text:style-name="T7">עוקבא</text:span><text:span text:style-name="T2"> </text:span><text:span text:style-name="T7">- כתלמיד</text:span><text:span text:style-name="T2"> </text:span><text:span text:style-name="T7">לשמואל, דשמואל</text:span><text:span text:style-name="T2"> </text:span><text:span text:style-name="T7">גדול</text:span><text:span text:style-name="T2"> </text:span><text:span text:style-name="T7">בתורה</text:span><text:span text:style-name="T2"> </text:span><text:span text:style-name="T7">יותר</text:span><text:span text:style-name="T2"> </text:span><text:span text:style-name="T7">ממר</text:span><text:span text:style-name="T2"> </text:span><text:span text:style-name="T7">עוקבא</text:span><text:span text:style-name="T9">)</text:span>, וכי<text:span text:style-name="T1"> </text:span>הוו<text:span text:style-name="T1"> </text:span>יתבי<text:span text:style-name="T1"> </text:span>בדינא<text:span text:style-name="T1"> </text:span>הוה<text:span text:style-name="T1"> </text:span>יתיב<text:span text:style-name="T1"> </text:span>שמואל<text:span text:style-name="T1"> </text:span>קמיה<text:span text:style-name="T1"> </text:span>דמר<text:span text:style-name="T1"> </text:span>עוקבא<text:span text:style-name="T1"> </text:span>ברחוק<text:span text:style-name="T1"> </text:span>ארבע<text:span text:style-name="T1"> </text:span>אמות<text:span text:style-name="T1"> </text:span><text:span text:style-name="T7">(משום</text:span><text:span text:style-name="T2"> </text:span><text:span text:style-name="T7">דמר</text:span><text:span text:style-name="T2"> </text:span><text:span text:style-name="T7">עוקבא</text:span><text:span text:style-name="T2"> </text:span><text:span text:style-name="T7">היה</text:span><text:span text:style-name="T2"> </text:span><text:span text:style-name="T7">נשיא</text:span><text:span text:style-name="T2"> </text:span><text:span text:style-name="T95">[ראש</text:span><text:span text:style-name="T4"> </text:span><text:span text:style-name="T95">הגולה]</text:span><text:span text:style-name="T9">)</text:span>, והוו<text:span text:style-name="T1"> </text:span>חייקי<text:span text:style-name="T1"> </text:span>ליה<text:span text:style-name="T1"> </text:span>דוכתא<text:span text:style-name="T1"> </text:span><text:span text:style-name="T7">(מנמיכין</text:span><text:span text:style-name="T2"> </text:span><text:span text:style-name="T7">לו</text:span><text:span text:style-name="T2"> </text:span><text:span text:style-name="T7">מקום</text:span><text:span text:style-name="T2"> </text:span><text:span text:style-name="T7">כשיושב</text:span><text:span text:style-name="T2"> </text:span><text:span text:style-name="T7">בדין</text:span><text:span text:style-name="T9">)</text:span> למר<text:span text:style-name="T1"> </text:span>עוקבא<text:span text:style-name="T1"> </text:span>בציפתא<text:span text:style-name="T1"> </text:span>ויתיב<text:span text:style-name="T1"> </text:span>עילויה<text:span text:style-name="T1"> </text:span>כי<text:span text:style-name="T1"> </text:span>היכי<text:span text:style-name="T1"> </text:span>דלישתמען<text:span text:style-name="T1"> </text:span>מיליה<text:span text:style-name="T1"> </text:span><text:span text:style-name="T7">(דשמואל</text:span><text:span text:style-name="T2"> </text:span><text:span text:style-name="T7">רביה</text:span><text:span text:style-name="T2"> </text:span><text:span text:style-name="T7">בתורה</text:span><text:span text:style-name="T9">)</text:span>; כל<text:span text:style-name="T1"> </text:span>יומא<text:span text:style-name="T1"> </text:span>הוה<text:span text:style-name="T1"> </text:span>מלוי<text:span text:style-name="T1"> </text:span>ליה<text:span text:style-name="T1"> </text:span>מר<text:span text:style-name="T1"> </text:span>עוקבא<text:span text:style-name="T1"> </text:span>לשמואל<text:span text:style-name="T1"> </text:span>עד<text:span text:style-name="T1"> </text:span>אושפיזיה; יומא<text:span text:style-name="T1"> </text:span>חד<text:span text:style-name="T1"> </text:span>איטריד<text:span text:style-name="T1"> </text:span><text:span text:style-name="T7">(מר</text:span><text:span text:style-name="T2"> </text:span><text:span text:style-name="T7">עוקבא</text:span><text:span text:style-name="T9">)</text:span> בדיניה<text:span text:style-name="T1"> </text:span><text:span text:style-name="T7">(שהיה</text:span><text:span text:style-name="T2"> </text:span><text:span text:style-name="T7">מחשב</text:span><text:span text:style-name="T2"> </text:span><text:span text:style-name="T7">בדין, ולא</text:span><text:span text:style-name="T2"> </text:span><text:span text:style-name="T7">אידכר</text:span><text:span text:style-name="T2"> </text:span><text:span text:style-name="T7">ליה</text:span><text:span text:style-name="T2"> </text:span><text:span text:style-name="T7">למיזל</text:span><text:span text:style-name="T2"> </text:span><text:span text:style-name="T7">בתר</text:span><text:span text:style-name="T2"> </text:span><text:span text:style-name="T7">שמואל</text:span><text:span text:style-name="T9">)</text:span>, הוה<text:span text:style-name="T1"> </text:span>אזיל<text:span text:style-name="T1"> </text:span>שמואל<text:span text:style-name="T1"> </text:span>בתריה; כי<text:span text:style-name="T1"> </text:span>מטא<text:span text:style-name="T1"> </text:span>לביתיה<text:span text:style-name="T1"> </text:span>אמר<text:span text:style-name="T1"> </text:span>ליה: "לא<text:span text:style-name="T1"> </text:span>נגה<text:span text:style-name="T1"> </text:span>לך<text:span text:style-name="T1"> </text:span><text:span text:style-name="T7">(כלומר: לא</text:span><text:span text:style-name="T2"> </text:span><text:span text:style-name="T7">סגי</text:span><text:span text:style-name="T2"> </text:span><text:span text:style-name="T7">לך</text:span><text:span text:style-name="T2"> </text:span><text:span text:style-name="T7">דאזילנא</text:span><text:span text:style-name="T2"> </text:span><text:span text:style-name="T7">בתרך</text:span><text:span text:style-name="T9">)</text:span>? לישרי<text:span text:style-name="T1"> </text:span>לי<text:span text:style-name="T1"> </text:span>מר<text:span text:style-name="T1"> </text:span>בתיגריה<text:span text:style-name="T1"> </text:span><text:span text:style-name="T7">(הב</text:span><text:span text:style-name="T2"> </text:span><text:span text:style-name="T7">לי</text:span><text:span text:style-name="T2"> </text:span><text:span text:style-name="T7">רשותא</text:span><text:span text:style-name="T2"> </text:span><text:span text:style-name="T7">למיהדר</text:span><text:span text:style-name="T9">)</text:span>"; ידע<text:span text:style-name="T1"> </text:span><text:span text:style-name="T7">(מר</text:span><text:span text:style-name="T2"> </text:span><text:span text:style-name="T7">עוקבא</text:span><text:span text:style-name="T9">)</text:span> דנקט<text:span text:style-name="T1"> </text:span><text:span text:style-name="T7">(שמואל</text:span><text:span text:style-name="T9">)</text:span> מילתא<text:span text:style-name="T1"> </text:span>בדעתיה<text:span text:style-name="T1"> </text:span><text:span text:style-name="T7">(משום</text:span><text:span text:style-name="T2"> </text:span><text:span text:style-name="T7">דאזיל</text:span><text:span text:style-name="T2"> </text:span><text:span text:style-name="T7">בתריה</text:span><text:span text:style-name="T9">)</text:span>, נהג<text:span text:style-name="T1"> </text:span>נזיפותא<text:span text:style-name="T1"> </text:span>בנפשיה<text:span text:style-name="T1"> </text:span>חד<text:span text:style-name="T1"> </text:span>יומא.</text:p>
      <text:p text:style-name="P9"/>
      <text:p text:style-name="P9">ההיא<text:span text:style-name="T1"> </text:span>איתתא<text:span text:style-name="T1"> </text:span>דהוות<text:span text:style-name="T1"> </text:span>יתבה<text:span text:style-name="T1"> </text:span>בשבילא, הוות<text:span text:style-name="T1"> </text:span>פשטה<text:span text:style-name="T1"> </text:span>כרעה<text:span text:style-name="T1"> </text:span>וקא<text:span text:style-name="T1"> </text:span>מניפה<text:span text:style-name="T1"> </text:span>חושלאי, והוה<text:span text:style-name="T1"> </text:span>חליף<text:span text:style-name="T1"> </text:span>ואזיל<text:span text:style-name="T1"> </text:span>צורבא<text:span text:style-name="T1"> </text:span>מרבנן<text:span text:style-name="T1"> </text:span>ולא<text:span text:style-name="T1"> </text:span>איכנעה<text:span text:style-name="T1"> </text:span>מקמיה; אמר: כמה<text:span text:style-name="T1"> </text:span>חציפא<text:span text:style-name="T1"> </text:span>ההיא<text:span text:style-name="T1"> </text:span>איתתא! אתאי<text:span text:style-name="T1"> </text:span>לקמיה<text:span text:style-name="T1"> </text:span>דרב<text:span text:style-name="T1"> </text:span>נחמן, אמר<text:span text:style-name="T1"> </text:span>לה: מי<text:span text:style-name="T1"> </text:span>שמעת<text:span text:style-name="T1"> </text:span>שמתא<text:span text:style-name="T1"> </text:span>מפומיה<text:span text:style-name="T1"> </text:span><text:span text:style-name="T7">(אי</text:span><text:span text:style-name="T2"> </text:span><text:span text:style-name="T7">שמית</text:span><text:span text:style-name="T2"> </text:span><text:span text:style-name="T7">לך</text:span><text:span text:style-name="T9">)</text:span>?</text:p>
      <text:p text:style-name="P9">אמרה<text:span text:style-name="T1"> </text:span>ליה: לא!</text:p>
      <text:p text:style-name="P9">אמר<text:span text:style-name="T1"> </text:span>לה: זילי<text:span text:style-name="T1"> </text:span>נהוגי<text:span text:style-name="T1"> </text:span>נזיפותא<text:span text:style-name="T1"> </text:span>חד<text:span text:style-name="T1"> </text:span>יומא<text:span text:style-name="T1"> </text:span>בנפשיך.</text:p>
      <text:p text:style-name="P9"/>
      <text:p text:style-name="P9">זוטרא<text:span text:style-name="T1"> </text:span>בר<text:span text:style-name="T1"> </text:span>טוביה<text:span text:style-name="T1"> </text:span>הוה<text:span text:style-name="T1"> </text:span>קפסיק<text:span text:style-name="T1"> </text:span>סידרא<text:span text:style-name="T1"> </text:span><text:span text:style-name="T7">(לימד</text:span><text:span text:style-name="T2"> </text:span><text:span text:style-name="T7">פרשיות</text:span><text:span text:style-name="T9">)</text:span> קמיה<text:span text:style-name="T1"> </text:span>דרב<text:span text:style-name="T1"> </text:span>יהודה; כי<text:span text:style-name="T1"> </text:span>מטא<text:span text:style-name="T1"> </text:span>להאי<text:span text:style-name="T1"> </text:span>פסוקא<text:span text:style-name="T1"> </text:span><text:span text:style-name="T8">(שמואל</text:span><text:span text:style-name="T4"> </text:span><text:span text:style-name="T8">ב</text:span><text:span text:style-name="T4"> </text:span><text:span text:style-name="T8">כג,א)</text:span><text:span text:style-name="T35"> וְאֵלֶּה</text:span><text:span text:style-name="T1"> </text:span><text:span text:style-name="T35">דִּבְרֵי</text:span><text:span text:style-name="T1"> </text:span><text:span text:style-name="T35">דָוִד</text:span><text:span text:style-name="T1"> </text:span><text:span text:style-name="T35">הָאַחֲרֹנִים</text:span><text:span text:style-name="T1"> </text:span><text:span text:style-name="T38">[נְאֻם</text:span><text:span text:style-name="T5"> </text:span><text:span text:style-name="T38">דָּוִד</text:span><text:span text:style-name="T5"> </text:span><text:span text:style-name="T38">בֶּן</text:span><text:span text:style-name="T5"> </text:span><text:span text:style-name="T38">יִשַׁי</text:span><text:span text:style-name="T5"> </text:span><text:span text:style-name="T38">וּנְאֻם</text:span><text:span text:style-name="T5"> </text:span><text:span text:style-name="T38">הַגֶּבֶר</text:span><text:span text:style-name="T5"> </text:span><text:span text:style-name="T38">הֻקַם</text:span><text:span text:style-name="T5"> </text:span><text:span text:style-name="T38">עָל</text:span><text:span text:style-name="T5"> </text:span><text:span text:style-name="T38">מְשִׁיחַ</text:span><text:span text:style-name="T5"> </text:span><text:span text:style-name="T38">אֱלֹהֵי</text:span><text:span text:style-name="T5"> </text:span><text:span text:style-name="T38">יַעֲקֹב</text:span><text:span text:style-name="T5"> </text:span><text:span text:style-name="T38">וּנְעִים</text:span><text:span text:style-name="T5"> </text:span><text:span text:style-name="T38">זְמִרוֹת</text:span><text:span text:style-name="T5"> </text:span><text:span text:style-name="T38">יִשְׂרָאֵל]</text:span> - אמר<text:span text:style-name="T1"> </text:span>ליה: אחרונים? מכלל<text:span text:style-name="T1"> </text:span>דאיכא<text:span text:style-name="T1"> </text:span>ראשונים<text:span text:style-name="T1"> </text:span><text:span text:style-name="T7">(והלא</text:span><text:span text:style-name="T2"> </text:span><text:span text:style-name="T7">לא</text:span><text:span text:style-name="T2"> </text:span><text:span text:style-name="T7">מצינו</text:span><text:span text:style-name="T2"> </text:span><text:span text:style-name="T7">שאמר</text:span><text:span text:style-name="T2"> </text:span><text:span text:style-name="T7">דוד</text:span><text:span text:style-name="T2"> </text:span><text:span text:style-name="T7">'דברי' אלא</text:span><text:span text:style-name="T2"> </text:span><text:span text:style-name="T7">במקרא</text:span><text:span text:style-name="T2"> </text:span><text:span text:style-name="T7">זה, ד'דברי' - לשון</text:span><text:span text:style-name="T2"> </text:span><text:span text:style-name="T7">נבואה</text:span><text:span text:style-name="T9">)</text:span>; ראשונים<text:span text:style-name="T1"> </text:span>מאי<text:span text:style-name="T1"> </text:span>נינהו?</text:p>
      <text:p text:style-name="P9">שתיק<text:span text:style-name="T1"> </text:span>ולא<text:span text:style-name="T1"> </text:span>אמר<text:span text:style-name="T1"> </text:span>ליה<text:span text:style-name="T1"> </text:span>ולא<text:span text:style-name="T1"> </text:span>מידי;</text:p>
      <text:p text:style-name="P9">הדר<text:span text:style-name="T1"> </text:span>אמר<text:span text:style-name="T1"> </text:span>ליה: אחרונים<text:span text:style-name="T1"> </text:span>מכלל<text:span text:style-name="T1"> </text:span>דאיכא<text:span text:style-name="T1"> </text:span>ראשונים, ראשונים<text:span text:style-name="T1"> </text:span>מאי<text:span text:style-name="T1"> </text:span>היא?</text:p>
      <text:p text:style-name="P9">אמר<text:span text:style-name="T1"> </text:span>ליה: מאי<text:span text:style-name="T1"> </text:span>דעתך? דלא<text:span text:style-name="T1"> </text:span>ידע<text:span text:style-name="T1"> </text:span>פירושא<text:span text:style-name="T1"> </text:span>דהאי<text:span text:style-name="T1"> </text:span>קרא<text:span text:style-name="T1"> </text:span>- לאו<text:span text:style-name="T1"> </text:span>גברא<text:span text:style-name="T1"> </text:span>רבה<text:span text:style-name="T1"> </text:span>הוא!</text:p>
      <text:p text:style-name="P9">ידע<text:span text:style-name="T1"> </text:span>דנקט<text:span text:style-name="T1"> </text:span>מילתא<text:span text:style-name="T1"> </text:span>בדעתיה<text:span text:style-name="T1"> </text:span>- נהג<text:span text:style-name="T1"> </text:span>נזיפותא<text:span text:style-name="T1"> </text:span>בנפשיה<text:span text:style-name="T1"> </text:span>חד<text:span text:style-name="T1"> </text:span>יומא.</text:p>
      <text:p text:style-name="P29"/>
      <text:p text:style-name="P9">ודאתן<text:span text:style-name="T1"> </text:span>עלה<text:span text:style-name="T1"> </text:span><text:span text:style-name="T96">ושנגענו</text:span><text:span text:style-name="T2"> </text:span><text:span text:style-name="T96">בזה,</text:span> מיהא<text:span text:style-name="T1"> </text:span>'אחרונים' - מכלל<text:span text:style-name="T1"> </text:span>דאיכא<text:span text:style-name="T1"> </text:span>ראשונים, ראשונים<text:span text:style-name="T1"> </text:span>מאי<text:span text:style-name="T1"> </text:span>היא? </text:p>
      <text:p text:style-name="P9"><text:span text:style-name="T8">(שמואל</text:span><text:span text:style-name="T4"> </text:span><text:span text:style-name="T8">ב</text:span><text:span text:style-name="T4"> </text:span><text:span text:style-name="T8">כב,א)</text:span><text:span text:style-name="T35"> וַיְדַבֵּר</text:span><text:span text:style-name="T1"> </text:span><text:span text:style-name="T35">דָּוִד</text:span><text:span text:style-name="T1"> </text:span><text:span text:style-name="T35">לַה' אֶת</text:span><text:span text:style-name="T1"> </text:span><text:span text:style-name="T35">דִּבְרֵי</text:span><text:span text:style-name="T1"> </text:span><text:span text:style-name="T35">הַשִּׁירָה</text:span><text:span text:style-name="T1"> </text:span><text:span text:style-name="T35">הַזֹּאת</text:span><text:span text:style-name="T1"> </text:span><text:span text:style-name="T35">בְּיוֹם</text:span><text:span text:style-name="T1"> </text:span><text:span text:style-name="T35">הִצִּיל</text:span><text:span text:style-name="T1"> </text:span><text:span text:style-name="T35">ה' אֹתוֹ</text:span><text:span text:style-name="T1"> </text:span><text:span text:style-name="T35">מִכַּף</text:span><text:span text:style-name="T1"> </text:span><text:span text:style-name="T35">כָּל</text:span><text:span text:style-name="T1"> </text:span><text:span text:style-name="T35">אֹיְבָיו</text:span><text:span text:style-name="T1"> </text:span><text:span text:style-name="T35">וּמִכַּף</text:span><text:span text:style-name="T1"> </text:span><text:span text:style-name="T35">שָׁאוּל</text:span>; אמר<text:span text:style-name="T1"> </text:span>לו<text:span text:style-name="T1"> </text:span>הקב"ה<text:span text:style-name="T1"> </text:span>לדוד: דוד! שירה<text:span text:style-name="T1"> </text:span>אתה<text:span text:style-name="T1"> </text:span>אומר<text:span text:style-name="T1"> </text:span>על<text:span text:style-name="T1"> </text:span>מפלתו<text:span text:style-name="T1"> </text:span>של<text:span text:style-name="T1"> </text:span>שאול? אלמלי<text:span text:style-name="T1"> </text:span>אתה<text:span text:style-name="T1"> </text:span>שאול<text:span text:style-name="T1"> </text:span><text:span text:style-name="T7">(שנולדת</text:span><text:span text:style-name="T2"> </text:span><text:span text:style-name="T7">במזלו</text:span><text:span text:style-name="T9">)</text:span> והוא<text:span text:style-name="T1"> </text:span>דוד<text:span text:style-name="T1"> </text:span><text:span text:style-name="T7">(שנולד</text:span><text:span text:style-name="T2"> </text:span><text:span text:style-name="T7">במזל</text:span><text:span text:style-name="T2"> </text:span><text:span text:style-name="T7">שלך</text:span><text:span text:style-name="T9">)</text:span> - איבדתי<text:span text:style-name="T1"> </text:span>כמה<text:span text:style-name="T1"> </text:span>דוד<text:span text:style-name="T1"> </text:span>מפניו<text:span text:style-name="T1"> </text:span><text:span text:style-name="T7">(שהוא</text:span><text:span text:style-name="T2"> </text:span><text:span text:style-name="T7">צדיק</text:span><text:span text:style-name="T2"> </text:span><text:span text:style-name="T7">ממך</text:span><text:span text:style-name="T9">)</text:span>! היינו<text:span text:style-name="T1"> </text:span>דכתיב<text:span text:style-name="T1"> </text:span><text:span text:style-name="T8">(תהלים</text:span><text:span text:style-name="T4"> </text:span><text:span text:style-name="T8">ז,א)</text:span><text:span text:style-name="T35"> שִׁגָּיוֹן</text:span><text:span text:style-name="T1"> </text:span><text:span text:style-name="T35">לְדָוִד</text:span><text:span text:style-name="T1"> </text:span><text:span text:style-name="T35">אֲשֶׁר</text:span><text:span text:style-name="T1"> </text:span><text:span text:style-name="T35">שָׁר</text:span><text:span text:style-name="T1"> </text:span><text:span text:style-name="T35">לַה' עַל</text:span><text:span text:style-name="T1"> </text:span><text:span text:style-name="T35">דִּבְרֵי</text:span><text:span text:style-name="T1"> </text:span><text:span text:style-name="T35">כוּשׁ</text:span><text:span text:style-name="T1"> </text:span><text:span text:style-name="T35">בֶּן</text:span><text:span text:style-name="T1"> </text:span><text:span text:style-name="T35">יְמִינִי</text:span><text:span text:style-name="T1"> </text:span><text:span text:style-name="T7">(</text:span><text:span text:style-name="T36">שגיון</text:span><text:span text:style-name="T2"> </text:span><text:span text:style-name="T7">- שגגה</text:span><text:span text:style-name="T2"> </text:span><text:span text:style-name="T7">היתה</text:span><text:span text:style-name="T2"> </text:span><text:span text:style-name="T7">לו</text:span><text:span text:style-name="T9">)</text:span>; וכי<text:span text:style-name="T1"> </text:span>כוש<text:span text:style-name="T1"> </text:span>שמו? והלא<text:span text:style-name="T1"> </text:span>שאול<text:span text:style-name="T1"> </text:span>שמו!? אלא: מה<text:span text:style-name="T1"> </text:span>כושי<text:span text:style-name="T1"> </text:span>משונה<text:span text:style-name="T1"> </text:span>בעורו<text:span text:style-name="T1"> </text:span>- אף<text:span text:style-name="T1"> </text:span>שאול<text:span text:style-name="T1"> </text:span>משונה<text:span text:style-name="T1"> </text:span>במעשיו<text:span text:style-name="T1"> </text:span><text:span text:style-name="T7">(צדיק</text:span><text:span text:style-name="T2"> </text:span><text:span text:style-name="T7">גמור</text:span><text:span text:style-name="T9">)</text:span>;</text:p>
      <text:p text:style-name="P9">כיוצא<text:span text:style-name="T1"> </text:span>בדבר<text:span text:style-name="T1"> </text:span>אתה<text:span text:style-name="T1"> </text:span>אומר: <text:span text:style-name="T8">(במדבר</text:span><text:span text:style-name="T4"> </text:span><text:span text:style-name="T8">יב,א)</text:span><text:span text:style-name="T38"> [וַתְּדַבֵּר</text:span><text:span text:style-name="T5"> </text:span><text:span text:style-name="T38">מִרְיָם</text:span><text:span text:style-name="T5"> </text:span><text:span text:style-name="T38">וְאַהֲרֹן</text:span><text:span text:style-name="T5"> </text:span><text:span text:style-name="T38">בְּמֹשֶׁה]</text:span><text:span text:style-name="T35"> עַל</text:span><text:span text:style-name="T1"> </text:span><text:span text:style-name="T35">אֹדוֹת</text:span><text:span text:style-name="T1"> </text:span><text:span text:style-name="T35">הָאִשָּׁה</text:span><text:span text:style-name="T1"> </text:span><text:span text:style-name="T35">הַכֻּשִׁית</text:span><text:span text:style-name="T1"> </text:span><text:span text:style-name="T35">אֲשֶׁר</text:span><text:span text:style-name="T1"> </text:span><text:span text:style-name="T35">לָקָח</text:span><text:span text:style-name="T1"> </text:span><text:span text:style-name="T38">[כִּי</text:span><text:span text:style-name="T5"> </text:span><text:span text:style-name="T38">אִשָּׁה</text:span><text:span text:style-name="T5"> </text:span><text:span text:style-name="T38">כֻשִׁית</text:span><text:span text:style-name="T5"> </text:span><text:span text:style-name="T38">לָקָח]</text:span>; וכי<text:span text:style-name="T1"> </text:span>כושית<text:span text:style-name="T1"> </text:span>שמה? והלא<text:span text:style-name="T1"> </text:span>ציפורה<text:span text:style-name="T1"> </text:span>שמה! אלא<text:span text:style-name="T1"> </text:span>מה<text:span text:style-name="T1"> </text:span>כושית<text:span text:style-name="T1"> </text:span>משונה<text:span text:style-name="T1"> </text:span>בעורה<text:span text:style-name="T1"> </text:span>- אף<text:span text:style-name="T1"> </text:span>ציפורה<text:span text:style-name="T1"> </text:span>משונה<text:span text:style-name="T1"> </text:span>במעשיה;</text:p>
      <text:p text:style-name="P9"><text:soft-page-break/>כיוצא<text:span text:style-name="T1"> </text:span>בדבר<text:span text:style-name="T1"> </text:span>אתה<text:span text:style-name="T1"> </text:span>אומר: <text:span text:style-name="T8">(ירמיהו</text:span><text:span text:style-name="T4"> </text:span><text:span text:style-name="T8">לח,ז)</text:span><text:span text:style-name="T35"> וַיִּשְׁמַע</text:span><text:span text:style-name="T1"> </text:span><text:span text:style-name="T35">עֶבֶד</text:span><text:span text:style-name="T1"> </text:span><text:span text:style-name="T35">מֶלֶךְ</text:span><text:span text:style-name="T1"> </text:span><text:span text:style-name="T35">הַכּוּשִׁי</text:span><text:span text:style-name="T1"> </text:span><text:span text:style-name="T38">[אִישׁ</text:span><text:span text:style-name="T5"> </text:span><text:span text:style-name="T38">סָרִיס</text:span><text:span text:style-name="T5"> </text:span><text:span text:style-name="T38">וְהוּא</text:span><text:span text:style-name="T5"> </text:span><text:span text:style-name="T38">בְּבֵית</text:span><text:span text:style-name="T5"> </text:span><text:span text:style-name="T38">הַמֶּלֶךְ</text:span><text:span text:style-name="T5"> </text:span><text:span text:style-name="T38">כִּי</text:span><text:span text:style-name="T5"> </text:span><text:span text:style-name="T38">נָתְנוּ</text:span><text:span text:style-name="T5"> </text:span><text:span text:style-name="T38">אֶת</text:span><text:span text:style-name="T5"> </text:span><text:span text:style-name="T38">יִרְמְיָהוּ</text:span><text:span text:style-name="T5"> </text:span><text:span text:style-name="T38">אֶל</text:span><text:span text:style-name="T5"> </text:span><text:span text:style-name="T38">הַבּוֹר</text:span><text:span text:style-name="T5"> </text:span><text:span text:style-name="T38">וְהַמֶּלֶךְ</text:span><text:span text:style-name="T5"> </text:span><text:span text:style-name="T38">יוֹשֵׁב</text:span><text:span text:style-name="T5"> </text:span><text:span text:style-name="T38">בְּשַׁעַר</text:span><text:span text:style-name="T5"> </text:span><text:span text:style-name="T38">בִּנְיָמִן]</text:span>; וכי<text:span text:style-name="T1"> </text:span>כושי<text:span text:style-name="T1"> </text:span>שמו? והלא<text:span text:style-name="T1"> </text:span>צדקיה<text:span text:style-name="T1"> </text:span>שמו! אלא<text:span text:style-name="T1"> </text:span>מה<text:span text:style-name="T1"> </text:span>כושי<text:span text:style-name="T1"> </text:span>משונה<text:span text:style-name="T1"> </text:span>בעורו<text:span text:style-name="T1"> </text:span>- אף<text:span text:style-name="T1"> </text:span>צדקיה<text:span text:style-name="T1"> </text:span>משונה<text:span text:style-name="T1"> </text:span>במעשיו;</text:p>
      <text:p text:style-name="P9">כיוצא<text:span text:style-name="T1"> </text:span>בדבר<text:span text:style-name="T1"> </text:span>אתה<text:span text:style-name="T1"> </text:span>אומר: <text:span text:style-name="T8">(עמוס</text:span><text:span text:style-name="T4"> </text:span><text:span text:style-name="T8">ט,ז)</text:span><text:span text:style-name="T35"> הֲלוֹא</text:span><text:span text:style-name="T1"> </text:span><text:span text:style-name="T35">כִבְנֵי</text:span><text:span text:style-name="T1"> </text:span><text:span text:style-name="T35">כֻשִׁיִּים</text:span><text:span text:style-name="T1"> </text:span><text:span text:style-name="T35">אַתֶּם</text:span><text:span text:style-name="T1"> </text:span><text:span text:style-name="T35">לִי</text:span><text:span text:style-name="T1"> </text:span><text:span text:style-name="T35">בְּנֵי</text:span><text:span text:style-name="T1"> </text:span><text:span text:style-name="T35">יִשְׂרָאֵל</text:span><text:span text:style-name="T1"> </text:span><text:span text:style-name="T38">[נְאֻם</text:span><text:span text:style-name="T5"> </text:span><text:span text:style-name="T38">ה' הֲלוֹא</text:span><text:span text:style-name="T5"> </text:span><text:span text:style-name="T38">אֶת</text:span><text:span text:style-name="T5"> </text:span><text:span text:style-name="T38">יִשְׂרָאֵל</text:span><text:span text:style-name="T5"> </text:span><text:span text:style-name="T38">הֶעֱלֵיתִי</text:span><text:span text:style-name="T5"> </text:span><text:span text:style-name="T38">מֵאֶרֶץ</text:span><text:span text:style-name="T5"> </text:span><text:span text:style-name="T38">מִצְרַיִם</text:span><text:span text:style-name="T5"> </text:span><text:span text:style-name="T38">וּפְלִשְׁתִּיִּים</text:span><text:span text:style-name="T5"> </text:span><text:span text:style-name="T38">מִכַּפְתּוֹר</text:span><text:span text:style-name="T5"> </text:span><text:span text:style-name="T38">וַאֲרָם</text:span><text:span text:style-name="T5"> </text:span><text:span text:style-name="T38">מִקִּיר]</text:span>; וכי<text:span text:style-name="T1"> </text:span>כושיים<text:span text:style-name="T1"> </text:span>שמן? והלא<text:span text:style-name="T1"> </text:span>ישראל<text:span text:style-name="T1"> </text:span>שמן! אלא<text:span text:style-name="T1"> </text:span>מה<text:span text:style-name="T1"> </text:span>כושי<text:span text:style-name="T1"> </text:span>משונה<text:span text:style-name="T1"> </text:span>בעורו<text:span text:style-name="T1"> </text:span>- אף<text:span text:style-name="T1"> </text:span>ישראל<text:span text:style-name="T1"> </text:span>משונין<text:span text:style-name="T1"> </text:span>במעשיהן<text:span text:style-name="T1"> </text:span>מכל<text:span text:style-name="T1"> </text:span>האומות. </text:p>
      <text:p text:style-name="P35">ספרי<text:span text:style-name="T129"> </text:span>במדבר<text:span text:style-name="T129"> </text:span>פיסקא<text:span text:style-name="T129"> </text:span>צט</text:p>
      <text:p text:style-name="P36"><text:span text:style-name="T7">על</text:span><text:span text:style-name="T130"> </text:span><text:span text:style-name="T7">אודות</text:span><text:span text:style-name="T130"> </text:span><text:span text:style-name="T7">האשה</text:span><text:span text:style-name="T130"> </text:span><text:span text:style-name="T7">הכושית, מגיד</text:span><text:span text:style-name="T130"> </text:span><text:span text:style-name="T7">הכתוב</text:span><text:span text:style-name="T130"> </text:span><text:span text:style-name="T7">שכל</text:span><text:span text:style-name="T130"> </text:span><text:span text:style-name="T7">מי</text:span><text:span text:style-name="T130"> </text:span><text:span text:style-name="T7">שהיה</text:span><text:span text:style-name="T130"> </text:span><text:span text:style-name="T7">רואה</text:span><text:span text:style-name="T130"> </text:span><text:span text:style-name="T7">אותה</text:span><text:span text:style-name="T130"> </text:span><text:span text:style-name="T7">היה</text:span><text:span text:style-name="T130"> </text:span><text:span text:style-name="T7">מודה</text:span><text:span text:style-name="T130"> </text:span><text:span text:style-name="T7">בנוייה, וכן</text:span><text:span text:style-name="T130"> </text:span><text:span text:style-name="T7">הוא</text:span><text:span text:style-name="T130"> </text:span><text:span text:style-name="T7">אומר</text:span><text:span text:style-name="T130"> </text:span><text:span text:style-name="T7">אבי</text:span><text:span text:style-name="T130"> </text:span><text:span text:style-name="T7">מלכה</text:span><text:span text:style-name="T130"> </text:span><text:span text:style-name="T7">ואבי</text:span><text:span text:style-name="T130"> </text:span><text:span text:style-name="T7">יסכה</text:span><text:span text:style-name="T130"> </text:span><text:span text:style-name="T8">(בראשית</text:span><text:span text:style-name="T131"> </text:span><text:span text:style-name="T8">יא,כט)</text:span><text:span text:style-name="T7"> [שאין</text:span><text:span text:style-name="T130"> </text:span><text:span text:style-name="T7">ת"ל</text:span><text:span text:style-name="T130"> </text:span><text:span text:style-name="T7">יסכה] אלא</text:span><text:span text:style-name="T130"> </text:span><text:span text:style-name="T7">שהכל</text:span><text:span text:style-name="T130"> </text:span><text:span text:style-name="T7">סכין</text:span><text:span text:style-name="T130"> </text:span><text:span text:style-name="T7">ביופיה</text:span><text:span text:style-name="T130"> </text:span><text:span text:style-name="T7">שנאמר</text:span><text:span text:style-name="T130"> </text:span><text:span text:style-name="T36">וייראו</text:span><text:span text:style-name="T130"> </text:span><text:span text:style-name="T36">אותה</text:span><text:span text:style-name="T130"> </text:span><text:span text:style-name="T36">שרי</text:span><text:span text:style-name="T130"> </text:span><text:span text:style-name="T36">פרעה</text:span><text:span text:style-name="T130"> </text:span><text:span text:style-name="T36">ויהללו</text:span><text:span text:style-name="T130"> </text:span><text:span text:style-name="T36">אותה</text:span><text:span text:style-name="T130"> </text:span><text:span text:style-name="T36">אל</text:span><text:span text:style-name="T130"> </text:span><text:span text:style-name="T36">פרעה</text:span><text:span text:style-name="T130"> </text:span><text:span text:style-name="T8">(בראשית</text:span><text:span text:style-name="T131"> </text:span><text:span text:style-name="T8">יב,טו)</text:span><text:span text:style-name="T7">. ר' אליעזר</text:span><text:span text:style-name="T130"> </text:span><text:span text:style-name="T7">בנו</text:span><text:span text:style-name="T130"> </text:span><text:span text:style-name="T7">של</text:span><text:span text:style-name="T130"> </text:span><text:span text:style-name="T7">רבי</text:span><text:span text:style-name="T130"> </text:span><text:span text:style-name="T7">יוסי</text:span><text:span text:style-name="T130"> </text:span><text:span text:style-name="T7">הגלילי</text:span><text:span text:style-name="T130"> </text:span><text:span text:style-name="T7">אומר: 'צפורה' צפו</text:span><text:span text:style-name="T130"> </text:span><text:span text:style-name="T7">וראו</text:span><text:span text:style-name="T130"> </text:span><text:span text:style-name="T7">מה</text:span><text:span text:style-name="T130"> </text:span><text:span text:style-name="T7">נאה</text:span><text:span text:style-name="T130"> </text:span><text:span text:style-name="T7">'</text:span><text:span text:style-name="T36">האשה</text:span><text:span text:style-name="T130"> </text:span><text:span text:style-name="T36">הכושית</text:span><text:span text:style-name="T7">', וכי</text:span><text:span text:style-name="T130"> </text:span><text:span text:style-name="T7">כושית</text:span><text:span text:style-name="T130"> </text:span><text:span text:style-name="T7">היתה</text:span><text:span text:style-name="T130"> </text:span><text:span text:style-name="T7">והלא</text:span><text:span text:style-name="T130"> </text:span><text:span text:style-name="T7">מדיינית</text:span><text:span text:style-name="T130"> </text:span><text:span text:style-name="T7">היתה</text:span><text:span text:style-name="T130"> </text:span><text:span text:style-name="T7">שנאמר</text:span><text:span text:style-name="T130"> </text:span><text:span text:style-name="T36">ולכהן</text:span><text:span text:style-name="T130"> </text:span><text:span text:style-name="T36">מדין</text:span><text:span text:style-name="T130"> </text:span><text:span text:style-name="T36">שבע</text:span><text:span text:style-name="T130"> </text:span><text:span text:style-name="T36">בנות</text:span><text:span text:style-name="T130"> </text:span><text:span text:style-name="T8">(שמות</text:span><text:span text:style-name="T131"> </text:span><text:span text:style-name="T8">ב,טז)</text:span><text:span text:style-name="T7"> ומה</text:span><text:span text:style-name="T130"> </text:span><text:span text:style-name="T7">תלמוד</text:span><text:span text:style-name="T130"> </text:span><text:span text:style-name="T7">לומר: </text:span><text:span text:style-name="T36">כושית</text:span><text:span text:style-name="T7">? - אלא</text:span><text:span text:style-name="T130"> </text:span><text:span text:style-name="T7">מה</text:span><text:span text:style-name="T130"> </text:span><text:span text:style-name="T7">כושי</text:span><text:span text:style-name="T130"> </text:span><text:span text:style-name="T7">משונה</text:span><text:span text:style-name="T130"> </text:span><text:span text:style-name="T7">בעורו</text:span><text:span text:style-name="T130"> </text:span><text:span text:style-name="T7">כך</text:span><text:span text:style-name="T130"> </text:span><text:span text:style-name="T7">צפורה</text:span><text:span text:style-name="T130"> </text:span><text:span text:style-name="T7">משונה</text:span><text:span text:style-name="T130"> </text:span><text:span text:style-name="T7">בנויה</text:span><text:span text:style-name="T130"> </text:span><text:span text:style-name="T7">יותר</text:span><text:span text:style-name="T130"> </text:span><text:span text:style-name="T7">מכל</text:span><text:span text:style-name="T130"> </text:span><text:span text:style-name="T7">הנשים; כיוצא</text:span><text:span text:style-name="T130"> </text:span><text:span text:style-name="T7">בו</text:span><text:span text:style-name="T130"> </text:span><text:span text:style-name="T7">אתה</text:span><text:span text:style-name="T130"> </text:span><text:span text:style-name="T7">אומר</text:span><text:span text:style-name="T130"> </text:span><text:span text:style-name="T36">שגיון</text:span><text:span text:style-name="T130"> </text:span><text:span text:style-name="T36">לדוד</text:span><text:span text:style-name="T130"> </text:span><text:span text:style-name="T36">אשר</text:span><text:span text:style-name="T130"> </text:span><text:span text:style-name="T36">שר</text:span><text:span text:style-name="T130"> </text:span><text:span text:style-name="T36">לה' על</text:span><text:span text:style-name="T130"> </text:span><text:span text:style-name="T36">דברי</text:span><text:span text:style-name="T130"> </text:span><text:span text:style-name="T36">כוש</text:span><text:span text:style-name="T130"> </text:span><text:span text:style-name="T36">בן</text:span><text:span text:style-name="T130"> </text:span><text:span text:style-name="T36">ימיני</text:span><text:span text:style-name="T130"> </text:span><text:span text:style-name="T8">(תהלים</text:span><text:span text:style-name="T131"> </text:span><text:span text:style-name="T8">ז,א)</text:span><text:span text:style-name="T7"> וכי</text:span><text:span text:style-name="T130"> </text:span><text:span text:style-name="T7">כושי</text:span><text:span text:style-name="T130"> </text:span><text:span text:style-name="T7">היה? - אלא</text:span><text:span text:style-name="T130"> </text:span><text:span text:style-name="T7">מה</text:span><text:span text:style-name="T130"> </text:span><text:span text:style-name="T7">כושי</text:span><text:span text:style-name="T130"> </text:span><text:span text:style-name="T7">משונה</text:span><text:span text:style-name="T130"> </text:span><text:span text:style-name="T7">בעורו</text:span><text:span text:style-name="T130"> </text:span><text:span text:style-name="T7">- אף</text:span><text:span text:style-name="T130"> </text:span><text:span text:style-name="T7">שאול</text:span><text:span text:style-name="T130"> </text:span><text:span text:style-name="T7">משונה</text:span><text:span text:style-name="T130"> </text:span><text:span text:style-name="T7">במראיו, שנאמר</text:span><text:span text:style-name="T130"> </text:span><text:span text:style-name="T36">משכמו</text:span><text:span text:style-name="T130"> </text:span><text:span text:style-name="T36">ומעלה</text:span><text:span text:style-name="T130"> </text:span><text:span text:style-name="T36">גבוה</text:span><text:span text:style-name="T130"> </text:span><text:span text:style-name="T36">מכל</text:span><text:span text:style-name="T130"> </text:span><text:span text:style-name="T36">העם</text:span><text:span text:style-name="T130"> </text:span><text:span text:style-name="T8">(שמואל</text:span><text:span text:style-name="T131"> </text:span><text:span text:style-name="T8">א' ט,ב)</text:span><text:span text:style-name="T7"> </text:span></text:p>
      <text:p text:style-name="P36"><text:span text:style-name="T7">כיוצא</text:span><text:span text:style-name="T130"> </text:span><text:span text:style-name="T7">בו</text:span><text:span text:style-name="T130"> </text:span><text:span text:style-name="T7">אתה</text:span><text:span text:style-name="T130"> </text:span><text:span text:style-name="T7">אומר</text:span><text:span text:style-name="T130"> </text:span><text:span text:style-name="T36">הלא</text:span><text:span text:style-name="T130"> </text:span><text:span text:style-name="T36">כבני</text:span><text:span text:style-name="T130"> </text:span><text:span text:style-name="T36">כושיים</text:span><text:span text:style-name="T130"> </text:span><text:span text:style-name="T36">אתם</text:span><text:span text:style-name="T130"> </text:span><text:span text:style-name="T36">לי</text:span><text:span text:style-name="T130"> </text:span><text:span text:style-name="T36">בני</text:span><text:span text:style-name="T130"> </text:span><text:span text:style-name="T36">ישראל</text:span><text:span text:style-name="T130"> </text:span><text:span text:style-name="T63">(עמוס</text:span><text:span text:style-name="T65"> </text:span><text:span text:style-name="T63">ט,ז)</text:span><text:span text:style-name="T7"> וכי</text:span><text:span text:style-name="T130"> </text:span><text:span text:style-name="T7">כושים</text:span><text:span text:style-name="T130"> </text:span><text:span text:style-name="T7">היו? - אלא</text:span><text:span text:style-name="T130"> </text:span><text:span text:style-name="T7">מה</text:span><text:span text:style-name="T130"> </text:span><text:span text:style-name="T7">כושי</text:span><text:span text:style-name="T130"> </text:span><text:span text:style-name="T7">משונה</text:span><text:span text:style-name="T130"> </text:span><text:span text:style-name="T7">בעורו</text:span><text:span text:style-name="T130"> </text:span><text:span text:style-name="T7">- אף</text:span><text:span text:style-name="T130"> </text:span><text:span text:style-name="T7">ישראל</text:span><text:span text:style-name="T130"> </text:span><text:span text:style-name="T7">משונים</text:span><text:span text:style-name="T130"> </text:span><text:span text:style-name="T7">במצוות</text:span><text:span text:style-name="T130"> </text:span><text:span text:style-name="T7">יותר</text:span><text:span text:style-name="T130"> </text:span><text:span text:style-name="T7">מכל</text:span><text:span text:style-name="T130"> </text:span><text:span text:style-name="T7">אומות</text:span><text:span text:style-name="T130"> </text:span><text:span text:style-name="T7">העולם; </text:span></text:p>
      <text:p text:style-name="P36"><text:span text:style-name="T7">כיוצא</text:span><text:span text:style-name="T130"> </text:span><text:span text:style-name="T7">בו</text:span><text:span text:style-name="T130"> </text:span><text:span text:style-name="T7">אתה</text:span><text:span text:style-name="T130"> </text:span><text:span text:style-name="T7">אומר</text:span><text:span text:style-name="T130"> </text:span><text:span text:style-name="T36">וישמע</text:span><text:span text:style-name="T130"> </text:span><text:span text:style-name="T36">עבד</text:span><text:span text:style-name="T130"> </text:span><text:span text:style-name="T36">מלך</text:span><text:span text:style-name="T130"> </text:span><text:span text:style-name="T36">הכושי</text:span><text:span text:style-name="T130"> </text:span><text:span text:style-name="T36">איש</text:span><text:span text:style-name="T130"> </text:span><text:span text:style-name="T36">סריס</text:span><text:span text:style-name="T130"> </text:span><text:span text:style-name="T63">(ירמיה</text:span><text:span text:style-name="T65"> </text:span><text:span text:style-name="T63">לח,ז)</text:span><text:span text:style-name="T7"> וכי</text:span><text:span text:style-name="T130"> </text:span><text:span text:style-name="T7">כושי</text:span><text:span text:style-name="T130"> </text:span><text:span text:style-name="T7">היה? - אלא</text:span><text:span text:style-name="T130"> </text:span><text:span text:style-name="T7">מה</text:span><text:span text:style-name="T130"> </text:span><text:span text:style-name="T7">כושי</text:span><text:span text:style-name="T130"> </text:span><text:span text:style-name="T7">משונה</text:span><text:span text:style-name="T130"> </text:span><text:span text:style-name="T7">בעורו</text:span><text:span text:style-name="T130"> </text:span><text:span text:style-name="T7">- כך</text:span><text:span text:style-name="T130"> </text:span><text:span text:style-name="T7">היה</text:span><text:span text:style-name="T130"> </text:span><text:span text:style-name="T7">ברוך</text:span><text:span text:style-name="T130"> </text:span><text:span text:style-name="T7">בן</text:span><text:span text:style-name="T130"> </text:span><text:span text:style-name="T7">נריה</text:span><text:span text:style-name="T130"> </text:span><text:span text:style-name="T7">משונה</text:span><text:span text:style-name="T130"> </text:span><text:span text:style-name="T7">במעשיו</text:span><text:span text:style-name="T130"> </text:span><text:span text:style-name="T7">יותר</text:span><text:span text:style-name="T130"> </text:span><text:span text:style-name="T7">מכל</text:span><text:span text:style-name="T130"> </text:span><text:span text:style-name="T7">בני</text:span><text:span text:style-name="T130"> </text:span><text:span text:style-name="T7">פלטין</text:span><text:span text:style-name="T130"> </text:span><text:span text:style-name="T7">של</text:span><text:span text:style-name="T130"> </text:span><text:span text:style-name="T7">מלך.</text:span></text:p>
      <text:p text:style-name="P31"/>
      <text:p text:style-name="P9">אמר<text:span text:style-name="T1"> </text:span>רבי<text:span text:style-name="T1"> </text:span>שמואל<text:span text:style-name="T1"> </text:span>בר<text:span text:style-name="T1"> </text:span>נחמני<text:span text:style-name="T1"> </text:span>אמר<text:span text:style-name="T1"> </text:span>רבי<text:span text:style-name="T1"> </text:span>יונתן: מאי<text:span text:style-name="T1"> </text:span>דכתיב<text:span text:style-name="T1"> </text:span><text:span text:style-name="T8">(שמואל</text:span><text:span text:style-name="T4"> </text:span><text:span text:style-name="T8">ב</text:span><text:span text:style-name="T4"> </text:span><text:span text:style-name="T8">כג,א)</text:span><text:span text:style-name="T38"> [וְאֵלֶּה</text:span><text:span text:style-name="T5"> </text:span><text:span text:style-name="T38">דִּבְרֵי</text:span><text:span text:style-name="T5"> </text:span><text:span text:style-name="T38">דָוִד</text:span><text:span text:style-name="T5"> </text:span><text:span text:style-name="T38">הָאַחֲרֹנִים]</text:span><text:span text:style-name="T35"> נְאֻם</text:span><text:span text:style-name="T1"> </text:span><text:span text:style-name="T35">דָּוִד</text:span><text:span text:style-name="T1"> </text:span><text:span text:style-name="T35">בֶּן</text:span><text:span text:style-name="T1"> </text:span><text:span text:style-name="T35">יִשַׁי</text:span><text:span text:style-name="T1"> </text:span><text:span text:style-name="T35">וּנְאֻם</text:span><text:span text:style-name="T1"> </text:span><text:span text:style-name="T35">הַגֶּבֶר</text:span><text:span text:style-name="T1"> </text:span><text:span text:style-name="T35">הֻקַם</text:span><text:span text:style-name="T1"> </text:span><text:span text:style-name="T35">עָל</text:span><text:span text:style-name="T1"> </text:span><text:span text:style-name="T38">[מְשִׁיחַ</text:span><text:span text:style-name="T5"> </text:span><text:span text:style-name="T38">אֱלֹהֵי</text:span><text:span text:style-name="T5"> </text:span><text:span text:style-name="T38">יַעֲקֹב</text:span><text:span text:style-name="T5"> </text:span><text:span text:style-name="T38">וּנְעִים</text:span><text:span text:style-name="T5"> </text:span><text:span text:style-name="T38">זְמִרוֹת</text:span><text:span text:style-name="T5"> </text:span><text:span text:style-name="T38">יִשְׂרָאֵל]</text:span>? - נאם<text:span text:style-name="T1"> </text:span>דוד<text:span text:style-name="T1"> </text:span>בן<text:span text:style-name="T1"> </text:span>ישי<text:span text:style-name="T1"> </text:span>שהקים<text:span text:style-name="T1"> </text:span>עולה<text:span text:style-name="T1"> </text:span>של<text:span text:style-name="T1"> </text:span>תשובה<text:span text:style-name="T1"> </text:span><text:span text:style-name="T7">(שהוא</text:span><text:span text:style-name="T2"> </text:span><text:span text:style-name="T7">שב</text:span><text:span text:style-name="T2"> </text:span><text:span text:style-name="T7">תחלה, ונתן</text:span><text:span text:style-name="T2"> </text:span><text:span text:style-name="T7">דרך</text:span><text:span text:style-name="T2"> </text:span><text:span text:style-name="T7">לשבים, כדאמרינן</text:span><text:span text:style-name="T2"> </text:span><text:span text:style-name="T7">בפרק</text:span><text:span text:style-name="T2"> </text:span><text:span text:style-name="T7">קמא</text:span><text:span text:style-name="T2"> </text:span><text:span text:style-name="T7">דעבודה</text:span><text:span text:style-name="T2"> </text:span><text:span text:style-name="T7">זרה</text:span><text:span text:style-name="T2"> </text:span><text:span text:style-name="T8">(דף</text:span><text:span text:style-name="T4"> </text:span><text:span text:style-name="T8">ד,ב)</text:span><text:span text:style-name="T7">: ולא</text:span><text:span text:style-name="T2"> </text:span><text:span text:style-name="T7">דוד</text:span><text:span text:style-name="T2"> </text:span><text:span text:style-name="T7">ראוי</text:span><text:span text:style-name="T2"> </text:span><text:span text:style-name="T7">לאותו</text:span><text:span text:style-name="T2"> </text:span><text:span text:style-name="T7">מעשה, אלא</text:span><text:span text:style-name="T2"> </text:span><text:span text:style-name="T7">שאם</text:span><text:span text:style-name="T2"> </text:span><text:span text:style-name="T7">חטא</text:span><text:span text:style-name="T2"> </text:span><text:span text:style-name="T7">יחיד, אומרים</text:span><text:span text:style-name="T2"> </text:span><text:span text:style-name="T7">לו: כלך</text:span><text:span text:style-name="T2"> </text:span><text:span text:style-name="T7">אצל</text:span><text:span text:style-name="T2"> </text:span><text:span text:style-name="T7">דוד, שמחל</text:span><text:span text:style-name="T2"> </text:span><text:span text:style-name="T7">לו</text:span><text:span text:style-name="T2"> </text:span><text:span text:style-name="T7">הקדוש</text:span><text:span text:style-name="T2"> </text:span><text:span text:style-name="T7">ברוך</text:span><text:span text:style-name="T2"> </text:span><text:span text:style-name="T7">הוא</text:span><text:span text:style-name="T2"> </text:span><text:span text:style-name="T7">אותו</text:span><text:span text:style-name="T2"> </text:span><text:span text:style-name="T7">עון, אף</text:span><text:span text:style-name="T2"> </text:span><text:span text:style-name="T7">אתה</text:span><text:span text:style-name="T2"> </text:span><text:span text:style-name="T7">חזור</text:span><text:span text:style-name="T2"> </text:span><text:span text:style-name="T7">בתשובה</text:span><text:span text:style-name="T9">)</text:span>.</text:p>
      <text:p text:style-name="P31"/>
      <text:p text:style-name="P9"><text:span text:style-name="T8">(שמואל</text:span><text:span text:style-name="T4"> </text:span><text:span text:style-name="T8">ב</text:span><text:span text:style-name="T4"> </text:span><text:span text:style-name="T8">כג,ג)</text:span><text:span text:style-name="T35"> אָמַר</text:span><text:span text:style-name="T1"> </text:span><text:span text:style-name="T35">אֱלֹהֵי</text:span><text:span text:style-name="T1"> </text:span><text:span text:style-name="T35">יִשְׂרָאֵל</text:span><text:span text:style-name="T1"> </text:span><text:span text:style-name="T35">לִי</text:span><text:span text:style-name="T1"> </text:span><text:span text:style-name="T35">דִבֶּר</text:span><text:span text:style-name="T1"> </text:span><text:span text:style-name="T35">צוּר</text:span><text:span text:style-name="T1"> </text:span><text:span text:style-name="T35">יִשְׂרָאֵל</text:span><text:span text:style-name="T1"> </text:span><text:span text:style-name="T35">מוֹשֵׁל</text:span><text:span text:style-name="T1"> </text:span><text:span text:style-name="T35">בָּאָדָם</text:span><text:span text:style-name="T1"> </text:span><text:span text:style-name="T35">צַדִּיק</text:span><text:span text:style-name="T1"> </text:span><text:span text:style-name="T35">מוֹשֵׁל</text:span><text:span text:style-name="T1"> </text:span><text:span text:style-name="T35">יִרְאַת</text:span><text:span text:style-name="T1"> </text:span><text:span text:style-name="T35">אֱלֹהִים</text:span>; מאי<text:span text:style-name="T1"> </text:span>קאמר?</text:p>
      <text:p text:style-name="P9">אמר<text:span text:style-name="T1"> </text:span>רבי<text:span text:style-name="T1"> </text:span>אבהו: הכי<text:span text:style-name="T1"> </text:span>קאמר: אמר<text:span text:style-name="T1"> </text:span>אלהי<text:span text:style-name="T1"> </text:span>ישראל: לי<text:span text:style-name="T1"> </text:span>דבר<text:span text:style-name="T1"> </text:span>צור<text:span text:style-name="T1"> </text:span>ישראל: אני<text:span text:style-name="T1"> </text:span>מושל<text:span text:style-name="T1"> </text:span>באדם, מי<text:span text:style-name="T1"> </text:span>מושל<text:span text:style-name="T1"> </text:span>בי? – צדיק: שאני<text:span text:style-name="T1"> </text:span>גוזר<text:span text:style-name="T1"> </text:span>גזרה<text:span text:style-name="T1"> </text:span>ומבטלה<text:span text:style-name="T1"> </text:span><text:span text:style-name="T7">(צדיק</text:span><text:span text:style-name="T2"> </text:span><text:span text:style-name="T7">מבטלה</text:span><text:span text:style-name="T9">)</text:span>.</text:p>
      <text:p text:style-name="P29"/>
      <text:p text:style-name="P9"><text:span text:style-name="T4"><text:s/></text:span><text:span text:style-name="T8">(שמואל</text:span><text:span text:style-name="T4"> </text:span><text:span text:style-name="T8">ב</text:span><text:span text:style-name="T4"> </text:span><text:span text:style-name="T8">כג,ח)</text:span><text:span text:style-name="T35"> אֵלֶּה</text:span><text:span text:style-name="T1"> </text:span><text:span text:style-name="T35">שְׁמוֹת</text:span><text:span text:style-name="T1"> </text:span><text:span text:style-name="T35">הַגִּבֹּרִים</text:span><text:span text:style-name="T1"> </text:span><text:span text:style-name="T35">אֲשֶׁר</text:span><text:span text:style-name="T1"> </text:span><text:span text:style-name="T35">לְדָוִד</text:span><text:span text:style-name="T1"> </text:span><text:span text:style-name="T35">יֹשֵׁב</text:span><text:span text:style-name="T1"> </text:span><text:span text:style-name="T35">בַּשֶּׁבֶת</text:span><text:span text:style-name="T1"> </text:span><text:span text:style-name="T38">[תַּחְכְּמֹנִי</text:span><text:span text:style-name="T5"> </text:span><text:span text:style-name="T38">רֹאשׁ</text:span><text:span text:style-name="T5"> </text:span><text:span text:style-name="T38">הַשָּׁלִשִׁי</text:span><text:span text:style-name="T5"> </text:span><text:span text:style-name="T38">הוּא</text:span><text:span text:style-name="T5"> </text:span><text:span text:style-name="T38">עֲדִינוֹ</text:span><text:span text:style-name="T5"> </text:span><text:span text:style-name="T39">העצנו</text:span><text:span text:style-name="T5"> </text:span><text:span text:style-name="T38">הָעֶצְנִי</text:span><text:span text:style-name="T5"> </text:span><text:span text:style-name="T38">עַל</text:span><text:span text:style-name="T5"> </text:span><text:span text:style-name="T38">שְׁמֹנֶה</text:span><text:span text:style-name="T5"> </text:span><text:span text:style-name="T38">מֵאוֹת</text:span><text:span text:style-name="T5"> </text:span><text:span text:style-name="T38">חָלָל</text:span><text:span text:style-name="T5"> </text:span><text:span text:style-name="T38">בְּפַעַם</text:span><text:span text:style-name="T5"> </text:span><text:span text:style-name="T38">אחד</text:span><text:span text:style-name="T5"> </text:span><text:span text:style-name="T38">אֶחָת]</text:span>; מאי<text:span text:style-name="T1"> </text:span>קאמר?</text:p>
      <text:p text:style-name="P9">אמר<text:span text:style-name="T1"> </text:span>רבי<text:span text:style-name="T1"> </text:span>אבהו: הכי<text:span text:style-name="T1"> </text:span>קאמר: <text:span text:style-name="T35">אֵלֶּה</text:span><text:span text:style-name="T1"> </text:span><text:span text:style-name="T35">שְׁמוֹת</text:span><text:span text:style-name="T1"> </text:span><text:span text:style-name="T35">הַגִּבֹּרִים</text:span><text:span text:style-name="T1"> </text:span><text:span text:style-name="T35">אֲשֶׁר</text:span><text:span text:style-name="T1"> </text:span><text:span text:style-name="T35">לְדָוִד</text:span><text:span text:style-name="T1"> </text:span><text:span text:style-name="T35">יֹשֵׁב</text:span><text:span text:style-name="T1"> </text:span><text:span text:style-name="T35">בַּשֶּׁבֶת</text:span><text:span text:style-name="T1"> </text:span>- בשעה<text:span text:style-name="T1"> </text:span>שהיה<text:span text:style-name="T1"> </text:span>יושב<text:span text:style-name="T1"> </text:span>בישיבה<text:span text:style-name="T1"> </text:span>לא<text:span text:style-name="T1"> </text:span>היה<text:span text:style-name="T1"> </text:span>יושב<text:span text:style-name="T1"> </text:span>על<text:span text:style-name="T1"> </text:span>גבי<text:span text:style-name="T1"> </text:span>כרים<text:span text:style-name="T1"> </text:span>וכסתות<text:span text:style-name="T1"> </text:span>אלא<text:span text:style-name="T1"> </text:span>על<text:span text:style-name="T1"> </text:span>גבי<text:span text:style-name="T1"> </text:span>קרקע<text:span text:style-name="T1"> </text:span><text:span text:style-name="T7">(עירא</text:span><text:span text:style-name="T2"> </text:span><text:span text:style-name="T7">היאירי</text:span><text:span text:style-name="T2"> </text:span><text:span text:style-name="T7">הוה</text:span><text:span text:style-name="T2"> </text:span><text:span text:style-name="T7">מתני</text:span><text:span text:style-name="T2"> </text:span><text:span text:style-name="T7">לדוד</text:span><text:span text:style-name="T2"> </text:span><text:span text:style-name="T7">אגבי</text:span><text:span text:style-name="T2"> </text:span><text:span text:style-name="T7">כרים</text:span><text:span text:style-name="T2"> </text:span><text:span text:style-name="T7">וכסתות, ודוד</text:span><text:span text:style-name="T2"> </text:span><text:span text:style-name="T7">הוה</text:span><text:span text:style-name="T2"> </text:span><text:span text:style-name="T7">מתני</text:span><text:span text:style-name="T2"> </text:span><text:span text:style-name="T7">לרבנן</text:span><text:span text:style-name="T2"> </text:span><text:span text:style-name="T7">על</text:span><text:span text:style-name="T2"> </text:span><text:span text:style-name="T7">גבי</text:span><text:span text:style-name="T2"> </text:span><text:span text:style-name="T7">קרקע</text:span><text:span text:style-name="T9">)</text:span>, דכל<text:span text:style-name="T1"> </text:span>כמה<text:span text:style-name="T1"> </text:span>דהוה<text:span text:style-name="T1"> </text:span>רביה<text:span text:style-name="T1"> </text:span>עירא<text:span text:style-name="T1"> </text:span>היאירי<text:span text:style-name="T1"> </text:span>קיים<text:span text:style-name="T1"> </text:span>- הוה<text:span text:style-name="T1"> </text:span>מתני<text:span text:style-name="T1"> </text:span>להו<text:span text:style-name="T1"> </text:span>לרבנן<text:span text:style-name="T1"> </text:span>על<text:span text:style-name="T1"> </text:span>גבי<text:span text:style-name="T1"> </text:span>כרים<text:span text:style-name="T1"> </text:span>וכסתות; כי<text:span text:style-name="T1"> </text:span>נח<text:span text:style-name="T1"> </text:span>נפשיה<text:span text:style-name="T1"> </text:span>הוה<text:span text:style-name="T1"> </text:span>מתני<text:span text:style-name="T1"> </text:span>דוד<text:span text:style-name="T1"> </text:span>לרבנן<text:span text:style-name="T1"> </text:span>והוה<text:span text:style-name="T1"> </text:span>יתיב<text:span text:style-name="T1"> </text:span>על<text:span text:style-name="T1"> </text:span>גבי<text:span text:style-name="T1"> </text:span>קרקע; אמרו<text:span text:style-name="T1"> </text:span>ליה: "ליתיב<text:span text:style-name="T1"> </text:span>מר<text:span text:style-name="T1"> </text:span>אכרים<text:span text:style-name="T1"> </text:span>וכסתות"! לא<text:span text:style-name="T1"> </text:span>קביל<text:span text:style-name="T1"> </text:span>עליה;</text:p>
      <text:p text:style-name="P9"><text:span text:style-name="T35">תַּחְכְּמֹנִי</text:span><text:span text:style-name="T1"> </text:span>- אמר<text:span text:style-name="T1"> </text:span>רב: אמר<text:span text:style-name="T1"> </text:span>לו<text:span text:style-name="T1"> </text:span>הקב"ה: הואיל<text:span text:style-name="T1"> </text:span>והשפלת<text:span text:style-name="T1"> </text:span>עצמך<text:span text:style-name="T1"> </text:span>- תהא<text:span text:style-name="T1"> </text:span>כמוני: שאני<text:span text:style-name="T1"> </text:span>גוזר<text:span text:style-name="T1"> </text:span>גזרה<text:span text:style-name="T1"> </text:span>ואתה<text:span text:style-name="T1"> </text:span>מבטלה!</text:p>
      <text:p text:style-name="P9"><text:span text:style-name="T35">רֹאשׁ</text:span><text:span text:style-name="T1"> </text:span><text:span text:style-name="T35">הַשָּׁלִשִׁי</text:span><text:span text:style-name="T1"> </text:span>תהא<text:span text:style-name="T1"> </text:span>ראש<text:span text:style-name="T1"> </text:span>לשלשת<text:span text:style-name="T1"> </text:span>אבות<text:span text:style-name="T1"> </text:span><text:span text:style-name="T7">(שהוא</text:span><text:span text:style-name="T2"> </text:span><text:span text:style-name="T7">הולך</text:span><text:span text:style-name="T2"> </text:span><text:span text:style-name="T7">לפניהם</text:span><text:span text:style-name="T2"> </text:span><text:span text:style-name="T7">לעולם</text:span><text:span text:style-name="T2"> </text:span><text:span text:style-name="T7">הבא</text:span><text:span text:style-name="T9">)</text:span>;</text:p>
      <text:p text:style-name="P9"><text:span text:style-name="T38">הוּא</text:span><text:span text:style-name="T5"> </text:span><text:span text:style-name="T38">עֲדִינוֹ</text:span><text:span text:style-name="T5"> </text:span><text:span text:style-name="T39">העצנו</text:span><text:span text:style-name="T5"> </text:span><text:span text:style-name="T38">הָעֶצְנִי</text:span><text:span text:style-name="T1"> </text:span>- כשהיה<text:span text:style-name="T1"> </text:span>יושב<text:span text:style-name="T1"> </text:span>ועוסק<text:span text:style-name="T1"> </text:span>בתורה<text:span text:style-name="T1"> </text:span>היה<text:span text:style-name="T1"> </text:span>מעדן<text:span text:style-name="T1"> </text:span>עצמו<text:span text:style-name="T1"> </text:span>כתולעת<text:span text:style-name="T1"> </text:span><text:span text:style-name="T7">(כופף</text:span><text:span text:style-name="T2"> </text:span><text:span text:style-name="T7">עצמו</text:span><text:span text:style-name="T2"> </text:span><text:span text:style-name="T7">ידיו</text:span><text:span text:style-name="T2"> </text:span><text:span text:style-name="T7">ורגליו</text:span><text:span text:style-name="T2"> </text:span><text:span text:style-name="T7">ביחד, ויושב</text:span><text:span text:style-name="T2"> </text:span><text:span text:style-name="T7">לארץ</text:span><text:span text:style-name="T9">)</text:span>, ובשעה<text:span text:style-name="T1"> </text:span>שיוצא<text:span text:style-name="T1"> </text:span>למלחמה<text:span text:style-name="T1"> </text:span>היה<text:span text:style-name="T1"> </text:span>מקשה<text:span text:style-name="T1"> </text:span>עצמו<text:span text:style-name="T1"> </text:span>כעץ;</text:p>
      <text:p text:style-name="P9"><text:span text:style-name="T35">עַל</text:span><text:span text:style-name="T1"> </text:span><text:span text:style-name="T35">שְׁמֹנֶה</text:span><text:span text:style-name="T1"> </text:span><text:span text:style-name="T35">מֵאוֹת</text:span><text:span text:style-name="T1"> </text:span><text:span text:style-name="T35">חָלָל</text:span><text:span text:style-name="T1"> </text:span><text:span text:style-name="T35">בְּפַעַם</text:span><text:span text:style-name="T1"> </text:span><text:span text:style-name="T35">אחד</text:span><text:span text:style-name="T1"> </text:span><text:span text:style-name="T35">אֶחָת</text:span><text:span text:style-name="T1"> </text:span>- שהיה<text:span text:style-name="T1"> </text:span>זורק<text:span text:style-name="T1"> </text:span>חץ<text:span text:style-name="T1"> </text:span>ומפיל<text:span text:style-name="T1"> </text:span>שמונה<text:span text:style-name="T1"> </text:span>מאות<text:span text:style-name="T1"> </text:span>חלל<text:span text:style-name="T1"> </text:span>בפעם<text:span text:style-name="T1"> </text:span>אחת, והיה<text:span text:style-name="T1"> </text:span>מתאנח<text:span text:style-name="T1"> </text:span>על<text:span text:style-name="T1"> </text:span>מאתים, דכתיב<text:span text:style-name="T1"> </text:span><text:span text:style-name="T8">(דברים</text:span><text:span text:style-name="T4"> </text:span><text:span text:style-name="T8">לב,ל)</text:span><text:span text:style-name="T35"> אֵיכָה</text:span><text:span text:style-name="T1"> </text:span><text:span text:style-name="T35">יִרְדֹּף</text:span><text:span text:style-name="T1"> </text:span><text:span text:style-name="T35">אֶחָד</text:span><text:span text:style-name="T1"> </text:span><text:span text:style-name="T35">אֶלֶף</text:span><text:span text:style-name="T1"> </text:span><text:span text:style-name="T38">[וּשְׁנַיִם</text:span><text:span text:style-name="T5"> </text:span><text:span text:style-name="T38">יָנִיסוּ</text:span><text:span text:style-name="T5"> </text:span><text:span text:style-name="T38">רְבָבָה</text:span><text:span text:style-name="T5"> </text:span><text:span text:style-name="T38">אִם</text:span><text:span text:style-name="T5"> </text:span><text:span text:style-name="T38">לֹא</text:span><text:span text:style-name="T5"> </text:span><text:span text:style-name="T38">כִּי</text:span><text:span text:style-name="T5"> </text:span><text:span text:style-name="T38">צוּרָם</text:span><text:span text:style-name="T5"> </text:span><text:span text:style-name="T38">מְכָרָם</text:span><text:span text:style-name="T5"> </text:span><text:span text:style-name="T38">וַה' הִסְגִּירָם]</text:span>; יצתה<text:span text:style-name="T1"> </text:span>בת<text:span text:style-name="T1"> </text:span>קול<text:span text:style-name="T1"> </text:span>ואמרה<text:span text:style-name="T1"> </text:span><text:span text:style-name="T8">(מלכים</text:span><text:span text:style-name="T4"> </text:span><text:span text:style-name="T8">א</text:span><text:span text:style-name="T4"> </text:span><text:span text:style-name="T8">טו,ה)</text:span><text:span text:style-name="T38"> [אֲשֶׁר</text:span><text:span text:style-name="T5"> </text:span><text:span text:style-name="T38">עָשָׂה</text:span><text:span text:style-name="T5"> </text:span><text:span text:style-name="T38">דָוִד</text:span><text:span text:style-name="T5"> </text:span><text:span text:style-name="T38">אֶת</text:span><text:span text:style-name="T5"> </text:span><text:span text:style-name="T38">הַיָּשָׁר</text:span><text:span text:style-name="T5"> </text:span><text:span text:style-name="T38">בְּעֵינֵי</text:span><text:span text:style-name="T5"> </text:span><text:span text:style-name="T38">ה' וְלֹא</text:span><text:span text:style-name="T5"> </text:span><text:span text:style-name="T38">סָר</text:span><text:span text:style-name="T5"> </text:span><text:span text:style-name="T38">מִכֹּל</text:span><text:span text:style-name="T5"> </text:span><text:span text:style-name="T38">אֲשֶׁר</text:span><text:span text:style-name="T5"> </text:span><text:span text:style-name="T38">צִוָּהוּ</text:span><text:span text:style-name="T5"> </text:span><text:span text:style-name="T38">כֹּל</text:span><text:span text:style-name="T5"> </text:span><text:span text:style-name="T38">יְמֵי</text:span><text:span text:style-name="T5"> </text:span><text:span text:style-name="T38">חַיָּיו] </text:span><text:span text:style-name="T35">רַק</text:span><text:span text:style-name="T1"> </text:span><text:span text:style-name="T35">בִּדְבַר</text:span><text:span text:style-name="T1"> </text:span><text:span text:style-name="T35">אוּרִיָּה</text:span><text:span text:style-name="T1"> </text:span><text:span text:style-name="T35">הַחִתִּי</text:span><text:span text:style-name="T1"> </text:span><text:span text:style-name="T7">(בדבר</text:span><text:span text:style-name="T2"> </text:span><text:span text:style-name="T7">אוריה</text:span><text:span text:style-name="T2"> </text:span><text:span text:style-name="T7">החתי</text:span><text:span text:style-name="T2"> </text:span><text:span text:style-name="T7">נטלו</text:span><text:span text:style-name="T2"> </text:span><text:span text:style-name="T7">לו</text:span><text:span text:style-name="T2"> </text:span><text:span text:style-name="T7">מאתים</text:span><text:span text:style-name="T9">)</text:span>.</text:p>
      <text:p text:style-name="P9"/>
      <text:p text:style-name="P9">אמר<text:span text:style-name="T1"> </text:span>רבי<text:span text:style-name="T1"> </text:span>תנחום<text:span text:style-name="T1"> </text:span>בריה<text:span text:style-name="T1"> </text:span>דרבי<text:span text:style-name="T1"> </text:span>חייא<text:span text:style-name="T1"> </text:span>איש<text:span text:style-name="T1"> </text:span>כפר<text:span text:style-name="T1"> </text:span>עכו<text:span text:style-name="T1"> </text:span>אמר<text:span text:style-name="T1"> </text:span>רבי<text:span text:style-name="T1"> </text:span>יעקב<text:span text:style-name="T1"> </text:span>בר<text:span text:style-name="T1"> </text:span>אחא<text:span text:style-name="T1"> </text:span>אמר<text:span text:style-name="T1"> </text:span>רבי<text:span text:style-name="T1"> </text:span>שמלאי, ואמרי<text:span text:style-name="T1"> </text:span>לה<text:span text:style-name="T1"> </text:span>אמר<text:span text:style-name="T1"> </text:span>רבי<text:span text:style-name="T1"> </text:span>תנחום<text:span text:style-name="T1"> </text:span>אמר<text:span text:style-name="T1"> </text:span>רב<text:span text:style-name="T1"> </text:span>הונא<text:span text:style-name="T1"> </text:span>ואמרי<text:span text:style-name="T1"> </text:span>לה<text:span text:style-name="T1"> </text:span>אמר<text:span text:style-name="T1"> </text:span>רב<text:span text:style-name="T1"> </text:span>הונא<text:span text:style-name="T1"> </text:span>לחודיה:</text:p>
      <text:p text:style-name="P9"/>
      <text:p text:style-name="P9"><text:soft-page-break/>(מועד<text:span text:style-name="T1"> </text:span>קטן<text:span text:style-name="T1"> </text:span>יז,א)</text:p>
      <text:p text:style-name="P9">תלמיד<text:span text:style-name="T1"> </text:span>שנידה<text:span text:style-name="T1"> </text:span>לכבודו<text:span text:style-name="T1"> </text:span><text:span text:style-name="T7">(כבר</text:span><text:span text:style-name="T2"> </text:span><text:span text:style-name="T7">פירשתי</text:span><text:span text:style-name="T2"> </text:span><text:span text:style-name="T7">למעלה</text:span><text:span text:style-name="T9">)</text:span> - נדויו<text:span text:style-name="T1"> </text:span>נידוי, דתניא: '<text:span text:style-name="T41">מנודה</text:span><text:span text:style-name="T42"> </text:span><text:span text:style-name="T41">לרב</text:span><text:span text:style-name="T42"> </text:span><text:span text:style-name="T41">- מנודה</text:span><text:span text:style-name="T42"> </text:span><text:span text:style-name="T41">לתלמיד; מנודה</text:span><text:span text:style-name="T42"> </text:span><text:span text:style-name="T41">לתלמיד</text:span><text:span text:style-name="T42"> </text:span><text:span text:style-name="T41">- אינו</text:span><text:span text:style-name="T42"> </text:span><text:span text:style-name="T41">מנודה</text:span><text:span text:style-name="T42"> </text:span><text:span text:style-name="T41">לרב</text:span>'; לרב<text:span text:style-name="T1"> </text:span>- הוא<text:span text:style-name="T1"> </text:span>דאינו<text:span text:style-name="T1"> </text:span>מנודה, הא<text:span text:style-name="T1"> </text:span>לכולי<text:span text:style-name="T1"> </text:span>עלמא<text:span text:style-name="T1"> </text:span>מנודה; </text:p>
      <text:p text:style-name="P9">למאי?: אי<text:span text:style-name="T1"> </text:span>במילי<text:span text:style-name="T1"> </text:span>דשמיא<text:span text:style-name="T1"> </text:span>- <text:span text:style-name="T8">(משלי</text:span><text:span text:style-name="T4"> </text:span><text:span text:style-name="T8">כא,ל)</text:span><text:span text:style-name="T35"> אֵין</text:span><text:span text:style-name="T1"> </text:span><text:span text:style-name="T35">חָכְמָה</text:span><text:span text:style-name="T1"> </text:span><text:span text:style-name="T35">וְאֵין</text:span><text:span text:style-name="T1"> </text:span><text:span text:style-name="T35">תְּבוּנָה</text:span><text:span text:style-name="T1"> </text:span><text:span text:style-name="T35">וְאֵין</text:span><text:span text:style-name="T1"> </text:span><text:span text:style-name="T35">עֵצָה</text:span><text:span text:style-name="T1"> </text:span><text:span text:style-name="T35">לְנֶגֶד</text:span><text:span text:style-name="T1"> </text:span><text:span text:style-name="T35">ה'</text:span>! אלא<text:span text:style-name="T1"> </text:span>לאו<text:span text:style-name="T1"> </text:span>לכבוד<text:span text:style-name="T1"> </text:span>עצמו! </text:p>
      <text:p text:style-name="P9"/>
      <text:p text:style-name="P9">אמר<text:span text:style-name="T1"> </text:span>רב<text:span text:style-name="T1"> </text:span>יוסף: צורבא<text:span text:style-name="T1"> </text:span>מרבנן<text:span text:style-name="T1"> </text:span>עביד<text:span text:style-name="T1"> </text:span>דינא<text:span text:style-name="T1"> </text:span>לנפשיה<text:span text:style-name="T1"> </text:span><text:span text:style-name="T7">(דאמר</text:span><text:span text:style-name="T2"> </text:span><text:span text:style-name="T7">ליה: "את</text:span><text:span text:style-name="T2"> </text:span><text:span text:style-name="T7">מחייבת</text:span><text:span text:style-name="T2"> </text:span><text:span text:style-name="T7">לי</text:span><text:span text:style-name="T2"> </text:span><text:span text:style-name="T7">הכי</text:span><text:span text:style-name="T2"> </text:span><text:span text:style-name="T7">והכי"</text:span><text:span text:style-name="T9">)</text:span> במילתא<text:span text:style-name="T1"> </text:span>דפסיקא<text:span text:style-name="T1"> </text:span>ליה<text:span text:style-name="T1"> </text:span><text:span text:style-name="T7">(שודאי</text:span><text:span text:style-name="T2"> </text:span><text:span text:style-name="T7">הוא</text:span><text:span text:style-name="T2"> </text:span><text:span text:style-name="T7">לו, ולא</text:span><text:span text:style-name="T2"> </text:span><text:span text:style-name="T7">ספק</text:span><text:span text:style-name="T9">)</text:span>.</text:p>
      <text:p text:style-name="P9">ההוא<text:span text:style-name="T1"> </text:span>צורבא<text:span text:style-name="T1"> </text:span>מרבנן<text:span text:style-name="T1"> </text:span>דהוו<text:span text:style-name="T1"> </text:span>סנו<text:span text:style-name="T1"> </text:span>שומעניה<text:span text:style-name="T1"> </text:span><text:span text:style-name="T7">(שיוצאין</text:span><text:span text:style-name="T2"> </text:span><text:span text:style-name="T7">עליו</text:span><text:span text:style-name="T2"> </text:span><text:span text:style-name="T7">שמועות</text:span><text:span text:style-name="T2"> </text:span><text:span text:style-name="T7">רעות</text:span><text:span text:style-name="T9">)</text:span>, אמר<text:span text:style-name="T1"> </text:span>רב<text:span text:style-name="T1"> </text:span>יהודה: היכי<text:span text:style-name="T1"> </text:span>ליעביד?: - לשמתיה? צריכי<text:span text:style-name="T1"> </text:span>ליה<text:span text:style-name="T1"> </text:span>רבנן<text:span text:style-name="T1"> </text:span><text:span text:style-name="T7">(דאתריה, דהוה</text:span><text:span text:style-name="T2"> </text:span><text:span text:style-name="T7">רבהון</text:span><text:span text:style-name="T9">)</text:span>! לא<text:span text:style-name="T1"> </text:span>לשמתיה? קא<text:span text:style-name="T1"> </text:span>מיתחיל<text:span text:style-name="T1"> </text:span>שמא<text:span text:style-name="T1"> </text:span>דשמיא!</text:p>
      <text:p text:style-name="P9">אמר<text:span text:style-name="T1"> </text:span>ליה<text:span text:style-name="T1"> </text:span>לרבה<text:span text:style-name="T1"> </text:span>בר<text:span text:style-name="T1"> </text:span>חנה: מידי<text:span text:style-name="T1"> </text:span>שמיע<text:span text:style-name="T1"> </text:span>לך<text:span text:style-name="T1"> </text:span>בהא?</text:p>
      <text:p text:style-name="P9">אמר<text:span text:style-name="T1"> </text:span>ליה: הכי<text:span text:style-name="T1"> </text:span>אמר<text:span text:style-name="T1"> </text:span>רבי<text:span text:style-name="T1"> </text:span>יוחנן: מאי<text:span text:style-name="T1"> </text:span>דכתיב<text:span text:style-name="T1"> </text:span><text:span text:style-name="T8">(מלאכי</text:span><text:span text:style-name="T4"> </text:span><text:span text:style-name="T8">ב,ז)</text:span><text:span text:style-name="T35"> כִּי</text:span><text:span text:style-name="T1"> </text:span><text:span text:style-name="T35">שִׂפְתֵי</text:span><text:span text:style-name="T1"> </text:span><text:span text:style-name="T35">כֹהֵן</text:span><text:span text:style-name="T1"> </text:span><text:span text:style-name="T35">יִשְׁמְרוּ</text:span><text:span text:style-name="T1"> </text:span><text:span text:style-name="T35">דַעַת</text:span><text:span text:style-name="T1"> </text:span><text:span text:style-name="T35">וְתוֹרָה</text:span><text:span text:style-name="T1"> </text:span><text:span text:style-name="T35">יְבַקְשׁוּ</text:span><text:span text:style-name="T1"> </text:span><text:span text:style-name="T35">מִפִּיהוּ</text:span><text:span text:style-name="T1"> </text:span><text:span text:style-name="T35">כִּי</text:span><text:span text:style-name="T1"> </text:span><text:span text:style-name="T35">מַלְאַךְ</text:span><text:span text:style-name="T1"> </text:span><text:span text:style-name="T35">ה' צְבָאוֹת</text:span><text:span text:style-name="T1"> </text:span><text:span text:style-name="T35">הוּא</text:span>? - אם<text:span text:style-name="T1"> </text:span>דומה<text:span text:style-name="T1"> </text:span>הרב<text:span text:style-name="T1"> </text:span>למלאך<text:span text:style-name="T1"> </text:span>ה' - יבקשו<text:span text:style-name="T1"> </text:span>תורה<text:span text:style-name="T1"> </text:span>מפיו, ואם<text:span text:style-name="T1"> </text:span>לאו<text:span text:style-name="T1"> </text:span>- אל<text:span text:style-name="T1"> </text:span>יבקשו<text:span text:style-name="T1"> </text:span>תורה<text:span text:style-name="T1"> </text:span>מפיו<text:span text:style-name="T1"> </text:span><text:span text:style-name="T7">(הואיל</text:span><text:span text:style-name="T2"> </text:span><text:span text:style-name="T7">וסנו</text:span><text:span text:style-name="T2"> </text:span><text:span text:style-name="T7">שומעניה</text:span><text:span text:style-name="T2"> </text:span><text:span text:style-name="T7">- הא</text:span><text:span text:style-name="T2"> </text:span><text:span text:style-name="T7">דצריכי</text:span><text:span text:style-name="T2"> </text:span><text:span text:style-name="T7">ליה</text:span><text:span text:style-name="T2"> </text:span><text:span text:style-name="T7">רבנן</text:span><text:span text:style-name="T2"> </text:span><text:span text:style-name="T7">לאו</text:span><text:span text:style-name="T2"> </text:span><text:span text:style-name="T7">כלום</text:span><text:span text:style-name="T2"> </text:span><text:span text:style-name="T7">הוא, דמוטב</text:span><text:span text:style-name="T2"> </text:span><text:span text:style-name="T7">דלא</text:span><text:span text:style-name="T2"> </text:span><text:span text:style-name="T7">ילפי</text:span><text:span text:style-name="T2"> </text:span><text:span text:style-name="T7">מיניה</text:span><text:span text:style-name="T9">)</text:span>; שמתיה<text:span text:style-name="T1"> </text:span>רב<text:span text:style-name="T1"> </text:span>יהודה; לסוף<text:span text:style-name="T1"> </text:span>איחלש<text:span text:style-name="T1"> </text:span>רב<text:span text:style-name="T1"> </text:span>יהודה, אתו<text:span text:style-name="T1"> </text:span>רבנן<text:span text:style-name="T1"> </text:span>לשיולי<text:span text:style-name="T1"> </text:span>ביה, ואתא<text:span text:style-name="T1"> </text:span>איהו<text:span text:style-name="T1"> </text:span><text:span text:style-name="T7">(האי</text:span><text:span text:style-name="T2"> </text:span><text:span text:style-name="T7">מנודה</text:span><text:span text:style-name="T9">)</text:span> נמי<text:span text:style-name="T1"> </text:span>בהדייהו; כד<text:span text:style-name="T1"> </text:span>חזייה<text:span text:style-name="T1"> </text:span>רב<text:span text:style-name="T1"> </text:span>יהודה<text:span text:style-name="T1"> – </text:span>חייך; אמר<text:span text:style-name="T1"> </text:span>ליה: לא<text:span text:style-name="T1"> </text:span>מסתייך<text:span text:style-name="T1"> </text:span>דשמתיה<text:span text:style-name="T1"> </text:span>לההוא<text:span text:style-name="T1"> </text:span>גברא<text:span text:style-name="T1"> </text:span>אלא<text:span text:style-name="T1"> </text:span>אחוכי<text:span text:style-name="T1"> </text:span>נמי<text:span text:style-name="T1"> </text:span>חייך<text:span text:style-name="T1"> </text:span>בי!?</text:p>
      <text:p text:style-name="P9">אמר<text:span text:style-name="T1"> </text:span>ליה: לאו<text:span text:style-name="T1"> </text:span>בדידך<text:span text:style-name="T1"> </text:span>מחייכנא, אלא<text:span text:style-name="T1"> </text:span>דכי<text:span text:style-name="T1"> </text:span>אזלינא<text:span text:style-name="T1"> </text:span>לההוא<text:span text:style-name="T1"> </text:span>עלמא<text:span text:style-name="T1"> </text:span>- בדיחא<text:span text:style-name="T1"> </text:span>דעתאי<text:span text:style-name="T1"> </text:span>דאפילו<text:span text:style-name="T1"> </text:span>לגברא<text:span text:style-name="T1"> </text:span>כוותך<text:span text:style-name="T1"> </text:span>לא<text:span text:style-name="T1"> </text:span>חניפי<text:span text:style-name="T1"> </text:span>ליה!</text:p>
      <text:p text:style-name="P9">נח<text:span text:style-name="T1"> </text:span>נפשיה<text:span text:style-name="T1"> </text:span>דרב<text:span text:style-name="T1"> </text:span>יהודה, אתא<text:span text:style-name="T1"> </text:span>לבי<text:span text:style-name="T1"> </text:span>מדרשא, אמר<text:span text:style-name="T1"> </text:span>להו: שרו<text:span text:style-name="T1"> </text:span>לי!</text:p>
      <text:p text:style-name="P9">אמרו<text:span text:style-name="T1"> </text:span>ליה<text:span text:style-name="T1"> </text:span>רבנן: גברא<text:span text:style-name="T1"> </text:span>דחשיב<text:span text:style-name="T1"> </text:span>כרב<text:span text:style-name="T1"> </text:span>יהודה<text:span text:style-name="T1"> </text:span>ליכא<text:span text:style-name="T1"> </text:span>הכא<text:span text:style-name="T1"> </text:span>דלישרי<text:span text:style-name="T1"> </text:span>לך, אלא<text:span text:style-name="T1"> </text:span>זיל<text:span text:style-name="T1"> </text:span>לגביה<text:span text:style-name="T1"> </text:span>דרבי<text:span text:style-name="T1"> </text:span>יהודה<text:span text:style-name="T1"> </text:span>נשיאה<text:span text:style-name="T1"> </text:span>דלישרי<text:span text:style-name="T1"> </text:span>לך!</text:p>
      <text:p text:style-name="P9">אזל<text:span text:style-name="T1"> </text:span>לקמיה, אמר<text:span text:style-name="T1"> </text:span>ליה<text:span text:style-name="T1"> </text:span>לרבי<text:span text:style-name="T1"> </text:span>אמי: פוק<text:span text:style-name="T1"> </text:span>עיין<text:span text:style-name="T1"> </text:span>בדיניה: אי<text:span text:style-name="T1"> </text:span>מיבעי<text:span text:style-name="T1"> </text:span>למישרא<text:span text:style-name="T1"> </text:span>ליה<text:span text:style-name="T1"> </text:span>- שרי<text:span text:style-name="T1"> </text:span>ליה;</text:p>
      <text:p text:style-name="P9">עיין<text:span text:style-name="T1"> </text:span>רבי<text:span text:style-name="T1"> </text:span>אמי<text:span text:style-name="T1"> </text:span>בדיניה, סבר<text:span text:style-name="T1"> </text:span>למישרא<text:span text:style-name="T1"> </text:span>ליה; עמד<text:span text:style-name="T1"> </text:span>רבי<text:span text:style-name="T1"> </text:span>שמואל<text:span text:style-name="T1"> </text:span>בר<text:span text:style-name="T1"> </text:span>נחמני<text:span text:style-name="T1"> </text:span>על<text:span text:style-name="T1"> </text:span>רגליו<text:span text:style-name="T1"> </text:span>ואמר: ומה<text:span text:style-name="T1"> </text:span>שפחה<text:span text:style-name="T1"> </text:span>של<text:span text:style-name="T1"> </text:span>בית<text:span text:style-name="T1"> </text:span>רבי<text:span text:style-name="T1"> </text:span>לא<text:span text:style-name="T1"> </text:span>נהגו<text:span text:style-name="T1"> </text:span>חכמים<text:span text:style-name="T1"> </text:span>קלות<text:span text:style-name="T1"> </text:span>ראש<text:span text:style-name="T1"> </text:span>בנידויה<text:span text:style-name="T1"> </text:span>שלש<text:span text:style-name="T1"> </text:span>שנים, יהודה<text:span text:style-name="T1"> </text:span>חבירינו<text:span text:style-name="T1"> </text:span>על<text:span text:style-name="T1"> </text:span>אחת<text:span text:style-name="T1"> </text:span>כמה<text:span text:style-name="T1"> </text:span>וכמה!</text:p>
      <text:p text:style-name="P9">אמר<text:span text:style-name="T1"> </text:span>רבי<text:span text:style-name="T1"> </text:span>זירא: מאי<text:span text:style-name="T1"> </text:span>דקמן<text:span text:style-name="T1"> </text:span>דאתא<text:span text:style-name="T1"> </text:span>האידנא<text:span text:style-name="T1"> </text:span>האי<text:span text:style-name="T1"> </text:span>סבא<text:span text:style-name="T1"> </text:span>בבי<text:span text:style-name="T1"> </text:span>מדרשא<text:span text:style-name="T1"> </text:span><text:span text:style-name="T7">(כלומר: היכי</text:span><text:span text:style-name="T2"> </text:span><text:span text:style-name="T7">מתרמי</text:span><text:span text:style-name="T2"> </text:span><text:span text:style-name="T7">דעל</text:span><text:span text:style-name="T2"> </text:span><text:span text:style-name="T7">האי</text:span><text:span text:style-name="T2"> </text:span><text:span text:style-name="T7">סבא</text:span><text:span text:style-name="T2"> </text:span><text:span text:style-name="T7">- רבי</text:span><text:span text:style-name="T2"> </text:span><text:span text:style-name="T7">שמואל</text:span><text:span text:style-name="T2"> </text:span><text:span text:style-name="T7">בר</text:span><text:span text:style-name="T2"> </text:span><text:span text:style-name="T7">נחמני, האידנא</text:span><text:span text:style-name="T2"> </text:span><text:span text:style-name="T7">לבית</text:span><text:span text:style-name="T2"> </text:span><text:span text:style-name="T7">המדרש</text:span><text:span text:style-name="T9">)</text:span>, דהא<text:span text:style-name="T1"> </text:span>כמה<text:span text:style-name="T1"> </text:span>שני<text:span text:style-name="T1"> </text:span>לא<text:span text:style-name="T1"> </text:span>אתא! שמע<text:span text:style-name="T1"> </text:span>מינה<text:span text:style-name="T1"> </text:span>לא<text:span text:style-name="T1"> </text:span>מיבעי<text:span text:style-name="T1"> </text:span>למישרא<text:span text:style-name="T1"> </text:span>ליה<text:span text:style-name="T1"> </text:span><text:span text:style-name="T7">(שמע</text:span><text:span text:style-name="T2"> </text:span><text:span text:style-name="T7">מינה</text:span><text:span text:style-name="T2"> </text:span><text:span text:style-name="T7">דלהכי</text:span><text:span text:style-name="T2"> </text:span><text:span text:style-name="T7">איתרמי</text:span><text:span text:style-name="T2"> </text:span><text:span text:style-name="T7">דאתא</text:span><text:span text:style-name="T2"> </text:span><text:span text:style-name="T7">האידנא</text:span><text:span text:style-name="T2"> </text:span><text:span text:style-name="T7">לבי</text:span><text:span text:style-name="T2"> </text:span><text:span text:style-name="T7">מדרשא: דלאו</text:span><text:span text:style-name="T2"> </text:span><text:span text:style-name="T7">מזליה</text:span><text:span text:style-name="T2"> </text:span><text:span text:style-name="T7">הוא</text:span><text:span text:style-name="T2"> </text:span><text:span text:style-name="T7">דלישרי</text:span><text:span text:style-name="T2"> </text:span><text:span text:style-name="T7">ליה</text:span><text:span text:style-name="T9">)</text:span>; לא<text:span text:style-name="T1"> </text:span>שרא<text:span text:style-name="T1"> </text:span>ליה. </text:p>
      <text:p text:style-name="P9">נפק, כי<text:span text:style-name="T1"> </text:span>קא<text:span text:style-name="T1"> </text:span>בכי<text:span text:style-name="T1"> </text:span>ואזיל<text:span text:style-name="T1"> </text:span>- אתא<text:span text:style-name="T1"> </text:span>זיבורא<text:span text:style-name="T1"> </text:span>וטרקיה<text:span text:style-name="T1"> </text:span>אאמתיה<text:span text:style-name="T1"> </text:span><text:span text:style-name="T7">(נשכו</text:span><text:span text:style-name="T2"> </text:span><text:span text:style-name="T7">למנודה</text:span><text:span text:style-name="T2"> </text:span><text:span text:style-name="T7">באמתו</text:span><text:span text:style-name="T9">)</text:span> - ושכיב. </text:p>
      <text:p text:style-name="P9">עיילוהו<text:span text:style-name="T1"> </text:span>למערתא<text:span text:style-name="T1"> </text:span>דחסידי<text:span text:style-name="T1"> </text:span>ולא<text:span text:style-name="T1"> </text:span>קיבלוהו<text:span text:style-name="T1"> </text:span><text:span text:style-name="T7">(דהדרא</text:span><text:span text:style-name="T2"> </text:span><text:span text:style-name="T7">עכנא</text:span><text:span text:style-name="T2"> </text:span><text:span text:style-name="T7">למערתא</text:span><text:span text:style-name="T2"> </text:span><text:span text:style-name="T7">ולא</text:span><text:span text:style-name="T2"> </text:span><text:span text:style-name="T7">פתחה</text:span><text:span text:style-name="T2"> </text:span><text:span text:style-name="T7">פיה</text:span><text:span text:style-name="T9">)</text:span>, עיילוהו<text:span text:style-name="T1"> </text:span>למערתא<text:span text:style-name="T1"> </text:span>דדייני<text:span text:style-name="T1"> </text:span><text:span text:style-name="T7">(ראשי</text:span><text:span text:style-name="T2"> </text:span><text:span text:style-name="T7">בית</text:span><text:span text:style-name="T2"> </text:span><text:span text:style-name="T7">דין, וחסידים</text:span><text:span text:style-name="T2"> </text:span><text:span text:style-name="T7">עדיפי</text:span><text:span text:style-name="T2"> </text:span><text:span text:style-name="T7">מינייהו</text:span><text:span text:style-name="T9">)</text:span> - וקיבלוהו; מאי<text:span text:style-name="T1"> </text:span>טעמא<text:span text:style-name="T1"> </text:span><text:span text:style-name="T7">(קבלוהו</text:span><text:span text:style-name="T9">)</text:span>?</text:p>
      <text:p text:style-name="P9">דעבד<text:span text:style-name="T1"> </text:span>כרבי<text:span text:style-name="T1"> </text:span>אילעאי<text:span text:style-name="T1"> </text:span><text:span text:style-name="T7">(בהני</text:span><text:span text:style-name="T2"> </text:span><text:span text:style-name="T7">שמועות</text:span><text:span text:style-name="T2"> </text:span><text:span text:style-name="T7">רעות</text:span><text:span text:style-name="T9">)</text:span>, דתניא: '<text:span text:style-name="T41">רבי</text:span><text:span text:style-name="T42"> </text:span><text:span text:style-name="T41">אילעאי</text:span><text:span text:style-name="T42"> </text:span><text:span text:style-name="T41">אומר: אם</text:span><text:span text:style-name="T42"> </text:span><text:span text:style-name="T41">רואה</text:span><text:span text:style-name="T42"> </text:span><text:span text:style-name="T41">אדם</text:span><text:span text:style-name="T42"> </text:span><text:span text:style-name="T41">שיצרו</text:span><text:span text:style-name="T42"> </text:span><text:span text:style-name="T41">מתגבר</text:span><text:span text:style-name="T42"> </text:span><text:span text:style-name="T41">עליו</text:span><text:span text:style-name="T42"> </text:span><text:span text:style-name="T41">- ילך</text:span><text:span text:style-name="T42"> </text:span><text:span text:style-name="T41">למקום</text:span><text:span text:style-name="T42"> </text:span><text:span text:style-name="T41">שאין</text:span><text:span text:style-name="T42"> </text:span><text:span text:style-name="T41">מכירין</text:span><text:span text:style-name="T42"> </text:span><text:span text:style-name="T41">אותו</text:span><text:span text:style-name="T42"> </text:span><text:span text:style-name="T41">וילבש</text:span><text:span text:style-name="T42"> </text:span><text:span text:style-name="T41">שחורים</text:span><text:span text:style-name="T42"> </text:span><text:span text:style-name="T41">ויתעטף</text:span><text:span text:style-name="T42"> </text:span><text:span text:style-name="T41">שחורים</text:span><text:span text:style-name="T42"> </text:span><text:span text:style-name="T41">ויעשה</text:span><text:span text:style-name="T42"> </text:span><text:span text:style-name="T41">מה</text:span><text:span text:style-name="T42"> </text:span><text:span text:style-name="T41">שלבו</text:span><text:span text:style-name="T42"> </text:span><text:span text:style-name="T41">חפץ</text:span><text:span text:style-name="T42"> </text:span><text:span text:style-name="T7">(עבירה</text:span><text:span text:style-name="T9">)</text:span><text:span text:style-name="T41">, ואל</text:span><text:span text:style-name="T42"> </text:span><text:span text:style-name="T41">יחלל</text:span><text:span text:style-name="T42"> </text:span><text:span text:style-name="T41">שם</text:span><text:span text:style-name="T42"> </text:span><text:span text:style-name="T41">שמים</text:span><text:span text:style-name="T42"> </text:span><text:span text:style-name="T41">בפרהסיא.</text:span>' <text:span text:style-name="T7">(הואיל</text:span><text:span text:style-name="T2"> </text:span><text:span text:style-name="T7">ואין</text:span><text:span text:style-name="T2"> </text:span><text:span text:style-name="T7">מכירין</text:span><text:span text:style-name="T2"> </text:span><text:span text:style-name="T7">אותו</text:span><text:span text:style-name="T2"> </text:span><text:span text:style-name="T7">שם</text:span><text:span text:style-name="T2"> </text:span><text:span text:style-name="T7">- ליכא</text:span><text:span text:style-name="T2"> </text:span><text:span text:style-name="T7">חלול</text:span><text:span text:style-name="T2"> </text:span><text:span text:style-name="T7">השם; ואמר</text:span><text:span text:style-name="T2"> </text:span><text:span text:style-name="T7">לן</text:span><text:span text:style-name="T2"> </text:span><text:span text:style-name="T7">רבי</text:span><text:span text:style-name="T2"> </text:span><text:span text:style-name="T7">משום</text:span><text:span text:style-name="T2"> </text:span><text:span text:style-name="T7">רב</text:span><text:span text:style-name="T2"> </text:span><text:span text:style-name="T7">האי</text:span><text:span text:style-name="T2"> </text:span><text:span text:style-name="T7">גאון: ויעשה</text:span><text:span text:style-name="T2"> </text:span><text:span text:style-name="T7">מה</text:span><text:span text:style-name="T2"> </text:span><text:span text:style-name="T7">שלבו</text:span><text:span text:style-name="T2"> </text:span><text:span text:style-name="T7">חפץ</text:span><text:span text:style-name="T2"> </text:span><text:span text:style-name="T7">- רוצה</text:span><text:span text:style-name="T2"> </text:span><text:span text:style-name="T7">לומר: דודאי</text:span><text:span text:style-name="T2"> </text:span><text:span text:style-name="T7">כיון</text:span><text:span text:style-name="T2"> </text:span><text:span text:style-name="T7">שלבוש</text:span><text:span text:style-name="T2"> </text:span><text:span text:style-name="T7">שחורים</text:span><text:span text:style-name="T2"> </text:span><text:span text:style-name="T7">וכו' - אני</text:span><text:span text:style-name="T2"> </text:span><text:span text:style-name="T7">ערב</text:span><text:span text:style-name="T2"> </text:span><text:span text:style-name="T7">בדבר</text:span><text:span text:style-name="T2"> </text:span><text:span text:style-name="T7">שאינו</text:span><text:span text:style-name="T2"> </text:span><text:span text:style-name="T7">חפץ</text:span><text:span text:style-name="T2"> </text:span><text:span text:style-name="T7">מכאן</text:span><text:span text:style-name="T2"> </text:span><text:span text:style-name="T7">ואילך</text:span><text:span text:style-name="T2"> </text:span><text:span text:style-name="T7">בעבירה!</text:span><text:span text:style-name="T9">)</text:span></text:p>
      <text:p text:style-name="P29"/>
      <text:p text:style-name="P9">'שפחה<text:span text:style-name="T1"> </text:span>של<text:span text:style-name="T1"> </text:span>בית<text:span text:style-name="T1"> </text:span>רבי' מאי<text:span text:style-name="T1"> </text:span>היא?</text:p>
      <text:p text:style-name="P9">דאמתא<text:span text:style-name="T1"> </text:span>דבי<text:span text:style-name="T1"> </text:span>רבי<text:span text:style-name="T1"> </text:span>חזיתיה<text:span text:style-name="T1"> </text:span>לההוא<text:span text:style-name="T1"> </text:span>גברא<text:span text:style-name="T1"> </text:span>דהוה<text:span text:style-name="T1"> </text:span>מחי<text:span text:style-name="T1"> </text:span>לבנו<text:span text:style-name="T1"> </text:span>גדול, אמרה<text:span text:style-name="T1"> </text:span>"ליהוי<text:span text:style-name="T1"> </text:span>ההוא<text:span text:style-name="T1"> </text:span>גברא<text:span text:style-name="T1"> </text:span>בשמתא<text:span text:style-name="T1"> </text:span>דקעבר<text:span text:style-name="T1"> </text:span>משום<text:span text:style-name="T1"> </text:span><text:span text:style-name="T35">וְלִפְנֵי</text:span><text:span text:style-name="T1"> </text:span><text:span text:style-name="T35">עִוֵּר</text:span><text:span text:style-name="T1"> </text:span><text:span text:style-name="T35">לֹא</text:span><text:span text:style-name="T1"> </text:span><text:span text:style-name="T35">תִתֵּן</text:span><text:span text:style-name="T1"> </text:span><text:span text:style-name="T35">מִכְשֹׁל</text:span><text:span text:style-name="T1"> </text:span><text:span text:style-name="T8">(ויקרא</text:span><text:span text:style-name="T4"> </text:span><text:span text:style-name="T8">יט,יד)</text:span>", דתניא: '<text:span text:style-name="T8">(ויקרא</text:span><text:span text:style-name="T4"> </text:span><text:span text:style-name="T8">יט,יד)</text:span><text:span text:style-name="T38"> [לֹא</text:span><text:span text:style-name="T5"> </text:span><text:span text:style-name="T38">תְקַלֵּל</text:span><text:span text:style-name="T5"> </text:span><text:span text:style-name="T38">חֵרֵשׁ]</text:span><text:span text:style-name="T45"> וְלִפְנֵי</text:span><text:span text:style-name="T42"> </text:span><text:span text:style-name="T45">עִוֵּר</text:span><text:span text:style-name="T42"> </text:span><text:span text:style-name="T45">לֹא</text:span><text:span text:style-name="T42"> </text:span><text:span text:style-name="T45">תִתֵּן</text:span><text:span text:style-name="T42"> </text:span><text:span text:style-name="T45">מִכְשֹׁל</text:span><text:span text:style-name="T42"> </text:span><text:span text:style-name="T38">[וְיָרֵאתָ</text:span><text:span text:style-name="T5"> </text:span><text:span text:style-name="T38">מֵּאֱלֹהֶיךָ</text:span><text:span text:style-name="T5"> </text:span><text:span text:style-name="T38">אֲנִי</text:span><text:span text:style-name="T5"> </text:span><text:span text:style-name="T38">ה']</text:span><text:span text:style-name="T41"> - במכה</text:span><text:span text:style-name="T42"> </text:span><text:span text:style-name="T41">לבנו</text:span><text:span text:style-name="T42"> </text:span><text:span text:style-name="T41">גדול</text:span><text:span text:style-name="T42"> </text:span><text:span text:style-name="T41">הכתוב</text:span><text:span text:style-name="T42"> </text:span><text:span text:style-name="T41">מדבר</text:span><text:span text:style-name="T1"> </text:span><text:span text:style-name="T7">(דכיון</text:span><text:span text:style-name="T2"> </text:span><text:span text:style-name="T7">דגדול</text:span><text:span text:style-name="T2"> </text:span><text:span text:style-name="T7">הוא, שמא</text:span><text:span text:style-name="T2"> </text:span><text:span text:style-name="T7">מבעט</text:span><text:span text:style-name="T2"> </text:span><text:span text:style-name="T7">באביו, והוה</text:span><text:span text:style-name="T2"> </text:span><text:span text:style-name="T7">ליה</text:span><text:span text:style-name="T2"> </text:span><text:span text:style-name="T7">איהו</text:span><text:span text:style-name="T2"> </text:span><text:span text:style-name="T7">מכשילו</text:span><text:span text:style-name="T9">)</text:span>'. </text:p>
      <text:p text:style-name="P9">ריש<text:span text:style-name="T1"> </text:span>לקיש<text:span text:style-name="T1"> </text:span>הוה<text:span text:style-name="T1"> </text:span>מנטר<text:span text:style-name="T1"> </text:span>פרדיסא; אתא<text:span text:style-name="T1"> </text:span>ההוא<text:span text:style-name="T1"> </text:span>גברא<text:span text:style-name="T1"> </text:span>וקאכיל<text:span text:style-name="T1"> </text:span>תאיני; רמא<text:span text:style-name="T1"> </text:span>ביה<text:span text:style-name="T1"> </text:span>קלא<text:span text:style-name="T1"> </text:span>ולא<text:span text:style-name="T1"> </text:span>אשגח<text:span text:style-name="T1"> </text:span>ביה, אמר: ליהוי<text:span text:style-name="T1"> </text:span>ההוא<text:span text:style-name="T1"> </text:span>גברא<text:span text:style-name="T1"> </text:span>בשמתא! </text:p>
      <text:p text:style-name="P9">אמר<text:span text:style-name="T1"> </text:span>ליה: אדרבה<text:span text:style-name="T1"> </text:span>ליהוי<text:span text:style-name="T1"> </text:span>ההוא<text:span text:style-name="T1"> </text:span>גברא<text:span text:style-name="T1"> </text:span>בשמתא: אם<text:span text:style-name="T1"> </text:span>ממון<text:span text:style-name="T1"> </text:span>נתחייבתי<text:span text:style-name="T1"> </text:span>לך, נידוי<text:span text:style-name="T1"> </text:span>מי<text:span text:style-name="T1"> </text:span>נתחייבתי<text:span text:style-name="T1"> </text:span>לך?</text:p>
      <text:p text:style-name="P9"><text:soft-page-break/>אתא<text:span text:style-name="T1"> </text:span>לבי<text:span text:style-name="T1"> </text:span>מדרשא, אמרו<text:span text:style-name="T1"> </text:span>ליה: שלו<text:span text:style-name="T1"> </text:span>נידוי, שלך<text:span text:style-name="T1"> </text:span>אינו<text:span text:style-name="T1"> </text:span>נידוי<text:span text:style-name="T1"> </text:span><text:span text:style-name="T7">(דלאו</text:span><text:span text:style-name="T2"> </text:span><text:span text:style-name="T7">בדינא</text:span><text:span text:style-name="T2"> </text:span><text:span text:style-name="T7">שמתיה</text:span><text:span text:style-name="T9">)</text:span>.</text:p>
      <text:p text:style-name="P9">ומאי<text:span text:style-name="T1"> </text:span>תקנתיה?</text:p>
      <text:p text:style-name="P9">זיל<text:span text:style-name="T1"> </text:span>לגביה<text:span text:style-name="T1"> </text:span>דלישרי<text:span text:style-name="T1"> </text:span>לך.</text:p>
      <text:p text:style-name="P9">לא<text:span text:style-name="T1"> </text:span>ידענא<text:span text:style-name="T1"> </text:span>ליה!?</text:p>
      <text:p text:style-name="P9">אמרו<text:span text:style-name="T1"> </text:span>ליה: זיל<text:span text:style-name="T1"> </text:span>לגבי<text:span text:style-name="T1"> </text:span>נשיאה<text:span text:style-name="T1"> </text:span>דלישרי<text:span text:style-name="T1"> </text:span>לך, דתניא: '<text:span text:style-name="T41">נידוהו</text:span><text:span text:style-name="T42"> </text:span><text:span text:style-name="T41">ואינו</text:span><text:span text:style-name="T42"> </text:span><text:span text:style-name="T41">יודע</text:span><text:span text:style-name="T42"> </text:span><text:span text:style-name="T41">מי</text:span><text:span text:style-name="T42"> </text:span><text:span text:style-name="T41">נידהו</text:span><text:span text:style-name="T42"> </text:span><text:span text:style-name="T41">ילך</text:span><text:span text:style-name="T42"> </text:span><text:span text:style-name="T41">אצל</text:span><text:span text:style-name="T42"> </text:span><text:span text:style-name="T41">נשיא</text:span><text:span text:style-name="T42"> </text:span><text:span text:style-name="T41">ויתיר</text:span><text:span text:style-name="T42"> </text:span><text:span text:style-name="T41">לו</text:span><text:span text:style-name="T42"> </text:span><text:span text:style-name="T41">נדויו.</text:span>'</text:p>
      <text:p text:style-name="P28"/>
      <text:p text:style-name="P9">אמר<text:span text:style-name="T1"> </text:span>רב<text:span text:style-name="T1"> </text:span>הונא: באושא<text:span text:style-name="T1"> </text:span>התקינו: אב<text:span text:style-name="T1"> </text:span>בית<text:span text:style-name="T1"> </text:span>דין<text:span text:style-name="T1"> </text:span>שסרח<text:span text:style-name="T1"> </text:span>- אין<text:span text:style-name="T1"> </text:span>מנדין<text:span text:style-name="T1"> </text:span>אותו, אלא<text:span text:style-name="T1"> </text:span>אומר<text:span text:style-name="T1"> </text:span>לו: הכבד<text:span text:style-name="T1"> </text:span>ושב<text:span text:style-name="T1"> </text:span>בביתך<text:span text:style-name="T1"> </text:span><text:span text:style-name="T38">[</text:span><text:span text:style-name="T8">מלכים</text:span><text:span text:style-name="T4"> </text:span><text:span text:style-name="T8">ב</text:span><text:span text:style-name="T4"> </text:span><text:span text:style-name="T8">יד,י: </text:span><text:span text:style-name="T38">הַכֵּה</text:span><text:span text:style-name="T5"> </text:span><text:span text:style-name="T38">הִכִּיתָ</text:span><text:span text:style-name="T5"> </text:span><text:span text:style-name="T38">אֶת</text:span><text:span text:style-name="T5"> </text:span><text:span text:style-name="T38">אֱדוֹם</text:span><text:span text:style-name="T5"> </text:span><text:span text:style-name="T38">וּנְשָׂאֲךָ</text:span><text:span text:style-name="T5"> </text:span><text:span text:style-name="T38">לִבֶּךָ, הִכָּבֵד</text:span><text:span text:style-name="T5"> </text:span><text:span text:style-name="T38">וְשֵׁב</text:span><text:span text:style-name="T5"> </text:span><text:span text:style-name="T38">בְּבֵיתֶךָ</text:span><text:span text:style-name="T5"> </text:span><text:span text:style-name="T38">וְלָמָּה</text:span><text:span text:style-name="T5"> </text:span><text:span text:style-name="T38">תִתְגָּרֶה</text:span><text:span text:style-name="T5"> </text:span><text:span text:style-name="T38">בְּרָעָה</text:span><text:span text:style-name="T5"> </text:span><text:span text:style-name="T38">וְנָפַלְתָּה</text:span><text:span text:style-name="T5"> </text:span><text:span text:style-name="T38">אַתָּה</text:span><text:span text:style-name="T5"> </text:span><text:span text:style-name="T38">וִיהוּדָה</text:span><text:span text:style-name="T5"> </text:span><text:span text:style-name="T38">עִמָּךְ]</text:span> <text:span text:style-name="T7">(בלשון</text:span><text:span text:style-name="T2"> </text:span><text:span text:style-name="T7">הזה</text:span><text:span text:style-name="T2"> </text:span><text:span text:style-name="T7">אומרים</text:span><text:span text:style-name="T2"> </text:span><text:span text:style-name="T7">לו: "עשה</text:span><text:span text:style-name="T2"> </text:span><text:span text:style-name="T7">עצמך</text:span><text:span text:style-name="T2"> </text:span><text:span text:style-name="T7">כאדם</text:span><text:span text:style-name="T2"> </text:span><text:span text:style-name="T7">שכבד</text:span><text:span text:style-name="T2"> </text:span><text:span text:style-name="T7">עליו</text:span><text:span text:style-name="T2"> </text:span><text:span text:style-name="T7">ראשו, ושב</text:span><text:span text:style-name="T2"> </text:span><text:span text:style-name="T7">בביתך"; בלשון</text:span><text:span text:style-name="T2"> </text:span><text:span text:style-name="T7">כבוד</text:span><text:span text:style-name="T2"> </text:span><text:span text:style-name="T7">אומר</text:span><text:span text:style-name="T2"> </text:span><text:span text:style-name="T7">לו; לישנא</text:span><text:span text:style-name="T2"> </text:span><text:span text:style-name="T7">אחרינא: הכבד</text:span><text:span text:style-name="T2"> </text:span><text:span text:style-name="T7">- התכבד, כבודך</text:span><text:span text:style-name="T2"> </text:span><text:span text:style-name="T7">שתשב</text:span><text:span text:style-name="T2"> </text:span><text:span text:style-name="T7">בביתך</text:span><text:span text:style-name="T9">)</text:span>; חזר<text:span text:style-name="T1"> </text:span>וסרח<text:span text:style-name="T1"> </text:span>- מנדין<text:span text:style-name="T1"> </text:span>אותו<text:span text:style-name="T1"> </text:span>מפני<text:span text:style-name="T1"> </text:span>חילול<text:span text:style-name="T1"> </text:span>השם.</text:p>
      <text:p text:style-name="P9">ופליגא<text:span text:style-name="T1"> </text:span>דריש<text:span text:style-name="T1"> </text:span>לקיש, דאמר<text:span text:style-name="T1"> </text:span>ריש<text:span text:style-name="T1"> </text:span>לקיש: תלמיד<text:span text:style-name="T1"> </text:span>חכם<text:span text:style-name="T1"> </text:span>שסרח<text:span text:style-name="T1"> </text:span>- אין<text:span text:style-name="T1"> </text:span>מנדין<text:span text:style-name="T1"> </text:span>אותו<text:span text:style-name="T1"> </text:span>בפרהסיא, שנאמר<text:span text:style-name="T1"> </text:span><text:span text:style-name="T8">(הושע</text:span><text:span text:style-name="T4"> </text:span><text:span text:style-name="T8">ד,ה)</text:span><text:span text:style-name="T35"> וְכָשַׁלְתָּ</text:span><text:span text:style-name="T1"> </text:span><text:span text:style-name="T35">הַיּוֹם</text:span><text:span text:style-name="T1"> </text:span><text:span text:style-name="T35">וְכָשַׁל</text:span><text:span text:style-name="T1"> </text:span><text:span text:style-name="T35">גַּם</text:span><text:span text:style-name="T1"> </text:span><text:span text:style-name="T35">נָבִיא</text:span><text:span text:style-name="T1"> </text:span><text:span text:style-name="T35">עִמְּךָ</text:span><text:span text:style-name="T1"> </text:span><text:span text:style-name="T35">לָיְלָה</text:span><text:span text:style-name="T1"> </text:span><text:span text:style-name="T38">[וְדָמִיתִי</text:span><text:span text:style-name="T5"> </text:span><text:span text:style-name="T38">אִמֶּךָ]</text:span>: כסהו<text:span text:style-name="T1"> </text:span>כלילה<text:span text:style-name="T1"> </text:span><text:span text:style-name="T7">(אל</text:span><text:span text:style-name="T2"> </text:span><text:span text:style-name="T7">תבזה</text:span><text:span text:style-name="T2"> </text:span><text:span text:style-name="T7">אותו</text:span><text:span text:style-name="T2"> </text:span><text:span text:style-name="T7">בפרהסיא</text:span><text:span text:style-name="T2"> <text:s/></text:span><text:span text:style-name="T7">כלילה: שחשיכה, ואין</text:span><text:span text:style-name="T2"> </text:span><text:span text:style-name="T7">אדם</text:span><text:span text:style-name="T2"> </text:span><text:span text:style-name="T7">רואה</text:span><text:span text:style-name="T9">)</text:span>.</text:p>
      <text:p text:style-name="P9"/>
      <text:p text:style-name="P9">מר<text:span text:style-name="T1"> </text:span>זוטרא<text:span text:style-name="T1"> </text:span>חסידא, כי<text:span text:style-name="T1"> </text:span>מיחייב<text:span text:style-name="T1"> </text:span>צורבא<text:span text:style-name="T1"> </text:span>מרבנן<text:span text:style-name="T1"> </text:span>שמתא<text:span text:style-name="T1"> </text:span>- ברישא<text:span text:style-name="T1"> </text:span>משמית<text:span text:style-name="T1"> </text:span>נפשיה<text:span text:style-name="T1"> </text:span><text:span text:style-name="T7">(משום</text:span><text:span text:style-name="T2"> </text:span><text:span text:style-name="T7">יקרא</text:span><text:span text:style-name="T2"> </text:span><text:span text:style-name="T7">דההוא</text:span><text:span text:style-name="T2"> </text:span><text:span text:style-name="T7">צורבא</text:span><text:span text:style-name="T2"> </text:span><text:span text:style-name="T7">מדרבנן</text:span><text:span text:style-name="T9">)</text:span> והדר<text:span text:style-name="T1"> </text:span>משמית<text:span text:style-name="T1"> </text:span>לדידיה; כי<text:span text:style-name="T1"> </text:span>הוה<text:span text:style-name="T1"> </text:span>עייל<text:span text:style-name="T1"> </text:span>באושפיזיה<text:span text:style-name="T1"> </text:span>שרי<text:span text:style-name="T1"> </text:span>ליה<text:span text:style-name="T1"> </text:span>לנפשיה<text:span text:style-name="T1"> </text:span>והדר<text:span text:style-name="T1"> </text:span>שרי<text:span text:style-name="T1"> </text:span>ליה<text:span text:style-name="T1"> </text:span>לדידיה.</text:p>
      <text:p text:style-name="P9"/>
      <text:p text:style-name="P9">אמר<text:span text:style-name="T1"> </text:span>רב<text:span text:style-name="T1"> </text:span>גידל<text:span text:style-name="T1"> </text:span>אמר<text:span text:style-name="T1"> </text:span>רב: תלמיד<text:span text:style-name="T1"> </text:span>חכם<text:span text:style-name="T1"> </text:span>מנדה<text:span text:style-name="T1"> </text:span>לעצמו<text:span text:style-name="T1"> </text:span>ומיפר<text:span text:style-name="T1"> </text:span>לעצמו.</text:p>
      <text:p text:style-name="P9">אמר<text:span text:style-name="T1"> </text:span>רב<text:span text:style-name="T1"> </text:span>פפא: תיתי<text:span text:style-name="T1"> </text:span>לי<text:span text:style-name="T1"> </text:span>דלא<text:span text:style-name="T1"> </text:span>שמיתי<text:span text:style-name="T1"> </text:span>צורבא<text:span text:style-name="T1"> </text:span>מרבנן<text:span text:style-name="T1"> </text:span>מעולם!</text:p>
      <text:p text:style-name="P9">אלא<text:span text:style-name="T1"> </text:span>כי<text:span text:style-name="T1"> </text:span>קא<text:span text:style-name="T1"> </text:span>מיחייב<text:span text:style-name="T1"> </text:span>צורבא<text:span text:style-name="T1"> </text:span>מרבנן<text:span text:style-name="T1"> </text:span>שמתא<text:span text:style-name="T1"> </text:span>היכי<text:span text:style-name="T1"> </text:span>עביד? </text:p>
      <text:p text:style-name="P9">כי<text:span text:style-name="T1"> </text:span>הא: דבמערבא<text:span text:style-name="T1"> </text:span>מימנו<text:span text:style-name="T1"> </text:span>אנגידא<text:span text:style-name="T1"> </text:span><text:span text:style-name="T7">(מלקות</text:span><text:span text:style-name="T9">)</text:span> דצורבא<text:span text:style-name="T1"> </text:span>מרבנן, ולא<text:span text:style-name="T1"> </text:span>מימנו<text:span text:style-name="T1"> </text:span>אשמתא<text:span text:style-name="T1"> </text:span><text:span text:style-name="T7">(ומלקות</text:span><text:span text:style-name="T2"> </text:span><text:span text:style-name="T7">יפה</text:span><text:span text:style-name="T2"> </text:span><text:span text:style-name="T7">להם</text:span><text:span text:style-name="T2"> </text:span><text:span text:style-name="T7">יותר</text:span><text:span text:style-name="T2"> </text:span><text:span text:style-name="T7">משמתא, והוו</text:span><text:span text:style-name="T2"> </text:span><text:span text:style-name="T7">מלקי</text:span><text:span text:style-name="T2"> </text:span><text:span text:style-name="T7">להו</text:span><text:span text:style-name="T9">)</text:span>.</text:p>
      <text:p text:style-name="P9">מאי<text:span text:style-name="T1"> </text:span>'שמתא'? </text:p>
      <text:p text:style-name="P9">אמר<text:span text:style-name="T1"> </text:span>רב: שָׁם<text:span text:style-name="T1"> </text:span>מיתה;</text:p>
      <text:p text:style-name="P9">ושמואל<text:span text:style-name="T1"> </text:span>אמר: שממה<text:span text:style-name="T1"> </text:span>יהיה. </text:p>
      <text:p text:style-name="P9">ומהניא<text:span text:style-name="T1"> </text:span>ביה<text:span text:style-name="T1"> </text:span>כי<text:span text:style-name="T1"> </text:span>טיחיא<text:span text:style-name="T1"> </text:span>בתנורא<text:span text:style-name="T1"> </text:span><text:span text:style-name="T7">(כשומן</text:span><text:span text:style-name="T2"> </text:span><text:span text:style-name="T7">שטוחין</text:span><text:span text:style-name="T2"> </text:span><text:span text:style-name="T7">את</text:span><text:span text:style-name="T2"> </text:span><text:span text:style-name="T7">התנור</text:span><text:span text:style-name="T2"> </text:span><text:span text:style-name="T7">ונבלע</text:span><text:span text:style-name="T2"> </text:span><text:span text:style-name="T7">בתוכו, שאין</text:span><text:span text:style-name="T2"> </text:span><text:span text:style-name="T7">יוצא</text:span><text:span text:style-name="T2"> </text:span><text:span text:style-name="T7">לעולם, כלומר: מכה</text:span><text:span text:style-name="T2"> </text:span><text:span text:style-name="T7">לכל</text:span><text:span text:style-name="T2"> </text:span><text:span text:style-name="T7">מאן</text:span><text:span text:style-name="T2"> </text:span><text:span text:style-name="T7">דמשמתינן</text:span><text:span text:style-name="T2"> </text:span><text:span text:style-name="T7">ליה, דלא</text:span><text:span text:style-name="T2"> </text:span><text:span text:style-name="T7">נפקא</text:span><text:span text:style-name="T2"> </text:span><text:span text:style-name="T7">מיניה</text:span><text:span text:style-name="T2"> </text:span><text:span text:style-name="T7">לעולם</text:span><text:span text:style-name="T9">)</text:span>.</text:p>
      <text:p text:style-name="P9">ופליגא<text:span text:style-name="T1"> </text:span>דריש<text:span text:style-name="T1"> </text:span>לקיש<text:span text:style-name="T1"> </text:span><text:span text:style-name="T7">(דאמר: יוצאה</text:span><text:span text:style-name="T9">)</text:span>, דאמר<text:span text:style-name="T1"> </text:span>ריש<text:span text:style-name="T1"> </text:span>לקיש: כשם<text:span text:style-name="T1"> </text:span>שנכנסת<text:span text:style-name="T1"> </text:span>במאתים<text:span text:style-name="T1"> </text:span>וארבעים<text:span text:style-name="T1"> </text:span>ושמונה<text:span text:style-name="T1"> </text:span>איברים<text:span text:style-name="T1"> </text:span>- כך<text:span text:style-name="T1"> </text:span>כשהיא<text:span text:style-name="T1"> </text:span>יוצאה<text:span text:style-name="T1"> </text:span>יוצאה<text:span text:style-name="T1"> </text:span>ממאתים<text:span text:style-name="T1"> </text:span>וארבעים<text:span text:style-name="T1"> </text:span>ושמונה<text:span text:style-name="T1"> </text:span>איברים; כשהיא<text:span text:style-name="T1"> </text:span>נכנסת<text:span text:style-name="T1"> </text:span>- דכתיב<text:span text:style-name="T1"> </text:span><text:span text:style-name="T8">(יהושע</text:span><text:span text:style-name="T4"> </text:span><text:span text:style-name="T8">ו,יז)</text:span><text:span text:style-name="T35"> וְהָיְתָה</text:span><text:span text:style-name="T1"> </text:span><text:span text:style-name="T35">הָעִיר</text:span><text:span text:style-name="T1"> </text:span><text:span text:style-name="T35">חֵרֶם</text:span><text:span text:style-name="T1"> </text:span><text:span text:style-name="T38">[הִיא</text:span><text:span text:style-name="T5"> </text:span><text:span text:style-name="T38">וְכָל</text:span><text:span text:style-name="T5"> </text:span><text:span text:style-name="T38">אֲשֶׁר</text:span><text:span text:style-name="T5"> </text:span><text:span text:style-name="T38">בָּהּ</text:span><text:span text:style-name="T5"> </text:span><text:span text:style-name="T38">לַה' רַק</text:span><text:span text:style-name="T5"> </text:span><text:span text:style-name="T38">רָחָב</text:span><text:span text:style-name="T5"> </text:span><text:span text:style-name="T38">הַזּוֹנָה</text:span><text:span text:style-name="T5"> </text:span><text:span text:style-name="T38">תִּחְיֶה</text:span><text:span text:style-name="T5"> </text:span><text:span text:style-name="T38">הִיא</text:span><text:span text:style-name="T5"> </text:span><text:span text:style-name="T38">וְכָל</text:span><text:span text:style-name="T5"> </text:span><text:span text:style-name="T38">אֲשֶׁר</text:span><text:span text:style-name="T5"> </text:span><text:span text:style-name="T38">אִתָּהּ</text:span><text:span text:style-name="T5"> </text:span><text:span text:style-name="T38">בַּבַּיִת</text:span><text:span text:style-name="T5"> </text:span><text:span text:style-name="T38">כִּי</text:span><text:span text:style-name="T5"> </text:span><text:span text:style-name="T38">הֶחְבְּאַתָה</text:span><text:span text:style-name="T5"> </text:span><text:span text:style-name="T38">אֶת</text:span><text:span text:style-name="T5"> </text:span><text:span text:style-name="T38">הַמַּלְאָכִים</text:span><text:span text:style-name="T5"> </text:span><text:span text:style-name="T38">אֲשֶׁר</text:span><text:span text:style-name="T5"> </text:span><text:span text:style-name="T38">שָׁלָחְנוּ]</text:span>; 'חרם' בגימטריא<text:span text:style-name="T1"> </text:span>מאתים<text:span text:style-name="T1"> </text:span>וארבעים<text:span text:style-name="T1"> </text:span>ושמונה<text:span text:style-name="T1"> </text:span>הוו; כשהיא<text:span text:style-name="T1"> </text:span>יוצאה<text:span text:style-name="T1"> </text:span>- דכתיב<text:span text:style-name="T1"> </text:span><text:span text:style-name="T8">(חבקוק</text:span><text:span text:style-name="T4"> </text:span><text:span text:style-name="T8">ג,ב)</text:span><text:span text:style-name="T38"> [ה' שָׁמַעְתִּי</text:span><text:span text:style-name="T5"> </text:span><text:span text:style-name="T38">שִׁמְעֲךָ</text:span><text:span text:style-name="T5"> </text:span><text:span text:style-name="T38">יָרֵאתִי</text:span><text:span text:style-name="T5"> </text:span><text:span text:style-name="T38">ה' פָּעָלְךָ</text:span><text:span text:style-name="T5"> </text:span><text:span text:style-name="T38">בְּקֶרֶב</text:span><text:span text:style-name="T5"> </text:span><text:span text:style-name="T38">שָׁנִים</text:span><text:span text:style-name="T5"> </text:span><text:span text:style-name="T38">חַיֵּיהוּ</text:span><text:span text:style-name="T5"> </text:span><text:span text:style-name="T38">בְּקֶרֶב</text:span><text:span text:style-name="T5"> </text:span><text:span text:style-name="T38">שָׁנִים</text:span><text:span text:style-name="T5"> </text:span><text:span text:style-name="T38">תּוֹדִיעַ]</text:span><text:span text:style-name="T35"> בְּרֹגֶז</text:span><text:span text:style-name="T1"> </text:span><text:span text:style-name="T35">רַחֵם</text:span><text:span text:style-name="T1"> </text:span><text:span text:style-name="T35">תִּזְכּוֹר</text:span>; 'רחם' בגימטריא<text:span text:style-name="T1"> </text:span>הכי<text:span text:style-name="T1"> </text:span>הוו.</text:p>
      <text:p text:style-name="P9"/>
      <text:p text:style-name="P9">אמר<text:span text:style-name="T1"> </text:span>רב<text:span text:style-name="T1"> </text:span>יוסף: שדי<text:span text:style-name="T1"> </text:span>שמתא<text:span text:style-name="T1"> </text:span>אגנובתא<text:span text:style-name="T1"> </text:span><text:span text:style-name="T7">(זנב</text:span><text:span text:style-name="T9">)</text:span> דכלבא<text:span text:style-name="T1"> </text:span>- ואיהי<text:span text:style-name="T1"> </text:span>דידה<text:span text:style-name="T1"> </text:span>עבדה<text:span text:style-name="T1"> </text:span><text:span text:style-name="T7">(ומלקי</text:span><text:span text:style-name="T2"> </text:span><text:span text:style-name="T7">ליה</text:span><text:span text:style-name="T9">)</text:span>, דההוא<text:span text:style-name="T1"> </text:span>כלבא<text:span text:style-name="T1"> </text:span>דהוה<text:span text:style-name="T1"> </text:span>אכיל<text:span text:style-name="T1"> </text:span>מסאני<text:span text:style-name="T1"> </text:span>דרבנן<text:span text:style-name="T1"> </text:span>ולא<text:span text:style-name="T1"> </text:span>הוו<text:span text:style-name="T1"> </text:span>קא<text:span text:style-name="T1"> </text:span>ידעי<text:span text:style-name="T1"> </text:span>מנו, ושמתו<text:span text:style-name="T1"> </text:span>ליה<text:span text:style-name="T1"> </text:span>- איתלי<text:span text:style-name="T1"> </text:span>ביה<text:span text:style-name="T1"> </text:span>נורא<text:span text:style-name="T1"> </text:span>בגנובתיה<text:span text:style-name="T1"> </text:span>ואכלתיה.</text:p>
      <text:p text:style-name="P9"/>
      <text:p text:style-name="P9">ההוא<text:span text:style-name="T1"> </text:span>אֲלִמָא<text:span text:style-name="T1"> </text:span>דהוה<text:span text:style-name="T1"> </text:span>קא<text:span text:style-name="T1"> </text:span>מצער<text:span text:style-name="T1"> </text:span>ליה<text:span text:style-name="T1"> </text:span>לההוא<text:span text:style-name="T1"> </text:span>צורבא<text:span text:style-name="T1"> </text:span>מרבנן, אתא<text:span text:style-name="T1"> </text:span>לקמיה<text:span text:style-name="T1"> </text:span>דרב<text:span text:style-name="T1"> </text:span>יוסף, אמר<text:span text:style-name="T1"> </text:span>ליה: זיל<text:span text:style-name="T1"> </text:span>שמתיה!</text:p>
      <text:p text:style-name="P9">אמר<text:span text:style-name="T1"> </text:span>ליה: מסתפינא<text:span text:style-name="T1"> </text:span>מיניה<text:span text:style-name="T1"> </text:span><text:span text:style-name="T7">(דגברא</text:span><text:span text:style-name="T2"> </text:span><text:span text:style-name="T7">אלמא</text:span><text:span text:style-name="T2"> </text:span><text:span text:style-name="T7">הוא</text:span><text:span text:style-name="T9">)</text:span>!</text:p>
      <text:p text:style-name="P9">אמר<text:span text:style-name="T1"> </text:span>ליה: שקילי<text:span text:style-name="T1"> </text:span>פתיחא<text:span text:style-name="T1"> </text:span>עליה<text:span text:style-name="T1"> </text:span><text:span text:style-name="T7">(כתוב</text:span><text:span text:style-name="T2"> </text:span><text:span text:style-name="T7">עליו</text:span><text:span text:style-name="T2"> </text:span><text:span text:style-name="T7">שמתא</text:span><text:span text:style-name="T9">)</text:span>!</text:p>
      <text:p text:style-name="P9">כל<text:span text:style-name="T1"> </text:span>שכן<text:span text:style-name="T1"> </text:span>דמסתפינא<text:span text:style-name="T1"> </text:span>מיניה!</text:p>
      <text:p text:style-name="P9">אמר<text:span text:style-name="T1"> </text:span>ליה: שקליה<text:span text:style-name="T1"> </text:span><text:span text:style-name="T7">(לכתב</text:span><text:span text:style-name="T2"> </text:span><text:span text:style-name="T7">שמתא</text:span><text:span text:style-name="T9">)</text:span> אחתיה<text:span text:style-name="T1"> </text:span>בכדא<text:span text:style-name="T1"> </text:span><text:span text:style-name="T7">(תקע</text:span><text:span text:style-name="T2"> </text:span><text:span text:style-name="T7">בתוך</text:span><text:span text:style-name="T2"> </text:span><text:span text:style-name="T7">הכד</text:span><text:span text:style-name="T2"> </text:span><text:span text:style-name="T7">ולא</text:span><text:span text:style-name="T2"> </text:span><text:span text:style-name="T7">ישמעו</text:span><text:span text:style-name="T9">)</text:span></text:p>
      <text:p text:style-name="P9"/>
      <text:p text:style-name="P9">(מועד<text:span text:style-name="T1"> </text:span>קטן<text:span text:style-name="T1"> </text:span>יז,ב)</text:p>
      <text:p text:style-name="P9"><text:soft-page-break/>ואחתיה<text:span text:style-name="T1"> </text:span>בי<text:span text:style-name="T1"> </text:span>קברי<text:span text:style-name="T1"> </text:span><text:span text:style-name="T7">(דלא</text:span><text:span text:style-name="T2"> </text:span><text:span text:style-name="T7">שכיחי</text:span><text:span text:style-name="T2"> </text:span><text:span text:style-name="T7">תמן</text:span><text:span text:style-name="T2"> </text:span><text:span text:style-name="T7">אינשי</text:span><text:span text:style-name="T9">)</text:span>, וקרי<text:span text:style-name="T1"> </text:span>ביה<text:span text:style-name="T1"> </text:span>אלפא<text:span text:style-name="T1"> </text:span>שפורי<text:span text:style-name="T1"> </text:span><text:span text:style-name="T7">(כלומר: תקע</text:span><text:span text:style-name="T2"> </text:span><text:span text:style-name="T7">ביה</text:span><text:span text:style-name="T2"> </text:span><text:span text:style-name="T7">אלפין</text:span><text:span text:style-name="T2"> </text:span><text:span text:style-name="T7">שיפורי</text:span><text:span text:style-name="T9">)</text:span> בארבעין<text:span text:style-name="T1"> </text:span>יומין!</text:p>
      <text:p text:style-name="P9">אזיל, עביד<text:span text:style-name="T1"> </text:span>הכי<text:span text:style-name="T1"> </text:span>- פקע<text:span text:style-name="T1"> </text:span>כדא<text:span text:style-name="T1"> </text:span>ומית<text:span text:style-name="T1"> </text:span>אלמא.</text:p>
      <text:p text:style-name="P9">מאי<text:span text:style-name="T1"> </text:span>'שפורי'?</text:p>
      <text:p text:style-name="P9">שנפרעין<text:span text:style-name="T1"> </text:span>ממנו;</text:p>
      <text:p text:style-name="P9">מאי<text:span text:style-name="T1"> </text:span>'תברא' <text:span text:style-name="T7">(למה</text:span><text:span text:style-name="T2"> </text:span><text:span text:style-name="T7">תוקעין</text:span><text:span text:style-name="T2"> </text:span><text:span text:style-name="T7">תקיעה</text:span><text:span text:style-name="T2"> </text:span><text:span text:style-name="T7">ושברים</text:span><text:span text:style-name="T9">)</text:span>?</text:p>
      <text:p text:style-name="P9">אמר<text:span text:style-name="T1"> </text:span>רב<text:span text:style-name="T1"> </text:span>יצחק<text:span text:style-name="T1"> </text:span>בריה<text:span text:style-name="T1"> </text:span>דרב<text:span text:style-name="T1"> </text:span>יהודה: תברי<text:span text:style-name="T1"> </text:span>בתי<text:span text:style-name="T1"> </text:span>רמי<text:span text:style-name="T1"> </text:span><text:span text:style-name="T7">(כלומר: שמתא</text:span><text:span text:style-name="T2"> </text:span><text:span text:style-name="T7">משבר</text:span><text:span text:style-name="T2"> </text:span><text:span text:style-name="T7">בתים</text:span><text:span text:style-name="T2"> </text:span><text:span text:style-name="T7">גבוהים</text:span><text:span text:style-name="T9">)</text:span>, דתניא: '<text:span text:style-name="T41">אמר</text:span><text:span text:style-name="T42"> </text:span>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: כל</text:span><text:span text:style-name="T42"> </text:span><text:span text:style-name="T41">מקום</text:span><text:span text:style-name="T42"> </text:span><text:span text:style-name="T41">שנתנו</text:span><text:span text:style-name="T42"> </text:span><text:span text:style-name="T41">חכמים</text:span><text:span text:style-name="T42"> </text:span><text:span text:style-name="T41">עיניהם</text:span><text:span text:style-name="T42"> </text:span><text:span text:style-name="T41">- או</text:span><text:span text:style-name="T42"> </text:span><text:span text:style-name="T41">מיתה</text:span><text:span text:style-name="T42"> </text:span><text:span text:style-name="T41">או</text:span><text:span text:style-name="T42"> </text:span><text:span text:style-name="T41">עוני</text:span>'. <text:s/></text:p>
      <text:p text:style-name="P9"/>
      <text:p text:style-name="P9">והנזיר<text:span text:style-name="T1"> </text:span>והמצורע<text:span text:style-name="T1"> </text:span>מטומאתו<text:span text:style-name="T1"> </text:span>לטהרתו: <text:s/></text:p>
      <text:p text:style-name="P9">בעא<text:span text:style-name="T1"> </text:span>מיניה<text:span text:style-name="T1"> </text:span>רבי<text:span text:style-name="T1"> </text:span>ירמיה<text:span text:style-name="T1"> </text:span>מרבי<text:span text:style-name="T1"> </text:span>זירא: בשלא<text:span text:style-name="T1"> </text:span>היה<text:span text:style-name="T1"> </text:span>להם<text:span text:style-name="T1"> </text:span>פנאי<text:span text:style-name="T1"> </text:span><text:span text:style-name="T7">(דדוקא</text:span><text:span text:style-name="T2"> </text:span><text:span text:style-name="T7">נקט</text:span><text:span text:style-name="T2"> </text:span><text:span text:style-name="T7">'שעלו</text:span><text:span text:style-name="T2"> </text:span><text:span text:style-name="T7">מטומאתם</text:span><text:span text:style-name="T2"> </text:span><text:span text:style-name="T7">ברגל' - לפיכך</text:span><text:span text:style-name="T2"> </text:span><text:span text:style-name="T7">מגלחין, שלא</text:span><text:span text:style-name="T2"> </text:span><text:span text:style-name="T7">היה</text:span><text:span text:style-name="T2"> </text:span><text:span text:style-name="T7">להן</text:span><text:span text:style-name="T2"> </text:span><text:span text:style-name="T7">פנאי</text:span><text:span text:style-name="T2"> </text:span><text:span text:style-name="T7">לגלח, דעדיין</text:span><text:span text:style-name="T2"> </text:span><text:span text:style-name="T7">לא</text:span><text:span text:style-name="T2"> </text:span><text:span text:style-name="T7">עלו</text:span><text:span text:style-name="T2"> </text:span><text:span text:style-name="T7">מטומאתן</text:span><text:span text:style-name="T9">)</text:span>? או<text:span text:style-name="T1"> </text:span>דלמא<text:span text:style-name="T1"> </text:span>אף<text:span text:style-name="T1"> </text:span>בשהיה<text:span text:style-name="T1"> </text:span>להם<text:span text:style-name="T1"> </text:span>פנאי<text:span text:style-name="T1"> </text:span><text:span text:style-name="T7">(ולא</text:span><text:span text:style-name="T2"> </text:span><text:span text:style-name="T7">גילחו</text:span><text:span text:style-name="T2"> </text:span><text:span text:style-name="T7">קודם</text:span><text:span text:style-name="T2"> </text:span><text:span text:style-name="T7">המועד</text:span><text:span text:style-name="T2"> </text:span><text:span text:style-name="T7">- מותרים</text:span><text:span text:style-name="T2"> </text:span><text:span text:style-name="T7">לגלח</text:span><text:span text:style-name="T2"> </text:span><text:span text:style-name="T7">במועד</text:span><text:span text:style-name="T9">)</text:span>?</text:p>
      <text:p text:style-name="P9">אמר<text:span text:style-name="T1"> </text:span>ליה: תנינא: '<text:span text:style-name="T41">כל</text:span><text:span text:style-name="T42"> </text:span><text:span text:style-name="T41">אלו</text:span><text:span text:style-name="T42"> </text:span><text:span text:style-name="T41">שאמרו</text:span><text:span text:style-name="T42"> </text:span><text:span text:style-name="T41">מותרין</text:span><text:span text:style-name="T42"> </text:span><text:span text:style-name="T41">לגלח</text:span><text:span text:style-name="T42"> </text:span><text:span text:style-name="T41">במועד</text:span><text:span text:style-name="T42"> </text:span><text:span text:style-name="T41">- בשלא</text:span><text:span text:style-name="T42"> </text:span><text:span text:style-name="T41">היה</text:span><text:span text:style-name="T42"> </text:span><text:span text:style-name="T41">להם</text:span><text:span text:style-name="T42"> </text:span><text:span text:style-name="T41">פנאי, אבל</text:span><text:span text:style-name="T42"> </text:span><text:span text:style-name="T41">היה</text:span><text:span text:style-name="T42"> </text:span><text:span text:style-name="T41">להם</text:span><text:span text:style-name="T42"> </text:span><text:span text:style-name="T41">פנאי</text:span><text:span text:style-name="T42"> – </text:span><text:span text:style-name="T41">אסורים; נזיר</text:span><text:span text:style-name="T42"> </text:span><text:span text:style-name="T41">ומצורע</text:span><text:span text:style-name="T42"> </text:span><text:span text:style-name="T41">- 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היה</text:span><text:span text:style-name="T42"> </text:span><text:span text:style-name="T41">להם</text:span><text:span text:style-name="T42"> </text:span><text:span text:style-name="T41">פנאי</text:span><text:span text:style-name="T42"> – </text:span><text:span text:style-name="T41">מותרים, שלא</text:span><text:span text:style-name="T42"> </text:span><text:span text:style-name="T41">ישהו</text:span><text:span text:style-name="T42"> </text:span><text:span text:style-name="T41">קרבנותיהן</text:span><text:span text:style-name="T1"> </text:span><text:span text:style-name="T7">(בתגלחתן</text:span><text:span text:style-name="T2"> </text:span><text:span text:style-name="T7">עד</text:span><text:span text:style-name="T2"> </text:span><text:span text:style-name="T7">לאחר</text:span><text:span text:style-name="T2"> </text:span><text:span text:style-name="T7">הרגל: דנזיר</text:span><text:span text:style-name="T2"> </text:span><text:span text:style-name="T7">ומצורע</text:span><text:span text:style-name="T2"> </text:span><text:span text:style-name="T7">אין</text:span><text:span text:style-name="T2"> </text:span><text:span text:style-name="T7">מביאין</text:span><text:span text:style-name="T2"> </text:span><text:span text:style-name="T7">קרבנותיהן</text:span><text:span text:style-name="T2"> </text:span><text:span text:style-name="T7">עד</text:span><text:span text:style-name="T2"> </text:span><text:span text:style-name="T7">לאחר</text:span><text:span text:style-name="T2"> </text:span><text:span text:style-name="T7">גילוח, כדכתיב</text:span><text:span text:style-name="T2"> </text:span><text:span text:style-name="T7">בהו</text:span><text:span text:style-name="T2"> </text:span><text:span text:style-name="T7">קראי; הלכך</text:span><text:span text:style-name="T2"> </text:span><text:span text:style-name="T7">לא</text:span><text:span text:style-name="T2"> </text:span><text:span text:style-name="T7">קנסינן</text:span><text:span text:style-name="T2"> </text:span><text:span text:style-name="T7">להו</text:span><text:span text:style-name="T2"> </text:span><text:span text:style-name="T7">בדלא</text:span><text:span text:style-name="T2"> </text:span><text:span text:style-name="T7">עבדי</text:span><text:span text:style-name="T2"> </text:span><text:span text:style-name="T7">מקמי</text:span><text:span text:style-name="T2"> </text:span><text:span text:style-name="T7">רגל, דזימנין</text:span><text:span text:style-name="T2"> </text:span><text:span text:style-name="T7">דלא</text:span><text:span text:style-name="T2"> </text:span><text:span text:style-name="T7">עביד</text:span><text:span text:style-name="T2"> </text:span><text:span text:style-name="T7">קמי</text:span><text:span text:style-name="T2"> </text:span><text:span text:style-name="T7">רגל, ומיאסרי</text:span><text:span text:style-name="T2"> </text:span><text:span text:style-name="T7">להו</text:span><text:span text:style-name="T2"> </text:span><text:span text:style-name="T7">במועד</text:span><text:span text:style-name="T2"> </text:span><text:span text:style-name="T7">- נמצא</text:span><text:span text:style-name="T2"> </text:span><text:span text:style-name="T7">שמשהין</text:span><text:span text:style-name="T2"> </text:span><text:span text:style-name="T7">הקרבנות</text:span><text:span text:style-name="T2"> </text:span><text:span text:style-name="T7">ואינן</text:span><text:span text:style-name="T2"> </text:span><text:span text:style-name="T7">קריבין</text:span><text:span text:style-name="T2"> </text:span><text:span text:style-name="T7">ביום</text:span><text:span text:style-name="T2"> </text:span><text:span text:style-name="T7">השמיני</text:span><text:span text:style-name="T2"> </text:span><text:span text:style-name="T7">בזמנן; לפיכך</text:span><text:span text:style-name="T2"> </text:span><text:span text:style-name="T7">אמרו: מגלח</text:span><text:span text:style-name="T2"> </text:span><text:span text:style-name="T7">במועד, דמוטב</text:span><text:span text:style-name="T2"> </text:span><text:span text:style-name="T7">לקרב</text:span><text:span text:style-name="T2"> </text:span><text:span text:style-name="T7">זמן</text:span><text:span text:style-name="T2"> </text:span><text:span text:style-name="T7">הקרבה</text:span><text:span text:style-name="T2"> </text:span><text:span text:style-name="T7">ולא</text:span><text:span text:style-name="T2"> </text:span><text:span text:style-name="T7">לאחר</text:span><text:span text:style-name="T9">)</text:span>'.</text:p>
      <text:p text:style-name="P28"/>
      <text:p text:style-name="P9">תנא: '<text:span text:style-name="T41">הכהן</text:span><text:span text:style-name="T42"> </text:span><text:span text:style-name="T41">והאבל</text:span><text:span text:style-name="T42"> </text:span><text:span text:style-name="T41">מותרין</text:span><text:span text:style-name="T42"> </text:span><text:span text:style-name="T41">בגילוח</text:span>'; </text:p>
      <text:p text:style-name="P9">האי<text:span text:style-name="T1"> </text:span>אבל<text:span text:style-name="T1"> </text:span>היכי<text:span text:style-name="T1"> </text:span>דמי?: אילימא<text:span text:style-name="T1"> </text:span>שחל<text:span text:style-name="T1"> </text:span>שמיני<text:span text:style-name="T1"> </text:span>שלו<text:span text:style-name="T1"> </text:span>בערב<text:span text:style-name="T1"> </text:span>הרגל<text:span text:style-name="T1"> </text:span>- איבעי<text:span text:style-name="T1"> </text:span>ליה<text:span text:style-name="T1"> </text:span>לגלוחי<text:span text:style-name="T1"> </text:span>בערב<text:span text:style-name="T1"> </text:span>הרגל<text:span text:style-name="T1"> </text:span><text:span text:style-name="T7">(דתנן</text:span><text:span text:style-name="T2"> </text:span><text:span text:style-name="T7">מתניתין</text:span><text:span text:style-name="T2"> </text:span><text:span text:style-name="T8">(מועד</text:span><text:span text:style-name="T4"> </text:span><text:span text:style-name="T8">קטן</text:span><text:span text:style-name="T4"> </text:span><text:span text:style-name="T8">פ"ג</text:span><text:span text:style-name="T4"> </text:span><text:span text:style-name="T8">מ"ה, דף</text:span><text:span text:style-name="T4"> </text:span><text:span text:style-name="T8">יט,א)</text:span><text:span text:style-name="T7">: '</text:span><text:span text:style-name="T47">הקובר</text:span><text:span text:style-name="T43"> </text:span><text:span text:style-name="T47">מתו... שמונה</text:span><text:span text:style-name="T43"> </text:span><text:span text:style-name="T47">ימים</text:span><text:span text:style-name="T43"> </text:span><text:span text:style-name="T47">קודם</text:span><text:span text:style-name="T43"> </text:span><text:span text:style-name="T47">הרגל</text:span><text:span text:style-name="T43"> </text:span><text:span text:style-name="T47">- בטלו</text:span><text:span text:style-name="T43"> </text:span><text:span text:style-name="T47">ממנו</text:span><text:span text:style-name="T43"> </text:span><text:span text:style-name="T47">גזרת</text:span><text:span text:style-name="T43"> </text:span><text:span text:style-name="T47">שלשים</text:span><text:span text:style-name="T43"> </text:span><text:span text:style-name="T47">יום</text:span><text:span text:style-name="T7">' ומותר</text:span><text:span text:style-name="T2"> </text:span><text:span text:style-name="T7">בגילוח</text:span><text:span text:style-name="T2"> </text:span><text:span text:style-name="T7">הואיל</text:span><text:span text:style-name="T2"> </text:span><text:span text:style-name="T7">וכבר</text:span><text:span text:style-name="T2"> </text:span><text:span text:style-name="T7">התחיל</text:span><text:span text:style-name="T2"> </text:span><text:span text:style-name="T7">יום</text:span><text:span text:style-name="T2"> </text:span><text:span text:style-name="T7">אחד</text:span><text:span text:style-name="T2"> </text:span><text:span text:style-name="T7">מן</text:span><text:span text:style-name="T2"> </text:span><text:span text:style-name="T7">השלשים, וזה, הואיל</text:span><text:span text:style-name="T2"> </text:span><text:span text:style-name="T7">ולא</text:span><text:span text:style-name="T2"> </text:span><text:span text:style-name="T7">גילח</text:span><text:span text:style-name="T2"> </text:span><text:span text:style-name="T7">ערב</text:span><text:span text:style-name="T2"> </text:span><text:span text:style-name="T7">הרגל</text:span><text:span text:style-name="T2"> </text:span><text:span text:style-name="T7">- לא</text:span><text:span text:style-name="T2"> </text:span><text:span text:style-name="T7">יגלח</text:span><text:span text:style-name="T2"> </text:span><text:span text:style-name="T7">ברגל</text:span><text:span text:style-name="T9">)</text:span>! אלא<text:span text:style-name="T1"> </text:span>שחל<text:span text:style-name="T1"> </text:span>שמיני<text:span text:style-name="T1"> </text:span>שלו<text:span text:style-name="T1"> </text:span>להיות<text:span text:style-name="T1"> </text:span>בשבת<text:span text:style-name="T1"> </text:span>ערב<text:span text:style-name="T1"> </text:span>הרגל<text:span text:style-name="T1"> </text:span><text:span text:style-name="T7">(והוי</text:span><text:span text:style-name="T2"> </text:span><text:span text:style-name="T7">אנוס, דלא</text:span><text:span text:style-name="T2"> </text:span><text:span text:style-name="T7">מצי</text:span><text:span text:style-name="T2"> </text:span><text:span text:style-name="T7">לגלח</text:span><text:span text:style-name="T2"> </text:span><text:span text:style-name="T7">בשמיני</text:span><text:span text:style-name="T2"> </text:span><text:span text:style-name="T7">ערב</text:span><text:span text:style-name="T2"> </text:span><text:span text:style-name="T7">הרגל</text:span><text:span text:style-name="T2"> </text:span><text:span text:style-name="T7">- להכי</text:span><text:span text:style-name="T2"> </text:span><text:span text:style-name="T7">מגלח</text:span><text:span text:style-name="T2"> </text:span><text:span text:style-name="T7">ברגל</text:span><text:span text:style-name="T9">)</text:span>? - איבעי<text:span text:style-name="T1"> </text:span>ליה<text:span text:style-name="T1"> </text:span>לגלוחי<text:span text:style-name="T1"> </text:span>ערב<text:span text:style-name="T1"> </text:span>שבת<text:span text:style-name="T1"> </text:span><text:span text:style-name="T7">(שהוא</text:span><text:span text:style-name="T2"> </text:span><text:span text:style-name="T7">שביעי</text:span><text:span text:style-name="T9">)</text:span>, דאמר<text:span text:style-name="T1"> </text:span>רב<text:span text:style-name="T1"> </text:span>חסדא<text:span text:style-name="T1"> </text:span>אמר<text:span text:style-name="T1"> </text:span>רבינא<text:span text:style-name="T1"> </text:span>בר<text:span text:style-name="T1"> </text:span>שילא: הלכה<text:span text:style-name="T1"> </text:span>כאבא<text:span text:style-name="T1"> </text:span>שאול<text:span text:style-name="T1"> </text:span><text:span text:style-name="T7">(דאפילו</text:span><text:span text:style-name="T2"> </text:span><text:span text:style-name="T7">לא</text:span><text:span text:style-name="T2"> </text:span><text:span text:style-name="T7">קבר</text:span><text:span text:style-name="T2"> </text:span><text:span text:style-name="T7">אלא</text:span><text:span text:style-name="T2"> </text:span><text:span text:style-name="T7">שבעה</text:span><text:span text:style-name="T2"> </text:span><text:span text:style-name="T7">ימים</text:span><text:span text:style-name="T2"> </text:span><text:span text:style-name="T7">קודם</text:span><text:span text:style-name="T2"> </text:span><text:span text:style-name="T7">הרגל</text:span><text:span text:style-name="T2"> </text:span><text:span text:style-name="T7">- בטלה</text:span><text:span text:style-name="T2"> </text:span><text:span text:style-name="T7">ממנו</text:span><text:span text:style-name="T2"> </text:span><text:span text:style-name="T7">גזרת</text:span><text:span text:style-name="T2"> </text:span><text:span text:style-name="T7">שלשים</text:span><text:span text:style-name="T9">)</text:span>, ומודים<text:span text:style-name="T1"> </text:span>חכמים<text:span text:style-name="T1"> </text:span>לאבא<text:span text:style-name="T1"> </text:span>שאול<text:span text:style-name="T1"> </text:span><text:span text:style-name="T7">(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בעו</text:span><text:span text:style-name="T2"> </text:span><text:span text:style-name="T7">שמונה</text:span><text:span text:style-name="T9">)</text:span>: בשחל<text:span text:style-name="T1"> </text:span>שמיני<text:span text:style-name="T1"> </text:span>שלו<text:span text:style-name="T1"> </text:span>להיות<text:span text:style-name="T1"> </text:span>בשבת<text:span text:style-name="T1"> </text:span>ערב<text:span text:style-name="T1"> </text:span>הרגל<text:span text:style-name="T1"> </text:span><text:span text:style-name="T7">(דהוי</text:span><text:span text:style-name="T2"> </text:span><text:span text:style-name="T7">אנוס</text:span><text:span text:style-name="T9">)</text:span> שמותר<text:span text:style-name="T1"> </text:span>לגלח<text:span text:style-name="T1"> </text:span>בערב<text:span text:style-name="T1"> </text:span>שבת<text:span text:style-name="T1"> </text:span><text:span text:style-name="T7">(שהוא</text:span><text:span text:style-name="T2"> </text:span><text:span text:style-name="T7">שביעי</text:span><text:span text:style-name="T9">)</text:span>!?</text:p>
      <text:p text:style-name="P9">לא, צריכא<text:span text:style-name="T1"> </text:span>שחל<text:span text:style-name="T1"> </text:span>שביעי<text:span text:style-name="T1"> </text:span>שלו<text:span text:style-name="T1"> </text:span>להיות<text:span text:style-name="T1"> </text:span>בשבת<text:span text:style-name="T1"> </text:span>ערב<text:span text:style-name="T1"> </text:span>הרגל; תנא<text:span text:style-name="T1"> </text:span>ברא<text:span text:style-name="T1"> </text:span><text:span text:style-name="T7">(האי</text:span><text:span text:style-name="T2"> </text:span><text:span text:style-name="T7">תנא</text:span><text:span text:style-name="T2"> </text:span><text:span text:style-name="T7">דברייתא, דתני</text:span><text:span text:style-name="T2"> </text:span><text:span text:style-name="T7">'אבל</text:span><text:span text:style-name="T2"> </text:span><text:span text:style-name="T7">מגלח</text:span><text:span text:style-name="T2"> </text:span><text:span text:style-name="T7">במועד'</text:span><text:span text:style-name="T9">)</text:span> סבר<text:span text:style-name="T1"> </text:span>לה<text:span text:style-name="T1"> </text:span>כאבא<text:span text:style-name="T1"> </text:span>שאול, דאמר<text:span text:style-name="T1"> </text:span>מקצת<text:span text:style-name="T1"> </text:span>היום<text:span text:style-name="T1"> </text:span>ככולו, ויום<text:span text:style-name="T1"> </text:span>שביעי<text:span text:style-name="T1"> </text:span>עולה<text:span text:style-name="T1"> </text:span>לו<text:span text:style-name="T1"> </text:span>לכאן<text:span text:style-name="T1"> </text:span>ולכאן<text:span text:style-name="T1"> </text:span><text:span text:style-name="T7">(לשבעה</text:span><text:span text:style-name="T2"> </text:span><text:span text:style-name="T7">ולשלשים, וכיון</text:span><text:span text:style-name="T2"> </text:span><text:span text:style-name="T7">דכבר</text:span><text:span text:style-name="T2"> </text:span><text:span text:style-name="T7">התחילו</text:span><text:span text:style-name="T2"> </text:span><text:span text:style-name="T7">שלשים</text:span><text:span text:style-name="T2"> </text:span><text:span text:style-name="T7">- איבעי</text:span><text:span text:style-name="T2"> </text:span><text:span text:style-name="T7">ליה</text:span><text:span text:style-name="T2"> </text:span><text:span text:style-name="T7">לגלוחי</text:span><text:span text:style-name="T2"> </text:span><text:span text:style-name="T7">קודם</text:span><text:span text:style-name="T2"> </text:span><text:span text:style-name="T7">הרגל</text:span><text:span text:style-name="T9">)</text:span>, וכיון<text:span text:style-name="T1"> </text:span>דשבת<text:span text:style-name="T1"> </text:span>הוי<text:span text:style-name="T1"> </text:span>- אנוס<text:span text:style-name="T1"> </text:span>הוא<text:span text:style-name="T1"> </text:span><text:span text:style-name="T7">(להכי</text:span><text:span text:style-name="T2"> </text:span><text:span text:style-name="T7">מגלח</text:span><text:span text:style-name="T2"> </text:span><text:span text:style-name="T7">במועד</text:span><text:span text:style-name="T9">)</text:span>; תנא<text:span text:style-name="T1"> </text:span>דידן<text:span text:style-name="T1"> </text:span><text:span text:style-name="T7">(דתני: אלו</text:span><text:span text:style-name="T2"> </text:span><text:span text:style-name="T7">מגלחין</text:span><text:span text:style-name="T2"> </text:span><text:span text:style-name="T7">ברגל, ולא</text:span><text:span text:style-name="T2"> </text:span><text:span text:style-name="T7">אבל</text:span><text:span text:style-name="T9">)</text:span> סבר<text:span text:style-name="T1"> </text:span>לה<text:span text:style-name="T1"> </text:span>כרבנן, דאמרי<text:span text:style-name="T1"> </text:span>לא<text:span text:style-name="T1"> </text:span>אמרינן<text:span text:style-name="T1"> </text:span>מקצת<text:span text:style-name="T1"> </text:span>היום<text:span text:style-name="T1"> </text:span>ככולו<text:span text:style-name="T1"> </text:span><text:span text:style-name="T7">(אלא</text:span><text:span text:style-name="T2"> </text:span><text:span text:style-name="T7">שבעה</text:span><text:span text:style-name="T2"> </text:span><text:span text:style-name="T7">שלימין</text:span><text:span text:style-name="T2"> </text:span><text:span text:style-name="T7">בעינן</text:span><text:span text:style-name="T9">)</text:span>, ואכתי<text:span text:style-name="T1"> </text:span>לא<text:span text:style-name="T1"> </text:span>שלים<text:span text:style-name="T1"> </text:span>אבילות<text:span text:style-name="T1"> </text:span>דשבעה<text:span text:style-name="T1"> </text:span><text:span text:style-name="T7">(קודם</text:span><text:span text:style-name="T2"> </text:span><text:span text:style-name="T7">הרגל, ולא</text:span><text:span text:style-name="T2"> </text:span><text:span text:style-name="T7">הוי</text:span><text:span text:style-name="T2"> </text:span><text:span text:style-name="T7">אנוס, דאפילו</text:span><text:span text:style-name="T2"> </text:span><text:span text:style-name="T7">לא</text:span><text:span text:style-name="T2"> </text:span><text:span text:style-name="T7">הוי</text:span><text:span text:style-name="T2"> </text:span><text:span text:style-name="T7">שבת</text:span><text:span text:style-name="T2"> </text:span><text:span text:style-name="T7">- לא</text:span><text:span text:style-name="T2"> </text:span><text:span text:style-name="T7">מצי</text:span><text:span text:style-name="T2"> </text:span><text:span text:style-name="T7">לגלח, להכי</text:span><text:span text:style-name="T2"> </text:span><text:span text:style-name="T7">אינו</text:span><text:span text:style-name="T2"> </text:span><text:span text:style-name="T7">מגלח</text:span><text:span text:style-name="T2"> </text:span><text:span text:style-name="T7">במועד</text:span><text:span text:style-name="T9">)</text:span>.</text:p>
      <text:p text:style-name="P9">האי<text:span text:style-name="T1"> </text:span>כהן<text:span text:style-name="T1"> </text:span>היכי<text:span text:style-name="T1"> </text:span>דמי?: אילימא<text:span text:style-name="T1"> </text:span>דשלים<text:span text:style-name="T1"> </text:span>משמרתו<text:span text:style-name="T1"> </text:span>ערב<text:span text:style-name="T1"> </text:span>הרגל<text:span text:style-name="T1"> </text:span><text:span text:style-name="T7">(בשבת, דלעולם</text:span><text:span text:style-name="T2"> </text:span><text:span text:style-name="T7">לא</text:span><text:span text:style-name="T2"> </text:span><text:span text:style-name="T7">שלמה</text:span><text:span text:style-name="T2"> </text:span><text:span text:style-name="T7">משמרה</text:span><text:span text:style-name="T2"> </text:span><text:span text:style-name="T7">אלא</text:span><text:span text:style-name="T2"> </text:span><text:span text:style-name="T7">בשבת</text:span><text:span text:style-name="T9">)</text:span> - איבעי<text:span text:style-name="T1"> </text:span>ליה<text:span text:style-name="T1"> </text:span>לגלוחי<text:span text:style-name="T1"> </text:span>ערב<text:span text:style-name="T1"> </text:span>הרגל<text:span text:style-name="T1"> </text:span><text:span text:style-name="T7">(כלומר</text:span><text:span text:style-name="T2"> </text:span><text:span text:style-name="T7">בערב</text:span><text:span text:style-name="T2"> </text:span><text:span text:style-name="T7">שבת, שהוא</text:span><text:span text:style-name="T2"> </text:span><text:span text:style-name="T7">ערב</text:span><text:span text:style-name="T2"> </text:span><text:span text:style-name="T7">הרגל, דהא</text:span><text:span text:style-name="T2"> </text:span><text:span text:style-name="T7">אמרינן</text:span><text:span text:style-name="T2"> </text:span><text:span text:style-name="T8">(לעיל</text:span><text:span text:style-name="T4"> </text:span><text:span text:style-name="T8">מועד</text:span><text:span text:style-name="T4"> </text:span><text:span text:style-name="T8">קטן</text:span><text:span text:style-name="T4"> </text:span><text:span text:style-name="T8">יד,א)</text:span><text:span text:style-name="T7"> 'אנשי</text:span><text:span text:style-name="T2"> </text:span><text:span text:style-name="T7">משמר</text:span><text:span text:style-name="T2"> </text:span><text:span text:style-name="T7">אסורין</text:span><text:span text:style-name="T2"> </text:span><text:span text:style-name="T7">בגילוח, ובחמישי</text:span><text:span text:style-name="T2"> </text:span><text:span text:style-name="T7">מותרין</text:span><text:span text:style-name="T2"> </text:span><text:span text:style-name="T7">מפני</text:span><text:span text:style-name="T2"> </text:span><text:span text:style-name="T7">כבוד</text:span><text:span text:style-name="T2"> </text:span><text:span text:style-name="T7">השבת'</text:span><text:span text:style-name="T9">)</text:span>!?</text:p>
      <text:p text:style-name="P9">לא, צריכא<text:span text:style-name="T1"> </text:span>דשלים<text:span text:style-name="T1"> </text:span>משמרתו<text:span text:style-name="T1"> </text:span>ברגל<text:span text:style-name="T1"> </text:span><text:span text:style-name="T7">(כגון</text:span><text:span text:style-name="T2"> </text:span><text:span text:style-name="T7">דהוי</text:span><text:span text:style-name="T2"> </text:span><text:span text:style-name="T7">יום</text:span><text:span text:style-name="T2"> </text:span><text:span text:style-name="T7">חמישי</text:span><text:span text:style-name="T2"> </text:span><text:span text:style-name="T7">יום</text:span><text:span text:style-name="T2"> </text:span><text:span text:style-name="T7">ראשון</text:span><text:span text:style-name="T2"> </text:span><text:span text:style-name="T7">של</text:span><text:span text:style-name="T2"> </text:span><text:span text:style-name="T7">רגל, דלא</text:span><text:span text:style-name="T2"> </text:span><text:span text:style-name="T7">מצי</text:span><text:span text:style-name="T2"> </text:span><text:span text:style-name="T7">לגלח, דהוי</text:span><text:span text:style-name="T2"> </text:span><text:span text:style-name="T7">יום</text:span><text:span text:style-name="T2"> </text:span><text:span text:style-name="T7">טוב</text:span><text:span text:style-name="T2"> </text:span><text:span text:style-name="T7">- ישלים</text:span><text:span text:style-name="T2"> </text:span><text:span text:style-name="T7">משמרתו</text:span><text:span text:style-name="T2"> </text:span><text:span text:style-name="T7">בשבת, שהוא</text:span><text:span text:style-name="T2"> </text:span><text:span text:style-name="T7">יום</text:span><text:span text:style-name="T2"> </text:span><text:span text:style-name="T7">שלישי</text:span><text:span text:style-name="T2"> </text:span><text:span text:style-name="T7">לרגל</text:span><text:span text:style-name="T9">)</text:span>: תנא<text:span text:style-name="T1"> </text:span>דידן<text:span text:style-name="T1"> </text:span><text:span text:style-name="T7">(דאמר: אינו</text:span><text:span text:style-name="T2"> </text:span><text:span text:style-name="T7">מגלח</text:span><text:span text:style-name="T2"> </text:span><text:span text:style-name="T7">במועד</text:span><text:span text:style-name="T9">)</text:span> סבר: כיון<text:span text:style-name="T1"> </text:span>דתנן<text:span text:style-name="T1"> </text:span><text:span text:style-name="T7">[סוכה</text:span><text:span text:style-name="T4"> </text:span><text:span text:style-name="T8">פ"ה</text:span><text:span text:style-name="T4"> </text:span><text:span text:style-name="T8">מ"ז]</text:span>: '<text:span text:style-name="T41">בשלשה</text:span><text:span text:style-name="T42"> </text:span><text:span text:style-name="T41">פרקים</text:span><text:span text:style-name="T42"> </text:span><text:span text:style-name="T41">בשנה</text:span><text:span text:style-name="T42"> </text:span><text:span text:style-name="T7">(בשלשה</text:span><text:span text:style-name="T2"> </text:span><text:span text:style-name="T7">רגלים</text:span><text:span text:style-name="T9">)</text:span><text:span text:style-name="T41"> היו</text:span><text:span text:style-name="T42"> </text:span><text:span text:style-name="T41">כל</text:span><text:span text:style-name="T42"> </text:span><text:span text:style-name="T41">המשמרות</text:span><text:span text:style-name="T42"> </text:span><text:span text:style-name="T41">שוות</text:span><text:span text:style-name="T42"> </text:span><text:span text:style-name="T41">באימורי</text:span><text:span text:style-name="T42"> </text:span><text:span text:style-name="T41">הרגלים</text:span><text:span text:style-name="T42"> </text:span><text:span text:style-name="T41">ובחילוק</text:span><text:span text:style-name="T42"> </text:span><text:span text:style-name="T41">לחם</text:span><text:span text:style-name="T42"> </text:span><text:span text:style-name="T41">הפנים</text:span>' <text:span text:style-name="T7">(אכתי</text:span><text:span text:style-name="T9">)</text:span> כמאן<text:span text:style-name="T1"> </text:span>דלא<text:span text:style-name="T1"> </text:span>שלים<text:span text:style-name="T1"> </text:span>משמרתו<text:span text:style-name="T1"> </text:span>ברגל<text:span text:style-name="T1"> </text:span>דמי<text:span text:style-name="T1"> </text:span><text:span text:style-name="T7">(ועדיין</text:span><text:span text:style-name="T2"> </text:span><text:span text:style-name="T7">יש</text:span><text:span text:style-name="T2"> </text:span><text:span text:style-name="T7">לו</text:span><text:span text:style-name="T2"> </text:span><text:span text:style-name="T7">חלק</text:span><text:span text:style-name="T2"> </text:span><text:span text:style-name="T7">באימורי</text:span><text:span text:style-name="T2"> </text:span><text:span text:style-name="T7">רגלים, ולא</text:span><text:span text:style-name="T2"> </text:span><text:span text:style-name="T7">שלים</text:span><text:span text:style-name="T2"> </text:span><text:span text:style-name="T7">משמרתו</text:span><text:span text:style-name="T2"> </text:span><text:span text:style-name="T7">בכל</text:span><text:span text:style-name="T2"> </text:span><text:span text:style-name="T7">הרגל; להכי</text:span><text:span text:style-name="T2"> </text:span><text:span text:style-name="T7">אינו</text:span><text:span text:style-name="T2"> </text:span><text:span text:style-name="T7">מגלח</text:span><text:span text:style-name="T2"> </text:span><text:span text:style-name="T7">ברגל, כדתנן: אנשי</text:span><text:span text:style-name="T2"> </text:span><text:span text:style-name="T7">משמר</text:span><text:span text:style-name="T2"> </text:span><text:span text:style-name="T7">אסורין</text:span><text:span text:style-name="T2"> </text:span><text:span text:style-name="T7">לגלח</text:span><text:span text:style-name="T9">)</text:span>, ותנא<text:span text:style-name="T1"> </text:span>ברא<text:span text:style-name="T1"> </text:span><text:span text:style-name="T7">(דאמר: מותרין</text:span><text:span text:style-name="T2"> </text:span><text:span text:style-name="T7">לגלח</text:span><text:span text:style-name="T9">)</text:span> סבר: אף<text:span text:style-name="T1"> </text:span>על<text:span text:style-name="T1"> </text:span>גב<text:span text:style-name="T1"> </text:span>דשייך<text:span text:style-name="T1"> </text:span>בהנך<text:span text:style-name="T1"> </text:span>משמרות<text:span text:style-name="T1"> </text:span>- משמרתיה<text:span text:style-name="T1"> </text:span>מיהא<text:span text:style-name="T1"> </text:span>שלימא<text:span text:style-name="T1"> </text:span>ליה<text:span text:style-name="T1"> </text:span><text:span text:style-name="T7">(שלים</text:span><text:span text:style-name="T2"> </text:span><text:span text:style-name="T7">עיקר</text:span><text:span text:style-name="T2"> </text:span><text:span text:style-name="T7">משמרתו</text:span><text:span text:style-name="T2"> </text:span><text:span text:style-name="T7">דידיה, להכי</text:span><text:span text:style-name="T2"> </text:span><text:span text:style-name="T7">מותר</text:span><text:span text:style-name="T2"> </text:span><text:span text:style-name="T7">בגילוח</text:span><text:span text:style-name="T9">)</text:span>.</text:p>
      <text:p text:style-name="P9"/>
      <text:p text:style-name="P9">תנו<text:span text:style-name="T1"> </text:span>רבנן: '<text:span text:style-name="T41">כל</text:span><text:span text:style-name="T42"> </text:span><text:span text:style-name="T41">אלו</text:span><text:span text:style-name="T42"> </text:span><text:span text:style-name="T41">שאמרו</text:span><text:span text:style-name="T42"> </text:span><text:span text:style-name="T41">מותרין</text:span><text:span text:style-name="T42"> </text:span><text:span text:style-name="T41">לגלח</text:span><text:span text:style-name="T42"> </text:span><text:span text:style-name="T41">במועד</text:span><text:span text:style-name="T42"> </text:span><text:span text:style-name="T41">- מותרין</text:span><text:span text:style-name="T42"> </text:span><text:span text:style-name="T41">לגלח</text:span><text:span text:style-name="T42"> </text:span><text:span text:style-name="T41">בימי</text:span><text:span text:style-name="T42"> </text:span><text:span text:style-name="T41">אבלן.</text:span>'</text:p>
      <text:p text:style-name="P9">והתניא<text:span text:style-name="T1"> </text:span>'<text:span text:style-name="T41">אסורים</text:span>'? </text:p>
      <text:p text:style-name="P9">אמר<text:span text:style-name="T1"> </text:span>רב<text:span text:style-name="T1"> </text:span>חסדא<text:span text:style-name="T1"> </text:span>אמר<text:span text:style-name="T1"> </text:span>רב<text:span text:style-name="T1"> </text:span>שילא: כי<text:span text:style-name="T1"> </text:span>תניא<text:span text:style-name="T1"> </text:span>הכא<text:span text:style-name="T1"> </text:span>מותרין<text:span text:style-name="T1"> </text:span>- בשתכפוהו<text:span text:style-name="T1"> </text:span>אבליו.</text:p>
      <text:p text:style-name="P9"><text:soft-page-break/>אי<text:span text:style-name="T1"> </text:span>בשתכפוהו<text:span text:style-name="T1"> </text:span>אבליו<text:span text:style-name="T1"> </text:span>- מאי<text:span text:style-name="T1"> </text:span>איריא<text:span text:style-name="T1"> </text:span>'<text:span text:style-name="T41">כל</text:span><text:span text:style-name="T42"> </text:span><text:span text:style-name="T41">אלו</text:span><text:span text:style-name="T42"> </text:span><text:span text:style-name="T41">שאמרו</text:span>'?: אפילו<text:span text:style-name="T1"> </text:span>כולי<text:span text:style-name="T1"> </text:span>עלמא<text:span text:style-name="T1"> </text:span>נמי, דתניא<text:span text:style-name="T1"> </text:span>'<text:span text:style-name="T41">תכפוהו</text:span><text:span text:style-name="T42"> </text:span><text:span text:style-name="T41">אבליו</text:span><text:span text:style-name="T42"> </text:span><text:span text:style-name="T41">זה</text:span><text:span text:style-name="T42"> </text:span><text:span text:style-name="T41">אחר</text:span><text:span text:style-name="T42"> </text:span><text:span text:style-name="T41">זה, הכביד</text:span><text:span text:style-name="T42"> </text:span><text:span text:style-name="T41">שערו</text:span><text:span text:style-name="T42"> </text:span><text:span text:style-name="T41">- מיקל</text:span><text:span text:style-name="T42"> </text:span><text:span text:style-name="T41">בתער</text:span><text:span text:style-name="T42"> </text:span><text:span text:style-name="T41">ומכבס</text:span><text:span text:style-name="T42"> </text:span><text:span text:style-name="T41">כסותו</text:span><text:span text:style-name="T42"> </text:span><text:span text:style-name="T41">במים</text:span>'!?</text:p>
      <text:p text:style-name="P9">הא<text:span text:style-name="T1"> </text:span>- אתמר<text:span text:style-name="T1"> </text:span>עלה: אמר<text:span text:style-name="T1"> </text:span>רב<text:span text:style-name="T1"> </text:span>חסדא: בתער<text:span text:style-name="T1"> </text:span>ולא<text:span text:style-name="T1"> </text:span>במספרים, במים<text:span text:style-name="T1"> </text:span>ולא<text:span text:style-name="T1"> </text:span>בנתר<text:span text:style-name="T1"> </text:span>ולא<text:span text:style-name="T1"> </text:span>באהל<text:span text:style-name="T1"> </text:span><text:span text:style-name="T7">(הא</text:span><text:span text:style-name="T2"> </text:span><text:span text:style-name="T7">דתני</text:span><text:span text:style-name="T2"> </text:span><text:span text:style-name="T7">'</text:span><text:span text:style-name="T47">תכפוהו</text:span><text:span text:style-name="T43"> </text:span><text:span text:style-name="T47">אבליו</text:span><text:span text:style-name="T43"> </text:span><text:span text:style-name="T47">מיקל</text:span><text:span text:style-name="T43"> </text:span><text:span text:style-name="T47">בתער</text:span><text:span text:style-name="T7">' ולא</text:span><text:span text:style-name="T2"> </text:span><text:span text:style-name="T7">במספרים, וקאתי</text:span><text:span text:style-name="T2"> </text:span><text:span text:style-name="T7">ברייתא</text:span><text:span text:style-name="T2"> </text:span><text:span text:style-name="T7">דכל</text:span><text:span text:style-name="T2"> </text:span><text:span text:style-name="T7">הני</text:span><text:span text:style-name="T2"> </text:span><text:span text:style-name="T7">שמותרין</text:span><text:span text:style-name="T2"> </text:span><text:span text:style-name="T7">לגלח</text:span><text:span text:style-name="T2"> </text:span><text:span text:style-name="T7">במועד</text:span><text:span text:style-name="T2"> </text:span><text:span text:style-name="T7">מותרין</text:span><text:span text:style-name="T2"> </text:span><text:span text:style-name="T7">לגלח</text:span><text:span text:style-name="T2"> </text:span><text:span text:style-name="T7">בימי</text:span><text:span text:style-name="T2"> </text:span><text:span text:style-name="T7">אבלו</text:span><text:span text:style-name="T2"> </text:span><text:span text:style-name="T7">- כשתכפוהו</text:span><text:span text:style-name="T2"> </text:span><text:span text:style-name="T7">אבליו, ומגלח</text:span><text:span text:style-name="T2"> </text:span><text:span text:style-name="T7">במספרים</text:span><text:span text:style-name="T9">)</text:span>; </text:p>
      <text:p text:style-name="P9">אמר<text:span text:style-name="T1"> </text:span>רב<text:span text:style-name="T1"> </text:span>חסדא: זאת<text:span text:style-name="T1"> </text:span>אומרת<text:span text:style-name="T1"> </text:span>אבל<text:span text:style-name="T1"> </text:span>אסור<text:span text:style-name="T1"> </text:span>בתכבוסת<text:span text:style-name="T1"> </text:span><text:span text:style-name="T7">(מדתני</text:span><text:span text:style-name="T2"> </text:span><text:span text:style-name="T7">'</text:span><text:span text:style-name="T47">תכפוהו</text:span><text:span text:style-name="T43"> </text:span><text:span text:style-name="T47">אבליו... מכבס</text:span><text:span text:style-name="T43"> </text:span><text:span text:style-name="T47">כסותו</text:span><text:span text:style-name="T7">' - מכלל</text:span><text:span text:style-name="T2"> </text:span><text:span text:style-name="T7">דשאר</text:span><text:span text:style-name="T2"> </text:span><text:span text:style-name="T7">אבל</text:span><text:span text:style-name="T2"> </text:span><text:span text:style-name="T7">אסור</text:span><text:span text:style-name="T2"> </text:span><text:span text:style-name="T7">בתכבוסת</text:span><text:span text:style-name="T9">)</text:span>.</text:p>
      <text:p text:style-name="P9"/>
      <text:p text:style-name="P9">תנו<text:span text:style-name="T1"> </text:span>רבנן: '<text:span text:style-name="T41">כשם</text:span><text:span text:style-name="T42"> </text:span><text:span text:style-name="T41">שאמרו</text:span><text:span text:style-name="T42"> </text:span><text:span text:style-name="T41">אסור</text:span><text:span text:style-name="T42"> </text:span><text:span text:style-name="T41">לגלח</text:span><text:span text:style-name="T42"> </text:span><text:span text:style-name="T41">במועד</text:span><text:span text:style-name="T42"> </text:span><text:span text:style-name="T41">- כך</text:span><text:span text:style-name="T42"> </text:span><text:span text:style-name="T41">אסור</text:span><text:span text:style-name="T42"> </text:span><text:span text:style-name="T41">ליטול</text:span><text:span text:style-name="T42"> </text:span><text:span text:style-name="T41">צפורנים</text:span><text:span text:style-name="T42"> </text:span><text:span text:style-name="T41">במועד, דברי</text:span><text:span text:style-name="T42"> </text:span><text:span text:style-name="T41">רבי</text:span><text:span text:style-name="T42"> </text:span><text:span text:style-name="T41">יהודה, ורבי</text:span><text:span text:style-name="T42"> </text:span><text:span text:style-name="T41">יוסי</text:span><text:span text:style-name="T42"> </text:span><text:span text:style-name="T41">מתיר;</text:span></text:p>
      <text:p text:style-name="P9"><text:span text:style-name="T41">וכשם</text:span><text:span text:style-name="T42"> </text:span><text:span text:style-name="T41">שאמרו</text:span><text:span text:style-name="T42"> </text:span><text:span text:style-name="T41">אבל</text:span><text:span text:style-name="T42"> </text:span><text:span text:style-name="T41">אסור</text:span><text:span text:style-name="T42"> </text:span><text:span text:style-name="T41">לגלח</text:span><text:span text:style-name="T42"> </text:span><text:span text:style-name="T41">בימי</text:span><text:span text:style-name="T42"> </text:span><text:span text:style-name="T41">אבלו</text:span><text:span text:style-name="T42"> </text:span><text:span text:style-name="T41">- כך</text:span><text:span text:style-name="T42"> </text:span><text:span text:style-name="T41">אסור</text:span><text:span text:style-name="T42"> </text:span><text:span text:style-name="T41">ליטול</text:span><text:span text:style-name="T42"> </text:span><text:span text:style-name="T41">צפורנים</text:span><text:span text:style-name="T42"> </text:span><text:span text:style-name="T41">בימי</text:span><text:span text:style-name="T42"> </text:span><text:span text:style-name="T41">אבלו, דברי</text:span><text:span text:style-name="T42"> </text:span><text:span text:style-name="T41">רבי</text:span><text:span text:style-name="T42"> </text:span><text:span text:style-name="T41">יהודה; ורבי</text:span><text:span text:style-name="T42"> </text:span><text:span text:style-name="T41">יוסי</text:span><text:span text:style-name="T42"> </text:span><text:span text:style-name="T41">מתיר.</text:span>'</text:p>
      <text:p text:style-name="P9">אמר<text:span text:style-name="T1"> </text:span>עולא: הלכה<text:span text:style-name="T1"> </text:span>כרבי<text:span text:style-name="T1"> </text:span>יהודה<text:span text:style-name="T1"> </text:span>באבל, והלכה<text:span text:style-name="T1"> </text:span>כרבי<text:span text:style-name="T1"> </text:span>יוסי<text:span text:style-name="T1"> </text:span>במועד. שמואל<text:span text:style-name="T1"> </text:span>אמר:</text:p>
      <text:p text:style-name="P9"/>
      <text:p text:style-name="P9">(מועד<text:span text:style-name="T1"> </text:span>קטן<text:span text:style-name="T1"> </text:span>יח,א)</text:p>
      <text:p text:style-name="P9">הלכה<text:span text:style-name="T1"> </text:span>כרבי<text:span text:style-name="T1"> </text:span>יוסי<text:span text:style-name="T1"> </text:span>במועד<text:span text:style-name="T1"> </text:span>ובאבל<text:span text:style-name="T1"> </text:span><text:span text:style-name="T7">(דמתיר</text:span><text:span text:style-name="T9">)</text:span>, דאמר<text:span text:style-name="T1"> </text:span>שמואל: הלכה<text:span text:style-name="T1"> </text:span>כדברי<text:span text:style-name="T1"> </text:span>המיקל<text:span text:style-name="T1"> </text:span>באבל.</text:p>
      <text:p text:style-name="P9"/>
      <text:p text:style-name="P9">פנחס<text:span text:style-name="T1"> </text:span>אחוה<text:span text:style-name="T1"> </text:span>דמר<text:span text:style-name="T1"> </text:span>שמואל<text:span text:style-name="T1"> </text:span>איתרע<text:span text:style-name="T1"> </text:span>ביה<text:span text:style-name="T1"> </text:span>מילתא<text:span text:style-name="T1"> </text:span><text:span text:style-name="T7">(בפנחס</text:span><text:span text:style-name="T2"> </text:span><text:span text:style-name="T7">אחוה: דפנחס</text:span><text:span text:style-name="T2"> </text:span><text:span text:style-name="T7">הוה</text:span><text:span text:style-name="T2"> </text:span><text:span text:style-name="T7">אבל</text:span><text:span text:style-name="T9">)</text:span>; על<text:span text:style-name="T1"> </text:span>שמואל<text:span text:style-name="T1"> </text:span>למישאל<text:span text:style-name="T1"> </text:span>טעמא<text:span text:style-name="T1"> </text:span>מיניה<text:span text:style-name="T1"> </text:span><text:span text:style-name="T7">(לדבר</text:span><text:span text:style-name="T2"> </text:span><text:span text:style-name="T7">על</text:span><text:span text:style-name="T2"> </text:span><text:span text:style-name="T7">לבו</text:span><text:span text:style-name="T2"> </text:span><text:span text:style-name="T7">דפנחס</text:span><text:span text:style-name="T9">)</text:span>; חזנהו<text:span text:style-name="T1"> </text:span>לטופרי<text:span text:style-name="T1"> </text:span><text:span text:style-name="T96">צפרניו</text:span><text:span text:style-name="T1"> </text:span>דהוו<text:span text:style-name="T1"> </text:span>נפישן<text:span text:style-name="T1"> </text:span><text:span text:style-name="T96">ארוכים</text:span>, אמר<text:span text:style-name="T1"> </text:span>ליה: אמאי<text:span text:style-name="T1"> </text:span>לא<text:span text:style-name="T1"> </text:span>שקלת<text:span text:style-name="T1"> </text:span>להו?</text:p>
      <text:p text:style-name="P9">אמר<text:span text:style-name="T1"> </text:span>ליה: אי<text:span text:style-name="T1"> </text:span>בדידיה<text:span text:style-name="T1"> </text:span>הוה<text:span text:style-name="T1"> </text:span><text:span text:style-name="T7">(כלומר: אילו</text:span><text:span text:style-name="T2"> </text:span><text:span text:style-name="T7">היית</text:span><text:span text:style-name="T2"> </text:span><text:span text:style-name="T7">אבל</text:span><text:span text:style-name="T9">)</text:span> - מי<text:span text:style-name="T1"> </text:span>מזלזלת<text:span text:style-name="T1"> </text:span>ביה<text:span text:style-name="T1"> </text:span>כולי<text:span text:style-name="T1"> </text:span>האי<text:span text:style-name="T1"> </text:span><text:span text:style-name="T7">(באבילות, דשקלת</text:span><text:span text:style-name="T2"> </text:span><text:span text:style-name="T7">לטופרך</text:span><text:span text:style-name="T9">)</text:span>?</text:p>
      <text:p text:style-name="P9">הואי<text:span text:style-name="T1"> </text:span><text:span text:style-name="T8">(קהלת</text:span><text:span text:style-name="T4"> </text:span><text:span text:style-name="T8">י,ה)</text:span><text:span text:style-name="T36"> [יֵשׁ</text:span><text:span text:style-name="T2"> </text:span><text:span text:style-name="T36">רָעָה</text:span><text:span text:style-name="T2"> </text:span><text:span text:style-name="T36">רָאִיתִי</text:span><text:span text:style-name="T2"> </text:span><text:span text:style-name="T36">תַּחַת</text:span><text:span text:style-name="T2"> </text:span><text:span text:style-name="T36">הַשָּׁמֶשׁ]</text:span><text:span text:style-name="T35"> כִּשְׁגָגָה</text:span><text:span text:style-name="T1"> </text:span><text:span text:style-name="T35">שֶׁיֹּצָא</text:span><text:span text:style-name="T1"> </text:span><text:span text:style-name="T35">מִלִּפְנֵי</text:span><text:span text:style-name="T1"> </text:span><text:span text:style-name="T35">הַשַּׁלִּיט</text:span>, ואיתרע<text:span text:style-name="T1"> </text:span>ביה<text:span text:style-name="T1"> </text:span>מילתא<text:span text:style-name="T1"> </text:span><text:span text:style-name="T7">(אבילות</text:span><text:span text:style-name="T9">)</text:span> בשמואל; על<text:span text:style-name="T1"> </text:span>פנחס<text:span text:style-name="T1"> </text:span>אחוה<text:span text:style-name="T1"> </text:span>למישאל<text:span text:style-name="T1"> </text:span>טעמא<text:span text:style-name="T1"> </text:span>מיניה, שקלינהו<text:span text:style-name="T1"> </text:span>לטופריה, חבטינהו<text:span text:style-name="T1"> </text:span>לאפיה<text:span text:style-name="T1"> </text:span><text:span text:style-name="T7">(זרקינהו</text:span><text:span text:style-name="T2"> </text:span><text:span text:style-name="T7">מרוב</text:span><text:span text:style-name="T2"> </text:span><text:span text:style-name="T7">כעס, והדר</text:span><text:span text:style-name="T2"> </text:span><text:span text:style-name="T7">מכנס</text:span><text:span text:style-name="T2"> </text:span><text:span text:style-name="T7">להו, דזורקן</text:span><text:span text:style-name="T2"> </text:span><text:span text:style-name="T7">רשע</text:span><text:span text:style-name="T9">)</text:span>, אמר<text:span text:style-name="T1"> </text:span>ליה: לית<text:span text:style-name="T1"> </text:span>לך<text:span text:style-name="T1"> </text:span>ברית<text:span text:style-name="T1"> </text:span>כרותה<text:span text:style-name="T1"> </text:span>לשפתים?</text:p>
      <text:p text:style-name="P32">דאמר<text:span text:style-name="T1"> </text:span>רבי<text:span text:style-name="T1"> </text:span>יוחנן: מנין<text:span text:style-name="T1"> </text:span>שברית<text:span text:style-name="T1"> </text:span>כרותה<text:span text:style-name="T1"> </text:span>לשפתים? - שנאמר<text:span text:style-name="T1"> </text:span><text:span text:style-name="T8">(בראשית</text:span><text:span text:style-name="T4"> </text:span><text:span text:style-name="T8">כב,ה)</text:span><text:span text:style-name="T35"> וַיֹּאמֶר</text:span><text:span text:style-name="T1"> </text:span><text:span text:style-name="T35">אַבְרָהָם</text:span><text:span text:style-name="T1"> </text:span><text:span text:style-name="T35">אֶל</text:span><text:span text:style-name="T1"> </text:span><text:span text:style-name="T35">נְעָרָיו</text:span><text:span text:style-name="T1"> </text:span><text:span text:style-name="T35">שְׁבוּ</text:span><text:span text:style-name="T1"> </text:span><text:span text:style-name="T35">לָכֶם</text:span><text:span text:style-name="T1"> </text:span><text:span text:style-name="T35">פֹּה</text:span><text:span text:style-name="T1"> </text:span><text:span text:style-name="T35">עִם</text:span><text:span text:style-name="T1"> </text:span><text:span text:style-name="T35">הַחֲמוֹר</text:span><text:span text:style-name="T1"> </text:span><text:span text:style-name="T35">וַאֲנִי</text:span><text:span text:style-name="T1"> </text:span><text:span text:style-name="T35">וְהַנַּעַר</text:span><text:span text:style-name="T1"> </text:span><text:span text:style-name="T35">נֵלְכָה</text:span><text:span text:style-name="T1"> </text:span><text:span text:style-name="T35">עַד</text:span><text:span text:style-name="T1"> </text:span><text:span text:style-name="T35">כֹּה</text:span><text:span text:style-name="T1"> </text:span><text:span text:style-name="T35">וְנִשְׁתַּחֲוֶה</text:span><text:span text:style-name="T1"> </text:span><text:span text:style-name="T35">וְנָשׁוּבָה</text:span><text:span text:style-name="T1"> </text:span><text:span text:style-name="T35">אֲלֵיכֶם</text:span><text:span text:style-name="T1"> </text:span>- ואיסתייעא<text:span text:style-name="T1"> </text:span>מלתא<text:span text:style-name="T1"> </text:span>דהדור<text:span text:style-name="T1"> </text:span>תרוייהו.</text:p>
      <text:p text:style-name="P9">סבור<text:span text:style-name="T1"> </text:span>מיניה<text:span text:style-name="T1"> </text:span>דיד<text:span text:style-name="T1"> – </text:span>אִין<text:span text:style-name="T1"> </text:span><text:span text:style-name="T7">(דיד</text:span><text:span text:style-name="T2"> </text:span><text:span text:style-name="T7">מותר</text:span><text:span text:style-name="T2"> </text:span><text:span text:style-name="T7">בימי</text:span><text:span text:style-name="T2"> </text:span><text:span text:style-name="T7">אבלו</text:span><text:span text:style-name="T2"> </text:span><text:span text:style-name="T7">משום</text:span><text:span text:style-name="T2"> </text:span><text:span text:style-name="T7">דמאיס</text:span><text:span text:style-name="T9">)</text:span>, דרגל<text:span text:style-name="T1"> </text:span>- לא; אמר<text:span text:style-name="T1"> </text:span>רב<text:span text:style-name="T1"> </text:span>ענן<text:span text:style-name="T1"> </text:span>בר<text:span text:style-name="T1"> </text:span>תחליפא: לדידי<text:span text:style-name="T1"> </text:span>מפרשא<text:span text:style-name="T1"> </text:span>לי<text:span text:style-name="T1"> </text:span>מיניה<text:span text:style-name="T1"> </text:span>דשמואל: לא<text:span text:style-name="T1"> </text:span>שנא<text:span text:style-name="T1"> </text:span>דיד<text:span text:style-name="T1"> </text:span>ולא<text:span text:style-name="T1"> </text:span>שנא<text:span text:style-name="T1"> </text:span>דרגל. </text:p>
      <text:p text:style-name="P9"/>
      <text:p text:style-name="P9">אמר<text:span text:style-name="T1"> </text:span>רב<text:span text:style-name="T1"> </text:span>חייא<text:span text:style-name="T1"> </text:span>בר<text:span text:style-name="T1"> </text:span>אשי<text:span text:style-name="T1"> </text:span>אמר<text:span text:style-name="T1"> </text:span>רב: ובגנוסטרא<text:span text:style-name="T1"> </text:span><text:span text:style-name="T7">(מספרים</text:span><text:span text:style-name="T9">)</text:span> אסור.</text:p>
      <text:p text:style-name="P9">אמר<text:span text:style-name="T1"> </text:span>רב<text:span text:style-name="T1"> </text:span>שִׁמְן<text:span text:style-name="T1"> </text:span>בר<text:span text:style-name="T1"> </text:span>אבא<text:span text:style-name="T1"> </text:span><text:span text:style-name="T95">[שמעון</text:span><text:span text:style-name="T4"> </text:span><text:span text:style-name="T95">בר</text:span><text:span text:style-name="T4"> </text:span><text:span text:style-name="T95">אבא: בבלי</text:span><text:span text:style-name="T4"> </text:span><text:span text:style-name="T95">שבת</text:span><text:span text:style-name="T4"> </text:span><text:span text:style-name="T95">קיט,ב; גיטין</text:span><text:span text:style-name="T4"> </text:span><text:span text:style-name="T95">ה,ב; הרבה</text:span><text:span text:style-name="T4"> </text:span><text:span text:style-name="T95">בירושלמי]</text:span>: הוה<text:span text:style-name="T1"> </text:span>קאימנא<text:span text:style-name="T1"> </text:span>קמיה<text:span text:style-name="T1"> </text:span>דרבי<text:span text:style-name="T1"> </text:span>יוחנן<text:span text:style-name="T1"> </text:span>בי<text:span text:style-name="T1"> </text:span>מדרשא<text:span text:style-name="T1"> </text:span>בחולו<text:span text:style-name="T1"> </text:span>של<text:span text:style-name="T1"> </text:span>מועד, ושקלינהו<text:span text:style-name="T1"> </text:span>לטופריה<text:span text:style-name="T1"> </text:span>בשיניה, וזרקינהו.</text:p>
      <text:p text:style-name="P9">שמע<text:span text:style-name="T1"> </text:span>מינה<text:span text:style-name="T1"> </text:span>תלת: שמע<text:span text:style-name="T1"> </text:span>מינה<text:span text:style-name="T1"> </text:span>מותר<text:span text:style-name="T1"> </text:span>ליטול<text:span text:style-name="T1"> </text:span>צפרנים<text:span text:style-name="T1"> </text:span>בחולו<text:span text:style-name="T1"> </text:span>של<text:span text:style-name="T1"> </text:span>מועד, ושמע<text:span text:style-name="T1"> </text:span>מינה<text:span text:style-name="T1"> </text:span>אין<text:span text:style-name="T1"> </text:span>בהן<text:span text:style-name="T1"> </text:span>משום<text:span text:style-name="T1"> </text:span>מיאוס<text:span text:style-name="T1"> </text:span><text:span text:style-name="T7">(מדשקל</text:span><text:span text:style-name="T2"> </text:span><text:span text:style-name="T7">ליה</text:span><text:span text:style-name="T2"> </text:span><text:span text:style-name="T7">בשיניה</text:span><text:span text:style-name="T9">)</text:span>,</text:p>
      <text:p text:style-name="P9">ושמע<text:span text:style-name="T1"> </text:span>מינה<text:span text:style-name="T1"> </text:span>מותר<text:span text:style-name="T1"> </text:span>לזורקן.</text:p>
      <text:p text:style-name="P9">איני! והתניא: '<text:span text:style-name="T41">שלשה</text:span><text:span text:style-name="T42"> </text:span><text:span text:style-name="T41">דברים</text:span><text:span text:style-name="T42"> </text:span><text:span text:style-name="T41">נאמרו</text:span><text:span text:style-name="T42"> </text:span><text:span text:style-name="T41">בצפרנים: הקוברן</text:span><text:span text:style-name="T42"> – </text:span><text:span text:style-name="T41">צדיק, שורפן</text:span><text:span text:style-name="T42"> – </text:span><text:span text:style-name="T41">חסיד, זורקן</text:span><text:span text:style-name="T42"> – </text:span><text:span text:style-name="T41">רשע</text:span>'!?</text:p>
      <text:p text:style-name="P9">טעמא<text:span text:style-name="T1"> </text:span>מאי? שמא<text:span text:style-name="T1"> </text:span>תעבור<text:span text:style-name="T1"> </text:span>עליהן<text:span text:style-name="T1"> </text:span>אשה<text:span text:style-name="T1"> </text:span>עוברה<text:span text:style-name="T1"> </text:span>ותפיל; אשה<text:span text:style-name="T1"> </text:span>בי<text:span text:style-name="T1"> </text:span>מדרשא<text:span text:style-name="T1"> </text:span>לא<text:span text:style-name="T1"> </text:span>שכיחא.</text:p>
      <text:p text:style-name="P9">וכי<text:span text:style-name="T1"> </text:span>תימא<text:span text:style-name="T1"> </text:span>'זימנין<text:span text:style-name="T1"> </text:span>דמיכנשי<text:span text:style-name="T1"> </text:span>להו<text:span text:style-name="T1"> </text:span>ושדי<text:span text:style-name="T1"> </text:span>להו<text:span text:style-name="T1"> </text:span>אבראי<text:span text:style-name="T1"> </text:span><text:span text:style-name="T7">(ועברה</text:span><text:span text:style-name="T2"> </text:span><text:span text:style-name="T7">עלייהו</text:span><text:span text:style-name="T2"> </text:span><text:span text:style-name="T7">איתתא</text:span><text:span text:style-name="T2"> </text:span><text:span text:style-name="T7">אבראי</text:span><text:span text:style-name="T9">)</text:span>' - כיון<text:span text:style-name="T1"> </text:span>דאשתני<text:span text:style-name="T1"> </text:span><text:span text:style-name="T7">(מההוא</text:span><text:span text:style-name="T2"> </text:span><text:span text:style-name="T7">דוכתא</text:span><text:span text:style-name="T2"> </text:span><text:span text:style-name="T7">דהוו</text:span><text:span text:style-name="T2"> </text:span><text:span text:style-name="T7">מעיקרא</text:span><text:span text:style-name="T9">)</text:span> אשתני<text:span text:style-name="T1"> </text:span><text:span text:style-name="T7">(ולא</text:span><text:span text:style-name="T2"> </text:span><text:span text:style-name="T7">מזקי</text:span><text:span text:style-name="T9">)</text:span>.</text:p>
      <text:p text:style-name="P28"/>
      <text:p text:style-name="P9">אמר<text:span text:style-name="T1"> </text:span>רב<text:span text:style-name="T1"> </text:span>יהודה<text:span text:style-name="T1"> </text:span>אמר<text:span text:style-name="T1"> </text:span>רב: זוג<text:span text:style-name="T1"> </text:span>בא<text:span text:style-name="T1"> </text:span>מחמתן<text:span text:style-name="T1"> </text:span>לפני<text:span text:style-name="T1"> </text:span>רבי, </text:p>
      <text:p text:style-name="P32">ומר<text:span text:style-name="T1"> </text:span>זוטרא<text:span text:style-name="T1"> </text:span><text:span text:style-name="T66">מתני</text:span>: זוג<text:span text:style-name="T1"> </text:span>בא<text:span text:style-name="T1"> </text:span>מחמתן<text:span text:style-name="T1"> </text:span>לפני<text:span text:style-name="T1"> </text:span>רבי<text:span text:style-name="T1"> </text:span><text:span text:style-name="T7">(ומר</text:span><text:span text:style-name="T2"> </text:span><text:span text:style-name="T7">זוטרא</text:span><text:span text:style-name="T2"> </text:span><text:span text:style-name="T7">מתני</text:span><text:span text:style-name="T2"> </text:span><text:span text:style-name="T7">בברייתא</text:span><text:span text:style-name="T2"> </text:span><text:span text:style-name="T7">דבקשו</text:span><text:span text:style-name="T2"> </text:span><text:span text:style-name="T7">ממנו</text:span><text:span text:style-name="T2"> </text:span><text:span text:style-name="T7">צפרנים</text:span><text:span text:style-name="T2"> </text:span><text:span text:style-name="T7">בימי</text:span><text:span text:style-name="T2"> </text:span><text:span text:style-name="T7">אבלו, ולאו</text:span><text:span text:style-name="T2"> </text:span><text:span text:style-name="T7">משמיה</text:span><text:span text:style-name="T2"> </text:span><text:span text:style-name="T7">דרב</text:span><text:span text:style-name="T2"> </text:span><text:span text:style-name="T7">יהודה</text:span><text:span text:style-name="T9">)</text:span>, </text:p>
      <text:p text:style-name="P9"><text:soft-page-break/>ובקשו<text:span text:style-name="T1"> </text:span>ממנו<text:span text:style-name="T1"> </text:span>צפרנים, והתיר<text:span text:style-name="T1"> </text:span>להם, ואם<text:span text:style-name="T1"> </text:span>בקשו<text:span text:style-name="T1"> </text:span>ממנו<text:span text:style-name="T1"> </text:span>שפה<text:span text:style-name="T1"> </text:span>התיר<text:span text:style-name="T1"> </text:span>להם<text:span text:style-name="T1"> </text:span><text:span text:style-name="T7">(היה</text:span><text:span text:style-name="T2"> </text:span><text:span text:style-name="T7">מתיר</text:span><text:span text:style-name="T2"> </text:span><text:span text:style-name="T7">להם</text:span><text:span text:style-name="T2"> </text:span><text:span text:style-name="T7">- כלומר: אנא</text:span><text:span text:style-name="T2"> </text:span><text:span text:style-name="T7">חזינא</text:span><text:span text:style-name="T2"> </text:span><text:span text:style-name="T7">לדעתיה: אי</text:span><text:span text:style-name="T2"> </text:span><text:span text:style-name="T7">שאלו</text:span><text:span text:style-name="T2"> </text:span><text:span text:style-name="T7">לגלח</text:span><text:span text:style-name="T2"> </text:span><text:span text:style-name="T7">השפה</text:span><text:span text:style-name="T2"> </text:span><text:span text:style-name="T7">- היה</text:span><text:span text:style-name="T2"> </text:span><text:span text:style-name="T7">מתיר</text:span><text:span text:style-name="T2"> </text:span><text:span text:style-name="T7">להם, דאין</text:span><text:span text:style-name="T2"> </text:span><text:span text:style-name="T7">בהם</text:span><text:span text:style-name="T2"> </text:span><text:span text:style-name="T7">משום</text:span><text:span text:style-name="T2"> </text:span><text:span text:style-name="T36">וְלֹא</text:span><text:span text:style-name="T2"> </text:span><text:span text:style-name="T36">תַשְׁחִית</text:span><text:span text:style-name="T2"> </text:span><text:span text:style-name="T36">אֵת</text:span><text:span text:style-name="T2"> </text:span><text:span text:style-name="T36">פְּאַת</text:span><text:span text:style-name="T2"> </text:span><text:span text:style-name="T36">זְקָנֶךָ</text:span><text:span text:style-name="T2"> </text:span><text:span text:style-name="T8">(ויקרא</text:span><text:span text:style-name="T4"> </text:span><text:span text:style-name="T8">יט,כז)</text:span><text:span text:style-name="T9">)</text:span>.</text:p>
      <text:p text:style-name="P9">ושמואל<text:span text:style-name="T1"> </text:span>אמר: אף<text:span text:style-name="T1"> </text:span>בקשו<text:span text:style-name="T1"> </text:span>ממנו<text:span text:style-name="T1"> </text:span>שפה<text:span text:style-name="T1"> </text:span>והתיר<text:span text:style-name="T1"> </text:span>להם.</text:p>
      <text:p text:style-name="P9"/>
      <text:p text:style-name="P9">אמר<text:span text:style-name="T1"> </text:span>אביטול<text:span text:style-name="T1"> </text:span>ספרא<text:span text:style-name="T1"> </text:span>משמיה<text:span text:style-name="T1"> </text:span>דרב<text:span text:style-name="T1"> </text:span>&lt;פפא&gt; שפה<text:span text:style-name="T1"> </text:span>מזוית<text:span text:style-name="T1"> </text:span>לזוית<text:span text:style-name="T1"> </text:span><text:span text:style-name="T7">(מסוף</text:span><text:span text:style-name="T2"> </text:span><text:span text:style-name="T7">הפה</text:span><text:span text:style-name="T2"> </text:span><text:span text:style-name="T7">לסוף</text:span><text:span text:style-name="T2"> </text:span><text:span text:style-name="T7">האחר</text:span><text:span text:style-name="T2"> </text:span><text:span text:style-name="T7">מותר</text:span><text:span text:style-name="T2"> </text:span><text:span text:style-name="T7">לגלח, שהרי</text:span><text:span text:style-name="T2"> </text:span><text:span text:style-name="T7">מעכבת</text:span><text:span text:style-name="T2"> </text:span><text:span text:style-name="T7">אכילה</text:span><text:span text:style-name="T2"> </text:span><text:span text:style-name="T7">ושתיה, ומאיס</text:span><text:span text:style-name="T9">)</text:span>.</text:p>
      <text:p text:style-name="P9">אמר<text:span text:style-name="T1"> </text:span>רבי<text:span text:style-name="T1"> </text:span>אמי: ובשפה<text:span text:style-name="T1"> </text:span>המעכבת.</text:p>
      <text:p text:style-name="P9">אמר<text:span text:style-name="T1"> </text:span>רב<text:span text:style-name="T1"> </text:span>נחמן<text:span text:style-name="T1"> </text:span>בר<text:span text:style-name="T1"> </text:span>יצחק: לדידי<text:span text:style-name="T1"> </text:span>כשפה<text:span text:style-name="T1"> </text:span>המעכבת<text:span text:style-name="T1"> </text:span>דמי<text:span text:style-name="T1"> </text:span>לי<text:span text:style-name="T1"> </text:span><text:span text:style-name="T7">(כל</text:span><text:span text:style-name="T2"> </text:span><text:span text:style-name="T7">השפה</text:span><text:span text:style-name="T2"> </text:span><text:span text:style-name="T7">כשפה</text:span><text:span text:style-name="T2"> </text:span><text:span text:style-name="T7">המעכבת</text:span><text:span text:style-name="T2"> </text:span><text:span text:style-name="T7">דמי, דאנינא</text:span><text:span text:style-name="T2"> </text:span><text:span text:style-name="T7">לי</text:span><text:span text:style-name="T2"> </text:span><text:span text:style-name="T7">דעתי</text:span><text:span text:style-name="T9">)</text:span>.</text:p>
      <text:p text:style-name="P9"/>
      <text:p text:style-name="P9">ואמר<text:span text:style-name="T1"> </text:span>אביטול<text:span text:style-name="T1"> </text:span>ספרא<text:span text:style-name="T1"> </text:span>משמיה<text:span text:style-name="T1"> </text:span>דרב<text:span text:style-name="T1"> </text:span>&lt;פפא&gt;: פרעה<text:span text:style-name="T1"> </text:span>שהיה<text:span text:style-name="T1"> </text:span>בימי<text:span text:style-name="T1"> </text:span>משה<text:span text:style-name="T1"> </text:span>- הוא<text:span text:style-name="T1"> </text:span>אמה<text:span text:style-name="T1"> </text:span>וזקנו<text:span text:style-name="T1"> </text:span>אמה<text:span text:style-name="T1"> </text:span>ופרמשתקו<text:span text:style-name="T1"> </text:span><text:span text:style-name="T7">(אמתו</text:span><text:span text:style-name="T9">)</text:span> אמה<text:span text:style-name="T1"> </text:span>וזרת, לקיים<text:span text:style-name="T1"> </text:span>מה<text:span text:style-name="T1"> </text:span>שנאמר<text:span text:style-name="T1"> </text:span><text:span text:style-name="T8">(דניאל</text:span><text:span text:style-name="T4"> </text:span><text:span text:style-name="T8">ד,יד)</text:span><text:span text:style-name="T36"> [בִּגְזֵרַת</text:span><text:span text:style-name="T2"> </text:span><text:span text:style-name="T36">עִירִין</text:span><text:span text:style-name="T2"> </text:span><text:span text:style-name="T36">פִּתְגָמָא</text:span><text:span text:style-name="T2"> </text:span><text:span text:style-name="T36">וּמֵאמַר</text:span><text:span text:style-name="T2"> </text:span><text:span text:style-name="T36">קַדִּישִׁין</text:span><text:span text:style-name="T2"> </text:span><text:span text:style-name="T36">שְׁאֵלְתָא</text:span><text:span text:style-name="T2"> </text:span><text:span text:style-name="T36">עַד</text:span><text:span text:style-name="T2"> </text:span><text:span text:style-name="T36">דִּבְרַת</text:span><text:span text:style-name="T2"> </text:span><text:span text:style-name="T36">דִּי</text:span><text:span text:style-name="T2"> </text:span><text:span text:style-name="T36">יִנְדְּעוּן</text:span><text:span text:style-name="T2"> </text:span><text:span text:style-name="T36">חַיַּיָּא</text:span><text:span text:style-name="T2"> </text:span><text:span text:style-name="T36">דִּי</text:span><text:span text:style-name="T2"> </text:span><text:span text:style-name="T36">שַׁלִּיט</text:span><text:span text:style-name="T2"> </text:span><text:span text:style-name="T39">עליא</text:span><text:span text:style-name="T2"> </text:span><text:span text:style-name="T36">עִלָּאָה</text:span><text:span text:style-name="T2"> </text:span><text:span text:style-name="T36">בְּמַלְכוּת</text:span><text:span text:style-name="T2"> </text:span><text:span text:style-name="T39">אנושא</text:span><text:span text:style-name="T2"> </text:span><text:span text:style-name="T36">אֲנָשָׁא</text:span><text:span text:style-name="T2"> </text:span><text:span text:style-name="T36">וּלְמַן</text:span><text:span text:style-name="T2"> </text:span><text:span text:style-name="T36">דִּי</text:span><text:span text:style-name="T2"> </text:span><text:span text:style-name="T36">יִצְבֵּא</text:span><text:span text:style-name="T2"> </text:span><text:span text:style-name="T36">יִתְּנִנַּהּ]</text:span><text:span text:style-name="T35"> וּשְׁפַל</text:span><text:span text:style-name="T1"> </text:span><text:span text:style-name="T35">אֲנָשִׁים</text:span><text:span text:style-name="T1"> </text:span><text:span text:style-name="T35">יְקִים</text:span><text:span text:style-name="T1"> </text:span><text:span text:style-name="T39">עליה</text:span><text:span text:style-name="T1"> </text:span><text:span text:style-name="T35">עֲלַהּ</text:span>.</text:p>
      <text:p text:style-name="P9"/>
      <text:p text:style-name="P9">ואמר<text:span text:style-name="T1"> </text:span>אביטול<text:span text:style-name="T1"> </text:span>ספרא<text:span text:style-name="T1"> </text:span>משמיה<text:span text:style-name="T1"> </text:span>דרב<text:span text:style-name="T1"> </text:span>&lt;פפא&gt;: פרעה<text:span text:style-name="T1"> </text:span>שהיה<text:span text:style-name="T1"> </text:span>בימי<text:span text:style-name="T1"> </text:span>משה<text:span text:style-name="T1"> </text:span>- אמגושי<text:span text:style-name="T1"> </text:span>היה<text:span text:style-name="T1"> </text:span>שנאמר<text:span text:style-name="T1"> </text:span><text:span text:style-name="T8">(שמות</text:span><text:span text:style-name="T4"> </text:span><text:span text:style-name="T8">ח,טז)</text:span><text:span text:style-name="T35"> </text:span><text:span text:style-name="T36">[וַיֹּאמֶר</text:span><text:span text:style-name="T2"> </text:span><text:span text:style-name="T36">ה' אֶל</text:span><text:span text:style-name="T2"> </text:span><text:span text:style-name="T36">מֹשֶׁה</text:span><text:span text:style-name="T2"> </text:span><text:span text:style-name="T36">הַשְׁכֵּם</text:span><text:span text:style-name="T2"> </text:span><text:span text:style-name="T36">בַּבֹּקֶר</text:span><text:span text:style-name="T2"> </text:span><text:span text:style-name="T36">וְהִתְיַצֵּב</text:span><text:span text:style-name="T2"> </text:span><text:span text:style-name="T36">לִפְנֵי</text:span><text:span text:style-name="T2"> </text:span><text:span text:style-name="T36">פַרְעֹה]</text:span><text:span text:style-name="T35"> הִנֵּה</text:span><text:span text:style-name="T1"> </text:span><text:span text:style-name="T35">יוֹצֵא</text:span><text:span text:style-name="T1"> </text:span><text:span text:style-name="T35">הַמָּיְמָה</text:span><text:span text:style-name="T1"> </text:span><text:span text:style-name="T36">[וְאָמַרְתָּ</text:span><text:span text:style-name="T2"> </text:span><text:span text:style-name="T36">אֵלָיו</text:span><text:span text:style-name="T2"> </text:span><text:span text:style-name="T36">כֹּה</text:span><text:span text:style-name="T2"> </text:span><text:span text:style-name="T36">אָמַר</text:span><text:span text:style-name="T2"> </text:span><text:span text:style-name="T36">ה' שַׁלַּח</text:span><text:span text:style-name="T2"> </text:span><text:span text:style-name="T36">עַמִּי</text:span><text:span text:style-name="T2"> </text:span><text:span text:style-name="T36">וְיַעַבְדֻנִי]</text:span> <text:span text:style-name="T7">(מחלוקת</text:span><text:span text:style-name="T2"> </text:span><text:span text:style-name="T7">במסכת</text:span><text:span text:style-name="T2"> </text:span><text:span text:style-name="T7">שבת</text:span><text:span text:style-name="T2"> </text:span><text:span text:style-name="T8">(עה,א)</text:span><text:span text:style-name="T7">, חד</text:span><text:span text:style-name="T2"> </text:span><text:span text:style-name="T7">אמר: חרשי, להכי</text:span><text:span text:style-name="T2"> </text:span><text:span text:style-name="T7">יוצא</text:span><text:span text:style-name="T2"> </text:span><text:span text:style-name="T7">ליאור</text:span><text:span text:style-name="T2"> </text:span><text:span text:style-name="T7">בשביל</text:span><text:span text:style-name="T2"> </text:span><text:span text:style-name="T7">מכשפות, ואידך</text:span><text:span text:style-name="T2"> </text:span><text:span text:style-name="T7">אמר: גידופי, להכי</text:span><text:span text:style-name="T2"> </text:span><text:span text:style-name="T7">יוצא, שאומר: </text:span><text:span text:style-name="T36">לִי</text:span><text:span text:style-name="T2"> </text:span><text:span text:style-name="T36">יְאֹרִי</text:span><text:span text:style-name="T2"> </text:span><text:span text:style-name="T36">וַאֲנִי</text:span><text:span text:style-name="T2"> </text:span><text:span text:style-name="T36">עֲשִׂיתִנִי</text:span><text:span text:style-name="T2"> </text:span><text:span text:style-name="T8">[יחזקאל</text:span><text:span text:style-name="T4"> </text:span><text:span text:style-name="T8">כט,ג]</text:span><text:span text:style-name="T9">)</text:span>.</text:p>
      <text:p text:style-name="P9"/>
      <text:p text:style-name="P9">ואלו<text:span text:style-name="T1"> </text:span>מכבסין<text:span text:style-name="T1"> </text:span>במועד: הבא<text:span text:style-name="T1"> </text:span>ממדינת<text:span text:style-name="T1"> </text:span>הים: <text:s/></text:p>
      <text:p text:style-name="P9">אמר<text:span text:style-name="T1"> </text:span>רב<text:span text:style-name="T1"> </text:span>אסי<text:span text:style-name="T1"> </text:span>אמר<text:span text:style-name="T1"> </text:span>רבי<text:span text:style-name="T1"> </text:span>יוחנן: מי<text:span text:style-name="T1"> </text:span>שאין<text:span text:style-name="T1"> </text:span>לו<text:span text:style-name="T1"> </text:span>אלא<text:span text:style-name="T1"> </text:span>חלוק<text:span text:style-name="T1"> </text:span>אחד<text:span text:style-name="T1"> </text:span>- מותר<text:span text:style-name="T1"> </text:span>לכבסו<text:span text:style-name="T1"> </text:span>בחולו<text:span text:style-name="T1"> </text:span>של<text:span text:style-name="T1"> </text:span>מועד.</text:p>
      <text:p text:style-name="P9">מתיב<text:span text:style-name="T1"> </text:span>רבי<text:span text:style-name="T1"> </text:span>ירמיה: '<text:span text:style-name="T50">אלו</text:span><text:span text:style-name="T42"> </text:span><text:span text:style-name="T41">מכבסין</text:span><text:span text:style-name="T42"> </text:span><text:span text:style-name="T41">במועד: הבא</text:span><text:span text:style-name="T42"> </text:span><text:span text:style-name="T41">ממדינת</text:span><text:span text:style-name="T42"> </text:span><text:span text:style-name="T41">הים</text:span><text:span text:style-name="T42"> </text:span><text:span text:style-name="T41">כו</text:span>': הני<text:span text:style-name="T1"> – </text:span>אִין, מי<text:span text:style-name="T1"> </text:span>שאין<text:span text:style-name="T1"> </text:span>לו<text:span text:style-name="T1"> </text:span>אלא<text:span text:style-name="T1"> </text:span>חלוק<text:span text:style-name="T1"> </text:span>אחד<text:span text:style-name="T1"> – </text:span>לא!</text:p>
      <text:p text:style-name="P9">אמר<text:span text:style-name="T1"> </text:span>ליה<text:span text:style-name="T1"> </text:span>רבי<text:span text:style-name="T1"> </text:span>יעקב<text:span text:style-name="T1"> </text:span>לרבי<text:span text:style-name="T1"> </text:span>ירמיה: אסברה<text:span text:style-name="T1"> </text:span>לך: מתניתין<text:span text:style-name="T1"> </text:span><text:span text:style-name="T7">(דקתני</text:span><text:span text:style-name="T2"> </text:span><text:span text:style-name="T47">אלו</text:span><text:span text:style-name="T43"> </text:span><text:span text:style-name="T47">מכבסין</text:span><text:span text:style-name="T9">)</text:span> - אף<text:span text:style-name="T1"> </text:span>על<text:span text:style-name="T1"> </text:span>גב<text:span text:style-name="T1"> </text:span>דאית<text:span text:style-name="T1"> </text:span>ליה<text:span text:style-name="T1"> </text:span>תרי<text:span text:style-name="T1"> </text:span>ומטנפי<text:span text:style-name="T1"> </text:span><text:span text:style-name="T7">(אבל</text:span><text:span text:style-name="T2"> </text:span><text:span text:style-name="T7">מי</text:span><text:span text:style-name="T2"> </text:span><text:span text:style-name="T7">שאין</text:span><text:span text:style-name="T2"> </text:span><text:span text:style-name="T7">לו</text:span><text:span text:style-name="T2"> </text:span><text:span text:style-name="T7">אלא</text:span><text:span text:style-name="T2"> </text:span><text:span text:style-name="T7">חלוק</text:span><text:span text:style-name="T2"> </text:span><text:span text:style-name="T7">אחד</text:span><text:span text:style-name="T2"> </text:span><text:span text:style-name="T7">- דכולי</text:span><text:span text:style-name="T2"> </text:span><text:span text:style-name="T7">עלמא</text:span><text:span text:style-name="T2"> </text:span><text:span text:style-name="T7">שרי</text:span><text:span text:style-name="T9">)</text:span>.</text:p>
      <text:p text:style-name="P9">שלח<text:span text:style-name="T1"> </text:span>רב<text:span text:style-name="T1"> </text:span>יצחק<text:span text:style-name="T1"> </text:span>בר<text:span text:style-name="T1"> </text:span>יעקב<text:span text:style-name="T1"> </text:span>בר<text:span text:style-name="T1"> </text:span>גיורי<text:span text:style-name="T1"> </text:span>משמיה<text:span text:style-name="T1"> </text:span>דרבי<text:span text:style-name="T1"> </text:span>יוחנן: כלי<text:span text:style-name="T1"> </text:span>פשתן<text:span text:style-name="T1"> </text:span>מותר<text:span text:style-name="T1"> </text:span>לכבסן<text:span text:style-name="T1"> </text:span>בחולו<text:span text:style-name="T1"> </text:span>של<text:span text:style-name="T1"> </text:span>מועד<text:span text:style-name="T1"> </text:span><text:span text:style-name="T7">(דלא</text:span><text:span text:style-name="T2"> </text:span><text:span text:style-name="T7">נפיש</text:span><text:span text:style-name="T2"> </text:span><text:span text:style-name="T7">טירחא</text:span><text:span text:style-name="T9">)</text:span>.</text:p>
      <text:p text:style-name="P9">מתיב<text:span text:style-name="T1"> </text:span>רבא: '<text:span text:style-name="T41">מטפחות</text:span><text:span text:style-name="T42"> </text:span><text:span text:style-name="T41">הידים</text:span><text:span text:style-name="T42"> </text:span><text:span text:style-name="T7">(שמנגבין</text:span><text:span text:style-name="T2"> </text:span><text:span text:style-name="T7">בהן</text:span><text:span text:style-name="T2"> </text:span><text:span text:style-name="T7">ידים, משום</text:span><text:span text:style-name="T2"> </text:span><text:span text:style-name="T7">דמאיס</text:span><text:span text:style-name="T9">)</text:span><text:span text:style-name="T41">, מטפחות</text:span></text:p>
      <text:p text:style-name="P9"/>
      <text:p text:style-name="P9">(מועד<text:span text:style-name="T1"> </text:span>קטן<text:span text:style-name="T1"> </text:span>יח,ב)</text:p>
      <text:p text:style-name="P9"><text:span text:style-name="T41">הַסַּפָּרִים</text:span><text:span text:style-name="T42"> </text:span><text:span text:style-name="T7">(של</text:span><text:span text:style-name="T2"> </text:span><text:span text:style-name="T7">פשתן</text:span><text:span text:style-name="T9">)</text:span><text:span text:style-name="T41">, </text:span><text:span text:style-name="T7">(גירסת</text:span><text:span text:style-name="T2"> </text:span><text:span text:style-name="T7">רש"י:</text:span><text:span text:style-name="T9">)</text:span><text:span text:style-name="T41"> מטפחות</text:span><text:span text:style-name="T42"> </text:span><text:span text:style-name="T41">הספוג</text:span><text:span text:style-name="T42"> </text:span><text:span text:style-name="T7">(שמנגבין</text:span><text:span text:style-name="T2"> </text:span><text:span text:style-name="T7">בהן</text:span><text:span text:style-name="T2"> </text:span><text:span text:style-name="T7">עצמן</text:span><text:span text:style-name="T2"> </text:span><text:span text:style-name="T7">כשיוצאין</text:span><text:span text:style-name="T2"> </text:span><text:span text:style-name="T7">מבית</text:span><text:span text:style-name="T2"> </text:span><text:span text:style-name="T7">המרחץ</text:span><text:span text:style-name="T9">)</text:span><text:span text:style-name="T41"> ושעלו</text:span><text:span text:style-name="T42"> </text:span><text:span text:style-name="T41">מטומאתן</text:span><text:span text:style-name="T42"> </text:span><text:span text:style-name="T7">(במועד</text:span><text:span text:style-name="T9">)</text:span><text:span text:style-name="T41">' </text:span>הני<text:span text:style-name="T1"> </text:span>- אִין, <text:span text:style-name="T7">(אבל</text:span><text:span text:style-name="T2"> </text:span><text:span text:style-name="T7">שאר</text:span><text:span text:style-name="T9">)</text:span> כלי<text:span text:style-name="T1"> </text:span>פשתן<text:span text:style-name="T1"> – </text:span>לא! </text:p>
      <text:p text:style-name="P9">אמר<text:span text:style-name="T1"> </text:span>ליה<text:span text:style-name="T1"> </text:span>אביי: מתניתין<text:span text:style-name="T1"> </text:span>- אפילו<text:span text:style-name="T1"> </text:span>דשאר<text:span text:style-name="T1"> </text:span>מיני<text:span text:style-name="T1"> </text:span><text:span text:style-name="T7">(כלומר: מטפחות</text:span><text:span text:style-name="T2"> </text:span><text:span text:style-name="T7">דשאר</text:span><text:span text:style-name="T2"> </text:span><text:span text:style-name="T7">מינין</text:span><text:span text:style-name="T2"> </text:span><text:span text:style-name="T7">- כגון</text:span><text:span text:style-name="T2"> </text:span><text:span text:style-name="T7">דצמר</text:span><text:span text:style-name="T2"> </text:span><text:span text:style-name="T7">- 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נפיש</text:span><text:span text:style-name="T2"> </text:span><text:span text:style-name="T7">טירחא</text:span><text:span text:style-name="T2"> </text:span><text:span text:style-name="T7">- שרי</text:span><text:span text:style-name="T2"> </text:span><text:span text:style-name="T7">לכבס, אבל</text:span><text:span text:style-name="T2"> </text:span><text:span text:style-name="T7">שאר</text:span><text:span text:style-name="T2"> </text:span><text:span text:style-name="T7">כלים</text:span><text:span text:style-name="T2"> </text:span><text:span text:style-name="T7">דשאר</text:span><text:span text:style-name="T2"> </text:span><text:span text:style-name="T7">מינין</text:span><text:span text:style-name="T2"> – </text:span><text:span text:style-name="T7">לא; אבל</text:span><text:span text:style-name="T2"> </text:span><text:span text:style-name="T7">כלי</text:span><text:span text:style-name="T2"> </text:span><text:span text:style-name="T7">פשתן</text:span><text:span text:style-name="T2"> </text:span><text:span text:style-name="T7">שרי</text:span><text:span text:style-name="T2"> </text:span><text:span text:style-name="T7">לכבס</text:span><text:span text:style-name="T9">)</text:span>. </text:p>
      <text:p text:style-name="P9">אמר<text:span text:style-name="T1"> </text:span>בר<text:span text:style-name="T1"> </text:span>הידיא: לדידי<text:span text:style-name="T1"> </text:span>חזי<text:span text:style-name="T1"> </text:span>לי<text:span text:style-name="T1"> </text:span>ימה<text:span text:style-name="T1"> </text:span>של<text:span text:style-name="T1"> </text:span>טבריה<text:span text:style-name="T1"> </text:span>דמפקי<text:span text:style-name="T1"> </text:span>לה<text:span text:style-name="T1"> </text:span>משיכלי<text:span text:style-name="T1"> </text:span><text:span text:style-name="T7">(ספלים</text:span><text:span text:style-name="T9">)</text:span> דמני<text:span text:style-name="T1"> </text:span>כיתנא<text:span text:style-name="T1"> </text:span>בחולא<text:span text:style-name="T1"> </text:span>דמועדא. </text:p>
      <text:p text:style-name="P9">מתקיף<text:span text:style-name="T1"> </text:span>לה<text:span text:style-name="T1"> </text:span>אביי: מאן<text:span text:style-name="T1"> </text:span>לימא<text:span text:style-name="T1"> </text:span>לן<text:span text:style-name="T1"> </text:span>דברצון<text:span text:style-name="T1"> </text:span>חכמים<text:span text:style-name="T1"> </text:span>עבדי? דלמא<text:span text:style-name="T1"> </text:span>שלא<text:span text:style-name="T1"> </text:span>ברצון<text:span text:style-name="T1"> </text:span>חכמים<text:span text:style-name="T1"> </text:span>עבדי?</text:p>
      <text:p text:style-name="P28"/>
      <text:p text:style-name="P30"><text:s/></text:p>
      <text:p text:style-name="P9">משנה:</text:p>
      <text:p text:style-name="P9">ואלו<text:span text:style-name="T1"> </text:span>כותבין<text:span text:style-name="T1"> </text:span>במועד:</text:p>
      <text:p text:style-name="P9">קדושי<text:span text:style-name="T1"> </text:span>נשים<text:span text:style-name="T1"> </text:span><text:span text:style-name="T7">(שכתב</text:span><text:span text:style-name="T2"> </text:span><text:span text:style-name="T7">בשטר: "הרי</text:span><text:span text:style-name="T2"> </text:span><text:span text:style-name="T7">את</text:span><text:span text:style-name="T2"> </text:span><text:span text:style-name="T7">מקודשת</text:span><text:span text:style-name="T2"> </text:span><text:span text:style-name="T7">לי"; דאשה</text:span><text:span text:style-name="T2"> </text:span><text:span text:style-name="T7">נקנית</text:span><text:span text:style-name="T2"> </text:span><text:span text:style-name="T7">בשטר</text:span><text:span text:style-name="T9">)</text:span>, וגיטין, ושוברין, דייתיקי<text:span text:style-name="T1"> </text:span><text:span text:style-name="T7">(שטר</text:span><text:span text:style-name="T2"> </text:span><text:span text:style-name="T7">צוואה</text:span><text:span text:style-name="T9">)</text:span>, מתנה, ופרוזבולין<text:span text:style-name="T1"> </text:span><text:span text:style-name="T7">(שכותב</text:span><text:span text:style-name="T2"> </text:span><text:span text:style-name="T7">מלוה</text:span><text:span text:style-name="T2"> </text:span><text:span text:style-name="T7">בשטר</text:span><text:span text:style-name="T2"> </text:span><text:span text:style-name="T7">שאינו</text:span><text:span text:style-name="T2"> </text:span><text:span text:style-name="T7">משמט, ולא</text:span><text:span text:style-name="T2"> </text:span><text:span text:style-name="T7">משמיט</text:span><text:span text:style-name="T2"> </text:span><text:span text:style-name="T7">ליה</text:span><text:span text:style-name="T2"> </text:span><text:span text:style-name="T7">שמיטה</text:span><text:span text:style-name="T9">)</text:span>; איגרות<text:span text:style-name="T1"> </text:span>שום<text:span text:style-name="T1"> </text:span><text:span text:style-name="T7">(בכך</text:span><text:span text:style-name="T2"> </text:span><text:span text:style-name="T7">שמו</text:span><text:span text:style-name="T2"> </text:span><text:span text:style-name="T7">בית</text:span><text:span text:style-name="T2"> </text:span><text:span text:style-name="T7">דין</text:span><text:span text:style-name="T2"> </text:span><text:span text:style-name="T7">שדה</text:span><text:span text:style-name="T2"> </text:span><text:span text:style-name="T7">זו, ונתנו</text:span><text:span text:style-name="T2"> </text:span><text:span text:style-name="T7">לאחים</text:span><text:span text:style-name="T2"> </text:span><text:span text:style-name="T7">כך</text:span><text:span text:style-name="T2"> </text:span><text:span text:style-name="T7">וכך</text:span><text:span text:style-name="T2"> </text:span><text:span text:style-name="T7">נגדו</text:span><text:span text:style-name="T9">)</text:span> ואיגרות<text:span text:style-name="T1"> </text:span>מזון<text:span text:style-name="T1"> </text:span><text:span text:style-name="T7">(פלוני</text:span><text:span text:style-name="T2"> </text:span><text:span text:style-name="T7">קבל</text:span><text:span text:style-name="T2"> </text:span><text:span text:style-name="T7">לזון</text:span><text:span text:style-name="T2"> </text:span><text:span text:style-name="T7">בת</text:span><text:span text:style-name="T2"> </text:span><text:span text:style-name="T7">אשתו</text:span><text:span text:style-name="T9">)</text:span>;</text:p>
      <text:p text:style-name="P9">שטרי<text:span text:style-name="T1"> </text:span>חליצה<text:span text:style-name="T1"> </text:span>ומיאונים; </text:p>
      <text:p text:style-name="P9">ושטרי<text:span text:style-name="T1"> </text:span>בירורין<text:span text:style-name="T1"> </text:span><text:span text:style-name="T7">(ביררו</text:span><text:span text:style-name="T2"> </text:span><text:span text:style-name="T7">בית</text:span><text:span text:style-name="T2"> </text:span><text:span text:style-name="T7">דין</text:span><text:span text:style-name="T2"> </text:span><text:span text:style-name="T7">חלק</text:span><text:span text:style-name="T2"> </text:span><text:span text:style-name="T7">זה</text:span><text:span text:style-name="T2"> </text:span><text:span text:style-name="T7">לזה</text:span><text:span text:style-name="T2"> </text:span><text:span text:style-name="T7">וחלק</text:span><text:span text:style-name="T2"> </text:span><text:span text:style-name="T7">זה</text:span><text:span text:style-name="T2"> </text:span><text:span text:style-name="T7">לזה</text:span><text:span text:style-name="T9">)</text:span>,</text:p>
      <text:p text:style-name="P9">גזרות<text:span text:style-name="T1"> </text:span>בית<text:span text:style-name="T1"> </text:span>דין<text:span text:style-name="T1"> </text:span><text:span text:style-name="T7">(פסקי</text:span><text:span text:style-name="T2"> </text:span><text:span text:style-name="T7">דינין</text:span><text:span text:style-name="T9">)</text:span>, ואיגרות<text:span text:style-name="T1"> </text:span>של<text:span text:style-name="T1"> </text:span>רשות<text:span text:style-name="T1"> </text:span><text:span text:style-name="T7">(צווי</text:span><text:span text:style-name="T2"> </text:span><text:span text:style-name="T7">וקיום</text:span><text:span text:style-name="T2"> </text:span><text:span text:style-name="T7">של</text:span><text:span text:style-name="T2"> </text:span><text:span text:style-name="T7">שלטון</text:span><text:span text:style-name="T9">)</text:span>.</text:p>
      <text:p text:style-name="P9"/>
      <text:p text:style-name="P9"><text:soft-page-break/>גמרא:</text:p>
      <text:p text:style-name="P9">אמר<text:span text:style-name="T1"> </text:span>שמואל: מותר<text:span text:style-name="T1"> </text:span>לארס<text:span text:style-name="T1"> </text:span>אשה<text:span text:style-name="T1"> </text:span>בחולו<text:span text:style-name="T1"> </text:span>של<text:span text:style-name="T1"> </text:span>מועד<text:span text:style-name="T1"> </text:span>שמא<text:span text:style-name="T1"> </text:span>יקדמנו<text:span text:style-name="T1"> </text:span>אחר. לימא<text:span text:style-name="T1"> </text:span>מסייע<text:span text:style-name="T1"> </text:span>ליה: '<text:span text:style-name="T41">ואלו</text:span><text:span text:style-name="T42"> </text:span><text:span text:style-name="T41">כותבין</text:span><text:span text:style-name="T42"> </text:span><text:span text:style-name="T41">במועד: קדושי</text:span><text:span text:style-name="T42"> </text:span><text:span text:style-name="T41">נשים</text:span>' - מאי<text:span text:style-name="T1"> </text:span>לאו<text:span text:style-name="T1"> </text:span>שטרי<text:span text:style-name="T1"> </text:span>קדושין<text:span text:style-name="T1"> </text:span>ממש?</text:p>
      <text:p text:style-name="P9">לא, שטרי<text:span text:style-name="T1"> </text:span>פסיקתא<text:span text:style-name="T1"> </text:span><text:span text:style-name="T7">(שכותב</text:span><text:span text:style-name="T2"> </text:span><text:span text:style-name="T7">תנאי</text:span><text:span text:style-name="T2"> </text:span><text:span text:style-name="T7">זה</text:span><text:span text:style-name="T2"> </text:span><text:span text:style-name="T7">בשטר</text:span><text:span text:style-name="T9">)</text:span>, וכדרב<text:span text:style-name="T1"> </text:span>גידל<text:span text:style-name="T1"> </text:span>אמר<text:span text:style-name="T1"> </text:span>רב, דאמר<text:span text:style-name="T1"> </text:span>רב<text:span text:style-name="T1"> </text:span>גידל<text:span text:style-name="T1"> </text:span>אמר<text:span text:style-name="T1"> </text:span>רב: "כמה<text:span text:style-name="T1"> </text:span>אתה<text:span text:style-name="T1"> </text:span>נותן<text:span text:style-name="T1"> </text:span>לבנך?" "כך<text:span text:style-name="T1"> </text:span>וכך; כמה<text:span text:style-name="T1"> </text:span>אתה<text:span text:style-name="T1"> </text:span>נותן<text:span text:style-name="T1"> </text:span>לבתך" "כך<text:span text:style-name="T1"> </text:span>וכך"; עמדו<text:span text:style-name="T1"> </text:span>וקדשו<text:span text:style-name="T1"> – </text:span>קנו; הן<text:span text:style-name="T1"> </text:span>הן<text:span text:style-name="T1"> </text:span>הדברים<text:span text:style-name="T1"> </text:span>הנקנין<text:span text:style-name="T1"> </text:span>באמירה<text:span text:style-name="T1"> </text:span><text:span text:style-name="T7">(בלא</text:span><text:span text:style-name="T2"> </text:span><text:span text:style-name="T7">קנין</text:span><text:span text:style-name="T9">)</text:span>'. </text:p>
      <text:p text:style-name="P9">לימא<text:span text:style-name="T1"> </text:span>מסייע<text:span text:style-name="T1"> </text:span>ליה: '<text:span text:style-name="T41">אין</text:span><text:span text:style-name="T42"> </text:span><text:span text:style-name="T41">נושאין</text:span><text:span text:style-name="T42"> </text:span><text:span text:style-name="T41">נשים</text:span><text:span text:style-name="T42"> </text:span><text:span text:style-name="T41">במועד, לא</text:span><text:span text:style-name="T42"> </text:span><text:span text:style-name="T41">בתולות</text:span><text:span text:style-name="T42"> </text:span><text:span text:style-name="T41">ולא</text:span><text:span text:style-name="T42"> </text:span><text:span text:style-name="T41">אלמנות, ולא</text:span><text:span text:style-name="T42"> </text:span><text:span text:style-name="T41">מיבמין, מפני</text:span><text:span text:style-name="T42"> </text:span><text:span text:style-name="T41">ששמחה</text:span><text:span text:style-name="T42"> </text:span><text:span text:style-name="T41">היא</text:span><text:span text:style-name="T42"> </text:span><text:span text:style-name="T41">לו</text:span>' - הא<text:span text:style-name="T1"> </text:span>לארס<text:span text:style-name="T1"> </text:span>שרי!</text:p>
      <text:p text:style-name="P9">לא<text:span text:style-name="T1"> </text:span>מיבעיא<text:span text:style-name="T1"> </text:span>קאמר: לא<text:span text:style-name="T1"> </text:span>מיבעיא<text:span text:style-name="T1"> </text:span>לארס<text:span text:style-name="T1"> </text:span>דלא<text:span text:style-name="T1"> </text:span>קעביד<text:span text:style-name="T1"> </text:span>מצוה, אלא<text:span text:style-name="T1"> </text:span>אפילו<text:span text:style-name="T1"> </text:span>לישא<text:span text:style-name="T1"> </text:span>נמי, דקא<text:span text:style-name="T1"> </text:span>עביד<text:span text:style-name="T1"> </text:span>מצוה<text:span text:style-name="T1"> </text:span><text:span text:style-name="T7">(דעוסק</text:span><text:span text:style-name="T2"> </text:span><text:span text:style-name="T7">בפריה</text:span><text:span text:style-name="T2"> </text:span><text:span text:style-name="T7">ורביה</text:span><text:span text:style-name="T9">)</text:span> – אסור.</text:p>
      <text:p text:style-name="P9">תא<text:span text:style-name="T1"> </text:span>שמע, דתנא<text:span text:style-name="T1"> </text:span>דבי<text:span text:style-name="T1"> </text:span>שמואל: '<text:span text:style-name="T41">מארסין</text:span><text:span text:style-name="T42"> </text:span><text:span text:style-name="T41">- אבל</text:span><text:span text:style-name="T42"> </text:span><text:span text:style-name="T41">לא</text:span><text:span text:style-name="T42"> </text:span><text:span text:style-name="T41">כונסין, ואין</text:span><text:span text:style-name="T42"> </text:span><text:span text:style-name="T41">עושין</text:span><text:span text:style-name="T42"> </text:span><text:span text:style-name="T41">סעודת</text:span><text:span text:style-name="T42"> </text:span><text:span text:style-name="T41">אירוסין, ולא</text:span><text:span text:style-name="T42"> </text:span><text:span text:style-name="T41">מיבמין, מפני</text:span><text:span text:style-name="T42"> </text:span><text:span text:style-name="T41">ששמחה</text:span><text:span text:style-name="T42"> </text:span><text:span text:style-name="T41">היא</text:span><text:span text:style-name="T42"> </text:span><text:span text:style-name="T41">לו</text:span>'; שמע<text:span text:style-name="T1"> </text:span>מינה.</text:p>
      <text:p text:style-name="P9">ומי<text:span text:style-name="T1"> </text:span>אמר<text:span text:style-name="T1"> </text:span>שמואל<text:span text:style-name="T1"> </text:span>שמא<text:span text:style-name="T1"> </text:span>יקדמנו<text:span text:style-name="T1"> </text:span>אחר? והאמר<text:span text:style-name="T1"> </text:span>רב<text:span text:style-name="T1"> </text:span>יהודה<text:span text:style-name="T1"> </text:span>אמר<text:span text:style-name="T1"> </text:span>שמואל: בכל<text:span text:style-name="T1"> </text:span>יום<text:span text:style-name="T1"> </text:span>ויום<text:span text:style-name="T1"> </text:span>בת<text:span text:style-name="T1"> </text:span>קול<text:span text:style-name="T1"> </text:span>יוצאת<text:span text:style-name="T1"> </text:span>ואומרת<text:span text:style-name="T1"> </text:span>"בת<text:span text:style-name="T1"> </text:span>פלוני<text:span text:style-name="T1"> </text:span>לפלוני, שדה<text:span text:style-name="T1"> </text:span>פלוני<text:span text:style-name="T1"> </text:span>לפלוני" אלא<text:span text:style-name="T1"> </text:span>שמא<text:span text:style-name="T1"> </text:span>יקדמנו<text:span text:style-name="T1"> </text:span>אחר<text:span text:style-name="T1"> </text:span>ברחמים.</text:p>
      <text:p text:style-name="P9">כי<text:span text:style-name="T1"> </text:span>הא: דרבא<text:span text:style-name="T1"> </text:span>שמעיה<text:span text:style-name="T1"> </text:span>לההוא<text:span text:style-name="T1"> </text:span>גברא<text:span text:style-name="T1"> </text:span>דבעי<text:span text:style-name="T1"> </text:span>רחמי, ואמר<text:span text:style-name="T1"> </text:span>"תזדמן<text:span text:style-name="T1"> </text:span>לי<text:span text:style-name="T1"> </text:span>פלניתא"; אמר<text:span text:style-name="T1"> </text:span>ליה: לא<text:span text:style-name="T1"> </text:span>תיבעי<text:span text:style-name="T1"> </text:span>רחמי<text:span text:style-name="T1"> </text:span>הכי: אי<text:span text:style-name="T1"> </text:span>חזיא<text:span text:style-name="T1"> </text:span>לך<text:span text:style-name="T1"> </text:span>- לא<text:span text:style-name="T1"> </text:span>אזלא<text:span text:style-name="T1"> </text:span>מינך, ואי<text:span text:style-name="T1"> </text:span>לא<text:span text:style-name="T1"> </text:span>- כָּפַרתָ<text:span text:style-name="T1"> </text:span>בה' <text:span text:style-name="T7">(באמנה, דקאמר</text:span><text:span text:style-name="T2"> </text:span><text:span text:style-name="T7">דלא</text:span><text:span text:style-name="T2"> </text:span><text:span text:style-name="T7">מסייע</text:span><text:span text:style-name="T2"> </text:span><text:span text:style-name="T7">צלותא</text:span><text:span text:style-name="T2"> </text:span><text:span text:style-name="T7">כלום, הואיל</text:span><text:span text:style-name="T2"> </text:span><text:span text:style-name="T7">ולא</text:span><text:span text:style-name="T2"> </text:span><text:span text:style-name="T7">מזמנה</text:span><text:span text:style-name="T2"> </text:span><text:span text:style-name="T7">ליה; כלומר: השתא</text:span><text:span text:style-name="T2"> </text:span><text:span text:style-name="T7">צלינא</text:span><text:span text:style-name="T2"> </text:span><text:span text:style-name="T7">עלה</text:span><text:span text:style-name="T2"> </text:span><text:span text:style-name="T7">ולא</text:span><text:span text:style-name="T2"> </text:span><text:span text:style-name="T7">אסתייעא</text:span><text:span text:style-name="T2"> </text:span><text:span text:style-name="T7">מילתא</text:span><text:span text:style-name="T9">)</text:span>; בתר<text:span text:style-name="T1"> </text:span>הכי<text:span text:style-name="T1"> </text:span>שמעיה<text:span text:style-name="T1"> </text:span>דקאמר<text:span text:style-name="T1"> </text:span>"<text:span text:style-name="T7">( אי</text:span><text:span text:style-name="T2"> </text:span><text:span text:style-name="T7">לא</text:span><text:span text:style-name="T2"> </text:span><text:span text:style-name="T7">מנסבא</text:span><text:span text:style-name="T9">)</text:span> או<text:span text:style-name="T1"> </text:span>איהו<text:span text:style-name="T1"> </text:span><text:span text:style-name="T7">(עצמו</text:span><text:span text:style-name="T9">)</text:span> לימות<text:span text:style-name="T1"> </text:span>מקמה<text:span text:style-name="T1"> </text:span><text:span text:style-name="T7">(מקמי</text:span><text:span text:style-name="T2"> </text:span><text:span text:style-name="T7">דתינסבא</text:span><text:span text:style-name="T2"> </text:span><text:span text:style-name="T7">איהי</text:span><text:span text:style-name="T2"> </text:span><text:span text:style-name="T7">לאידך</text:span><text:span text:style-name="T9">)</text:span>, או<text:span text:style-name="T1"> </text:span>איהי<text:span text:style-name="T1"> </text:span>תמות<text:span text:style-name="T1"> </text:span>מקמיה<text:span text:style-name="T1"> </text:span><text:span text:style-name="T7">(דלא</text:span><text:span text:style-name="T2"> </text:span><text:span text:style-name="T7">איחזי</text:span><text:span text:style-name="T2"> </text:span><text:span text:style-name="T7">כד</text:span><text:span text:style-name="T2"> </text:span><text:span text:style-name="T7">מנסבא</text:span><text:span text:style-name="T2"> </text:span><text:span text:style-name="T7">לאחר</text:span><text:span text:style-name="T2"> </text:span><text:span text:style-name="T7">ואצער</text:span><text:span text:style-name="T2"> </text:span><text:span text:style-name="T7">בה</text:span><text:span text:style-name="T9">)</text:span>" <text:span text:style-name="T7">(ולהכי</text:span><text:span text:style-name="T2"> </text:span><text:span text:style-name="T7">מארס</text:span><text:span text:style-name="T2"> </text:span><text:span text:style-name="T7">במועד: שלא</text:span><text:span text:style-name="T2"> </text:span><text:span text:style-name="T7">יקדמנו</text:span><text:span text:style-name="T2"> </text:span><text:span text:style-name="T7">אחר</text:span><text:span text:style-name="T2"> </text:span><text:span text:style-name="T7">ברחמים</text:span><text:span text:style-name="T2"> </text:span><text:span text:style-name="T7">שתמות</text:span><text:span text:style-name="T2"> </text:span><text:span text:style-name="T7">היא</text:span><text:span text:style-name="T9">)</text:span> - אמר<text:span text:style-name="T1"> </text:span>ליה: לאו<text:span text:style-name="T1"> </text:span>אמינא<text:span text:style-name="T1"> </text:span>לך<text:span text:style-name="T1"> </text:span>לא<text:span text:style-name="T1"> </text:span>תיבעי<text:span text:style-name="T1"> </text:span>עלה<text:span text:style-name="T1"> </text:span>דמילתא<text:span text:style-name="T1"> </text:span>הכי.</text:p>
      <text:p text:style-name="P9"/>
      <text:p text:style-name="P9">אמר<text:span text:style-name="T1"> </text:span>רב<text:span text:style-name="T1"> </text:span>משום<text:span text:style-name="T1"> </text:span>רבי<text:span text:style-name="T1"> </text:span>ראובן<text:span text:style-name="T1"> </text:span>בן<text:span text:style-name="T1"> </text:span>אצטרובילי: מן<text:span text:style-name="T1"> </text:span>התורה<text:span text:style-name="T1"> </text:span>ומן<text:span text:style-name="T1"> </text:span>הנביאים<text:span text:style-name="T1"> </text:span>ומן<text:span text:style-name="T1"> </text:span>הכתובים<text:span text:style-name="T1"> </text:span>- מה' אשה<text:span text:style-name="T1"> </text:span>לאיש:</text:p>
      <text:p text:style-name="P9">מן<text:span text:style-name="T1"> </text:span>התורה<text:span text:style-name="T1"> </text:span>- דכתיב<text:span text:style-name="T1"> </text:span><text:span text:style-name="T8">(בראשית</text:span><text:span text:style-name="T4"> </text:span><text:span text:style-name="T8">כד,נ)</text:span><text:span text:style-name="T35"> וַיַּעַן</text:span><text:span text:style-name="T1"> </text:span><text:span text:style-name="T35">לָבָן</text:span><text:span text:style-name="T1"> </text:span><text:span text:style-name="T35">וּבְתוּאֵל</text:span><text:span text:style-name="T1"> </text:span><text:span text:style-name="T35">וַיֹּאמְרוּ</text:span><text:span text:style-name="T1"> </text:span><text:span text:style-name="T35">מֵה' יָצָא</text:span><text:span text:style-name="T1"> </text:span><text:span text:style-name="T35">הַדָּבָר</text:span><text:span text:style-name="T1"> </text:span><text:span text:style-name="T36">[לֹא</text:span><text:span text:style-name="T2"> </text:span><text:span text:style-name="T36">נוּכַל</text:span><text:span text:style-name="T2"> </text:span><text:span text:style-name="T36">דַּבֵּר</text:span><text:span text:style-name="T2"> </text:span><text:span text:style-name="T36">אֵלֶיךָ</text:span><text:span text:style-name="T2"> </text:span><text:span text:style-name="T36">רַע</text:span><text:span text:style-name="T2"> </text:span><text:span text:style-name="T36">אוֹ</text:span><text:span text:style-name="T2"> </text:span><text:span text:style-name="T36">טוֹב]</text:span> </text:p>
      <text:p text:style-name="P9">מן<text:span text:style-name="T1"> </text:span>הנביאים<text:span text:style-name="T1"> </text:span>- דכתיב<text:span text:style-name="T1"> </text:span><text:span text:style-name="T8">(שופטים</text:span><text:span text:style-name="T4"> </text:span><text:span text:style-name="T8">יד,ד)</text:span><text:span text:style-name="T35"> וְאָבִיו</text:span><text:span text:style-name="T1"> </text:span><text:span text:style-name="T35">וְאִמּוֹ</text:span><text:span text:style-name="T1"> </text:span><text:span text:style-name="T35">לֹא</text:span><text:span text:style-name="T1"> </text:span><text:span text:style-name="T35">יָדְעוּ</text:span><text:span text:style-name="T1"> </text:span><text:span text:style-name="T35">כִּי</text:span><text:span text:style-name="T1"> </text:span><text:span text:style-name="T35">מה' הִיא</text:span><text:span text:style-name="T1"> </text:span><text:span text:style-name="T36">[כִּי</text:span><text:span text:style-name="T2"> </text:span><text:span text:style-name="T36">תֹאֲנָה</text:span><text:span text:style-name="T2"> </text:span><text:span text:style-name="T36">הוּא</text:span><text:span text:style-name="T2"> </text:span><text:span text:style-name="T36">מְבַקֵּשׁ</text:span><text:span text:style-name="T2"> </text:span><text:span text:style-name="T36">מִפְּלִשְׁתִּים</text:span><text:span text:style-name="T2"> </text:span><text:span text:style-name="T36">וּבָעֵת</text:span><text:span text:style-name="T2"> </text:span><text:span text:style-name="T36">הַהִיא</text:span><text:span text:style-name="T2"> </text:span><text:span text:style-name="T36">פְּלִשְׁתִּים</text:span><text:span text:style-name="T2"> </text:span><text:span text:style-name="T36">מֹשְׁלִים</text:span><text:span text:style-name="T2"> </text:span><text:span text:style-name="T36">בְּיִשְׂרָאֵל]</text:span>;</text:p>
      <text:p text:style-name="P9">מן<text:span text:style-name="T1"> </text:span>הכתובים<text:span text:style-name="T1"> </text:span>- דכתיב<text:span text:style-name="T1"> </text:span><text:span text:style-name="T8">(משלי</text:span><text:span text:style-name="T4"> </text:span><text:span text:style-name="T8">יט,יד)</text:span><text:span text:style-name="T35"> בַּיִת</text:span><text:span text:style-name="T1"> </text:span><text:span text:style-name="T35">וָהוֹן</text:span><text:span text:style-name="T1"> </text:span><text:span text:style-name="T35">נַחֲלַת</text:span><text:span text:style-name="T1"> </text:span><text:span text:style-name="T35">אָבוֹת</text:span><text:span text:style-name="T1"> </text:span><text:span text:style-name="T35">וּמֵה' אִשָּׁה</text:span><text:span text:style-name="T1"> </text:span><text:span text:style-name="T35">מַשְׂכָּלֶת</text:span>. </text:p>
      <text:p text:style-name="P9"/>
      <text:p text:style-name="P9">ואמר<text:span text:style-name="T1"> </text:span>רב<text:span text:style-name="T1"> </text:span>משום<text:span text:style-name="T1"> </text:span>רבי<text:span text:style-name="T1"> </text:span>ראובן<text:span text:style-name="T1"> </text:span>בן<text:span text:style-name="T1"> </text:span>אצטרובילי, ואמרי<text:span text:style-name="T1"> </text:span>לה<text:span text:style-name="T1"> </text:span>במתניתא<text:span text:style-name="T1"> </text:span>תנא: אמר<text:span text:style-name="T1"> </text:span>רבי<text:span text:style-name="T1"> </text:span>ראובן<text:span text:style-name="T1"> </text:span>בן<text:span text:style-name="T1"> </text:span>אצטרובילי: אין<text:span text:style-name="T1"> </text:span>אדם<text:span text:style-name="T1"> </text:span>נחשד<text:span text:style-name="T1"> </text:span>בדבר<text:span text:style-name="T1"> </text:span><text:span text:style-name="T7">(עבירה</text:span><text:span text:style-name="T9">)</text:span> אלא<text:span text:style-name="T1"> </text:span>אם<text:span text:style-name="T1"> </text:span>כן<text:span text:style-name="T1"> </text:span>עשאו, ואם<text:span text:style-name="T1"> </text:span>לא<text:span text:style-name="T1"> </text:span>עשה<text:span text:style-name="T1"> </text:span>כולו<text:span text:style-name="T1"> </text:span>- עשה<text:span text:style-name="T1"> </text:span>מקצתו, ואם<text:span text:style-name="T1"> </text:span>לא<text:span text:style-name="T1"> </text:span>עשה<text:span text:style-name="T1"> </text:span>מקצתו<text:span text:style-name="T1"> </text:span>- הרהר<text:span text:style-name="T1"> </text:span>בלבו<text:span text:style-name="T1"> </text:span>לעשותו, ואם<text:span text:style-name="T1"> </text:span>לא<text:span text:style-name="T1"> </text:span>הרהר<text:span text:style-name="T1"> </text:span>בלבו<text:span text:style-name="T1"> </text:span>לעשותו<text:span text:style-name="T1"> </text:span>- ראה<text:span text:style-name="T1"> </text:span>אחרים<text:span text:style-name="T1"> </text:span>שעשו<text:span text:style-name="T1"> </text:span>ושמח.</text:p>
      <text:p text:style-name="P9">מתיב<text:span text:style-name="T1"> </text:span>רבי<text:span text:style-name="T1"> </text:span>יעקב: <text:span text:style-name="T8">(מלכים</text:span><text:span text:style-name="T4"> </text:span><text:span text:style-name="T8">ב</text:span><text:span text:style-name="T4"> </text:span><text:span text:style-name="T8">יז,ט)</text:span><text:span text:style-name="T35"> וַיְחַפְּאוּ</text:span><text:span text:style-name="T1"> </text:span><text:span text:style-name="T35">בְנֵי</text:span><text:span text:style-name="T1"> </text:span><text:span text:style-name="T35">יִשְׂרָאֵל</text:span><text:span text:style-name="T1"> </text:span><text:span text:style-name="T35">דְּבָרִים</text:span><text:span text:style-name="T1"> </text:span><text:span text:style-name="T138">אֲשֶׁר</text:span><text:span text:style-name="T139"> </text:span><text:span text:style-name="T138">לֹא</text:span><text:span text:style-name="T139"> </text:span><text:span text:style-name="T138">כֵן</text:span><text:span text:style-name="T1"> </text:span><text:span text:style-name="T35">עַל</text:span><text:span text:style-name="T1"> </text:span><text:span text:style-name="T35">ה' אֱלֹהֵיהֶם</text:span><text:span text:style-name="T1"> </text:span><text:span text:style-name="T36">[וַיִּבְנוּ</text:span><text:span text:style-name="T2"> </text:span><text:span text:style-name="T36">לָהֶם</text:span><text:span text:style-name="T2"> </text:span><text:span text:style-name="T36">בָּמוֹת</text:span><text:span text:style-name="T2"> </text:span><text:span text:style-name="T36">בְּכָל</text:span><text:span text:style-name="T2"> </text:span><text:span text:style-name="T36">עָרֵיהֶם</text:span><text:span text:style-name="T2"> </text:span><text:span text:style-name="T36">מִמִּגְדַּל</text:span><text:span text:style-name="T2"> </text:span><text:span text:style-name="T36">נוֹצְרִים</text:span><text:span text:style-name="T2"> </text:span><text:span text:style-name="T36">עַד</text:span><text:span text:style-name="T2"> </text:span><text:span text:style-name="T36">עִיר</text:span><text:span text:style-name="T2"> </text:span><text:span text:style-name="T36">מִבְצָר]</text:span>!?</text:p>
      <text:p text:style-name="P9">התם<text:span text:style-name="T1"> </text:span>להכעיס<text:span text:style-name="T1"> </text:span>הוא<text:span text:style-name="T1"> </text:span>דעבוד<text:span text:style-name="T1"> </text:span><text:span text:style-name="T7">(וידעי</text:span><text:span text:style-name="T2"> </text:span><text:span text:style-name="T7">דלא</text:span><text:span text:style-name="T2"> </text:span><text:span text:style-name="T7">היה</text:span><text:span text:style-name="T9">)</text:span>.</text:p>
      <text:p text:style-name="P9">תא<text:span text:style-name="T1"> </text:span>שמע: '<text:span text:style-name="T8">(תהלים</text:span><text:span text:style-name="T4"> </text:span><text:span text:style-name="T8">קו,טז)</text:span><text:span text:style-name="T45"> וַיְקַנְאוּ</text:span><text:span text:style-name="T42"> </text:span><text:span text:style-name="T45">לְמֹשֶׁה</text:span><text:span text:style-name="T42"> </text:span><text:span text:style-name="T45">בַּמַּחֲנֶה</text:span><text:span text:style-name="T42"> </text:span><text:span text:style-name="T45">לְאַהֲרֹן</text:span><text:span text:style-name="T42"> </text:span><text:span text:style-name="T45">קְדוֹשׁ</text:span><text:span text:style-name="T42"> </text:span><text:span text:style-name="T45">ה'</text:span><text:span text:style-name="T41">: רב</text:span><text:span text:style-name="T42"> </text:span><text:span text:style-name="T41">שמואל</text:span><text:span text:style-name="T42"> </text:span><text:span text:style-name="T41">בר</text:span><text:span text:style-name="T42"> </text:span><text:span text:style-name="T41">יצחק</text:span><text:span text:style-name="T42"> </text:span><text:span text:style-name="T41">אמר: מלמד</text:span><text:span text:style-name="T42"> </text:span><text:span text:style-name="T41">שכל</text:span><text:span text:style-name="T42"> </text:span><text:span text:style-name="T41">אחד</text:span><text:span text:style-name="T42"> </text:span><text:span text:style-name="T41">קינא</text:span><text:span text:style-name="T42"> </text:span><text:span text:style-name="T41">לאשתו</text:span><text:span text:style-name="T42"> </text:span><text:span text:style-name="T41">ממשה</text:span>'!</text:p>
      <text:p text:style-name="P9">התם<text:span text:style-name="T1"> </text:span>משום<text:span text:style-name="T1"> </text:span>שנאה<text:span text:style-name="T1"> </text:span>הוא<text:span text:style-name="T1"> </text:span>דעבוד.</text:p>
      <text:p text:style-name="P9">תא<text:span text:style-name="T1"> </text:span>שמע: 'אמר<text:span text:style-name="T1"> </text:span>רבי<text:span text:style-name="T1"> </text:span>יוסי: יהא<text:span text:style-name="T1"> </text:span>חלקי<text:span text:style-name="T1"> </text:span>עם<text:span text:style-name="T1"> </text:span>מי<text:span text:style-name="T1"> </text:span>שחושדין<text:span text:style-name="T1"> </text:span>אותו<text:span text:style-name="T1"> </text:span>בדבר<text:span text:style-name="T1"> </text:span>ואין<text:span text:style-name="T1"> </text:span>בו', ואמר<text:span text:style-name="T1"> </text:span>רב<text:span text:style-name="T1"> </text:span>פפא: לדידי<text:span text:style-name="T1"> </text:span>חשדון<text:span text:style-name="T1"> </text:span>ולא<text:span text:style-name="T1"> </text:span>הוה<text:span text:style-name="T1"> </text:span>בי!</text:p>
      <text:p text:style-name="P9">לא<text:span text:style-name="T1"> </text:span>קשיא: הא<text:span text:style-name="T1"> </text:span><text:span text:style-name="T7">(לא</text:span><text:span text:style-name="T2"> </text:span><text:span text:style-name="T7">היה</text:span><text:span text:style-name="T2"> </text:span><text:span text:style-name="T7">ביה</text:span><text:span text:style-name="T9">)</text:span> - בקלא<text:span text:style-name="T1"> </text:span>דפסיק, הא<text:span text:style-name="T1"> </text:span><text:span text:style-name="T7">(היה</text:span><text:span text:style-name="T2"> </text:span><text:span text:style-name="T7">ביה</text:span><text:span text:style-name="T9">)</text:span> בקלא<text:span text:style-name="T1"> </text:span>דלא<text:span text:style-name="T1"> </text:span>פסיק.</text:p>
      <text:p text:style-name="P9">וקלא<text:span text:style-name="T1"> </text:span>דלא<text:span text:style-name="T1"> </text:span>פסיק<text:span text:style-name="T1"> </text:span>עד<text:span text:style-name="T1"> </text:span>כמה?</text:p>
      <text:p text:style-name="P9">אמר<text:span text:style-name="T1"> </text:span>אביי: אמרה<text:span text:style-name="T1"> </text:span>לי<text:span text:style-name="T1"> </text:span>אם: דומי<text:span text:style-name="T1"> </text:span>דמתא<text:span text:style-name="T1"> </text:span><text:span text:style-name="T7">(דומי</text:span><text:span text:style-name="T2"> </text:span><text:span text:style-name="T7">= חשד, כמו: לא</text:span><text:span text:style-name="T2"> </text:span><text:span text:style-name="T7">ישא</text:span><text:span text:style-name="T2"> </text:span><text:span text:style-name="T7">בת</text:span><text:span text:style-name="T2"> </text:span><text:span text:style-name="T7">דומה</text:span><text:span text:style-name="T2"> </text:span><text:span text:style-name="T8">(סוטה</text:span><text:span text:style-name="T4"> </text:span><text:span text:style-name="T8">כז,א)</text:span><text:span text:style-name="T9">)</text:span> - יומא<text:span text:style-name="T1"> </text:span>ופלגא; והני<text:span text:style-name="T1"> </text:span>מילי<text:span text:style-name="T1"> </text:span>דלא<text:span text:style-name="T1"> </text:span>פסק<text:span text:style-name="T1"> </text:span>ביני<text:span text:style-name="T1"> </text:span>ביני, אבל<text:span text:style-name="T1"> </text:span>פסק<text:span text:style-name="T1"> </text:span>ביני<text:span text:style-name="T1"> </text:span>ביני<text:span text:style-name="T1"> </text:span>- לית<text:span text:style-name="T1"> </text:span>לן<text:span text:style-name="T1"> </text:span>בה.</text:p>
      <text:p text:style-name="P9">וכי<text:span text:style-name="T1"> </text:span>פסק<text:span text:style-name="T1"> </text:span>ביני<text:span text:style-name="T1"> </text:span>ביני<text:span text:style-name="T1"> </text:span>לא<text:span text:style-name="T1"> </text:span>אמרן<text:span text:style-name="T1"> </text:span>אלא<text:span text:style-name="T1"> </text:span>דלא<text:span text:style-name="T1"> </text:span>פסק<text:span text:style-name="T1"> </text:span>מחמת<text:span text:style-name="T1"> </text:span>יראה, אבל<text:span text:style-name="T1"> </text:span>פסק<text:span text:style-name="T1"> </text:span>מחמת<text:span text:style-name="T1"> </text:span>יראה<text:span text:style-name="T1"> – </text:span>לא;</text:p>
      <text:p text:style-name="P9"><text:soft-page-break/>ולא<text:span text:style-name="T1"> </text:span>אמרן<text:span text:style-name="T1"> </text:span>אלא<text:span text:style-name="T1"> </text:span>דלא<text:span text:style-name="T1"> </text:span>הדר<text:span text:style-name="T1"> </text:span>נבט, אבל<text:span text:style-name="T1"> </text:span>הדר<text:span text:style-name="T1"> </text:span>נבט<text:span text:style-name="T1"> </text:span><text:span text:style-name="T7">(דבתר</text:span><text:span text:style-name="T2"> </text:span><text:span text:style-name="T7">דפסיק</text:span><text:span text:style-name="T2"> </text:span><text:span text:style-name="T7">התחיל</text:span><text:span text:style-name="T2"> </text:span><text:span text:style-name="T7">קלא, נבט</text:span><text:span text:style-name="T2"> </text:span><text:span text:style-name="T7">= נשמע, דמיון</text:span><text:span text:style-name="T2"> </text:span><text:span text:style-name="T7">כמו</text:span><text:span text:style-name="T2"> </text:span><text:span text:style-name="T7">במסכת</text:span><text:span text:style-name="T2"> </text:span><text:span text:style-name="T7">תענית</text:span><text:span text:style-name="T2"> </text:span><text:span text:style-name="T8">(ד,א)</text:span><text:span text:style-name="T7">: האי</text:span><text:span text:style-name="T2"> </text:span><text:span text:style-name="T7">צורבא</text:span><text:span text:style-name="T2"> </text:span><text:span text:style-name="T7">מרבנן</text:span><text:span text:style-name="T2"> </text:span><text:span text:style-name="T7">דמי</text:span><text:span text:style-name="T2"> </text:span><text:span text:style-name="T7">לפרצידא</text:span><text:span text:style-name="T2"> </text:span><text:span text:style-name="T7">דתותי</text:span><text:span text:style-name="T2"> </text:span><text:span text:style-name="T7">קלא, כיון</text:span><text:span text:style-name="T2"> </text:span><text:span text:style-name="T7">דנבט</text:span><text:span text:style-name="T2"> </text:span><text:span text:style-name="T7">נבט, ופירוש</text:span><text:span text:style-name="T2"> </text:span><text:span text:style-name="T7">זה</text:span><text:span text:style-name="T2"> </text:span><text:span text:style-name="T7">וזה</text:span><text:span text:style-name="T2"> </text:span><text:span text:style-name="T7">לשון</text:span><text:span text:style-name="T2"> </text:span><text:span text:style-name="T7">צמח</text:span><text:span text:style-name="T9">)</text:span> – לא;</text:p>
      <text:p text:style-name="P9">ולא<text:span text:style-name="T1"> </text:span>אמרן<text:span text:style-name="T1"> </text:span>אלא<text:span text:style-name="T1"> </text:span>דלית<text:span text:style-name="T1"> </text:span>ליה<text:span text:style-name="T1"> </text:span>אויבים, אבל<text:span text:style-name="T1"> </text:span>אית<text:span text:style-name="T1"> </text:span>ליה<text:span text:style-name="T1"> </text:span>אויבים<text:span text:style-name="T1"> </text:span>- אויבים<text:span text:style-name="T1"> </text:span>הוא<text:span text:style-name="T1"> </text:span>דאפקוה<text:span text:style-name="T1"> </text:span>לקלא.</text:p>
      <text:p text:style-name="P9"/>
      <text:p text:style-name="P9"/>
      <text:p text:style-name="P9">משנה:</text:p>
      <text:p text:style-name="P9">אין<text:span text:style-name="T1"> </text:span>כותבין<text:span text:style-name="T1"> </text:span>שטרי<text:span text:style-name="T1"> </text:span>חוב<text:span text:style-name="T1"> </text:span>במועד; ואם<text:span text:style-name="T1"> </text:span>אינו<text:span text:style-name="T1"> </text:span>מאמינו<text:span text:style-name="T1"> </text:span><text:span text:style-name="T7">(המלוה</text:span><text:span text:style-name="T2"> </text:span><text:span text:style-name="T7">ללוה</text:span><text:span text:style-name="T9">)</text:span> או<text:span text:style-name="T1"> </text:span>שאין<text:span text:style-name="T1"> </text:span>לו<text:span text:style-name="T1"> </text:span>מה<text:span text:style-name="T1"> </text:span>יאכל<text:span text:style-name="T1"> </text:span><text:span text:style-name="T7">(לסופר</text:span><text:span text:style-name="T9">)</text:span> - הרי<text:span text:style-name="T1"> </text:span>זה<text:span text:style-name="T1"> </text:span>יכתוב; </text:p>
      <text:p text:style-name="P9">אין<text:span text:style-name="T1"> </text:span>כותבין<text:span text:style-name="T1"> </text:span>ספרים<text:span text:style-name="T1"> </text:span>תפילין<text:span text:style-name="T1"> </text:span>ומזוזות<text:span text:style-name="T1"> </text:span>במועד, ואין<text:span text:style-name="T1"> </text:span>מגיהין<text:span text:style-name="T1"> </text:span>אות<text:span text:style-name="T1"> </text:span>אחת<text:span text:style-name="T1"> </text:span>אפילו<text:span text:style-name="T1"> </text:span>בספר<text:span text:style-name="T1"> </text:span>עזרא<text:span text:style-name="T1"> </text:span><text:span text:style-name="T7">(ספר</text:span><text:span text:style-name="T2"> </text:span><text:span text:style-name="T7">תורה</text:span><text:span text:style-name="T2"> </text:span><text:span text:style-name="T7">של</text:span><text:span text:style-name="T2"> </text:span><text:span text:style-name="T7">עזרא; ואני</text:span><text:span text:style-name="T2"> </text:span><text:span text:style-name="T7">שמעתי</text:span><text:span text:style-name="T2"> </text:span><text:span text:style-name="T7">עזרה</text:span><text:span text:style-name="T2"> </text:span><text:span text:style-name="T7">בה', ופירושו: ספר</text:span><text:span text:style-name="T2"> </text:span><text:span text:style-name="T7">מוגה</text:span><text:span text:style-name="T2"> </text:span><text:span text:style-name="T7">היה</text:span><text:span text:style-name="T2"> </text:span><text:span text:style-name="T7">בעזרה, שממנו</text:span><text:span text:style-name="T2"> </text:span><text:span text:style-name="T7">היו</text:span><text:span text:style-name="T2"> </text:span><text:span text:style-name="T7">מגיהים</text:span><text:span text:style-name="T2"> </text:span><text:span text:style-name="T7">כל</text:span><text:span text:style-name="T2"> </text:span><text:span text:style-name="T7">ספרי</text:span><text:span text:style-name="T2"> </text:span><text:span text:style-name="T7">גולה</text:span><text:span text:style-name="T2"> </text:span><text:span text:style-name="T95">[וספרי</text:span><text:span text:style-name="T4"> </text:span><text:span text:style-name="T95">ארץ</text:span><text:span text:style-name="T4"> </text:span><text:span text:style-name="T95">ישראל</text:span><text:span text:style-name="T4"> </text:span><text:span text:style-name="T95">לא? נראה</text:span><text:span text:style-name="T4"> </text:span><text:span text:style-name="T95">שרש"י</text:span><text:span text:style-name="T4"> </text:span><text:span text:style-name="T95">כאן</text:span><text:span text:style-name="T4"> </text:span><text:span text:style-name="T95">משובש, ובמקום</text:span><text:span text:style-name="T4"> </text:span><text:span text:style-name="T7">עזרה</text:span><text:span text:style-name="T2"> </text:span><text:span text:style-name="T7">בה' </text:span><text:span text:style-name="T95">צריך</text:span><text:span text:style-name="T4"> </text:span><text:span text:style-name="T95">לומר</text:span><text:span text:style-name="T4"> </text:span><text:span text:style-name="T95">'העֲזָרָה</text:span><text:span text:style-name="T4"> </text:span><text:span text:style-name="T95">במקדש', ובמקום</text:span><text:span text:style-name="T4"> </text:span><text:span text:style-name="T7">ספרי</text:span><text:span text:style-name="T2"> </text:span><text:span text:style-name="T7">גולה</text:span><text:span text:style-name="T4"> </text:span><text:span text:style-name="T95">צריך</text:span><text:span text:style-name="T4"> </text:span><text:span text:style-name="T95">לומר</text:span><text:span text:style-name="T4"> </text:span><text:span text:style-name="T95">'ספרי</text:span><text:span text:style-name="T4"> </text:span><text:span text:style-name="T95">תורה']</text:span><text:span text:style-name="T9">)</text:span>;</text:p>
      <text:p text:style-name="P9">רבי<text:span text:style-name="T1"> </text:span>יהודה<text:span text:style-name="T1"> </text:span>אומר: כותב<text:span text:style-name="T1"> </text:span>אדם<text:span text:style-name="T1"> </text:span>תפילין<text:span text:style-name="T1"> </text:span>ומזוזות<text:span text:style-name="T1"> </text:span>לעצמו<text:span text:style-name="T1"> </text:span><text:span text:style-name="T7">(לקיים</text:span><text:span text:style-name="T2"> </text:span><text:span text:style-name="T7">זה</text:span><text:span text:style-name="T2"> </text:span><text:span text:style-name="T7">המצוה; אבל</text:span><text:span text:style-name="T2"> </text:span><text:span text:style-name="T7">לצבור, למכור, דדרך</text:span><text:span text:style-name="T2"> </text:span><text:span text:style-name="T7">שכירות</text:span><text:span text:style-name="T2"> </text:span><text:span text:style-name="T7">הוה</text:span><text:span text:style-name="T2"> </text:span><text:span text:style-name="T7">- חשיב</text:span><text:span text:style-name="T2"> </text:span><text:span text:style-name="T7">מלאכה, כדאמרינן</text:span><text:span text:style-name="T2"> </text:span><text:span text:style-name="T7">לעיל</text:span><text:span text:style-name="T2"> </text:span><text:span text:style-name="T8">[מועד</text:span><text:span text:style-name="T4"> </text:span><text:span text:style-name="T8">קטן</text:span><text:span text:style-name="T4"> </text:span><text:span text:style-name="T8">יב,א]</text:span><text:span text:style-name="T7">: אונכרא, דכיון</text:span><text:span text:style-name="T2"> </text:span><text:span text:style-name="T7">דלאו</text:span><text:span text:style-name="T2"> </text:span><text:span text:style-name="T7">אגרא</text:span><text:span text:style-name="T2"> </text:span><text:span text:style-name="T7">קשקיל</text:span><text:span text:style-name="T2"> </text:span><text:span text:style-name="T7">- שרשויי</text:span><text:span text:style-name="T2"> </text:span><text:span text:style-name="T7">בעלמא</text:span><text:span text:style-name="T2"> </text:span><text:span text:style-name="T7">הוא, ושרי</text:span><text:span text:style-name="T9">)</text:span>,</text:p>
      <text:p text:style-name="P9"/>
      <text:p text:style-name="P9">(מועד<text:span text:style-name="T1"> </text:span>קטן<text:span text:style-name="T1"> </text:span>יט,א)</text:p>
      <text:p text:style-name="P9"><text:span text:style-name="T84">המשך</text:span><text:span text:style-name="T88"> </text:span><text:span text:style-name="T84">המשנה</text:span><text:tab/></text:p>
      <text:p text:style-name="P9">וטווה<text:span text:style-name="T1"> </text:span>על<text:span text:style-name="T1"> </text:span>יריכו<text:span text:style-name="T1"> </text:span>תכלת<text:span text:style-name="T1"> </text:span>לציציתו<text:span text:style-name="T1"> </text:span><text:span text:style-name="T7">(טווה</text:span><text:span text:style-name="T2"> </text:span><text:span text:style-name="T7">החוטין, אבל</text:span><text:span text:style-name="T2"> </text:span><text:span text:style-name="T7">לא</text:span><text:span text:style-name="T2"> </text:span><text:span text:style-name="T7">בידו</text:span><text:span text:style-name="T2"> </text:span><text:span text:style-name="T7">בין</text:span><text:span text:style-name="T2"> </text:span><text:span text:style-name="T7">אצבעותיו</text:span><text:span text:style-name="T2"> </text:span><text:span text:style-name="T7">ובפלך, כדרך</text:span><text:span text:style-name="T2"> </text:span><text:span text:style-name="T7">חול</text:span><text:span text:style-name="T9">)</text:span>.</text:p>
      <text:p text:style-name="P9"/>
      <text:p text:style-name="P9">גמרא:</text:p>
      <text:p text:style-name="P9">תנו<text:span text:style-name="T1"> </text:span>רבנן: '<text:span text:style-name="T41">כותב</text:span><text:span text:style-name="T42"> </text:span><text:span text:style-name="T41">אדם</text:span><text:span text:style-name="T42"> </text:span><text:span text:style-name="T41">תפילין</text:span><text:span text:style-name="T42"> </text:span><text:span text:style-name="T41">ומזוזות</text:span><text:span text:style-name="T42"> </text:span><text:span text:style-name="T41">לעצמו, וטווה</text:span><text:span text:style-name="T42"> </text:span><text:span text:style-name="T41">על</text:span><text:span text:style-name="T42"> </text:span><text:span text:style-name="T41">יריכו</text:span><text:span text:style-name="T42"> </text:span><text:span text:style-name="T41">תכלת</text:span><text:span text:style-name="T42"> </text:span><text:span text:style-name="T41">לציציתו, ולאחרים</text:span><text:span text:style-name="T42"> </text:span><text:span text:style-name="T41">בטובה</text:span><text:span text:style-name="T42"> </text:span><text:span text:style-name="T7">(ולא</text:span><text:span text:style-name="T2"> </text:span><text:span text:style-name="T7">בשכר</text:span><text:span text:style-name="T9">)</text:span><text:span text:style-name="T59"> - דברי</text:span><text:span text:style-name="T3"> </text:span><text:span text:style-name="T59">רבי</text:span><text:span text:style-name="T3"> </text:span><text:span text:style-name="T59">מאיר; רבי</text:span><text:span text:style-name="T3"> </text:span><text:span text:style-name="T59">יהודה</text:span><text:span text:style-name="T3"> </text:span><text:span text:style-name="T59">אומר: מערים</text:span><text:span text:style-name="T3"> </text:span><text:span text:style-name="T59">ומוכר</text:span><text:span text:style-name="T3"> </text:span><text:span text:style-name="T59">את</text:span><text:span text:style-name="T3"> </text:span><text:span text:style-name="T59">שלו</text:span><text:span text:style-name="T3"> </text:span><text:span text:style-name="T59">וחוזר</text:span><text:span text:style-name="T3"> </text:span><text:span text:style-name="T59">וכותב</text:span><text:span text:style-name="T3"> </text:span><text:span text:style-name="T59">לעצמו</text:span><text:span text:style-name="T3"> </text:span><text:span text:style-name="T7">(כן</text:span><text:span text:style-name="T2"> </text:span><text:span text:style-name="T7">עושה</text:span><text:span text:style-name="T2"> </text:span><text:span text:style-name="T7">כל</text:span><text:span text:style-name="T2"> </text:span><text:span text:style-name="T7">ימות</text:span><text:span text:style-name="T2"> </text:span><text:span text:style-name="T7">החג</text:span><text:span text:style-name="T9">)</text:span><text:span text:style-name="T59">;</text:span></text:p>
      <text:p text:style-name="P9"><text:span text:style-name="T59">רבי</text:span><text:span text:style-name="T3"> </text:span><text:span text:style-name="T59">יוסי</text:span><text:span text:style-name="T3"> </text:span><text:span text:style-name="T59">אומר: כותב</text:span><text:span text:style-name="T3"> </text:span><text:span text:style-name="T59">ומוכר</text:span><text:span text:style-name="T3"> </text:span><text:span text:style-name="T59">כדרכו</text:span><text:span text:style-name="T3"> </text:span><text:span text:style-name="T59">כדי</text:span><text:span text:style-name="T3"> </text:span><text:span text:style-name="T59">פרנסתו</text:span><text:span text:style-name="T3"> </text:span><text:span text:style-name="T7">(בהרווחה, ולא</text:span><text:span text:style-name="T2"> </text:span><text:span text:style-name="T7">מיירי</text:span><text:span text:style-name="T2"> </text:span><text:span text:style-name="T7">במי</text:span><text:span text:style-name="T2"> </text:span><text:span text:style-name="T7">שאין</text:span><text:span text:style-name="T2"> </text:span><text:span text:style-name="T7">לו</text:span><text:span text:style-name="T2"> </text:span><text:span text:style-name="T7">מה</text:span><text:span text:style-name="T2"> </text:span><text:span text:style-name="T7">יאכל</text:span><text:span text:style-name="T9">)</text:span>.' </text:p>
      <text:p text:style-name="P9">אורי<text:span text:style-name="T1"> </text:span>ליה<text:span text:style-name="T1"> </text:span>רב<text:span text:style-name="T1"> </text:span>לרב<text:span text:style-name="T1"> </text:span>חננאל<text:span text:style-name="T1"> </text:span>- ואמרי<text:span text:style-name="T1"> </text:span>לה<text:span text:style-name="T1"> </text:span>רבה<text:span text:style-name="T1"> </text:span>בר<text:span text:style-name="T1"> </text:span>בר<text:span text:style-name="T1"> </text:span>חנה<text:span text:style-name="T1"> </text:span>- לרב<text:span text:style-name="T1"> </text:span>חננאל<text:span text:style-name="T1"> </text:span>הלכה: כותב<text:span text:style-name="T1"> </text:span>ומוכר<text:span text:style-name="T1"> </text:span>כדרכו<text:span text:style-name="T1"> </text:span>כדי<text:span text:style-name="T1"> </text:span>פרנסתו.</text:p>
      <text:p text:style-name="P9"/>
      <text:p text:style-name="P9">וטווה<text:span text:style-name="T1"> </text:span>על<text:span text:style-name="T1"> </text:span>יריכו<text:span text:style-name="T1"> </text:span>תכלת: <text:s/></text:p>
      <text:p text:style-name="P9">תנו<text:span text:style-name="T1"> </text:span>רבנן: '<text:span text:style-name="T59">טווה</text:span><text:span text:style-name="T3"> </text:span><text:span text:style-name="T59">אדם</text:span><text:span text:style-name="T3"> </text:span><text:span text:style-name="T59">על</text:span><text:span text:style-name="T3"> </text:span><text:span text:style-name="T59">יריכו</text:span><text:span text:style-name="T3"> </text:span><text:span text:style-name="T59">תכלת</text:span><text:span text:style-name="T3"> </text:span><text:span text:style-name="T59">לציציתו</text:span><text:span text:style-name="T3"> </text:span><text:span text:style-name="T59">אבל</text:span><text:span text:style-name="T3"> </text:span><text:span text:style-name="T59">לא</text:span><text:span text:style-name="T3"> </text:span><text:span text:style-name="T59">באבן</text:span><text:span text:style-name="T3"> </text:span><text:span text:style-name="T7">(שתולה</text:span><text:span text:style-name="T2"> </text:span><text:span text:style-name="T7">בחוט, כדי</text:span><text:span text:style-name="T2"> </text:span><text:span text:style-name="T7">שיוכל</text:span><text:span text:style-name="T2"> </text:span><text:span text:style-name="T7">לשוזרו</text:span><text:span text:style-name="T2"> </text:span><text:span text:style-name="T7">יפה</text:span><text:span text:style-name="T9">)</text:span><text:span text:style-name="T59">, דברי</text:span><text:span text:style-name="T3"> </text:span><text:span text:style-name="T59">רבי</text:span><text:span text:style-name="T3"> </text:span><text:span text:style-name="T59">אליעזר; וחכמים</text:span><text:span text:style-name="T3"> </text:span><text:span text:style-name="T59">אומרים: אף</text:span><text:span text:style-name="T3"> </text:span><text:span text:style-name="T59">באבן.</text:span></text:p>
      <text:p text:style-name="P9"><text:span text:style-name="T59">רבי</text:span><text:span text:style-name="T3"> </text:span><text:span text:style-name="T59">יהודה</text:span><text:span text:style-name="T3"> </text:span><text:span text:style-name="T59">אומר</text:span><text:span text:style-name="T3"> </text:span><text:span text:style-name="T59">משמו: באבן, אבל</text:span><text:span text:style-name="T3"> </text:span><text:span text:style-name="T59">לא</text:span><text:span text:style-name="T3"> </text:span><text:span text:style-name="T59">בפלך; וחכמים</text:span><text:span text:style-name="T3"> </text:span><text:span text:style-name="T59">אומרים: בין</text:span><text:span text:style-name="T3"> </text:span><text:span text:style-name="T59">באבן</text:span><text:span text:style-name="T3"> </text:span><text:span text:style-name="T59">בין</text:span><text:span text:style-name="T3"> </text:span><text:span text:style-name="T59">בפלך.</text:span>'</text:p>
      <text:p text:style-name="P9">אמר<text:span text:style-name="T1"> </text:span>רב<text:span text:style-name="T1"> </text:span>יהודה<text:span text:style-name="T1"> </text:span>אמר<text:span text:style-name="T1"> </text:span>שמואל, וכן<text:span text:style-name="T1"> </text:span>אמר<text:span text:style-name="T1"> </text:span>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הלכה<text:span text:style-name="T1"> </text:span>בין<text:span text:style-name="T1"> </text:span>באבן<text:span text:style-name="T1"> </text:span>בין<text:span text:style-name="T1"> </text:span>בפלך, והלכה<text:span text:style-name="T1"> </text:span>כותב<text:span text:style-name="T1"> </text:span>כדרכו<text:span text:style-name="T1"> </text:span>ומוכר<text:span text:style-name="T1"> </text:span>כדי<text:span text:style-name="T1"> </text:span>פרנסתו.</text:p>
      <text:p text:style-name="P9"/>
      <text:p text:style-name="P9"/>
      <text:p text:style-name="P9">משנה:</text:p>
      <text:p text:style-name="P9">הקובר<text:span text:style-name="T1"> </text:span>את<text:span text:style-name="T1"> </text:span>מתו<text:span text:style-name="T1"> </text:span>שלשה<text:span text:style-name="T1"> </text:span>ימים<text:span text:style-name="T1"> </text:span>קודם<text:span text:style-name="T1"> </text:span>לרגל<text:span text:style-name="T1"> </text:span>- <text:span text:style-name="T7">(הואיל</text:span><text:span text:style-name="T2"> </text:span><text:span text:style-name="T7">ועיקר</text:span><text:span text:style-name="T2"> </text:span><text:span text:style-name="T7">אבילות</text:span><text:span text:style-name="T2"> </text:span><text:span text:style-name="T7">אינו</text:span><text:span text:style-name="T2"> </text:span><text:span text:style-name="T7">אלא</text:span><text:span text:style-name="T2"> </text:span><text:span text:style-name="T7">שלשה</text:span><text:span text:style-name="T2"> </text:span><text:span text:style-name="T7">ימים</text:span><text:span text:style-name="T9">)</text:span> בטלה<text:span text:style-name="T1"> </text:span>הימנו<text:span text:style-name="T1"> </text:span>גזרת<text:span text:style-name="T1"> </text:span>שבעה<text:span text:style-name="T1"> </text:span><text:span text:style-name="T7">(דלאחר</text:span><text:span text:style-name="T2"> </text:span><text:span text:style-name="T7">הרגל</text:span><text:span text:style-name="T2"> </text:span><text:span text:style-name="T7">אינו</text:span><text:span text:style-name="T2"> </text:span><text:span text:style-name="T7">צריך</text:span><text:span text:style-name="T2"> </text:span><text:span text:style-name="T7">למנות</text:span><text:span text:style-name="T2"> </text:span><text:span text:style-name="T7">יותר</text:span><text:span text:style-name="T9">)</text:span>;</text:p>
      <text:p text:style-name="P9">שמונה<text:span text:style-name="T1"> </text:span><text:span text:style-name="T7">(ימים</text:span><text:span text:style-name="T2"> </text:span><text:span text:style-name="T7">קודם</text:span><text:span text:style-name="T2"> </text:span><text:span text:style-name="T7">הרגל</text:span><text:span text:style-name="T9">)</text:span> - בטלו<text:span text:style-name="T1"> </text:span>הימנו<text:span text:style-name="T1"> </text:span>גזרת<text:span text:style-name="T1"> </text:span>שלשים<text:span text:style-name="T1"> </text:span><text:span text:style-name="T7">(דהואיל</text:span><text:span text:style-name="T2"> </text:span><text:span text:style-name="T7">והתחיל</text:span><text:span text:style-name="T2"> </text:span><text:span text:style-name="T7">יום</text:span><text:span text:style-name="T2"> </text:span><text:span text:style-name="T7">אחד</text:span><text:span text:style-name="T2"> </text:span><text:span text:style-name="T7">מן</text:span><text:span text:style-name="T2"> </text:span><text:span text:style-name="T7">השלשים</text:span><text:span text:style-name="T2"> </text:span><text:span text:style-name="T7">- אינו</text:span><text:span text:style-name="T2"> </text:span><text:span text:style-name="T7">צריך</text:span><text:span text:style-name="T2"> </text:span><text:span text:style-name="T7">לשמור</text:span><text:span text:style-name="T2"> </text:span><text:span text:style-name="T7">כלום</text:span><text:span text:style-name="T2"> </text:span><text:span text:style-name="T7">לאחר</text:span><text:span text:style-name="T2"> </text:span><text:span text:style-name="T7">הרגל</text:span><text:span text:style-name="T2"> </text:span><text:span text:style-name="T7">דין</text:span><text:span text:style-name="T2"> </text:span><text:span text:style-name="T7">שלשים, אלא</text:span><text:span text:style-name="T2"> </text:span><text:span text:style-name="T7">מותר</text:span><text:span text:style-name="T2"> </text:span><text:span text:style-name="T7">לאלתר</text:span><text:span text:style-name="T2"> </text:span><text:span text:style-name="T7">בתכבוסת, בגיהוץ</text:span><text:span text:style-name="T2"> </text:span><text:span text:style-name="T7">ותספורת</text:span><text:span text:style-name="T9">)</text:span>, מפני<text:span text:style-name="T1"> </text:span>שאמרו: שבת<text:span text:style-name="T1"> </text:span>עולה<text:span text:style-name="T1"> </text:span><text:span text:style-name="T7">(אירע</text:span><text:span text:style-name="T2"> </text:span><text:span text:style-name="T7">שבת</text:span><text:span text:style-name="T2"> </text:span><text:span text:style-name="T7">בימי</text:span><text:span text:style-name="T2"> </text:span><text:span text:style-name="T7">אבלו</text:span><text:span text:style-name="T2"> </text:span><text:span text:style-name="T7">- עולה</text:span><text:span text:style-name="T2"> </text:span><text:span text:style-name="T7">למנין</text:span><text:span text:style-name="T2"> </text:span><text:span text:style-name="T7">שבעה</text:span><text:span text:style-name="T9">)</text:span> ואינה<text:span text:style-name="T1"> </text:span>מפסקת<text:span text:style-name="T1"> </text:span><text:span text:style-name="T7">(דלאחר</text:span><text:span text:style-name="T2"> </text:span><text:span text:style-name="T7">שבת</text:span><text:span text:style-name="T2"> </text:span><text:span text:style-name="T7">צריך</text:span><text:span text:style-name="T2"> </text:span><text:span text:style-name="T7">להשלים</text:span><text:span text:style-name="T2"> </text:span><text:span text:style-name="T7">שבעה</text:span><text:span text:style-name="T2"> </text:span><text:span text:style-name="T7">ימי</text:span><text:span text:style-name="T2"> </text:span><text:span text:style-name="T7">אבלות, עם</text:span><text:span text:style-name="T2"> </text:span><text:span text:style-name="T7">השבת</text:span><text:span text:style-name="T9">)</text:span>, רגלים<text:span text:style-name="T1"> </text:span>מפסיקין<text:span text:style-name="T1"> </text:span><text:span text:style-name="T7">(דכי</text:span><text:span text:style-name="T2"> </text:span><text:span text:style-name="T7">קבר</text:span><text:span text:style-name="T2"> </text:span><text:span text:style-name="T7">מתו</text:span><text:span text:style-name="T2"> </text:span><text:span text:style-name="T7">שלשה</text:span><text:span text:style-name="T2"> </text:span><text:span text:style-name="T7">ימים</text:span><text:span text:style-name="T2"> </text:span><text:span text:style-name="T7">קודם</text:span><text:span text:style-name="T2"> </text:span><text:span text:style-name="T7">הרגל</text:span><text:span text:style-name="T2"> </text:span><text:span text:style-name="T7">- מפסיק</text:span><text:span text:style-name="T2"> </text:span><text:span text:style-name="T7">האבילות</text:span><text:span text:style-name="T2"> </text:span><text:span text:style-name="T7">לגמרי, ולאחר</text:span><text:span text:style-name="T2"> </text:span><text:span text:style-name="T7">הרגל</text:span><text:span text:style-name="T2"> </text:span><text:span text:style-name="T7">אין</text:span><text:span text:style-name="T2"> </text:span><text:span text:style-name="T7">משלים</text:span><text:span text:style-name="T2"> </text:span><text:span text:style-name="T7">כלום</text:span><text:span text:style-name="T9">)</text:span> ואינן<text:span text:style-name="T1"> </text:span>עולין<text:span text:style-name="T1"> <text:s/></text:span><text:span text:style-name="T7">(דכי</text:span><text:span text:style-name="T2"> </text:span><text:span text:style-name="T7">קבר</text:span><text:span text:style-name="T2"> </text:span><text:span text:style-name="T7">מתו</text:span><text:span text:style-name="T2"> </text:span><text:span text:style-name="T7">בתוך</text:span><text:span text:style-name="T2"> </text:span><text:span text:style-name="T7">הרגל, דלא</text:span><text:span text:style-name="T2"> </text:span><text:span text:style-name="T7">בטלה</text:span><text:span text:style-name="T2"> </text:span><text:span text:style-name="T7">ממנו</text:span><text:span text:style-name="T2"> </text:span><text:span text:style-name="T7">גזרת</text:span><text:span text:style-name="T2"> </text:span><text:span text:style-name="T7">שבעה</text:span><text:span text:style-name="T2"> </text:span><text:span text:style-name="T7">- אין</text:span><text:span text:style-name="T2"> </text:span><text:span text:style-name="T7">ימי</text:span><text:span text:style-name="T2"> </text:span><text:span text:style-name="T7">הרגל</text:span><text:span text:style-name="T2"> </text:span><text:span text:style-name="T7">עולין</text:span><text:span text:style-name="T2"> </text:span><text:span text:style-name="T7">למנין</text:span><text:span text:style-name="T2"> </text:span><text:span text:style-name="T7">שבעה</text:span><text:span text:style-name="T2"> </text:span><text:span text:style-name="T7">ימי</text:span><text:span text:style-name="T2"> </text:span><text:span text:style-name="T7">אבילות, אלא</text:span><text:span text:style-name="T2"> </text:span><text:span text:style-name="T7">לאחר</text:span><text:span text:style-name="T2"> </text:span><text:span text:style-name="T7">הרגל</text:span><text:span text:style-name="T2"> </text:span><text:span text:style-name="T7">צריך</text:span><text:span text:style-name="T2"> </text:span><text:span text:style-name="T7">לישב</text:span><text:span text:style-name="T2"> </text:span><text:span text:style-name="T7">שבעה</text:span><text:span text:style-name="T2"> </text:span><text:span text:style-name="T7">ימי</text:span><text:span text:style-name="T2"> </text:span><text:span text:style-name="T7">אבילות</text:span><text:span text:style-name="T2"> </text:span><text:span text:style-name="T7">- זו</text:span><text:span text:style-name="T2"> </text:span><text:span text:style-name="T7">היא</text:span><text:span text:style-name="T2"> </text:span><text:span text:style-name="T7">סברתי; אבל</text:span><text:span text:style-name="T2"> </text:span><text:span text:style-name="T7">בהעתק</text:span><text:span text:style-name="T2"> </text:span><text:span text:style-name="T7">מצאתי: ואין</text:span><text:span text:style-name="T2"> </text:span><text:span text:style-name="T7">עולין</text:span><text:span text:style-name="T2"> </text:span><text:span text:style-name="T7">- דכי</text:span><text:span text:style-name="T2"> </text:span><text:span text:style-name="T7">קבר</text:span><text:span text:style-name="T2"> </text:span><text:span text:style-name="T7">את</text:span><text:span text:style-name="T2"> </text:span><text:span text:style-name="T7">מתו</text:span><text:span text:style-name="T2"> </text:span><text:span text:style-name="T7">שני</text:span><text:span text:style-name="T2"> </text:span><text:span text:style-name="T7">ימים</text:span><text:span text:style-name="T2"> </text:span><text:span text:style-name="T7">לפני</text:span><text:span text:style-name="T2"> </text:span><text:span text:style-name="T7">הרגל</text:span><text:span text:style-name="T2"> </text:span><text:span text:style-name="T7">דלא</text:span><text:span text:style-name="T2"> </text:span><text:span text:style-name="T7">בטלה</text:span><text:span text:style-name="T2"> </text:span><text:span text:style-name="T7">ממנו</text:span><text:span text:style-name="T2"> </text:span><text:span text:style-name="T7">גזרת</text:span><text:span text:style-name="T2"> </text:span><text:span text:style-name="T7">שבעה</text:span><text:span text:style-name="T2"> </text:span><text:span text:style-name="T7">- אין</text:span><text:span text:style-name="T2"> </text:span><text:span text:style-name="T7">ימי</text:span><text:span text:style-name="T2"> </text:span><text:span text:style-name="T7">הרגל</text:span><text:span text:style-name="T2"> </text:span><text:span text:style-name="T7">עולין</text:span><text:span text:style-name="T2"> </text:span><text:span text:style-name="T7">למנין</text:span><text:span text:style-name="T2"> </text:span><text:span text:style-name="T7">שבעת</text:span><text:span text:style-name="T2"> </text:span><text:span text:style-name="T7">ימי</text:span><text:span text:style-name="T2"> </text:span><text:span text:style-name="T7">אבלו, אלא</text:span><text:span text:style-name="T2"> </text:span><text:span text:style-name="T7">לאחר</text:span><text:span text:style-name="T2"> </text:span><text:span text:style-name="T7">הרגל</text:span><text:span text:style-name="T2"> </text:span><text:span text:style-name="T7">צריך</text:span><text:span text:style-name="T2"> </text:span><text:span text:style-name="T7">לישב</text:span><text:span text:style-name="T2"> </text:span><text:span text:style-name="T7">חמשה</text:span><text:span text:style-name="T2"> </text:span><text:span text:style-name="T7">ימי</text:span><text:span text:style-name="T2"> </text:span><text:span text:style-name="T7">אבלות</text:span><text:span text:style-name="T2"> </text:span><text:span text:style-name="T7">להשלים</text:span><text:span text:style-name="T2"> </text:span><text:span text:style-name="T7">לשני</text:span><text:span text:style-name="T2"> </text:span><text:span text:style-name="T7">ימים</text:span><text:span text:style-name="T2"> </text:span><text:span text:style-name="T7">שנהג</text:span><text:span text:style-name="T2"> </text:span><text:span text:style-name="T7">לפני</text:span><text:span text:style-name="T2"> </text:span><text:span text:style-name="T7">הרגל; ואני</text:span><text:span text:style-name="T2"> </text:span><text:span text:style-name="T7">אומר</text:span><text:span text:style-name="T2"> </text:span><text:span text:style-name="T7">כי</text:span><text:span text:style-name="T2"> </text:span><text:span text:style-name="T7">טעות</text:span><text:span text:style-name="T2"> </text:span><text:span text:style-name="T7">סופר</text:span><text:span text:style-name="T2"> </text:span><text:span text:style-name="T7">הוא, דמה</text:span><text:span text:style-name="T2"> </text:span><text:span text:style-name="T7">שנזכר</text:span><text:span text:style-name="T2"> </text:span><text:span text:style-name="T7">שלשה</text:span><text:span text:style-name="T2"> </text:span><text:span text:style-name="T7">ימים</text:span><text:span text:style-name="T2"> </text:span><text:span text:style-name="T7">לפני</text:span><text:span text:style-name="T2"> </text:span><text:span text:style-name="T7">הרגל</text:span><text:span text:style-name="T2"> </text:span><text:span text:style-name="T7">- לאו</text:span><text:span text:style-name="T2"> </text:span><text:span text:style-name="T7">דוקא, ואפילו</text:span><text:span text:style-name="T2"> </text:span><text:span text:style-name="T7">שעה</text:span><text:span text:style-name="T2"> </text:span><text:span text:style-name="T7">אחת</text:span><text:span text:style-name="T2"> </text:span><text:span text:style-name="T7">לפני</text:span><text:span text:style-name="T2"> </text:span><text:span text:style-name="T7">הרגל</text:span><text:span text:style-name="T2"> </text:span><text:span text:style-name="T7">- בטלה</text:span><text:span text:style-name="T2"> </text:span><text:span text:style-name="T7">ממנו</text:span><text:span text:style-name="T2"> </text:span><text:span text:style-name="T7">גזרת</text:span><text:span text:style-name="T2"> </text:span><text:span text:style-name="T7">שבעה, דהרגל</text:span><text:span text:style-name="T2"> </text:span><text:span text:style-name="T7">מפסיק</text:span><text:span text:style-name="T9">)</text:span>;</text:p>
      <text:p text:style-name="P9">רבי<text:span text:style-name="T1"> </text:span>אליעזר<text:span text:style-name="T1"> </text:span>אומר: משחרב<text:span text:style-name="T1"> </text:span>בית<text:span text:style-name="T1"> </text:span>המקדש<text:span text:style-name="T1"> </text:span><text:span text:style-name="T7">(שאין</text:span><text:span text:style-name="T2"> </text:span><text:span text:style-name="T7">לעצרת</text:span><text:span text:style-name="T2"> </text:span><text:span text:style-name="T7">תשלומין</text:span><text:span text:style-name="T2"> </text:span><text:span text:style-name="T7">כל</text:span><text:span text:style-name="T2"> </text:span><text:span text:style-name="T7">שבעה, ואינו</text:span><text:span text:style-name="T2"> </text:span><text:span text:style-name="T7">אלא</text:span><text:span text:style-name="T2"> </text:span><text:span text:style-name="T7">יום</text:span><text:span text:style-name="T2"> </text:span><text:span text:style-name="T7">אחד</text:span><text:span text:style-name="T9">)</text:span> - עצרת<text:span text:style-name="T1"> </text:span>כשבת<text:span text:style-name="T1"> </text:span><text:span text:style-name="T7">(ודינו</text:span><text:span text:style-name="T2"> </text:span><text:span text:style-name="T7">כשבת, דעולה</text:span><text:span text:style-name="T2"> </text:span><text:span text:style-name="T7">ואינה</text:span><text:span text:style-name="T2"> </text:span><text:span text:style-name="T7">מפסקת</text:span><text:span text:style-name="T9">)</text:span>;</text:p>
      <text:p text:style-name="P9"><text:soft-page-break/>רבן<text:span text:style-name="T1"> </text:span>גמליאל<text:span text:style-name="T1"> </text:span>אומר: ראש<text:span text:style-name="T1"> </text:span>השנה<text:span text:style-name="T1"> </text:span>ויום<text:span text:style-name="T1"> </text:span>הכפורים<text:span text:style-name="T1"> </text:span>כרגלים;</text:p>
      <text:p text:style-name="P9">וחכמים<text:span text:style-name="T1"> </text:span>אומרים<text:span text:style-name="T1"> </text:span>לא<text:span text:style-name="T1"> </text:span>כדברי<text:span text:style-name="T1"> </text:span>זה<text:span text:style-name="T1"> </text:span>ולא<text:span text:style-name="T1"> </text:span>כדברי<text:span text:style-name="T1"> </text:span>זה, אלא: עצרת<text:span text:style-name="T1"> – </text:span>כרגלים; ראש<text:span text:style-name="T1"> </text:span>השנה<text:span text:style-name="T1"> </text:span>ויוה"כ<text:span text:style-name="T1"> – </text:span>כשבת<text:span text:style-name="T1"> </text:span><text:span text:style-name="T7">(הואיל</text:span><text:span text:style-name="T2"> </text:span><text:span text:style-name="T7">ואינו</text:span><text:span text:style-name="T2"> </text:span><text:span text:style-name="T7">אלא</text:span><text:span text:style-name="T2"> </text:span><text:span text:style-name="T7">יום</text:span><text:span text:style-name="T2"> </text:span><text:span text:style-name="T7">אחד</text:span><text:span text:style-name="T9">)</text:span>.</text:p>
      <text:p text:style-name="P9"/>
      <text:p text:style-name="P9">גמרא:</text:p>
      <text:p text:style-name="P9">אמר<text:span text:style-name="T1"> </text:span>רב: גזרת<text:span text:style-name="T1"> </text:span><text:span text:style-name="T7">(שלשים</text:span><text:span text:style-name="T9">)</text:span> בטלו, ימים<text:span text:style-name="T1"> </text:span>לא<text:span text:style-name="T1"> </text:span>בטלו<text:span text:style-name="T1"> </text:span><text:span text:style-name="T7">(שלשים</text:span><text:span text:style-name="T2"> </text:span><text:span text:style-name="T7">יום</text:span><text:span text:style-name="T2"> </text:span><text:span text:style-name="T7">לא</text:span><text:span text:style-name="T2"> </text:span><text:span text:style-name="T7">בטלו, דעדיין</text:span><text:span text:style-name="T2"> </text:span><text:span text:style-name="T7">תלויין</text:span><text:span text:style-name="T2"> </text:span><text:span text:style-name="T7">ועומדים</text:span><text:span text:style-name="T9">)</text:span>;</text:p>
      <text:p text:style-name="P9">וכן<text:span text:style-name="T1"> </text:span>אמר<text:span text:style-name="T1"> </text:span>רב<text:span text:style-name="T1"> </text:span>הונא: גזרת<text:span text:style-name="T1"> </text:span>בטלו, ימים<text:span text:style-name="T1"> </text:span>לא<text:span text:style-name="T1"> </text:span>בטלו;</text:p>
      <text:p text:style-name="P9">ורב<text:span text:style-name="T1"> </text:span>ששת<text:span text:style-name="T1"> </text:span>אמר: אפילו<text:span text:style-name="T1"> </text:span>ימים<text:span text:style-name="T1"> </text:span>נמי<text:span text:style-name="T1"> </text:span>בטלו; מאי<text:span text:style-name="T1"> </text:span>טעמא<text:span text:style-name="T1"> </text:span>ימים<text:span text:style-name="T1"> </text:span>לא<text:span text:style-name="T1"> </text:span>בטלו<text:span text:style-name="T1"> </text:span><text:span text:style-name="T7">(כלומר: באיזה</text:span><text:span text:style-name="T2"> </text:span><text:span text:style-name="T7">ענין</text:span><text:span text:style-name="T2"> </text:span><text:span text:style-name="T7">לא</text:span><text:span text:style-name="T2"> </text:span><text:span text:style-name="T7">בטלו</text:span><text:span text:style-name="T2"> </text:span><text:span text:style-name="T7">ימים</text:span><text:span text:style-name="T9">)</text:span>? - שאם<text:span text:style-name="T1"> </text:span>לא<text:span text:style-name="T1"> </text:span>גילח<text:span text:style-name="T1"> </text:span>ערב<text:span text:style-name="T1"> </text:span>הרגל<text:span text:style-name="T1"> </text:span><text:span text:style-name="T7">(דכי</text:span><text:span text:style-name="T2"> </text:span><text:span text:style-name="T7">בטלו</text:span><text:span text:style-name="T2"> </text:span><text:span text:style-name="T7">גזרת</text:span><text:span text:style-name="T2"> </text:span><text:span text:style-name="T7">שלשים, ואיבעי</text:span><text:span text:style-name="T2"> </text:span><text:span text:style-name="T7">ליה</text:span><text:span text:style-name="T2"> </text:span><text:span text:style-name="T7">לגלוחי</text:span><text:span text:style-name="T2"> </text:span><text:span text:style-name="T7">ערב</text:span><text:span text:style-name="T2"> </text:span><text:span text:style-name="T7">הרגל</text:span><text:span text:style-name="T2"> </text:span><text:span text:style-name="T7">ולא</text:span><text:span text:style-name="T2"> </text:span><text:span text:style-name="T7">גילח</text:span><text:span text:style-name="T9">)</text:span> אסור<text:span text:style-name="T1"> </text:span>לגלח<text:span text:style-name="T1"> </text:span>אחר<text:span text:style-name="T1"> </text:span>הרגל<text:span text:style-name="T1"> </text:span><text:span text:style-name="T7">(כל</text:span><text:span text:style-name="T2"> </text:span><text:span text:style-name="T7">שלשים</text:span><text:span text:style-name="T2"> </text:span><text:span text:style-name="T7">יום</text:span><text:span text:style-name="T9">)</text:span>,</text:p>
      <text:p text:style-name="P9"/>
      <text:p text:style-name="P9">(מועד<text:span text:style-name="T1"> </text:span>קטן<text:span text:style-name="T1"> </text:span>יט,ב)</text:p>
      <text:p text:style-name="P9">והתניא<text:span text:style-name="T1"> </text:span><text:span text:style-name="T7">(סייעתא</text:span><text:span text:style-name="T9">)</text:span>: '<text:span text:style-name="T59">הקובר</text:span><text:span text:style-name="T3"> </text:span><text:span text:style-name="T59">את</text:span><text:span text:style-name="T3"> </text:span><text:span text:style-name="T59">מתו</text:span><text:span text:style-name="T3"> </text:span><text:span text:style-name="T59">שלשה</text:span><text:span text:style-name="T3"> </text:span><text:span text:style-name="T59">ימים</text:span><text:span text:style-name="T3"> </text:span><text:span text:style-name="T59">קודם</text:span><text:span text:style-name="T3"> </text:span><text:span text:style-name="T59">לרגל</text:span><text:span text:style-name="T3"> </text:span><text:span text:style-name="T59">- בטלה</text:span><text:span text:style-name="T3"> </text:span><text:span text:style-name="T59">הימנו</text:span><text:span text:style-name="T3"> </text:span><text:span text:style-name="T59">גזרת</text:span><text:span text:style-name="T3"> </text:span><text:span text:style-name="T59">שבעה; שמונה</text:span><text:span text:style-name="T3"> </text:span><text:span text:style-name="T59">ימים</text:span><text:span text:style-name="T3"> </text:span><text:span text:style-name="T59">קודם</text:span><text:span text:style-name="T3"> </text:span><text:span text:style-name="T59">לרגל</text:span><text:span text:style-name="T3"> </text:span><text:span text:style-name="T59">- בטלה</text:span><text:span text:style-name="T3"> </text:span><text:span text:style-name="T59">הימנו</text:span><text:span text:style-name="T3"> </text:span><text:span text:style-name="T59">גזרת</text:span><text:span text:style-name="T3"> </text:span><text:span text:style-name="T59">שלשים, ומגלח</text:span><text:span text:style-name="T3"> </text:span><text:span text:style-name="T59">ערב</text:span><text:span text:style-name="T3"> </text:span><text:span text:style-name="T59">הרגל; אם</text:span><text:span text:style-name="T3"> </text:span><text:span text:style-name="T59">לא</text:span><text:span text:style-name="T3"> </text:span><text:span text:style-name="T59">גילח</text:span><text:span text:style-name="T3"> </text:span><text:span text:style-name="T59">ערב</text:span><text:span text:style-name="T3"> </text:span><text:span text:style-name="T59">הרגל</text:span><text:span text:style-name="T3"> </text:span><text:span text:style-name="T59">- אסור</text:span><text:span text:style-name="T3"> </text:span><text:span text:style-name="T59">לגלח</text:span><text:span text:style-name="T3"> </text:span><text:span text:style-name="T59">אחר</text:span><text:span text:style-name="T3"> </text:span><text:span text:style-name="T59">הרגל; </text:span></text:p>
      <text:p text:style-name="P9"><text:span text:style-name="T59">אבא</text:span><text:span text:style-name="T3"> </text:span><text:span text:style-name="T59">שאול</text:span><text:span text:style-name="T3"> </text:span><text:span text:style-name="T59">אומר: מותר</text:span><text:span text:style-name="T3"> </text:span><text:span text:style-name="T59">לגלח</text:span><text:span text:style-name="T3"> </text:span><text:span text:style-name="T59">אחר</text:span><text:span text:style-name="T3"> </text:span><text:span text:style-name="T59">הרגל, שכשם</text:span><text:span text:style-name="T3"> </text:span><text:span text:style-name="T59">שמצות</text:span><text:span text:style-name="T3"> </text:span><text:span text:style-name="T59">שלשה</text:span><text:span text:style-name="T3"> </text:span><text:span text:style-name="T59">מבטלת</text:span><text:span text:style-name="T3"> </text:span><text:span text:style-name="T59">גזרת</text:span><text:span text:style-name="T3"> </text:span><text:span text:style-name="T59">שבעה</text:span><text:span text:style-name="T3"> </text:span><text:span text:style-name="T7">(דכי</text:span><text:span text:style-name="T2"> </text:span><text:span text:style-name="T7">קבר</text:span><text:span text:style-name="T2"> </text:span><text:span text:style-name="T7">מתו</text:span><text:span text:style-name="T2"> </text:span><text:span text:style-name="T7">שלשה</text:span><text:span text:style-name="T2"> </text:span><text:span text:style-name="T7">ימים</text:span><text:span text:style-name="T2"> </text:span><text:span text:style-name="T7">לפני</text:span><text:span text:style-name="T2"> </text:span><text:span text:style-name="T7">הרגל</text:span><text:span text:style-name="T2"> </text:span><text:span text:style-name="T7">אינו</text:span><text:span text:style-name="T2"> </text:span><text:span text:style-name="T7">יושב</text:span><text:span text:style-name="T2"> </text:span><text:span text:style-name="T7">לאחרי</text:span><text:span text:style-name="T2"> </text:span><text:span text:style-name="T7">הרגל</text:span><text:span text:style-name="T2"> </text:span><text:span text:style-name="T7">כלום</text:span><text:span text:style-name="T9">)</text:span><text:span text:style-name="T59"> - כך</text:span><text:span text:style-name="T3"> </text:span><text:span text:style-name="T59">מצות</text:span><text:span text:style-name="T3"> </text:span><text:span text:style-name="T59">שבעה</text:span><text:span text:style-name="T3"> </text:span><text:span text:style-name="T59">מבטלת</text:span><text:span text:style-name="T3"> </text:span><text:span text:style-name="T59">גזרת</text:span><text:span text:style-name="T3"> </text:span><text:span text:style-name="T59">שלשים</text:span><text:span text:style-name="T3"> </text:span><text:span text:style-name="T7">(דכי</text:span><text:span text:style-name="T2"> </text:span><text:span text:style-name="T7">קבר</text:span><text:span text:style-name="T2"> </text:span><text:span text:style-name="T7">מתו</text:span><text:span text:style-name="T2"> </text:span><text:span text:style-name="T7">שבעה</text:span><text:span text:style-name="T2"> </text:span><text:span text:style-name="T7">ימים</text:span><text:span text:style-name="T2"> </text:span><text:span text:style-name="T7">קודם</text:span><text:span text:style-name="T2"> </text:span><text:span text:style-name="T7">הרגל</text:span><text:span text:style-name="T2"> </text:span><text:span text:style-name="T7">- בטלה</text:span><text:span text:style-name="T2"> </text:span><text:span text:style-name="T7">ממנו</text:span><text:span text:style-name="T2"> </text:span><text:span text:style-name="T7">גזרת</text:span><text:span text:style-name="T2"> </text:span><text:span text:style-name="T7">שלשים, דאפילו</text:span><text:span text:style-name="T2"> </text:span><text:span text:style-name="T7">לא</text:span><text:span text:style-name="T2"> </text:span><text:span text:style-name="T7">גילח</text:span><text:span text:style-name="T2"> </text:span><text:span text:style-name="T7">ערב</text:span><text:span text:style-name="T2"> </text:span><text:span text:style-name="T7">הרגל</text:span><text:span text:style-name="T2"> </text:span><text:span text:style-name="T7">- מגלח</text:span><text:span text:style-name="T2"> </text:span><text:span text:style-name="T7">אחר</text:span><text:span text:style-name="T2"> </text:span><text:span text:style-name="T7">הרגל</text:span><text:span text:style-name="T9">)</text:span>'; </text:p>
      <text:p text:style-name="P9">'<text:span text:style-name="T41">שבעה</text:span>'? והאנן<text:span text:style-name="T1"> </text:span>'<text:span text:style-name="T41">שמונה</text:span>' תנן?</text:p>
      <text:p text:style-name="P9">קסבר<text:span text:style-name="T1"> </text:span>אבא<text:span text:style-name="T1"> </text:span>שאול<text:span text:style-name="T1"> </text:span>מקצת<text:span text:style-name="T1"> </text:span>היום<text:span text:style-name="T1"> </text:span>ככולו, ויום<text:span text:style-name="T1"> </text:span>שביעי<text:span text:style-name="T1"> </text:span>עולה<text:span text:style-name="T1"> </text:span>לו<text:span text:style-name="T1"> </text:span>לכאן<text:span text:style-name="T1"> </text:span>ולכאן<text:span text:style-name="T1"> </text:span><text:span text:style-name="T7">(דחשיב</text:span><text:span text:style-name="T2"> </text:span><text:span text:style-name="T7">נמי</text:span><text:span text:style-name="T2"> </text:span><text:span text:style-name="T7">שמיני</text:span><text:span text:style-name="T9">)</text:span>.</text:p>
      <text:p text:style-name="P9">אמר<text:span text:style-name="T1"> </text:span>רב<text:span text:style-name="T1"> </text:span>חסדא<text:span text:style-name="T1"> </text:span>אמר<text:span text:style-name="T1"> </text:span>רבינא<text:span text:style-name="T1"> </text:span>בר<text:span text:style-name="T1"> </text:span>שילא: הלכה<text:span text:style-name="T1"> </text:span>כאבא<text:span text:style-name="T1"> </text:span>שאול; ומודים<text:span text:style-name="T1"> </text:span>חכמים<text:span text:style-name="T1"> </text:span>לאבא<text:span text:style-name="T1"> </text:span>שאול<text:span text:style-name="T1"> </text:span>כשחל<text:span text:style-name="T1"> </text:span>שמיני<text:span text:style-name="T1"> </text:span>שלו<text:span text:style-name="T1"> </text:span>להיות<text:span text:style-name="T1"> </text:span>בשבת<text:span text:style-name="T1"> </text:span>ערב<text:span text:style-name="T1"> </text:span>הרגל<text:span text:style-name="T1"> </text:span>- שמותר<text:span text:style-name="T1"> </text:span>לגלח<text:span text:style-name="T1"> </text:span>בערב<text:span text:style-name="T1"> </text:span>שבת. </text:p>
      <text:p text:style-name="P9">כמאן<text:span text:style-name="T1"> </text:span>אזלא<text:span text:style-name="T1"> </text:span>הא<text:span text:style-name="T1"> </text:span>דאמר<text:span text:style-name="T1"> </text:span>רב<text:span text:style-name="T1"> </text:span>עמרם<text:span text:style-name="T1"> </text:span>אמר<text:span text:style-name="T1"> </text:span>רב: 'אָבֵל, כיון<text:span text:style-name="T1"> </text:span>שעמדו<text:span text:style-name="T1"> </text:span>מנחמין<text:span text:style-name="T1"> </text:span>מאצלו<text:span text:style-name="T1"> </text:span><text:span text:style-name="T7">(היינו</text:span><text:span text:style-name="T2"> </text:span><text:span text:style-name="T7">ביום</text:span><text:span text:style-name="T2"> </text:span><text:span text:style-name="T7">שבעה</text:span><text:span text:style-name="T9">)</text:span> - מותר<text:span text:style-name="T1"> </text:span>ברחיצה'? </text:p>
      <text:p text:style-name="P9">כמאן? - כאבא<text:span text:style-name="T1"> </text:span>שאול<text:span text:style-name="T1"> </text:span><text:span text:style-name="T7">(דאמר: עולה</text:span><text:span text:style-name="T2"> </text:span><text:span text:style-name="T7">לכאן</text:span><text:span text:style-name="T2"> </text:span><text:span text:style-name="T7">ולכאן, דחשיב</text:span><text:span text:style-name="T2"> </text:span><text:span text:style-name="T7">נמי</text:span><text:span text:style-name="T2"> </text:span><text:span text:style-name="T7">שמיני</text:span><text:span text:style-name="T2"> </text:span><text:span text:style-name="T7">דמבטל</text:span><text:span text:style-name="T2"> </text:span><text:span text:style-name="T7">ממנו</text:span><text:span text:style-name="T2"> </text:span><text:span text:style-name="T7">גזרת</text:span><text:span text:style-name="T2"> </text:span><text:span text:style-name="T7">שלשים</text:span><text:span text:style-name="T9">)</text:span>.</text:p>
      <text:p text:style-name="P9">אמר<text:span text:style-name="T1"> </text:span>אביי: הלכה<text:span text:style-name="T1"> </text:span>כאבא<text:span text:style-name="T1"> </text:span>שאול<text:span text:style-name="T1"> </text:span>ביום<text:span text:style-name="T1"> </text:span>שבעה, ומודים<text:span text:style-name="T1"> </text:span>חכמים<text:span text:style-name="T1"> </text:span>לאבא<text:span text:style-name="T1"> </text:span>שאול<text:span text:style-name="T1"> </text:span>ביום<text:span text:style-name="T1"> </text:span>שלשים<text:span text:style-name="T1"> </text:span><text:span text:style-name="T7">(לקבורת</text:span><text:span text:style-name="T2"> </text:span><text:span text:style-name="T7">מתו</text:span><text:span text:style-name="T2"> </text:span><text:span text:style-name="T7">דמותר</text:span><text:span text:style-name="T2"> </text:span><text:span text:style-name="T7">לגלח, דלא</text:span><text:span text:style-name="T2"> </text:span><text:span text:style-name="T7">בעינן</text:span><text:span text:style-name="T2"> </text:span><text:span text:style-name="T7">שלשים</text:span><text:span text:style-name="T2"> </text:span><text:span text:style-name="T7">שלימין</text:span><text:span text:style-name="T9">)</text:span>, דאמרינן<text:span text:style-name="T1"> </text:span>מקצת<text:span text:style-name="T1"> </text:span>היום<text:span text:style-name="T1"> </text:span>ככולו.</text:p>
      <text:p text:style-name="P9">רבא<text:span text:style-name="T1"> </text:span>אמר: הלכה<text:span text:style-name="T1"> </text:span>כאבא<text:span text:style-name="T1"> </text:span>שאול<text:span text:style-name="T1"> </text:span>ביום<text:span text:style-name="T1"> </text:span>שלשים, ואין<text:span text:style-name="T1"> </text:span>הלכה<text:span text:style-name="T1"> </text:span>כאבא<text:span text:style-name="T1"> </text:span>שאול<text:span text:style-name="T1"> </text:span>ביום<text:span text:style-name="T1"> </text:span>שבעה;</text:p>
      <text:p text:style-name="P9">ונהרדעי<text:span text:style-name="T1"> </text:span>אמרי: הלכה<text:span text:style-name="T1"> </text:span>כאבא<text:span text:style-name="T1"> </text:span>שאול<text:span text:style-name="T1"> </text:span>בזו<text:span text:style-name="T1"> </text:span>ובזו, דאמר<text:span text:style-name="T1"> </text:span>שמואל: הלכה<text:span text:style-name="T1"> </text:span>כדברי<text:span text:style-name="T1"> </text:span>המיקל<text:span text:style-name="T1"> </text:span>באבל.</text:p>
      <text:p text:style-name="P9">שלשים<text:span text:style-name="T1"> </text:span>יום<text:span text:style-name="T1"> </text:span><text:span text:style-name="T7">(אסור</text:span><text:span text:style-name="T2"> </text:span><text:span text:style-name="T7">בגילוח</text:span><text:span text:style-name="T9">)</text:span> מנלן?</text:p>
      <text:p text:style-name="P9">יליף<text:span text:style-name="T1"> </text:span>'פרע' 'פרע' מנזיר: כתיב<text:span text:style-name="T1"> </text:span>הכא<text:span text:style-name="T1"> </text:span><text:span text:style-name="T8">(ויקרא</text:span><text:span text:style-name="T4"> </text:span><text:span text:style-name="T8">י,ו)</text:span><text:span text:style-name="T36"> [וַיֹּאמֶר</text:span><text:span text:style-name="T2"> </text:span><text:span text:style-name="T36">מֹשֶׁה</text:span><text:span text:style-name="T2"> </text:span><text:span text:style-name="T36">אֶל</text:span><text:span text:style-name="T2"> </text:span><text:span text:style-name="T36">אַהֲרֹן</text:span><text:span text:style-name="T2"> </text:span><text:span text:style-name="T36">וּלְאֶלְעָזָר</text:span><text:span text:style-name="T2"> </text:span><text:span text:style-name="T36">וּלְאִיתָמָר</text:span><text:span text:style-name="T2"> </text:span><text:span text:style-name="T36">בָּנָיו]</text:span><text:span text:style-name="T35"> רָאשֵׁיכֶם</text:span><text:span text:style-name="T1"> </text:span><text:span text:style-name="T35">אַל</text:span><text:span text:style-name="T1"> </text:span><text:span text:style-name="T35">תִּפְרָעוּ</text:span><text:span text:style-name="T1"> </text:span><text:span text:style-name="T36">[וּבִגְדֵיכֶם</text:span><text:span text:style-name="T2"> </text:span><text:span text:style-name="T36">לֹא</text:span><text:span text:style-name="T2"> </text:span><text:span text:style-name="T36">תִפְרֹמוּ</text:span><text:span text:style-name="T2"> </text:span><text:span text:style-name="T36">וְלֹא</text:span><text:span text:style-name="T2"> </text:span><text:span text:style-name="T36">תָמֻתוּ</text:span><text:span text:style-name="T2"> </text:span><text:span text:style-name="T36">וְעַל</text:span><text:span text:style-name="T2"> </text:span><text:span text:style-name="T36">כָּל</text:span><text:span text:style-name="T2"> </text:span><text:span text:style-name="T36">הָעֵדָה</text:span><text:span text:style-name="T2"> </text:span><text:span text:style-name="T36">יִקְצֹף</text:span><text:span text:style-name="T2"> </text:span><text:span text:style-name="T36">וַאֲחֵיכֶם</text:span><text:span text:style-name="T2"> </text:span><text:span text:style-name="T36">כָּל</text:span><text:span text:style-name="T2"> </text:span><text:span text:style-name="T36">בֵּית</text:span><text:span text:style-name="T2"> </text:span><text:span text:style-name="T36">יִשְׂרָאֵל</text:span><text:span text:style-name="T2"> </text:span><text:span text:style-name="T36">יִבְכּוּ</text:span><text:span text:style-name="T2"> </text:span><text:span text:style-name="T36">אֶת</text:span><text:span text:style-name="T2"> </text:span><text:span text:style-name="T36">הַשְּׂרֵפָה</text:span><text:span text:style-name="T2"> </text:span><text:span text:style-name="T36">אֲשֶׁר</text:span><text:span text:style-name="T2"> </text:span><text:span text:style-name="T36">שָׂרַף</text:span><text:span text:style-name="T2"> </text:span><text:span text:style-name="T36">ה']</text:span> <text:span text:style-name="T7">(הא</text:span><text:span text:style-name="T2"> </text:span><text:span text:style-name="T7">שאר</text:span><text:span text:style-name="T2"> </text:span><text:span text:style-name="T7">אבלים</text:span><text:span text:style-name="T2"> </text:span><text:span text:style-name="T7">- חייבים</text:span><text:span text:style-name="T2"> </text:span><text:span text:style-name="T7">משמע</text:span><text:span text:style-name="T9">)</text:span>, וכתיב<text:span text:style-name="T1"> </text:span>התם<text:span text:style-name="T1"> </text:span><text:span text:style-name="T8">(במדבר</text:span><text:span text:style-name="T4"> </text:span><text:span text:style-name="T8">ו,ה)</text:span><text:span text:style-name="T36"> [כָּל</text:span><text:span text:style-name="T2"> </text:span><text:span text:style-name="T36">יְמֵי</text:span><text:span text:style-name="T2"> </text:span><text:span text:style-name="T36">נֶדֶר</text:span><text:span text:style-name="T2"> </text:span><text:span text:style-name="T36">נִזְרוֹ</text:span><text:span text:style-name="T2"> </text:span><text:span text:style-name="T36">תַּעַר</text:span><text:span text:style-name="T2"> </text:span><text:span text:style-name="T36">לֹא</text:span><text:span text:style-name="T2"> </text:span><text:span text:style-name="T36">יַעֲבֹר</text:span><text:span text:style-name="T2"> </text:span><text:span text:style-name="T36">עַל</text:span><text:span text:style-name="T2"> </text:span><text:span text:style-name="T36">רֹאשׁוֹ</text:span><text:span text:style-name="T2"> </text:span><text:span text:style-name="T36">עַד</text:span><text:span text:style-name="T2"> </text:span><text:span text:style-name="T36">מְלֹאת</text:span><text:span text:style-name="T2"> </text:span><text:span text:style-name="T36">הַיָּמִם</text:span><text:span text:style-name="T2"> </text:span><text:span text:style-name="T36">אֲשֶׁר</text:span><text:span text:style-name="T2"> </text:span><text:span text:style-name="T36">יַזִּיר</text:span><text:span text:style-name="T2"> </text:span><text:span text:style-name="T36">לַה' קָדֹשׁ</text:span><text:span text:style-name="T2"> </text:span><text:span text:style-name="T36">יִהְיֶה]</text:span><text:span text:style-name="T35"> גַּדֵּל</text:span><text:span text:style-name="T1"> </text:span><text:span text:style-name="T35">פֶּרַע</text:span><text:span text:style-name="T1"> </text:span><text:span text:style-name="T35">שְׂעַר</text:span><text:span text:style-name="T1"> </text:span><text:span text:style-name="T35">רֹאשׁוֹ</text:span>; מה<text:span text:style-name="T1"> </text:span>להלן<text:span text:style-name="T1"> </text:span>שלשים<text:span text:style-name="T1"> </text:span>- אף<text:span text:style-name="T1"> </text:span>כאן<text:span text:style-name="T1"> </text:span>שלשים.</text:p>
      <text:p text:style-name="P9">והתם<text:span text:style-name="T1"> </text:span>מנלן?</text:p>
      <text:p text:style-name="P9">אמר<text:span text:style-name="T1"> </text:span>רב<text:span text:style-name="T1"> </text:span>מתנה: סתם<text:span text:style-name="T1"> </text:span>נזירות<text:span text:style-name="T1"> </text:span>שלשים<text:span text:style-name="T1"> </text:span>יום.</text:p>
      <text:p text:style-name="P9">מאי<text:span text:style-name="T1"> </text:span>טעמא?</text:p>
      <text:p text:style-name="P9">אמר<text:span text:style-name="T1"> </text:span>קרא: <text:span text:style-name="T35">קָדֹשׁ</text:span><text:span text:style-name="T1"> </text:span><text:span text:style-name="T35">יִהְיֶה</text:span>: י-ה-י-ה<text:span text:style-name="T1"> </text:span>בגימטריא<text:span text:style-name="T1"> </text:span>תלתין<text:span text:style-name="T1"> </text:span>הוו.</text:p>
      <text:p text:style-name="P9"/>
      <text:p text:style-name="P9">אמר<text:span text:style-name="T1"> </text:span>רב<text:span text:style-name="T1"> </text:span>הונא<text:span text:style-name="T1"> </text:span>בריה<text:span text:style-name="T1"> </text:span>דרב<text:span text:style-name="T1"> </text:span>יהושע: הכל<text:span text:style-name="T1"> </text:span>מודין<text:span text:style-name="T1"> </text:span><text:span text:style-name="T7">(אפילו</text:span><text:span text:style-name="T2"> </text:span><text:span text:style-name="T7">אבא</text:span><text:span text:style-name="T2"> </text:span><text:span text:style-name="T7">שאול, דאמר</text:span><text:span text:style-name="T2"> </text:span><text:span text:style-name="T7">מקצת</text:span><text:span text:style-name="T2"> </text:span><text:span text:style-name="T7">היום</text:span><text:span text:style-name="T2"> </text:span><text:span text:style-name="T7">ככולו</text:span><text:span text:style-name="T9">)</text:span> כשחל<text:span text:style-name="T1"> </text:span>שלישי<text:span text:style-name="T1"> </text:span>שלו<text:span text:style-name="T1"> </text:span>להיות<text:span text:style-name="T1"> </text:span>ערב<text:span text:style-name="T1"> </text:span>הרגל<text:span text:style-name="T1"> </text:span>- שאסור<text:span text:style-name="T1"> </text:span>ברחיצה<text:span text:style-name="T1"> </text:span>עד<text:span text:style-name="T1"> </text:span>הערב<text:span text:style-name="T1"> </text:span><text:span text:style-name="T7">(דודאי</text:span><text:span text:style-name="T2"> </text:span><text:span text:style-name="T7">שלש</text:span><text:span text:style-name="T2"> </text:span><text:span text:style-name="T7">שלימין</text:span><text:span text:style-name="T2"> </text:span><text:span text:style-name="T7">בעינן</text:span><text:span text:style-name="T2"> </text:span><text:span text:style-name="T7">עד</text:span><text:span text:style-name="T2"> </text:span><text:span text:style-name="T7">הערב, ולערב</text:span><text:span text:style-name="T2"> </text:span><text:span text:style-name="T7">רוחץ</text:span><text:span text:style-name="T2"> </text:span><text:span text:style-name="T7">בצונן, או</text:span><text:span text:style-name="T2"> </text:span><text:span text:style-name="T7">ימתין</text:span><text:span text:style-name="T2"> </text:span><text:span text:style-name="T7">עד</text:span><text:span text:style-name="T2"> </text:span><text:span text:style-name="T7">חולו</text:span><text:span text:style-name="T2"> </text:span><text:span text:style-name="T7">של</text:span><text:span text:style-name="T2"> </text:span><text:span text:style-name="T7">מועד</text:span><text:span text:style-name="T2"> </text:span><text:span text:style-name="T7">וירחץ</text:span><text:span text:style-name="T2"> </text:span><text:span text:style-name="T7">בחמין</text:span><text:span text:style-name="T9">)</text:span>;</text:p>
      <text:p text:style-name="P9">אמר<text:span text:style-name="T1"> </text:span>רב<text:span text:style-name="T1"> </text:span>נחמיה<text:span text:style-name="T1"> </text:span>בריה<text:span text:style-name="T1"> </text:span>דרב<text:span text:style-name="T1"> </text:span>יהושע: אשכחתינהו<text:span text:style-name="T1"> </text:span>לרב<text:span text:style-name="T1"> </text:span>פפי<text:span text:style-name="T1"> </text:span>ולרב<text:span text:style-name="T1"> </text:span>פפא<text:span text:style-name="T1"> </text:span>דיתבי<text:span text:style-name="T1"> </text:span>וקאמרי: הלכה<text:span text:style-name="T1"> </text:span>כרב<text:span text:style-name="T1"> </text:span>הונא<text:span text:style-name="T1"> </text:span>בריה<text:span text:style-name="T1"> </text:span>דרב<text:span text:style-name="T1"> </text:span>יהושע.</text:p>
      <text:p text:style-name="P9">איכא<text:span text:style-name="T1"> </text:span>דאמרי: אמר<text:span text:style-name="T1"> </text:span>רב<text:span text:style-name="T1"> </text:span>נחמיה<text:span text:style-name="T1"> </text:span>בריה<text:span text:style-name="T1"> </text:span>דרב<text:span text:style-name="T1"> </text:span>יוסף: אשכחתינהו<text:span text:style-name="T1"> </text:span>לרב<text:span text:style-name="T1"> </text:span>פפי<text:span text:style-name="T1"> </text:span>ולרב<text:span text:style-name="T1"> </text:span>פפא<text:span text:style-name="T1"> </text:span>ולרב<text:span text:style-name="T1"> </text:span>הונא<text:span text:style-name="T1"> </text:span>בריה<text:span text:style-name="T1"> </text:span>דרב<text:span text:style-name="T1"> </text:span>יהושע<text:span text:style-name="T1"> </text:span>דיתבי<text:span text:style-name="T1"> </text:span>וקאמרי: הכל<text:span text:style-name="T1"> </text:span>מודים<text:span text:style-name="T1"> </text:span>שאם<text:span text:style-name="T1"> </text:span>חל<text:span text:style-name="T1"> </text:span>שלישי<text:span text:style-name="T1"> </text:span>שלו<text:span text:style-name="T1"> </text:span>להיות<text:span text:style-name="T1"> </text:span>ערב<text:span text:style-name="T1"> </text:span>הרגל<text:span text:style-name="T1"> </text:span>שאסור<text:span text:style-name="T1"> </text:span>ברחיצה<text:span text:style-name="T1"> </text:span>עד<text:span text:style-name="T1"> </text:span>הערב.</text:p>
      <text:p text:style-name="P9"><text:soft-page-break/></text:p>
      <text:p text:style-name="P9">בעא<text:span text:style-name="T1"> </text:span>מיניה<text:span text:style-name="T1"> </text:span>אביי<text:span text:style-name="T1"> </text:span>מרבה: קברו<text:span text:style-name="T1"> </text:span>ברגל, רגל<text:span text:style-name="T1"> </text:span>עולה<text:span text:style-name="T1"> </text:span>לו<text:span text:style-name="T1"> </text:span>למנין<text:span text:style-name="T1"> </text:span>שלשים<text:span text:style-name="T1"> </text:span>או<text:span text:style-name="T1"> </text:span>אין<text:span text:style-name="T1"> </text:span>רגל<text:span text:style-name="T1"> </text:span>עולה<text:span text:style-name="T1"> </text:span>לו<text:span text:style-name="T1"> </text:span>למנין<text:span text:style-name="T1"> </text:span>שלשים?</text:p>
      <text:p text:style-name="P9">למנין<text:span text:style-name="T1"> </text:span>שבעה<text:span text:style-name="T1"> </text:span>לא<text:span text:style-name="T1"> </text:span>קמיבעיא<text:span text:style-name="T1"> </text:span>לי<text:span text:style-name="T1"> </text:span><text:span text:style-name="T7">(דודאי</text:span><text:span text:style-name="T2"> </text:span><text:span text:style-name="T7">אינו</text:span><text:span text:style-name="T2"> </text:span><text:span text:style-name="T7">עולה</text:span><text:span text:style-name="T9">)</text:span>, דלא<text:span text:style-name="T1"> </text:span>נהגא<text:span text:style-name="T1"> </text:span>מצות<text:span text:style-name="T1"> </text:span>שבעה<text:span text:style-name="T1"> </text:span>ברגל<text:span text:style-name="T1"> </text:span><text:span text:style-name="T7">(דהא</text:span><text:span text:style-name="T2"> </text:span><text:span text:style-name="T7">אינו</text:span><text:span text:style-name="T2"> </text:span><text:span text:style-name="T7">אסור</text:span><text:span text:style-name="T2"> </text:span><text:span text:style-name="T7">בנעילת</text:span><text:span text:style-name="T2"> </text:span><text:span text:style-name="T7">הסנדל, ואינו</text:span><text:span text:style-name="T2"> </text:span><text:span text:style-name="T7">נוהג</text:span><text:span text:style-name="T2"> </text:span><text:span text:style-name="T7">בכפיית</text:span><text:span text:style-name="T2"> </text:span><text:span text:style-name="T7">המטה</text:span><text:span text:style-name="T9">)</text:span>; כי<text:span text:style-name="T1"> </text:span>קא<text:span text:style-name="T1"> </text:span>מיבעיא<text:span text:style-name="T1"> </text:span>לי<text:span text:style-name="T1"> </text:span>למנין<text:span text:style-name="T1"> </text:span>שלשים, דקא<text:span text:style-name="T1"> </text:span>נהגא<text:span text:style-name="T1"> </text:span>מצות<text:span text:style-name="T1"> </text:span>שלשים<text:span text:style-name="T1"> </text:span>ברגל<text:span text:style-name="T1"> </text:span><text:span text:style-name="T7">(דהא</text:span><text:span text:style-name="T2"> </text:span><text:span text:style-name="T7">ברגל</text:span><text:span text:style-name="T2"> </text:span><text:span text:style-name="T7">נמי</text:span><text:span text:style-name="T2"> </text:span><text:span text:style-name="T7">אסור</text:span><text:span text:style-name="T2"> </text:span><text:span text:style-name="T7">בגיהוץ</text:span><text:span text:style-name="T2"> </text:span><text:span text:style-name="T7">ובתספורת</text:span><text:span text:style-name="T2"> </text:span><text:span text:style-name="T7">כשלשים</text:span><text:span text:style-name="T9">)</text:span> – מאי?</text:p>
      <text:p text:style-name="P9">אמר<text:span text:style-name="T1"> </text:span>ליה: אינו<text:span text:style-name="T1"> </text:span>עולה.</text:p>
      <text:p text:style-name="P9">איתיביה<text:span text:style-name="T1"> </text:span><text:span text:style-name="T8">[תוספתא</text:span><text:span text:style-name="T4"> </text:span><text:span text:style-name="T8">מועד</text:span><text:span text:style-name="T4"> </text:span><text:span text:style-name="T8">קטן</text:span><text:span text:style-name="T4"> </text:span><text:span text:style-name="T8">פ"ב</text:span><text:span text:style-name="T4"> </text:span><text:span text:style-name="T8">הלכה</text:span><text:span text:style-name="T4"> </text:span><text:span text:style-name="T8">ו</text:span><text:span text:style-name="T4"> </text:span><text:span text:style-name="T8">[ליברמן], בשנויים</text:span><text:span text:style-name="T4"> </text:span><text:span text:style-name="T8">רבים]</text:span>: '<text:span text:style-name="T41">הקובר</text:span><text:span text:style-name="T42"> </text:span><text:span text:style-name="T41">את</text:span><text:span text:style-name="T42"> </text:span><text:span text:style-name="T41">מתו</text:span><text:span text:style-name="T42"> </text:span><text:span text:style-name="T41">שני</text:span><text:span text:style-name="T42"> </text:span><text:span text:style-name="T41">ימים</text:span><text:span text:style-name="T42"> </text:span><text:span text:style-name="T41">קודם</text:span><text:span text:style-name="T42"> </text:span><text:span text:style-name="T41">הרגל</text:span><text:span text:style-name="T42"> </text:span><text:span text:style-name="T41">- מונה</text:span><text:span text:style-name="T42"> </text:span><text:span text:style-name="T41">חמשה</text:span><text:span text:style-name="T42"> </text:span><text:span text:style-name="T41">ימים</text:span><text:span text:style-name="T42"> </text:span><text:span text:style-name="T41">אחר</text:span><text:span text:style-name="T42"> </text:span><text:span text:style-name="T41">הרגל, ומלאכתו</text:span><text:span text:style-name="T42"> </text:span><text:span text:style-name="T41">נעשית</text:span><text:span text:style-name="T42"> </text:span><text:span text:style-name="T41">על</text:span><text:span text:style-name="T42"> </text:span><text:span text:style-name="T41">ידי</text:span><text:span text:style-name="T42"> </text:span><text:span text:style-name="T41">אחרים, ועבדיו</text:span><text:span text:style-name="T42"> </text:span><text:span text:style-name="T41">ושפחותיו</text:span><text:span text:style-name="T42"> </text:span><text:span text:style-name="T41">עושים</text:span><text:span text:style-name="T42"> </text:span><text:span text:style-name="T41">בצינעא</text:span><text:span text:style-name="T42"> </text:span><text:span text:style-name="T41">בתוך</text:span><text:span text:style-name="T42"> </text:span><text:span text:style-name="T41">ביתו, ואין</text:span><text:span text:style-name="T42"> </text:span><text:span text:style-name="T41">רבים</text:span><text:span text:style-name="T42"> </text:span><text:span text:style-name="T41">מתעסקין</text:span><text:span text:style-name="T42"> </text:span><text:span text:style-name="T41">עמו</text:span><text:span text:style-name="T42"> </text:span><text:span text:style-name="T7">(כלומר: אין</text:span><text:span text:style-name="T2"> </text:span><text:span text:style-name="T7">צריכין</text:span><text:span text:style-name="T2"> </text:span><text:span text:style-name="T7">לנחמו</text:span><text:span text:style-name="T2"> </text:span><text:span text:style-name="T7">אחר</text:span><text:span text:style-name="T2"> </text:span><text:span text:style-name="T7">הרגל, שכבר</text:span><text:span text:style-name="T2"> </text:span><text:span text:style-name="T7">נחמוהו</text:span><text:span text:style-name="T2"> </text:span><text:span text:style-name="T7">שבעה</text:span><text:span text:style-name="T2"> </text:span><text:span text:style-name="T7">ימים</text:span><text:span text:style-name="T2"> </text:span><text:span text:style-name="T7">ברגל</text:span><text:span text:style-name="T9">)</text:span>,</text:p>
      <text:p text:style-name="P9"/>
      <text:p text:style-name="P9">(מועד<text:span text:style-name="T1"> </text:span>קטן<text:span text:style-name="T1"> </text:span>כ,א)</text:p>
      <text:p text:style-name="P9"><text:span text:style-name="T59">שכבר</text:span><text:span text:style-name="T3"> </text:span><text:span text:style-name="T59">נתעסקו</text:span><text:span text:style-name="T3"> </text:span><text:span text:style-name="T59">בו</text:span><text:span text:style-name="T3"> </text:span><text:span text:style-name="T59">ברגל; כללו</text:span><text:span text:style-name="T3"> </text:span><text:span text:style-name="T59">של</text:span><text:span text:style-name="T3"> </text:span><text:span text:style-name="T59">דבר: כל</text:span><text:span text:style-name="T3"> </text:span><text:span text:style-name="T59">שהוא</text:span><text:span text:style-name="T3"> </text:span><text:span text:style-name="T59">משום</text:span><text:span text:style-name="T3"> </text:span><text:span text:style-name="T59">אבל</text:span><text:span text:style-name="T3"> </text:span><text:span text:style-name="T59">- רגל</text:span><text:span text:style-name="T3"> </text:span><text:span text:style-name="T59">מפסיקו</text:span><text:span text:style-name="T3"> </text:span><text:span text:style-name="T7">(שצריך</text:span><text:span text:style-name="T2"> </text:span><text:span text:style-name="T7">להשלימו</text:span><text:span text:style-name="T2"> </text:span><text:span text:style-name="T7">אחר</text:span><text:span text:style-name="T2"> </text:span><text:span text:style-name="T7">הרגל, כיון</text:span><text:span text:style-name="T2"> </text:span><text:span text:style-name="T7">דכי</text:span><text:span text:style-name="T2"> </text:span><text:span text:style-name="T7">ישב</text:span><text:span text:style-name="T2"> </text:span><text:span text:style-name="T7">שני</text:span><text:span text:style-name="T2"> </text:span><text:span text:style-name="T7">ימים</text:span><text:span text:style-name="T2"> </text:span><text:span text:style-name="T7">לפני</text:span><text:span text:style-name="T2"> </text:span><text:span text:style-name="T7">הרגל</text:span><text:span text:style-name="T2"> </text:span><text:span text:style-name="T7">- צריך</text:span><text:span text:style-name="T2"> </text:span><text:span text:style-name="T7">להשלים</text:span><text:span text:style-name="T2"> </text:span><text:span text:style-name="T7">ולישב</text:span><text:span text:style-name="T2"> </text:span><text:span text:style-name="T7">חמשה</text:span><text:span text:style-name="T2"> </text:span><text:span text:style-name="T7">ימים</text:span><text:span text:style-name="T2"> </text:span><text:span text:style-name="T7">אחר</text:span><text:span text:style-name="T2"> </text:span><text:span text:style-name="T7">הרגל</text:span><text:span text:style-name="T9">)</text:span><text:span text:style-name="T59">, וכל</text:span><text:span text:style-name="T3"> </text:span><text:span text:style-name="T59">שהוא</text:span><text:span text:style-name="T3"> </text:span><text:span text:style-name="T59">משום</text:span><text:span text:style-name="T3"> </text:span><text:span text:style-name="T59">עסקי</text:span><text:span text:style-name="T3"> </text:span><text:span text:style-name="T59">רבים</text:span><text:span text:style-name="T3"> </text:span><text:span text:style-name="T7">(כלומר: תנחומי</text:span><text:span text:style-name="T2"> </text:span><text:span text:style-name="T7">רבים</text:span><text:span text:style-name="T9">)</text:span><text:span text:style-name="T59"> - אין</text:span><text:span text:style-name="T3"> </text:span><text:span text:style-name="T59">רגל</text:span><text:span text:style-name="T3"> </text:span><text:span text:style-name="T59">מפסיקו</text:span><text:span text:style-name="T3"> </text:span><text:span text:style-name="T7">(כדי</text:span><text:span text:style-name="T2"> </text:span><text:span text:style-name="T7">שיהא</text:span><text:span text:style-name="T2"> </text:span><text:span text:style-name="T7">צריך</text:span><text:span text:style-name="T2"> </text:span><text:span text:style-name="T7">להשלים</text:span><text:span text:style-name="T2"> </text:span><text:span text:style-name="T7">ולעסוק</text:span><text:span text:style-name="T2"> </text:span><text:span text:style-name="T7">בו</text:span><text:span text:style-name="T2"> </text:span><text:span text:style-name="T7">אחר</text:span><text:span text:style-name="T2"> </text:span><text:span text:style-name="T7">הרגל, אלא</text:span><text:span text:style-name="T2"> </text:span><text:span text:style-name="T7">מתעסקין</text:span><text:span text:style-name="T2"> </text:span><text:span text:style-name="T7">בו</text:span><text:span text:style-name="T2"> </text:span><text:span text:style-name="T7">ברגל</text:span><text:span text:style-name="T9">)</text:span><text:span text:style-name="T59">;</text:span></text:p>
      <text:p text:style-name="P9"><text:span text:style-name="T8">[תוספתא</text:span><text:span text:style-name="T4"> </text:span><text:span text:style-name="T8">מועד</text:span><text:span text:style-name="T4"> </text:span><text:span text:style-name="T8">קטן</text:span><text:span text:style-name="T4"> </text:span><text:span text:style-name="T8">פ"ב</text:span><text:span text:style-name="T4"> </text:span><text:span text:style-name="T8">הלכה</text:span><text:span text:style-name="T4"> </text:span><text:span text:style-name="T8">ז</text:span><text:span text:style-name="T4"> </text:span><text:span text:style-name="T8">[ליברמן], בשנויים</text:span><text:span text:style-name="T4"> </text:span><text:span text:style-name="T8">רבים]</text:span><text:span text:style-name="T59"> קברו</text:span><text:span text:style-name="T3"> </text:span><text:span text:style-name="T59">שלשה</text:span><text:span text:style-name="T3"> </text:span><text:span text:style-name="T59">ימים</text:span><text:span text:style-name="T3"> </text:span><text:span text:style-name="T59">בסוף</text:span><text:span text:style-name="T3"> </text:span><text:span text:style-name="T59">הרגל</text:span><text:span text:style-name="T3"> </text:span><text:span text:style-name="T59">- מונה</text:span><text:span text:style-name="T3"> </text:span><text:span text:style-name="T59">שבעה</text:span><text:span text:style-name="T3"> </text:span><text:span text:style-name="T59">אחר</text:span><text:span text:style-name="T3"> </text:span><text:span text:style-name="T59">הרגל; ארבעה</text:span><text:span text:style-name="T3"> </text:span><text:span text:style-name="T59">ימים</text:span><text:span text:style-name="T3"> </text:span><text:span text:style-name="T59">הראשונים</text:span><text:span text:style-name="T3"> </text:span><text:span text:style-name="T7">(של</text:span><text:span text:style-name="T2"> </text:span><text:span text:style-name="T7">אחר</text:span><text:span text:style-name="T2"> </text:span><text:span text:style-name="T7">הרגל</text:span><text:span text:style-name="T9">)</text:span><text:span text:style-name="T59"> רבים</text:span><text:span text:style-name="T3"> </text:span><text:span text:style-name="T59">מתעסקין</text:span><text:span text:style-name="T3"> </text:span><text:span text:style-name="T59">בו</text:span><text:span text:style-name="T3"> </text:span><text:span text:style-name="T7">(ומשלימין</text:span><text:span text:style-name="T2"> </text:span><text:span text:style-name="T7">לשלשה</text:span><text:span text:style-name="T2"> </text:span><text:span text:style-name="T7">שנתעסקו</text:span><text:span text:style-name="T2"> </text:span><text:span text:style-name="T7">ברגל, שכבר</text:span><text:span text:style-name="T2"> </text:span><text:span text:style-name="T7">נתעסקו</text:span><text:span text:style-name="T2"> </text:span><text:span text:style-name="T7">בו</text:span><text:span text:style-name="T2"> </text:span><text:span text:style-name="T7">ברגל</text:span><text:span text:style-name="T2"> </text:span><text:span text:style-name="T7">שלשה</text:span><text:span text:style-name="T2"> </text:span><text:span text:style-name="T7">ימים</text:span><text:span text:style-name="T9">)</text:span><text:span text:style-name="T59">, שלשה</text:span><text:span text:style-name="T3"> </text:span><text:span text:style-name="T59">ימים</text:span><text:span text:style-name="T3"> </text:span><text:span text:style-name="T59">האחרונים</text:span><text:span text:style-name="T3"> </text:span><text:span text:style-name="T59">אין</text:span><text:span text:style-name="T3"> </text:span><text:span text:style-name="T59">רבים</text:span><text:span text:style-name="T3"> </text:span><text:span text:style-name="T59">מתעסקין</text:span><text:span text:style-name="T3"> </text:span><text:span text:style-name="T59">בו, שכבר</text:span><text:span text:style-name="T3"> </text:span><text:span text:style-name="T59">נתעסקו</text:span><text:span text:style-name="T3"> </text:span><text:span text:style-name="T59">ברגל, ורגל</text:span><text:span text:style-name="T3"> </text:span><text:span text:style-name="T59">עולה</text:span><text:span text:style-name="T3"> </text:span><text:span text:style-name="T59">לו</text:span><text:span text:style-name="T3"> </text:span><text:span text:style-name="T7">(למנין</text:span><text:span text:style-name="T2"> </text:span><text:span text:style-name="T7">שלשים</text:span><text:span text:style-name="T9">)</text:span>'; מאי, <text:span text:style-name="T7">(הא</text:span><text:span text:style-name="T2"> </text:span><text:span text:style-name="T7">דתני</text:span><text:span text:style-name="T2"> </text:span><text:span text:style-name="T7">דרגל</text:span><text:span text:style-name="T2"> </text:span><text:span text:style-name="T7">עולה</text:span><text:span text:style-name="T2"> </text:span><text:span text:style-name="T7">למנין</text:span><text:span text:style-name="T2"> </text:span><text:span text:style-name="T7">שלשים</text:span><text:span text:style-name="T9">)</text:span> לאו<text:span text:style-name="T1"> </text:span>אסיפא<text:span text:style-name="T1"> </text:span><text:span text:style-name="T7">(אקברו</text:span><text:span text:style-name="T2"> </text:span><text:span text:style-name="T7">ברגל, ותיפשוט</text:span><text:span text:style-name="T2"> </text:span><text:span text:style-name="T7">מינה</text:span><text:span text:style-name="T2"> </text:span><text:span text:style-name="T7">דכי</text:span><text:span text:style-name="T2"> </text:span><text:span text:style-name="T7">קברו</text:span><text:span text:style-name="T2"> </text:span><text:span text:style-name="T7">ברגל</text:span><text:span text:style-name="T2"> </text:span><text:span text:style-name="T7">- עולה</text:span><text:span text:style-name="T2"> </text:span><text:span text:style-name="T7">למנין</text:span><text:span text:style-name="T2"> </text:span><text:span text:style-name="T7">שלשים, וקשיא</text:span><text:span text:style-name="T2"> </text:span><text:span text:style-name="T7">לרבא, דאמר: אינו</text:span><text:span text:style-name="T2"> </text:span><text:span text:style-name="T7">עולה</text:span><text:span text:style-name="T9">)</text:span>?</text:p>
      <text:p text:style-name="P9">לא, ארישא<text:span text:style-name="T1"> </text:span><text:span text:style-name="T7">(ארישא</text:span><text:span text:style-name="T2"> </text:span><text:span text:style-name="T7">קא</text:span><text:span text:style-name="T2"> </text:span><text:span text:style-name="T7">מהדר: אקברו</text:span><text:span text:style-name="T2"> </text:span><text:span text:style-name="T7">שני</text:span><text:span text:style-name="T2"> </text:span><text:span text:style-name="T7">ימים</text:span><text:span text:style-name="T2"> </text:span><text:span text:style-name="T7">קודם</text:span><text:span text:style-name="T2"> </text:span><text:span text:style-name="T7">הרגל</text:span><text:span text:style-name="T2"> </text:span><text:span text:style-name="T7">- רגל</text:span><text:span text:style-name="T2"> </text:span><text:span text:style-name="T7">עולה</text:span><text:span text:style-name="T2"> </text:span><text:span text:style-name="T7">לו</text:span><text:span text:style-name="T2"> </text:span><text:span text:style-name="T7">למנין</text:span><text:span text:style-name="T2"> </text:span><text:span text:style-name="T7">שלשים, דהתם</text:span><text:span text:style-name="T2"> </text:span><text:span text:style-name="T7">ודאי</text:span><text:span text:style-name="T2"> </text:span><text:span text:style-name="T7">עולה</text:span><text:span text:style-name="T2"> </text:span><text:span text:style-name="T7">לו, הואיל</text:span><text:span text:style-name="T2"> </text:span><text:span text:style-name="T7">וכבר</text:span><text:span text:style-name="T2"> </text:span><text:span text:style-name="T7">התחיל</text:span><text:span text:style-name="T2"> </text:span><text:span text:style-name="T7">באבילות, אבל</text:span><text:span text:style-name="T2"> </text:span><text:span text:style-name="T7">קברו</text:span><text:span text:style-name="T2"> </text:span><text:span text:style-name="T7">ברגל</text:span><text:span text:style-name="T2"> </text:span><text:span text:style-name="T7">- לא</text:span><text:span text:style-name="T2"> </text:span><text:span text:style-name="T7">ידענא</text:span><text:span text:style-name="T9">)</text:span>.</text:p>
      <text:p text:style-name="P9">איתיביה: '<text:span text:style-name="T41">רגל</text:span><text:span text:style-name="T42"> </text:span><text:span text:style-name="T41">עולה</text:span><text:span text:style-name="T42"> </text:span><text:span text:style-name="T41">לו</text:span><text:span text:style-name="T42"> </text:span><text:span text:style-name="T41">למנין</text:span><text:span text:style-name="T42"> </text:span><text:span text:style-name="T41">שלשים; כיצד? - קברו</text:span><text:span text:style-name="T42"> </text:span><text:span text:style-name="T41">בתחילת</text:span><text:span text:style-name="T42"> </text:span><text:span text:style-name="T41">הרגל</text:span><text:span text:style-name="T42"> </text:span><text:span text:style-name="T7">(ביום</text:span><text:span text:style-name="T2"> </text:span><text:span text:style-name="T7">ראשון</text:span><text:span text:style-name="T2"> </text:span><text:span text:style-name="T7">של</text:span><text:span text:style-name="T2"> </text:span><text:span text:style-name="T7">רגל</text:span><text:span text:style-name="T9">)</text:span><text:span text:style-name="T59"> - מונה</text:span><text:span text:style-name="T3"> </text:span><text:span text:style-name="T59">שבעה</text:span><text:span text:style-name="T3"> </text:span><text:span text:style-name="T59">אחר</text:span><text:span text:style-name="T3"> </text:span><text:span text:style-name="T59">הרגל, ומלאכתו</text:span><text:span text:style-name="T3"> </text:span><text:span text:style-name="T59">נעשית</text:span><text:span text:style-name="T3"> </text:span><text:span text:style-name="T59">על</text:span><text:span text:style-name="T3"> </text:span><text:span text:style-name="T59">ידי</text:span><text:span text:style-name="T3"> </text:span><text:span text:style-name="T59">אחרים, ועבדיו</text:span><text:span text:style-name="T3"> </text:span><text:span text:style-name="T59">ושפחותיו</text:span><text:span text:style-name="T3"> </text:span><text:span text:style-name="T59">עושין</text:span><text:span text:style-name="T3"> </text:span><text:span text:style-name="T59">בצנעא</text:span><text:span text:style-name="T3"> </text:span><text:span text:style-name="T59">בתוך</text:span><text:span text:style-name="T3"> </text:span><text:span text:style-name="T59">ביתו, ואין</text:span><text:span text:style-name="T3"> </text:span><text:span text:style-name="T59">רבים</text:span><text:span text:style-name="T3"> </text:span><text:span text:style-name="T59">מתעסקין</text:span><text:span text:style-name="T3"> </text:span><text:span text:style-name="T59">בו</text:span><text:span text:style-name="T3"> </text:span><text:span text:style-name="T59">שכבר</text:span><text:span text:style-name="T3"> </text:span><text:span text:style-name="T59">נתעסקו</text:span><text:span text:style-name="T3"> </text:span><text:span text:style-name="T59">בו</text:span><text:span text:style-name="T3"> </text:span><text:span text:style-name="T59">ברגל</text:span><text:span text:style-name="T3"> </text:span><text:span text:style-name="T7">(כל</text:span><text:span text:style-name="T2"> </text:span><text:span text:style-name="T7">שבעה</text:span><text:span text:style-name="T9">)</text:span><text:span text:style-name="T59">, ורגל</text:span><text:span text:style-name="T3"> </text:span><text:span text:style-name="T59">עולה</text:span><text:span text:style-name="T3"> </text:span><text:span text:style-name="T59">לו</text:span>' <text:span text:style-name="T7">(וקשיא</text:span><text:span text:style-name="T2"> </text:span><text:span text:style-name="T7">לרבא</text:span><text:span text:style-name="T9">)</text:span>!</text:p>
      <text:p text:style-name="P9">תיובתא.</text:p>
      <text:p text:style-name="P9">כי<text:span text:style-name="T1"> </text:span>אתא<text:span text:style-name="T1"> </text:span>רבין<text:span text:style-name="T1"> </text:span>אמר<text:span text:style-name="T1"> </text:span>רבי<text:span text:style-name="T1"> </text:span>יוחנן: אפילו<text:span text:style-name="T1"> </text:span>קברו<text:span text:style-name="T1"> </text:span>ברגל<text:span text:style-name="T1"> </text:span><text:span text:style-name="T7">(רגל</text:span><text:span text:style-name="T2"> </text:span><text:span text:style-name="T7">עולה</text:span><text:span text:style-name="T2"> </text:span><text:span text:style-name="T7">למנין</text:span><text:span text:style-name="T2"> </text:span><text:span text:style-name="T7">שלשים, ולא</text:span><text:span text:style-name="T2"> </text:span><text:span text:style-name="T7">מיבעיא</text:span><text:span text:style-name="T2"> </text:span><text:span text:style-name="T7">קברו</text:span><text:span text:style-name="T2"> </text:span><text:span text:style-name="T7">קודם</text:span><text:span text:style-name="T2"> </text:span><text:span text:style-name="T7">הרגל</text:span><text:span text:style-name="T9">)</text:span>!</text:p>
      <text:p text:style-name="P9">וכן<text:span text:style-name="T1"> </text:span>אורי<text:span text:style-name="T1"> </text:span>ליה<text:span text:style-name="T1"> </text:span>רבי<text:span text:style-name="T1"> </text:span>אלעזר<text:span text:style-name="T1"> </text:span>לרבי<text:span text:style-name="T1"> </text:span>פדת<text:span text:style-name="T1"> </text:span>בריה: אפילו<text:span text:style-name="T1"> </text:span>קברו<text:span text:style-name="T1"> </text:span>ברגל.</text:p>
      <text:p text:style-name="P9"/>
      <text:p text:style-name="P9">תנו<text:span text:style-name="T1"> </text:span>רבנן<text:span text:style-name="T1"> </text:span><text:span text:style-name="T8">[דומה</text:span><text:span text:style-name="T4"> </text:span><text:span text:style-name="T8">לתוספתא</text:span><text:span text:style-name="T4"> </text:span><text:span text:style-name="T8">מועד</text:span><text:span text:style-name="T4"> </text:span><text:span text:style-name="T8">קטן</text:span><text:span text:style-name="T4"> </text:span><text:span text:style-name="T8">פ"ב</text:span><text:span text:style-name="T4"> </text:span><text:span text:style-name="T8">הלכה</text:span><text:span text:style-name="T4"> </text:span><text:span text:style-name="T8">ט, במקום</text:span><text:span text:style-name="T4"> </text:span><text:span text:style-name="T8">רבי</text:span><text:span text:style-name="T4"> </text:span><text:span text:style-name="T8">אליעזר</text:span><text:span text:style-name="T4"> </text:span><text:span text:style-name="T8">שם</text:span><text:span text:style-name="T4"> </text:span><text:span text:style-name="T8">רבי</text:span><text:span text:style-name="T4"> </text:span><text:span text:style-name="T8">אליעזר</text:span><text:span text:style-name="T4"> </text:span><text:span text:style-name="T8">בן</text:span><text:span text:style-name="T4"> </text:span><text:span text:style-name="T8">יעקב]</text:span>: '<text:span text:style-name="T41">קיים</text:span><text:span text:style-name="T42"> </text:span><text:span text:style-name="T41">כפיית</text:span><text:span text:style-name="T42"> </text:span><text:span text:style-name="T41">המטה</text:span><text:span text:style-name="T42"> </text:span><text:span text:style-name="T41">שלשה</text:span><text:span text:style-name="T42"> </text:span><text:span text:style-name="T41">ימים</text:span><text:span text:style-name="T42"> </text:span><text:span text:style-name="T41">קודם</text:span><text:span text:style-name="T42"> </text:span><text:span text:style-name="T41">הרגל</text:span><text:span text:style-name="T42"> </text:span><text:span text:style-name="T41">- אינו</text:span><text:span text:style-name="T42"> </text:span><text:span text:style-name="T41">צריך</text:span><text:span text:style-name="T42"> </text:span><text:span text:style-name="T41">לכפותה</text:span><text:span text:style-name="T42"> </text:span><text:span text:style-name="T41">אחר</text:span><text:span text:style-name="T42"> </text:span><text:span text:style-name="T41">הרגל, דברי</text:span><text:span text:style-name="T42"> </text:span><text:span text:style-name="T41">רבי</text:span><text:span text:style-name="T42"> </text:span><text:span text:style-name="T41">אליעזר;</text:span></text:p>
      <text:p text:style-name="P18">וחכמים<text:span text:style-name="T1"> </text:span>אומרים: אפילו<text:span text:style-name="T1"> </text:span>יום<text:span text:style-name="T1"> </text:span>אחד, ואפילו<text:span text:style-name="T1"> </text:span>שעה<text:span text:style-name="T1"> </text:span>אחת.</text:p>
      <text:p text:style-name="P9"><text:span text:style-name="T41">אמר</text:span><text:span text:style-name="T42"> </text:span><text:span text:style-name="T41">רבי</text:span><text:span text:style-name="T42"> </text:span><text:span text:style-name="T41">אלעזר</text:span><text:span text:style-name="T42"> </text:span><text:span text:style-name="T41">ברבי</text:span><text:span text:style-name="T42"> </text:span><text:span text:style-name="T41">שמעון: הן</text:span><text:span text:style-name="T42"> </text:span><text:span text:style-name="T41">הן</text:span><text:span text:style-name="T42"> </text:span><text:span text:style-name="T41">דברי</text:span><text:span text:style-name="T42"> </text:span><text:span text:style-name="T41">בית</text:span><text:span text:style-name="T42"> </text:span><text:span text:style-name="T41">שמאי, הן</text:span><text:span text:style-name="T42"> </text:span><text:span text:style-name="T41">הן</text:span><text:span text:style-name="T42"> </text:span><text:span text:style-name="T41">דברי</text:span><text:span text:style-name="T42"> </text:span><text:span text:style-name="T41">בית</text:span><text:span text:style-name="T42"> </text:span><text:span text:style-name="T41">הלל; שבית</text:span><text:span text:style-name="T42"> </text:span><text:span text:style-name="T41">שמאי</text:span><text:span text:style-name="T42"> </text:span><text:span text:style-name="T41">אומרים</text:span><text:span text:style-name="T42"> </text:span><text:span text:style-name="T41">שלשה</text:span><text:span text:style-name="T42"> </text:span><text:span text:style-name="T41">ימים</text:span><text:span text:style-name="T42"> </text:span><text:span text:style-name="T41">ובית</text:span><text:span text:style-name="T42"> </text:span><text:span text:style-name="T41">הלל</text:span><text:span text:style-name="T42"> </text:span><text:span text:style-name="T41">אומרים</text:span><text:span text:style-name="T42"> </text:span><text:span text:style-name="T41">אפילו</text:span><text:span text:style-name="T42"> </text:span><text:span text:style-name="T41">יום</text:span><text:span text:style-name="T42"> </text:span><text:span text:style-name="T41">אחד.</text:span>'</text:p>
      <text:p text:style-name="P9">אמר<text:span text:style-name="T1"> </text:span>רב<text:span text:style-name="T1"> </text:span>הונא<text:span text:style-name="T1"> </text:span>אמר<text:span text:style-name="T1"> </text:span>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, ואמרי<text:span text:style-name="T1"> </text:span>לה<text:span text:style-name="T1"> </text:span>אמר<text:span text:style-name="T1"> </text:span>להו<text:span text:style-name="T1"> </text:span>רבי<text:span text:style-name="T1"> </text:span>יוחנן<text:span text:style-name="T1"> </text:span>לרבי<text:span text:style-name="T1"> </text:span>חייא<text:span text:style-name="T1"> </text:span>בר<text:span text:style-name="T1"> </text:span>אבא<text:span text:style-name="T1"> </text:span>ולרב<text:span text:style-name="T1"> </text:span>הונא: אפילו<text:span text:style-name="T1"> </text:span>יום<text:span text:style-name="T1"> </text:span>אחד, אפילו<text:span text:style-name="T1"> </text:span>שעה<text:span text:style-name="T1"> </text:span>אחת.</text:p>
      <text:p text:style-name="P9">רבא<text:span text:style-name="T1"> </text:span>אמר: הלכה<text:span text:style-name="T1"> </text:span>כתנא<text:span text:style-name="T1"> </text:span>דידן<text:span text:style-name="T1"> </text:span><text:span text:style-name="T7">(היינו</text:span><text:span text:style-name="T2"> </text:span><text:span text:style-name="T7">תנא</text:span><text:span text:style-name="T2"> </text:span><text:span text:style-name="T7">דמשנה</text:span><text:span text:style-name="T9">)</text:span>, דאמר<text:span text:style-name="T1"> </text:span>שלשה.</text:p>
      <text:p text:style-name="P9">רבינא<text:span text:style-name="T1"> </text:span>איקלע<text:span text:style-name="T1"> </text:span>לסורא<text:span text:style-name="T1"> </text:span>דפרת, אמר<text:span text:style-name="T1"> </text:span>ליה<text:span text:style-name="T1"> </text:span>רב<text:span text:style-name="T1"> </text:span>חביבא<text:span text:style-name="T1"> </text:span>לרבינא: הלכתא<text:span text:style-name="T1"> </text:span>מאי?</text:p>
      <text:p text:style-name="P9">אמר<text:span text:style-name="T1"> </text:span>ליה: אפילו<text:span text:style-name="T1"> </text:span>יום<text:span text:style-name="T1"> </text:span>אחד, ואפילו<text:span text:style-name="T1"> </text:span>שעה<text:span text:style-name="T1"> </text:span>אחת.</text:p>
      <text:p text:style-name="P28"/>
      <text:p text:style-name="P9">יתיב<text:span text:style-name="T1"> </text:span>רבי<text:span text:style-name="T1"> </text:span>חייא<text:span text:style-name="T1"> </text:span>בר<text:span text:style-name="T1"> </text:span>אבא<text:span text:style-name="T1"> </text:span>ורבי<text:span text:style-name="T1"> </text:span>אמי<text:span text:style-name="T1"> </text:span>ורבי<text:span text:style-name="T1"> </text:span>יצחק<text:span text:style-name="T1"> </text:span>נפחא<text:span text:style-name="T1"> </text:span>אקילעא<text:span text:style-name="T1"> </text:span>דרבי<text:span text:style-name="T1"> </text:span>יצחק<text:span text:style-name="T1"> </text:span>בן<text:span text:style-name="T1"> </text:span>אלעזר; נפק<text:span text:style-name="T1"> </text:span>מילתא<text:span text:style-name="T1"> </text:span>מבינייהו: מנין<text:span text:style-name="T1"> </text:span>לאבילות<text:span text:style-name="T1"> </text:span>שבעה? - דכתיב<text:span text:style-name="T1"> </text:span><text:span text:style-name="T8">(עמוס</text:span><text:span text:style-name="T4"> </text:span><text:span text:style-name="T8">ח,י)</text:span><text:span text:style-name="T35"> וְהָפַכְתִּי</text:span><text:span text:style-name="T1"> </text:span><text:span text:style-name="T35">חַגֵּיכֶם</text:span><text:span text:style-name="T1"> </text:span><text:span text:style-name="T35">לְאֵבֶל</text:span><text:span text:style-name="T1"> </text:span><text:span text:style-name="T36">[וְכָל</text:span><text:span text:style-name="T2"> </text:span><text:span text:style-name="T36">שִׁירֵיכֶם</text:span><text:span text:style-name="T2"> </text:span><text:span text:style-name="T36">לְקִינָה</text:span><text:span text:style-name="T2"> </text:span><text:span text:style-name="T36">וְהַעֲלֵיתִי</text:span><text:span text:style-name="T2"> </text:span><text:span text:style-name="T36">עַל</text:span><text:span text:style-name="T2"> </text:span><text:span text:style-name="T36">כָּל</text:span><text:span text:style-name="T2"> </text:span><text:span text:style-name="T36">מָתְנַיִם</text:span><text:span text:style-name="T2"> </text:span><text:span text:style-name="T36">שָׂק</text:span><text:span text:style-name="T2"> </text:span><text:span text:style-name="T36">וְעַל</text:span><text:span text:style-name="T2"> </text:span><text:span text:style-name="T36">כָּל</text:span><text:span text:style-name="T2"> </text:span><text:span text:style-name="T36">רֹאשׁ</text:span><text:span text:style-name="T2"> </text:span><text:span text:style-name="T36">קָרְחָה</text:span><text:span text:style-name="T2"> </text:span><text:span text:style-name="T36">וְשַׂמְתִּיהָ</text:span><text:span text:style-name="T2"> </text:span><text:span text:style-name="T36">כְּאֵבֶל</text:span><text:span text:style-name="T2"> </text:span><text:span text:style-name="T36">יָחִיד</text:span><text:span text:style-name="T2"> </text:span><text:span text:style-name="T36">וְאַחֲרִיתָהּ</text:span><text:span text:style-name="T2"> </text:span><text:span text:style-name="T36">כְּיוֹם</text:span><text:span text:style-name="T2"> </text:span><text:span text:style-name="T36">מָר]</text:span>: מה<text:span text:style-name="T1"> </text:span>חג<text:span text:style-name="T1"> </text:span>שבעה<text:span text:style-name="T1"> </text:span>- אף<text:span text:style-name="T1"> </text:span>אבילות<text:span text:style-name="T1"> </text:span>שבעה.</text:p>
      <text:p text:style-name="P9">ואימא<text:span text:style-name="T1"> </text:span>עצרת<text:span text:style-name="T1"> </text:span>דחד<text:span text:style-name="T1"> </text:span>יומא?</text:p>
      <text:p text:style-name="P9"><text:soft-page-break/>ההוא<text:span text:style-name="T1"> </text:span>מיבעי<text:span text:style-name="T1"> </text:span>ליה<text:span text:style-name="T1"> </text:span>לכדריש<text:span text:style-name="T1"> </text:span>לקיש, דאמר<text:span text:style-name="T1"> </text:span>ריש<text:span text:style-name="T1"> </text:span>לקיש<text:span text:style-name="T1"> </text:span>משום<text:span text:style-name="T1"> </text:span>רבי<text:span text:style-name="T1"> </text:span>יהודה<text:span text:style-name="T1"> </text:span>נשיאה: מנין<text:span text:style-name="T1"> </text:span>לשמועה<text:span text:style-name="T1"> </text:span>רחוקה<text:span text:style-name="T1"> </text:span>שאינה<text:span text:style-name="T1"> </text:span>נוהגת<text:span text:style-name="T1"> </text:span>אלא<text:span text:style-name="T1"> </text:span>יום<text:span text:style-name="T1"> </text:span>אחד? - דכתיב<text:span text:style-name="T1"> </text:span><text:span text:style-name="T35">וְהָפַכְתִּי</text:span><text:span text:style-name="T1"> </text:span><text:span text:style-name="T35">חַגֵּיכֶם</text:span><text:span text:style-name="T1"> </text:span><text:span text:style-name="T35">לְאֵבֶל</text:span>, ואשכחן<text:span text:style-name="T1"> </text:span>עצרת<text:span text:style-name="T1"> </text:span>דאיקרי<text:span text:style-name="T1"> </text:span>חד<text:span text:style-name="T1"> </text:span>יומא<text:span text:style-name="T1"> </text:span>חג. </text:p>
      <text:p text:style-name="P9"/>
      <text:p text:style-name="P9">תנו<text:span text:style-name="T1"> </text:span>רבנן: '<text:span text:style-name="T41">שמועה</text:span><text:span text:style-name="T42"> </text:span><text:span text:style-name="T41">קרובה</text:span><text:span text:style-name="T42"> </text:span><text:span text:style-name="T41">נוהגת</text:span><text:span text:style-name="T42"> </text:span><text:span text:style-name="T41">שבעה</text:span><text:span text:style-name="T42"> </text:span><text:span text:style-name="T41">ושלשים; שמועה</text:span><text:span text:style-name="T42"> </text:span><text:span text:style-name="T41">רחוקה</text:span><text:span text:style-name="T42"> </text:span><text:span text:style-name="T41">אינה</text:span><text:span text:style-name="T42"> </text:span><text:span text:style-name="T41">נוהגת</text:span><text:span text:style-name="T42"> </text:span><text:span text:style-name="T41">אלא</text:span><text:span text:style-name="T42"> </text:span><text:span text:style-name="T41">יום</text:span><text:span text:style-name="T42"> </text:span><text:span text:style-name="T41">אחד; איזו</text:span><text:span text:style-name="T42"> </text:span><text:span text:style-name="T41">היא</text:span><text:span text:style-name="T42"> </text:span><text:span text:style-name="T41">'קרובה' ואיזו</text:span><text:span text:style-name="T42"> </text:span><text:span text:style-name="T41">היא</text:span><text:span text:style-name="T42"> </text:span><text:span text:style-name="T41">'רחוקה'? - קרובה</text:span><text:span text:style-name="T42"> </text:span><text:span text:style-name="T41">בתוך</text:span><text:span text:style-name="T42"> </text:span><text:span text:style-name="T41">שלשים, רחוקה</text:span><text:span text:style-name="T42"> </text:span><text:span text:style-name="T41">לאחר</text:span><text:span text:style-name="T42"> </text:span><text:span text:style-name="T41">שלשים, דברי</text:span><text:span text:style-name="T42"> </text:span><text:span text:style-name="T41">רבי</text:span><text:span text:style-name="T42"> </text:span><text:span text:style-name="T41">עקיבא; וחכמים</text:span><text:span text:style-name="T42"> </text:span><text:span text:style-name="T41">אומרים: אחת</text:span><text:span text:style-name="T42"> </text:span><text:span text:style-name="T41">שמועה</text:span><text:span text:style-name="T42"> </text:span><text:span text:style-name="T41">קרובה</text:span><text:span text:style-name="T42"> </text:span><text:span text:style-name="T41">ואחת</text:span><text:span text:style-name="T42"> </text:span><text:span text:style-name="T41">שמועה</text:span><text:span text:style-name="T42"> </text:span><text:span text:style-name="T41">רחוקה</text:span><text:span text:style-name="T42"> </text:span><text:span text:style-name="T41">נוהגת</text:span><text:span text:style-name="T42"> </text:span><text:span text:style-name="T41">שבעה</text:span><text:span text:style-name="T42"> </text:span><text:span text:style-name="T41">ושלשים.</text:span>'</text:p>
      <text:p text:style-name="P9">אמר<text:span text:style-name="T1"> </text:span>רבה<text:span text:style-name="T1"> </text:span>בר<text:span text:style-name="T1"> </text:span>בר<text:span text:style-name="T1"> </text:span>חנה<text:span text:style-name="T1"> </text:span>אמר<text:span text:style-name="T1"> </text:span>רבי<text:span text:style-name="T1"> </text:span>יוחנן: כל<text:span text:style-name="T1"> </text:span>מקום<text:span text:style-name="T1"> </text:span>שאתה<text:span text:style-name="T1"> </text:span>מוצא<text:span text:style-name="T1"> </text:span>יחיד<text:span text:style-name="T1"> </text:span>מקיל<text:span text:style-name="T1"> </text:span>ורבים<text:span text:style-name="T1"> </text:span>מחמירין<text:span text:style-name="T1"> </text:span>הלכה<text:span text:style-name="T1"> </text:span>כרבים<text:span text:style-name="T1"> </text:span>חוץ<text:span text:style-name="T1"> </text:span>מזו, שאף<text:span text:style-name="T1"> </text:span>על<text:span text:style-name="T1"> </text:span>פי<text:span text:style-name="T1"> </text:span>שרבי<text:span text:style-name="T1"> </text:span>עקיבא<text:span text:style-name="T1"> </text:span>מקיל<text:span text:style-name="T1"> </text:span>וחכמים<text:span text:style-name="T1"> </text:span>מחמירין<text:span text:style-name="T1"> </text:span>- הלכה<text:span text:style-name="T1"> </text:span>כרבי<text:span text:style-name="T1"> </text:span>עקיבא, דאמר<text:span text:style-name="T1"> </text:span>שמואל<text:span text:style-name="T1"> </text:span>הלכה<text:span text:style-name="T1"> </text:span>כדברי<text:span text:style-name="T1"> </text:span>המקיל<text:span text:style-name="T1"> </text:span>באבל.</text:p>
      <text:p text:style-name="P9">רב<text:span text:style-name="T1"> </text:span>חנינא<text:span text:style-name="T1"> </text:span>אתיא<text:span text:style-name="T1"> </text:span>ליה<text:span text:style-name="T1"> </text:span>שמועה<text:span text:style-name="T1"> </text:span>דאבוה<text:span text:style-name="T1"> </text:span>מבי<text:span text:style-name="T1"> </text:span>חוזאי; אתא<text:span text:style-name="T1"> </text:span>לקמיה<text:span text:style-name="T1"> </text:span>דרב<text:span text:style-name="T1"> </text:span>חסדא, אמר<text:span text:style-name="T1"> </text:span>ליה: שמועה<text:span text:style-name="T1"> </text:span>רחוקה<text:span text:style-name="T1"> </text:span>אינה<text:span text:style-name="T1"> </text:span>נוהגת<text:span text:style-name="T1"> </text:span>אלא<text:span text:style-name="T1"> </text:span>יום<text:span text:style-name="T1"> </text:span>אחד.</text:p>
      <text:p text:style-name="P9">רב<text:span text:style-name="T1"> </text:span>נתן<text:span text:style-name="T1"> </text:span>בר<text:span text:style-name="T1"> </text:span>אמי<text:span text:style-name="T1"> </text:span>אתא<text:span text:style-name="T1"> </text:span>ליה<text:span text:style-name="T1"> </text:span>שמועה<text:span text:style-name="T1"> </text:span>דאימיה<text:span text:style-name="T1"> </text:span>מבי<text:span text:style-name="T1"> </text:span>חוזאי; אתא<text:span text:style-name="T1"> </text:span>לקמיה<text:span text:style-name="T1"> </text:span>דרבא, אמר<text:span text:style-name="T1"> </text:span>ליה: הרי<text:span text:style-name="T1"> </text:span>אמרו<text:span text:style-name="T1"> </text:span>שמועה<text:span text:style-name="T1"> </text:span>רחוקה<text:span text:style-name="T1"> </text:span>אינה<text:span text:style-name="T1"> </text:span>נוהגת<text:span text:style-name="T1"> </text:span>אלא<text:span text:style-name="T1"> </text:span>יום<text:span text:style-name="T1"> </text:span>אחד<text:span text:style-name="T1"> </text:span>בלבד. </text:p>
      <text:p text:style-name="P9">איתיביה: '<text:span text:style-name="T41">במה</text:span><text:span text:style-name="T42"> </text:span><text:span text:style-name="T41">דברים</text:span><text:span text:style-name="T42"> </text:span><text:span text:style-name="T41">אמורים</text:span><text:span text:style-name="T42"> </text:span><text:span text:style-name="T7">(שאינה</text:span><text:span text:style-name="T2"> </text:span><text:span text:style-name="T7">נוהגת</text:span><text:span text:style-name="T2"> </text:span><text:span text:style-name="T7">אלא</text:span><text:span text:style-name="T2"> </text:span><text:span text:style-name="T7">יום</text:span><text:span text:style-name="T2"> </text:span><text:span text:style-name="T7">אחד</text:span><text:span text:style-name="T9">)</text:span><text:span text:style-name="T41">? – בחמשה</text:span><text:span text:style-name="T42"> </text:span><text:span text:style-name="T41">מתי</text:span><text:span text:style-name="T42"> </text:span><text:span text:style-name="T41">מצוה</text:span><text:span text:style-name="T42"> </text:span><text:span text:style-name="T7">(מהני</text:span><text:span text:style-name="T2"> </text:span><text:span text:style-name="T7">שבעה</text:span><text:span text:style-name="T2"> </text:span><text:span text:style-name="T7">דכתיב</text:span><text:span text:style-name="T2"> </text:span><text:span text:style-name="T7">בקרא: בנו, ובתו, אחיו, ואחותו, ואשתו</text:span><text:span text:style-name="T2"> </text:span><text:span text:style-name="T8">(ויקרא</text:span><text:span text:style-name="T4"> </text:span><text:span text:style-name="T8">כא, פסוקים</text:span><text:span text:style-name="T4"> </text:span><text:span text:style-name="T8">ב-ג)</text:span><text:span text:style-name="T9">)</text:span><text:span text:style-name="T41">, אבל</text:span><text:span text:style-name="T42"> </text:span><text:span text:style-name="T41">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- שבעה</text:span><text:span text:style-name="T42"> </text:span><text:span text:style-name="T41">ושלשים.</text:span>'</text:p>
      <text:p text:style-name="P9">אמר<text:span text:style-name="T1"> </text:span>ליה: יחידאה<text:span text:style-name="T1"> </text:span>היא<text:span text:style-name="T1"> </text:span><text:span text:style-name="T7">(ולא</text:span><text:span text:style-name="T2"> </text:span><text:span text:style-name="T7">רבי</text:span><text:span text:style-name="T2"> </text:span><text:span text:style-name="T7">עקיבא, דלרבי</text:span><text:span text:style-name="T2"> </text:span><text:span text:style-name="T7">עקיבא</text:span><text:span text:style-name="T2"> </text:span><text:span text:style-name="T7">לא</text:span><text:span text:style-name="T2"> </text:span><text:span text:style-name="T7">שנא</text:span><text:span text:style-name="T2"> </text:span><text:span text:style-name="T7">אביו</text:span><text:span text:style-name="T2"> </text:span><text:span text:style-name="T7">ואמו</text:span><text:span text:style-name="T2"> </text:span><text:span text:style-name="T7">לא</text:span><text:span text:style-name="T2"> </text:span><text:span text:style-name="T7">שנא</text:span><text:span text:style-name="T2"> </text:span><text:span text:style-name="T7">שאר</text:span><text:span text:style-name="T2"> </text:span><text:span text:style-name="T7">קרוביו</text:span><text:span text:style-name="T9">)</text:span>, ולא<text:span text:style-name="T1"> </text:span>סבירא<text:span text:style-name="T1"> </text:span>לן<text:span text:style-name="T1"> </text:span>כוותיה, דתניא: '<text:span text:style-name="T41">מעשה</text:span><text:span text:style-name="T42"> </text:span><text:span text:style-name="T41">ומת</text:span><text:span text:style-name="T42"> </text:span><text:span text:style-name="T41">אבי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צדוק</text:span><text:span text:style-name="T42"> </text:span><text:span text:style-name="T41">בגינזק</text:span><text:span text:style-name="T42"> </text:span><text:span text:style-name="T47">(מקום</text:span><text:span text:style-name="T49">)</text:span><text:span text:style-name="T41">, והודיעוהו</text:span><text:span text:style-name="T42"> </text:span><text:span text:style-name="T41">לאחר</text:span><text:span text:style-name="T42"> </text:span><text:span text:style-name="T41">שלש</text:span><text:span text:style-name="T42"> </text:span><text:span text:style-name="T41">שנים, ובא</text:span><text:span text:style-name="T42"> </text:span><text:span text:style-name="T41">ושאל</text:span><text:span text:style-name="T42"> </text:span><text:span text:style-name="T41">את</text:span><text:span text:style-name="T42"> </text:span><text:span text:style-name="T41">אלישע</text:span><text:span text:style-name="T42"> </text:span><text:span text:style-name="T41">בן</text:span><text:span text:style-name="T42"> </text:span><text:span text:style-name="T41">אבויה</text:span><text:span text:style-name="T42"> </text:span><text:span text:style-name="T41">וזקנים</text:span><text:span text:style-name="T42"> </text:span><text:span text:style-name="T41">שעמו, ואמרו: נהוג</text:span><text:span text:style-name="T42"> </text:span><text:span text:style-name="T41">שבעה</text:span><text:span text:style-name="T42"> </text:span><text:span text:style-name="T41">ושלשים; וכשמת</text:span><text:span text:style-name="T42"> </text:span><text:span text:style-name="T41">בנ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אחייה</text:span><text:span text:style-name="T42"> </text:span><text:span text:style-name="T41">בגולה</text:span><text:span text:style-name="T42"> </text:span><text:span text:style-name="T41">- ישב</text:span><text:span text:style-name="T42"> </text:span><text:span text:style-name="T41">עליו</text:span><text:span text:style-name="T42"> </text:span><text:span text:style-name="T41">שבעה</text:span><text:span text:style-name="T42"> </text:span><text:span text:style-name="T41">ושלשים</text:span>'. </text:p>
      <text:p text:style-name="P9">איני! והא<text:span text:style-name="T1"> </text:span>רב<text:span text:style-name="T1"> </text:span>- בר<text:span text:style-name="T1"> </text:span>אחוה<text:span text:style-name="T1"> </text:span>דרבי<text:span text:style-name="T1"> </text:span>חייא, דהוא<text:span text:style-name="T1"> </text:span>בר<text:span text:style-name="T1"> </text:span>אחתיה<text:span text:style-name="T1"> </text:span>דרבי<text:span text:style-name="T1"> </text:span>חייא<text:span text:style-name="T1"> </text:span><text:span text:style-name="T7">(דרבי</text:span><text:span text:style-name="T2"> </text:span><text:span text:style-name="T7">אחא</text:span><text:span text:style-name="T2"> </text:span><text:span text:style-name="T7">מכפרי</text:span><text:span text:style-name="T2"> </text:span><text:span text:style-name="T7">נשא</text:span><text:span text:style-name="T2"> </text:span><text:span text:style-name="T7">לאה, והוליד</text:span><text:span text:style-name="T2"> </text:span><text:span text:style-name="T7">ממנה</text:span><text:span text:style-name="T2"> </text:span><text:span text:style-name="T7">אייבו, מתה</text:span><text:span text:style-name="T2"> </text:span><text:span text:style-name="T7">ונשא</text:span><text:span text:style-name="T2"> </text:span><text:span text:style-name="T7">רחל, ולה</text:span><text:span text:style-name="T2"> </text:span><text:span text:style-name="T7">בת</text:span><text:span text:style-name="T2"> </text:span><text:span text:style-name="T7">מאיש</text:span><text:span text:style-name="T2"> </text:span><text:span text:style-name="T7">אחר, וממנה</text:span><text:span text:style-name="T2"> </text:span><text:span text:style-name="T7">נולד</text:span><text:span text:style-name="T2"> </text:span><text:span text:style-name="T7">רבי</text:span><text:span text:style-name="T2"> </text:span><text:span text:style-name="T7">חייא, ונשא</text:span><text:span text:style-name="T2"> </text:span><text:span text:style-name="T7">אייבו</text:span><text:span text:style-name="T2"> </text:span><text:span text:style-name="T7">הבת, ונולד</text:span><text:span text:style-name="T2"> </text:span><text:span text:style-name="T7">להן</text:span><text:span text:style-name="T2"> </text:span><text:span text:style-name="T7">רב, ונמצא</text:span><text:span text:style-name="T2"> </text:span><text:span text:style-name="T7">רב</text:span><text:span text:style-name="T2"> </text:span><text:span text:style-name="T7">בר</text:span><text:span text:style-name="T2"> </text:span><text:span text:style-name="T7">אייבו</text:span><text:span text:style-name="T2"> </text:span><text:span text:style-name="T7">בר</text:span><text:span text:style-name="T2"> </text:span><text:span text:style-name="T7">אחוה</text:span><text:span text:style-name="T2"> </text:span><text:span text:style-name="T7">דרבי</text:span><text:span text:style-name="T2"> </text:span><text:span text:style-name="T7">חייא</text:span><text:span text:style-name="T2"> </text:span><text:span text:style-name="T7">מאבוה, ובר</text:span><text:span text:style-name="T2"> </text:span><text:span text:style-name="T7">אחתיה</text:span><text:span text:style-name="T2"> </text:span><text:span text:style-name="T7">מאמיה</text:span><text:span text:style-name="T9">)</text:span>, כי<text:span text:style-name="T1"> </text:span>סליק<text:span text:style-name="T1"> </text:span>להתם<text:span text:style-name="T1"> </text:span><text:span text:style-name="T7">(רב</text:span><text:span text:style-name="T2"> </text:span><text:span text:style-name="T7">מעירו</text:span><text:span text:style-name="T2"> </text:span><text:span text:style-name="T7">דבבל</text:span><text:span text:style-name="T2"> </text:span><text:span text:style-name="T7">לארץ</text:span><text:span text:style-name="T2"> </text:span><text:span text:style-name="T7">ישראל, שהיה</text:span><text:span text:style-name="T2"> </text:span><text:span text:style-name="T7">רבי</text:span><text:span text:style-name="T2"> </text:span><text:span text:style-name="T7">חייא</text:span><text:span text:style-name="T2"> </text:span><text:span text:style-name="T7">שם</text:span><text:span text:style-name="T9">)</text:span> אמר<text:span text:style-name="T1"> </text:span>ליה<text:span text:style-name="T1"> </text:span><text:span text:style-name="T7">(רבי</text:span><text:span text:style-name="T2"> </text:span><text:span text:style-name="T7">חייא</text:span><text:span text:style-name="T2"> </text:span><text:span text:style-name="T7">לרב</text:span><text:span text:style-name="T9">)</text:span>: אבא<text:span text:style-name="T1"> </text:span>קיים<text:span text:style-name="T1"> </text:span><text:span text:style-name="T7">(רוצה</text:span><text:span text:style-name="T2"> </text:span><text:span text:style-name="T7">לומר: אייבו</text:span><text:span text:style-name="T2"> </text:span><text:span text:style-name="T7">אביך, קיים</text:span><text:span text:style-name="T2"> </text:span><text:span text:style-name="T7">הוא</text:span><text:span text:style-name="T9">)</text:span>?</text:p>
      <text:p text:style-name="P9"/>
      <text:p text:style-name="P9">(מועד<text:span text:style-name="T1"> </text:span>קטן<text:span text:style-name="T1"> </text:span>כ,ב)</text:p>
      <text:p text:style-name="P9">אמר<text:span text:style-name="T1"> </text:span>ליה: אימא<text:span text:style-name="T1"> </text:span>קיימת<text:span text:style-name="T1"> </text:span><text:span text:style-name="T7">(בלשון</text:span><text:span text:style-name="T2"> </text:span><text:span text:style-name="T7">שאילה</text:span><text:span text:style-name="T2"> </text:span><text:span text:style-name="T7">הוא, כלומר: עד</text:span><text:span text:style-name="T2"> </text:span><text:span text:style-name="T7">שאתה</text:span><text:span text:style-name="T2"> </text:span><text:span text:style-name="T7">שואל</text:span><text:span text:style-name="T2"> </text:span><text:span text:style-name="T7">על</text:span><text:span text:style-name="T2"> </text:span><text:span text:style-name="T7">אבי</text:span><text:span text:style-name="T2"> </text:span><text:span text:style-name="T7">- שאל</text:span><text:span text:style-name="T2"> </text:span><text:span text:style-name="T7">על</text:span><text:span text:style-name="T2"> </text:span><text:span text:style-name="T7">אמי, שאף</text:span><text:span text:style-name="T2"> </text:span><text:span text:style-name="T7">היא</text:span><text:span text:style-name="T2"> </text:span><text:span text:style-name="T7">אחותך</text:span><text:span text:style-name="T9">)</text:span>?</text:p>
      <text:p text:style-name="P9">אמר<text:span text:style-name="T1"> </text:span>ליה<text:span text:style-name="T1"> </text:span><text:span text:style-name="T7">(רבי</text:span><text:span text:style-name="T2"> </text:span><text:span text:style-name="T7">חייא</text:span><text:span text:style-name="T9">)</text:span>: אימא<text:span text:style-name="T1"> </text:span><text:span text:style-name="T7">(ואמך</text:span><text:span text:style-name="T2"> </text:span><text:span text:style-name="T7">אחותי</text:span><text:span text:style-name="T9">)</text:span> קיימת?</text:p>
      <text:p text:style-name="P9">אמר<text:span text:style-name="T1"> </text:span>ליה<text:span text:style-name="T1"> </text:span><text:span text:style-name="T7">(רב</text:span><text:span text:style-name="T9">)</text:span>: אבא<text:span text:style-name="T1"> </text:span>קיים<text:span text:style-name="T1"> </text:span><text:span text:style-name="T7">(עדיין</text:span><text:span text:style-name="T2"> </text:span><text:span text:style-name="T7">לא</text:span><text:span text:style-name="T2"> </text:span><text:span text:style-name="T7">השבתיך</text:span><text:span text:style-name="T2"> </text:span><text:span text:style-name="T7">עליו</text:span><text:span text:style-name="T9">)</text:span>; <text:span text:style-name="T7">(וממילא</text:span><text:span text:style-name="T2"> </text:span><text:span text:style-name="T7">הבין; ויש</text:span><text:span text:style-name="T2"> </text:span><text:span text:style-name="T7">אומרים</text:span><text:span text:style-name="T2"> </text:span><text:span text:style-name="T7">בניחותא</text:span><text:span text:style-name="T2"> </text:span><text:span text:style-name="T7">היה</text:span><text:span text:style-name="T2"> </text:span><text:span text:style-name="T7">רב</text:span><text:span text:style-name="T2"> </text:span><text:span text:style-name="T7">משיבו</text:span><text:span text:style-name="T2"> </text:span><text:span text:style-name="T7">על</text:span><text:span text:style-name="T2"> </text:span><text:span text:style-name="T7">מי</text:span><text:span text:style-name="T2"> </text:span><text:span text:style-name="T7">שאינו</text:span><text:span text:style-name="T2"> </text:span><text:span text:style-name="T7">שואל, כדי</text:span><text:span text:style-name="T2"> </text:span><text:span text:style-name="T7">שיבין</text:span><text:span text:style-name="T2"> </text:span><text:span text:style-name="T7">מן</text:span><text:span text:style-name="T2"> </text:span><text:span text:style-name="T7">הכלל, וקשה</text:span><text:span text:style-name="T2"> </text:span><text:span text:style-name="T7">בעיני</text:span><text:span text:style-name="T2"> </text:span><text:span text:style-name="T7">לומר</text:span><text:span text:style-name="T2"> </text:span><text:span text:style-name="T7">שרב</text:span><text:span text:style-name="T2"> </text:span><text:span text:style-name="T7">יוציא</text:span><text:span text:style-name="T2"> </text:span><text:span text:style-name="T7">דבר</text:span><text:span text:style-name="T2"> </text:span><text:span text:style-name="T7">שקר</text:span><text:span text:style-name="T2"> </text:span><text:span text:style-name="T7">מפיו.</text:span><text:span text:style-name="T9">)</text:span></text:p>
      <text:p text:style-name="P9">אמר<text:span text:style-name="T1"> </text:span>ליה<text:span text:style-name="T1"> </text:span>לשמעיה: חלוץ<text:span text:style-name="T1"> </text:span>לי<text:span text:style-name="T1"> </text:span>מנעלי<text:span text:style-name="T1"> </text:span><text:span text:style-name="T7">(להתאבל</text:span><text:span text:style-name="T2"> </text:span><text:span text:style-name="T7">על</text:span><text:span text:style-name="T2"> </text:span><text:span text:style-name="T7">אחי</text:span><text:span text:style-name="T2"> </text:span><text:span text:style-name="T7">ואחותי</text:span><text:span text:style-name="T9">)</text:span> והולך<text:span text:style-name="T1"> </text:span>אחרי<text:span text:style-name="T1"> </text:span>כלי<text:span text:style-name="T1"> </text:span>לבית<text:span text:style-name="T1"> </text:span>המרחץ<text:span text:style-name="T1"> </text:span><text:span text:style-name="T7">(ללמד</text:span><text:span text:style-name="T2"> </text:span><text:span text:style-name="T7">הלכה</text:span><text:span text:style-name="T2"> </text:span><text:span text:style-name="T7">נתכוין: שאין</text:span><text:span text:style-name="T2"> </text:span><text:span text:style-name="T7">שמועה</text:span><text:span text:style-name="T2"> </text:span><text:span text:style-name="T7">רחוקה</text:span><text:span text:style-name="T2"> </text:span><text:span text:style-name="T7">לאחר</text:span><text:span text:style-name="T2"> </text:span><text:span text:style-name="T7">שלשים</text:span><text:span text:style-name="T2"> </text:span><text:span text:style-name="T7">נוהגת</text:span><text:span text:style-name="T2"> </text:span><text:span text:style-name="T7">אלא</text:span><text:span text:style-name="T2"> </text:span><text:span text:style-name="T7">יום</text:span><text:span text:style-name="T2"> </text:span><text:span text:style-name="T7">אחד, ומקצת</text:span><text:span text:style-name="T2"> </text:span><text:span text:style-name="T7">היום</text:span><text:span text:style-name="T2"> </text:span><text:span text:style-name="T7">ככולו</text:span><text:span text:style-name="T9">)</text:span>.</text:p>
      <text:p text:style-name="P9">שמע<text:span text:style-name="T1"> </text:span>מינה<text:span text:style-name="T1"> </text:span>תלת: שמע<text:span text:style-name="T1"> </text:span>מינה<text:span text:style-name="T1"> </text:span>אבל<text:span text:style-name="T1"> </text:span>אסור<text:span text:style-name="T1"> </text:span>בנעילת<text:span text:style-name="T1"> </text:span>הסנדל,</text:p>
      <text:p text:style-name="P9">ושמע<text:span text:style-name="T1"> </text:span>מינה<text:span text:style-name="T1"> </text:span>שמועה<text:span text:style-name="T1"> </text:span>רחוקה<text:span text:style-name="T1"> </text:span>אינה<text:span text:style-name="T1"> </text:span>נוהגת<text:span text:style-name="T1"> </text:span>אלא<text:span text:style-name="T1"> </text:span>יום<text:span text:style-name="T1"> </text:span>אחד,</text:p>
      <text:p text:style-name="P9">ושמע<text:span text:style-name="T1"> </text:span>מינה<text:span text:style-name="T1"> </text:span>מקצת<text:span text:style-name="T1"> </text:span>היום<text:span text:style-name="T1"> </text:span>ככולו.</text:p>
      <text:p text:style-name="P9">רבי<text:span text:style-name="T1"> </text:span>חייא<text:span text:style-name="T1"> </text:span>לחוד<text:span text:style-name="T1"> </text:span>רבי<text:span text:style-name="T1"> </text:span>אחייה<text:span text:style-name="T1"> </text:span>לחוד. </text:p>
      <text:p text:style-name="P9"/>
      <text:p text:style-name="P9">אמר<text:span text:style-name="T1"> </text:span>רבי<text:span text:style-name="T1"> </text:span>יוסי<text:span text:style-name="T1"> </text:span>בר<text:span text:style-name="T1"> </text:span>אבין: שמע<text:span text:style-name="T1"> </text:span>שמועה<text:span text:style-name="T1"> </text:span>קרובה<text:span text:style-name="T1"> </text:span>ברגל<text:span text:style-name="T1"> </text:span>ולמוצאי<text:span text:style-name="T1"> </text:span>הרגל<text:span text:style-name="T1"> </text:span>נעשית<text:span text:style-name="T1"> </text:span>רחוקה<text:span text:style-name="T1"> </text:span><text:span text:style-name="T7">(דהוי</text:span><text:span text:style-name="T2"> </text:span><text:span text:style-name="T7">שלשים</text:span><text:span text:style-name="T2"> </text:span><text:span text:style-name="T7">יום</text:span><text:span text:style-name="T9">)</text:span> - עולה<text:span text:style-name="T1"> </text:span>לו, ואינו<text:span text:style-name="T1"> </text:span>נוהג<text:span text:style-name="T1"> </text:span>אלא<text:span text:style-name="T1"> </text:span>יום<text:span text:style-name="T1"> </text:span>אחד<text:span text:style-name="T1"> </text:span><text:span text:style-name="T7">(אף</text:span><text:span text:style-name="T2"> </text:span><text:span text:style-name="T7">על</text:span><text:span text:style-name="T2"> </text:span><text:span text:style-name="T7">פי</text:span><text:span text:style-name="T2"> </text:span><text:span text:style-name="T7">דכי</text:span><text:span text:style-name="T2"> </text:span><text:span text:style-name="T7">שמע</text:span><text:span text:style-name="T2"> </text:span><text:span text:style-name="T7">עדיין</text:span><text:span text:style-name="T2"> </text:span><text:span text:style-name="T7">היתה</text:span><text:span text:style-name="T2"> </text:span><text:span text:style-name="T7">קרובה</text:span><text:span text:style-name="T2"> </text:span><text:span text:style-name="T7">- עולה</text:span><text:span text:style-name="T2"> </text:span><text:span text:style-name="T7">הרגל</text:span><text:span text:style-name="T2"> </text:span><text:span text:style-name="T7">להשלים</text:span><text:span text:style-name="T2"> </text:span><text:span text:style-name="T7">שלשים, דהוי</text:span><text:span text:style-name="T2"> </text:span><text:span text:style-name="T7">שמועה</text:span><text:span text:style-name="T2"> </text:span><text:span text:style-name="T7">רחוקה</text:span><text:span text:style-name="T9">)</text:span>.</text:p>
      <text:p text:style-name="P9">תני<text:span text:style-name="T1"> </text:span>רבי<text:span text:style-name="T1"> </text:span>אדא<text:span text:style-name="T1"> </text:span>דמן<text:span text:style-name="T1"> </text:span>קסרי<text:span text:style-name="T1"> </text:span>קמיה<text:span text:style-name="T1"> </text:span>דרבי<text:span text:style-name="T1"> </text:span>יוחנן: '<text:span text:style-name="T41">שמע</text:span><text:span text:style-name="T42"> </text:span><text:span text:style-name="T41">שמועה</text:span><text:span text:style-name="T42"> </text:span><text:span text:style-name="T41">קרובה</text:span><text:span text:style-name="T42"> </text:span><text:span text:style-name="T41">בשבת, ולמוצאי</text:span><text:span text:style-name="T42"> </text:span><text:span text:style-name="T41">שבת</text:span><text:span text:style-name="T42"> </text:span><text:span text:style-name="T41">נעשית</text:span><text:span text:style-name="T42"> </text:span><text:span text:style-name="T41">רחוקה</text:span><text:span text:style-name="T42"> </text:span><text:span text:style-name="T41">- אינו</text:span><text:span text:style-name="T42"> </text:span><text:span text:style-name="T41">נוהג</text:span><text:span text:style-name="T42"> </text:span><text:span text:style-name="T41">אלא</text:span><text:span text:style-name="T42"> </text:span><text:span text:style-name="T41">יום</text:span><text:span text:style-name="T42"> </text:span><text:span text:style-name="T41">אחד.</text:span>'</text:p>
      <text:p text:style-name="P9">קורע<text:span text:style-name="T1"> </text:span>או<text:span text:style-name="T1"> </text:span>אינו<text:span text:style-name="T1"> </text:span>קורע?</text:p>
      <text:p text:style-name="P9">רבי<text:span text:style-name="T1"> </text:span>מני<text:span text:style-name="T1"> </text:span>אמר<text:span text:style-name="T1"> </text:span>אינו<text:span text:style-name="T1"> </text:span>קורע<text:span text:style-name="T1"> </text:span><text:span text:style-name="T7">(עכשיו, דנוהג</text:span><text:span text:style-name="T2"> </text:span><text:span text:style-name="T7">יום</text:span><text:span text:style-name="T2"> </text:span><text:span text:style-name="T7">אחד</text:span><text:span text:style-name="T2"> </text:span><text:span text:style-name="T7">לשמועה</text:span><text:span text:style-name="T2"> </text:span><text:span text:style-name="T7">רחוקה</text:span><text:span text:style-name="T9">)</text:span>, רבי<text:span text:style-name="T1"> </text:span>חנינא<text:span text:style-name="T1"> </text:span>אמר<text:span text:style-name="T1"> </text:span>קורע.</text:p>
      <text:p text:style-name="P9">אמר<text:span text:style-name="T1"> </text:span>ליה<text:span text:style-name="T1"> </text:span>רבי<text:span text:style-name="T1"> </text:span>מני<text:span text:style-name="T1"> </text:span>לרבי<text:span text:style-name="T1"> </text:span>חנינא: בשלמא<text:span text:style-name="T1"> </text:span>לדידי, דאמינא<text:span text:style-name="T1"> </text:span>אינו<text:span text:style-name="T1"> </text:span>קורע, היינו<text:span text:style-name="T1"> </text:span>דלא<text:span text:style-name="T1"> </text:span>איכא<text:span text:style-name="T1"> </text:span>אבילות<text:span text:style-name="T1"> </text:span>שבעה<text:span text:style-name="T1"> </text:span><text:span text:style-name="T7">(כלומר: משום</text:span><text:span text:style-name="T2"> </text:span><text:span text:style-name="T7">דליכא</text:span><text:span text:style-name="T2"> </text:span><text:span text:style-name="T7">שבעה</text:span><text:span text:style-name="T2"> </text:span><text:span text:style-name="T7">- אינו</text:span><text:span text:style-name="T2"> </text:span><text:span text:style-name="T7">קורע</text:span><text:span text:style-name="T9">)</text:span>; אלא<text:span text:style-name="T1"> </text:span>לדידך<text:span text:style-name="T1"> </text:span>דאמרת<text:span text:style-name="T1"> </text:span>קורע, קריעה<text:span text:style-name="T1"> </text:span>בלא<text:span text:style-name="T1"> </text:span>שבעה<text:span text:style-name="T1"> </text:span>מי<text:span text:style-name="T1"> </text:span>איכא?</text:p>
      <text:p text:style-name="P9"><text:soft-page-break/>ולא? והתניא<text:span text:style-name="T1"> </text:span>איסי<text:span text:style-name="T1"> </text:span>אבוה<text:span text:style-name="T1"> </text:span>דרבי<text:span text:style-name="T1"> </text:span>זירא, ואמרי<text:span text:style-name="T1"> </text:span>לה<text:span text:style-name="T1"> </text:span>אחוה<text:span text:style-name="T1"> </text:span>דרבי<text:span text:style-name="T1"> </text:span>זירא<text:span text:style-name="T1"> </text:span>קמיה<text:span text:style-name="T1"> </text:span>דרבי<text:span text:style-name="T1"> </text:span>זירא: '<text:span text:style-name="T41">מי</text:span><text:span text:style-name="T42"> </text:span><text:span text:style-name="T41">שאין</text:span><text:span text:style-name="T42"> </text:span><text:span text:style-name="T41">לו</text:span><text:span text:style-name="T42"> </text:span><text:span text:style-name="T41">חלוק</text:span><text:span text:style-name="T42"> </text:span><text:span text:style-name="T41">לקרוע</text:span><text:span text:style-name="T42"> </text:span><text:span text:style-name="T41">ונזדמן</text:span><text:span text:style-name="T42"> </text:span><text:span text:style-name="T41">לו</text:span><text:span text:style-name="T42"> </text:span><text:span text:style-name="T41">בתוך</text:span><text:span text:style-name="T42"> </text:span><text:span text:style-name="T41">שבעה</text:span><text:span text:style-name="T42"> – </text:span><text:span text:style-name="T41">קורע; לאחר</text:span><text:span text:style-name="T42"> </text:span><text:span text:style-name="T41">שבעה</text:span><text:span text:style-name="T42"> </text:span><text:span text:style-name="T41">אינו</text:span><text:span text:style-name="T42"> </text:span><text:span text:style-name="T41">קורע</text:span>'!</text:p>
      <text:p text:style-name="P9">עני<text:span text:style-name="T1"> </text:span>רבי<text:span text:style-name="T1"> </text:span>זירא<text:span text:style-name="T1"> </text:span>בתריה: '<text:span text:style-name="T41">במה</text:span><text:span text:style-name="T42"> </text:span><text:span text:style-name="T41">דברים</text:span><text:span text:style-name="T42"> </text:span><text:span text:style-name="T41">אמורים? - בחמשה</text:span><text:span text:style-name="T42"> </text:span><text:span text:style-name="T41">מתי</text:span><text:span text:style-name="T42"> </text:span><text:span text:style-name="T41">מצוה, אבל</text:span><text:span text:style-name="T42"> </text:span><text:span text:style-name="T41">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- קורע</text:span><text:span text:style-name="T42"> </text:span><text:span text:style-name="T41">והולך</text:span><text:span text:style-name="T42"> </text:span><text:span text:style-name="T7">(אחר</text:span><text:span text:style-name="T2"> </text:span><text:span text:style-name="T7">שבעה, 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ליכא</text:span><text:span text:style-name="T2"> </text:span><text:span text:style-name="T7">שבעה</text:span><text:span text:style-name="T9">)</text:span>'. </text:p>
      <text:p text:style-name="P9">כי<text:span text:style-name="T1"> </text:span>תניא<text:span text:style-name="T1"> </text:span>ההיא<text:span text:style-name="T1"> </text:span>- לכבוד<text:span text:style-name="T1"> </text:span>אביו<text:span text:style-name="T1"> </text:span>ואמו. </text:p>
      <text:p text:style-name="P9">תנו<text:span text:style-name="T1"> </text:span>רבנן: '<text:span text:style-name="T59">כל</text:span><text:span text:style-name="T3"> </text:span><text:span text:style-name="T59">האמור</text:span><text:span text:style-name="T3"> </text:span><text:span text:style-name="T59">בפרשת</text:span><text:span text:style-name="T3"> </text:span><text:span text:style-name="T59">כהנים</text:span><text:span text:style-name="T3"> </text:span><text:span text:style-name="T59">שכהן</text:span><text:span text:style-name="T3"> </text:span><text:span text:style-name="T59">מיטמא</text:span><text:span text:style-name="T3"> </text:span><text:span text:style-name="T59">להן</text:span><text:span text:style-name="T3"> </text:span><text:span text:style-name="T59">- אבל</text:span><text:span text:style-name="T3"> </text:span><text:span text:style-name="T59">מתאבל</text:span><text:span text:style-name="T3"> </text:span><text:span text:style-name="T59">עליהן</text:span><text:span text:style-name="T3"> </text:span><text:span text:style-name="T7">(על</text:span><text:span text:style-name="T2"> </text:span><text:span text:style-name="T7">אותן</text:span><text:span text:style-name="T2"> </text:span><text:span text:style-name="T7">קרובים</text:span><text:span text:style-name="T9">)</text:span><text:span text:style-name="T59">, ואלו</text:span><text:span text:style-name="T3"> </text:span><text:span text:style-name="T59">הן: אשתו, אביו, ואמו, אחיו, ואחותו, בנו, ובתו; הוסיפו</text:span><text:span text:style-name="T3"> </text:span><text:span text:style-name="T59">עליהן</text:span><text:span text:style-name="T3"> </text:span><text:span text:style-name="T59">אחיו</text:span><text:span text:style-name="T3"> </text:span><text:span text:style-name="T59">ואחותו</text:span><text:span text:style-name="T3"> </text:span><text:span text:style-name="T59">הבתולה</text:span><text:span text:style-name="T3"> </text:span><text:span text:style-name="T59">מאמו</text:span><text:span text:style-name="T3"> </text:span><text:span text:style-name="T7">(שלא</text:span><text:span text:style-name="T2"> </text:span><text:span text:style-name="T7">מאביו, דקרא</text:span><text:span text:style-name="T2"> </text:span><text:span text:style-name="T7">משמע</text:span><text:span text:style-name="T2"> </text:span><text:span text:style-name="T7">מאביו</text:span><text:span text:style-name="T2"> </text:span><text:span text:style-name="T7">שלא</text:span><text:span text:style-name="T2"> </text:span><text:span text:style-name="T7">מאמו</text:span><text:span text:style-name="T9">)</text:span><text:span text:style-name="T59">, ואחותו</text:span><text:span text:style-name="T3"> </text:span><text:span text:style-name="T59">נשואה</text:span><text:span text:style-name="T3"> </text:span><text:span text:style-name="T59">בין</text:span><text:span text:style-name="T3"> </text:span><text:span text:style-name="T59">מאביו</text:span><text:span text:style-name="T3"> </text:span><text:span text:style-name="T59">בין</text:span><text:span text:style-name="T3"> </text:span><text:span text:style-name="T59">מאמו</text:span><text:span text:style-name="T3"> </text:span><text:span text:style-name="T7">(דבקרא</text:span><text:span text:style-name="T2"> </text:span><text:span text:style-name="T7">לא</text:span><text:span text:style-name="T2"> </text:span><text:span text:style-name="T7">אשכחן</text:span><text:span text:style-name="T2"> </text:span><text:span text:style-name="T7">אלא</text:span><text:span text:style-name="T2"> </text:span><text:span text:style-name="T7">אבתולה</text:span><text:span text:style-name="T9">)</text:span><text:span text:style-name="T59">; וכשם</text:span><text:span text:style-name="T3"> </text:span><text:span text:style-name="T59">שמתאבל</text:span><text:span text:style-name="T3"> </text:span><text:span text:style-name="T59">עליהם</text:span><text:span text:style-name="T3"> </text:span><text:span text:style-name="T59">- כך</text:span><text:span text:style-name="T3"> </text:span><text:span text:style-name="T59">מתאבל</text:span><text:span text:style-name="T3"> </text:span><text:span text:style-name="T59">על</text:span><text:span text:style-name="T3"> </text:span><text:span text:style-name="T59">שניים</text:span><text:span text:style-name="T3"> </text:span><text:span text:style-name="T59">שלהם</text:span><text:span text:style-name="T3"> </text:span><text:span text:style-name="T7">(אבי</text:span><text:span text:style-name="T2"> </text:span><text:span text:style-name="T7">אביו, ועל</text:span><text:span text:style-name="T2"> </text:span><text:span text:style-name="T7">בן</text:span><text:span text:style-name="T2"> </text:span><text:span text:style-name="T7">בנו, ועל</text:span><text:span text:style-name="T2"> </text:span><text:span text:style-name="T7">בן</text:span><text:span text:style-name="T2"> </text:span><text:span text:style-name="T7">בתו, ועל</text:span><text:span text:style-name="T2"> </text:span><text:span text:style-name="T7">בן</text:span><text:span text:style-name="T2"> </text:span><text:span text:style-name="T7">אחותו</text:span><text:span text:style-name="T9">)</text:span><text:span text:style-name="T59">, דברי</text:span><text:span text:style-name="T3"> </text:span><text:span text:style-name="T59">רבי</text:span><text:span text:style-name="T3"> </text:span><text:span text:style-name="T59">עקיבא; </text:span></text:p>
      <text:p text:style-name="P17">רבי<text:span text:style-name="T1"> </text:span>שמעון<text:span text:style-name="T1"> </text:span>בן<text:span text:style-name="T1"> </text:span>אלעזר<text:span text:style-name="T1"> </text:span>אומר: אינו<text:span text:style-name="T1"> </text:span>מתאבל<text:span text:style-name="T1"> </text:span>אלא<text:span text:style-name="T1"> </text:span>על<text:span text:style-name="T1"> </text:span>בן<text:span text:style-name="T1"> </text:span>בנו<text:span text:style-name="T1"> </text:span>ועל<text:span text:style-name="T1"> </text:span>אבי<text:span text:style-name="T1"> </text:span>אביו; </text:p>
      <text:p text:style-name="P9"><text:span text:style-name="T59">וחכמים</text:span><text:span text:style-name="T3"> </text:span><text:span text:style-name="T59">אומרים: כל</text:span><text:span text:style-name="T3"> </text:span><text:span text:style-name="T59">שמתאבל</text:span><text:span text:style-name="T3"> </text:span><text:span text:style-name="T59">עליו</text:span><text:span text:style-name="T3"> </text:span><text:span text:style-name="T59">- מתאבל</text:span><text:span text:style-name="T3"> </text:span><text:span text:style-name="T59">עמו</text:span><text:span text:style-name="T3"> </text:span><text:span text:style-name="T7">(כלומר: מתאבל</text:span><text:span text:style-name="T2"> </text:span><text:span text:style-name="T7">עם</text:span><text:span text:style-name="T2"> </text:span><text:span text:style-name="T7">אביו</text:span><text:span text:style-name="T2"> </text:span><text:span text:style-name="T7">כשהוא</text:span><text:span text:style-name="T2"> </text:span><text:span text:style-name="T7">מתאבל</text:span><text:span text:style-name="T2"> </text:span><text:span text:style-name="T7">על</text:span><text:span text:style-name="T2"> </text:span><text:span text:style-name="T7">אב</text:span><text:span text:style-name="T2"> </text:span><text:span text:style-name="T7">שלו</text:span><text:span text:style-name="T2"> </text:span><text:span text:style-name="T7">- נמצא</text:span><text:span text:style-name="T2"> </text:span><text:span text:style-name="T7">זה</text:span><text:span text:style-name="T2"> </text:span><text:span text:style-name="T7">מתאבל</text:span><text:span text:style-name="T2"> </text:span><text:span text:style-name="T7">על</text:span><text:span text:style-name="T2"> </text:span><text:span text:style-name="T7">אבי</text:span><text:span text:style-name="T2"> </text:span><text:span text:style-name="T7">אביו, וכן</text:span><text:span text:style-name="T2"> </text:span><text:span text:style-name="T7">כל</text:span><text:span text:style-name="T2"> </text:span><text:span text:style-name="T7">שמתאבל</text:span><text:span text:style-name="T2"> </text:span><text:span text:style-name="T7">עליו, כגון</text:span><text:span text:style-name="T2"> </text:span><text:span text:style-name="T7">שמתאבל</text:span><text:span text:style-name="T2"> </text:span><text:span text:style-name="T7">על</text:span><text:span text:style-name="T2"> </text:span><text:span text:style-name="T7">בנו</text:span><text:span text:style-name="T2"> </text:span><text:span text:style-name="T7">- מתאבל</text:span><text:span text:style-name="T2"> </text:span><text:span text:style-name="T7">עמו, כלומר</text:span><text:span text:style-name="T2"> </text:span><text:span text:style-name="T7">מתאבל</text:span><text:span text:style-name="T2"> </text:span><text:span text:style-name="T7">עם</text:span><text:span text:style-name="T2"> </text:span><text:span text:style-name="T7">בנו</text:span><text:span text:style-name="T2"> </text:span><text:span text:style-name="T7">כשהוא</text:span><text:span text:style-name="T2"> </text:span><text:span text:style-name="T7">מתאבל</text:span><text:span text:style-name="T2"> </text:span><text:span text:style-name="T7">פירוש</text:span><text:span text:style-name="T2"> </text:span><text:span text:style-name="T7">על</text:span><text:span text:style-name="T2"> </text:span><text:span text:style-name="T7">בן</text:span><text:span text:style-name="T2"> </text:span><text:span text:style-name="T7">שלו, ונמצא</text:span><text:span text:style-name="T2"> </text:span><text:span text:style-name="T7">זה</text:span><text:span text:style-name="T2"> </text:span><text:span text:style-name="T7">מתאבל</text:span><text:span text:style-name="T2"> </text:span><text:span text:style-name="T7">על</text:span><text:span text:style-name="T2"> </text:span><text:span text:style-name="T7">בן</text:span><text:span text:style-name="T2"> </text:span><text:span text:style-name="T7">בנו</text:span><text:span text:style-name="T9">)</text:span>.'</text:p>
      <text:p text:style-name="P9">חכמים<text:span text:style-name="T1"> </text:span>היינו<text:span text:style-name="T1"> </text:span>תנא<text:span text:style-name="T1"> </text:span>קמא<text:span text:style-name="T1"> </text:span><text:span text:style-name="T7">(של</text:span><text:span text:style-name="T2"> </text:span><text:span text:style-name="T7">רבי</text:span><text:span text:style-name="T2"> </text:span><text:span text:style-name="T7">שמעון</text:span><text:span text:style-name="T9">)</text:span>?</text:p>
      <text:p text:style-name="P9">איכא<text:span text:style-name="T1"> </text:span>בינייהו<text:span text:style-name="T1"> </text:span>עמו<text:span text:style-name="T1"> </text:span>בבית<text:span text:style-name="T1"> </text:span><text:span text:style-name="T7">(דתנא</text:span><text:span text:style-name="T2"> </text:span><text:span text:style-name="T7">קמא</text:span><text:span text:style-name="T2"> </text:span><text:span text:style-name="T7">לא</text:span><text:span text:style-name="T2"> </text:span><text:span text:style-name="T7">בעי</text:span><text:span text:style-name="T2"> </text:span><text:span text:style-name="T7">שיהא</text:span><text:span text:style-name="T2"> </text:span><text:span text:style-name="T7">אביו</text:span><text:span text:style-name="T2"> </text:span><text:span text:style-name="T7">או</text:span><text:span text:style-name="T2"> </text:span><text:span text:style-name="T7">בנו</text:span><text:span text:style-name="T2"> </text:span><text:span text:style-name="T7">עמו</text:span><text:span text:style-name="T2"> </text:span><text:span text:style-name="T7">בבית</text:span><text:span text:style-name="T2"> </text:span><text:span text:style-name="T7">ויושב</text:span><text:span text:style-name="T2"> </text:span><text:span text:style-name="T7">עמו, וחכמים</text:span><text:span text:style-name="T2"> </text:span><text:span text:style-name="T7">בעו</text:span><text:span text:style-name="T2"> </text:span><text:span text:style-name="T7">עמו</text:span><text:span text:style-name="T2"> </text:span><text:span text:style-name="T7">בבית</text:span><text:span text:style-name="T9">)</text:span>.</text:p>
      <text:p text:style-name="P9">כי<text:span text:style-name="T1"> </text:span>הא<text:span text:style-name="T1"> </text:span><text:span text:style-name="T7">(כי</text:span><text:span text:style-name="T2"> </text:span><text:span text:style-name="T7">האי</text:span><text:span text:style-name="T2"> </text:span><text:span text:style-name="T7">ענין</text:span><text:span text:style-name="T9">)</text:span>, דאמר<text:span text:style-name="T1"> </text:span>ליה<text:span text:style-name="T1"> </text:span>רב<text:span text:style-name="T1"> </text:span>לחייא<text:span text:style-name="T1"> </text:span>בריה, וכן<text:span text:style-name="T1"> </text:span>אמר<text:span text:style-name="T1"> </text:span>ליה<text:span text:style-name="T1"> </text:span>רב<text:span text:style-name="T1"> </text:span>הונא<text:span text:style-name="T1"> </text:span>לרבה<text:span text:style-name="T1"> </text:span>בריה: באפה<text:span text:style-name="T1"> </text:span><text:span text:style-name="T7">(דאיתתך, כשהיא</text:span><text:span text:style-name="T2"> </text:span><text:span text:style-name="T7">אבילה</text:span><text:span text:style-name="T9">)</text:span> נהוג<text:span text:style-name="T1"> </text:span>אבילותא, בלא<text:span text:style-name="T1"> </text:span>אפה<text:span text:style-name="T1"> </text:span>לא<text:span text:style-name="T1"> </text:span>תינהוג<text:span text:style-name="T1"> </text:span>אבילותא<text:span text:style-name="T1"> </text:span><text:span text:style-name="T7">(דהאי</text:span><text:span text:style-name="T2"> </text:span><text:span text:style-name="T7">נמי</text:span><text:span text:style-name="T2"> </text:span><text:span text:style-name="T7">כל</text:span><text:span text:style-name="T2"> </text:span><text:span text:style-name="T7">שמתאבל</text:span><text:span text:style-name="T2"> </text:span><text:span text:style-name="T7">עליו, כגון</text:span><text:span text:style-name="T2"> </text:span><text:span text:style-name="T7">אשתו</text:span><text:span text:style-name="T2"> </text:span><text:span text:style-name="T7">- מתאבל</text:span><text:span text:style-name="T2"> </text:span><text:span text:style-name="T7">עמו</text:span><text:span text:style-name="T2"> </text:span><text:span text:style-name="T7">בפניו</text:span><text:span text:style-name="T9">)</text:span>.</text:p>
      <text:p text:style-name="P9"/>
      <text:p text:style-name="P9">מר<text:span text:style-name="T1"> </text:span>עוקבא<text:span text:style-name="T1"> </text:span>שכיב<text:span text:style-name="T1"> </text:span>ליה<text:span text:style-name="T1"> </text:span>בר<text:span text:style-name="T1"> </text:span>חמוה; סבר<text:span text:style-name="T1"> </text:span>למיתב<text:span text:style-name="T1"> </text:span>עליה<text:span text:style-name="T1"> </text:span>שבעה<text:span text:style-name="T1"> </text:span>ושלשים; על<text:span text:style-name="T1"> </text:span>רב<text:span text:style-name="T1"> </text:span>הונא<text:span text:style-name="T1"> </text:span>לגביה, אשכחיה, אמר<text:span text:style-name="T1"> </text:span>ליה: צודנייתא<text:span text:style-name="T1"> </text:span><text:span text:style-name="T7">(סעודות</text:span><text:span text:style-name="T2"> </text:span><text:span text:style-name="T7">דאבל</text:span><text:span text:style-name="T9">)</text:span> בעית<text:span text:style-name="T1"> </text:span>למיכל? לא<text:span text:style-name="T1"> </text:span>אמרו<text:span text:style-name="T1"> </text:span>לכבוד<text:span text:style-name="T1"> </text:span>אשתו<text:span text:style-name="T1"> </text:span>אלא<text:span text:style-name="T1"> </text:span>חמיו<text:span text:style-name="T1"> </text:span>וחמותו, דתניא: '<text:span text:style-name="T41">מי</text:span><text:span text:style-name="T42"> </text:span><text:span text:style-name="T41">שמת</text:span><text:span text:style-name="T42"> </text:span><text:span text:style-name="T41">חמיו</text:span><text:span text:style-name="T42"> </text:span><text:span text:style-name="T41">או</text:span><text:span text:style-name="T42"> </text:span><text:span text:style-name="T41">חמותו</text:span><text:span text:style-name="T42"> </text:span><text:span text:style-name="T41">- אינו</text:span><text:span text:style-name="T42"> </text:span><text:span text:style-name="T41">רשאי</text:span><text:span text:style-name="T42"> </text:span><text:span text:style-name="T41">לכוף</text:span><text:span text:style-name="T42"> </text:span><text:span text:style-name="T41">את</text:span><text:span text:style-name="T42"> </text:span><text:span text:style-name="T41">אשתו</text:span><text:span text:style-name="T42"> </text:span><text:span text:style-name="T41">להיות</text:span><text:span text:style-name="T42"> </text:span><text:span text:style-name="T41">כוחלת</text:span><text:span text:style-name="T42"> </text:span><text:span text:style-name="T41">ולהיות</text:span><text:span text:style-name="T42"> </text:span><text:span text:style-name="T41">פוקסת, אלא</text:span><text:span text:style-name="T42"> </text:span><text:span text:style-name="T41">כופה</text:span><text:span text:style-name="T42"> </text:span><text:span text:style-name="T41">מטתו</text:span><text:span text:style-name="T42"> </text:span><text:span text:style-name="T41">ונוהג</text:span><text:span text:style-name="T42"> </text:span><text:span text:style-name="T41">עמה</text:span><text:span text:style-name="T42"> </text:span><text:span text:style-name="T41">אבילות; וכן</text:span><text:span text:style-name="T42"> </text:span><text:span text:style-name="T41">היא</text:span><text:span text:style-name="T42"> </text:span><text:span text:style-name="T41">שמת</text:span><text:span text:style-name="T42"> </text:span><text:span text:style-name="T41">חמיה</text:span><text:span text:style-name="T42"> </text:span><text:span text:style-name="T41">או</text:span><text:span text:style-name="T42"> </text:span><text:span text:style-name="T41">חמותה</text:span><text:span text:style-name="T42"> </text:span><text:span text:style-name="T41">- אינה</text:span><text:span text:style-name="T42"> </text:span><text:span text:style-name="T41">רשאה</text:span><text:span text:style-name="T42"> </text:span><text:span text:style-name="T41">להיות</text:span><text:span text:style-name="T42"> </text:span><text:span text:style-name="T41">כוחלת</text:span><text:span text:style-name="T42"> </text:span><text:span text:style-name="T41">ולהיות</text:span><text:span text:style-name="T42"> </text:span><text:span text:style-name="T41">פוקסת</text:span><text:span text:style-name="T42"> </text:span><text:span text:style-name="T41">אלא</text:span><text:span text:style-name="T42"> </text:span><text:span text:style-name="T41">כופה</text:span><text:span text:style-name="T42"> </text:span><text:span text:style-name="T41">מטתה</text:span><text:span text:style-name="T42"> </text:span><text:span text:style-name="T41">ונוהגת</text:span><text:span text:style-name="T42"> </text:span><text:span text:style-name="T41">עמו</text:span><text:span text:style-name="T42"> </text:span><text:span text:style-name="T41">אבילות.</text:span>' ותניא<text:span text:style-name="T1"> </text:span>אידך: '<text:span text:style-name="T41">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שאמרו</text:span><text:span text:style-name="T42"> </text:span><text:span text:style-name="T41">אינו</text:span><text:span text:style-name="T42"> </text:span><text:span text:style-name="T41">רשאי</text:span><text:span text:style-name="T42"> </text:span><text:span text:style-name="T41">לכוף</text:span><text:span text:style-name="T42"> </text:span><text:span text:style-name="T41">את</text:span><text:span text:style-name="T42"> </text:span><text:span text:style-name="T41">אשתו</text:span><text:span text:style-name="T42"> </text:span><text:span text:style-name="T41">להיות</text:span><text:span text:style-name="T42"> </text:span><text:span text:style-name="T41">כוחלת</text:span><text:span text:style-name="T42"> </text:span><text:span text:style-name="T41">ולהיות</text:span><text:span text:style-name="T42"> </text:span><text:span text:style-name="T41">פוקסת, באמת</text:span><text:span text:style-name="T42"> </text:span><text:span text:style-name="T41">אמרו: מוזגת</text:span><text:span text:style-name="T42"> </text:span><text:span text:style-name="T41">לו</text:span><text:span text:style-name="T42"> </text:span><text:span text:style-name="T41">את</text:span><text:span text:style-name="T42"> </text:span><text:span text:style-name="T41">הכוס, ומצעת</text:span><text:span text:style-name="T42"> </text:span><text:span text:style-name="T41">לו</text:span><text:span text:style-name="T42"> </text:span><text:span text:style-name="T41">מטה, ומרחצת</text:span><text:span text:style-name="T42"> </text:span><text:span text:style-name="T41">לו</text:span><text:span text:style-name="T42"> </text:span><text:span text:style-name="T41">פניו</text:span><text:span text:style-name="T42"> </text:span><text:span text:style-name="T41">ידיו</text:span><text:span text:style-name="T42"> </text:span><text:span text:style-name="T41">ורגליו</text:span>' - קשיין<text:span text:style-name="T1"> </text:span>אהדדי<text:span text:style-name="T1"> </text:span><text:span text:style-name="T7">(דהכא</text:span><text:span text:style-name="T2"> </text:span><text:span text:style-name="T7">קתני: מצעת</text:span><text:span text:style-name="T2"> </text:span><text:span text:style-name="T7">לו</text:span><text:span text:style-name="T2"> </text:span><text:span text:style-name="T7">מטתו, והכא</text:span><text:span text:style-name="T2"> </text:span><text:span text:style-name="T7">קתני: כופה</text:span><text:span text:style-name="T2"> </text:span><text:span text:style-name="T7">מטתו</text:span><text:span text:style-name="T9">)</text:span>! אלא<text:span text:style-name="T1"> </text:span>לאו<text:span text:style-name="T1"> </text:span>שמע<text:span text:style-name="T1"> </text:span>מינה<text:span text:style-name="T1"> </text:span>כאן<text:span text:style-name="T1"> </text:span>בחמיו<text:span text:style-name="T1"> </text:span>וחמותו, כאן<text:span text:style-name="T1"> </text:span>בשאר<text:span text:style-name="T1"> </text:span>קרובים<text:span text:style-name="T1"> </text:span><text:span text:style-name="T7">(בשאר</text:span><text:span text:style-name="T2"> </text:span><text:span text:style-name="T7">קרובי</text:span><text:span text:style-name="T2"> </text:span><text:span text:style-name="T7">אשתו</text:span><text:span text:style-name="T2"> </text:span><text:span text:style-name="T7">מצעת</text:span><text:span text:style-name="T2"> </text:span><text:span text:style-name="T7">לו</text:span><text:span text:style-name="T2"> </text:span><text:span text:style-name="T7">מטתו</text:span><text:span text:style-name="T9">)</text:span>? </text:p>
      <text:p text:style-name="P9">שמע<text:span text:style-name="T1"> </text:span>מינה.</text:p>
      <text:p text:style-name="P9">תניא<text:span text:style-name="T1"> </text:span>נמי<text:span text:style-name="T1"> </text:span>הכי: '<text:span text:style-name="T41">לא</text:span><text:span text:style-name="T42"> </text:span><text:span text:style-name="T41">אמרו</text:span><text:span text:style-name="T42"> </text:span><text:span text:style-name="T41">לכבוד</text:span><text:span text:style-name="T42"> </text:span><text:span text:style-name="T41">אשתו</text:span><text:span text:style-name="T42"> </text:span><text:span text:style-name="T41">אלא</text:span><text:span text:style-name="T42"> </text:span><text:span text:style-name="T41">חמיו</text:span><text:span text:style-name="T42"> </text:span><text:span text:style-name="T41">וחמותו</text:span><text:span text:style-name="T42"> </text:span><text:span text:style-name="T41">בלבד</text:span>'. </text:p>
      <text:p text:style-name="P9"/>
      <text:p text:style-name="P9">אמימר<text:span text:style-name="T1"> </text:span>שכיב<text:span text:style-name="T1"> </text:span>ליה<text:span text:style-name="T1"> </text:span>בר<text:span text:style-name="T1"> </text:span>בריה; קרע<text:span text:style-name="T1"> </text:span>עילויה; אתא<text:span text:style-name="T1"> </text:span>בריה, <text:span text:style-name="T7">(הדר</text:span><text:span text:style-name="T2"> </text:span><text:span text:style-name="T7">אמימר)</text:span> קרע<text:span text:style-name="T1"> </text:span>באפיה<text:span text:style-name="T1"> </text:span><text:span text:style-name="T7">(דבָרֵיהּ)</text:span>; אידכר<text:span text:style-name="T1"> </text:span>דמיושב<text:span text:style-name="T1"> </text:span>קרע<text:span text:style-name="T1"> </text:span>- קם<text:span text:style-name="T1"> </text:span>קרע<text:span text:style-name="T1"> </text:span>מעומד<text:span text:style-name="T1"> </text:span><text:span text:style-name="T7">(פעם</text:span><text:span text:style-name="T2"> </text:span><text:span text:style-name="T7">שלישית)</text:span>.</text:p>
      <text:p text:style-name="P9">אמר<text:span text:style-name="T1"> </text:span>ליה<text:span text:style-name="T1"> </text:span>רב<text:span text:style-name="T1"> </text:span>אשי<text:span text:style-name="T1"> </text:span>לאמימר: קריעה<text:span text:style-name="T1"> </text:span>דמעומד<text:span text:style-name="T1"> </text:span>מנלן? </text:p>
      <text:p text:style-name="P9">דכתיב<text:span text:style-name="T1"> </text:span><text:span text:style-name="T8">(איוב</text:span><text:span text:style-name="T4"> </text:span><text:span text:style-name="T8">א,כ)</text:span><text:span text:style-name="T35"> וַיָּקָם</text:span><text:span text:style-name="T1"> </text:span><text:span text:style-name="T35">אִיּוֹב</text:span><text:span text:style-name="T1"> </text:span><text:span text:style-name="T35">וַיִּקְרַע</text:span><text:span text:style-name="T1"> </text:span><text:span text:style-name="T35">אֶת</text:span><text:span text:style-name="T1"> </text:span><text:span text:style-name="T35">מְעִלוֹ</text:span><text:span text:style-name="T1"> </text:span><text:span text:style-name="T36">[וַיָּגָז</text:span><text:span text:style-name="T2"> </text:span><text:span text:style-name="T36">אֶת</text:span><text:span text:style-name="T2"> </text:span><text:span text:style-name="T36">רֹאשׁוֹ</text:span><text:span text:style-name="T2"> </text:span><text:span text:style-name="T36">וַיִּפֹּל</text:span><text:span text:style-name="T2"> </text:span><text:span text:style-name="T36">אַרְצָה</text:span><text:span text:style-name="T2"> </text:span><text:span text:style-name="T36">וַיִּשְׁתָּחוּ]</text:span>!</text:p>
      <text:p text:style-name="P9"> </text:p>
      <text:p text:style-name="P9">(מועד<text:span text:style-name="T1"> </text:span>קטן<text:span text:style-name="T1"> </text:span>כא,א)</text:p>
      <text:p text:style-name="P9">אלא<text:span text:style-name="T1"> </text:span>מעתה<text:span text:style-name="T1"> </text:span><text:span text:style-name="T8">(דברים</text:span><text:span text:style-name="T4"> </text:span><text:span text:style-name="T8">כה,ח)</text:span><text:span text:style-name="T36"> [וְקָרְאוּ</text:span><text:span text:style-name="T2"> </text:span><text:span text:style-name="T36">לוֹ</text:span><text:span text:style-name="T2"> </text:span><text:span text:style-name="T36">זִקְנֵי</text:span><text:span text:style-name="T2"> </text:span><text:span text:style-name="T36">עִירוֹ</text:span><text:span text:style-name="T2"> </text:span><text:span text:style-name="T36">וְדִבְּרוּ</text:span><text:span text:style-name="T2"> </text:span><text:span text:style-name="T36">אֵלָיו]</text:span><text:span text:style-name="T35"> וְעָמַד</text:span><text:span text:style-name="T1"> </text:span><text:span text:style-name="T35">וְאָמַר</text:span><text:span text:style-name="T1"> </text:span><text:span text:style-name="T35">לֹא</text:span><text:span text:style-name="T1"> </text:span><text:span text:style-name="T35">חָפַצְתִּי</text:span><text:span text:style-name="T1"> </text:span><text:span text:style-name="T35">לְקַחְתָּהּ</text:span>, הכי<text:span text:style-name="T1"> </text:span>נמי? והא<text:span text:style-name="T1"> </text:span>תניא<text:span text:style-name="T1"> </text:span><text:span text:style-name="T8">[תוספתא</text:span><text:span text:style-name="T4"> </text:span><text:span text:style-name="T8">יבמות</text:span><text:span text:style-name="T4"> </text:span><text:span text:style-name="T8">פ"יב</text:span><text:span text:style-name="T4"> </text:span><text:span text:style-name="T8">ה"י</text:span><text:span text:style-name="T4"> </text:span><text:span text:style-name="T8">[ליברמן]]</text:span>: '<text:span text:style-name="T41">בין</text:span><text:span text:style-name="T42"> </text:span><text:span text:style-name="T41">יושב</text:span><text:span text:style-name="T42"> </text:span><text:span text:style-name="T41">בין</text:span><text:span text:style-name="T42"> </text:span><text:span text:style-name="T41">עומד</text:span><text:span text:style-name="T42"> </text:span><text:span text:style-name="T41">בין</text:span><text:span text:style-name="T42"> </text:span><text:span text:style-name="T41">מוטה</text:span>'?</text:p>
      <text:p text:style-name="P9">אמר<text:span text:style-name="T1"> </text:span>ליה: התם<text:span text:style-name="T1"> </text:span>לא<text:span text:style-name="T1"> </text:span>כתיב<text:span text:style-name="T1"> </text:span>'ויעמוד<text:span text:style-name="T1"> </text:span>ויאמר', הכא<text:span text:style-name="T1"> </text:span>כתיב<text:span text:style-name="T1"> </text:span>וַיָּקָם<text:span text:style-name="T1"> </text:span>... וַיִּקְרַע.</text:p>
      <text:p text:style-name="P9">אמר<text:span text:style-name="T1"> </text:span>רמי<text:span text:style-name="T1"> </text:span>בר<text:span text:style-name="T1"> </text:span>חמא: מנין<text:span text:style-name="T1"> </text:span>לקריעה<text:span text:style-name="T1"> </text:span>שהיא<text:span text:style-name="T1"> </text:span>מעומד? - שנאמר<text:span text:style-name="T1"> </text:span><text:span text:style-name="T35">וַיָּקָם</text:span><text:span text:style-name="T1"> </text:span><text:span text:style-name="T35">אִיּוֹב</text:span><text:span text:style-name="T1"> </text:span><text:span text:style-name="T35">וַיִּקְרַע</text:span>? דלמא<text:span text:style-name="T1"> </text:span>מילתא<text:span text:style-name="T1"> </text:span>יתירתא<text:span text:style-name="T1"> </text:span>הוא<text:span text:style-name="T1"> </text:span>דעבד? דאי<text:span text:style-name="T1"> </text:span>לא<text:span text:style-name="T1"> </text:span>תימא<text:span text:style-name="T1"> </text:span>הכי<text:span text:style-name="T1"> </text:span>- <text:span text:style-name="T35">וַיָּגָז</text:span><text:span text:style-name="T1"> </text:span><text:span text:style-name="T35">אֶת</text:span><text:span text:style-name="T1"> </text:span><text:span text:style-name="T35">רֹאשׁוֹ</text:span><text:span text:style-name="T1"> </text:span>הכי<text:span text:style-name="T1"> </text:span>נמי? </text:p>
      <text:p text:style-name="P9">אלא<text:span text:style-name="T1"> </text:span>מהכא: <text:span text:style-name="T8">(שמואל</text:span><text:span text:style-name="T4"> </text:span><text:span text:style-name="T8">ב</text:span><text:span text:style-name="T4"> </text:span><text:span text:style-name="T8">יג,לא)</text:span><text:span text:style-name="T35"> וַיָּקָם</text:span><text:span text:style-name="T1"> </text:span><text:span text:style-name="T35">הַמֶּלֶךְ</text:span><text:span text:style-name="T1"> </text:span><text:span text:style-name="T35">וַיִּקְרַע</text:span><text:span text:style-name="T1"> </text:span><text:span text:style-name="T35">אֶת</text:span><text:span text:style-name="T1"> </text:span><text:span text:style-name="T35">בְּגָדָיו</text:span><text:span text:style-name="T1"> </text:span><text:span text:style-name="T36">[וַיִּשְׁכַּב</text:span><text:span text:style-name="T2"> </text:span><text:span text:style-name="T36">אָרְצָה</text:span><text:span text:style-name="T2"> </text:span><text:span text:style-name="T36">וְכָל</text:span><text:span text:style-name="T2"> </text:span><text:span text:style-name="T36">עֲבָדָיו</text:span><text:span text:style-name="T2"> </text:span><text:span text:style-name="T36">נִצָּבִים</text:span><text:span text:style-name="T2"> </text:span><text:span text:style-name="T36">קְרֻעֵי</text:span><text:span text:style-name="T2"> </text:span><text:span text:style-name="T36">בְגָדִים]</text:span>; </text:p>
      <text:p text:style-name="P9">ודלמא<text:span text:style-name="T1"> </text:span>מילתא<text:span text:style-name="T1"> </text:span>יתירתא<text:span text:style-name="T1"> </text:span>עביד?: דאי<text:span text:style-name="T1"> </text:span>לא<text:span text:style-name="T1"> </text:span>תימא<text:span text:style-name="T1"> </text:span>הכי, <text:span text:style-name="T35">וַיִּשְׁכַּב</text:span><text:span text:style-name="T1"> </text:span><text:span text:style-name="T35">אָרְצָה</text:span><text:span text:style-name="T1"> </text:span>הכי<text:span text:style-name="T1"> </text:span>נמי? והתניא<text:span text:style-name="T1"> </text:span>'<text:span text:style-name="T59">ישב</text:span><text:span text:style-name="T3"> </text:span><text:span text:style-name="T59">על</text:span><text:span text:style-name="T3"> </text:span><text:span text:style-name="T59">גבי</text:span><text:span text:style-name="T3"> </text:span><text:span text:style-name="T59">מטה, על</text:span><text:span text:style-name="T3"> </text:span><text:span text:style-name="T59">גבי</text:span><text:span text:style-name="T3"> </text:span><text:span text:style-name="T59">כסא, על</text:span><text:span text:style-name="T3"> </text:span><text:span text:style-name="T59">גבי</text:span><text:span text:style-name="T3"> </text:span><text:span text:style-name="T59">אודייני</text:span><text:span text:style-name="T3"> </text:span><text:span text:style-name="T7">(מכתשת)</text:span><text:span text:style-name="T59"> גדולה, מכולן</text:span><text:span text:style-name="T3"> </text:span><text:span text:style-name="T59">אמרו: אפילו</text:span><text:span text:style-name="T3"> </text:span><text:span text:style-name="T7">(ישן)</text:span><text:span text:style-name="T59"> על</text:span><text:span text:style-name="T3"> </text:span><text:span text:style-name="T59">גבי</text:span><text:span text:style-name="T3"> </text:span><text:span text:style-name="T59">קרקע</text:span><text:span text:style-name="T3"> </text:span><text:span text:style-name="T59">לא</text:span><text:span text:style-name="T3"> </text:span><text:span text:style-name="T59">יצא</text:span><text:span text:style-name="T3"> </text:span><text:span text:style-name="T59">ידי</text:span><text:span text:style-name="T3"> </text:span><text:span text:style-name="T59">חובתו</text:span><text:span text:style-name="T3"> </text:span><text:span text:style-name="T7">(עד</text:span><text:span text:style-name="T2"> </text:span><text:span text:style-name="T7">שיכפה</text:span><text:span text:style-name="T2"> </text:span><text:span text:style-name="T7">מטתו</text:span><text:span text:style-name="T2"> </text:span><text:span text:style-name="T7">וישב</text:span><text:span text:style-name="T2"> </text:span><text:span text:style-name="T7">עליה)</text:span>', ואמר<text:span text:style-name="T1"> </text:span>רבי<text:span text:style-name="T1"> </text:span>יוחנן: שלא<text:span text:style-name="T1"> </text:span>קיים<text:span text:style-name="T1"> </text:span>כפיית<text:span text:style-name="T1"> </text:span>המטה!</text:p>
      <text:p text:style-name="P9"><text:soft-page-break/>אמר<text:span text:style-name="T1"> </text:span>ליה: כעין<text:span text:style-name="T1"> </text:span>ארצה<text:span text:style-name="T1"> </text:span><text:span text:style-name="T7">(כלומר: שכפה</text:span><text:span text:style-name="T2"> </text:span><text:span text:style-name="T7">מטתו</text:span><text:span text:style-name="T2"> </text:span><text:span text:style-name="T7">וישב</text:span><text:span text:style-name="T2"> </text:span><text:span text:style-name="T7">עליה, ולעולם</text:span><text:span text:style-name="T2"> </text:span><text:span text:style-name="T7">קריעה</text:span><text:span text:style-name="T2"> </text:span><text:span text:style-name="T7">מעומד)</text:span>.</text:p>
      <text:p text:style-name="P9"/>
      <text:p text:style-name="P9">תנו<text:span text:style-name="T1"> </text:span>רבנן: '<text:span text:style-name="T59">אלו</text:span><text:span text:style-name="T3"> </text:span><text:span text:style-name="T59">דברים</text:span><text:span text:style-name="T3"> </text:span><text:span text:style-name="T59">שאבל</text:span><text:span text:style-name="T3"> </text:span><text:span text:style-name="T59">אסור</text:span><text:span text:style-name="T3"> </text:span><text:span text:style-name="T59">בהן: אסור</text:span><text:span text:style-name="T3"> </text:span><text:span text:style-name="T59">במלאכה, וברחיצה</text:span><text:span text:style-name="T3"> </text:span><text:span text:style-name="T59">ובסיכה, ובתשמיש</text:span><text:span text:style-name="T3"> </text:span><text:span text:style-name="T59">המטה, ובנעילת</text:span><text:span text:style-name="T3"> </text:span><text:span text:style-name="T59">הסנדל, ואסור</text:span><text:span text:style-name="T3"> </text:span><text:span text:style-name="T59">לקרות</text:span><text:span text:style-name="T3"> </text:span><text:span text:style-name="T59">בתורה</text:span><text:span text:style-name="T3"> </text:span><text:span text:style-name="T59">ובנביאים</text:span><text:span text:style-name="T3"> </text:span><text:span text:style-name="T59">ובכתובים, ולשנות</text:span><text:span text:style-name="T3"> </text:span><text:span text:style-name="T59">במשנה</text:span><text:span text:style-name="T3"> </text:span><text:span text:style-name="T59">במדרש</text:span><text:span text:style-name="T3"> </text:span><text:span text:style-name="T59">ובהלכות</text:span><text:span text:style-name="T3"> </text:span><text:span text:style-name="T59">ובתלמוד</text:span><text:span text:style-name="T3"> </text:span><text:span text:style-name="T59">ובאגדות</text:span><text:span text:style-name="T3"> </text:span><text:span text:style-name="T7">(כדאמרינן</text:span><text:span text:style-name="T2"> </text:span><text:span text:style-name="T7">לעיל</text:span><text:span text:style-name="T2"> </text:span><text:span text:style-name="T8">[מועד</text:span><text:span text:style-name="T4"> </text:span><text:span text:style-name="T8">קטן</text:span><text:span text:style-name="T4"> </text:span><text:span text:style-name="T8">טו,א]</text:span><text:span text:style-name="T7">, מדאמר</text:span><text:span text:style-name="T2"> </text:span><text:span text:style-name="T7">רחמנא</text:span><text:span text:style-name="T2"> </text:span><text:span text:style-name="T7">ליחזקאל</text:span><text:span text:style-name="T2"> </text:span><text:span text:style-name="T8">(יחזקאל</text:span><text:span text:style-name="T4"> </text:span><text:span text:style-name="T8">כד,יז)</text:span><text:span text:style-name="T36"> הֵאָנֵק</text:span><text:span text:style-name="T2"> </text:span><text:span text:style-name="T36">דֹּם</text:span><text:span text:style-name="T7">, והא</text:span><text:span text:style-name="T2"> </text:span><text:span text:style-name="T7">דאמר</text:span><text:span text:style-name="T2"> </text:span><text:span text:style-name="T8">(סוכה</text:span><text:span text:style-name="T4"> </text:span><text:span text:style-name="T8">כה,א)</text:span><text:span text:style-name="T7"> אָבֵל</text:span><text:span text:style-name="T2"> </text:span><text:span text:style-name="T7">חייב</text:span><text:span text:style-name="T2"> </text:span><text:span text:style-name="T7">בכל</text:span><text:span text:style-name="T2"> </text:span><text:span text:style-name="T7">המצות</text:span><text:span text:style-name="T2"> </text:span><text:span text:style-name="T7">האמורות</text:span><text:span text:style-name="T2"> </text:span><text:span text:style-name="T7">בתורה</text:span><text:span text:style-name="T2"> </text:span><text:span text:style-name="T7">חוץ</text:span><text:span text:style-name="T2"> </text:span><text:span text:style-name="T7">מן</text:span><text:span text:style-name="T2"> </text:span><text:span text:style-name="T7">התפילין</text:span><text:span text:style-name="T2"> </text:span><text:span text:style-name="T7">- התם</text:span><text:span text:style-name="T2"> </text:span><text:span text:style-name="T7">שאר</text:span><text:span text:style-name="T2"> </text:span><text:span text:style-name="T7">מצות</text:span><text:span text:style-name="T2"> </text:span><text:span text:style-name="T7">בעלמא, אבל</text:span><text:span text:style-name="T2"> </text:span><text:span text:style-name="T7">הני</text:span><text:span text:style-name="T2"> </text:span><text:span text:style-name="T7">- אית</text:span><text:span text:style-name="T2"> </text:span><text:span text:style-name="T7">בהו</text:span><text:span text:style-name="T2"> </text:span><text:span text:style-name="T7">שמחה</text:span><text:span text:style-name="T9">)</text:span><text:span text:style-name="T59">; ואם</text:span><text:span text:style-name="T3"> </text:span><text:span text:style-name="T59">היו</text:span><text:span text:style-name="T3"> </text:span><text:span text:style-name="T59">רבים</text:span><text:span text:style-name="T3"> </text:span><text:span text:style-name="T59">צריכין</text:span><text:span text:style-name="T3"> </text:span><text:span text:style-name="T59">לו</text:span><text:span text:style-name="T3"> </text:span><text:span text:style-name="T7">(לדרשה</text:span><text:span text:style-name="T9">)</text:span><text:span text:style-name="T59"> - אינו</text:span><text:span text:style-name="T3"> </text:span><text:span text:style-name="T59">נמנע; ומעשה</text:span><text:span text:style-name="T3"> </text:span><text:span text:style-name="T59">ומת</text:span><text:span text:style-name="T3"> </text:span><text:span text:style-name="T59">בנו</text:span><text:span text:style-name="T3"> </text:span><text:span text:style-name="T59">של</text:span><text:span text:style-name="T3"> </text:span><text:span text:style-name="T59">רבי</text:span><text:span text:style-name="T3"> </text:span><text:span text:style-name="T59">יוסי</text:span><text:span text:style-name="T3"> </text:span><text:span text:style-name="T59">בציפורי, ונכנס</text:span><text:span text:style-name="T3"> </text:span><text:span text:style-name="T59">לבית</text:span><text:span text:style-name="T3"> </text:span><text:span text:style-name="T59">המדרש</text:span><text:span text:style-name="T3"> </text:span><text:span text:style-name="T59">ודרש</text:span><text:span text:style-name="T3"> </text:span><text:span text:style-name="T59">כל</text:span><text:span text:style-name="T3"> </text:span><text:span text:style-name="T59">היום</text:span><text:span text:style-name="T3"> </text:span><text:span text:style-name="T59">כולו.</text:span>'</text:p>
      <text:p text:style-name="P9"/>
      <text:p text:style-name="P9">רבה<text:span text:style-name="T1"> </text:span>בר<text:span text:style-name="T1"> </text:span>בר<text:span text:style-name="T1"> </text:span>חנה<text:span text:style-name="T1"> </text:span>איתרעא<text:span text:style-name="T1"> </text:span>ביה<text:span text:style-name="T1"> </text:span>מילתא; סבר<text:span text:style-name="T1"> </text:span>דלא<text:span text:style-name="T1"> </text:span>למיפק<text:span text:style-name="T1"> </text:span>לפירקא<text:span text:style-name="T1"> </text:span>- אמר<text:span text:style-name="T1"> </text:span>ליה<text:span text:style-name="T1"> </text:span>רבי<text:span text:style-name="T1"> </text:span>חנינא: '<text:span text:style-name="T41">אם</text:span><text:span text:style-name="T42"> </text:span><text:span text:style-name="T41">היו</text:span><text:span text:style-name="T42"> </text:span><text:span text:style-name="T41">רבים</text:span><text:span text:style-name="T42"> </text:span><text:span text:style-name="T41">צריכין</text:span><text:span text:style-name="T42"> </text:span><text:span text:style-name="T41">לו</text:span><text:span text:style-name="T42"> </text:span><text:span text:style-name="T41">אינו</text:span><text:span text:style-name="T42"> </text:span><text:span text:style-name="T41">נמנע</text:span>'; סבר<text:span text:style-name="T1"> </text:span>לאוקמי<text:span text:style-name="T1"> </text:span>אמורא<text:span text:style-name="T1"> </text:span><text:span text:style-name="T7">(תורגמן</text:span><text:span text:style-name="T9">)</text:span> עליה, אמר<text:span text:style-name="T1"> </text:span>ליה: רב<text:span text:style-name="T1"> </text:span>תניא<text:span text:style-name="T1"> </text:span>'<text:span text:style-name="T41">ובלבד</text:span><text:span text:style-name="T42"> </text:span><text:span text:style-name="T41">שלא</text:span><text:span text:style-name="T42"> </text:span><text:span text:style-name="T41">יעמיד</text:span><text:span text:style-name="T42"> </text:span><text:span text:style-name="T41">תורגמן</text:span>'!</text:p>
      <text:p text:style-name="P9">ואלא<text:span text:style-name="T1"> </text:span>היכי<text:span text:style-name="T1"> </text:span>עביד?</text:p>
      <text:p text:style-name="P9">כי<text:span text:style-name="T1"> </text:span>הא, דתניא: '<text:span text:style-name="T41">מעשה</text:span><text:span text:style-name="T42"> </text:span><text:span text:style-name="T41">ומת</text:span><text:span text:style-name="T42"> </text:span><text:span text:style-name="T41">בנ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יהודה</text:span><text:span text:style-name="T42"> </text:span><text:span text:style-name="T41">בר</text:span><text:span text:style-name="T42"> </text:span><text:span text:style-name="T41">אילעאי, ונכנס</text:span><text:span text:style-name="T42"> </text:span><text:span text:style-name="T41">לבית</text:span><text:span text:style-name="T42"> </text:span><text:span text:style-name="T41">המדרש, ונכנס</text:span><text:span text:style-name="T42"> </text:span><text:span text:style-name="T41">רבי</text:span><text:span text:style-name="T42"> </text:span><text:span text:style-name="T41">חנניה</text:span><text:span text:style-name="T42"> </text:span><text:span text:style-name="T41">בן</text:span><text:span text:style-name="T42"> </text:span><text:span text:style-name="T41">עקביא</text:span><text:span text:style-name="T42"> </text:span><text:span text:style-name="T41">וישב</text:span><text:span text:style-name="T42"> </text:span><text:span text:style-name="T41">בצדו, ולחש</text:span><text:span text:style-name="T42"> </text:span><text:span text:style-name="T41">הוא</text:span><text:span text:style-name="T42"> </text:span><text:span text:style-name="T41">לרבי</text:span><text:span text:style-name="T42"> </text:span><text:span text:style-name="T41">חנניה</text:span><text:span text:style-name="T42"> </text:span><text:span text:style-name="T41">בן</text:span><text:span text:style-name="T42"> </text:span><text:span text:style-name="T41">עקביא, ורבי</text:span><text:span text:style-name="T42"> </text:span><text:span text:style-name="T41">חנניה</text:span><text:span text:style-name="T42"> </text:span><text:span text:style-name="T41">בן</text:span><text:span text:style-name="T42"> </text:span><text:span text:style-name="T41">עקביא</text:span><text:span text:style-name="T42"> </text:span><text:span text:style-name="T41">לתורגמן, ותורגמן</text:span><text:span text:style-name="T42"> </text:span><text:span text:style-name="T41">השמיע</text:span><text:span text:style-name="T42"> </text:span><text:span text:style-name="T41">לרבים.</text:span>'</text:p>
      <text:p text:style-name="P28"/>
      <text:p text:style-name="P9">תנו<text:span text:style-name="T1"> </text:span>רבנן: '<text:span text:style-name="T59">אבל</text:span><text:span text:style-name="T3"> – </text:span><text:span text:style-name="T59">שלשה</text:span><text:span text:style-name="T3"> </text:span><text:span text:style-name="T59">ימים</text:span><text:span text:style-name="T3"> </text:span><text:span text:style-name="T59">הראשונים</text:span><text:span text:style-name="T3"> </text:span><text:span text:style-name="T59">אסור</text:span><text:span text:style-name="T3"> </text:span><text:span text:style-name="T59">להניח</text:span><text:span text:style-name="T3"> </text:span><text:span text:style-name="T59">תפילין, משלישי</text:span><text:span text:style-name="T3"> </text:span><text:span text:style-name="T59">ואילך</text:span><text:span text:style-name="T3"> </text:span><text:span text:style-name="T59">- ושלישי</text:span><text:span text:style-name="T3"> </text:span><text:span text:style-name="T59">בכלל</text:span><text:span text:style-name="T3"> </text:span><text:span text:style-name="T59">- מותר</text:span><text:span text:style-name="T3"> </text:span><text:span text:style-name="T59">להניח</text:span><text:span text:style-name="T3"> </text:span><text:span text:style-name="T59">תפילין</text:span><text:span text:style-name="T3"> </text:span><text:span text:style-name="T7">(דעיקר</text:span><text:span text:style-name="T2"> </text:span><text:span text:style-name="T7">אבילות</text:span><text:span text:style-name="T2"> </text:span><text:span text:style-name="T7">אינו</text:span><text:span text:style-name="T2"> </text:span><text:span text:style-name="T7">אלא</text:span><text:span text:style-name="T2"> </text:span><text:span text:style-name="T7">שני</text:span><text:span text:style-name="T2"> </text:span><text:span text:style-name="T7">ימים</text:span><text:span text:style-name="T9">)</text:span><text:span text:style-name="T59">; ואם</text:span><text:span text:style-name="T3"> </text:span><text:span text:style-name="T59">באו</text:span><text:span text:style-name="T3"> </text:span><text:span text:style-name="T59">פנים</text:span><text:span text:style-name="T3"> </text:span><text:span text:style-name="T59">חדשות</text:span><text:span text:style-name="T3"> </text:span><text:span text:style-name="T7">(ביום</text:span><text:span text:style-name="T2"> </text:span><text:span text:style-name="T7">שלישי</text:span><text:span text:style-name="T9">)</text:span><text:span text:style-name="T59"> - אינו</text:span><text:span text:style-name="T3"> </text:span><text:span text:style-name="T59">חולץ</text:span><text:span text:style-name="T3"> </text:span><text:span text:style-name="T7">(אפילו</text:span><text:span text:style-name="T2"> </text:span><text:span text:style-name="T7">הכי</text:span><text:span text:style-name="T2"> </text:span><text:span text:style-name="T7">אינו</text:span><text:span text:style-name="T2"> </text:span><text:span text:style-name="T7">חולץ</text:span><text:span text:style-name="T2"> </text:span><text:span text:style-name="T7">תפילין, 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איכא</text:span><text:span text:style-name="T2"> </text:span><text:span text:style-name="T7">למיחש</text:span><text:span text:style-name="T2"> </text:span><text:span text:style-name="T7">דלמא</text:span><text:span text:style-name="T2"> </text:span><text:span text:style-name="T7">אמרי</text:span><text:span text:style-name="T2"> </text:span><text:span text:style-name="T7">"[בשני] ימים</text:span><text:span text:style-name="T2"> </text:span><text:span text:style-name="T7">הראשונים</text:span><text:span text:style-name="T2"> </text:span><text:span text:style-name="T7">נמי</text:span><text:span text:style-name="T2"> </text:span><text:span text:style-name="T7">הניח</text:span><text:span text:style-name="T2"> </text:span><text:span text:style-name="T7">תפילין"</text:span><text:span text:style-name="T9">)</text:span><text:span text:style-name="T59">, דברי</text:span><text:span text:style-name="T3"> </text:span><text:span text:style-name="T59">רבי</text:span><text:span text:style-name="T3"> </text:span><text:span text:style-name="T59">אליעזר; רבי</text:span><text:span text:style-name="T3"> </text:span><text:span text:style-name="T59">יהושע</text:span><text:span text:style-name="T3"> </text:span><text:span text:style-name="T59">אומר: אבל</text:span><text:span text:style-name="T3"> </text:span><text:span text:style-name="T59">- שני</text:span><text:span text:style-name="T3"> </text:span><text:span text:style-name="T59">ימים</text:span><text:span text:style-name="T3"> </text:span><text:span text:style-name="T59">הראשונים</text:span><text:span text:style-name="T3"> </text:span><text:span text:style-name="T59">אסור</text:span><text:span text:style-name="T3"> </text:span><text:span text:style-name="T59">להניח</text:span><text:span text:style-name="T3"> </text:span><text:span text:style-name="T59">תפילין; משני</text:span><text:span text:style-name="T3"> </text:span><text:span text:style-name="T59">- ושני</text:span><text:span text:style-name="T3"> </text:span><text:span text:style-name="T59">בכלל</text:span><text:span text:style-name="T3"> </text:span><text:span text:style-name="T59">- מותר</text:span><text:span text:style-name="T3"> </text:span><text:span text:style-name="T59">להניח</text:span><text:span text:style-name="T3"> </text:span><text:span text:style-name="T59">תפילין</text:span><text:span text:style-name="T3"> </text:span><text:span text:style-name="T7">(דעיקר</text:span><text:span text:style-name="T2"> </text:span><text:span text:style-name="T7">אבילות</text:span><text:span text:style-name="T2"> </text:span><text:span text:style-name="T7">אינו</text:span><text:span text:style-name="T2"> </text:span><text:span text:style-name="T7">אלא</text:span><text:span text:style-name="T2"> </text:span><text:span text:style-name="T7">יום</text:span><text:span text:style-name="T2"> </text:span><text:span text:style-name="T7">אחד</text:span><text:span text:style-name="T9">)</text:span><text:span text:style-name="T59">; ואם</text:span><text:span text:style-name="T3"> </text:span><text:span text:style-name="T59">באו</text:span><text:span text:style-name="T3"> </text:span><text:span text:style-name="T59">פנים</text:span><text:span text:style-name="T3"> </text:span><text:span text:style-name="T59">חדשות</text:span><text:span text:style-name="T3"> </text:span><text:span text:style-name="T7">(ביום</text:span><text:span text:style-name="T2"> </text:span><text:span text:style-name="T7">שני</text:span><text:span text:style-name="T9">)</text:span><text:span text:style-name="T59"> – חולץ.</text:span>' </text:p>
      <text:p text:style-name="P9">אמר<text:span text:style-name="T1"> </text:span>רב<text:span text:style-name="T1"> </text:span>מתנה<text:span text:style-name="T1"> </text:span>מאי<text:span text:style-name="T1"> </text:span>טעמא<text:span text:style-name="T1"> </text:span>דרבי<text:span text:style-name="T1"> </text:span>אליעזר<text:span text:style-name="T1"> </text:span><text:span text:style-name="T7">(דסבר</text:span><text:span text:style-name="T2"> </text:span><text:span text:style-name="T7">עיקר</text:span><text:span text:style-name="T2"> </text:span><text:span text:style-name="T7">אבילות</text:span><text:span text:style-name="T2"> </text:span><text:span text:style-name="T7">שני</text:span><text:span text:style-name="T2"> </text:span><text:span text:style-name="T7">ימים</text:span><text:span text:style-name="T9">)</text:span>? - דכתיב<text:span text:style-name="T1"> </text:span><text:span text:style-name="T8">(דברים</text:span><text:span text:style-name="T4"> </text:span><text:span text:style-name="T8">לד,ח)</text:span><text:span text:style-name="T36"> [וַיִּבְכּוּ</text:span><text:span text:style-name="T2"> </text:span><text:span text:style-name="T36">בְנֵי</text:span><text:span text:style-name="T2"> </text:span><text:span text:style-name="T36">יִשְׂרָאֵל</text:span><text:span text:style-name="T2"> </text:span><text:span text:style-name="T36">אֶת</text:span><text:span text:style-name="T2"> </text:span><text:span text:style-name="T36">מֹשֶׁה</text:span><text:span text:style-name="T2"> </text:span><text:span text:style-name="T36">בְּעַרְבֹת</text:span><text:span text:style-name="T2"> </text:span><text:span text:style-name="T36">מוֹאָב</text:span><text:span text:style-name="T2"> </text:span><text:span text:style-name="T36">שְׁלֹשִׁים</text:span><text:span text:style-name="T2"> </text:span><text:span text:style-name="T36">יוֹם]</text:span><text:span text:style-name="T35"> וַיִּתְּמוּ</text:span><text:span text:style-name="T1"> </text:span><text:span text:style-name="T138">יְמֵי</text:span><text:span text:style-name="T1"> </text:span><text:span text:style-name="T35">בְכִי</text:span><text:span text:style-name="T1"> </text:span><text:span text:style-name="T35">אֵבֶל</text:span><text:span text:style-name="T1"> </text:span><text:span text:style-name="T35">מֹשֶׁה</text:span><text:span text:style-name="T1"> </text:span><text:span text:style-name="T7">(</text:span><text:span text:style-name="T36">יְמֵי</text:span><text:span text:style-name="T2"> </text:span><text:span text:style-name="T7">- דמשמע</text:span><text:span text:style-name="T2"> </text:span><text:span text:style-name="T7">שני</text:span><text:span text:style-name="T2"> </text:span><text:span text:style-name="T7">ימים</text:span><text:span text:style-name="T9">)</text:span>;</text:p>
      <text:p text:style-name="P9">אמר<text:span text:style-name="T1"> </text:span>רב<text:span text:style-name="T1"> </text:span>עינא: מאי<text:span text:style-name="T1"> </text:span>טעמא<text:span text:style-name="T1"> </text:span>דרבי<text:span text:style-name="T1"> </text:span>יהושע? - דכתיב<text:span text:style-name="T1"> </text:span><text:span text:style-name="T8">(עמוס</text:span><text:span text:style-name="T4"> </text:span><text:span text:style-name="T8">ח,י)</text:span><text:span text:style-name="T36"> [וְהָפַכְתִּי</text:span><text:span text:style-name="T2"> </text:span><text:span text:style-name="T36">חַגֵּיכֶם</text:span><text:span text:style-name="T2"> </text:span><text:span text:style-name="T36">לְאֵבֶל</text:span><text:span text:style-name="T2"> </text:span><text:span text:style-name="T36">וְכָל</text:span><text:span text:style-name="T2"> </text:span><text:span text:style-name="T36">שִׁירֵיכֶם</text:span><text:span text:style-name="T2"> </text:span><text:span text:style-name="T36">לְקִינָה</text:span><text:span text:style-name="T2"> </text:span><text:span text:style-name="T36">וְהַעֲלֵיתִי</text:span><text:span text:style-name="T2"> </text:span><text:span text:style-name="T36">עַל</text:span><text:span text:style-name="T2"> </text:span><text:span text:style-name="T36">כָּל</text:span><text:span text:style-name="T2"> </text:span><text:span text:style-name="T36">מָתְנַיִם</text:span><text:span text:style-name="T2"> </text:span><text:span text:style-name="T36">שָׂק</text:span><text:span text:style-name="T2"> </text:span><text:span text:style-name="T36">וְעַל</text:span><text:span text:style-name="T2"> </text:span><text:span text:style-name="T36">כָּל</text:span><text:span text:style-name="T2"> </text:span><text:span text:style-name="T36">רֹאשׁ</text:span><text:span text:style-name="T2"> </text:span><text:span text:style-name="T36">קָרְחָה</text:span><text:span text:style-name="T2"> </text:span><text:span text:style-name="T36">וְשַׂמְתִּיהָ</text:span><text:span text:style-name="T2"> </text:span><text:span text:style-name="T36">כְּאֵבֶל</text:span><text:span text:style-name="T2"> </text:span><text:span text:style-name="T36">יָחִיד]</text:span><text:span text:style-name="T35"> וְאַחֲרִיתָהּ</text:span><text:span text:style-name="T1"> </text:span><text:span text:style-name="T138">כְּיוֹם</text:span><text:span text:style-name="T1"> </text:span><text:span text:style-name="T35">מָר</text:span>. </text:p>
      <text:p text:style-name="P9">ורבי<text:span text:style-name="T1"> </text:span>יהושע<text:span text:style-name="T1"> </text:span>נמי, הא<text:span text:style-name="T1"> </text:span>כתיב<text:span text:style-name="T1"> </text:span><text:span text:style-name="T35">וַיִּתְּמוּ</text:span><text:span text:style-name="T1"> </text:span><text:span text:style-name="T138">יְמֵי</text:span>?</text:p>
      <text:p text:style-name="P9">אמר<text:span text:style-name="T1"> </text:span>לך: שאני<text:span text:style-name="T1"> </text:span>משה, דתקיף<text:span text:style-name="T1"> </text:span>אבליה;</text:p>
      <text:p text:style-name="P9">ורבי<text:span text:style-name="T1"> </text:span>אליעזר<text:span text:style-name="T1"> </text:span>נמי, הא<text:span text:style-name="T1"> </text:span>כתיב<text:span text:style-name="T1"> </text:span><text:span text:style-name="T35">וְאַחֲרִיתָהּ</text:span><text:span text:style-name="T1"> </text:span><text:span text:style-name="T138">כְּיוֹם</text:span><text:span text:style-name="T1"> </text:span><text:span text:style-name="T35">מָר</text:span>?</text:p>
      <text:p text:style-name="P9">עיקר<text:span text:style-name="T1"> </text:span>מרירא<text:span text:style-name="T1"> </text:span>חד<text:span text:style-name="T1"> </text:span>יומא<text:span text:style-name="T1"> </text:span>הוא<text:span text:style-name="T1"> </text:span><text:span text:style-name="T7">(אבל</text:span><text:span text:style-name="T2"> </text:span><text:span text:style-name="T7">אבילות</text:span><text:span text:style-name="T2"> </text:span><text:span text:style-name="T7">שני</text:span><text:span text:style-name="T2"> </text:span><text:span text:style-name="T7">ימים</text:span><text:span text:style-name="T9">)</text:span>;</text:p>
      <text:p text:style-name="P9">אמר<text:span text:style-name="T1"> </text:span>עולא: הלכה<text:span text:style-name="T1"> </text:span>כרבי<text:span text:style-name="T1"> </text:span>אליעזר<text:span text:style-name="T1"> </text:span>בחליצה<text:span text:style-name="T1"> </text:span><text:span text:style-name="T7">(שאם</text:span><text:span text:style-name="T2"> </text:span><text:span text:style-name="T7">באו</text:span><text:span text:style-name="T2"> </text:span><text:span text:style-name="T7">פנים</text:span><text:span text:style-name="T2"> </text:span><text:span text:style-name="T7">חדשות</text:span><text:span text:style-name="T2"> </text:span><text:span text:style-name="T7">בשלישי</text:span><text:span text:style-name="T2"> </text:span><text:span text:style-name="T7">- אינו</text:span><text:span text:style-name="T2"> </text:span><text:span text:style-name="T7">חולץ</text:span><text:span text:style-name="T9">)</text:span>, והלכה<text:span text:style-name="T1"> </text:span>כרבי<text:span text:style-name="T1"> </text:span>יהושע<text:span text:style-name="T1"> </text:span>בהנחה<text:span text:style-name="T1"> </text:span><text:span text:style-name="T7">(דבשני</text:span><text:span text:style-name="T2"> </text:span><text:span text:style-name="T7">מותר</text:span><text:span text:style-name="T2"> </text:span><text:span text:style-name="T7">להניח</text:span><text:span text:style-name="T2"> </text:span><text:span text:style-name="T7">תפילין</text:span><text:span text:style-name="T9">)</text:span>.</text:p>
      <text:p text:style-name="P9">איבעיא<text:span text:style-name="T1"> </text:span>להו: <text:span text:style-name="T7">(בשלישי</text:span><text:span text:style-name="T2"> </text:span><text:span text:style-name="T7">קאמר</text:span><text:span text:style-name="T2"> </text:span><text:span text:style-name="T7">הלכה</text:span><text:span text:style-name="T2"> </text:span><text:span text:style-name="T7">כרבי</text:span><text:span text:style-name="T2"> </text:span><text:span text:style-name="T7">אליעזר</text:span><text:span text:style-name="T2"> </text:span><text:span text:style-name="T7">דאמר</text:span><text:span text:style-name="T2"> </text:span><text:span text:style-name="T7">אינו</text:span><text:span text:style-name="T2"> </text:span><text:span text:style-name="T7">חולץ, אבל</text:span><text:span text:style-name="T9">)</text:span> בשני<text:span text:style-name="T1"> </text:span>לעולא<text:span text:style-name="T1"> </text:span>חולץ<text:span text:style-name="T1"> </text:span>או<text:span text:style-name="T1"> </text:span>אינו<text:span text:style-name="T1"> </text:span>חולץ?</text:p>
      <text:p text:style-name="P9">תא<text:span text:style-name="T1"> </text:span>שמע: אמר<text:span text:style-name="T1"> </text:span>עולא: חולץ<text:span text:style-name="T1"> </text:span>ומניח<text:span text:style-name="T1"> </text:span><text:span text:style-name="T7">(בשני</text:span><text:span text:style-name="T9">)</text:span> אפילו<text:span text:style-name="T1"> </text:span>מאה<text:span text:style-name="T1"> </text:span>פעמים<text:span text:style-name="T1"> </text:span><text:span text:style-name="T7">(וכי</text:span><text:span text:style-name="T2"> </text:span><text:span text:style-name="T7">באו</text:span><text:span text:style-name="T2"> </text:span><text:span text:style-name="T7">פנים</text:span><text:span text:style-name="T2"> </text:span><text:span text:style-name="T7">חדשות</text:span><text:span text:style-name="T2"> </text:span><text:span text:style-name="T7">- חולץ, וכי</text:span><text:span text:style-name="T2"> </text:span><text:span text:style-name="T7">ליכא</text:span><text:span text:style-name="T2"> </text:span><text:span text:style-name="T7">פנים</text:span><text:span text:style-name="T2"> </text:span><text:span text:style-name="T7">חדשות</text:span><text:span text:style-name="T2"> </text:span><text:span text:style-name="T7">- מניח</text:span><text:span text:style-name="T9">)</text:span>.</text:p>
      <text:p text:style-name="P9">תניא<text:span text:style-name="T1"> </text:span>נמי<text:span text:style-name="T1"> </text:span>הכי: '<text:span text:style-name="T41">יהודה</text:span><text:span text:style-name="T42"> </text:span><text:span text:style-name="T41">בן</text:span><text:span text:style-name="T42"> </text:span><text:span text:style-name="T41">תימא</text:span><text:span text:style-name="T42"> </text:span><text:span text:style-name="T41">אומר: חולץ</text:span><text:span text:style-name="T42"> </text:span><text:span text:style-name="T41">ומניח</text:span><text:span text:style-name="T42"> </text:span><text:span text:style-name="T41">אפילו</text:span><text:span text:style-name="T42"> </text:span><text:span text:style-name="T41">מאה</text:span><text:span text:style-name="T42"> </text:span><text:span text:style-name="T41">פעמים.</text:span>'</text:p>
      <text:p text:style-name="P9">רבא<text:span text:style-name="T1"> </text:span>אמר: כיון<text:span text:style-name="T1"> </text:span>שהניח<text:span text:style-name="T1"> </text:span><text:span text:style-name="T7">(בשני</text:span><text:span text:style-name="T9">)</text:span> - שוב<text:span text:style-name="T1"> </text:span>אינו<text:span text:style-name="T1"> </text:span>חולץ<text:span text:style-name="T1"> </text:span><text:span text:style-name="T7">(לפנים</text:span><text:span text:style-name="T2"> </text:span><text:span text:style-name="T7">חדשות</text:span><text:span text:style-name="T9">)</text:span>.</text:p>
      <text:p text:style-name="P9">והא<text:span text:style-name="T1"> </text:span>רבא<text:span text:style-name="T1"> </text:span>- הוא<text:span text:style-name="T1"> </text:span>דאמר<text:span text:style-name="T1"> </text:span><text:span text:style-name="T7">(לעיל</text:span><text:span text:style-name="T2"> </text:span><text:span text:style-name="T8">[מועד</text:span><text:span text:style-name="T4"> </text:span><text:span text:style-name="T8">קטן</text:span><text:span text:style-name="T4"> </text:span><text:span text:style-name="T8">כ,א]</text:span><text:span text:style-name="T7"> בכפיית</text:span><text:span text:style-name="T2"> </text:span><text:span text:style-name="T7">המטה</text:span><text:span text:style-name="T9">)</text:span>: הלכה<text:span text:style-name="T1"> </text:span>כתנא<text:span text:style-name="T1"> </text:span>דידן, דאמר<text:span text:style-name="T1"> </text:span>שלשה<text:span text:style-name="T1"> </text:span><text:span text:style-name="T7">(שלשה</text:span><text:span text:style-name="T2"> </text:span><text:span text:style-name="T7">ימים</text:span><text:span text:style-name="T2"> </text:span><text:span text:style-name="T7">עיקר</text:span><text:span text:style-name="T2"> </text:span><text:span text:style-name="T7">אבילות, הכי</text:span><text:span text:style-name="T2"> </text:span><text:span text:style-name="T7">נמי</text:span><text:span text:style-name="T2"> </text:span><text:span text:style-name="T7">- נבעי</text:span><text:span text:style-name="T2"> </text:span><text:span text:style-name="T7">שלשה</text:span><text:span text:style-name="T2"> </text:span><text:span text:style-name="T7">ימים</text:span><text:span text:style-name="T2"> </text:span><text:span text:style-name="T7">[שלא] להניח</text:span><text:span text:style-name="T2"> </text:span><text:span text:style-name="T7">תפילין</text:span><text:span text:style-name="T9">)</text:span>?</text:p>
      <text:p text:style-name="P9"/>
      <text:p text:style-name="P9">(מועד<text:span text:style-name="T1"> </text:span>קטן<text:span text:style-name="T1"> </text:span>כא,ב)</text:p>
      <text:p text:style-name="P9">מצוה<text:span text:style-name="T1"> </text:span>שאני<text:span text:style-name="T1"> </text:span><text:span text:style-name="T7">(כלומר: הואיל</text:span><text:span text:style-name="T2"> </text:span><text:span text:style-name="T7">ומצוה</text:span><text:span text:style-name="T2"> </text:span><text:span text:style-name="T7">להניח</text:span><text:span text:style-name="T2"> </text:span><text:span text:style-name="T7">תפילין</text:span><text:span text:style-name="T2"> </text:span><text:span text:style-name="T7">- מצי</text:span><text:span text:style-name="T2"> </text:span><text:span text:style-name="T7">להניח</text:span><text:span text:style-name="T2"> </text:span><text:span text:style-name="T7">לאלתר</text:span><text:span text:style-name="T2"> </text:span><text:span text:style-name="T7">בשני</text:span><text:span text:style-name="T9">)</text:span>. </text:p>
      <text:p text:style-name="P9"/>
      <text:p text:style-name="P9">תנו<text:span text:style-name="T1"> </text:span>רבנן: '<text:span text:style-name="T41">אָבֵל, שלשה</text:span><text:span text:style-name="T42"> </text:span><text:span text:style-name="T41">ימים</text:span><text:span text:style-name="T42"> </text:span><text:span text:style-name="T41">הראשונים</text:span><text:span text:style-name="T42"> </text:span><text:span text:style-name="T41">אסור</text:span><text:span text:style-name="T42"> </text:span><text:span text:style-name="T41">במלאכה, ואפילו</text:span><text:span text:style-name="T42"> </text:span><text:span text:style-name="T41">עני</text:span><text:span text:style-name="T42"> </text:span><text:span text:style-name="T41">המתפרנס</text:span><text:span text:style-name="T42"> </text:span><text:span text:style-name="T41">מן</text:span><text:span text:style-name="T42"> </text:span><text:span text:style-name="T41">הצדקה; מכאן</text:span><text:span text:style-name="T42"> </text:span><text:span text:style-name="T41">ואילך</text:span><text:span text:style-name="T42"> </text:span><text:span text:style-name="T41">עושה</text:span><text:span text:style-name="T42"> </text:span><text:span text:style-name="T41">בצינעא</text:span><text:span text:style-name="T42"> </text:span><text:span text:style-name="T41">בתוך</text:span><text:span text:style-name="T42"> </text:span><text:span text:style-name="T41">ביתו. והאשה</text:span><text:span text:style-name="T42"> </text:span><text:span text:style-name="T7">(אבילה</text:span><text:span text:style-name="T9">)</text:span><text:span text:style-name="T41"> טווה</text:span><text:span text:style-name="T42"> </text:span><text:span text:style-name="T41">בפלך</text:span><text:span text:style-name="T42"> </text:span><text:span text:style-name="T41">בתוך</text:span><text:span text:style-name="T42"> </text:span><text:span text:style-name="T41">ביתה.</text:span>' </text:p>
      <text:p text:style-name="P45"/>
      <text:p text:style-name="P9"><text:soft-page-break/>תנו<text:span text:style-name="T1"> </text:span>רבנן: '<text:span text:style-name="T41">אָבֵל, שלשה</text:span><text:span text:style-name="T42"> </text:span><text:span text:style-name="T41">ימים</text:span><text:span text:style-name="T42"> </text:span><text:span text:style-name="T41">הראשונים</text:span><text:span text:style-name="T42"> </text:span><text:span text:style-name="T41">אינו</text:span><text:span text:style-name="T42"> </text:span><text:span text:style-name="T41">הולך</text:span><text:span text:style-name="T42"> </text:span><text:span text:style-name="T41">לבית</text:span><text:span text:style-name="T42"> </text:span><text:span text:style-name="T41">האבל, מכאן</text:span><text:span text:style-name="T42"> </text:span><text:span text:style-name="T41">ואילך</text:span><text:span text:style-name="T42"> </text:span><text:span text:style-name="T41">הולך</text:span><text:span text:style-name="T42"> </text:span><text:span text:style-name="T41">ואינו</text:span><text:span text:style-name="T42"> </text:span><text:span text:style-name="T41">יושב</text:span><text:span text:style-name="T42"> </text:span><text:span text:style-name="T41">במקום</text:span><text:span text:style-name="T42"> </text:span><text:span text:style-name="T41">המנחמין</text:span><text:span text:style-name="T42"> </text:span><text:span text:style-name="T41">אלא</text:span><text:span text:style-name="T42"> </text:span><text:span text:style-name="T41">במקום</text:span><text:span text:style-name="T42"> </text:span><text:span text:style-name="T41">המתנחמין</text:span><text:span text:style-name="T42"> </text:span><text:span text:style-name="T7">(סמוך</text:span><text:span text:style-name="T2"> </text:span><text:span text:style-name="T7">לאבלים</text:span><text:span text:style-name="T9">)</text:span>'.</text:p>
      <text:p text:style-name="P45"/>
      <text:p text:style-name="P9">תנו<text:span text:style-name="T1"> </text:span>רבנן: '<text:span text:style-name="T41">אָבֵל, שלשה</text:span><text:span text:style-name="T42"> </text:span><text:span text:style-name="T41">ימים</text:span><text:span text:style-name="T42"> </text:span><text:span text:style-name="T41">הראשונים</text:span><text:span text:style-name="T42"> </text:span><text:span text:style-name="T41">אסור</text:span><text:span text:style-name="T42"> </text:span><text:span text:style-name="T41">בשאילת</text:span><text:span text:style-name="T42"> </text:span><text:span text:style-name="T41">שלום; משלשה</text:span><text:span text:style-name="T42"> </text:span><text:span text:style-name="T41">ועד</text:span><text:span text:style-name="T42"> </text:span><text:span text:style-name="T41">שבעה</text:span><text:span text:style-name="T42"> </text:span><text:span text:style-name="T41">משיב</text:span><text:span text:style-name="T42"> </text:span><text:span text:style-name="T41">ואינו</text:span><text:span text:style-name="T42"> </text:span><text:span text:style-name="T41">שואל, מכאן</text:span><text:span text:style-name="T42"> </text:span><text:span text:style-name="T41">ואילך</text:span><text:span text:style-name="T42"> </text:span><text:span text:style-name="T41">שואל</text:span><text:span text:style-name="T42"> </text:span><text:span text:style-name="T41">ומשיב</text:span><text:span text:style-name="T42"> </text:span><text:span text:style-name="T41">כדרכו</text:span>'.</text:p>
      <text:p text:style-name="P9">'<text:span text:style-name="T41">שלשה</text:span><text:span text:style-name="T42"> </text:span><text:span text:style-name="T41">ימים</text:span><text:span text:style-name="T42"> </text:span><text:span text:style-name="T41">הראשונים</text:span><text:span text:style-name="T42"> </text:span><text:span text:style-name="T41">אסור</text:span><text:span text:style-name="T42"> </text:span><text:span text:style-name="T41">בשאילת</text:span><text:span text:style-name="T42"> </text:span><text:span text:style-name="T41">שלום</text:span>'? והתניא: '<text:span text:style-name="T41">מעשה</text:span><text:span text:style-name="T42"> </text:span><text:span text:style-name="T41">ומתו</text:span><text:span text:style-name="T42"> </text:span><text:span text:style-name="T41">בני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עקיבא, נכנסו</text:span><text:span text:style-name="T42"> </text:span><text:span text:style-name="T41">כל</text:span><text:span text:style-name="T42"> </text:span><text:span text:style-name="T41">ישראל</text:span><text:span text:style-name="T42"> </text:span><text:span text:style-name="T41">והספידום</text:span><text:span text:style-name="T42"> </text:span><text:span text:style-name="T41">הספד</text:span><text:span text:style-name="T42"> </text:span><text:span text:style-name="T41">גדול; בשעת</text:span><text:span text:style-name="T42"> </text:span><text:span text:style-name="T41">פטירתן</text:span><text:span text:style-name="T42"> </text:span><text:span text:style-name="T41">עמד</text:span><text:span text:style-name="T42"> </text:span><text:span text:style-name="T41">רבי</text:span><text:span text:style-name="T42"> </text:span><text:span text:style-name="T41">עקיבא</text:span><text:span text:style-name="T42"> </text:span><text:span text:style-name="T41">על</text:span><text:span text:style-name="T42"> </text:span><text:span text:style-name="T41">ספסל</text:span><text:span text:style-name="T42"> </text:span><text:span text:style-name="T41">גדול</text:span><text:span text:style-name="T42"> </text:span><text:span text:style-name="T41">ואמר: אחינו</text:span><text:span text:style-name="T42"> </text:span><text:span text:style-name="T41">בית</text:span><text:span text:style-name="T42"> </text:span><text:span text:style-name="T41">ישראל, שמעו! אפילו</text:span><text:span text:style-name="T42"> </text:span><text:span text:style-name="T41">שני</text:span><text:span text:style-name="T42"> </text:span><text:span text:style-name="T41">בנים</text:span><text:span text:style-name="T42"> </text:span><text:span text:style-name="T41">חתנים</text:span><text:span text:style-name="T42"> </text:span><text:span text:style-name="T7">(קברתי</text:span><text:span text:style-name="T9">)</text:span><text:span text:style-name="T41">, מנוחם</text:span><text:span text:style-name="T42"> </text:span><text:span text:style-name="T41">הוא</text:span><text:span text:style-name="T42"> </text:span><text:span text:style-name="T7">(מנוחם</text:span><text:span text:style-name="T2"> </text:span><text:span text:style-name="T7">אני</text:span><text:span text:style-name="T9">)</text:span><text:span text:style-name="T41"> בשביל</text:span><text:span text:style-name="T42"> </text:span><text:span text:style-name="T41">כבוד</text:span><text:span text:style-name="T42"> </text:span><text:span text:style-name="T41">שעשיתם</text:span><text:span text:style-name="T42"> </text:span><text:span text:style-name="T7">(לי</text:span><text:span text:style-name="T9">)</text:span><text:span text:style-name="T41">, ואם</text:span><text:span text:style-name="T42"> </text:span><text:span text:style-name="T41">בשביל</text:span><text:span text:style-name="T42"> </text:span><text:span text:style-name="T41">עקיבא</text:span><text:span text:style-name="T42"> </text:span><text:span text:style-name="T41">באתם</text:span><text:span text:style-name="T42"> </text:span><text:span text:style-name="T41">- הרי</text:span><text:span text:style-name="T42"> </text:span><text:span text:style-name="T41">כמה</text:span><text:span text:style-name="T42"> </text:span><text:span text:style-name="T41">עקיבא</text:span><text:span text:style-name="T42"> </text:span><text:span text:style-name="T41">בשוק</text:span><text:span text:style-name="T42"> </text:span><text:span text:style-name="T7">(שלא</text:span><text:span text:style-name="T2"> </text:span><text:span text:style-name="T7">הלכתם</text:span><text:span text:style-name="T2"> </text:span><text:span text:style-name="T7">לנחמן</text:span><text:span text:style-name="T9">)</text:span><text:span text:style-name="T41">; אלא</text:span><text:span text:style-name="T42"> </text:span><text:span text:style-name="T41">כך</text:span><text:span text:style-name="T42"> </text:span><text:span text:style-name="T41">אמרתם: </text:span><text:span text:style-name="T8">(תהלים</text:span><text:span text:style-name="T4"> </text:span><text:span text:style-name="T8">לז,לא)</text:span><text:span text:style-name="T45"> תּוֹרַת</text:span><text:span text:style-name="T42"> </text:span><text:span text:style-name="T45">אֱלֹהָיו</text:span><text:span text:style-name="T42"> </text:span><text:span text:style-name="T45">בְּלִבּוֹ</text:span><text:span text:style-name="T42"> </text:span><text:span text:style-name="T36">[לֹא</text:span><text:span text:style-name="T2"> </text:span><text:span text:style-name="T36">תִמְעַד</text:span><text:span text:style-name="T2"> </text:span><text:span text:style-name="T36">אֲשֻׁרָיו]</text:span><text:span text:style-name="T41">, וכל</text:span><text:span text:style-name="T42"> </text:span><text:span text:style-name="T41">שכן</text:span><text:span text:style-name="T42"> </text:span><text:span text:style-name="T41">ששכרכם</text:span><text:span text:style-name="T42"> </text:span><text:span text:style-name="T41">כפול</text:span><text:span text:style-name="T42"> </text:span><text:span text:style-name="T7">(שלכבוד</text:span><text:span text:style-name="T2"> </text:span><text:span text:style-name="T7">התורה</text:span><text:span text:style-name="T2"> </text:span><text:span text:style-name="T7">באתם</text:span><text:span text:style-name="T9">)</text:span><text:span text:style-name="T41">; לכו</text:span><text:span text:style-name="T42"> </text:span><text:span text:style-name="T41">לבתיכם</text:span><text:span text:style-name="T42"> </text:span><text:span text:style-name="T41">לשלום</text:span><text:span text:style-name="T42"> </text:span><text:span text:style-name="T7">(הרי</text:span><text:span text:style-name="T2"> </text:span><text:span text:style-name="T7">שאל</text:span><text:span text:style-name="T2"> </text:span><text:span text:style-name="T7">בשלומן!</text:span><text:span text:style-name="T9">)</text:span>!'</text:p>
      <text:p text:style-name="P9">כבוד<text:span text:style-name="T1"> </text:span>רבים<text:span text:style-name="T1"> </text:span>שאני.</text:p>
      <text:p text:style-name="P9">'<text:span text:style-name="T41">משלשה</text:span><text:span text:style-name="T42"> </text:span><text:span text:style-name="T41">ועד</text:span><text:span text:style-name="T42"> </text:span><text:span text:style-name="T41">שבעה</text:span><text:span text:style-name="T42"> </text:span><text:span text:style-name="T41">משיב</text:span><text:span text:style-name="T42"> </text:span><text:span text:style-name="T41">ואינו</text:span><text:span text:style-name="T42"> </text:span><text:span text:style-name="T41">שואל, מכאן</text:span><text:span text:style-name="T42"> </text:span><text:span text:style-name="T41">ואילך</text:span><text:span text:style-name="T42"> </text:span><text:span text:style-name="T41">שואל</text:span><text:span text:style-name="T42"> </text:span><text:span text:style-name="T41">ומשיב</text:span><text:span text:style-name="T42"> </text:span><text:span text:style-name="T41">כדרכו</text:span>'? ורמינהו<text:span text:style-name="T1"> </text:span><text:span text:style-name="T7">(דבתוך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אינו</text:span><text:span text:style-name="T2"> </text:span><text:span text:style-name="T7">שואל</text:span><text:span text:style-name="T9">)</text:span>: '<text:span text:style-name="T59">המוצא</text:span><text:span text:style-name="T3"> </text:span><text:span text:style-name="T59">את</text:span><text:span text:style-name="T3"> </text:span><text:span text:style-name="T59">חבירו</text:span><text:span text:style-name="T3"> </text:span><text:span text:style-name="T59">אבל</text:span><text:span text:style-name="T3"> </text:span><text:span text:style-name="T59">בתוך</text:span><text:span text:style-name="T3"> </text:span><text:span text:style-name="T59">שלשים</text:span><text:span text:style-name="T3"> </text:span><text:span text:style-name="T59">יום</text:span><text:span text:style-name="T3"> </text:span><text:span text:style-name="T59">- מדבר</text:span><text:span text:style-name="T3"> </text:span><text:span text:style-name="T59">עמו</text:span><text:span text:style-name="T3"> </text:span><text:span text:style-name="T59">תנחומין, ואינו</text:span><text:span text:style-name="T3"> </text:span><text:span text:style-name="T59">שואל</text:span><text:span text:style-name="T3"> </text:span><text:span text:style-name="T59">בשלומו; לאחר</text:span><text:span text:style-name="T3"> </text:span><text:span text:style-name="T59">שלשים</text:span><text:span text:style-name="T3"> </text:span><text:span text:style-name="T59">יום</text:span><text:span text:style-name="T3"> </text:span><text:span text:style-name="T59">שואל</text:span><text:span text:style-name="T3"> </text:span><text:span text:style-name="T59">בשלומו, ואינו</text:span><text:span text:style-name="T3"> </text:span><text:span text:style-name="T59">מדבר</text:span><text:span text:style-name="T3"> </text:span><text:span text:style-name="T59">עמו</text:span><text:span text:style-name="T3"> </text:span><text:span text:style-name="T59">תנחומין;</text:span></text:p>
      <text:p text:style-name="P9"><text:span text:style-name="T59">מתה</text:span><text:span text:style-name="T3"> </text:span><text:span text:style-name="T59">אשתו</text:span><text:span text:style-name="T3"> </text:span><text:span text:style-name="T59">ונשא</text:span><text:span text:style-name="T3"> </text:span><text:span text:style-name="T59">אשה</text:span><text:span text:style-name="T3"> </text:span><text:span text:style-name="T59">אחרת</text:span><text:span text:style-name="T3"> </text:span><text:span text:style-name="T7">(בתוך</text:span><text:span text:style-name="T2"> </text:span><text:span text:style-name="T7">שלשים</text:span><text:span text:style-name="T2"> </text:span><text:span text:style-name="T7">יום, כגון</text:span><text:span text:style-name="T2"> </text:span><text:span text:style-name="T7">שאין</text:span><text:span text:style-name="T2"> </text:span><text:span text:style-name="T7">לו</text:span><text:span text:style-name="T2"> </text:span><text:span text:style-name="T7">בנים, כדלקמן</text:span><text:span text:style-name="T9">)</text:span><text:span text:style-name="T59"> - אינו</text:span><text:span text:style-name="T3"> </text:span><text:span text:style-name="T59">רשאי</text:span><text:span text:style-name="T3"> </text:span><text:span text:style-name="T59">ליכנס</text:span><text:span text:style-name="T3"> </text:span><text:span text:style-name="T59">לביתו</text:span><text:span text:style-name="T3"> </text:span><text:span text:style-name="T59">לדבר</text:span><text:span text:style-name="T3"> </text:span><text:span text:style-name="T59">עמו</text:span><text:span text:style-name="T3"> </text:span><text:span text:style-name="T59">תנחומין</text:span><text:span text:style-name="T3"> </text:span><text:span text:style-name="T7">(לנחמו, משום</text:span><text:span text:style-name="T2"> </text:span><text:span text:style-name="T7">חלישת</text:span><text:span text:style-name="T2"> </text:span><text:span text:style-name="T7">דעת</text:span><text:span text:style-name="T2"> </text:span><text:span text:style-name="T7">דאשה</text:span><text:span text:style-name="T2"> </text:span><text:span text:style-name="T7">אחרונה</text:span><text:span text:style-name="T9">)</text:span>; <text:span text:style-name="T41">מצאו</text:span><text:span text:style-name="T42"> </text:span><text:span text:style-name="T41">בשוק</text:span><text:span text:style-name="T42"> </text:span><text:span text:style-name="T41">- אומר</text:span><text:span text:style-name="T42"> </text:span><text:span text:style-name="T41">לו</text:span><text:span text:style-name="T42"> </text:span><text:span text:style-name="T41">בשפה</text:span><text:span text:style-name="T42"> </text:span><text:span text:style-name="T41">רפה</text:span><text:span text:style-name="T42"> </text:span><text:span text:style-name="T41">ובכובד</text:span><text:span text:style-name="T42"> </text:span><text:span text:style-name="T41">ראש</text:span>' <text:span text:style-name="T7">(קתני</text:span><text:span text:style-name="T2"> </text:span><text:span text:style-name="T7">מיהת: '</text:span><text:span text:style-name="T47">בתוך</text:span><text:span text:style-name="T43"> </text:span><text:span text:style-name="T47">שלשים</text:span><text:span text:style-name="T43"> </text:span><text:span text:style-name="T47">יום... אינו</text:span><text:span text:style-name="T43"> </text:span><text:span text:style-name="T47">שואל</text:span><text:span text:style-name="T43"> </text:span><text:span text:style-name="T47">בשלומו</text:span><text:span text:style-name="T7">', כל</text:span><text:span text:style-name="T2"> </text:span><text:span text:style-name="T7">שכן</text:span><text:span text:style-name="T2"> </text:span><text:span text:style-name="T7">שהאבל</text:span><text:span text:style-name="T2"> </text:span><text:span text:style-name="T7">עצמו</text:span><text:span text:style-name="T2"> </text:span><text:span text:style-name="T7">אינו</text:span><text:span text:style-name="T2"> </text:span><text:span text:style-name="T7">שואל</text:span><text:span text:style-name="T2"> </text:span><text:span text:style-name="T7">בשלומו</text:span><text:span text:style-name="T2"> </text:span><text:span text:style-name="T7">של</text:span><text:span text:style-name="T2"> </text:span><text:span text:style-name="T7">זה, ולעיל</text:span><text:span text:style-name="T2"> </text:span><text:span text:style-name="T7">קתני: משבעה</text:span><text:span text:style-name="T2"> </text:span><text:span text:style-name="T7">ואילך</text:span><text:span text:style-name="T2"> </text:span><text:span text:style-name="T7">משיב</text:span><text:span text:style-name="T2"> </text:span><text:span text:style-name="T7">ושואל</text:span><text:span text:style-name="T2"> </text:span><text:span text:style-name="T7">כדרכו</text:span><text:span text:style-name="T9">)</text:span>!?</text:p>
      <text:p text:style-name="P9">אמר<text:span text:style-name="T1"> </text:span>רב<text:span text:style-name="T1"> </text:span>אידי<text:span text:style-name="T1"> </text:span>בר<text:span text:style-name="T1"> </text:span>אבין: הוא<text:span text:style-name="T1"> </text:span>שואל<text:span text:style-name="T1"> </text:span>בשלום<text:span text:style-name="T1"> </text:span>אחרים, שאחרים<text:span text:style-name="T1"> </text:span>שרויין<text:span text:style-name="T1"> </text:span>בשלום; אחרים<text:span text:style-name="T1"> </text:span>אין<text:span text:style-name="T1"> </text:span>שואלין<text:span text:style-name="T1"> </text:span>בשלומו, שהוא<text:span text:style-name="T1"> </text:span>אינו<text:span text:style-name="T1"> </text:span>שרוי<text:span text:style-name="T1"> </text:span>בשלום<text:span text:style-name="T1"> </text:span><text:span text:style-name="T7">(כלומר: תריץ</text:span><text:span text:style-name="T2"> </text:span><text:span text:style-name="T7">הא</text:span><text:span text:style-name="T2"> </text:span><text:span text:style-name="T7">דתני</text:span><text:span text:style-name="T2"> </text:span><text:span text:style-name="T7">'</text:span><text:span text:style-name="T47">מכאן</text:span><text:span text:style-name="T43"> </text:span><text:span text:style-name="T47">ואילך</text:span><text:span text:style-name="T43"> </text:span><text:span text:style-name="T47">שואל</text:span><text:span text:style-name="T43"> </text:span><text:span text:style-name="T47">כדרכו</text:span><text:span text:style-name="T7">' - בתוך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דהוא</text:span><text:span text:style-name="T2"> </text:span><text:span text:style-name="T7">שואל</text:span><text:span text:style-name="T2"> </text:span><text:span text:style-name="T7">בשלום</text:span><text:span text:style-name="T2"> </text:span><text:span text:style-name="T7">אחרים, שהן</text:span><text:span text:style-name="T2"> </text:span><text:span text:style-name="T7">שרויין</text:span><text:span text:style-name="T2"> </text:span><text:span text:style-name="T7">בשלום; והא</text:span><text:span text:style-name="T2"> </text:span><text:span text:style-name="T7">דקתני</text:span><text:span text:style-name="T2"> </text:span><text:span text:style-name="T7">בתוך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אינו</text:span><text:span text:style-name="T2"> </text:span><text:span text:style-name="T7">שואל</text:span><text:span text:style-name="T2"> </text:span><text:span text:style-name="T7">בשלומו</text:span><text:span text:style-name="T2"> </text:span><text:span text:style-name="T7">- אין</text:span><text:span text:style-name="T2"> </text:span><text:span text:style-name="T7">אחרים</text:span><text:span text:style-name="T2"> </text:span><text:span text:style-name="T7">שואלין</text:span><text:span text:style-name="T2"> </text:span><text:span text:style-name="T7">בשלומו</text:span><text:span text:style-name="T9">)</text:span>.</text:p>
      <text:p text:style-name="P9">והא<text:span text:style-name="T1"> </text:span>מדקתני<text:span text:style-name="T1"> </text:span>'<text:span text:style-name="T41">משיב</text:span>', מכלל<text:span text:style-name="T1"> </text:span>דשיילינן<text:span text:style-name="T1"> </text:span>ליה<text:span text:style-name="T1"> </text:span><text:span text:style-name="T7">(בתוך</text:span><text:span text:style-name="T2"> </text:span><text:span text:style-name="T7">שלשים</text:span><text:span text:style-name="T2"> </text:span><text:span text:style-name="T7">יום, וקשיא</text:span><text:span text:style-name="T2"> </text:span><text:span text:style-name="T7">למאן</text:span><text:span text:style-name="T2"> </text:span><text:span text:style-name="T7">דתני</text:span><text:span text:style-name="T2"> </text:span><text:span text:style-name="T7">בתוך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אינו</text:span><text:span text:style-name="T2"> </text:span><text:span text:style-name="T7">שואל</text:span><text:span text:style-name="T9">)</text:span>!? </text:p>
      <text:p text:style-name="P9">דלא<text:span text:style-name="T1"> </text:span>ידעי<text:span text:style-name="T1"> </text:span><text:span text:style-name="T7">(כלומר: הא</text:span><text:span text:style-name="T2"> </text:span><text:span text:style-name="T7">דתני</text:span><text:span text:style-name="T2"> </text:span><text:span text:style-name="T7">דמשיב</text:span><text:span text:style-name="T2"> </text:span><text:span text:style-name="T7">- להני</text:span><text:span text:style-name="T2"> </text:span><text:span text:style-name="T7">דשאלי</text:span><text:span text:style-name="T2"> </text:span><text:span text:style-name="T7">ליה</text:span><text:span text:style-name="T2"> </text:span><text:span text:style-name="T7">ולא</text:span><text:span text:style-name="T2"> </text:span><text:span text:style-name="T7">ידעי</text:span><text:span text:style-name="T2"> </text:span><text:span text:style-name="T7">דאבל</text:span><text:span text:style-name="T2"> </text:span><text:span text:style-name="T7">הוא, אבל</text:span><text:span text:style-name="T2"> </text:span><text:span text:style-name="T7">מאן</text:span><text:span text:style-name="T2"> </text:span><text:span text:style-name="T7">דידע</text:span><text:span text:style-name="T2"> </text:span><text:span text:style-name="T7">דאבל</text:span><text:span text:style-name="T2"> </text:span><text:span text:style-name="T7">הוא</text:span><text:span text:style-name="T2"> </text:span><text:span text:style-name="T7">- לא</text:span><text:span text:style-name="T2"> </text:span><text:span text:style-name="T7">שאיל</text:span><text:span text:style-name="T2"> </text:span><text:span text:style-name="T7">ליה</text:span><text:span text:style-name="T2"> </text:span><text:span text:style-name="T7">בתוך</text:span><text:span text:style-name="T2"> </text:span><text:span text:style-name="T7">שלשים</text:span><text:span text:style-name="T2"> </text:span><text:span text:style-name="T7">יום</text:span><text:span text:style-name="T9">)</text:span>;</text:p>
      <text:p text:style-name="P9">אי<text:span text:style-name="T1"> </text:span>הכי<text:span text:style-name="T1"> </text:span><text:span text:style-name="T7">(דאוקמת</text:span><text:span text:style-name="T2"> </text:span><text:span text:style-name="T7">לה</text:span><text:span text:style-name="T2"> </text:span><text:span text:style-name="T7">בלא</text:span><text:span text:style-name="T2"> </text:span><text:span text:style-name="T7">ידעי</text:span><text:span text:style-name="T9">)</text:span>, התם<text:span text:style-name="T1"> </text:span><text:span text:style-name="T7">(אפילו</text:span><text:span text:style-name="T2"> </text:span><text:span text:style-name="T7">שלשה</text:span><text:span text:style-name="T2"> </text:span><text:span text:style-name="T7">ימים</text:span><text:span text:style-name="T9">)</text:span> נמי<text:span text:style-name="T1"> </text:span><text:span text:style-name="T7">(למאן</text:span><text:span text:style-name="T2"> </text:span><text:span text:style-name="T7">דלא</text:span><text:span text:style-name="T2"> </text:span><text:span text:style-name="T7">ידע</text:span><text:span text:style-name="T2"> </text:span><text:span text:style-name="T7">ושאיל</text:span><text:span text:style-name="T2"> </text:span><text:span text:style-name="T7">ליה</text:span><text:span text:style-name="T9">)</text:span>?</text:p>
      <text:p text:style-name="P9">התם<text:span text:style-name="T1"> </text:span><text:span text:style-name="T7">(הא</text:span><text:span text:style-name="T2"> </text:span><text:span text:style-name="T7">דקתני</text:span><text:span text:style-name="T2"> </text:span><text:span text:style-name="T7">כל</text:span><text:span text:style-name="T2"> </text:span><text:span text:style-name="T7">שלשה</text:span><text:span text:style-name="T2"> </text:span><text:span text:style-name="T7">ימים</text:span><text:span text:style-name="T2"> </text:span><text:span text:style-name="T7">אסור</text:span><text:span text:style-name="T2"> </text:span><text:span text:style-name="T7">בשאילת</text:span><text:span text:style-name="T2"> </text:span><text:span text:style-name="T7">שלום</text:span><text:span text:style-name="T2"> – </text:span><text:span text:style-name="T7">אֲבָל</text:span><text:span text:style-name="T9">)</text:span> מודע<text:span text:style-name="T1"> </text:span>להו<text:span text:style-name="T1"> </text:span><text:span text:style-name="T7">(דאבל</text:span><text:span text:style-name="T2"> </text:span><text:span text:style-name="T7">הוא</text:span><text:span text:style-name="T9">)</text:span> ולא<text:span text:style-name="T1"> </text:span>מהדר<text:span text:style-name="T1"> </text:span>להו, הכא<text:span text:style-name="T1"> </text:span><text:span text:style-name="T7">(לאחר</text:span><text:span text:style-name="T2"> </text:span><text:span text:style-name="T7">שלשה</text:span><text:span text:style-name="T9">)</text:span> לא<text:span text:style-name="T1"> </text:span>צריך<text:span text:style-name="T1"> </text:span>לאודועינהו<text:span text:style-name="T1"> </text:span><text:span text:style-name="T7">(למאן</text:span><text:span text:style-name="T2"> </text:span><text:span text:style-name="T7">דלא</text:span><text:span text:style-name="T2"> </text:span><text:span text:style-name="T7">ידעי</text:span><text:span text:style-name="T2"> </text:span><text:span text:style-name="T7">דאבל</text:span><text:span text:style-name="T2"> </text:span><text:span text:style-name="T7">הוא, אלא</text:span><text:span text:style-name="T2"> </text:span><text:span text:style-name="T7">משיב</text:span><text:span text:style-name="T9">)</text:span>.</text:p>
      <text:p text:style-name="P9">ורמינהו: '<text:span text:style-name="T41">המוצא</text:span><text:span text:style-name="T42"> </text:span><text:span text:style-name="T41">את</text:span><text:span text:style-name="T42"> </text:span><text:span text:style-name="T41">חברו</text:span><text:span text:style-name="T42"> </text:span><text:span text:style-name="T41">אָבֵל</text:span><text:span text:style-name="T42"> </text:span><text:span text:style-name="T41">בתוך</text:span><text:span text:style-name="T42"> </text:span><text:span text:style-name="T41">י"ב</text:span><text:span text:style-name="T42"> </text:span><text:span text:style-name="T41">חדש</text:span><text:span text:style-name="T42"> </text:span><text:span text:style-name="T41">- מדבר</text:span><text:span text:style-name="T42"> </text:span><text:span text:style-name="T41">עמו</text:span><text:span text:style-name="T42"> </text:span><text:span text:style-name="T41">תנחומין</text:span><text:span text:style-name="T42"> </text:span><text:span text:style-name="T41">ואינו</text:span><text:span text:style-name="T42"> </text:span><text:span text:style-name="T41">שואל</text:span><text:span text:style-name="T42"> </text:span><text:span text:style-name="T41">בשלומו</text:span><text:span text:style-name="T42"> </text:span><text:span text:style-name="T7">(וקשה</text:span><text:span text:style-name="T2"> </text:span><text:span text:style-name="T7">להך</text:span><text:span text:style-name="T2"> </text:span><text:span text:style-name="T7">דתני</text:span><text:span text:style-name="T2"> </text:span><text:span text:style-name="T7">לאחר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שואל</text:span><text:span text:style-name="T2"> </text:span><text:span text:style-name="T7">בשלומו</text:span><text:span text:style-name="T9">)</text:span><text:span text:style-name="T41">; לאחר</text:span><text:span text:style-name="T42"> </text:span><text:span text:style-name="T41">י"ב</text:span><text:span text:style-name="T42"> </text:span><text:span text:style-name="T41">חדש</text:span><text:span text:style-name="T42"> </text:span><text:span text:style-name="T41">שואל</text:span><text:span text:style-name="T42"> </text:span><text:span text:style-name="T41">בשלומו</text:span><text:span text:style-name="T42"> </text:span><text:span text:style-name="T41">ואינו</text:span><text:span text:style-name="T42"> </text:span><text:span text:style-name="T41">מדבר</text:span><text:span text:style-name="T42"> </text:span><text:span text:style-name="T41">עמו</text:span><text:span text:style-name="T42"> </text:span><text:span text:style-name="T41">תנחומין, אֲבָל</text:span><text:span text:style-name="T42"> </text:span><text:span text:style-name="T41">מדבר</text:span><text:span text:style-name="T42"> </text:span><text:span text:style-name="T41">עמו</text:span><text:span text:style-name="T42"> </text:span><text:span text:style-name="T41">מן</text:span><text:span text:style-name="T42"> </text:span><text:span text:style-name="T41">הצד</text:span><text:span text:style-name="T42"> </text:span><text:span text:style-name="T7">(שאומר</text:span><text:span text:style-name="T2"> </text:span><text:span text:style-name="T7">לו</text:span><text:span text:style-name="T2"> </text:span><text:span text:style-name="T7">"תתנחם,, ואינו</text:span><text:span text:style-name="T2"> </text:span><text:span text:style-name="T7">מזכיר</text:span><text:span text:style-name="T2"> </text:span><text:span text:style-name="T7">שם</text:span><text:span text:style-name="T2"> </text:span><text:span text:style-name="T7">המת</text:span><text:span text:style-name="T9">)</text:span><text:span text:style-name="T41">; </text:span></text:p>
      <text:p text:style-name="P9"><text:span text:style-name="T41">אמר</text:span><text:span text:style-name="T42"> </text:span><text:span text:style-name="T41">רבי</text:span><text:span text:style-name="T42"> </text:span><text:span text:style-name="T41">מאיר: המוצא</text:span><text:span text:style-name="T42"> </text:span><text:span text:style-name="T41">את</text:span><text:span text:style-name="T42"> </text:span><text:span text:style-name="T41">חברו</text:span><text:span text:style-name="T42"> </text:span><text:span text:style-name="T41">אבל</text:span><text:span text:style-name="T42"> </text:span><text:span text:style-name="T41">לאחר</text:span><text:span text:style-name="T42"> </text:span><text:span text:style-name="T41">י"ב</text:span><text:span text:style-name="T42"> </text:span><text:span text:style-name="T41">חדש</text:span><text:span text:style-name="T42"> </text:span><text:span text:style-name="T41">ומדבר</text:span><text:span text:style-name="T42"> </text:span><text:span text:style-name="T41">עמו</text:span><text:span text:style-name="T42"> </text:span><text:span text:style-name="T41">תנחומין, למה</text:span><text:span text:style-name="T42"> </text:span><text:span text:style-name="T41">הוא</text:span><text:span text:style-name="T42"> </text:span><text:span text:style-name="T41">דומה? - לאדם</text:span><text:span text:style-name="T42"> </text:span><text:span text:style-name="T41">שנשברה</text:span><text:span text:style-name="T42"> </text:span><text:span text:style-name="T41">רגלו</text:span><text:span text:style-name="T42"> </text:span><text:span text:style-name="T41">וחיתה; מצאו</text:span><text:span text:style-name="T42"> </text:span><text:span text:style-name="T41">רופא</text:span><text:span text:style-name="T42"> </text:span><text:span text:style-name="T41">ואמר</text:span><text:span text:style-name="T42"> </text:span><text:span text:style-name="T41">לו</text:span><text:span text:style-name="T42"> </text:span><text:span text:style-name="T41">"כלך</text:span><text:span text:style-name="T42"> </text:span><text:span text:style-name="T41">אצלי</text:span><text:span text:style-name="T42"> </text:span><text:span text:style-name="T41">שאני</text:span><text:span text:style-name="T42"> </text:span><text:span text:style-name="T41">שוברה</text:span><text:span text:style-name="T42"> </text:span><text:span text:style-name="T41">וארפאנה</text:span><text:span text:style-name="T42"> </text:span><text:span text:style-name="T41">כדי</text:span><text:span text:style-name="T42"> </text:span><text:span text:style-name="T41">שתדע</text:span><text:span text:style-name="T42"> </text:span><text:span text:style-name="T41">שסממנין</text:span><text:span text:style-name="T42"> </text:span><text:span text:style-name="T41">שלי</text:span><text:span text:style-name="T42"> </text:span><text:span text:style-name="T41">יפין"</text:span>'!</text:p>
      <text:p text:style-name="P9">לא<text:span text:style-name="T1"> </text:span>קשיא, הא<text:span text:style-name="T1"> </text:span><text:span text:style-name="T7">(אינו</text:span><text:span text:style-name="T2"> </text:span><text:span text:style-name="T7">שואל</text:span><text:span text:style-name="T2"> </text:span><text:span text:style-name="T7">בשלומו</text:span><text:span text:style-name="T2"> </text:span><text:span text:style-name="T7">עד</text:span><text:span text:style-name="T2"> </text:span><text:span text:style-name="T7">שנים</text:span><text:span text:style-name="T2"> </text:span><text:span text:style-name="T7">עשר</text:span><text:span text:style-name="T2"> </text:span><text:span text:style-name="T7">חדש</text:span><text:span text:style-name="T9">)</text:span> באביו<text:span text:style-name="T1"> </text:span>ואמו<text:span text:style-name="T1"> </text:span><text:span text:style-name="T7">(באבל</text:span><text:span text:style-name="T2"> </text:span><text:span text:style-name="T7">על</text:span><text:span text:style-name="T2"> </text:span><text:span text:style-name="T7">אביו</text:span><text:span text:style-name="T2"> </text:span><text:span text:style-name="T7">ועל</text:span><text:span text:style-name="T2"> </text:span><text:span text:style-name="T7">אמו</text:span><text:span text:style-name="T9">)</text:span>, הא<text:span text:style-name="T1"> </text:span><text:span text:style-name="T7">(שואל</text:span><text:span text:style-name="T2"> </text:span><text:span text:style-name="T7">בשלומו</text:span><text:span text:style-name="T2"> </text:span><text:span text:style-name="T7">לאחר</text:span><text:span text:style-name="T2"> </text:span><text:span text:style-name="T7">שלשים</text:span><text:span text:style-name="T2"> </text:span><text:span text:style-name="T7">יום</text:span><text:span text:style-name="T9">)</text:span> בשאר<text:span text:style-name="T1"> </text:span>קרובים.</text:p>
      <text:p text:style-name="P9">התם<text:span text:style-name="T1"> </text:span>נמי<text:span text:style-name="T1"> </text:span><text:span text:style-name="T7">(שלשים, דמוקמת</text:span><text:span text:style-name="T2"> </text:span><text:span text:style-name="T7">ליה</text:span><text:span text:style-name="T2"> </text:span><text:span text:style-name="T7">בשאר</text:span><text:span text:style-name="T2"> </text:span><text:span text:style-name="T7">קרובים</text:span><text:span text:style-name="T9">)</text:span>, ידבר<text:span text:style-name="T1"> </text:span>עמו<text:span text:style-name="T1"> </text:span>תנחומין<text:span text:style-name="T1"> </text:span>מן<text:span text:style-name="T1"> </text:span>הצד<text:span text:style-name="T1"> </text:span><text:span text:style-name="T7">(לאחר</text:span><text:span text:style-name="T2"> </text:span><text:span text:style-name="T7">שלשים, כי</text:span><text:span text:style-name="T2"> </text:span><text:span text:style-name="T7">היכי</text:span><text:span text:style-name="T2"> </text:span><text:span text:style-name="T7">דבאביו</text:span><text:span text:style-name="T2"> </text:span><text:span text:style-name="T7">ואמו</text:span><text:span text:style-name="T2"> </text:span><text:span text:style-name="T7">מדבר</text:span><text:span text:style-name="T2"> </text:span><text:span text:style-name="T7">עמו</text:span><text:span text:style-name="T2"> </text:span><text:span text:style-name="T7">תנחומין</text:span><text:span text:style-name="T2"> </text:span><text:span text:style-name="T7">מן</text:span><text:span text:style-name="T2"> </text:span><text:span text:style-name="T7">הצד</text:span><text:span text:style-name="T2"> </text:span><text:span text:style-name="T7">לאחר</text:span><text:span text:style-name="T2"> </text:span><text:span text:style-name="T7">שנים</text:span><text:span text:style-name="T2"> </text:span><text:span text:style-name="T7">עשר</text:span><text:span text:style-name="T2"> </text:span><text:span text:style-name="T7">חדש, ואמאי</text:span><text:span text:style-name="T2"> </text:span><text:span text:style-name="T7">קתני</text:span><text:span text:style-name="T2"> </text:span><text:span text:style-name="T7">לאחר</text:span><text:span text:style-name="T2"> </text:span><text:span text:style-name="T7">שלשים</text:span><text:span text:style-name="T2"> </text:span><text:span text:style-name="T7">אינו</text:span><text:span text:style-name="T2"> </text:span><text:span text:style-name="T7">מדבר</text:span><text:span text:style-name="T2"> </text:span><text:span text:style-name="T7">עמו</text:span><text:span text:style-name="T2"> </text:span><text:span text:style-name="T7">תנחומים</text:span><text:span text:style-name="T2"> </text:span><text:span text:style-name="T7">כלל</text:span><text:span text:style-name="T9">)</text:span>? </text:p>
      <text:p text:style-name="P9">אִין, הכי<text:span text:style-name="T1"> </text:span>נמי, ומאי<text:span text:style-name="T1"> </text:span>'<text:span text:style-name="T7">(ומאי</text:span><text:span text:style-name="T2"> </text:span><text:span text:style-name="T7">לאחר</text:span><text:span text:style-name="T2"> </text:span><text:span text:style-name="T7">שלשים</text:span><text:span text:style-name="T9">)</text:span><text:span text:style-name="T41"> אינו</text:span><text:span text:style-name="T42"> </text:span><text:span text:style-name="T41">מדבר</text:span><text:span text:style-name="T42"> </text:span><text:span text:style-name="T41">עמו</text:span><text:span text:style-name="T42"> </text:span><text:span text:style-name="T41">תנחומין</text:span>'? – כדרכו, אבל<text:span text:style-name="T1"> </text:span>מדבר<text:span text:style-name="T1"> </text:span>עמו<text:span text:style-name="T1"> </text:span>מן<text:span text:style-name="T1"> </text:span>הצד.</text:p>
      <text:p text:style-name="P28"/>
      <text:p text:style-name="P9">תנו<text:span text:style-name="T1"> </text:span>רבנן: '<text:span text:style-name="T59">אָבֵל, שלשה</text:span><text:span text:style-name="T3"> </text:span><text:span text:style-name="T59">ימים</text:span><text:span text:style-name="T3"> </text:span><text:span text:style-name="T59">הראשונים</text:span><text:span text:style-name="T3"> </text:span><text:span text:style-name="T59">בא</text:span><text:span text:style-name="T3"> </text:span><text:span text:style-name="T59">ממקום</text:span><text:span text:style-name="T3"> </text:span><text:span text:style-name="T59">קרוב</text:span><text:span text:style-name="T3"> </text:span><text:span text:style-name="T59">- מונה</text:span><text:span text:style-name="T3"> </text:span><text:span text:style-name="T59">עמהן</text:span><text:span text:style-name="T3"> </text:span><text:span text:style-name="T7">(עם</text:span><text:span text:style-name="T2"> </text:span><text:span text:style-name="T7">האבלים</text:span><text:span text:style-name="T2"> </text:span><text:span text:style-name="T7">שבאותו</text:span><text:span text:style-name="T2"> </text:span><text:span text:style-name="T7">מקום, הואיל</text:span><text:span text:style-name="T2"> </text:span><text:span text:style-name="T7">דבמקום</text:span><text:span text:style-name="T2"> </text:span><text:span text:style-name="T7">קרוב</text:span><text:span text:style-name="T2"> </text:span><text:span text:style-name="T7">הוה, ויכול</text:span><text:span text:style-name="T2"> </text:span><text:span text:style-name="T7">לבא</text:span><text:span text:style-name="T2"> </text:span><text:span text:style-name="T7">בתחלת</text:span><text:span text:style-name="T2"> </text:span><text:span text:style-name="T7">האבילות</text:span><text:span text:style-name="T2"> </text:span><text:span text:style-name="T7">- חשבינן</text:span><text:span text:style-name="T2"> </text:span><text:span text:style-name="T7">ליה</text:span><text:span text:style-name="T2"> </text:span><text:span text:style-name="T7">כמו</text:span><text:span text:style-name="T2"> </text:span><text:span text:style-name="T7">דאתא, דאינו</text:span><text:span text:style-name="T2"> </text:span><text:span text:style-name="T7">מונה</text:span><text:span text:style-name="T2"> </text:span><text:span text:style-name="T7">אלא</text:span><text:span text:style-name="T2"> </text:span><text:span text:style-name="T7">חמשה</text:span><text:span text:style-name="T2"> </text:span><text:span text:style-name="T7">ימים</text:span><text:span text:style-name="T2"> </text:span><text:span text:style-name="T7">עם</text:span><text:span text:style-name="T2"> </text:span><text:span text:style-name="T7">שאר</text:span><text:span text:style-name="T2"> </text:span><text:span text:style-name="T7">אבלים</text:span><text:span text:style-name="T9">)</text:span><text:span text:style-name="T59">; בא</text:span><text:span text:style-name="T3"> </text:span><text:span text:style-name="T59">ממקום</text:span><text:span text:style-name="T3"> </text:span><text:span text:style-name="T59">רחוק</text:span><text:span text:style-name="T3"> </text:span><text:span text:style-name="T59">מונה</text:span><text:span text:style-name="T3"> </text:span><text:span text:style-name="T59">לעצמו</text:span><text:span text:style-name="T3"> </text:span><text:span text:style-name="T7">(שבעה</text:span><text:span text:style-name="T2"> </text:span><text:span text:style-name="T7">שלימין</text:span><text:span text:style-name="T9">)</text:span><text:span text:style-name="T59">; מכאן</text:span><text:span text:style-name="T3"> </text:span><text:span text:style-name="T59">ואילך</text:span><text:span text:style-name="T3"> </text:span><text:span text:style-name="T59">אפילו</text:span><text:span text:style-name="T3"> </text:span><text:span text:style-name="T59">בא</text:span><text:span text:style-name="T3"> </text:span><text:span text:style-name="T59">ממקום</text:span><text:span text:style-name="T3"> </text:span><text:span text:style-name="T59">קרוב</text:span><text:span text:style-name="T3"> </text:span><text:span text:style-name="T59">מונה</text:span><text:span text:style-name="T3"> </text:span><text:span text:style-name="T59">לעצמו;</text:span></text:p>
      <text:p text:style-name="P9"><text:soft-page-break/><text:span text:style-name="T59">רבי</text:span><text:span text:style-name="T3"> </text:span><text:span text:style-name="T59">שמעון</text:span><text:span text:style-name="T3"> </text:span><text:span text:style-name="T59">אומר: אפילו</text:span><text:span text:style-name="T3"> </text:span><text:span text:style-name="T59">בא</text:span><text:span text:style-name="T3"> </text:span><text:span text:style-name="T59">ביום</text:span><text:span text:style-name="T3"> </text:span><text:span text:style-name="T59">השביעי</text:span><text:span text:style-name="T3"> </text:span><text:span text:style-name="T59">ממקום</text:span><text:span text:style-name="T3"> </text:span><text:span text:style-name="T59">קרוב</text:span><text:span text:style-name="T3"> </text:span><text:span text:style-name="T59">- מונה</text:span><text:span text:style-name="T3"> </text:span><text:span text:style-name="T59">עמהן</text:span>'.</text:p>
      <text:p text:style-name="P9">אמר<text:span text:style-name="T1"> </text:span>מר: '<text:span text:style-name="T41">שלשה</text:span><text:span text:style-name="T42"> </text:span><text:span text:style-name="T41">ימים</text:span><text:span text:style-name="T42"> </text:span><text:span text:style-name="T41">הראשונים</text:span><text:span text:style-name="T42"> </text:span><text:span text:style-name="T41">בא</text:span><text:span text:style-name="T42"> </text:span><text:span text:style-name="T41">ממקום</text:span><text:span text:style-name="T42"> </text:span><text:span text:style-name="T41">קרוב</text:span><text:span text:style-name="T42"> </text:span><text:span text:style-name="T41">מונה</text:span><text:span text:style-name="T42"> </text:span><text:span text:style-name="T41">עמהן</text:span>'; אמר<text:span text:style-name="T1"> </text:span>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והוא<text:span text:style-name="T1"> </text:span>שיש<text:span text:style-name="T1"> </text:span>גדול<text:span text:style-name="T1"> </text:span>הבית<text:span text:style-name="T1"> </text:span>בבית<text:span text:style-name="T1"> </text:span><text:span text:style-name="T7">(שבא</text:span><text:span text:style-name="T2"> </text:span><text:span text:style-name="T7">ומצא</text:span><text:span text:style-name="T2"> </text:span><text:span text:style-name="T7">גדול</text:span><text:span text:style-name="T2"> </text:span><text:span text:style-name="T7">הבית</text:span><text:span text:style-name="T2"> </text:span><text:span text:style-name="T7">בבית</text:span><text:span text:style-name="T2"> </text:span><text:span text:style-name="T7">מונה</text:span><text:span text:style-name="T2"> </text:span><text:span text:style-name="T7">עמהן</text:span><text:span text:style-name="T2"> </text:span><text:span text:style-name="T7">- עם</text:span><text:span text:style-name="T2"> </text:span><text:span text:style-name="T7">אבילי</text:span><text:span text:style-name="T2"> </text:span><text:span text:style-name="T7">הבית; וזה</text:span><text:span text:style-name="T2"> </text:span><text:span text:style-name="T7">שבא</text:span><text:span text:style-name="T2"> </text:span><text:span text:style-name="T7">הוא</text:span><text:span text:style-name="T2"> </text:span><text:span text:style-name="T7">הצעיר</text:span><text:span text:style-name="T2"> </text:span><text:span text:style-name="T7">ממנו, אבל</text:span><text:span text:style-name="T2"> </text:span><text:span text:style-name="T7">אם</text:span><text:span text:style-name="T2"> </text:span><text:span text:style-name="T7">היה</text:span><text:span text:style-name="T2"> </text:span><text:span text:style-name="T7">גדול</text:span><text:span text:style-name="T2"> </text:span><text:span text:style-name="T7">בדרך, ובא</text:span><text:span text:style-name="T2"> </text:span><text:span text:style-name="T7">בתוך</text:span><text:span text:style-name="T2"> </text:span><text:span text:style-name="T7">שלשה</text:span><text:span text:style-name="T2"> </text:span><text:span text:style-name="T7">ימים, אפילו</text:span><text:span text:style-name="T2"> </text:span><text:span text:style-name="T7">ממקום</text:span><text:span text:style-name="T2"> </text:span><text:span text:style-name="T7">קרוב</text:span><text:span text:style-name="T2"> </text:span><text:span text:style-name="T7">- מונה</text:span><text:span text:style-name="T2"> </text:span><text:span text:style-name="T7">לעצמו, דלא</text:span><text:span text:style-name="T2"> </text:span><text:span text:style-name="T7">חשיב</text:span><text:span text:style-name="T2"> </text:span><text:span text:style-name="T7">אבילות</text:span><text:span text:style-name="T2"> </text:span><text:span text:style-name="T7">דצעיר</text:span><text:span text:style-name="T2"> </text:span><text:span text:style-name="T7">לאצטרופי</text:span><text:span text:style-name="T2"> </text:span><text:span text:style-name="T7">גדול</text:span><text:span text:style-name="T2"> </text:span><text:span text:style-name="T7">בהדיה</text:span><text:span text:style-name="T9">)</text:span>.</text:p>
      <text:p text:style-name="P9">איבעיא<text:span text:style-name="T1"> </text:span>להו:</text:p>
      <text:p text:style-name="P9"/>
      <text:p text:style-name="P9">(מועד<text:span text:style-name="T1"> </text:span>קטן<text:span text:style-name="T1"> </text:span>כב,א)</text:p>
      <text:p text:style-name="P9">הלך<text:span text:style-name="T1"> </text:span>גדול<text:span text:style-name="T1"> </text:span>הבית<text:span text:style-name="T1"> </text:span>לבית<text:span text:style-name="T1"> </text:span>הקברות<text:span text:style-name="T1"> </text:span><text:span text:style-name="T7">(אחר</text:span><text:span text:style-name="T2"> </text:span><text:span text:style-name="T7">מטתו</text:span><text:span text:style-name="T2"> </text:span><text:span text:style-name="T7">לקוברו, ושהה</text:span><text:span text:style-name="T2"> </text:span><text:span text:style-name="T7">שם</text:span><text:span text:style-name="T2"> </text:span><text:span text:style-name="T7">שלשה</text:span><text:span text:style-name="T2"> </text:span><text:span text:style-name="T7">ימים</text:span><text:span text:style-name="T9">)</text:span> – מהו<text:span text:style-name="T1"> </text:span><text:span text:style-name="T7">(מי</text:span><text:span text:style-name="T2"> </text:span><text:span text:style-name="T7">חשבינן</text:span><text:span text:style-name="T2"> </text:span><text:span text:style-name="T7">ליה</text:span><text:span text:style-name="T2"> </text:span><text:span text:style-name="T7">כמאן</text:span><text:span text:style-name="T2"> </text:span><text:span text:style-name="T7">דהוי</text:span><text:span text:style-name="T2"> </text:span><text:span text:style-name="T7">בביתיה, הואיל</text:span><text:span text:style-name="T2"> </text:span><text:span text:style-name="T7">ולצורך</text:span><text:span text:style-name="T2"> </text:span><text:span text:style-name="T7">המת</text:span><text:span text:style-name="T2"> </text:span><text:span text:style-name="T7">הלך</text:span><text:span text:style-name="T2"> </text:span><text:span text:style-name="T7">אתו</text:span><text:span text:style-name="T9">)</text:span>?</text:p>
      <text:p text:style-name="P9">תא<text:span text:style-name="T1"> </text:span>שמע, דאמר<text:span text:style-name="T1"> </text:span>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אפילו<text:span text:style-name="T1"> </text:span>הלך<text:span text:style-name="T1"> </text:span>גדול<text:span text:style-name="T1"> </text:span>הבית<text:span text:style-name="T1"> </text:span>לבית<text:span text:style-name="T1"> </text:span>הקברות<text:span text:style-name="T1"> </text:span>- מונה<text:span text:style-name="T1"> </text:span>עמהן<text:span text:style-name="T1"> </text:span><text:span text:style-name="T7">(דאבילות</text:span><text:span text:style-name="T2"> </text:span><text:span text:style-name="T7">שלהם</text:span><text:span text:style-name="T2"> </text:span><text:span text:style-name="T7">התחילה</text:span><text:span text:style-name="T2"> </text:span><text:span text:style-name="T7">משחזרו</text:span><text:span text:style-name="T2"> </text:span><text:span text:style-name="T7">פניהם</text:span><text:span text:style-name="T2"> </text:span><text:span text:style-name="T7">מן</text:span><text:span text:style-name="T2"> </text:span><text:span text:style-name="T7">המת, ואבילות</text:span><text:span text:style-name="T2"> </text:span><text:span text:style-name="T7">של</text:span><text:span text:style-name="T2"> </text:span><text:span text:style-name="T7">גדול</text:span><text:span text:style-name="T2"> </text:span><text:span text:style-name="T7">עד</text:span><text:span text:style-name="T2"> </text:span><text:span text:style-name="T7">שיסתום</text:span><text:span text:style-name="T2"> </text:span><text:span text:style-name="T7">הגולל</text:span><text:span text:style-name="T9">)</text:span>.</text:p>
      <text:p text:style-name="P9">'מונה<text:span text:style-name="T1"> </text:span>עמהן'? והתניא: '<text:span text:style-name="T41">מונה</text:span><text:span text:style-name="T42"> </text:span><text:span text:style-name="T41">לעצמו</text:span>'? </text:p>
      <text:p text:style-name="P9">לא<text:span text:style-name="T1"> </text:span>קשיא: הא<text:span text:style-name="T1"> </text:span>דאתא<text:span text:style-name="T1"> </text:span>בגו<text:span text:style-name="T1"> </text:span>תלתא, והא<text:span text:style-name="T1"> </text:span>דלא<text:span text:style-name="T1"> </text:span>אתא<text:span text:style-name="T1"> </text:span>בגו<text:span text:style-name="T1"> </text:span>תלתא, כי<text:span text:style-name="T1"> </text:span>הא<text:span text:style-name="T1"> </text:span>דאמר<text:span text:style-name="T1"> </text:span>להו<text:span text:style-name="T1"> </text:span>רב<text:span text:style-name="T1"> </text:span>לבני<text:span text:style-name="T1"> </text:span>הצלפוני<text:span text:style-name="T1"> </text:span><text:span text:style-name="T7">(מקום</text:span><text:span text:style-name="T9">)</text:span>: דאתו<text:span text:style-name="T1"> </text:span>בגו<text:span text:style-name="T1"> </text:span>תלתא<text:span text:style-name="T1"> </text:span>- לימנו<text:span text:style-name="T1"> </text:span>בהדייכו, דלא<text:span text:style-name="T1"> </text:span>אתו<text:span text:style-name="T1"> </text:span>בגו<text:span text:style-name="T1"> </text:span>תלתא<text:span text:style-name="T1"> </text:span>- לימנו<text:span text:style-name="T1"> </text:span>לנפשיהו.</text:p>
      <text:p text:style-name="P9">אמר<text:span text:style-name="T1"> </text:span>להו<text:span text:style-name="T1"> </text:span>רבא<text:span text:style-name="T1"> </text:span>לבני<text:span text:style-name="T1"> </text:span>מחוזא: אתון<text:span text:style-name="T1"> </text:span>דלא<text:span text:style-name="T1"> </text:span>אזליתו<text:span text:style-name="T1"> </text:span>בתר<text:span text:style-name="T1"> </text:span>ערסא<text:span text:style-name="T1"> </text:span><text:span text:style-name="T7">(דמאן</text:span><text:span text:style-name="T2"> </text:span><text:span text:style-name="T7">דאזיל</text:span><text:span text:style-name="T2"> </text:span><text:span text:style-name="T7">בתר</text:span><text:span text:style-name="T2"> </text:span><text:span text:style-name="T7">ערסא</text:span><text:span text:style-name="T2"> </text:span><text:span text:style-name="T7">לא</text:span><text:span text:style-name="T2"> </text:span><text:span text:style-name="T7">חיילא</text:span><text:span text:style-name="T2"> </text:span><text:span text:style-name="T7">עליה</text:span><text:span text:style-name="T2"> </text:span><text:span text:style-name="T7">אבילות</text:span><text:span text:style-name="T2"> </text:span><text:span text:style-name="T7">עד</text:span><text:span text:style-name="T2"> </text:span><text:span text:style-name="T7">שנסתם</text:span><text:span text:style-name="T2"> </text:span><text:span text:style-name="T7">הגולל</text:span><text:span text:style-name="T9">)</text:span> - <text:span text:style-name="T7">(כשמוליכין</text:span><text:span text:style-name="T2"> </text:span><text:span text:style-name="T7">המטה</text:span><text:span text:style-name="T2"> </text:span><text:span text:style-name="T7">מבבל</text:span><text:span text:style-name="T2"> </text:span><text:span text:style-name="T7">לארץ</text:span><text:span text:style-name="T2"> </text:span><text:span text:style-name="T7">ישראל</text:span><text:span text:style-name="T2"> </text:span><text:span text:style-name="T7">לקבור, ואין</text:span><text:span text:style-name="T2"> </text:span><text:span text:style-name="T7">כל</text:span><text:span text:style-name="T2"> </text:span><text:span text:style-name="T7">הקרובים</text:span><text:span text:style-name="T2"> </text:span><text:span text:style-name="T7">כולם</text:span><text:span text:style-name="T2"> </text:span><text:span text:style-name="T7">יכולין</text:span><text:span text:style-name="T2"> </text:span><text:span text:style-name="T7">לעלות</text:span><text:span text:style-name="T2"> </text:span><text:span text:style-name="T7">עד</text:span><text:span text:style-name="T2"> </text:span><text:span text:style-name="T7">ארץ</text:span><text:span text:style-name="T2"> </text:span><text:span text:style-name="T7">ישראל, ומלוין</text:span><text:span text:style-name="T2"> </text:span><text:span text:style-name="T7">המת</text:span><text:span text:style-name="T2"> </text:span><text:span text:style-name="T7">פרסה</text:span><text:span text:style-name="T2"> </text:span><text:span text:style-name="T7">או</text:span><text:span text:style-name="T2"> </text:span><text:span text:style-name="T7">מיל</text:span><text:span text:style-name="T2"> </text:span><text:span text:style-name="T7">וחוזרים</text:span><text:span text:style-name="T9">)</text:span> מכי<text:span text:style-name="T1"> </text:span>מהדריתו<text:span text:style-name="T1"> </text:span>אפייכו<text:span text:style-name="T1"> </text:span>מבבא<text:span text:style-name="T1"> </text:span>דאבולא<text:span text:style-name="T1"> </text:span><text:span text:style-name="T7">(משער</text:span><text:span text:style-name="T2"> </text:span><text:span text:style-name="T7">החיצון</text:span><text:span text:style-name="T2"> </text:span><text:span text:style-name="T7">של</text:span><text:span text:style-name="T2"> </text:span><text:span text:style-name="T7">העיר</text:span><text:span text:style-name="T2"> </text:span><text:span text:style-name="T7">ומגרשיה, דאתיתו</text:span><text:span text:style-name="T2"> </text:span><text:span text:style-name="T7">לביתא</text:span><text:span text:style-name="T9">)</text:span> - אתחילו<text:span text:style-name="T1"> </text:span>מנו<text:span text:style-name="T1"> </text:span><text:span text:style-name="T7">(ימי</text:span><text:span text:style-name="T2"> </text:span><text:span text:style-name="T7">אבילות, 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לא</text:span><text:span text:style-name="T2"> </text:span><text:span text:style-name="T7">נקבר</text:span><text:span text:style-name="T2"> </text:span><text:span text:style-name="T7">המת</text:span><text:span text:style-name="T2"> </text:span><text:span text:style-name="T7">עד</text:span><text:span text:style-name="T2"> </text:span><text:span text:style-name="T7">ימים</text:span><text:span text:style-name="T2"> </text:span><text:span text:style-name="T7">רבים, ו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אבילות</text:span><text:span text:style-name="T2"> </text:span><text:span text:style-name="T7">אינו</text:span><text:span text:style-name="T2"> </text:span><text:span text:style-name="T7">חל</text:span><text:span text:style-name="T2"> </text:span><text:span text:style-name="T7">עד</text:span><text:span text:style-name="T2"> </text:span><text:span text:style-name="T7">שיסתום</text:span><text:span text:style-name="T2"> </text:span><text:span text:style-name="T7">הגולל</text:span><text:span text:style-name="T2"> </text:span><text:span text:style-name="T7">- לדידכו, דלא</text:span><text:span text:style-name="T2"> </text:span><text:span text:style-name="T7">מחזי</text:span><text:span text:style-name="T2"> </text:span><text:span text:style-name="T7">- חזרתכם</text:span><text:span text:style-name="T2"> </text:span><text:span text:style-name="T7">כנסתם</text:span><text:span text:style-name="T2"> </text:span><text:span text:style-name="T7">הגולל</text:span><text:span text:style-name="T9">)</text:span>.<text:span text:style-name="T7"> </text:span></text:p>
      <text:p text:style-name="P9"/>
      <text:p text:style-name="P9">'<text:span text:style-name="T41">רבי</text:span><text:span text:style-name="T42"> </text:span><text:span text:style-name="T41">שמעון</text:span><text:span text:style-name="T42"> </text:span><text:span text:style-name="T41">אומר: אפילו</text:span><text:span text:style-name="T42"> </text:span><text:span text:style-name="T41">בא</text:span><text:span text:style-name="T42"> </text:span><text:span text:style-name="T41">ביום</text:span><text:span text:style-name="T42"> </text:span><text:span text:style-name="T41">השביעי</text:span><text:span text:style-name="T42"> </text:span><text:span text:style-name="T41">ממקום</text:span><text:span text:style-name="T42"> </text:span><text:span text:style-name="T41">קרוב</text:span><text:span text:style-name="T42"> </text:span><text:span text:style-name="T41">- מונה</text:span><text:span text:style-name="T42"> </text:span><text:span text:style-name="T41">עמהן</text:span>'; אמר<text:span text:style-name="T1"> </text:span>רבי<text:span text:style-name="T1"> </text:span>חייא<text:span text:style-name="T1"> </text:span>בר<text:span text:style-name="T1"> </text:span>גמדא<text:span text:style-name="T1"> </text:span>אמר<text:span text:style-name="T1"> </text:span>רבי<text:span text:style-name="T1"> </text:span>יוסי<text:span text:style-name="T1"> </text:span>בן<text:span text:style-name="T1"> </text:span>שאול<text:span text:style-name="T1"> </text:span>אמר<text:span text:style-name="T1"> </text:span>רבי: והוא<text:span text:style-name="T1"> </text:span>שבא<text:span text:style-name="T1"> </text:span>ומצא<text:span text:style-name="T1"> </text:span>מנחמין<text:span text:style-name="T1"> </text:span>אצלו<text:span text:style-name="T1"> </text:span><text:span text:style-name="T7">(הכי</text:span><text:span text:style-name="T2"> </text:span><text:span text:style-name="T7">גרסינן: והוא</text:span><text:span text:style-name="T2"> </text:span><text:span text:style-name="T7">שלא</text:span><text:span text:style-name="T2"> </text:span><text:span text:style-name="T7">עמדו</text:span><text:span text:style-name="T2"> </text:span><text:span text:style-name="T7">מנחמין</text:span><text:span text:style-name="T2"> </text:span><text:span text:style-name="T7">מאצלו: שבא</text:span><text:span text:style-name="T2"> </text:span><text:span text:style-name="T7">בשביעי</text:span><text:span text:style-name="T2"> </text:span><text:span text:style-name="T7">שחרית</text:span><text:span text:style-name="T2"> </text:span><text:span text:style-name="T7">עד</text:span><text:span text:style-name="T2"> </text:span><text:span text:style-name="T7">שלא</text:span><text:span text:style-name="T2"> </text:span><text:span text:style-name="T7">עמדו</text:span><text:span text:style-name="T2"> </text:span><text:span text:style-name="T7">מנחמין</text:span><text:span text:style-name="T2"> </text:span><text:span text:style-name="T7">אצל</text:span><text:span text:style-name="T2"> </text:span><text:span text:style-name="T7">זה</text:span><text:span text:style-name="T2"> </text:span><text:span text:style-name="T7">שבבית</text:span><text:span text:style-name="T9">)</text:span>.</text:p>
      <text:p text:style-name="P9">בעי<text:span text:style-name="T1"> </text:span>רב<text:span text:style-name="T1"> </text:span>ענן: ננערו<text:span text:style-name="T1"> </text:span>לעמוד<text:span text:style-name="T1"> </text:span><text:span text:style-name="T7">(מנענעים</text:span><text:span text:style-name="T2"> </text:span><text:span text:style-name="T7">ורוצים</text:span><text:span text:style-name="T2"> </text:span><text:span text:style-name="T7">לעמוד</text:span><text:span text:style-name="T9">)</text:span> ולא<text:span text:style-name="T1"> </text:span>עמדו<text:span text:style-name="T1"> </text:span>מהו?</text:p>
      <text:p text:style-name="P9">תיקו.</text:p>
      <text:p text:style-name="P9">גמירי<text:span text:style-name="T1"> </text:span>חבריה<text:span text:style-name="T1"> </text:span>דרבי<text:span text:style-name="T1"> </text:span>אבא<text:span text:style-name="T1"> </text:span>בר<text:span text:style-name="T1"> </text:span>חייא<text:span text:style-name="T1"> </text:span>מרבי<text:span text:style-name="T1"> </text:span>אבא, ומנו? - רבי<text:span text:style-name="T1"> </text:span>זירא, ואמרי<text:span text:style-name="T1"> </text:span>לה<text:span text:style-name="T1"> </text:span>חבריה<text:span text:style-name="T1"> </text:span>דרבי<text:span text:style-name="T1"> </text:span>זירא<text:span text:style-name="T1"> </text:span>מרבי<text:span text:style-name="T1"> </text:span>זירא, ומנו? - רבי<text:span text:style-name="T1"> </text:span>אבא<text:span text:style-name="T1"> </text:span>בריה<text:span text:style-name="T1"> </text:span>ד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הלכה<text:span text:style-name="T1"> </text:span>כרבן<text:span text:style-name="T1"> </text:span>שמעון<text:span text:style-name="T1"> </text:span>בן<text:span text:style-name="T1"> </text:span>גמליאל<text:span text:style-name="T1"> </text:span>בטריפות, והלכה<text:span text:style-name="T1"> </text:span>כרבי<text:span text:style-name="T1"> </text:span>שמעון<text:span text:style-name="T1"> </text:span>באבל;</text:p>
      <text:p text:style-name="P9">כרבי<text:span text:style-name="T1"> </text:span>שמעון<text:span text:style-name="T1"> </text:span>באבל<text:span text:style-name="T1"> </text:span>- הא<text:span text:style-name="T1"> </text:span>דאמרן; כרבי<text:span text:style-name="T1"> </text:span>שמעון<text:span text:style-name="T1"> </text:span>בן<text:span text:style-name="T1"> </text:span>גמליאל<text:span text:style-name="T1"> </text:span>בטריפות<text:span text:style-name="T1"> – </text:span>דתנן<text:span text:style-name="T1"> </text:span><text:span text:style-name="T8">[אולי</text:span><text:span text:style-name="T4"> </text:span><text:span text:style-name="T8">צריך</text:span><text:span text:style-name="T4"> </text:span><text:span text:style-name="T8">לומר</text:span><text:span text:style-name="T4"> </text:span><text:span text:style-name="T8">'דתניא', תוספתא</text:span><text:span text:style-name="T4"> </text:span><text:span text:style-name="T8">חולין</text:span><text:span text:style-name="T4"> </text:span><text:span text:style-name="T8">פ"ג</text:span><text:span text:style-name="T4"> </text:span><text:span text:style-name="T8">הלכה</text:span><text:span text:style-name="T4"> </text:span><text:span text:style-name="T8">יא</text:span><text:span text:style-name="T4"> </text:span><text:span text:style-name="T8">[צוקרמנדל]]</text:span>: '<text:span text:style-name="T41">בני</text:span><text:span text:style-name="T42"> </text:span><text:span text:style-name="T41">מעים</text:span><text:span text:style-name="T42"> </text:span><text:span text:style-name="T8">[בתוספתא</text:span><text:span text:style-name="T4"> </text:span><text:span text:style-name="T8">'דקין']</text:span><text:span text:style-name="T41"> שניקבו</text:span><text:span text:style-name="T42"> </text:span><text:span text:style-name="T41">וליחה</text:span><text:span text:style-name="T42"> </text:span><text:span text:style-name="T41">סותמתן</text:span><text:span text:style-name="T42"> – </text:span><text:span text:style-name="T41">כשרה, דברי</text:span><text:span text:style-name="T42"> </text:span>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'. </text:p>
      <text:p text:style-name="P9">מאי<text:span text:style-name="T1"> </text:span>'ליחה'?</text:p>
      <text:p text:style-name="P9">אמר<text:span text:style-name="T1"> </text:span>רב<text:span text:style-name="T1"> </text:span>כהנא: שירקא<text:span text:style-name="T1"> </text:span>דמעיא<text:span text:style-name="T1"> </text:span>דנפיק<text:span text:style-name="T1"> </text:span>אגב<text:span text:style-name="T1"> </text:span>דוחקא.</text:p>
      <text:p text:style-name="P9"/>
      <text:p text:style-name="P9">אמר<text:span text:style-name="T1"> </text:span>מאן<text:span text:style-name="T1"> </text:span>דהוא<text:span text:style-name="T1"> </text:span><text:span text:style-name="T7">(אדם</text:span><text:span text:style-name="T2"> </text:span><text:span text:style-name="T7">אחד, מאן</text:span><text:span text:style-name="T2"> </text:span><text:span text:style-name="T7">דהוה</text:span><text:span text:style-name="T9">)</text:span>: איזכי<text:span text:style-name="T1"> </text:span>ואסיק<text:span text:style-name="T1"> </text:span>ואגמרא<text:span text:style-name="T1"> </text:span>לשמעתא<text:span text:style-name="T1"> </text:span>מפומיה<text:span text:style-name="T1"> </text:span>דמריה<text:span text:style-name="T1"> </text:span><text:span text:style-name="T7">(מרבי</text:span><text:span text:style-name="T2"> </text:span><text:span text:style-name="T7">אבא</text:span><text:span text:style-name="T2"> </text:span><text:span text:style-name="T7">בריה</text:span><text:span text:style-name="T2"> </text:span><text:span text:style-name="T7">דרבי</text:span><text:span text:style-name="T2"> </text:span><text:span text:style-name="T7">חייא</text:span><text:span text:style-name="T2"> </text:span><text:span text:style-name="T7">או</text:span><text:span text:style-name="T2"> </text:span><text:span text:style-name="T7">רבי</text:span><text:span text:style-name="T2"> </text:span><text:span text:style-name="T7">זירא</text:span><text:span text:style-name="T9">)</text:span>; כי<text:span text:style-name="T1"> </text:span>סליק<text:span text:style-name="T1"> </text:span>- אשכחיה<text:span text:style-name="T1"> </text:span>לרבי<text:span text:style-name="T1"> </text:span>אבא<text:span text:style-name="T1"> </text:span>בריה<text:span text:style-name="T1"> </text:span>דרבי<text:span text:style-name="T1"> </text:span>חייא<text:span text:style-name="T1"> </text:span>בר<text:span text:style-name="T1"> </text:span>אבא, אמר<text:span text:style-name="T1"> </text:span>ליה: אמר<text:span text:style-name="T1"> </text:span>מר<text:span text:style-name="T1"> </text:span>הלכה<text:span text:style-name="T1"> </text:span>כרבי<text:span text:style-name="T1"> </text:span>שמעון<text:span text:style-name="T1"> </text:span>בן<text:span text:style-name="T1"> </text:span>גמליאל<text:span text:style-name="T1"> </text:span>בטריפות?</text:p>
      <text:p text:style-name="P9">אמר<text:span text:style-name="T1"> </text:span>ליה: אנא<text:span text:style-name="T1"> </text:span>- <text:span text:style-name="T66">אין</text:span><text:span text:style-name="T1"> </text:span>הלכה<text:span text:style-name="T1"> </text:span>אמרי<text:span text:style-name="T1"> </text:span><text:span text:style-name="T7">(כלומר: אין</text:span><text:span text:style-name="T2"> </text:span><text:span text:style-name="T7">הלכה</text:span><text:span text:style-name="T2"> </text:span><text:span text:style-name="T7">כרבי</text:span><text:span text:style-name="T2"> </text:span><text:span text:style-name="T7">שמעון</text:span><text:span text:style-name="T9">)</text:span>.</text:p>
      <text:p text:style-name="P9">כרבי<text:span text:style-name="T1"> </text:span>שמעון<text:span text:style-name="T1"> </text:span>באבל<text:span text:style-name="T1"> </text:span>מאי?</text:p>
      <text:p text:style-name="P9">אמר<text:span text:style-name="T1"> </text:span>ליה: פלוגתא<text:span text:style-name="T1"> </text:span>נינהו, דאיתמר: רב<text:span text:style-name="T1"> </text:span>חסדא<text:span text:style-name="T1"> </text:span>אמר<text:span text:style-name="T1"> </text:span>הלכה, וכן<text:span text:style-name="T1"> </text:span>אמר<text:span text:style-name="T1"> </text:span>רבי<text:span text:style-name="T1"> </text:span>יוחנן<text:span text:style-name="T1"> </text:span>הלכה; רב<text:span text:style-name="T1"> </text:span>נחמן<text:span text:style-name="T1"> </text:span>אמר<text:span text:style-name="T1"> </text:span>אין<text:span text:style-name="T1"> </text:span>הלכה.</text:p>
      <text:p text:style-name="P9">ואין<text:span text:style-name="T1"> </text:span>הלכה<text:span text:style-name="T1"> </text:span>כרבי<text:span text:style-name="T1"> </text:span>שמעון<text:span text:style-name="T1"> </text:span>בן<text:span text:style-name="T1"> </text:span>גמליאל<text:span text:style-name="T1"> </text:span>בטריפות, והלכה<text:span text:style-name="T1"> </text:span>כרבי<text:span text:style-name="T1"> </text:span>שמעון<text:span text:style-name="T1"> </text:span>באבל, דאמר<text:span text:style-name="T1"> </text:span>שמואל: הלכה<text:span text:style-name="T1"> </text:span>כדברי<text:span text:style-name="T1"> </text:span>המיקל<text:span text:style-name="T1"> </text:span>באבל.</text:p>
      <text:p text:style-name="P9"/>
      <text:p text:style-name="P9"><text:span text:style-name="T8">[שמחות</text:span><text:span text:style-name="T4"> </text:span><text:span text:style-name="T8">פ"ב</text:span><text:span text:style-name="T4"> </text:span><text:span text:style-name="T8">ה"ט]</text:span> <text:span text:style-name="T41">על</text:span><text:span text:style-name="T42"> </text:span><text:span text:style-name="T41">כל</text:span><text:span text:style-name="T42"> </text:span><text:span text:style-name="T41">המתים</text:span><text:span text:style-name="T42"> </text:span><text:span text:style-name="T41">כולן, מדחה</text:span><text:span text:style-name="T42"> </text:span><text:span text:style-name="T41">מטתו</text:span><text:span text:style-name="T42"> </text:span><text:span text:style-name="T7">(ממהר</text:span><text:span text:style-name="T2"> </text:span><text:span text:style-name="T7">להוציאו</text:span><text:span text:style-name="T9">)</text:span><text:span text:style-name="T41"> הרי</text:span><text:span text:style-name="T42"> </text:span><text:span text:style-name="T41">זה</text:span><text:span text:style-name="T42"> </text:span><text:span text:style-name="T41">משובח; 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הרי</text:span><text:span text:style-name="T42"> </text:span><text:span text:style-name="T41">זה</text:span><text:span text:style-name="T42"> </text:span><text:span text:style-name="T41">מגונה; </text:span></text:p>
      <text:p text:style-name="P18">היה<text:span text:style-name="T1"> </text:span>ערב<text:span text:style-name="T1"> </text:span>שבת<text:span text:style-name="T1"> </text:span>או<text:span text:style-name="T1"> </text:span>ערב<text:span text:style-name="T1"> </text:span>יום<text:span text:style-name="T1"> </text:span>טוב<text:span text:style-name="T1"> </text:span>- הרי<text:span text:style-name="T1"> </text:span>זה<text:span text:style-name="T1"> </text:span>משובח, שאינו<text:span text:style-name="T1"> </text:span>עושה<text:span text:style-name="T1"> </text:span>אלא<text:span text:style-name="T1"> </text:span>לכבוד<text:span text:style-name="T1"> </text:span>אביו<text:span text:style-name="T1"> </text:span>ואמו;</text:p>
      <text:p text:style-name="P9"><text:soft-page-break/><text:span text:style-name="T41">על</text:span><text:span text:style-name="T42"> </text:span><text:span text:style-name="T41">כל</text:span><text:span text:style-name="T42"> </text:span><text:span text:style-name="T41">המתים</text:span><text:span text:style-name="T42"> </text:span><text:span text:style-name="T41">כולן</text:span><text:span text:style-name="T42"> </text:span><text:span text:style-name="T41">רצה</text:span><text:span text:style-name="T42"> </text:span><text:span text:style-name="T41">ממעט</text:span><text:span text:style-name="T42"> </text:span><text:span text:style-name="T41">בעסקו</text:span><text:span text:style-name="T42"> </text:span><text:span text:style-name="T7">(כגון</text:span><text:span text:style-name="T2"> </text:span><text:span text:style-name="T7">סחורה</text:span><text:span text:style-name="T9">)</text:span><text:span text:style-name="T41"> רצה</text:span><text:span text:style-name="T42"> </text:span><text:span text:style-name="T41">אינו</text:span></text:p>
      <text:p text:style-name="P45"/>
      <text:p text:style-name="P9">(מועד<text:span text:style-name="T1"> </text:span>קטן<text:span text:style-name="T1"> </text:span>כב,ב)</text:p>
      <text:p text:style-name="P18">ממעט; על<text:span text:style-name="T1"> </text:span>אביו<text:span text:style-name="T1"> </text:span>ועל<text:span text:style-name="T1"> </text:span>אמו<text:span text:style-name="T1"> </text:span>ממעט;</text:p>
      <text:p text:style-name="P9"><text:span text:style-name="T41">על</text:span><text:span text:style-name="T42"> </text:span><text:span text:style-name="T41">כל</text:span><text:span text:style-name="T42"> </text:span><text:span text:style-name="T41">המתים</text:span><text:span text:style-name="T42"> </text:span><text:span text:style-name="T41">כולן</text:span><text:span text:style-name="T42"> </text:span><text:span text:style-name="T41">רצה</text:span><text:span text:style-name="T42"> </text:span><text:span text:style-name="T41">חולץ</text:span><text:span text:style-name="T42"> </text:span><text:span text:style-name="T7">(כתיפו</text:span><text:span text:style-name="T9">)</text:span><text:span text:style-name="T41">, רצה</text:span><text:span text:style-name="T42"> </text:span><text:span text:style-name="T41">אינו</text:span><text:span text:style-name="T42"> </text:span><text:span text:style-name="T41">חולץ; 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חולץ;</text:span></text:p>
      <text:p text:style-name="P9"><text:span text:style-name="T41">ומעשה</text:span><text:span text:style-name="T42"> </text:span><text:span text:style-name="T41">בגדול</text:span><text:span text:style-name="T42"> </text:span><text:span text:style-name="T41">הדור</text:span><text:span text:style-name="T42"> </text:span><text:span text:style-name="T41">אחד</text:span><text:span text:style-name="T42"> </text:span><text:span text:style-name="T41">שמת</text:span><text:span text:style-name="T42"> </text:span><text:span text:style-name="T41">אביו, וביקש</text:span><text:span text:style-name="T42"> </text:span><text:span text:style-name="T41">לחלוץ, וביקש</text:span><text:span text:style-name="T42"> </text:span><text:span text:style-name="T41">גדול</text:span><text:span text:style-name="T42"> </text:span><text:span text:style-name="T41">הדור</text:span><text:span text:style-name="T42"> </text:span><text:span text:style-name="T41">אחר</text:span><text:span text:style-name="T42"> </text:span><text:span text:style-name="T41">שעמו</text:span><text:span text:style-name="T42"> </text:span><text:span text:style-name="T41">לחלוץ, ונמנע</text:span><text:span text:style-name="T42"> </text:span><text:span text:style-name="T7">(האבל</text:span><text:span text:style-name="T9">)</text:span><text:span text:style-name="T41"> ולא</text:span><text:span text:style-name="T42"> </text:span><text:span text:style-name="T41">חלץ</text:span><text:span text:style-name="T42"> </text:span><text:span text:style-name="T7">(משום</text:span><text:span text:style-name="T2"> </text:span><text:span text:style-name="T7">כבוד</text:span><text:span text:style-name="T2"> </text:span><text:span text:style-name="T7">גדול</text:span><text:span text:style-name="T2"> </text:span><text:span text:style-name="T7">הדור</text:span><text:span text:style-name="T2"> </text:span><text:span text:style-name="T7">שעמו, שבקש</text:span><text:span text:style-name="T2"> </text:span><text:span text:style-name="T7">לחלוץ</text:span><text:span text:style-name="T2"> </text:span><text:span text:style-name="T7">גם</text:span><text:span text:style-name="T2"> </text:span><text:span text:style-name="T7">הוא</text:span><text:span text:style-name="T9">)</text:span>'</text:p>
      <text:p text:style-name="P32">אמר<text:span text:style-name="T1"> </text:span>אביי: '<text:span text:style-name="T41">גדול</text:span><text:span text:style-name="T42"> </text:span><text:span text:style-name="T41">הדור</text:span>' = רבי; '<text:span text:style-name="T41">גדול</text:span><text:span text:style-name="T42"> </text:span><text:span text:style-name="T41">הדור</text:span><text:span text:style-name="T42"> </text:span><text:span text:style-name="T41">שעמו</text:span>' = רבי<text:span text:style-name="T1"> </text:span>יעקב<text:span text:style-name="T1"> </text:span>בר<text:span text:style-name="T1"> </text:span>אחא;</text:p>
      <text:p text:style-name="P32">ואיכא<text:span text:style-name="T1"> </text:span>דאמרי: '<text:span text:style-name="T41">גדול</text:span><text:span text:style-name="T42"> </text:span><text:span text:style-name="T41">הדור</text:span>' = רבי<text:span text:style-name="T1"> </text:span>יעקב<text:span text:style-name="T1"> </text:span>בר<text:span text:style-name="T1"> </text:span>אחא, '<text:span text:style-name="T41">גדול</text:span><text:span text:style-name="T42"> </text:span><text:span text:style-name="T41">הדור</text:span><text:span text:style-name="T42"> </text:span><text:span text:style-name="T41">שעמו</text:span>' = רבי.</text:p>
      <text:p text:style-name="P32">בשלמא<text:span text:style-name="T1"> </text:span>למאן<text:span text:style-name="T1"> </text:span>דאמר<text:span text:style-name="T1"> </text:span>'גדול<text:span text:style-name="T1"> </text:span>הדור<text:span text:style-name="T1"> </text:span>שעמו<text:span text:style-name="T1"> </text:span>= רבי', היינו<text:span text:style-name="T1"> </text:span>דנמנע<text:span text:style-name="T1"> </text:span>ולא<text:span text:style-name="T1"> </text:span>חלץ, אלא<text:span text:style-name="T1"> </text:span>למאן<text:span text:style-name="T1"> </text:span>דאמר<text:span text:style-name="T1"> </text:span>רבי<text:span text:style-name="T1"> </text:span>יעקב<text:span text:style-name="T1"> </text:span>בר<text:span text:style-name="T1"> </text:span>אחא<text:span text:style-name="T1"> </text:span><text:span text:style-name="T7">(ורבי</text:span><text:span text:style-name="T2"> </text:span><text:span text:style-name="T7">הוה</text:span><text:span text:style-name="T2"> </text:span><text:span text:style-name="T7">אבל</text:span><text:span text:style-name="T9">)</text:span>, אמאי<text:span text:style-name="T1"> </text:span>נמנע<text:span text:style-name="T1"> </text:span>ולא<text:span text:style-name="T1"> </text:span>חלץ?: רבן<text:span text:style-name="T1"> </text:span>שמעון<text:span text:style-name="T1"> </text:span>בן<text:span text:style-name="T1"> </text:span>גמליאל<text:span text:style-name="T1"> </text:span>נשיא<text:span text:style-name="T1"> </text:span>הוה, וכולי<text:span text:style-name="T1"> </text:span>עלמא<text:span text:style-name="T1"> </text:span>מיחייבי<text:span text:style-name="T1"> </text:span>למיחלץ!</text:p>
      <text:p text:style-name="P32">קשיא.</text:p>
      <text:p text:style-name="P9"><text:span text:style-name="T41">על</text:span><text:span text:style-name="T42"> </text:span><text:span text:style-name="T41">כל</text:span><text:span text:style-name="T42"> </text:span><text:span text:style-name="T41">המתים</text:span><text:span text:style-name="T42"> </text:span><text:span text:style-name="T41">כולן</text:span><text:span text:style-name="T42"> </text:span><text:span text:style-name="T41">מסתפר</text:span><text:span text:style-name="T42"> </text:span><text:span text:style-name="T41">לאחר</text:span><text:span text:style-name="T42"> </text:span><text:span text:style-name="T41">שלשים</text:span><text:span text:style-name="T42"> </text:span><text:span text:style-name="T41">יום, 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עד</text:span><text:span text:style-name="T42"> </text:span><text:span text:style-name="T41">שיגערו</text:span><text:span text:style-name="T42"> </text:span><text:span text:style-name="T41">בו</text:span><text:span text:style-name="T42"> </text:span><text:span text:style-name="T41">חבריו</text:span><text:span text:style-name="T42"> </text:span><text:span text:style-name="T7">(שכבר</text:span><text:span text:style-name="T2"> </text:span><text:span text:style-name="T7">גידל</text:span><text:span text:style-name="T2"> </text:span><text:span text:style-name="T7">פרע</text:span><text:span text:style-name="T2"> </text:span><text:span text:style-name="T7">יותר</text:span><text:span text:style-name="T2"> </text:span><text:span text:style-name="T7">מדאי</text:span><text:span text:style-name="T9">)</text:span><text:span text:style-name="T41">;</text:span></text:p>
      <text:p text:style-name="P18">על<text:span text:style-name="T1"> </text:span>כל<text:span text:style-name="T1"> </text:span>המתים<text:span text:style-name="T1"> </text:span>כולן<text:span text:style-name="T1"> </text:span>נכנס<text:span text:style-name="T1"> </text:span>לבית<text:span text:style-name="T1"> </text:span>השמחה<text:span text:style-name="T1"> </text:span>לאחר<text:span text:style-name="T1"> </text:span>שלשים<text:span text:style-name="T1"> </text:span>יום, על<text:span text:style-name="T1"> </text:span>אביו<text:span text:style-name="T1"> </text:span>ועל<text:span text:style-name="T1"> </text:span>אמו<text:span text:style-name="T1"> </text:span>לאחר<text:span text:style-name="T1"> </text:span>י"ב<text:span text:style-name="T1"> </text:span>חדש.</text:p>
      <text:p text:style-name="P32">אמר<text:span text:style-name="T1"> </text:span>רבה<text:span text:style-name="T1"> </text:span>בר<text:span text:style-name="T1"> </text:span>בר<text:span text:style-name="T1"> </text:span>חנה: <text:span text:style-name="T7">(הא</text:span><text:span text:style-name="T2"> </text:span><text:span text:style-name="T7">דתניא: נכנס</text:span><text:span text:style-name="T2"> </text:span><text:span text:style-name="T7">לבית</text:span><text:span text:style-name="T2"> </text:span><text:span text:style-name="T7">המשתה</text:span><text:span text:style-name="T2"> </text:span><text:span text:style-name="T7">לאחר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-</text:span><text:span text:style-name="T9">)</text:span> ולשמחת<text:span text:style-name="T1"> </text:span>מריעות<text:span text:style-name="T1"> </text:span><text:span text:style-name="T7">(סעודה</text:span><text:span text:style-name="T2"> </text:span><text:span text:style-name="T7">שעושין</text:span><text:span text:style-name="T2"> </text:span><text:span text:style-name="T7">ריעים</text:span><text:span text:style-name="T2"> </text:span><text:span text:style-name="T7">ואהובים</text:span><text:span text:style-name="T2"> </text:span><text:span text:style-name="T7">זה</text:span><text:span text:style-name="T2"> </text:span><text:span text:style-name="T7">עם</text:span><text:span text:style-name="T2"> </text:span><text:span text:style-name="T7">זה, ולא</text:span><text:span text:style-name="T2"> </text:span><text:span text:style-name="T7">הוי</text:span><text:span text:style-name="T2"> </text:span><text:span text:style-name="T7">שמחה</text:span><text:span text:style-name="T2"> </text:span><text:span text:style-name="T7">כל</text:span><text:span text:style-name="T2"> </text:span><text:span text:style-name="T7">כך, אבל</text:span><text:span text:style-name="T2"> </text:span><text:span text:style-name="T7">סעודה</text:span><text:span text:style-name="T2"> </text:span><text:span text:style-name="T7">דשמחה, כגון</text:span><text:span text:style-name="T2"> </text:span><text:span text:style-name="T7">דנישואין</text:span><text:span text:style-name="T2"> </text:span><text:span text:style-name="T7">- לא</text:span><text:span text:style-name="T9">)</text:span>.</text:p>
      <text:p text:style-name="P32">מיתיבי: '<text:span text:style-name="T41">ולשמחה</text:span><text:span text:style-name="T42"> </text:span><text:span text:style-name="T41">ולמריעות</text:span><text:span text:style-name="T42"> </text:span><text:span text:style-name="T41">שלשים</text:span><text:span text:style-name="T42"> </text:span><text:span text:style-name="T41">יום</text:span>'? </text:p>
      <text:p text:style-name="P32">קשיא. </text:p>
      <text:p text:style-name="P32">אמימר<text:span text:style-name="T1"> </text:span>מתני<text:span text:style-name="T1"> </text:span>הכי; אמר<text:span text:style-name="T1"> </text:span>רבה<text:span text:style-name="T1"> </text:span>בר<text:span text:style-name="T1"> </text:span>בר<text:span text:style-name="T1"> </text:span>חנה: ולשמחת<text:span text:style-name="T1"> </text:span>מריעות<text:span text:style-name="T1"> </text:span>מותר<text:span text:style-name="T1"> </text:span>ליכנס<text:span text:style-name="T1"> </text:span>לאלתר; </text:p>
      <text:p text:style-name="P32">והא<text:span text:style-name="T1"> </text:span>תניא<text:span text:style-name="T1"> </text:span>'<text:span text:style-name="T41">לשמחה</text:span><text:span text:style-name="T42"> </text:span><text:span text:style-name="T41">שלשים</text:span><text:span text:style-name="T42"> </text:span><text:span text:style-name="T41">ולמריעות</text:span><text:span text:style-name="T42"> </text:span><text:span text:style-name="T41">שלשים</text:span>'? </text:p>
      <text:p text:style-name="P32">לא<text:span text:style-name="T1"> </text:span>קשיא: הא<text:span text:style-name="T1"> </text:span>באריסותא<text:span text:style-name="T1"> </text:span>הא<text:span text:style-name="T1"> </text:span>בפורענותא<text:span text:style-name="T1"> </text:span><text:span text:style-name="T7">(</text:span><text:span text:style-name="T78">אריסא</text:span><text:span text:style-name="T2"> </text:span><text:span text:style-name="T7">היינו</text:span><text:span text:style-name="T2"> </text:span><text:span text:style-name="T7">שמתחיל</text:span><text:span text:style-name="T2"> </text:span><text:span text:style-name="T7">אחד</text:span><text:span text:style-name="T2"> </text:span><text:span text:style-name="T7">מהן</text:span><text:span text:style-name="T2"> </text:span><text:span text:style-name="T7">לעשות</text:span><text:span text:style-name="T2"> </text:span><text:span text:style-name="T7">סעודה, ומלוה</text:span><text:span text:style-name="T2"> </text:span><text:span text:style-name="T7">לכולם</text:span><text:span text:style-name="T2"> </text:span><text:span text:style-name="T7">כדי</text:span><text:span text:style-name="T2"> </text:span><text:span text:style-name="T7">שיעשו</text:span><text:span text:style-name="T2"> </text:span><text:span text:style-name="T7">גם</text:span><text:span text:style-name="T2"> </text:span><text:span text:style-name="T7">הם</text:span><text:span text:style-name="T2"> </text:span><text:span text:style-name="T7">נמי</text:span><text:span text:style-name="T2"> </text:span><text:span text:style-name="T7">כך; - לאותה</text:span><text:span text:style-name="T2"> </text:span><text:span text:style-name="T7">סעודה</text:span><text:span text:style-name="T2"> </text:span><text:span text:style-name="T95">[שהוא</text:span><text:span text:style-name="T4"> </text:span><text:span text:style-name="T95">האורח]</text:span><text:span text:style-name="T7"> אינו</text:span><text:span text:style-name="T2"> </text:span><text:span text:style-name="T7">נכנס</text:span><text:span text:style-name="T2"> </text:span><text:span text:style-name="T7">עד</text:span><text:span text:style-name="T2"> </text:span><text:span text:style-name="T7">לאחר</text:span><text:span text:style-name="T2"> </text:span><text:span text:style-name="T7">שלשים</text:span><text:span text:style-name="T2"> </text:span><text:span text:style-name="T7">יום, אבל</text:span><text:span text:style-name="T2"> </text:span><text:span text:style-name="T7">ב</text:span><text:span text:style-name="T78">פורענותא</text:span><text:span text:style-name="T7">: שמשלם</text:span><text:span text:style-name="T2"> </text:span><text:span text:style-name="T7">להם</text:span><text:span text:style-name="T2"> </text:span><text:span text:style-name="T7">סעודות</text:span><text:span text:style-name="T2"> </text:span><text:span text:style-name="T7">שנעשו</text:span><text:span text:style-name="T2"> </text:span><text:span text:style-name="T7">לו</text:span><text:span text:style-name="T2"> </text:span><text:span text:style-name="T7">- יכנס</text:span><text:span text:style-name="T2"> </text:span><text:span text:style-name="T7">לאלתר, שאי</text:span><text:span text:style-name="T2"> </text:span><text:span text:style-name="T7">אפשר</text:span><text:span text:style-name="T2"> </text:span><text:span text:style-name="T7">לו</text:span><text:span text:style-name="T2"> </text:span><text:span text:style-name="T7">שלא</text:span><text:span text:style-name="T2"> </text:span><text:span text:style-name="T7">לשלם</text:span><text:span text:style-name="T9">)</text:span>.</text:p>
      <text:p text:style-name="P38"><text:span text:style-name="T48">[שמחות</text:span><text:span text:style-name="T44"> </text:span><text:span text:style-name="T48">פ"ב</text:span><text:span text:style-name="T44"> </text:span><text:span text:style-name="T48">ה"ה]</text:span> על כל המתים כולן קורע טפח; על אביו ועל אמו עד שיגלה את לבו;</text:p>
      <text:p text:style-name="P32">אמר<text:span text:style-name="T1"> </text:span>רבי<text:span text:style-name="T1"> </text:span>אבהו: מאי<text:span text:style-name="T1"> </text:span>קרא? <text:span text:style-name="T8">(שמואל</text:span><text:span text:style-name="T4"> </text:span><text:span text:style-name="T8">ב</text:span><text:span text:style-name="T4"> </text:span><text:span text:style-name="T8">א,יא)</text:span><text:span text:style-name="T35"> וַיַּחֲזֵק</text:span><text:span text:style-name="T1"> </text:span><text:span text:style-name="T35">דָּוִד</text:span><text:span text:style-name="T1"> </text:span><text:span text:style-name="T39">בבגדו</text:span><text:span text:style-name="T1"> </text:span><text:span text:style-name="T35">בִּבְגָדָיו</text:span><text:span text:style-name="T1"> </text:span><text:span text:style-name="T35">וַיִּקְרָעֵם</text:span><text:span text:style-name="T1"> </text:span><text:span text:style-name="T36">[וְגַם</text:span><text:span text:style-name="T2"> </text:span><text:span text:style-name="T36">כָּל</text:span><text:span text:style-name="T2"> </text:span><text:span text:style-name="T36">הָאֲנָשִׁים</text:span><text:span text:style-name="T2"> </text:span><text:span text:style-name="T36">אֲשֶׁר</text:span><text:span text:style-name="T2"> </text:span><text:span text:style-name="T36">אִתּוֹ]</text:span>, ואין<text:span text:style-name="T1"> </text:span>אחיזה<text:span text:style-name="T1"> </text:span>פחות<text:span text:style-name="T1"> </text:span>מטפח;</text:p>
      <text:p text:style-name="P9"><text:span text:style-name="T8">[שמחות</text:span><text:span text:style-name="T4"> </text:span><text:span text:style-name="T8">פ"ב</text:span><text:span text:style-name="T4"> </text:span><text:span text:style-name="T8">ה"ז]</text:span><text:span text:style-name="T41"> על</text:span><text:span text:style-name="T42"> </text:span><text:span text:style-name="T41">כל</text:span><text:span text:style-name="T42"> </text:span><text:span text:style-name="T41">המתים</text:span><text:span text:style-name="T42"> </text:span><text:span text:style-name="T41">כולן</text:span><text:span text:style-name="T42"> </text:span><text:span text:style-name="T41">אפילו</text:span><text:span text:style-name="T42"> </text:span><text:span text:style-name="T41">לבוש</text:span><text:span text:style-name="T42"> </text:span><text:span text:style-name="T41">עשרה</text:span><text:span text:style-name="T42"> </text:span><text:span text:style-name="T41">חלוקין</text:span><text:span text:style-name="T42"> </text:span><text:span text:style-name="T41">אינו</text:span><text:span text:style-name="T42"> </text:span><text:span text:style-name="T41">קורע</text:span><text:span text:style-name="T42"> </text:span><text:span text:style-name="T41">אלא</text:span><text:span text:style-name="T42"> </text:span><text:span text:style-name="T41">עליון; 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קורע</text:span><text:span text:style-name="T42"> </text:span><text:span text:style-name="T41">את</text:span><text:span text:style-name="T42"> </text:span><text:span text:style-name="T41">כולן, ואפיקרסותו</text:span><text:span text:style-name="T42"> </text:span><text:span text:style-name="T7">(שעל</text:span><text:span text:style-name="T2"> </text:span><text:span text:style-name="T7">ראשו</text:span><text:span text:style-name="T9">)</text:span><text:span text:style-name="T41"> אינה</text:span><text:span text:style-name="T42"> </text:span><text:span text:style-name="T41">מעכבת</text:span><text:span text:style-name="T42"> </text:span><text:span text:style-name="T7">(כלומר: אינו</text:span><text:span text:style-name="T2"> </text:span><text:span text:style-name="T7">צריך</text:span><text:span text:style-name="T2"> </text:span><text:span text:style-name="T7">לקורעה</text:span><text:span text:style-name="T9">)</text:span><text:span text:style-name="T41">; אחד</text:span><text:span text:style-name="T42"> </text:span><text:span text:style-name="T41">האיש</text:span><text:span text:style-name="T42"> </text:span><text:span text:style-name="T41">ואחד</text:span><text:span text:style-name="T42"> </text:span><text:span text:style-name="T41">אשה</text:span><text:span text:style-name="T42"> </text:span><text:span text:style-name="T7">(חייבין</text:span><text:span text:style-name="T2"> </text:span><text:span text:style-name="T7">לקרוע</text:span><text:span text:style-name="T9">)</text:span><text:span text:style-name="T41">; </text:span></text:p>
      <text:p text:style-name="P9"><text:span text:style-name="T41">רבי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אלעזר</text:span><text:span text:style-name="T42"> </text:span><text:span text:style-name="T41">אומר: האשה</text:span><text:span text:style-name="T42"> </text:span><text:span text:style-name="T7">(שמת</text:span><text:span text:style-name="T2"> </text:span><text:span text:style-name="T7">אביה</text:span><text:span text:style-name="T2"> </text:span><text:span text:style-name="T7">או</text:span><text:span text:style-name="T2"> </text:span><text:span text:style-name="T7">אמה</text:span><text:span text:style-name="T9">)</text:span><text:span text:style-name="T41"> קורעת</text:span><text:span text:style-name="T42"> </text:span><text:span text:style-name="T41">את</text:span><text:span text:style-name="T42"> </text:span><text:span text:style-name="T7">(חלוק</text:span><text:span text:style-name="T9">)</text:span><text:span text:style-name="T41"> התחתון</text:span><text:span text:style-name="T42"> </text:span><text:span text:style-name="T7">(משום</text:span><text:span text:style-name="T2"> </text:span><text:span text:style-name="T7">צניעות</text:span><text:span text:style-name="T9">)</text:span><text:span text:style-name="T41"> ומחזירתו</text:span><text:span text:style-name="T42"> </text:span><text:span text:style-name="T7">(את</text:span><text:span text:style-name="T2"> </text:span><text:span text:style-name="T7">הקרע</text:span><text:span text:style-name="T9">)</text:span><text:span text:style-name="T41"> לאחוריה</text:span><text:span text:style-name="T42"> </text:span><text:span text:style-name="T41">, וחוזרת</text:span><text:span text:style-name="T42"> </text:span><text:span text:style-name="T41">וקורעת</text:span><text:span text:style-name="T42"> </text:span><text:span text:style-name="T41">את</text:span><text:span text:style-name="T42"> </text:span><text:span text:style-name="T41">העליון</text:span><text:span text:style-name="T42"> </text:span><text:span text:style-name="T7">(והתחתון</text:span><text:span text:style-name="T2"> </text:span><text:span text:style-name="T7">מכסה</text:span><text:span text:style-name="T2"> </text:span><text:span text:style-name="T7">לבה</text:span><text:span text:style-name="T9">)</text:span> <text:span text:style-name="T8">[שמחות</text:span><text:span text:style-name="T4"> </text:span><text:span text:style-name="T8">פ"ב</text:span><text:span text:style-name="T4"> </text:span><text:span text:style-name="T8">ה"ז, בשם</text:span><text:span text:style-name="T4"> </text:span><text:span text:style-name="T8">רבי</text:span><text:span text:style-name="T4"> </text:span><text:span text:style-name="T8">יהודה</text:span><text:span text:style-name="T4"> </text:span><text:span text:style-name="T8">ולא</text:span><text:span text:style-name="T4"> </text:span><text:span text:style-name="T8">רבי</text:span><text:span text:style-name="T4"> </text:span><text:span text:style-name="T8">שמעון</text:span><text:span text:style-name="T4"> </text:span><text:span text:style-name="T8">בן</text:span><text:span text:style-name="T4"> </text:span><text:span text:style-name="T8">אלעזר]</text:span>;</text:p>
      <text:p text:style-name="P9"><text:span text:style-name="T8">[שמחות</text:span><text:span text:style-name="T4"> </text:span><text:span text:style-name="T8">פ"ב</text:span><text:span text:style-name="T4"> </text:span><text:span text:style-name="T8">ה"ו]</text:span><text:span text:style-name="T41"> על</text:span><text:span text:style-name="T42"> </text:span><text:span text:style-name="T41">כל</text:span><text:span text:style-name="T42"> </text:span><text:span text:style-name="T41">המתים</text:span><text:span text:style-name="T42"> </text:span><text:span text:style-name="T41">כולן</text:span><text:span text:style-name="T42"> </text:span><text:span text:style-name="T41">רצה</text:span><text:span text:style-name="T42"> </text:span><text:span text:style-name="T41">מבדיל</text:span><text:span text:style-name="T42"> </text:span><text:span text:style-name="T41">קמי</text:span><text:span text:style-name="T42"> </text:span><text:span text:style-name="T41">שפה</text:span><text:span text:style-name="T42"> </text:span><text:span text:style-name="T41">שלו</text:span><text:span text:style-name="T42"> </text:span><text:span text:style-name="T7">(שאינו</text:span><text:span text:style-name="T2"> </text:span><text:span text:style-name="T7">בשפה</text:span><text:span text:style-name="T2"> </text:span><text:span text:style-name="T7">שלפני</text:span><text:span text:style-name="T2"> </text:span><text:span text:style-name="T7">הצואר, אלא</text:span><text:span text:style-name="T2"> </text:span><text:span text:style-name="T7">קמי</text:span><text:span text:style-name="T2"> </text:span><text:span text:style-name="T7">שפה</text:span><text:span text:style-name="T2"> </text:span><text:span text:style-name="T7">- שלפני</text:span><text:span text:style-name="T2"> </text:span><text:span text:style-name="T7">השפה</text:span><text:span text:style-name="T2"> </text:span><text:span text:style-name="T7">שלפני</text:span><text:span text:style-name="T2"> </text:span><text:span text:style-name="T7">הצואר, שאינה</text:span><text:span text:style-name="T2"> </text:span><text:span text:style-name="T7">קרועה, וקורע</text:span><text:span text:style-name="T2"> </text:span><text:span text:style-name="T7">תחתיה</text:span><text:span text:style-name="T2"> </text:span><text:span text:style-name="T7">כדי</text:span><text:span text:style-name="T2"> </text:span><text:span text:style-name="T7">שיהיה</text:span><text:span text:style-name="T2"> </text:span><text:span text:style-name="T7">נראה</text:span><text:span text:style-name="T2"> </text:span><text:span text:style-name="T7">הקרע</text:span><text:span text:style-name="T9">)</text:span><text:span text:style-name="T41"> רצה</text:span><text:span text:style-name="T42"> </text:span><text:span text:style-name="T41">אינו</text:span><text:span text:style-name="T42"> </text:span><text:span text:style-name="T41">מבדיל</text:span><text:span text:style-name="T42"> </text:span><text:span text:style-name="T7">(אלא</text:span><text:span text:style-name="T2"> </text:span><text:span text:style-name="T7">קורע</text:span><text:span text:style-name="T2"> </text:span><text:span text:style-name="T7">של</text:span><text:span text:style-name="T2"> </text:span><text:span text:style-name="T7">בית</text:span><text:span text:style-name="T2"> </text:span><text:span text:style-name="T7">הצואר, אף</text:span><text:span text:style-name="T2"> </text:span><text:span text:style-name="T7">על</text:span><text:span text:style-name="T2"> </text:span><text:span text:style-name="T7">גב</text:span><text:span text:style-name="T2"> </text:span><text:span text:style-name="T7">דאינו</text:span><text:span text:style-name="T2"> </text:span><text:span text:style-name="T7">נראה</text:span><text:span text:style-name="T2"> </text:span><text:span text:style-name="T7">הקרע, דהכל</text:span><text:span text:style-name="T2"> </text:span><text:span text:style-name="T7">בית</text:span><text:span text:style-name="T2"> </text:span><text:span text:style-name="T7">הצואר</text:span><text:span text:style-name="T2"> </text:span><text:span text:style-name="T7">הוא</text:span><text:span text:style-name="T9">)</text:span><text:span text:style-name="T41">; 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מבדיל</text:span><text:span text:style-name="T42"> </text:span><text:span text:style-name="T7">(קמי</text:span><text:span text:style-name="T2"> </text:span><text:span text:style-name="T7">שפה, כדי</text:span><text:span text:style-name="T2"> </text:span><text:span text:style-name="T7">שיהא</text:span><text:span text:style-name="T2"> </text:span><text:span text:style-name="T7">נראה</text:span><text:span text:style-name="T2"> </text:span><text:span text:style-name="T7">הקרע</text:span><text:span text:style-name="T9">)</text:span><text:span text:style-name="T41">; </text:span></text:p>
      <text:p text:style-name="P9"><text:span text:style-name="T41">רבי</text:span><text:span text:style-name="T42"> </text:span><text:span text:style-name="T41">יהודה</text:span><text:span text:style-name="T42"> </text:span><text:span text:style-name="T41">אומר: כל</text:span><text:span text:style-name="T42"> </text:span><text:span text:style-name="T41">קריעה</text:span><text:span text:style-name="T42"> </text:span><text:span text:style-name="T41">שאינו</text:span><text:span text:style-name="T42"> </text:span><text:span text:style-name="T41">מבדיל</text:span><text:span text:style-name="T42"> </text:span><text:span text:style-name="T41">קמי</text:span><text:span text:style-name="T42"> </text:span><text:span text:style-name="T41">שפה</text:span><text:span text:style-name="T42"> </text:span><text:span text:style-name="T41">שלו</text:span><text:span text:style-name="T42"> </text:span><text:span text:style-name="T41">אינו</text:span><text:span text:style-name="T42"> </text:span><text:span text:style-name="T41">אלא</text:span><text:span text:style-name="T42"> </text:span><text:span text:style-name="T41">קרע</text:span><text:span text:style-name="T42"> </text:span><text:span text:style-name="T41">של</text:span><text:span text:style-name="T42"> </text:span><text:span text:style-name="T41">תיפלות</text:span><text:span text:style-name="T42"> </text:span><text:span text:style-name="T7">(כלומר: לא</text:span><text:span text:style-name="T2"> </text:span><text:span text:style-name="T7">יצא</text:span><text:span text:style-name="T2"> </text:span><text:span text:style-name="T7">ידי</text:span><text:span text:style-name="T2"> </text:span><text:span text:style-name="T7">קריעה</text:span><text:span text:style-name="T2"> </text:span><text:span text:style-name="T7">לפי</text:span><text:span text:style-name="T2"> </text:span><text:span text:style-name="T7">דנראה</text:span><text:span text:style-name="T2"> </text:span><text:span text:style-name="T7">דבית</text:span><text:span text:style-name="T2"> </text:span><text:span text:style-name="T7">צואר</text:span><text:span text:style-name="T2"> </text:span><text:span text:style-name="T7">הוא</text:span><text:span text:style-name="T2"> </text:span><text:span text:style-name="T7">הכל</text:span><text:span text:style-name="T9">)</text:span>! <text:span text:style-name="T95">[י"ל</text:span><text:span text:style-name="T4"> </text:span><text:span text:style-name="T95">תיפלות</text:span><text:span text:style-name="T4"> </text:span><text:span text:style-name="T95">= עריות, כלומר: הקריעה</text:span><text:span text:style-name="T4"> </text:span><text:span text:style-name="T95">היא</text:span><text:span text:style-name="T4"> </text:span><text:span text:style-name="T95">עד</text:span><text:span text:style-name="T4"> </text:span><text:span text:style-name="T95">הלב, ופתיחת</text:span><text:span text:style-name="T4"> </text:span><text:span text:style-name="T95">פתח</text:span><text:span text:style-name="T4"> </text:span><text:span text:style-name="T95">כזה</text:span><text:span text:style-name="T4"> </text:span><text:span text:style-name="T95">הוא</text:span><text:span text:style-name="T4"> </text:span><text:span text:style-name="T95">מעשה</text:span><text:span text:style-name="T4"> </text:span><text:span text:style-name="T95">זימה]</text:span></text:p>
      <text:p text:style-name="P32">אמר<text:span text:style-name="T1"> </text:span>רבי<text:span text:style-name="T1"> </text:span>אבהו: מאי<text:span text:style-name="T1"> </text:span>טעמא<text:span text:style-name="T1"> </text:span>דרבי<text:span text:style-name="T1"> </text:span>יהודה? - דכתיב<text:span text:style-name="T1"> </text:span><text:span text:style-name="T8">(מלכים</text:span><text:span text:style-name="T4"> </text:span><text:span text:style-name="T8">ב</text:span><text:span text:style-name="T4"> </text:span><text:span text:style-name="T8">ב,יב)</text:span><text:span text:style-name="T36"> [וֶאֱלִישָׁע</text:span><text:span text:style-name="T2"> </text:span><text:span text:style-name="T36">רֹאֶה</text:span><text:span text:style-name="T2"> </text:span><text:span text:style-name="T36">וְהוּא</text:span><text:span text:style-name="T2"> </text:span><text:span text:style-name="T36">מְצַעֵק</text:span><text:span text:style-name="T2"> </text:span><text:span text:style-name="T36">אָבִי</text:span><text:span text:style-name="T2"> </text:span><text:span text:style-name="T36">אָבִי</text:span><text:span text:style-name="T2"> </text:span><text:span text:style-name="T36">רֶכֶב</text:span><text:span text:style-name="T2"> </text:span><text:span text:style-name="T36">יִשְׂרָאֵל</text:span><text:span text:style-name="T2"> </text:span><text:span text:style-name="T36">וּפָרָשָׁיו</text:span><text:span text:style-name="T2"> </text:span><text:span text:style-name="T36">וְלֹא</text:span><text:span text:style-name="T2"> </text:span><text:span text:style-name="T36">רָאָהוּ</text:span><text:span text:style-name="T2"> </text:span><text:span text:style-name="T36">עוֹד]</text:span><text:span text:style-name="T35"> וַיַּחֲזֵק</text:span><text:span text:style-name="T1"> </text:span><text:span text:style-name="T35">בִּבְגָדָיו</text:span><text:span text:style-name="T1"> </text:span><text:span text:style-name="T35">וַיִּקְרָעֵם</text:span><text:span text:style-name="T1"> </text:span><text:span text:style-name="T35">לִשְׁנַיִם</text:span><text:span text:style-name="T1"> </text:span><text:span text:style-name="T35">קְרָעִים</text:span>; ממשמע<text:span text:style-name="T1"> </text:span>שנאמר<text:span text:style-name="T1"> </text:span><text:span text:style-name="T35">וַיִּקְרָעֵם</text:span><text:span text:style-name="T1"> </text:span>איני<text:span text:style-name="T1"> </text:span>יודע<text:span text:style-name="T1"> </text:span>שהן<text:span text:style-name="T1"> </text:span><text:span text:style-name="T35">לִשְׁנַיִם</text:span>? <text:span text:style-name="T7">(אין</text:span><text:span text:style-name="T2"> </text:span><text:span text:style-name="T7">'קורעין'</text:span><text:span text:style-name="T9">)</text:span> אלא<text:span text:style-name="T1"> </text:span>שנראין<text:span text:style-name="T1"> </text:span>קרועים<text:span text:style-name="T1"> </text:span>כשנים<text:span text:style-name="T1"> </text:span><text:span text:style-name="T7">(מבדיל</text:span><text:span text:style-name="T2"> </text:span><text:span text:style-name="T7">קמי</text:span><text:span text:style-name="T2"> </text:span><text:span text:style-name="T7">שפה, ונראה</text:span><text:span text:style-name="T2"> </text:span><text:span text:style-name="T7">בית</text:span><text:span text:style-name="T2"> </text:span><text:span text:style-name="T7">הצואר</text:span><text:span text:style-name="T2"> </text:span><text:span text:style-name="T7">קרע</text:span><text:span text:style-name="T2"> </text:span><text:span text:style-name="T7">אחר</text:span><text:span text:style-name="T9">)</text:span>;</text:p>
      <text:p text:style-name="P9"><text:soft-page-break/><text:span text:style-name="T8">[שמחות</text:span><text:span text:style-name="T4"> </text:span><text:span text:style-name="T8">פ"ב</text:span><text:span text:style-name="T4"> </text:span><text:span text:style-name="T8">ה"ח]</text:span><text:span text:style-name="T41"> על</text:span><text:span text:style-name="T42"> </text:span><text:span text:style-name="T41">כל</text:span><text:span text:style-name="T42"> </text:span><text:span text:style-name="T41">המתים</text:span><text:span text:style-name="T42"> </text:span><text:span text:style-name="T41">כולן</text:span><text:span text:style-name="T42"> </text:span><text:span text:style-name="T41">שולל</text:span><text:span text:style-name="T42"> </text:span><text:span text:style-name="T7">(באשטיר"י</text:span><text:span text:style-name="T2"> </text:span><text:span text:style-name="T95">[תופר</text:span><text:span text:style-name="T4"> </text:span><text:span text:style-name="T95">תפר</text:span><text:span text:style-name="T4"> </text:span><text:span text:style-name="T95">עראי]</text:span><text:span text:style-name="T9">)</text:span><text:span text:style-name="T41"> לאחר</text:span><text:span text:style-name="T42"> </text:span><text:span text:style-name="T41">שבעה, ומאחה</text:span><text:span text:style-name="T42"> </text:span><text:span text:style-name="T7">(קנט"ר, תופר</text:span><text:span text:style-name="T2"> </text:span><text:span text:style-name="T7">כדרכו</text:span><text:span text:style-name="T9">)</text:span><text:span text:style-name="T41"> לאחר</text:span><text:span text:style-name="T42"> </text:span><text:span text:style-name="T41">שלשים; 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שולל</text:span><text:span text:style-name="T42"> </text:span><text:span text:style-name="T41">לאחר</text:span><text:span text:style-name="T42"> </text:span><text:span text:style-name="T41">שלשים</text:span><text:span text:style-name="T42"> </text:span><text:span text:style-name="T41">ואינו</text:span><text:span text:style-name="T42"> </text:span><text:span text:style-name="T41">מאחה</text:span><text:span text:style-name="T42"> </text:span><text:span text:style-name="T41">לעולם, והאשה</text:span><text:span text:style-name="T42"> </text:span><text:span text:style-name="T41">שוללתו</text:span><text:span text:style-name="T42"> </text:span><text:span text:style-name="T41">לאלתר</text:span><text:span text:style-name="T42"> </text:span><text:span text:style-name="T41">מפני</text:span><text:span text:style-name="T42"> </text:span><text:span text:style-name="T41">כבודה</text:span>'.</text:p>
      <text:p text:style-name="P9">כי<text:span text:style-name="T1"> </text:span>אתא<text:span text:style-name="T1"> </text:span>רבין<text:span text:style-name="T1"> </text:span>אמר<text:span text:style-name="T1"> </text:span>רבי<text:span text:style-name="T1"> </text:span>יוחנן: על<text:span text:style-name="T1"> </text:span>כל<text:span text:style-name="T1"> </text:span>המתים<text:span text:style-name="T1"> </text:span>רצה<text:span text:style-name="T1"> </text:span>קורע<text:span text:style-name="T1"> </text:span>ביד, רצה<text:span text:style-name="T1"> </text:span>קורע<text:span text:style-name="T1"> </text:span>בכלי<text:span text:style-name="T1"> </text:span><text:span text:style-name="T7">(סכין, כדי</text:span><text:span text:style-name="T2"> </text:span><text:span text:style-name="T7">שלא</text:span><text:span text:style-name="T2"> </text:span><text:span text:style-name="T7">יפסיד</text:span><text:span text:style-name="T2"> </text:span><text:span text:style-name="T7">הבגד</text:span><text:span text:style-name="T9">)</text:span>; על<text:span text:style-name="T1"> </text:span>אביו<text:span text:style-name="T1"> </text:span>ועל<text:span text:style-name="T1"> </text:span>אמו<text:span text:style-name="T1"> – </text:span>ביד<text:span text:style-name="T1"> </text:span><text:span text:style-name="T8">[שמחות</text:span><text:span text:style-name="T4"> </text:span><text:span text:style-name="T8">פ"ב</text:span><text:span text:style-name="T4"> </text:span><text:span text:style-name="T8">ה"ד]</text:span>; </text:p>
      <text:p text:style-name="P9">ואמר<text:span text:style-name="T1"> </text:span>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על<text:span text:style-name="T1"> </text:span>כל<text:span text:style-name="T1"> </text:span>המתים<text:span text:style-name="T1"> </text:span>כולן<text:span text:style-name="T1"> </text:span>מבפנים<text:span text:style-name="T1"> </text:span><text:span text:style-name="T7">(תחת</text:span><text:span text:style-name="T2"> </text:span><text:span text:style-name="T7">המקטורן</text:span><text:span text:style-name="T2"> </text:span><text:span text:style-name="T7">שלו, שאינו</text:span><text:span text:style-name="T2"> </text:span><text:span text:style-name="T7">קורע</text:span><text:span text:style-name="T2"> </text:span><text:span text:style-name="T7">מחוץ</text:span><text:span text:style-name="T2"> </text:span><text:span text:style-name="T7">לעיני</text:span><text:span text:style-name="T2"> </text:span><text:span text:style-name="T7">הכל</text:span><text:span text:style-name="T9">)</text:span>, על<text:span text:style-name="T1"> </text:span>אביו<text:span text:style-name="T1"> </text:span>ועל<text:span text:style-name="T1"> </text:span>אמו<text:span text:style-name="T1"> </text:span>קורע<text:span text:style-name="T1"> </text:span>מבחוץ;</text:p>
      <text:p text:style-name="P32">אמר<text:span text:style-name="T1"> </text:span>רב<text:span text:style-name="T1"> </text:span>חסדא: וכן<text:span text:style-name="T1"> </text:span>לנשיא<text:span text:style-name="T1"> </text:span><text:span text:style-name="T7">(קורע</text:span><text:span text:style-name="T2"> </text:span><text:span text:style-name="T7">מבחוץ</text:span><text:span text:style-name="T9">)</text:span>.</text:p>
      <text:p text:style-name="P32">מיתיבי<text:span text:style-name="T1"> </text:span>'<text:span text:style-name="T41">לא</text:span><text:span text:style-name="T42"> </text:span><text:span text:style-name="T41">הושוו</text:span><text:span text:style-name="T42"> </text:span><text:span text:style-name="T7">(רבו</text:span><text:span text:style-name="T2"> </text:span><text:span text:style-name="T7">ואב</text:span><text:span text:style-name="T2"> </text:span><text:span text:style-name="T7">בית</text:span><text:span text:style-name="T2"> </text:span><text:span text:style-name="T7">דין</text:span><text:span text:style-name="T2"> </text:span><text:span text:style-name="T7">ונשיא, וכל</text:span><text:span text:style-name="T2"> </text:span><text:span text:style-name="T7">הנך</text:span><text:span text:style-name="T2"> </text:span><text:span text:style-name="T7">דתני</text:span><text:span text:style-name="T2"> </text:span><text:span text:style-name="T7">במתניתא</text:span><text:span text:style-name="T9">)</text:span><text:span text:style-name="T41"> לאביו</text:span><text:span text:style-name="T42"> </text:span><text:span text:style-name="T41">ולאמו</text:span><text:span text:style-name="T42"> </text:span><text:span text:style-name="T41">אלא</text:span><text:span text:style-name="T42"> </text:span><text:span text:style-name="T41">לאיחוי</text:span><text:span text:style-name="T42"> </text:span><text:span text:style-name="T41">בלבד</text:span><text:span text:style-name="T42"> </text:span><text:span text:style-name="T7">(שאין</text:span><text:span text:style-name="T2"> </text:span><text:span text:style-name="T7">מתאחים</text:span><text:span text:style-name="T2"> </text:span><text:span text:style-name="T7">לעולם; אבל</text:span><text:span text:style-name="T2"> </text:span><text:span text:style-name="T7">לא</text:span><text:span text:style-name="T2"> </text:span><text:span text:style-name="T7">הושוו</text:span><text:span text:style-name="T2"> </text:span><text:span text:style-name="T7">לאביו</text:span><text:span text:style-name="T2"> </text:span><text:span text:style-name="T7">ולאמו</text:span><text:span text:style-name="T2"> </text:span><text:span text:style-name="T7">לקרוע</text:span><text:span text:style-name="T2"> </text:span><text:span text:style-name="T7">מבחוץ: להאי</text:span><text:span text:style-name="T2"> </text:span><text:span text:style-name="T7">לא</text:span><text:span text:style-name="T2"> </text:span><text:span text:style-name="T7">הושוו, דעל</text:span><text:span text:style-name="T2"> </text:span><text:span text:style-name="T7">אביו</text:span><text:span text:style-name="T2"> </text:span><text:span text:style-name="T7">קורע</text:span><text:span text:style-name="T2"> </text:span><text:span text:style-name="T7">מבחוץ, ועל</text:span><text:span text:style-name="T2"> </text:span><text:span text:style-name="T7">כולן</text:span><text:span text:style-name="T2"> </text:span><text:span text:style-name="T7">אינו</text:span><text:span text:style-name="T2"> </text:span><text:span text:style-name="T7">קורע</text:span><text:span text:style-name="T2"> </text:span><text:span text:style-name="T7">מבחוץ</text:span><text:span text:style-name="T9">)</text:span>', מאי<text:span text:style-name="T1"> </text:span>לאו<text:span text:style-name="T1"> </text:span>אפילו<text:span text:style-name="T1"> </text:span>לנשיא? </text:p>
      <text:p text:style-name="P32">לא, לבר<text:span text:style-name="T1"> </text:span>מנשיא.</text:p>
      <text:p text:style-name="P32">נשיאה<text:span text:style-name="T1"> </text:span>שכיב, אמר<text:span text:style-name="T1"> </text:span>ליה<text:span text:style-name="T1"> </text:span>רב<text:span text:style-name="T1"> </text:span>חסדא<text:span text:style-name="T1"> </text:span>&lt;לרב<text:span text:style-name="T1"> </text:span>חנן<text:span text:style-name="T1"> </text:span>בר<text:span text:style-name="T1"> </text:span>רבא&gt; [לרב<text:span text:style-name="T1"> </text:span>נחמן<text:span text:style-name="T1"> </text:span>בר<text:span text:style-name="T1"> </text:span>אמי]: כפי<text:span text:style-name="T1"> </text:span>אסיתא<text:span text:style-name="T1"> </text:span>וקום<text:span text:style-name="T1"> </text:span>עלה<text:span text:style-name="T1"> </text:span>ואחוי<text:span text:style-name="T1"> </text:span>קריעה<text:span text:style-name="T1"> </text:span>לעלמא<text:span text:style-name="T1"> </text:span><text:span text:style-name="T7">(הפוך</text:span><text:span text:style-name="T2"> </text:span><text:span text:style-name="T7">המכתשת, ועמוד</text:span><text:span text:style-name="T2"> </text:span><text:span text:style-name="T7">עליה</text:span><text:span text:style-name="T2"> </text:span><text:span text:style-name="T7">וקרע, כדי</text:span><text:span text:style-name="T2"> </text:span><text:span text:style-name="T7">שיראוך</text:span><text:span text:style-name="T2"> </text:span><text:span text:style-name="T7">כל</text:span><text:span text:style-name="T2"> </text:span><text:span text:style-name="T7">העם</text:span><text:span text:style-name="T2"> </text:span><text:span text:style-name="T7">כשתקרע</text:span><text:span text:style-name="T9">)</text:span>;</text:p>
      <text:p text:style-name="P9"><text:span text:style-name="T8">[שמחות</text:span><text:span text:style-name="T4"> </text:span><text:span text:style-name="T8">פ"ב</text:span><text:span text:style-name="T4"> </text:span><text:span text:style-name="T8">ה"ט]</text:span> '<text:span text:style-name="T41">על</text:span><text:span text:style-name="T42"> </text:span><text:span text:style-name="T41">חכם</text:span><text:span text:style-name="T42"> </text:span><text:span text:style-name="T7">(ממונה</text:span><text:span text:style-name="T2"> </text:span><text:span text:style-name="T7">על</text:span><text:span text:style-name="T2"> </text:span><text:span text:style-name="T7">העיר, שמבקשים</text:span><text:span text:style-name="T2"> </text:span><text:span text:style-name="T7">ממנו</text:span><text:span text:style-name="T2"> </text:span><text:span text:style-name="T7">הוראה</text:span><text:span text:style-name="T9">)</text:span><text:span text:style-name="T41"> חולץ</text:span><text:span text:style-name="T42"> </text:span><text:span text:style-name="T7">(כתף</text:span><text:span text:style-name="T9">)</text:span><text:span text:style-name="T41"> מימין, על</text:span><text:span text:style-name="T42"> </text:span><text:span text:style-name="T41">אב</text:span><text:span text:style-name="T42"> </text:span><text:span text:style-name="T41">בית</text:span><text:span text:style-name="T42"> </text:span><text:span text:style-name="T41">דין</text:span><text:span text:style-name="T42"> </text:span><text:span text:style-name="T41">משמאל, על</text:span><text:span text:style-name="T42"> </text:span><text:span text:style-name="T41">נשיא</text:span><text:span text:style-name="T42"> </text:span><text:span text:style-name="T41">מכאן</text:span><text:span text:style-name="T42"> </text:span><text:span text:style-name="T41">ומכאן</text:span>'.</text:p>
      <text:p text:style-name="P28"/>
      <text:p text:style-name="P9">תנו<text:span text:style-name="T1"> </text:span>רבנן<text:span text:style-name="T1"> </text:span><text:span text:style-name="T8">[שמחות</text:span><text:span text:style-name="T4"> </text:span><text:span text:style-name="T8">פ"י</text:span><text:span text:style-name="T4"> </text:span><text:span text:style-name="T8">הלכה</text:span><text:span text:style-name="T4"> </text:span><text:span text:style-name="T8">יג, בשנויים]</text:span>: '<text:span text:style-name="T41">חכם</text:span><text:span text:style-name="T42"> </text:span><text:span text:style-name="T41">שמת</text:span><text:span text:style-name="T42"> </text:span><text:span text:style-name="T41">- בית</text:span><text:span text:style-name="T42"> </text:span><text:span text:style-name="T41">מדרשו</text:span><text:span text:style-name="T42"> </text:span><text:span text:style-name="T7">(אותן</text:span><text:span text:style-name="T2"> </text:span><text:span text:style-name="T7">שרגילין</text:span><text:span text:style-name="T2"> </text:span><text:span text:style-name="T7">ללמוד</text:span><text:span text:style-name="T2"> </text:span><text:span text:style-name="T7">תורה</text:span><text:span text:style-name="T2"> </text:span><text:span text:style-name="T7">מפיו</text:span><text:span text:style-name="T9">)</text:span><text:span text:style-name="T41"> בטל; </text:span></text:p>
      <text:p text:style-name="P18">אב<text:span text:style-name="T1"> </text:span>בית<text:span text:style-name="T1"> </text:span>דין<text:span text:style-name="T1"> </text:span>שמת<text:span text:style-name="T1"> </text:span>- כל<text:span text:style-name="T1"> </text:span>בתי<text:span text:style-name="T1"> </text:span>מדרשות<text:span text:style-name="T1"> </text:span>שבעירו<text:span text:style-name="T1"> </text:span>בטילין, ונכנסין<text:span text:style-name="T1"> </text:span>לבית<text:span text:style-name="T1"> </text:span>הכנסת, ומשנין<text:span text:style-name="T1"> </text:span>את<text:span text:style-name="T1"> </text:span>מקומן: היושבין<text:span text:style-name="T1"> </text:span>בצפון<text:span text:style-name="T1"> </text:span>יושבין<text:span text:style-name="T1"> </text:span>בדרום, היושבין<text:span text:style-name="T1"> </text:span>בדרום<text:span text:style-name="T1"> </text:span>יושבין<text:span text:style-name="T1"> </text:span>בצפון;</text:p>
      <text:p text:style-name="P18">נשיא<text:span text:style-name="T1"> </text:span>שמת<text:span text:style-name="T1"> </text:span>- בתי<text:span text:style-name="T1"> </text:span>מדרשות<text:span text:style-name="T1"> </text:span>כולן<text:span text:style-name="T1"> </text:span>בטילין, ובני<text:span text:style-name="T1"> </text:span>הכנסת<text:span text:style-name="T1"> </text:span>נכנסין<text:span text:style-name="T1"> </text:span>לבית<text:span text:style-name="T1"> </text:span>הכנסת</text:p>
      <text:p text:style-name="P45"/>
      <text:p text:style-name="P9">(מועד<text:span text:style-name="T1"> </text:span>קטן<text:span text:style-name="T1"> </text:span>כג,א)</text:p>
      <text:p text:style-name="P9"><text:span text:style-name="T41">וקורין</text:span><text:span text:style-name="T42"> </text:span><text:span text:style-name="T41">שבעה</text:span><text:span text:style-name="T42"> </text:span><text:span text:style-name="T7">(בספר</text:span><text:span text:style-name="T2"> </text:span><text:span text:style-name="T7">תורה, דאין</text:span><text:span text:style-name="T2"> </text:span><text:span text:style-name="T7">מתפללין</text:span><text:span text:style-name="T2"> </text:span><text:span text:style-name="T7">יחד</text:span><text:span text:style-name="T2"> </text:span><text:span text:style-name="T7">בבית</text:span><text:span text:style-name="T2"> </text:span><text:span text:style-name="T7">הכנסת, אלא</text:span><text:span text:style-name="T2"> </text:span><text:span text:style-name="T7">כל</text:span><text:span text:style-name="T2"> </text:span><text:span text:style-name="T7">אחד</text:span><text:span text:style-name="T2"> </text:span><text:span text:style-name="T7">ואחד</text:span><text:span text:style-name="T2"> </text:span><text:span text:style-name="T7">מתפלל</text:span><text:span text:style-name="T2"> </text:span><text:span text:style-name="T7">בביתו</text:span><text:span text:style-name="T9">)</text:span><text:span text:style-name="T41">, ויוצאין; רבי</text:span><text:span text:style-name="T42"> </text:span><text:span text:style-name="T41">יהושע</text:span><text:span text:style-name="T42"> </text:span><text:span text:style-name="T41">בן</text:span><text:span text:style-name="T42"> </text:span><text:span text:style-name="T41">קרחה</text:span><text:span text:style-name="T42"> </text:span><text:span text:style-name="T41">אומר: לא</text:span><text:span text:style-name="T42"> </text:span><text:span text:style-name="T41">שילכו</text:span><text:span text:style-name="T42"> </text:span><text:span text:style-name="T41">ויטיילו</text:span><text:span text:style-name="T42"> </text:span><text:span text:style-name="T41">בשוק, אלא</text:span><text:span text:style-name="T42"> </text:span><text:span text:style-name="T41">יושבין</text:span><text:span text:style-name="T42"> </text:span><text:span text:style-name="T41">ודומין, ואין</text:span><text:span text:style-name="T42"> </text:span><text:span text:style-name="T41">אומרים</text:span><text:span text:style-name="T42"> </text:span><text:span text:style-name="T41">שמועה</text:span><text:span text:style-name="T42"> </text:span><text:span text:style-name="T41">ואגדה</text:span><text:span text:style-name="T42"> </text:span><text:span text:style-name="T41">בבית</text:span><text:span text:style-name="T42"> </text:span><text:span text:style-name="T41">האבל; אמרו</text:span><text:span text:style-name="T42"> </text:span><text:span text:style-name="T41">עליו</text:span><text:span text:style-name="T42"> </text:span><text:span text:style-name="T41">על</text:span><text:span text:style-name="T42"> </text:span><text:span text:style-name="T41">רבי</text:span><text:span text:style-name="T42"> </text:span><text:span text:style-name="T41">חנניה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שהיה</text:span><text:span text:style-name="T42"> </text:span><text:span text:style-name="T41">אומר</text:span><text:span text:style-name="T42"> </text:span><text:span text:style-name="T41">שמועה</text:span><text:span text:style-name="T42"> </text:span><text:span text:style-name="T41">ואגדה</text:span><text:span text:style-name="T42"> </text:span><text:span text:style-name="T41">בבית</text:span><text:span text:style-name="T42"> </text:span><text:span text:style-name="T41">האבל</text:span>'.</text:p>
      <text:p text:style-name="P9"/>
      <text:p text:style-name="P9">תנו<text:span text:style-name="T1"> </text:span>רבנן<text:span text:style-name="T1"> </text:span><text:span text:style-name="T8">[שמחות</text:span><text:span text:style-name="T4"> </text:span><text:span text:style-name="T8">פ"י</text:span><text:span text:style-name="T4"> </text:span><text:span text:style-name="T8">הלכה</text:span><text:span text:style-name="T4"> </text:span><text:span text:style-name="T8">יב, בשנויים]</text:span>: '<text:span text:style-name="T41">אָבֵל</text:span><text:span text:style-name="T42"> </text:span><text:span text:style-name="T41">שבת</text:span><text:span text:style-name="T42"> </text:span><text:span text:style-name="T41">ראשונה</text:span><text:span text:style-name="T42"> </text:span><text:span text:style-name="T41">אינו</text:span><text:span text:style-name="T42"> </text:span><text:span text:style-name="T41">יוצא</text:span><text:span text:style-name="T42"> </text:span><text:span text:style-name="T41">מפתח</text:span><text:span text:style-name="T42"> </text:span><text:span text:style-name="T41">ביתו; שניה</text:span><text:span text:style-name="T42"> </text:span><text:span text:style-name="T41">- יוצא, ואינו</text:span><text:span text:style-name="T42"> </text:span><text:span text:style-name="T41">יושב</text:span><text:span text:style-name="T42"> </text:span><text:span text:style-name="T41">במקומו; שלישית</text:span><text:span text:style-name="T42"> </text:span><text:span text:style-name="T41">- יושב</text:span><text:span text:style-name="T42"> </text:span><text:span text:style-name="T41">במקומו</text:span><text:span text:style-name="T42"> </text:span><text:span text:style-name="T41">ואינו</text:span><text:span text:style-name="T42"> </text:span><text:span text:style-name="T41">מדבר; רביעית</text:span><text:span text:style-name="T42"> </text:span><text:span text:style-name="T41">הרי</text:span><text:span text:style-name="T42"> </text:span><text:span text:style-name="T41">הוא</text:span><text:span text:style-name="T42"> </text:span><text:span text:style-name="T41">ככל</text:span><text:span text:style-name="T42"> </text:span><text:span text:style-name="T41">אדם;</text:span></text:p>
      <text:p text:style-name="P9"><text:span text:style-name="T41">רבי</text:span><text:span text:style-name="T42"> </text:span><text:span text:style-name="T41">יהודה</text:span><text:span text:style-name="T42"> </text:span><text:span text:style-name="T41">אומר: לא</text:span><text:span text:style-name="T42"> </text:span><text:span text:style-name="T41">הוצרכו</text:span><text:span text:style-name="T42"> </text:span><text:span text:style-name="T41">לומר</text:span><text:span text:style-name="T42"> </text:span><text:span text:style-name="T41">שבת</text:span><text:span text:style-name="T42"> </text:span><text:span text:style-name="T41">ראשונה</text:span><text:span text:style-name="T42"> </text:span><text:span text:style-name="T7">(שודאי</text:span><text:span text:style-name="T9">)</text:span><text:span text:style-name="T41"> לא</text:span><text:span text:style-name="T42"> </text:span><text:span text:style-name="T41">יצא</text:span><text:span text:style-name="T42"> </text:span><text:span text:style-name="T41">מפתח</text:span><text:span text:style-name="T42"> </text:span><text:span text:style-name="T41">ביתו, שהרי</text:span><text:span text:style-name="T42"> </text:span><text:span text:style-name="T41">הכל</text:span><text:span text:style-name="T42"> </text:span><text:span text:style-name="T41">נכנסין</text:span><text:span text:style-name="T42"> </text:span><text:span text:style-name="T41">לביתו</text:span><text:span text:style-name="T42"> </text:span><text:span text:style-name="T41">לנחמו! אלא</text:span><text:span text:style-name="T42"> </text:span><text:span text:style-name="T41">שניה</text:span><text:span text:style-name="T42"> </text:span><text:span text:style-name="T41">אינו</text:span><text:span text:style-name="T42"> </text:span><text:span text:style-name="T41">יוצא</text:span><text:span text:style-name="T42"> </text:span><text:span text:style-name="T41">מפתח</text:span><text:span text:style-name="T42"> </text:span><text:span text:style-name="T41">ביתו, שלישית</text:span><text:span text:style-name="T42"> </text:span><text:span text:style-name="T41">יוצא</text:span><text:span text:style-name="T42"> </text:span><text:span text:style-name="T41">ואינו</text:span><text:span text:style-name="T42"> </text:span><text:span text:style-name="T41">יושב</text:span><text:span text:style-name="T42"> </text:span><text:span text:style-name="T41">במקומו, רביעית</text:span><text:span text:style-name="T42"> </text:span><text:span text:style-name="T41">יושב</text:span><text:span text:style-name="T42"> </text:span><text:span text:style-name="T41">במקומו</text:span><text:span text:style-name="T42"> </text:span><text:span text:style-name="T41">ואינו</text:span><text:span text:style-name="T42"> </text:span><text:span text:style-name="T41">מדבר, חמישית</text:span><text:span text:style-name="T42"> </text:span><text:span text:style-name="T41">הרי</text:span><text:span text:style-name="T42"> </text:span><text:span text:style-name="T41">הוא</text:span><text:span text:style-name="T42"> </text:span><text:span text:style-name="T41">ככל</text:span><text:span text:style-name="T42"> </text:span><text:span text:style-name="T41">אדם</text:span>'.</text:p>
      <text:p text:style-name="P28"/>
      <text:p text:style-name="P9">תנו<text:span text:style-name="T1"> </text:span>רבנן<text:span text:style-name="T1"> </text:span><text:span text:style-name="T8">[שמחות</text:span><text:span text:style-name="T4"> </text:span><text:span text:style-name="T8">פ"ז</text:span><text:span text:style-name="T4"> </text:span><text:span text:style-name="T8">הלכה</text:span><text:span text:style-name="T4"> </text:span><text:span text:style-name="T8">טו]</text:span>: '<text:span text:style-name="T41">כל</text:span><text:span text:style-name="T42"> </text:span><text:span text:style-name="T41">שלשים</text:span><text:span text:style-name="T42"> </text:span><text:span text:style-name="T41">יום</text:span><text:span text:style-name="T42"> </text:span><text:span text:style-name="T41">לנישואין</text:span><text:span text:style-name="T42"> </text:span><text:span text:style-name="T7">(עד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לאחר</text:span><text:span text:style-name="T2"> </text:span><text:span text:style-name="T7">אבלו</text:span><text:span text:style-name="T2"> </text:span><text:span text:style-name="T7">אינו</text:span><text:span text:style-name="T2"> </text:span><text:span text:style-name="T7">יכול</text:span><text:span text:style-name="T2"> </text:span><text:span text:style-name="T7">לישא</text:span><text:span text:style-name="T2"> </text:span><text:span text:style-name="T7">אשה</text:span><text:span text:style-name="T9">)</text:span><text:span text:style-name="T41">; מתה</text:span><text:span text:style-name="T42"> </text:span><text:span text:style-name="T41">אשתו</text:span><text:span text:style-name="T42"> </text:span><text:span text:style-name="T41">- אסור</text:span><text:span text:style-name="T42"> </text:span><text:span text:style-name="T41">לישא</text:span><text:span text:style-name="T42"> </text:span><text:span text:style-name="T41">אשה</text:span><text:span text:style-name="T42"> </text:span><text:span text:style-name="T41">אחרת</text:span><text:span text:style-name="T42"> </text:span><text:span text:style-name="T41">עד</text:span><text:span text:style-name="T42"> </text:span><text:span text:style-name="T41">שיעברו</text:span><text:span text:style-name="T42"> </text:span><text:span text:style-name="T41">עליו</text:span><text:span text:style-name="T42"> </text:span><text:span text:style-name="T41">שלשה</text:span><text:span text:style-name="T42"> </text:span><text:span text:style-name="T41">רגלים; רבי</text:span><text:span text:style-name="T42"> </text:span><text:span text:style-name="T41">יהודה</text:span><text:span text:style-name="T42"> </text:span><text:span text:style-name="T41">אומר: רגל</text:span><text:span text:style-name="T42"> </text:span><text:span text:style-name="T41">ראשון</text:span><text:span text:style-name="T42"> </text:span><text:span text:style-name="T41">ושני</text:span><text:span text:style-name="T42"> </text:span><text:span text:style-name="T41">אסור</text:span><text:span text:style-name="T42"> </text:span><text:span text:style-name="T41">שלישי</text:span><text:span text:style-name="T42"> </text:span><text:span text:style-name="T41">מותר;</text:span></text:p>
      <text:p text:style-name="P18">ואם<text:span text:style-name="T1"> </text:span>אין<text:span text:style-name="T1"> </text:span>לו<text:span text:style-name="T1"> </text:span>בנים<text:span text:style-name="T1"> </text:span>מותר<text:span text:style-name="T1"> </text:span>לישא<text:span text:style-name="T1"> </text:span>לאלתר<text:span text:style-name="T1"> </text:span>משום<text:span text:style-name="T1"> </text:span>ביטול<text:span text:style-name="T1"> </text:span>פריה<text:span text:style-name="T1"> </text:span>ורביה;</text:p>
      <text:p text:style-name="P18">הניחה<text:span text:style-name="T1"> </text:span>לו<text:span text:style-name="T1"> </text:span>בנים<text:span text:style-name="T1"> </text:span>קטנים<text:span text:style-name="T1"> </text:span>- מותר<text:span text:style-name="T1"> </text:span>לישא<text:span text:style-name="T1"> </text:span>לאלתר<text:span text:style-name="T1"> </text:span>מפני<text:span text:style-name="T1"> </text:span>פרנסתן; </text:p>
      <text:p text:style-name="P9"><text:span text:style-name="T41">מעשה</text:span><text:span text:style-name="T42"> </text:span><text:span text:style-name="T41">שמתה</text:span><text:span text:style-name="T42"> </text:span><text:span text:style-name="T41">אשתו</text:span><text:span text:style-name="T42"> </text:span><text:span text:style-name="T41">של</text:span><text:span text:style-name="T42"> </text:span><text:span text:style-name="T41">יוסף</text:span><text:span text:style-name="T42"> </text:span><text:span text:style-name="T41">הכהן</text:span><text:span text:style-name="T42"> </text:span><text:span text:style-name="T96">[במסכת</text:span><text:span text:style-name="T2"> </text:span><text:span text:style-name="T96">שמחות: רבי</text:span><text:span text:style-name="T2"> </text:span><text:span text:style-name="T96">טרפון]</text:span><text:span text:style-name="T41"> ואמר</text:span><text:span text:style-name="T42"> </text:span><text:span text:style-name="T41">לאחותה</text:span><text:span text:style-name="T42"> </text:span><text:span text:style-name="T41">בבית</text:span><text:span text:style-name="T42"> </text:span><text:span text:style-name="T41">הקברות: "לכי</text:span><text:span text:style-name="T42"> </text:span><text:span text:style-name="T41">ופרנסי</text:span><text:span text:style-name="T42"> </text:span><text:span text:style-name="T41">את</text:span><text:span text:style-name="T42"> </text:span><text:span text:style-name="T41">בני</text:span><text:span text:style-name="T42"> </text:span><text:span text:style-name="T41">אחותך" ואף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כן</text:span><text:span text:style-name="T42"> </text:span><text:span text:style-name="T41">לא</text:span><text:span text:style-name="T42"> </text:span><text:span text:style-name="T41">בא</text:span><text:span text:style-name="T42"> </text:span><text:span text:style-name="T41">עליה</text:span><text:span text:style-name="T42"> </text:span><text:span text:style-name="T41">אלא</text:span><text:span text:style-name="T42"> </text:span><text:span text:style-name="T41">לזמן</text:span><text:span text:style-name="T42"> </text:span><text:span text:style-name="T41">מרובה</text:span>'. </text:p>
      <text:p text:style-name="P9">מאי<text:span text:style-name="T1"> </text:span>'<text:span text:style-name="T41">לזמן</text:span><text:span text:style-name="T42"> </text:span><text:span text:style-name="T41">מרובה</text:span>'? </text:p>
      <text:p text:style-name="P9">אמר<text:span text:style-name="T1"> </text:span>רב<text:span text:style-name="T1"> </text:span>פפא: לאחר<text:span text:style-name="T1"> </text:span>שלשים<text:span text:style-name="T1"> </text:span>יום.</text:p>
      <text:p text:style-name="P28"/>
      <text:p text:style-name="P9">תנו<text:span text:style-name="T1"> </text:span>רבנן: '<text:span text:style-name="T59">כל</text:span><text:span text:style-name="T3"> </text:span><text:span text:style-name="T59">שלשים</text:span><text:span text:style-name="T3"> </text:span><text:span text:style-name="T59">יום</text:span><text:span text:style-name="T3"> </text:span><text:span text:style-name="T59">לגיהוץ, אחד</text:span><text:span text:style-name="T3"> </text:span><text:span text:style-name="T59">כלים</text:span><text:span text:style-name="T3"> </text:span><text:span text:style-name="T59">חדשים</text:span><text:span text:style-name="T3"> </text:span><text:span text:style-name="T59">ואחד</text:span><text:span text:style-name="T3"> </text:span><text:span text:style-name="T59">כלים</text:span><text:span text:style-name="T3"> </text:span><text:span text:style-name="T59">ישנים</text:span><text:span text:style-name="T3"> </text:span><text:span text:style-name="T59">יוצאין</text:span><text:span text:style-name="T3"> </text:span><text:span text:style-name="T59">מתוך</text:span><text:span text:style-name="T3"> </text:span><text:span text:style-name="T59">המכבש</text:span><text:span text:style-name="T3"> </text:span><text:span text:style-name="T7">(פירוש: שהן</text:span><text:span text:style-name="T2"> </text:span><text:span text:style-name="T7">כחדשים</text:span><text:span text:style-name="T9">)</text:span><text:span text:style-name="T59">; רבי</text:span><text:span text:style-name="T3"> </text:span><text:span text:style-name="T59">אומר: לא</text:span><text:span text:style-name="T3"> </text:span><text:span text:style-name="T59">אסרו</text:span><text:span text:style-name="T3"> </text:span><text:span text:style-name="T59">אלא</text:span><text:span text:style-name="T3"> </text:span><text:span text:style-name="T59">כלים</text:span><text:span text:style-name="T3"> </text:span><text:span text:style-name="T59">חדשים</text:span><text:span text:style-name="T3"> </text:span><text:span text:style-name="T59">בלבד; רבי</text:span><text:span text:style-name="T3"> </text:span><text:span text:style-name="T59">אלעזר</text:span><text:span text:style-name="T3"> </text:span><text:span text:style-name="T59">ברבי</text:span><text:span text:style-name="T3"> </text:span><text:span text:style-name="T59">שמעון</text:span><text:span text:style-name="T3"> </text:span><text:span text:style-name="T59">אומר: לא</text:span><text:span text:style-name="T3"> </text:span><text:span text:style-name="T59">אסרו</text:span><text:span text:style-name="T3"> </text:span><text:span text:style-name="T59">אלא</text:span><text:span text:style-name="T3"> </text:span><text:span text:style-name="T59">כלים</text:span><text:span text:style-name="T3"> </text:span><text:span text:style-name="T59">חדשים</text:span><text:span text:style-name="T3"> </text:span><text:span text:style-name="T59">לבנים</text:span><text:span text:style-name="T3"> </text:span><text:span text:style-name="T59">בלבד</text:span>';</text:p>
      <text:p text:style-name="P9">אביי<text:span text:style-name="T1"> </text:span>נפיק<text:span text:style-name="T1"> </text:span>בגרדא<text:span text:style-name="T1"> </text:span>דסרבלא<text:span text:style-name="T1"> </text:span><text:span text:style-name="T7">(מלבוש</text:span><text:span text:style-name="T2"> </text:span><text:span text:style-name="T7">לבן</text:span><text:span text:style-name="T2"> </text:span><text:span text:style-name="T7">מגוהץ</text:span><text:span text:style-name="T2"> </text:span><text:span text:style-name="T7">ישן</text:span><text:span text:style-name="T9">)</text:span>, כרבי<text:span text:style-name="T1"> </text:span><text:span text:style-name="T7">(דאמר: לא</text:span><text:span text:style-name="T2"> </text:span><text:span text:style-name="T7">אסרו</text:span><text:span text:style-name="T2"> </text:span><text:span text:style-name="T7">לבן</text:span><text:span text:style-name="T2"> </text:span><text:span text:style-name="T7">אלא</text:span><text:span text:style-name="T2"> </text:span><text:span text:style-name="T7">חדש</text:span><text:span text:style-name="T9">)</text:span>; </text:p>
      <text:p text:style-name="P9"><text:soft-page-break/>רבא<text:span text:style-name="T1"> </text:span>נפיק<text:span text:style-name="T1"> </text:span>בחימוצתא<text:span text:style-name="T1"> </text:span><text:span text:style-name="T7">(חלוק</text:span><text:span text:style-name="T9">)</text:span> רומיתא<text:span text:style-name="T1"> </text:span><text:span text:style-name="T7">(שבא</text:span><text:span text:style-name="T2"> </text:span><text:span text:style-name="T7">מרומי</text:span><text:span text:style-name="T9">)</text:span> סומקתא<text:span text:style-name="T1"> </text:span>חדתי, כרבי<text:span text:style-name="T1"> </text:span>אלעזר<text:span text:style-name="T1"> </text:span>ברבי<text:span text:style-name="T1"> </text:span>שמעון<text:span text:style-name="T1"> </text:span><text:span text:style-name="T7">(דאמר: לא</text:span><text:span text:style-name="T2"> </text:span><text:span text:style-name="T7">אסרו</text:span><text:span text:style-name="T2"> </text:span><text:span text:style-name="T7">אלא</text:span><text:span text:style-name="T2"> </text:span><text:span text:style-name="T7">לבנים, וזו</text:span><text:span text:style-name="T2"> </text:span><text:span text:style-name="T7">אדומה</text:span><text:span text:style-name="T2"> </text:span><text:span text:style-name="T7">היתה</text:span><text:span text:style-name="T9">)</text:span>.</text:p>
      <text:p text:style-name="P9"/>
      <text:p text:style-name="P9">מפני<text:span text:style-name="T1"> </text:span>שאמרו<text:span text:style-name="T1"> </text:span>שבת<text:span text:style-name="T1"> </text:span>עולה<text:span text:style-name="T1"> </text:span>ואינה<text:span text:style-name="T1"> </text:span>מפסקת: <text:s/></text:p>
      <text:p text:style-name="P9">בני<text:span text:style-name="T1"> </text:span>יהודה<text:span text:style-name="T1"> </text:span>ובני<text:span text:style-name="T1"> </text:span>גלילא, הני<text:span text:style-name="T1"> </text:span>אמרי</text:p>
      <text:p text:style-name="P45"/>
      <text:p text:style-name="P9">(מועד<text:span text:style-name="T1"> </text:span>קטן<text:span text:style-name="T1"> </text:span>כג,ב)</text:p>
      <text:p text:style-name="P9">יש<text:span text:style-name="T1"> </text:span>אבילות<text:span text:style-name="T1"> </text:span>בשבת<text:span text:style-name="T1"> </text:span>והני<text:span text:style-name="T1"> </text:span>אמרי<text:span text:style-name="T1"> </text:span>אין<text:span text:style-name="T1"> </text:span>אבילות<text:span text:style-name="T1"> </text:span>בשבת;</text:p>
      <text:p text:style-name="P9">מאן<text:span text:style-name="T1"> </text:span>דאמר<text:span text:style-name="T1"> </text:span>יש<text:span text:style-name="T1"> </text:span>אבילות<text:span text:style-name="T1"> </text:span>בשבת<text:span text:style-name="T1"> </text:span>- דקתני<text:span text:style-name="T1"> </text:span>'<text:span text:style-name="T41">עולה</text:span>'; מאן<text:span text:style-name="T1"> </text:span>דאמר<text:span text:style-name="T1"> </text:span>אין<text:span text:style-name="T1"> </text:span>אבילות<text:span text:style-name="T1"> </text:span>בשבת<text:span text:style-name="T1"> </text:span>- דקתני<text:span text:style-name="T1"> </text:span>'<text:span text:style-name="T41">אינה</text:span><text:span text:style-name="T42"> </text:span><text:span text:style-name="T41">מפסקת</text:span>': אי<text:span text:style-name="T1"> </text:span>סלקא<text:span text:style-name="T1"> </text:span>דעתך<text:span text:style-name="T1"> </text:span>יש<text:span text:style-name="T1"> </text:span>אבילות<text:span text:style-name="T1"> </text:span>בשבת, השתא<text:span text:style-name="T1"> </text:span>אבילות<text:span text:style-name="T1"> </text:span>נהגא, אפסוקי<text:span text:style-name="T1"> </text:span>מיבעיא<text:span text:style-name="T1"> </text:span><text:span text:style-name="T7">(כלומר: מי</text:span><text:span text:style-name="T2"> </text:span><text:span text:style-name="T7">צריכא</text:span><text:span text:style-name="T2"> </text:span><text:span text:style-name="T7">למימר</text:span><text:span text:style-name="T2"> </text:span><text:span text:style-name="T7">דאינה</text:span><text:span text:style-name="T2"> </text:span><text:span text:style-name="T7">מפסקת</text:span><text:span text:style-name="T9">)</text:span>? </text:p>
      <text:p text:style-name="P9">ואלא<text:span text:style-name="T1"> </text:span>הא<text:span text:style-name="T1"> </text:span>קתני<text:span text:style-name="T1"> </text:span>'עולה'? </text:p>
      <text:p text:style-name="P9">איידי<text:span text:style-name="T1"> </text:span>דקבעי<text:span text:style-name="T1"> </text:span>למיתנא<text:span text:style-name="T1"> </text:span>סיפא<text:span text:style-name="T1"> </text:span>'<text:span text:style-name="T41">אינן</text:span><text:span text:style-name="T42"> </text:span><text:span text:style-name="T41">עולים</text:span>' תנא<text:span text:style-name="T1"> </text:span>רישא<text:span text:style-name="T1"> </text:span>'<text:span text:style-name="T41">עולה</text:span>';</text:p>
      <text:p text:style-name="P9">ולמאן<text:span text:style-name="T1"> </text:span>דאמר<text:span text:style-name="T1"> </text:span>יש<text:span text:style-name="T1"> </text:span>אבילות<text:span text:style-name="T1"> </text:span>בשבת, הא<text:span text:style-name="T1"> </text:span>קתני<text:span text:style-name="T1"> </text:span>'אינה<text:span text:style-name="T1"> </text:span>מפסקת'? </text:p>
      <text:p text:style-name="P9">משום<text:span text:style-name="T1"> </text:span>דקבעי<text:span text:style-name="T1"> </text:span>למיתנא<text:span text:style-name="T1"> </text:span>סיפא<text:span text:style-name="T1"> </text:span>'<text:span text:style-name="T41">מפסיקין</text:span>' תנא<text:span text:style-name="T1"> </text:span>רישא<text:span text:style-name="T1"> </text:span>'<text:span text:style-name="T41">אינה</text:span><text:span text:style-name="T42"> </text:span><text:span text:style-name="T41">מפסקת</text:span>'.</text:p>
      <text:p text:style-name="P9">לימא<text:span text:style-name="T1"> </text:span>כתנאי: '<text:span text:style-name="T41">מי</text:span><text:span text:style-name="T42"> </text:span><text:span text:style-name="T41">שמתו</text:span><text:span text:style-name="T42"> </text:span><text:span text:style-name="T41">מוטל</text:span><text:span text:style-name="T42"> </text:span><text:span text:style-name="T41">לפניו</text:span><text:span text:style-name="T42"> </text:span><text:span text:style-name="T41">אוכל</text:span><text:span text:style-name="T42"> </text:span><text:span text:style-name="T41">בבית</text:span><text:span text:style-name="T42"> </text:span><text:span text:style-name="T41">אחר; אין</text:span><text:span text:style-name="T42"> </text:span><text:span text:style-name="T41">לו</text:span><text:span text:style-name="T42"> </text:span><text:span text:style-name="T41">בית</text:span><text:span text:style-name="T42"> </text:span><text:span text:style-name="T41">אחר</text:span><text:span text:style-name="T42"> </text:span><text:span text:style-name="T41">- אוכל</text:span><text:span text:style-name="T42"> </text:span><text:span text:style-name="T41">בבית</text:span><text:span text:style-name="T42"> </text:span><text:span text:style-name="T41">חברו; אין</text:span><text:span text:style-name="T42"> </text:span><text:span text:style-name="T41">לו</text:span><text:span text:style-name="T42"> </text:span><text:span text:style-name="T41">בית</text:span><text:span text:style-name="T42"> </text:span><text:span text:style-name="T41">חברו</text:span><text:span text:style-name="T42"> </text:span><text:span text:style-name="T41">- עושה</text:span><text:span text:style-name="T42"> </text:span><text:span text:style-name="T41">לו</text:span><text:span text:style-name="T42"> </text:span><text:span text:style-name="T41">מחיצה</text:span><text:span text:style-name="T42"> </text:span><text:span text:style-name="T41">עשרה</text:span><text:span text:style-name="T42"> </text:span><text:span text:style-name="T41">טפחים; אין</text:span><text:span text:style-name="T42"> </text:span><text:span text:style-name="T41">לו</text:span><text:span text:style-name="T42"> </text:span><text:span text:style-name="T41">דבר</text:span><text:span text:style-name="T42"> </text:span><text:span text:style-name="T41">לעשות</text:span><text:span text:style-name="T42"> </text:span><text:span text:style-name="T41">מחיצה</text:span><text:span text:style-name="T42"> </text:span><text:span text:style-name="T41">- מחזיר</text:span><text:span text:style-name="T42"> </text:span><text:span text:style-name="T41">פניו</text:span><text:span text:style-name="T42"> </text:span><text:span text:style-name="T41">ואוכל, ואינו</text:span><text:span text:style-name="T42"> </text:span><text:span text:style-name="T41">מיסב</text:span><text:span text:style-name="T42"> </text:span><text:span text:style-name="T41">ואוכל, ואינו</text:span><text:span text:style-name="T42"> </text:span><text:span text:style-name="T41">אוכל</text:span><text:span text:style-name="T42"> </text:span><text:span text:style-name="T41">בשר, ואינו</text:span><text:span text:style-name="T42"> </text:span><text:span text:style-name="T41">שותה</text:span><text:span text:style-name="T42"> </text:span><text:span text:style-name="T41">יין, ואין</text:span><text:span text:style-name="T42"> </text:span><text:span text:style-name="T41">מברך</text:span><text:span text:style-name="T42"> </text:span><text:span text:style-name="T7">(להוציא</text:span><text:span text:style-name="T2"> </text:span><text:span text:style-name="T7">אחרים</text:span><text:span text:style-name="T2"> </text:span><text:span text:style-name="T7">ידי</text:span><text:span text:style-name="T2"> </text:span><text:span text:style-name="T7">חובתן</text:span><text:span text:style-name="T9">)</text:span><text:span text:style-name="T41"> ואין</text:span><text:span text:style-name="T42"> </text:span><text:span text:style-name="T41">מזמן, ואין</text:span><text:span text:style-name="T42"> </text:span><text:span text:style-name="T41">מברכין</text:span><text:span text:style-name="T42"> </text:span><text:span text:style-name="T41">עליו, ואין</text:span><text:span text:style-name="T42"> </text:span><text:span text:style-name="T41">מזמנין</text:span><text:span text:style-name="T42"> </text:span><text:span text:style-name="T41">עליו, ופטור</text:span><text:span text:style-name="T42"> </text:span><text:span text:style-name="T41">מקריאת</text:span><text:span text:style-name="T42"> </text:span><text:span text:style-name="T41">שמע</text:span><text:span text:style-name="T42"> </text:span><text:span text:style-name="T41">ומן</text:span><text:span text:style-name="T42"> </text:span><text:span text:style-name="T41">התפלה</text:span><text:span text:style-name="T42"> </text:span><text:span text:style-name="T41">ומן</text:span><text:span text:style-name="T42"> </text:span><text:span text:style-name="T41">התפילין</text:span><text:span text:style-name="T42"> </text:span><text:span text:style-name="T41">ומכל</text:span><text:span text:style-name="T42"> </text:span><text:span text:style-name="T41">מצות</text:span><text:span text:style-name="T42"> </text:span><text:span text:style-name="T41">האמורות</text:span><text:span text:style-name="T42"> </text:span><text:span text:style-name="T41">בתורה, ובשבת</text:span><text:span text:style-name="T42"> </text:span><text:span text:style-name="T41">מיסב</text:span><text:span text:style-name="T42"> </text:span><text:span text:style-name="T41">ואוכל</text:span><text:span text:style-name="T42"> </text:span><text:span text:style-name="T41">ואוכל</text:span><text:span text:style-name="T42"> </text:span><text:span text:style-name="T41">בשר</text:span><text:span text:style-name="T42"> </text:span><text:span text:style-name="T41">ושותה</text:span><text:span text:style-name="T42"> </text:span><text:span text:style-name="T41">יין</text:span><text:span text:style-name="T42"> </text:span><text:span text:style-name="T41">ומברך</text:span><text:span text:style-name="T42"> </text:span><text:span text:style-name="T41">ומזמן</text:span><text:span text:style-name="T42"> </text:span><text:span text:style-name="T41">ומברכין</text:span><text:span text:style-name="T42"> </text:span><text:span text:style-name="T41">ומזמנין</text:span><text:span text:style-name="T42"> </text:span><text:span text:style-name="T41">עליו</text:span><text:span text:style-name="T42"> </text:span><text:span text:style-name="T41">וחייב</text:span><text:span text:style-name="T42"> </text:span><text:span text:style-name="T41">בקריאת</text:span><text:span text:style-name="T42"> </text:span><text:span text:style-name="T41">שמע</text:span><text:span text:style-name="T42"> </text:span><text:span text:style-name="T41">ובתפלה</text:span><text:span text:style-name="T42"> </text:span><text:span text:style-name="T41">ובתפילין</text:span><text:span text:style-name="T42"> </text:span><text:span text:style-name="T41">ובכל</text:span><text:span text:style-name="T42"> </text:span><text:span text:style-name="T41">מצות</text:span><text:span text:style-name="T42"> </text:span><text:span text:style-name="T41">האמורות</text:span><text:span text:style-name="T42"> </text:span><text:span text:style-name="T41">בתורה; רבן</text:span><text:span text:style-name="T42"> </text:span><text:span text:style-name="T41">גמליאל</text:span><text:span text:style-name="T42"> </text:span><text:span text:style-name="T41">אומר: מתוך</text:span><text:span text:style-name="T42"> </text:span><text:span text:style-name="T41">שנתחייב</text:span><text:span text:style-name="T42"> </text:span><text:span text:style-name="T41">באלו</text:span><text:span text:style-name="T42"> </text:span><text:span text:style-name="T7">(קריאת</text:span><text:span text:style-name="T2"> </text:span><text:span text:style-name="T7">שמע</text:span><text:span text:style-name="T2"> </text:span><text:span text:style-name="T7">כו'</text:span><text:span text:style-name="T9">)</text:span><text:span text:style-name="T41"> - נתחייב</text:span><text:span text:style-name="T42"> </text:span><text:span text:style-name="T41">בכולן</text:span>'; ואמר<text:span text:style-name="T1"> </text:span>רבי<text:span text:style-name="T1"> </text:span>יוחנן: תשמיש<text:span text:style-name="T1"> </text:span>המטה<text:span text:style-name="T1"> </text:span>איכא<text:span text:style-name="T1"> </text:span>בינייהו<text:span text:style-name="T1"> </text:span><text:span text:style-name="T7">(הא</text:span><text:span text:style-name="T2"> </text:span><text:span text:style-name="T7">דאמר</text:span><text:span text:style-name="T2"> </text:span><text:span text:style-name="T7">נתחייב</text:span><text:span text:style-name="T2"> </text:span><text:span text:style-name="T7">בכולן</text:span><text:span text:style-name="T2"> </text:span><text:span text:style-name="T7">- סבר: מותר</text:span><text:span text:style-name="T2"> </text:span><text:span text:style-name="T7">בתשמיש</text:span><text:span text:style-name="T2"> </text:span><text:span text:style-name="T7">המטה, ותנא</text:span><text:span text:style-name="T2"> </text:span><text:span text:style-name="T7">קמא</text:span><text:span text:style-name="T2"> </text:span><text:span text:style-name="T7">סבר: אסור</text:span><text:span text:style-name="T2"> </text:span><text:span text:style-name="T7">בתשמיש</text:span><text:span text:style-name="T2"> </text:span><text:span text:style-name="T7">המטה</text:span><text:span text:style-name="T9">)</text:span>; </text:p>
      <text:p text:style-name="P9">מאי, לאו<text:span text:style-name="T1"> </text:span>בהא<text:span text:style-name="T1"> </text:span>קא<text:span text:style-name="T1"> </text:span>מיפלגי: דמר<text:span text:style-name="T1"> </text:span><text:span text:style-name="T7">(דאסר</text:span><text:span text:style-name="T2"> </text:span><text:span text:style-name="T7">בתשמיש</text:span><text:span text:style-name="T9">)</text:span> סבר<text:span text:style-name="T1"> </text:span>יש<text:span text:style-name="T1"> </text:span>אבילות<text:span text:style-name="T1"> </text:span>בשבת, ומר<text:span text:style-name="T1"> </text:span><text:span text:style-name="T7">(דשרי,</text:span><text:span text:style-name="T9">)</text:span> סבר<text:span text:style-name="T1"> </text:span><text:span text:style-name="T7">(כשמואל</text:span><text:span text:style-name="T2"> </text:span><text:span text:style-name="T7">דאמר:</text:span><text:span text:style-name="T9">)</text:span> אין<text:span text:style-name="T1"> </text:span>אבילות<text:span text:style-name="T1"> </text:span>בשבת? </text:p>
      <text:p text:style-name="P9">ממאי? דלמא<text:span text:style-name="T1"> </text:span>עד<text:span text:style-name="T1"> </text:span>כאן<text:span text:style-name="T1"> </text:span>לא<text:span text:style-name="T1"> </text:span>קאמר<text:span text:style-name="T1"> </text:span>תנא<text:span text:style-name="T1"> </text:span>קמא<text:span text:style-name="T1"> </text:span>התם<text:span text:style-name="T1"> </text:span>אלא<text:span text:style-name="T1"> </text:span>משום<text:span text:style-name="T1"> </text:span>דמתו<text:span text:style-name="T1"> </text:span>מוטל<text:span text:style-name="T1"> </text:span>לפניו, אבל<text:span text:style-name="T1"> </text:span>הכא<text:span text:style-name="T1"> </text:span>- דאין<text:span text:style-name="T1"> </text:span>מתו<text:span text:style-name="T1"> </text:span>מוטל<text:span text:style-name="T1"> </text:span>לפניו<text:span text:style-name="T1"> – </text:span>לא, ועד<text:span text:style-name="T1"> </text:span>כאן<text:span text:style-name="T1"> </text:span>לא<text:span text:style-name="T1"> </text:span>קאמר<text:span text:style-name="T1"> </text:span>רבן<text:span text:style-name="T1"> </text:span>גמליאל<text:span text:style-name="T1"> </text:span>התם<text:span text:style-name="T1"> </text:span>דאכתי<text:span text:style-name="T1"> </text:span>לא<text:span text:style-name="T1"> </text:span>חל<text:span text:style-name="T1"> </text:span>אבילות<text:span text:style-name="T1"> </text:span>עליה<text:span text:style-name="T1"> </text:span><text:span text:style-name="T7">(דלא</text:span><text:span text:style-name="T2"> </text:span><text:span text:style-name="T7">נקבר</text:span><text:span text:style-name="T9">)</text:span>, אבל<text:span text:style-name="T1"> </text:span>הכא<text:span text:style-name="T1"> </text:span>דחל<text:span text:style-name="T1"> </text:span>אבילות<text:span text:style-name="T1"> </text:span>עליה<text:span text:style-name="T1"> </text:span>- הכי<text:span text:style-name="T1"> </text:span>נמי?</text:p>
      <text:p text:style-name="P9"/>
      <text:p text:style-name="P9">(מועד<text:span text:style-name="T1"> </text:span>קטן<text:span text:style-name="T1"> </text:span>כד,א)</text:p>
      <text:p text:style-name="P9">בעא<text:span text:style-name="T1"> </text:span>מיניה<text:span text:style-name="T1"> </text:span>רבי<text:span text:style-name="T1"> </text:span>יוחנן<text:span text:style-name="T1"> </text:span>משמואל: יש<text:span text:style-name="T1"> </text:span>אבילות<text:span text:style-name="T1"> </text:span>בשבת<text:span text:style-name="T1"> </text:span>או<text:span text:style-name="T1"> </text:span>אין<text:span text:style-name="T1"> </text:span>אבילות<text:span text:style-name="T1"> </text:span>בשבת?</text:p>
      <text:p text:style-name="P9">אמר<text:span text:style-name="T1"> </text:span>ליה: אין<text:span text:style-name="T1"> </text:span>אבילות<text:span text:style-name="T1"> </text:span>בשבת.</text:p>
      <text:p text:style-name="P9">יתבי<text:span text:style-name="T1"> </text:span>רבנן<text:span text:style-name="T1"> </text:span>קמיה<text:span text:style-name="T1"> </text:span>דרב<text:span text:style-name="T1"> </text:span>פפא, וקאמרי<text:span text:style-name="T1"> </text:span>משמיה<text:span text:style-name="T1"> </text:span>דשמואל: אָבֵל<text:span text:style-name="T1"> </text:span>ששימש<text:span text:style-name="T1"> </text:span>מטתו<text:span text:style-name="T1"> </text:span>בימי<text:span text:style-name="T1"> </text:span>אבלו<text:span text:style-name="T1"> </text:span>חייב<text:span text:style-name="T1"> </text:span>מיתה.</text:p>
      <text:p text:style-name="P9">אמר<text:span text:style-name="T1"> </text:span>ליה<text:span text:style-name="T1"> </text:span>רב<text:span text:style-name="T1"> </text:span>פפא: 'אסור' אתמר, ומשמיה<text:span text:style-name="T1"> </text:span>דרבי<text:span text:style-name="T1"> </text:span>יוחנן<text:span text:style-name="T1"> </text:span>אתמר; ואי<text:span text:style-name="T1"> </text:span>שמיעא<text:span text:style-name="T1"> </text:span>לכו<text:span text:style-name="T1"> </text:span>משמיה<text:span text:style-name="T1"> </text:span>דשמואל<text:span text:style-name="T1"> </text:span>- הכי<text:span text:style-name="T1"> </text:span>שמיע<text:span text:style-name="T1"> </text:span>לכו: 'אמר<text:span text:style-name="T1"> </text:span>רב<text:span text:style-name="T1"> </text:span>תחליפא<text:span text:style-name="T1"> </text:span>בר<text:span text:style-name="T1"> </text:span>אבימי<text:span text:style-name="T1"> </text:span>אמר<text:span text:style-name="T1"> </text:span>שמואל: אָבֵל<text:span text:style-name="T1"> </text:span>שלא<text:span text:style-name="T1"> </text:span>פרע<text:span text:style-name="T1"> </text:span>ושלא<text:span text:style-name="T1"> </text:span>פירם<text:span text:style-name="T1"> </text:span>- חייב<text:span text:style-name="T1"> </text:span>מיתה, שנאמר<text:span text:style-name="T1"> </text:span><text:span text:style-name="T8">(ויקרא</text:span><text:span text:style-name="T4"> </text:span><text:span text:style-name="T8">י,ו)</text:span><text:span text:style-name="T36"> [וַיֹּאמֶר</text:span><text:span text:style-name="T2"> </text:span><text:span text:style-name="T36">מֹשֶׁה</text:span><text:span text:style-name="T2"> </text:span><text:span text:style-name="T36">אֶל</text:span><text:span text:style-name="T2"> </text:span><text:span text:style-name="T36">אַהֲרֹן</text:span><text:span text:style-name="T2"> </text:span><text:span text:style-name="T36">וּלְאֶלְעָזָר</text:span><text:span text:style-name="T2"> </text:span><text:span text:style-name="T36">וּלְאִיתָמָר</text:span><text:span text:style-name="T2"> </text:span><text:span text:style-name="T36">בָּנָיו]</text:span><text:span text:style-name="T35"> רָאשֵׁיכֶם</text:span><text:span text:style-name="T1"> </text:span><text:span text:style-name="T35">אַל</text:span><text:span text:style-name="T1"> </text:span><text:span text:style-name="T35">תִּפְרָעוּ</text:span><text:span text:style-name="T1"> </text:span><text:span text:style-name="T35">וּבִגְדֵיכֶם</text:span><text:span text:style-name="T1"> </text:span><text:span text:style-name="T35">לֹא</text:span><text:span text:style-name="T1"> </text:span><text:span text:style-name="T35">תִפְרֹמוּ</text:span><text:span text:style-name="T1"> </text:span><text:span text:style-name="T35">וְלֹא</text:span><text:span text:style-name="T1"> </text:span><text:span text:style-name="T35">תָמֻתוּ</text:span><text:span text:style-name="T1"> </text:span><text:span text:style-name="T36">[וְעַל</text:span><text:span text:style-name="T2"> </text:span><text:span text:style-name="T36">כָּל</text:span><text:span text:style-name="T2"> </text:span><text:span text:style-name="T36">הָעֵדָה</text:span><text:span text:style-name="T2"> </text:span><text:span text:style-name="T36">יִקְצֹף</text:span><text:span text:style-name="T2"> </text:span><text:span text:style-name="T36">וַאֲחֵיכֶם</text:span><text:span text:style-name="T2"> </text:span><text:span text:style-name="T36">כָּל</text:span><text:span text:style-name="T2"> </text:span><text:span text:style-name="T36">בֵּית</text:span><text:span text:style-name="T2"> </text:span><text:span text:style-name="T36">יִשְׂרָאֵל</text:span><text:span text:style-name="T2"> </text:span><text:span text:style-name="T36">יִבְכּוּ</text:span><text:span text:style-name="T2"> </text:span><text:span text:style-name="T36">אֶת</text:span><text:span text:style-name="T2"> </text:span><text:span text:style-name="T36">הַשְּׂרֵפָה</text:span><text:span text:style-name="T2"> </text:span><text:span text:style-name="T36">אֲשֶׁר</text:span><text:span text:style-name="T2"> </text:span><text:span text:style-name="T36">שָׂרַף</text:span><text:span text:style-name="T2"> </text:span><text:span text:style-name="T36">ה']</text:span> - הא<text:span text:style-name="T1"> </text:span>אחר<text:span text:style-name="T1"> </text:span>שלא<text:span text:style-name="T1"> </text:span>פרע<text:span text:style-name="T1"> </text:span>ושלא<text:span text:style-name="T1"> </text:span>פירם<text:span text:style-name="T1"> </text:span>חייב<text:span text:style-name="T1"> </text:span>מיתה'. </text:p>
      <text:p text:style-name="P28"/>
      <text:p text:style-name="P9">אמר<text:span text:style-name="T1"> </text:span>רפרם<text:span text:style-name="T1"> </text:span>בר<text:span text:style-name="T1"> </text:span>פפא: תנא<text:span text:style-name="T1"> </text:span>באבל<text:span text:style-name="T1"> </text:span>רבתי<text:span text:style-name="T1"> </text:span><text:span text:style-name="T7">(מסכת</text:span><text:span text:style-name="T2"> </text:span><text:span text:style-name="T7">שמחות</text:span><text:span text:style-name="T2"> </text:span><text:span text:style-name="T8">[פ"ג</text:span><text:span text:style-name="T4"> </text:span><text:span text:style-name="T8">הלכה</text:span><text:span text:style-name="T4"> </text:span><text:span text:style-name="T8">א]</text:span><text:span text:style-name="T9">)</text:span>: '<text:span text:style-name="T41">אָבֵל</text:span><text:span text:style-name="T42"> </text:span><text:span text:style-name="T41">אסור</text:span><text:span text:style-name="T42"> </text:span><text:span text:style-name="T41">לשמש</text:span><text:span text:style-name="T42"> </text:span><text:span text:style-name="T41">מטתו</text:span><text:span text:style-name="T42"> </text:span><text:span text:style-name="T41">בימי</text:span><text:span text:style-name="T42"> </text:span><text:span text:style-name="T41">אבלו; ומעשה</text:span><text:span text:style-name="T42"> </text:span><text:span text:style-name="T41">באחד</text:span><text:span text:style-name="T42"> </text:span><text:span text:style-name="T41">ששימש</text:span><text:span text:style-name="T42"> </text:span><text:span text:style-name="T41">מטתו</text:span><text:span text:style-name="T42"> </text:span><text:span text:style-name="T41">בימי</text:span><text:span text:style-name="T42"> </text:span><text:span text:style-name="T41">אבלו</text:span><text:span text:style-name="T42"> </text:span><text:span text:style-name="T41">ושמטו</text:span><text:span text:style-name="T42"> </text:span><text:span text:style-name="T41">חזירים</text:span><text:span text:style-name="T42"> </text:span><text:span text:style-name="T41">את</text:span><text:span text:style-name="T42"> </text:span><text:span text:style-name="T41">גוייתו</text:span><text:span text:style-name="T42"> </text:span><text:span text:style-name="T7">(כל</text:span><text:span text:style-name="T2"> </text:span><text:span text:style-name="T7">גופו, ואיכא</text:span><text:span text:style-name="T2"> </text:span><text:span text:style-name="T7">דאמרי: אבר</text:span><text:span text:style-name="T2"> </text:span><text:span text:style-name="T7">שלו</text:span><text:span text:style-name="T9">)</text:span>'. </text:p>
      <text:p text:style-name="P9">אמר<text:span text:style-name="T1"> </text:span>שמואל: פח"ז<text:span text:style-name="T1"> </text:span>חובה<text:span text:style-name="T1"> </text:span>נת"ר<text:span text:style-name="T1"> </text:span>רשות: <text:span text:style-name="T80">פ</text:span>ריעת<text:span text:style-name="T1"> </text:span>הראש<text:span text:style-name="T1"> </text:span><text:span text:style-name="T7">(שמגלה</text:span><text:span text:style-name="T2"> </text:span><text:span text:style-name="T7">האבל</text:span><text:span text:style-name="T2"> </text:span><text:span text:style-name="T7">ראשו</text:span><text:span text:style-name="T2"> </text:span><text:span text:style-name="T7">בשבת, ואינו</text:span><text:span text:style-name="T2"> </text:span><text:span text:style-name="T7">מתעטף</text:span><text:span text:style-name="T9">)</text:span>, <text:span text:style-name="T80">ח</text:span>זרת<text:span text:style-name="T1"> </text:span>קרע<text:span text:style-name="T1"> </text:span>לאחוריו, <text:span text:style-name="T80">ז</text:span>קיפת<text:span text:style-name="T1"> </text:span>המטה<text:span text:style-name="T1"> – </text:span>חובה<text:span text:style-name="T1"> </text:span><text:span text:style-name="T7">(בשבת</text:span><text:span text:style-name="T9">)</text:span>; <text:span text:style-name="T80">נ</text:span>עילת<text:span text:style-name="T1"> </text:span>הסנדל<text:span text:style-name="T1"> </text:span><text:span text:style-name="T7">(דלאו</text:span><text:span text:style-name="T2"> </text:span><text:span text:style-name="T7">כולי</text:span><text:span text:style-name="T2"> </text:span><text:span text:style-name="T7">עלמא</text:span><text:span text:style-name="T2"> </text:span><text:span text:style-name="T7">סיימי</text:span><text:span text:style-name="T2"> </text:span><text:span text:style-name="T7">מסאנייהו</text:span><text:span text:style-name="T2"> </text:span><text:span text:style-name="T7">בשבת, ולא</text:span><text:span text:style-name="T2"> </text:span><text:span text:style-name="T7">מוכח</text:span><text:span text:style-name="T2"> </text:span><text:span text:style-name="T7">דאבל</text:span><text:span text:style-name="T2"> </text:span><text:span text:style-name="T7">הוא</text:span><text:span text:style-name="T9">)</text:span>, <text:span text:style-name="T80">ת</text:span>שמיש<text:span text:style-name="T1"> </text:span>המטה, <text:span text:style-name="T80">ר</text:span>חיצת<text:span text:style-name="T1"> </text:span>ידים<text:span text:style-name="T1"> </text:span>ורגלים<text:span text:style-name="T1"> </text:span>בחמין<text:span text:style-name="T1"> </text:span>ערבית<text:span text:style-name="T1"> – </text:span>רשות; </text:p>
      <text:p text:style-name="P9">ורב<text:span text:style-name="T1"> </text:span>אמר: אף<text:span text:style-name="T1"> </text:span>פריעת<text:span text:style-name="T1"> </text:span>הראש<text:span text:style-name="T1"> </text:span>רשות.</text:p>
      <text:p text:style-name="P9"><text:soft-page-break/>ושמואל, מאי<text:span text:style-name="T1"> </text:span>שנא<text:span text:style-name="T1"> </text:span>נעילת<text:span text:style-name="T1"> </text:span>הסנדל? דרשות: דלאו<text:span text:style-name="T1"> </text:span>כולי<text:span text:style-name="T1"> </text:span>עלמא<text:span text:style-name="T1"> </text:span>עבידי<text:span text:style-name="T1"> </text:span>דסיימי<text:span text:style-name="T1"> </text:span>מסאנייהו? פריעת<text:span text:style-name="T1"> </text:span>הראש<text:span text:style-name="T1"> </text:span>נמי<text:span text:style-name="T1"> </text:span>לאו<text:span text:style-name="T1"> </text:span>כולי<text:span text:style-name="T1"> </text:span>עלמא<text:span text:style-name="T1"> </text:span>עבידי<text:span text:style-name="T1"> </text:span>דמגלו<text:span text:style-name="T1"> </text:span>רישייהו<text:span text:style-name="T1"> </text:span><text:span text:style-name="T7">(בשבת, ואף</text:span><text:span text:style-name="T2"> </text:span><text:span text:style-name="T7">על</text:span><text:span text:style-name="T2"> </text:span><text:span text:style-name="T7">פי</text:span><text:span text:style-name="T2"> </text:span><text:span text:style-name="T7">שמתעטף</text:span><text:span text:style-name="T2"> </text:span><text:span text:style-name="T7">- לא</text:span><text:span text:style-name="T2"> </text:span><text:span text:style-name="T7">מיחזי</text:span><text:span text:style-name="T2"> </text:span><text:span text:style-name="T7">כאבל</text:span><text:span text:style-name="T9">)</text:span>?</text:p>
      <text:p text:style-name="P9">שמואל<text:span text:style-name="T1"> </text:span>לטעמיה, דאמר<text:span text:style-name="T1"> </text:span>שמואל: כל<text:span text:style-name="T1"> </text:span>קרע<text:span text:style-name="T1"> </text:span>שאינו<text:span text:style-name="T1"> </text:span>בשעת<text:span text:style-name="T1"> </text:span>חימום<text:span text:style-name="T1"> </text:span><text:span text:style-name="T7">(בשעת</text:span><text:span text:style-name="T2"> </text:span><text:span text:style-name="T7">התחלת</text:span><text:span text:style-name="T2"> </text:span><text:span text:style-name="T7">הצער, בשעת</text:span><text:span text:style-name="T2"> </text:span><text:span text:style-name="T7">מיתה</text:span><text:span text:style-name="T9">)</text:span> - אינו<text:span text:style-name="T1"> </text:span>קרע, וכל<text:span text:style-name="T1"> </text:span>עטיפה<text:span text:style-name="T1"> </text:span>שאינה<text:span text:style-name="T1"> </text:span>כעטיפת<text:span text:style-name="T1"> </text:span>ישמעאלים<text:span text:style-name="T1"> </text:span>- אינה<text:span text:style-name="T1"> </text:span>עטיפה. <text:span text:style-name="T7">(הלכך, כיון</text:span><text:span text:style-name="T2"> </text:span><text:span text:style-name="T7">דכל</text:span><text:span text:style-name="T2"> </text:span><text:span text:style-name="T7">ימי</text:span><text:span text:style-name="T2"> </text:span><text:span text:style-name="T7">שבוע</text:span><text:span text:style-name="T2"> </text:span><text:span text:style-name="T7">שהוא</text:span><text:span text:style-name="T2"> </text:span><text:span text:style-name="T7">אבל</text:span><text:span text:style-name="T2"> </text:span><text:span text:style-name="T7">- מתעטף</text:span><text:span text:style-name="T2"> </text:span><text:span text:style-name="T7">כישמעאל; אם</text:span><text:span text:style-name="T2"> </text:span><text:span text:style-name="T7">אינו</text:span><text:span text:style-name="T2"> </text:span><text:span text:style-name="T7">נוטלה</text:span><text:span text:style-name="T2"> </text:span><text:span text:style-name="T7">בשבת</text:span><text:span text:style-name="T2"> </text:span><text:span text:style-name="T7">- נראה</text:span><text:span text:style-name="T2"> </text:span><text:span text:style-name="T7">כנוהג</text:span><text:span text:style-name="T2"> </text:span><text:span text:style-name="T7">אבילות, דכולי</text:span><text:span text:style-name="T2"> </text:span><text:span text:style-name="T7">עלמא</text:span><text:span text:style-name="T2"> </text:span><text:span text:style-name="T7">לא</text:span><text:span text:style-name="T2"> </text:span><text:span text:style-name="T7">נהיגי</text:span><text:span text:style-name="T2"> </text:span><text:span text:style-name="T7">בעטיפה</text:span><text:span text:style-name="T2"> </text:span><text:span text:style-name="T7">זו</text:span><text:span text:style-name="T2"> </text:span><text:span text:style-name="T7">אלא</text:span><text:span text:style-name="T2"> </text:span><text:span text:style-name="T7">אבלים</text:span><text:span text:style-name="T2"> </text:span><text:span text:style-name="T7">בלבד.</text:span><text:span text:style-name="T9">)</text:span></text:p>
      <text:p text:style-name="P9">מחוי<text:span text:style-name="T1"> </text:span>רב<text:span text:style-name="T1"> </text:span>נחמן<text:span text:style-name="T1"> </text:span><text:span text:style-name="T7">(עטיפת</text:span><text:span text:style-name="T2"> </text:span><text:span text:style-name="T7">ישמעאלים</text:span><text:span text:style-name="T9">)</text:span> עד<text:span text:style-name="T1"> </text:span>גובי<text:span text:style-name="T1"> </text:span>דדיקנא<text:span text:style-name="T1"> </text:span><text:span text:style-name="T7">(גומות</text:span><text:span text:style-name="T2"> </text:span><text:span text:style-name="T7">שבלחי, למטה</text:span><text:span text:style-name="T2"> </text:span><text:span text:style-name="T7">מפיו</text:span><text:span text:style-name="T9">)</text:span>.</text:p>
      <text:p text:style-name="P28"/>
      <text:p text:style-name="P9">אמר<text:span text:style-name="T1"> </text:span>רבי<text:span text:style-name="T1"> </text:span>יעקב<text:span text:style-name="T1"> </text:span>אמר<text:span text:style-name="T1"> </text:span>רבי<text:span text:style-name="T1"> </text:span>יוחנן: לא<text:span text:style-name="T1"> </text:span>שנו<text:span text:style-name="T1"> </text:span><text:span text:style-name="T7">(פריעת</text:span><text:span text:style-name="T2"> </text:span><text:span text:style-name="T7">הראש</text:span><text:span text:style-name="T2"> </text:span><text:span text:style-name="T7">בשבת: דצריך</text:span><text:span text:style-name="T2"> </text:span><text:span text:style-name="T7">לגלות</text:span><text:span text:style-name="T2"> </text:span><text:span text:style-name="T7">חוטמו</text:span><text:span text:style-name="T2"> </text:span><text:span text:style-name="T7">ושפמו</text:span><text:span text:style-name="T2"> </text:span><text:span text:style-name="T7">וזקנו</text:span><text:span text:style-name="T2"> </text:span><text:span text:style-name="T7">שהיה</text:span><text:span text:style-name="T2"> </text:span><text:span text:style-name="T7">מכוסה</text:span><text:span text:style-name="T2"> </text:span><text:span text:style-name="T7">בימי</text:span><text:span text:style-name="T2"> </text:span><text:span text:style-name="T7">אבלו, להודיע</text:span><text:span text:style-name="T2"> </text:span><text:span text:style-name="T7">כי</text:span><text:span text:style-name="T2"> </text:span><text:span text:style-name="T7">אין</text:span><text:span text:style-name="T2"> </text:span><text:span text:style-name="T7">אבילות</text:span><text:span text:style-name="T2"> </text:span><text:span text:style-name="T7">בשבת</text:span><text:span text:style-name="T9">)</text:span> אלא<text:span text:style-name="T1"> </text:span>שאין<text:span text:style-name="T1"> </text:span>לו<text:span text:style-name="T1"> </text:span>מנעלים<text:span text:style-name="T1"> </text:span>ברגליו, אבָל<text:span text:style-name="T1"> </text:span>יש<text:span text:style-name="T1"> </text:span>לו<text:span text:style-name="T1"> </text:span>מנעלים<text:span text:style-name="T1"> </text:span>ברגליו<text:span text:style-name="T1"> </text:span>- מנעליו<text:span text:style-name="T1"> </text:span>מוכיחין<text:span text:style-name="T1"> </text:span>עליו<text:span text:style-name="T1"> </text:span><text:span text:style-name="T7">(דאינו</text:span><text:span text:style-name="T2"> </text:span><text:span text:style-name="T7">אבל, אבל</text:span><text:span text:style-name="T2"> </text:span><text:span text:style-name="T7">לגלות</text:span><text:span text:style-name="T2"> </text:span><text:span text:style-name="T7">ראשו</text:span><text:span text:style-name="T2"> </text:span><text:span text:style-name="T7">- אינו</text:span><text:span text:style-name="T2"> </text:span><text:span text:style-name="T7">צריך, ואם</text:span><text:span text:style-name="T2"> </text:span><text:span text:style-name="T7">בא</text:span><text:span text:style-name="T2"> </text:span><text:span text:style-name="T7">להתעטף</text:span><text:span text:style-name="T2"> </text:span><text:span text:style-name="T7">בצינעא, אפילו</text:span><text:span text:style-name="T2"> </text:span><text:span text:style-name="T7">כעטיפת</text:span><text:span text:style-name="T2"> </text:span><text:span text:style-name="T7">הישמעאלים</text:span><text:span text:style-name="T2"> </text:span><text:span text:style-name="T7">- אין</text:span><text:span text:style-name="T2"> </text:span><text:span text:style-name="T7">בכך</text:span><text:span text:style-name="T2"> </text:span><text:span text:style-name="T7">כלום</text:span><text:span text:style-name="T9">)</text:span>.</text:p>
      <text:p text:style-name="P9">כל<text:span text:style-name="T1"> </text:span>קרע<text:span text:style-name="T1"> </text:span>שאינו<text:span text:style-name="T1"> </text:span>בשעת<text:span text:style-name="T1"> </text:span>חימום<text:span text:style-name="T1"> </text:span>אינו<text:span text:style-name="T1"> </text:span>קרע? והא<text:span text:style-name="T1"> </text:span>אמרו<text:span text:style-name="T1"> </text:span>ליה<text:span text:style-name="T1"> </text:span>לשמואל: נח<text:span text:style-name="T1"> </text:span>נפשיה<text:span text:style-name="T1"> </text:span>דרב<text:span text:style-name="T1"> </text:span>- קרע<text:span text:style-name="T1"> </text:span>עליה<text:span text:style-name="T1"> </text:span>תריסר<text:span text:style-name="T1"> </text:span>מני, אמר<text:span text:style-name="T1"> </text:span>"אזל<text:span text:style-name="T1"> </text:span>גברא<text:span text:style-name="T1"> </text:span>דהוה<text:span text:style-name="T1"> </text:span>מסתפינא<text:span text:style-name="T1"> </text:span>מיניה<text:span text:style-name="T1"> </text:span><text:span text:style-name="T7">(בקושיות</text:span><text:span text:style-name="T9">)</text:span>"!? אמרו<text:span text:style-name="T1"> </text:span>ליה<text:span text:style-name="T1"> </text:span>לרבי<text:span text:style-name="T1"> </text:span>יוחנן: נח<text:span text:style-name="T1"> </text:span>נפשיה<text:span text:style-name="T1"> </text:span>דרבי<text:span text:style-name="T1"> </text:span>חנינא; קרע<text:span text:style-name="T1"> </text:span>עליה<text:span text:style-name="T1"> </text:span>תליסר<text:span text:style-name="T1"> </text:span>אצטלי<text:span text:style-name="T1"> </text:span>מלתא<text:span text:style-name="T1"> </text:span><text:span text:style-name="T96">[חלוקים</text:span><text:span text:style-name="T2"> </text:span><text:span text:style-name="T96">מצמר</text:span><text:span text:style-name="T2"> </text:span><text:span text:style-name="T96">נקי]</text:span>, אמר<text:span text:style-name="T1"> </text:span>"אזל<text:span text:style-name="T1"> </text:span>גברא<text:span text:style-name="T1"> </text:span>דהוה<text:span text:style-name="T1"> </text:span>מסתפינא<text:span text:style-name="T1"> </text:span>מיניה"!? </text:p>
      <text:p text:style-name="P9">שאני<text:span text:style-name="T1"> </text:span>רבנן<text:span text:style-name="T1"> </text:span>דכיון<text:span text:style-name="T1"> </text:span>דכל<text:span text:style-name="T1"> </text:span>שעתא<text:span text:style-name="T1"> </text:span>מדכרי<text:span text:style-name="T1"> </text:span>שמעתייהו<text:span text:style-name="T1"> </text:span>- כשעת<text:span text:style-name="T1"> </text:span>חימום<text:span text:style-name="T1"> </text:span>דמי. </text:p>
      <text:p text:style-name="P9"/>
      <text:p text:style-name="P9">אמר<text:span text:style-name="T1"> </text:span>ליה<text:span text:style-name="T1"> </text:span>רבין<text:span text:style-name="T1"> </text:span>בר<text:span text:style-name="T1"> </text:span>אדא<text:span text:style-name="T1"> </text:span>לרבא: אמר<text:span text:style-name="T1"> </text:span>תלמידך<text:span text:style-name="T1"> </text:span>רב<text:span text:style-name="T1"> </text:span>עמרם<text:span text:style-name="T1"> </text:span>תניא: '<text:span text:style-name="T41">אָבֵל, כל</text:span><text:span text:style-name="T42"> </text:span><text:span text:style-name="T41">שבעה</text:span><text:span text:style-name="T42"> </text:span><text:span text:style-name="T41">- קורעו</text:span><text:span text:style-name="T42"> </text:span><text:span text:style-name="T41">לפניו, ואם</text:span><text:span text:style-name="T42"> </text:span><text:span text:style-name="T41">בא</text:span><text:span text:style-name="T42"> </text:span><text:span text:style-name="T41">להחליף</text:span><text:span text:style-name="T42"> </text:span><text:span text:style-name="T41">- מחליף</text:span><text:span text:style-name="T42"> </text:span><text:span text:style-name="T41">וקורע</text:span><text:span text:style-name="T42"> </text:span><text:span text:style-name="T7">(אף</text:span><text:span text:style-name="T2"> </text:span><text:span text:style-name="T7">על</text:span><text:span text:style-name="T2"> </text:span><text:span text:style-name="T7">פי</text:span><text:span text:style-name="T2"> </text:span><text:span text:style-name="T7">שאינו</text:span><text:span text:style-name="T2"> </text:span><text:span text:style-name="T7">שעת</text:span><text:span text:style-name="T2"> </text:span><text:span text:style-name="T7">חימום</text:span><text:span text:style-name="T9">)</text:span><text:span text:style-name="T41">; בשבת</text:span><text:span text:style-name="T42"> </text:span><text:span text:style-name="T41">- קורעו</text:span><text:span text:style-name="T42"> </text:span><text:span text:style-name="T41">לאחוריו, ואם</text:span><text:span text:style-name="T42"> </text:span><text:span text:style-name="T41">בא</text:span><text:span text:style-name="T42"> </text:span><text:span text:style-name="T41">להחליף</text:span><text:span text:style-name="T42"> </text:span><text:span text:style-name="T41">- מחליף</text:span><text:span text:style-name="T42"> </text:span><text:span text:style-name="T41">ואינו</text:span><text:span text:style-name="T42"> </text:span><text:span text:style-name="T41">קורע</text:span>'! </text:p>
      <text:p text:style-name="P9">כי<text:span text:style-name="T1"> </text:span>תניא<text:span text:style-name="T1"> </text:span>ההיא<text:span text:style-name="T1"> </text:span>- בכבוד<text:span text:style-name="T1"> </text:span>אביו<text:span text:style-name="T1"> </text:span>ואמו<text:span text:style-name="T1"> </text:span><text:span text:style-name="T7">(אבל</text:span><text:span text:style-name="T2"> </text:span><text:span text:style-name="T7">לכולי</text:span><text:span text:style-name="T2"> </text:span><text:span text:style-name="T7">עלמא</text:span><text:span text:style-name="T2"> </text:span><text:span text:style-name="T7">- אין</text:span><text:span text:style-name="T2"> </text:span><text:span text:style-name="T7">קורע</text:span><text:span text:style-name="T2"> </text:span><text:span text:style-name="T7">אלא</text:span><text:span text:style-name="T2"> </text:span><text:span text:style-name="T7">בשעת</text:span><text:span text:style-name="T2"> </text:span><text:span text:style-name="T7">חימום</text:span><text:span text:style-name="T9">)</text:span>.</text:p>
      <text:p text:style-name="P9"/>
      <text:p text:style-name="P9">אותן<text:span text:style-name="T1"> </text:span>קרעין, מתאחין<text:span text:style-name="T1"> </text:span>או<text:span text:style-name="T1"> </text:span>אין<text:span text:style-name="T1"> </text:span>מתאחין? </text:p>
      <text:p text:style-name="P9">פליגי<text:span text:style-name="T1"> </text:span>בה<text:span text:style-name="T1"> </text:span>אבוה<text:span text:style-name="T1"> </text:span>דרב<text:span text:style-name="T1"> </text:span>אושעיא<text:span text:style-name="T1"> </text:span>ובר<text:span text:style-name="T1"> </text:span>קפרא: חד<text:span text:style-name="T1"> </text:span>אמר<text:span text:style-name="T1"> </text:span>אין<text:span text:style-name="T1"> </text:span>מתאחין, וחד<text:span text:style-name="T1"> </text:span>אמר<text:span text:style-name="T1"> </text:span>מתאחין.</text:p>
      <text:p text:style-name="P9">תסתיים<text:span text:style-name="T1"> </text:span>דאבוה<text:span text:style-name="T1"> </text:span>דרב<text:span text:style-name="T1"> </text:span>אושעיא<text:span text:style-name="T1"> </text:span>דאמר<text:span text:style-name="T1"> </text:span>'אין<text:span text:style-name="T1"> </text:span>מתאחין', דאמר<text:span text:style-name="T1"> </text:span>רב<text:span text:style-name="T1"> </text:span>אושעיא: 'אין<text:span text:style-name="T1"> </text:span>מתאחין'; ממאן<text:span text:style-name="T1"> </text:span>שמיע<text:span text:style-name="T1"> </text:span>ליה? לאו<text:span text:style-name="T1"> </text:span>מאבוה<text:span text:style-name="T1"> </text:span><text:span text:style-name="T7">(ממאן</text:span><text:span text:style-name="T2"> </text:span><text:span text:style-name="T7">שמיעא</text:span><text:span text:style-name="T2"> </text:span><text:span text:style-name="T7">לרב</text:span><text:span text:style-name="T2"> </text:span><text:span text:style-name="T7">אושעיא</text:span><text:span text:style-name="T2"> </text:span><text:span text:style-name="T7">הא</text:span><text:span text:style-name="T2"> </text:span><text:span text:style-name="T7">דאמר</text:span><text:span text:style-name="T2"> </text:span><text:span text:style-name="T7">'אין</text:span><text:span text:style-name="T2"> </text:span><text:span text:style-name="T7">מתאחין' - שמע</text:span><text:span text:style-name="T2"> </text:span><text:span text:style-name="T7">מינה</text:span><text:span text:style-name="T2"> </text:span><text:span text:style-name="T7">האי</text:span><text:span text:style-name="T2"> </text:span><text:span text:style-name="T7">דאמר</text:span><text:span text:style-name="T2"> </text:span><text:span text:style-name="T7">אין</text:span><text:span text:style-name="T2"> </text:span><text:span text:style-name="T7">מתאחין</text:span><text:span text:style-name="T2"> </text:span><text:span text:style-name="T7">- אבוה</text:span><text:span text:style-name="T2"> </text:span><text:span text:style-name="T7">דרב</text:span><text:span text:style-name="T2"> </text:span><text:span text:style-name="T7">אושעיא</text:span><text:span text:style-name="T9">)</text:span>? </text:p>
      <text:p text:style-name="P9">לא, מבר<text:span text:style-name="T1"> </text:span>קפרא<text:span text:style-name="T1"> </text:span>רביה<text:span text:style-name="T1"> </text:span>שמיע<text:span text:style-name="T1"> </text:span>ליה!</text:p>
      <text:p text:style-name="P9"/>
      <text:p text:style-name="P9">אמר<text:span text:style-name="T1"> </text:span>רבא: אָבֵל<text:span text:style-name="T1"> </text:span>מטייל<text:span text:style-name="T1"> </text:span>באונקלי<text:span text:style-name="T1"> </text:span><text:span text:style-name="T7">(שייפינ"ש, חלוק</text:span><text:span text:style-name="T2"> </text:span><text:span text:style-name="T7">שקורעו</text:span><text:span text:style-name="T9">)</text:span> בתוך<text:span text:style-name="T1"> </text:span>ביתו.</text:p>
      <text:p text:style-name="P9">אביי<text:span text:style-name="T1"> </text:span>אשכחיה<text:span text:style-name="T1"> </text:span>לרב<text:span text:style-name="T1"> </text:span>יוסף<text:span text:style-name="T1"> </text:span>דפריס<text:span text:style-name="T1"> </text:span>ליה<text:span text:style-name="T1"> </text:span>סודרא<text:span text:style-name="T1"> </text:span>ארישיה<text:span text:style-name="T1"> </text:span><text:span text:style-name="T7">(בשבת, משום</text:span><text:span text:style-name="T2"> </text:span><text:span text:style-name="T7">עטיפה, דנהיג</text:span><text:span text:style-name="T2"> </text:span><text:span text:style-name="T7">אבילות</text:span><text:span text:style-name="T9">)</text:span> ואזיל<text:span text:style-name="T1"> </text:span>ואתי<text:span text:style-name="T1"> </text:span>בביתיה, אמר<text:span text:style-name="T1"> </text:span>ליה: לאו<text:span text:style-name="T1"> </text:span>סבר<text:span text:style-name="T1"> </text:span>לה<text:span text:style-name="T1"> </text:span>מר<text:span text:style-name="T1"> </text:span>אין<text:span text:style-name="T1"> </text:span>אבילות<text:span text:style-name="T1"> </text:span>בשבת? </text:p>
      <text:p text:style-name="P9">אמר<text:span text:style-name="T1"> </text:span>ליה: הכי<text:span text:style-name="T1"> </text:span>אמר<text:span text:style-name="T1"> </text:span>רבי<text:span text:style-name="T1"> </text:span>יוחנן: דברים<text:span text:style-name="T1"> </text:span>שבצינעא<text:span text:style-name="T1"> </text:span>נוהג<text:span text:style-name="T1"> </text:span><text:span text:style-name="T7">(שבצינעא</text:span><text:span text:style-name="T2"> </text:span><text:span text:style-name="T7">מותר</text:span><text:span text:style-name="T2"> </text:span><text:span text:style-name="T7">לנהוג</text:span><text:span text:style-name="T2"> </text:span><text:span text:style-name="T7">אבילות</text:span><text:span text:style-name="T2"> </text:span><text:span text:style-name="T7">בשבת</text:span><text:span text:style-name="T9">)</text:span>.</text:p>
      <text:p text:style-name="P9">צצצ<text:span text:style-name="T1"> </text:span><text:span text:style-name="T96">עד</text:span><text:span text:style-name="T2"> </text:span><text:span text:style-name="T96">כאן</text:span><text:span text:style-name="T2"> </text:span><text:span text:style-name="T96">לימדתי</text:span></text:p>
      <text:p text:style-name="P9">רבי<text:span text:style-name="T1"> </text:span>אליעזר<text:span text:style-name="T1"> </text:span>אומר<text:span text:style-name="T1"> </text:span>משחרב<text:span text:style-name="T1"> </text:span>בית<text:span text:style-name="T1"> </text:span>המקדש<text:span text:style-name="T1"> </text:span>עצרת<text:span text:style-name="T1"> </text:span>כשבת<text:span text:style-name="T1"> </text:span><text:span text:style-name="T9">[רבן</text:span><text:span text:style-name="T2"> </text:span><text:span text:style-name="T9">גמליאל</text:span><text:span text:style-name="T2"> </text:span><text:span text:style-name="T9">אומר: ראש</text:span><text:span text:style-name="T2"> </text:span><text:span text:style-name="T9">השנה</text:span><text:span text:style-name="T2"> </text:span><text:span text:style-name="T9">ויום</text:span><text:span text:style-name="T2"> </text:span><text:span text:style-name="T9">הכפורים</text:span><text:span text:style-name="T2"> </text:span><text:span text:style-name="T9">כרגלים; וחכמים</text:span><text:span text:style-name="T2"> </text:span><text:span text:style-name="T9">אומרים</text:span><text:span text:style-name="T2"> </text:span><text:span text:style-name="T9">לא</text:span><text:span text:style-name="T2"> </text:span><text:span text:style-name="T9">כדברי</text:span><text:span text:style-name="T2"> </text:span><text:span text:style-name="T9">זה</text:span><text:span text:style-name="T2"> </text:span><text:span text:style-name="T9">ולא</text:span><text:span text:style-name="T2"> </text:span><text:span text:style-name="T9">כדברי</text:span><text:span text:style-name="T2"> </text:span><text:span text:style-name="T9">זה, אלא: עצרת</text:span><text:span text:style-name="T2"> – </text:span><text:span text:style-name="T9">כרגלים; ראש</text:span><text:span text:style-name="T2"> </text:span><text:span text:style-name="T9">השנה</text:span><text:span text:style-name="T2"> </text:span><text:span text:style-name="T9">ויוה"כ</text:span><text:span text:style-name="T2"> – </text:span><text:span text:style-name="T9">כשבת.]</text:span>: <text:s/></text:p>
      <text:p text:style-name="P9">אמר<text:span text:style-name="T1"> </text:span>רב<text:span text:style-name="T1"> </text:span>גידל<text:span text:style-name="T1"> </text:span>בר<text:span text:style-name="T1"> </text:span>מנשיא<text:span text:style-name="T1"> </text:span>אמר<text:span text:style-name="T1"> </text:span>שמואל: הלכה<text:span text:style-name="T1"> </text:span>כרבן<text:span text:style-name="T1"> </text:span>גמליאל; </text:p>
      <text:p text:style-name="P9">ואיכא<text:span text:style-name="T1"> </text:span>דמתני<text:span text:style-name="T1"> </text:span>להא<text:span text:style-name="T1"> </text:span>דרב<text:span text:style-name="T1"> </text:span>גידל<text:span text:style-name="T1"> </text:span>בר<text:span text:style-name="T1"> </text:span>מנשיא<text:span text:style-name="T1"> </text:span>אהא: '<text:span text:style-name="T41">כל</text:span><text:span text:style-name="T42"> </text:span><text:span text:style-name="T41">שלשים</text:span><text:span text:style-name="T42"> </text:span><text:span text:style-name="T41">יום</text:span><text:span text:style-name="T42"> </text:span><text:span text:style-name="T41">תינוק</text:span><text:span text:style-name="T42"> </text:span><text:span text:style-name="T41">יוצא</text:span><text:span text:style-name="T42"> </text:span><text:span text:style-name="T41">בחיק</text:span><text:span text:style-name="T42"> </text:span><text:span text:style-name="T7">(בן</text:span><text:span text:style-name="T2"> </text:span><text:span text:style-name="T7">שלשים</text:span><text:span text:style-name="T2"> </text:span><text:span text:style-name="T7">יום</text:span><text:span text:style-name="T2"> </text:span><text:span text:style-name="T7">מוציאו</text:span><text:span text:style-name="T2"> </text:span><text:span text:style-name="T7">בחיק</text:span><text:span text:style-name="T2"> </text:span><text:span text:style-name="T7">לבית</text:span><text:span text:style-name="T2"> </text:span><text:span text:style-name="T7">הקברות, ולא</text:span><text:span text:style-name="T2"> </text:span><text:span text:style-name="T7">בארון</text:span><text:span text:style-name="T9">)</text:span><text:span text:style-name="T41"> ונקבר</text:span><text:span text:style-name="T42"> </text:span><text:span text:style-name="T41">באשה</text:span><text:span text:style-name="T42"> </text:span><text:span text:style-name="T41">אחת</text:span><text:span text:style-name="T42"> </text:span><text:span text:style-name="T41">ושני</text:span><text:span text:style-name="T42"> </text:span><text:span text:style-name="T41">אנשים, אבל</text:span><text:span text:style-name="T42"> </text:span><text:span text:style-name="T41">לא</text:span><text:span text:style-name="T42"> </text:span><text:span text:style-name="T41">באיש</text:span><text:span text:style-name="T42"> </text:span><text:span text:style-name="T41">אחד</text:span><text:span text:style-name="T42"> </text:span><text:span text:style-name="T41">ושתי</text:span><text:span text:style-name="T42"> </text:span><text:span text:style-name="T41">נשים</text:span><text:span text:style-name="T42"> </text:span><text:span text:style-name="T7">(שאין</text:span><text:span text:style-name="T2"> </text:span><text:span text:style-name="T7">מתייחדין</text:span><text:span text:style-name="T2"> </text:span><text:span text:style-name="T7">עם</text:span><text:span text:style-name="T2"> </text:span><text:span text:style-name="T7">האשה</text:span><text:span text:style-name="T9">)</text:span>; </text:p>
      <text:p text:style-name="P9"/>
      <text:p text:style-name="P9">(מועד<text:span text:style-name="T1"> </text:span>קטן<text:span text:style-name="T1"> </text:span>כד,ב)</text:p>
      <text:p text:style-name="P18">אבא<text:span text:style-name="T1"> </text:span>שאול<text:span text:style-name="T1"> </text:span>אומר: אף<text:span text:style-name="T1"> </text:span>באיש<text:span text:style-name="T1"> </text:span>אחד<text:span text:style-name="T1"> </text:span>ושתי<text:span text:style-name="T1"> </text:span>נשים;</text:p>
      <text:p text:style-name="P9"><text:span text:style-name="T41">ואין</text:span><text:span text:style-name="T42"> </text:span><text:span text:style-name="T41">עומדין</text:span><text:span text:style-name="T42"> </text:span><text:span text:style-name="T41">עליו</text:span><text:span text:style-name="T42"> </text:span><text:span text:style-name="T41">בשורה</text:span><text:span text:style-name="T42"> </text:span><text:span text:style-name="T7">(אין</text:span><text:span text:style-name="T2"> </text:span><text:span text:style-name="T7">צריך</text:span><text:span text:style-name="T2"> </text:span><text:span text:style-name="T7">לעמוד</text:span><text:span text:style-name="T2"> </text:span><text:span text:style-name="T7">עליו</text:span><text:span text:style-name="T2"> </text:span><text:span text:style-name="T7">בשורה: כשחוזרין</text:span><text:span text:style-name="T2"> </text:span><text:span text:style-name="T7">מבית</text:span><text:span text:style-name="T2"> </text:span><text:span text:style-name="T7">הקברות</text:span><text:span text:style-name="T2"> </text:span><text:span text:style-name="T7">עוברין</text:span><text:span text:style-name="T2"> </text:span><text:span text:style-name="T7">לפני</text:span><text:span text:style-name="T2"> </text:span><text:span text:style-name="T7">האבל</text:span><text:span text:style-name="T2"> </text:span><text:span text:style-name="T7">בשורה, וכל</text:span><text:span text:style-name="T2"> </text:span><text:span text:style-name="T7">אחד</text:span><text:span text:style-name="T2"> </text:span><text:span text:style-name="T7">אומר</text:span><text:span text:style-name="T2"> </text:span><text:span text:style-name="T7">לו</text:span><text:span text:style-name="T2"> </text:span><text:span text:style-name="T7">"תתנחם"</text:span><text:span text:style-name="T9">)</text:span><text:span text:style-name="T41">, ואין</text:span><text:span text:style-name="T42"> </text:span><text:span text:style-name="T41">אומרים</text:span><text:span text:style-name="T42"> </text:span><text:span text:style-name="T41">עליו</text:span><text:span text:style-name="T42"> </text:span><text:span text:style-name="T41">ברכת</text:span><text:span text:style-name="T42"> </text:span><text:span text:style-name="T41">אבלים</text:span><text:span text:style-name="T42"> </text:span><text:span text:style-name="T7">(ברכה</text:span><text:span text:style-name="T2"> </text:span><text:span text:style-name="T7">שאומר</text:span><text:span text:style-name="T2"> </text:span><text:span text:style-name="T7">ברחבה, כדאמר</text:span><text:span text:style-name="T2"> </text:span><text:span text:style-name="T7">בכתובות</text:span><text:span text:style-name="T2"> </text:span><text:span text:style-name="T8">(ח,ב)</text:span><text:span text:style-name="T9">)</text:span><text:span text:style-name="T41"> ותנחומי</text:span><text:span text:style-name="T42"> </text:span><text:span text:style-name="T41">אבלים</text:span><text:span text:style-name="T42"> </text:span><text:span text:style-name="T7">(כל</text:span><text:span text:style-name="T2"> </text:span><text:span text:style-name="T7">שבעה</text:span><text:span text:style-name="T2"> </text:span><text:span text:style-name="T7">הולכין</text:span><text:span text:style-name="T2"> </text:span><text:span text:style-name="T7">לנחמו</text:span><text:span text:style-name="T2"> </text:span><text:span text:style-name="T7">בביתו</text:span><text:span text:style-name="T9">)</text:span><text:span text:style-name="T41">;</text:span></text:p>
      <text:p text:style-name="P9"><text:span text:style-name="T41">בן</text:span><text:span text:style-name="T42"> </text:span><text:span text:style-name="T41">שלשים</text:span><text:span text:style-name="T42"> </text:span><text:span text:style-name="T41">יוצא</text:span><text:span text:style-name="T42"> </text:span><text:span text:style-name="T41">בדלוסקמא</text:span><text:span text:style-name="T42"> </text:span><text:span text:style-name="T7">(ארון</text:span><text:span text:style-name="T9">)</text:span><text:span text:style-name="T41">; </text:span></text:p>
      <text:p text:style-name="P38">רבי יהודה אומר: לא דלוסקמא הניטלת בכתף <text:span text:style-name="T47">(באדם</text:span><text:span text:style-name="T43"> </text:span><text:span text:style-name="T47">אחד</text:span><text:span text:style-name="T49">)</text:span> אלא הניטלת באגפיים <text:span text:style-name="T47">(בשני</text:span><text:span text:style-name="T43"> </text:span><text:span text:style-name="T47">בני</text:span><text:span text:style-name="T43"> </text:span><text:span text:style-name="T47">אדם, דרך</text:span><text:span text:style-name="T43"> </text:span><text:span text:style-name="T47">כבוד</text:span><text:span text:style-name="T49">)</text:span>;</text:p>
      <text:p text:style-name="P18"><text:soft-page-break/>ועומדין<text:span text:style-name="T1"> </text:span>עליו<text:span text:style-name="T1"> </text:span>בשורה, ואומרים<text:span text:style-name="T1"> </text:span>עליו<text:span text:style-name="T1"> </text:span>ברכת<text:span text:style-name="T1"> </text:span>אבלים<text:span text:style-name="T1"> </text:span>ותנחומי<text:span text:style-name="T1"> </text:span>אבלים; </text:p>
      <text:p text:style-name="P18">בן<text:span text:style-name="T1"> </text:span>י"ב<text:span text:style-name="T1"> </text:span>חדש<text:span text:style-name="T1"> </text:span>יוצא<text:span text:style-name="T1"> </text:span>במטה;</text:p>
      <text:p text:style-name="P9"><text:span text:style-name="T41">רבי</text:span><text:span text:style-name="T42"> </text:span><text:span text:style-name="T41">עקיבא</text:span><text:span text:style-name="T42"> </text:span><text:span text:style-name="T41">אומר: הוא</text:span><text:span text:style-name="T42"> </text:span><text:span text:style-name="T41">בן</text:span><text:span text:style-name="T42"> </text:span><text:span text:style-name="T41">שנה</text:span><text:span text:style-name="T42"> </text:span><text:span text:style-name="T41">ואבריו</text:span><text:span text:style-name="T42"> </text:span><text:span text:style-name="T41">כבן</text:span><text:span text:style-name="T42"> </text:span><text:span text:style-name="T41">שתים</text:span><text:span text:style-name="T42"> </text:span><text:span text:style-name="T7">(שאבריו</text:span><text:span text:style-name="T2"> </text:span><text:span text:style-name="T7">גדולים</text:span><text:span text:style-name="T9">)</text:span><text:span text:style-name="T41">, הוא</text:span><text:span text:style-name="T42"> </text:span><text:span text:style-name="T41">בן</text:span><text:span text:style-name="T42"> </text:span><text:span text:style-name="T41">שתים</text:span><text:span text:style-name="T42"> </text:span><text:span text:style-name="T41">ואבריו</text:span><text:span text:style-name="T42"> </text:span><text:span text:style-name="T41">כבן</text:span><text:span text:style-name="T42"> </text:span><text:span text:style-name="T41">שנה</text:span><text:span text:style-name="T42"> </text:span><text:span text:style-name="T41">- יוצא</text:span><text:span text:style-name="T42"> </text:span><text:span text:style-name="T41">במטה;</text:span></text:p>
      <text:p text:style-name="P9"><text:span text:style-name="T41">רבי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אלעזר</text:span><text:span text:style-name="T42"> </text:span><text:span text:style-name="T41">אומר: היוצא</text:span><text:span text:style-name="T42"> </text:span><text:span text:style-name="T41">במטה</text:span><text:span text:style-name="T42"> </text:span><text:span text:style-name="T41">- רבים</text:span><text:span text:style-name="T42"> </text:span><text:span text:style-name="T41">מצהיבין</text:span><text:span text:style-name="T42"> </text:span><text:span text:style-name="T7">(מרגישין</text:span><text:span text:style-name="T2"> </text:span><text:span text:style-name="T7">ומצערין</text:span><text:span text:style-name="T9">)</text:span><text:span text:style-name="T41"> עליו; אינו</text:span><text:span text:style-name="T42"> </text:span><text:span text:style-name="T41">יוצא</text:span><text:span text:style-name="T42"> </text:span><text:span text:style-name="T41">במטה</text:span><text:span text:style-name="T42"> </text:span><text:span text:style-name="T41">- אין</text:span><text:span text:style-name="T42"> </text:span><text:span text:style-name="T41">רבים</text:span><text:span text:style-name="T42"> </text:span><text:span text:style-name="T41">מצהיבין</text:span><text:span text:style-name="T42"> </text:span><text:span text:style-name="T41">עליו;</text:span></text:p>
      <text:p text:style-name="P9"><text:span text:style-name="T41">רבי</text:span><text:span text:style-name="T42"> </text:span><text:span text:style-name="T41">אלעזר</text:span><text:span text:style-name="T42"> </text:span><text:span text:style-name="T41">בן</text:span><text:span text:style-name="T42"> </text:span><text:span text:style-name="T41">עזריה</text:span><text:span text:style-name="T42"> </text:span><text:span text:style-name="T41">אומר: ניכר</text:span><text:span text:style-name="T42"> </text:span><text:span text:style-name="T41">לרבים</text:span><text:span text:style-name="T42"> </text:span><text:span text:style-name="T7">(שהיו</text:span><text:span text:style-name="T2"> </text:span><text:span text:style-name="T7">מכירין</text:span><text:span text:style-name="T2"> </text:span><text:span text:style-name="T7">כבר, שהיה</text:span><text:span text:style-name="T2"> </text:span><text:span text:style-name="T7">רגיל</text:span><text:span text:style-name="T2"> </text:span><text:span text:style-name="T7">לצאת</text:span><text:span text:style-name="T2"> </text:span><text:span text:style-name="T7">מן</text:span><text:span text:style-name="T2"> </text:span><text:span text:style-name="T7">הבית</text:span><text:span text:style-name="T9">)</text:span><text:span text:style-name="T41"> - רבים</text:span><text:span text:style-name="T42"> </text:span><text:span text:style-name="T41">מתעסקים</text:span><text:span text:style-name="T42"> </text:span><text:span text:style-name="T41">עמו, אינו</text:span><text:span text:style-name="T42"> </text:span><text:span text:style-name="T41">ניכר</text:span><text:span text:style-name="T42"> </text:span><text:span text:style-name="T41">לרבים</text:span><text:span text:style-name="T42"> </text:span><text:span text:style-name="T41">- אין</text:span><text:span text:style-name="T42"> </text:span><text:span text:style-name="T41">רבים</text:span><text:span text:style-name="T42"> </text:span><text:span text:style-name="T41">מתעסקים</text:span><text:span text:style-name="T42"> </text:span><text:span text:style-name="T41">עמו;</text:span></text:p>
      <text:p text:style-name="P9"><text:span text:style-name="T41">ומה</text:span><text:span text:style-name="T42"> </text:span><text:span text:style-name="T41">הן</text:span><text:span text:style-name="T42"> </text:span><text:span text:style-name="T41">בהספד</text:span><text:span text:style-name="T42"> </text:span><text:span text:style-name="T7">(כמה</text:span><text:span text:style-name="T2"> </text:span><text:span text:style-name="T7">יהא</text:span><text:span text:style-name="T2"> </text:span><text:span text:style-name="T7">גדול</text:span><text:span text:style-name="T2"> </text:span><text:span text:style-name="T7">שמצוה</text:span><text:span text:style-name="T2"> </text:span><text:span text:style-name="T7">להספידו</text:span><text:span text:style-name="T9">)</text:span><text:span text:style-name="T41">?</text:span></text:p>
      <text:p text:style-name="P9"><text:span text:style-name="T41">רבי</text:span><text:span text:style-name="T42"> </text:span><text:span text:style-name="T41">מאיר</text:span><text:span text:style-name="T42"> </text:span><text:span text:style-name="T41">בשם</text:span><text:span text:style-name="T42"> </text:span><text:span text:style-name="T41">רבי</text:span><text:span text:style-name="T42"> </text:span><text:span text:style-name="T41">ישמעאל</text:span><text:span text:style-name="T42"> </text:span><text:span text:style-name="T41">אומר: עניים</text:span><text:span text:style-name="T42"> </text:span><text:span text:style-name="T41">בני</text:span><text:span text:style-name="T42"> </text:span><text:span text:style-name="T41">שלש</text:span><text:span text:style-name="T42"> </text:span><text:span text:style-name="T7">(לפי</text:span><text:span text:style-name="T2"> </text:span><text:span text:style-name="T7">שהעני</text:span><text:span text:style-name="T2"> </text:span><text:span text:style-name="T7">מצטער</text:span><text:span text:style-name="T2"> </text:span><text:span text:style-name="T7">על</text:span><text:span text:style-name="T2"> </text:span><text:span text:style-name="T7">בניו</text:span><text:span text:style-name="T2"> </text:span><text:span text:style-name="T7">יותר</text:span><text:span text:style-name="T2"> </text:span><text:span text:style-name="T7">מן</text:span><text:span text:style-name="T2"> </text:span><text:span text:style-name="T7">העשיר, לפי</text:span><text:span text:style-name="T2"> </text:span><text:span text:style-name="T7">שאין</text:span><text:span text:style-name="T2"> </text:span><text:span text:style-name="T7">לו</text:span><text:span text:style-name="T2"> </text:span><text:span text:style-name="T7">שמחה</text:span><text:span text:style-name="T2"> </text:span><text:span text:style-name="T7">אחרת</text:span><text:span text:style-name="T9">)</text:span><text:span text:style-name="T41">, עשירים</text:span><text:span text:style-name="T42"> </text:span><text:span text:style-name="T41">בני</text:span><text:span text:style-name="T42"> </text:span><text:span text:style-name="T41">חמש;</text:span></text:p>
      <text:p text:style-name="P9"><text:span text:style-name="T41">רבי</text:span><text:span text:style-name="T42"> </text:span><text:span text:style-name="T41">יהודה</text:span><text:span text:style-name="T42"> </text:span><text:span text:style-name="T41">אומר</text:span><text:span text:style-name="T42"> </text:span><text:span text:style-name="T41">משמו: עניים</text:span><text:span text:style-name="T42"> </text:span><text:span text:style-name="T41">בני</text:span><text:span text:style-name="T42"> </text:span><text:span text:style-name="T41">חמש, עשירים</text:span><text:span text:style-name="T42"> </text:span><text:span text:style-name="T41">בני</text:span><text:span text:style-name="T42"> </text:span><text:span text:style-name="T41">שש, ובני</text:span><text:span text:style-name="T42"> </text:span><text:span text:style-name="T41">זקנים</text:span><text:span text:style-name="T42"> </text:span><text:span text:style-name="T41">כבני</text:span><text:span text:style-name="T42"> </text:span><text:span text:style-name="T41">עניים</text:span>'. </text:p>
      <text:p text:style-name="P9">אמר<text:span text:style-name="T1"> </text:span>רב<text:span text:style-name="T1"> </text:span>גידל<text:span text:style-name="T1"> </text:span>בר<text:span text:style-name="T1"> </text:span>מנשיא<text:span text:style-name="T1"> </text:span>אמר<text:span text:style-name="T1"> </text:span>רב: הלכה<text:span text:style-name="T1"> </text:span>כרבי<text:span text:style-name="T1"> </text:span>יהודה<text:span text:style-name="T1"> </text:span>שאמר<text:span text:style-name="T1"> </text:span>משום<text:span text:style-name="T1"> </text:span>רבי<text:span text:style-name="T1"> </text:span>ישמעאל.</text:p>
      <text:p text:style-name="P28"/>
      <text:p text:style-name="P9">דרש<text:span text:style-name="T1"> </text:span>רבי<text:span text:style-name="T1"> </text:span>ענני<text:span text:style-name="T1"> </text:span>בר<text:span text:style-name="T1"> </text:span>ששון<text:span text:style-name="T1"> </text:span>אפיתחא<text:span text:style-name="T1"> </text:span>דבי<text:span text:style-name="T1"> </text:span>נשיאה<text:span text:style-name="T1"> </text:span>יום: אחד<text:span text:style-name="T1"> </text:span>לפני<text:span text:style-name="T1"> </text:span>עצרת<text:span text:style-name="T1"> </text:span><text:span text:style-name="T7">(היה</text:span><text:span text:style-name="T2"> </text:span><text:span text:style-name="T7">אבל</text:span><text:span text:style-name="T9">)</text:span> ועצרת<text:span text:style-name="T1"> </text:span>- הרי<text:span text:style-name="T1"> </text:span>כאן<text:span text:style-name="T1"> </text:span>ארבעה<text:span text:style-name="T1"> </text:span>עשר<text:span text:style-name="T1"> </text:span><text:span text:style-name="T7">(דעצרת</text:span><text:span text:style-name="T2"> </text:span><text:span text:style-name="T7">חשוב</text:span><text:span text:style-name="T2"> </text:span><text:span text:style-name="T7">כשבעה, וזהו</text:span><text:span text:style-name="T2"> </text:span><text:span text:style-name="T7">יום</text:span><text:span text:style-name="T2"> </text:span><text:span text:style-name="T7">שלפני</text:span><text:span text:style-name="T2"> </text:span><text:span text:style-name="T7">עצרת</text:span><text:span text:style-name="T2"> </text:span><text:span text:style-name="T7">- חשוב</text:span><text:span text:style-name="T2"> </text:span><text:span text:style-name="T7">שבעה, דסבר</text:span><text:span text:style-name="T2"> </text:span><text:span text:style-name="T7">כי</text:span><text:span text:style-name="T2"> </text:span><text:span text:style-name="T7">האי</text:span><text:span text:style-name="T2"> </text:span><text:span text:style-name="T7">תנא</text:span><text:span text:style-name="T2"> </text:span><text:span text:style-name="T7">דלעיל</text:span><text:span text:style-name="T2"> </text:span><text:span text:style-name="T8">[מועד</text:span><text:span text:style-name="T4"> </text:span><text:span text:style-name="T8">קטן</text:span><text:span text:style-name="T4"> </text:span><text:span text:style-name="T8">כ,א]</text:span><text:span text:style-name="T7"> דאמר: אפילו</text:span><text:span text:style-name="T2"> </text:span><text:span text:style-name="T7">יום</text:span><text:span text:style-name="T2"> </text:span><text:span text:style-name="T7">אחד, אפילו</text:span><text:span text:style-name="T2"> </text:span><text:span text:style-name="T7">שעה</text:span><text:span text:style-name="T2"> </text:span><text:span text:style-name="T7">אחת, וכמאן</text:span><text:span text:style-name="T2"> </text:span><text:span text:style-name="T7">דאמר</text:span><text:span text:style-name="T2"> </text:span><text:span text:style-name="T7">עצרת</text:span><text:span text:style-name="T2"> </text:span><text:span text:style-name="T7">כרגלים</text:span><text:span text:style-name="T9">)</text:span>.</text:p>
      <text:p text:style-name="P9">שמע<text:span text:style-name="T1"> </text:span>רבי<text:span text:style-name="T1"> </text:span>אמי<text:span text:style-name="T1"> </text:span>ואיקפד, אמר: אטו<text:span text:style-name="T1"> </text:span>דידיה<text:span text:style-name="T1"> </text:span>היא? דרבי<text:span text:style-name="T1"> </text:span>אלעזר<text:span text:style-name="T1"> </text:span>אמר<text:span text:style-name="T1"> </text:span>רבי<text:span text:style-name="T1"> </text:span>אושעיא<text:span text:style-name="T1"> </text:span>היא!</text:p>
      <text:p text:style-name="P9">דרש<text:span text:style-name="T1"> </text:span>רבי<text:span text:style-name="T1"> </text:span>יצחק<text:span text:style-name="T1"> </text:span>נפחא<text:span text:style-name="T1"> </text:span>אקילעא<text:span text:style-name="T1"> </text:span>דריש<text:span text:style-name="T1"> </text:span>גלותא: יום<text:span text:style-name="T1"> </text:span>אחד<text:span text:style-name="T1"> </text:span>לפני<text:span text:style-name="T1"> </text:span>עצרת<text:span text:style-name="T1"> </text:span>ועצרת<text:span text:style-name="T1"> </text:span>הרי<text:span text:style-name="T1"> </text:span>כאן<text:span text:style-name="T1"> </text:span>ארבעה<text:span text:style-name="T1"> </text:span>עשר; שמע<text:span text:style-name="T1"> </text:span>רב<text:span text:style-name="T1"> </text:span>ששת<text:span text:style-name="T1"> – </text:span>איקפד, אמר: אטו<text:span text:style-name="T1"> </text:span>דידיה<text:span text:style-name="T1"> </text:span>היא? דרבי<text:span text:style-name="T1"> </text:span>אלעזר<text:span text:style-name="T1"> </text:span>אמר<text:span text:style-name="T1"> </text:span>רבי<text:span text:style-name="T1"> </text:span>אושעיא<text:span text:style-name="T1"> </text:span>היא, דאמר<text:span text:style-name="T1"> </text:span>רבי<text:span text:style-name="T1"> </text:span>אלעזר<text:span text:style-name="T1"> </text:span>אמר<text:span text:style-name="T1"> </text:span>רבי<text:span text:style-name="T1"> </text:span>אושעיא: '<text:span text:style-name="T41">מנין</text:span><text:span text:style-name="T42"> </text:span><text:span text:style-name="T41">לעצרת</text:span><text:span text:style-name="T42"> </text:span><text:span text:style-name="T41">שיש</text:span><text:span text:style-name="T42"> </text:span><text:span text:style-name="T41">לה</text:span><text:span text:style-name="T42"> </text:span><text:span text:style-name="T41">תשלומין</text:span><text:span text:style-name="T42"> </text:span><text:span text:style-name="T41">כל</text:span><text:span text:style-name="T42"> </text:span><text:span text:style-name="T41">שבעה? שנאמר</text:span><text:span text:style-name="T42"> </text:span><text:span text:style-name="T8">(דברים</text:span><text:span text:style-name="T4"> </text:span><text:span text:style-name="T8">טז,טז)</text:span><text:span text:style-name="T36"> [שָׁלוֹשׁ</text:span><text:span text:style-name="T2"> </text:span><text:span text:style-name="T36">פְּעָמִים</text:span><text:span text:style-name="T2"> </text:span><text:span text:style-name="T36">בַּשָּׁנָה</text:span><text:span text:style-name="T2"> </text:span><text:span text:style-name="T36">יֵרָאֶה</text:span><text:span text:style-name="T2"> </text:span><text:span text:style-name="T36">כָל</text:span><text:span text:style-name="T2"> </text:span><text:span text:style-name="T36">זְכוּרְךָ</text:span><text:span text:style-name="T2"> </text:span><text:span text:style-name="T36">אֶת</text:span><text:span text:style-name="T2"> </text:span><text:span text:style-name="T36">פְּנֵי</text:span><text:span text:style-name="T2"> </text:span><text:span text:style-name="T36">ה' אֱלֹהֶיךָ</text:span><text:span text:style-name="T2"> </text:span><text:span text:style-name="T36">בַּמָּקוֹם</text:span><text:span text:style-name="T2"> </text:span><text:span text:style-name="T36">אֲשֶׁר</text:span><text:span text:style-name="T2"> </text:span><text:span text:style-name="T36">יִבְחָר]</text:span><text:span text:style-name="T35"> בְּחַג</text:span><text:span text:style-name="T1"> </text:span><text:span text:style-name="T35">הַמַּצּוֹת</text:span><text:span text:style-name="T1"> </text:span><text:span text:style-name="T35">וּבְחַג</text:span><text:span text:style-name="T1"> </text:span><text:span text:style-name="T35">הַשָּׁבֻעוֹת</text:span><text:span text:style-name="T1"> </text:span><text:span text:style-name="T36">[וּבְחַג</text:span><text:span text:style-name="T2"> </text:span><text:span text:style-name="T36">הַסֻּכּוֹת</text:span><text:span text:style-name="T2"> </text:span><text:span text:style-name="T36">וְלֹא</text:span><text:span text:style-name="T2"> </text:span><text:span text:style-name="T36">יֵרָאֶה</text:span><text:span text:style-name="T2"> </text:span><text:span text:style-name="T36">אֶת</text:span><text:span text:style-name="T2"> </text:span><text:span text:style-name="T36">פְּנֵי</text:span><text:span text:style-name="T2"> </text:span><text:span text:style-name="T36">ה' רֵיקָם]</text:span><text:span text:style-name="T41">; מה</text:span><text:span text:style-name="T42"> </text:span><text:span text:style-name="T41">חג</text:span><text:span text:style-name="T42"> </text:span><text:span text:style-name="T41">המצות</text:span><text:span text:style-name="T42"> </text:span><text:span text:style-name="T41">יש</text:span><text:span text:style-name="T42"> </text:span><text:span text:style-name="T41">לה</text:span><text:span text:style-name="T42"> </text:span><text:span text:style-name="T41">תשלומין</text:span><text:span text:style-name="T42"> </text:span><text:span text:style-name="T41">כל</text:span><text:span text:style-name="T42"> </text:span><text:span text:style-name="T41">שבעה</text:span><text:span text:style-name="T42"> </text:span><text:span text:style-name="T41">- אף</text:span><text:span text:style-name="T42"> </text:span><text:span text:style-name="T41">חג</text:span><text:span text:style-name="T42"> </text:span><text:span text:style-name="T41">השבועות</text:span><text:span text:style-name="T42"> </text:span><text:span text:style-name="T41">יש</text:span><text:span text:style-name="T42"> </text:span><text:span text:style-name="T41">לה</text:span><text:span text:style-name="T42"> </text:span><text:span text:style-name="T41">תשלומין</text:span><text:span text:style-name="T42"> </text:span><text:span text:style-name="T41">כל</text:span><text:span text:style-name="T42"> </text:span><text:span text:style-name="T41">שבעה</text:span>'.</text:p>
      <text:p text:style-name="P9">אדבריה<text:span text:style-name="T1"> </text:span>רב<text:span text:style-name="T1"> </text:span>פפא<text:span text:style-name="T1"> </text:span>לרב<text:span text:style-name="T1"> </text:span>אויא<text:span text:style-name="T1"> </text:span>סבא<text:span text:style-name="T1"> </text:span>ודרש: יום<text:span text:style-name="T1"> </text:span>אחד<text:span text:style-name="T1"> </text:span>לפני<text:span text:style-name="T1"> </text:span>ראש<text:span text:style-name="T1"> </text:span>השנה<text:span text:style-name="T1"> </text:span>וראש<text:span text:style-name="T1"> </text:span>השנה<text:span text:style-name="T1"> </text:span>הרי<text:span text:style-name="T1"> </text:span>כאן<text:span text:style-name="T1"> </text:span>ארבעה<text:span text:style-name="T1"> </text:span>עשר.</text:p>
      <text:p text:style-name="P9">אמר<text:span text:style-name="T1"> </text:span>רבינא: הלכך<text:span text:style-name="T1"> </text:span>יום<text:span text:style-name="T1"> </text:span>אחד<text:span text:style-name="T1"> </text:span>לפני<text:span text:style-name="T1"> </text:span>החג<text:span text:style-name="T1"> </text:span>וחג<text:span text:style-name="T1"> </text:span>ושמיני<text:span text:style-name="T1"> </text:span>שלו<text:span text:style-name="T1"> </text:span>- הרי<text:span text:style-name="T1"> </text:span>כאן<text:span text:style-name="T1"> </text:span>עשרים<text:span text:style-name="T1"> </text:span>ואחד<text:span text:style-name="T1"> </text:span>יום!</text:p>
      <text:p text:style-name="P9">רבינא<text:span text:style-name="T1"> </text:span>איקלע<text:span text:style-name="T1"> </text:span>לסורא<text:span text:style-name="T1"> </text:span>דפרת, אמר<text:span text:style-name="T1"> </text:span>ליה<text:span text:style-name="T1"> </text:span>רב<text:span text:style-name="T1"> </text:span>חביבא<text:span text:style-name="T1"> </text:span>מסורא<text:span text:style-name="T1"> </text:span>דפרת<text:span text:style-name="T1"> </text:span>לרבינא: אמר<text:span text:style-name="T1"> </text:span>מר<text:span text:style-name="T1"> </text:span>יום<text:span text:style-name="T1"> </text:span>אחד<text:span text:style-name="T1"> </text:span>לפני<text:span text:style-name="T1"> </text:span>ראש<text:span text:style-name="T1"> </text:span>השנה<text:span text:style-name="T1"> </text:span>וראש<text:span text:style-name="T1"> </text:span>השנה<text:span text:style-name="T1"> </text:span>הרי<text:span text:style-name="T1"> </text:span>כאן<text:span text:style-name="T1"> </text:span>ארבעה<text:span text:style-name="T1"> </text:span>עשר? </text:p>
      <text:p text:style-name="P9">אמר<text:span text:style-name="T1"> </text:span>ליה: אנא<text:span text:style-name="T1"> – </text:span>'מסתברא<text:span text:style-name="T1"> </text:span>כרבן<text:span text:style-name="T1"> </text:span>גמליאל' הוא<text:span text:style-name="T1"> </text:span>דאמינא.</text:p>
      <text:p text:style-name="P9"/>
      <text:p text:style-name="P9"/>
      <text:p text:style-name="P9">משנה:</text:p>
      <text:p text:style-name="P9">אין<text:span text:style-name="T1"> </text:span>קורעין<text:span text:style-name="T1"> </text:span>ולא<text:span text:style-name="T1"> </text:span>חולצין<text:span text:style-name="T1"> </text:span><text:span text:style-name="T7">(כתפיהן</text:span><text:span text:style-name="T9">)</text:span> ואין<text:span text:style-name="T1"> </text:span>מברין<text:span text:style-name="T1"> </text:span>אלא<text:span text:style-name="T1"> </text:span>קרוביו<text:span text:style-name="T1"> </text:span>של<text:span text:style-name="T1"> </text:span>מת;</text:p>
      <text:p text:style-name="P9">ואין<text:span text:style-name="T1"> </text:span>מברין<text:span text:style-name="T1"> </text:span>אלא<text:span text:style-name="T1"> </text:span>על<text:span text:style-name="T1"> </text:span>מטה<text:span text:style-name="T1"> </text:span>זקופה<text:span text:style-name="T1"> </text:span><text:span text:style-name="T7">(יושבין</text:span><text:span text:style-name="T2"> </text:span><text:span text:style-name="T7">המנחמין</text:span><text:span text:style-name="T9">)</text:span>.</text:p>
      <text:p text:style-name="P9"/>
      <text:p text:style-name="P9">(מועד<text:span text:style-name="T1"> </text:span>קטן<text:span text:style-name="T1"> </text:span>כה,א)</text:p>
      <text:p text:style-name="P9">גמרא:</text:p>
      <text:p text:style-name="P9">ואפילו<text:span text:style-name="T1"> </text:span>חכם? והתניא<text:span text:style-name="T1"> </text:span>'<text:span text:style-name="T41">חכם</text:span><text:span text:style-name="T42"> </text:span><text:span text:style-name="T41">שמת</text:span><text:span text:style-name="T42"> </text:span><text:span text:style-name="T41">הכל</text:span><text:span text:style-name="T42"> </text:span><text:span text:style-name="T41">קרוביו</text:span>' </text:p>
      <text:p text:style-name="P9">'הכל<text:span text:style-name="T1"> </text:span>קרוביו', סלקא<text:span text:style-name="T1"> </text:span>דעתך? אלא<text:span text:style-name="T1"> </text:span>הכל<text:span text:style-name="T1"> </text:span>כקרוביו: </text:p>
      <text:p text:style-name="P9">'<text:span text:style-name="T41">הכל</text:span><text:span text:style-name="T42"> </text:span><text:span text:style-name="T41">קורעין</text:span><text:span text:style-name="T42"> </text:span><text:span text:style-name="T41">עליו, והכל</text:span><text:span text:style-name="T42"> </text:span><text:span text:style-name="T41">חולצין</text:span><text:span text:style-name="T42"> </text:span><text:span text:style-name="T41">עליו, והכל</text:span><text:span text:style-name="T42"> </text:span><text:span text:style-name="T41">מברין</text:span><text:span text:style-name="T42"> </text:span><text:span text:style-name="T41">עליו</text:span><text:span text:style-name="T42"> </text:span><text:span text:style-name="T41">ברחבה</text:span>'! </text:p>
      <text:p text:style-name="P9">לא, צריכא<text:span text:style-name="T1"> </text:span>דלאו<text:span text:style-name="T1"> </text:span>חכם<text:span text:style-name="T1"> </text:span>הוא, ואי<text:span text:style-name="T1"> </text:span>אדם<text:span text:style-name="T1"> </text:span>כשר<text:span text:style-name="T1"> </text:span>הוא<text:span text:style-name="T1"> </text:span>- חיובי<text:span text:style-name="T1"> </text:span>מיחייב<text:span text:style-name="T1"> </text:span>למיקרע, דתניא: '<text:span text:style-name="T41">מפני</text:span><text:span text:style-name="T42"> </text:span><text:span text:style-name="T41">מה</text:span><text:span text:style-name="T42"> </text:span><text:span text:style-name="T41">בניו</text:span><text:span text:style-name="T42"> </text:span><text:span text:style-name="T41">ובנותיו</text:span><text:span text:style-name="T42"> </text:span><text:span text:style-name="T41">של</text:span><text:span text:style-name="T42"> </text:span><text:span text:style-name="T41">אדם</text:span><text:span text:style-name="T42"> </text:span><text:span text:style-name="T41">מתים</text:span><text:span text:style-name="T42"> </text:span><text:span text:style-name="T41">כשהן</text:span><text:span text:style-name="T42"> </text:span><text:span text:style-name="T41">קטנים? - כדי</text:span><text:span text:style-name="T42"> </text:span><text:span text:style-name="T41">שיבכה</text:span><text:span text:style-name="T42"> </text:span><text:span text:style-name="T41">ויתאבל</text:span><text:span text:style-name="T42"> </text:span><text:span text:style-name="T41">על</text:span><text:span text:style-name="T42"> </text:span><text:span text:style-name="T41">אדם</text:span><text:span text:style-name="T42"> </text:span><text:span text:style-name="T41">כשר</text:span>'.</text:p>
      <text:p text:style-name="P9">'יבכה<text:span text:style-name="T1"> </text:span>ויתאבל'? ערבונא<text:span text:style-name="T1"> </text:span>קא<text:span text:style-name="T1"> </text:span>שקיל<text:span text:style-name="T1"> </text:span>מיניה? - אלא<text:span text:style-name="T1"> </text:span>'<text:span text:style-name="T41">מפני</text:span><text:span text:style-name="T42"> </text:span><text:span text:style-name="T41">שלא</text:span><text:span text:style-name="T42"> </text:span><text:span text:style-name="T41">בכה</text:span><text:span text:style-name="T42"> </text:span><text:span text:style-name="T41">והתאבל</text:span><text:span text:style-name="T42"> </text:span><text:span text:style-name="T41">על</text:span><text:span text:style-name="T42"> </text:span><text:span text:style-name="T41">אדם</text:span><text:span text:style-name="T42"> </text:span><text:span text:style-name="T41">כשר, שכל</text:span><text:span text:style-name="T42"> </text:span><text:span text:style-name="T41">הבוכה</text:span><text:span text:style-name="T42"> </text:span><text:span text:style-name="T41">ומתאבל</text:span><text:span text:style-name="T42"> </text:span><text:span text:style-name="T41">על</text:span><text:span text:style-name="T42"> </text:span><text:span text:style-name="T41">אדם</text:span><text:span text:style-name="T42"> </text:span><text:span text:style-name="T41">כשר</text:span><text:span text:style-name="T42"> </text:span><text:span text:style-name="T41">- מוחלין</text:span><text:span text:style-name="T42"> </text:span><text:span text:style-name="T41">לו</text:span><text:span text:style-name="T42"> </text:span><text:span text:style-name="T41">על</text:span><text:span text:style-name="T42"> </text:span><text:span text:style-name="T41">כל</text:span><text:span text:style-name="T42"> </text:span><text:span text:style-name="T41">עונותיו, בשביל</text:span><text:span text:style-name="T42"> </text:span><text:span text:style-name="T41">כבוד</text:span><text:span text:style-name="T42"> </text:span><text:span text:style-name="T41">שעשה</text:span><text:span text:style-name="T42"> </text:span><text:span text:style-name="T41">לו</text:span>';</text:p>
      <text:p text:style-name="P9">דלאו<text:span text:style-name="T1"> </text:span>אדם<text:span text:style-name="T1"> </text:span>כשר<text:span text:style-name="T1"> </text:span>הוא, אי<text:span text:style-name="T1"> </text:span>דקאי<text:span text:style-name="T1"> </text:span>התם<text:span text:style-name="T1"> </text:span>בשעת<text:span text:style-name="T1"> </text:span>יציאת<text:span text:style-name="T1"> </text:span>נשמה<text:span text:style-name="T1"> </text:span>- חיובי<text:span text:style-name="T1"> </text:span>מיחייב, דתניא: '<text:span text:style-name="T41">רבי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אלעזר</text:span><text:span text:style-name="T42"> </text:span><text:span text:style-name="T41">אומר: העומד</text:span><text:span text:style-name="T42"> </text:span><text:span text:style-name="T41">על</text:span><text:span text:style-name="T42"> </text:span><text:span text:style-name="T41">המת</text:span><text:span text:style-name="T42"> </text:span><text:span text:style-name="T41">בשעת</text:span><text:span text:style-name="T42"> </text:span><text:span text:style-name="T41">יציאת</text:span><text:span text:style-name="T42"> </text:span><text:span text:style-name="T41">נשמה</text:span><text:span text:style-name="T42"> </text:span><text:span text:style-name="T41">- חייב</text:span><text:span text:style-name="T42"> </text:span><text:span text:style-name="T41">לקרוע; למה</text:span><text:span text:style-name="T42"> </text:span><text:span text:style-name="T41">זה</text:span><text:span text:style-name="T42"> </text:span><text:span text:style-name="T41">דומה? - לספר</text:span><text:span text:style-name="T42"> </text:span><text:span text:style-name="T41">תורה</text:span><text:span text:style-name="T42"> </text:span><text:span text:style-name="T41">שנשרף</text:span><text:span text:style-name="T42"> </text:span><text:span text:style-name="T41">שחייב</text:span><text:span text:style-name="T42"> </text:span><text:span text:style-name="T41">לקרוע</text:span>' <text:span text:style-name="T7">(דתורה</text:span><text:span text:style-name="T2"> </text:span><text:span text:style-name="T7">קרויה</text:span><text:span text:style-name="T2"> </text:span><text:span text:style-name="T7">נר, שנאמר</text:span><text:span text:style-name="T2"> </text:span><text:span text:style-name="T8">(משלי</text:span><text:span text:style-name="T4"> </text:span><text:span text:style-name="T8">ו,כג)</text:span><text:span text:style-name="T36"> כִּי</text:span><text:span text:style-name="T2"> </text:span><text:span text:style-name="T36">נֵר</text:span><text:span text:style-name="T2"> </text:span><text:span text:style-name="T36">מִצְוָה</text:span><text:span text:style-name="T2"> </text:span><text:soft-page-break/><text:span text:style-name="T36">וְתוֹרָה</text:span><text:span text:style-name="T2"> </text:span><text:span text:style-name="T36">אוֹר</text:span><text:span text:style-name="T2"> </text:span><text:span text:style-name="T36">[וְדֶרֶךְ</text:span><text:span text:style-name="T2"> </text:span><text:span text:style-name="T36">חַיִּים</text:span><text:span text:style-name="T2"> </text:span><text:span text:style-name="T36">תּוֹכְחוֹת</text:span><text:span text:style-name="T2"> </text:span><text:span text:style-name="T36">מוּסָר]</text:span><text:span text:style-name="T7">, ונשמה</text:span><text:span text:style-name="T2"> </text:span><text:span text:style-name="T7">נקראת</text:span><text:span text:style-name="T2"> </text:span><text:span text:style-name="T7">נר</text:span><text:span text:style-name="T2"> </text:span><text:span text:style-name="T7">דכתיב</text:span><text:span text:style-name="T2"> </text:span><text:span text:style-name="T8">(משלי</text:span><text:span text:style-name="T4"> </text:span><text:span text:style-name="T8">כ,כז)</text:span><text:span text:style-name="T36"> נֵר</text:span><text:span text:style-name="T2"> </text:span><text:span text:style-name="T36">ה' נִשְׁמַת</text:span><text:span text:style-name="T2"> </text:span><text:span text:style-name="T36">אָדָם</text:span><text:span text:style-name="T2"> </text:span><text:span text:style-name="T36">חֹפֵשׂ</text:span><text:span text:style-name="T2"> </text:span><text:span text:style-name="T36">כָּל</text:span><text:span text:style-name="T2"> </text:span><text:span text:style-name="T36">חַדְרֵי</text:span><text:span text:style-name="T2"> </text:span><text:span text:style-name="T36">בָטֶן</text:span><text:span text:style-name="T9">)</text:span>! </text:p>
      <text:p text:style-name="P9">דלא<text:span text:style-name="T1"> </text:span>קאי<text:span text:style-name="T1"> </text:span>התם<text:span text:style-name="T1"> </text:span>בשעת<text:span text:style-name="T1"> </text:span>יציאת<text:span text:style-name="T1"> </text:span>נשמה.</text:p>
      <text:p text:style-name="P9">כי<text:span text:style-name="T1"> </text:span>נח<text:span text:style-name="T1"> </text:span>נפשיה<text:span text:style-name="T1"> </text:span>דרב<text:span text:style-name="T1"> </text:span>ספרא<text:span text:style-name="T1"> </text:span>לא<text:span text:style-name="T1"> </text:span>קרעו<text:span text:style-name="T1"> </text:span>רבנן<text:span text:style-name="T1"> </text:span>עליה, אמרי: לא<text:span text:style-name="T1"> </text:span>גמרינן<text:span text:style-name="T1"> </text:span>מיניה.</text:p>
      <text:p text:style-name="P9">אמר<text:span text:style-name="T1"> </text:span>להו<text:span text:style-name="T1"> </text:span>אביי: מי<text:span text:style-name="T1"> </text:span>תניא<text:span text:style-name="T1"> </text:span>'<text:span text:style-name="T80">הרב</text:span><text:span text:style-name="T1"> </text:span>שמת'? '<text:span text:style-name="T58">חכם</text:span><text:span text:style-name="T42"> </text:span><text:span text:style-name="T41">שמת</text:span>' תניא! ועוד: כל<text:span text:style-name="T1"> </text:span>יומא<text:span text:style-name="T1"> </text:span>שמעתתיה<text:span text:style-name="T1"> </text:span>בפומין<text:span text:style-name="T1"> </text:span>בבי<text:span text:style-name="T1"> </text:span>מדרשא<text:span text:style-name="T1"> </text:span><text:span text:style-name="T7">(והוי</text:span><text:span text:style-name="T2"> </text:span><text:span text:style-name="T7">כמאן</text:span><text:span text:style-name="T2"> </text:span><text:span text:style-name="T7">דגמרינן</text:span><text:span text:style-name="T2"> </text:span><text:span text:style-name="T7">מיניה</text:span><text:span text:style-name="T9">)</text:span>!</text:p>
      <text:p text:style-name="P9">סבור<text:span text:style-name="T1"> </text:span>מה<text:span text:style-name="T1"> </text:span>דהוה<text:span text:style-name="T1"> </text:span>הוה<text:span text:style-name="T1"> </text:span><text:span text:style-name="T7">(הואיל</text:span><text:span text:style-name="T2"> </text:span><text:span text:style-name="T7">דלא</text:span><text:span text:style-name="T2"> </text:span><text:span text:style-name="T7">קרעו</text:span><text:span text:style-name="T2"> </text:span><text:span text:style-name="T7">בשעת</text:span><text:span text:style-name="T2"> </text:span><text:span text:style-name="T7">מיתה</text:span><text:span text:style-name="T2"> </text:span><text:span text:style-name="T7">- תו</text:span><text:span text:style-name="T2"> </text:span><text:span text:style-name="T7">לא</text:span><text:span text:style-name="T2"> </text:span><text:span text:style-name="T7">קרעי</text:span><text:span text:style-name="T9">)</text:span> - אמר<text:span text:style-name="T1"> </text:span>להו<text:span text:style-name="T1"> </text:span>אביי: תנינא: '<text:span text:style-name="T41">חכם, כל</text:span><text:span text:style-name="T42"> </text:span><text:span text:style-name="T41">זמן</text:span><text:span text:style-name="T42"> </text:span><text:span text:style-name="T41">שעוסקין</text:span><text:span text:style-name="T42"> </text:span><text:span text:style-name="T41">בהספד</text:span><text:span text:style-name="T42"> </text:span><text:span text:style-name="T41">- חייבין</text:span><text:span text:style-name="T42"> </text:span><text:span text:style-name="T41">לקרוע</text:span>'</text:p>
      <text:p text:style-name="P9">סבור<text:span text:style-name="T1"> </text:span>למיקרע<text:span text:style-name="T1"> </text:span>לאלתר<text:span text:style-name="T1"> </text:span><text:span text:style-name="T7">(בלא</text:span><text:span text:style-name="T2"> </text:span><text:span text:style-name="T7">הספד</text:span><text:span text:style-name="T9">)</text:span>, אמר<text:span text:style-name="T1"> </text:span>להו<text:span text:style-name="T1"> </text:span>אביי: תניא: '<text:span text:style-name="T41">חכם</text:span><text:span text:style-name="T42"> </text:span><text:span text:style-name="T41">- כבודו</text:span><text:span text:style-name="T42"> </text:span><text:span text:style-name="T41">בהספידו</text:span>'. </text:p>
      <text:p text:style-name="P9">כי<text:span text:style-name="T1"> </text:span>נח<text:span text:style-name="T1"> </text:span>נפשיה<text:span text:style-name="T1"> </text:span>דרב<text:span text:style-name="T1"> </text:span>הונא, סבור<text:span text:style-name="T1"> </text:span>לאותובי<text:span text:style-name="T1"> </text:span>ספר<text:span text:style-name="T1"> </text:span>תורה<text:span text:style-name="T1"> </text:span>אפורייה<text:span text:style-name="T1"> </text:span><text:span text:style-name="T7">(ולומר: "קיים</text:span><text:span text:style-name="T2"> </text:span><text:span text:style-name="T7">זה</text:span><text:span text:style-name="T2"> </text:span><text:span text:style-name="T7">מה</text:span><text:span text:style-name="T2"> </text:span><text:span text:style-name="T7">שכתוב</text:span><text:span text:style-name="T2"> </text:span><text:span text:style-name="T7">בזה"</text:span><text:span text:style-name="T9">)</text:span>; אמר<text:span text:style-name="T1"> </text:span>להו<text:span text:style-name="T1"> </text:span>רב<text:span text:style-name="T1"> </text:span>חסדא: מילתא<text:span text:style-name="T1"> </text:span>דבחייה<text:span text:style-name="T1"> </text:span>לא<text:span text:style-name="T1"> </text:span>סבירא<text:span text:style-name="T1"> </text:span>ליה, השתא<text:span text:style-name="T1"> </text:span>ליקום<text:span text:style-name="T1"> </text:span>ליעבד<text:span text:style-name="T1"> </text:span>ליה? דאמר<text:span text:style-name="T1"> </text:span>רב<text:span text:style-name="T1"> </text:span>תחליפא: אנא<text:span text:style-name="T1"> </text:span>חזיתיה<text:span text:style-name="T1"> </text:span>לרב<text:span text:style-name="T1"> </text:span>הונא<text:span text:style-name="T1"> </text:span>דבעי<text:span text:style-name="T1"> </text:span>למיתב<text:span text:style-name="T1"> </text:span>אפורייה<text:span text:style-name="T1"> </text:span>והוה<text:span text:style-name="T1"> </text:span>מנח<text:span text:style-name="T1"> </text:span>ספר<text:span text:style-name="T1"> </text:span>תורה<text:span text:style-name="T1"> </text:span>עליה, וכף<text:span text:style-name="T1"> </text:span>כדא<text:span text:style-name="T1"> </text:span>אארעא<text:span text:style-name="T1"> </text:span>ואותיב<text:span text:style-name="T1"> </text:span>ספר<text:span text:style-name="T1"> </text:span>תורה<text:span text:style-name="T1"> </text:span>עילויה<text:span text:style-name="T1"> </text:span>- אלמא<text:span text:style-name="T1"> </text:span>קסבר<text:span text:style-name="T1"> </text:span>אסור<text:span text:style-name="T1"> </text:span>לישב<text:span text:style-name="T1"> </text:span>על<text:span text:style-name="T1"> </text:span>גבי<text:span text:style-name="T1"> </text:span>מטה<text:span text:style-name="T1"> </text:span>שספר<text:span text:style-name="T1"> </text:span>תורה<text:span text:style-name="T1"> </text:span>מונח<text:span text:style-name="T1"> </text:span>עליה! </text:p>
      <text:p text:style-name="P9">לא<text:span text:style-name="T1"> </text:span>הוה<text:span text:style-name="T1"> </text:span>נפיק<text:span text:style-name="T1"> </text:span>פוריא<text:span text:style-name="T1"> </text:span>מבבא<text:span text:style-name="T1"> </text:span><text:span text:style-name="T7">(דזוטר</text:span><text:span text:style-name="T2"> </text:span><text:span text:style-name="T7">הוה</text:span><text:span text:style-name="T2"> </text:span><text:span text:style-name="T7">בבא</text:span><text:span text:style-name="T9">)</text:span>, סבור<text:span text:style-name="T1"> </text:span>לשלשולי<text:span text:style-name="T1"> </text:span>דרך<text:span text:style-name="T1"> </text:span>גגין<text:span text:style-name="T1"> </text:span>- אמר<text:span text:style-name="T1"> </text:span>להו<text:span text:style-name="T1"> </text:span>רב<text:span text:style-name="T1"> </text:span>חסדא: הא<text:span text:style-name="T1"> </text:span>גמירנא<text:span text:style-name="T1"> </text:span>מיניה: 'חכם<text:span text:style-name="T1"> </text:span>כבודו<text:span text:style-name="T1"> </text:span>דרך<text:span text:style-name="T1"> </text:span>פתח'; סבור<text:span text:style-name="T1"> </text:span>לאשנויי<text:span text:style-name="T1"> </text:span>מפוריא<text:span text:style-name="T1"> </text:span>לפוריא<text:span text:style-name="T1"> </text:span><text:span text:style-name="T7">(לתתו</text:span><text:span text:style-name="T2"> </text:span><text:span text:style-name="T7">במטה</text:span><text:span text:style-name="T2"> </text:span><text:span text:style-name="T7">אחריתא, קטנה, שתצא</text:span><text:span text:style-name="T2"> </text:span><text:span text:style-name="T7">דרך</text:span><text:span text:style-name="T2"> </text:span><text:span text:style-name="T7">הפתח</text:span><text:span text:style-name="T9">)</text:span> - אמר<text:span text:style-name="T1"> </text:span>להו<text:span text:style-name="T1"> </text:span>רב<text:span text:style-name="T1"> </text:span>חסדא: הכי<text:span text:style-name="T1"> </text:span>גמירנא<text:span text:style-name="T1"> </text:span>מיניה: 'חכם<text:span text:style-name="T1"> </text:span>כבודו<text:span text:style-name="T1"> </text:span>במטה<text:span text:style-name="T1"> </text:span>ראשונה', דאמר<text:span text:style-name="T1"> </text:span>רב<text:span text:style-name="T1"> </text:span>יהודה<text:span text:style-name="T1"> </text:span>אמר<text:span text:style-name="T1"> </text:span>רב: מנין<text:span text:style-name="T1"> </text:span>לחכם<text:span text:style-name="T1"> </text:span>שכבודו<text:span text:style-name="T1"> </text:span>במטה<text:span text:style-name="T1"> </text:span>ראשונה? - שנאמר<text:span text:style-name="T1"> </text:span><text:span text:style-name="T8">(שמואל</text:span><text:span text:style-name="T4"> </text:span><text:span text:style-name="T8">ב</text:span><text:span text:style-name="T4"> </text:span><text:span text:style-name="T8">ו,ג)</text:span><text:span text:style-name="T35"> וַיַּרְכִּבוּ</text:span><text:span text:style-name="T1"> </text:span><text:span text:style-name="T35">אֶת</text:span><text:span text:style-name="T1"> </text:span><text:span text:style-name="T35">אֲרוֹן</text:span><text:span text:style-name="T1"> </text:span><text:span text:style-name="T35">הָאֱלֹהִים</text:span><text:span text:style-name="T1"> </text:span><text:span text:style-name="T35">אֶל</text:span><text:span text:style-name="T1"> </text:span><text:span text:style-name="T35">עֲגָלָה</text:span><text:span text:style-name="T1"> </text:span><text:span text:style-name="T35">חֲדָשָׁה</text:span><text:span text:style-name="T1"> </text:span><text:span text:style-name="T36">[וַיִּשָּׂאֻהוּ</text:span><text:span text:style-name="T2"> </text:span><text:span text:style-name="T36">מִבֵּית</text:span><text:span text:style-name="T2"> </text:span><text:span text:style-name="T36">אֲבִינָדָב</text:span><text:span text:style-name="T2"> </text:span><text:span text:style-name="T36">אֲשֶׁר</text:span><text:span text:style-name="T2"> </text:span><text:span text:style-name="T36">בַּגִּבְעָה</text:span><text:span text:style-name="T2"> </text:span><text:span text:style-name="T36">וְעֻזָּא</text:span><text:span text:style-name="T2"> </text:span><text:span text:style-name="T36">וְאַחְיוֹ</text:span><text:span text:style-name="T2"> </text:span><text:span text:style-name="T36">בְּנֵי</text:span><text:span text:style-name="T2"> </text:span><text:span text:style-name="T36">אֲבִינָדָב</text:span><text:span text:style-name="T2"> </text:span><text:span text:style-name="T36">נֹהֲגִים</text:span><text:span text:style-name="T2"> </text:span><text:span text:style-name="T36">אֶת</text:span><text:span text:style-name="T2"> </text:span><text:span text:style-name="T36">הָעֲגָלָה</text:span><text:span text:style-name="T2"> </text:span><text:span text:style-name="T36">חֲדָשָׁה]</text:span> <text:span text:style-name="T7">(אותה</text:span><text:span text:style-name="T2"> </text:span><text:span text:style-name="T7">עגלה</text:span><text:span text:style-name="T2"> </text:span><text:span text:style-name="T7">ששיגרוהו</text:span><text:span text:style-name="T2"> </text:span><text:span text:style-name="T7">פלשתים</text:span><text:span text:style-name="T2"> </text:span><text:span text:style-name="T7">בה, ובאותה</text:span><text:span text:style-name="T2"> </text:span><text:span text:style-name="T7">עגלה</text:span><text:span text:style-name="T2"> </text:span><text:span text:style-name="T7">הביאו</text:span><text:span text:style-name="T2"> </text:span><text:span text:style-name="T7">דוד</text:span><text:span text:style-name="T2"> </text:span><text:span text:style-name="T7">מבית</text:span><text:span text:style-name="T2"> </text:span><text:span text:style-name="T7">אבינדב</text:span><text:span text:style-name="T2"> </text:span><text:span text:style-name="T7">לעיר</text:span><text:span text:style-name="T2"> </text:span><text:span text:style-name="T7">דוד</text:span><text:span text:style-name="T9">)</text:span>! פרוס<text:span text:style-name="T1"> </text:span>בבא<text:span text:style-name="T1"> </text:span><text:span text:style-name="T7">(שברו</text:span><text:span text:style-name="T2"> </text:span><text:span text:style-name="T7">הפתח</text:span><text:span text:style-name="T2"> </text:span><text:span text:style-name="T7">והרחיבוהו</text:span><text:span text:style-name="T9">)</text:span> ואפקוה!</text:p>
      <text:p text:style-name="P9">פתח<text:span text:style-name="T1"> </text:span>עליה<text:span text:style-name="T1"> </text:span>רבי<text:span text:style-name="T1"> </text:span>אבא: ראוי<text:span text:style-name="T1"> </text:span>היה<text:span text:style-name="T1"> </text:span>רבינו<text:span text:style-name="T1"> </text:span>שתשרה<text:span text:style-name="T1"> </text:span>עליו<text:span text:style-name="T1"> </text:span>שכינה<text:span text:style-name="T1"> </text:span>אלא<text:span text:style-name="T1"> </text:span>שבבל<text:span text:style-name="T1"> </text:span>גרמה<text:span text:style-name="T1"> </text:span>ליה<text:span text:style-name="T1"> </text:span><text:span text:style-name="T7">(שאין</text:span><text:span text:style-name="T2"> </text:span><text:span text:style-name="T7">שכינה</text:span><text:span text:style-name="T2"> </text:span><text:span text:style-name="T7">שורה</text:span><text:span text:style-name="T2"> </text:span><text:span text:style-name="T7">בחוץ</text:span><text:span text:style-name="T2"> </text:span><text:span text:style-name="T7">לארץ</text:span><text:span text:style-name="T9">)</text:span>.</text:p>
      <text:p text:style-name="P9">מתיב<text:span text:style-name="T1"> </text:span>רב<text:span text:style-name="T1"> </text:span>נחמן<text:span text:style-name="T1"> </text:span>בר<text:span text:style-name="T1"> </text:span>חסדא<text:span text:style-name="T1"> </text:span>- ואמרי<text:span text:style-name="T1"> </text:span>לה<text:span text:style-name="T1"> </text:span>רב<text:span text:style-name="T1"> </text:span>חנן<text:span text:style-name="T1"> </text:span>בר<text:span text:style-name="T1"> </text:span>חסדא: <text:span text:style-name="T8">(יחזקאל</text:span><text:span text:style-name="T4"> </text:span><text:span text:style-name="T8">א,ג)</text:span><text:span text:style-name="T36"> </text:span><text:span text:style-name="T35">הָיֹה</text:span><text:span text:style-name="T1"> </text:span><text:span text:style-name="T35">הָיָה</text:span><text:span text:style-name="T1"> </text:span><text:span text:style-name="T35">דְבַר</text:span><text:span text:style-name="T1"> </text:span><text:span text:style-name="T35">ה' אֶל</text:span><text:span text:style-name="T1"> </text:span><text:span text:style-name="T35">יְחֶזְקֵאל</text:span><text:span text:style-name="T1"> </text:span><text:span text:style-name="T35">בֶּן</text:span><text:span text:style-name="T1"> </text:span><text:span text:style-name="T35">בּוּזִי</text:span><text:span text:style-name="T1"> </text:span><text:span text:style-name="T35">הַכֹּהֵן</text:span><text:span text:style-name="T1"> </text:span><text:span text:style-name="T35">בְּאֶרֶץ</text:span><text:span text:style-name="T1"> </text:span><text:span text:style-name="T35">כַּשְׂדִּים</text:span><text:span text:style-name="T1"> </text:span><text:span text:style-name="T36">[עַל</text:span><text:span text:style-name="T2"> </text:span><text:span text:style-name="T36">נְהַר</text:span><text:span text:style-name="T2"> </text:span><text:span text:style-name="T36">כְּבָר</text:span><text:span text:style-name="T2"> </text:span><text:span text:style-name="T36">וַתְּהִי</text:span><text:span text:style-name="T2"> </text:span><text:span text:style-name="T36">עָלָיו</text:span><text:span text:style-name="T2"> </text:span><text:span text:style-name="T36">שָׁם</text:span><text:span text:style-name="T2"> </text:span><text:span text:style-name="T36">יַד</text:span><text:span text:style-name="T2"> </text:span><text:span text:style-name="T36">ה']</text:span>!</text:p>
      <text:p text:style-name="P9">טפח<text:span text:style-name="T1"> </text:span>ליה<text:span text:style-name="T1"> </text:span>אבוה<text:span text:style-name="T1"> </text:span><text:span text:style-name="T7">(רב</text:span><text:span text:style-name="T2"> </text:span><text:span text:style-name="T7">חסדא</text:span><text:span text:style-name="T9">)</text:span> בסנדליה<text:span text:style-name="T1"> </text:span><text:span text:style-name="T7">(שטפח</text:span><text:span text:style-name="T2"> </text:span><text:span text:style-name="T7">לו</text:span><text:span text:style-name="T2"> </text:span><text:span text:style-name="T7">לרב</text:span><text:span text:style-name="T2"> </text:span><text:span text:style-name="T7">נחמן</text:span><text:span text:style-name="T2"> </text:span><text:span text:style-name="T95">[בנו]</text:span><text:span text:style-name="T7"> על</text:span><text:span text:style-name="T2"> </text:span><text:span text:style-name="T7">סנדלו, כאדם</text:span><text:span text:style-name="T2"> </text:span><text:span text:style-name="T7">שנוגע</text:span><text:span text:style-name="T2"> </text:span><text:span text:style-name="T7">על</text:span><text:span text:style-name="T2"> </text:span><text:span text:style-name="T7">רגל</text:span><text:span text:style-name="T2"> </text:span><text:span text:style-name="T7">חבירו</text:span><text:span text:style-name="T2"> </text:span><text:span text:style-name="T7">בחשאי</text:span><text:span text:style-name="T2"> </text:span><text:span text:style-name="T7">כדי</text:span><text:span text:style-name="T2"> </text:span><text:span text:style-name="T7">שלא</text:span><text:span text:style-name="T2"> </text:span><text:span text:style-name="T7">ישמעו</text:span><text:span text:style-name="T2"> </text:span><text:span text:style-name="T7">העומדים</text:span><text:span text:style-name="T2"> </text:span><text:span text:style-name="T7">סביב</text:span><text:span text:style-name="T2"> </text:span><text:span text:style-name="T7">מטתו</text:span><text:span text:style-name="T2"> </text:span><text:span text:style-name="T7">דרב</text:span><text:span text:style-name="T2"> </text:span><text:span text:style-name="T7">הונא, ענין</text:span><text:span text:style-name="T2"> </text:span><text:span text:style-name="T7">אחר: הכהו</text:span><text:span text:style-name="T2"> </text:span><text:span text:style-name="T7">בסנדלו</text:span><text:span text:style-name="T9">)</text:span>, אמר<text:span text:style-name="T1"> </text:span>ליה: לאו<text:span text:style-name="T1"> </text:span>אמינא<text:span text:style-name="T1"> </text:span>לך<text:span text:style-name="T1"> </text:span>לא<text:span text:style-name="T1"> </text:span>תיטרוד<text:span text:style-name="T1"> </text:span>עלמא<text:span text:style-name="T1"> </text:span><text:span text:style-name="T7">(לא</text:span><text:span text:style-name="T2"> </text:span><text:span text:style-name="T7">תטרח</text:span><text:span text:style-name="T2"> </text:span><text:span text:style-name="T7">בקושיות</text:span><text:span text:style-name="T9">)</text:span>: מאי<text:span text:style-name="T1"> </text:span>היה<text:span text:style-name="T1"> </text:span>שהיה<text:span text:style-name="T1"> </text:span>כבר<text:span text:style-name="T1"> </text:span><text:span text:style-name="T7">(כלומר: ההיא</text:span><text:span text:style-name="T2"> </text:span><text:span text:style-name="T7">שעתא</text:span><text:span text:style-name="T2"> </text:span><text:span text:style-name="T7">הוה, ולא</text:span><text:span text:style-name="T2"> </text:span><text:span text:style-name="T7">יותר; ויש</text:span><text:span text:style-name="T2"> </text:span><text:span text:style-name="T7">אומרים: שהיה</text:span><text:span text:style-name="T2"> </text:span><text:span text:style-name="T7">כבר</text:span><text:span text:style-name="T2"> </text:span><text:span text:style-name="T7">- בארץ</text:span><text:span text:style-name="T2"> </text:span><text:span text:style-name="T7">ישראל, ששרתה</text:span><text:span text:style-name="T2"> </text:span><text:span text:style-name="T7">עליו</text:span><text:span text:style-name="T2"> </text:span><text:span text:style-name="T7">רוח</text:span><text:span text:style-name="T2"> </text:span><text:span text:style-name="T7">הקודש</text:span><text:span text:style-name="T9">)</text:span>!</text:p>
      <text:p text:style-name="P9">כי<text:span text:style-name="T1"> </text:span>אסקוה<text:span text:style-name="T1"> </text:span>להתם<text:span text:style-name="T1"> </text:span><text:span text:style-name="T7">(לארץ</text:span><text:span text:style-name="T2"> </text:span><text:span text:style-name="T7">ישראל, לקוברו, שכל</text:span><text:span text:style-name="T2"> </text:span><text:span text:style-name="T7">הנקבר</text:span><text:span text:style-name="T2"> </text:span><text:span text:style-name="T7">שם</text:span><text:span text:style-name="T2"> </text:span><text:span text:style-name="T7">נקבר</text:span><text:span text:style-name="T2"> </text:span><text:span text:style-name="T7">בלא</text:span><text:span text:style-name="T2"> </text:span><text:span text:style-name="T7">חטא, שנאמר</text:span><text:span text:style-name="T2"> </text:span><text:span text:style-name="T36">הָעָם</text:span><text:span text:style-name="T2"> </text:span><text:span text:style-name="T36">הַיֹּשֵׁב</text:span><text:span text:style-name="T2"> </text:span><text:span text:style-name="T36">בָּהּ</text:span><text:span text:style-name="T2"> </text:span><text:span text:style-name="T36">נְשֻׂא</text:span><text:span text:style-name="T2"> </text:span><text:span text:style-name="T36">עָוֹן</text:span><text:span text:style-name="T2"> </text:span><text:span text:style-name="T8">[ישעיהו</text:span><text:span text:style-name="T4"> </text:span><text:span text:style-name="T8">לג,כד]</text:span><text:span text:style-name="T7">, כדאיתא</text:span><text:span text:style-name="T2"> </text:span><text:span text:style-name="T7">בכתובות</text:span><text:span text:style-name="T2"> </text:span><text:span text:style-name="T8">(קיא,א)</text:span><text:span text:style-name="T9">)</text:span>, אמרו<text:span text:style-name="T1"> </text:span>ליה<text:span text:style-name="T1"> </text:span>לרבי<text:span text:style-name="T1"> </text:span>אמי<text:span text:style-name="T1"> </text:span>ולרבי<text:span text:style-name="T1"> </text:span>אסי: רב<text:span text:style-name="T1"> </text:span>הונא<text:span text:style-name="T1"> </text:span>אתי! </text:p>
      <text:p text:style-name="P9">אמרו: כי<text:span text:style-name="T1"> </text:span>הוינן<text:span text:style-name="T1"> </text:span>התם<text:span text:style-name="T1"> </text:span>- לא<text:span text:style-name="T1"> </text:span>הוה<text:span text:style-name="T1"> </text:span>לן<text:span text:style-name="T1"> </text:span>לדלויי<text:span text:style-name="T1"> </text:span>רישין<text:span text:style-name="T1"> </text:span><text:span text:style-name="T96">[להרים</text:span><text:span text:style-name="T2"> </text:span><text:span text:style-name="T96">ראש]</text:span> מיניה<text:span text:style-name="T1"> </text:span><text:span text:style-name="T7">(דאדם</text:span><text:span text:style-name="T2"> </text:span><text:span text:style-name="T7">חשוב</text:span><text:span text:style-name="T2"> </text:span><text:span text:style-name="T7">היה, והוה</text:span><text:span text:style-name="T2"> </text:span><text:span text:style-name="T7">לן</text:span><text:span text:style-name="T2"> </text:span><text:span text:style-name="T7">בושת</text:span><text:span text:style-name="T2"> </text:span><text:span text:style-name="T7">לדלויי</text:span><text:span text:style-name="T2"> </text:span><text:span text:style-name="T7">רישין</text:span><text:span text:style-name="T9">)</text:span>, השתא<text:span text:style-name="T1"> </text:span>אתינן<text:span text:style-name="T1"> </text:span>הכא<text:span text:style-name="T1"> </text:span><text:span text:style-name="T7">(דסבורין</text:span><text:span text:style-name="T2"> </text:span><text:span text:style-name="T7">שהוא</text:span><text:span text:style-name="T2"> </text:span><text:span text:style-name="T7">חי</text:span><text:span text:style-name="T9">)</text:span> אתא<text:span text:style-name="T1"> </text:span>בתרין!</text:p>
      <text:p text:style-name="P9">אמרו<text:span text:style-name="T1"> </text:span>להו: ארונו<text:span text:style-name="T1"> </text:span>בא! </text:p>
      <text:p text:style-name="P9">רבי<text:span text:style-name="T1"> </text:span>אמי<text:span text:style-name="T1"> </text:span>ורבי<text:span text:style-name="T1"> </text:span>אסי<text:span text:style-name="T1"> </text:span>נפוק, רבי<text:span text:style-name="T1"> </text:span>אילא<text:span text:style-name="T1"> </text:span>ורבי<text:span text:style-name="T1"> </text:span>חנינא<text:span text:style-name="T1"> </text:span>לא<text:span text:style-name="T1"> </text:span>נפוק;</text:p>
      <text:p text:style-name="P9">איכא<text:span text:style-name="T1"> </text:span>דאמרי<text:span text:style-name="T1"> </text:span>רבי<text:span text:style-name="T1"> </text:span>אילא<text:span text:style-name="T1"> </text:span>נפק<text:span text:style-name="T1"> </text:span>רבי<text:span text:style-name="T1"> </text:span>חנינא<text:span text:style-name="T1"> </text:span>לא<text:span text:style-name="T1"> </text:span>נפק.</text:p>
      <text:p text:style-name="P9">דנפק<text:span text:style-name="T1"> </text:span>מאי<text:span text:style-name="T1"> </text:span>טעמיה? </text:p>
      <text:p text:style-name="P9">דתניא: '<text:span text:style-name="T41">ארון</text:span><text:span text:style-name="T42"> </text:span><text:span text:style-name="T41">העובר</text:span><text:span text:style-name="T42"> </text:span><text:span text:style-name="T41">ממקום</text:span><text:span text:style-name="T42"> </text:span><text:span text:style-name="T41">למקום</text:span><text:span text:style-name="T42"> </text:span><text:span text:style-name="T41">- עומדים</text:span><text:span text:style-name="T42"> </text:span><text:span text:style-name="T41">עליו</text:span><text:span text:style-name="T42"> </text:span><text:span text:style-name="T41">בשורה</text:span><text:span text:style-name="T42"> </text:span><text:span text:style-name="T41">ואומרים</text:span><text:span text:style-name="T42"> </text:span><text:span text:style-name="T41">עליו</text:span><text:span text:style-name="T42"> </text:span><text:span text:style-name="T41">ברכת</text:span><text:span text:style-name="T42"> </text:span><text:span text:style-name="T41">אבלים</text:span><text:span text:style-name="T42"> </text:span><text:span text:style-name="T41">ותנחומי</text:span><text:span text:style-name="T42"> </text:span><text:span text:style-name="T41">אבלים</text:span>'.</text:p>
      <text:p text:style-name="P9">דלא<text:span text:style-name="T1"> </text:span>נפק<text:span text:style-name="T1"> </text:span>מאי<text:span text:style-name="T1"> </text:span>טעמא?</text:p>
      <text:p text:style-name="P9">דתניא: '<text:span text:style-name="T41">ארון</text:span><text:span text:style-name="T42"> </text:span><text:span text:style-name="T41">העובר</text:span><text:span text:style-name="T42"> </text:span><text:span text:style-name="T41">ממקום</text:span><text:span text:style-name="T42"> </text:span><text:span text:style-name="T41">למקום</text:span><text:span text:style-name="T42"> </text:span><text:span text:style-name="T41">- </text:span><text:span text:style-name="T50">אין</text:span><text:span text:style-name="T42"> </text:span><text:span text:style-name="T41">עומדין</text:span><text:span text:style-name="T42"> </text:span><text:span text:style-name="T41">עליו</text:span><text:span text:style-name="T42"> </text:span><text:span text:style-name="T41">בשורה</text:span><text:span text:style-name="T42"> </text:span><text:span text:style-name="T41">ואין</text:span><text:span text:style-name="T42"> </text:span><text:span text:style-name="T41">אומרים</text:span><text:span text:style-name="T42"> </text:span><text:span text:style-name="T41">עליו</text:span><text:span text:style-name="T42"> </text:span><text:span text:style-name="T41">ברכת</text:span><text:span text:style-name="T42"> </text:span><text:span text:style-name="T41">אבלים</text:span><text:span text:style-name="T42"> </text:span><text:span text:style-name="T41">ותנחומי</text:span><text:span text:style-name="T42"> </text:span><text:span text:style-name="T41">אבלים</text:span>'!</text:p>
      <text:p text:style-name="P9">קשיין<text:span text:style-name="T1"> </text:span>אהדדי!? </text:p>
      <text:p text:style-name="P9">לא<text:span text:style-name="T1"> </text:span>קשיא: כאן<text:span text:style-name="T1"> </text:span><text:span text:style-name="T7">(יוצאין</text:span><text:span text:style-name="T9">)</text:span> ששלדו<text:span text:style-name="T1"> </text:span><text:span text:style-name="T7">(גופו</text:span><text:span text:style-name="T9">)</text:span> קיימת, כאן<text:span text:style-name="T1"> </text:span>בשאין<text:span text:style-name="T1"> </text:span>שלדו<text:span text:style-name="T1"> </text:span>קיימת, ורב<text:span text:style-name="T1"> </text:span>הונא<text:span text:style-name="T1"> </text:span>שלדו<text:span text:style-name="T1"> </text:span>קיימת<text:span text:style-name="T1"> </text:span>הוה;</text:p>
      <text:p text:style-name="P9">דלא<text:span text:style-name="T1"> </text:span>נפק<text:span text:style-name="T1"> </text:span>לא<text:span text:style-name="T1"> </text:span>סיימוה<text:span text:style-name="T1"> </text:span>קמיה<text:span text:style-name="T1"> </text:span><text:span text:style-name="T7">(דשלדו</text:span><text:span text:style-name="T2"> </text:span><text:span text:style-name="T7">הוה</text:span><text:span text:style-name="T2"> </text:span><text:span text:style-name="T7">קיימת</text:span><text:span text:style-name="T9">)</text:span>. </text:p>
      <text:p text:style-name="P9">אמרי: היכא<text:span text:style-name="T1"> </text:span>נינחיה<text:span text:style-name="T1"> </text:span><text:span text:style-name="T96">[היכן</text:span><text:span text:style-name="T2"> </text:span><text:span text:style-name="T96">נקברנו]</text:span>?: רב<text:span text:style-name="T1"> </text:span>הונא<text:span text:style-name="T1"> </text:span>ריבץ<text:span text:style-name="T1"> </text:span>תורה<text:span text:style-name="T1"> </text:span>בישראל<text:span text:style-name="T1"> </text:span><text:span text:style-name="T7">(כדאמרינן</text:span><text:span text:style-name="T2"> </text:span><text:span text:style-name="T7">פרק</text:span><text:span text:style-name="T2"> </text:span><text:span text:style-name="T7">'שני</text:span><text:span text:style-name="T2"> </text:span><text:span text:style-name="T7">דייני</text:span><text:span text:style-name="T2"> </text:span><text:span text:style-name="T7">גזירות' </text:span><text:span text:style-name="T8">(כתובות</text:span><text:span text:style-name="T4"> </text:span><text:span text:style-name="T8">קו,א)</text:span><text:span text:style-name="T7">: כי</text:span><text:span text:style-name="T2"> </text:span><text:span text:style-name="T7">קיימי</text:span><text:span text:style-name="T2"> </text:span><text:span text:style-name="T7">רבנן</text:span><text:span text:style-name="T2"> </text:span><text:span text:style-name="T7">מקמיה</text:span><text:span text:style-name="T2"> </text:span><text:span text:style-name="T7">ומנפצי</text:span><text:span text:style-name="T2"> </text:span><text:span text:style-name="T7">גלימייהו</text:span><text:span text:style-name="T2"> </text:span><text:span text:style-name="T7">- מכסי</text:span><text:span text:style-name="T2"> </text:span><text:span text:style-name="T7">ליה</text:span><text:span text:style-name="T2"> </text:span><text:span text:style-name="T7">ליומא</text:span><text:span text:style-name="T2"> </text:span><text:span text:style-name="T7">באבקא</text:span><text:span text:style-name="T9">)</text:span> ורבי<text:span text:style-name="T1"> </text:span>חייא<text:span text:style-name="T1"> </text:span>ריבץ<text:span text:style-name="T1"> </text:span>תורה<text:span text:style-name="T1"> </text:span>בישראל<text:span text:style-name="T1"> </text:span>הוה<text:span text:style-name="T1"> </text:span><text:span text:style-name="T7">(כדאמרינן</text:span><text:span text:style-name="T2"> </text:span><text:span text:style-name="T7">בבבא</text:span><text:span text:style-name="T2"> </text:span><text:span text:style-name="T7">מציעא</text:span><text:span text:style-name="T2"> </text:span><text:span text:style-name="T8">(פה,ב)</text:span><text:span text:style-name="T7">: אנא</text:span><text:span text:style-name="T2"> </text:span><text:span text:style-name="T7">עבדי</text:span><text:span text:style-name="T2"> </text:span><text:span text:style-name="T7">ליה</text:span><text:span text:style-name="T2"> </text:span><text:span text:style-name="T7">לתורה</text:span><text:span text:style-name="T2"> </text:span><text:span text:style-name="T7">דלא</text:span><text:span text:style-name="T2"> </text:span><text:span text:style-name="T7">תשתכח</text:span><text:span text:style-name="T2"> </text:span><text:span text:style-name="T7">מישראל</text:span><text:span text:style-name="T9">)</text:span>, מאן<text:span text:style-name="T1"> </text:span>מעייל<text:span text:style-name="T1"> </text:span>ליה<text:span text:style-name="T1"> </text:span><text:span text:style-name="T7">(מי</text:span><text:span text:style-name="T2"> </text:span><text:span text:style-name="T7">ילך</text:span><text:span text:style-name="T2"> </text:span><text:span text:style-name="T7">להכניסו</text:span><text:span text:style-name="T2"> </text:span><text:span text:style-name="T7">לקבורה</text:span><text:span text:style-name="T2"> </text:span><text:span text:style-name="T7">אצל</text:span><text:span text:style-name="T2"> </text:span><text:span text:style-name="T7">רבי</text:span><text:span text:style-name="T2"> </text:span><text:span text:style-name="T7">חייא</text:span><text:span text:style-name="T9">)</text:span>?</text:p>
      <text:p text:style-name="P9"><text:soft-page-break/>אמר<text:span text:style-name="T1"> </text:span>להו<text:span text:style-name="T1"> </text:span>רב<text:span text:style-name="T1"> </text:span>חגא: אנא<text:span text:style-name="T1"> </text:span>מעיילנא<text:span text:style-name="T1"> </text:span>ליה, דאוקמתיה<text:span text:style-name="T1"> </text:span>לתלמודאי<text:span text:style-name="T1"> </text:span>כי<text:span text:style-name="T1"> </text:span>הוינא<text:span text:style-name="T1"> </text:span>בר<text:span text:style-name="T1"> </text:span>תמני<text:span text:style-name="T1"> </text:span>סרי<text:span text:style-name="T1"> </text:span>שנין<text:span text:style-name="T1"> </text:span>ולא<text:span text:style-name="T1"> </text:span>חזי<text:span text:style-name="T1"> </text:span>לי<text:span text:style-name="T1"> </text:span>קרי, ומשמע<text:span text:style-name="T1"> </text:span>ליה<text:span text:style-name="T1"> </text:span>קמיה<text:span text:style-name="T1"> </text:span><text:span text:style-name="T96">[ושמשתי</text:span><text:span text:style-name="T2"> </text:span><text:span text:style-name="T96">לפניו]</text:span> וידעי<text:span text:style-name="T1"> </text:span>בעובדיה: דיומא<text:span text:style-name="T1"> </text:span>חד<text:span text:style-name="T1"> </text:span>אתהפיכא<text:span text:style-name="T1"> </text:span>ליה<text:span text:style-name="T1"> </text:span>רצועה<text:span text:style-name="T1"> </text:span>דתפילין<text:span text:style-name="T1"> </text:span><text:span text:style-name="T7">(השחור</text:span><text:span text:style-name="T2"> </text:span><text:span text:style-name="T7">בפנים, דרצועה</text:span><text:span text:style-name="T2"> </text:span><text:span text:style-name="T7">שחורה</text:span><text:span text:style-name="T2"> </text:span><text:span text:style-name="T7">נראה</text:span><text:span text:style-name="T2"> </text:span><text:span text:style-name="T7">בחוץ</text:span><text:span text:style-name="T2"> </text:span><text:span text:style-name="T7">הלכה</text:span><text:span text:style-name="T2"> </text:span><text:span text:style-name="T7">למשה</text:span><text:span text:style-name="T2"> </text:span><text:span text:style-name="T7">מסיני</text:span><text:span text:style-name="T9">)</text:span> ויתיב<text:span text:style-name="T1"> </text:span>עלה<text:span text:style-name="T1"> </text:span>ארבעין<text:span text:style-name="T1"> </text:span>תעניתא!</text:p>
      <text:p text:style-name="P9">עייליה, הוה<text:span text:style-name="T1"> </text:span>גני<text:span text:style-name="T1"> </text:span>יהודה<text:span text:style-name="T1"> </text:span>מימיניה<text:span text:style-name="T1"> </text:span>דאבוה<text:span text:style-name="T1"> </text:span>וחזקיה<text:span text:style-name="T1"> </text:span>משמאליה, אמר<text:span text:style-name="T1"> </text:span>ליה<text:span text:style-name="T1"> </text:span>יהודה<text:span text:style-name="T1"> </text:span>לחזקיה: קום<text:span text:style-name="T1"> </text:span>מדוכתיך, דלאו<text:span text:style-name="T1"> </text:span>אורח<text:span text:style-name="T1"> </text:span>ארעא<text:span text:style-name="T1"> </text:span>דקאים<text:span text:style-name="T1"> </text:span>רב<text:span text:style-name="T1"> </text:span>הונא! בהדי<text:span text:style-name="T1"> </text:span>דקאים<text:span text:style-name="T1"> </text:span>- קם<text:span text:style-name="T1"> </text:span>בהדיה<text:span text:style-name="T1"> </text:span>עמודא<text:span text:style-name="T1"> </text:span>דנורא; חזייה<text:span text:style-name="T1"> </text:span>רב<text:span text:style-name="T1"> </text:span>חגא<text:span text:style-name="T1"> </text:span>- איבעית<text:span text:style-name="T1"> </text:span><text:span text:style-name="T7">(נבעת</text:span><text:span text:style-name="T2"> </text:span><text:span text:style-name="T7">ונפחד</text:span><text:span text:style-name="T9">)</text:span>; זקפיה<text:span text:style-name="T1"> </text:span>לארוניה<text:span text:style-name="T1"> </text:span><text:span text:style-name="T7">(דרב</text:span><text:span text:style-name="T2"> </text:span><text:span text:style-name="T7">הונא</text:span><text:span text:style-name="T2"> </text:span><text:span text:style-name="T7">לקמיה</text:span><text:span text:style-name="T2"> </text:span><text:span text:style-name="T7">עמודא</text:span><text:span text:style-name="T2"> </text:span><text:span text:style-name="T7">דנורא, דלא</text:span><text:span text:style-name="T2"> </text:span><text:span text:style-name="T7">ליזקיה</text:span><text:span text:style-name="T9">)</text:span> ונפק<text:span text:style-name="T1"> </text:span>אתא; והאי<text:span text:style-name="T1"> </text:span>דלא<text:span text:style-name="T1"> </text:span>איענש<text:span text:style-name="T1"> </text:span>ענש<text:span text:style-name="T1"> </text:span>- משום<text:span text:style-name="T1"> </text:span>דזקפיה<text:span text:style-name="T1"> </text:span>לארוניה<text:span text:style-name="T1"> </text:span>דרב<text:span text:style-name="T1"> </text:span>הונא!</text:p>
      <text:p text:style-name="P9">כי<text:span text:style-name="T1"> </text:span>נח<text:span text:style-name="T1"> </text:span>נפשיה<text:span text:style-name="T1"> </text:span>דרב<text:span text:style-name="T1"> </text:span>חסדא<text:span text:style-name="T1"> </text:span>- סבור<text:span text:style-name="T1"> </text:span>לאותובי<text:span text:style-name="T1"> </text:span>ספר<text:span text:style-name="T1"> </text:span>תורה<text:span text:style-name="T1"> </text:span>אפורייה, אמר<text:span text:style-name="T1"> </text:span>להו<text:span text:style-name="T1"> </text:span>רבי<text:span text:style-name="T1"> </text:span>יצחק: מילתא<text:span text:style-name="T1"> </text:span>דלרביה<text:span text:style-name="T1"> </text:span>לא<text:span text:style-name="T1"> </text:span>סבירא<text:span text:style-name="T1"> </text:span>ליה<text:span text:style-name="T1"> </text:span>- אנן<text:span text:style-name="T1"> </text:span>ניקום<text:span text:style-name="T1"> </text:span>נעביד<text:span text:style-name="T1"> </text:span>ליה! </text:p>
      <text:p text:style-name="P9">סבור<text:span text:style-name="T1"> </text:span>דלא<text:span text:style-name="T1"> </text:span>למישלל<text:span text:style-name="T1"> </text:span>קרעייהו, אמר<text:span text:style-name="T1"> </text:span>להו<text:span text:style-name="T1"> </text:span>רבי<text:span text:style-name="T1"> </text:span>יצחק<text:span text:style-name="T1"> </text:span>בר<text:span text:style-name="T1"> </text:span>אמי: חכם, כיון<text:span text:style-name="T1"> </text:span>שהחזירו<text:span text:style-name="T1"> </text:span>פניהם<text:span text:style-name="T1"> </text:span>מאחורי<text:span text:style-name="T1"> </text:span>המטה<text:span text:style-name="T1"> </text:span>- שוללין.</text:p>
      <text:p text:style-name="P9">כי<text:span text:style-name="T1"> </text:span>נח<text:span text:style-name="T1"> </text:span>נפשיה<text:span text:style-name="T1"> </text:span>דרבה<text:span text:style-name="T1"> </text:span>בר<text:span text:style-name="T1"> </text:span>הונא<text:span text:style-name="T1"> </text:span>ורב<text:span text:style-name="T1"> </text:span>המנונא<text:span text:style-name="T1"> </text:span>- אסקינהו<text:span text:style-name="T1"> </text:span>להתם;</text:p>
      <text:p text:style-name="P9"/>
      <text:p text:style-name="P9">(מועד<text:span text:style-name="T1"> </text:span>קטן<text:span text:style-name="T1"> </text:span>כה,ב)</text:p>
      <text:p text:style-name="P9">כי<text:span text:style-name="T1"> </text:span>מטו<text:span text:style-name="T1"> </text:span>אגישרא<text:span text:style-name="T1"> </text:span><text:span text:style-name="T7">(כשהגיעו</text:span><text:span text:style-name="T2"> </text:span><text:span text:style-name="T7">לעבור</text:span><text:span text:style-name="T2"> </text:span><text:span text:style-name="T7">בדף</text:span><text:span text:style-name="T2"> </text:span><text:span text:style-name="T7">של</text:span><text:span text:style-name="T2"> </text:span><text:span text:style-name="T7">גשר</text:span><text:span text:style-name="T2"> </text:span><text:span text:style-name="T7">קצר</text:span><text:span text:style-name="T2"> </text:span><text:span text:style-name="T95">[צר]</text:span><text:span text:style-name="T7">: שעכשיו</text:span><text:span text:style-name="T2"> </text:span><text:span text:style-name="T7">לא</text:span><text:span text:style-name="T2"> </text:span><text:span text:style-name="T7">היו</text:span><text:span text:style-name="T2"> </text:span><text:span text:style-name="T7">יכולין</text:span><text:span text:style-name="T2"> </text:span><text:span text:style-name="T7">לעבור</text:span><text:span text:style-name="T2"> </text:span><text:span text:style-name="T7">זה</text:span><text:span text:style-name="T2"> </text:span><text:span text:style-name="T7">בצד</text:span><text:span text:style-name="T2"> </text:span><text:span text:style-name="T7">זה</text:span><text:span text:style-name="T2"> </text:span><text:span text:style-name="T7">אלא</text:span><text:span text:style-name="T2"> </text:span><text:span text:style-name="T7">זה</text:span><text:span text:style-name="T2"> </text:span><text:span text:style-name="T7">אחר</text:span><text:span text:style-name="T2"> </text:span><text:span text:style-name="T7">זה</text:span><text:span text:style-name="T9">)</text:span> - קמו<text:span text:style-name="T1"> </text:span>גמלי<text:span text:style-name="T1"> </text:span><text:span text:style-name="T7">(עמדו</text:span><text:span text:style-name="T2"> </text:span><text:span text:style-name="T7">הגמלים</text:span><text:span text:style-name="T2"> </text:span><text:span text:style-name="T7">נושאי</text:span><text:span text:style-name="T2"> </text:span><text:span text:style-name="T7">המטות</text:span><text:span text:style-name="T2"> </text:span><text:span text:style-name="T7">במקומן</text:span><text:span text:style-name="T9">)</text:span>; אמר<text:span text:style-name="T1"> </text:span>להו<text:span text:style-name="T1"> </text:span>ההוא<text:span text:style-name="T1"> </text:span>טייעא<text:span text:style-name="T1"> </text:span><text:span text:style-name="T7">(סוחר</text:span><text:span text:style-name="T2"> </text:span><text:span text:style-name="T7">ישמעאלים</text:span><text:span text:style-name="T9">)</text:span>: מאי<text:span text:style-name="T1"> </text:span>האי? אמרו<text:span text:style-name="T1"> </text:span>ליה: רבנן<text:span text:style-name="T1"> </text:span><text:span text:style-name="T7">(דשיכבי: רבה</text:span><text:span text:style-name="T2"> </text:span><text:span text:style-name="T7">בר</text:span><text:span text:style-name="T2"> </text:span><text:span text:style-name="T7">רב</text:span><text:span text:style-name="T2"> </text:span><text:span text:style-name="T7">הונא</text:span><text:span text:style-name="T2"> </text:span><text:span text:style-name="T7">ורב</text:span><text:span text:style-name="T2"> </text:span><text:span text:style-name="T7">המנונא</text:span><text:span text:style-name="T9">)</text:span> דקא<text:span text:style-name="T1"> </text:span>עבדי<text:span text:style-name="T1"> </text:span>יקרא<text:span text:style-name="T1"> </text:span>אהדדי<text:span text:style-name="T1"> </text:span><text:span text:style-name="T7">(דהא</text:span><text:span text:style-name="T2"> </text:span><text:span text:style-name="T7">לא</text:span><text:span text:style-name="T2"> </text:span><text:span text:style-name="T7">בעי</text:span><text:span text:style-name="T2"> </text:span><text:span text:style-name="T7">האי</text:span><text:span text:style-name="T2"> </text:span><text:span text:style-name="T7">למיעל</text:span><text:span text:style-name="T2"> </text:span><text:span text:style-name="T7">מקמי</text:span><text:span text:style-name="T2"> </text:span><text:span text:style-name="T7">האי</text:span><text:span text:style-name="T9">)</text:span>: מר<text:span text:style-name="T1"> </text:span>אמר<text:span text:style-name="T1"> </text:span>"מר<text:span text:style-name="T1"> </text:span>ניעול<text:span text:style-name="T1"> </text:span>ברישא" ומר<text:span text:style-name="T1"> </text:span>אמר<text:span text:style-name="T1"> </text:span>"מר<text:span text:style-name="T1"> </text:span>ניעול<text:span text:style-name="T1"> </text:span>ברישא", אמר: דינא<text:span text:style-name="T1"> </text:span>הוא<text:span text:style-name="T1"> </text:span>דרבה<text:span text:style-name="T1"> </text:span>בר<text:span text:style-name="T1"> </text:span>הונא<text:span text:style-name="T1"> </text:span>ליעול<text:span text:style-name="T1"> </text:span>ברישא; חליף<text:span text:style-name="T1"> </text:span>גמליה<text:span text:style-name="T1"> </text:span>דרבה<text:span text:style-name="T1"> </text:span>בר<text:span text:style-name="T1"> </text:span>הונא<text:span text:style-name="T1"> </text:span>- נתור<text:span text:style-name="T1"> </text:span><text:span text:style-name="T96">[נשרו]</text:span> ככיה<text:span text:style-name="T1"> </text:span><text:span text:style-name="T7">(לחייו</text:span><text:span text:style-name="T9">)</text:span> ושניה<text:span text:style-name="T1"> </text:span><text:span text:style-name="T95">[ושיניו]</text:span> דההוא<text:span text:style-name="T1"> </text:span>טייעא<text:span text:style-name="T1"> </text:span><text:span text:style-name="T7">(משום</text:span><text:span text:style-name="T2"> </text:span><text:span text:style-name="T7">דבזי</text:span><text:span text:style-name="T2"> </text:span><text:span text:style-name="T7">לרב</text:span><text:span text:style-name="T2"> </text:span><text:span text:style-name="T7">המנונא</text:span><text:span text:style-name="T9">)</text:span>; פתח<text:span text:style-name="T1"> </text:span>עליה<text:span text:style-name="T1"> </text:span>ההוא<text:span text:style-name="T1"> </text:span>ינוקא: </text:p>
      <text:p text:style-name="P9">"גזע<text:span text:style-name="T1"> </text:span>ישישים<text:span text:style-name="T1"> </text:span>עלה<text:span text:style-name="T1"> </text:span>מבבל<text:span text:style-name="T1"> </text:span>ועמו<text:span text:style-name="T1"> </text:span>ספר<text:span text:style-name="T1"> </text:span>מלחמות<text:span text:style-name="T1"> </text:span><text:span text:style-name="T7">(ספר</text:span><text:span text:style-name="T2"> </text:span><text:span text:style-name="T7">תורה; לישנא</text:span><text:span text:style-name="T2"> </text:span><text:span text:style-name="T7">אחרינא: שנלחם</text:span><text:span text:style-name="T2"> </text:span><text:span text:style-name="T7">רבה</text:span><text:span text:style-name="T2"> </text:span><text:span text:style-name="T7">ורב</text:span><text:span text:style-name="T2"> </text:span><text:span text:style-name="T7">המנונא, ונתור</text:span><text:span text:style-name="T2"> </text:span><text:span text:style-name="T7">ככי</text:span><text:span text:style-name="T2"> </text:span><text:span text:style-name="T7">דההוא</text:span><text:span text:style-name="T2"> </text:span><text:span text:style-name="T7">טייעא</text:span><text:span text:style-name="T9">)</text:span> <text:span text:style-name="T7">(לישנא</text:span><text:span text:style-name="T2"> </text:span><text:span text:style-name="T7">אחרינא: </text:span><text:span text:style-name="T78">גזע</text:span><text:span text:style-name="T81"> </text:span><text:span text:style-name="T78">ישישים</text:span><text:span text:style-name="T2"> </text:span><text:span text:style-name="T7">- זה</text:span><text:span text:style-name="T2"> </text:span><text:span text:style-name="T7">רבה</text:span><text:span text:style-name="T2"> </text:span><text:span text:style-name="T7">בר</text:span><text:span text:style-name="T2"> </text:span><text:span text:style-name="T7">רב</text:span><text:span text:style-name="T2"> </text:span><text:span text:style-name="T7">הונא, דהוא</text:span><text:span text:style-name="T2"> </text:span><text:span text:style-name="T7">בן</text:span><text:span text:style-name="T2"> </text:span><text:span text:style-name="T7">גדולים: בן</text:span><text:span text:style-name="T2"> </text:span><text:span text:style-name="T7">רב</text:span><text:span text:style-name="T2"> </text:span><text:span text:style-name="T7">הונא</text:span><text:span text:style-name="T2"> </text:span><text:span text:style-name="T7">דהוא</text:span><text:span text:style-name="T2"> </text:span><text:span text:style-name="T7">ראש</text:span><text:span text:style-name="T2"> </text:span><text:span text:style-name="T7">גולה, ועדיף</text:span><text:span text:style-name="T2"> </text:span><text:span text:style-name="T7">מנשיא</text:span><text:span text:style-name="T2"> </text:span><text:span text:style-name="T7">דארץ</text:span><text:span text:style-name="T2"> </text:span><text:span text:style-name="T7">ישראל, ועמו</text:span><text:span text:style-name="T2"> </text:span><text:span text:style-name="T7">ספר</text:span><text:span text:style-name="T2"> </text:span><text:span text:style-name="T7">מלחמות</text:span><text:span text:style-name="T2"> </text:span><text:span text:style-name="T7">- עמו</text:span><text:span text:style-name="T2"> </text:span><text:span text:style-name="T7">רב</text:span><text:span text:style-name="T2"> </text:span><text:span text:style-name="T7">המנונא</text:span><text:span text:style-name="T9">)</text:span> קאת<text:span text:style-name="T1"> </text:span>וקפוד<text:span text:style-name="T1"> </text:span>הוכפלו<text:span text:style-name="T1"> </text:span><text:span text:style-name="T7">(קללה, כמו</text:span><text:span text:style-name="T2"> </text:span><text:span text:style-name="T36">וִירֵשׁוּהָ</text:span><text:span text:style-name="T2"> </text:span><text:span text:style-name="T36">קָאַת</text:span><text:span text:style-name="T2"> </text:span><text:span text:style-name="T36">וְקִפּוֹד</text:span><text:span text:style-name="T2"> </text:span><text:span text:style-name="T8">(ישעיהו</text:span><text:span text:style-name="T4"> </text:span><text:span text:style-name="T8">לד,יא)</text:span><text:span text:style-name="T7">; כלומר: קללה</text:span><text:span text:style-name="T2"> </text:span><text:span text:style-name="T7">באה</text:span><text:span text:style-name="T2"> </text:span><text:span text:style-name="T7">והוכפלה</text:span><text:span text:style-name="T2"> </text:span><text:span text:style-name="T7">בעולם</text:span><text:span text:style-name="T9">)</text:span> לראות<text:span text:style-name="T1"> </text:span>בשוד<text:span text:style-name="T1"> </text:span>ושבר<text:span text:style-name="T1"> </text:span>הבא<text:span text:style-name="T1"> </text:span>משנער;</text:p>
      <text:p text:style-name="P9">קצף<text:span text:style-name="T1"> </text:span>על<text:span text:style-name="T1"> </text:span>עולמו<text:span text:style-name="T1"> </text:span>וחמס<text:span text:style-name="T1"> </text:span>ממנו<text:span text:style-name="T1"> </text:span>נפשות<text:span text:style-name="T1"> </text:span><text:span text:style-name="T7">(זה</text:span><text:span text:style-name="T2"> </text:span><text:span text:style-name="T7">שקצף</text:span><text:span text:style-name="T2"> </text:span><text:span text:style-name="T7">הקדוש</text:span><text:span text:style-name="T2"> </text:span><text:span text:style-name="T7">ברוך</text:span><text:span text:style-name="T2"> </text:span><text:span text:style-name="T7">הוא</text:span><text:span text:style-name="T2"> </text:span><text:span text:style-name="T7">על</text:span><text:span text:style-name="T2"> </text:span><text:span text:style-name="T7">עולמו</text:span><text:span text:style-name="T9">)</text:span>, </text:p>
      <text:p text:style-name="P9">ושמח<text:span text:style-name="T1"> </text:span>בהם<text:span text:style-name="T1"> </text:span>ככלה<text:span text:style-name="T1"> </text:span>חדשה; </text:p>
      <text:p text:style-name="P9">רוכב<text:span text:style-name="T1"> </text:span>ערבות<text:span text:style-name="T1"> </text:span>שש<text:span text:style-name="T1"> </text:span>ושמח<text:span text:style-name="T1"> </text:span>בבא<text:span text:style-name="T1"> </text:span>אליו<text:span text:style-name="T1"> </text:span>נפש<text:span text:style-name="T1"> </text:span>נקי<text:span text:style-name="T1"> </text:span>וצדיק".</text:p>
      <text:p text:style-name="P9">כי<text:span text:style-name="T1"> </text:span>נח<text:span text:style-name="T1"> </text:span>נפשיה<text:span text:style-name="T1"> </text:span>דרבינא<text:span text:style-name="T1"> </text:span>- פתח<text:span text:style-name="T1"> </text:span>עליה<text:span text:style-name="T1"> </text:span>ההוא<text:span text:style-name="T1"> </text:span>ספדנא: </text:p>
      <text:p text:style-name="P9">"תמרים<text:span text:style-name="T1"> </text:span>הניעו<text:span text:style-name="T1"> </text:span>ראש<text:span text:style-name="T1"> </text:span>על<text:span text:style-name="T1"> </text:span>צדיק<text:span text:style-name="T1"> </text:span>כתמר; </text:p>
      <text:p text:style-name="P9">נשים<text:span text:style-name="T1"> </text:span>לילות<text:span text:style-name="T1"> </text:span>כימים<text:span text:style-name="T1"> </text:span><text:span text:style-name="T7">(בהספד</text:span><text:span text:style-name="T9">)</text:span> על<text:span text:style-name="T1"> </text:span>משים<text:span text:style-name="T1"> </text:span>לילות<text:span text:style-name="T1"> </text:span>כימים<text:span text:style-name="T1"> </text:span><text:span text:style-name="T7">(על</text:span><text:span text:style-name="T2"> </text:span><text:span text:style-name="T7">ששם</text:span><text:span text:style-name="T2"> </text:span><text:span text:style-name="T7">לילות</text:span><text:span text:style-name="T2"> </text:span><text:span text:style-name="T7">כימים</text:span><text:span text:style-name="T2"> </text:span><text:span text:style-name="T7">בתורה</text:span><text:span text:style-name="T9">)</text:span>";</text:p>
      <text:p text:style-name="P9">אמר<text:span text:style-name="T1"> </text:span>ליה<text:span text:style-name="T1"> </text:span>רב<text:span text:style-name="T1"> </text:span>אשי<text:span text:style-name="T1"> </text:span>לבר<text:span text:style-name="T1"> </text:span>קיפוק<text:span text:style-name="T1"> </text:span><text:span text:style-name="T7">(בר</text:span><text:span text:style-name="T2"> </text:span><text:span text:style-name="T7">קיפוק</text:span><text:span text:style-name="T2"> </text:span><text:span text:style-name="T7">ובר</text:span><text:span text:style-name="T2"> </text:span><text:span text:style-name="T7">אבין</text:span><text:span text:style-name="T2"> </text:span><text:span text:style-name="T7">הוו</text:span><text:span text:style-name="T2"> </text:span><text:span text:style-name="T7">ספדני</text:span><text:span text:style-name="T9">)</text:span>: ההוא<text:span text:style-name="T1"> </text:span>יומא<text:span text:style-name="T1"> </text:span><text:span text:style-name="T7">(דנח</text:span><text:span text:style-name="T2"> </text:span><text:span text:style-name="T7">נפשיה</text:span><text:span text:style-name="T9">)</text:span> מאי<text:span text:style-name="T1"> </text:span>אמרת? </text:p>
      <text:p text:style-name="P9">אמר<text:span text:style-name="T1"> </text:span>ליה: אמינא: </text:p>
      <text:p text:style-name="P9">"אם<text:span text:style-name="T1"> </text:span>בארזים<text:span text:style-name="T1"> </text:span>נפלה<text:span text:style-name="T1"> </text:span>שלהבת<text:span text:style-name="T1"> </text:span>- מה<text:span text:style-name="T1"> </text:span>יעשו<text:span text:style-name="T1"> </text:span>איזובי<text:span text:style-name="T1"> </text:span>קיר; </text:p>
      <text:p text:style-name="P9">לויתן<text:span text:style-name="T1"> </text:span>בחכה<text:span text:style-name="T1"> </text:span>הועלה<text:span text:style-name="T1"> </text:span>- מה<text:span text:style-name="T1"> </text:span>יעשו<text:span text:style-name="T1"> </text:span>דגי<text:span text:style-name="T1"> </text:span>רקק; </text:p>
      <text:p text:style-name="P9">בנחל<text:span text:style-name="T1"> </text:span>שוטף<text:span text:style-name="T1"> </text:span>נפלה<text:span text:style-name="T1"> </text:span>חכה<text:span text:style-name="T1"> </text:span>- מה<text:span text:style-name="T1"> </text:span>יעשו<text:span text:style-name="T1"> </text:span>מי<text:span text:style-name="T1"> </text:span>גבים?!"</text:p>
      <text:p text:style-name="P9">אמר<text:span text:style-name="T1"> </text:span>ליה<text:span text:style-name="T1"> </text:span>בר<text:span text:style-name="T1"> </text:span>אבין: חס<text:span text:style-name="T1"> </text:span>וחלילה<text:span text:style-name="T1"> </text:span>דחכה<text:span text:style-name="T1"> </text:span>ושלהבת<text:span text:style-name="T1"> </text:span>בצדיקי<text:span text:style-name="T1"> </text:span>אמינא! <text:span text:style-name="T7">(חלש</text:span><text:span text:style-name="T2"> </text:span><text:span text:style-name="T7">דעתיה, דהאי</text:span><text:span text:style-name="T2"> </text:span><text:span text:style-name="T7">מדמי</text:span><text:span text:style-name="T2"> </text:span><text:span text:style-name="T7">ליה</text:span><text:span text:style-name="T2"> </text:span><text:span text:style-name="T7">לשלהבת, והאי</text:span><text:span text:style-name="T2"> </text:span><text:span text:style-name="T7">לאבידה;</text:span><text:span text:style-name="T9">)</text:span></text:p>
      <text:p text:style-name="P9">ומאי<text:span text:style-name="T1"> </text:span>אמרת? </text:p>
      <text:p text:style-name="P9">אמינא: "בכו<text:span text:style-name="T1"> </text:span>לאבלים<text:span text:style-name="T1"> </text:span>ולא<text:span text:style-name="T1"> </text:span>לאבידה, </text:p>
      <text:p text:style-name="P9">שהיא<text:span text:style-name="T1"> </text:span>למנוחה<text:span text:style-name="T1"> </text:span>ואנו<text:span text:style-name="T1"> </text:span>לאנחה"! </text:p>
      <text:p text:style-name="P9">חלש<text:span text:style-name="T1"> </text:span>דעתיה<text:span text:style-name="T1"> </text:span>עלייהו<text:span text:style-name="T1"> </text:span>ואתהפוך<text:span text:style-name="T1"> </text:span>כרעייהו! </text:p>
      <text:p text:style-name="P9">ההוא<text:span text:style-name="T1"> </text:span>יומא<text:span text:style-name="T1"> </text:span><text:span text:style-name="T7">(דנח</text:span><text:span text:style-name="T2"> </text:span><text:span text:style-name="T7">נפשיה</text:span><text:span text:style-name="T9">)</text:span> לא<text:span text:style-name="T1"> </text:span>אתו<text:span text:style-name="T1"> </text:span>לאספודיה<text:span text:style-name="T1"> </text:span><text:span text:style-name="T7">(משום</text:span><text:span text:style-name="T2"> </text:span><text:span text:style-name="T7">דאירע</text:span><text:span text:style-name="T2"> </text:span><text:span text:style-name="T7">להו</text:span><text:span text:style-name="T2"> </text:span><text:span text:style-name="T7">תקלה</text:span><text:span text:style-name="T2"> </text:span><text:span text:style-name="T7">על</text:span><text:span text:style-name="T2"> </text:span><text:span text:style-name="T7">ידו</text:span><text:span text:style-name="T9">)</text:span>, והיינו<text:span text:style-name="T1"> </text:span>דאמר<text:span text:style-name="T1"> </text:span>רב<text:span text:style-name="T1"> </text:span>אשי: לא<text:span text:style-name="T1"> </text:span>בר<text:span text:style-name="T1"> </text:span>קיפוק<text:span text:style-name="T1"> </text:span>חליץ<text:span text:style-name="T1"> </text:span>ולא<text:span text:style-name="T1"> </text:span>בר<text:span text:style-name="T1"> </text:span>אבין<text:span text:style-name="T1"> </text:span>חליץ<text:span text:style-name="T1"> </text:span><text:span text:style-name="T7">(משום</text:span><text:span text:style-name="T2"> </text:span><text:span text:style-name="T7">דאיתהפכו</text:span><text:span text:style-name="T2"> </text:span><text:span text:style-name="T7">כרעייהו, ותנינא</text:span><text:span text:style-name="T2"> </text:span><text:span text:style-name="T8">(יבמות</text:span><text:span text:style-name="T4"> </text:span><text:span text:style-name="T8">קג,א)</text:span><text:span text:style-name="T7">: האי</text:span><text:span text:style-name="T2"> </text:span><text:span text:style-name="T7">מאן</text:span><text:span text:style-name="T2"> </text:span><text:span text:style-name="T7">דמסגי</text:span><text:span text:style-name="T2"> </text:span><text:span text:style-name="T7">אלוחתא</text:span><text:span text:style-name="T2"> </text:span><text:span text:style-name="T7">דריגלא</text:span><text:span text:style-name="T2"> </text:span><text:span text:style-name="T7">- לא</text:span><text:span text:style-name="T2"> </text:span><text:span text:style-name="T7">חליץ, דהתורה</text:span><text:span text:style-name="T2"> </text:span><text:span text:style-name="T7">אמרה</text:span><text:span text:style-name="T2"> </text:span><text:span text:style-name="T8">[דברים</text:span><text:span text:style-name="T4"> </text:span><text:span text:style-name="T8">כה,ט]</text:span><text:span text:style-name="T7"> </text:span><text:span text:style-name="T36">וְחָלְצָה</text:span><text:span text:style-name="T2"> </text:span><text:span text:style-name="T36">נַעֲלוֹ</text:span><text:span text:style-name="T2"> </text:span><text:span text:style-name="T36">מֵעַל</text:span><text:span text:style-name="T2"> </text:span><text:span text:style-name="T36">רַגְלוֹ</text:span><text:span text:style-name="T2"> </text:span><text:span text:style-name="T7">- ולא</text:span><text:span text:style-name="T2"> </text:span><text:span text:style-name="T7">מתחת</text:span><text:span text:style-name="T2"> </text:span><text:span text:style-name="T7">לרגלו</text:span><text:span text:style-name="T9">)</text:span>.</text:p>
      <text:p text:style-name="P9">רבא, כי<text:span text:style-name="T1"> </text:span>הוה<text:span text:style-name="T1"> </text:span>אתא<text:span text:style-name="T1"> </text:span>לדגלת<text:span text:style-name="T1"> </text:span><text:span text:style-name="T7">(חדקל</text:span><text:span text:style-name="T9">)</text:span>, אמר<text:span text:style-name="T1"> </text:span>ליה<text:span text:style-name="T1"> </text:span>לבר<text:span text:style-name="T1"> </text:span>אבין: קום<text:span text:style-name="T1"> </text:span>אימא<text:span text:style-name="T1"> </text:span>מילתא!</text:p>
      <text:p text:style-name="P9"><text:soft-page-break/>קאי<text:span text:style-name="T1"> </text:span>ואמר: "באו<text:span text:style-name="T1"> </text:span>רוב<text:span text:style-name="T1"> </text:span>שלישית<text:span text:style-name="T1"> </text:span>במים<text:span text:style-name="T1"> </text:span><text:span text:style-name="T7">(ישראל</text:span><text:span text:style-name="T2"> </text:span><text:span text:style-name="T7">נקראו</text:span><text:span text:style-name="T2"> </text:span><text:span text:style-name="T7">שלישית, ורבא</text:span><text:span text:style-name="T2"> </text:span><text:span text:style-name="T7">שקול</text:span><text:span text:style-name="T2"> </text:span><text:span text:style-name="T7">כרוב</text:span><text:span text:style-name="T2"> </text:span><text:span text:style-name="T7">ישראל, ואמר</text:span><text:span text:style-name="T2"> </text:span><text:span text:style-name="T7">ליה: קום</text:span><text:span text:style-name="T2"> </text:span><text:span text:style-name="T7">ואמור</text:span><text:span text:style-name="T2"> </text:span><text:span text:style-name="T7">מילתא, כלומר: בקש</text:span><text:span text:style-name="T2"> </text:span><text:span text:style-name="T7">רחמים</text:span><text:span text:style-name="T9">)</text:span>: </text:p>
      <text:p text:style-name="P9">זכור<text:span text:style-name="T1"> </text:span>ורחם, תעינו<text:span text:style-name="T1"> </text:span>מאחריך<text:span text:style-name="T1"> </text:span>כאשה<text:span text:style-name="T1"> </text:span>מבעלה; </text:p>
      <text:p text:style-name="P9">אל<text:span text:style-name="T1"> </text:span>תזניחנו<text:span text:style-name="T1"> </text:span>כאוֹת<text:span text:style-name="T1"> </text:span>מי<text:span text:style-name="T1"> </text:span>מרה<text:span text:style-name="T1"> </text:span><text:span text:style-name="T7">(שאשה</text:span><text:span text:style-name="T2"> </text:span><text:span text:style-name="T7">סוטה</text:span><text:span text:style-name="T2"> </text:span><text:span text:style-name="T7">נבדקת</text:span><text:span text:style-name="T2"> </text:span><text:span text:style-name="T7">בהן</text:span><text:span text:style-name="T9">)</text:span>"!</text:p>
      <text:p text:style-name="P9"/>
      <text:p text:style-name="P9">&lt;חנין<text:span text:style-name="T1"> </text:span>יוחנן<text:span text:style-name="T1"> </text:span>זירא<text:span text:style-name="T1"> </text:span>אבא<text:span text:style-name="T1"> </text:span>יעקב<text:span text:style-name="T1"> </text:span>יוסי<text:span text:style-name="T1"> </text:span>שמואל<text:span text:style-name="T1"> </text:span>חייא<text:span text:style-name="T1"> </text:span>מנחם<text:span text:style-name="T1"> </text:span>סימן&gt; </text:p>
      <text:p text:style-name="P9">רבי<text:span text:style-name="T1"> </text:span>חנין<text:span text:style-name="T1"> </text:span>- חתניה<text:span text:style-name="T1"> </text:span>דבי<text:span text:style-name="T1"> </text:span>נשיאה<text:span text:style-name="T1"> </text:span>הוה<text:span text:style-name="T1"> </text:span>- לא<text:span text:style-name="T1"> </text:span>קא<text:span text:style-name="T1"> </text:span>הוו<text:span text:style-name="T1"> </text:span>ליה<text:span text:style-name="T1"> </text:span>בני; בעא<text:span text:style-name="T1"> </text:span>רחמי<text:span text:style-name="T1"> </text:span>והוו<text:span text:style-name="T1"> </text:span>ליה; ההוא<text:span text:style-name="T1"> </text:span>יומא<text:span text:style-name="T1"> </text:span>דהוה<text:span text:style-name="T1"> </text:span>ליה<text:span text:style-name="T1"> </text:span>- נח<text:span text:style-name="T1"> </text:span>נפשיה; פתח<text:span text:style-name="T1"> </text:span>עליה<text:span text:style-name="T1"> </text:span>ההוא<text:span text:style-name="T1"> </text:span>ספדנא: </text:p>
      <text:p text:style-name="P9">"שמחה<text:span text:style-name="T1"> </text:span>לתוגה<text:span text:style-name="T1"> </text:span>נהפכה! ששון<text:span text:style-name="T1"> </text:span>ויגון<text:span text:style-name="T1"> </text:span>נדבקו! </text:p>
      <text:p text:style-name="P9">בעת<text:span text:style-name="T1"> </text:span>שמחתו<text:span text:style-name="T1"> </text:span>נאנח, בעת<text:span text:style-name="T1"> </text:span>חנינתו<text:span text:style-name="T1"> </text:span><text:span text:style-name="T7">(דולד</text:span><text:span text:style-name="T9">)</text:span> אבד<text:span text:style-name="T1"> </text:span>חנינו<text:span text:style-name="T1"> </text:span><text:span text:style-name="T7">(אביו</text:span><text:span text:style-name="T2"> </text:span><text:span text:style-name="T7">המחננו</text:span><text:span text:style-name="T9">)</text:span>"! </text:p>
      <text:p text:style-name="P9">אסיקו<text:span text:style-name="T1"> </text:span>ליה<text:span text:style-name="T1"> </text:span><text:span text:style-name="T96">[קראו</text:span><text:span text:style-name="T2"> </text:span><text:span text:style-name="T96">לתינוק]</text:span> 'חנן' על<text:span text:style-name="T1"> </text:span>שמיה.</text:p>
      <text:p text:style-name="P29"/>
      <text:p text:style-name="P9">כי<text:span text:style-name="T1"> </text:span>נח<text:span text:style-name="T1"> </text:span>נפשיה<text:span text:style-name="T1"> </text:span>דרבי<text:span text:style-name="T1"> </text:span>יוחנן, פתח<text:span text:style-name="T1"> </text:span>עליה<text:span text:style-name="T1"> </text:span>רבי<text:span text:style-name="T1"> </text:span>יצחק<text:span text:style-name="T1"> </text:span>בן<text:span text:style-name="T1"> </text:span>אלעזר: </text:p>
      <text:p text:style-name="P9">"קשה<text:span text:style-name="T1"> </text:span>היום<text:span text:style-name="T1"> </text:span>לישראל<text:span text:style-name="T1"> </text:span>כיום<text:span text:style-name="T1"> </text:span>בא<text:span text:style-name="T1"> </text:span>השמש<text:span text:style-name="T1"> </text:span>בצהרים, דכתיב<text:span text:style-name="T1"> </text:span><text:span text:style-name="T8">(עמוס</text:span><text:span text:style-name="T4"> </text:span><text:span text:style-name="T8">ח,ט)</text:span><text:span text:style-name="T35"> וְהָיָה</text:span><text:span text:style-name="T1"> </text:span><text:span text:style-name="T35">בַּיּוֹם</text:span><text:span text:style-name="T1"> </text:span><text:span text:style-name="T35">הַהוּא</text:span><text:span text:style-name="T1"> </text:span><text:span text:style-name="T35">[נְאֻם</text:span><text:span text:style-name="T1"> </text:span><text:span text:style-name="T35">ה' אלקים] וְהֵבֵאתִי</text:span><text:span text:style-name="T1"> </text:span><text:span text:style-name="T35">הַשֶּׁמֶשׁ</text:span><text:span text:style-name="T1"> </text:span><text:span text:style-name="T35">בַּצָּהֳרָיִם</text:span><text:span text:style-name="T1"> </text:span><text:span text:style-name="T36">[וְהַחֲשַׁכְתִּי</text:span><text:span text:style-name="T2"> </text:span><text:span text:style-name="T36">לָאָרֶץ</text:span><text:span text:style-name="T2"> </text:span><text:span text:style-name="T36">בְּיוֹם</text:span><text:span text:style-name="T2"> </text:span><text:span text:style-name="T36">אוֹר]</text:span> <text:span text:style-name="T7">(אשקיע</text:span><text:span text:style-name="T2"> </text:span><text:span text:style-name="T7">השמש</text:span><text:span text:style-name="T2"> </text:span><text:span text:style-name="T7">בצהרים</text:span><text:span text:style-name="T9">)</text:span>, ואמר<text:span text:style-name="T1"> </text:span>רבי<text:span text:style-name="T1"> </text:span>יוחנן: זה<text:span text:style-name="T1"> </text:span>יומו<text:span text:style-name="T1"> </text:span>של<text:span text:style-name="T1"> </text:span>יאשיהו<text:span text:style-name="T1"> </text:span><text:span text:style-name="T7">(שנהרג</text:span><text:span text:style-name="T2"> </text:span><text:span text:style-name="T7">יאשיה, קרי</text:span><text:span text:style-name="T2"> </text:span><text:span text:style-name="T7">יומו</text:span><text:span text:style-name="T2"> </text:span><text:span text:style-name="T7">'</text:span><text:span text:style-name="T95">[בא]</text:span><text:span text:style-name="T7"> שמש'</text:span><text:span text:style-name="T9">)".</text:span></text:p>
      <text:p text:style-name="P29"/>
      <text:p text:style-name="P9">כי<text:span text:style-name="T1"> </text:span>נח<text:span text:style-name="T1"> </text:span>נפשיה<text:span text:style-name="T1"> </text:span>דרבי<text:span text:style-name="T1"> </text:span>יוחנן, יתיב<text:span text:style-name="T1"> </text:span>רבי<text:span text:style-name="T1"> </text:span>אמי<text:span text:style-name="T1"> </text:span>שבעה<text:span text:style-name="T1"> </text:span>ושלשים; </text:p>
      <text:p text:style-name="P9">אמר<text:span text:style-name="T1"> </text:span>רבי<text:span text:style-name="T1"> </text:span>אבא<text:span text:style-name="T1"> </text:span>בריה<text:span text:style-name="T1"> </text:span>דרבי<text:span text:style-name="T1"> </text:span>חייא<text:span text:style-name="T1"> </text:span>בר<text:span text:style-name="T1"> </text:span>אבא: רבי<text:span text:style-name="T1"> </text:span>אמי<text:span text:style-name="T1"> </text:span>דעבד<text:span text:style-name="T1"> </text:span>- לגרמיה<text:span text:style-name="T1"> </text:span><text:span text:style-name="T7">(לדעתיה</text:span><text:span text:style-name="T9">)</text:span> הוא<text:span text:style-name="T1"> </text:span>דעבד, דהכי<text:span text:style-name="T1"> </text:span>אמר<text:span text:style-name="T1"> </text:span>רבי<text:span text:style-name="T1"> </text:span>חייא<text:span text:style-name="T1"> </text:span>בר<text:span text:style-name="T1"> </text:span>אבא<text:span text:style-name="T1"> </text:span>אמר<text:span text:style-name="T1"> </text:span>רבי<text:span text:style-name="T1"> </text:span>יוחנן: אפילו<text:span text:style-name="T1"> </text:span>רבו<text:span text:style-name="T1"> </text:span>שלימדו<text:span text:style-name="T1"> </text:span>חכמה<text:span text:style-name="T1"> </text:span>- אינו<text:span text:style-name="T1"> </text:span>יושב<text:span text:style-name="T1"> </text:span>עליו<text:span text:style-name="T1"> </text:span>אלא<text:span text:style-name="T1"> </text:span>יום<text:span text:style-name="T1"> </text:span>אחד.</text:p>
      <text:p text:style-name="P29"/>
      <text:p text:style-name="P9">כי<text:span text:style-name="T1"> </text:span>נח<text:span text:style-name="T1"> </text:span>נפשיה<text:span text:style-name="T1"> </text:span>דרבי<text:span text:style-name="T1"> </text:span>זירא<text:span text:style-name="T1"> </text:span>- פתח<text:span text:style-name="T1"> </text:span>עליה<text:span text:style-name="T1"> </text:span>ההוא<text:span text:style-name="T1"> </text:span>ספדנא: </text:p>
      <text:p text:style-name="P9">"ארץ<text:span text:style-name="T1"> </text:span>שנער<text:span text:style-name="T1"> </text:span>הרה<text:span text:style-name="T1"> </text:span>וילדה,</text:p>
      <text:p text:style-name="P9">ארץ<text:span text:style-name="T1"> </text:span>צבי<text:span text:style-name="T1"> </text:span>גידלה<text:span text:style-name="T1"> </text:span>שעשועיה<text:span text:style-name="T1"> </text:span><text:span text:style-name="T7">(רבי</text:span><text:span text:style-name="T2"> </text:span><text:span text:style-name="T7">זירא</text:span><text:span text:style-name="T2"> </text:span><text:span text:style-name="T7">היה</text:span><text:span text:style-name="T2"> </text:span><text:span text:style-name="T7">מבבל, ובה</text:span><text:span text:style-name="T2"> </text:span><text:span text:style-name="T7">נולד, וגדל</text:span><text:span text:style-name="T2"> </text:span><text:span text:style-name="T7">בארץ</text:span><text:span text:style-name="T2"> </text:span><text:span text:style-name="T7">ישראל, והיינו</text:span><text:span text:style-name="T2"> </text:span><text:span text:style-name="T7">דקאמר: 'ארץ</text:span><text:span text:style-name="T2"> </text:span><text:span text:style-name="T7">שנער</text:span><text:span text:style-name="T2"> </text:span><text:span text:style-name="T7">הרה</text:span><text:span text:style-name="T2"> </text:span><text:span text:style-name="T7">וילדה, ארץ</text:span><text:span text:style-name="T2"> </text:span><text:span text:style-name="T7">צבי</text:span><text:span text:style-name="T2"> </text:span><text:span text:style-name="T7">גדלה</text:span><text:span text:style-name="T2"> </text:span><text:span text:style-name="T7">שעשועיה', ואהכי</text:span><text:span text:style-name="T2"> </text:span><text:span text:style-name="T7">קרי</text:span><text:span text:style-name="T2"> </text:span><text:span text:style-name="T7">ליה</text:span><text:span text:style-name="T2"> </text:span><text:span text:style-name="T7">'רבי</text:span><text:span text:style-name="T2"> </text:span><text:span text:style-name="T7">זירא' ו'רב</text:span><text:span text:style-name="T2"> </text:span><text:span text:style-name="T7">זירא'</text:span><text:span text:style-name="T9">)</text:span>, </text:p>
      <text:p text:style-name="P9">"אוי<text:span text:style-name="T1"> </text:span>נא<text:span text:style-name="T1"> </text:span>לה" אמרה<text:span text:style-name="T1"> </text:span>רקת<text:span text:style-name="T1"> </text:span><text:span text:style-name="T7">(יכולה</text:span><text:span text:style-name="T2"> </text:span><text:span text:style-name="T7">לומר</text:span><text:span text:style-name="T2"> </text:span><text:span text:style-name="T7">כן; רקת</text:span><text:span text:style-name="T2"> </text:span><text:span text:style-name="T7">היא</text:span><text:span text:style-name="T2"> </text:span><text:span text:style-name="T7">טבריא</text:span><text:span text:style-name="T9">)</text:span> </text:p>
      <text:p text:style-name="P9">כי<text:span text:style-name="T1"> </text:span>אבדה<text:span text:style-name="T1"> </text:span>כלי<text:span text:style-name="T1"> </text:span>חמדתה"!!</text:p>
      <text:p text:style-name="P29"/>
      <text:p text:style-name="P9">כי<text:span text:style-name="T1"> </text:span>נח<text:span text:style-name="T1"> </text:span>נפשיה<text:span text:style-name="T1"> </text:span>דרבי<text:span text:style-name="T1"> </text:span>אבהו, אחיתו<text:span text:style-name="T1"> </text:span>עמודי<text:span text:style-name="T1"> </text:span>דקסרי<text:span text:style-name="T1"> </text:span>מיא<text:span text:style-name="T1"> </text:span><text:span text:style-name="T7">(הורידו</text:span><text:span text:style-name="T2"> </text:span><text:span text:style-name="T7">דמעות</text:span><text:span text:style-name="T9">)</text:span>;</text:p>
      <text:p text:style-name="P9">דרבי<text:span text:style-name="T1"> </text:span>יוסי<text:span text:style-name="T1"> </text:span>- שפעו<text:span text:style-name="T1"> </text:span>מרזבי<text:span text:style-name="T1"> </text:span>דציפורי<text:span text:style-name="T1"> </text:span>דמא; </text:p>
      <text:p text:style-name="P9">דרבי<text:span text:style-name="T1"> </text:span>יעקב<text:span text:style-name="T1"> </text:span>- אתחמיאו<text:span text:style-name="T1"> </text:span>כוכבי<text:span text:style-name="T1"> </text:span><text:span text:style-name="T7">(נראו</text:span><text:span text:style-name="T2"> </text:span><text:span text:style-name="T7">הכוכבים</text:span><text:span text:style-name="T9">)</text:span> ביממא<text:span text:style-name="T1"> </text:span><text:span text:style-name="T7">(שנשתנה</text:span><text:span text:style-name="T2"> </text:span><text:span text:style-name="T7">העולם</text:span><text:span text:style-name="T2"> </text:span><text:span text:style-name="T7">מרוב</text:span><text:span text:style-name="T2"> </text:span><text:span text:style-name="T7">צער</text:span><text:span text:style-name="T9">)</text:span>;</text:p>
      <text:p text:style-name="P9">דרבי<text:span text:style-name="T1"> </text:span>אסי<text:span text:style-name="T1"> </text:span>- איעקרו<text:span text:style-name="T1"> </text:span>כל<text:span text:style-name="T1"> </text:span>אילניא; </text:p>
      <text:p text:style-name="P9">דרבי<text:span text:style-name="T1"> </text:span>חייא<text:span text:style-name="T1"> </text:span>- נחיתו<text:span text:style-name="T1"> </text:span>כיפי<text:span text:style-name="T1"> </text:span>דנורא<text:span text:style-name="T1"> </text:span><text:span text:style-name="T7">(אבנים</text:span><text:span text:style-name="T2"> </text:span><text:span text:style-name="T7">של</text:span><text:span text:style-name="T2"> </text:span><text:span text:style-name="T7">אור</text:span><text:span text:style-name="T9">)</text:span> מרקיעא; </text:p>
      <text:p text:style-name="P9">דרבי<text:span text:style-name="T1"> </text:span>מנחם<text:span text:style-name="T1"> </text:span>ברבי<text:span text:style-name="T1"> </text:span>סימאי<text:span text:style-name="T1"> </text:span><text:span text:style-name="T7">(רבי</text:span><text:span text:style-name="T2"> </text:span><text:span text:style-name="T7">מנחם</text:span><text:span text:style-name="T2"> </text:span><text:span text:style-name="T7">- בנן</text:span><text:span text:style-name="T2"> </text:span><text:span text:style-name="T7">של</text:span><text:span text:style-name="T2"> </text:span><text:span text:style-name="T7">קדושים, שלא</text:span><text:span text:style-name="T2"> </text:span><text:span text:style-name="T7">נסתכל</text:span><text:span text:style-name="T2"> </text:span><text:span text:style-name="T7">אף</text:span><text:span text:style-name="T2"> </text:span><text:span text:style-name="T7">בצורה</text:span><text:span text:style-name="T2"> </text:span><text:span text:style-name="T7">של</text:span><text:span text:style-name="T2"> </text:span><text:span text:style-name="T7">זוזא, כדאמרינן</text:span><text:span text:style-name="T2"> </text:span><text:span text:style-name="T7">ב'ערבי</text:span><text:span text:style-name="T2"> </text:span><text:span text:style-name="T7">פסחים' </text:span><text:span text:style-name="T8">(פסחים</text:span><text:span text:style-name="T4"> </text:span><text:span text:style-name="T8">קד,א)</text:span><text:span text:style-name="T9">)</text:span> - אישתעו<text:span text:style-name="T1"> </text:span>צלמנייא<text:span text:style-name="T1"> </text:span><text:span text:style-name="T7">(נימוחו</text:span><text:span text:style-name="T2"> </text:span><text:span text:style-name="T7">פרצוף</text:span><text:span text:style-name="T2"> </text:span><text:span text:style-name="T7">שלהן</text:span><text:span text:style-name="T9">)</text:span> והוו<text:span text:style-name="T1"> </text:span>למחלצייא<text:span text:style-name="T1"> </text:span><text:span text:style-name="T7">(כמו</text:span><text:span text:style-name="T2"> </text:span><text:span text:style-name="T7">שהוחלקה</text:span><text:span text:style-name="T2"> </text:span><text:span text:style-name="T7">במעגל</text:span><text:span text:style-name="T2"> </text:span><text:span text:style-name="T7">ובמחלצים, שבה</text:span><text:span text:style-name="T2"> </text:span><text:span text:style-name="T7">מטחין</text:span><text:span text:style-name="T2"> </text:span><text:span text:style-name="T7">טיט</text:span><text:span text:style-name="T2"> </text:span><text:span text:style-name="T7">הכותל, כלומר: נחלקה</text:span><text:span text:style-name="T2"> </text:span><text:span text:style-name="T7">ונתמעכה</text:span><text:span text:style-name="T2"> </text:span><text:span text:style-name="T7">כל</text:span><text:span text:style-name="T2"> </text:span><text:span text:style-name="T7">צורת</text:span><text:span text:style-name="T2"> </text:span><text:span text:style-name="T7">פרצוף</text:span><text:span text:style-name="T2"> </text:span><text:span text:style-name="T7">של</text:span><text:span text:style-name="T2"> </text:span><text:span text:style-name="T7">צלמים</text:span><text:span text:style-name="T2"> </text:span><text:span text:style-name="T7">וצורת</text:span><text:span text:style-name="T2"> </text:span><text:span text:style-name="T7">המטבעות, מפני</text:span><text:span text:style-name="T2"> </text:span><text:span text:style-name="T7">צורת</text:span><text:span text:style-name="T2"> </text:span><text:span text:style-name="T7">החסיד</text:span><text:span text:style-name="T2"> </text:span><text:span text:style-name="T7">שנשתנית</text:span><text:span text:style-name="T9">)</text:span>;</text:p>
      <text:p text:style-name="P9">דרבי<text:span text:style-name="T1"> </text:span>תנחום<text:span text:style-name="T1"> </text:span>בר<text:span text:style-name="T1"> </text:span>חייא<text:span text:style-name="T1"> </text:span>- איתקצצו<text:span text:style-name="T1"> </text:span>כל<text:span text:style-name="T1"> </text:span>אנדרטיא<text:span text:style-name="T1"> </text:span><text:span text:style-name="T7">(צורת</text:span><text:span text:style-name="T2"> </text:span><text:span text:style-name="T7">הצלמים</text:span><text:span text:style-name="T2"> </text:span><text:span text:style-name="T7">שעושין</text:span><text:span text:style-name="T2"> </text:span><text:span text:style-name="T7">על</text:span><text:span text:style-name="T2"> </text:span><text:span text:style-name="T7">שם</text:span><text:span text:style-name="T2"> </text:span><text:span text:style-name="T7">המלך</text:span><text:span text:style-name="T2"> </text:span><text:span text:style-name="T7">שמת</text:span><text:span text:style-name="T9">)</text:span>; </text:p>
      <text:p text:style-name="P9">דרבי<text:span text:style-name="T1"> </text:span>אלישיב<text:span text:style-name="T1"> </text:span>- איחתרו<text:span text:style-name="T1"> </text:span>שבעין<text:span text:style-name="T1"> </text:span>מחתרתא<text:span text:style-name="T1"> </text:span><text:span text:style-name="T7">(דגנבים, דבזכותיה</text:span><text:span text:style-name="T2"> </text:span><text:span text:style-name="T7">לא</text:span><text:span text:style-name="T2"> </text:span><text:span text:style-name="T7">הוו</text:span><text:span text:style-name="T2"> </text:span><text:span text:style-name="T7">אתו</text:span><text:span text:style-name="T2"> </text:span><text:span text:style-name="T7">גנבים</text:span><text:span text:style-name="T9">)</text:span> בנהרדעא; </text:p>
      <text:p text:style-name="P9">דרב<text:span text:style-name="T1"> </text:span>המנונא<text:span text:style-name="T1"> </text:span>- נחיתו<text:span text:style-name="T1"> </text:span>כיפי<text:span text:style-name="T1"> </text:span><text:span text:style-name="T7">(אבנים</text:span><text:span text:style-name="T9">)</text:span> דברדא<text:span text:style-name="T1"> </text:span>מרקיעא;</text:p>
      <text:p text:style-name="P9">דרבה<text:span text:style-name="T1"> </text:span>ורב<text:span text:style-name="T1"> </text:span>יוסף<text:span text:style-name="T1"> </text:span>- נשוק<text:span text:style-name="T1"> </text:span>כיפי<text:span text:style-name="T1"> </text:span><text:span text:style-name="T7">(כיפאות</text:span><text:span text:style-name="T2"> </text:span><text:span text:style-name="T7">של</text:span><text:span text:style-name="T2"> </text:span><text:span text:style-name="T7">גשרים</text:span><text:span text:style-name="T2"> </text:span><text:span text:style-name="T7">נשתברו</text:span><text:span text:style-name="T9">)</text:span> דפרת<text:span text:style-name="T1"> </text:span>אהדדי<text:span text:style-name="T1"> </text:span><text:span text:style-name="T7">(ונשקו</text:span><text:span text:style-name="T2"> </text:span><text:span text:style-name="T7">זו</text:span><text:span text:style-name="T2"> </text:span><text:span text:style-name="T7">את</text:span><text:span text:style-name="T2"> </text:span><text:span text:style-name="T7">זו</text:span><text:span text:style-name="T9">)</text:span>;</text:p>
      <text:p text:style-name="P9">דאביי<text:span text:style-name="T1"> </text:span>ורבא<text:span text:style-name="T1"> </text:span>- נשוק<text:span text:style-name="T1"> </text:span>כיפי<text:span text:style-name="T1"> </text:span>דדגלת<text:span text:style-name="T1"> </text:span>אהדדי; </text:p>
      <text:p text:style-name="P9">כי<text:span text:style-name="T1"> </text:span>נח<text:span text:style-name="T1"> </text:span>נפשיה<text:span text:style-name="T1"> </text:span>דרבי<text:span text:style-name="T1"> </text:span>משרשיא<text:span text:style-name="T1"> </text:span>טעון<text:span text:style-name="T1"> </text:span>דיקלי<text:span text:style-name="T1"> </text:span>שיצי<text:span text:style-name="T1"> </text:span><text:span text:style-name="T7">(קוצים</text:span><text:span text:style-name="T9">)</text:span>. </text:p>
      <text:p text:style-name="P9"/>
      <text:p text:style-name="P9">תנו<text:span text:style-name="T1"> </text:span>רבנן<text:span text:style-name="T1"> </text:span><text:span text:style-name="T7">(באבל</text:span><text:span text:style-name="T2"> </text:span><text:span text:style-name="T7">רבתי</text:span><text:span text:style-name="T2"> </text:span><text:span text:style-name="T7">במסכת</text:span><text:span text:style-name="T2"> </text:span><text:span text:style-name="T7">שמחות</text:span><text:span text:style-name="T2"> </text:span><text:span text:style-name="T8">(פרק</text:span><text:span text:style-name="T4"> </text:span><text:span text:style-name="T8">ט</text:span><text:span text:style-name="T4"> </text:span><text:span text:style-name="T8">הלכה</text:span><text:span text:style-name="T4"> </text:span><text:span text:style-name="T8">יט)</text:span><text:span text:style-name="T9">)</text:span>:</text:p>
      <text:p text:style-name="P9"/>
      <text:p text:style-name="P9">(מועד<text:span text:style-name="T1"> </text:span>קטן<text:span text:style-name="T1"> </text:span>כו,א)</text:p>
      <text:p text:style-name="P9">'<text:span text:style-name="T41">ואלו</text:span><text:span text:style-name="T42"> </text:span><text:span text:style-name="T41">קרעין</text:span><text:span text:style-name="T42"> </text:span><text:span text:style-name="T41">שאין</text:span><text:span text:style-name="T42"> </text:span><text:span text:style-name="T41">מתאחין: הקורע</text:span><text:span text:style-name="T42"> </text:span><text:span text:style-name="T41">על</text:span><text:span text:style-name="T42"> </text:span><text:span text:style-name="T41">אביו</text:span><text:span text:style-name="T42"> </text:span><text:span text:style-name="T41">ועל</text:span><text:span text:style-name="T42"> </text:span><text:span text:style-name="T41">אמו</text:span><text:span text:style-name="T42"> </text:span><text:span text:style-name="T41">ועל</text:span><text:span text:style-name="T42"> </text:span><text:span text:style-name="T41">רבו</text:span><text:span text:style-name="T42"> </text:span><text:span text:style-name="T41">שלימדו</text:span><text:span text:style-name="T42"> </text:span><text:span text:style-name="T41">תורה, ועל</text:span><text:span text:style-name="T42"> </text:span><text:span text:style-name="T41">נשיא</text:span><text:span text:style-name="T42"> </text:span><text:span text:style-name="T41">ועל</text:span><text:span text:style-name="T42"> </text:span><text:span text:style-name="T41">אב</text:span><text:span text:style-name="T42"> </text:span><text:span text:style-name="T41">בית</text:span><text:span text:style-name="T42"> </text:span><text:span text:style-name="T41">דין, ועל</text:span><text:span text:style-name="T42"> </text:span><text:span text:style-name="T41">שמועות</text:span><text:span text:style-name="T42"> </text:span><text:span text:style-name="T41">הרעות, ועל</text:span><text:span text:style-name="T42"> </text:span><text:span text:style-name="T41">ברכת</text:span><text:span text:style-name="T42"> </text:span><text:span text:style-name="T41">השם, ועל</text:span><text:span text:style-name="T42"> </text:span><text:span text:style-name="T41">ספר</text:span><text:span text:style-name="T42"> </text:span><text:span text:style-name="T41">תורה</text:span><text:span text:style-name="T42"> </text:span><text:span text:style-name="T41">שנשרף, ועל</text:span><text:span text:style-name="T42"> </text:span><text:span text:style-name="T41">ערי</text:span><text:span text:style-name="T42"> </text:span><text:span text:style-name="T41">יהודה</text:span><text:span text:style-name="T42"> </text:span><text:span text:style-name="T41">ועל</text:span><text:span text:style-name="T42"> </text:span><text:span text:style-name="T41">המקדש</text:span><text:span text:style-name="T42"> </text:span><text:span text:style-name="T41">ועל</text:span><text:span text:style-name="T42"> </text:span><text:span text:style-name="T41">ירושלים, וקורע</text:span><text:span text:style-name="T42"> </text:span><text:span text:style-name="T41">על</text:span><text:span text:style-name="T42"> </text:span><text:span text:style-name="T41">מקדש, ומוסיף</text:span><text:span text:style-name="T42"> </text:span><text:span text:style-name="T41">על</text:span><text:span text:style-name="T42"> </text:span><text:span text:style-name="T41">ירושלים</text:span>'. </text:p>
      <text:p text:style-name="P28"><text:soft-page-break/></text:p>
      <text:p text:style-name="P9">אביו<text:span text:style-name="T1"> </text:span>ואמו<text:span text:style-name="T1"> </text:span>ורבו<text:span text:style-name="T1"> </text:span>שלימדו<text:span text:style-name="T1"> </text:span>תורה<text:span text:style-name="T1"> </text:span>מנלן? </text:p>
      <text:p text:style-name="P9">דכתיב<text:span text:style-name="T1"> </text:span><text:span text:style-name="T8">(מלכים</text:span><text:span text:style-name="T4"> </text:span><text:span text:style-name="T8">ב</text:span><text:span text:style-name="T4"> </text:span><text:span text:style-name="T8">ב,יב)</text:span><text:span text:style-name="T35"> וֶאֱלִישָׁע</text:span><text:span text:style-name="T1"> </text:span><text:span text:style-name="T35">רֹאֶה</text:span><text:span text:style-name="T1"> </text:span><text:span text:style-name="T35">וְהוּא</text:span><text:span text:style-name="T1"> </text:span><text:span text:style-name="T35">מְצַעֵק</text:span><text:span text:style-name="T1"> </text:span><text:span text:style-name="T35">אָבִי</text:span><text:span text:style-name="T1"> </text:span><text:span text:style-name="T35">אָבִי</text:span><text:span text:style-name="T1"> </text:span><text:span text:style-name="T35">רֶכֶב</text:span><text:span text:style-name="T1"> </text:span><text:span text:style-name="T35">יִשְׂרָאֵל</text:span><text:span text:style-name="T1"> </text:span><text:span text:style-name="T35">וּפָרָשָׁיו</text:span><text:span text:style-name="T1"> </text:span><text:span text:style-name="T36">[וְלֹא</text:span><text:span text:style-name="T2"> </text:span><text:span text:style-name="T36">רָאָהוּ</text:span><text:span text:style-name="T2"> </text:span><text:span text:style-name="T36">עוֹד</text:span><text:span text:style-name="T2"> </text:span><text:span text:style-name="T36">וַיַּחֲזֵק</text:span><text:span text:style-name="T2"> </text:span><text:span text:style-name="T36">בִּבְגָדָיו</text:span><text:span text:style-name="T2"> </text:span><text:span text:style-name="T36">וַיִּקְרָעֵם</text:span><text:span text:style-name="T2"> </text:span><text:span text:style-name="T36">לִשְׁנַיִם</text:span><text:span text:style-name="T2"> </text:span><text:span text:style-name="T36">קְרָעִים]</text:span>; <text:span text:style-name="T35">אָבִי</text:span><text:span text:style-name="T1"> </text:span><text:span text:style-name="T35">אָבִי</text:span><text:span text:style-name="T1"> </text:span>- זה<text:span text:style-name="T1"> </text:span>אביו<text:span text:style-name="T1"> </text:span>ואמו; <text:span text:style-name="T35">רֶכֶב</text:span><text:span text:style-name="T1"> </text:span><text:span text:style-name="T35">יִשְׂרָאֵל</text:span><text:span text:style-name="T1"> </text:span><text:span text:style-name="T35">וּפָרָשָׁיו</text:span><text:span text:style-name="T1"> </text:span>- זה<text:span text:style-name="T1"> </text:span>רבו<text:span text:style-name="T1"> </text:span>שלימדו<text:span text:style-name="T1"> </text:span>תורה;</text:p>
      <text:p text:style-name="P9">מאי<text:span text:style-name="T1"> </text:span>משמע? </text:p>
      <text:p text:style-name="P9">כדמתרגם<text:span text:style-name="T1"> </text:span>רב<text:span text:style-name="T1"> </text:span>יוסף: "רבי<text:span text:style-name="T1"> </text:span>רבי<text:span text:style-name="T1"> </text:span>דטב<text:span text:style-name="T1"> </text:span>להון<text:span text:style-name="T1"> </text:span>לישראל<text:span text:style-name="T1"> </text:span>בצלותיה<text:span text:style-name="T1"> </text:span>מרתיכין<text:span text:style-name="T1"> </text:span>ופרשין"! </text:p>
      <text:p text:style-name="P9">ולא<text:span text:style-name="T1"> </text:span>מתאחין<text:span text:style-name="T1"> </text:span>מנלן? </text:p>
      <text:p text:style-name="P9">דכתיב<text:span text:style-name="T1"> </text:span><text:span text:style-name="T35">וַיַּחֲזֵק</text:span><text:span text:style-name="T1"> </text:span><text:span text:style-name="T35">בִּבְגָדָיו</text:span><text:span text:style-name="T1"> </text:span><text:span text:style-name="T35">וַיִּקְרָעֵם</text:span><text:span text:style-name="T1"> </text:span><text:span text:style-name="T35">לִשְׁנַיִם</text:span><text:span text:style-name="T1"> </text:span><text:span text:style-name="T35">קְרָעִים</text:span>: ממשמע<text:span text:style-name="T1"> </text:span>שנאמר<text:span text:style-name="T1"> </text:span><text:span text:style-name="T35">וַיִּקְרָעֵם</text:span><text:span text:style-name="T1"> </text:span>איני<text:span text:style-name="T1"> </text:span>יודע<text:span text:style-name="T1"> </text:span>שלשנים? אלא<text:span text:style-name="T1"> </text:span>מלמד<text:span text:style-name="T1"> </text:span>שקרועים<text:span text:style-name="T1"> </text:span>ועומדים<text:span text:style-name="T1"> </text:span>לשנים<text:span text:style-name="T1"> </text:span>לעולם. </text:p>
      <text:p text:style-name="P9">אמר<text:span text:style-name="T1"> </text:span>ליה<text:span text:style-name="T1"> </text:span>ריש<text:span text:style-name="T1"> </text:span>לקיש<text:span text:style-name="T1"> </text:span>לרבי<text:span text:style-name="T1"> </text:span>יוחנן: אליהו<text:span text:style-name="T1"> </text:span>חי<text:span text:style-name="T1"> </text:span>הוא!</text:p>
      <text:p text:style-name="P9">אמר<text:span text:style-name="T1"> </text:span>ליה: כיון<text:span text:style-name="T1"> </text:span>דכתיב<text:span text:style-name="T1"> </text:span><text:span text:style-name="T35">וְלֹא</text:span><text:span text:style-name="T1"> </text:span><text:span text:style-name="T35">רָאָהוּ</text:span><text:span text:style-name="T1"> </text:span><text:span text:style-name="T35">עוֹד</text:span><text:span text:style-name="T1"> </text:span>- לגבי<text:span text:style-name="T1"> </text:span>דידיה<text:span text:style-name="T1"> </text:span>כמת<text:span text:style-name="T1"> </text:span>דמי. </text:p>
      <text:p text:style-name="P28"/>
      <text:p text:style-name="P9">נשיא<text:span text:style-name="T1"> </text:span>ואב<text:span text:style-name="T1"> </text:span>בית<text:span text:style-name="T1"> </text:span>דין<text:span text:style-name="T1"> </text:span>ושמועות<text:span text:style-name="T1"> </text:span>הרעות<text:span text:style-name="T1"> </text:span>מנלן? </text:p>
      <text:p text:style-name="P9">דכתיב<text:span text:style-name="T1"> </text:span><text:span text:style-name="T8">(שמואל</text:span><text:span text:style-name="T4"> </text:span><text:span text:style-name="T8">ב</text:span><text:span text:style-name="T4"> </text:span><text:span text:style-name="T8">א,יא)</text:span><text:span text:style-name="T35"> וַיַּחֲזֵק</text:span><text:span text:style-name="T1"> </text:span><text:span text:style-name="T35">דָּוִד</text:span><text:span text:style-name="T1"> </text:span><text:span text:style-name="T39">בבגדו</text:span><text:span text:style-name="T1"> </text:span><text:span text:style-name="T35">בִּבְגָדָיו</text:span><text:span text:style-name="T1"> </text:span><text:span text:style-name="T35">וַיִּקְרָעֵם</text:span><text:span text:style-name="T1"> </text:span><text:span text:style-name="T35">וְגַם</text:span><text:span text:style-name="T1"> </text:span><text:span text:style-name="T35">כָּל</text:span><text:span text:style-name="T1"> </text:span><text:span text:style-name="T35">הָאֲנָשִׁים</text:span><text:span text:style-name="T1"> </text:span><text:span text:style-name="T35">אֲשֶׁר</text:span><text:span text:style-name="T1"> </text:span><text:span text:style-name="T35">אִתּוֹ</text:span><text:span text:style-name="T1"> </text:span><text:span text:style-name="T8">[פסוק</text:span><text:span text:style-name="T4"> </text:span><text:span text:style-name="T8">יב]</text:span><text:span text:style-name="T35"> וַיִּסְפְּדוּ</text:span><text:span text:style-name="T1"> </text:span><text:span text:style-name="T35">וַיִּבְכּוּ</text:span><text:span text:style-name="T1"> </text:span><text:span text:style-name="T35">וַיָּצֻמוּ</text:span><text:span text:style-name="T1"> </text:span><text:span text:style-name="T35">עַד</text:span><text:span text:style-name="T1"> </text:span><text:span text:style-name="T35">הָעָרֶב</text:span><text:span text:style-name="T1"> </text:span><text:span text:style-name="T35">עַל</text:span><text:span text:style-name="T1"> </text:span><text:span text:style-name="T35">שָׁאוּל</text:span><text:span text:style-name="T1"> </text:span><text:span text:style-name="T35">וְעַל</text:span><text:span text:style-name="T1"> </text:span><text:span text:style-name="T35">יְהוֹנָתָן</text:span><text:span text:style-name="T1"> </text:span><text:span text:style-name="T35">בְּנוֹ</text:span><text:span text:style-name="T1"> </text:span><text:span text:style-name="T35">וְעַל</text:span><text:span text:style-name="T1"> </text:span><text:span text:style-name="T35">עַם</text:span><text:span text:style-name="T1"> </text:span><text:span text:style-name="T35">ה' וְעַל</text:span><text:span text:style-name="T1"> </text:span><text:span text:style-name="T35">בֵּית</text:span><text:span text:style-name="T1"> </text:span><text:span text:style-name="T35">יִשְׂרָאֵל</text:span><text:span text:style-name="T1"> </text:span><text:span text:style-name="T35">כִּי</text:span><text:span text:style-name="T1"> </text:span><text:span text:style-name="T35">נָפְלוּ</text:span><text:span text:style-name="T1"> </text:span><text:span text:style-name="T35">בֶּחָרֶב</text:span>; <text:span text:style-name="T35">שָׁאוּל</text:span><text:span text:style-name="T1"> </text:span>- זה<text:span text:style-name="T1"> </text:span>נשיא, <text:span text:style-name="T35">יְהוֹנָתָן</text:span><text:span text:style-name="T1"> </text:span>- זה<text:span text:style-name="T1"> </text:span>אב<text:span text:style-name="T1"> </text:span>בית<text:span text:style-name="T1"> </text:span>דין, <text:span text:style-name="T35">עַל</text:span><text:span text:style-name="T1"> </text:span><text:span text:style-name="T35">עַם</text:span><text:span text:style-name="T1"> </text:span><text:span text:style-name="T35">ה' וְעַל</text:span><text:span text:style-name="T1"> </text:span><text:span text:style-name="T35">בֵּית</text:span><text:span text:style-name="T1"> </text:span><text:span text:style-name="T35">יִשְׂרָאֵל</text:span><text:span text:style-name="T1"> </text:span>- אלו<text:span text:style-name="T1"> </text:span>שמועות<text:span text:style-name="T1"> </text:span>הרעות.</text:p>
      <text:p text:style-name="P9">אמר<text:span text:style-name="T1"> </text:span>ליה<text:span text:style-name="T1"> </text:span>רב<text:span text:style-name="T1"> </text:span>בר<text:span text:style-name="T1"> </text:span>שבא<text:span text:style-name="T1"> </text:span>לרב<text:span text:style-name="T1"> </text:span>כהנא: ואימא<text:span text:style-name="T1"> </text:span>עד<text:span text:style-name="T1"> </text:span>דהוו<text:span text:style-name="T1"> </text:span>כולהו? </text:p>
      <text:p text:style-name="P9">אמר<text:span text:style-name="T1"> </text:span>ליה: <text:span text:style-name="T35">עַל</text:span><text:span text:style-name="T1"> </text:span><text:span text:style-name="T35">עַל</text:span><text:span text:style-name="T1"> </text:span>הפסיק<text:span text:style-name="T1"> </text:span>הענין;</text:p>
      <text:p text:style-name="P9">ומי<text:span text:style-name="T1"> </text:span>קרעינן<text:span text:style-name="T1"> </text:span>אשמועות<text:span text:style-name="T1"> </text:span>הרעות? והא<text:span text:style-name="T1"> </text:span>אמרו<text:span text:style-name="T1"> </text:span>ליה<text:span text:style-name="T1"> </text:span>לשמואל<text:span text:style-name="T1"> </text:span>"קטל<text:span text:style-name="T1"> </text:span>שבור<text:span text:style-name="T1"> </text:span>מלכא<text:span text:style-name="T1"> </text:span>תריסר<text:span text:style-name="T1"> </text:span>אלפי<text:span text:style-name="T1"> </text:span>יהודאי<text:span text:style-name="T1"> </text:span>במזיגת<text:span text:style-name="T1"> </text:span>קסרי" ולא<text:span text:style-name="T1"> </text:span>קרע? </text:p>
      <text:p text:style-name="P9">לא<text:span text:style-name="T1"> </text:span>אמרו<text:span text:style-name="T1"> </text:span>אלא<text:span text:style-name="T1"> </text:span>ברוב<text:span text:style-name="T1"> </text:span>צבור<text:span text:style-name="T1"> </text:span><text:span text:style-name="T7">(רוב</text:span><text:span text:style-name="T2"> </text:span><text:span text:style-name="T7">ישראל</text:span><text:span text:style-name="T9">)</text:span> וכמעשה<text:span text:style-name="T1"> </text:span>שהיה<text:span text:style-name="T1"> </text:span><text:span text:style-name="T7">(בשאול</text:span><text:span text:style-name="T2"> </text:span><text:span text:style-name="T7">ויהונתן</text:span><text:span text:style-name="T9">)</text:span>.<text:span text:style-name="T7"> </text:span></text:p>
      <text:p text:style-name="P9">ומי<text:span text:style-name="T1"> </text:span>קטל<text:span text:style-name="T1"> </text:span>שבור<text:span text:style-name="T1"> </text:span>מלכא<text:span text:style-name="T1"> </text:span>יהודאי? והא<text:span text:style-name="T1"> </text:span>אמר<text:span text:style-name="T1"> </text:span>ליה<text:span text:style-name="T1"> </text:span>שבור<text:span text:style-name="T1"> </text:span>מלכא<text:span text:style-name="T1"> </text:span>לשמואל: תיתי<text:span text:style-name="T1"> </text:span>לי<text:span text:style-name="T1"> </text:span>דלא<text:span text:style-name="T1"> </text:span>קטלי<text:span text:style-name="T1"> </text:span>יהודי<text:span text:style-name="T1"> </text:span>מעולם! </text:p>
      <text:p text:style-name="P9">התם<text:span text:style-name="T1"> </text:span>אינהו<text:span text:style-name="T1"> </text:span>גרמי<text:span text:style-name="T1"> </text:span>לנפשייהו<text:span text:style-name="T1"> </text:span><text:span text:style-name="T7">(דמרדו</text:span><text:span text:style-name="T2"> </text:span><text:span text:style-name="T7">ביה, והא</text:span><text:span text:style-name="T2"> </text:span><text:span text:style-name="T7">דקאמר</text:span><text:span text:style-name="T2"> </text:span><text:span text:style-name="T7">לא</text:span><text:span text:style-name="T2"> </text:span><text:span text:style-name="T7">קטלי</text:span><text:span text:style-name="T2"> </text:span><text:span text:style-name="T7">יהודי</text:span><text:span text:style-name="T2"> </text:span><text:span text:style-name="T7">- רוצה</text:span><text:span text:style-name="T2"> </text:span><text:span text:style-name="T7">לומר: בחנם</text:span><text:span text:style-name="T9">)</text:span>, דאמר<text:span text:style-name="T1"> </text:span>רבי<text:span text:style-name="T1"> </text:span>אמי: לקל<text:span text:style-name="T1"> </text:span>יתירי<text:span text:style-name="T1"> </text:span><text:span text:style-name="T7">(לקול</text:span><text:span text:style-name="T2"> </text:span><text:span text:style-name="T7">כנורות, שמרדו</text:span><text:span text:style-name="T9">)</text:span> דמזיגת<text:span text:style-name="T1"> </text:span>קסרי<text:span text:style-name="T1"> </text:span><text:span text:style-name="T96">[בירת</text:span><text:span text:style-name="T2"> </text:span><text:span text:style-name="T96">קפדוקיא, בטורקיא</text:span><text:span text:style-name="T2"> </text:span><text:span text:style-name="T96">דהיום]</text:span> - פקע<text:span text:style-name="T1"> </text:span>שורא<text:span text:style-name="T1"> </text:span>דלודקיא<text:span text:style-name="T1"> </text:span><text:span text:style-name="T96">[נפרצו</text:span><text:span text:style-name="T2"> </text:span><text:span text:style-name="T96">חומות</text:span><text:span text:style-name="T2"> </text:span><text:span text:style-name="T96">לודקיא]</text:span>.</text:p>
      <text:p text:style-name="P9">על<text:span text:style-name="T1"> </text:span>ברכת<text:span text:style-name="T1"> </text:span>השם<text:span text:style-name="T1"> </text:span>מנלן?</text:p>
      <text:p text:style-name="P9">דכתיב<text:span text:style-name="T1"> </text:span><text:span text:style-name="T8">(מלכים</text:span><text:span text:style-name="T4"> </text:span><text:span text:style-name="T8">ב</text:span><text:span text:style-name="T4"> </text:span><text:span text:style-name="T8">יח,לז)</text:span><text:span text:style-name="T35"> וַיָּבֹא</text:span><text:span text:style-name="T1"> </text:span><text:span text:style-name="T35">אֶלְיָקִים</text:span><text:span text:style-name="T1"> </text:span><text:span text:style-name="T35">בֶּן</text:span><text:span text:style-name="T1"> </text:span><text:span text:style-name="T35">חִלְקִיָּה</text:span><text:span text:style-name="T1"> </text:span><text:span text:style-name="T35">אֲשֶׁר</text:span><text:span text:style-name="T1"> </text:span><text:span text:style-name="T35">עַל</text:span><text:span text:style-name="T1"> </text:span><text:span text:style-name="T35">הַבַּיִת</text:span><text:span text:style-name="T1"> </text:span><text:span text:style-name="T35">וְשֶׁבְנָא</text:span><text:span text:style-name="T1"> </text:span><text:span text:style-name="T35">הַסֹּפֵר</text:span><text:span text:style-name="T1"> </text:span><text:span text:style-name="T35">וְיוֹאָח</text:span><text:span text:style-name="T1"> </text:span><text:span text:style-name="T35">בֶּן</text:span><text:span text:style-name="T1"> </text:span><text:span text:style-name="T35">אָסָף</text:span><text:span text:style-name="T1"> </text:span><text:span text:style-name="T35">הַמַּזְכִּיר</text:span><text:span text:style-name="T1"> </text:span><text:span text:style-name="T35">אֶל</text:span><text:span text:style-name="T1"> </text:span><text:span text:style-name="T35">חִזְקִיָּהוּ</text:span><text:span text:style-name="T1"> </text:span><text:span text:style-name="T35">קְרוּעֵי</text:span><text:span text:style-name="T1"> </text:span><text:span text:style-name="T35">בְגָדִים</text:span><text:span text:style-name="T1"> </text:span><text:span text:style-name="T36">[וַיַּגִּדוּ</text:span><text:span text:style-name="T2"> </text:span><text:span text:style-name="T36">לוֹ</text:span><text:span text:style-name="T2"> </text:span><text:span text:style-name="T36">דִּבְרֵי</text:span><text:span text:style-name="T2"> </text:span><text:span text:style-name="T36">רַב</text:span><text:span text:style-name="T2"> </text:span><text:span text:style-name="T36">שָׁקֵה]</text:span>.</text:p>
      <text:p text:style-name="P9"/>
      <text:p text:style-name="P9">תנו<text:span text:style-name="T1"> </text:span>רבנן: '<text:span text:style-name="T41">אחד</text:span><text:span text:style-name="T42"> </text:span><text:span text:style-name="T41">השומע</text:span><text:span text:style-name="T42"> </text:span><text:span text:style-name="T41">ואחד</text:span><text:span text:style-name="T42"> </text:span><text:span text:style-name="T41">השומע</text:span><text:span text:style-name="T42"> </text:span><text:span text:style-name="T41">מפי</text:span><text:span text:style-name="T42"> </text:span><text:span text:style-name="T41">השומע</text:span><text:span text:style-name="T42"> </text:span><text:span text:style-name="T41">- חייב</text:span><text:span text:style-name="T42"> </text:span><text:span text:style-name="T41">לקרוע, והעדים</text:span><text:span text:style-name="T42"> </text:span><text:span text:style-name="T41">אינן</text:span><text:span text:style-name="T42"> </text:span><text:span text:style-name="T41">חייבין</text:span><text:span text:style-name="T42"> </text:span><text:span text:style-name="T41">לקרוע</text:span><text:span text:style-name="T42"> </text:span><text:span text:style-name="T41">שכבר</text:span><text:span text:style-name="T42"> </text:span><text:span text:style-name="T41">קרעו</text:span><text:span text:style-name="T42"> </text:span><text:span text:style-name="T41">בשעה</text:span><text:span text:style-name="T42"> </text:span><text:span text:style-name="T41">ששמעו</text:span>'; </text:p>
      <text:p text:style-name="P9">בשעה<text:span text:style-name="T1"> </text:span>ששמעו<text:span text:style-name="T1"> </text:span>מאי<text:span text:style-name="T1"> </text:span>הוי? הא<text:span text:style-name="T1"> </text:span>קא<text:span text:style-name="T1"> </text:span>שמעי<text:span text:style-name="T1"> </text:span>השתא!? </text:p>
      <text:p text:style-name="P9">לא<text:span text:style-name="T1"> </text:span>סלקא<text:span text:style-name="T1"> </text:span>דעתא, דכתיב<text:span text:style-name="T1"> </text:span><text:span text:style-name="T8">(מלכים</text:span><text:span text:style-name="T4"> </text:span><text:span text:style-name="T8">ב</text:span><text:span text:style-name="T4"> </text:span><text:span text:style-name="T8">יט,א)</text:span><text:span text:style-name="T35"> וַיְהִי</text:span><text:span text:style-name="T1"> </text:span><text:span text:style-name="T35">כִּשְׁמֹעַ</text:span><text:span text:style-name="T1"> </text:span><text:span text:style-name="T35">הַמֶּלֶךְ</text:span><text:span text:style-name="T1"> </text:span><text:span text:style-name="T35">חִזְקִיָּהוּ</text:span><text:span text:style-name="T1"> </text:span><text:span text:style-name="T35">וַיִּקְרַע</text:span><text:span text:style-name="T1"> </text:span><text:span text:style-name="T35">אֶת</text:span><text:span text:style-name="T1"> </text:span><text:span text:style-name="T35">בְּגָדָיו</text:span><text:span text:style-name="T1"> </text:span><text:span text:style-name="T36">[וַיִּתְכַּס</text:span><text:span text:style-name="T2"> </text:span><text:span text:style-name="T36">בַּשָּׂק</text:span><text:span text:style-name="T2"> </text:span><text:span text:style-name="T36">וַיָּבֹא</text:span><text:span text:style-name="T2"> </text:span><text:span text:style-name="T36">בֵּית</text:span><text:span text:style-name="T2"> </text:span><text:span text:style-name="T36">יה']</text:span>: המלך<text:span text:style-name="T1"> </text:span>קרע<text:span text:style-name="T1"> </text:span>והם<text:span text:style-name="T1"> </text:span>לא<text:span text:style-name="T1"> </text:span>קרעו.</text:p>
      <text:p text:style-name="P28"/>
      <text:p text:style-name="P9">ולא<text:span text:style-name="T1"> </text:span>מתאחין<text:span text:style-name="T1"> </text:span>מנלן? </text:p>
      <text:p text:style-name="P9">אתיא<text:span text:style-name="T1"> </text:span>קריעה<text:span text:style-name="T1"> </text:span>קריעה<text:span text:style-name="T1"> </text:span><text:span text:style-name="T7">(מאלישע</text:span><text:span text:style-name="T9">)</text:span>;</text:p>
      <text:p text:style-name="P28"/>
      <text:p text:style-name="P9">ספר<text:span text:style-name="T1"> </text:span>תורה<text:span text:style-name="T1"> </text:span>שנשרף<text:span text:style-name="T1"> </text:span>מנלן? </text:p>
      <text:p text:style-name="P9">דכתיב<text:span text:style-name="T1"> </text:span><text:span text:style-name="T8">(ירמיהו</text:span><text:span text:style-name="T4"> </text:span><text:span text:style-name="T8">לו,כג)</text:span><text:span text:style-name="T35"> וַיְהִי</text:span><text:span text:style-name="T1"> </text:span><text:span text:style-name="T35">כִּקְרוֹא</text:span><text:span text:style-name="T1"> </text:span><text:span text:style-name="T35">יְהוּדִי</text:span><text:span text:style-name="T1"> </text:span><text:span text:style-name="T35">שָׁלֹשׁ</text:span><text:span text:style-name="T1"> </text:span><text:span text:style-name="T35">דְּלָתוֹת</text:span><text:span text:style-name="T1"> </text:span><text:span text:style-name="T35">וְאַרְבָּעָה</text:span><text:span text:style-name="T1"> </text:span><text:span text:style-name="T35">יִקְרָעֶהָ</text:span><text:span text:style-name="T1"> </text:span><text:span text:style-name="T35">בְּתַעַר</text:span><text:span text:style-name="T1"> </text:span><text:span text:style-name="T35">הַסֹּפֵר</text:span><text:span text:style-name="T1"> </text:span><text:span text:style-name="T35">וְהַשְׁלֵךְ</text:span><text:span text:style-name="T1"> </text:span><text:span text:style-name="T35">אֶל</text:span><text:span text:style-name="T1"> </text:span><text:span text:style-name="T35">הָאֵשׁ</text:span><text:span text:style-name="T1"> </text:span><text:span text:style-name="T35">אֲשֶׁר</text:span><text:span text:style-name="T1"> </text:span><text:span text:style-name="T35">אֶל</text:span><text:span text:style-name="T1"> </text:span><text:span text:style-name="T35">הָאָח</text:span><text:span text:style-name="T1"> </text:span><text:span text:style-name="T36">[עַד</text:span><text:span text:style-name="T2"> </text:span><text:span text:style-name="T36">תֹּם</text:span><text:span text:style-name="T2"> </text:span><text:span text:style-name="T36">כָּל</text:span><text:span text:style-name="T2"> </text:span><text:span text:style-name="T36">הַמְּגִלָּה</text:span><text:span text:style-name="T2"> </text:span><text:span text:style-name="T36">עַל</text:span><text:span text:style-name="T2"> </text:span><text:span text:style-name="T36">הָאֵשׁ</text:span><text:span text:style-name="T2"> </text:span><text:span text:style-name="T36">אֲשֶׁר</text:span><text:span text:style-name="T2"> </text:span><text:span text:style-name="T36">עַל</text:span><text:span text:style-name="T2"> </text:span><text:span text:style-name="T36">הָאָח]</text:span>; </text:p>
      <text:p text:style-name="P9">מאי<text:span text:style-name="T1"> </text:span><text:span text:style-name="T35">שָׁלֹשׁ</text:span><text:span text:style-name="T1"> </text:span><text:span text:style-name="T35">דְּלָתוֹת</text:span><text:span text:style-name="T1"> </text:span><text:span text:style-name="T35">וְאַרְבָּעָה</text:span><text:span text:style-name="T1"> </text:span><text:span text:style-name="T7">(כלומר: ארבעה</text:span><text:span text:style-name="T2"> </text:span><text:span text:style-name="T7">פסוקים</text:span><text:span text:style-name="T9">)</text:span>?</text:p>
      <text:p text:style-name="P29"/>
      <text:p text:style-name="P9">אמרו<text:span text:style-name="T1"> </text:span>ליה<text:span text:style-name="T1"> </text:span>ליהויקים: כתב<text:span text:style-name="T1"> </text:span>ירמיה<text:span text:style-name="T1"> </text:span>ספר<text:span text:style-name="T1"> </text:span>קינות; אמר<text:span text:style-name="T1"> </text:span>להו: מה<text:span text:style-name="T1"> </text:span>כתיב<text:span text:style-name="T1"> </text:span>ביה? </text:p>
      <text:p text:style-name="P9"><text:span text:style-name="T8">(איכה</text:span><text:span text:style-name="T4"> </text:span><text:span text:style-name="T8">א,א)</text:span><text:span text:style-name="T35"> אֵיכָה</text:span><text:span text:style-name="T1"> </text:span><text:span text:style-name="T35">יָשְׁבָה</text:span><text:span text:style-name="T1"> </text:span><text:span text:style-name="T35">בָדָד</text:span><text:span text:style-name="T1"> </text:span><text:span text:style-name="T36">[הָעִיר</text:span><text:span text:style-name="T2"> </text:span><text:span text:style-name="T36">רַבָּתִי</text:span><text:span text:style-name="T2"> </text:span><text:span text:style-name="T36">עָם</text:span><text:span text:style-name="T2"> </text:span><text:span text:style-name="T36">הָיְתָה</text:span><text:span text:style-name="T2"> </text:span><text:span text:style-name="T36">כְּאַלְמָנָה</text:span><text:span text:style-name="T2"> </text:span><text:span text:style-name="T36">רַבָּתִי</text:span><text:span text:style-name="T2"> </text:span><text:span text:style-name="T36">בַגּוֹיִם</text:span><text:span text:style-name="T2"> </text:span><text:span text:style-name="T36">שָׂרָתִי</text:span><text:span text:style-name="T2"> </text:span><text:span text:style-name="T36">בַּמְּדִינוֹת</text:span><text:span text:style-name="T2"> </text:span><text:span text:style-name="T36">הָיְתָה</text:span><text:span text:style-name="T2"> </text:span><text:span text:style-name="T36">לָמַס]</text:span>; </text:p>
      <text:p text:style-name="P9">אמר<text:span text:style-name="T1"> </text:span>להו: אנא<text:span text:style-name="T1"> </text:span>מלכא<text:span text:style-name="T1"> </text:span><text:span text:style-name="T7">(ואמלכא</text:span><text:span text:style-name="T2"> </text:span><text:span text:style-name="T7">לא</text:span><text:span text:style-name="T2"> </text:span><text:span text:style-name="T7">כתיב</text:span><text:span text:style-name="T2"> </text:span><text:span text:style-name="T7">כלום</text:span><text:span text:style-name="T9">)</text:span>; </text:p>
      <text:p text:style-name="P9">אמרו<text:span text:style-name="T1"> </text:span>ליה: <text:span text:style-name="T8">(איכה</text:span><text:span text:style-name="T4"> </text:span><text:span text:style-name="T8">א,ב)</text:span><text:span text:style-name="T35"> בָּכוֹ</text:span><text:span text:style-name="T1"> </text:span><text:span text:style-name="T35">תִבְכֶּה</text:span><text:span text:style-name="T1"> </text:span><text:span text:style-name="T35">בַּלַּיְלָה</text:span><text:span text:style-name="T1"> </text:span><text:span text:style-name="T36">[וְדִמְעָתָהּ</text:span><text:span text:style-name="T2"> </text:span><text:span text:style-name="T36">עַל</text:span><text:span text:style-name="T2"> </text:span><text:span text:style-name="T36">לֶחֱיָהּ</text:span><text:span text:style-name="T2"> </text:span><text:span text:style-name="T36">אֵין</text:span><text:span text:style-name="T2"> </text:span><text:span text:style-name="T36">לָהּ</text:span><text:span text:style-name="T2"> </text:span><text:span text:style-name="T36">מְנַחֵם</text:span><text:span text:style-name="T2"> </text:span><text:span text:style-name="T36">מִכָּל</text:span><text:span text:style-name="T2"> </text:span><text:span text:style-name="T36">אֹהֲבֶיהָ</text:span><text:span text:style-name="T2"> </text:span><text:span text:style-name="T36">כָּל</text:span><text:span text:style-name="T2"> </text:span><text:span text:style-name="T36">רֵעֶיהָ</text:span><text:span text:style-name="T2"> </text:span><text:span text:style-name="T36">בָּגְדוּ</text:span><text:span text:style-name="T2"> </text:span><text:span text:style-name="T36">בָהּ</text:span><text:span text:style-name="T2"> </text:span><text:span text:style-name="T36">הָיוּ</text:span><text:span text:style-name="T2"> </text:span><text:span text:style-name="T36">לָהּ</text:span><text:span text:style-name="T2"> </text:span><text:span text:style-name="T36">לְאֹיְבִים]</text:span><text:span text:style-name="T35"> </text:span></text:p>
      <text:p text:style-name="P9"><text:soft-page-break/>אנא<text:span text:style-name="T1"> </text:span>מלכא; </text:p>
      <text:p text:style-name="P9"><text:span text:style-name="T8">(איכה</text:span><text:span text:style-name="T4"> </text:span><text:span text:style-name="T8">א,ג)</text:span><text:span text:style-name="T35"> גָּלְתָה</text:span><text:span text:style-name="T1"> </text:span><text:span text:style-name="T35">יְהוּדָה</text:span><text:span text:style-name="T1"> </text:span><text:span text:style-name="T35">מֵעֹנִי</text:span><text:span text:style-name="T1"> </text:span><text:span text:style-name="T36">[וּמֵרֹב</text:span><text:span text:style-name="T2"> </text:span><text:span text:style-name="T36">עֲבֹדָה</text:span><text:span text:style-name="T2"> </text:span><text:span text:style-name="T36">הִיא</text:span><text:span text:style-name="T2"> </text:span><text:span text:style-name="T36">יָשְׁבָה</text:span><text:span text:style-name="T2"> </text:span><text:span text:style-name="T36">בַגּוֹיִם</text:span><text:span text:style-name="T2"> </text:span><text:span text:style-name="T36">לֹא</text:span><text:span text:style-name="T2"> </text:span><text:span text:style-name="T36">מָצְאָה</text:span><text:span text:style-name="T2"> </text:span><text:span text:style-name="T36">מָנוֹחַ</text:span><text:span text:style-name="T2"> </text:span><text:span text:style-name="T36">כָּל</text:span><text:span text:style-name="T2"> </text:span><text:span text:style-name="T36">רֹדְפֶיהָ</text:span><text:span text:style-name="T2"> </text:span><text:span text:style-name="T36">הִשִּׂיגוּהָ</text:span><text:span text:style-name="T2"> </text:span><text:span text:style-name="T36">בֵּין</text:span><text:span text:style-name="T2"> </text:span><text:span text:style-name="T36">הַמְּצָרִים]</text:span></text:p>
      <text:p text:style-name="P9">אנא<text:span text:style-name="T1"> </text:span>מלכא; </text:p>
      <text:p text:style-name="P9"><text:span text:style-name="T8">(איכה</text:span><text:span text:style-name="T4"> </text:span><text:span text:style-name="T8">א,ד)</text:span><text:span text:style-name="T35"> דַּרְכֵי</text:span><text:span text:style-name="T1"> </text:span><text:span text:style-name="T35">צִיּוֹן</text:span><text:span text:style-name="T1"> </text:span><text:span text:style-name="T35">אֲבֵלוֹת</text:span><text:span text:style-name="T1"> </text:span><text:span text:style-name="T36">[מִבְּלִי</text:span><text:span text:style-name="T2"> </text:span><text:span text:style-name="T36">בָּאֵי</text:span><text:span text:style-name="T2"> </text:span><text:span text:style-name="T36">מוֹעֵד</text:span><text:span text:style-name="T2"> </text:span><text:span text:style-name="T36">כָּל</text:span><text:span text:style-name="T2"> </text:span><text:span text:style-name="T36">שְׁעָרֶיהָ</text:span><text:span text:style-name="T2"> </text:span><text:span text:style-name="T36">שׁוֹמֵמִין</text:span><text:span text:style-name="T2"> </text:span><text:span text:style-name="T36">כֹּהֲנֶיהָ</text:span><text:span text:style-name="T2"> </text:span><text:span text:style-name="T36">נֶאֱנָחִים</text:span><text:span text:style-name="T2"> </text:span><text:span text:style-name="T36">בְּתוּלֹתֶיהָ</text:span><text:span text:style-name="T2"> </text:span><text:span text:style-name="T36">נּוּגוֹת</text:span><text:span text:style-name="T2"> </text:span><text:span text:style-name="T36">וְהִיא</text:span><text:span text:style-name="T2"> </text:span><text:span text:style-name="T36">מַר</text:span><text:span text:style-name="T2"> </text:span><text:span text:style-name="T36">לָהּ]</text:span></text:p>
      <text:p text:style-name="P9">אנא<text:span text:style-name="T1"> </text:span>מלכא<text:span text:style-name="T1"> </text:span></text:p>
      <text:p text:style-name="P9"><text:span text:style-name="T8">[איכה</text:span><text:span text:style-name="T4"> </text:span><text:span text:style-name="T8">א,,ה]</text:span><text:span text:style-name="T35"> הָיוּ</text:span><text:span text:style-name="T1"> </text:span><text:span text:style-name="T35">צָרֶיהָ</text:span><text:span text:style-name="T1"> </text:span><text:span text:style-name="T35">לְרֹאשׁ</text:span><text:span text:style-name="T1"> </text:span><text:span text:style-name="T36">[אֹיְבֶיהָ</text:span><text:span text:style-name="T2"> </text:span><text:span text:style-name="T36">שָׁלוּ</text:span><text:span text:style-name="T2"> </text:span><text:span text:style-name="T36">כִּי</text:span><text:span text:style-name="T2"> </text:span><text:span text:style-name="T36">ה' הוֹגָהּ</text:span><text:span text:style-name="T2"> </text:span><text:span text:style-name="T36">עַל</text:span><text:span text:style-name="T2"> </text:span><text:span text:style-name="T36">רֹב</text:span><text:span text:style-name="T2"> </text:span><text:span text:style-name="T36">פְּשָׁעֶיהָ</text:span><text:span text:style-name="T2"> </text:span><text:span text:style-name="T36">עוֹלָלֶיהָ</text:span><text:span text:style-name="T2"> </text:span><text:span text:style-name="T36">הָלְכוּ</text:span><text:span text:style-name="T2"> </text:span><text:span text:style-name="T36">שְׁבִי</text:span><text:span text:style-name="T2"> </text:span><text:span text:style-name="T36">לִפְנֵי</text:span><text:span text:style-name="T2"> </text:span><text:span text:style-name="T36">צָר]</text:span> <text:span text:style-name="T7">(שהנכרי</text:span><text:span text:style-name="T2"> </text:span><text:span text:style-name="T7">ראש</text:span><text:span text:style-name="T2"> </text:span><text:span text:style-name="T7">ולא</text:span><text:span text:style-name="T2"> </text:span><text:span text:style-name="T7">אתה</text:span><text:span text:style-name="T9">)</text:span></text:p>
      <text:p text:style-name="P9">אמר<text:span text:style-name="T1"> </text:span>להו: מאן<text:span text:style-name="T1"> </text:span>אמרה?</text:p>
      <text:p text:style-name="P9"><text:span text:style-name="T35">כִּי</text:span><text:span text:style-name="T1"> </text:span><text:span text:style-name="T35">ה' הוֹגָהּ</text:span><text:span text:style-name="T1"> </text:span><text:span text:style-name="T35">עַל</text:span><text:span text:style-name="T1"> </text:span><text:span text:style-name="T35">רֹב</text:span><text:span text:style-name="T1"> </text:span><text:span text:style-name="T35">פְּשָׁעֶיהָ</text:span><text:span text:style-name="T1"> </text:span></text:p>
      <text:p text:style-name="P9">מיד<text:span text:style-name="T1"> </text:span>קדר<text:span text:style-name="T1"> </text:span><text:span text:style-name="T96">[חתך</text:span><text:span text:style-name="T2"> </text:span><text:span text:style-name="T96">והוציא]</text:span> כל<text:span text:style-name="T1"> </text:span>אזכרות<text:span text:style-name="T1"> </text:span>שבה<text:span text:style-name="T1"> </text:span>ושרפן<text:span text:style-name="T1"> </text:span>באש, והיינו<text:span text:style-name="T1"> </text:span>דכתיב<text:span text:style-name="T1"> </text:span><text:span text:style-name="T8">(ירמיהו</text:span><text:span text:style-name="T4"> </text:span><text:span text:style-name="T8">לו,כד)</text:span><text:span text:style-name="T35"> וְלֹא</text:span><text:span text:style-name="T1"> </text:span><text:span text:style-name="T35">פָחֲדוּ</text:span><text:span text:style-name="T1"> </text:span><text:span text:style-name="T35">וְלֹא</text:span><text:span text:style-name="T1"> </text:span><text:span text:style-name="T35">קָרְעוּ</text:span><text:span text:style-name="T1"> </text:span><text:span text:style-name="T35">אֶת</text:span><text:span text:style-name="T1"> </text:span><text:span text:style-name="T35">בִּגְדֵיהֶם</text:span><text:span text:style-name="T1"> </text:span><text:span text:style-name="T36">[הַמֶּלֶךְ</text:span><text:span text:style-name="T2"> </text:span><text:span text:style-name="T36">וְכָל</text:span><text:span text:style-name="T2"> </text:span><text:span text:style-name="T36">עֲבָדָיו</text:span><text:span text:style-name="T2"> </text:span><text:span text:style-name="T36">הַשֹּׁמְעִים</text:span><text:span text:style-name="T2"> </text:span><text:span text:style-name="T36">אֵת</text:span><text:span text:style-name="T2"> </text:span><text:span text:style-name="T36">כָּל</text:span><text:span text:style-name="T2"> </text:span><text:span text:style-name="T36">הַדְּבָרִים</text:span><text:span text:style-name="T2"> </text:span><text:span text:style-name="T36">הָאֵלֶּה]</text:span>, מכלל<text:span text:style-name="T1"> </text:span>דבעו<text:span text:style-name="T1"> </text:span>למיקרע!</text:p>
      <text:p text:style-name="P9">אמר<text:span text:style-name="T1"> </text:span>ליה<text:span text:style-name="T1"> </text:span>רב<text:span text:style-name="T1"> </text:span>פפא<text:span text:style-name="T1"> </text:span>לאביי: אימר<text:span text:style-name="T1"> </text:span>משום<text:span text:style-name="T1"> </text:span>שמועות<text:span text:style-name="T1"> </text:span>הרעות<text:span text:style-name="T1"> </text:span><text:span text:style-name="T7">(על</text:span><text:span text:style-name="T2"> </text:span><text:span text:style-name="T7">הגלות</text:span><text:span text:style-name="T2"> </text:span><text:span text:style-name="T7">איבעי</text:span><text:span text:style-name="T2"> </text:span><text:span text:style-name="T7">למיקרע</text:span><text:span text:style-name="T9">)</text:span>? </text:p>
      <text:p text:style-name="P9">אמר<text:span text:style-name="T1"> </text:span>ליה: שמועות<text:span text:style-name="T1"> </text:span>רעות<text:span text:style-name="T1"> </text:span>בההיא<text:span text:style-name="T1"> </text:span>שעתא<text:span text:style-name="T1"> </text:span>מי<text:span text:style-name="T1"> </text:span>הוו? </text:p>
      <text:p text:style-name="P29"/>
      <text:p text:style-name="P9">אמר<text:span text:style-name="T1"> </text:span>רבי<text:span text:style-name="T1"> </text:span>חלבו<text:span text:style-name="T1"> </text:span>אמר<text:span text:style-name="T1"> </text:span>רב<text:span text:style-name="T1"> </text:span>הונא: הרואה<text:span text:style-name="T1"> </text:span>ספר<text:span text:style-name="T1"> </text:span>תורה<text:span text:style-name="T1"> </text:span>שנקרע<text:span text:style-name="T1"> </text:span>חייב<text:span text:style-name="T1"> </text:span>לקרוע<text:span text:style-name="T1"> </text:span>שתי<text:span text:style-name="T1"> </text:span>קריעות: אחד<text:span text:style-name="T1"> </text:span>על<text:span text:style-name="T1"> </text:span>הגויל<text:span text:style-name="T1"> </text:span>ואחד<text:span text:style-name="T1"> </text:span>על<text:span text:style-name="T1"> </text:span>הכתב, שנאמר<text:span text:style-name="T1"> </text:span><text:span text:style-name="T8">(ירמיהו</text:span><text:span text:style-name="T4"> </text:span><text:span text:style-name="T8">לו,כז)</text:span><text:span text:style-name="T36"> [וַיְהִי</text:span><text:span text:style-name="T2"> </text:span><text:span text:style-name="T36">דְבַר</text:span><text:span text:style-name="T2"> </text:span><text:span text:style-name="T36">ה' אֶל</text:span><text:span text:style-name="T2"> </text:span><text:span text:style-name="T36">יִרְמְיָהוּ]</text:span><text:span text:style-name="T35"> אַחֲרֵי</text:span><text:span text:style-name="T1"> </text:span><text:span text:style-name="T35">שְׂרֹף</text:span><text:span text:style-name="T1"> </text:span><text:span text:style-name="T35">הַמֶּלֶךְ</text:span><text:span text:style-name="T1"> </text:span><text:span text:style-name="T35">אֶת</text:span><text:span text:style-name="T1"> </text:span><text:span text:style-name="T35">הַמְּגִלָּה</text:span><text:span text:style-name="T1"> </text:span><text:span text:style-name="T35">וְאֶת</text:span><text:span text:style-name="T1"> </text:span><text:span text:style-name="T35">הַדְּבָרִים</text:span><text:span text:style-name="T1"> </text:span><text:span text:style-name="T36">[אֲשֶׁר</text:span><text:span text:style-name="T2"> </text:span><text:span text:style-name="T36">כָּתַב</text:span><text:span text:style-name="T2"> </text:span><text:span text:style-name="T36">בָּרוּךְ</text:span><text:span text:style-name="T2"> </text:span><text:span text:style-name="T36">מִפִּי</text:span><text:span text:style-name="T2"> </text:span><text:span text:style-name="T36">יִרְמְיָהוּ</text:span><text:span text:style-name="T2"> </text:span><text:span text:style-name="T36">לֵאמֹר]</text:span> <text:span text:style-name="T7">(</text:span><text:span text:style-name="T36">אֶת</text:span><text:span text:style-name="T2"> </text:span><text:span text:style-name="T36">הַמְּגִלָּה</text:span><text:span text:style-name="T2"> </text:span><text:span text:style-name="T7">- זה</text:span><text:span text:style-name="T2"> </text:span><text:span text:style-name="T7">הגויל, </text:span><text:span text:style-name="T36">וְאֶת</text:span><text:span text:style-name="T2"> </text:span><text:span text:style-name="T36">הַדְּבָרִים</text:span><text:span text:style-name="T2"> </text:span><text:span text:style-name="T7">- זה</text:span><text:span text:style-name="T2"> </text:span><text:span text:style-name="T7">הכתב</text:span><text:span text:style-name="T9">)</text:span>.</text:p>
      <text:p text:style-name="P29"/>
      <text:p text:style-name="P9">רבי<text:span text:style-name="T1"> </text:span>אבא<text:span text:style-name="T1"> </text:span>ורב<text:span text:style-name="T1"> </text:span>הונא<text:span text:style-name="T1"> </text:span>בר<text:span text:style-name="T1"> </text:span>חייא<text:span text:style-name="T1"> </text:span>הוו<text:span text:style-name="T1"> </text:span>יתבי<text:span text:style-name="T1"> </text:span>קמיה<text:span text:style-name="T1"> </text:span>דרבי<text:span text:style-name="T1"> </text:span>אבא; בעא<text:span text:style-name="T1"> </text:span>לאפנויי, שקליה<text:span text:style-name="T1"> </text:span>לטוטפתיה<text:span text:style-name="T1"> </text:span><text:span text:style-name="T96">[לקח</text:span><text:span text:style-name="T2"> </text:span><text:span text:style-name="T96">את</text:span><text:span text:style-name="T2"> </text:span><text:span text:style-name="T96">התפילין]</text:span>, אחתיה<text:span text:style-name="T1"> </text:span><text:span text:style-name="T96">[הניחו]</text:span> אבי<text:span text:style-name="T1"> </text:span>סדיא<text:span text:style-name="T1"> </text:span><text:span text:style-name="T96">[על</text:span><text:span text:style-name="T2"> </text:span><text:span text:style-name="T96">כרית</text:span><text:span text:style-name="T2"> </text:span><text:span text:style-name="T96">על</text:span><text:span text:style-name="T2"> </text:span><text:span text:style-name="T96">המטה?]</text:span>, אתאי<text:span text:style-name="T1"> </text:span>בת<text:span text:style-name="T1"> </text:span>נעמיתא<text:span text:style-name="T1"> </text:span>בעא<text:span text:style-name="T1"> </text:span>למיבלעיה; אמר: השתא<text:span text:style-name="T1"> </text:span><text:span text:style-name="T7">(אי</text:span><text:span text:style-name="T2"> </text:span><text:span text:style-name="T7">שקיל</text:span><text:span text:style-name="T2"> </text:span><text:span text:style-name="T7">להו</text:span><text:span text:style-name="T2"> </text:span><text:span text:style-name="T7">נעמיתא</text:span><text:span text:style-name="T9">)</text:span> איחייבין<text:span text:style-name="T1"> </text:span>לי<text:span text:style-name="T1"> </text:span>שתי<text:span text:style-name="T1"> </text:span>קריעות<text:span text:style-name="T1"> </text:span><text:span text:style-name="T7">(איבעי</text:span><text:span text:style-name="T2"> </text:span><text:span text:style-name="T7">לי</text:span><text:span text:style-name="T2"> </text:span><text:span text:style-name="T7">למיקרע</text:span><text:span text:style-name="T2"> </text:span><text:span text:style-name="T7">על</text:span><text:span text:style-name="T2"> </text:span><text:span text:style-name="T7">הגויל</text:span><text:span text:style-name="T2"> </text:span><text:span text:style-name="T7">ועל</text:span><text:span text:style-name="T2"> </text:span><text:span text:style-name="T7">הכתב, דהוי</text:span><text:span text:style-name="T2"> </text:span><text:span text:style-name="T7">כנשרף</text:span><text:span text:style-name="T9">)</text:span>;</text:p>
      <text:p text:style-name="P9">אמר<text:span text:style-name="T1"> </text:span>ליה: מנא<text:span text:style-name="T1"> </text:span>לך<text:span text:style-name="T1"> </text:span>הא? והא<text:span text:style-name="T1"> </text:span>בדידי<text:span text:style-name="T1"> </text:span>הוה<text:span text:style-name="T1"> </text:span>עובדא<text:span text:style-name="T1"> </text:span>ואתאי<text:span text:style-name="T1"> </text:span>לקמיה<text:span text:style-name="T1"> </text:span>דרב<text:span text:style-name="T1"> </text:span>מתנה<text:span text:style-name="T1"> </text:span>ולא<text:span text:style-name="T1"> </text:span>הוה<text:span text:style-name="T1"> </text:span>בידיה, אתאי<text:span text:style-name="T1"> </text:span>לקמיה<text:span text:style-name="T1"> </text:span>דרב<text:span text:style-name="T1"> </text:span>יהודה<text:span text:style-name="T1"> </text:span>ואמר<text:span text:style-name="T1"> </text:span>לי: הכי<text:span text:style-name="T1"> </text:span>אמר<text:span text:style-name="T1"> </text:span>שמואל: לא<text:span text:style-name="T1"> </text:span>אמרו<text:span text:style-name="T1"> </text:span>אלא<text:span text:style-name="T1"> </text:span>בזרוע<text:span text:style-name="T1"> </text:span><text:span text:style-name="T7">(שאין</text:span><text:span text:style-name="T2"> </text:span><text:span text:style-name="T7">יכול</text:span><text:span text:style-name="T2"> </text:span><text:span text:style-name="T7">להצילו</text:span><text:span text:style-name="T9">)</text:span> וכמעשה<text:span text:style-name="T1"> </text:span>שהיה<text:span text:style-name="T1"> </text:span><text:span text:style-name="T7">(דיהויקים; אבל</text:span><text:span text:style-name="T2"> </text:span><text:span text:style-name="T7">דנעמיתא</text:span><text:span text:style-name="T2"> </text:span><text:span text:style-name="T7">דמצי</text:span><text:span text:style-name="T2"> </text:span><text:span text:style-name="T7">להציל</text:span><text:span text:style-name="T2"> </text:span><text:span text:style-name="T7">- לא</text:span><text:span text:style-name="T2"> </text:span><text:span text:style-name="T7">מיקרע</text:span><text:span text:style-name="T9">)</text:span>.</text:p>
      <text:p text:style-name="P28"/>
      <text:p text:style-name="P9">ערי<text:span text:style-name="T1"> </text:span>יהודה<text:span text:style-name="T1"> </text:span>מנלן?</text:p>
      <text:p text:style-name="P9">דכתיב<text:span text:style-name="T1"> </text:span><text:span text:style-name="T8">(ירמיהו</text:span><text:span text:style-name="T4"> </text:span><text:span text:style-name="T8">מא,ה)</text:span><text:span text:style-name="T35"> וַיָּבֹאוּ</text:span><text:span text:style-name="T1"> </text:span><text:span text:style-name="T35">אֲנָשִׁים</text:span><text:span text:style-name="T1"> </text:span><text:span text:style-name="T35">מִשְּׁכֶם</text:span><text:span text:style-name="T1"> </text:span><text:span text:style-name="T35">מִשִּׁלוֹ</text:span><text:span text:style-name="T1"> </text:span><text:span text:style-name="T35">וּמִשֹּׁמְרוֹן</text:span><text:span text:style-name="T1"> </text:span><text:span text:style-name="T35">שְׁמֹנִים</text:span><text:span text:style-name="T1"> </text:span><text:span text:style-name="T35">אִישׁ</text:span><text:span text:style-name="T1"> </text:span><text:span text:style-name="T35">מְגֻלְּחֵי</text:span><text:span text:style-name="T1"> </text:span><text:span text:style-name="T35">זָקָן</text:span><text:span text:style-name="T1"> </text:span><text:span text:style-name="T35">וּקְרֻעֵי</text:span><text:span text:style-name="T1"> </text:span><text:span text:style-name="T35">בְגָדִים</text:span><text:span text:style-name="T1"> </text:span><text:span text:style-name="T35">וּמִתְגֹּדְדִים</text:span><text:span text:style-name="T1"> </text:span><text:span text:style-name="T35">וּמִנְחָה</text:span><text:span text:style-name="T1"> </text:span><text:span text:style-name="T35">וּלְבוֹנָה</text:span><text:span text:style-name="T1"> </text:span><text:span text:style-name="T35">בְּיָדָם</text:span><text:span text:style-name="T1"> </text:span><text:span text:style-name="T35">לְהָבִיא</text:span><text:span text:style-name="T1"> </text:span><text:span text:style-name="T35">בֵּית</text:span><text:span text:style-name="T1"> </text:span><text:span text:style-name="T35">ה'</text:span>; </text:p>
      <text:p text:style-name="P9">אמר<text:span text:style-name="T1"> </text:span>רבי<text:span text:style-name="T1"> </text:span>חלבו<text:span text:style-name="T1"> </text:span>אמר<text:span text:style-name="T1"> </text:span>עולא<text:span text:style-name="T1"> </text:span>ביראה<text:span text:style-name="T1"> </text:span>אמר<text:span text:style-name="T1"> </text:span>רבי<text:span text:style-name="T1"> </text:span>אלעזר: הרואה<text:span text:style-name="T1"> </text:span>ערי<text:span text:style-name="T1"> </text:span>יהודה<text:span text:style-name="T1"> </text:span>בחורבנן<text:span text:style-name="T1"> </text:span>אומר<text:span text:style-name="T1"> </text:span><text:span text:style-name="T8">(ישעיהו</text:span><text:span text:style-name="T4"> </text:span><text:span text:style-name="T8">סד,ט)</text:span><text:span text:style-name="T35"> עָרֵי</text:span><text:span text:style-name="T1"> </text:span><text:span text:style-name="T35">קָדְשְׁךָ</text:span><text:span text:style-name="T1"> </text:span><text:span text:style-name="T35">הָיוּ</text:span><text:span text:style-name="T1"> </text:span><text:span text:style-name="T35">מִדְבָּר</text:span><text:span text:style-name="T1"> </text:span><text:span text:style-name="T36">[צִיּוֹן</text:span><text:span text:style-name="T2"> </text:span><text:span text:style-name="T36">מִדְבָּר</text:span><text:span text:style-name="T2"> </text:span><text:span text:style-name="T36">הָיָתָה</text:span><text:span text:style-name="T2"> </text:span><text:span text:style-name="T36">יְרוּשָׁלִַם</text:span><text:span text:style-name="T2"> </text:span><text:span text:style-name="T36">שְׁמָמָה]</text:span>, וקורע;</text:p>
      <text:p text:style-name="P9">ירושלים<text:span text:style-name="T1"> </text:span>בחורבנה<text:span text:style-name="T1"> – </text:span>אומר: <text:span text:style-name="T35">צִיּוֹן</text:span><text:span text:style-name="T1"> </text:span><text:span text:style-name="T35">מִדְבָּר</text:span><text:span text:style-name="T1"> </text:span><text:span text:style-name="T35">הָיָתָה</text:span><text:span text:style-name="T1"> </text:span><text:span text:style-name="T35">יְרוּשָׁלִַם</text:span><text:span text:style-name="T1"> </text:span><text:span text:style-name="T35">שְׁמָמָה</text:span>, וקורע;</text:p>
      <text:p text:style-name="P9">בית<text:span text:style-name="T1"> </text:span>המקדש<text:span text:style-name="T1"> </text:span>בחורבנו<text:span text:style-name="T1"> </text:span>- אומר<text:span text:style-name="T1"> </text:span><text:span text:style-name="T8">(ישעיהו</text:span><text:span text:style-name="T4"> </text:span><text:span text:style-name="T8">סד,י)</text:span><text:span text:style-name="T35"> בֵּית</text:span><text:span text:style-name="T1"> </text:span><text:span text:style-name="T35">קָדְשֵׁנוּ</text:span><text:span text:style-name="T1"> </text:span><text:span text:style-name="T35">וְתִפְאַרְתֵּנוּ</text:span><text:span text:style-name="T1"> </text:span><text:span text:style-name="T35">אֲשֶׁר</text:span><text:span text:style-name="T1"> </text:span><text:span text:style-name="T35">הִלְלוּךָ</text:span><text:span text:style-name="T1"> </text:span><text:span text:style-name="T35">אֲבֹתֵינוּ</text:span><text:span text:style-name="T1"> </text:span><text:span text:style-name="T35">הָיָה</text:span><text:span text:style-name="T1"> </text:span><text:span text:style-name="T35">לִשְׂרֵפַת</text:span><text:span text:style-name="T1"> </text:span><text:span text:style-name="T35">אֵשׁ</text:span><text:span text:style-name="T1"> </text:span><text:span text:style-name="T35">וְכָל</text:span><text:span text:style-name="T1"> </text:span><text:span text:style-name="T35">מַחֲמַדֵּינוּ</text:span><text:span text:style-name="T1"> </text:span><text:span text:style-name="T35">הָיָה</text:span><text:span text:style-name="T1"> </text:span><text:span text:style-name="T35">לְחָרְבָּה</text:span><text:span text:style-name="T1"> </text:span>, וקורע. <text:s/></text:p>
      <text:p text:style-name="P9"/>
      <text:p text:style-name="P9">קורע<text:span text:style-name="T1"> </text:span>על<text:span text:style-name="T1"> </text:span>מקדש<text:span text:style-name="T1"> </text:span>ומוסיף<text:span text:style-name="T1"> </text:span>על<text:span text:style-name="T1"> </text:span>ירושלים: <text:s/></text:p>
      <text:p text:style-name="P9">ורמינהו: '<text:span text:style-name="T41">אחד</text:span><text:span text:style-name="T42"> </text:span><text:span text:style-name="T41">השומע</text:span><text:span text:style-name="T42"> </text:span><text:span text:style-name="T41">ואחד</text:span><text:span text:style-name="T42"> </text:span><text:span text:style-name="T41">הרואה, כיון</text:span><text:span text:style-name="T42"> </text:span><text:span text:style-name="T41">שהגיע</text:span><text:span text:style-name="T42"> </text:span><text:span text:style-name="T41">לצופים</text:span><text:span text:style-name="T42"> – </text:span><text:span text:style-name="T41">קורע, וקורע</text:span><text:span text:style-name="T42"> </text:span><text:span text:style-name="T41">על</text:span><text:span text:style-name="T42"> </text:span><text:span text:style-name="T41">מקדש</text:span><text:span text:style-name="T42"> </text:span><text:span text:style-name="T41">בפני</text:span><text:span text:style-name="T42"> </text:span><text:span text:style-name="T41">עצמו</text:span><text:span text:style-name="T42"> </text:span><text:span text:style-name="T41">ועל</text:span><text:span text:style-name="T42"> </text:span><text:span text:style-name="T41">ירושלים</text:span><text:span text:style-name="T42"> </text:span><text:span text:style-name="T41">בפני</text:span><text:span text:style-name="T42"> </text:span><text:span text:style-name="T41">עצמה</text:span>'!? </text:p>
      <text:p text:style-name="P9">לא<text:span text:style-name="T1"> </text:span>קשיא: הא<text:span text:style-name="T1"> </text:span>דפגע<text:span text:style-name="T1"> </text:span>במקדש<text:span text:style-name="T1"> </text:span>ברישא<text:span text:style-name="T1"> </text:span><text:span text:style-name="T7">(כגון</text:span><text:span text:style-name="T2"> </text:span><text:span text:style-name="T7">כשנכנס</text:span><text:span text:style-name="T2"> </text:span><text:span text:style-name="T7">לירושלים</text:span><text:span text:style-name="T2"> </text:span><text:span text:style-name="T7">בשידה</text:span><text:span text:style-name="T2"> </text:span><text:span text:style-name="T7">תיבה</text:span><text:span text:style-name="T2"> </text:span><text:span text:style-name="T7">ומגדל, דלא</text:span><text:span text:style-name="T2"> </text:span><text:span text:style-name="T7">ראה</text:span><text:span text:style-name="T2"> </text:span><text:span text:style-name="T7">ירושלים</text:span><text:span text:style-name="T2"> </text:span><text:span text:style-name="T7">עד</text:span><text:span text:style-name="T2"> </text:span><text:span text:style-name="T7">שראה</text:span><text:span text:style-name="T2"> </text:span><text:span text:style-name="T7">בית</text:span><text:span text:style-name="T2"> </text:span><text:span text:style-name="T7">המקדש</text:span><text:span text:style-name="T2"> </text:span><text:span text:style-name="T7">- קורע</text:span><text:span text:style-name="T2"> </text:span><text:span text:style-name="T7">על</text:span><text:span text:style-name="T2"> </text:span><text:span text:style-name="T7">המקדש</text:span><text:span text:style-name="T2"> </text:span><text:span text:style-name="T7">ומוסיף</text:span><text:span text:style-name="T2"> </text:span><text:span text:style-name="T7">על</text:span><text:span text:style-name="T2"> </text:span><text:span text:style-name="T7">ירושלים</text:span><text:span text:style-name="T9">)</text:span>, הא<text:span text:style-name="T1"> </text:span>דפגע<text:span text:style-name="T1"> </text:span>בירושלים<text:span text:style-name="T1"> </text:span>ברישא<text:span text:style-name="T1"> </text:span><text:span text:style-name="T7">(אבל</text:span><text:span text:style-name="T2"> </text:span><text:span text:style-name="T7">בשלא</text:span><text:span text:style-name="T2"> </text:span><text:span text:style-name="T7">נכנס</text:span><text:span text:style-name="T2"> </text:span><text:span text:style-name="T7">בתיבה</text:span><text:span text:style-name="T2"> </text:span><text:span text:style-name="T7">ופגע</text:span><text:span text:style-name="T2"> </text:span><text:span text:style-name="T7">בירושלים</text:span><text:span text:style-name="T2"> </text:span><text:span text:style-name="T7">ברישא</text:span><text:span text:style-name="T2"> </text:span><text:span text:style-name="T7">- קורע</text:span><text:span text:style-name="T2"> </text:span><text:span text:style-name="T7">על</text:span><text:span text:style-name="T2"> </text:span><text:span text:style-name="T7">ירושלים</text:span><text:span text:style-name="T2"> </text:span><text:span text:style-name="T7">בפני</text:span><text:span text:style-name="T2"> </text:span><text:span text:style-name="T7">עצמה</text:span><text:span text:style-name="T2"> </text:span><text:span text:style-name="T7">ועל</text:span><text:span text:style-name="T2"> </text:span><text:span text:style-name="T7">המקדש</text:span><text:span text:style-name="T2"> </text:span><text:span text:style-name="T7">בפני</text:span><text:span text:style-name="T2"> </text:span><text:span text:style-name="T7">עצמו</text:span><text:span text:style-name="T9">)</text:span>. </text:p>
      <text:p text:style-name="P9"/>
      <text:p text:style-name="P9">תנו<text:span text:style-name="T1"> </text:span>רבנן: '<text:span text:style-name="T41">וכולן</text:span><text:span text:style-name="T42"> </text:span><text:span text:style-name="T41">רשאין</text:span><text:span text:style-name="T42"> </text:span><text:span text:style-name="T41">לשוללן</text:span><text:span text:style-name="T42"> </text:span><text:span text:style-name="T41">ולמוללן</text:span><text:span text:style-name="T42"> </text:span><text:span text:style-name="T7">(לקפל</text:span><text:span text:style-name="T2"> </text:span><text:span text:style-name="T7">בגד</text:span><text:span text:style-name="T2"> </text:span><text:span text:style-name="T7">בתפירה</text:span><text:span text:style-name="T9">)</text:span><text:span text:style-name="T41"> וללוקטן, ולעשותן</text:span><text:span text:style-name="T42"> </text:span><text:span text:style-name="T41">כמין</text:span><text:span text:style-name="T42"> </text:span><text:span text:style-name="T41">סולמות</text:span><text:span text:style-name="T42"> </text:span><text:span text:style-name="T7">(שאין</text:span><text:span text:style-name="T2"> </text:span><text:span text:style-name="T7">מלקטין</text:span><text:span text:style-name="T2"> </text:span><text:span text:style-name="T7">זה</text:span><text:span text:style-name="T2"> </text:span><text:span text:style-name="T7">סמוך</text:span><text:span text:style-name="T2"> </text:span><text:span text:style-name="T7">לזה, אבל</text:span><text:span text:style-name="T2"> </text:span><text:span text:style-name="T7">זה</text:span><text:span text:style-name="T2"> </text:span><text:span text:style-name="T7">רחוק</text:span><text:span text:style-name="T2"> </text:span><text:span text:style-name="T7">מזה, שמלקט</text:span><text:span text:style-name="T2"> </text:span><text:span text:style-name="T7">ברוחב</text:span><text:span text:style-name="T2"> </text:span><text:span text:style-name="T7">כעין</text:span><text:span text:style-name="T2"> </text:span><text:span text:style-name="T7">מעלות</text:span><text:span text:style-name="T2"> </text:span><text:span text:style-name="T7">סולמות</text:span><text:span text:style-name="T9">)</text:span><text:span text:style-name="T41">, אבל</text:span><text:span text:style-name="T42"> </text:span><text:span text:style-name="T41">לא</text:span><text:span text:style-name="T42"> </text:span><text:span text:style-name="T41">לאחותן</text:span>'. </text:p>
      <text:p text:style-name="P44"><text:span text:style-name="T140">אמר</text:span><text:span text:style-name="T1"> </text:span><text:span text:style-name="T140">רב</text:span><text:span text:style-name="T1"> </text:span><text:span text:style-name="T140">חסדא:</text:span></text:p>
      <text:p text:style-name="P9"/>
      <text:p text:style-name="P9"><text:soft-page-break/>(מועד<text:span text:style-name="T1"> </text:span>קטן<text:span text:style-name="T1"> </text:span>כו,ב)</text:p>
      <text:p text:style-name="P9">ובאיחוי<text:span text:style-name="T1"> </text:span>אלכסנדרי<text:span text:style-name="T1"> </text:span><text:span text:style-name="T7">(דהוה</text:span><text:span text:style-name="T2"> </text:span><text:span text:style-name="T7">כשלם</text:span><text:span text:style-name="T9">)</text:span>. </text:p>
      <text:p text:style-name="P9"/>
      <text:p text:style-name="P9">תנו<text:span text:style-name="T1"> </text:span>רבנן: '<text:span text:style-name="T41">הקורע</text:span><text:span text:style-name="T42"> </text:span><text:span text:style-name="T41">מתוך</text:span><text:span text:style-name="T42"> </text:span><text:span text:style-name="T41">השלל</text:span><text:span text:style-name="T42"> </text:span><text:span text:style-name="T7">(שלא</text:span><text:span text:style-name="T2"> </text:span><text:span text:style-name="T7">קרע</text:span><text:span text:style-name="T2"> </text:span><text:span text:style-name="T7">אלא</text:span><text:span text:style-name="T2"> </text:span><text:span text:style-name="T7">בשלל</text:span><text:span text:style-name="T9">)</text:span><text:span text:style-name="T41">, מתוך</text:span><text:span text:style-name="T42"> </text:span><text:span text:style-name="T41">המלל, מתוך</text:span><text:span text:style-name="T42"> </text:span><text:span text:style-name="T41">הלקט, מתוך</text:span><text:span text:style-name="T42"> </text:span><text:span text:style-name="T41">הסולמות</text:span><text:span text:style-name="T42"> </text:span><text:span text:style-name="T41">- לא</text:span><text:span text:style-name="T42"> </text:span><text:span text:style-name="T41">יצא; מתוך</text:span><text:span text:style-name="T42"> </text:span><text:span text:style-name="T41">האיחוי</text:span><text:span text:style-name="T42"> </text:span><text:span text:style-name="T7">(מקרע</text:span><text:span text:style-name="T2"> </text:span><text:span text:style-name="T7">האיחוי</text:span><text:span text:style-name="T9">)</text:span><text:span text:style-name="T41"> - יצא</text:span>';</text:p>
      <text:p text:style-name="P9">אמר<text:span text:style-name="T1"> </text:span>רב<text:span text:style-name="T1"> </text:span>חסדא: ובאיחוי<text:span text:style-name="T1"> </text:span>אלכסנדרי. </text:p>
      <text:p text:style-name="P9"/>
      <text:p text:style-name="P9">תנו<text:span text:style-name="T1"> </text:span>רבנן: '<text:span text:style-name="T41">רשאי</text:span><text:span text:style-name="T42"> </text:span><text:span text:style-name="T41">להופכו</text:span><text:span text:style-name="T42"> </text:span><text:span text:style-name="T41">למטה</text:span><text:span text:style-name="T42"> </text:span><text:span text:style-name="T41">ולאחותו</text:span><text:span text:style-name="T42"> </text:span><text:span text:style-name="T7">(שהופך</text:span><text:span text:style-name="T2"> </text:span><text:span text:style-name="T7">הקרע</text:span><text:span text:style-name="T2"> </text:span><text:span text:style-name="T7">למטה, והופך</text:span><text:span text:style-name="T2"> </text:span><text:span text:style-name="T7">שלמטה</text:span><text:span text:style-name="T2"> </text:span><text:span text:style-name="T7">למעלה, ומאחהו, ועושה</text:span><text:span text:style-name="T2"> </text:span><text:span text:style-name="T7">בית</text:span><text:span text:style-name="T2"> </text:span><text:span text:style-name="T7">הצואר</text:span><text:span text:style-name="T2"> </text:span><text:span text:style-name="T7">ולובשו</text:span><text:span text:style-name="T9">)</text:span><text:span text:style-name="T41">; רבי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אלעזר</text:span><text:span text:style-name="T42"> </text:span><text:span text:style-name="T41">אוסר</text:span><text:span text:style-name="T42"> </text:span><text:span text:style-name="T41">לאחותו, וכשם</text:span><text:span text:style-name="T42"> </text:span><text:span text:style-name="T41">שהמוכר</text:span><text:span text:style-name="T42"> </text:span><text:span text:style-name="T41">אסור</text:span><text:span text:style-name="T42"> </text:span><text:span text:style-name="T41">לאחותו</text:span><text:span text:style-name="T42"> </text:span><text:span text:style-name="T41">- כך</text:span><text:span text:style-name="T42"> </text:span><text:span text:style-name="T41">הלוקח</text:span><text:span text:style-name="T42"> </text:span><text:span text:style-name="T41">אסור</text:span><text:span text:style-name="T42"> </text:span><text:span text:style-name="T41">לאחותו, ולפיכך</text:span><text:span text:style-name="T42"> </text:span><text:span text:style-name="T41">מוכר</text:span><text:span text:style-name="T42"> </text:span><text:span text:style-name="T41">צריך</text:span><text:span text:style-name="T42"> </text:span><text:span text:style-name="T41">להודיעו</text:span><text:span text:style-name="T42"> </text:span><text:span text:style-name="T41">ללוקח</text:span>'.</text:p>
      <text:p text:style-name="P28"/>
      <text:p text:style-name="P9">תנו<text:span text:style-name="T1"> </text:span>רבנן: '<text:span text:style-name="T41">תחילת</text:span><text:span text:style-name="T42"> </text:span><text:span text:style-name="T41">קריעה</text:span><text:span text:style-name="T42"> </text:span><text:span text:style-name="T41">טפח, ותוספת</text:span><text:span text:style-name="T42"> </text:span><text:span text:style-name="T41">שלש</text:span><text:span text:style-name="T42"> </text:span><text:span text:style-name="T41">אצבעות</text:span><text:span text:style-name="T42"> </text:span><text:span text:style-name="T7">(כגון</text:span><text:span text:style-name="T2"> </text:span><text:span text:style-name="T7">שמוסיף</text:span><text:span text:style-name="T2"> </text:span><text:span text:style-name="T7">קרע</text:span><text:span text:style-name="T2"> </text:span><text:span text:style-name="T7">אחר</text:span><text:span text:style-name="T2"> </text:span><text:span text:style-name="T7">על</text:span><text:span text:style-name="T2"> </text:span><text:span text:style-name="T7">אותו</text:span><text:span text:style-name="T2"> </text:span><text:span text:style-name="T7">קרע, כגון</text:span><text:span text:style-name="T2"> </text:span><text:span text:style-name="T7">שאירעו</text:span><text:span text:style-name="T2"> </text:span><text:span text:style-name="T7">אבל</text:span><text:span text:style-name="T2"> </text:span><text:span text:style-name="T7">אחר</text:span><text:span text:style-name="T9">)</text:span><text:span text:style-name="T41"> - דברי</text:span><text:span text:style-name="T42"> </text:span><text:span text:style-name="T41">רבי</text:span><text:span text:style-name="T42"> </text:span><text:span text:style-name="T41">מאיר; רבי</text:span><text:span text:style-name="T42"> </text:span><text:span text:style-name="T41">יהודה</text:span><text:span text:style-name="T42"> </text:span><text:span text:style-name="T41">אומר: תחילת</text:span><text:span text:style-name="T42"> </text:span><text:span text:style-name="T41">קריעה</text:span><text:span text:style-name="T42"> </text:span><text:span text:style-name="T41">שלש</text:span><text:span text:style-name="T42"> </text:span><text:span text:style-name="T41">אצבעות</text:span><text:span text:style-name="T42"> </text:span><text:span text:style-name="T41">ותוספת</text:span><text:span text:style-name="T42"> </text:span><text:span text:style-name="T41">כל</text:span><text:span text:style-name="T42"> </text:span><text:span text:style-name="T41">שהו</text:span>'.</text:p>
      <text:p text:style-name="P9">אמר<text:span text:style-name="T1"> </text:span>עולא: הלכה<text:span text:style-name="T1"> </text:span>כרבי<text:span text:style-name="T1"> </text:span>מאיר<text:span text:style-name="T1"> </text:span>בקריעה, והלכה<text:span text:style-name="T1"> </text:span>כרבי<text:span text:style-name="T1"> </text:span>יהודה<text:span text:style-name="T1"> </text:span>בתוספת.</text:p>
      <text:p text:style-name="P9">תניא<text:span text:style-name="T1"> </text:span>נמי<text:span text:style-name="T1"> </text:span>הכי: '<text:span text:style-name="T41">רבי</text:span><text:span text:style-name="T42"> </text:span><text:span text:style-name="T41">יוסי</text:span><text:span text:style-name="T42"> </text:span><text:span text:style-name="T41">אומר: תחילת</text:span><text:span text:style-name="T42"> </text:span><text:span text:style-name="T41">קריעה</text:span><text:span text:style-name="T42"> </text:span><text:span text:style-name="T41">טפח, ותוספת</text:span><text:span text:style-name="T42"> </text:span><text:span text:style-name="T41">כל</text:span><text:span text:style-name="T42"> </text:span><text:span text:style-name="T41">שהו</text:span>'. </text:p>
      <text:p text:style-name="P45"/>
      <text:p text:style-name="P9">תנו<text:span text:style-name="T1"> </text:span>רבנן: '<text:span text:style-name="T41">אמרו</text:span><text:span text:style-name="T42"> </text:span><text:span text:style-name="T41">לו</text:span><text:span text:style-name="T42"> </text:span><text:span text:style-name="T41">מת</text:span><text:span text:style-name="T42"> </text:span><text:span text:style-name="T41">אביו</text:span><text:span text:style-name="T42"> </text:span><text:span text:style-name="T41">וקרע, מת</text:span><text:span text:style-name="T42"> </text:span><text:span text:style-name="T41">בנו</text:span><text:span text:style-name="T42"> </text:span><text:span text:style-name="T41">והוסיף</text:span><text:span text:style-name="T42"> </text:span><text:span text:style-name="T41">- תחתון</text:span><text:span text:style-name="T42"> </text:span><text:span text:style-name="T41">מתאחה, עליון</text:span><text:span text:style-name="T42"> </text:span><text:span text:style-name="T41">אינו</text:span><text:span text:style-name="T42"> </text:span><text:span text:style-name="T41">מתאחה</text:span><text:span text:style-name="T42"> </text:span><text:span text:style-name="T7">(שקרעו</text:span><text:span text:style-name="T2"> </text:span><text:span text:style-name="T7">על</text:span><text:span text:style-name="T2"> </text:span><text:span text:style-name="T7">אביו</text:span><text:span text:style-name="T2"> </text:span><text:span text:style-name="T7">ועל</text:span><text:span text:style-name="T2"> </text:span><text:span text:style-name="T7">אמו</text:span><text:span text:style-name="T9">)</text:span><text:span text:style-name="T41">;</text:span></text:p>
      <text:p text:style-name="P18">מת<text:span text:style-name="T1"> </text:span>בנו<text:span text:style-name="T1"> </text:span>וקרע, מת<text:span text:style-name="T1"> </text:span>אביו<text:span text:style-name="T1"> </text:span>והוסיף<text:span text:style-name="T1"> </text:span>- עליון<text:span text:style-name="T1"> </text:span>מתאחה, תחתון<text:span text:style-name="T1"> </text:span>אינו<text:span text:style-name="T1"> </text:span>מתאחה;</text:p>
      <text:p text:style-name="P18">מת<text:span text:style-name="T1"> </text:span>אביו<text:span text:style-name="T1"> </text:span>מת<text:span text:style-name="T1"> </text:span>אמו<text:span text:style-name="T1"> </text:span>מת<text:span text:style-name="T1"> </text:span>אחיו<text:span text:style-name="T1"> </text:span>מתה<text:span text:style-name="T1"> </text:span>אחותו<text:span text:style-name="T1"> </text:span>- קורע<text:span text:style-name="T1"> </text:span>קרע<text:span text:style-name="T1"> </text:span>אחד<text:span text:style-name="T1"> </text:span>לכולן;</text:p>
      <text:p text:style-name="P9"><text:span text:style-name="T41">רבי</text:span><text:span text:style-name="T42"> </text:span><text:span text:style-name="T41">יהודה</text:span><text:span text:style-name="T42"> </text:span><text:span text:style-name="T41">בן</text:span><text:span text:style-name="T42"> </text:span><text:span text:style-name="T41">בתירה</text:span><text:span text:style-name="T42"> </text:span><text:span text:style-name="T41">אומר: על</text:span><text:span text:style-name="T42"> </text:span><text:span text:style-name="T41">כולן</text:span><text:span text:style-name="T42"> </text:span><text:span text:style-name="T41">קרע</text:span><text:span text:style-name="T42"> </text:span><text:span text:style-name="T41">אחד, על</text:span><text:span text:style-name="T42"> </text:span><text:span text:style-name="T41">אביו</text:span><text:span text:style-name="T42"> </text:span><text:span text:style-name="T41">ואמו</text:span><text:span text:style-name="T42"> </text:span><text:span text:style-name="T41">קרע</text:span><text:span text:style-name="T42"> </text:span><text:span text:style-name="T41">אחד, לפי</text:span><text:span text:style-name="T42"> </text:span><text:span text:style-name="T41">שאין</text:span><text:span text:style-name="T42"> </text:span><text:span text:style-name="T41">מוסיפין</text:span><text:span text:style-name="T42"> </text:span><text:span text:style-name="T41">על</text:span><text:span text:style-name="T42"> </text:span><text:span text:style-name="T41">קרע</text:span><text:span text:style-name="T42"> </text:span><text:span text:style-name="T41">אביו</text:span><text:span text:style-name="T42"> </text:span><text:span text:style-name="T41">ואמו</text:span>'; </text:p>
      <text:p text:style-name="P9">מאי<text:span text:style-name="T1"> </text:span>טעמא? </text:p>
      <text:p text:style-name="P9">אמר<text:span text:style-name="T1"> </text:span>רב<text:span text:style-name="T1"> </text:span>נחמן<text:span text:style-name="T1"> </text:span>בר<text:span text:style-name="T1"> </text:span>יצחק: לפי<text:span text:style-name="T1"> </text:span>שאינן<text:span text:style-name="T1"> </text:span>בתוספת<text:span text:style-name="T1"> </text:span><text:span text:style-name="T7">(כלומר: אין</text:span><text:span text:style-name="T2"> </text:span><text:span text:style-name="T7">בדין</text:span><text:span text:style-name="T2"> </text:span><text:span text:style-name="T7">שמוסיף</text:span><text:span text:style-name="T2"> </text:span><text:span text:style-name="T7">עליהן</text:span><text:span text:style-name="T9">)</text:span>.</text:p>
      <text:p text:style-name="P9">אמר<text:span text:style-name="T1"> </text:span>שמואל: הלכה<text:span text:style-name="T1"> </text:span>כרבי<text:span text:style-name="T1"> </text:span>יהודה<text:span text:style-name="T1"> </text:span>בן<text:span text:style-name="T1"> </text:span>בתירה.</text:p>
      <text:p text:style-name="P9">ומי<text:span text:style-name="T1"> </text:span>אמר<text:span text:style-name="T1"> </text:span>שמואל<text:span text:style-name="T1"> </text:span>הכי? והאמר<text:span text:style-name="T1"> </text:span>שמואל<text:span text:style-name="T1"> </text:span>הלכה<text:span text:style-name="T1"> </text:span>כדברי<text:span text:style-name="T1"> </text:span>המיקל<text:span text:style-name="T1"> </text:span>באבל!? </text:p>
      <text:p text:style-name="P9">אבילות<text:span text:style-name="T1"> </text:span>לחוד<text:span text:style-name="T1"> </text:span>קריעה<text:span text:style-name="T1"> </text:span>לחוד.</text:p>
      <text:p text:style-name="P9">עד<text:span text:style-name="T1"> </text:span>היכן<text:span text:style-name="T1"> </text:span>קורע?</text:p>
      <text:p text:style-name="P9">עד<text:span text:style-name="T1"> </text:span>טיבורו; ויש<text:span text:style-name="T1"> </text:span>אומרים<text:span text:style-name="T1"> </text:span>עד<text:span text:style-name="T1"> </text:span>לבו; אף<text:span text:style-name="T1"> </text:span>על<text:span text:style-name="T1"> </text:span>פי<text:span text:style-name="T1"> </text:span>שאין<text:span text:style-name="T1"> </text:span>ראיה<text:span text:style-name="T1"> </text:span>לדבר<text:span text:style-name="T1"> </text:span>- זכר<text:span text:style-name="T1"> </text:span>לדבר, שנאמר<text:span text:style-name="T1"> </text:span><text:span text:style-name="T8">(יואל</text:span><text:span text:style-name="T4"> </text:span><text:span text:style-name="T8">ב,יג)</text:span><text:span text:style-name="T35"> וְקִרְעוּ</text:span><text:span text:style-name="T1"> </text:span><text:span text:style-name="T35">לְבַבְכֶם</text:span><text:span text:style-name="T1"> </text:span><text:span text:style-name="T35">וְאַל</text:span><text:span text:style-name="T1"> </text:span><text:span text:style-name="T35">בִּגְדֵיכֶם</text:span><text:span text:style-name="T1"> </text:span><text:span text:style-name="T36">[וְשׁוּבוּ</text:span><text:span text:style-name="T2"> </text:span><text:span text:style-name="T36">אֶל</text:span><text:span text:style-name="T2"> </text:span><text:span text:style-name="T36">ה' אֱלֹהֵיכֶם</text:span><text:span text:style-name="T2"> </text:span><text:span text:style-name="T36">כִּי</text:span><text:span text:style-name="T2"> </text:span><text:span text:style-name="T36">חַנּוּן</text:span><text:span text:style-name="T2"> </text:span><text:span text:style-name="T36">וְרַחוּם</text:span><text:span text:style-name="T2"> </text:span><text:span text:style-name="T36">הוּא</text:span><text:span text:style-name="T2"> </text:span><text:span text:style-name="T36">אֶרֶךְ</text:span><text:span text:style-name="T2"> </text:span><text:span text:style-name="T36">אַפַּיִם</text:span><text:span text:style-name="T2"> </text:span><text:span text:style-name="T36">וְרַב</text:span><text:span text:style-name="T2"> </text:span><text:span text:style-name="T36">חֶסֶד</text:span><text:span text:style-name="T2"> </text:span><text:span text:style-name="T36">וְנִחָם</text:span><text:span text:style-name="T2"> </text:span><text:span text:style-name="T36">עַל</text:span><text:span text:style-name="T2"> </text:span><text:span text:style-name="T36">הָרָעָה]</text:span>. </text:p>
      <text:p text:style-name="P9">הגיע<text:span text:style-name="T1"> </text:span>לטיבורו<text:span text:style-name="T1"> </text:span><text:span text:style-name="T7">(ומת</text:span><text:span text:style-name="T2"> </text:span><text:span text:style-name="T7">לו</text:span><text:span text:style-name="T2"> </text:span><text:span text:style-name="T7">מת</text:span><text:span text:style-name="T2"> </text:span><text:span text:style-name="T7">אחר</text:span><text:span text:style-name="T9">)</text:span> - מרחיק<text:span text:style-name="T1"> </text:span>שלש<text:span text:style-name="T1"> </text:span>אצבעות<text:span text:style-name="T1"> </text:span><text:span text:style-name="T7">(בצד</text:span><text:span text:style-name="T2"> </text:span><text:span text:style-name="T7">אותו</text:span><text:span text:style-name="T2"> </text:span><text:span text:style-name="T7">קרע</text:span><text:span text:style-name="T9">)</text:span> וקורע;</text:p>
      <text:p text:style-name="P9">נתמלא<text:span text:style-name="T1"> </text:span><text:span text:style-name="T7">(קרעים</text:span><text:span text:style-name="T9">)</text:span> מלפניו<text:span text:style-name="T1"> </text:span>- מחזירו<text:span text:style-name="T1"> </text:span>לאחוריו<text:span text:style-name="T1"> </text:span><text:span text:style-name="T7">(וחוזר</text:span><text:span text:style-name="T2"> </text:span><text:span text:style-name="T7">וקורע</text:span><text:span text:style-name="T2"> </text:span><text:span text:style-name="T7">לפניו</text:span><text:span text:style-name="T9">)</text:span>;</text:p>
      <text:p text:style-name="P9">נתמלא<text:span text:style-name="T1"> </text:span>מלמעלה<text:span text:style-name="T1"> </text:span>- הופכו<text:span text:style-name="T1"> </text:span>מלמטה, והקורע<text:span text:style-name="T1"> </text:span>מלמטה<text:span text:style-name="T1"> </text:span>ומן<text:span text:style-name="T1"> </text:span>הצדדין<text:span text:style-name="T1"> </text:span>- לא<text:span text:style-name="T1"> </text:span>יצא, אלא<text:span text:style-name="T1"> </text:span>שכהן<text:span text:style-name="T1"> </text:span>גדול<text:span text:style-name="T1"> </text:span>פורם<text:span text:style-name="T1"> </text:span>מלמטה.</text:p>
      <text:p text:style-name="P28"/>
      <text:p text:style-name="P9">פליגו<text:span text:style-name="T1"> </text:span>בה<text:span text:style-name="T1"> </text:span>רב<text:span text:style-name="T1"> </text:span>מתנה<text:span text:style-name="T1"> </text:span>ומר<text:span text:style-name="T1"> </text:span>עוקבא<text:span text:style-name="T1"> </text:span>ותרוייהו<text:span text:style-name="T1"> </text:span>משמיה<text:span text:style-name="T1"> </text:span>דאבוה<text:span text:style-name="T1"> </text:span>דשמואל<text:span text:style-name="T1"> </text:span>ולוי: חד<text:span text:style-name="T1"> </text:span>אמר: כל<text:span text:style-name="T1"> </text:span>שבעה<text:span text:style-name="T1"> </text:span><text:span text:style-name="T7">(אם</text:span><text:span text:style-name="T2"> </text:span><text:span text:style-name="T7">מת</text:span><text:span text:style-name="T2"> </text:span><text:span text:style-name="T7">לו</text:span><text:span text:style-name="T2"> </text:span><text:span text:style-name="T7">מת</text:span><text:span text:style-name="T9">)</text:span> קורע<text:span text:style-name="T1"> </text:span><text:span text:style-name="T7">(קריעה</text:span><text:span text:style-name="T2"> </text:span><text:span text:style-name="T7">אחרת</text:span><text:span text:style-name="T9">)</text:span>, לאחר<text:span text:style-name="T1"> </text:span>שבעה<text:span text:style-name="T1"> </text:span>מוסיף<text:span text:style-name="T1"> </text:span><text:span text:style-name="T7">(על</text:span><text:span text:style-name="T2"> </text:span><text:span text:style-name="T7">קרע</text:span><text:span text:style-name="T2"> </text:span><text:span text:style-name="T7">ראשון</text:span><text:span text:style-name="T9">)</text:span>; וחד<text:span text:style-name="T1"> </text:span>אמר: כל<text:span text:style-name="T1"> </text:span>שלשים<text:span text:style-name="T1"> </text:span>קורע, לאחר<text:span text:style-name="T1"> </text:span>שלשים<text:span text:style-name="T1"> </text:span>מוסיף.</text:p>
      <text:p text:style-name="P9">מתקיף<text:span text:style-name="T1"> </text:span>לה<text:span text:style-name="T1"> </text:span>רבי<text:span text:style-name="T1"> </text:span>זירא: מאן<text:span text:style-name="T1"> </text:span>דאמר<text:span text:style-name="T1"> </text:span>כל<text:span text:style-name="T1"> </text:span>שבעה<text:span text:style-name="T1"> </text:span>קורע<text:span text:style-name="T1"> – </text:span>אמאי? דלא<text:span text:style-name="T1"> </text:span>ניתן<text:span text:style-name="T1"> </text:span>לשוללו<text:span text:style-name="T1"> </text:span><text:span text:style-name="T7">(תוך</text:span><text:span text:style-name="T2"> </text:span><text:span text:style-name="T7">שבעה</text:span><text:span text:style-name="T2"> </text:span><text:span text:style-name="T7">כלל, ואי</text:span><text:span text:style-name="T2"> </text:span><text:span text:style-name="T7">מוסיף</text:span><text:span text:style-name="T2"> </text:span><text:span text:style-name="T7">ביה</text:span><text:span text:style-name="T2"> </text:span><text:span text:style-name="T7">- מיחזי</text:span><text:span text:style-name="T2"> </text:span><text:span text:style-name="T7">כקרע</text:span><text:span text:style-name="T2"> </text:span><text:span text:style-name="T7">אחד, אבל</text:span><text:span text:style-name="T2"> </text:span><text:span text:style-name="T7">לאחר</text:span><text:span text:style-name="T2"> </text:span><text:span text:style-name="T7">שבעה, דכבר</text:span><text:span text:style-name="T2"> </text:span><text:span text:style-name="T7">שללו</text:span><text:span text:style-name="T2"> </text:span><text:span text:style-name="T7">- קורע</text:span><text:span text:style-name="T2"> </text:span><text:span text:style-name="T7">כל</text:span><text:span text:style-name="T2"> </text:span><text:span text:style-name="T7">השלילות</text:span><text:span text:style-name="T2"> </text:span><text:span text:style-name="T7">ומוסיף</text:span><text:span text:style-name="T2"> </text:span><text:span text:style-name="T7">כל</text:span><text:span text:style-name="T2"> </text:span><text:span text:style-name="T7">שהו, דמינכר</text:span><text:span text:style-name="T2"> </text:span><text:span text:style-name="T7">דעל</text:span><text:span text:style-name="T2"> </text:span><text:span text:style-name="T7">מת</text:span><text:span text:style-name="T2"> </text:span><text:span text:style-name="T7">אחר</text:span><text:span text:style-name="T2"> </text:span><text:span text:style-name="T7">קרע</text:span><text:span text:style-name="T9">)</text:span>; אלא<text:span text:style-name="T1"> </text:span>הא<text:span text:style-name="T1"> </text:span>דאמר<text:span text:style-name="T1"> </text:span>מר<text:span text:style-name="T1"> </text:span>'<text:span text:style-name="T41">האשה</text:span><text:span text:style-name="T42"> </text:span><text:span text:style-name="T41">שוללתו</text:span><text:span text:style-name="T42"> </text:span><text:span text:style-name="T41">לאלתר</text:span><text:span text:style-name="T42"> </text:span><text:span text:style-name="T7">(אפילו</text:span><text:span text:style-name="T2"> </text:span><text:span text:style-name="T7">תוך</text:span><text:span text:style-name="T2"> </text:span><text:span text:style-name="T7">שבעה</text:span><text:span text:style-name="T9">)</text:span>' הכי<text:span text:style-name="T1"> </text:span>נמי<text:span text:style-name="T1"> </text:span><text:span text:style-name="T7">(דמוסיף</text:span><text:span text:style-name="T2"> </text:span><text:span text:style-name="T7">דקורע</text:span><text:span text:style-name="T2"> </text:span><text:span text:style-name="T7">השלילה, ומוסיף</text:span><text:span text:style-name="T2"> </text:span><text:span text:style-name="T7">בה</text:span><text:span text:style-name="T2"> </text:span><text:span text:style-name="T7">פורתא</text:span><text:span text:style-name="T2"> </text:span><text:span text:style-name="T7">דקא</text:span><text:span text:style-name="T2"> </text:span><text:span text:style-name="T7">מינכר, וקא</text:span><text:span text:style-name="T2"> </text:span><text:span text:style-name="T7">פסיק: כל</text:span><text:span text:style-name="T2"> </text:span><text:span text:style-name="T7">שבעה</text:span><text:span text:style-name="T2"> </text:span><text:span text:style-name="T7">קורע, ואפילו</text:span><text:span text:style-name="T2"> </text:span><text:span text:style-name="T7">אשה</text:span><text:span text:style-name="T9">)</text:span>? </text:p>
      <text:p text:style-name="P9">התם<text:span text:style-name="T1"> </text:span>משום<text:span text:style-name="T1"> </text:span>כבוד<text:span text:style-name="T1"> </text:span>אשה<text:span text:style-name="T1"> </text:span>הוא<text:span text:style-name="T1"> </text:span><text:span text:style-name="T7">(ולא</text:span><text:span text:style-name="T2"> </text:span><text:span text:style-name="T7">מן</text:span><text:span text:style-name="T2"> </text:span><text:span text:style-name="T7">הדין</text:span><text:span text:style-name="T9">)</text:span>; </text:p>
      <text:p text:style-name="P9">מאן<text:span text:style-name="T1"> </text:span>דאמר<text:span text:style-name="T1"> </text:span>כל<text:span text:style-name="T1"> </text:span>שלשים<text:span text:style-name="T1"> </text:span>קורע, אמאי? דלא<text:span text:style-name="T1"> </text:span>ניתן<text:span text:style-name="T1"> </text:span>לאחותו, אלא<text:span text:style-name="T1"> </text:span>לאביו<text:span text:style-name="T1"> </text:span>ולאמו<text:span text:style-name="T1"> </text:span>דלא<text:span text:style-name="T1"> </text:span>ניתן<text:span text:style-name="T1"> </text:span>לאחותו<text:span text:style-name="T1"> </text:span>לעולם<text:span text:style-name="T1"> </text:span>הכי<text:span text:style-name="T1"> </text:span>נמי? </text:p>
      <text:p text:style-name="P9">התם<text:span text:style-name="T1"> </text:span>משום<text:span text:style-name="T1"> </text:span>כבוד<text:span text:style-name="T1"> </text:span>אביו<text:span text:style-name="T1"> </text:span>ואמו<text:span text:style-name="T1"> </text:span>הוא<text:span text:style-name="T1"> </text:span><text:span text:style-name="T7">(ולא</text:span><text:span text:style-name="T2"> </text:span><text:span text:style-name="T7">מן</text:span><text:span text:style-name="T2"> </text:span><text:span text:style-name="T7">הדין, והוי</text:span><text:span text:style-name="T2"> </text:span><text:span text:style-name="T7">כאיחוי; לפיכך</text:span><text:span text:style-name="T2"> </text:span><text:span text:style-name="T7">מוסיף</text:span><text:span text:style-name="T2"> </text:span><text:span text:style-name="T7">בו</text:span><text:span text:style-name="T2"> </text:span><text:span text:style-name="T7">לאחר</text:span><text:span text:style-name="T2"> </text:span><text:span text:style-name="T7">שלשים</text:span><text:span text:style-name="T9">)</text:span>.</text:p>
      <text:p text:style-name="P45"/>
      <text:p text:style-name="P9"><text:soft-page-break/>תנו<text:span text:style-name="T1"> </text:span>רבנן: '<text:span text:style-name="T41">היוצא</text:span><text:span text:style-name="T42"> </text:span><text:span text:style-name="T41">בבגד</text:span><text:span text:style-name="T42"> </text:span><text:span text:style-name="T41">קרוע</text:span><text:span text:style-name="T42"> </text:span><text:span text:style-name="T41">לפני</text:span><text:span text:style-name="T42"> </text:span><text:span text:style-name="T41">המת</text:span><text:span text:style-name="T42"> </text:span><text:span text:style-name="T7">(קודם</text:span><text:span text:style-name="T2"> </text:span><text:span text:style-name="T7">לכן</text:span><text:span text:style-name="T9">)</text:span><text:span text:style-name="T41"> - הרי</text:span><text:span text:style-name="T42"> </text:span><text:span text:style-name="T41">זה</text:span><text:span text:style-name="T42"> </text:span><text:span text:style-name="T41">גוזל</text:span><text:span text:style-name="T42"> </text:span><text:span text:style-name="T41">את</text:span><text:span text:style-name="T42"> </text:span><text:span text:style-name="T41">המתים</text:span><text:span text:style-name="T42"> </text:span><text:span text:style-name="T41">ואת</text:span><text:span text:style-name="T42"> </text:span><text:span text:style-name="T41">החיים</text:span><text:span text:style-name="T42"> </text:span><text:span text:style-name="T7">(גוזל</text:span><text:span text:style-name="T2"> </text:span><text:span text:style-name="T7">הכל: שמרמה</text:span><text:span text:style-name="T2"> </text:span><text:span text:style-name="T7">הכל, שמראה</text:span><text:span text:style-name="T2"> </text:span><text:span text:style-name="T7">להן</text:span><text:span text:style-name="T2"> </text:span><text:span text:style-name="T7">שקרע</text:span><text:span text:style-name="T2"> </text:span><text:span text:style-name="T7">על</text:span><text:span text:style-name="T2"> </text:span><text:span text:style-name="T7">המת</text:span><text:span text:style-name="T9">)</text:span><text:span text:style-name="T41">; 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האומר</text:span><text:span text:style-name="T42"> </text:span><text:span text:style-name="T41">לחבירו</text:span><text:span text:style-name="T42"> </text:span><text:span text:style-name="T41">"השאילני</text:span><text:span text:style-name="T42"> </text:span><text:span text:style-name="T41">חלוקך</text:span><text:span text:style-name="T42"> </text:span><text:span text:style-name="T41">ואלך</text:span><text:span text:style-name="T42"> </text:span><text:span text:style-name="T41">ואבקר</text:span><text:span text:style-name="T42"> </text:span><text:span text:style-name="T41">את</text:span><text:span text:style-name="T42"> </text:span><text:span text:style-name="T41">אבא</text:span><text:span text:style-name="T42"> </text:span><text:span text:style-name="T41">שהוא</text:span><text:span text:style-name="T42"> </text:span><text:span text:style-name="T41">חולה" והלך</text:span><text:span text:style-name="T42"> </text:span><text:span text:style-name="T41">ומצאו</text:span><text:span text:style-name="T42"> </text:span><text:span text:style-name="T41">שמת</text:span><text:span text:style-name="T42"> </text:span><text:span text:style-name="T41">- קורע</text:span><text:span text:style-name="T42"> </text:span><text:span text:style-name="T41">ומאחו, וכשיבא</text:span><text:span text:style-name="T42"> </text:span><text:span text:style-name="T41">לביתו</text:span><text:span text:style-name="T42"> </text:span><text:span text:style-name="T41">- מחזיר</text:span><text:span text:style-name="T42"> </text:span><text:span text:style-name="T41">לו</text:span><text:span text:style-name="T42"> </text:span><text:span text:style-name="T41">חלוקו</text:span><text:span text:style-name="T42"> </text:span><text:span text:style-name="T41">ונותן</text:span><text:span text:style-name="T42"> </text:span><text:span text:style-name="T41">לו</text:span><text:span text:style-name="T42"> </text:span><text:span text:style-name="T41">דמי</text:span><text:span text:style-name="T42"> </text:span><text:span text:style-name="T41">קרעו; ואם</text:span><text:span text:style-name="T42"> </text:span><text:span text:style-name="T41">לא</text:span><text:span text:style-name="T42"> </text:span><text:span text:style-name="T41">הודיעו</text:span><text:span text:style-name="T42"> </text:span><text:span text:style-name="T7">(שהולך</text:span><text:span text:style-name="T2"> </text:span><text:span text:style-name="T7">לבקר</text:span><text:span text:style-name="T2"> </text:span><text:span text:style-name="T7">את</text:span><text:span text:style-name="T2"> </text:span><text:span text:style-name="T7">אביו</text:span><text:span text:style-name="T9">)</text:span><text:span text:style-name="T41"> - הרי</text:span><text:span text:style-name="T42"> </text:span><text:span text:style-name="T41">זה</text:span><text:span text:style-name="T42"> </text:span><text:span text:style-name="T41">לא</text:span><text:span text:style-name="T42"> </text:span><text:span text:style-name="T41">יגע</text:span><text:span text:style-name="T42"> </text:span><text:span text:style-name="T41">בו'</text:span>.</text:p>
      <text:p text:style-name="P9"/>
      <text:p text:style-name="P9">תנו<text:span text:style-name="T1"> </text:span>רבנן: '<text:span text:style-name="T41">חולה</text:span><text:span text:style-name="T42"> </text:span><text:span text:style-name="T41">שמת</text:span><text:span text:style-name="T42"> </text:span><text:span text:style-name="T41">לו</text:span><text:span text:style-name="T42"> </text:span><text:span text:style-name="T41">מת</text:span><text:span text:style-name="T42"> </text:span><text:span text:style-name="T41">- אין</text:span><text:span text:style-name="T42"> </text:span><text:span text:style-name="T41">מודיעין</text:span><text:span text:style-name="T42"> </text:span><text:span text:style-name="T41">אותו</text:span><text:span text:style-name="T42"> </text:span><text:span text:style-name="T41">שמת, שמא</text:span><text:span text:style-name="T42"> </text:span><text:span text:style-name="T41">תטרף</text:span><text:span text:style-name="T42"> </text:span><text:span text:style-name="T41">דעתו</text:span><text:span text:style-name="T42"> </text:span><text:span text:style-name="T41">עליו, ואין</text:span><text:span text:style-name="T42"> </text:span><text:span text:style-name="T41">מקרעין</text:span><text:span text:style-name="T42"> </text:span><text:span text:style-name="T41">בפניו, ומשתקין</text:span><text:span text:style-name="T42"> </text:span><text:span text:style-name="T41">את</text:span><text:span text:style-name="T42"> </text:span><text:span text:style-name="T41">הנשים</text:span><text:span text:style-name="T42"> </text:span><text:span text:style-name="T41">מפניו; ומקרעין</text:span><text:span text:style-name="T42"> </text:span><text:span text:style-name="T41">לקטן</text:span><text:span text:style-name="T42"> </text:span><text:span text:style-name="T41">מפני</text:span><text:span text:style-name="T42"> </text:span><text:span text:style-name="T41">עגמת</text:span><text:span text:style-name="T42"> </text:span><text:span text:style-name="T41">נפש, וקורעין</text:span><text:span text:style-name="T42"> </text:span><text:span text:style-name="T41">על</text:span><text:span text:style-name="T42"> </text:span><text:span text:style-name="T41">חמיו</text:span><text:span text:style-name="T42"> </text:span><text:span text:style-name="T41">ועל</text:span><text:span text:style-name="T42"> </text:span><text:span text:style-name="T41">חמותו</text:span><text:span text:style-name="T42"> </text:span><text:span text:style-name="T41">מפני</text:span><text:span text:style-name="T42"> </text:span><text:span text:style-name="T41">כבוד</text:span><text:span text:style-name="T42"> </text:span><text:span text:style-name="T41">אשתו</text:span>';</text:p>
      <text:p text:style-name="P9">ואמר<text:span text:style-name="T1"> </text:span>רב<text:span text:style-name="T1"> </text:span>פפא: תנא<text:span text:style-name="T1"> </text:span>באבל<text:span text:style-name="T1"> </text:span>רבתי<text:span text:style-name="T1"> </text:span><text:span text:style-name="T8">[פרק</text:span><text:span text:style-name="T4"> </text:span><text:span text:style-name="T8">א</text:span><text:span text:style-name="T4"> </text:span><text:span text:style-name="T8">הלכה</text:span><text:span text:style-name="T4"> </text:span><text:span text:style-name="T8">ב]</text:span>: '<text:span text:style-name="T41">אבל</text:span><text:span text:style-name="T42"> </text:span><text:span text:style-name="T41">לא</text:span><text:span text:style-name="T42"> </text:span><text:span text:style-name="T41">יניח</text:span><text:span text:style-name="T42"> </text:span><text:span text:style-name="T41">תינוק</text:span><text:span text:style-name="T42"> </text:span><text:span text:style-name="T41">בתוך</text:span><text:span text:style-name="T42"> </text:span><text:span text:style-name="T41">חיקו</text:span><text:span text:style-name="T42"> </text:span><text:span text:style-name="T41">מפני</text:span><text:span text:style-name="T42"> </text:span><text:span text:style-name="T41">שמביאו</text:span><text:span text:style-name="T42"> </text:span><text:span text:style-name="T41">לידי</text:span><text:span text:style-name="T42"> </text:span><text:span text:style-name="T41">שחוק, ונמצא</text:span><text:span text:style-name="T42"> </text:span><text:span text:style-name="T41">מתגנה</text:span><text:span text:style-name="T42"> </text:span><text:span text:style-name="T41">על</text:span><text:span text:style-name="T42"> </text:span><text:span text:style-name="T41">הבריות</text:span>'. <text:s/></text:p>
      <text:p text:style-name="P45"/>
      <text:p text:style-name="P9">ואין<text:span text:style-name="T1"> </text:span>מברין<text:span text:style-name="T1"> </text:span>על<text:span text:style-name="T1"> </text:span>מטות<text:span text:style-name="T1"> </text:span>זקופות.</text:p>
      <text:p text:style-name="P9">תנו<text:span text:style-name="T1"> </text:span>רבנן: '<text:span text:style-name="T41">ההולך</text:span><text:span text:style-name="T42"> </text:span><text:span text:style-name="T41">לבית</text:span><text:span text:style-name="T42"> </text:span><text:span text:style-name="T41">האבל, אם</text:span><text:span text:style-name="T42"> </text:span><text:span text:style-name="T41">היה</text:span><text:span text:style-name="T42"> </text:span><text:span text:style-name="T41">לבו</text:span><text:span text:style-name="T42"> </text:span><text:span text:style-name="T41">גס</text:span><text:span text:style-name="T42"> </text:span><text:span text:style-name="T41">בו</text:span><text:span text:style-name="T42"> – </text:span><text:span text:style-name="T41">יברוהו</text:span><text:span text:style-name="T42"> </text:span><text:span text:style-name="T7">(לאותו</text:span><text:span text:style-name="T2"> </text:span><text:span text:style-name="T7">שבא</text:span><text:span text:style-name="T9">)</text:span><text:span text:style-name="T41"> על</text:span><text:span text:style-name="T42"> </text:span><text:span text:style-name="T41">מטות</text:span><text:span text:style-name="T42"> </text:span><text:span text:style-name="T41">כפויות, ואם</text:span><text:span text:style-name="T42"> </text:span><text:span text:style-name="T41">לאו</text:span><text:span text:style-name="T42"> </text:span><text:span text:style-name="T41">- יברוהו</text:span><text:span text:style-name="T42"> </text:span><text:span text:style-name="T41">על</text:span><text:span text:style-name="T42"> </text:span><text:span text:style-name="T41">מטות</text:span><text:span text:style-name="T42"> </text:span><text:span text:style-name="T41">זקופות</text:span>'!</text:p>
      <text:p text:style-name="P9">רבא<text:span text:style-name="T1"> </text:span>איתרע<text:span text:style-name="T1"> </text:span>ביה<text:span text:style-name="T1"> </text:span>מילתא; על<text:span text:style-name="T1"> </text:span>לגביה<text:span text:style-name="T1"> </text:span>אבא<text:span text:style-name="T1"> </text:span>בר<text:span text:style-name="T1"> </text:span>מרתא, דהוא<text:span text:style-name="T1"> </text:span>אבא<text:span text:style-name="T1"> </text:span>בר<text:span text:style-name="T1"> </text:span>מניומי; רבא<text:span text:style-name="T1"> </text:span>זקיף<text:span text:style-name="T1"> </text:span>- אבא<text:span text:style-name="T1"> </text:span>בר<text:span text:style-name="T1"> </text:span>מרתא<text:span text:style-name="T1"> </text:span>כפי; אמר: כמה<text:span text:style-name="T1"> </text:span>לית<text:span text:style-name="T1"> </text:span>ביה<text:span text:style-name="T1"> </text:span>דעתא<text:span text:style-name="T1"> </text:span>להאי<text:span text:style-name="T1"> </text:span>צורבא<text:span text:style-name="T1"> </text:span>מרבנן! </text:p>
      <text:p text:style-name="P9">תנו<text:span text:style-name="T1"> </text:span>רבנן<text:span text:style-name="T1"> </text:span><text:span text:style-name="T8">[אבל</text:span><text:span text:style-name="T4"> </text:span><text:span text:style-name="T8">רבתי</text:span><text:span text:style-name="T4"> </text:span><text:span text:style-name="T8">= שמחות</text:span><text:span text:style-name="T4"> </text:span><text:span text:style-name="T8">פ"ה</text:span><text:span text:style-name="T4"> </text:span><text:span text:style-name="T8">הלכה</text:span><text:span text:style-name="T4"> </text:span><text:span text:style-name="T8">יג]</text:span>: '<text:span text:style-name="T7">(אבל</text:span><text:span text:style-name="T9">)</text:span><text:span text:style-name="T41"> ההולך</text:span><text:span text:style-name="T42"> </text:span><text:span text:style-name="T41">ממקום</text:span><text:span text:style-name="T42"> </text:span><text:span text:style-name="T41">למקום</text:span></text:p>
      <text:p text:style-name="P9"/>
      <text:p text:style-name="P9">(מועד<text:span text:style-name="T1"> </text:span>קטן<text:span text:style-name="T1"> </text:span>כז,א)</text:p>
      <text:p text:style-name="P9"><text:span text:style-name="T41">אם</text:span><text:span text:style-name="T42"> </text:span><text:span text:style-name="T41">יכול</text:span><text:span text:style-name="T42"> </text:span><text:span text:style-name="T41">למעט</text:span><text:span text:style-name="T42"> </text:span><text:span text:style-name="T41">בעסקו</text:span><text:span text:style-name="T42"> – </text:span><text:span text:style-name="T41">ימעט, ואם</text:span><text:span text:style-name="T42"> </text:span><text:span text:style-name="T41">לאו</text:span><text:span text:style-name="T42"> </text:span><text:span text:style-name="T41">- יגלגל</text:span><text:span text:style-name="T42"> </text:span><text:span text:style-name="T41">עמהן</text:span><text:span text:style-name="T42"> </text:span><text:span text:style-name="T7">(ואינו</text:span><text:span text:style-name="T2"> </text:span><text:span text:style-name="T7">עושה</text:span><text:span text:style-name="T2"> </text:span><text:span text:style-name="T7">סחורה</text:span><text:span text:style-name="T2"> </text:span><text:span text:style-name="T7">בפני</text:span><text:span text:style-name="T2"> </text:span><text:span text:style-name="T7">עצמו, אלא</text:span><text:span text:style-name="T2"> </text:span><text:span text:style-name="T7">עם</text:span><text:span text:style-name="T2"> </text:span><text:span text:style-name="T7">חבורה</text:span><text:span text:style-name="T9">)</text:span>'.</text:p>
      <text:p text:style-name="P30"><text:s/></text:p>
      <text:p text:style-name="P9">תנו<text:span text:style-name="T1"> </text:span>רבנן: '<text:span text:style-name="T41">מאימתי</text:span><text:span text:style-name="T42"> </text:span><text:span text:style-name="T41">כופין</text:span><text:span text:style-name="T42"> </text:span><text:span text:style-name="T41">את</text:span><text:span text:style-name="T42"> </text:span><text:span text:style-name="T41">המטות? </text:span></text:p>
      <text:p text:style-name="P18">משיצא<text:span text:style-name="T1"> </text:span>מפתח<text:span text:style-name="T1"> </text:span>ביתו, דברי<text:span text:style-name="T1"> </text:span>רבי<text:span text:style-name="T1"> </text:span>אליעזר; רבי<text:span text:style-name="T1"> </text:span>יהושע<text:span text:style-name="T1"> </text:span>אומר: משיסתם<text:span text:style-name="T1"> </text:span>הגולל;</text:p>
      <text:p text:style-name="P9"><text:span text:style-name="T41">מעשה</text:span><text:span text:style-name="T42"> </text:span><text:span text:style-name="T41">שמת</text:span><text:span text:style-name="T42"> </text:span><text:span text:style-name="T41">רבן</text:span><text:span text:style-name="T42"> </text:span><text:span text:style-name="T41">גמליאל</text:span><text:span text:style-name="T42"> </text:span><text:span text:style-name="T41">הזקן, כיון</text:span><text:span text:style-name="T42"> </text:span><text:span text:style-name="T41">שיצא</text:span><text:span text:style-name="T42"> </text:span><text:span text:style-name="T41">מפתח</text:span><text:span text:style-name="T42"> </text:span><text:span text:style-name="T41">ביתו</text:span><text:span text:style-name="T42"> </text:span><text:span text:style-name="T41">- אמר</text:span><text:span text:style-name="T42"> </text:span><text:span text:style-name="T41">להם</text:span><text:span text:style-name="T42"> </text:span><text:span text:style-name="T41">רבי</text:span><text:span text:style-name="T42"> </text:span><text:span text:style-name="T41">אליעזר: כפו</text:span><text:span text:style-name="T42"> </text:span><text:span text:style-name="T41">מטותיכם! וכיון</text:span><text:span text:style-name="T42"> </text:span><text:span text:style-name="T41">שנסתם</text:span><text:span text:style-name="T42"> </text:span><text:span text:style-name="T41">הגולל</text:span><text:span text:style-name="T42"> </text:span><text:span text:style-name="T41">אמר</text:span><text:span text:style-name="T42"> </text:span><text:span text:style-name="T41">להם</text:span><text:span text:style-name="T42"> </text:span><text:span text:style-name="T41">רבי</text:span><text:span text:style-name="T42"> </text:span><text:span text:style-name="T41">יהושע</text:span><text:span text:style-name="T42"> </text:span><text:span text:style-name="T41">כפו</text:span><text:span text:style-name="T42"> </text:span><text:span text:style-name="T41">מטותיכם; אמרו</text:span><text:span text:style-name="T42"> </text:span><text:span text:style-name="T41">לו: כבר</text:span><text:span text:style-name="T42"> </text:span><text:span text:style-name="T41">כפינו</text:span><text:span text:style-name="T42"> </text:span><text:span text:style-name="T41">על</text:span><text:span text:style-name="T42"> </text:span><text:span text:style-name="T41">פי</text:span><text:span text:style-name="T42"> </text:span><text:span text:style-name="T41">זקן</text:span>'.</text:p>
      <text:p text:style-name="P9"/>
      <text:p text:style-name="P9">תנו<text:span text:style-name="T1"> </text:span>רבנן: '<text:span text:style-name="T41">מאימתי</text:span><text:span text:style-name="T42"> </text:span><text:span text:style-name="T41">זוקפין</text:span><text:span text:style-name="T42"> </text:span><text:span text:style-name="T41">את</text:span><text:span text:style-name="T42"> </text:span><text:span text:style-name="T41">המטות</text:span><text:span text:style-name="T42"> </text:span><text:span text:style-name="T41">בערב</text:span><text:span text:style-name="T42"> </text:span><text:span text:style-name="T41">שבת? </text:span></text:p>
      <text:p text:style-name="P9"><text:span text:style-name="T41">מן</text:span><text:span text:style-name="T42"> </text:span><text:span text:style-name="T41">המנחה</text:span><text:span text:style-name="T42"> </text:span><text:span text:style-name="T41">ולמעלה</text:span>'. </text:p>
      <text:p text:style-name="P9">אמר<text:span text:style-name="T1"> </text:span>רבה<text:span text:style-name="T1"> </text:span>בר<text:span text:style-name="T1"> </text:span>הונא: אף<text:span text:style-name="T1"> </text:span>על<text:span text:style-name="T1"> </text:span>פי<text:span text:style-name="T1"> </text:span>כן<text:span text:style-name="T1"> </text:span>אינו<text:span text:style-name="T1"> </text:span>יושב<text:span text:style-name="T1"> </text:span>עליה<text:span text:style-name="T1"> </text:span>עד<text:span text:style-name="T1"> </text:span>שתחשך, </text:p>
      <text:p text:style-name="P9">ולמוצאי<text:span text:style-name="T1"> </text:span>שבת<text:span text:style-name="T1"> </text:span>אף<text:span text:style-name="T1"> </text:span>על<text:span text:style-name="T1"> </text:span>פי<text:span text:style-name="T1"> </text:span>שאין<text:span text:style-name="T1"> </text:span>לו<text:span text:style-name="T1"> </text:span><text:span text:style-name="T7">(לאבל</text:span><text:span text:style-name="T9">)</text:span> לישב<text:span text:style-name="T1"> </text:span>אלא<text:span text:style-name="T1"> </text:span>יום<text:span text:style-name="T1"> </text:span>אחד<text:span text:style-name="T1"> </text:span><text:span text:style-name="T7">(אחר</text:span><text:span text:style-name="T2"> </text:span><text:span text:style-name="T7">השבת</text:span><text:span text:style-name="T9">)</text:span> - חוזר<text:span text:style-name="T1"> </text:span>וכופה.</text:p>
      <text:p text:style-name="P30"><text:s/></text:p>
      <text:p text:style-name="P9">תנו<text:span text:style-name="T1"> </text:span>רבנן: '<text:span text:style-name="T41">הכופה</text:span><text:span text:style-name="T42"> </text:span><text:span text:style-name="T41">מטתו</text:span><text:span text:style-name="T42"> </text:span><text:span text:style-name="T41">- לא</text:span><text:span text:style-name="T42"> </text:span><text:span text:style-name="T41">מטתו</text:span><text:span text:style-name="T42"> </text:span><text:span text:style-name="T41">בלבד</text:span><text:span text:style-name="T42"> </text:span><text:span text:style-name="T41">הוא</text:span><text:span text:style-name="T42"> </text:span><text:span text:style-name="T41">כופה, אלא</text:span><text:span text:style-name="T42"> </text:span><text:span text:style-name="T41">כל</text:span><text:span text:style-name="T42"> </text:span><text:span text:style-name="T41">מטות</text:span><text:span text:style-name="T42"> </text:span><text:span text:style-name="T41">שיש</text:span><text:span text:style-name="T42"> </text:span><text:span text:style-name="T41">לו</text:span><text:span text:style-name="T42"> </text:span><text:span text:style-name="T41">בתוך</text:span><text:span text:style-name="T42"> </text:span><text:span text:style-name="T41">ביתו</text:span><text:span text:style-name="T42"> </text:span><text:span text:style-name="T41">הוא</text:span><text:span text:style-name="T42"> </text:span><text:span text:style-name="T41">כופה; ואפילו</text:span><text:span text:style-name="T42"> </text:span><text:span text:style-name="T41">יש</text:span><text:span text:style-name="T42"> </text:span><text:span text:style-name="T41">לו</text:span><text:span text:style-name="T42"> </text:span><text:span text:style-name="T41">עשר</text:span><text:span text:style-name="T42"> </text:span><text:span text:style-name="T41">מטות</text:span><text:span text:style-name="T42"> </text:span><text:span text:style-name="T41">בעשרה</text:span><text:span text:style-name="T42"> </text:span><text:span text:style-name="T41">מקומות</text:span><text:span text:style-name="T42"> </text:span><text:span text:style-name="T41">- כופה</text:span><text:span text:style-name="T42"> </text:span><text:span text:style-name="T41">את</text:span><text:span text:style-name="T42"> </text:span><text:span text:style-name="T41">כולן; ואפילו</text:span><text:span text:style-name="T42"> </text:span><text:span text:style-name="T41">חמשה</text:span><text:span text:style-name="T42"> </text:span><text:span text:style-name="T41">אחין</text:span><text:span text:style-name="T42"> </text:span><text:span text:style-name="T41">ומת</text:span><text:span text:style-name="T42"> </text:span><text:span text:style-name="T41">אחד</text:span><text:span text:style-name="T42"> </text:span><text:span text:style-name="T41">- כולן</text:span><text:span text:style-name="T42"> </text:span><text:span text:style-name="T41">כופין; ואם</text:span><text:span text:style-name="T42"> </text:span><text:span text:style-name="T41">היתה</text:span><text:span text:style-name="T42"> </text:span><text:span text:style-name="T41">מטה</text:span><text:span text:style-name="T42"> </text:span><text:span text:style-name="T41">המיוחדת</text:span><text:span text:style-name="T42"> </text:span><text:span text:style-name="T41">לכלים</text:span><text:span text:style-name="T42"> </text:span><text:span text:style-name="T41">- אין</text:span><text:span text:style-name="T42"> </text:span><text:span text:style-name="T41">צריך</text:span><text:span text:style-name="T42"> </text:span><text:span text:style-name="T41">לכפותה; דרגש</text:span><text:span text:style-name="T42"> </text:span><text:span text:style-name="T41">אין</text:span><text:span text:style-name="T42"> </text:span><text:span text:style-name="T41">צריך</text:span><text:span text:style-name="T42"> </text:span><text:span text:style-name="T41">לכפותו</text:span><text:span text:style-name="T42"> </text:span><text:span text:style-name="T41">אלא</text:span><text:span text:style-name="T42"> </text:span><text:span text:style-name="T41">זוקפו; </text:span></text:p>
      <text:p text:style-name="P9">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דרגש</text:span><text:span text:style-name="T42"> </text:span><text:span text:style-name="T41">- מתיר</text:span><text:span text:style-name="T42"> </text:span><text:span text:style-name="T41">את</text:span><text:span text:style-name="T42"> </text:span><text:span text:style-name="T41">קרביטיו</text:span><text:span text:style-name="T42"> </text:span><text:span text:style-name="T7">(רצועותיו, שהוא</text:span><text:span text:style-name="T2"> </text:span><text:span text:style-name="T7">כעין</text:span><text:span text:style-name="T2"> </text:span><text:span text:style-name="T7">תרניפני"א</text:span><text:span text:style-name="T9">)</text:span><text:span text:style-name="T41"> והוא</text:span><text:span text:style-name="T42"> </text:span><text:span text:style-name="T41">נופל</text:span><text:span text:style-name="T42"> </text:span><text:span text:style-name="T41">מאיליו</text:span>'. </text:p>
      <text:p text:style-name="P9">מאי<text:span text:style-name="T1"> </text:span>'<text:span text:style-name="T41">דרגש</text:span>'? </text:p>
      <text:p text:style-name="P9">אמר<text:span text:style-name="T1"> </text:span>עולא: ערסא<text:span text:style-name="T1"> </text:span>דגדא<text:span text:style-name="T1"> </text:span><text:span text:style-name="T7">(מטה</text:span><text:span text:style-name="T2"> </text:span><text:span text:style-name="T7">שמייחדים</text:span><text:span text:style-name="T2"> </text:span><text:span text:style-name="T7">אותה</text:span><text:span text:style-name="T2"> </text:span><text:span text:style-name="T7">למזל</text:span><text:span text:style-name="T2"> </text:span><text:span text:style-name="T7">טוב, ואין</text:span><text:span text:style-name="T2"> </text:span><text:span text:style-name="T7">משתמשין</text:span><text:span text:style-name="T2"> </text:span><text:span text:style-name="T7">בה</text:span><text:span text:style-name="T2"> </text:span><text:span text:style-name="T7">כלום</text:span><text:span text:style-name="T2"> </text:span><text:span text:style-name="T7">אלא</text:span><text:span text:style-name="T2"> </text:span><text:span text:style-name="T7">מייחדין</text:span><text:span text:style-name="T2"> </text:span><text:span text:style-name="T7">אותה</text:span><text:span text:style-name="T2"> </text:span><text:span text:style-name="T7">לשרות</text:span><text:span text:style-name="T2"> </text:span><text:span text:style-name="T7">מזל</text:span><text:span text:style-name="T2"> </text:span><text:span text:style-name="T7">טוב</text:span><text:span text:style-name="T2"> </text:span><text:span text:style-name="T7">עליה</text:span><text:span text:style-name="T9">)</text:span>;</text:p>
      <text:p text:style-name="P9">אמר<text:span text:style-name="T1"> </text:span>ליה<text:span text:style-name="T1"> </text:span>רבה: אלא<text:span text:style-name="T1"> </text:span>מעתה, גבי<text:span text:style-name="T1"> </text:span>מלך, דתנן<text:span text:style-name="T1"> </text:span>'<text:span text:style-name="T41">כל</text:span><text:span text:style-name="T42"> </text:span><text:span text:style-name="T41">העם</text:span><text:span text:style-name="T42"> </text:span><text:span text:style-name="T41">מסובים</text:span><text:span text:style-name="T42"> </text:span><text:span text:style-name="T41">על</text:span><text:span text:style-name="T42"> </text:span><text:span text:style-name="T41">הארץ</text:span><text:span text:style-name="T42"> </text:span><text:span text:style-name="T41">והוא</text:span><text:span text:style-name="T42"> </text:span><text:span text:style-name="T41">מיסב</text:span><text:span text:style-name="T42"> </text:span><text:span text:style-name="T41">על</text:span><text:span text:style-name="T42"> </text:span><text:span text:style-name="T41">הדרגש</text:span>', מי<text:span text:style-name="T1"> </text:span>איכא<text:span text:style-name="T1"> </text:span>מידי<text:span text:style-name="T1"> </text:span>דעד<text:span text:style-name="T1"> </text:span>האידנא<text:span text:style-name="T1"> </text:span>לא<text:span text:style-name="T1"> </text:span>אותביניה<text:span text:style-name="T1"> </text:span>והשתא<text:span text:style-name="T1"> </text:span>מותבינן<text:span text:style-name="T1"> </text:span>ליה?</text:p>
      <text:p text:style-name="P9">מתקיף<text:span text:style-name="T1"> </text:span>לה<text:span text:style-name="T1"> </text:span>רב<text:span text:style-name="T1"> </text:span>אשי: מאי<text:span text:style-name="T1"> </text:span>קושיא? - מידי<text:span text:style-name="T1"> </text:span>דהוה<text:span text:style-name="T1"> </text:span>אאכילה<text:span text:style-name="T1"> </text:span>ושתיה: דעד<text:span text:style-name="T1"> </text:span>האידנא<text:span text:style-name="T1"> </text:span>לא<text:span text:style-name="T1"> </text:span>אוכליניה<text:span text:style-name="T1"> </text:span>ולא<text:span text:style-name="T1"> </text:span>אשקיניה, השתא<text:span text:style-name="T1"> </text:span>אוכליניה<text:span text:style-name="T1"> </text:span>ואשקיניה!</text:p>
      <text:p text:style-name="P9">אלא<text:span text:style-name="T1"> </text:span>אי<text:span text:style-name="T1"> </text:span>קשיא<text:span text:style-name="T1"> </text:span>הא<text:span text:style-name="T1"> </text:span>קשיא, דתניא: '<text:span text:style-name="T41">דרגש</text:span><text:span text:style-name="T42"> </text:span><text:span text:style-name="T41">אינו</text:span><text:span text:style-name="T42"> </text:span><text:span text:style-name="T41">צריך</text:span><text:span text:style-name="T42"> </text:span><text:span text:style-name="T41">לכפותו</text:span><text:span text:style-name="T42"> </text:span><text:span text:style-name="T41">אלא</text:span><text:span text:style-name="T42"> </text:span><text:span text:style-name="T41">זוקפו</text:span>' ואי<text:span text:style-name="T1"> </text:span>ערסא<text:span text:style-name="T1"> </text:span>דגדא<text:span text:style-name="T1"> </text:span>- אמאי<text:span text:style-name="T1"> </text:span>אינו<text:span text:style-name="T1"> </text:span>צריך<text:span text:style-name="T1"> </text:span>לכפותו? הא<text:span text:style-name="T1"> </text:span>תניא: '<text:span text:style-name="T41">הכופה</text:span><text:span text:style-name="T42"> </text:span><text:span text:style-name="T41">מטתו</text:span><text:span text:style-name="T42"> </text:span><text:span text:style-name="T41">לא</text:span><text:span text:style-name="T42"> </text:span><text:span text:style-name="T41">מטתו</text:span><text:span text:style-name="T42"> </text:span><text:span text:style-name="T41">בלבד</text:span><text:span text:style-name="T42"> </text:span><text:span text:style-name="T41">הוא</text:span><text:span text:style-name="T42"> </text:span><text:span text:style-name="T41">כופה</text:span><text:span text:style-name="T42"> </text:span><text:span text:style-name="T41">אלא</text:span><text:span text:style-name="T42"> </text:span><text:span text:style-name="T41">כל</text:span><text:span text:style-name="T42"> </text:span><text:span text:style-name="T41">מטות</text:span><text:span text:style-name="T42"> </text:span><text:span text:style-name="T41">שיש</text:span><text:span text:style-name="T42"> </text:span><text:span text:style-name="T41">לו</text:span><text:span text:style-name="T42"> </text:span><text:span text:style-name="T41">בתוך</text:span><text:span text:style-name="T42"> </text:span><text:span text:style-name="T41">ביתו</text:span><text:span text:style-name="T42"> </text:span><text:span text:style-name="T41">כופה</text:span>'? </text:p>
      <text:p text:style-name="P9"><text:soft-page-break/>ומאי<text:span text:style-name="T1"> </text:span>קשיא? מידי<text:span text:style-name="T1"> </text:span>דהוה<text:span text:style-name="T1"> </text:span>אמטה<text:span text:style-name="T1"> </text:span>המיוחדת<text:span text:style-name="T1"> </text:span>לכלים, דתניא<text:span text:style-name="T1"> </text:span>'<text:span text:style-name="T41">אם</text:span><text:span text:style-name="T42"> </text:span><text:span text:style-name="T41">היתה</text:span><text:span text:style-name="T42"> </text:span><text:span text:style-name="T41">מטה</text:span><text:span text:style-name="T42"> </text:span><text:span text:style-name="T41">המיוחדת</text:span><text:span text:style-name="T42"> </text:span><text:span text:style-name="T41">לכלים</text:span><text:span text:style-name="T42"> </text:span><text:span text:style-name="T41">אינו</text:span><text:span text:style-name="T42"> </text:span><text:span text:style-name="T41">צריך</text:span><text:span text:style-name="T42"> </text:span><text:span text:style-name="T41">לכפותה</text:span>'! </text:p>
      <text:p text:style-name="P9">אלא<text:span text:style-name="T1"> </text:span>אי<text:span text:style-name="T1"> </text:span>קשיא<text:span text:style-name="T1"> </text:span>- הא<text:span text:style-name="T1"> </text:span>קשיא: '<text:span text:style-name="T41">רבן</text:span><text:span text:style-name="T42"> </text:span><text:span text:style-name="T41">שמעון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דרגש</text:span><text:span text:style-name="T42"> </text:span><text:span text:style-name="T41">- מתיר</text:span><text:span text:style-name="T42"> </text:span><text:span text:style-name="T41">קרביטיו</text:span><text:span text:style-name="T42"> </text:span><text:span text:style-name="T41">והוא</text:span><text:span text:style-name="T42"> </text:span><text:span text:style-name="T41">נופל</text:span><text:span text:style-name="T42"> </text:span><text:span text:style-name="T41">מאיליו</text:span>' ואי<text:span text:style-name="T1"> </text:span>סלקא<text:span text:style-name="T1"> </text:span>דעתך<text:span text:style-name="T1"> </text:span>ערסא<text:span text:style-name="T1"> </text:span>דגדא<text:span text:style-name="T1"> </text:span>- מאי<text:span text:style-name="T1"> </text:span>קרביטין<text:span text:style-name="T1"> </text:span>אית<text:span text:style-name="T1"> </text:span>ליה?</text:p>
      <text:p text:style-name="P9"/>
      <text:p text:style-name="P9">כי<text:span text:style-name="T1"> </text:span>אתא<text:span text:style-name="T1"> </text:span>רבין<text:span text:style-name="T1"> </text:span>- אמר<text:span text:style-name="T1"> </text:span>ליה<text:span text:style-name="T1"> </text:span>ההוא<text:span text:style-name="T1"> </text:span>מרבנן, ורב<text:span text:style-name="T1"> </text:span>תחליפא<text:span text:style-name="T1"> </text:span>בר<text:span text:style-name="T1"> </text:span>מערבא<text:span text:style-name="T1"> </text:span>שמיה, דהוה<text:span text:style-name="T1"> </text:span>שכיח<text:span text:style-name="T1"> </text:span>בשוקא<text:span text:style-name="T1"> </text:span>דגילדאי: מאי<text:span text:style-name="T1"> </text:span>'<text:span text:style-name="T41">דרגש</text:span>'? </text:p>
      <text:p text:style-name="P9">ערסא<text:span text:style-name="T1"> </text:span>דצלא<text:span text:style-name="T1"> </text:span><text:span text:style-name="T7">(עור</text:span><text:span text:style-name="T9">)</text:span>. </text:p>
      <text:p text:style-name="P9">איתמר<text:span text:style-name="T1"> </text:span>נמי: אמר<text:span text:style-name="T1"> </text:span>רבי<text:span text:style-name="T1"> </text:span>ירמיה: דרגש<text:span text:style-name="T1"> </text:span>- סירוגו<text:span text:style-name="T1"> </text:span>מתוכו<text:span text:style-name="T1"> </text:span><text:span text:style-name="T7">(מכניס</text:span><text:span text:style-name="T2"> </text:span><text:span text:style-name="T7">רצועות</text:span><text:span text:style-name="T2"> </text:span><text:span text:style-name="T7">מן</text:span><text:span text:style-name="T2"> </text:span><text:span text:style-name="T7">חורי</text:span><text:span text:style-name="T2"> </text:span><text:span text:style-name="T7">עצי</text:span><text:span text:style-name="T2"> </text:span><text:span text:style-name="T7">המטה</text:span><text:span text:style-name="T9">)</text:span>; מטה<text:span text:style-name="T1"> </text:span>- סירוגה<text:span text:style-name="T1"> </text:span>על<text:span text:style-name="T1"> </text:span>גבה<text:span text:style-name="T1"> </text:span><text:span text:style-name="T7">(והעור</text:span><text:span text:style-name="T2"> </text:span><text:span text:style-name="T7">כפול</text:span><text:span text:style-name="T2"> </text:span><text:span text:style-name="T7">על</text:span><text:span text:style-name="T2"> </text:span><text:span text:style-name="T7">העץ</text:span><text:span text:style-name="T9">)</text:span>.</text:p>
      <text:p text:style-name="P9">אמר<text:span text:style-name="T1"> </text:span>רבי<text:span text:style-name="T1"> </text:span>יעקב<text:span text:style-name="T1"> </text:span>בר<text:span text:style-name="T1"> </text:span>אחא<text:span text:style-name="T1"> </text:span>אמר<text:span text:style-name="T1"> </text:span>רבי<text:span text:style-name="T1"> </text:span>יהושע<text:span text:style-name="T1"> </text:span>בן<text:span text:style-name="T1"> </text:span>לוי: הלכה<text:span text:style-name="T1"> </text:span>כרבן<text:span text:style-name="T1"> </text:span>שמעון<text:span text:style-name="T1"> </text:span>בן<text:span text:style-name="T1"> </text:span>גמליאל. </text:p>
      <text:p text:style-name="P9"/>
      <text:p text:style-name="P9">אמר<text:span text:style-name="T1"> </text:span>רבי<text:span text:style-name="T1"> </text:span>יעקב<text:span text:style-name="T1"> </text:span>בר<text:span text:style-name="T1"> </text:span>אחא<text:span text:style-name="T1"> </text:span>אמר<text:span text:style-name="T1"> </text:span>רבי<text:span text:style-name="T1"> </text:span>אסי: מטה<text:span text:style-name="T1"> </text:span>שנקליטיה<text:span text:style-name="T1"> </text:span>יוצאין<text:span text:style-name="T1"> </text:span><text:span text:style-name="T7">(עצים</text:span><text:span text:style-name="T2"> </text:span><text:span text:style-name="T7">יוצאין</text:span><text:span text:style-name="T2"> </text:span><text:span text:style-name="T7">מתוקנין</text:span><text:span text:style-name="T2"> </text:span><text:span text:style-name="T7">למראשותיו</text:span><text:span text:style-name="T2"> </text:span><text:span text:style-name="T7">ולמרגלותיו, ונותנין</text:span><text:span text:style-name="T2"> </text:span><text:span text:style-name="T7">עץ</text:span><text:span text:style-name="T2"> </text:span><text:span text:style-name="T7">ארוך</text:span><text:span text:style-name="T2"> </text:span><text:span text:style-name="T7">עליהן, ונותן</text:span><text:span text:style-name="T2"> </text:span><text:span text:style-name="T7">הסדינין</text:span><text:span text:style-name="T2"> </text:span><text:span text:style-name="T7">עליהם</text:span><text:span text:style-name="T2"> </text:span><text:span text:style-name="T7">לשמור</text:span><text:span text:style-name="T2"> </text:span><text:span text:style-name="T7">מהזבובים</text:span><text:span text:style-name="T9">)</text:span> - זוקפה<text:span text:style-name="T1"> </text:span>ודיו.</text:p>
      <text:p text:style-name="P9"/>
      <text:p text:style-name="P9">תנו<text:span text:style-name="T1"> </text:span>רבנן: '<text:span text:style-name="T41">ישן</text:span><text:span text:style-name="T42"> </text:span><text:span text:style-name="T41">על</text:span><text:span text:style-name="T42"> </text:span><text:span text:style-name="T41">גבי</text:span><text:span text:style-name="T42"> </text:span><text:span text:style-name="T41">כסא, על</text:span><text:span text:style-name="T42"> </text:span><text:span text:style-name="T41">גבי</text:span><text:span text:style-name="T42"> </text:span><text:span text:style-name="T41">אודייני</text:span><text:span text:style-name="T42"> </text:span><text:span text:style-name="T41">גדולה, על</text:span><text:span text:style-name="T42"> </text:span><text:span text:style-name="T41">גבי</text:span><text:span text:style-name="T42"> </text:span><text:span text:style-name="T41">קרקע</text:span><text:span text:style-name="T42"> </text:span><text:span text:style-name="T41">- לא</text:span><text:span text:style-name="T42"> </text:span><text:span text:style-name="T41">יצא</text:span><text:span text:style-name="T42"> </text:span><text:span text:style-name="T41">ידי</text:span><text:span text:style-name="T42"> </text:span><text:span text:style-name="T41">חובתו</text:span>'. </text:p>
      <text:p text:style-name="P9">אמר<text:span text:style-name="T1"> </text:span>רבי<text:span text:style-name="T1"> </text:span>יוחנן: שלא<text:span text:style-name="T1"> </text:span>קיים<text:span text:style-name="T1"> </text:span>כפיית<text:span text:style-name="T1"> </text:span>המטה.</text:p>
      <text:p text:style-name="P9"/>
      <text:p text:style-name="P9">תנו<text:span text:style-name="T1"> </text:span>רבנן: '<text:span text:style-name="T41">מכבדין</text:span><text:span text:style-name="T42"> </text:span><text:span text:style-name="T41">ומרביצין</text:span><text:span text:style-name="T42"> </text:span><text:span text:style-name="T41">בבית</text:span><text:span text:style-name="T42"> </text:span><text:span text:style-name="T41">האבל</text:span><text:span text:style-name="T42"> </text:span><text:span text:style-name="T41">ומדיחין</text:span><text:span text:style-name="T42"> </text:span><text:span text:style-name="T41">קערות</text:span><text:span text:style-name="T42"> </text:span><text:span text:style-name="T41">וכוסות</text:span><text:span text:style-name="T42"> </text:span><text:span text:style-name="T41">וצלוחיות</text:span><text:span text:style-name="T42"> </text:span><text:span text:style-name="T41">וקיתוניות</text:span><text:span text:style-name="T42"> </text:span><text:span text:style-name="T41">בבית</text:span><text:span text:style-name="T42"> </text:span><text:span text:style-name="T41">האבל, ואין</text:span><text:span text:style-name="T42"> </text:span><text:span text:style-name="T41">מביאין</text:span><text:span text:style-name="T42"> </text:span><text:span text:style-name="T41">את</text:span><text:span text:style-name="T42"> </text:span><text:span text:style-name="T41">המוגמר</text:span><text:span text:style-name="T42"> </text:span><text:span text:style-name="T41">ואת</text:span><text:span text:style-name="T42"> </text:span><text:span text:style-name="T41">הבשמים</text:span><text:span text:style-name="T42"> </text:span><text:span text:style-name="T41">לבית</text:span><text:span text:style-name="T42"> </text:span><text:span text:style-name="T41">האבל</text:span>'. </text:p>
      <text:p text:style-name="P9">איני! והא<text:span text:style-name="T1"> </text:span>תני<text:span text:style-name="T1"> </text:span>בר<text:span text:style-name="T1"> </text:span>קפרא<text:span text:style-name="T1"> </text:span>'<text:span text:style-name="T41">אין</text:span><text:span text:style-name="T42"> </text:span><text:span text:style-name="T41">מברכין</text:span><text:span text:style-name="T42"> </text:span><text:span text:style-name="T41">לא</text:span><text:span text:style-name="T42"> </text:span><text:span text:style-name="T41">על</text:span><text:span text:style-name="T42"> </text:span><text:span text:style-name="T41">המוגמר</text:span><text:span text:style-name="T42"> </text:span><text:span text:style-name="T41">ולא</text:span><text:span text:style-name="T42"> </text:span><text:span text:style-name="T41">על</text:span><text:span text:style-name="T42"> </text:span><text:span text:style-name="T41">הבשמים</text:span><text:span text:style-name="T42"> </text:span><text:span text:style-name="T7">(אין</text:span><text:span text:style-name="T2"> </text:span><text:span text:style-name="T7">מברכין</text:span><text:span text:style-name="T2"> </text:span><text:span text:style-name="T7">על</text:span><text:span text:style-name="T2"> </text:span><text:span text:style-name="T7">הריח</text:span><text:span text:style-name="T9">)</text:span><text:span text:style-name="T41"> בבית</text:span><text:span text:style-name="T42"> </text:span><text:span text:style-name="T41">האבל</text:span>': ברוכי<text:span text:style-name="T1"> </text:span>הוא<text:span text:style-name="T1"> </text:span>דלא<text:span text:style-name="T1"> </text:span>מברכין, הא<text:span text:style-name="T1"> </text:span>אתויי<text:span text:style-name="T1"> </text:span>מייתינן!</text:p>
      <text:p text:style-name="P9">לא<text:span text:style-name="T1"> </text:span>קשיא: הא<text:span text:style-name="T1"> </text:span>בבית<text:span text:style-name="T1"> </text:span>האבל, הא<text:span text:style-name="T1"> </text:span>בבית<text:span text:style-name="T1"> </text:span>המנחמין<text:span text:style-name="T1"> </text:span><text:span text:style-name="T7">(קרוביו, מביאין</text:span><text:span text:style-name="T2"> </text:span><text:span text:style-name="T7">ענינים</text:span><text:span text:style-name="T2"> </text:span><text:span text:style-name="T7">של</text:span><text:span text:style-name="T2"> </text:span><text:span text:style-name="T7">אוכלין</text:span><text:span text:style-name="T9">)</text:span>.</text:p>
      <text:p text:style-name="P9"/>
      <text:p text:style-name="P9"/>
      <text:p text:style-name="P9">משנה:</text:p>
      <text:p text:style-name="P9">אין<text:span text:style-name="T1"> </text:span>מוליכין<text:span text:style-name="T1"> </text:span>לבית<text:span text:style-name="T1"> </text:span>האבל<text:span text:style-name="T1"> </text:span>לא<text:span text:style-name="T1"> </text:span>בטבלא, ולא<text:span text:style-name="T1"> </text:span>באסקוטלא<text:span text:style-name="T1"> </text:span><text:span text:style-name="T7">(תמחוי</text:span><text:span text:style-name="T9">)</text:span>, ולא<text:span text:style-name="T1"> </text:span>בקנון, אלא<text:span text:style-name="T1"> </text:span>בסלים;</text:p>
      <text:p text:style-name="P9">ואין<text:span text:style-name="T1"> </text:span>אומרים<text:span text:style-name="T1"> </text:span>ברכת<text:span text:style-name="T1"> </text:span>אבלים<text:span text:style-name="T1"> </text:span>במועד, אבל<text:span text:style-name="T1"> </text:span>עומדין<text:span text:style-name="T1"> </text:span>בשורה<text:span text:style-name="T1"> </text:span>ומנחמין<text:span text:style-name="T1"> </text:span>ופוטרין<text:span text:style-name="T1"> </text:span>את<text:span text:style-name="T1"> </text:span>הרבים<text:span text:style-name="T1"> </text:span><text:span text:style-name="T7">(שאומרים</text:span><text:span text:style-name="T2"> </text:span><text:span text:style-name="T7">למנחמין</text:span><text:span text:style-name="T2"> </text:span><text:span text:style-name="T7">"לכו</text:span><text:span text:style-name="T2"> </text:span><text:span text:style-name="T7">לבתיכם"</text:span><text:span text:style-name="T9">)</text:span>;</text:p>
      <text:p text:style-name="P9">אין<text:span text:style-name="T1"> </text:span>מניחין<text:span text:style-name="T1"> </text:span>את<text:span text:style-name="T1"> </text:span>המטה<text:span text:style-name="T1"> </text:span>ברחוב<text:span text:style-name="T1"> </text:span><text:span text:style-name="T7">(להספידו</text:span><text:span text:style-name="T9">)</text:span> שלא<text:span text:style-name="T1"> </text:span>להרגיל<text:span text:style-name="T1"> </text:span>את<text:span text:style-name="T1"> </text:span>ההספד, </text:p>
      <text:p text:style-name="P9">ולא<text:span text:style-name="T1"> </text:span>של<text:span text:style-name="T1"> </text:span>נשים<text:span text:style-name="T1"> </text:span>לעולם<text:span text:style-name="T1"> </text:span>מפני<text:span text:style-name="T1"> </text:span>הכבוד<text:span text:style-name="T1"> </text:span><text:span text:style-name="T7">(ששופעות</text:span><text:span text:style-name="T2"> </text:span><text:span text:style-name="T7">זיבה</text:span><text:span text:style-name="T9">)</text:span>.</text:p>
      <text:p text:style-name="P9"/>
      <text:p text:style-name="P9">גמרא:</text:p>
      <text:p text:style-name="P9">תנו<text:span text:style-name="T1"> </text:span>רבנן: '<text:span text:style-name="T41">בראשונה</text:span><text:span text:style-name="T42"> </text:span><text:span text:style-name="T41">היו</text:span><text:span text:style-name="T42"> </text:span><text:span text:style-name="T41">מוליכין</text:span><text:span text:style-name="T42"> </text:span><text:span text:style-name="T41">בבית</text:span><text:span text:style-name="T42"> </text:span><text:span text:style-name="T41">האבל</text:span><text:span text:style-name="T42"> </text:span><text:span text:style-name="T41">עשירים</text:span><text:span text:style-name="T42"> </text:span><text:span text:style-name="T41">בקלתות</text:span><text:span text:style-name="T42"> </text:span><text:span text:style-name="T41">של</text:span><text:span text:style-name="T42"> </text:span><text:span text:style-name="T41">כסף</text:span><text:span text:style-name="T42"> </text:span><text:span text:style-name="T41">ושל</text:span><text:span text:style-name="T42"> </text:span><text:span text:style-name="T41">זהב, ועניים</text:span><text:span text:style-name="T42"> </text:span><text:span text:style-name="T41">בסלי</text:span><text:span text:style-name="T42"> </text:span><text:span text:style-name="T41">נצרים</text:span><text:span text:style-name="T42"> </text:span><text:span text:style-name="T41">של</text:span><text:span text:style-name="T42"> </text:span><text:span text:style-name="T41">ערבה</text:span><text:span text:style-name="T42"> </text:span><text:span text:style-name="T41">קלופה, והיו</text:span><text:span text:style-name="T42"> </text:span><text:span text:style-name="T41">עניים</text:span><text:span text:style-name="T42"> </text:span><text:span text:style-name="T41">מתביישים; התקינו</text:span><text:span text:style-name="T42"> </text:span><text:span text:style-name="T41">שיהו</text:span><text:span text:style-name="T42"> </text:span><text:span text:style-name="T41">הכל</text:span><text:span text:style-name="T42"> </text:span><text:span text:style-name="T41">מביאין</text:span><text:span text:style-name="T42"> </text:span><text:span text:style-name="T41">בסלי</text:span><text:span text:style-name="T42"> </text:span><text:span text:style-name="T41">נצרים</text:span><text:span text:style-name="T42"> </text:span><text:span text:style-name="T41">של</text:span><text:span text:style-name="T42"> </text:span><text:span text:style-name="T41">ערבה</text:span><text:span text:style-name="T42"> </text:span><text:span text:style-name="T41">קלופה</text:span><text:span text:style-name="T42"> </text:span><text:span text:style-name="T41">מפני</text:span><text:span text:style-name="T42"> </text:span><text:span text:style-name="T41">כבודן</text:span><text:span text:style-name="T42"> </text:span><text:span text:style-name="T41">של</text:span><text:span text:style-name="T42"> </text:span><text:span text:style-name="T41">עניים</text:span>'.</text:p>
      <text:p text:style-name="P45"/>
      <text:p text:style-name="P9">תנו<text:span text:style-name="T1"> </text:span>רבנן: '<text:span text:style-name="T41">בראשונה</text:span><text:span text:style-name="T42"> </text:span><text:span text:style-name="T41">היו</text:span><text:span text:style-name="T42"> </text:span><text:span text:style-name="T41">משקין</text:span><text:span text:style-name="T42"> </text:span><text:span text:style-name="T41">בבית</text:span><text:span text:style-name="T42"> </text:span><text:span text:style-name="T41">האבל</text:span><text:span text:style-name="T42"> </text:span><text:span text:style-name="T41">עשירים</text:span><text:span text:style-name="T42"> </text:span><text:span text:style-name="T41">בזכוכית</text:span><text:span text:style-name="T42"> </text:span><text:span text:style-name="T41">לבנה</text:span><text:span text:style-name="T42"> </text:span><text:span text:style-name="T41">ועניים</text:span><text:span text:style-name="T42"> </text:span><text:span text:style-name="T41">בזכוכית</text:span><text:span text:style-name="T42"> </text:span><text:span text:style-name="T41">צבועה, והיו</text:span><text:span text:style-name="T42"> </text:span><text:span text:style-name="T41">עניים</text:span><text:span text:style-name="T42"> </text:span><text:span text:style-name="T41">מתביישין; התקינו</text:span><text:span text:style-name="T42"> </text:span><text:span text:style-name="T41">שיהו</text:span><text:span text:style-name="T42"> </text:span><text:span text:style-name="T41">הכל</text:span><text:span text:style-name="T42"> </text:span><text:span text:style-name="T41">משקין</text:span><text:span text:style-name="T42"> </text:span><text:span text:style-name="T41">בזכוכית</text:span><text:span text:style-name="T42"> </text:span><text:span text:style-name="T41">צבועה</text:span><text:span text:style-name="T42"> </text:span><text:span text:style-name="T41">מפני</text:span><text:span text:style-name="T42"> </text:span><text:span text:style-name="T41">כבודן</text:span><text:span text:style-name="T42"> </text:span><text:span text:style-name="T41">של</text:span><text:span text:style-name="T42"> </text:span><text:span text:style-name="T41">עניים;</text:span></text:p>
      <text:p text:style-name="P18">בראשונה<text:span text:style-name="T1"> </text:span>היו<text:span text:style-name="T1"> </text:span>מגלין<text:span text:style-name="T1"> </text:span>פני<text:span text:style-name="T1"> </text:span>עשירים<text:span text:style-name="T1"> </text:span>ומכסין<text:span text:style-name="T1"> </text:span>פני<text:span text:style-name="T1"> </text:span>עניים<text:span text:style-name="T1"> </text:span>מפני<text:span text:style-name="T1"> </text:span>שהיו<text:span text:style-name="T1"> </text:span>מושחרין<text:span text:style-name="T1"> </text:span>פניהן<text:span text:style-name="T1"> </text:span>מפני<text:span text:style-name="T1"> </text:span>בצורת, והיו<text:span text:style-name="T1"> </text:span>עניים<text:span text:style-name="T1"> </text:span>מתביישין; התקינו<text:span text:style-name="T1"> </text:span>שיהו<text:span text:style-name="T1"> </text:span>מכסין<text:span text:style-name="T1"> </text:span>פני<text:span text:style-name="T1"> </text:span>הכל<text:span text:style-name="T1"> </text:span>מפני<text:span text:style-name="T1"> </text:span>כבודן<text:span text:style-name="T1"> </text:span>של<text:span text:style-name="T1"> </text:span>עניים; </text:p>
      <text:p text:style-name="P18">בראשונה<text:span text:style-name="T1"> </text:span>היו<text:span text:style-name="T1"> </text:span>מוציאין<text:span text:style-name="T1"> </text:span>עשירים<text:span text:style-name="T1"> </text:span>בדרגש<text:span text:style-name="T1"> </text:span>ועניים</text:p>
      <text:p text:style-name="P9"/>
      <text:p text:style-name="P9">(מועד<text:span text:style-name="T1"> </text:span>קטן<text:span text:style-name="T1"> </text:span>כז,ב)</text:p>
      <text:p text:style-name="P9"><text:span text:style-name="T41">בכליכה</text:span><text:span text:style-name="T42"> </text:span><text:span text:style-name="T7">(מטה</text:span><text:span text:style-name="T2"> </text:span><text:span text:style-name="T7">של</text:span><text:span text:style-name="T2"> </text:span><text:span text:style-name="T7">מתים</text:span><text:span text:style-name="T9">)</text:span><text:span text:style-name="T41">, והיו</text:span><text:span text:style-name="T42"> </text:span><text:span text:style-name="T41">עניים</text:span><text:span text:style-name="T42"> </text:span><text:span text:style-name="T41">מתביישין; התקינו</text:span><text:span text:style-name="T42"> </text:span><text:span text:style-name="T41">שיהו</text:span><text:span text:style-name="T42"> </text:span><text:span text:style-name="T41">הכל</text:span><text:span text:style-name="T42"> </text:span><text:span text:style-name="T41">מוציאין</text:span><text:span text:style-name="T42"> </text:span><text:span text:style-name="T41">בכליכה</text:span><text:span text:style-name="T42"> </text:span><text:span text:style-name="T41">מפני</text:span><text:span text:style-name="T42"> </text:span><text:span text:style-name="T41">כבודן</text:span><text:span text:style-name="T42"> </text:span><text:span text:style-name="T41">של</text:span><text:span text:style-name="T42"> </text:span><text:span text:style-name="T41">עניים;</text:span></text:p>
      <text:p text:style-name="P18">בראשונה<text:span text:style-name="T1"> </text:span>היו<text:span text:style-name="T1"> </text:span>מניחין<text:span text:style-name="T1"> </text:span>את<text:span text:style-name="T1"> </text:span>המוגמר<text:span text:style-name="T1"> </text:span>תחת<text:span text:style-name="T1"> </text:span>חולי<text:span text:style-name="T1"> </text:span>מעים<text:span text:style-name="T1"> </text:span>מתים, והיו<text:span text:style-name="T1"> </text:span>חולי<text:span text:style-name="T1"> </text:span>מעים<text:span text:style-name="T1"> </text:span>חיים<text:span text:style-name="T1"> </text:span>מתביישין; התקינו<text:span text:style-name="T1"> </text:span>שיהו<text:span text:style-name="T1"> </text:span>מניחין<text:span text:style-name="T1"> </text:span>תחת<text:span text:style-name="T1"> </text:span>הכל<text:span text:style-name="T1"> </text:span>מפני<text:span text:style-name="T1"> </text:span>כבודן<text:span text:style-name="T1"> </text:span>של<text:span text:style-name="T1"> </text:span>חולי<text:span text:style-name="T1"> </text:span>מעים<text:span text:style-name="T1"> </text:span>חיים;</text:p>
      <text:p text:style-name="P9"><text:soft-page-break/><text:span text:style-name="T41">בראשונה</text:span><text:span text:style-name="T42"> </text:span><text:span text:style-name="T41">היו</text:span><text:span text:style-name="T42"> </text:span><text:span text:style-name="T41">מטבילין</text:span><text:span text:style-name="T42"> </text:span><text:span text:style-name="T41">את</text:span><text:span text:style-name="T42"> </text:span><text:span text:style-name="T41">הכלים</text:span><text:span text:style-name="T42"> </text:span><text:span text:style-name="T41">על</text:span><text:span text:style-name="T42"> </text:span><text:span text:style-name="T41">גבי</text:span><text:span text:style-name="T42"> </text:span><text:span text:style-name="T41">נדות</text:span><text:span text:style-name="T42"> </text:span><text:span text:style-name="T41">מתות</text:span><text:span text:style-name="T42"> </text:span><text:span text:style-name="T7">(הכלים</text:span><text:span text:style-name="T2"> </text:span><text:span text:style-name="T7">שנשתמשו</text:span><text:span text:style-name="T2"> </text:span><text:span text:style-name="T7">בהן</text:span><text:span text:style-name="T2"> </text:span><text:span text:style-name="T7">בעודן</text:span><text:span text:style-name="T2"> </text:span><text:span text:style-name="T7">בחיים</text:span><text:span text:style-name="T2"> </text:span><text:span text:style-name="T7">שנטמאו</text:span><text:span text:style-name="T2"> </text:span><text:span text:style-name="T7">בנגיעתן; שהנדה</text:span><text:span text:style-name="T2"> </text:span><text:span text:style-name="T7">מטמאה</text:span><text:span text:style-name="T2"> </text:span><text:span text:style-name="T7">בנגיעתה</text:span><text:span text:style-name="T2"> </text:span><text:span text:style-name="T7">אדם</text:span><text:span text:style-name="T2"> </text:span><text:span text:style-name="T7">וכלים</text:span><text:span text:style-name="T9">)</text:span><text:span text:style-name="T41">, והיו</text:span><text:span text:style-name="T42"> </text:span><text:span text:style-name="T41">נדות</text:span><text:span text:style-name="T42"> </text:span><text:span text:style-name="T41">חיות</text:span><text:span text:style-name="T42"> </text:span><text:span text:style-name="T41">מתביישות</text:span><text:span text:style-name="T42"> </text:span><text:span text:style-name="T7">(שעושין</text:span><text:span text:style-name="T2"> </text:span><text:span text:style-name="T7">בהן</text:span><text:span text:style-name="T2"> </text:span><text:span text:style-name="T7">מה</text:span><text:span text:style-name="T2"> </text:span><text:span text:style-name="T7">שאין</text:span><text:span text:style-name="T2"> </text:span><text:span text:style-name="T7">עושין</text:span><text:span text:style-name="T2"> </text:span><text:span text:style-name="T7">לשאר</text:span><text:span text:style-name="T2"> </text:span><text:span text:style-name="T7">מתות</text:span><text:span text:style-name="T9">)</text:span><text:span text:style-name="T41">; התקינו</text:span><text:span text:style-name="T42"> </text:span><text:span text:style-name="T41">שיהו</text:span><text:span text:style-name="T42"> </text:span><text:span text:style-name="T41">מטבילין</text:span><text:span text:style-name="T42"> </text:span><text:span text:style-name="T41">על</text:span><text:span text:style-name="T42"> </text:span><text:span text:style-name="T41">גבי</text:span><text:span text:style-name="T42"> </text:span><text:span text:style-name="T41">כל</text:span><text:span text:style-name="T42"> </text:span><text:span text:style-name="T41">הנשים</text:span><text:span text:style-name="T42"> </text:span><text:span text:style-name="T41">מפני</text:span><text:span text:style-name="T42"> </text:span><text:span text:style-name="T41">כבודן</text:span><text:span text:style-name="T42"> </text:span><text:span text:style-name="T41">של</text:span><text:span text:style-name="T42"> </text:span><text:span text:style-name="T41">נדות</text:span><text:span text:style-name="T42"> </text:span><text:span text:style-name="T41">חיות;</text:span></text:p>
      <text:p text:style-name="P18">בראשונה<text:span text:style-name="T1"> </text:span>מטבילין<text:span text:style-name="T1"> </text:span>על<text:span text:style-name="T1"> </text:span>גבי<text:span text:style-name="T1"> </text:span>זבין<text:span text:style-name="T1"> </text:span>מתים, והיו<text:span text:style-name="T1"> </text:span>זבין<text:span text:style-name="T1"> </text:span>חיים<text:span text:style-name="T1"> </text:span>מתביישין; התקינו<text:span text:style-name="T1"> </text:span>שיהו<text:span text:style-name="T1"> </text:span>מטבילין<text:span text:style-name="T1"> </text:span>על<text:span text:style-name="T1"> </text:span>גב<text:span text:style-name="T1"> </text:span>הכל<text:span text:style-name="T1"> </text:span>מפני<text:span text:style-name="T1"> </text:span>כבודן<text:span text:style-name="T1"> </text:span>של<text:span text:style-name="T1"> </text:span>זבין<text:span text:style-name="T1"> </text:span>חיים;</text:p>
      <text:p text:style-name="P9"><text:span text:style-name="T41">בראשונה</text:span><text:span text:style-name="T42"> </text:span><text:span text:style-name="T41">היתה</text:span><text:span text:style-name="T42"> </text:span><text:span text:style-name="T41">הוצאת</text:span><text:span text:style-name="T42"> </text:span><text:span text:style-name="T41">המת</text:span><text:span text:style-name="T42"> </text:span><text:span text:style-name="T41">קשה</text:span><text:span text:style-name="T42"> </text:span><text:span text:style-name="T41">לקרוביו</text:span><text:span text:style-name="T42"> </text:span><text:span text:style-name="T7">(בתכריכין</text:span><text:span text:style-name="T2"> </text:span><text:span text:style-name="T7">טובים</text:span><text:span text:style-name="T9">)</text:span><text:span text:style-name="T41"> יותר</text:span><text:span text:style-name="T42"> </text:span><text:span text:style-name="T41">ממיתתו, עד</text:span><text:span text:style-name="T42"> </text:span><text:span text:style-name="T41">שהיו</text:span><text:span text:style-name="T42"> </text:span><text:span text:style-name="T41">קרוביו</text:span><text:span text:style-name="T42"> </text:span><text:span text:style-name="T41">מניחין</text:span><text:span text:style-name="T42"> </text:span><text:span text:style-name="T41">אותו</text:span><text:span text:style-name="T42"> </text:span><text:span text:style-name="T41">ובורחין, עד</text:span><text:span text:style-name="T42"> </text:span><text:span text:style-name="T41">שבא</text:span><text:span text:style-name="T42"> </text:span><text:span text:style-name="T41">רבן</text:span><text:span text:style-name="T42"> </text:span><text:span text:style-name="T41">גמליאל</text:span><text:span text:style-name="T42"> </text:span><text:span text:style-name="T41">ונהג</text:span><text:span text:style-name="T42"> </text:span><text:span text:style-name="T41">קלות</text:span><text:span text:style-name="T42"> </text:span><text:span text:style-name="T41">ראש</text:span><text:span text:style-name="T42"> </text:span><text:span text:style-name="T41">בעצמו</text:span><text:span text:style-name="T42"> </text:span><text:span text:style-name="T41">ויצא</text:span><text:span text:style-name="T42"> </text:span><text:span text:style-name="T41">בכלי</text:span><text:span text:style-name="T42"> </text:span><text:span text:style-name="T41">פשתן, ונהגו</text:span><text:span text:style-name="T42"> </text:span><text:span text:style-name="T41">העם</text:span><text:span text:style-name="T42"> </text:span><text:span text:style-name="T41">אחריו</text:span><text:span text:style-name="T42"> </text:span><text:span text:style-name="T41">לצאת</text:span><text:span text:style-name="T42"> </text:span><text:span text:style-name="T41">בכלי</text:span><text:span text:style-name="T42"> </text:span><text:span text:style-name="T41">פשתן</text:span>'.</text:p>
      <text:p text:style-name="P9">אמר<text:span text:style-name="T1"> </text:span>רב<text:span text:style-name="T1"> </text:span>פפא: והאידנא<text:span text:style-name="T1"> </text:span>נהוג<text:span text:style-name="T1"> </text:span>עלמא<text:span text:style-name="T1"> </text:span>אפילו<text:span text:style-name="T1"> </text:span>בצרדא<text:span text:style-name="T1"> </text:span><text:span text:style-name="T7">(קנבוס</text:span><text:span text:style-name="T9">)</text:span> בר<text:span text:style-name="T1"> </text:span>זוזא<text:span text:style-name="T1"> </text:span><text:span text:style-name="T7">(הנקנה</text:span><text:span text:style-name="T2"> </text:span><text:span text:style-name="T7">בזוּז</text:span><text:span text:style-name="T9">)</text:span>.</text:p>
      <text:p text:style-name="P9"/>
      <text:p text:style-name="P9">אין<text:span text:style-name="T1"> </text:span>מניחין<text:span text:style-name="T1"> </text:span>את<text:span text:style-name="T1"> </text:span>המטה<text:span text:style-name="T1"> </text:span>ברחוב: <text:s/></text:p>
      <text:p text:style-name="P9">אמר<text:span text:style-name="T1"> </text:span>רב<text:span text:style-name="T1"> </text:span>פפא: אין<text:span text:style-name="T1"> </text:span>מועד<text:span text:style-name="T1"> </text:span>בפני<text:span text:style-name="T1"> </text:span>תלמיד<text:span text:style-name="T1"> </text:span>חכם<text:span text:style-name="T1"> </text:span><text:span text:style-name="T7">(שיכולין</text:span><text:span text:style-name="T2"> </text:span><text:span text:style-name="T7">להספידו</text:span><text:span text:style-name="T9">)</text:span>, וכל<text:span text:style-name="T1"> </text:span>שכן<text:span text:style-name="T1"> </text:span>חנוכה<text:span text:style-name="T1"> </text:span>ופורים, והני<text:span text:style-name="T1"> </text:span>מילי<text:span text:style-name="T1"> </text:span>בפניו, אבל<text:span text:style-name="T1"> </text:span>שלא<text:span text:style-name="T1"> </text:span>בפניו<text:span text:style-name="T1"> – </text:span>לא;</text:p>
      <text:p text:style-name="P9">איני! והא<text:span text:style-name="T1"> </text:span>רב<text:span text:style-name="T1"> </text:span>כהנא<text:span text:style-name="T1"> </text:span>ספדיה<text:span text:style-name="T1"> </text:span>לרב<text:span text:style-name="T1"> </text:span>זביד<text:span text:style-name="T1"> </text:span>מנהרדעא<text:span text:style-name="T1"> </text:span>בפום<text:span text:style-name="T1"> </text:span>נהרא!? </text:p>
      <text:p text:style-name="P9">אמר<text:span text:style-name="T1"> </text:span>רב<text:span text:style-name="T1"> </text:span>פפי: יום<text:span text:style-name="T1"> </text:span>שמועה<text:span text:style-name="T1"> </text:span>הוה, וכבפניו<text:span text:style-name="T1"> </text:span>דמי.</text:p>
      <text:p text:style-name="P9"/>
      <text:p text:style-name="P9">אמר<text:span text:style-name="T1"> </text:span>עולא: הספד<text:span text:style-name="T1"> </text:span>- על<text:span text:style-name="T1"> </text:span>לב<text:span text:style-name="T1"> </text:span><text:span text:style-name="T7">(מטפח</text:span><text:span text:style-name="T2"> </text:span><text:span text:style-name="T7">כנגד</text:span><text:span text:style-name="T2"> </text:span><text:span text:style-name="T7">הלב</text:span><text:span text:style-name="T9">)</text:span>, דכתיב<text:span text:style-name="T1"> </text:span><text:span text:style-name="T8">(ישעיהו</text:span><text:span text:style-name="T4"> </text:span><text:span text:style-name="T8">לב,יב)</text:span><text:span text:style-name="T35"> עַל</text:span><text:span text:style-name="T1"> </text:span><text:span text:style-name="T35">שָׁדַיִם</text:span><text:span text:style-name="T1"> </text:span><text:span text:style-name="T35">סֹפְדִים</text:span><text:span text:style-name="T1"> </text:span><text:span text:style-name="T35">[עַל</text:span><text:span text:style-name="T1"> </text:span><text:span text:style-name="T35">שְׂדֵי</text:span><text:span text:style-name="T1"> </text:span><text:span text:style-name="T35">חֶמֶד</text:span><text:span text:style-name="T1"> </text:span><text:span text:style-name="T35">עַל</text:span><text:span text:style-name="T1"> </text:span><text:span text:style-name="T35">גֶּפֶן</text:span><text:span text:style-name="T1"> </text:span><text:span text:style-name="T35">פֹּרִיָּה]</text:span>; </text:p>
      <text:p text:style-name="P9">טיפוח<text:span text:style-name="T1"> – </text:span>ביד<text:span text:style-name="T1"> </text:span><text:span text:style-name="T7">(קופץ</text:span><text:span text:style-name="T2"> </text:span><text:span text:style-name="T7">יד</text:span><text:span text:style-name="T2"> </text:span><text:span text:style-name="T7">זו</text:span><text:span text:style-name="T2"> </text:span><text:span text:style-name="T7">לזו</text:span><text:span text:style-name="T9">)</text:span>;</text:p>
      <text:p text:style-name="P9">קילוס<text:span text:style-name="T1"> – </text:span>ברגל<text:span text:style-name="T1"> </text:span><text:span text:style-name="T7">(מכה</text:span><text:span text:style-name="T2"> </text:span><text:span text:style-name="T7">רגלו</text:span><text:span text:style-name="T2"> </text:span><text:span text:style-name="T7">בקרקע</text:span><text:span text:style-name="T9">)</text:span>.</text:p>
      <text:p text:style-name="P9"/>
      <text:p text:style-name="P9">תנו<text:span text:style-name="T1"> </text:span>רבנן: '<text:span text:style-name="T41">המקלס</text:span><text:span text:style-name="T42"> </text:span><text:span text:style-name="T41">לא</text:span><text:span text:style-name="T42"> </text:span><text:span text:style-name="T41">יקלס</text:span><text:span text:style-name="T42"> </text:span><text:span text:style-name="T41">בסנדל</text:span><text:span text:style-name="T42"> </text:span><text:span text:style-name="T41">אלא</text:span><text:span text:style-name="T42"> </text:span><text:span text:style-name="T41">במנעל</text:span><text:span text:style-name="T42"> </text:span><text:span text:style-name="T41">מפני</text:span><text:span text:style-name="T42"> </text:span><text:span text:style-name="T41">הסכנה</text:span><text:span text:style-name="T42"> </text:span><text:span text:style-name="T7">(שהופך</text:span><text:span text:style-name="T2"> </text:span><text:span text:style-name="T7">הסנדל</text:span><text:span text:style-name="T2"> </text:span><text:span text:style-name="T7">ושובר</text:span><text:span text:style-name="T2"> </text:span><text:span text:style-name="T7">רגלו</text:span><text:span text:style-name="T9">)</text:span>'.</text:p>
      <text:p text:style-name="P9"/>
      <text:p text:style-name="P9">אמר<text:span text:style-name="T1"> </text:span>רבי<text:span text:style-name="T1"> </text:span>יוחנן: אָבֵל<text:span text:style-name="T1"> </text:span>כיון<text:span text:style-name="T1"> </text:span>שניענע<text:span text:style-name="T1"> </text:span>ראשו<text:span text:style-name="T1"> </text:span><text:span text:style-name="T7">(שנראה</text:span><text:span text:style-name="T2"> </text:span><text:span text:style-name="T7">שניחם</text:span><text:span text:style-name="T2"> </text:span><text:span text:style-name="T7">מעצמו</text:span><text:span text:style-name="T9">)</text:span> - שוב<text:span text:style-name="T1"> </text:span>אין<text:span text:style-name="T1"> </text:span>מנחמין<text:span text:style-name="T1"> </text:span>רשאין<text:span text:style-name="T1"> </text:span>לישב<text:span text:style-name="T1"> </text:span>אצלו;</text:p>
      <text:p text:style-name="P9">ואמר<text:span text:style-name="T1"> </text:span>רבי<text:span text:style-name="T1"> </text:span>יוחנן: הכל<text:span text:style-name="T1"> </text:span>חייבין<text:span text:style-name="T1"> </text:span>לעמוד<text:span text:style-name="T1"> </text:span>מפני<text:span text:style-name="T1"> </text:span>נשיא<text:span text:style-name="T1"> </text:span>חוץ<text:span text:style-name="T1"> </text:span>מאבל<text:span text:style-name="T1"> </text:span>וחולה;</text:p>
      <text:p text:style-name="P9">ואמר<text:span text:style-name="T1"> </text:span>רבי<text:span text:style-name="T1"> </text:span>יוחנן: <text:span text:style-name="T7">(כשעומדין</text:span><text:span text:style-name="T2"> </text:span><text:span text:style-name="T7">לפני</text:span><text:span text:style-name="T2"> </text:span><text:span text:style-name="T7">הנשיא</text:span><text:span text:style-name="T9">)</text:span> לכל<text:span text:style-name="T1"> </text:span>אומרים<text:span text:style-name="T1"> </text:span>להם<text:span text:style-name="T1"> </text:span>"שבו" חוץ<text:span text:style-name="T1"> </text:span>מאבל<text:span text:style-name="T1"> </text:span>וחולה.</text:p>
      <text:p text:style-name="P9"/>
      <text:p text:style-name="P9">אמר<text:span text:style-name="T1"> </text:span>רב<text:span text:style-name="T1"> </text:span>יהודה<text:span text:style-name="T1"> </text:span>אמר<text:span text:style-name="T1"> </text:span>רב: אָבֵל<text:span text:style-name="T1"> </text:span>יום<text:span text:style-name="T1"> </text:span>ראשון<text:span text:style-name="T1"> </text:span>אסור<text:span text:style-name="T1"> </text:span>לאכול<text:span text:style-name="T1"> </text:span>לחם<text:span text:style-name="T1"> </text:span>משלו, מדאמר<text:span text:style-name="T1"> </text:span>ליה<text:span text:style-name="T1"> </text:span>רחמנא<text:span text:style-name="T1"> </text:span>ליחזקאל<text:span text:style-name="T1"> </text:span><text:span text:style-name="T8">(יחזקאל</text:span><text:span text:style-name="T4"> </text:span><text:span text:style-name="T8">כד,יז)</text:span><text:span text:style-name="T36"> [הֵאָנֵק</text:span><text:span text:style-name="T2"> </text:span><text:span text:style-name="T36">דֹּם</text:span><text:span text:style-name="T2"> </text:span><text:span text:style-name="T36">מֵתִים</text:span><text:span text:style-name="T2"> </text:span><text:span text:style-name="T36">אֵבֶל</text:span><text:span text:style-name="T2"> </text:span><text:span text:style-name="T36">לֹא</text:span><text:span text:style-name="T2"> </text:span><text:span text:style-name="T36">תַעֲשֶׂה</text:span><text:span text:style-name="T2"> </text:span><text:span text:style-name="T36">פְּאֵרְךָ</text:span><text:span text:style-name="T2"> </text:span><text:span text:style-name="T36">חֲבוֹשׁ</text:span><text:span text:style-name="T2"> </text:span><text:span text:style-name="T36">עָלֶיךָ</text:span><text:span text:style-name="T2"> </text:span><text:span text:style-name="T36">וּנְעָלֶיךָ</text:span><text:span text:style-name="T2"> </text:span><text:span text:style-name="T36">תָּשִׂים</text:span><text:span text:style-name="T2"> </text:span><text:span text:style-name="T36">בְּרַגְלֶיךָ</text:span><text:span text:style-name="T2"> </text:span><text:span text:style-name="T36">וְלֹא</text:span><text:span text:style-name="T2"> </text:span><text:span text:style-name="T36">תַעְטֶה</text:span><text:span text:style-name="T2"> </text:span><text:span text:style-name="T36">עַל</text:span><text:span text:style-name="T2"> </text:span><text:span text:style-name="T36">שָׂפָם]</text:span><text:span text:style-name="T35"> וְלֶחֶם</text:span><text:span text:style-name="T1"> </text:span><text:span text:style-name="T35">אֲנָשִׁים</text:span><text:span text:style-name="T1"> </text:span><text:span text:style-name="T35">לֹא</text:span><text:span text:style-name="T1"> </text:span><text:span text:style-name="T35">תֹאכֵל</text:span>; </text:p>
      <text:p text:style-name="P9">רבה<text:span text:style-name="T1"> </text:span>ורב<text:span text:style-name="T1"> </text:span>יוסף<text:span text:style-name="T1"> </text:span>מחלפי<text:span text:style-name="T1"> </text:span>סעודתייהו<text:span text:style-name="T1"> </text:span>להדדי.</text:p>
      <text:p text:style-name="P29"/>
      <text:p text:style-name="P9">ואמר<text:span text:style-name="T1"> </text:span>רב<text:span text:style-name="T1"> </text:span>יהודה<text:span text:style-name="T1"> </text:span>אמר<text:span text:style-name="T1"> </text:span>רב: מת<text:span text:style-name="T1"> </text:span>בעיר<text:span text:style-name="T1"> </text:span>- כל<text:span text:style-name="T1"> </text:span>בני<text:span text:style-name="T1"> </text:span>העיר<text:span text:style-name="T1"> </text:span>אסורין<text:span text:style-name="T1"> </text:span>בעשיית<text:span text:style-name="T1"> </text:span>מלאכה.</text:p>
      <text:p text:style-name="P9">רב<text:span text:style-name="T1"> </text:span>המנונא<text:span text:style-name="T1"> </text:span>איקלע<text:span text:style-name="T1"> </text:span>לדרומתא, שמע<text:span text:style-name="T1"> </text:span>קול<text:span text:style-name="T1"> </text:span>שיפורא<text:span text:style-name="T1"> </text:span>דשכבא, חזא<text:span text:style-name="T1"> </text:span>הנך<text:span text:style-name="T1"> </text:span>אינשי<text:span text:style-name="T1"> </text:span>דקא<text:span text:style-name="T1"> </text:span>עבדי<text:span text:style-name="T1"> </text:span>עבידתא, אמר<text:span text:style-name="T1"> </text:span>להו: ליהוו<text:span text:style-name="T1"> </text:span>הנך<text:span text:style-name="T1"> </text:span>אינשי<text:span text:style-name="T1"> </text:span>בשמתא! לא<text:span text:style-name="T1"> </text:span>שכבא<text:span text:style-name="T1"> </text:span>איכא<text:span text:style-name="T1"> </text:span>במתא? </text:p>
      <text:p text:style-name="P9">אמרו<text:span text:style-name="T1"> </text:span>ליה: חבורתא<text:span text:style-name="T1"> </text:span>איכא<text:span text:style-name="T1"> </text:span>במתא<text:span text:style-name="T1"> </text:span><text:span text:style-name="T7">(חבורות</text:span><text:span text:style-name="T2"> </text:span><text:span text:style-name="T7">הן: שאלו</text:span><text:span text:style-name="T2"> </text:span><text:span text:style-name="T7">קוברין</text:span><text:span text:style-name="T2"> </text:span><text:span text:style-name="T7">מתים</text:span><text:span text:style-name="T2"> </text:span><text:span text:style-name="T7">שלהם</text:span><text:span text:style-name="T2"> </text:span><text:span text:style-name="T7">לבדם</text:span><text:span text:style-name="T2"> </text:span><text:span text:style-name="T7">ואלו</text:span><text:span text:style-name="T2"> </text:span><text:span text:style-name="T7">קוברין</text:span><text:span text:style-name="T2"> </text:span><text:span text:style-name="T7">מתים</text:span><text:span text:style-name="T2"> </text:span><text:span text:style-name="T7">שלהם</text:span><text:span text:style-name="T2"> </text:span><text:span text:style-name="T7">לבדם</text:span><text:span text:style-name="T9">)</text:span>;</text:p>
      <text:p text:style-name="P9">אמר<text:span text:style-name="T1"> </text:span>להו: אי<text:span text:style-name="T1"> </text:span>הכי<text:span text:style-name="T1"> </text:span>- שריא<text:span text:style-name="T1"> </text:span>לכו.</text:p>
      <text:p text:style-name="P29"/>
      <text:p text:style-name="P9">ואמר<text:span text:style-name="T1"> </text:span>רב<text:span text:style-name="T1"> </text:span>יהודה<text:span text:style-name="T1"> </text:span>אמר<text:span text:style-name="T1"> </text:span>רב: כל<text:span text:style-name="T1"> </text:span>המתקשה<text:span text:style-name="T1"> </text:span>על<text:span text:style-name="T1"> </text:span>מתו<text:span text:style-name="T1"> </text:span>יותר<text:span text:style-name="T1"> </text:span>מדאי<text:span text:style-name="T1"> </text:span>- על<text:span text:style-name="T1"> </text:span>מת<text:span text:style-name="T1"> </text:span>אחר<text:span text:style-name="T1"> </text:span>הוא<text:span text:style-name="T1"> </text:span>בוכה.</text:p>
      <text:p text:style-name="P9">ההיא<text:span text:style-name="T1"> </text:span>איתתא<text:span text:style-name="T1"> </text:span>דהות<text:span text:style-name="T1"> </text:span>בשיבבותיה<text:span text:style-name="T1"> </text:span>דרב<text:span text:style-name="T1"> </text:span>הונא, הוו<text:span text:style-name="T1"> </text:span>לה<text:span text:style-name="T1"> </text:span>שבעה<text:span text:style-name="T1"> </text:span>בני; מת<text:span text:style-name="T1"> </text:span>חד<text:span text:style-name="T1"> </text:span>מינייהו<text:span text:style-name="T1"> </text:span>הוות<text:span text:style-name="T1"> </text:span>קא<text:span text:style-name="T1"> </text:span>בכיא<text:span text:style-name="T1"> </text:span>ביתירתא<text:span text:style-name="T1"> </text:span>עליה; שלח<text:span text:style-name="T1"> </text:span>לה<text:span text:style-name="T1"> </text:span>רב<text:span text:style-name="T1"> </text:span>הונא: לא<text:span text:style-name="T1"> </text:span>תעבדי<text:span text:style-name="T1"> </text:span>הכי! </text:p>
      <text:p text:style-name="P9">לא<text:span text:style-name="T1"> </text:span>אשגחה<text:span text:style-name="T1"> </text:span>ביה; </text:p>
      <text:p text:style-name="P9">שלח<text:span text:style-name="T1"> </text:span>לה: אי<text:span text:style-name="T1"> </text:span>צייתת<text:span text:style-name="T1"> – </text:span>מוטב, ואי<text:span text:style-name="T1"> </text:span>לא<text:span text:style-name="T1"> </text:span>- צבית<text:span text:style-name="T1"> </text:span>זוודתא<text:span text:style-name="T1"> </text:span><text:span text:style-name="T96">[הכיני</text:span><text:span text:style-name="T2"> </text:span><text:span text:style-name="T96">תכריכים]</text:span> לאידך<text:span text:style-name="T1"> </text:span>מית!</text:p>
      <text:p text:style-name="P9">ומיתו<text:span text:style-name="T1"> </text:span>כולהו! </text:p>
      <text:p text:style-name="P9">לסוף<text:span text:style-name="T1"> </text:span>אמר<text:span text:style-name="T1"> </text:span>לה: תימוש<text:span text:style-name="T1"> </text:span>זוודתא<text:span text:style-name="T1"> </text:span>לנפשיך<text:span text:style-name="T1"> – </text:span>ומיתא.</text:p>
      <text:p text:style-name="P9"/>
      <text:p text:style-name="P9"><text:span text:style-name="T8">(ירמיהו</text:span><text:span text:style-name="T4"> </text:span><text:span text:style-name="T8">כב,י)</text:span><text:span text:style-name="T35"> אַל</text:span><text:span text:style-name="T1"> </text:span><text:span text:style-name="T35">תִּבְכּוּ</text:span><text:span text:style-name="T1"> </text:span><text:span text:style-name="T35">לְמֵת</text:span><text:span text:style-name="T1"> </text:span><text:span text:style-name="T35">וְאַל</text:span><text:span text:style-name="T1"> </text:span><text:span text:style-name="T35">תָּנֻדוּ</text:span><text:span text:style-name="T1"> </text:span><text:span text:style-name="T35">לוֹ</text:span><text:span text:style-name="T1"> </text:span><text:span text:style-name="T36">[בְּכוּ</text:span><text:span text:style-name="T2"> </text:span><text:span text:style-name="T36">בָכוֹ</text:span><text:span text:style-name="T2"> </text:span><text:span text:style-name="T36">לַהֹלֵךְ</text:span><text:span text:style-name="T2"> </text:span><text:span text:style-name="T36">כִּי</text:span><text:span text:style-name="T2"> </text:span><text:span text:style-name="T36">לֹא</text:span><text:span text:style-name="T2"> </text:span><text:span text:style-name="T36">יָשׁוּב</text:span><text:span text:style-name="T2"> </text:span><text:span text:style-name="T36">עוֹד</text:span><text:span text:style-name="T2"> </text:span><text:span text:style-name="T36">וְרָאָה</text:span><text:span text:style-name="T2"> </text:span><text:span text:style-name="T36">אֶת</text:span><text:span text:style-name="T2"> </text:span><text:span text:style-name="T36">אֶרֶץ</text:span><text:span text:style-name="T2"> </text:span><text:span text:style-name="T36">מוֹלַדְתּוֹ]</text:span>: </text:p>
      <text:p text:style-name="P9"><text:span text:style-name="T35">אַל</text:span><text:span text:style-name="T1"> </text:span><text:span text:style-name="T35">תִּבְכּוּ</text:span><text:span text:style-name="T1"> </text:span><text:span text:style-name="T35">לְמֵת</text:span><text:span text:style-name="T1"> </text:span>- יותר<text:span text:style-name="T1"> </text:span>מדאי, </text:p>
      <text:p text:style-name="P9"><text:span text:style-name="T35">וְאַל</text:span><text:span text:style-name="T1"> </text:span><text:span text:style-name="T35">תָּנֻדוּ</text:span><text:span text:style-name="T1"> </text:span><text:span text:style-name="T35">לוֹ</text:span><text:span text:style-name="T1"> </text:span>- יותר<text:span text:style-name="T1"> </text:span>מכשיעור;</text:p>
      <text:p text:style-name="P37"><text:soft-page-break/>הא<text:span text:style-name="T1"> </text:span>כיצד? </text:p>
      <text:p text:style-name="P37">שלשה<text:span text:style-name="T1"> </text:span>ימים<text:span text:style-name="T1"> </text:span>לבכי, ושבעה<text:span text:style-name="T1"> </text:span>להספד, ושלשים<text:span text:style-name="T1"> </text:span>לגיהוץ<text:span text:style-name="T1"> </text:span>ולתספורת; מכאן<text:span text:style-name="T1"> </text:span>ואילך<text:span text:style-name="T1"> </text:span>אמר<text:span text:style-name="T1"> </text:span>הקדוש<text:span text:style-name="T1"> </text:span>ברוך<text:span text:style-name="T1"> </text:span>הוא: אי<text:span text:style-name="T1"> </text:span>אתם<text:span text:style-name="T1"> </text:span>רחמנים<text:span text:style-name="T1"> </text:span>בו<text:span text:style-name="T1"> </text:span>יותר<text:span text:style-name="T1"> </text:span>ממני!</text:p>
      <text:p text:style-name="P9"><text:span text:style-name="T35">בְּכוּ</text:span><text:span text:style-name="T1"> </text:span><text:span text:style-name="T35">בָכוֹ</text:span><text:span text:style-name="T1"> </text:span><text:span text:style-name="T35">לַהֹלֵךְ</text:span><text:span text:style-name="T1"> </text:span>- אמר<text:span text:style-name="T1"> </text:span>רב<text:span text:style-name="T1"> </text:span>יהודה: להולך<text:span text:style-name="T1"> </text:span>בלא<text:span text:style-name="T1"> </text:span>בנים;</text:p>
      <text:p text:style-name="P9">רבי<text:span text:style-name="T1"> </text:span>יהושע<text:span text:style-name="T1"> </text:span>בן<text:span text:style-name="T1"> </text:span>לוי<text:span text:style-name="T1"> </text:span>לא<text:span text:style-name="T1"> </text:span>אזל<text:span text:style-name="T1"> </text:span>לבי<text:span text:style-name="T1"> </text:span>אבלא<text:span text:style-name="T1"> </text:span>אלא<text:span text:style-name="T1"> </text:span>למאן<text:span text:style-name="T1"> </text:span>דאזיל<text:span text:style-name="T1"> </text:span>בלא<text:span text:style-name="T1"> </text:span>בני, דכתיב<text:span text:style-name="T1"> </text:span><text:span text:style-name="T35">בְּכוּ</text:span><text:span text:style-name="T1"> </text:span><text:span text:style-name="T35">בָכוֹ</text:span><text:span text:style-name="T1"> </text:span><text:span text:style-name="T35">לַהֹלֵךְ</text:span><text:span text:style-name="T1"> </text:span><text:span text:style-name="T35">כִּי</text:span><text:span text:style-name="T1"> </text:span><text:span text:style-name="T35">לֹא</text:span><text:span text:style-name="T1"> </text:span><text:span text:style-name="T35">יָשׁוּב</text:span><text:span text:style-name="T1"> </text:span><text:span text:style-name="T35">עוֹד</text:span><text:span text:style-name="T1"> </text:span><text:span text:style-name="T35">וְרָאָה</text:span><text:span text:style-name="T1"> </text:span><text:span text:style-name="T35">אֶת</text:span><text:span text:style-name="T1"> </text:span><text:span text:style-name="T35">אֶרֶץ</text:span><text:span text:style-name="T1"> </text:span><text:span text:style-name="T35">מוֹלַדְתּוֹ</text:span>; </text:p>
      <text:p text:style-name="P9">רב<text:span text:style-name="T1"> </text:span>הונא<text:span text:style-name="T1"> </text:span>אמר: זה<text:span text:style-name="T1"> </text:span>שעבר<text:span text:style-name="T1"> </text:span>עבירה<text:span text:style-name="T1"> </text:span>ושָׁנָה<text:span text:style-name="T1"> </text:span><text:span text:style-name="T7">(</text:span><text:span text:style-name="T36">לֹא</text:span><text:span text:style-name="T2"> </text:span><text:span text:style-name="T36">יָשׁוּב</text:span><text:span text:style-name="T2"> </text:span><text:span text:style-name="T36">עוֹד</text:span><text:span text:style-name="T2"> </text:span><text:span text:style-name="T7">- משמע: מכאן</text:span><text:span text:style-name="T2"> </text:span><text:span text:style-name="T7">ואילך</text:span><text:span text:style-name="T2"> </text:span><text:span text:style-name="T7">לא</text:span><text:span text:style-name="T2"> </text:span><text:span text:style-name="T7">יעשה</text:span><text:span text:style-name="T2"> </text:span><text:span text:style-name="T7">לעולם</text:span><text:span text:style-name="T2"> </text:span><text:span text:style-name="T7">תשובה</text:span><text:span text:style-name="T9">)</text:span>.</text:p>
      <text:p text:style-name="P9">בה<text:span text:style-name="T1"> </text:span>רב<text:span text:style-name="T1"> </text:span>הונא<text:span text:style-name="T1"> </text:span>לטעמיה, דאמר<text:span text:style-name="T1"> </text:span>רב<text:span text:style-name="T1"> </text:span>הונא: כיון<text:span text:style-name="T1"> </text:span>שעבר<text:span text:style-name="T1"> </text:span>אדם<text:span text:style-name="T1"> </text:span>עבירה<text:span text:style-name="T1"> </text:span>ושנה<text:span text:style-name="T1"> </text:span>בה<text:span text:style-name="T1"> – </text:span>הותרה<text:span text:style-name="T1"> </text:span>לו;</text:p>
      <text:p text:style-name="P9">'הותרה<text:span text:style-name="T1"> </text:span>לו'? סלקא<text:span text:style-name="T1"> </text:span>דעתך? </text:p>
      <text:p text:style-name="P9">אלא<text:span text:style-name="T1"> </text:span>אימא: נעשית<text:span text:style-name="T1"> </text:span>לו<text:span text:style-name="T1"> </text:span>כהיתר.</text:p>
      <text:p text:style-name="P9"/>
      <text:p text:style-name="P9">אמר<text:span text:style-name="T1"> </text:span>רבי<text:span text:style-name="T1"> </text:span>לוי: אָבֵל<text:span text:style-name="T1"> </text:span>שלשה<text:span text:style-name="T1"> </text:span>ימים<text:span text:style-name="T1"> </text:span>הראשונים<text:span text:style-name="T1"> </text:span>יראה<text:span text:style-name="T1"> </text:span>את<text:span text:style-name="T1"> </text:span>עצמו<text:span text:style-name="T1"> </text:span>כאילו<text:span text:style-name="T1"> </text:span>חרב<text:span text:style-name="T1"> </text:span>מונחת<text:span text:style-name="T1"> </text:span>לו<text:span text:style-name="T1"> </text:span>בין<text:span text:style-name="T1"> </text:span>שתי<text:span text:style-name="T1"> </text:span>כתיפיו; משלשה<text:span text:style-name="T1"> </text:span>עד<text:span text:style-name="T1"> </text:span>שבעה<text:span text:style-name="T1"> </text:span>- כאילו<text:span text:style-name="T1"> </text:span>מונחת<text:span text:style-name="T1"> </text:span>לו<text:span text:style-name="T1"> </text:span>כנגדו<text:span text:style-name="T1"> </text:span>בקרן<text:span text:style-name="T1"> </text:span>זוית; מכאן<text:span text:style-name="T1"> </text:span>ואילך<text:span text:style-name="T1"> </text:span>כאילו<text:span text:style-name="T1"> </text:span>עוברת<text:span text:style-name="T1"> </text:span>כנגדו<text:span text:style-name="T1"> </text:span>בשוק. <text:s/></text:p>
      <text:p text:style-name="P9"/>
      <text:p text:style-name="P9">ולא<text:span text:style-name="T1"> </text:span>של<text:span text:style-name="T1"> </text:span>נשים<text:span text:style-name="T1"> </text:span>לעולם<text:span text:style-name="T1"> </text:span>מפני<text:span text:style-name="T1"> </text:span>הכבוד: <text:s/></text:p>
      <text:p text:style-name="P9">אמרי<text:span text:style-name="T1"> </text:span>נהרדעי: לא<text:span text:style-name="T1"> </text:span>שנו</text:p>
      <text:p text:style-name="P9"/>
      <text:p text:style-name="P9">(מועד<text:span text:style-name="T1"> </text:span>קטן<text:span text:style-name="T1"> </text:span>כח,א)</text:p>
      <text:p text:style-name="P9">אלא<text:span text:style-name="T1"> </text:span>חיה<text:span text:style-name="T1"> </text:span><text:span text:style-name="T7">(שמתה</text:span><text:span text:style-name="T2"> </text:span><text:span text:style-name="T7">מחמת</text:span><text:span text:style-name="T2"> </text:span><text:span text:style-name="T7">וולד, שהיא</text:span><text:span text:style-name="T2"> </text:span><text:span text:style-name="T7">שופעת</text:span><text:span text:style-name="T9">)</text:span>, אבל<text:span text:style-name="T1"> </text:span>שאר<text:span text:style-name="T1"> </text:span>נשים<text:span text:style-name="T1"> </text:span>מניחין;</text:p>
      <text:p text:style-name="P9">רבי<text:span text:style-name="T1"> </text:span>אלעזר<text:span text:style-name="T1"> </text:span>אמר: אפילו<text:span text:style-name="T1"> </text:span>שאר<text:span text:style-name="T1"> </text:span>הנשים, דכתיב<text:span text:style-name="T1"> </text:span><text:span text:style-name="T8">(במדבר</text:span><text:span text:style-name="T4"> </text:span><text:span text:style-name="T8">כ,א)</text:span><text:span text:style-name="T35"> </text:span><text:span text:style-name="T36">[וַיָּבֹאוּ</text:span><text:span text:style-name="T2"> </text:span><text:span text:style-name="T36">בְנֵי</text:span><text:span text:style-name="T2"> </text:span><text:span text:style-name="T36">יִשְׂרָאֵל</text:span><text:span text:style-name="T2"> </text:span><text:span text:style-name="T36">כָּל</text:span><text:span text:style-name="T2"> </text:span><text:span text:style-name="T36">הָעֵדָה</text:span><text:span text:style-name="T2"> </text:span><text:span text:style-name="T36">מִדְבַּר</text:span><text:span text:style-name="T2"> </text:span><text:span text:style-name="T36">צִן</text:span><text:span text:style-name="T2"> </text:span><text:span text:style-name="T36">בַּחֹדֶשׁ</text:span><text:span text:style-name="T2"> </text:span><text:span text:style-name="T36">הָרִאשׁוֹן</text:span><text:span text:style-name="T2"> </text:span><text:span text:style-name="T36">וַיֵּשֶׁב</text:span><text:span text:style-name="T2"> </text:span><text:span text:style-name="T36">הָעָם</text:span><text:span text:style-name="T2"> </text:span><text:span text:style-name="T36">בְּקָדֵשׁ]</text:span><text:span text:style-name="T35"> וַתָּמָת</text:span><text:span text:style-name="T1"> </text:span><text:span text:style-name="T35">שָׁם</text:span><text:span text:style-name="T1"> </text:span><text:span text:style-name="T35">מִרְיָם</text:span><text:span text:style-name="T1"> </text:span><text:span text:style-name="T35">וַתִּקָּבֵר</text:span><text:span text:style-name="T1"> </text:span><text:span text:style-name="T35">שָׁם</text:span><text:span text:style-name="T1"> </text:span>- סמוך<text:span text:style-name="T1"> </text:span>למיתה<text:span text:style-name="T1"> </text:span>קבורה;</text:p>
      <text:p text:style-name="P9">ואמר<text:span text:style-name="T1"> </text:span>רבי<text:span text:style-name="T1"> </text:span>אלעזר: אף<text:span text:style-name="T1"> </text:span>מרים<text:span text:style-name="T1"> </text:span>בנשיקה<text:span text:style-name="T1"> </text:span>מתה: אתיא<text:span text:style-name="T1"> </text:span><text:span text:style-name="T35">שָׁם</text:span><text:span text:style-name="T1"> </text:span><text:span text:style-name="T35">שָׁם</text:span><text:span text:style-name="T1"> </text:span>ממשה<text:span text:style-name="T1"> </text:span><text:span text:style-name="T96">[שנאמר</text:span><text:span text:style-name="T2"> </text:span><text:span text:style-name="T96">במשה: </text:span><text:span text:style-name="T8">[דברים</text:span><text:span text:style-name="T4"> </text:span><text:span text:style-name="T8">לד,ה]</text:span><text:span text:style-name="T36"> וַיָּמָת</text:span><text:span text:style-name="T2"> </text:span><text:span text:style-name="T36">שָׁם</text:span><text:span text:style-name="T2"> </text:span><text:span text:style-name="T36">מֹשֶׁה</text:span><text:span text:style-name="T2"> </text:span><text:span text:style-name="T36">עֶבֶד</text:span><text:span text:style-name="T2"> </text:span><text:span text:style-name="T36">ה' בְּאֶרֶץ</text:span><text:span text:style-name="T2"> </text:span><text:span text:style-name="T36">מוֹאָב</text:span><text:span text:style-name="T2"> </text:span><text:span text:style-name="T36">עַל</text:span><text:span text:style-name="T2"> </text:span><text:span text:style-name="T36">פִּי</text:span><text:span text:style-name="T2"> </text:span><text:span text:style-name="T36">ה'</text:span><text:span text:style-name="T96">]</text:span>; ומפני<text:span text:style-name="T1"> </text:span>מה<text:span text:style-name="T1"> </text:span>לא<text:span text:style-name="T1"> </text:span>נאמר<text:span text:style-name="T1"> </text:span>בה<text:span text:style-name="T1"> </text:span>'<text:span text:style-name="T35">על</text:span><text:span text:style-name="T1"> </text:span><text:span text:style-name="T35">פי</text:span><text:span text:style-name="T1"> </text:span><text:span text:style-name="T35">ה'</text:span>'? - מפני<text:span text:style-name="T1"> </text:span>שגנאי<text:span text:style-name="T1"> </text:span>הדבר<text:span text:style-name="T1"> </text:span>לאומרו.</text:p>
      <text:p text:style-name="P9">אמר<text:span text:style-name="T1"> </text:span>רבי<text:span text:style-name="T1"> </text:span>אמי: למה<text:span text:style-name="T1"> </text:span>נסמכה<text:span text:style-name="T1"> </text:span>מיתת<text:span text:style-name="T1"> </text:span>מרים<text:span text:style-name="T1"> </text:span>לפרשת<text:span text:style-name="T1"> </text:span>פרה<text:span text:style-name="T1"> </text:span>אדומה? - לומר<text:span text:style-name="T1"> </text:span>לך: מה<text:span text:style-name="T1"> </text:span>פרה<text:span text:style-name="T1"> </text:span>אדומה<text:span text:style-name="T1"> </text:span>מכפרת<text:span text:style-name="T1"> </text:span>- אף<text:span text:style-name="T1"> </text:span>מיתתן<text:span text:style-name="T1"> </text:span>של<text:span text:style-name="T1"> </text:span>צדיקים<text:span text:style-name="T1"> </text:span>מכפרת.</text:p>
      <text:p text:style-name="P9">אמר<text:span text:style-name="T1"> </text:span>רבי<text:span text:style-name="T1"> </text:span>אלעזר: למה<text:span text:style-name="T1"> </text:span>נסמכה<text:span text:style-name="T1"> </text:span>מיתת<text:span text:style-name="T1"> </text:span>אהרן<text:span text:style-name="T1"> </text:span>לבגדי<text:span text:style-name="T1"> </text:span>כהונה? - מה<text:span text:style-name="T1"> </text:span>בגדי<text:span text:style-name="T1"> </text:span>כהונה<text:span text:style-name="T1"> </text:span>מכפרין<text:span text:style-name="T1"> </text:span>אף<text:span text:style-name="T1"> </text:span>מיתתן<text:span text:style-name="T1"> </text:span>של<text:span text:style-name="T1"> </text:span>צדיקים<text:span text:style-name="T1"> </text:span>מכפרת.</text:p>
      <text:p text:style-name="P9"/>
      <text:p text:style-name="P9">תנו<text:span text:style-name="T1"> </text:span>רבנן: '<text:span text:style-name="T41">מת</text:span><text:span text:style-name="T42"> </text:span><text:span text:style-name="T41">פתאום</text:span><text:span text:style-name="T42"> </text:span><text:span text:style-name="T7">(שלא</text:span><text:span text:style-name="T2"> </text:span><text:span text:style-name="T7">חלה</text:span><text:span text:style-name="T9">)</text:span><text:span text:style-name="T41"> - זו</text:span><text:span text:style-name="T42"> </text:span><text:span text:style-name="T41">היא</text:span><text:span text:style-name="T42"> </text:span><text:span text:style-name="T41">מיתה</text:span><text:span text:style-name="T42"> </text:span><text:span text:style-name="T41">חטופה;</text:span></text:p>
      <text:p text:style-name="P18">חלה<text:span text:style-name="T1"> </text:span>יום<text:span text:style-name="T1"> </text:span>אחד<text:span text:style-name="T1"> </text:span>ומת<text:span text:style-name="T1"> </text:span>- זו<text:span text:style-name="T1"> </text:span>היא<text:span text:style-name="T1"> </text:span>מיתה<text:span text:style-name="T1"> </text:span>דחופה.</text:p>
      <text:p text:style-name="P9"><text:span text:style-name="T41">רבי</text:span><text:span text:style-name="T42"> </text:span><text:span text:style-name="T41">חנניא</text:span><text:span text:style-name="T42"> </text:span><text:span text:style-name="T41">בן</text:span><text:span text:style-name="T42"> </text:span><text:span text:style-name="T41">גמליאל</text:span><text:span text:style-name="T42"> </text:span><text:span text:style-name="T41">אומר: זו</text:span><text:span text:style-name="T42"> </text:span><text:span text:style-name="T41">היא</text:span><text:span text:style-name="T42"> </text:span><text:span text:style-name="T41">מיתת</text:span><text:span text:style-name="T42"> </text:span><text:span text:style-name="T41">מגפה, שנאמר</text:span><text:span text:style-name="T42"> </text:span><text:span text:style-name="T8">(יחזקאל</text:span><text:span text:style-name="T4"> </text:span><text:span text:style-name="T8">כד,טז)</text:span><text:span text:style-name="T45"> בֶּן</text:span><text:span text:style-name="T42"> </text:span><text:span text:style-name="T45">אָדָם</text:span><text:span text:style-name="T42"> </text:span><text:span text:style-name="T45">הִנְנִי</text:span><text:span text:style-name="T42"> </text:span><text:span text:style-name="T45">לֹקֵחַ</text:span><text:span text:style-name="T42"> </text:span><text:span text:style-name="T45">מִמְּךָ</text:span><text:span text:style-name="T42"> </text:span><text:span text:style-name="T45">אֶת</text:span><text:span text:style-name="T42"> </text:span><text:span text:style-name="T45">מַחְמַד</text:span><text:span text:style-name="T42"> </text:span><text:span text:style-name="T45">עֵינֶיךָ</text:span><text:span text:style-name="T42"> </text:span><text:span text:style-name="T45">בְּמַגֵּפָה</text:span><text:span text:style-name="T42"> </text:span><text:span text:style-name="T36">[וְלֹא</text:span><text:span text:style-name="T2"> </text:span><text:span text:style-name="T36">תִסְפֹּד</text:span><text:span text:style-name="T2"> </text:span><text:span text:style-name="T36">וְלֹא</text:span><text:span text:style-name="T2"> </text:span><text:span text:style-name="T36">תִבְכֶּה</text:span><text:span text:style-name="T2"> </text:span><text:span text:style-name="T36">וְלוֹא</text:span><text:span text:style-name="T2"> </text:span><text:span text:style-name="T36">תָבוֹא</text:span><text:span text:style-name="T2"> </text:span><text:span text:style-name="T36">דִּמְעָתֶךָ]</text:span><text:span text:style-name="T41">, וכתיב</text:span><text:span text:style-name="T42"> </text:span><text:span text:style-name="T8">(יחזקאל</text:span><text:span text:style-name="T4"> </text:span><text:span text:style-name="T8">כד,יח)</text:span><text:span text:style-name="T45"> וָאֲדַבֵּר</text:span><text:span text:style-name="T42"> </text:span><text:span text:style-name="T45">אֶל</text:span><text:span text:style-name="T42"> </text:span><text:span text:style-name="T45">הָעָם</text:span><text:span text:style-name="T42"> </text:span><text:span text:style-name="T45">בַּבֹּקֶר</text:span><text:span text:style-name="T42"> </text:span><text:span text:style-name="T45">וַתָּמָת</text:span><text:span text:style-name="T42"> </text:span><text:span text:style-name="T45">אִשְׁתִּי</text:span><text:span text:style-name="T42"> </text:span><text:span text:style-name="T45">בָּעָרֶב</text:span><text:span text:style-name="T42"> </text:span><text:span text:style-name="T36">[וָאַעַשׂ</text:span><text:span text:style-name="T2"> </text:span><text:span text:style-name="T36">בַּבֹּקֶר</text:span><text:span text:style-name="T2"> </text:span><text:span text:style-name="T36">כַּאֲשֶׁר</text:span><text:span text:style-name="T2"> </text:span><text:span text:style-name="T36">צֻוֵּיתִי]</text:span><text:span text:style-name="T41">; </text:span></text:p>
      <text:p text:style-name="P18">שני<text:span text:style-name="T1"> </text:span>ימים<text:span text:style-name="T1"> </text:span>ומת<text:span text:style-name="T1"> </text:span>- זו<text:span text:style-name="T1"> </text:span>היא<text:span text:style-name="T1"> </text:span>מיתה<text:span text:style-name="T1"> </text:span>דחויה;</text:p>
      <text:p text:style-name="P18">שלשה<text:span text:style-name="T1"> – </text:span>גערה;</text:p>
      <text:p text:style-name="P18">ארבעה<text:span text:style-name="T1"> – </text:span>נזיפה;</text:p>
      <text:p text:style-name="P18">חמשה<text:span text:style-name="T1"> </text:span>- זו<text:span text:style-name="T1"> </text:span>היא<text:span text:style-name="T1"> </text:span>מיתת<text:span text:style-name="T1"> </text:span>כל<text:span text:style-name="T1"> </text:span>אדם, </text:p>
      <text:p text:style-name="P32">אמר<text:span text:style-name="T1"> </text:span>רבי<text:span text:style-name="T1"> </text:span>חנין: מאי<text:span text:style-name="T1"> </text:span>קרא? - <text:span text:style-name="T8">(דברים</text:span><text:span text:style-name="T4"> </text:span><text:span text:style-name="T8">לא,יד)</text:span><text:span text:style-name="T36"> [וַיֹּאמֶר</text:span><text:span text:style-name="T2"> </text:span><text:span text:style-name="T36">ה' אֶל</text:span><text:span text:style-name="T2"> </text:span><text:span text:style-name="T36">מֹשֶׁה]</text:span><text:span text:style-name="T35"> הֵן</text:span><text:span text:style-name="T1"> </text:span><text:span text:style-name="T35">קָרְבוּ</text:span><text:span text:style-name="T1"> </text:span><text:span text:style-name="T35">יָמֶיךָ</text:span><text:span text:style-name="T1"> </text:span><text:span text:style-name="T35">לָמוּת</text:span><text:span text:style-name="T1"> </text:span><text:span text:style-name="T36">[קְרָא</text:span><text:span text:style-name="T2"> </text:span><text:span text:style-name="T36">אֶת</text:span><text:span text:style-name="T2"> </text:span><text:span text:style-name="T36">יְהוֹשֻׁעַ</text:span><text:span text:style-name="T2"> </text:span><text:span text:style-name="T36">וְהִתְיַצְּבוּ</text:span><text:span text:style-name="T2"> </text:span><text:span text:style-name="T36">בְּאֹהֶל</text:span><text:span text:style-name="T2"> </text:span><text:span text:style-name="T36">מוֹעֵד</text:span><text:span text:style-name="T2"> </text:span><text:span text:style-name="T36">וַאֲצַוֶּנּוּ</text:span><text:span text:style-name="T2"> </text:span><text:span text:style-name="T36">וַיֵּלֶךְ</text:span><text:span text:style-name="T2"> </text:span><text:span text:style-name="T36">מֹשֶׁה</text:span><text:span text:style-name="T2"> </text:span><text:span text:style-name="T36">וִיהוֹשֻׁעַ</text:span><text:span text:style-name="T2"> </text:span><text:span text:style-name="T36">וַיִּתְיַצְּבוּ</text:span><text:span text:style-name="T2"> </text:span><text:span text:style-name="T36">בְּאֹהֶל</text:span><text:span text:style-name="T2"> </text:span><text:span text:style-name="T36">מוֹעֵד]</text:span>: הן<text:span text:style-name="T1"> – </text:span>חד, קרבו<text:span text:style-name="T1"> </text:span>- תרי<text:span text:style-name="T1"> </text:span>ימיך<text:span text:style-name="T1"> – </text:span>תרי, הא<text:span text:style-name="T1"> </text:span>חמשה; </text:p>
      <text:p text:style-name="P32">הן<text:span text:style-name="T1"> </text:span>= חד, שכן<text:span text:style-name="T1"> </text:span>בלשון<text:span text:style-name="T1"> </text:span>יוני<text:span text:style-name="T1"> </text:span>קורין<text:span text:style-name="T1"> </text:span>לאחת<text:span text:style-name="T1"> </text:span>הן. </text:p>
      <text:p text:style-name="P9"><text:span text:style-name="T41">מת</text:span><text:span text:style-name="T42"> </text:span><text:span text:style-name="T41">בחמשים</text:span><text:span text:style-name="T42"> </text:span><text:span text:style-name="T41">שנה</text:span><text:span text:style-name="T42"> </text:span><text:span text:style-name="T7">(ולמעלה</text:span><text:span text:style-name="T9">)</text:span><text:span text:style-name="T41"> - זו</text:span><text:span text:style-name="T42"> </text:span><text:span text:style-name="T41">היא</text:span><text:span text:style-name="T42"> </text:span><text:span text:style-name="T41">מיתת</text:span><text:span text:style-name="T42"> </text:span><text:span text:style-name="T41">כרת; </text:span></text:p>
      <text:p text:style-name="P18">חמשים<text:span text:style-name="T1"> </text:span>ושתים<text:span text:style-name="T1"> </text:span>שנה<text:span text:style-name="T1"> </text:span>- זו<text:span text:style-name="T1"> </text:span>היא<text:span text:style-name="T1"> </text:span>מיתתו<text:span text:style-name="T1"> </text:span>של<text:span text:style-name="T1"> </text:span>שמואל<text:span text:style-name="T1"> </text:span>הרמתי;</text:p>
      <text:h text:style-name="P50" text:outline-level="1">ששים<text:span text:style-name="T120"> </text:span>- זו<text:span text:style-name="T120"> </text:span>היא<text:span text:style-name="T120"> </text:span>מיתה<text:span text:style-name="T120"> </text:span>בידי<text:span text:style-name="T120"> </text:span>שמים;</text:h>
      <text:p text:style-name="P32">אמר<text:span text:style-name="T1"> </text:span>מר<text:span text:style-name="T1"> </text:span>זוטרא: מאי<text:span text:style-name="T1"> </text:span>קרא? - דכתיב<text:span text:style-name="T1"> </text:span><text:span text:style-name="T8">(איוב</text:span><text:span text:style-name="T4"> </text:span><text:span text:style-name="T8">ה,כו)</text:span><text:span text:style-name="T35"> תָּבוֹא</text:span><text:span text:style-name="T1"> </text:span><text:span text:style-name="T35">בְכֶלַח</text:span><text:span text:style-name="T1"> </text:span><text:span text:style-name="T35">אֱלֵי</text:span><text:span text:style-name="T1"> </text:span><text:span text:style-name="T35">קָבֶר</text:span><text:span text:style-name="T1"> </text:span><text:span text:style-name="T36">[כַּעֲלוֹת</text:span><text:span text:style-name="T2"> </text:span><text:span text:style-name="T36">גָּדִישׁ</text:span><text:span text:style-name="T2"> </text:span><text:span text:style-name="T36">בְּעִתּוֹ]</text:span> 'ב-כ-ל-ח' בגימטריא<text:span text:style-name="T1"> </text:span>שיתין<text:span text:style-name="T1"> </text:span>הוו; </text:p>
      <text:p text:style-name="P9"><text:span text:style-name="T41">שבעים</text:span><text:span text:style-name="T42"> – </text:span><text:span text:style-name="T41">שיבה, שמונים</text:span><text:span text:style-name="T42"> – </text:span><text:span text:style-name="T41">גבורות</text:span>'. </text:p>
      <text:p text:style-name="P32"><text:soft-page-break/>דכתיב<text:span text:style-name="T1"> </text:span><text:span text:style-name="T8">(תהלים</text:span><text:span text:style-name="T4"> </text:span><text:span text:style-name="T8">צ,י)</text:span><text:span text:style-name="T35"> יְמֵי</text:span><text:span text:style-name="T1"> </text:span><text:span text:style-name="T35">שְׁנוֹתֵינוּ</text:span><text:span text:style-name="T1"> </text:span><text:span text:style-name="T35">בָהֶם</text:span><text:span text:style-name="T1"> </text:span><text:span text:style-name="T35">שִׁבְעִים</text:span><text:span text:style-name="T1"> </text:span><text:span text:style-name="T35">שָׁנָה</text:span><text:span text:style-name="T1"> </text:span><text:span text:style-name="T35">וְאִם</text:span><text:span text:style-name="T1"> </text:span><text:span text:style-name="T35">בִּגְבוּרֹת</text:span><text:span text:style-name="T1"> </text:span><text:span text:style-name="T35">שְׁמוֹנִים</text:span><text:span text:style-name="T1"> </text:span><text:span text:style-name="T35">שָׁנָה</text:span><text:span text:style-name="T1"> </text:span><text:span text:style-name="T36">[וְרָהְבָּם</text:span><text:span text:style-name="T2"> </text:span><text:span text:style-name="T36">עָמָל</text:span><text:span text:style-name="T2"> </text:span><text:span text:style-name="T36">וָאָוֶן</text:span><text:span text:style-name="T2"> </text:span><text:span text:style-name="T36">כִּי</text:span><text:span text:style-name="T2"> </text:span><text:span text:style-name="T36">גָז</text:span><text:span text:style-name="T2"> </text:span><text:span text:style-name="T36">חִישׁ</text:span><text:span text:style-name="T2"> </text:span><text:span text:style-name="T36">וַנָּעֻפָה]</text:span>.</text:p>
      <text:p text:style-name="P9">אמר<text:span text:style-name="T1"> </text:span>רבה: מחמשים<text:span text:style-name="T1"> </text:span><text:span text:style-name="T7">(ולמעלה</text:span><text:span text:style-name="T9">)</text:span> ועד<text:span text:style-name="T1"> </text:span>ששים<text:span text:style-name="T1"> </text:span>שנה<text:span text:style-name="T1"> </text:span>- זו<text:span text:style-name="T1"> </text:span>היא<text:span text:style-name="T1"> </text:span>מיתת<text:span text:style-name="T1"> </text:span>כרת, והאי<text:span text:style-name="T1"> </text:span>דלא<text:span text:style-name="T1"> </text:span>חשיב<text:span text:style-name="T1"> </text:span>להו<text:span text:style-name="T1"> </text:span><text:span text:style-name="T7">(בהדי</text:span><text:span text:style-name="T2"> </text:span><text:span text:style-name="T7">כרת</text:span><text:span text:style-name="T9">)</text:span> - משום<text:span text:style-name="T1"> </text:span>כבודו<text:span text:style-name="T1"> </text:span>של<text:span text:style-name="T1"> </text:span>שמואל<text:span text:style-name="T1"> </text:span>הרמתי.</text:p>
      <text:p text:style-name="P9">רב<text:span text:style-name="T1"> </text:span>יוסף, כי<text:span text:style-name="T1"> </text:span>הוה<text:span text:style-name="T1"> </text:span>בר<text:span text:style-name="T1"> </text:span>שיתין<text:span text:style-name="T1"> </text:span>- עבד<text:span text:style-name="T1"> </text:span>להו<text:span text:style-name="T1"> </text:span>יומא<text:span text:style-name="T1"> </text:span>טבא<text:span text:style-name="T1"> </text:span>לרבנן, אמר: נפקי<text:span text:style-name="T1"> </text:span>לי<text:span text:style-name="T1"> </text:span>מכרת! </text:p>
      <text:p text:style-name="P9">אמר<text:span text:style-name="T1"> </text:span>ליה<text:span text:style-name="T1"> </text:span>אביי: נהי<text:span text:style-name="T1"> </text:span>דנפק<text:span text:style-name="T1"> </text:span>ליה<text:span text:style-name="T1"> </text:span>מר<text:span text:style-name="T1"> </text:span>מכרת<text:span text:style-name="T1"> </text:span>דשָׁני<text:span text:style-name="T1"> </text:span>- מכרת<text:span text:style-name="T1"> </text:span>דיומי<text:span text:style-name="T1"> </text:span><text:span text:style-name="T7">(שמא</text:span><text:span text:style-name="T2"> </text:span><text:span text:style-name="T7">ימות</text:span><text:span text:style-name="T2"> </text:span><text:span text:style-name="T7">מיתה</text:span><text:span text:style-name="T2"> </text:span><text:span text:style-name="T7">חטופה</text:span><text:span text:style-name="T9">)</text:span> מי<text:span text:style-name="T1"> </text:span>נפיק<text:span text:style-name="T1"> </text:span>מר? </text:p>
      <text:p text:style-name="P9">אמר<text:span text:style-name="T1"> </text:span>ליה: נקוט<text:span text:style-name="T1"> </text:span>לך<text:span text:style-name="T1"> </text:span>מיהא<text:span text:style-name="T1"> </text:span>פלגא<text:span text:style-name="T1"> </text:span>בידך<text:span text:style-name="T1"> </text:span><text:span text:style-name="T7">(דמכרת</text:span><text:span text:style-name="T2"> </text:span><text:span text:style-name="T7">דשָׁני</text:span><text:span text:style-name="T2"> </text:span><text:span text:style-name="T7">מיהא</text:span><text:span text:style-name="T2"> </text:span><text:span text:style-name="T7">פלטי</text:span><text:span text:style-name="T2"> </text:span><text:span text:style-name="T7">לי</text:span><text:span text:style-name="T9">)</text:span>. </text:p>
      <text:p text:style-name="P9"/>
      <text:p text:style-name="P9">רב<text:span text:style-name="T1"> </text:span>הונא<text:span text:style-name="T1"> </text:span>נח<text:span text:style-name="T1"> </text:span>נפשיה<text:span text:style-name="T1"> </text:span>פתאום, הוו<text:span text:style-name="T1"> </text:span>קא<text:span text:style-name="T1"> </text:span>דייגי<text:span text:style-name="T1"> </text:span><text:span text:style-name="T96">[דאגו]</text:span> רבנן, תנא<text:span text:style-name="T1"> </text:span>להו<text:span text:style-name="T1"> </text:span>זוגא<text:span text:style-name="T1"> </text:span>דמהדייב<text:span text:style-name="T1"> </text:span><text:span text:style-name="T96">[שני</text:span><text:span text:style-name="T2"> </text:span><text:span text:style-name="T96">תלמידי</text:span><text:span text:style-name="T2"> </text:span><text:span text:style-name="T96">חכמים</text:span><text:span text:style-name="T2"> </text:span><text:span text:style-name="T96">מהעיר</text:span><text:span text:style-name="T2"> </text:span><text:span text:style-name="T96">הדייב, או</text:span><text:span text:style-name="T2"> </text:span><text:span text:style-name="T96">תלמיד</text:span><text:span text:style-name="T2"> </text:span><text:span text:style-name="T96">חכם</text:span><text:span text:style-name="T2"> </text:span><text:span text:style-name="T96">ששמו</text:span><text:span text:style-name="T2"> </text:span><text:span text:style-name="T96">זוגא</text:span><text:span text:style-name="T2"> </text:span><text:span text:style-name="T96">מהעיר</text:span><text:span text:style-name="T2"> </text:span><text:span text:style-name="T96">הדייב]</text:span>: לא<text:span text:style-name="T1"> </text:span>שנו<text:span text:style-name="T1"> </text:span>אלא<text:span text:style-name="T1"> </text:span>שלא<text:span text:style-name="T1"> </text:span>הגיע<text:span text:style-name="T1"> </text:span>לגבורות, אבל<text:span text:style-name="T1"> </text:span>הגיע<text:span text:style-name="T1"> </text:span>לגבורות<text:span text:style-name="T1"> </text:span>- זו<text:span text:style-name="T1"> </text:span>היא<text:span text:style-name="T1"> </text:span>מיתת<text:span text:style-name="T1"> </text:span>נשיקה.</text:p>
      <text:p text:style-name="P9">אמר<text:span text:style-name="T1"> </text:span>רבא: חיי<text:span text:style-name="T1"> </text:span>בני<text:span text:style-name="T1"> </text:span>ומזוני<text:span text:style-name="T1"> </text:span>- לא<text:span text:style-name="T1"> </text:span>בזכותא<text:span text:style-name="T1"> </text:span>תליא<text:span text:style-name="T1"> </text:span>מילתא<text:span text:style-name="T1"> </text:span>אלא<text:span text:style-name="T1"> </text:span>במזלא<text:span text:style-name="T1"> </text:span>תליא<text:span text:style-name="T1"> </text:span>מילתא, דהא<text:span text:style-name="T1"> </text:span>רבה<text:span text:style-name="T1"> </text:span>ורב<text:span text:style-name="T1"> </text:span>חסדא<text:span text:style-name="T1"> </text:span>- תרוייהו<text:span text:style-name="T1"> </text:span>רבנן<text:span text:style-name="T1"> </text:span>צדיקי<text:span text:style-name="T1"> </text:span>הוו, מר<text:span text:style-name="T1"> </text:span>מצלי<text:span text:style-name="T1"> </text:span>ואתי<text:span text:style-name="T1"> </text:span>מיטרא<text:span text:style-name="T1"> </text:span>ומר<text:span text:style-name="T1"> </text:span>מצלי<text:span text:style-name="T1"> </text:span>ואתי<text:span text:style-name="T1"> </text:span>מיטרא; רב<text:span text:style-name="T1"> </text:span>חסדא<text:span text:style-name="T1"> </text:span>חיה<text:span text:style-name="T1"> </text:span>תשעין<text:span text:style-name="T1"> </text:span>ותרתין<text:span text:style-name="T1"> </text:span>שנין<text:span text:style-name="T1"> </text:span>- רבה<text:span text:style-name="T1"> </text:span>חיה<text:span text:style-name="T1"> </text:span>ארבעין; בי<text:span text:style-name="T1"> </text:span>רב<text:span text:style-name="T1"> </text:span>חסדא<text:span text:style-name="T1"> </text:span>שיתין<text:span text:style-name="T1"> </text:span>הלולי<text:span text:style-name="T1"> </text:span><text:span text:style-name="T96">[חתונות]</text:span> - בי<text:span text:style-name="T1"> </text:span>רבה<text:span text:style-name="T1"> </text:span>שיתין<text:span text:style-name="T1"> </text:span>תיכלי<text:span text:style-name="T1"> </text:span><text:span text:style-name="T96">[מקרה</text:span><text:span text:style-name="T2"> </text:span><text:span text:style-name="T96">שכול, מות]</text:span>; בי<text:span text:style-name="T1"> </text:span>רב<text:span text:style-name="T1"> </text:span>חסדא<text:span text:style-name="T1"> </text:span>סמידא<text:span text:style-name="T1"> </text:span><text:span text:style-name="T96">[סולת]</text:span> לכלבי<text:span text:style-name="T1"> </text:span>ולא<text:span text:style-name="T1"> </text:span>מתבעי<text:span text:style-name="T1"> </text:span><text:span text:style-name="T96">[ואין</text:span><text:span text:style-name="T2"> </text:span><text:span text:style-name="T96">כלב</text:span><text:span text:style-name="T2"> </text:span><text:span text:style-name="T96">מבקש, כי</text:span><text:span text:style-name="T2"> </text:span><text:span text:style-name="T96">יש</text:span><text:span text:style-name="T2"> </text:span><text:span text:style-name="T96">כל</text:span><text:span text:style-name="T2"> </text:span><text:span text:style-name="T96">כך</text:span><text:span text:style-name="T2"> </text:span><text:span text:style-name="T96">הרבה]</text:span> - בי<text:span text:style-name="T1"> </text:span>רבה<text:span text:style-name="T1"> </text:span>- נהמא<text:span text:style-name="T1"> </text:span>דשערי<text:span text:style-name="T1"> </text:span><text:span text:style-name="T96">[לחם</text:span><text:span text:style-name="T2"> </text:span><text:span text:style-name="T96">שעורין]</text:span> לאינשי<text:span text:style-name="T1"> </text:span>ולא<text:span text:style-name="T1"> </text:span>משתכח!</text:p>
      <text:p text:style-name="P9">ואמר<text:span text:style-name="T1"> </text:span>רבא: הני<text:span text:style-name="T1"> </text:span>תלת<text:span text:style-name="T1"> </text:span>מילי<text:span text:style-name="T1"> </text:span>בעאי<text:span text:style-name="T1"> </text:span>קמי<text:span text:style-name="T1"> </text:span>שמיא, תרתי<text:span text:style-name="T1"> </text:span>יהבו<text:span text:style-name="T1"> </text:span>לי, חדא<text:span text:style-name="T1"> </text:span>לא<text:span text:style-name="T1"> </text:span>יהבו<text:span text:style-name="T1"> </text:span>לי: חוכמתיה<text:span text:style-name="T1"> </text:span>דרב<text:span text:style-name="T1"> </text:span>הונא, ועותריה<text:span text:style-name="T1"> </text:span>דרב<text:span text:style-name="T1"> </text:span>חסדא<text:span text:style-name="T1"> </text:span>- ויהבו<text:span text:style-name="T1"> </text:span>לי; ענותנותיה<text:span text:style-name="T1"> </text:span>דרבה<text:span text:style-name="T1"> </text:span>בר<text:span text:style-name="T1"> </text:span>רב<text:span text:style-name="T1"> </text:span>הונא<text:span text:style-name="T1"> </text:span>לא<text:span text:style-name="T1"> </text:span>יהבו<text:span text:style-name="T1"> </text:span>לי.</text:p>
      <text:p text:style-name="P9">רב<text:span text:style-name="T1"> </text:span>שעורים, אחוה<text:span text:style-name="T1"> </text:span>דרבא, הוה<text:span text:style-name="T1"> </text:span>יתיב<text:span text:style-name="T1"> </text:span>קמיה<text:span text:style-name="T1"> </text:span>דרבא; חזייה<text:span text:style-name="T1"> </text:span>דהוה<text:span text:style-name="T1"> </text:span>קא<text:span text:style-name="T1"> </text:span>מנמנם<text:span text:style-name="T1"> </text:span><text:span text:style-name="T7">(גוסס</text:span><text:span text:style-name="T9">)</text:span>, אמר<text:span text:style-name="T1"> </text:span>ליה<text:span text:style-name="T1"> </text:span><text:span text:style-name="T7">(רבא</text:span><text:span text:style-name="T2"> </text:span><text:span text:style-name="T7">לרב</text:span><text:span text:style-name="T2"> </text:span><text:span text:style-name="T7">שעורים</text:span><text:span text:style-name="T9">)</text:span>: לימא<text:span text:style-name="T1"> </text:span>ליה<text:span text:style-name="T1"> </text:span>מר<text:span text:style-name="T1"> </text:span><text:span text:style-name="T7">(למלאך</text:span><text:span text:style-name="T2"> </text:span><text:span text:style-name="T7">המות</text:span><text:span text:style-name="T9">)</text:span> דלא<text:span text:style-name="T1"> </text:span>לצערן! </text:p>
      <text:p text:style-name="P9">אמר<text:span text:style-name="T1"> </text:span>ליה: מר<text:span text:style-name="T1"> </text:span>לאו<text:span text:style-name="T1"> </text:span>שושביניה<text:span text:style-name="T1"> </text:span><text:span text:style-name="T7">(דמלאך</text:span><text:span text:style-name="T2"> </text:span><text:span text:style-name="T7">המות</text:span><text:span text:style-name="T9">)</text:span> הוא! </text:p>
      <text:p text:style-name="P9">אמר<text:span text:style-name="T1"> </text:span>ליה: כיון<text:span text:style-name="T1"> </text:span>דאימסר<text:span text:style-name="T1"> </text:span>מזלא<text:span text:style-name="T1"> </text:span><text:span text:style-name="T7">(איתרע</text:span><text:span text:style-name="T2"> </text:span><text:span text:style-name="T7">מזליה</text:span><text:span text:style-name="T9">)</text:span> - לא<text:span text:style-name="T1"> </text:span>אשגח<text:span text:style-name="T1"> </text:span>בי!</text:p>
      <text:p text:style-name="P9">אמר<text:span text:style-name="T1"> </text:span>ליה: ליתחזי<text:span text:style-name="T1"> </text:span>לי<text:span text:style-name="T1"> </text:span>מר<text:span text:style-name="T1"> </text:span><text:span text:style-name="T7">(בתר</text:span><text:span text:style-name="T2"> </text:span><text:span text:style-name="T7">מיתה</text:span><text:span text:style-name="T9">)</text:span>.</text:p>
      <text:p text:style-name="P9">איתחזי<text:span text:style-name="T1"> </text:span>ליה, אמר<text:span text:style-name="T1"> </text:span>ליה: הוה<text:span text:style-name="T1"> </text:span>ליה<text:span text:style-name="T1"> </text:span>למר<text:span text:style-name="T1"> </text:span>צערא?</text:p>
      <text:p text:style-name="P9">אמר<text:span text:style-name="T1"> </text:span>ליה: כי<text:span text:style-name="T1"> </text:span>ריבדא<text:span text:style-name="T1"> </text:span>דכוסילתא<text:span text:style-name="T1"> </text:span><text:span text:style-name="T96">[גלד</text:span><text:span text:style-name="T2"> </text:span><text:span text:style-name="T96">על</text:span><text:span text:style-name="T2"> </text:span><text:span text:style-name="T96">פצע]</text:span>.</text:p>
      <text:p text:style-name="P9"/>
      <text:p text:style-name="P9">רבא<text:span text:style-name="T1"> </text:span>הוה<text:span text:style-name="T1"> </text:span>יתיב<text:span text:style-name="T1"> </text:span>קמיה<text:span text:style-name="T1"> </text:span>דרב<text:span text:style-name="T1"> </text:span>נחמן, חזייה<text:span text:style-name="T1"> </text:span>דקא<text:span text:style-name="T1"> </text:span>מנמנם, אמר<text:span text:style-name="T1"> </text:span>ליה: לימא<text:span text:style-name="T1"> </text:span>ליה<text:span text:style-name="T1"> </text:span>מר<text:span text:style-name="T1"> </text:span>דלא<text:span text:style-name="T1"> </text:span>לצערן.</text:p>
      <text:p text:style-name="P9">אמר<text:span text:style-name="T1"> </text:span>ליה: מר<text:span text:style-name="T1"> </text:span>לאו<text:span text:style-name="T1"> </text:span>אדם<text:span text:style-name="T1"> </text:span>חשוב<text:span text:style-name="T1"> </text:span>הוא<text:span text:style-name="T1"> </text:span><text:span text:style-name="T7">(לימא</text:span><text:span text:style-name="T2"> </text:span><text:span text:style-name="T7">ליה</text:span><text:span text:style-name="T2"> </text:span><text:span text:style-name="T7">מר</text:span><text:span text:style-name="T9">)</text:span>? </text:p>
      <text:p text:style-name="P9">אמר<text:span text:style-name="T1"> </text:span>ליה: מאן<text:span text:style-name="T1"> </text:span>חשיב, מאן<text:span text:style-name="T1"> </text:span>סָפין, מאן<text:span text:style-name="T1"> </text:span>רָקיע<text:span text:style-name="T1"> </text:span><text:span text:style-name="T7">(מתוקן</text:span><text:span text:style-name="T2"> </text:span><text:span text:style-name="T7">למיבעי</text:span><text:span text:style-name="T2"> </text:span><text:span text:style-name="T7">מיניה</text:span><text:span text:style-name="T9">)</text:span>?</text:p>
      <text:p text:style-name="P9">אמר<text:span text:style-name="T1"> </text:span>ליה: ליתחזי<text:span text:style-name="T1"> </text:span>לי<text:span text:style-name="T1"> </text:span>מר! </text:p>
      <text:p text:style-name="P9">איתחזי<text:span text:style-name="T1"> </text:span>ליה, אמר<text:span text:style-name="T1"> </text:span>ליה: הוה<text:span text:style-name="T1"> </text:span>ליה<text:span text:style-name="T1"> </text:span>למר<text:span text:style-name="T1"> </text:span>צערא? </text:p>
      <text:p text:style-name="P9">אמר<text:span text:style-name="T1"> </text:span>ליה: כמישחל<text:span text:style-name="T1"> </text:span>בניתא<text:span text:style-name="T1"> </text:span>מחלבא<text:span text:style-name="T1"> </text:span><text:span text:style-name="T7">(כמושך</text:span><text:span text:style-name="T2"> </text:span><text:span text:style-name="T7">נימת</text:span><text:span text:style-name="T2"> </text:span><text:span text:style-name="T7">שער</text:span><text:span text:style-name="T2"> </text:span><text:span text:style-name="T7">מתוך</text:span><text:span text:style-name="T2"> </text:span><text:span text:style-name="T7">החלב</text:span><text:span text:style-name="T2"> </text:span><text:span text:style-name="T7">[רש"י</text:span><text:span text:style-name="T2"> </text:span><text:span text:style-name="T7">ברכות</text:span><text:span text:style-name="T2"> </text:span><text:span text:style-name="T7">ח,א]</text:span><text:span text:style-name="T9">)</text:span>, ואי<text:span text:style-name="T1"> </text:span>אמר<text:span text:style-name="T1"> </text:span>לי<text:span text:style-name="T1"> </text:span>הקב"ה<text:span text:style-name="T1"> </text:span>זיל<text:span text:style-name="T1"> </text:span>בההוא<text:span text:style-name="T1"> </text:span>עלמא<text:span text:style-name="T1"> </text:span>כד<text:span text:style-name="T1"> </text:span>הוית<text:span text:style-name="T1"> </text:span>- לא<text:span text:style-name="T1"> </text:span>בעינא, דנפיש<text:span text:style-name="T1"> </text:span>ביעתותיה<text:span text:style-name="T1"> </text:span><text:span text:style-name="T7">(דמלאך</text:span><text:span text:style-name="T2"> </text:span><text:span text:style-name="T7">המות</text:span><text:span text:style-name="T9">)</text:span>!</text:p>
      <text:p text:style-name="P9">רבי<text:span text:style-name="T1"> </text:span>אלעזר<text:span text:style-name="T1"> </text:span>הוה<text:span text:style-name="T1"> </text:span>קאכיל<text:span text:style-name="T1"> </text:span>תרומה; איתחזי<text:span text:style-name="T1"> </text:span>ליה<text:span text:style-name="T1"> </text:span><text:span text:style-name="T96">[מלאך</text:span><text:span text:style-name="T2"> </text:span><text:span text:style-name="T96">המות]</text:span>, אמר<text:span text:style-name="T1"> </text:span>ליה<text:span text:style-name="T1"> </text:span><text:span text:style-name="T96">[למלאך</text:span><text:span text:style-name="T2"> </text:span><text:span text:style-name="T96">המות]</text:span>: תרומה<text:span text:style-name="T1"> </text:span>קא<text:span text:style-name="T1"> </text:span>אכילנא, ולאו<text:span text:style-name="T1"> </text:span>קודש<text:span text:style-name="T1"> </text:span>איקרי? - חלפא<text:span text:style-name="T1"> </text:span>ליה<text:span text:style-name="T1"> </text:span>שעתא<text:span text:style-name="T1"> </text:span><text:span text:style-name="T96">[מלאך</text:span><text:span text:style-name="T2"> </text:span><text:span text:style-name="T96">המות</text:span><text:span text:style-name="T2"> </text:span><text:span text:style-name="T96">אינו</text:span><text:span text:style-name="T2"> </text:span><text:span text:style-name="T96">רוצה</text:span><text:span text:style-name="T2"> </text:span><text:span text:style-name="T96">לטמא</text:span><text:span text:style-name="T2"> </text:span><text:span text:style-name="T96">תרומה, וחלפה</text:span><text:span text:style-name="T2"> </text:span><text:span text:style-name="T96">השעה</text:span><text:span text:style-name="T2"> </text:span><text:span text:style-name="T96">שבה</text:span><text:span text:style-name="T2"> </text:span><text:span text:style-name="T96">היה</text:span><text:span text:style-name="T2"> </text:span><text:span text:style-name="T96">יכול</text:span><text:span text:style-name="T2"> </text:span><text:span text:style-name="T96">לקחת</text:span><text:span text:style-name="T2"> </text:span><text:span text:style-name="T96">את</text:span><text:span text:style-name="T2"> </text:span><text:span text:style-name="T96">רבי</text:span><text:span text:style-name="T2"> </text:span><text:span text:style-name="T96">אלעזר]</text:span>.</text:p>
      <text:p text:style-name="P9">רב<text:span text:style-name="T1"> </text:span>ששת<text:span text:style-name="T1"> </text:span>איתחזי<text:span text:style-name="T1"> </text:span>ליה<text:span text:style-name="T1"> </text:span>בשוקא, אמר<text:span text:style-name="T1"> </text:span>ליה<text:span text:style-name="T1"> </text:span><text:span text:style-name="T96">[למלאך</text:span><text:span text:style-name="T2"> </text:span><text:span text:style-name="T96">המות]</text:span>: בשוקא<text:span text:style-name="T1"> – </text:span>כבהמה? איתא<text:span text:style-name="T1"> </text:span><text:span text:style-name="T96">[אבוא]</text:span> לגבי<text:span text:style-name="T1"> </text:span>ביתא! </text:p>
      <text:p text:style-name="P9">רב<text:span text:style-name="T1"> </text:span>אשי<text:span text:style-name="T1"> </text:span>איתחזי<text:span text:style-name="T1"> </text:span>ליה<text:span text:style-name="T1"> </text:span>בשוקא, אמר<text:span text:style-name="T1"> </text:span>ליה<text:span text:style-name="T1"> </text:span><text:span text:style-name="T96">[למלאך</text:span><text:span text:style-name="T2"> </text:span><text:span text:style-name="T96">המות]</text:span>: איתרח<text:span text:style-name="T1"> </text:span>לי<text:span text:style-name="T1"> </text:span>תלתין<text:span text:style-name="T1"> </text:span>יומין, ואהדרי<text:span text:style-name="T1"> </text:span>לתלמודאי, דאמריתו<text:span text:style-name="T1"> </text:span>'אשרי<text:span text:style-name="T1"> </text:span>מי<text:span text:style-name="T1"> </text:span>שבא<text:span text:style-name="T1"> </text:span>לכאן<text:span text:style-name="T1"> </text:span>ותלמודו<text:span text:style-name="T1"> </text:span>בידו'; ביום<text:span text:style-name="T1"> </text:span>תלתין<text:span text:style-name="T1"> </text:span>אתא, אמר<text:span text:style-name="T1"> </text:span>ליה: מאי<text:span text:style-name="T1"> </text:span>כולי<text:span text:style-name="T1"> </text:span>האי? </text:p>
      <text:p text:style-name="P9"><text:span text:style-name="T96">[אמר</text:span><text:span text:style-name="T2"> </text:span><text:span text:style-name="T96">לו</text:span><text:span text:style-name="T2"> </text:span><text:span text:style-name="T96">מלאך</text:span><text:span text:style-name="T2"> </text:span><text:span text:style-name="T96">המות:]</text:span> קא<text:span text:style-name="T1"> </text:span>דחקא<text:span text:style-name="T1"> </text:span>רגליה<text:span text:style-name="T1"> </text:span>דבר<text:span text:style-name="T1"> </text:span>נתן<text:span text:style-name="T1"> </text:span><text:span text:style-name="T7">(למיהוי</text:span><text:span text:style-name="T2"> </text:span><text:span text:style-name="T7">נשיא</text:span><text:span text:style-name="T9">)</text:span> ואין<text:span text:style-name="T1"> </text:span>מלכות<text:span text:style-name="T1"> </text:span>נוגעת<text:span text:style-name="T1"> </text:span>בחבירתה<text:span text:style-name="T1"> </text:span>אפילו<text:span text:style-name="T1"> </text:span>כמלא<text:span text:style-name="T1"> </text:span>נימא.</text:p>
      <text:p text:style-name="P9">רב<text:span text:style-name="T1"> </text:span>חסדא<text:span text:style-name="T1"> </text:span>- לא<text:span text:style-name="T1"> </text:span>הוה<text:span text:style-name="T1"> </text:span>יכיל<text:span text:style-name="T1"> </text:span>ליה<text:span text:style-name="T1"> </text:span><text:span text:style-name="T96">[מלאך</text:span><text:span text:style-name="T2"> </text:span><text:span text:style-name="T96">המות]</text:span>, דלא<text:span text:style-name="T1"> </text:span>הוה<text:span text:style-name="T1"> </text:span>שתיק<text:span text:style-name="T1"> </text:span>פומיה<text:span text:style-name="T1"> </text:span>מגירסא; סליק, יתיב<text:span text:style-name="T1"> </text:span>בארזא<text:span text:style-name="T1"> </text:span>דבי<text:span text:style-name="T1"> </text:span>רב; פקע<text:span text:style-name="T1"> </text:span>ארזא<text:span text:style-name="T1"> – </text:span>ושתק, ויכיל<text:span text:style-name="T1"> </text:span>ליה.</text:p>
      <text:p text:style-name="P9">רבי<text:span text:style-name="T1"> </text:span>חייא<text:span text:style-name="T1"> </text:span>לא<text:span text:style-name="T1"> </text:span>הוה<text:span text:style-name="T1"> </text:span>מצי<text:span text:style-name="T1"> </text:span>למיקרבא<text:span text:style-name="T1"> </text:span>ליה; יומא<text:span text:style-name="T1"> </text:span>חד<text:span text:style-name="T1"> </text:span>אידמי<text:span text:style-name="T1"> </text:span>ליה<text:span text:style-name="T1"> </text:span>כעניא, אתא<text:span text:style-name="T1"> </text:span>טריף<text:span text:style-name="T1"> </text:span>אבבא, אמר<text:span text:style-name="T1"> </text:span>ליה: "אפיק<text:span text:style-name="T1"> </text:span>לי<text:span text:style-name="T1"> </text:span>ריפתא"! אפיקו<text:span text:style-name="T1"> </text:span>ליה, אמר<text:span text:style-name="T1"> </text:span>ליה: ולאו<text:span text:style-name="T1"> </text:span>קא<text:span text:style-name="T1"> </text:span>מרחם<text:span text:style-name="T1"> </text:span>מר<text:span text:style-name="T1"> </text:span>אעניא? <text:soft-page-break/>אההוא<text:span text:style-name="T1"> </text:span>גברא<text:span text:style-name="T1"> </text:span><text:span text:style-name="T96">[אמר</text:span><text:span text:style-name="T2"> </text:span><text:span text:style-name="T96">מלאך</text:span><text:span text:style-name="T2"> </text:span><text:span text:style-name="T96">המות</text:span><text:span text:style-name="T2"> </text:span><text:span text:style-name="T96">על</text:span><text:span text:style-name="T2"> </text:span><text:span text:style-name="T96">עצמו]</text:span> אמאי<text:span text:style-name="T1"> </text:span>לא<text:span text:style-name="T1"> </text:span>קא<text:span text:style-name="T1"> </text:span>מרחם<text:span text:style-name="T1"> </text:span>מר<text:span text:style-name="T1"> </text:span><text:span text:style-name="T7">(דמתפקדנא</text:span><text:span text:style-name="T2"> </text:span><text:span text:style-name="T7">למייתי</text:span><text:span text:style-name="T2"> </text:span><text:span text:style-name="T7">ליה</text:span><text:span text:style-name="T2"> </text:span><text:span text:style-name="T7">למר</text:span><text:span text:style-name="T2"> </text:span><text:span text:style-name="T7">בההוא</text:span><text:span text:style-name="T2"> </text:span><text:span text:style-name="T7">עלמא</text:span><text:span text:style-name="T9">)</text:span>? גלי<text:span text:style-name="T1"> </text:span>ליה, אחוי<text:span text:style-name="T1"> </text:span>ליה<text:span text:style-name="T1"> </text:span>שוטא<text:span text:style-name="T1"> </text:span>דנורא<text:span text:style-name="T1"> </text:span><text:span text:style-name="T7">(וידע</text:span><text:span text:style-name="T2"> </text:span><text:span text:style-name="T7">דהוא</text:span><text:span text:style-name="T2"> </text:span><text:span text:style-name="T7">מלאך</text:span><text:span text:style-name="T2"> </text:span><text:span text:style-name="T7">המות</text:span><text:span text:style-name="T9">)</text:span> – אמצי<text:span text:style-name="T1"> </text:span><text:span text:style-name="T96">[מִצָּה, הוציא]</text:span> ליה<text:span text:style-name="T1"> </text:span>נפשיה.</text:p>
      <text:p text:style-name="P9"/>
      <text:p text:style-name="P9">(מועד<text:span text:style-name="T1"> </text:span>קטן<text:span text:style-name="T1"> </text:span>כח,ב)</text:p>
      <text:p text:style-name="P9">משנה:</text:p>
      <text:p text:style-name="P9">נשים<text:span text:style-name="T1"> </text:span>במועד<text:span text:style-name="T1"> </text:span>מענות<text:span text:style-name="T1"> </text:span>אבל<text:span text:style-name="T1"> </text:span>לא<text:span text:style-name="T1"> </text:span>מטפחות;</text:p>
      <text:p text:style-name="P9">רבי<text:span text:style-name="T1"> </text:span>ישמעאל<text:span text:style-name="T1"> </text:span>אומר: הסמוכות<text:span text:style-name="T1"> </text:span>למטה<text:span text:style-name="T1"> </text:span>מטפחות.</text:p>
      <text:p text:style-name="P9">בראשי<text:span text:style-name="T1"> </text:span>חדשים<text:span text:style-name="T1"> </text:span>בחנוכה<text:span text:style-name="T1"> </text:span>ובפורים<text:span text:style-name="T1"> </text:span>מענות<text:span text:style-name="T1"> </text:span>ומטפחות; בזה<text:span text:style-name="T1"> </text:span>וזה<text:span text:style-name="T1"> </text:span>לא<text:span text:style-name="T1"> </text:span>מקוננות.</text:p>
      <text:p text:style-name="P9">נקבר<text:span text:style-name="T1"> </text:span>המת<text:span text:style-name="T1"> </text:span>- לא<text:span text:style-name="T1"> </text:span>מענות<text:span text:style-name="T1"> </text:span>ולא<text:span text:style-name="T1"> </text:span>מטפחות.</text:p>
      <text:p text:style-name="P9">איזהו<text:span text:style-name="T1"> </text:span>'עינוי'? </text:p>
      <text:p text:style-name="P9">שכולן<text:span text:style-name="T1"> </text:span>עונות<text:span text:style-name="T1"> </text:span>כאחת;</text:p>
      <text:p text:style-name="P9">'קינה'? </text:p>
      <text:p text:style-name="P9">שאחת<text:span text:style-name="T1"> </text:span>מדברת<text:span text:style-name="T1"> </text:span>וכולן<text:span text:style-name="T1"> </text:span>עונות<text:span text:style-name="T1"> </text:span>אחריה, שנאמר<text:span text:style-name="T1"> </text:span><text:span text:style-name="T8">(ירמיהו</text:span><text:span text:style-name="T4"> </text:span><text:span text:style-name="T8">ט,יט)</text:span><text:span text:style-name="T36"> [כִּי</text:span><text:span text:style-name="T2"> </text:span><text:span text:style-name="T36">שְׁמַעְנָה</text:span><text:span text:style-name="T2"> </text:span><text:span text:style-name="T36">נָשִׁים</text:span><text:span text:style-name="T2"> </text:span><text:span text:style-name="T36">דְּבַר</text:span><text:span text:style-name="T2"> </text:span><text:span text:style-name="T36">ה' וְתִקַּח</text:span><text:span text:style-name="T2"> </text:span><text:span text:style-name="T36">אָזְנְכֶם</text:span><text:span text:style-name="T2"> </text:span><text:span text:style-name="T36">דְּבַר</text:span><text:span text:style-name="T2"> </text:span><text:span text:style-name="T36">פִּיו]</text:span><text:span text:style-name="T35"> וְלַמֵּדְנָה</text:span><text:span text:style-name="T1"> </text:span><text:span text:style-name="T35">בְנוֹתֵיכֶם</text:span><text:span text:style-name="T1"> </text:span><text:span text:style-name="T35">נֶהִי</text:span><text:span text:style-name="T1"> </text:span><text:span text:style-name="T35">וְאִשָּׁה</text:span><text:span text:style-name="T1"> </text:span><text:span text:style-name="T35">רְעוּתָהּ</text:span><text:span text:style-name="T1"> </text:span><text:span text:style-name="T35">קִינָה</text:span>;</text:p>
      <text:p text:style-name="P9">אבל<text:span text:style-name="T1"> </text:span>לעתיד<text:span text:style-name="T1"> </text:span>לבא<text:span text:style-name="T1"> </text:span>הוא<text:span text:style-name="T1"> </text:span>אומר<text:span text:style-name="T1"> </text:span><text:span text:style-name="T8">(ישעיהו</text:span><text:span text:style-name="T4"> </text:span><text:span text:style-name="T8">כה,ח)</text:span><text:span text:style-name="T35"> בִּלַּע</text:span><text:span text:style-name="T1"> </text:span><text:span text:style-name="T35">הַמָּוֶת</text:span><text:span text:style-name="T1"> </text:span><text:span text:style-name="T35">לָנֶצַח</text:span><text:span text:style-name="T1"> </text:span><text:span text:style-name="T35">וּמָחָה</text:span><text:span text:style-name="T1"> </text:span><text:span text:style-name="T35">ה' אלקים</text:span><text:span text:style-name="T1"> </text:span><text:span text:style-name="T35">דִּמְעָה</text:span><text:span text:style-name="T1"> </text:span><text:span text:style-name="T35">מֵעַל</text:span><text:span text:style-name="T1"> </text:span><text:span text:style-name="T35">כָּל</text:span><text:span text:style-name="T1"> </text:span><text:span text:style-name="T35">פָּנִים</text:span><text:span text:style-name="T1"> </text:span><text:span text:style-name="T35">וְחֶרְפַּת</text:span><text:span text:style-name="T1"> </text:span><text:span text:style-name="T35">עַמּוֹ</text:span><text:span text:style-name="T1"> </text:span><text:span text:style-name="T35">יָסִיר</text:span><text:span text:style-name="T1"> </text:span><text:span text:style-name="T35">מֵעַל</text:span><text:span text:style-name="T1"> </text:span><text:span text:style-name="T35">כָּל</text:span><text:span text:style-name="T1"> </text:span><text:span text:style-name="T35">הָאָרֶץ</text:span><text:span text:style-name="T1"> </text:span><text:span text:style-name="T35">כִּי</text:span><text:span text:style-name="T1"> </text:span><text:span text:style-name="T35">ה' דִּבֵּר</text:span>.</text:p>
      <text:p text:style-name="P9"/>
      <text:p text:style-name="P9">גמרא:</text:p>
      <text:p text:style-name="P9">מאי<text:span text:style-name="T1"> </text:span>אמרן? </text:p>
      <text:p text:style-name="P9">אמר<text:span text:style-name="T1"> </text:span>רב: "ויי<text:span text:style-name="T1"> </text:span>לאזלא<text:span text:style-name="T1"> </text:span>ויי<text:span text:style-name="T1"> </text:span>לחבילא<text:span text:style-name="T1"> </text:span><text:span text:style-name="T7">(חבלא</text:span><text:span text:style-name="T9">) </text:span><text:span text:style-name="T7">[לפי</text:span><text:span text:style-name="T2"> </text:span><text:span text:style-name="T7">רבנו</text:span><text:span text:style-name="T2"> </text:span><text:span text:style-name="T7">חננאל: חבלא</text:span><text:span text:style-name="T2"> – </text:span><text:span text:style-name="T7">לשון</text:span><text:span text:style-name="T2"> </text:span><text:span text:style-name="T7">פקדון, כמו</text:span><text:span text:style-name="T2"> </text:span><text:span text:style-name="T36">אם</text:span><text:span text:style-name="T2"> </text:span><text:span text:style-name="T36">חָבֹל</text:span><text:span text:style-name="T2"> </text:span><text:span text:style-name="T36">תַּחְבֹּל</text:span><text:span text:style-name="T2"> </text:span><text:span text:style-name="T8">[שמות</text:span><text:span text:style-name="T4"> </text:span><text:span text:style-name="T8">כה,כב]</text:span><text:span text:style-name="T7">: כאשר</text:span><text:span text:style-name="T2"> </text:span><text:span text:style-name="T7">מחזירים</text:span><text:span text:style-name="T2"> </text:span><text:span text:style-name="T7">את</text:span><text:span text:style-name="T2"> </text:span><text:span text:style-name="T7">הנשמה</text:span><text:span text:style-name="T2"> </text:span><text:span text:style-name="T7">המופקדת</text:span><text:span text:style-name="T2"> </text:span><text:span text:style-name="T7">למי</text:span><text:span text:style-name="T2"> </text:span><text:span text:style-name="T7">שהפקידו]</text:span>"! </text:p>
      <text:p text:style-name="P9">אמר<text:span text:style-name="T1"> </text:span>רבא: נשי<text:span text:style-name="T1"> </text:span>דשכנציב<text:span text:style-name="T1"> </text:span>אמרן<text:span text:style-name="T1"> </text:span>הכי: "ויי<text:span text:style-name="T1"> </text:span>לאזלא<text:span text:style-name="T1"> </text:span>ויי<text:span text:style-name="T1"> </text:span>לחבילא"! </text:p>
      <text:p text:style-name="P9">ואמר<text:span text:style-name="T1"> </text:span>רבא: נשי<text:span text:style-name="T1"> </text:span>דשכנציב<text:span text:style-name="T1"> </text:span>אמרן: "גוד<text:span text:style-name="T1"> </text:span>גרמא<text:span text:style-name="T1"> </text:span>מככא<text:span text:style-name="T1"> </text:span><text:span text:style-name="T7">(נפלו</text:span><text:span text:style-name="T2"> </text:span><text:span text:style-name="T7">הלחיים</text:span><text:span text:style-name="T2"> </text:span><text:span text:style-name="T95">[מילולית: נפלו</text:span><text:span text:style-name="T4"> </text:span><text:span text:style-name="T95">העצמות</text:span><text:span text:style-name="T4"> </text:span><text:span text:style-name="T95">= השיניים</text:span><text:span text:style-name="T4"> </text:span><text:span text:style-name="T95">מהחניכיים]</text:span><text:span text:style-name="T9">)</text:span> ונמטי<text:span text:style-name="T1"> </text:span>מיא<text:span text:style-name="T1"> </text:span>לאנטיכי<text:span text:style-name="T1"> </text:span><text:span text:style-name="T7">(כלומר: הדרי</text:span><text:span text:style-name="T2"> </text:span><text:span text:style-name="T7">מיא</text:span><text:span text:style-name="T2"> </text:span><text:span text:style-name="T7">למפרע</text:span><text:span text:style-name="T2"> </text:span><text:span text:style-name="T7">כלפי</text:span><text:span text:style-name="T2"> </text:span><text:span text:style-name="T7">למעלה</text:span><text:span text:style-name="T9">)</text:span>"! <text:span text:style-name="T7">[רש"י</text:span><text:span text:style-name="T2"> </text:span><text:span text:style-name="T7">שבת</text:span><text:span text:style-name="T2"> </text:span><text:span text:style-name="T7">מא,א: אנטיכי</text:span><text:span text:style-name="T2"> </text:span><text:span text:style-name="T7">= <text:s/></text:span><text:span text:style-name="T95">[כלי, שבו]</text:span><text:span text:style-name="T7"> מים</text:span><text:span text:style-name="T2"> </text:span><text:span text:style-name="T7">מבפנים</text:span><text:span text:style-name="T2"> </text:span><text:span text:style-name="T7">וגחלים</text:span><text:span text:style-name="T2"> </text:span><text:span text:style-name="T7">מבחוץ.]</text:span></text:p>
      <text:p text:style-name="P9">ואמר<text:span text:style-name="T1"> </text:span>רבא: נשי<text:span text:style-name="T1"> </text:span>דשכנציב<text:span text:style-name="T1"> </text:span>אמרן: "עטוף<text:span text:style-name="T1"> </text:span><text:span text:style-name="T7">(חושך</text:span><text:span text:style-name="T9">)</text:span>, וכסו<text:span text:style-name="T1"> </text:span>טורי<text:span text:style-name="T1"> </text:span><text:span text:style-name="T96">[כוסו</text:span><text:span text:style-name="T2"> </text:span><text:span text:style-name="T96">ההרים]</text:span>, דבר<text:span text:style-name="T1"> </text:span>רמי<text:span text:style-name="T1"> </text:span>ובר<text:span text:style-name="T1"> </text:span>רברבי<text:span text:style-name="T1"> </text:span>הוא<text:span text:style-name="T1"> </text:span><text:span text:style-name="T96">[המת</text:span><text:span text:style-name="T2"> </text:span><text:span text:style-name="T96">הוא</text:span><text:span text:style-name="T2"> </text:span><text:span text:style-name="T96">בן</text:span><text:span text:style-name="T2"> </text:span><text:span text:style-name="T96">אנשים</text:span><text:span text:style-name="T2"> </text:span><text:span text:style-name="T96">חשובים]</text:span>"! </text:p>
      <text:p text:style-name="P9">ואמר<text:span text:style-name="T1"> </text:span>רבא: נשי<text:span text:style-name="T1"> </text:span>דשכנציב<text:span text:style-name="T1"> </text:span>אמרן: "שייול<text:span text:style-name="T1"> </text:span>אצטלא<text:span text:style-name="T1"> </text:span>דמלתא<text:span text:style-name="T1"> </text:span><text:span text:style-name="T7">(כלומר: יפה</text:span><text:span text:style-name="T2"> </text:span><text:span text:style-name="T7">מיתה</text:span><text:span text:style-name="T2"> </text:span><text:span text:style-name="T7">כמלבוש</text:span><text:span text:style-name="T2"> </text:span><text:span text:style-name="T7">של</text:span><text:span text:style-name="T2"> </text:span><text:span text:style-name="T7">מילת</text:span><text:span text:style-name="T9">)</text:span> לבר<text:span text:style-name="T1"> </text:span>חורין<text:span text:style-name="T1"> </text:span>דשלימו<text:span text:style-name="T1"> </text:span>זוודיה<text:span text:style-name="T1"> </text:span><text:span text:style-name="T7">(שכלו</text:span><text:span text:style-name="T2"> </text:span><text:span text:style-name="T7">לו</text:span><text:span text:style-name="T2"> </text:span><text:span text:style-name="T7">מזונותיו, שהוא</text:span><text:span text:style-name="T2"> </text:span><text:span text:style-name="T7">עני</text:span><text:span text:style-name="T9">)</text:span>.</text:p>
      <text:p text:style-name="P9">ואמר<text:span text:style-name="T1"> </text:span>רבא: נשי<text:span text:style-name="T1"> </text:span>דשכנציב<text:span text:style-name="T1"> </text:span>אמרן: "רהיט<text:span text:style-name="T1"> </text:span>ונפיל<text:span text:style-name="T1"> </text:span>אמעברא<text:span text:style-name="T1"> </text:span>ויזופתא<text:span text:style-name="T1"> </text:span>יזיף<text:span text:style-name="T1"> </text:span><text:span text:style-name="T96">[רץ</text:span><text:span text:style-name="T2"> </text:span><text:span text:style-name="T96">ונפל</text:span><text:span text:style-name="T2"> </text:span><text:span text:style-name="T96">על</text:span><text:span text:style-name="T2"> </text:span><text:span text:style-name="T96">הגשר</text:span><text:span text:style-name="T2"> – </text:span><text:span text:style-name="T96">ולָוָה</text:span><text:span text:style-name="T2"> </text:span><text:span text:style-name="T96">מִלוֶה]</text:span>" <text:span text:style-name="T96">[כלומר: האדם</text:span><text:span text:style-name="T2"> </text:span><text:span text:style-name="T96">שמת</text:span><text:span text:style-name="T2"> </text:span><text:span text:style-name="T96">כבר</text:span><text:span text:style-name="T2"> </text:span><text:span text:style-name="T96">התחייב</text:span><text:span text:style-name="T2"> </text:span><text:span text:style-name="T96">מיתה</text:span><text:span text:style-name="T2"> </text:span><text:span text:style-name="T96">בעבר, במעשה</text:span><text:span text:style-name="T2"> </text:span><text:span text:style-name="T96">כלשהו, ורק</text:span><text:span text:style-name="T2"> </text:span><text:span text:style-name="T96">עכשיו</text:span><text:span text:style-name="T2"> </text:span><text:span text:style-name="T96">גבה</text:span><text:span text:style-name="T2"> </text:span><text:span text:style-name="T96">מלאך</text:span><text:span text:style-name="T2"> </text:span><text:span text:style-name="T96">המות</text:span><text:span text:style-name="T2"> </text:span><text:span text:style-name="T96">את</text:span><text:span text:style-name="T2"> </text:span><text:span text:style-name="T96">החוב]</text:span>;</text:p>
      <text:p text:style-name="P9">ואמר<text:span text:style-name="T1"> </text:span>רבא: נשי<text:span text:style-name="T1"> </text:span>דשכנציב<text:span text:style-name="T1"> </text:span>אמרן: "אחנא<text:span text:style-name="T1"> </text:span>תגרי<text:span text:style-name="T1"> </text:span>אזבזגי<text:span text:style-name="T1"> </text:span><text:span text:style-name="T7">(קיניה</text:span><text:span text:style-name="T9">)</text:span> מיבדקו";</text:p>
      <text:p text:style-name="P9">ואמר<text:span text:style-name="T1"> </text:span>רבא: נשי<text:span text:style-name="T1"> </text:span>דשכנציב<text:span text:style-name="T1"> </text:span>אמרן: "מותא<text:span text:style-name="T1"> </text:span>כי<text:span text:style-name="T1"> </text:span>מותא<text:span text:style-name="T1"> </text:span><text:span text:style-name="T7">(כל</text:span><text:span text:style-name="T2"> </text:span><text:span text:style-name="T7">אדם</text:span><text:span text:style-name="T2"> </text:span><text:span text:style-name="T7">מת</text:span><text:span text:style-name="T9">)</text:span>, ומרעין<text:span text:style-name="T1"> </text:span>חיבוליא<text:span text:style-name="T1"> </text:span><text:span text:style-name="T7">(האיסורין</text:span><text:span text:style-name="T2"> </text:span><text:span text:style-name="T7">הן</text:span><text:span text:style-name="T2"> </text:span><text:span text:style-name="T7">בבית</text:span><text:span text:style-name="T2"> </text:span><text:span text:style-name="T95">[לא</text:span><text:span text:style-name="T4"> </text:span><text:span text:style-name="T95">הבינותי, ואולי</text:span><text:span text:style-name="T4"> </text:span><text:span text:style-name="T95">כוונת</text:span><text:span text:style-name="T4"> </text:span><text:span text:style-name="T95">הגמרא: חיבוליה</text:span><text:span text:style-name="T4"> </text:span><text:span text:style-name="T95">הם</text:span><text:span text:style-name="T4"> </text:span><text:span text:style-name="T95">חבלי</text:span><text:span text:style-name="T4"> </text:span><text:span text:style-name="T95">המות, כמו</text:span><text:span text:style-name="T4"> </text:span><text:span text:style-name="T95">לעיל, ומרעין</text:span><text:span text:style-name="T4"> – </text:span><text:span text:style-name="T95">כמו</text:span><text:span text:style-name="T4"> </text:span><text:span text:style-name="T95">רעותיה=רצונו, ומרצון</text:span><text:span text:style-name="T4"> </text:span><text:span text:style-name="T95">מקבלים</text:span><text:span text:style-name="T4"> </text:span><text:span text:style-name="T95">את</text:span><text:span text:style-name="T4"> </text:span><text:span text:style-name="T95">חבלי</text:span><text:span text:style-name="T4"> </text:span><text:span text:style-name="T95">המות</text:span><text:span text:style-name="T4"> </text:span><text:span text:style-name="T95">כשאר</text:span><text:span text:style-name="T4"> </text:span><text:span text:style-name="T95">מגיע</text:span><text:span text:style-name="T4"> </text:span><text:span text:style-name="T95">הזמן.]</text:span><text:span text:style-name="T9">)</text:span>". </text:p>
      <text:p text:style-name="P9"/>
      <text:p text:style-name="P9">תניא<text:span text:style-name="T1"> </text:span><text:span text:style-name="T8">[תוספתא</text:span><text:span text:style-name="T4"> </text:span><text:span text:style-name="T8">מגילה</text:span><text:span text:style-name="T4"> </text:span><text:span text:style-name="T8">פרק</text:span><text:span text:style-name="T4"> </text:span><text:span text:style-name="T8">ג</text:span><text:span text:style-name="T4"> </text:span><text:span text:style-name="T8">הלכה</text:span><text:span text:style-name="T4"> </text:span><text:span text:style-name="T8">טז, כתובות</text:span><text:span text:style-name="T4"> </text:span><text:span text:style-name="T8">פרק</text:span><text:span text:style-name="T4"> </text:span><text:span text:style-name="T8">ז</text:span><text:span text:style-name="T4"> </text:span><text:span text:style-name="T8">הלכה</text:span><text:span text:style-name="T4"> </text:span><text:span text:style-name="T8">ו</text:span><text:span text:style-name="T4"> </text:span><text:span text:style-name="T8">[ליברמן]</text:span>: '<text:span text:style-name="T41">היה</text:span><text:span text:style-name="T42"> </text:span><text:span text:style-name="T41">רבי</text:span><text:span text:style-name="T42"> </text:span><text:span text:style-name="T41">מאיר</text:span><text:span text:style-name="T42"> </text:span><text:span text:style-name="T41">אומר:</text:span> <text:span text:style-name="T8">(קהלת</text:span><text:span text:style-name="T4"> </text:span><text:span text:style-name="T8">ז,ב)</text:span><text:span text:style-name="T45"> טוֹב</text:span><text:span text:style-name="T42"> </text:span><text:span text:style-name="T45">לָלֶכֶת</text:span><text:span text:style-name="T42"> </text:span><text:span text:style-name="T45">אֶל</text:span><text:span text:style-name="T42"> </text:span><text:span text:style-name="T45">בֵּית</text:span><text:span text:style-name="T42"> </text:span><text:span text:style-name="T45">אֵבֶל</text:span><text:span text:style-name="T42"> </text:span><text:span text:style-name="T45">מִלֶּכֶת</text:span><text:span text:style-name="T42"> </text:span><text:span text:style-name="T45">אֶל</text:span><text:span text:style-name="T42"> </text:span><text:span text:style-name="T45">בֵּית</text:span><text:span text:style-name="T42"> </text:span><text:span text:style-name="T45">מִשְׁתֶּה</text:span><text:span text:style-name="T42"> </text:span><text:span text:style-name="T45">בַּאֲשֶׁר</text:span><text:span text:style-name="T42"> </text:span><text:span text:style-name="T45">הוּא</text:span><text:span text:style-name="T42"> </text:span><text:span text:style-name="T45">סוֹף</text:span><text:span text:style-name="T42"> </text:span><text:span text:style-name="T45">כָּל</text:span><text:span text:style-name="T42"> </text:span><text:span text:style-name="T45">הָאָדָם</text:span><text:span text:style-name="T42"> </text:span><text:span text:style-name="T45">וְהַחַי</text:span><text:span text:style-name="T42"> </text:span><text:span text:style-name="T45">יִתֵּן</text:span><text:span text:style-name="T42"> </text:span><text:span text:style-name="T45">אֶל</text:span><text:span text:style-name="T42"> </text:span><text:span text:style-name="T45">לִבּוֹ</text:span><text:span text:style-name="T41">:</text:span> <text:span text:style-name="T96">[והחי</text:span><text:span text:style-name="T2"> </text:span><text:span text:style-name="T96">יתן</text:span><text:span text:style-name="T2"> </text:span><text:span text:style-name="T96">אל</text:span><text:span text:style-name="T2"> </text:span><text:span text:style-name="T96">לבו</text:span><text:span text:style-name="T2"> </text:span><text:span text:style-name="T96">דברים</text:span><text:span text:style-name="T2"> </text:span><text:span text:style-name="T96">אלה:]</text:span> דברים<text:span text:style-name="T1"> </text:span>של<text:span text:style-name="T1"> </text:span>מיתה: דיספד<text:span text:style-name="T1"> </text:span>יספדוניה, דיקבר<text:span text:style-name="T1"> </text:span>יקברוניה, דיטען<text:span text:style-name="T1"> </text:span>יטענוניה, דידל<text:span text:style-name="T1"> </text:span>ידלוניה<text:span text:style-name="T1"> </text:span><text:span text:style-name="T7">(כלומר: מגביהין</text:span><text:span text:style-name="T2"> </text:span><text:span text:style-name="T7">בהספד</text:span><text:span text:style-name="T2"> </text:span><text:span text:style-name="T7">למי</text:span><text:span text:style-name="T2"> </text:span><text:span text:style-name="T7">שמגביה</text:span><text:span text:style-name="T2"> </text:span><text:span text:style-name="T7">קולו</text:span><text:span text:style-name="T2"> </text:span><text:span text:style-name="T7">להספד</text:span><text:span text:style-name="T2"> </text:span><text:span text:style-name="T7">אחרים</text:span><text:span text:style-name="T9">)</text:span>;</text:p>
      <text:p text:style-name="P9">ואיכא<text:span text:style-name="T1"> </text:span>דאמרי: דלא<text:span text:style-name="T1"> </text:span>ידל<text:span text:style-name="T1"> </text:span>ידלוניה, דכתיב<text:span text:style-name="T1"> </text:span><text:span text:style-name="T8">(משלי</text:span><text:span text:style-name="T4"> </text:span><text:span text:style-name="T8">כה,ז)</text:span><text:span text:style-name="T35"> כִּי</text:span><text:span text:style-name="T1"> </text:span><text:span text:style-name="T35">טוֹב</text:span><text:span text:style-name="T1"> </text:span><text:span text:style-name="T35">אֲמָר</text:span><text:span text:style-name="T1"> </text:span><text:span text:style-name="T35">לְךָ</text:span><text:span text:style-name="T1"> </text:span><text:span text:style-name="T35">עֲלֵה</text:span><text:span text:style-name="T1"> </text:span><text:span text:style-name="T35">הֵנָּה</text:span><text:span text:style-name="T1"> </text:span><text:span text:style-name="T35">מֵהַשְׁפִּילְךָ</text:span><text:span text:style-name="T1"> </text:span><text:span text:style-name="T35">לִפְנֵי</text:span><text:span text:style-name="T1"> </text:span><text:span text:style-name="T35">נָדִיב</text:span><text:span text:style-name="T1"> </text:span><text:span text:style-name="T35">אֲשֶׁר</text:span><text:span text:style-name="T1"> </text:span><text:span text:style-name="T35">רָאוּ</text:span><text:span text:style-name="T1"> </text:span><text:span text:style-name="T35">עֵינֶיךָ</text:span>:</text:p>
      <text:p text:style-name="P9"/>
      <text:p text:style-name="P9">תנו<text:span text:style-name="T1"> </text:span>רבנן: '<text:span text:style-name="T41">כשמתו</text:span><text:span text:style-name="T42"> </text:span><text:span text:style-name="T41">בני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ישמעאל, נכנסו</text:span><text:span text:style-name="T42"> </text:span><text:span text:style-name="T41">ארבעה</text:span><text:span text:style-name="T42"> </text:span><text:span text:style-name="T41">זקנים</text:span><text:span text:style-name="T42"> </text:span><text:span text:style-name="T41">לנחמו: רבי</text:span><text:span text:style-name="T42"> </text:span><text:span text:style-name="T41">טרפון, ורבי</text:span><text:span text:style-name="T42"> </text:span><text:span text:style-name="T41">יוסי</text:span><text:span text:style-name="T42"> </text:span><text:span text:style-name="T41">הגלילי, ורבי</text:span><text:span text:style-name="T42"> </text:span><text:span text:style-name="T41">אלעזר</text:span><text:span text:style-name="T42"> </text:span><text:span text:style-name="T41">בן</text:span><text:span text:style-name="T42"> </text:span><text:span text:style-name="T41">עזריה, ורבי</text:span><text:span text:style-name="T42"> </text:span><text:span text:style-name="T41">עקיבא; אמר</text:span><text:span text:style-name="T42"> </text:span><text:span text:style-name="T41">להם</text:span><text:span text:style-name="T42"> </text:span><text:span text:style-name="T41">רבי</text:span><text:span text:style-name="T42"> </text:span><text:span text:style-name="T41">טרפון: דעו</text:span><text:span text:style-name="T42"> </text:span><text:span text:style-name="T41">שחכם</text:span><text:span text:style-name="T42"> </text:span><text:span text:style-name="T41">גדול</text:span><text:span text:style-name="T42"> </text:span><text:span text:style-name="T41">הוא</text:span><text:span text:style-name="T42"> </text:span><text:span text:style-name="T41">ובקי</text:span><text:span text:style-name="T42"> </text:span><text:span text:style-name="T41">באגדות, אל</text:span><text:span text:style-name="T42"> </text:span><text:span text:style-name="T41">יכנס</text:span><text:span text:style-name="T42"> </text:span><text:span text:style-name="T41">אחד</text:span><text:span text:style-name="T42"> </text:span><text:span text:style-name="T41">מכם</text:span><text:span text:style-name="T42"> </text:span><text:span text:style-name="T41">לתוך</text:span><text:span text:style-name="T42"> </text:span><text:span text:style-name="T41">דברי</text:span><text:span text:style-name="T42"> </text:span><text:span text:style-name="T41">חבירו. אמר</text:span><text:span text:style-name="T42"> </text:span><text:span text:style-name="T41">רבי</text:span><text:span text:style-name="T42"> </text:span><text:span text:style-name="T41">עקיבא: ואני</text:span><text:span text:style-name="T42"> </text:span><text:span text:style-name="T41">אחרון. </text:span></text:p>
      <text:p text:style-name="P9"><text:span text:style-name="T41">פתח</text:span><text:span text:style-name="T42"> </text:span><text:span text:style-name="T41">רבי</text:span><text:span text:style-name="T42"> </text:span><text:span text:style-name="T41">ישמעאל</text:span><text:span text:style-name="T42"> </text:span><text:span text:style-name="T41">ואמר: רבו</text:span><text:span text:style-name="T42"> </text:span><text:span text:style-name="T41">עונותיו, תכפוהו</text:span><text:span text:style-name="T42"> </text:span><text:span text:style-name="T41">אבליו, הטריח</text:span><text:span text:style-name="T42"> </text:span><text:span text:style-name="T41">רבותיו</text:span><text:span text:style-name="T42"> </text:span><text:span text:style-name="T7">(שבאין</text:span><text:span text:style-name="T2"> </text:span><text:span text:style-name="T7">לנחמו</text:span><text:span text:style-name="T9">)</text:span><text:span text:style-name="T41">;</text:span></text:p>
      <text:p text:style-name="P9"><text:soft-page-break/><text:span text:style-name="T41">פעם</text:span><text:span text:style-name="T42"> </text:span><text:span text:style-name="T41">ראשונה</text:span><text:span text:style-name="T42"> </text:span><text:span text:style-name="T41">ושניה</text:span><text:span text:style-name="T42"> </text:span><text:span text:style-name="T41">נענה</text:span><text:span text:style-name="T42"> </text:span><text:span text:style-name="T41">רבי</text:span><text:span text:style-name="T42"> </text:span><text:span text:style-name="T41">טרפון</text:span><text:span text:style-name="T42"> </text:span><text:span text:style-name="T41">ואמר</text:span><text:span text:style-name="T42"> </text:span><text:span text:style-name="T8">(ויקרא</text:span><text:span text:style-name="T4"> </text:span><text:span text:style-name="T8">י,ו)</text:span><text:span text:style-name="T36"> [וַיֹּאמֶר</text:span><text:span text:style-name="T2"> </text:span><text:span text:style-name="T36">מֹשֶׁה</text:span><text:span text:style-name="T2"> </text:span><text:span text:style-name="T36">אֶל</text:span><text:span text:style-name="T2"> </text:span><text:span text:style-name="T36">אַהֲרֹן</text:span><text:span text:style-name="T2"> </text:span><text:span text:style-name="T36">וּלְאֶלְעָזָר</text:span><text:span text:style-name="T2"> </text:span><text:span text:style-name="T36">וּלְאִיתָמָר</text:span><text:span text:style-name="T2"> </text:span><text:span text:style-name="T36">בָּנָיו</text:span><text:span text:style-name="T2"> </text:span><text:span text:style-name="T36">רָאשֵׁיכֶם</text:span><text:span text:style-name="T2"> </text:span><text:span text:style-name="T36">אַל</text:span><text:span text:style-name="T2"> </text:span><text:span text:style-name="T36">תִּפְרָעוּ</text:span><text:span text:style-name="T2"> </text:span><text:span text:style-name="T36">וּבִגְדֵיכֶם</text:span><text:span text:style-name="T2"> </text:span><text:span text:style-name="T36">לֹא</text:span><text:span text:style-name="T2"> </text:span><text:span text:style-name="T36">תִפְרֹמוּ</text:span><text:span text:style-name="T2"> </text:span><text:span text:style-name="T36">וְלֹא</text:span><text:span text:style-name="T2"> </text:span><text:span text:style-name="T36">תָמֻתוּ</text:span><text:span text:style-name="T2"> </text:span><text:span text:style-name="T36">וְעַל</text:span><text:span text:style-name="T2"> </text:span><text:span text:style-name="T36">כָּל</text:span><text:span text:style-name="T2"> </text:span><text:span text:style-name="T36">הָעֵדָה</text:span><text:span text:style-name="T2"> </text:span><text:span text:style-name="T36">יִקְצֹף]</text:span><text:span text:style-name="T45"> וַאֲחֵיכֶם</text:span><text:span text:style-name="T42"> </text:span><text:span text:style-name="T45">כָּל</text:span><text:span text:style-name="T42"> </text:span><text:span text:style-name="T45">בֵּית</text:span><text:span text:style-name="T42"> </text:span><text:span text:style-name="T45">יִשְׂרָאֵל</text:span><text:span text:style-name="T42"> </text:span><text:span text:style-name="T45">יִבְכּוּ</text:span><text:span text:style-name="T42"> </text:span><text:span text:style-name="T45">אֶת</text:span><text:span text:style-name="T42"> </text:span><text:span text:style-name="T45">הַשְּׂרֵפָה</text:span><text:span text:style-name="T42"> </text:span><text:span text:style-name="T36">[אֲשֶׁר</text:span><text:span text:style-name="T2"> </text:span><text:span text:style-name="T36">שָׂרַף</text:span><text:span text:style-name="T2"> </text:span><text:span text:style-name="T36">ה']</text:span><text:span text:style-name="T41"> - והלא</text:span><text:span text:style-name="T42"> </text:span><text:span text:style-name="T41">דברים</text:span><text:span text:style-name="T42"> </text:span><text:span text:style-name="T41">קל</text:span><text:span text:style-name="T42"> </text:span><text:span text:style-name="T41">וחומר: ומה</text:span><text:span text:style-name="T42"> </text:span><text:span text:style-name="T41">נדב</text:span><text:span text:style-name="T42"> </text:span><text:span text:style-name="T41">ואביהוא</text:span><text:span text:style-name="T42"> </text:span><text:span text:style-name="T41">שלא</text:span><text:span text:style-name="T42"> </text:span><text:span text:style-name="T41">עשו</text:span><text:span text:style-name="T42"> </text:span><text:span text:style-name="T41">אלא</text:span><text:span text:style-name="T42"> </text:span><text:span text:style-name="T41">מצוה</text:span><text:span text:style-name="T42"> </text:span><text:span text:style-name="T41">אחת</text:span><text:span text:style-name="T42"> </text:span><text:span text:style-name="T41">דכתיב</text:span><text:span text:style-name="T42"> </text:span><text:span text:style-name="T8">(ויקרא</text:span><text:span text:style-name="T4"> </text:span><text:span text:style-name="T8">ט,ט)</text:span><text:span text:style-name="T45"> וַיַּקְרִבוּ</text:span><text:span text:style-name="T42"> </text:span><text:span text:style-name="T45">בְּנֵי</text:span><text:span text:style-name="T42"> </text:span><text:span text:style-name="T45">אַהֲרֹן</text:span><text:span text:style-name="T42"> </text:span><text:span text:style-name="T45">אֶת</text:span><text:span text:style-name="T42"> </text:span><text:span text:style-name="T45">הַדָּם</text:span><text:span text:style-name="T42"> </text:span><text:span text:style-name="T45">אֵלָיו</text:span><text:span text:style-name="T42"> </text:span><text:span text:style-name="T36">[וַיִּטְבֹּל</text:span><text:span text:style-name="T2"> </text:span><text:span text:style-name="T36">אֶצְבָּעוֹ</text:span><text:span text:style-name="T2"> </text:span><text:span text:style-name="T36">בַּדָּם</text:span><text:span text:style-name="T2"> </text:span><text:span text:style-name="T36">וַיִּתֵּן</text:span><text:span text:style-name="T2"> </text:span><text:span text:style-name="T36">עַל</text:span><text:span text:style-name="T2"> </text:span><text:span text:style-name="T36">קַרְנוֹת</text:span><text:span text:style-name="T2"> </text:span><text:span text:style-name="T36">הַמִּזְבֵּחַ</text:span><text:span text:style-name="T2"> </text:span><text:span text:style-name="T36">וְאֶת</text:span><text:span text:style-name="T2"> </text:span><text:span text:style-name="T36">הַדָּם</text:span><text:span text:style-name="T2"> </text:span><text:span text:style-name="T36">יָצַק</text:span><text:span text:style-name="T2"> </text:span><text:span text:style-name="T36">אֶל</text:span><text:span text:style-name="T2"> </text:span><text:span text:style-name="T36">יְסוֹד</text:span><text:span text:style-name="T2"> </text:span><text:span text:style-name="T36">הַמִּזְבֵּחַ]</text:span><text:span text:style-name="T41">, כך</text:span><text:span text:style-name="T42"> </text:span><text:span text:style-name="T41">בני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ישמעאל</text:span><text:span text:style-name="T42"> </text:span><text:span text:style-name="T41">על</text:span><text:span text:style-name="T42"> </text:span><text:span text:style-name="T41">אחת</text:span><text:span text:style-name="T42"> </text:span><text:span text:style-name="T41">כמה</text:span><text:span text:style-name="T42"> </text:span><text:span text:style-name="T41">וכמה!</text:span></text:p>
      <text:p text:style-name="P9"><text:span text:style-name="T41">נענה</text:span><text:span text:style-name="T42"> </text:span><text:span text:style-name="T41">רבי</text:span><text:span text:style-name="T42"> </text:span><text:span text:style-name="T41">יוסי</text:span><text:span text:style-name="T42"> </text:span><text:span text:style-name="T41">הגלילי</text:span><text:span text:style-name="T42"> </text:span><text:span text:style-name="T41">ואמר: </text:span><text:span text:style-name="T8">(מלכים</text:span><text:span text:style-name="T4"> </text:span><text:span text:style-name="T8">א</text:span><text:span text:style-name="T4"> </text:span><text:span text:style-name="T8">יד,יג)</text:span><text:span text:style-name="T45"> וְסָפְדוּ</text:span><text:span text:style-name="T42"> </text:span><text:span text:style-name="T45">לוֹ</text:span><text:span text:style-name="T42"> </text:span><text:span text:style-name="T45">כָל</text:span><text:span text:style-name="T42"> </text:span><text:span text:style-name="T45">יִשְׂרָאֵל</text:span><text:span text:style-name="T42"> </text:span><text:span text:style-name="T45">וְקָבְרוּ</text:span><text:span text:style-name="T42"> </text:span><text:span text:style-name="T45">אֹתוֹ</text:span><text:span text:style-name="T42"> </text:span><text:span text:style-name="T36">[כִּי</text:span><text:span text:style-name="T2"> </text:span><text:span text:style-name="T36">זֶה</text:span><text:span text:style-name="T2"> </text:span><text:span text:style-name="T36">לְבַדּוֹ</text:span><text:span text:style-name="T2"> </text:span><text:span text:style-name="T36">יָבֹא</text:span><text:span text:style-name="T2"> </text:span><text:span text:style-name="T36">לְיָרָבְעָם</text:span><text:span text:style-name="T2"> </text:span><text:span text:style-name="T36">אֶל</text:span><text:span text:style-name="T2"> </text:span><text:span text:style-name="T36">קָבֶר</text:span><text:span text:style-name="T2"> </text:span><text:span text:style-name="T36">יַעַן</text:span><text:span text:style-name="T2"> </text:span><text:span text:style-name="T36">נִמְצָא</text:span><text:span text:style-name="T2"> </text:span><text:span text:style-name="T36">בוֹ</text:span><text:span text:style-name="T2"> </text:span><text:span text:style-name="T36">דָּבָר</text:span><text:span text:style-name="T2"> </text:span><text:span text:style-name="T36">טוֹב</text:span><text:span text:style-name="T2"> </text:span><text:span text:style-name="T36">אֶל</text:span><text:span text:style-name="T2"> </text:span><text:span text:style-name="T36">ה' אֱלֹהֵי</text:span><text:span text:style-name="T2"> </text:span><text:span text:style-name="T36">יִשְׂרָאֵל</text:span><text:span text:style-name="T2"> </text:span><text:span text:style-name="T36">בְּבֵית</text:span><text:span text:style-name="T2"> </text:span><text:span text:style-name="T36">יָרָבְעָם]</text:span><text:span text:style-name="T41">; והלא</text:span><text:span text:style-name="T42"> </text:span><text:span text:style-name="T41">דברים</text:span><text:span text:style-name="T42"> </text:span><text:span text:style-name="T41">קל</text:span><text:span text:style-name="T42"> </text:span><text:span text:style-name="T41">וחומר: ומה</text:span><text:span text:style-name="T42"> </text:span><text:span text:style-name="T41">אביה</text:span><text:span text:style-name="T42"> </text:span><text:span text:style-name="T41">בן</text:span><text:span text:style-name="T42"> </text:span><text:span text:style-name="T41">ירבעם, שלא</text:span><text:span text:style-name="T42"> </text:span><text:span text:style-name="T41">עשה</text:span><text:span text:style-name="T42"> </text:span><text:span text:style-name="T41">אלא</text:span><text:span text:style-name="T42"> </text:span><text:span text:style-name="T41">דבר</text:span><text:span text:style-name="T42"> </text:span><text:span text:style-name="T41">אחד</text:span><text:span text:style-name="T42"> </text:span><text:span text:style-name="T41">טוב, דכתיב</text:span><text:span text:style-name="T42"> </text:span><text:span text:style-name="T41">ביה</text:span><text:span text:style-name="T42"> </text:span><text:span text:style-name="T45">יַעַן</text:span><text:span text:style-name="T42"> </text:span><text:span text:style-name="T45">נִמְצָא</text:span><text:span text:style-name="T42"> </text:span><text:span text:style-name="T45">בוֹ</text:span><text:span text:style-name="T42"> </text:span><text:span text:style-name="T45">דָּבָר</text:span><text:span text:style-name="T42"> </text:span><text:span text:style-name="T45">טוֹב</text:span><text:span text:style-name="T41">, כך</text:span><text:span text:style-name="T42"> </text:span><text:span text:style-name="T41">בני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ישמעאל</text:span><text:span text:style-name="T42"> </text:span><text:span text:style-name="T41">על</text:span><text:span text:style-name="T42"> </text:span><text:span text:style-name="T41">אחת</text:span><text:span text:style-name="T42"> </text:span><text:span text:style-name="T41">כמה</text:span><text:span text:style-name="T42"> </text:span><text:span text:style-name="T41">וכמה!</text:span></text:p>
      <text:p text:style-name="P32">מאי<text:span text:style-name="T1"> </text:span><text:span text:style-name="T35">דָּבָר</text:span><text:span text:style-name="T1"> </text:span><text:span text:style-name="T35">טוֹב</text:span>? - רבי<text:span text:style-name="T1"> </text:span>זירא<text:span text:style-name="T1"> </text:span>ורבי<text:span text:style-name="T1"> </text:span>חיננא<text:span text:style-name="T1"> </text:span>בר<text:span text:style-name="T1"> </text:span>פפא: חד<text:span text:style-name="T1"> </text:span>אמר<text:span text:style-name="T1"> </text:span>שביטל<text:span text:style-name="T1"> </text:span>משמרתו<text:span text:style-name="T1"> </text:span><text:span text:style-name="T7">(שהושיב</text:span><text:span text:style-name="T2"> </text:span><text:span text:style-name="T7">ירבעם</text:span><text:span text:style-name="T2"> </text:span><text:span text:style-name="T7">שלא</text:span><text:span text:style-name="T2"> </text:span><text:span text:style-name="T7">לעלות</text:span><text:span text:style-name="T2"> </text:span><text:span text:style-name="T7">לרגל</text:span><text:span text:style-name="T9">)</text:span> ועלה<text:span text:style-name="T1"> </text:span>לרגל, וחד<text:span text:style-name="T1"> </text:span>אמר<text:span text:style-name="T1"> </text:span>שביטל<text:span text:style-name="T1"> </text:span>פרדסאות<text:span text:style-name="T1"> </text:span>שהושיב<text:span text:style-name="T1"> </text:span>ירבעם<text:span text:style-name="T1"> </text:span>אביו<text:span text:style-name="T1"> </text:span>על<text:span text:style-name="T1"> </text:span>הדרכים<text:span text:style-name="T1"> </text:span>שלא<text:span text:style-name="T1"> </text:span>יעלו<text:span text:style-name="T1"> </text:span>ישראל<text:span text:style-name="T1"> </text:span>לרגל; </text:p>
      <text:p text:style-name="P9"><text:span text:style-name="T41">נענה</text:span><text:span text:style-name="T42"> </text:span><text:span text:style-name="T41">רבי</text:span><text:span text:style-name="T42"> </text:span><text:span text:style-name="T41">אלעזר</text:span><text:span text:style-name="T42"> </text:span><text:span text:style-name="T41">בן</text:span><text:span text:style-name="T42"> </text:span><text:span text:style-name="T41">עזריה</text:span><text:span text:style-name="T42"> </text:span><text:span text:style-name="T41">ואמר: </text:span><text:span text:style-name="T8">(ירמיהו</text:span><text:span text:style-name="T4"> </text:span><text:span text:style-name="T8">לד,ה)</text:span><text:span text:style-name="T45"> בְּשָׁלוֹם</text:span><text:span text:style-name="T42"> </text:span><text:span text:style-name="T45">תָּמוּת</text:span><text:span text:style-name="T42"> </text:span><text:span text:style-name="T45">וּכְמִשְׂרְפוֹת</text:span><text:span text:style-name="T42"> </text:span><text:span text:style-name="T45">אֲבוֹתֶיךָ</text:span><text:span text:style-name="T42"> </text:span><text:span text:style-name="T45">הַמְּלָכִים</text:span><text:span text:style-name="T42"> </text:span><text:span text:style-name="T45">הָרִאשֹׁנִים</text:span><text:span text:style-name="T42"> </text:span><text:span text:style-name="T45">אֲשֶׁר</text:span><text:span text:style-name="T42"> </text:span><text:span text:style-name="T45">הָיוּ</text:span><text:span text:style-name="T42"> </text:span><text:span text:style-name="T45">לְפָנֶיךָ</text:span><text:span text:style-name="T42"> </text:span><text:span text:style-name="T45">כֵּן</text:span><text:span text:style-name="T42"> </text:span><text:span text:style-name="T45">יִשְׂרְפוּ</text:span><text:span text:style-name="T42"> </text:span><text:span text:style-name="T45">לָךְ</text:span><text:span text:style-name="T42"> </text:span><text:span text:style-name="T36">[וְהוֹי</text:span><text:span text:style-name="T2"> </text:span><text:span text:style-name="T36">אָדוֹן</text:span><text:span text:style-name="T2"> </text:span><text:span text:style-name="T36">יִסְפְּדוּ</text:span><text:span text:style-name="T2"> </text:span><text:span text:style-name="T36">לָךְ</text:span><text:span text:style-name="T2"> </text:span><text:span text:style-name="T36">כִּי</text:span><text:span text:style-name="T2"> </text:span><text:span text:style-name="T36">דָבָר</text:span><text:span text:style-name="T2"> </text:span><text:span text:style-name="T36">אֲנִי</text:span><text:span text:style-name="T2"> </text:span><text:span text:style-name="T36">דִבַּרְתִּי</text:span><text:span text:style-name="T2"> </text:span><text:span text:style-name="T36">נְאֻם</text:span><text:span text:style-name="T2"> </text:span><text:span text:style-name="T36">ה']</text:span><text:span text:style-name="T41">; והלא</text:span><text:span text:style-name="T42"> </text:span><text:span text:style-name="T41">דברים</text:span><text:span text:style-name="T42"> </text:span><text:span text:style-name="T41">קל</text:span><text:span text:style-name="T42"> </text:span><text:span text:style-name="T41">וחומר: ומה</text:span><text:span text:style-name="T42"> </text:span><text:span text:style-name="T41">צדקיהו</text:span><text:span text:style-name="T42"> </text:span><text:span text:style-name="T41">מלך</text:span><text:span text:style-name="T42"> </text:span><text:span text:style-name="T41">יהודה</text:span><text:span text:style-name="T42"> </text:span><text:span text:style-name="T41">שלא</text:span><text:span text:style-name="T42"> </text:span><text:span text:style-name="T41">עשה</text:span><text:span text:style-name="T42"> </text:span><text:span text:style-name="T41">אלא</text:span><text:span text:style-name="T42"> </text:span><text:span text:style-name="T41">מצוה</text:span><text:span text:style-name="T42"> </text:span><text:span text:style-name="T41">אחת: שהעלה</text:span><text:span text:style-name="T42"> </text:span><text:span text:style-name="T41">ירמיה</text:span><text:span text:style-name="T42"> </text:span><text:span text:style-name="T41">מן</text:span><text:span text:style-name="T42"> </text:span><text:span text:style-name="T41">הטיט, כך</text:span><text:span text:style-name="T42"> </text:span><text:span text:style-name="T41">בני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ישמעאל</text:span><text:span text:style-name="T42"> </text:span><text:span text:style-name="T41">על</text:span><text:span text:style-name="T42"> </text:span><text:span text:style-name="T41">אחת</text:span><text:span text:style-name="T42"> </text:span><text:span text:style-name="T41">כמה</text:span><text:span text:style-name="T42"> </text:span><text:span text:style-name="T41">וכמה!</text:span></text:p>
      <text:p text:style-name="P9"><text:span text:style-name="T41">נענה</text:span><text:span text:style-name="T42"> </text:span><text:span text:style-name="T41">רבי</text:span><text:span text:style-name="T42"> </text:span><text:span text:style-name="T41">עקיבא</text:span><text:span text:style-name="T42"> </text:span><text:span text:style-name="T41">ואמר: </text:span><text:span text:style-name="T8">(זכריה</text:span><text:span text:style-name="T4"> </text:span><text:span text:style-name="T8">יב,יא)</text:span><text:span text:style-name="T45"> בַּיּוֹם</text:span><text:span text:style-name="T42"> </text:span><text:span text:style-name="T45">הַהוּא</text:span><text:span text:style-name="T42"> </text:span><text:span text:style-name="T45">יִגְדַּל</text:span><text:span text:style-name="T42"> </text:span><text:span text:style-name="T45">הַמִּסְפֵּד</text:span><text:span text:style-name="T42"> </text:span><text:span text:style-name="T45">בִּירוּשָׁלִַם</text:span><text:span text:style-name="T42"> </text:span><text:span text:style-name="T45">כְּמִסְפַּד</text:span><text:span text:style-name="T42"> </text:span><text:span text:style-name="T45">הֲדַדְ</text:span><text:span text:style-name="T42"> </text:span><text:span text:style-name="T45">רִמּוֹן</text:span><text:span text:style-name="T42"> </text:span><text:span text:style-name="T45">בְּבִקְעַת</text:span><text:span text:style-name="T42"> </text:span><text:span text:style-name="T45">מְגִדּוֹן</text:span><text:span text:style-name="T42"> </text:span></text:p>
      <text:p text:style-name="P32">ואמר<text:span text:style-name="T1"> </text:span>רב<text:span text:style-name="T1"> </text:span>יוסף: אלמלא<text:span text:style-name="T1"> </text:span>תרגומיה<text:span text:style-name="T1"> </text:span>דהאי<text:span text:style-name="T1"> </text:span>קרא<text:span text:style-name="T1"> </text:span>- לא<text:span text:style-name="T1"> </text:span>הוה<text:span text:style-name="T1"> </text:span>ידענא<text:span text:style-name="T1"> </text:span>מאי<text:span text:style-name="T1"> </text:span>קאמר: בעידנא<text:span text:style-name="T1"> </text:span>ההוא<text:span text:style-name="T1"> </text:span>יסגי<text:span text:style-name="T1"> </text:span>מספדא<text:span text:style-name="T1"> </text:span>בירושלם<text:span text:style-name="T1"> </text:span>כמספדא<text:span text:style-name="T1"> </text:span>דאחאב<text:span text:style-name="T1"> </text:span>בר<text:span text:style-name="T1"> </text:span>עמרי<text:span text:style-name="T1"> </text:span>דקטל<text:span text:style-name="T1"> </text:span>יתיה<text:span text:style-name="T1"> </text:span>הדדרימון<text:span text:style-name="T1"> </text:span>בר<text:span text:style-name="T1"> </text:span>טברימון, וכמספד<text:span text:style-name="T1"> </text:span>דיאשיה<text:span text:style-name="T1"> </text:span>בר<text:span text:style-name="T1"> </text:span>אמון<text:span text:style-name="T1"> </text:span>דקטל<text:span text:style-name="T1"> </text:span>יתיה<text:span text:style-name="T1"> </text:span>פרעה<text:span text:style-name="T1"> </text:span>חגירא<text:span text:style-name="T1"> </text:span>בבקעת<text:span text:style-name="T1"> </text:span>מגידו; </text:p>
      <text:p text:style-name="P9"><text:span text:style-name="T41">והלא</text:span><text:span text:style-name="T42"> </text:span><text:span text:style-name="T41">דברים</text:span><text:span text:style-name="T42"> </text:span><text:span text:style-name="T41">קל</text:span><text:span text:style-name="T42"> </text:span><text:span text:style-name="T41">וחומר: ומה</text:span><text:span text:style-name="T42"> </text:span><text:span text:style-name="T41">אחאב</text:span><text:span text:style-name="T42"> </text:span><text:span text:style-name="T41">מלך</text:span><text:span text:style-name="T42"> </text:span><text:span text:style-name="T41">ישראל</text:span><text:span text:style-name="T42"> </text:span><text:span text:style-name="T41">שלא</text:span><text:span text:style-name="T42"> </text:span><text:span text:style-name="T41">עשה</text:span><text:span text:style-name="T42"> </text:span><text:span text:style-name="T41">אלא</text:span><text:span text:style-name="T42"> </text:span><text:span text:style-name="T41">דבר</text:span><text:span text:style-name="T42"> </text:span><text:span text:style-name="T41">אחד</text:span><text:span text:style-name="T42"> </text:span><text:span text:style-name="T41">טוב, דכתיב</text:span><text:span text:style-name="T42"> </text:span><text:span text:style-name="T8">(מלכים</text:span><text:span text:style-name="T4"> </text:span><text:span text:style-name="T8">א</text:span><text:span text:style-name="T4"> </text:span><text:span text:style-name="T8">כב,לה)</text:span><text:span text:style-name="T36"> [וַתַּעֲלֶה</text:span><text:span text:style-name="T2"> </text:span><text:span text:style-name="T36">הַמִּלְחָמָה</text:span><text:span text:style-name="T2"> </text:span><text:span text:style-name="T36">בַּיּוֹם</text:span><text:span text:style-name="T2"> </text:span><text:span text:style-name="T36">הַהוּא]</text:span><text:span text:style-name="T45"> וְהַמֶּלֶךְ</text:span><text:span text:style-name="T42"> </text:span><text:span text:style-name="T45">הָיָה</text:span><text:span text:style-name="T42"> </text:span><text:span text:style-name="T45">מָעֳמָד</text:span><text:span text:style-name="T42"> </text:span><text:span text:style-name="T45">בַּמֶּרְכָּבָה</text:span><text:span text:style-name="T42"> </text:span><text:span text:style-name="T36">(</text:span><text:span text:style-name="T7">שלא</text:span><text:span text:style-name="T2"> </text:span><text:span text:style-name="T7">יכשלו</text:span><text:span text:style-name="T36">)</text:span><text:span text:style-name="T35"> נֹכַח</text:span><text:span text:style-name="T1"> </text:span><text:span text:style-name="T35">אֲרָם</text:span><text:span text:style-name="T1"> </text:span><text:span text:style-name="T36">[וַיָּמָת</text:span><text:span text:style-name="T2"> </text:span><text:span text:style-name="T36">בָּעֶרֶב</text:span><text:span text:style-name="T2"> </text:span><text:span text:style-name="T36">וַיִּצֶק</text:span><text:span text:style-name="T2"> </text:span><text:span text:style-name="T36">דַּם</text:span><text:span text:style-name="T2"> </text:span><text:span text:style-name="T36">הַמַּכָּה</text:span><text:span text:style-name="T2"> </text:span><text:span text:style-name="T36">אֶל</text:span><text:span text:style-name="T2"> </text:span><text:span text:style-name="T36">חֵיק</text:span><text:span text:style-name="T2"> </text:span><text:span text:style-name="T36">הָרָכֶב]</text:span><text:span text:style-name="T41"> - כך</text:span><text:span text:style-name="T42"> </text:span><text:span text:style-name="T41">בניו</text:span><text:span text:style-name="T42"> </text:span><text:span text:style-name="T41">של</text:span><text:span text:style-name="T42"> </text:span><text:span text:style-name="T41">רבי</text:span><text:span text:style-name="T42"> </text:span><text:span text:style-name="T41">ישמעאל</text:span><text:span text:style-name="T42"> </text:span><text:span text:style-name="T41">על</text:span><text:span text:style-name="T42"> </text:span><text:span text:style-name="T41">אחת</text:span><text:span text:style-name="T42"> </text:span><text:span text:style-name="T41">כמה</text:span><text:span text:style-name="T42"> </text:span><text:span text:style-name="T41">וכמה</text:span>'.</text:p>
      <text:p text:style-name="P28"/>
      <text:p text:style-name="P9">אמר<text:span text:style-name="T1"> </text:span>ליה<text:span text:style-name="T1"> </text:span>רבא<text:span text:style-name="T1"> </text:span>לרבה<text:span text:style-name="T1"> </text:span>בר<text:span text:style-name="T1"> </text:span>מרי: כתיב<text:span text:style-name="T1"> </text:span>ביה<text:span text:style-name="T1"> </text:span>בצדקיהו<text:span text:style-name="T1"> </text:span><text:span text:style-name="T8">(ירמיהו</text:span><text:span text:style-name="T4"> </text:span><text:span text:style-name="T8">לד,ה)</text:span><text:span text:style-name="T35"> בְּשָׁלוֹם</text:span><text:span text:style-name="T1"> </text:span><text:span text:style-name="T35">תָּמוּת</text:span><text:span text:style-name="T1"> </text:span><text:span text:style-name="T36">[וּכְמִשְׂרְפוֹת</text:span><text:span text:style-name="T2"> </text:span><text:span text:style-name="T36">אֲבוֹתֶיךָ</text:span><text:span text:style-name="T2"> </text:span><text:span text:style-name="T36">הַמְּלָכִים</text:span><text:span text:style-name="T2"> </text:span><text:span text:style-name="T36">הָרִאשֹׁנִים</text:span><text:span text:style-name="T2"> </text:span><text:span text:style-name="T36">אֲשֶׁר</text:span><text:span text:style-name="T2"> </text:span><text:span text:style-name="T36">הָיוּ</text:span><text:span text:style-name="T2"> </text:span><text:span text:style-name="T36">לְפָנֶיךָ</text:span><text:span text:style-name="T2"> </text:span><text:span text:style-name="T36">כֵּן</text:span><text:span text:style-name="T2"> </text:span><text:span text:style-name="T36">יִשְׂרְפוּ</text:span><text:span text:style-name="T2"> </text:span><text:span text:style-name="T36">לָךְ</text:span><text:span text:style-name="T2"> </text:span><text:span text:style-name="T36">וְהוֹי</text:span><text:span text:style-name="T2"> </text:span><text:span text:style-name="T36">אָדוֹן</text:span><text:span text:style-name="T2"> </text:span><text:span text:style-name="T36">יִסְפְּדוּ</text:span><text:span text:style-name="T2"> </text:span><text:span text:style-name="T36">לָךְ</text:span><text:span text:style-name="T2"> </text:span><text:span text:style-name="T36">כִּי</text:span><text:span text:style-name="T2"> </text:span><text:span text:style-name="T36">דָבָר</text:span><text:span text:style-name="T2"> </text:span><text:span text:style-name="T36">אֲנִי</text:span><text:span text:style-name="T2"> </text:span><text:span text:style-name="T36">דִבַּרְתִּי</text:span><text:span text:style-name="T2"> </text:span><text:span text:style-name="T36">נְאֻם</text:span><text:span text:style-name="T2"> </text:span><text:span text:style-name="T36">ה']</text:span>, וכתיב<text:span text:style-name="T1"> </text:span><text:span text:style-name="T8">(ירמיהו</text:span><text:span text:style-name="T4"> </text:span><text:span text:style-name="T8">לט,ז)</text:span><text:span text:style-name="T35"> וְאֶת</text:span><text:span text:style-name="T1"> </text:span><text:span text:style-name="T35">עֵינֵי</text:span><text:span text:style-name="T1"> </text:span><text:span text:style-name="T35">צִדְקִיָּהוּ</text:span><text:span text:style-name="T1"> </text:span><text:span text:style-name="T35">עִוֵּר</text:span><text:span text:style-name="T1"> </text:span><text:span text:style-name="T36">[וַיַּאַסְרֵהוּ</text:span><text:span text:style-name="T2"> </text:span><text:span text:style-name="T36">בַּנְחֻשְׁתַּיִם</text:span><text:span text:style-name="T2"> </text:span><text:span text:style-name="T36">לָבִיא</text:span><text:span text:style-name="T2"> </text:span><text:span text:style-name="T36">אֹתוֹ</text:span><text:span text:style-name="T2"> </text:span><text:span text:style-name="T36">בָּבֶלָה]</text:span>?! </text:p>
      <text:p text:style-name="P9">אמר<text:span text:style-name="T1"> </text:span>ליה: הכי<text:span text:style-name="T1"> </text:span>אמר<text:span text:style-name="T1"> </text:span>רבי<text:span text:style-name="T1"> </text:span>יוחנן: שמת<text:span text:style-name="T1"> </text:span>נבוכדנאצר<text:span text:style-name="T1"> </text:span>בימיו.</text:p>
      <text:p text:style-name="P9">ואמר<text:span text:style-name="T1"> </text:span>רבא<text:span text:style-name="T1"> </text:span>לרבה<text:span text:style-name="T1"> </text:span>בר<text:span text:style-name="T1"> </text:span>מרי: כתיב<text:span text:style-name="T1"> </text:span>ביה<text:span text:style-name="T1"> </text:span>ביאשיהו<text:span text:style-name="T1"> </text:span><text:span text:style-name="T8">(מלכים</text:span><text:span text:style-name="T4"> </text:span><text:span text:style-name="T8">ב</text:span><text:span text:style-name="T4"> </text:span><text:span text:style-name="T8">כב,כ)</text:span><text:span text:style-name="T35"> לָכֵן</text:span><text:span text:style-name="T1"> </text:span><text:span text:style-name="T35">הִנְנִי</text:span><text:span text:style-name="T1"> </text:span><text:span text:style-name="T35">אֹסִפְךָ</text:span><text:span text:style-name="T1"> </text:span><text:span text:style-name="T35">עַל</text:span><text:span text:style-name="T1"> </text:span><text:span text:style-name="T35">אֲבֹתֶיךָ</text:span><text:span text:style-name="T1"> </text:span><text:span text:style-name="T35">וְנֶאֱסַפְתָּ</text:span><text:span text:style-name="T1"> </text:span><text:span text:style-name="T35">אֶל</text:span><text:span text:style-name="T1"> </text:span><text:span text:style-name="T35">קִבְרֹתֶיךָ</text:span><text:span text:style-name="T1"> </text:span><text:span text:style-name="T35">בְּשָׁלוֹם</text:span><text:span text:style-name="T1"> </text:span><text:span text:style-name="T36">[וְלֹא</text:span><text:span text:style-name="T2"> </text:span><text:span text:style-name="T36">תִרְאֶינָה</text:span><text:span text:style-name="T2"> </text:span><text:span text:style-name="T36">עֵינֶיךָ</text:span><text:span text:style-name="T2"> </text:span><text:span text:style-name="T36">בְּכֹל</text:span><text:span text:style-name="T2"> </text:span><text:span text:style-name="T36">הָרָעָה</text:span><text:span text:style-name="T2"> </text:span><text:span text:style-name="T36">אֲשֶׁר</text:span><text:span text:style-name="T2"> </text:span><text:span text:style-name="T36">אֲנִי</text:span><text:span text:style-name="T2"> </text:span><text:span text:style-name="T36">מֵבִיא</text:span><text:span text:style-name="T2"> </text:span><text:span text:style-name="T36">עַל</text:span><text:span text:style-name="T2"> </text:span><text:span text:style-name="T36">הַמָּקוֹם</text:span><text:span text:style-name="T2"> </text:span><text:span text:style-name="T36">הַזֶּה</text:span><text:span text:style-name="T2"> </text:span><text:span text:style-name="T36">וַיָּשִׁיבוּ</text:span><text:span text:style-name="T2"> </text:span><text:span text:style-name="T36">אֶת</text:span><text:span text:style-name="T2"> </text:span><text:span text:style-name="T36">הַמֶּלֶךְ</text:span><text:span text:style-name="T2"> </text:span><text:span text:style-name="T36">דָּבָר]</text:span> וכתיב<text:span text:style-name="T1"> </text:span><text:span text:style-name="T8">(דברי</text:span><text:span text:style-name="T4"> </text:span><text:span text:style-name="T8">הימים</text:span><text:span text:style-name="T4"> </text:span><text:span text:style-name="T8">ב</text:span><text:span text:style-name="T4"> </text:span><text:span text:style-name="T8">לה,כג)</text:span><text:span text:style-name="T35"> וַיֹּרוּ</text:span><text:span text:style-name="T1"> </text:span><text:span text:style-name="T35">הַיֹּרִים</text:span><text:span text:style-name="T1"> </text:span><text:span text:style-name="T35">לַמֶּלֶךְ</text:span><text:span text:style-name="T1"> </text:span><text:span text:style-name="T35">יֹאשִׁיָּהוּ</text:span><text:span text:style-name="T1"> </text:span><text:span text:style-name="T36">[וַיֹּאמֶר</text:span><text:span text:style-name="T2"> </text:span><text:span text:style-name="T36">הַמֶּלֶךְ</text:span><text:span text:style-name="T2"> </text:span><text:span text:style-name="T36">לַעֲבָדָיו</text:span><text:span text:style-name="T2"> </text:span><text:span text:style-name="T36">הַעֲבִירוּנִי</text:span><text:span text:style-name="T2"> </text:span><text:span text:style-name="T36">כִּי</text:span><text:span text:style-name="T2"> </text:span><text:span text:style-name="T36">הָחֳלֵיתִי</text:span><text:span text:style-name="T2"> </text:span><text:span text:style-name="T36">מְאֹד]</text:span>, ואמר<text:span text:style-name="T1"> </text:span>רב<text:span text:style-name="T1"> </text:span>יהודה<text:span text:style-name="T1"> </text:span>אמר<text:span text:style-name="T1"> </text:span>רב: שעשאוהו<text:span text:style-name="T1"> </text:span>ככברה!? </text:p>
      <text:p text:style-name="P9">אמר<text:span text:style-name="T1"> </text:span>ליה: הכי<text:span text:style-name="T1"> </text:span>אמר<text:span text:style-name="T1"> </text:span>רבי<text:span text:style-name="T1"> </text:span>יוחנן: שלא<text:span text:style-name="T1"> </text:span>חרב<text:span text:style-name="T1"> </text:span>בית<text:span text:style-name="T1"> </text:span>המקדש<text:span text:style-name="T1"> </text:span>בימיו.</text:p>
      <text:p text:style-name="P9"/>
      <text:p text:style-name="P9">אמר<text:span text:style-name="T1"> </text:span>רבי<text:span text:style-name="T1"> </text:span>יוחנן: אין<text:span text:style-name="T1"> </text:span>מנחמין<text:span text:style-name="T1"> </text:span>רשאין<text:span text:style-name="T1"> </text:span>לומר<text:span text:style-name="T1"> </text:span>דבר<text:span text:style-name="T1"> </text:span>עד<text:span text:style-name="T1"> </text:span>שיפתח<text:span text:style-name="T1"> </text:span>אָבֵל, שנאמר<text:span text:style-name="T1"> </text:span><text:span text:style-name="T8">(איוב</text:span><text:span text:style-name="T4"> </text:span><text:span text:style-name="T8">ג,א)</text:span><text:span text:style-name="T35"> אַחֲרֵי</text:span><text:span text:style-name="T1"> </text:span><text:span text:style-name="T35">כֵן</text:span><text:span text:style-name="T1"> </text:span><text:span text:style-name="T35">פָּתַח</text:span><text:span text:style-name="T1"> </text:span><text:span text:style-name="T35">אִיּוֹב</text:span><text:span text:style-name="T1"> </text:span><text:span text:style-name="T35">אֶת</text:span><text:span text:style-name="T1"> </text:span><text:span text:style-name="T35">פִּיהוּ</text:span><text:span text:style-name="T1"> </text:span><text:span text:style-name="T36">[וַיְקַלֵּל</text:span><text:span text:style-name="T2"> </text:span><text:span text:style-name="T36">אֶת</text:span><text:span text:style-name="T2"> </text:span><text:span text:style-name="T36">יוֹמוֹ]</text:span>, והדר<text:span text:style-name="T1"> </text:span><text:span text:style-name="T8">(איוב</text:span><text:span text:style-name="T4"> </text:span><text:span text:style-name="T8">ד,א)</text:span><text:span text:style-name="T35"> וַיַּעַן</text:span><text:span text:style-name="T1"> </text:span><text:span text:style-name="T35">אֱלִיפַז</text:span><text:span text:style-name="T1"> </text:span><text:span text:style-name="T35">הַתֵּימָנִי</text:span><text:span text:style-name="T1"> </text:span><text:span text:style-name="T35">וַיֹּאמַר</text:span>.</text:p>
      <text:p text:style-name="P9"/>
      <text:p text:style-name="P9">אמר<text:span text:style-name="T1"> </text:span>רבי<text:span text:style-name="T1"> </text:span>אבהו: מנין<text:span text:style-name="T1"> </text:span>לאבל<text:span text:style-name="T1"> </text:span>שמיסב<text:span text:style-name="T1"> </text:span>בראש<text:span text:style-name="T1"> </text:span><text:span text:style-name="T93">[שאין</text:span><text:span text:style-name="T94"> </text:span><text:span text:style-name="T93">מנחמים</text:span><text:span text:style-name="T94"> </text:span><text:span text:style-name="T93">אוכלים</text:span><text:span text:style-name="T94"> </text:span><text:span text:style-name="T93">לפני</text:span><text:span text:style-name="T94"> </text:span><text:span text:style-name="T93">האבל]</text:span>? - שנאמר<text:span text:style-name="T1"> </text:span><text:span text:style-name="T8">(איוב</text:span><text:span text:style-name="T4"> </text:span><text:span text:style-name="T8">כט,כה)</text:span><text:span text:style-name="T35"> אֶבֲחַר</text:span><text:span text:style-name="T1"> </text:span><text:span text:style-name="T35">דַּרְכָּם</text:span><text:span text:style-name="T1"> </text:span><text:span text:style-name="T138">וְאֵשֵׁב</text:span><text:span text:style-name="T139"> </text:span><text:span text:style-name="T138">רֹאשׁ</text:span><text:span text:style-name="T1"> </text:span><text:span text:style-name="T35">וְאֶשְׁכּוֹן</text:span><text:span text:style-name="T1"> </text:span><text:span text:style-name="T35">כְּמֶלֶךְ</text:span><text:span text:style-name="T1"> </text:span><text:span text:style-name="T35">בַּגְּדוּד</text:span><text:span text:style-name="T1"> </text:span><text:span text:style-name="T35">כַּאֲשֶׁר</text:span><text:span text:style-name="T1"> </text:span><text:span text:style-name="T35">אֲבֵלִים</text:span><text:span text:style-name="T1"> </text:span><text:span text:style-name="T35">יְנַחֵם</text:span>.</text:p>
      <text:p text:style-name="P9"><text:span text:style-name="T35">'יְנַחֵם'</text:span> – אחריני<text:span text:style-name="T1"> </text:span>משמע<text:span text:style-name="T1"> </text:span><text:span text:style-name="T7">(שמנחמין</text:span><text:span text:style-name="T2"> </text:span><text:span text:style-name="T7">יושבין</text:span><text:span text:style-name="T2"> </text:span><text:span text:style-name="T7">בראש</text:span><text:span text:style-name="T9">)</text:span>?</text:p>
      <text:p text:style-name="P9">אמר<text:span text:style-name="T1"> </text:span>רב<text:span text:style-name="T1"> </text:span>נחמן<text:span text:style-name="T1"> </text:span>בר<text:span text:style-name="T1"> </text:span>יצחק: ינחם<text:span text:style-name="T1"> </text:span>כתיב<text:span text:style-name="T1"> </text:span><text:span text:style-name="T93">[ואפשר</text:span><text:span text:style-name="T94"> </text:span><text:span text:style-name="T93">לקרוא</text:span><text:span text:style-name="T94"> </text:span><text:span text:style-name="T93">יַנְחֵם: הוא</text:span><text:span text:style-name="T94"> </text:span><text:span text:style-name="T93">ינחה</text:span><text:span text:style-name="T94"> </text:span><text:span text:style-name="T93">אותם, הוא</text:span><text:span text:style-name="T94"> </text:span><text:span text:style-name="T93">בראש]</text:span>.</text:p>
      <text:p text:style-name="P9">מר<text:span text:style-name="T1"> </text:span>זוטרא<text:span text:style-name="T1"> </text:span>אמר<text:span text:style-name="T1"> </text:span>מהכא: <text:span text:style-name="T8">(עמוס</text:span><text:span text:style-name="T4"> </text:span><text:span text:style-name="T8">ו,ז)</text:span><text:span text:style-name="T36"> [לָכֵן</text:span><text:span text:style-name="T2"> </text:span><text:span text:style-name="T36">עַתָּה</text:span><text:span text:style-name="T2"> </text:span><text:span text:style-name="T36">יִגְלוּ</text:span><text:span text:style-name="T2"> </text:span><text:span text:style-name="T36">בְּרֹאשׁ</text:span><text:span text:style-name="T2"> </text:span><text:span text:style-name="T36">גֹּלִים]</text:span><text:span text:style-name="T35"> וְסָר</text:span><text:span text:style-name="T1"> </text:span><text:span text:style-name="T35">מִרְזַח</text:span><text:span text:style-name="T1"> </text:span><text:span text:style-name="T35">סְרוּחִים</text:span>; מרזח<text:span text:style-name="T1"> </text:span>נעשה<text:span text:style-name="T1"> </text:span>שר<text:span text:style-name="T1"> </text:span><text:span text:style-name="T93">[ראשון]</text:span> לסרוחים<text:span text:style-name="T1"> </text:span><text:span text:style-name="T7">(סרוחים</text:span><text:span text:style-name="T2"> </text:span><text:span text:style-name="T7">- לשון</text:span><text:span text:style-name="T2"> </text:span><text:span text:style-name="T7">רבים</text:span><text:span text:style-name="T9">)</text:span>.</text:p>
      <text:p text:style-name="P9"/>
      <text:p text:style-name="P9"><text:soft-page-break/>אמר<text:span text:style-name="T1"> </text:span>רבי<text:span text:style-name="T1"> </text:span>חמא<text:span text:style-name="T1"> </text:span>בר<text:span text:style-name="T1"> </text:span>חנינא: מנין<text:span text:style-name="T1"> </text:span>לחתן<text:span text:style-name="T1"> </text:span>שמיסב<text:span text:style-name="T1"> </text:span>בראש? - שנאמר<text:span text:style-name="T1"> </text:span><text:span text:style-name="T8">(ישעיהו</text:span><text:span text:style-name="T4"> </text:span><text:span text:style-name="T8">סא,י)</text:span><text:span text:style-name="T36"> [שׂוֹשׂ</text:span><text:span text:style-name="T2"> </text:span><text:span text:style-name="T36">אָשִׂישׂ</text:span><text:span text:style-name="T2"> </text:span><text:span text:style-name="T36">בַּה' תָּגֵל</text:span><text:span text:style-name="T2"> </text:span><text:span text:style-name="T36">נַפְשִׁי</text:span><text:span text:style-name="T2"> </text:span><text:span text:style-name="T36">בֵּאלֹהַי</text:span><text:span text:style-name="T2"> </text:span><text:span text:style-name="T36">כִּי</text:span><text:span text:style-name="T2"> </text:span><text:span text:style-name="T36">הִלְבִּישַׁנִי</text:span><text:span text:style-name="T2"> </text:span><text:span text:style-name="T36">בִּגְדֵי</text:span><text:span text:style-name="T2"> </text:span><text:span text:style-name="T36">יֶשַׁע</text:span><text:span text:style-name="T2"> </text:span><text:span text:style-name="T36">מְעִיל</text:span><text:span text:style-name="T2"> </text:span><text:span text:style-name="T36">צְדָקָה</text:span><text:span text:style-name="T2"> </text:span><text:span text:style-name="T36">יְעָטָנִי]</text:span><text:span text:style-name="T35"> כֶּחָתָן</text:span><text:span text:style-name="T1"> </text:span><text:span text:style-name="T35">יְכַהֵן</text:span><text:span text:style-name="T1"> </text:span><text:span text:style-name="T35">פְּאֵר</text:span><text:span text:style-name="T1"> </text:span><text:span text:style-name="T36">[וְכַכַּלָּה</text:span><text:span text:style-name="T2"> </text:span><text:span text:style-name="T36">תַּעְדֶּה</text:span><text:span text:style-name="T2"> </text:span><text:span text:style-name="T36">כֵלֶיהָ</text:span><text:span text:style-name="T2"> </text:span><text:span text:style-name="T36">]</text:span>: מה<text:span text:style-name="T1"> </text:span>כהן<text:span text:style-name="T1"> </text:span>בראש<text:span text:style-name="T1"> </text:span>- אף<text:span text:style-name="T1"> </text:span>חתן<text:span text:style-name="T1"> </text:span>בראש. </text:p>
      <text:p text:style-name="P9">וכהן<text:span text:style-name="T1"> </text:span>גופיה<text:span text:style-name="T1"> </text:span>מנלן? </text:p>
      <text:p text:style-name="P9">דתנא<text:span text:style-name="T1"> </text:span>דבי<text:span text:style-name="T1"> </text:span>רבי<text:span text:style-name="T1"> </text:span>ישמעאל: <text:span text:style-name="T8">(ויקרא</text:span><text:span text:style-name="T4"> </text:span><text:span text:style-name="T8">כא,ח)</text:span><text:span text:style-name="T35"> וְקִדַּשְׁתּוֹ</text:span><text:span text:style-name="T1"> </text:span><text:span text:style-name="T36">[כִּי</text:span><text:span text:style-name="T2"> </text:span><text:span text:style-name="T36">אֶת</text:span><text:span text:style-name="T2"> </text:span><text:span text:style-name="T36">לֶחֶם</text:span><text:span text:style-name="T2"> </text:span><text:span text:style-name="T36">אֱלֹהֶיךָ</text:span><text:span text:style-name="T2"> </text:span><text:span text:style-name="T36">הוּא</text:span><text:span text:style-name="T2"> </text:span><text:span text:style-name="T36">מַקְרִיב</text:span><text:span text:style-name="T2"> </text:span><text:span text:style-name="T36">קָדֹשׁ</text:span><text:span text:style-name="T2"> </text:span><text:span text:style-name="T36">יִהְיֶה</text:span><text:span text:style-name="T2"> </text:span><text:span text:style-name="T36">לָּךְ</text:span><text:span text:style-name="T2"> </text:span><text:span text:style-name="T36">כִּי</text:span><text:span text:style-name="T2"> </text:span><text:span text:style-name="T36">קָדוֹשׁ</text:span><text:span text:style-name="T2"> </text:span><text:span text:style-name="T36">אֲנִי</text:span><text:span text:style-name="T2"> </text:span><text:span text:style-name="T36">ה' מְקַדִּשְׁכֶם]</text:span> - לכל<text:span text:style-name="T1"> </text:span>דבר<text:span text:style-name="T1"> </text:span>שבקדושה: לפתוח<text:span text:style-name="T1"> </text:span>ראשון<text:span text:style-name="T1"> </text:span><text:span text:style-name="T7">(לקרות</text:span><text:span text:style-name="T2"> </text:span><text:span text:style-name="T7">בספר</text:span><text:span text:style-name="T2"> </text:span><text:span text:style-name="T7">תורה</text:span><text:span text:style-name="T9">)</text:span>, ולברך<text:span text:style-name="T1"> </text:span>ראשון<text:span text:style-name="T1"> </text:span><text:span text:style-name="T7">(ברכת</text:span><text:span text:style-name="T2"> </text:span><text:span text:style-name="T7">המזון</text:span><text:span text:style-name="T9">)</text:span>, וליטול<text:span text:style-name="T1"> </text:span>מנה<text:span text:style-name="T1"> </text:span>יפה<text:span text:style-name="T1"> </text:span>ראשון. </text:p>
      <text:p text:style-name="P9"/>
      <text:p text:style-name="P9">אמר<text:span text:style-name="T1"> </text:span>רבי<text:span text:style-name="T1"> </text:span>חנינא: קשה<text:span text:style-name="T1"> </text:span>יציאת<text:span text:style-name="T1"> </text:span>נשמה<text:span text:style-name="T1"> </text:span>מן<text:span text:style-name="T1"> </text:span>הגוף</text:p>
      <text:p text:style-name="P9"/>
      <text:p text:style-name="P9">(מועד<text:span text:style-name="T1"> </text:span>קטן<text:span text:style-name="T1"> </text:span>כט,א)</text:p>
      <text:p text:style-name="P9">כציפורי<text:span text:style-name="T1"> </text:span>בפי<text:span text:style-name="T1"> </text:span>הוושט<text:span text:style-name="T1"> </text:span><text:span text:style-name="T7">(כחבל</text:span><text:span text:style-name="T2"> </text:span><text:span text:style-name="T7">שיש</text:span><text:span text:style-name="T2"> </text:span><text:span text:style-name="T7">בו</text:span><text:span text:style-name="T2"> </text:span><text:span text:style-name="T7">קשר, ויוצא</text:span><text:span text:style-name="T2"> </text:span><text:span text:style-name="T7">בקושי</text:span><text:span text:style-name="T2"> </text:span><text:span text:style-name="T7">מן</text:span><text:span text:style-name="T2"> </text:span><text:span text:style-name="T7">התורן</text:span><text:span text:style-name="T9">)</text:span>;<text:span text:style-name="Footnote_20_Symbol"><text:note text:id="ftn3" text:note-class="footnote"><text:note-citation>3</text:note-citation><text:note-body><text:p text:style-name="P43"><text:span text:style-name="T1"><text:s/></text:span>הערוך: פירוש: מביאין<text:span text:style-name="T1"> </text:span>סיב<text:span text:style-name="T1"> </text:span>של<text:span text:style-name="T1"> </text:span>דקל<text:span text:style-name="T1"> </text:span>של<text:span text:style-name="T1"> </text:span>נרגילה<text:span text:style-name="T1"> </text:span>ותופרין<text:span text:style-name="T1"> </text:span>את<text:span text:style-name="T1"> </text:span>הספינה<text:span text:style-name="T1"> </text:span>בו<text:span text:style-name="T1"> </text:span>וכשמכניסין<text:span text:style-name="T1"> </text:span>אותו<text:span text:style-name="T1"> </text:span>בנקב<text:span text:style-name="T1"> </text:span>של<text:span text:style-name="T1"> </text:span>ספינה<text:span text:style-name="T1"> </text:span>שדומה<text:span text:style-name="T1"> </text:span>ןוושט- נכנס, וקולו<text:span text:style-name="T1"> </text:span>הוך<text:span text:style-name="T1"> </text:span>וקשה<text:span text:style-name="T1"> </text:span>מאד. ביוונית: ספירא<text:span text:style-name="T1"> </text:span><text:span text:style-name="T141">σπειρα הוא</text:span><text:span text:style-name="T142"> </text:span><text:span text:style-name="T141">כבל</text:span><text:span text:style-name="T142"> </text:span><text:span text:style-name="T141">בו</text:span><text:span text:style-name="T142"> </text:span><text:span text:style-name="T141">קושרים</text:span><text:span text:style-name="T142"> </text:span><text:span text:style-name="T141">אניה</text:span></text:p></text:note-body></text:note></text:span></text:p>
      <text:p text:style-name="P9">רבי<text:span text:style-name="T1"> </text:span>יוחנן<text:span text:style-name="T1"> </text:span>אמר: כפטירי<text:span text:style-name="T1"> </text:span>בפי<text:span text:style-name="T1"> </text:span>וושט<text:span text:style-name="T1"> </text:span><text:span text:style-name="T7">(שקושרין</text:span><text:span text:style-name="T2"> </text:span><text:span text:style-name="T7">שתי</text:span><text:span text:style-name="T2"> </text:span><text:span text:style-name="T7">ספינות</text:span><text:span text:style-name="T2"> </text:span><text:span text:style-name="T7">ביחד</text:span><text:span text:style-name="T9">)</text:span>.</text:p>
      <text:p text:style-name="P9"/>
      <text:p text:style-name="P9">ואמר<text:span text:style-name="T1"> </text:span>רבי<text:span text:style-name="T1"> </text:span>לוי<text:span text:style-name="T1"> </text:span>בר<text:span text:style-name="T1"> </text:span>חיתא: הנפטר<text:span text:style-name="T1"> </text:span>מן<text:span text:style-name="T1"> </text:span>המת<text:span text:style-name="T1"> </text:span>- לא<text:span text:style-name="T1"> </text:span>יאמר<text:span text:style-name="T1"> </text:span>לו<text:span text:style-name="T1"> </text:span>"לך<text:span text:style-name="T1"> </text:span>לשלום" אלא<text:span text:style-name="T1"> </text:span>"לך<text:span text:style-name="T1"> </text:span><text:span text:style-name="T99">בְּ</text:span>שלום"; הנפטר<text:span text:style-name="T1"> </text:span>מן<text:span text:style-name="T1"> </text:span>החי<text:span text:style-name="T1"> </text:span>לא<text:span text:style-name="T1"> </text:span>יאמר<text:span text:style-name="T1"> </text:span>לו<text:span text:style-name="T1"> </text:span>"לך<text:span text:style-name="T1"> </text:span><text:span text:style-name="T99">בְּ</text:span>שלום" אלא<text:span text:style-name="T1"> </text:span>"לך<text:span text:style-name="T1"> </text:span><text:span text:style-name="T99">לְ</text:span>שלום": </text:p>
      <text:p text:style-name="P9">הנפטר<text:span text:style-name="T1"> </text:span>מן<text:span text:style-name="T1"> </text:span>המת<text:span text:style-name="T1"> </text:span>לא<text:span text:style-name="T1"> </text:span>יאמר<text:span text:style-name="T1"> </text:span>לו<text:span text:style-name="T1"> </text:span>"לך<text:span text:style-name="T1"> </text:span>ִשלום" אלא<text:span text:style-name="T1"> </text:span>"לך<text:span text:style-name="T1"> </text:span><text:span text:style-name="T99">בְּ</text:span>שלום", שנאמר:<text:span text:style-name="T35"> וְאַתָּה</text:span><text:span text:style-name="T1"> </text:span><text:span text:style-name="T35">תָּבוֹא</text:span><text:span text:style-name="T1"> </text:span><text:span text:style-name="T35">אֶל</text:span><text:span text:style-name="T1"> </text:span><text:span text:style-name="T35">אֲבֹתֶיךָ</text:span><text:span text:style-name="T1"> </text:span><text:span text:style-name="T40">בְּ</text:span><text:span text:style-name="T35">שָׁלוֹם</text:span><text:span text:style-name="T1"> </text:span><text:span text:style-name="T36">[תִּקָּבֵר</text:span><text:span text:style-name="T2"> </text:span><text:span text:style-name="T36">בְּשֵׂיבָה</text:span><text:span text:style-name="T2"> </text:span><text:span text:style-name="T36">טוֹבָה]</text:span>; הנפטר<text:span text:style-name="T1"> </text:span>מן<text:span text:style-name="T1"> </text:span>החי<text:span text:style-name="T1"> </text:span>לא<text:span text:style-name="T1"> </text:span>יאמר<text:span text:style-name="T1"> </text:span>לו<text:span text:style-name="T1"> </text:span>"לך<text:span text:style-name="T1"> </text:span><text:span text:style-name="T99">ב</text:span>שלום" אלא<text:span text:style-name="T1"> </text:span>"לך<text:span text:style-name="T1"> </text:span><text:span text:style-name="T99">לְ</text:span>שלום", שהרי<text:span text:style-name="T1"> </text:span>דוד<text:span text:style-name="T1"> </text:span>שאמר<text:span text:style-name="T1"> </text:span>לאבשלום<text:span text:style-name="T1"> </text:span><text:span text:style-name="T36">[</text:span><text:span text:style-name="T8">שמואל</text:span><text:span text:style-name="T4"> </text:span><text:span text:style-name="T8">ב</text:span><text:span text:style-name="T4"> </text:span><text:span text:style-name="T8">טו,ט:</text:span><text:span text:style-name="T36"> וַיֹּאמֶר</text:span><text:span text:style-name="T2"> </text:span><text:span text:style-name="T36">לוֹ</text:span><text:span text:style-name="T2"> </text:span><text:span text:style-name="T36">הַמֶּלֶךְ]</text:span><text:span text:style-name="T35"> לֵךְ</text:span><text:span text:style-name="T1"> </text:span><text:span text:style-name="T35">בְּשָׁלוֹם</text:span><text:span text:style-name="T1"> </text:span><text:span text:style-name="T36">[וַיָּקָם</text:span><text:span text:style-name="T2"> </text:span><text:span text:style-name="T36">וַיֵּלֶךְ</text:span><text:span text:style-name="T2"> </text:span><text:span text:style-name="T36">חֶבְרוֹנָה]</text:span> - הלך<text:span text:style-name="T1"> </text:span>ונתלה; יתרו<text:span text:style-name="T1"> </text:span>שאמר<text:span text:style-name="T1"> </text:span>למשה<text:span text:style-name="T1"> </text:span><text:span text:style-name="T36">[</text:span><text:span text:style-name="T8">שמות</text:span><text:span text:style-name="T4"> </text:span><text:span text:style-name="T8">ד,יח:</text:span><text:span text:style-name="T36"> וַיֵּלֶךְ</text:span><text:span text:style-name="T2"> </text:span><text:span text:style-name="T36">מֹשֶׁה</text:span><text:span text:style-name="T2"> </text:span><text:span text:style-name="T36">וַיָּשָׁב</text:span><text:span text:style-name="T2"> </text:span><text:span text:style-name="T36">אֶל</text:span><text:span text:style-name="T2"> </text:span><text:span text:style-name="T36">יֶתֶר</text:span><text:span text:style-name="T2"> </text:span><text:span text:style-name="T36">חֹתְנוֹ</text:span><text:span text:style-name="T2"> </text:span><text:span text:style-name="T36">וַיֹּאמֶר</text:span><text:span text:style-name="T2"> </text:span><text:span text:style-name="T36">לוֹ</text:span><text:span text:style-name="T2"> </text:span><text:span text:style-name="T36">אֵלֲכָה</text:span><text:span text:style-name="T2"> </text:span><text:span text:style-name="T36">נָּא</text:span><text:span text:style-name="T2"> </text:span><text:span text:style-name="T36">וְאָשׁוּבָה</text:span><text:span text:style-name="T2"> </text:span><text:span text:style-name="T36">אֶל</text:span><text:span text:style-name="T2"> </text:span><text:span text:style-name="T36">אַחַי</text:span><text:span text:style-name="T2"> </text:span><text:span text:style-name="T36">אֲשֶׁר</text:span><text:span text:style-name="T2"> </text:span><text:span text:style-name="T36">בְּמִצְרַיִם</text:span><text:span text:style-name="T2"> </text:span><text:span text:style-name="T36">וְאֶרְאֶה</text:span><text:span text:style-name="T2"> </text:span><text:span text:style-name="T36">הַעוֹדָם</text:span><text:span text:style-name="T2"> </text:span><text:span text:style-name="T36">חַיִּים</text:span><text:span text:style-name="T2"> </text:span><text:span text:style-name="T36">וַיֹּאמֶר</text:span><text:span text:style-name="T2"> </text:span><text:span text:style-name="T36">יִתְרוֹ</text:span><text:span text:style-name="T2"> </text:span><text:span text:style-name="T36">לְמֹשֶׁה]</text:span><text:span text:style-name="T35"> לֵךְ</text:span><text:span text:style-name="T1"> </text:span><text:span text:style-name="T35">לְשָׁלוֹם</text:span><text:span text:style-name="T1"> </text:span>- הלך<text:span text:style-name="T1"> </text:span>והצליח!</text:p>
      <text:p text:style-name="P9">ואמר<text:span text:style-name="T1"> </text:span>רבי<text:span text:style-name="T1"> </text:span>לוי: כל<text:span text:style-name="T1"> </text:span>היוצא<text:span text:style-name="T1"> </text:span>מבית<text:span text:style-name="T1"> </text:span>הכנסת<text:span text:style-name="T1"> </text:span>לבית<text:span text:style-name="T1"> </text:span>המדרש<text:span text:style-name="T1"> </text:span>ומבית<text:span text:style-name="T1"> </text:span>המדרש<text:span text:style-name="T1"> </text:span>לבית<text:span text:style-name="T1"> </text:span>הכנסת<text:span text:style-name="T1"> </text:span>- זוכה<text:span text:style-name="T1"> </text:span>ומקבל<text:span text:style-name="T1"> </text:span>פני<text:span text:style-name="T1"> </text:span>שכינה, שנאמר<text:span text:style-name="T1"> </text:span><text:span text:style-name="T8">(תהלים</text:span><text:span text:style-name="T4"> </text:span><text:span text:style-name="T8">פד,ח)</text:span><text:span text:style-name="T35"> יֵלְכוּ</text:span><text:span text:style-name="T1"> </text:span><text:span text:style-name="T35">מֵחַיִל</text:span><text:span text:style-name="T1"> </text:span><text:span text:style-name="T35">אֶל</text:span><text:span text:style-name="T1"> </text:span><text:span text:style-name="T35">חָיִל</text:span><text:span text:style-name="T1"> </text:span><text:span text:style-name="T35">יֵרָאֶה</text:span><text:span text:style-name="T1"> </text:span><text:span text:style-name="T35">אֶל</text:span><text:span text:style-name="T1"> </text:span><text:span text:style-name="T35">אֱלֹהִים</text:span><text:span text:style-name="T1"> </text:span><text:span text:style-name="T35">בְּצִיּוֹן</text:span><text:span text:style-name="T1"> </text:span><text:span text:style-name="T7">(</text:span><text:span text:style-name="T36">יֵלְכוּ</text:span><text:span text:style-name="T2"> </text:span><text:span text:style-name="T36">מֵחַיִל</text:span><text:span text:style-name="T2"> </text:span><text:span text:style-name="T36">אֶל</text:span><text:span text:style-name="T2"> </text:span><text:span text:style-name="T36">חָיִל</text:span><text:span text:style-name="T2"> </text:span><text:span text:style-name="T7">- שילכו</text:span><text:span text:style-name="T2"> </text:span><text:span text:style-name="T7">מבית</text:span><text:span text:style-name="T2"> </text:span><text:span text:style-name="T7">המדרש</text:span><text:span text:style-name="T2"> </text:span><text:span text:style-name="T7">לבית</text:span><text:span text:style-name="T2"> </text:span><text:span text:style-name="T7">הכנסת, ומבית</text:span><text:span text:style-name="T2"> </text:span><text:span text:style-name="T7">הכנסת</text:span><text:span text:style-name="T2"> </text:span><text:span text:style-name="T7">לבית</text:span><text:span text:style-name="T2"> </text:span><text:span text:style-name="T7">המדרש</text:span><text:span text:style-name="T2"> </text:span><text:span text:style-name="T7">- אחר</text:span><text:span text:style-name="T2"> </text:span><text:span text:style-name="T36">יֵרָאֶה</text:span><text:span text:style-name="T2"> </text:span><text:span text:style-name="T36">אֶל</text:span><text:span text:style-name="T2"> </text:span><text:span text:style-name="T36">אֱלֹהִים</text:span><text:span text:style-name="T2"> </text:span><text:span text:style-name="T36">בְּצִיּוֹן</text:span><text:span text:style-name="T7">: יזכנו</text:span><text:span text:style-name="T2"> </text:span><text:span text:style-name="T7">אל</text:span><text:span text:style-name="T2"> </text:span><text:span text:style-name="T7">עליון</text:span><text:span text:style-name="T9">)</text:span>!</text:p>
      <text:p text:style-name="P9">אמר<text:span text:style-name="T1"> </text:span>רב<text:span text:style-name="T1"> </text:span>חייא<text:span text:style-name="T1"> </text:span>בר<text:span text:style-name="T1"> </text:span>אשי<text:span text:style-name="T1"> </text:span>אמר<text:span text:style-name="T1"> </text:span>רב: תלמידי<text:span text:style-name="T1"> </text:span>חכמים<text:span text:style-name="T1"> </text:span>- אין<text:span text:style-name="T1"> </text:span>להם<text:span text:style-name="T1"> </text:span>מנוחה<text:span text:style-name="T1"> </text:span>אפילו<text:span text:style-name="T1"> </text:span>לעולם<text:span text:style-name="T1"> </text:span>הבא, שנאמר: <text:span text:style-name="T8">(תהלים</text:span><text:span text:style-name="T4"> </text:span><text:span text:style-name="T8">פד,ח)</text:span><text:span text:style-name="T35"> יֵלְכוּ</text:span><text:span text:style-name="T1"> </text:span><text:span text:style-name="T35">מֵחַיִל</text:span><text:span text:style-name="T1"> </text:span><text:span text:style-name="T35">אֶל</text:span><text:span text:style-name="T1"> </text:span><text:span text:style-name="T35">חָיִל</text:span><text:span text:style-name="T1"> </text:span><text:span text:style-name="T35">יֵרָאֶה</text:span><text:span text:style-name="T1"> </text:span><text:span text:style-name="T35">אֶל</text:span><text:span text:style-name="T1"> </text:span><text:span text:style-name="T35">אֱלֹהִים</text:span><text:span text:style-name="T1"> </text:span><text:span text:style-name="T35">בְּצִיּוֹן</text:span>.</text:p>
      <text:p text:style-name="P28"/>
      <text:p text:style-name="P3">הדרן<text:span text:style-name="T1"> </text:span>עלך<text:span text:style-name="T1"> </text:span>אלו<text:span text:style-name="T1"> </text:span>מגלחין<text:span text:style-name="T1"> </text:span>וסליקא<text:span text:style-name="T1"> </text:span>לה<text:span text:style-name="T1"> </text:span>מסכת<text:span text:style-name="T1"> </text:span>מועד<text:span text:style-name="T1"> </text:span>קטן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Narkisim" svg:font-family="Narkisim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end" style:justify-single-word="false" fo:orphans="2" fo:widows="2" fo:text-indent="0cm" style:auto-text-indent="false" style:text-autospace="none" style:punctuation-wrap="simple" style:vertical-align="baseline" style:writing-mode="rl-tb"/>
      <style:text-properties style:use-window-font-color="true" style:font-name="Times New Roman" fo:font-size="10pt" fo:language="en" fo:country="US" style:font-name-asian="Times New Roman" style:font-size-asian="10pt" style:font-name-complex="Rod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style:line-height-at-least="0.423cm" fo:text-align="end" style:justify-single-word="false" fo:text-indent="0cm" style:auto-text-indent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end" style:justify-single-word="false" fo:text-indent="0cm" style:auto-text-indent="false" fo:keep-with-next="always"/>
      <style:text-properties style:font-name="Courier" style:font-name-complex="Courier" style:font-style-complex="italic"/>
    </style:style>
    <style:style style:name="Footer" style:family="paragraph" style:parent-style-name="Standard" style:class="extra">
      <style:paragraph-properties fo:margin="100%" fo:margin-left="0cm" fo:margin-right="0cm" fo:margin-top="0cm" fo:margin-bottom="0cm" fo:text-align="end" style:justify-single-word="false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fo:text-align="end" style:justify-single-word="false" fo:text-indent="0cm" style:auto-text-indent="false"/>
    </style:style>
    <style:style style:name="טקסט_20_הערה" style:display-name="טקסט הערה" style:family="paragraph" style:parent-style-name="Standard">
      <style:paragraph-properties fo:margin="100%" fo:margin-left="0cm" fo:margin-right="0cm" fo:margin-top="0cm" fo:margin-bottom="0cm" fo:text-align="end" style:justify-single-word="false" fo:text-indent="0cm" style:auto-text-indent="false" style:text-autospace="ideograph-alpha" style:punctuation-wrap="hanging" style:vertical-align="auto"/>
    </style:style>
    <style:style style:name="Footnote" style:family="paragraph" style:parent-style-name="Standard" style:class="extra">
      <style:paragraph-properties fo:margin="100%" fo:margin-left="0cm" fo:margin-right="0cm" fo:margin-top="0cm" fo:margin-bottom="0cm" fo:text-align="end" style:justify-single-word="false" fo:text-indent="0cm" style:auto-text-indent="false"/>
    </style:style>
    <style:style style:name="גוף_20_טקסט_20_2" style:display-name="גוף טקסט 2" style:family="paragraph" style:parent-style-name="Standard">
      <style:paragraph-properties fo:margin="100%" fo:margin-left="0cm" fo:margin-right="0cm" fo:margin-top="0cm" fo:margin-bottom="0.212cm" fo:line-height="200%" fo:text-align="end" style:justify-single-word="false" fo:text-indent="0cm" style:auto-text-indent="false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text-align="end" style:justify-single-word="false" fo:text-indent="0cm" style:auto-text-indent="false" style:text-autospace="ideograph-alpha" style:punctuation-wrap="hanging" style:vertical-align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style:font-size-asian="12pt" style:font-name-complex="Times New Roman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ourier" style:font-name-asian="Times New Roman" style:font-name-complex="Rod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3z0" style:family="text">
      <style:text-properties style:font-name="Times New Roman" fo:font-size="12pt" style:font-name-asian="Times New Roman" style:font-size-asian="12pt" style:font-name-complex="Rod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גופן_20_ברירת_20_המחדל_20_של_20_פיסקה" style:display-name="גופן ברירת המחדל של פיסקה" style:family="text"/>
    <style:style style:name="Page_20_Number" style:display-name="Page Number" style:family="text" style:parent-style-name="גופן_20_ברירת_20_המחדל_20_של_20_פיסקה"/>
    <style:style style:name="Footnote_20_Symbol" style:display-name="Footnote Symbol" style:family="text">
      <style:text-properties style:text-position="super 58%"/>
    </style:style>
    <style:style style:name="הפניה_20_להערה" style:display-name="הפניה להערה" style:family="text">
      <style:text-properties fo:font-size="8pt" style:font-size-asian="8pt" style:font-size-complex="8pt"/>
    </style:style>
    <style:style style:name="גוף_20_טקסט_20_2_20_תו" style:display-name="גוף טקסט 2 תו" style:family="text">
      <style:text-properties style:font-name-complex="Rod" style:font-size-complex="12pt"/>
    </style:style>
    <style:style style:name="כותרת_20_עליונה_20_תו" style:display-name="כותרת עליונה תו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29cm" fo:text-indent="-0.794cm" fo:margin-left="1.4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4cm" fo:margin-bottom="1.27cm" fo:margin-left="3.17cm" fo:margin-right="3.17cm" style:writing-mode="rl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cm" fo:margin-right="3.17cm" style:writing-mode="rl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77"><draw:text-box fo:min-height="0.37cm" fo:min-width="0.041cm"><text:p text:style-name="MP2"><text:span text:style-name="Page_20_Number"><text:page-number text:select-page="current">79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מסכת מועד קטן פרק ראשון משקין בית השלחין</dc:title>
    <meta:initial-creator>ישעיהו</meta:initial-creator>
    <meta:creation-date>2012-10-18T22:33:00</meta:creation-date>
    <dc:creator>אברהם יזרעאלי</dc:creator>
    <dc:date>2012-10-22T18:16:54</dc:date>
    <meta:print-date>2005-10-30T20:41:00</meta:print-date>
    <meta:editing-cycles>4</meta:editing-cycles>
    <meta:editing-duration>PT6M</meta:editing-duration>
    <meta:generator>LibreOffice/3.5$Linux_X86_64 LibreOffice_project/350m1$Build-2</meta:generator>
    <meta:document-statistic meta:table-count="0" meta:image-count="0" meta:object-count="0" meta:page-count="79" meta:paragraph-count="1722" meta:word-count="41564" meta:character-count="217499" meta:non-whitespace-character-count="177113"/>
    <meta:user-defined meta:name="Info 1"/>
    <meta:user-defined meta:name="Info 2"/>
    <meta:user-defined meta:name="Info 3"/>
    <meta:user-defined meta:name="Info 4"/>
  </office:meta>
</office:document-meta>
</file>